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3.6807in"/>
    </style:style>
    <style:style style:name="co5" style:family="table-column">
      <style:table-column-properties fo:break-before="auto" style:column-width="0.7854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0.4047in"/>
    </style:style>
    <style:style style:name="co8" style:family="table-column">
      <style:table-column-properties fo:break-before="auto" style:column-width="1.09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4063in"/>
    </style:style>
    <style:style style:name="co11" style:family="table-column">
      <style:table-column-properties fo:break-before="auto" style:column-width="3.3957in"/>
    </style:style>
    <style:style style:name="co12" style:family="table-column">
      <style:table-column-properties fo:break-before="auto" style:column-width="0.90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3in" fo:break-before="auto" style:use-optimal-row-height="false"/>
    </style:style>
    <style:style style:name="ro4" style:family="table-row">
      <style:table-row-properties style:row-height="0.7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 style:data-style-name="N10099"/>
    <style:style style:name="ce4" style:family="table-cell" style:parent-style-name="Default" style:data-style-name="N100"/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https://api-na-adrv2.padsv.gungho.jp/api.php?action=save_decks&amp;pid=343715919&amp;sid=DIGDHim53gny2ZMp2hO6aCHBEfR6l96N8DMI0UA2&amp;curdeck=0&amp;r=1300&amp;m=0&amp;key=</text:p>
          </table:table-cell>
          <table:table-cell table:style-name="Default"/>
          <table:table-cell/>
          <table:table-cell office:value-type="string">
            <text:p>https://api-na-adrv2.padsv.gungho.jp/api.php?action=save_decks&amp;pid=343715919&amp;sid=DIGDHim53gny2ZMp2hO6aCHBEfR6l96N8DMI0UA2&amp;curdeck=1&amp;r=1300&amp;m=0&amp;key=</text:p>
          </table:table-cell>
          <table:table-cell table:number-columns-repeated="5"/>
        </table:table-row>
        <table:table-row table:style-name="ro2" table:visibility="filter">
          <table:table-cell table:style-name="ce1"/>
          <table:table-cell table:style-name="Default"/>
          <table:table-cell table:number-columns-repeated="2"/>
          <table:table-cell/>
          <table:table-cell table:number-columns-repeated="4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00A3BC11</text:p>
          </table:table-cell>
          <table:table-cell table:style-name="ce3" table:formula="of:=[.B3]=[.B1]" office:value-type="boolean" office:boolean-value="false">
            <text:p>FALSE</text:p>
          </table:table-cell>
          <table:table-cell/>
          <table:table-cell office:value-type="string">
            <text:p>00B6D388</text:p>
          </table:table-cell>
          <table:table-cell table:style-name="ce3" table:formula="of:=[.E3]=[.E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56">
            <text:p>456</text:p>
          </table:table-cell>
          <table:table-cell office:value-type="string">
            <text:p>00A3BC11</text:p>
          </table:table-cell>
          <table:table-cell table:style-name="ce3" table:formula="of:=[.B4]=[.B3]" office:value-type="boolean" office:boolean-value="true">
            <text:p>TRUE</text:p>
          </table:table-cell>
          <table:table-cell/>
          <table:table-cell office:value-type="string">
            <text:p>015AEFBB</text:p>
          </table:table-cell>
          <table:table-cell table:style-name="ce3" table:formula="of:=[.E4]=[.E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3">
            <text:p>23</text:p>
          </table:table-cell>
          <table:table-cell office:value-type="string">
            <text:p>0147D844</text:p>
          </table:table-cell>
          <table:table-cell table:style-name="ce3" table:formula="of:=[.B5]=[.B4]" office:value-type="boolean" office:boolean-value="false">
            <text:p>FALSE</text:p>
          </table:table-cell>
          <table:table-cell/>
          <table:table-cell office:value-type="string">
            <text:p>015AEFBB</text:p>
          </table:table-cell>
          <table:table-cell table:style-name="ce3" table:formula="of:=[.E5]=[.E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75">
            <text:p>75</text:p>
          </table:table-cell>
          <table:table-cell office:value-type="string">
            <text:p>0147D844</text:p>
          </table:table-cell>
          <table:table-cell table:style-name="ce3" table:formula="of:=[.B6]=[.B5]" office:value-type="boolean" office:boolean-value="true">
            <text:p>TRUE</text:p>
          </table:table-cell>
          <table:table-cell/>
          <table:table-cell office:value-type="string">
            <text:p>015AEFBB</text:p>
          </table:table-cell>
          <table:table-cell table:style-name="ce3" table:formula="of:=[.E6]=[.E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88">
            <text:p>188</text:p>
          </table:table-cell>
          <table:table-cell office:value-type="string">
            <text:p>0147D844</text:p>
          </table:table-cell>
          <table:table-cell table:style-name="ce3" table:formula="of:=[.B7]=[.B6]" office:value-type="boolean" office:boolean-value="true">
            <text:p>TRUE</text:p>
          </table:table-cell>
          <table:table-cell/>
          <table:table-cell office:value-type="string">
            <text:p>015AEFBB</text:p>
          </table:table-cell>
          <table:table-cell table:style-name="ce3" table:formula="of:=[.E7]=[.E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02EBF477</text:p>
          </table:table-cell>
          <table:table-cell table:style-name="ce3" table:formula="of:=[.B8]=[.B7]" office:value-type="boolean" office:boolean-value="false">
            <text:p>FALSE</text:p>
          </table:table-cell>
          <table:table-cell/>
          <table:table-cell office:value-type="string">
            <text:p>02FE0BEE</text:p>
          </table:table-cell>
          <table:table-cell table:style-name="ce3" table:formula="of:=[.E8]=[.E7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02EBF477</text:p>
          </table:table-cell>
          <table:table-cell table:style-name="ce3" table:formula="of:=[.B9]=[.B8]" office:value-type="boolean" office:boolean-value="true">
            <text:p>TRUE</text:p>
          </table:table-cell>
          <table:table-cell/>
          <table:table-cell office:value-type="string">
            <text:p>03A3BC11</text:p>
          </table:table-cell>
          <table:table-cell table:style-name="ce3" table:formula="of:=[.E9]=[.E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12">
            <text:p>112</text:p>
          </table:table-cell>
          <table:table-cell office:value-type="string">
            <text:p>038F10AA</text:p>
          </table:table-cell>
          <table:table-cell table:style-name="ce3" table:formula="of:=[.B10]=[.B9]" office:value-type="boolean" office:boolean-value="false">
            <text:p>FALSE</text:p>
          </table:table-cell>
          <table:table-cell/>
          <table:table-cell office:value-type="string">
            <text:p>03A3BC11</text:p>
          </table:table-cell>
          <table:table-cell table:style-name="ce3" table:formula="of:=[.E10]=[.E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0423C1DD</text:p>
          </table:table-cell>
          <table:table-cell table:style-name="ce3" table:formula="of:=[.B11]=[.B10]" office:value-type="boolean" office:boolean-value="false">
            <text:p>FALSE</text:p>
          </table:table-cell>
          <table:table-cell/>
          <table:table-cell office:value-type="string">
            <text:p>05EBF477</text:p>
          </table:table-cell>
          <table:table-cell table:style-name="ce3" table:formula="of:=[.E11]=[.E10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0423C1DD</text:p>
          </table:table-cell>
          <table:table-cell table:style-name="ce3" table:formula="of:=[.B12]=[.B11]" office:value-type="boolean" office:boolean-value="true">
            <text:p>TRUE</text:p>
          </table:table-cell>
          <table:table-cell/>
          <table:table-cell office:value-type="string">
            <text:p>068F10AA</text:p>
          </table:table-cell>
          <table:table-cell table:style-name="ce3" table:formula="of:=[.E12]=[.E1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0423C1DD</text:p>
          </table:table-cell>
          <table:table-cell table:style-name="ce3" table:formula="of:=[.B13]=[.B12]" office:value-type="boolean" office:boolean-value="true">
            <text:p>TRUE</text:p>
          </table:table-cell>
          <table:table-cell/>
          <table:table-cell office:value-type="string">
            <text:p>0723C1DD</text:p>
          </table:table-cell>
          <table:table-cell table:style-name="ce3" table:formula="of:=[.E13]=[.E1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14">
            <text:p>414</text:p>
          </table:table-cell>
          <table:table-cell office:value-type="string">
            <text:p>05D8DD00</text:p>
          </table:table-cell>
          <table:table-cell table:style-name="ce3" table:formula="of:=[.B14]=[.B13]" office:value-type="boolean" office:boolean-value="false">
            <text:p>FALSE</text:p>
          </table:table-cell>
          <table:table-cell/>
          <table:table-cell office:value-type="string">
            <text:p>08D8DD00</text:p>
          </table:table-cell>
          <table:table-cell table:style-name="ce3" table:formula="of:=[.E14]=[.E1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067CF933</text:p>
          </table:table-cell>
          <table:table-cell table:style-name="ce3" table:formula="of:=[.B15]=[.B14]" office:value-type="boolean" office:boolean-value="false">
            <text:p>FALSE</text:p>
          </table:table-cell>
          <table:table-cell/>
          <table:table-cell office:value-type="string">
            <text:p>097CF933</text:p>
          </table:table-cell>
          <table:table-cell table:style-name="ce3" table:formula="of:=[.E15]=[.E1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">
            <text:p>1</text:p>
          </table:table-cell>
          <table:table-cell office:value-type="string">
            <text:p>0710AA66</text:p>
          </table:table-cell>
          <table:table-cell table:style-name="ce3" table:formula="of:=[.B16]=[.B15]" office:value-type="boolean" office:boolean-value="false">
            <text:p>FALSE</text:p>
          </table:table-cell>
          <table:table-cell/>
          <table:table-cell office:value-type="string">
            <text:p>097CF933</text:p>
          </table:table-cell>
          <table:table-cell table:style-name="ce3" table:formula="of:=[.E16]=[.E1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8">
            <text:p>288</text:p>
          </table:table-cell>
          <table:table-cell office:value-type="string">
            <text:p>0710AA66</text:p>
          </table:table-cell>
          <table:table-cell table:style-name="ce3" table:formula="of:=[.B17]=[.B16]" office:value-type="boolean" office:boolean-value="true">
            <text:p>TRUE</text:p>
          </table:table-cell>
          <table:table-cell/>
          <table:table-cell office:value-type="string">
            <text:p>097CF933</text:p>
          </table:table-cell>
          <table:table-cell table:style-name="ce3" table:formula="of:=[.E17]=[.E1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97">
            <text:p>97</text:p>
          </table:table-cell>
          <table:table-cell office:value-type="string">
            <text:p>08B4C699</text:p>
          </table:table-cell>
          <table:table-cell table:style-name="ce3" table:formula="of:=[.B18]=[.B17]" office:value-type="boolean" office:boolean-value="false">
            <text:p>FALSE</text:p>
          </table:table-cell>
          <table:table-cell/>
          <table:table-cell office:value-type="string">
            <text:p>097CF933</text:p>
          </table:table-cell>
          <table:table-cell table:style-name="ce3" table:formula="of:=[.E18]=[.E1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9">
            <text:p>49</text:p>
          </table:table-cell>
          <table:table-cell office:value-type="string">
            <text:p>0958E2CC</text:p>
          </table:table-cell>
          <table:table-cell table:style-name="ce3" table:formula="of:=[.B19]=[.B18]" office:value-type="boolean" office:boolean-value="false">
            <text:p>FALSE</text:p>
          </table:table-cell>
          <table:table-cell/>
          <table:table-cell office:value-type="string">
            <text:p>097CF933</text:p>
          </table:table-cell>
          <table:table-cell table:style-name="ce3" table:formula="of:=[.E19]=[.E1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6">
            <text:p>56</text:p>
          </table:table-cell>
          <table:table-cell office:value-type="string">
            <text:p>0958E2CC</text:p>
          </table:table-cell>
          <table:table-cell table:style-name="ce3" table:formula="of:=[.B20]=[.B19]" office:value-type="boolean" office:boolean-value="true">
            <text:p>TRUE</text:p>
          </table:table-cell>
          <table:table-cell/>
          <table:table-cell office:value-type="string">
            <text:p>097CF933</text:p>
          </table:table-cell>
          <table:table-cell table:style-name="ce3" table:formula="of:=[.E20]=[.E1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0958E2CC</text:p>
          </table:table-cell>
          <table:table-cell table:style-name="ce3" table:formula="of:=[.B21]=[.B20]" office:value-type="boolean" office:boolean-value="true">
            <text:p>TRUE</text:p>
          </table:table-cell>
          <table:table-cell/>
          <table:table-cell office:value-type="string">
            <text:p>0A10AA66</text:p>
          </table:table-cell>
          <table:table-cell table:style-name="ce3" table:formula="of:=[.E21]=[.E20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0BA1AF22</text:p>
          </table:table-cell>
          <table:table-cell table:style-name="ce3" table:formula="of:=[.B22]=[.B21]" office:value-type="boolean" office:boolean-value="false">
            <text:p>FALSE</text:p>
          </table:table-cell>
          <table:table-cell/>
          <table:table-cell office:value-type="string">
            <text:p>0BB4C699</text:p>
          </table:table-cell>
          <table:table-cell table:style-name="ce3" table:formula="of:=[.E22]=[.E2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0BA1AF22</text:p>
          </table:table-cell>
          <table:table-cell table:style-name="ce3" table:formula="of:=[.B23]=[.B22]" office:value-type="boolean" office:boolean-value="true">
            <text:p>TRUE</text:p>
          </table:table-cell>
          <table:table-cell/>
          <table:table-cell office:value-type="string">
            <text:p>0C58E2CC</text:p>
          </table:table-cell>
          <table:table-cell table:style-name="ce3" table:formula="of:=[.E23]=[.E2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0">
            <text:p>470</text:p>
          </table:table-cell>
          <table:table-cell office:value-type="string">
            <text:p>0BA1AF22</text:p>
          </table:table-cell>
          <table:table-cell table:style-name="ce3" table:formula="of:=[.B24]=[.B23]" office:value-type="boolean" office:boolean-value="true">
            <text:p>TRUE</text:p>
          </table:table-cell>
          <table:table-cell/>
          <table:table-cell office:value-type="string">
            <text:p>0C58E2CC</text:p>
          </table:table-cell>
          <table:table-cell table:style-name="ce3" table:formula="of:=[.E24]=[.E2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0C45CB55</text:p>
          </table:table-cell>
          <table:table-cell table:style-name="ce3" table:formula="of:=[.B25]=[.B24]" office:value-type="boolean" office:boolean-value="false">
            <text:p>FALSE</text:p>
          </table:table-cell>
          <table:table-cell/>
          <table:table-cell office:value-type="string">
            <text:p>0DFCFEFF</text:p>
          </table:table-cell>
          <table:table-cell table:style-name="ce3" table:formula="of:=[.E25]=[.E2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76">
            <text:p>476</text:p>
          </table:table-cell>
          <table:table-cell office:value-type="string">
            <text:p>0C45CB55</text:p>
          </table:table-cell>
          <table:table-cell table:style-name="ce3" table:formula="of:=[.B26]=[.B25]" office:value-type="boolean" office:boolean-value="true">
            <text:p>TRUE</text:p>
          </table:table-cell>
          <table:table-cell/>
          <table:table-cell office:value-type="string">
            <text:p>0EA1AF22</text:p>
          </table:table-cell>
          <table:table-cell table:style-name="ce3" table:formula="of:=[.E26]=[.E2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3">
            <text:p>473</text:p>
          </table:table-cell>
          <table:table-cell office:value-type="string">
            <text:p>0DE9E788</text:p>
          </table:table-cell>
          <table:table-cell table:style-name="ce3" table:formula="of:=[.B27]=[.B26]" office:value-type="boolean" office:boolean-value="false">
            <text:p>FALSE</text:p>
          </table:table-cell>
          <table:table-cell/>
          <table:table-cell table:style-name="ce4" office:value-type="string">
            <text:p>0EA1AF22</text:p>
          </table:table-cell>
          <table:table-cell table:style-name="ce3" table:formula="of:=[.E27]=[.E2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27">
            <text:p>127</text:p>
          </table:table-cell>
          <table:table-cell office:value-type="string">
            <text:p>0E8D03BB</text:p>
          </table:table-cell>
          <table:table-cell table:style-name="ce3" table:formula="of:=[.B28]=[.B27]" office:value-type="boolean" office:boolean-value="false">
            <text:p>FALSE</text:p>
          </table:table-cell>
          <table:table-cell/>
          <table:table-cell office:value-type="string">
            <text:p>0EA1AF22</text:p>
          </table:table-cell>
          <table:table-cell table:style-name="ce3" table:formula="of:=[.E28]=[.E2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42">
            <text:p>142</text:p>
          </table:table-cell>
          <table:table-cell office:value-type="string">
            <text:p>0E8D03BB</text:p>
          </table:table-cell>
          <table:table-cell table:style-name="ce3" table:formula="of:=[.B29]=[.B28]" office:value-type="boolean" office:boolean-value="true">
            <text:p>TRUE</text:p>
          </table:table-cell>
          <table:table-cell/>
          <table:table-cell office:value-type="string">
            <text:p>0EA1AF22</text:p>
          </table:table-cell>
          <table:table-cell table:style-name="ce3" table:formula="of:=[.E29]=[.E2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15">
            <text:p>415</text:p>
          </table:table-cell>
          <table:table-cell office:value-type="string">
            <text:p>0E8D03BB</text:p>
          </table:table-cell>
          <table:table-cell table:style-name="ce3" table:formula="of:=[.B30]=[.B29]" office:value-type="boolean" office:boolean-value="true">
            <text:p>TRUE</text:p>
          </table:table-cell>
          <table:table-cell/>
          <table:table-cell office:value-type="string">
            <text:p>0EA1AF22</text:p>
          </table:table-cell>
          <table:table-cell table:style-name="ce3" table:formula="of:=[.E30]=[.E2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0F21B4EE</text:p>
          </table:table-cell>
          <table:table-cell table:style-name="ce3" table:formula="of:=[.B31]=[.B30]" office:value-type="boolean" office:boolean-value="false">
            <text:p>FALSE</text:p>
          </table:table-cell>
          <table:table-cell/>
          <table:table-cell office:value-type="string">
            <text:p>0F45CB55</text:p>
          </table:table-cell>
          <table:table-cell table:style-name="ce3" table:formula="of:=[.E31]=[.E3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54">
            <text:p>154</text:p>
          </table:table-cell>
          <table:table-cell office:value-type="string">
            <text:p>0F21B4EE</text:p>
          </table:table-cell>
          <table:table-cell table:style-name="ce3" table:formula="of:=[.B32]=[.B31]" office:value-type="boolean" office:boolean-value="true">
            <text:p>TRUE</text:p>
          </table:table-cell>
          <table:table-cell/>
          <table:table-cell office:value-type="string">
            <text:p>0F45CB55</text:p>
          </table:table-cell>
          <table:table-cell table:style-name="ce3" table:formula="of:=[.E32]=[.E31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0F21B4EE</text:p>
          </table:table-cell>
          <table:table-cell table:style-name="ce3" table:formula="of:=[.B33]=[.B32]" office:value-type="boolean" office:boolean-value="true">
            <text:p>TRUE</text:p>
          </table:table-cell>
          <table:table-cell/>
          <table:table-cell office:value-type="string">
            <text:p>10E9E788</text:p>
          </table:table-cell>
          <table:table-cell table:style-name="ce3" table:formula="of:=[.E33]=[.E3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10D6D011</text:p>
          </table:table-cell>
          <table:table-cell table:style-name="ce3" table:formula="of:=[.B34]=[.B33]" office:value-type="boolean" office:boolean-value="false">
            <text:p>FALSE</text:p>
          </table:table-cell>
          <table:table-cell/>
          <table:table-cell office:value-type="string">
            <text:p>118D03BB</text:p>
          </table:table-cell>
          <table:table-cell table:style-name="ce3" table:formula="of:=[.E34]=[.E3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5">
            <text:p>485</text:p>
          </table:table-cell>
          <table:table-cell office:value-type="string">
            <text:p>117AEC44</text:p>
          </table:table-cell>
          <table:table-cell table:style-name="ce3" table:formula="of:=[.B35]=[.B34]" office:value-type="boolean" office:boolean-value="false">
            <text:p>FALSE</text:p>
          </table:table-cell>
          <table:table-cell/>
          <table:table-cell office:value-type="string">
            <text:p>118D03BB</text:p>
          </table:table-cell>
          <table:table-cell table:style-name="ce3" table:formula="of:=[.E35]=[.E3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7">
            <text:p>237</text:p>
          </table:table-cell>
          <table:table-cell table:style-name="ce2" office:value-type="string">
            <text:p>121E0877</text:p>
          </table:table-cell>
          <table:table-cell table:style-name="ce3" table:formula="of:=[.B36]=[.B35]" office:value-type="boolean" office:boolean-value="false">
            <text:p>FALSE</text:p>
          </table:table-cell>
          <table:table-cell/>
          <table:table-cell office:value-type="string">
            <text:p>1221B4EE</text:p>
          </table:table-cell>
          <table:table-cell table:style-name="ce3" table:formula="of:=[.E36]=[.E3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43">
            <text:p>243</text:p>
          </table:table-cell>
          <table:table-cell table:style-name="ce2" office:value-type="string">
            <text:p>121E0877</text:p>
          </table:table-cell>
          <table:table-cell table:style-name="ce3" table:formula="of:=[.B37]=[.B36]" office:value-type="boolean" office:boolean-value="true">
            <text:p>TRUE</text:p>
          </table:table-cell>
          <table:table-cell/>
          <table:table-cell office:value-type="string">
            <text:p>1221B4EE</text:p>
          </table:table-cell>
          <table:table-cell table:style-name="ce3" table:formula="of:=[.E37]=[.E3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67">
            <text:p>267</text:p>
          </table:table-cell>
          <table:table-cell table:style-name="ce2" office:value-type="string">
            <text:p>121E0877</text:p>
          </table:table-cell>
          <table:table-cell table:style-name="ce3" table:formula="of:=[.B38]=[.B37]" office:value-type="boolean" office:boolean-value="true">
            <text:p>TRUE</text:p>
          </table:table-cell>
          <table:table-cell/>
          <table:table-cell office:value-type="string">
            <text:p>13D6D011</text:p>
          </table:table-cell>
          <table:table-cell table:style-name="ce3" table:formula="of:=[.E38]=[.E3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5">
            <text:p>25</text:p>
          </table:table-cell>
          <table:table-cell office:value-type="string">
            <text:p>13B2B9AA</text:p>
          </table:table-cell>
          <table:table-cell table:style-name="ce3" table:formula="of:=[.B39]=[.B38]" office:value-type="boolean" office:boolean-value="false">
            <text:p>FALSE</text:p>
          </table:table-cell>
          <table:table-cell/>
          <table:table-cell office:value-type="string">
            <text:p>13D6D011</text:p>
          </table:table-cell>
          <table:table-cell table:style-name="ce3" table:formula="of:=[.E39]=[.E3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10">
            <text:p>110</text:p>
          </table:table-cell>
          <table:table-cell office:value-type="string">
            <text:p>1456D5DD</text:p>
          </table:table-cell>
          <table:table-cell table:style-name="ce3" table:formula="of:=[.B40]=[.B39]" office:value-type="boolean" office:boolean-value="false">
            <text:p>FALSE</text:p>
          </table:table-cell>
          <table:table-cell/>
          <table:table-cell office:value-type="string">
            <text:p>13D6D011</text:p>
          </table:table-cell>
          <table:table-cell table:style-name="ce3" table:formula="of:=[.E40]=[.E3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1456D5DD</text:p>
          </table:table-cell>
          <table:table-cell table:style-name="ce3" table:formula="of:=[.B41]=[.B40]" office:value-type="boolean" office:boolean-value="true">
            <text:p>TRUE</text:p>
          </table:table-cell>
          <table:table-cell/>
          <table:table-cell office:value-type="string">
            <text:p>147AEC44</text:p>
          </table:table-cell>
          <table:table-cell table:style-name="ce3" table:formula="of:=[.E41]=[.E4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02">
            <text:p>102</text:p>
          </table:table-cell>
          <table:table-cell office:value-type="string">
            <text:p>150BF100</text:p>
          </table:table-cell>
          <table:table-cell table:style-name="ce3" table:formula="of:=[.B42]=[.B41]" office:value-type="boolean" office:boolean-value="false">
            <text:p>FALSE</text:p>
          </table:table-cell>
          <table:table-cell/>
          <table:table-cell office:value-type="string">
            <text:p>147AEC44</text:p>
          </table:table-cell>
          <table:table-cell table:style-name="ce3" table:formula="of:=[.E42]=[.E4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150BF100</text:p>
          </table:table-cell>
          <table:table-cell table:style-name="ce3" table:formula="of:=[.B43]=[.B42]" office:value-type="boolean" office:boolean-value="true">
            <text:p>TRUE</text:p>
          </table:table-cell>
          <table:table-cell/>
          <table:table-cell table:style-name="ce4" office:value-type="string">
            <text:p>151E0877</text:p>
          </table:table-cell>
          <table:table-cell table:style-name="ce3" table:formula="of:=[.E43]=[.E4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76">
            <text:p>276</text:p>
          </table:table-cell>
          <table:table-cell office:value-type="string">
            <text:p>150BF100</text:p>
          </table:table-cell>
          <table:table-cell table:style-name="ce3" table:formula="of:=[.B44]=[.B43]" office:value-type="boolean" office:boolean-value="true">
            <text:p>TRUE</text:p>
          </table:table-cell>
          <table:table-cell/>
          <table:table-cell table:style-name="ce4" office:value-type="string">
            <text:p>151E0877</text:p>
          </table:table-cell>
          <table:table-cell table:style-name="ce3" table:formula="of:=[.E44]=[.E4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95">
            <text:p>295</text:p>
          </table:table-cell>
          <table:table-cell office:value-type="string">
            <text:p>150BF100</text:p>
          </table:table-cell>
          <table:table-cell table:style-name="ce3" table:formula="of:=[.B45]=[.B44]" office:value-type="boolean" office:boolean-value="true">
            <text:p>TRUE</text:p>
          </table:table-cell>
          <table:table-cell/>
          <table:table-cell table:style-name="ce4" office:value-type="string">
            <text:p>151E0877</text:p>
          </table:table-cell>
          <table:table-cell table:style-name="ce3" table:formula="of:=[.E45]=[.E4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150BF100</text:p>
          </table:table-cell>
          <table:table-cell table:style-name="ce3" table:formula="of:=[.B46]=[.B45]" office:value-type="boolean" office:boolean-value="true">
            <text:p>TRUE</text:p>
          </table:table-cell>
          <table:table-cell/>
          <table:table-cell office:value-type="string">
            <text:p>16B2B9AA</text:p>
          </table:table-cell>
          <table:table-cell table:style-name="ce3" table:formula="of:=[.E46]=[.E4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150BF100</text:p>
          </table:table-cell>
          <table:table-cell table:style-name="ce3" table:formula="of:=[.B47]=[.B46]" office:value-type="boolean" office:boolean-value="true">
            <text:p>TRUE</text:p>
          </table:table-cell>
          <table:table-cell/>
          <table:table-cell office:value-type="string">
            <text:p>1756D5DD</text:p>
          </table:table-cell>
          <table:table-cell table:style-name="ce3" table:formula="of:=[.E47]=[.E4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2">
            <text:p>12</text:p>
          </table:table-cell>
          <table:table-cell office:value-type="string">
            <text:p>16AF0D33</text:p>
          </table:table-cell>
          <table:table-cell table:style-name="ce3" table:formula="of:=[.B48]=[.B47]" office:value-type="boolean" office:boolean-value="false">
            <text:p>FALSE</text:p>
          </table:table-cell>
          <table:table-cell/>
          <table:table-cell office:value-type="string">
            <text:p>1756D5DD</text:p>
          </table:table-cell>
          <table:table-cell table:style-name="ce3" table:formula="of:=[.E48]=[.E4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55">
            <text:p>155</text:p>
          </table:table-cell>
          <table:table-cell office:value-type="string">
            <text:p>16AF0D33</text:p>
          </table:table-cell>
          <table:table-cell table:style-name="ce3" table:formula="of:=[.B49]=[.B48]" office:value-type="boolean" office:boolean-value="true">
            <text:p>TRUE</text:p>
          </table:table-cell>
          <table:table-cell/>
          <table:table-cell office:value-type="string">
            <text:p>1756D5DD</text:p>
          </table:table-cell>
          <table:table-cell table:style-name="ce3" table:formula="of:=[.E49]=[.E4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27">
            <text:p>227</text:p>
          </table:table-cell>
          <table:table-cell office:value-type="string">
            <text:p>16AF0D33</text:p>
          </table:table-cell>
          <table:table-cell table:style-name="ce3" table:formula="of:=[.B50]=[.B49]" office:value-type="boolean" office:boolean-value="true">
            <text:p>TRUE</text:p>
          </table:table-cell>
          <table:table-cell/>
          <table:table-cell office:value-type="string">
            <text:p>1756D5DD</text:p>
          </table:table-cell>
          <table:table-cell table:style-name="ce3" table:formula="of:=[.E50]=[.E4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75">
            <text:p>475</text:p>
          </table:table-cell>
          <table:table-cell office:value-type="string">
            <text:p>16AF0D33</text:p>
          </table:table-cell>
          <table:table-cell table:style-name="ce3" table:formula="of:=[.B51]=[.B50]" office:value-type="boolean" office:boolean-value="true">
            <text:p>TRUE</text:p>
          </table:table-cell>
          <table:table-cell/>
          <table:table-cell office:value-type="string">
            <text:p>1756D5DD</text:p>
          </table:table-cell>
          <table:table-cell table:style-name="ce3" table:formula="of:=[.E51]=[.E5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1743BE66</text:p>
          </table:table-cell>
          <table:table-cell table:style-name="ce3" table:formula="of:=[.B52]=[.B51]" office:value-type="boolean" office:boolean-value="false">
            <text:p>FALSE</text:p>
          </table:table-cell>
          <table:table-cell/>
          <table:table-cell office:value-type="string">
            <text:p>180BF100</text:p>
          </table:table-cell>
          <table:table-cell table:style-name="ce3" table:formula="of:=[.E52]=[.E5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97">
            <text:p>397</text:p>
          </table:table-cell>
          <table:table-cell office:value-type="string">
            <text:p>1743BE66</text:p>
          </table:table-cell>
          <table:table-cell table:style-name="ce3" table:formula="of:=[.B53]=[.B52]" office:value-type="boolean" office:boolean-value="true">
            <text:p>TRUE</text:p>
          </table:table-cell>
          <table:table-cell/>
          <table:table-cell office:value-type="string">
            <text:p>180BF100</text:p>
          </table:table-cell>
          <table:table-cell table:style-name="ce3" table:formula="of:=[.E53]=[.E5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32">
            <text:p>432</text:p>
          </table:table-cell>
          <table:table-cell office:value-type="string">
            <text:p>1743BE66</text:p>
          </table:table-cell>
          <table:table-cell table:style-name="ce3" table:formula="of:=[.B54]=[.B53]" office:value-type="boolean" office:boolean-value="true">
            <text:p>TRUE</text:p>
          </table:table-cell>
          <table:table-cell/>
          <table:table-cell office:value-type="string">
            <text:p>19AF0D33</text:p>
          </table:table-cell>
          <table:table-cell table:style-name="ce3" table:formula="of:=[.E54]=[.E5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18E7DA99</text:p>
          </table:table-cell>
          <table:table-cell table:style-name="ce3" table:formula="of:=[.B55]=[.B54]" office:value-type="boolean" office:boolean-value="false">
            <text:p>FALSE</text:p>
          </table:table-cell>
          <table:table-cell/>
          <table:table-cell office:value-type="string">
            <text:p>1A43BE66</text:p>
          </table:table-cell>
          <table:table-cell table:style-name="ce3" table:formula="of:=[.E55]=[.E54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423">
            <text:p>423</text:p>
          </table:table-cell>
          <table:table-cell office:value-type="string">
            <text:p>18E7DA99</text:p>
          </table:table-cell>
          <table:table-cell table:style-name="ce3" table:formula="of:=[.B56]=[.B55]" office:value-type="boolean" office:boolean-value="true">
            <text:p>TRUE</text:p>
          </table:table-cell>
          <table:table-cell/>
          <table:table-cell office:value-type="string">
            <text:p>1BE7DA99</text:p>
          </table:table-cell>
          <table:table-cell table:style-name="ce3" table:formula="of:=[.E56]=[.E5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0">
            <text:p>200</text:p>
          </table:table-cell>
          <table:table-cell office:value-type="string">
            <text:p>198BF6CC</text:p>
          </table:table-cell>
          <table:table-cell table:style-name="ce3" table:formula="of:=[.B57]=[.B56]" office:value-type="boolean" office:boolean-value="false">
            <text:p>FALSE</text:p>
          </table:table-cell>
          <table:table-cell/>
          <table:table-cell office:value-type="string">
            <text:p>1BE7DA99</text:p>
          </table:table-cell>
          <table:table-cell table:style-name="ce3" table:formula="of:=[.E57]=[.E5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84">
            <text:p>84</text:p>
          </table:table-cell>
          <table:table-cell office:value-type="string">
            <text:p>1A2F12FF</text:p>
          </table:table-cell>
          <table:table-cell table:style-name="ce3" table:formula="of:=[.B58]=[.B57]" office:value-type="boolean" office:boolean-value="false">
            <text:p>FALSE</text:p>
          </table:table-cell>
          <table:table-cell/>
          <table:table-cell office:value-type="string">
            <text:p>1BE7DA99</text:p>
          </table:table-cell>
          <table:table-cell table:style-name="ce3" table:formula="of:=[.E58]=[.E5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1A2F12FF</text:p>
          </table:table-cell>
          <table:table-cell table:style-name="ce3" table:formula="of:=[.B59]=[.B58]" office:value-type="boolean" office:boolean-value="true">
            <text:p>TRUE</text:p>
          </table:table-cell>
          <table:table-cell/>
          <table:table-cell office:value-type="string">
            <text:p>1C8BF6CC</text:p>
          </table:table-cell>
          <table:table-cell table:style-name="ce3" table:formula="of:=[.E59]=[.E5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74">
            <text:p>274</text:p>
          </table:table-cell>
          <table:table-cell office:value-type="string">
            <text:p>1C78DF55</text:p>
          </table:table-cell>
          <table:table-cell table:style-name="ce3" table:formula="of:=[.B60]=[.B59]" office:value-type="boolean" office:boolean-value="false">
            <text:p>FALSE</text:p>
          </table:table-cell>
          <table:table-cell/>
          <table:table-cell office:value-type="string">
            <text:p>1C8BF6CC</text:p>
          </table:table-cell>
          <table:table-cell table:style-name="ce3" table:formula="of:=[.E60]=[.E5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38">
            <text:p>438</text:p>
          </table:table-cell>
          <table:table-cell office:value-type="string">
            <text:p>1C78DF55</text:p>
          </table:table-cell>
          <table:table-cell table:style-name="ce3" table:formula="of:=[.B61]=[.B60]" office:value-type="boolean" office:boolean-value="true">
            <text:p>TRUE</text:p>
          </table:table-cell>
          <table:table-cell/>
          <table:table-cell office:value-type="string">
            <text:p>1C8BF6CC</text:p>
          </table:table-cell>
          <table:table-cell table:style-name="ce3" table:formula="of:=[.E61]=[.E6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6">
            <text:p>36</text:p>
          </table:table-cell>
          <table:table-cell office:value-type="string">
            <text:p>1EB0ACBB</text:p>
          </table:table-cell>
          <table:table-cell table:style-name="ce3" table:formula="of:=[.B62]=[.B61]" office:value-type="boolean" office:boolean-value="false">
            <text:p>FALSE</text:p>
          </table:table-cell>
          <table:table-cell/>
          <table:table-cell office:value-type="string">
            <text:p>1C8BF6CC</text:p>
          </table:table-cell>
          <table:table-cell table:style-name="ce3" table:formula="of:=[.E62]=[.E6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1EB0ACBB</text:p>
          </table:table-cell>
          <table:table-cell table:style-name="ce3" table:formula="of:=[.B63]=[.B62]" office:value-type="boolean" office:boolean-value="true">
            <text:p>TRUE</text:p>
          </table:table-cell>
          <table:table-cell/>
          <table:table-cell office:value-type="string">
            <text:p>201CFB88</text:p>
          </table:table-cell>
          <table:table-cell table:style-name="ce3" table:formula="of:=[.E63]=[.E6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07">
            <text:p>407</text:p>
          </table:table-cell>
          <table:table-cell office:value-type="string">
            <text:p>1EB0ACBB</text:p>
          </table:table-cell>
          <table:table-cell table:style-name="ce3" table:formula="of:=[.B64]=[.B63]" office:value-type="boolean" office:boolean-value="true">
            <text:p>TRUE</text:p>
          </table:table-cell>
          <table:table-cell/>
          <table:table-cell office:value-type="string">
            <text:p>201CFB88</text:p>
          </table:table-cell>
          <table:table-cell table:style-name="ce3" table:formula="of:=[.E64]=[.E6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39">
            <text:p>139</text:p>
          </table:table-cell>
          <table:table-cell table:style-name="ce2" office:value-type="string">
            <text:p>2009E411</text:p>
          </table:table-cell>
          <table:table-cell table:style-name="ce3" table:formula="of:=[.B65]=[.B64]" office:value-type="boolean" office:boolean-value="false">
            <text:p>FALSE</text:p>
          </table:table-cell>
          <table:table-cell/>
          <table:table-cell office:value-type="string">
            <text:p>21B0ACBB</text:p>
          </table:table-cell>
          <table:table-cell table:style-name="ce3" table:formula="of:=[.E65]=[.E6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34">
            <text:p>434</text:p>
          </table:table-cell>
          <table:table-cell office:value-type="string">
            <text:p>2241B177</text:p>
          </table:table-cell>
          <table:table-cell table:style-name="ce3" table:formula="of:=[.B66]=[.B65]" office:value-type="boolean" office:boolean-value="false">
            <text:p>FALSE</text:p>
          </table:table-cell>
          <table:table-cell/>
          <table:table-cell office:value-type="string">
            <text:p>2254C8EE</text:p>
          </table:table-cell>
          <table:table-cell table:style-name="ce3" table:formula="of:=[.E66]=[.E6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23E5CDAA</text:p>
          </table:table-cell>
          <table:table-cell table:style-name="ce3" table:formula="of:=[.B67]=[.B66]" office:value-type="boolean" office:boolean-value="false">
            <text:p>FALSE</text:p>
          </table:table-cell>
          <table:table-cell/>
          <table:table-cell table:style-name="ce4" office:value-type="string">
            <text:p>2309E411</text:p>
          </table:table-cell>
          <table:table-cell table:style-name="ce3" table:formula="of:=[.E67]=[.E6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03">
            <text:p>303</text:p>
          </table:table-cell>
          <table:table-cell office:value-type="string">
            <text:p>23E5CDAA</text:p>
          </table:table-cell>
          <table:table-cell table:style-name="ce3" table:formula="of:=[.B68]=[.B67]" office:value-type="boolean" office:boolean-value="true">
            <text:p>TRUE</text:p>
          </table:table-cell>
          <table:table-cell/>
          <table:table-cell table:style-name="ce4" office:value-type="string">
            <text:p>2309E411</text:p>
          </table:table-cell>
          <table:table-cell table:style-name="ce3" table:formula="of:=[.E68]=[.E6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2489E9DD</text:p>
          </table:table-cell>
          <table:table-cell table:style-name="ce3" table:formula="of:=[.B69]=[.B68]" office:value-type="boolean" office:boolean-value="false">
            <text:p>FALSE</text:p>
          </table:table-cell>
          <table:table-cell/>
          <table:table-cell office:value-type="string">
            <text:p>24AD0044</text:p>
          </table:table-cell>
          <table:table-cell table:style-name="ce3" table:formula="of:=[.E69]=[.E6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0">
            <text:p>30</text:p>
          </table:table-cell>
          <table:table-cell table:style-name="ce2" office:value-type="string">
            <text:p>253E0500</text:p>
          </table:table-cell>
          <table:table-cell table:style-name="ce3" table:formula="of:=[.B70]=[.B69]" office:value-type="boolean" office:boolean-value="false">
            <text:p>FALSE</text:p>
          </table:table-cell>
          <table:table-cell/>
          <table:table-cell office:value-type="string">
            <text:p>24AD0044</text:p>
          </table:table-cell>
          <table:table-cell table:style-name="ce3" table:formula="of:=[.E70]=[.E6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65">
            <text:p>265</text:p>
          </table:table-cell>
          <table:table-cell table:style-name="ce2" office:value-type="string">
            <text:p>253E0500</text:p>
          </table:table-cell>
          <table:table-cell table:style-name="ce3" table:formula="of:=[.B71]=[.B70]" office:value-type="boolean" office:boolean-value="true">
            <text:p>TRUE</text:p>
          </table:table-cell>
          <table:table-cell/>
          <table:table-cell office:value-type="string">
            <text:p>2541B177</text:p>
          </table:table-cell>
          <table:table-cell table:style-name="ce3" table:formula="of:=[.E71]=[.E7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05">
            <text:p>505</text:p>
          </table:table-cell>
          <table:table-cell table:style-name="ce2" office:value-type="string">
            <text:p>253E0500</text:p>
          </table:table-cell>
          <table:table-cell table:style-name="ce3" table:formula="of:=[.B72]=[.B71]" office:value-type="boolean" office:boolean-value="true">
            <text:p>TRUE</text:p>
          </table:table-cell>
          <table:table-cell/>
          <table:table-cell office:value-type="string">
            <text:p>2541B177</text:p>
          </table:table-cell>
          <table:table-cell table:style-name="ce3" table:formula="of:=[.E72]=[.E7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56">
            <text:p>156</text:p>
          </table:table-cell>
          <table:table-cell office:value-type="string">
            <text:p>26D2B633</text:p>
          </table:table-cell>
          <table:table-cell table:style-name="ce3" table:formula="of:=[.B73]=[.B72]" office:value-type="boolean" office:boolean-value="false">
            <text:p>FALSE</text:p>
          </table:table-cell>
          <table:table-cell/>
          <table:table-cell office:value-type="string">
            <text:p>2541B177</text:p>
          </table:table-cell>
          <table:table-cell table:style-name="ce3" table:formula="of:=[.E73]=[.E7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03">
            <text:p>403</text:p>
          </table:table-cell>
          <table:table-cell office:value-type="string">
            <text:p>26D2B633</text:p>
          </table:table-cell>
          <table:table-cell table:style-name="ce3" table:formula="of:=[.B74]=[.B73]" office:value-type="boolean" office:boolean-value="true">
            <text:p>TRUE</text:p>
          </table:table-cell>
          <table:table-cell/>
          <table:table-cell office:value-type="string">
            <text:p>26E5CDAA</text:p>
          </table:table-cell>
          <table:table-cell table:style-name="ce3" table:formula="of:=[.E74]=[.E7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2776D266</text:p>
          </table:table-cell>
          <table:table-cell table:style-name="ce3" table:formula="of:=[.B75]=[.B74]" office:value-type="boolean" office:boolean-value="false">
            <text:p>FALSE</text:p>
          </table:table-cell>
          <table:table-cell/>
          <table:table-cell office:value-type="string">
            <text:p>2789E9DD</text:p>
          </table:table-cell>
          <table:table-cell table:style-name="ce3" table:formula="of:=[.E75]=[.E7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1">
            <text:p>461</text:p>
          </table:table-cell>
          <table:table-cell office:value-type="string">
            <text:p>281AEE99</text:p>
          </table:table-cell>
          <table:table-cell table:style-name="ce3" table:formula="of:=[.B76]=[.B75]" office:value-type="boolean" office:boolean-value="false">
            <text:p>FALSE</text:p>
          </table:table-cell>
          <table:table-cell/>
          <table:table-cell office:value-type="string">
            <text:p>2789E9DD</text:p>
          </table:table-cell>
          <table:table-cell table:style-name="ce3" table:formula="of:=[.E76]=[.E7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15">
            <text:p>315</text:p>
          </table:table-cell>
          <table:table-cell office:value-type="string">
            <text:p>29BE0ACC</text:p>
          </table:table-cell>
          <table:table-cell table:style-name="ce3" table:formula="of:=[.B77]=[.B76]" office:value-type="boolean" office:boolean-value="false">
            <text:p>FALSE</text:p>
          </table:table-cell>
          <table:table-cell/>
          <table:table-cell office:value-type="string">
            <text:p>2789E9DD</text:p>
          </table:table-cell>
          <table:table-cell table:style-name="ce3" table:formula="of:=[.E77]=[.E7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2A52BBFF</text:p>
          </table:table-cell>
          <table:table-cell table:style-name="ce3" table:formula="of:=[.B78]=[.B77]" office:value-type="boolean" office:boolean-value="false">
            <text:p>FALSE</text:p>
          </table:table-cell>
          <table:table-cell/>
          <table:table-cell table:style-name="ce4" office:value-type="string">
            <text:p>283E0500</text:p>
          </table:table-cell>
          <table:table-cell table:style-name="ce3" table:formula="of:=[.E78]=[.E7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">
            <text:p>3</text:p>
          </table:table-cell>
          <table:table-cell office:value-type="string">
            <text:p>2B07D722</text:p>
          </table:table-cell>
          <table:table-cell table:style-name="ce3" table:formula="of:=[.B79]=[.B78]" office:value-type="boolean" office:boolean-value="false">
            <text:p>FALSE</text:p>
          </table:table-cell>
          <table:table-cell/>
          <table:table-cell table:style-name="ce4" office:value-type="string">
            <text:p>283E0500</text:p>
          </table:table-cell>
          <table:table-cell table:style-name="ce3" table:formula="of:=[.E79]=[.E7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62">
            <text:p>362</text:p>
          </table:table-cell>
          <table:table-cell office:value-type="string">
            <text:p>2B07D722</text:p>
          </table:table-cell>
          <table:table-cell table:style-name="ce3" table:formula="of:=[.B80]=[.B79]" office:value-type="boolean" office:boolean-value="true">
            <text:p>TRUE</text:p>
          </table:table-cell>
          <table:table-cell/>
          <table:table-cell table:style-name="ce4" office:value-type="string">
            <text:p>283E0500</text:p>
          </table:table-cell>
          <table:table-cell table:style-name="ce3" table:formula="of:=[.E80]=[.E7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17">
            <text:p>417</text:p>
          </table:table-cell>
          <table:table-cell office:value-type="string">
            <text:p>2B07D722</text:p>
          </table:table-cell>
          <table:table-cell table:style-name="ce3" table:formula="of:=[.B81]=[.B80]" office:value-type="boolean" office:boolean-value="true">
            <text:p>TRUE</text:p>
          </table:table-cell>
          <table:table-cell/>
          <table:table-cell table:style-name="ce4" office:value-type="string">
            <text:p>283E0500</text:p>
          </table:table-cell>
          <table:table-cell table:style-name="ce3" table:formula="of:=[.E81]=[.E8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14">
            <text:p>114</text:p>
          </table:table-cell>
          <table:table-cell office:value-type="string">
            <text:p>2CABF355</text:p>
          </table:table-cell>
          <table:table-cell table:style-name="ce3" table:formula="of:=[.B82]=[.B81]" office:value-type="boolean" office:boolean-value="false">
            <text:p>FALSE</text:p>
          </table:table-cell>
          <table:table-cell/>
          <table:table-cell table:style-name="ce4" office:value-type="string">
            <text:p>283E0500</text:p>
          </table:table-cell>
          <table:table-cell table:style-name="ce3" table:formula="of:=[.E82]=[.E8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2CABF355</text:p>
          </table:table-cell>
          <table:table-cell table:style-name="ce3" table:formula="of:=[.B83]=[.B82]" office:value-type="boolean" office:boolean-value="true">
            <text:p>TRUE</text:p>
          </table:table-cell>
          <table:table-cell/>
          <table:table-cell office:value-type="string">
            <text:p>29D2B633</text:p>
          </table:table-cell>
          <table:table-cell table:style-name="ce3" table:formula="of:=[.E83]=[.E82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474">
            <text:p>474</text:p>
          </table:table-cell>
          <table:table-cell office:value-type="string">
            <text:p>2CABF355</text:p>
          </table:table-cell>
          <table:table-cell table:style-name="ce3" table:formula="of:=[.B84]=[.B83]" office:value-type="boolean" office:boolean-value="true">
            <text:p>TRUE</text:p>
          </table:table-cell>
          <table:table-cell/>
          <table:table-cell office:value-type="string">
            <text:p>29D2B633</text:p>
          </table:table-cell>
          <table:table-cell table:style-name="ce3" table:formula="of:=[.E84]=[.E8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39">
            <text:p>239</text:p>
          </table:table-cell>
          <table:table-cell office:value-type="string">
            <text:p>2D4F0F88</text:p>
          </table:table-cell>
          <table:table-cell table:style-name="ce3" table:formula="of:=[.B85]=[.B84]" office:value-type="boolean" office:boolean-value="false">
            <text:p>FALSE</text:p>
          </table:table-cell>
          <table:table-cell/>
          <table:table-cell office:value-type="string">
            <text:p>29D2B633</text:p>
          </table:table-cell>
          <table:table-cell table:style-name="ce3" table:formula="of:=[.E85]=[.E8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91">
            <text:p>391</text:p>
          </table:table-cell>
          <table:table-cell office:value-type="string">
            <text:p>2D4F0F88</text:p>
          </table:table-cell>
          <table:table-cell table:style-name="ce3" table:formula="of:=[.B86]=[.B85]" office:value-type="boolean" office:boolean-value="true">
            <text:p>TRUE</text:p>
          </table:table-cell>
          <table:table-cell/>
          <table:table-cell office:value-type="string">
            <text:p>29D2B633</text:p>
          </table:table-cell>
          <table:table-cell table:style-name="ce3" table:formula="of:=[.E86]=[.E8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89">
            <text:p>489</text:p>
          </table:table-cell>
          <table:table-cell office:value-type="string">
            <text:p>2D4F0F88</text:p>
          </table:table-cell>
          <table:table-cell table:style-name="ce3" table:formula="of:=[.B87]=[.B86]" office:value-type="boolean" office:boolean-value="true">
            <text:p>TRUE</text:p>
          </table:table-cell>
          <table:table-cell/>
          <table:table-cell office:value-type="string">
            <text:p>2A76D266</text:p>
          </table:table-cell>
          <table:table-cell table:style-name="ce3" table:formula="of:=[.E87]=[.E8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82">
            <text:p>282</text:p>
          </table:table-cell>
          <table:table-cell office:value-type="string">
            <text:p>2EE3C0BB</text:p>
          </table:table-cell>
          <table:table-cell table:style-name="ce3" table:formula="of:=[.B88]=[.B87]" office:value-type="boolean" office:boolean-value="false">
            <text:p>FALSE</text:p>
          </table:table-cell>
          <table:table-cell/>
          <table:table-cell office:value-type="string">
            <text:p>2A76D266</text:p>
          </table:table-cell>
          <table:table-cell table:style-name="ce3" table:formula="of:=[.E88]=[.E8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98">
            <text:p>498</text:p>
          </table:table-cell>
          <table:table-cell office:value-type="string">
            <text:p>2EE3C0BB</text:p>
          </table:table-cell>
          <table:table-cell table:style-name="ce3" table:formula="of:=[.B89]=[.B88]" office:value-type="boolean" office:boolean-value="true">
            <text:p>TRUE</text:p>
          </table:table-cell>
          <table:table-cell/>
          <table:table-cell office:value-type="string">
            <text:p>2A76D266</text:p>
          </table:table-cell>
          <table:table-cell table:style-name="ce3" table:formula="of:=[.E89]=[.E8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2F87DCEE</text:p>
          </table:table-cell>
          <table:table-cell table:style-name="ce3" table:formula="of:=[.B90]=[.B89]" office:value-type="boolean" office:boolean-value="false">
            <text:p>FALSE</text:p>
          </table:table-cell>
          <table:table-cell/>
          <table:table-cell office:value-type="string">
            <text:p>2CBE0ACC</text:p>
          </table:table-cell>
          <table:table-cell table:style-name="ce3" table:formula="of:=[.E90]=[.E8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53">
            <text:p>253</text:p>
          </table:table-cell>
          <table:table-cell office:value-type="string">
            <text:p>2F87DCEE</text:p>
          </table:table-cell>
          <table:table-cell table:style-name="ce3" table:formula="of:=[.B91]=[.B90]" office:value-type="boolean" office:boolean-value="true">
            <text:p>TRUE</text:p>
          </table:table-cell>
          <table:table-cell/>
          <table:table-cell office:value-type="string">
            <text:p>2CBE0ACC</text:p>
          </table:table-cell>
          <table:table-cell table:style-name="ce3" table:formula="of:=[.E91]=[.E9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77">
            <text:p>77</text:p>
          </table:table-cell>
          <table:table-cell office:value-type="string">
            <text:p>303CF811</text:p>
          </table:table-cell>
          <table:table-cell table:style-name="ce3" table:formula="of:=[.B92]=[.B91]" office:value-type="boolean" office:boolean-value="false">
            <text:p>FALSE</text:p>
          </table:table-cell>
          <table:table-cell/>
          <table:table-cell office:value-type="string">
            <text:p>2CBE0ACC</text:p>
          </table:table-cell>
          <table:table-cell table:style-name="ce3" table:formula="of:=[.E92]=[.E9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29">
            <text:p>129</text:p>
          </table:table-cell>
          <table:table-cell office:value-type="string">
            <text:p>31D0A944</text:p>
          </table:table-cell>
          <table:table-cell table:style-name="ce3" table:formula="of:=[.B93]=[.B92]" office:value-type="boolean" office:boolean-value="false">
            <text:p>FALSE</text:p>
          </table:table-cell>
          <table:table-cell/>
          <table:table-cell office:value-type="string">
            <text:p>2CBE0ACC</text:p>
          </table:table-cell>
          <table:table-cell table:style-name="ce3" table:formula="of:=[.E93]=[.E9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31D0A944</text:p>
          </table:table-cell>
          <table:table-cell table:style-name="ce3" table:formula="of:=[.B94]=[.B93]" office:value-type="boolean" office:boolean-value="true">
            <text:p>TRUE</text:p>
          </table:table-cell>
          <table:table-cell/>
          <table:table-cell office:value-type="string">
            <text:p>2D52BBFF</text:p>
          </table:table-cell>
          <table:table-cell table:style-name="ce3" table:formula="of:=[.E94]=[.E9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33">
            <text:p>333</text:p>
          </table:table-cell>
          <table:table-cell office:value-type="string">
            <text:p>31D0A944</text:p>
          </table:table-cell>
          <table:table-cell table:style-name="ce3" table:formula="of:=[.B95]=[.B94]" office:value-type="boolean" office:boolean-value="true">
            <text:p>TRUE</text:p>
          </table:table-cell>
          <table:table-cell/>
          <table:table-cell office:value-type="string">
            <text:p>2D52BBFF</text:p>
          </table:table-cell>
          <table:table-cell table:style-name="ce3" table:formula="of:=[.E95]=[.E9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80">
            <text:p>80</text:p>
          </table:table-cell>
          <table:table-cell office:value-type="string">
            <text:p>3274C577</text:p>
          </table:table-cell>
          <table:table-cell table:style-name="ce3" table:formula="of:=[.B96]=[.B95]" office:value-type="boolean" office:boolean-value="false">
            <text:p>FALSE</text:p>
          </table:table-cell>
          <table:table-cell/>
          <table:table-cell table:style-name="ce4" office:value-type="string">
            <text:p>2D52BBFF</text:p>
          </table:table-cell>
          <table:table-cell table:style-name="ce3" table:formula="of:=[.E96]=[.E9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51">
            <text:p>451</text:p>
          </table:table-cell>
          <table:table-cell office:value-type="string">
            <text:p>3318E1AA</text:p>
          </table:table-cell>
          <table:table-cell table:style-name="ce3" table:formula="of:=[.B97]=[.B96]" office:value-type="boolean" office:boolean-value="false">
            <text:p>FALSE</text:p>
          </table:table-cell>
          <table:table-cell/>
          <table:table-cell office:value-type="string">
            <text:p>2D52BBFF</text:p>
          </table:table-cell>
          <table:table-cell table:style-name="ce3" table:formula="of:=[.E97]=[.E9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3561AE00</text:p>
          </table:table-cell>
          <table:table-cell table:style-name="ce3" table:formula="of:=[.B98]=[.B97]" office:value-type="boolean" office:boolean-value="false">
            <text:p>FALSE</text:p>
          </table:table-cell>
          <table:table-cell/>
          <table:table-cell office:value-type="string">
            <text:p>2E07D722</text:p>
          </table:table-cell>
          <table:table-cell table:style-name="ce3" table:formula="of:=[.E98]=[.E9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9">
            <text:p>219</text:p>
          </table:table-cell>
          <table:table-cell office:value-type="string">
            <text:p>3561AE00</text:p>
          </table:table-cell>
          <table:table-cell table:style-name="ce3" table:formula="of:=[.B99]=[.B98]" office:value-type="boolean" office:boolean-value="true">
            <text:p>TRUE</text:p>
          </table:table-cell>
          <table:table-cell/>
          <table:table-cell office:value-type="string">
            <text:p>2E07D722</text:p>
          </table:table-cell>
          <table:table-cell table:style-name="ce3" table:formula="of:=[.E99]=[.E9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3561AE00</text:p>
          </table:table-cell>
          <table:table-cell table:style-name="ce3" table:formula="of:=[.B100]=[.B99]" office:value-type="boolean" office:boolean-value="true">
            <text:p>TRUE</text:p>
          </table:table-cell>
          <table:table-cell/>
          <table:table-cell office:value-type="string">
            <text:p>2FABF355</text:p>
          </table:table-cell>
          <table:table-cell table:style-name="ce3" table:formula="of:=[.E100]=[.E9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3605CA33</text:p>
          </table:table-cell>
          <table:table-cell table:style-name="ce3" table:formula="of:=[.B101]=[.B100]" office:value-type="boolean" office:boolean-value="false">
            <text:p>FALSE</text:p>
          </table:table-cell>
          <table:table-cell/>
          <table:table-cell office:value-type="string">
            <text:p>304F0F88</text:p>
          </table:table-cell>
          <table:table-cell table:style-name="ce3" table:formula="of:=[.E101]=[.E100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3605CA33</text:p>
          </table:table-cell>
          <table:table-cell table:style-name="ce3" table:formula="of:=[.B102]=[.B101]" office:value-type="boolean" office:boolean-value="true">
            <text:p>TRUE</text:p>
          </table:table-cell>
          <table:table-cell/>
          <table:table-cell office:value-type="string">
            <text:p>31E3C0BB</text:p>
          </table:table-cell>
          <table:table-cell table:style-name="ce3" table:formula="of:=[.E102]=[.E10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0">
            <text:p>210</text:p>
          </table:table-cell>
          <table:table-cell office:value-type="string">
            <text:p>3605CA33</text:p>
          </table:table-cell>
          <table:table-cell table:style-name="ce3" table:formula="of:=[.B103]=[.B102]" office:value-type="boolean" office:boolean-value="true">
            <text:p>TRUE</text:p>
          </table:table-cell>
          <table:table-cell/>
          <table:table-cell office:value-type="string">
            <text:p>31E3C0BB</text:p>
          </table:table-cell>
          <table:table-cell table:style-name="ce3" table:formula="of:=[.E103]=[.E10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70">
            <text:p>370</text:p>
          </table:table-cell>
          <table:table-cell office:value-type="string">
            <text:p>3605CA33</text:p>
          </table:table-cell>
          <table:table-cell table:style-name="ce3" table:formula="of:=[.B104]=[.B103]" office:value-type="boolean" office:boolean-value="true">
            <text:p>TRUE</text:p>
          </table:table-cell>
          <table:table-cell/>
          <table:table-cell office:value-type="string">
            <text:p>31E3C0BB</text:p>
          </table:table-cell>
          <table:table-cell table:style-name="ce3" table:formula="of:=[.E104]=[.E10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4">
            <text:p>504</text:p>
          </table:table-cell>
          <table:table-cell office:value-type="string">
            <text:p>3605CA33</text:p>
          </table:table-cell>
          <table:table-cell table:style-name="ce3" table:formula="of:=[.B105]=[.B104]" office:value-type="boolean" office:boolean-value="true">
            <text:p>TRUE</text:p>
          </table:table-cell>
          <table:table-cell/>
          <table:table-cell office:value-type="string">
            <text:p>31E3C0BB</text:p>
          </table:table-cell>
          <table:table-cell table:style-name="ce3" table:formula="of:=[.E105]=[.E10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37A9E666</text:p>
          </table:table-cell>
          <table:table-cell table:style-name="ce3" table:formula="of:=[.B106]=[.B105]" office:value-type="boolean" office:boolean-value="false">
            <text:p>FALSE</text:p>
          </table:table-cell>
          <table:table-cell/>
          <table:table-cell office:value-type="string">
            <text:p>3287DCEE</text:p>
          </table:table-cell>
          <table:table-cell table:style-name="ce3" table:formula="of:=[.E106]=[.E10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33">
            <text:p>433</text:p>
          </table:table-cell>
          <table:table-cell office:value-type="string">
            <text:p>37A9E666</text:p>
          </table:table-cell>
          <table:table-cell table:style-name="ce3" table:formula="of:=[.B107]=[.B106]" office:value-type="boolean" office:boolean-value="true">
            <text:p>TRUE</text:p>
          </table:table-cell>
          <table:table-cell/>
          <table:table-cell office:value-type="string">
            <text:p>3287DCEE</text:p>
          </table:table-cell>
          <table:table-cell table:style-name="ce3" table:formula="of:=[.E107]=[.E10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1">
            <text:p>51</text:p>
          </table:table-cell>
          <table:table-cell office:value-type="string">
            <text:p>384D0299</text:p>
          </table:table-cell>
          <table:table-cell table:style-name="ce3" table:formula="of:=[.B108]=[.B107]" office:value-type="boolean" office:boolean-value="false">
            <text:p>FALSE</text:p>
          </table:table-cell>
          <table:table-cell/>
          <table:table-cell office:value-type="string">
            <text:p>3287DCEE</text:p>
          </table:table-cell>
          <table:table-cell table:style-name="ce3" table:formula="of:=[.E108]=[.E10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384D0299</text:p>
          </table:table-cell>
          <table:table-cell table:style-name="ce3" table:formula="of:=[.B109]=[.B108]" office:value-type="boolean" office:boolean-value="true">
            <text:p>TRUE</text:p>
          </table:table-cell>
          <table:table-cell/>
          <table:table-cell office:value-type="string">
            <text:p>333CF811</text:p>
          </table:table-cell>
          <table:table-cell table:style-name="ce3" table:formula="of:=[.E109]=[.E10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37">
            <text:p>337</text:p>
          </table:table-cell>
          <table:table-cell office:value-type="string">
            <text:p>384D0299</text:p>
          </table:table-cell>
          <table:table-cell table:style-name="ce3" table:formula="of:=[.B110]=[.B109]" office:value-type="boolean" office:boolean-value="true">
            <text:p>TRUE</text:p>
          </table:table-cell>
          <table:table-cell/>
          <table:table-cell office:value-type="string">
            <text:p>333CF811</text:p>
          </table:table-cell>
          <table:table-cell table:style-name="ce3" table:formula="of:=[.E110]=[.E10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01">
            <text:p>101</text:p>
          </table:table-cell>
          <table:table-cell office:value-type="string">
            <text:p>39E1B3CC</text:p>
          </table:table-cell>
          <table:table-cell table:style-name="ce3" table:formula="of:=[.B111]=[.B110]" office:value-type="boolean" office:boolean-value="false">
            <text:p>FALSE</text:p>
          </table:table-cell>
          <table:table-cell/>
          <table:table-cell office:value-type="string">
            <text:p>333CF811</text:p>
          </table:table-cell>
          <table:table-cell table:style-name="ce3" table:formula="of:=[.E111]=[.E11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39E1B3CC</text:p>
          </table:table-cell>
          <table:table-cell table:style-name="ce3" table:formula="of:=[.B112]=[.B111]" office:value-type="boolean" office:boolean-value="true">
            <text:p>TRUE</text:p>
          </table:table-cell>
          <table:table-cell/>
          <table:table-cell office:value-type="string">
            <text:p>34D0A944</text:p>
          </table:table-cell>
          <table:table-cell table:style-name="ce3" table:formula="of:=[.E112]=[.E11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39E1B3CC</text:p>
          </table:table-cell>
          <table:table-cell table:style-name="ce3" table:formula="of:=[.B113]=[.B112]" office:value-type="boolean" office:boolean-value="true">
            <text:p>TRUE</text:p>
          </table:table-cell>
          <table:table-cell/>
          <table:table-cell office:value-type="string">
            <text:p>3574C577</text:p>
          </table:table-cell>
          <table:table-cell table:style-name="ce3" table:formula="of:=[.E113]=[.E11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39E1B3CC</text:p>
          </table:table-cell>
          <table:table-cell table:style-name="ce3" table:formula="of:=[.B114]=[.B113]" office:value-type="boolean" office:boolean-value="true">
            <text:p>TRUE</text:p>
          </table:table-cell>
          <table:table-cell/>
          <table:table-cell office:value-type="string">
            <text:p>3618E1AA</text:p>
          </table:table-cell>
          <table:table-cell table:style-name="ce3" table:formula="of:=[.E114]=[.E11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8">
            <text:p>8</text:p>
          </table:table-cell>
          <table:table-cell office:value-type="string">
            <text:p>3A85CFFF</text:p>
          </table:table-cell>
          <table:table-cell table:style-name="ce3" table:formula="of:=[.B115]=[.B114]" office:value-type="boolean" office:boolean-value="false">
            <text:p>FALSE</text:p>
          </table:table-cell>
          <table:table-cell/>
          <table:table-cell office:value-type="string">
            <text:p>3618E1AA</text:p>
          </table:table-cell>
          <table:table-cell table:style-name="ce3" table:formula="of:=[.E115]=[.E11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3A85CFFF</text:p>
          </table:table-cell>
          <table:table-cell table:style-name="ce3" table:formula="of:=[.B116]=[.B115]" office:value-type="boolean" office:boolean-value="true">
            <text:p>TRUE</text:p>
          </table:table-cell>
          <table:table-cell/>
          <table:table-cell office:value-type="string">
            <text:p>3861AE00</text:p>
          </table:table-cell>
          <table:table-cell table:style-name="ce3" table:formula="of:=[.E116]=[.E11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32">
            <text:p>232</text:p>
          </table:table-cell>
          <table:table-cell office:value-type="string">
            <text:p>3A85CFFF</text:p>
          </table:table-cell>
          <table:table-cell table:style-name="ce3" table:formula="of:=[.B117]=[.B116]" office:value-type="boolean" office:boolean-value="true">
            <text:p>TRUE</text:p>
          </table:table-cell>
          <table:table-cell/>
          <table:table-cell office:value-type="string">
            <text:p>3861AE00</text:p>
          </table:table-cell>
          <table:table-cell table:style-name="ce3" table:formula="of:=[.E117]=[.E11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83">
            <text:p>483</text:p>
          </table:table-cell>
          <table:table-cell office:value-type="string">
            <text:p>3A85CFFF</text:p>
          </table:table-cell>
          <table:table-cell table:style-name="ce3" table:formula="of:=[.B118]=[.B117]" office:value-type="boolean" office:boolean-value="true">
            <text:p>TRUE</text:p>
          </table:table-cell>
          <table:table-cell/>
          <table:table-cell office:value-type="string">
            <text:p>3905CA33</text:p>
          </table:table-cell>
          <table:table-cell table:style-name="ce3" table:formula="of:=[.E118]=[.E11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97">
            <text:p>497</text:p>
          </table:table-cell>
          <table:table-cell office:value-type="string">
            <text:p>3A85CFFF</text:p>
          </table:table-cell>
          <table:table-cell table:style-name="ce3" table:formula="of:=[.B119]=[.B118]" office:value-type="boolean" office:boolean-value="true">
            <text:p>TRUE</text:p>
          </table:table-cell>
          <table:table-cell/>
          <table:table-cell office:value-type="string">
            <text:p>3905CA33</text:p>
          </table:table-cell>
          <table:table-cell table:style-name="ce3" table:formula="of:=[.E119]=[.E11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52">
            <text:p>452</text:p>
          </table:table-cell>
          <table:table-cell office:value-type="string">
            <text:p>3B3AEB22</text:p>
          </table:table-cell>
          <table:table-cell table:style-name="ce3" table:formula="of:=[.B120]=[.B119]" office:value-type="boolean" office:boolean-value="false">
            <text:p>FALSE</text:p>
          </table:table-cell>
          <table:table-cell/>
          <table:table-cell office:value-type="string">
            <text:p>3905CA33</text:p>
          </table:table-cell>
          <table:table-cell table:style-name="ce3" table:formula="of:=[.E120]=[.E11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11">
            <text:p>111</text:p>
          </table:table-cell>
          <table:table-cell office:value-type="string">
            <text:p>3CDE0755</text:p>
          </table:table-cell>
          <table:table-cell table:style-name="ce3" table:formula="of:=[.B121]=[.B120]" office:value-type="boolean" office:boolean-value="false">
            <text:p>FALSE</text:p>
          </table:table-cell>
          <table:table-cell/>
          <table:table-cell office:value-type="string">
            <text:p>3905CA33</text:p>
          </table:table-cell>
          <table:table-cell table:style-name="ce3" table:formula="of:=[.E121]=[.E12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3CDE0755</text:p>
          </table:table-cell>
          <table:table-cell table:style-name="ce3" table:formula="of:=[.B122]=[.B121]" office:value-type="boolean" office:boolean-value="true">
            <text:p>TRUE</text:p>
          </table:table-cell>
          <table:table-cell/>
          <table:table-cell office:value-type="string">
            <text:p>3AA9E666</text:p>
          </table:table-cell>
          <table:table-cell table:style-name="ce3" table:formula="of:=[.E122]=[.E12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7">
            <text:p>207</text:p>
          </table:table-cell>
          <table:table-cell office:value-type="string">
            <text:p>3CDE0755</text:p>
          </table:table-cell>
          <table:table-cell table:style-name="ce3" table:formula="of:=[.B123]=[.B122]" office:value-type="boolean" office:boolean-value="true">
            <text:p>TRUE</text:p>
          </table:table-cell>
          <table:table-cell/>
          <table:table-cell office:value-type="string">
            <text:p>3AA9E666</text:p>
          </table:table-cell>
          <table:table-cell table:style-name="ce3" table:formula="of:=[.E123]=[.E12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3CDE0755</text:p>
          </table:table-cell>
          <table:table-cell table:style-name="ce3" table:formula="of:=[.B124]=[.B123]" office:value-type="boolean" office:boolean-value="true">
            <text:p>TRUE</text:p>
          </table:table-cell>
          <table:table-cell/>
          <table:table-cell office:value-type="string">
            <text:p>3CE1B3CC</text:p>
          </table:table-cell>
          <table:table-cell table:style-name="ce3" table:formula="of:=[.E124]=[.E12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3CDE0755</text:p>
          </table:table-cell>
          <table:table-cell table:style-name="ce3" table:formula="of:=[.B125]=[.B124]" office:value-type="boolean" office:boolean-value="true">
            <text:p>TRUE</text:p>
          </table:table-cell>
          <table:table-cell/>
          <table:table-cell office:value-type="string">
            <text:p>3D85CFFF</text:p>
          </table:table-cell>
          <table:table-cell table:style-name="ce3" table:formula="of:=[.E125]=[.E12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30">
            <text:p>430</text:p>
          </table:table-cell>
          <table:table-cell office:value-type="string">
            <text:p>3CDE0755</text:p>
          </table:table-cell>
          <table:table-cell table:style-name="ce3" table:formula="of:=[.B126]=[.B125]" office:value-type="boolean" office:boolean-value="true">
            <text:p>TRUE</text:p>
          </table:table-cell>
          <table:table-cell/>
          <table:table-cell office:value-type="string">
            <text:p>3D85CFFF</text:p>
          </table:table-cell>
          <table:table-cell table:style-name="ce3" table:formula="of:=[.E126]=[.E12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70">
            <text:p>170</text:p>
          </table:table-cell>
          <table:table-cell office:value-type="string">
            <text:p>3D72B888</text:p>
          </table:table-cell>
          <table:table-cell table:style-name="ce3" table:formula="of:=[.B127]=[.B126]" office:value-type="boolean" office:boolean-value="false">
            <text:p>FALSE</text:p>
          </table:table-cell>
          <table:table-cell/>
          <table:table-cell office:value-type="string">
            <text:p>3D85CFFF</text:p>
          </table:table-cell>
          <table:table-cell table:style-name="ce3" table:formula="of:=[.E127]=[.E12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0">
            <text:p>500</text:p>
          </table:table-cell>
          <table:table-cell office:value-type="string">
            <text:p>3D72B888</text:p>
          </table:table-cell>
          <table:table-cell table:style-name="ce3" table:formula="of:=[.B128]=[.B127]" office:value-type="boolean" office:boolean-value="true">
            <text:p>TRUE</text:p>
          </table:table-cell>
          <table:table-cell/>
          <table:table-cell office:value-type="string">
            <text:p>3D85CFFF</text:p>
          </table:table-cell>
          <table:table-cell table:style-name="ce3" table:formula="of:=[.E128]=[.E12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3E16D4BB</text:p>
          </table:table-cell>
          <table:table-cell table:style-name="ce3" table:formula="of:=[.B129]=[.B128]" office:value-type="boolean" office:boolean-value="false">
            <text:p>FALSE</text:p>
          </table:table-cell>
          <table:table-cell/>
          <table:table-cell office:value-type="string">
            <text:p>3E3AEB22</text:p>
          </table:table-cell>
          <table:table-cell table:style-name="ce3" table:formula="of:=[.E129]=[.E128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394">
            <text:p>394</text:p>
          </table:table-cell>
          <table:table-cell office:value-type="string">
            <text:p>3E16D4BB</text:p>
          </table:table-cell>
          <table:table-cell table:style-name="ce3" table:formula="of:=[.B130]=[.B129]" office:value-type="boolean" office:boolean-value="true">
            <text:p>TRUE</text:p>
          </table:table-cell>
          <table:table-cell/>
          <table:table-cell office:value-type="string">
            <text:p>3E3AEB22</text:p>
          </table:table-cell>
          <table:table-cell table:style-name="ce3" table:formula="of:=[.E130]=[.E12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38">
            <text:p>138</text:p>
          </table:table-cell>
          <table:table-cell office:value-type="string">
            <text:p>3FBAF0EE</text:p>
          </table:table-cell>
          <table:table-cell table:style-name="ce3" table:formula="of:=[.B131]=[.B130]" office:value-type="boolean" office:boolean-value="false">
            <text:p>FALSE</text:p>
          </table:table-cell>
          <table:table-cell/>
          <table:table-cell office:value-type="string">
            <text:p>3E3AEB22</text:p>
          </table:table-cell>
          <table:table-cell table:style-name="ce3" table:formula="of:=[.E131]=[.E13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99">
            <text:p>399</text:p>
          </table:table-cell>
          <table:table-cell office:value-type="string">
            <text:p>406F0C11</text:p>
          </table:table-cell>
          <table:table-cell table:style-name="ce3" table:formula="of:=[.B132]=[.B131]" office:value-type="boolean" office:boolean-value="false">
            <text:p>FALSE</text:p>
          </table:table-cell>
          <table:table-cell/>
          <table:table-cell office:value-type="string">
            <text:p>3E3AEB22</text:p>
          </table:table-cell>
          <table:table-cell table:style-name="ce3" table:formula="of:=[.E132]=[.E13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4103BD44</text:p>
          </table:table-cell>
          <table:table-cell table:style-name="ce3" table:formula="of:=[.B133]=[.B132]" office:value-type="boolean" office:boolean-value="false">
            <text:p>FALSE</text:p>
          </table:table-cell>
          <table:table-cell/>
          <table:table-cell office:value-type="string">
            <text:p>4072B888</text:p>
          </table:table-cell>
          <table:table-cell table:style-name="ce3" table:formula="of:=[.E133]=[.E132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221">
            <text:p>221</text:p>
          </table:table-cell>
          <table:table-cell office:value-type="string">
            <text:p>434BF5AA</text:p>
          </table:table-cell>
          <table:table-cell table:style-name="ce3" table:formula="of:=[.B134]=[.B133]" office:value-type="boolean" office:boolean-value="false">
            <text:p>FALSE</text:p>
          </table:table-cell>
          <table:table-cell/>
          <table:table-cell office:value-type="string">
            <text:p>4072B888</text:p>
          </table:table-cell>
          <table:table-cell table:style-name="ce3" table:formula="of:=[.E134]=[.E13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4594C200</text:p>
          </table:table-cell>
          <table:table-cell table:style-name="ce3" table:formula="of:=[.B135]=[.B134]" office:value-type="boolean" office:boolean-value="false">
            <text:p>FALSE</text:p>
          </table:table-cell>
          <table:table-cell/>
          <table:table-cell office:value-type="string">
            <text:p>4116D4BB</text:p>
          </table:table-cell>
          <table:table-cell table:style-name="ce3" table:formula="of:=[.E135]=[.E13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64">
            <text:p>464</text:p>
          </table:table-cell>
          <table:table-cell office:value-type="string">
            <text:p>4638DE33</text:p>
          </table:table-cell>
          <table:table-cell table:style-name="ce3" table:formula="of:=[.B136]=[.B135]" office:value-type="boolean" office:boolean-value="false">
            <text:p>FALSE</text:p>
          </table:table-cell>
          <table:table-cell/>
          <table:table-cell office:value-type="string">
            <text:p>42BAF0EE</text:p>
          </table:table-cell>
          <table:table-cell table:style-name="ce3" table:formula="of:=[.E136]=[.E13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1">
            <text:p>481</text:p>
          </table:table-cell>
          <table:table-cell office:value-type="string">
            <text:p>4870AB99</text:p>
          </table:table-cell>
          <table:table-cell table:style-name="ce3" table:formula="of:=[.B137]=[.B136]" office:value-type="boolean" office:boolean-value="false">
            <text:p>FALSE</text:p>
          </table:table-cell>
          <table:table-cell/>
          <table:table-cell office:value-type="string">
            <text:p>42BAF0EE</text:p>
          </table:table-cell>
          <table:table-cell table:style-name="ce3" table:formula="of:=[.E137]=[.E13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98">
            <text:p>198</text:p>
          </table:table-cell>
          <table:table-cell office:value-type="string">
            <text:p>4914C7CC</text:p>
          </table:table-cell>
          <table:table-cell table:style-name="ce3" table:formula="of:=[.B138]=[.B137]" office:value-type="boolean" office:boolean-value="false">
            <text:p>FALSE</text:p>
          </table:table-cell>
          <table:table-cell/>
          <table:table-cell office:value-type="string">
            <text:p>42BAF0EE</text:p>
          </table:table-cell>
          <table:table-cell table:style-name="ce3" table:formula="of:=[.E138]=[.E13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4914C7CC</text:p>
          </table:table-cell>
          <table:table-cell table:style-name="ce3" table:formula="of:=[.B139]=[.B138]" office:value-type="boolean" office:boolean-value="true">
            <text:p>TRUE</text:p>
          </table:table-cell>
          <table:table-cell/>
          <table:table-cell office:value-type="string">
            <text:p>436F0C11</text:p>
          </table:table-cell>
          <table:table-cell table:style-name="ce3" table:formula="of:=[.E139]=[.E13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93">
            <text:p>393</text:p>
          </table:table-cell>
          <table:table-cell office:value-type="string">
            <text:p>4914C7CC</text:p>
          </table:table-cell>
          <table:table-cell table:style-name="ce3" table:formula="of:=[.B140]=[.B139]" office:value-type="boolean" office:boolean-value="true">
            <text:p>TRUE</text:p>
          </table:table-cell>
          <table:table-cell/>
          <table:table-cell office:value-type="string">
            <text:p>436F0C11</text:p>
          </table:table-cell>
          <table:table-cell table:style-name="ce3" table:formula="of:=[.E140]=[.E13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44">
            <text:p>244</text:p>
          </table:table-cell>
          <table:table-cell office:value-type="string">
            <text:p>4AB8E3FF</text:p>
          </table:table-cell>
          <table:table-cell table:style-name="ce3" table:formula="of:=[.B141]=[.B140]" office:value-type="boolean" office:boolean-value="false">
            <text:p>FALSE</text:p>
          </table:table-cell>
          <table:table-cell/>
          <table:table-cell office:value-type="string">
            <text:p>436F0C11</text:p>
          </table:table-cell>
          <table:table-cell table:style-name="ce3" table:formula="of:=[.E141]=[.E140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95">
            <text:p>395</text:p>
          </table:table-cell>
          <table:table-cell office:value-type="string">
            <text:p>4AB8E3FF</text:p>
          </table:table-cell>
          <table:table-cell table:style-name="ce3" table:formula="of:=[.B142]=[.B141]" office:value-type="boolean" office:boolean-value="true">
            <text:p>TRUE</text:p>
          </table:table-cell>
          <table:table-cell/>
          <table:table-cell office:value-type="string">
            <text:p>4403BD44</text:p>
          </table:table-cell>
          <table:table-cell table:style-name="ce3" table:formula="of:=[.E142]=[.E14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21">
            <text:p>421</text:p>
          </table:table-cell>
          <table:table-cell office:value-type="string">
            <text:p>4AB8E3FF</text:p>
          </table:table-cell>
          <table:table-cell table:style-name="ce3" table:formula="of:=[.B143]=[.B142]" office:value-type="boolean" office:boolean-value="true">
            <text:p>TRUE</text:p>
          </table:table-cell>
          <table:table-cell/>
          <table:table-cell office:value-type="string">
            <text:p>4403BD44</text:p>
          </table:table-cell>
          <table:table-cell table:style-name="ce3" table:formula="of:=[.E143]=[.E14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">
            <text:p>2</text:p>
          </table:table-cell>
          <table:table-cell office:value-type="string">
            <text:p>4C01B055</text:p>
          </table:table-cell>
          <table:table-cell table:style-name="ce3" table:formula="of:=[.B144]=[.B143]" office:value-type="boolean" office:boolean-value="false">
            <text:p>FALSE</text:p>
          </table:table-cell>
          <table:table-cell/>
          <table:table-cell office:value-type="string">
            <text:p>4403BD44</text:p>
          </table:table-cell>
          <table:table-cell table:style-name="ce3" table:formula="of:=[.E144]=[.E14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51">
            <text:p>351</text:p>
          </table:table-cell>
          <table:table-cell office:value-type="string">
            <text:p>4C01B055</text:p>
          </table:table-cell>
          <table:table-cell table:style-name="ce3" table:formula="of:=[.B145]=[.B144]" office:value-type="boolean" office:boolean-value="true">
            <text:p>TRUE</text:p>
          </table:table-cell>
          <table:table-cell/>
          <table:table-cell office:value-type="string">
            <text:p>4403BD44</text:p>
          </table:table-cell>
          <table:table-cell table:style-name="ce3" table:formula="of:=[.E145]=[.E14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84">
            <text:p>384</text:p>
          </table:table-cell>
          <table:table-cell office:value-type="string">
            <text:p>4DA5CC88</text:p>
          </table:table-cell>
          <table:table-cell table:style-name="ce3" table:formula="of:=[.B146]=[.B145]" office:value-type="boolean" office:boolean-value="false">
            <text:p>FALSE</text:p>
          </table:table-cell>
          <table:table-cell/>
          <table:table-cell table:style-name="ce4" office:value-type="string">
            <text:p>4403BD44</text:p>
          </table:table-cell>
          <table:table-cell table:style-name="ce3" table:formula="of:=[.E146]=[.E14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80">
            <text:p>480</text:p>
          </table:table-cell>
          <table:table-cell office:value-type="string">
            <text:p>4DA5CC88</text:p>
          </table:table-cell>
          <table:table-cell table:style-name="ce3" table:formula="of:=[.B147]=[.B146]" office:value-type="boolean" office:boolean-value="true">
            <text:p>TRUE</text:p>
          </table:table-cell>
          <table:table-cell/>
          <table:table-cell office:value-type="string">
            <text:p>45A7D977</text:p>
          </table:table-cell>
          <table:table-cell table:style-name="ce3" table:formula="of:=[.E147]=[.E14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20">
            <text:p>420</text:p>
          </table:table-cell>
          <table:table-cell office:value-type="string">
            <text:p>4E49E8BB</text:p>
          </table:table-cell>
          <table:table-cell table:style-name="ce3" table:formula="of:=[.B148]=[.B147]" office:value-type="boolean" office:boolean-value="false">
            <text:p>FALSE</text:p>
          </table:table-cell>
          <table:table-cell/>
          <table:table-cell office:value-type="string">
            <text:p>45A7D977</text:p>
          </table:table-cell>
          <table:table-cell table:style-name="ce3" table:formula="of:=[.E148]=[.E14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5092B511</text:p>
          </table:table-cell>
          <table:table-cell table:style-name="ce3" table:formula="of:=[.B149]=[.B148]" office:value-type="boolean" office:boolean-value="false">
            <text:p>FALSE</text:p>
          </table:table-cell>
          <table:table-cell/>
          <table:table-cell office:value-type="string">
            <text:p>464BF5AA</text:p>
          </table:table-cell>
          <table:table-cell table:style-name="ce3" table:formula="of:=[.E149]=[.E14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7">
            <text:p>467</text:p>
          </table:table-cell>
          <table:table-cell office:value-type="string">
            <text:p>5092B511</text:p>
          </table:table-cell>
          <table:table-cell table:style-name="ce3" table:formula="of:=[.B150]=[.B149]" office:value-type="boolean" office:boolean-value="true">
            <text:p>TRUE</text:p>
          </table:table-cell>
          <table:table-cell/>
          <table:table-cell table:style-name="ce4" office:value-type="string">
            <text:p>464BF5AA</text:p>
          </table:table-cell>
          <table:table-cell table:style-name="ce3" table:formula="of:=[.E150]=[.E14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30">
            <text:p>330</text:p>
          </table:table-cell>
          <table:table-cell office:value-type="string">
            <text:p>5136D144</text:p>
          </table:table-cell>
          <table:table-cell table:style-name="ce3" table:formula="of:=[.B151]=[.B150]" office:value-type="boolean" office:boolean-value="false">
            <text:p>FALSE</text:p>
          </table:table-cell>
          <table:table-cell/>
          <table:table-cell office:value-type="string">
            <text:p>464BF5AA</text:p>
          </table:table-cell>
          <table:table-cell table:style-name="ce3" table:formula="of:=[.E151]=[.E15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52DAED77</text:p>
          </table:table-cell>
          <table:table-cell table:style-name="ce3" table:formula="of:=[.B152]=[.B151]" office:value-type="boolean" office:boolean-value="false">
            <text:p>FALSE</text:p>
          </table:table-cell>
          <table:table-cell/>
          <table:table-cell office:value-type="string">
            <text:p>47EF11DD</text:p>
          </table:table-cell>
          <table:table-cell table:style-name="ce3" table:formula="of:=[.E152]=[.E15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00">
            <text:p>400</text:p>
          </table:table-cell>
          <table:table-cell office:value-type="string">
            <text:p>52DAED77</text:p>
          </table:table-cell>
          <table:table-cell table:style-name="ce3" table:formula="of:=[.B153]=[.B152]" office:value-type="boolean" office:boolean-value="true">
            <text:p>TRUE</text:p>
          </table:table-cell>
          <table:table-cell/>
          <table:table-cell office:value-type="string">
            <text:p>47EF11DD</text:p>
          </table:table-cell>
          <table:table-cell table:style-name="ce3" table:formula="of:=[.E153]=[.E15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74">
            <text:p>74</text:p>
          </table:table-cell>
          <table:table-cell office:value-type="string">
            <text:p>537E09AA</text:p>
          </table:table-cell>
          <table:table-cell table:style-name="ce3" table:formula="of:=[.B154]=[.B153]" office:value-type="boolean" office:boolean-value="false">
            <text:p>FALSE</text:p>
          </table:table-cell>
          <table:table-cell/>
          <table:table-cell office:value-type="string">
            <text:p>47EF11DD</text:p>
          </table:table-cell>
          <table:table-cell table:style-name="ce3" table:formula="of:=[.E154]=[.E15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49">
            <text:p>249</text:p>
          </table:table-cell>
          <table:table-cell office:value-type="string">
            <text:p>537E09AA</text:p>
          </table:table-cell>
          <table:table-cell table:style-name="ce3" table:formula="of:=[.B155]=[.B154]" office:value-type="boolean" office:boolean-value="true">
            <text:p>TRUE</text:p>
          </table:table-cell>
          <table:table-cell/>
          <table:table-cell office:value-type="string">
            <text:p>47EF11DD</text:p>
          </table:table-cell>
          <table:table-cell table:style-name="ce3" table:formula="of:=[.E155]=[.E15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98">
            <text:p>98</text:p>
          </table:table-cell>
          <table:table-cell office:value-type="string">
            <text:p>5412BADD</text:p>
          </table:table-cell>
          <table:table-cell table:style-name="ce3" table:formula="of:=[.B156]=[.B155]" office:value-type="boolean" office:boolean-value="false">
            <text:p>FALSE</text:p>
          </table:table-cell>
          <table:table-cell/>
          <table:table-cell office:value-type="string">
            <text:p>47EF11DD</text:p>
          </table:table-cell>
          <table:table-cell table:style-name="ce3" table:formula="of:=[.E156]=[.E15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5412BADD</text:p>
          </table:table-cell>
          <table:table-cell table:style-name="ce3" table:formula="of:=[.B157]=[.B156]" office:value-type="boolean" office:boolean-value="true">
            <text:p>TRUE</text:p>
          </table:table-cell>
          <table:table-cell/>
          <table:table-cell office:value-type="string">
            <text:p>4894C200</text:p>
          </table:table-cell>
          <table:table-cell table:style-name="ce3" table:formula="of:=[.E157]=[.E15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08">
            <text:p>508</text:p>
          </table:table-cell>
          <table:table-cell office:value-type="string">
            <text:p>5412BADD</text:p>
          </table:table-cell>
          <table:table-cell table:style-name="ce3" table:formula="of:=[.B158]=[.B157]" office:value-type="boolean" office:boolean-value="true">
            <text:p>TRUE</text:p>
          </table:table-cell>
          <table:table-cell/>
          <table:table-cell office:value-type="string">
            <text:p>4894C200</text:p>
          </table:table-cell>
          <table:table-cell table:style-name="ce3" table:formula="of:=[.E158]=[.E15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55C7D600</text:p>
          </table:table-cell>
          <table:table-cell table:style-name="ce3" table:formula="of:=[.B159]=[.B158]" office:value-type="boolean" office:boolean-value="false">
            <text:p>FALSE</text:p>
          </table:table-cell>
          <table:table-cell/>
          <table:table-cell office:value-type="string">
            <text:p>4ADCFA66</text:p>
          </table:table-cell>
          <table:table-cell table:style-name="ce3" table:formula="of:=[.E159]=[.E15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72">
            <text:p>172</text:p>
          </table:table-cell>
          <table:table-cell office:value-type="string">
            <text:p>566BF233</text:p>
          </table:table-cell>
          <table:table-cell table:style-name="ce3" table:formula="of:=[.B160]=[.B159]" office:value-type="boolean" office:boolean-value="false">
            <text:p>FALSE</text:p>
          </table:table-cell>
          <table:table-cell/>
          <table:table-cell office:value-type="string">
            <text:p>4ADCFA66</text:p>
          </table:table-cell>
          <table:table-cell table:style-name="ce3" table:formula="of:=[.E160]=[.E15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566BF233</text:p>
          </table:table-cell>
          <table:table-cell table:style-name="ce3" table:formula="of:=[.B161]=[.B160]" office:value-type="boolean" office:boolean-value="true">
            <text:p>TRUE</text:p>
          </table:table-cell>
          <table:table-cell/>
          <table:table-cell office:value-type="string">
            <text:p>4C14C7CC</text:p>
          </table:table-cell>
          <table:table-cell table:style-name="ce3" table:formula="of:=[.E161]=[.E160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19">
            <text:p>19</text:p>
          </table:table-cell>
          <table:table-cell office:value-type="string">
            <text:p>570F0E66</text:p>
          </table:table-cell>
          <table:table-cell table:style-name="ce3" table:formula="of:=[.B162]=[.B161]" office:value-type="boolean" office:boolean-value="false">
            <text:p>FALSE</text:p>
          </table:table-cell>
          <table:table-cell/>
          <table:table-cell office:value-type="string">
            <text:p>4C14C7CC</text:p>
          </table:table-cell>
          <table:table-cell table:style-name="ce3" table:formula="of:=[.E162]=[.E16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5">
            <text:p>35</text:p>
          </table:table-cell>
          <table:table-cell office:value-type="string">
            <text:p>570F0E66</text:p>
          </table:table-cell>
          <table:table-cell table:style-name="ce3" table:formula="of:=[.B163]=[.B162]" office:value-type="boolean" office:boolean-value="true">
            <text:p>TRUE</text:p>
          </table:table-cell>
          <table:table-cell/>
          <table:table-cell office:value-type="string">
            <text:p>4C14C7CC</text:p>
          </table:table-cell>
          <table:table-cell table:style-name="ce3" table:formula="of:=[.E163]=[.E16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5947DBCC</text:p>
          </table:table-cell>
          <table:table-cell table:style-name="ce3" table:formula="of:=[.B164]=[.B163]" office:value-type="boolean" office:boolean-value="false">
            <text:p>FALSE</text:p>
          </table:table-cell>
          <table:table-cell/>
          <table:table-cell office:value-type="string">
            <text:p>4DB8E3FF</text:p>
          </table:table-cell>
          <table:table-cell table:style-name="ce3" table:formula="of:=[.E164]=[.E16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5B90A822</text:p>
          </table:table-cell>
          <table:table-cell table:style-name="ce3" table:formula="of:=[.B165]=[.B164]" office:value-type="boolean" office:boolean-value="false">
            <text:p>FALSE</text:p>
          </table:table-cell>
          <table:table-cell/>
          <table:table-cell office:value-type="string">
            <text:p>4E6DFF22</text:p>
          </table:table-cell>
          <table:table-cell table:style-name="ce3" table:formula="of:=[.E165]=[.E16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90">
            <text:p>190</text:p>
          </table:table-cell>
          <table:table-cell office:value-type="string">
            <text:p>5C34C455</text:p>
          </table:table-cell>
          <table:table-cell table:style-name="ce3" table:formula="of:=[.B166]=[.B165]" office:value-type="boolean" office:boolean-value="false">
            <text:p>FALSE</text:p>
          </table:table-cell>
          <table:table-cell/>
          <table:table-cell office:value-type="string">
            <text:p>4E6DFF22</text:p>
          </table:table-cell>
          <table:table-cell table:style-name="ce3" table:formula="of:=[.E166]=[.E16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5DD8E088</text:p>
          </table:table-cell>
          <table:table-cell table:style-name="ce3" table:formula="of:=[.B167]=[.B166]" office:value-type="boolean" office:boolean-value="false">
            <text:p>FALSE</text:p>
          </table:table-cell>
          <table:table-cell/>
          <table:table-cell office:value-type="string">
            <text:p>4F01B055</text:p>
          </table:table-cell>
          <table:table-cell table:style-name="ce3" table:formula="of:=[.E167]=[.E16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5E7CFCBB</text:p>
          </table:table-cell>
          <table:table-cell table:style-name="ce3" table:formula="of:=[.B168]=[.B167]" office:value-type="boolean" office:boolean-value="false">
            <text:p>FALSE</text:p>
          </table:table-cell>
          <table:table-cell/>
          <table:table-cell office:value-type="string">
            <text:p>50A5CC88</text:p>
          </table:table-cell>
          <table:table-cell table:style-name="ce3" table:formula="of:=[.E168]=[.E167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53">
            <text:p>53</text:p>
          </table:table-cell>
          <table:table-cell office:value-type="string">
            <text:p>5F10ADEE</text:p>
          </table:table-cell>
          <table:table-cell table:style-name="ce3" table:formula="of:=[.B169]=[.B168]" office:value-type="boolean" office:boolean-value="false">
            <text:p>FALSE</text:p>
          </table:table-cell>
          <table:table-cell/>
          <table:table-cell office:value-type="string">
            <text:p>50A5CC88</text:p>
          </table:table-cell>
          <table:table-cell table:style-name="ce3" table:formula="of:=[.E169]=[.E16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5F10ADEE</text:p>
          </table:table-cell>
          <table:table-cell table:style-name="ce3" table:formula="of:=[.B170]=[.B169]" office:value-type="boolean" office:boolean-value="true">
            <text:p>TRUE</text:p>
          </table:table-cell>
          <table:table-cell/>
          <table:table-cell office:value-type="string">
            <text:p>5149E8BB</text:p>
          </table:table-cell>
          <table:table-cell table:style-name="ce3" table:formula="of:=[.E170]=[.E16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5F10ADEE</text:p>
          </table:table-cell>
          <table:table-cell table:style-name="ce3" table:formula="of:=[.B171]=[.B170]" office:value-type="boolean" office:boolean-value="true">
            <text:p>TRUE</text:p>
          </table:table-cell>
          <table:table-cell/>
          <table:table-cell office:value-type="string">
            <text:p>52ED04EE</text:p>
          </table:table-cell>
          <table:table-cell table:style-name="ce3" table:formula="of:=[.E171]=[.E17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11">
            <text:p>311</text:p>
          </table:table-cell>
          <table:table-cell office:value-type="string">
            <text:p>5F10ADEE</text:p>
          </table:table-cell>
          <table:table-cell table:style-name="ce3" table:formula="of:=[.B172]=[.B171]" office:value-type="boolean" office:boolean-value="true">
            <text:p>TRUE</text:p>
          </table:table-cell>
          <table:table-cell/>
          <table:table-cell office:value-type="string">
            <text:p>52ED04EE</text:p>
          </table:table-cell>
          <table:table-cell table:style-name="ce3" table:formula="of:=[.E172]=[.E17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60C5C911</text:p>
          </table:table-cell>
          <table:table-cell table:style-name="ce3" table:formula="of:=[.B173]=[.B172]" office:value-type="boolean" office:boolean-value="false">
            <text:p>FALSE</text:p>
          </table:table-cell>
          <table:table-cell/>
          <table:table-cell office:value-type="string">
            <text:p>5392B511</text:p>
          </table:table-cell>
          <table:table-cell table:style-name="ce3" table:formula="of:=[.E173]=[.E17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66">
            <text:p>166</text:p>
          </table:table-cell>
          <table:table-cell table:style-name="ce2" office:value-type="string">
            <text:p>6169E544</text:p>
          </table:table-cell>
          <table:table-cell table:style-name="ce3" table:formula="of:=[.B174]=[.B173]" office:value-type="boolean" office:boolean-value="false">
            <text:p>FALSE</text:p>
          </table:table-cell>
          <table:table-cell/>
          <table:table-cell office:value-type="string">
            <text:p>5436D144</text:p>
          </table:table-cell>
          <table:table-cell table:style-name="ce3" table:formula="of:=[.E174]=[.E17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48">
            <text:p>248</text:p>
          </table:table-cell>
          <table:table-cell table:style-name="ce2" office:value-type="string">
            <text:p>6169E544</text:p>
          </table:table-cell>
          <table:table-cell table:style-name="ce3" table:formula="of:=[.B175]=[.B174]" office:value-type="boolean" office:boolean-value="true">
            <text:p>TRUE</text:p>
          </table:table-cell>
          <table:table-cell/>
          <table:table-cell office:value-type="string">
            <text:p>5436D144</text:p>
          </table:table-cell>
          <table:table-cell table:style-name="ce3" table:formula="of:=[.E175]=[.E17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93">
            <text:p>493</text:p>
          </table:table-cell>
          <table:table-cell table:style-name="ce2" office:value-type="string">
            <text:p>6169E544</text:p>
          </table:table-cell>
          <table:table-cell table:style-name="ce3" table:formula="of:=[.B176]=[.B175]" office:value-type="boolean" office:boolean-value="true">
            <text:p>TRUE</text:p>
          </table:table-cell>
          <table:table-cell/>
          <table:table-cell office:value-type="string">
            <text:p>55DAED77</text:p>
          </table:table-cell>
          <table:table-cell table:style-name="ce3" table:formula="of:=[.E176]=[.E17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90">
            <text:p>390</text:p>
          </table:table-cell>
          <table:table-cell office:value-type="string">
            <text:p>6445CEDD</text:p>
          </table:table-cell>
          <table:table-cell table:style-name="ce3" table:formula="of:=[.B177]=[.B176]" office:value-type="boolean" office:boolean-value="false">
            <text:p>FALSE</text:p>
          </table:table-cell>
          <table:table-cell/>
          <table:table-cell office:value-type="string">
            <text:p>55DAED77</text:p>
          </table:table-cell>
          <table:table-cell table:style-name="ce3" table:formula="of:=[.E177]=[.E17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26">
            <text:p>226</text:p>
          </table:table-cell>
          <table:table-cell office:value-type="string">
            <text:p>65FAEA00</text:p>
          </table:table-cell>
          <table:table-cell table:style-name="ce3" table:formula="of:=[.B178]=[.B177]" office:value-type="boolean" office:boolean-value="false">
            <text:p>FALSE</text:p>
          </table:table-cell>
          <table:table-cell/>
          <table:table-cell office:value-type="string">
            <text:p>55DAED77</text:p>
          </table:table-cell>
          <table:table-cell table:style-name="ce3" table:formula="of:=[.E178]=[.E17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25">
            <text:p>425</text:p>
          </table:table-cell>
          <table:table-cell office:value-type="string">
            <text:p>65FAEA00</text:p>
          </table:table-cell>
          <table:table-cell table:style-name="ce3" table:formula="of:=[.B179]=[.B178]" office:value-type="boolean" office:boolean-value="true">
            <text:p>TRUE</text:p>
          </table:table-cell>
          <table:table-cell/>
          <table:table-cell office:value-type="string">
            <text:p>567E09AA</text:p>
          </table:table-cell>
          <table:table-cell table:style-name="ce3" table:formula="of:=[.E179]=[.E178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92">
            <text:p>492</text:p>
          </table:table-cell>
          <table:table-cell office:value-type="string">
            <text:p>65FAEA00</text:p>
          </table:table-cell>
          <table:table-cell table:style-name="ce3" table:formula="of:=[.B180]=[.B179]" office:value-type="boolean" office:boolean-value="true">
            <text:p>TRUE</text:p>
          </table:table-cell>
          <table:table-cell/>
          <table:table-cell office:value-type="string">
            <text:p>5712BADD</text:p>
          </table:table-cell>
          <table:table-cell table:style-name="ce3" table:formula="of:=[.E180]=[.E17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65">
            <text:p>365</text:p>
          </table:table-cell>
          <table:table-cell table:style-name="ce2" office:value-type="string">
            <text:p>669E0633</text:p>
          </table:table-cell>
          <table:table-cell table:style-name="ce3" table:formula="of:=[.B181]=[.B180]" office:value-type="boolean" office:boolean-value="false">
            <text:p>FALSE</text:p>
          </table:table-cell>
          <table:table-cell/>
          <table:table-cell office:value-type="string">
            <text:p>58C7D600</text:p>
          </table:table-cell>
          <table:table-cell table:style-name="ce3" table:formula="of:=[.E181]=[.E18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1">
            <text:p>41</text:p>
          </table:table-cell>
          <table:table-cell office:value-type="string">
            <text:p>6732B766</text:p>
          </table:table-cell>
          <table:table-cell table:style-name="ce3" table:formula="of:=[.B182]=[.B181]" office:value-type="boolean" office:boolean-value="false">
            <text:p>FALSE</text:p>
          </table:table-cell>
          <table:table-cell/>
          <table:table-cell office:value-type="string">
            <text:p>58C7D600</text:p>
          </table:table-cell>
          <table:table-cell table:style-name="ce3" table:formula="of:=[.E182]=[.E181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268">
            <text:p>268</text:p>
          </table:table-cell>
          <table:table-cell office:value-type="string">
            <text:p>6732B766</text:p>
          </table:table-cell>
          <table:table-cell table:style-name="ce3" table:formula="of:=[.B183]=[.B182]" office:value-type="boolean" office:boolean-value="true">
            <text:p>TRUE</text:p>
          </table:table-cell>
          <table:table-cell/>
          <table:table-cell office:value-type="string">
            <text:p>58C7D600</text:p>
          </table:table-cell>
          <table:table-cell table:style-name="ce3" table:formula="of:=[.E183]=[.E18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68D6D399</text:p>
          </table:table-cell>
          <table:table-cell table:style-name="ce3" table:formula="of:=[.B184]=[.B183]" office:value-type="boolean" office:boolean-value="false">
            <text:p>FALSE</text:p>
          </table:table-cell>
          <table:table-cell/>
          <table:table-cell office:value-type="string">
            <text:p>596BF233</text:p>
          </table:table-cell>
          <table:table-cell table:style-name="ce3" table:formula="of:=[.E184]=[.E18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59">
            <text:p>259</text:p>
          </table:table-cell>
          <table:table-cell office:value-type="string">
            <text:p>68D6D399</text:p>
          </table:table-cell>
          <table:table-cell table:style-name="ce3" table:formula="of:=[.B185]=[.B184]" office:value-type="boolean" office:boolean-value="true">
            <text:p>TRUE</text:p>
          </table:table-cell>
          <table:table-cell/>
          <table:table-cell office:value-type="string">
            <text:p>596BF233</text:p>
          </table:table-cell>
          <table:table-cell table:style-name="ce3" table:formula="of:=[.E185]=[.E18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697AEFCC</text:p>
          </table:table-cell>
          <table:table-cell table:style-name="ce3" table:formula="of:=[.B186]=[.B185]" office:value-type="boolean" office:boolean-value="false">
            <text:p>FALSE</text:p>
          </table:table-cell>
          <table:table-cell/>
          <table:table-cell office:value-type="string">
            <text:p>5A0F0E66</text:p>
          </table:table-cell>
          <table:table-cell table:style-name="ce3" table:formula="of:=[.E186]=[.E18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26">
            <text:p>126</text:p>
          </table:table-cell>
          <table:table-cell office:value-type="string">
            <text:p>697AEFCC</text:p>
          </table:table-cell>
          <table:table-cell table:style-name="ce3" table:formula="of:=[.B187]=[.B186]" office:value-type="boolean" office:boolean-value="true">
            <text:p>TRUE</text:p>
          </table:table-cell>
          <table:table-cell/>
          <table:table-cell office:value-type="string">
            <text:p>5A0F0E66</text:p>
          </table:table-cell>
          <table:table-cell table:style-name="ce3" table:formula="of:=[.E187]=[.E18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7">
            <text:p>47</text:p>
          </table:table-cell>
          <table:table-cell office:value-type="string">
            <text:p>6BC3BC22</text:p>
          </table:table-cell>
          <table:table-cell table:style-name="ce3" table:formula="of:=[.B188]=[.B187]" office:value-type="boolean" office:boolean-value="false">
            <text:p>FALSE</text:p>
          </table:table-cell>
          <table:table-cell/>
          <table:table-cell office:value-type="string">
            <text:p>5A0F0E66</text:p>
          </table:table-cell>
          <table:table-cell table:style-name="ce3" table:formula="of:=[.E188]=[.E18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97">
            <text:p>297</text:p>
          </table:table-cell>
          <table:table-cell office:value-type="string">
            <text:p>6BC3BC22</text:p>
          </table:table-cell>
          <table:table-cell table:style-name="ce3" table:formula="of:=[.B189]=[.B188]" office:value-type="boolean" office:boolean-value="true">
            <text:p>TRUE</text:p>
          </table:table-cell>
          <table:table-cell/>
          <table:table-cell office:value-type="string">
            <text:p>5A0F0E66</text:p>
          </table:table-cell>
          <table:table-cell table:style-name="ce3" table:formula="of:=[.E189]=[.E18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6BC3BC22</text:p>
          </table:table-cell>
          <table:table-cell table:style-name="ce3" table:formula="of:=[.B190]=[.B189]" office:value-type="boolean" office:boolean-value="true">
            <text:p>TRUE</text:p>
          </table:table-cell>
          <table:table-cell/>
          <table:table-cell office:value-type="string">
            <text:p>5BA3BF99</text:p>
          </table:table-cell>
          <table:table-cell table:style-name="ce3" table:formula="of:=[.E190]=[.E18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6BC3BC22</text:p>
          </table:table-cell>
          <table:table-cell table:style-name="ce3" table:formula="of:=[.B191]=[.B190]" office:value-type="boolean" office:boolean-value="true">
            <text:p>TRUE</text:p>
          </table:table-cell>
          <table:table-cell/>
          <table:table-cell office:value-type="string">
            <text:p>5C47DBCC</text:p>
          </table:table-cell>
          <table:table-cell table:style-name="ce3" table:formula="of:=[.E191]=[.E190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60">
            <text:p>460</text:p>
          </table:table-cell>
          <table:table-cell office:value-type="string">
            <text:p>6BC3BC22</text:p>
          </table:table-cell>
          <table:table-cell table:style-name="ce3" table:formula="of:=[.B192]=[.B191]" office:value-type="boolean" office:boolean-value="true">
            <text:p>TRUE</text:p>
          </table:table-cell>
          <table:table-cell/>
          <table:table-cell office:value-type="string">
            <text:p>5DEBF7FF</text:p>
          </table:table-cell>
          <table:table-cell table:style-name="ce3" table:formula="of:=[.E192]=[.E19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90">
            <text:p>490</text:p>
          </table:table-cell>
          <table:table-cell office:value-type="string">
            <text:p>6BC3BC22</text:p>
          </table:table-cell>
          <table:table-cell table:style-name="ce3" table:formula="of:=[.B193]=[.B192]" office:value-type="boolean" office:boolean-value="true">
            <text:p>TRUE</text:p>
          </table:table-cell>
          <table:table-cell/>
          <table:table-cell office:value-type="string">
            <text:p>5DEBF7FF</text:p>
          </table:table-cell>
          <table:table-cell table:style-name="ce3" table:formula="of:=[.E193]=[.E19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95">
            <text:p>495</text:p>
          </table:table-cell>
          <table:table-cell office:value-type="string">
            <text:p>6BC3BC22</text:p>
          </table:table-cell>
          <table:table-cell table:style-name="ce3" table:formula="of:=[.B194]=[.B193]" office:value-type="boolean" office:boolean-value="true">
            <text:p>TRUE</text:p>
          </table:table-cell>
          <table:table-cell/>
          <table:table-cell office:value-type="string">
            <text:p>5E90A822</text:p>
          </table:table-cell>
          <table:table-cell table:style-name="ce3" table:formula="of:=[.E194]=[.E19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92">
            <text:p>92</text:p>
          </table:table-cell>
          <table:table-cell office:value-type="string">
            <text:p>6C67D855</text:p>
          </table:table-cell>
          <table:table-cell table:style-name="ce3" table:formula="of:=[.B195]=[.B194]" office:value-type="boolean" office:boolean-value="false">
            <text:p>FALSE</text:p>
          </table:table-cell>
          <table:table-cell/>
          <table:table-cell office:value-type="string">
            <text:p>5E90A822</text:p>
          </table:table-cell>
          <table:table-cell table:style-name="ce3" table:formula="of:=[.E195]=[.E19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6C67D855</text:p>
          </table:table-cell>
          <table:table-cell table:style-name="ce3" table:formula="of:=[.B196]=[.B195]" office:value-type="boolean" office:boolean-value="true">
            <text:p>TRUE</text:p>
          </table:table-cell>
          <table:table-cell/>
          <table:table-cell office:value-type="string">
            <text:p>60D8E088</text:p>
          </table:table-cell>
          <table:table-cell table:style-name="ce3" table:formula="of:=[.E196]=[.E195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196">
            <text:p>196</text:p>
          </table:table-cell>
          <table:table-cell office:value-type="string">
            <text:p>6C67D855</text:p>
          </table:table-cell>
          <table:table-cell table:style-name="ce3" table:formula="of:=[.B197]=[.B196]" office:value-type="boolean" office:boolean-value="true">
            <text:p>TRUE</text:p>
          </table:table-cell>
          <table:table-cell/>
          <table:table-cell office:value-type="string">
            <text:p>60D8E088</text:p>
          </table:table-cell>
          <table:table-cell table:style-name="ce3" table:formula="of:=[.E197]=[.E19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50">
            <text:p>350</text:p>
          </table:table-cell>
          <table:table-cell office:value-type="string">
            <text:p>6C67D855</text:p>
          </table:table-cell>
          <table:table-cell table:style-name="ce3" table:formula="of:=[.B198]=[.B197]" office:value-type="boolean" office:boolean-value="true">
            <text:p>TRUE</text:p>
          </table:table-cell>
          <table:table-cell/>
          <table:table-cell office:value-type="string">
            <text:p>60D8E088</text:p>
          </table:table-cell>
          <table:table-cell table:style-name="ce3" table:formula="of:=[.E198]=[.E19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08">
            <text:p>408</text:p>
          </table:table-cell>
          <table:table-cell office:value-type="string">
            <text:p>6C67D855</text:p>
          </table:table-cell>
          <table:table-cell table:style-name="ce3" table:formula="of:=[.B199]=[.B198]" office:value-type="boolean" office:boolean-value="true">
            <text:p>TRUE</text:p>
          </table:table-cell>
          <table:table-cell/>
          <table:table-cell office:value-type="string">
            <text:p>617CFCBB</text:p>
          </table:table-cell>
          <table:table-cell table:style-name="ce3" table:formula="of:=[.E199]=[.E19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27">
            <text:p>427</text:p>
          </table:table-cell>
          <table:table-cell office:value-type="string">
            <text:p>6C67D855</text:p>
          </table:table-cell>
          <table:table-cell table:style-name="ce3" table:formula="of:=[.B200]=[.B199]" office:value-type="boolean" office:boolean-value="true">
            <text:p>TRUE</text:p>
          </table:table-cell>
          <table:table-cell/>
          <table:table-cell office:value-type="string">
            <text:p>617CFCBB</text:p>
          </table:table-cell>
          <table:table-cell table:style-name="ce3" table:formula="of:=[.E200]=[.E19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6D0BF488</text:p>
          </table:table-cell>
          <table:table-cell table:style-name="ce3" table:formula="of:=[.B201]=[.B200]" office:value-type="boolean" office:boolean-value="false">
            <text:p>FALSE</text:p>
          </table:table-cell>
          <table:table-cell/>
          <table:table-cell office:value-type="string">
            <text:p>6210ADEE</text:p>
          </table:table-cell>
          <table:table-cell table:style-name="ce3" table:formula="of:=[.E201]=[.E20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80">
            <text:p>280</text:p>
          </table:table-cell>
          <table:table-cell office:value-type="string">
            <text:p>6D0BF488</text:p>
          </table:table-cell>
          <table:table-cell table:style-name="ce3" table:formula="of:=[.B202]=[.B201]" office:value-type="boolean" office:boolean-value="true">
            <text:p>TRUE</text:p>
          </table:table-cell>
          <table:table-cell/>
          <table:table-cell office:value-type="string">
            <text:p>6210ADEE</text:p>
          </table:table-cell>
          <table:table-cell table:style-name="ce3" table:formula="of:=[.E202]=[.E20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0">
            <text:p>20</text:p>
          </table:table-cell>
          <table:table-cell office:value-type="string">
            <text:p>6EAF10BB</text:p>
          </table:table-cell>
          <table:table-cell table:style-name="ce3" table:formula="of:=[.B203]=[.B202]" office:value-type="boolean" office:boolean-value="false">
            <text:p>FALSE</text:p>
          </table:table-cell>
          <table:table-cell/>
          <table:table-cell office:value-type="string">
            <text:p>6210ADEE</text:p>
          </table:table-cell>
          <table:table-cell table:style-name="ce3" table:formula="of:=[.E203]=[.E202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332">
            <text:p>332</text:p>
          </table:table-cell>
          <table:table-cell office:value-type="string">
            <text:p>6EAF10BB</text:p>
          </table:table-cell>
          <table:table-cell table:style-name="ce3" table:formula="of:=[.B204]=[.B203]" office:value-type="boolean" office:boolean-value="true">
            <text:p>TRUE</text:p>
          </table:table-cell>
          <table:table-cell/>
          <table:table-cell office:value-type="string">
            <text:p>6210ADEE</text:p>
          </table:table-cell>
          <table:table-cell table:style-name="ce3" table:formula="of:=[.E204]=[.E20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99">
            <text:p>199</text:p>
          </table:table-cell>
          <table:table-cell office:value-type="string">
            <text:p>6F43C1EE</text:p>
          </table:table-cell>
          <table:table-cell table:style-name="ce3" table:formula="of:=[.B205]=[.B204]" office:value-type="boolean" office:boolean-value="false">
            <text:p>FALSE</text:p>
          </table:table-cell>
          <table:table-cell/>
          <table:table-cell office:value-type="string">
            <text:p>6210ADEE</text:p>
          </table:table-cell>
          <table:table-cell table:style-name="ce3" table:formula="of:=[.E205]=[.E20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62">
            <text:p>262</text:p>
          </table:table-cell>
          <table:table-cell office:value-type="string">
            <text:p>6F43C1EE</text:p>
          </table:table-cell>
          <table:table-cell table:style-name="ce3" table:formula="of:=[.B206]=[.B205]" office:value-type="boolean" office:boolean-value="true">
            <text:p>TRUE</text:p>
          </table:table-cell>
          <table:table-cell/>
          <table:table-cell office:value-type="string">
            <text:p>6210ADEE</text:p>
          </table:table-cell>
          <table:table-cell table:style-name="ce3" table:formula="of:=[.E206]=[.E20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6F43C1EE</text:p>
          </table:table-cell>
          <table:table-cell table:style-name="ce3" table:formula="of:=[.B207]=[.B206]" office:value-type="boolean" office:boolean-value="true">
            <text:p>TRUE</text:p>
          </table:table-cell>
          <table:table-cell/>
          <table:table-cell office:value-type="string">
            <text:p>63C5C911</text:p>
          </table:table-cell>
          <table:table-cell table:style-name="ce3" table:formula="of:=[.E207]=[.E20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09">
            <text:p>409</text:p>
          </table:table-cell>
          <table:table-cell office:value-type="string">
            <text:p>6F43C1EE</text:p>
          </table:table-cell>
          <table:table-cell table:style-name="ce3" table:formula="of:=[.B208]=[.B207]" office:value-type="boolean" office:boolean-value="true">
            <text:p>TRUE</text:p>
          </table:table-cell>
          <table:table-cell/>
          <table:table-cell office:value-type="string">
            <text:p>63C5C911</text:p>
          </table:table-cell>
          <table:table-cell table:style-name="ce3" table:formula="of:=[.E208]=[.E20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36">
            <text:p>436</text:p>
          </table:table-cell>
          <table:table-cell office:value-type="string">
            <text:p>6F43C1EE</text:p>
          </table:table-cell>
          <table:table-cell table:style-name="ce3" table:formula="of:=[.B209]=[.B208]" office:value-type="boolean" office:boolean-value="true">
            <text:p>TRUE</text:p>
          </table:table-cell>
          <table:table-cell/>
          <table:table-cell office:value-type="string">
            <text:p>63C5C911</text:p>
          </table:table-cell>
          <table:table-cell table:style-name="ce3" table:formula="of:=[.E209]=[.E20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40">
            <text:p>440</text:p>
          </table:table-cell>
          <table:table-cell office:value-type="string">
            <text:p>6F43C1EE</text:p>
          </table:table-cell>
          <table:table-cell table:style-name="ce3" table:formula="of:=[.B210]=[.B209]" office:value-type="boolean" office:boolean-value="true">
            <text:p>TRUE</text:p>
          </table:table-cell>
          <table:table-cell/>
          <table:table-cell office:value-type="string">
            <text:p>63C5C911</text:p>
          </table:table-cell>
          <table:table-cell table:style-name="ce3" table:formula="of:=[.E210]=[.E20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45">
            <text:p>445</text:p>
          </table:table-cell>
          <table:table-cell office:value-type="string">
            <text:p>6F43C1EE</text:p>
          </table:table-cell>
          <table:table-cell table:style-name="ce3" table:formula="of:=[.B211]=[.B210]" office:value-type="boolean" office:boolean-value="true">
            <text:p>TRUE</text:p>
          </table:table-cell>
          <table:table-cell/>
          <table:table-cell table:style-name="ce4" office:value-type="string">
            <text:p>6469E544</text:p>
          </table:table-cell>
          <table:table-cell table:style-name="ce3" table:formula="of:=[.E211]=[.E210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7230AA77</text:p>
          </table:table-cell>
          <table:table-cell table:style-name="ce3" table:formula="of:=[.B212]=[.B211]" office:value-type="boolean" office:boolean-value="false">
            <text:p>FALSE</text:p>
          </table:table-cell>
          <table:table-cell/>
          <table:table-cell office:value-type="string">
            <text:p>650D0177</text:p>
          </table:table-cell>
          <table:table-cell table:style-name="ce3" table:formula="of:=[.E212]=[.E21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8">
            <text:p>38</text:p>
          </table:table-cell>
          <table:table-cell office:value-type="string">
            <text:p>73D4C6AA</text:p>
          </table:table-cell>
          <table:table-cell table:style-name="ce3" table:formula="of:=[.B213]=[.B212]" office:value-type="boolean" office:boolean-value="false">
            <text:p>FALSE</text:p>
          </table:table-cell>
          <table:table-cell/>
          <table:table-cell office:value-type="string">
            <text:p>650D0177</text:p>
          </table:table-cell>
          <table:table-cell table:style-name="ce3" table:formula="of:=[.E213]=[.E21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73D4C6AA</text:p>
          </table:table-cell>
          <table:table-cell table:style-name="ce3" table:formula="of:=[.B214]=[.B213]" office:value-type="boolean" office:boolean-value="true">
            <text:p>TRUE</text:p>
          </table:table-cell>
          <table:table-cell/>
          <table:table-cell office:value-type="string">
            <text:p>6745CEDD</text:p>
          </table:table-cell>
          <table:table-cell table:style-name="ce3" table:formula="of:=[.E214]=[.E21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08">
            <text:p>308</text:p>
          </table:table-cell>
          <table:table-cell office:value-type="string">
            <text:p>73D4C6AA</text:p>
          </table:table-cell>
          <table:table-cell table:style-name="ce3" table:formula="of:=[.B215]=[.B214]" office:value-type="boolean" office:boolean-value="true">
            <text:p>TRUE</text:p>
          </table:table-cell>
          <table:table-cell/>
          <table:table-cell office:value-type="string">
            <text:p>6745CEDD</text:p>
          </table:table-cell>
          <table:table-cell table:style-name="ce3" table:formula="of:=[.E215]=[.E21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7478E2DD</text:p>
          </table:table-cell>
          <table:table-cell table:style-name="ce3" table:formula="of:=[.B216]=[.B215]" office:value-type="boolean" office:boolean-value="false">
            <text:p>FALSE</text:p>
          </table:table-cell>
          <table:table-cell/>
          <table:table-cell office:value-type="string">
            <text:p>68FAEA00</text:p>
          </table:table-cell>
          <table:table-cell table:style-name="ce3" table:formula="of:=[.E216]=[.E21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7478E2DD</text:p>
          </table:table-cell>
          <table:table-cell table:style-name="ce3" table:formula="of:=[.B217]=[.B216]" office:value-type="boolean" office:boolean-value="true">
            <text:p>TRUE</text:p>
          </table:table-cell>
          <table:table-cell/>
          <table:table-cell table:style-name="ce4" office:value-type="string">
            <text:p>699E0633</text:p>
          </table:table-cell>
          <table:table-cell table:style-name="ce3" table:formula="of:=[.E217]=[.E21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7478E2DD</text:p>
          </table:table-cell>
          <table:table-cell table:style-name="ce3" table:formula="of:=[.B218]=[.B217]" office:value-type="boolean" office:boolean-value="true">
            <text:p>TRUE</text:p>
          </table:table-cell>
          <table:table-cell/>
          <table:table-cell office:value-type="string">
            <text:p>6A32B766</text:p>
          </table:table-cell>
          <table:table-cell table:style-name="ce3" table:formula="of:=[.E218]=[.E217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78">
            <text:p>478</text:p>
          </table:table-cell>
          <table:table-cell office:value-type="string">
            <text:p>7478E2DD</text:p>
          </table:table-cell>
          <table:table-cell table:style-name="ce3" table:formula="of:=[.B219]=[.B218]" office:value-type="boolean" office:boolean-value="true">
            <text:p>TRUE</text:p>
          </table:table-cell>
          <table:table-cell/>
          <table:table-cell office:value-type="string">
            <text:p>6BD6D399</text:p>
          </table:table-cell>
          <table:table-cell table:style-name="ce3" table:formula="of:=[.E219]=[.E21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9">
            <text:p>479</text:p>
          </table:table-cell>
          <table:table-cell office:value-type="string">
            <text:p>7478E2DD</text:p>
          </table:table-cell>
          <table:table-cell table:style-name="ce3" table:formula="of:=[.B220]=[.B219]" office:value-type="boolean" office:boolean-value="true">
            <text:p>TRUE</text:p>
          </table:table-cell>
          <table:table-cell/>
          <table:table-cell office:value-type="string">
            <text:p>6BD6D399</text:p>
          </table:table-cell>
          <table:table-cell table:style-name="ce3" table:formula="of:=[.E220]=[.E21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19">
            <text:p>319</text:p>
          </table:table-cell>
          <table:table-cell office:value-type="string">
            <text:p>752DFE00</text:p>
          </table:table-cell>
          <table:table-cell table:style-name="ce3" table:formula="of:=[.B221]=[.B220]" office:value-type="boolean" office:boolean-value="false">
            <text:p>FALSE</text:p>
          </table:table-cell>
          <table:table-cell/>
          <table:table-cell office:value-type="string">
            <text:p>6BD6D399</text:p>
          </table:table-cell>
          <table:table-cell table:style-name="ce3" table:formula="of:=[.E221]=[.E22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85">
            <text:p>385</text:p>
          </table:table-cell>
          <table:table-cell office:value-type="string">
            <text:p>752DFE00</text:p>
          </table:table-cell>
          <table:table-cell table:style-name="ce3" table:formula="of:=[.B222]=[.B221]" office:value-type="boolean" office:boolean-value="true">
            <text:p>TRUE</text:p>
          </table:table-cell>
          <table:table-cell/>
          <table:table-cell office:value-type="string">
            <text:p>6C7AEFCC</text:p>
          </table:table-cell>
          <table:table-cell table:style-name="ce3" table:formula="of:=[.E222]=[.E22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78">
            <text:p>278</text:p>
          </table:table-cell>
          <table:table-cell office:value-type="string">
            <text:p>76C1AF33</text:p>
          </table:table-cell>
          <table:table-cell table:style-name="ce3" table:formula="of:=[.B223]=[.B222]" office:value-type="boolean" office:boolean-value="false">
            <text:p>FALSE</text:p>
          </table:table-cell>
          <table:table-cell/>
          <table:table-cell office:value-type="string">
            <text:p>6C7AEFCC</text:p>
          </table:table-cell>
          <table:table-cell table:style-name="ce3" table:formula="of:=[.E223]=[.E22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82">
            <text:p>382</text:p>
          </table:table-cell>
          <table:table-cell office:value-type="string">
            <text:p>76C1AF33</text:p>
          </table:table-cell>
          <table:table-cell table:style-name="ce3" table:formula="of:=[.B224]=[.B223]" office:value-type="boolean" office:boolean-value="true">
            <text:p>TRUE</text:p>
          </table:table-cell>
          <table:table-cell/>
          <table:table-cell office:value-type="string">
            <text:p>6C7AEFCC</text:p>
          </table:table-cell>
          <table:table-cell table:style-name="ce3" table:formula="of:=[.E224]=[.E22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53">
            <text:p>453</text:p>
          </table:table-cell>
          <table:table-cell office:value-type="string">
            <text:p>7765CB66</text:p>
          </table:table-cell>
          <table:table-cell table:style-name="ce3" table:formula="of:=[.B225]=[.B224]" office:value-type="boolean" office:boolean-value="false">
            <text:p>FALSE</text:p>
          </table:table-cell>
          <table:table-cell/>
          <table:table-cell office:value-type="string">
            <text:p>6D1E0BFF</text:p>
          </table:table-cell>
          <table:table-cell table:style-name="ce3" table:formula="of:=[.E225]=[.E22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10">
            <text:p>410</text:p>
          </table:table-cell>
          <table:table-cell table:style-name="ce2" office:value-type="string">
            <text:p>7809E799</text:p>
          </table:table-cell>
          <table:table-cell table:style-name="ce3" table:formula="of:=[.B226]=[.B225]" office:value-type="boolean" office:boolean-value="false">
            <text:p>FALSE</text:p>
          </table:table-cell>
          <table:table-cell/>
          <table:table-cell office:value-type="string">
            <text:p>6D1E0BFF</text:p>
          </table:table-cell>
          <table:table-cell table:style-name="ce3" table:formula="of:=[.E226]=[.E22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16">
            <text:p>416</text:p>
          </table:table-cell>
          <table:table-cell table:style-name="ce2" office:value-type="string">
            <text:p>7809E799</text:p>
          </table:table-cell>
          <table:table-cell table:style-name="ce3" table:formula="of:=[.B227]=[.B226]" office:value-type="boolean" office:boolean-value="true">
            <text:p>TRUE</text:p>
          </table:table-cell>
          <table:table-cell/>
          <table:table-cell office:value-type="string">
            <text:p>6D1E0BFF</text:p>
          </table:table-cell>
          <table:table-cell table:style-name="ce3" table:formula="of:=[.E227]=[.E22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79AD03CC</text:p>
          </table:table-cell>
          <table:table-cell table:style-name="ce3" table:formula="of:=[.B228]=[.B227]" office:value-type="boolean" office:boolean-value="false">
            <text:p>FALSE</text:p>
          </table:table-cell>
          <table:table-cell/>
          <table:table-cell office:value-type="string">
            <text:p>6EC3BC22</text:p>
          </table:table-cell>
          <table:table-cell table:style-name="ce3" table:formula="of:=[.E228]=[.E22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91">
            <text:p>291</text:p>
          </table:table-cell>
          <table:table-cell office:value-type="string">
            <text:p>79AD03CC</text:p>
          </table:table-cell>
          <table:table-cell table:style-name="ce3" table:formula="of:=[.B229]=[.B228]" office:value-type="boolean" office:boolean-value="true">
            <text:p>TRUE</text:p>
          </table:table-cell>
          <table:table-cell/>
          <table:table-cell office:value-type="string">
            <text:p>6EC3BC22</text:p>
          </table:table-cell>
          <table:table-cell table:style-name="ce3" table:formula="of:=[.E229]=[.E22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72">
            <text:p>372</text:p>
          </table:table-cell>
          <table:table-cell office:value-type="string">
            <text:p>79AD03CC</text:p>
          </table:table-cell>
          <table:table-cell table:style-name="ce3" table:formula="of:=[.B230]=[.B229]" office:value-type="boolean" office:boolean-value="true">
            <text:p>TRUE</text:p>
          </table:table-cell>
          <table:table-cell/>
          <table:table-cell table:style-name="ce4" office:value-type="string">
            <text:p>6EC3BC22</text:p>
          </table:table-cell>
          <table:table-cell table:style-name="ce3" table:formula="of:=[.E230]=[.E22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7">
            <text:p>37</text:p>
          </table:table-cell>
          <table:table-cell office:value-type="string">
            <text:p>7A41B4FF</text:p>
          </table:table-cell>
          <table:table-cell table:style-name="ce3" table:formula="of:=[.B231]=[.B230]" office:value-type="boolean" office:boolean-value="false">
            <text:p>FALSE</text:p>
          </table:table-cell>
          <table:table-cell/>
          <table:table-cell office:value-type="string">
            <text:p>6EC3BC22</text:p>
          </table:table-cell>
          <table:table-cell table:style-name="ce3" table:formula="of:=[.E231]=[.E23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7A41B4FF</text:p>
          </table:table-cell>
          <table:table-cell table:style-name="ce3" table:formula="of:=[.B232]=[.B231]" office:value-type="boolean" office:boolean-value="true">
            <text:p>TRUE</text:p>
          </table:table-cell>
          <table:table-cell/>
          <table:table-cell table:style-name="ce4" office:value-type="string">
            <text:p>6F67D855</text:p>
          </table:table-cell>
          <table:table-cell table:style-name="ce3" table:formula="of:=[.E232]=[.E23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7A41B4FF</text:p>
          </table:table-cell>
          <table:table-cell table:style-name="ce3" table:formula="of:=[.B233]=[.B232]" office:value-type="boolean" office:boolean-value="true">
            <text:p>TRUE</text:p>
          </table:table-cell>
          <table:table-cell/>
          <table:table-cell office:value-type="string">
            <text:p>700BF488</text:p>
          </table:table-cell>
          <table:table-cell table:style-name="ce3" table:formula="of:=[.E233]=[.E23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93">
            <text:p>293</text:p>
          </table:table-cell>
          <table:table-cell office:value-type="string">
            <text:p>7A41B4FF</text:p>
          </table:table-cell>
          <table:table-cell table:style-name="ce3" table:formula="of:=[.B234]=[.B233]" office:value-type="boolean" office:boolean-value="true">
            <text:p>TRUE</text:p>
          </table:table-cell>
          <table:table-cell/>
          <table:table-cell office:value-type="string">
            <text:p>700BF488</text:p>
          </table:table-cell>
          <table:table-cell table:style-name="ce3" table:formula="of:=[.E234]=[.E23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04">
            <text:p>404</text:p>
          </table:table-cell>
          <table:table-cell office:value-type="string">
            <text:p>7BF6D022</text:p>
          </table:table-cell>
          <table:table-cell table:style-name="ce3" table:formula="of:=[.B235]=[.B234]" office:value-type="boolean" office:boolean-value="false">
            <text:p>FALSE</text:p>
          </table:table-cell>
          <table:table-cell/>
          <table:table-cell office:value-type="string">
            <text:p>71AF10BB</text:p>
          </table:table-cell>
          <table:table-cell table:style-name="ce3" table:formula="of:=[.E235]=[.E23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42">
            <text:p>442</text:p>
          </table:table-cell>
          <table:table-cell office:value-type="string">
            <text:p>7BF6D022</text:p>
          </table:table-cell>
          <table:table-cell table:style-name="ce3" table:formula="of:=[.B236]=[.B235]" office:value-type="boolean" office:boolean-value="true">
            <text:p>TRUE</text:p>
          </table:table-cell>
          <table:table-cell/>
          <table:table-cell office:value-type="string">
            <text:p>7243C1EE</text:p>
          </table:table-cell>
          <table:table-cell table:style-name="ce3" table:formula="of:=[.E236]=[.E23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07">
            <text:p>507</text:p>
          </table:table-cell>
          <table:table-cell office:value-type="string">
            <text:p>7C9AEC55</text:p>
          </table:table-cell>
          <table:table-cell table:style-name="ce3" table:formula="of:=[.B237]=[.B236]" office:value-type="boolean" office:boolean-value="false">
            <text:p>FALSE</text:p>
          </table:table-cell>
          <table:table-cell/>
          <table:table-cell office:value-type="string">
            <text:p>7243C1EE</text:p>
          </table:table-cell>
          <table:table-cell table:style-name="ce3" table:formula="of:=[.E237]=[.E23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7D3E0888</text:p>
          </table:table-cell>
          <table:table-cell table:style-name="ce3" table:formula="of:=[.B238]=[.B237]" office:value-type="boolean" office:boolean-value="false">
            <text:p>FALSE</text:p>
          </table:table-cell>
          <table:table-cell/>
          <table:table-cell office:value-type="string">
            <text:p>73F8DD11</text:p>
          </table:table-cell>
          <table:table-cell table:style-name="ce3" table:formula="of:=[.E238]=[.E23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17">
            <text:p>317</text:p>
          </table:table-cell>
          <table:table-cell office:value-type="string">
            <text:p>7D3E0888</text:p>
          </table:table-cell>
          <table:table-cell table:style-name="ce3" table:formula="of:=[.B239]=[.B238]" office:value-type="boolean" office:boolean-value="true">
            <text:p>TRUE</text:p>
          </table:table-cell>
          <table:table-cell/>
          <table:table-cell office:value-type="string">
            <text:p>73F8DD11</text:p>
          </table:table-cell>
          <table:table-cell table:style-name="ce3" table:formula="of:=[.E239]=[.E238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92">
            <text:p>392</text:p>
          </table:table-cell>
          <table:table-cell office:value-type="string">
            <text:p>7D3E0888</text:p>
          </table:table-cell>
          <table:table-cell table:style-name="ce3" table:formula="of:=[.B240]=[.B239]" office:value-type="boolean" office:boolean-value="true">
            <text:p>TRUE</text:p>
          </table:table-cell>
          <table:table-cell/>
          <table:table-cell office:value-type="string">
            <text:p>7530AA77</text:p>
          </table:table-cell>
          <table:table-cell table:style-name="ce3" table:formula="of:=[.E240]=[.E23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2">
            <text:p>212</text:p>
          </table:table-cell>
          <table:table-cell office:value-type="string">
            <text:p>7ED2B9BB</text:p>
          </table:table-cell>
          <table:table-cell table:style-name="ce3" table:formula="of:=[.B241]=[.B240]" office:value-type="boolean" office:boolean-value="false">
            <text:p>FALSE</text:p>
          </table:table-cell>
          <table:table-cell/>
          <table:table-cell office:value-type="string">
            <text:p>7530AA77</text:p>
          </table:table-cell>
          <table:table-cell table:style-name="ce3" table:formula="of:=[.E241]=[.E24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88">
            <text:p>388</text:p>
          </table:table-cell>
          <table:table-cell office:value-type="string">
            <text:p>7ED2B9BB</text:p>
          </table:table-cell>
          <table:table-cell table:style-name="ce3" table:formula="of:=[.B242]=[.B241]" office:value-type="boolean" office:boolean-value="true">
            <text:p>TRUE</text:p>
          </table:table-cell>
          <table:table-cell/>
          <table:table-cell office:value-type="string">
            <text:p>76D4C6AA</text:p>
          </table:table-cell>
          <table:table-cell table:style-name="ce3" table:formula="of:=[.E242]=[.E24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7F76D5EE</text:p>
          </table:table-cell>
          <table:table-cell table:style-name="ce3" table:formula="of:=[.B243]=[.B242]" office:value-type="boolean" office:boolean-value="false">
            <text:p>FALSE</text:p>
          </table:table-cell>
          <table:table-cell/>
          <table:table-cell office:value-type="string">
            <text:p>7778E2DD</text:p>
          </table:table-cell>
          <table:table-cell table:style-name="ce3" table:formula="of:=[.E243]=[.E24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2">
            <text:p>32</text:p>
          </table:table-cell>
          <table:table-cell office:value-type="string">
            <text:p>7F76D5EE</text:p>
          </table:table-cell>
          <table:table-cell table:style-name="ce3" table:formula="of:=[.B244]=[.B243]" office:value-type="boolean" office:boolean-value="true">
            <text:p>TRUE</text:p>
          </table:table-cell>
          <table:table-cell/>
          <table:table-cell office:value-type="string">
            <text:p>7778E2DD</text:p>
          </table:table-cell>
          <table:table-cell table:style-name="ce3" table:formula="of:=[.E244]=[.E24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7F76D5EE</text:p>
          </table:table-cell>
          <table:table-cell table:style-name="ce3" table:formula="of:=[.B245]=[.B244]" office:value-type="boolean" office:boolean-value="true">
            <text:p>TRUE</text:p>
          </table:table-cell>
          <table:table-cell/>
          <table:table-cell office:value-type="string">
            <text:p>782DFE00</text:p>
          </table:table-cell>
          <table:table-cell table:style-name="ce3" table:formula="of:=[.E245]=[.E244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157">
            <text:p>157</text:p>
          </table:table-cell>
          <table:table-cell office:value-type="string">
            <text:p>802BF111</text:p>
          </table:table-cell>
          <table:table-cell table:style-name="ce3" table:formula="of:=[.B246]=[.B245]" office:value-type="boolean" office:boolean-value="false">
            <text:p>FALSE</text:p>
          </table:table-cell>
          <table:table-cell/>
          <table:table-cell office:value-type="string">
            <text:p>782DFE00</text:p>
          </table:table-cell>
          <table:table-cell table:style-name="ce3" table:formula="of:=[.E246]=[.E24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9">
            <text:p>289</text:p>
          </table:table-cell>
          <table:table-cell office:value-type="string">
            <text:p>81CF0D44</text:p>
          </table:table-cell>
          <table:table-cell table:style-name="ce3" table:formula="of:=[.B247]=[.B246]" office:value-type="boolean" office:boolean-value="false">
            <text:p>FALSE</text:p>
          </table:table-cell>
          <table:table-cell/>
          <table:table-cell office:value-type="string">
            <text:p>782DFE00</text:p>
          </table:table-cell>
          <table:table-cell table:style-name="ce3" table:formula="of:=[.E247]=[.E24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8263BE77</text:p>
          </table:table-cell>
          <table:table-cell table:style-name="ce3" table:formula="of:=[.B248]=[.B247]" office:value-type="boolean" office:boolean-value="false">
            <text:p>FALSE</text:p>
          </table:table-cell>
          <table:table-cell/>
          <table:table-cell office:value-type="string">
            <text:p>79C1AF33</text:p>
          </table:table-cell>
          <table:table-cell table:style-name="ce3" table:formula="of:=[.E248]=[.E247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8307DAAA</text:p>
          </table:table-cell>
          <table:table-cell table:style-name="ce3" table:formula="of:=[.B249]=[.B248]" office:value-type="boolean" office:boolean-value="false">
            <text:p>FALSE</text:p>
          </table:table-cell>
          <table:table-cell/>
          <table:table-cell office:value-type="string">
            <text:p>7A65CB66</text:p>
          </table:table-cell>
          <table:table-cell table:style-name="ce3" table:formula="of:=[.E249]=[.E248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8307DAAA</text:p>
          </table:table-cell>
          <table:table-cell table:style-name="ce3" table:formula="of:=[.B250]=[.B249]" office:value-type="boolean" office:boolean-value="true">
            <text:p>TRUE</text:p>
          </table:table-cell>
          <table:table-cell/>
          <table:table-cell office:value-type="string">
            <text:p>7B09E799</text:p>
          </table:table-cell>
          <table:table-cell table:style-name="ce3" table:formula="of:=[.E250]=[.E249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348">
            <text:p>348</text:p>
          </table:table-cell>
          <table:table-cell office:value-type="string">
            <text:p>8307DAAA</text:p>
          </table:table-cell>
          <table:table-cell table:style-name="ce3" table:formula="of:=[.B251]=[.B250]" office:value-type="boolean" office:boolean-value="true">
            <text:p>TRUE</text:p>
          </table:table-cell>
          <table:table-cell/>
          <table:table-cell office:value-type="string">
            <text:p>7B09E799</text:p>
          </table:table-cell>
          <table:table-cell table:style-name="ce3" table:formula="of:=[.E251]=[.E25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37">
            <text:p>437</text:p>
          </table:table-cell>
          <table:table-cell office:value-type="string">
            <text:p>8307DAAA</text:p>
          </table:table-cell>
          <table:table-cell table:style-name="ce3" table:formula="of:=[.B252]=[.B251]" office:value-type="boolean" office:boolean-value="true">
            <text:p>TRUE</text:p>
          </table:table-cell>
          <table:table-cell/>
          <table:table-cell office:value-type="string">
            <text:p>7B09E799</text:p>
          </table:table-cell>
          <table:table-cell table:style-name="ce3" table:formula="of:=[.E252]=[.E25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71">
            <text:p>71</text:p>
          </table:table-cell>
          <table:table-cell office:value-type="string">
            <text:p>84ABF6DD</text:p>
          </table:table-cell>
          <table:table-cell table:style-name="ce3" table:formula="of:=[.B253]=[.B252]" office:value-type="boolean" office:boolean-value="false">
            <text:p>FALSE</text:p>
          </table:table-cell>
          <table:table-cell/>
          <table:table-cell office:value-type="string">
            <text:p>7B09E799</text:p>
          </table:table-cell>
          <table:table-cell table:style-name="ce3" table:formula="of:=[.E253]=[.E25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45">
            <text:p>245</text:p>
          </table:table-cell>
          <table:table-cell office:value-type="string">
            <text:p>84ABF6DD</text:p>
          </table:table-cell>
          <table:table-cell table:style-name="ce3" table:formula="of:=[.B254]=[.B253]" office:value-type="boolean" office:boolean-value="true">
            <text:p>TRUE</text:p>
          </table:table-cell>
          <table:table-cell/>
          <table:table-cell office:value-type="string">
            <text:p>7B09E799</text:p>
          </table:table-cell>
          <table:table-cell table:style-name="ce3" table:formula="of:=[.E254]=[.E25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86F4C333</text:p>
          </table:table-cell>
          <table:table-cell table:style-name="ce3" table:formula="of:=[.B255]=[.B254]" office:value-type="boolean" office:boolean-value="false">
            <text:p>FALSE</text:p>
          </table:table-cell>
          <table:table-cell/>
          <table:table-cell office:value-type="string">
            <text:p>7CAD03CC</text:p>
          </table:table-cell>
          <table:table-cell table:style-name="ce3" table:formula="of:=[.E255]=[.E25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86F4C333</text:p>
          </table:table-cell>
          <table:table-cell table:style-name="ce3" table:formula="of:=[.B256]=[.B255]" office:value-type="boolean" office:boolean-value="true">
            <text:p>TRUE</text:p>
          </table:table-cell>
          <table:table-cell/>
          <table:table-cell office:value-type="string">
            <text:p>7D41B4FF</text:p>
          </table:table-cell>
          <table:table-cell table:style-name="ce3" table:formula="of:=[.E256]=[.E25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86F4C333</text:p>
          </table:table-cell>
          <table:table-cell table:style-name="ce3" table:formula="of:=[.B257]=[.B256]" office:value-type="boolean" office:boolean-value="true">
            <text:p>TRUE</text:p>
          </table:table-cell>
          <table:table-cell/>
          <table:table-cell office:value-type="string">
            <text:p>7EF6D022</text:p>
          </table:table-cell>
          <table:table-cell table:style-name="ce3" table:formula="of:=[.E257]=[.E25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8798DF66</text:p>
          </table:table-cell>
          <table:table-cell table:style-name="ce3" table:formula="of:=[.B258]=[.B257]" office:value-type="boolean" office:boolean-value="false">
            <text:p>FALSE</text:p>
          </table:table-cell>
          <table:table-cell/>
          <table:table-cell office:value-type="string">
            <text:p>81D2B9BB</text:p>
          </table:table-cell>
          <table:table-cell table:style-name="ce3" table:formula="of:=[.E258]=[.E25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31">
            <text:p>431</text:p>
          </table:table-cell>
          <table:table-cell office:value-type="string">
            <text:p>8798DF66</text:p>
          </table:table-cell>
          <table:table-cell table:style-name="ce3" table:formula="of:=[.B259]=[.B258]" office:value-type="boolean" office:boolean-value="true">
            <text:p>TRUE</text:p>
          </table:table-cell>
          <table:table-cell/>
          <table:table-cell office:value-type="string">
            <text:p>81D2B9BB</text:p>
          </table:table-cell>
          <table:table-cell table:style-name="ce3" table:formula="of:=[.E259]=[.E25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65">
            <text:p>465</text:p>
          </table:table-cell>
          <table:table-cell office:value-type="string">
            <text:p>8798DF66</text:p>
          </table:table-cell>
          <table:table-cell table:style-name="ce3" table:formula="of:=[.B260]=[.B259]" office:value-type="boolean" office:boolean-value="true">
            <text:p>TRUE</text:p>
          </table:table-cell>
          <table:table-cell/>
          <table:table-cell office:value-type="string">
            <text:p>832BF111</text:p>
          </table:table-cell>
          <table:table-cell table:style-name="ce3" table:formula="of:=[.E260]=[.E25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883CFB99</text:p>
          </table:table-cell>
          <table:table-cell table:style-name="ce3" table:formula="of:=[.B261]=[.B260]" office:value-type="boolean" office:boolean-value="false">
            <text:p>FALSE</text:p>
          </table:table-cell>
          <table:table-cell/>
          <table:table-cell office:value-type="string">
            <text:p>8563BE77</text:p>
          </table:table-cell>
          <table:table-cell table:style-name="ce3" table:formula="of:=[.E261]=[.E26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50">
            <text:p>250</text:p>
          </table:table-cell>
          <table:table-cell office:value-type="string">
            <text:p>883CFB99</text:p>
          </table:table-cell>
          <table:table-cell table:style-name="ce3" table:formula="of:=[.B262]=[.B261]" office:value-type="boolean" office:boolean-value="true">
            <text:p>TRUE</text:p>
          </table:table-cell>
          <table:table-cell/>
          <table:table-cell office:value-type="string">
            <text:p>8563BE77</text:p>
          </table:table-cell>
          <table:table-cell table:style-name="ce3" table:formula="of:=[.E262]=[.E261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310">
            <text:p>310</text:p>
          </table:table-cell>
          <table:table-cell office:value-type="string">
            <text:p>883CFB99</text:p>
          </table:table-cell>
          <table:table-cell table:style-name="ce3" table:formula="of:=[.B263]=[.B262]" office:value-type="boolean" office:boolean-value="true">
            <text:p>TRUE</text:p>
          </table:table-cell>
          <table:table-cell/>
          <table:table-cell office:value-type="string">
            <text:p>8563BE77</text:p>
          </table:table-cell>
          <table:table-cell table:style-name="ce3" table:formula="of:=[.E263]=[.E26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81">
            <text:p>181</text:p>
          </table:table-cell>
          <table:table-cell office:value-type="string">
            <text:p>8A74C8FF</text:p>
          </table:table-cell>
          <table:table-cell table:style-name="ce3" table:formula="of:=[.B264]=[.B263]" office:value-type="boolean" office:boolean-value="false">
            <text:p>FALSE</text:p>
          </table:table-cell>
          <table:table-cell/>
          <table:table-cell office:value-type="string">
            <text:p>8563BE77</text:p>
          </table:table-cell>
          <table:table-cell table:style-name="ce3" table:formula="of:=[.E264]=[.E26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8A74C8FF</text:p>
          </table:table-cell>
          <table:table-cell table:style-name="ce3" table:formula="of:=[.B265]=[.B264]" office:value-type="boolean" office:boolean-value="true">
            <text:p>TRUE</text:p>
          </table:table-cell>
          <table:table-cell/>
          <table:table-cell office:value-type="string">
            <text:p>8607DAAA</text:p>
          </table:table-cell>
          <table:table-cell table:style-name="ce3" table:formula="of:=[.E265]=[.E26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57">
            <text:p>457</text:p>
          </table:table-cell>
          <table:table-cell office:value-type="string">
            <text:p>8A74C8FF</text:p>
          </table:table-cell>
          <table:table-cell table:style-name="ce3" table:formula="of:=[.B266]=[.B265]" office:value-type="boolean" office:boolean-value="true">
            <text:p>TRUE</text:p>
          </table:table-cell>
          <table:table-cell/>
          <table:table-cell office:value-type="string">
            <text:p>8607DAAA</text:p>
          </table:table-cell>
          <table:table-cell table:style-name="ce3" table:formula="of:=[.E266]=[.E26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82">
            <text:p>482</text:p>
          </table:table-cell>
          <table:table-cell office:value-type="string">
            <text:p>8A74C8FF</text:p>
          </table:table-cell>
          <table:table-cell table:style-name="ce3" table:formula="of:=[.B267]=[.B266]" office:value-type="boolean" office:boolean-value="true">
            <text:p>TRUE</text:p>
          </table:table-cell>
          <table:table-cell/>
          <table:table-cell office:value-type="string">
            <text:p>8607DAAA</text:p>
          </table:table-cell>
          <table:table-cell table:style-name="ce3" table:formula="of:=[.E267]=[.E266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8B29E422</text:p>
          </table:table-cell>
          <table:table-cell table:style-name="ce3" table:formula="of:=[.B268]=[.B267]" office:value-type="boolean" office:boolean-value="false">
            <text:p>FALSE</text:p>
          </table:table-cell>
          <table:table-cell/>
          <table:table-cell office:value-type="string">
            <text:p>87ABF6DD</text:p>
          </table:table-cell>
          <table:table-cell table:style-name="ce3" table:formula="of:=[.E268]=[.E267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8B29E422</text:p>
          </table:table-cell>
          <table:table-cell table:style-name="ce3" table:formula="of:=[.B269]=[.B268]" office:value-type="boolean" office:boolean-value="true">
            <text:p>TRUE</text:p>
          </table:table-cell>
          <table:table-cell/>
          <table:table-cell office:value-type="string">
            <text:p>8850A700</text:p>
          </table:table-cell>
          <table:table-cell table:style-name="ce3" table:formula="of:=[.E269]=[.E268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413">
            <text:p>413</text:p>
          </table:table-cell>
          <table:table-cell office:value-type="string">
            <text:p>8B29E422</text:p>
          </table:table-cell>
          <table:table-cell table:style-name="ce3" table:formula="of:=[.B270]=[.B269]" office:value-type="boolean" office:boolean-value="true">
            <text:p>TRUE</text:p>
          </table:table-cell>
          <table:table-cell/>
          <table:table-cell office:value-type="string">
            <text:p>8850A700</text:p>
          </table:table-cell>
          <table:table-cell table:style-name="ce3" table:formula="of:=[.E270]=[.E26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1">
            <text:p>501</text:p>
          </table:table-cell>
          <table:table-cell office:value-type="string">
            <text:p>8B29E422</text:p>
          </table:table-cell>
          <table:table-cell table:style-name="ce3" table:formula="of:=[.B271]=[.B270]" office:value-type="boolean" office:boolean-value="true">
            <text:p>TRUE</text:p>
          </table:table-cell>
          <table:table-cell/>
          <table:table-cell office:value-type="string">
            <text:p>8850A700</text:p>
          </table:table-cell>
          <table:table-cell table:style-name="ce3" table:formula="of:=[.E271]=[.E27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72">
            <text:p>72</text:p>
          </table:table-cell>
          <table:table-cell office:value-type="string">
            <text:p>8CCD0055</text:p>
          </table:table-cell>
          <table:table-cell table:style-name="ce3" table:formula="of:=[.B272]=[.B271]" office:value-type="boolean" office:boolean-value="false">
            <text:p>FALSE</text:p>
          </table:table-cell>
          <table:table-cell/>
          <table:table-cell office:value-type="string">
            <text:p>8850A700</text:p>
          </table:table-cell>
          <table:table-cell table:style-name="ce3" table:formula="of:=[.E272]=[.E27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8CCD0055</text:p>
          </table:table-cell>
          <table:table-cell table:style-name="ce3" table:formula="of:=[.B273]=[.B272]" office:value-type="boolean" office:boolean-value="true">
            <text:p>TRUE</text:p>
          </table:table-cell>
          <table:table-cell/>
          <table:table-cell office:value-type="string">
            <text:p>89F4C333</text:p>
          </table:table-cell>
          <table:table-cell table:style-name="ce3" table:formula="of:=[.E273]=[.E27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1">
            <text:p>211</text:p>
          </table:table-cell>
          <table:table-cell office:value-type="string">
            <text:p>8CCD0055</text:p>
          </table:table-cell>
          <table:table-cell table:style-name="ce3" table:formula="of:=[.B274]=[.B273]" office:value-type="boolean" office:boolean-value="true">
            <text:p>TRUE</text:p>
          </table:table-cell>
          <table:table-cell/>
          <table:table-cell office:value-type="string">
            <text:p>89F4C333</text:p>
          </table:table-cell>
          <table:table-cell table:style-name="ce3" table:formula="of:=[.E274]=[.E27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8CCD0055</text:p>
          </table:table-cell>
          <table:table-cell table:style-name="ce3" table:formula="of:=[.B275]=[.B274]" office:value-type="boolean" office:boolean-value="true">
            <text:p>TRUE</text:p>
          </table:table-cell>
          <table:table-cell/>
          <table:table-cell office:value-type="string">
            <text:p>8A98DF66</text:p>
          </table:table-cell>
          <table:table-cell table:style-name="ce3" table:formula="of:=[.E275]=[.E27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36">
            <text:p>336</text:p>
          </table:table-cell>
          <table:table-cell office:value-type="string">
            <text:p>8CCD0055</text:p>
          </table:table-cell>
          <table:table-cell table:style-name="ce3" table:formula="of:=[.B276]=[.B275]" office:value-type="boolean" office:boolean-value="true">
            <text:p>TRUE</text:p>
          </table:table-cell>
          <table:table-cell/>
          <table:table-cell office:value-type="string">
            <text:p>8A98DF66</text:p>
          </table:table-cell>
          <table:table-cell table:style-name="ce3" table:formula="of:=[.E276]=[.E27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18">
            <text:p>418</text:p>
          </table:table-cell>
          <table:table-cell office:value-type="string">
            <text:p>8CCD0055</text:p>
          </table:table-cell>
          <table:table-cell table:style-name="ce3" table:formula="of:=[.B277]=[.B276]" office:value-type="boolean" office:boolean-value="true">
            <text:p>TRUE</text:p>
          </table:table-cell>
          <table:table-cell/>
          <table:table-cell office:value-type="string">
            <text:p>8B3CFB99</text:p>
          </table:table-cell>
          <table:table-cell table:style-name="ce3" table:formula="of:=[.E277]=[.E27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86">
            <text:p>86</text:p>
          </table:table-cell>
          <table:table-cell office:value-type="string">
            <text:p>8D61B188</text:p>
          </table:table-cell>
          <table:table-cell table:style-name="ce3" table:formula="of:=[.B278]=[.B277]" office:value-type="boolean" office:boolean-value="false">
            <text:p>FALSE</text:p>
          </table:table-cell>
          <table:table-cell/>
          <table:table-cell office:value-type="string">
            <text:p>8B3CFB99</text:p>
          </table:table-cell>
          <table:table-cell table:style-name="ce3" table:formula="of:=[.E278]=[.E277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128">
            <text:p>128</text:p>
          </table:table-cell>
          <table:table-cell office:value-type="string">
            <text:p>8D61B188</text:p>
          </table:table-cell>
          <table:table-cell table:style-name="ce3" table:formula="of:=[.B279]=[.B278]" office:value-type="boolean" office:boolean-value="true">
            <text:p>TRUE</text:p>
          </table:table-cell>
          <table:table-cell/>
          <table:table-cell office:value-type="string">
            <text:p>8B3CFB99</text:p>
          </table:table-cell>
          <table:table-cell table:style-name="ce3" table:formula="of:=[.E279]=[.E27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8E05CDBB</text:p>
          </table:table-cell>
          <table:table-cell table:style-name="ce3" table:formula="of:=[.B280]=[.B279]" office:value-type="boolean" office:boolean-value="false">
            <text:p>FALSE</text:p>
          </table:table-cell>
          <table:table-cell/>
          <table:table-cell office:value-type="string">
            <text:p>8CD0ACCC</text:p>
          </table:table-cell>
          <table:table-cell table:style-name="ce3" table:formula="of:=[.E280]=[.E27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98">
            <text:p>398</text:p>
          </table:table-cell>
          <table:table-cell office:value-type="string">
            <text:p>8E05CDBB</text:p>
          </table:table-cell>
          <table:table-cell table:style-name="ce3" table:formula="of:=[.B281]=[.B280]" office:value-type="boolean" office:boolean-value="true">
            <text:p>TRUE</text:p>
          </table:table-cell>
          <table:table-cell/>
          <table:table-cell office:value-type="string">
            <text:p>8D74C8FF</text:p>
          </table:table-cell>
          <table:table-cell table:style-name="ce3" table:formula="of:=[.E281]=[.E28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27">
            <text:p>327</text:p>
          </table:table-cell>
          <table:table-cell office:value-type="string">
            <text:p>8FA9E9EE</text:p>
          </table:table-cell>
          <table:table-cell table:style-name="ce3" table:formula="of:=[.B282]=[.B281]" office:value-type="boolean" office:boolean-value="false">
            <text:p>FALSE</text:p>
          </table:table-cell>
          <table:table-cell/>
          <table:table-cell office:value-type="string">
            <text:p>8D74C8FF</text:p>
          </table:table-cell>
          <table:table-cell table:style-name="ce3" table:formula="of:=[.E282]=[.E28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8FA9E9EE</text:p>
          </table:table-cell>
          <table:table-cell table:style-name="ce3" table:formula="of:=[.B283]=[.B282]" office:value-type="boolean" office:boolean-value="true">
            <text:p>TRUE</text:p>
          </table:table-cell>
          <table:table-cell/>
          <table:table-cell office:value-type="string">
            <text:p>8E29E422</text:p>
          </table:table-cell>
          <table:table-cell table:style-name="ce3" table:formula="of:=[.E283]=[.E28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2">
            <text:p>462</text:p>
          </table:table-cell>
          <table:table-cell office:value-type="string">
            <text:p>8FA9E9EE</text:p>
          </table:table-cell>
          <table:table-cell table:style-name="ce3" table:formula="of:=[.B284]=[.B283]" office:value-type="boolean" office:boolean-value="true">
            <text:p>TRUE</text:p>
          </table:table-cell>
          <table:table-cell/>
          <table:table-cell office:value-type="string">
            <text:p>8E29E422</text:p>
          </table:table-cell>
          <table:table-cell table:style-name="ce3" table:formula="of:=[.E284]=[.E28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98">
            <text:p>298</text:p>
          </table:table-cell>
          <table:table-cell office:value-type="string">
            <text:p>91F2B644</text:p>
          </table:table-cell>
          <table:table-cell table:style-name="ce3" table:formula="of:=[.B285]=[.B284]" office:value-type="boolean" office:boolean-value="false">
            <text:p>FALSE</text:p>
          </table:table-cell>
          <table:table-cell/>
          <table:table-cell office:value-type="string">
            <text:p>8E29E422</text:p>
          </table:table-cell>
          <table:table-cell table:style-name="ce3" table:formula="of:=[.E285]=[.E28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91F2B644</text:p>
          </table:table-cell>
          <table:table-cell table:style-name="ce3" table:formula="of:=[.B286]=[.B285]" office:value-type="boolean" office:boolean-value="true">
            <text:p>TRUE</text:p>
          </table:table-cell>
          <table:table-cell/>
          <table:table-cell office:value-type="string">
            <text:p>9061B188</text:p>
          </table:table-cell>
          <table:table-cell table:style-name="ce3" table:formula="of:=[.E286]=[.E28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6">
            <text:p>486</text:p>
          </table:table-cell>
          <table:table-cell office:value-type="string">
            <text:p>91F2B644</text:p>
          </table:table-cell>
          <table:table-cell table:style-name="ce3" table:formula="of:=[.B287]=[.B286]" office:value-type="boolean" office:boolean-value="true">
            <text:p>TRUE</text:p>
          </table:table-cell>
          <table:table-cell/>
          <table:table-cell office:value-type="string">
            <text:p>9061B188</text:p>
          </table:table-cell>
          <table:table-cell table:style-name="ce3" table:formula="of:=[.E287]=[.E28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2">
            <text:p>502</text:p>
          </table:table-cell>
          <table:table-cell office:value-type="string">
            <text:p>91F2B644</text:p>
          </table:table-cell>
          <table:table-cell table:style-name="ce3" table:formula="of:=[.B288]=[.B287]" office:value-type="boolean" office:boolean-value="true">
            <text:p>TRUE</text:p>
          </table:table-cell>
          <table:table-cell/>
          <table:table-cell office:value-type="string">
            <text:p>9061B188</text:p>
          </table:table-cell>
          <table:table-cell table:style-name="ce3" table:formula="of:=[.E288]=[.E28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7">
            <text:p>57</text:p>
          </table:table-cell>
          <table:table-cell office:value-type="string">
            <text:p>9296D277</text:p>
          </table:table-cell>
          <table:table-cell table:style-name="ce3" table:formula="of:=[.B289]=[.B288]" office:value-type="boolean" office:boolean-value="false">
            <text:p>FALSE</text:p>
          </table:table-cell>
          <table:table-cell/>
          <table:table-cell office:value-type="string">
            <text:p>9061B188</text:p>
          </table:table-cell>
          <table:table-cell table:style-name="ce3" table:formula="of:=[.E289]=[.E28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71">
            <text:p>271</text:p>
          </table:table-cell>
          <table:table-cell office:value-type="string">
            <text:p>9296D277</text:p>
          </table:table-cell>
          <table:table-cell table:style-name="ce3" table:formula="of:=[.B290]=[.B289]" office:value-type="boolean" office:boolean-value="true">
            <text:p>TRUE</text:p>
          </table:table-cell>
          <table:table-cell/>
          <table:table-cell office:value-type="string">
            <text:p>9061B188</text:p>
          </table:table-cell>
          <table:table-cell table:style-name="ce3" table:formula="of:=[.E290]=[.E28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9296D277</text:p>
          </table:table-cell>
          <table:table-cell table:style-name="ce3" table:formula="of:=[.B291]=[.B290]" office:value-type="boolean" office:boolean-value="true">
            <text:p>TRUE</text:p>
          </table:table-cell>
          <table:table-cell/>
          <table:table-cell office:value-type="string">
            <text:p>9105CDBB</text:p>
          </table:table-cell>
          <table:table-cell table:style-name="ce3" table:formula="of:=[.E291]=[.E29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12">
            <text:p>512</text:p>
          </table:table-cell>
          <table:table-cell office:value-type="string">
            <text:p>933AEEAA</text:p>
          </table:table-cell>
          <table:table-cell table:style-name="ce3" table:formula="of:=[.B292]=[.B291]" office:value-type="boolean" office:boolean-value="false">
            <text:p>FALSE</text:p>
          </table:table-cell>
          <table:table-cell/>
          <table:table-cell office:value-type="string">
            <text:p>9105CDBB</text:p>
          </table:table-cell>
          <table:table-cell table:style-name="ce3" table:formula="of:=[.E292]=[.E29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94DE0ADD</text:p>
          </table:table-cell>
          <table:table-cell table:style-name="ce3" table:formula="of:=[.B293]=[.B292]" office:value-type="boolean" office:boolean-value="false">
            <text:p>FALSE</text:p>
          </table:table-cell>
          <table:table-cell/>
          <table:table-cell office:value-type="string">
            <text:p>92A9E9EE</text:p>
          </table:table-cell>
          <table:table-cell table:style-name="ce3" table:formula="of:=[.E293]=[.E29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30">
            <text:p>130</text:p>
          </table:table-cell>
          <table:table-cell office:value-type="string">
            <text:p>94DE0ADD</text:p>
          </table:table-cell>
          <table:table-cell table:style-name="ce3" table:formula="of:=[.B294]=[.B293]" office:value-type="boolean" office:boolean-value="true">
            <text:p>TRUE</text:p>
          </table:table-cell>
          <table:table-cell/>
          <table:table-cell office:value-type="string">
            <text:p>92A9E9EE</text:p>
          </table:table-cell>
          <table:table-cell table:style-name="ce3" table:formula="of:=[.E294]=[.E29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94DE0ADD</text:p>
          </table:table-cell>
          <table:table-cell table:style-name="ce3" table:formula="of:=[.B295]=[.B294]" office:value-type="boolean" office:boolean-value="true">
            <text:p>TRUE</text:p>
          </table:table-cell>
          <table:table-cell/>
          <table:table-cell table:style-name="ce4" office:value-type="string">
            <text:p>935E0511</text:p>
          </table:table-cell>
          <table:table-cell table:style-name="ce3" table:formula="of:=[.E295]=[.E29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97">
            <text:p>197</text:p>
          </table:table-cell>
          <table:table-cell office:value-type="string">
            <text:p>94DE0ADD</text:p>
          </table:table-cell>
          <table:table-cell table:style-name="ce3" table:formula="of:=[.B296]=[.B295]" office:value-type="boolean" office:boolean-value="true">
            <text:p>TRUE</text:p>
          </table:table-cell>
          <table:table-cell/>
          <table:table-cell table:style-name="ce4" office:value-type="string">
            <text:p>935E0511</text:p>
          </table:table-cell>
          <table:table-cell table:style-name="ce3" table:formula="of:=[.E296]=[.E29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16">
            <text:p>116</text:p>
          </table:table-cell>
          <table:table-cell office:value-type="string">
            <text:p>9583BB00</text:p>
          </table:table-cell>
          <table:table-cell table:style-name="ce3" table:formula="of:=[.B297]=[.B296]" office:value-type="boolean" office:boolean-value="false">
            <text:p>FALSE</text:p>
          </table:table-cell>
          <table:table-cell/>
          <table:table-cell table:style-name="ce4" office:value-type="string">
            <text:p>935E0511</text:p>
          </table:table-cell>
          <table:table-cell table:style-name="ce3" table:formula="of:=[.E297]=[.E29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9627D733</text:p>
          </table:table-cell>
          <table:table-cell table:style-name="ce3" table:formula="of:=[.B298]=[.B297]" office:value-type="boolean" office:boolean-value="false">
            <text:p>FALSE</text:p>
          </table:table-cell>
          <table:table-cell/>
          <table:table-cell office:value-type="string">
            <text:p>94F2B644</text:p>
          </table:table-cell>
          <table:table-cell table:style-name="ce3" table:formula="of:=[.E298]=[.E29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50">
            <text:p>450</text:p>
          </table:table-cell>
          <table:table-cell office:value-type="string">
            <text:p>9627D733</text:p>
          </table:table-cell>
          <table:table-cell table:style-name="ce3" table:formula="of:=[.B299]=[.B298]" office:value-type="boolean" office:boolean-value="true">
            <text:p>TRUE</text:p>
          </table:table-cell>
          <table:table-cell/>
          <table:table-cell office:value-type="string">
            <text:p>94F2B644</text:p>
          </table:table-cell>
          <table:table-cell table:style-name="ce3" table:formula="of:=[.E299]=[.E29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97CBF366</text:p>
          </table:table-cell>
          <table:table-cell table:style-name="ce3" table:formula="of:=[.B300]=[.B299]" office:value-type="boolean" office:boolean-value="false">
            <text:p>FALSE</text:p>
          </table:table-cell>
          <table:table-cell/>
          <table:table-cell office:value-type="string">
            <text:p>9596D277</text:p>
          </table:table-cell>
          <table:table-cell table:style-name="ce3" table:formula="of:=[.E300]=[.E29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35">
            <text:p>135</text:p>
          </table:table-cell>
          <table:table-cell office:value-type="string">
            <text:p>97CBF366</text:p>
          </table:table-cell>
          <table:table-cell table:style-name="ce3" table:formula="of:=[.B301]=[.B300]" office:value-type="boolean" office:boolean-value="true">
            <text:p>TRUE</text:p>
          </table:table-cell>
          <table:table-cell/>
          <table:table-cell office:value-type="string">
            <text:p>9596D277</text:p>
          </table:table-cell>
          <table:table-cell table:style-name="ce3" table:formula="of:=[.E301]=[.E30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61">
            <text:p>161</text:p>
          </table:table-cell>
          <table:table-cell office:value-type="string">
            <text:p>97CBF366</text:p>
          </table:table-cell>
          <table:table-cell table:style-name="ce3" table:formula="of:=[.B302]=[.B301]" office:value-type="boolean" office:boolean-value="true">
            <text:p>TRUE</text:p>
          </table:table-cell>
          <table:table-cell/>
          <table:table-cell office:value-type="string">
            <text:p>9596D277</text:p>
          </table:table-cell>
          <table:table-cell table:style-name="ce3" table:formula="of:=[.E302]=[.E30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62">
            <text:p>162</text:p>
          </table:table-cell>
          <table:table-cell office:value-type="string">
            <text:p>97CBF366</text:p>
          </table:table-cell>
          <table:table-cell table:style-name="ce3" table:formula="of:=[.B303]=[.B302]" office:value-type="boolean" office:boolean-value="true">
            <text:p>TRUE</text:p>
          </table:table-cell>
          <table:table-cell/>
          <table:table-cell office:value-type="string">
            <text:p>9596D277</text:p>
          </table:table-cell>
          <table:table-cell table:style-name="ce3" table:formula="of:=[.E303]=[.E30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28">
            <text:p>428</text:p>
          </table:table-cell>
          <table:table-cell office:value-type="string">
            <text:p>97CBF366</text:p>
          </table:table-cell>
          <table:table-cell table:style-name="ce3" table:formula="of:=[.B304]=[.B303]" office:value-type="boolean" office:boolean-value="true">
            <text:p>TRUE</text:p>
          </table:table-cell>
          <table:table-cell/>
          <table:table-cell office:value-type="string">
            <text:p>9596D277</text:p>
          </table:table-cell>
          <table:table-cell table:style-name="ce3" table:formula="of:=[.E304]=[.E30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986F0F99</text:p>
          </table:table-cell>
          <table:table-cell table:style-name="ce3" table:formula="of:=[.B305]=[.B304]" office:value-type="boolean" office:boolean-value="false">
            <text:p>FALSE</text:p>
          </table:table-cell>
          <table:table-cell/>
          <table:table-cell office:value-type="string">
            <text:p>963AEEAA</text:p>
          </table:table-cell>
          <table:table-cell table:style-name="ce3" table:formula="of:=[.E305]=[.E30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9903C0CC</text:p>
          </table:table-cell>
          <table:table-cell table:style-name="ce3" table:formula="of:=[.B306]=[.B305]" office:value-type="boolean" office:boolean-value="false">
            <text:p>FALSE</text:p>
          </table:table-cell>
          <table:table-cell/>
          <table:table-cell office:value-type="string">
            <text:p>97DE0ADD</text:p>
          </table:table-cell>
          <table:table-cell table:style-name="ce3" table:formula="of:=[.E306]=[.E30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8">
            <text:p>58</text:p>
          </table:table-cell>
          <table:table-cell office:value-type="string">
            <text:p>9AA7DCFF</text:p>
          </table:table-cell>
          <table:table-cell table:style-name="ce3" table:formula="of:=[.B307]=[.B306]" office:value-type="boolean" office:boolean-value="false">
            <text:p>FALSE</text:p>
          </table:table-cell>
          <table:table-cell/>
          <table:table-cell office:value-type="string">
            <text:p>97DE0ADD</text:p>
          </table:table-cell>
          <table:table-cell table:style-name="ce3" table:formula="of:=[.E307]=[.E30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">
            <text:p>50</text:p>
          </table:table-cell>
          <table:table-cell office:value-type="string">
            <text:p>9CF0A955</text:p>
          </table:table-cell>
          <table:table-cell table:style-name="ce3" table:formula="of:=[.B308]=[.B307]" office:value-type="boolean" office:boolean-value="false">
            <text:p>FALSE</text:p>
          </table:table-cell>
          <table:table-cell/>
          <table:table-cell office:value-type="string">
            <text:p>97DE0ADD</text:p>
          </table:table-cell>
          <table:table-cell table:style-name="ce3" table:formula="of:=[.E308]=[.E30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08">
            <text:p>208</text:p>
          </table:table-cell>
          <table:table-cell office:value-type="string">
            <text:p>9CF0A955</text:p>
          </table:table-cell>
          <table:table-cell table:style-name="ce3" table:formula="of:=[.B309]=[.B308]" office:value-type="boolean" office:boolean-value="true">
            <text:p>TRUE</text:p>
          </table:table-cell>
          <table:table-cell/>
          <table:table-cell office:value-type="string">
            <text:p>97DE0ADD</text:p>
          </table:table-cell>
          <table:table-cell table:style-name="ce3" table:formula="of:=[.E309]=[.E30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29">
            <text:p>429</text:p>
          </table:table-cell>
          <table:table-cell office:value-type="string">
            <text:p>9CF0A955</text:p>
          </table:table-cell>
          <table:table-cell table:style-name="ce3" table:formula="of:=[.B310]=[.B309]" office:value-type="boolean" office:boolean-value="true">
            <text:p>TRUE</text:p>
          </table:table-cell>
          <table:table-cell/>
          <table:table-cell office:value-type="string">
            <text:p>9883BB00</text:p>
          </table:table-cell>
          <table:table-cell table:style-name="ce3" table:formula="of:=[.E310]=[.E30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9D94C588</text:p>
          </table:table-cell>
          <table:table-cell table:style-name="ce3" table:formula="of:=[.B311]=[.B310]" office:value-type="boolean" office:boolean-value="false">
            <text:p>FALSE</text:p>
          </table:table-cell>
          <table:table-cell/>
          <table:table-cell office:value-type="string">
            <text:p>9927D733</text:p>
          </table:table-cell>
          <table:table-cell table:style-name="ce3" table:formula="of:=[.E311]=[.E31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2">
            <text:p>202</text:p>
          </table:table-cell>
          <table:table-cell office:value-type="string">
            <text:p>9D94C588</text:p>
          </table:table-cell>
          <table:table-cell table:style-name="ce3" table:formula="of:=[.B312]=[.B311]" office:value-type="boolean" office:boolean-value="true">
            <text:p>TRUE</text:p>
          </table:table-cell>
          <table:table-cell/>
          <table:table-cell office:value-type="string">
            <text:p>9927D733</text:p>
          </table:table-cell>
          <table:table-cell table:style-name="ce3" table:formula="of:=[.E312]=[.E31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14">
            <text:p>314</text:p>
          </table:table-cell>
          <table:table-cell office:value-type="string">
            <text:p>9E38E1BB</text:p>
          </table:table-cell>
          <table:table-cell table:style-name="ce3" table:formula="of:=[.B313]=[.B312]" office:value-type="boolean" office:boolean-value="false">
            <text:p>FALSE</text:p>
          </table:table-cell>
          <table:table-cell/>
          <table:table-cell office:value-type="string">
            <text:p>9927D733</text:p>
          </table:table-cell>
          <table:table-cell table:style-name="ce3" table:formula="of:=[.E313]=[.E31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9E38E1BB</text:p>
          </table:table-cell>
          <table:table-cell table:style-name="ce3" table:formula="of:=[.B314]=[.B313]" office:value-type="boolean" office:boolean-value="true">
            <text:p>TRUE</text:p>
          </table:table-cell>
          <table:table-cell/>
          <table:table-cell office:value-type="string">
            <text:p>9ACBF366</text:p>
          </table:table-cell>
          <table:table-cell table:style-name="ce3" table:formula="of:=[.E314]=[.E31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9">
            <text:p>59</text:p>
          </table:table-cell>
          <table:table-cell office:value-type="string">
            <text:p>9FDCFDEE</text:p>
          </table:table-cell>
          <table:table-cell table:style-name="ce3" table:formula="of:=[.B315]=[.B314]" office:value-type="boolean" office:boolean-value="false">
            <text:p>FALSE</text:p>
          </table:table-cell>
          <table:table-cell/>
          <table:table-cell office:value-type="string">
            <text:p>9ACBF366</text:p>
          </table:table-cell>
          <table:table-cell table:style-name="ce3" table:formula="of:=[.E315]=[.E31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9FDCFDEE</text:p>
          </table:table-cell>
          <table:table-cell table:style-name="ce3" table:formula="of:=[.B316]=[.B315]" office:value-type="boolean" office:boolean-value="true">
            <text:p>TRUE</text:p>
          </table:table-cell>
          <table:table-cell/>
          <table:table-cell office:value-type="string">
            <text:p>9B6F0F99</text:p>
          </table:table-cell>
          <table:table-cell table:style-name="ce3" table:formula="of:=[.E316]=[.E31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84">
            <text:p>184</text:p>
          </table:table-cell>
          <table:table-cell office:value-type="string">
            <text:p>9FDCFDEE</text:p>
          </table:table-cell>
          <table:table-cell table:style-name="ce3" table:formula="of:=[.B317]=[.B316]" office:value-type="boolean" office:boolean-value="true">
            <text:p>TRUE</text:p>
          </table:table-cell>
          <table:table-cell/>
          <table:table-cell office:value-type="string">
            <text:p>9B6F0F99</text:p>
          </table:table-cell>
          <table:table-cell table:style-name="ce3" table:formula="of:=[.E317]=[.E31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A081AE11</text:p>
          </table:table-cell>
          <table:table-cell table:style-name="ce3" table:formula="of:=[.B318]=[.B317]" office:value-type="boolean" office:boolean-value="false">
            <text:p>FALSE</text:p>
          </table:table-cell>
          <table:table-cell/>
          <table:table-cell office:value-type="string">
            <text:p>9C03C0CC</text:p>
          </table:table-cell>
          <table:table-cell table:style-name="ce3" table:formula="of:=[.E318]=[.E31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69">
            <text:p>369</text:p>
          </table:table-cell>
          <table:table-cell office:value-type="string">
            <text:p>A081AE11</text:p>
          </table:table-cell>
          <table:table-cell table:style-name="ce3" table:formula="of:=[.B319]=[.B318]" office:value-type="boolean" office:boolean-value="true">
            <text:p>TRUE</text:p>
          </table:table-cell>
          <table:table-cell/>
          <table:table-cell office:value-type="string">
            <text:p>9C03C0CC</text:p>
          </table:table-cell>
          <table:table-cell table:style-name="ce3" table:formula="of:=[.E319]=[.E31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94">
            <text:p>494</text:p>
          </table:table-cell>
          <table:table-cell office:value-type="string">
            <text:p>A081AE11</text:p>
          </table:table-cell>
          <table:table-cell table:style-name="ce3" table:formula="of:=[.B320]=[.B319]" office:value-type="boolean" office:boolean-value="true">
            <text:p>TRUE</text:p>
          </table:table-cell>
          <table:table-cell/>
          <table:table-cell office:value-type="string">
            <text:p>9DA7DCFF</text:p>
          </table:table-cell>
          <table:table-cell table:style-name="ce3" table:formula="of:=[.E320]=[.E31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1">
            <text:p>11</text:p>
          </table:table-cell>
          <table:table-cell office:value-type="string">
            <text:p>A125CA44</text:p>
          </table:table-cell>
          <table:table-cell table:style-name="ce3" table:formula="of:=[.B321]=[.B320]" office:value-type="boolean" office:boolean-value="false">
            <text:p>FALSE</text:p>
          </table:table-cell>
          <table:table-cell/>
          <table:table-cell office:value-type="string">
            <text:p>9DA7DCFF</text:p>
          </table:table-cell>
          <table:table-cell table:style-name="ce3" table:formula="of:=[.E321]=[.E32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37">
            <text:p>137</text:p>
          </table:table-cell>
          <table:table-cell office:value-type="string">
            <text:p>A125CA44</text:p>
          </table:table-cell>
          <table:table-cell table:style-name="ce3" table:formula="of:=[.B322]=[.B321]" office:value-type="boolean" office:boolean-value="true">
            <text:p>TRUE</text:p>
          </table:table-cell>
          <table:table-cell/>
          <table:table-cell office:value-type="string">
            <text:p>9DA7DCFF</text:p>
          </table:table-cell>
          <table:table-cell table:style-name="ce3" table:formula="of:=[.E322]=[.E32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A125CA44</text:p>
          </table:table-cell>
          <table:table-cell table:style-name="ce3" table:formula="of:=[.B323]=[.B322]" office:value-type="boolean" office:boolean-value="true">
            <text:p>TRUE</text:p>
          </table:table-cell>
          <table:table-cell/>
          <table:table-cell office:value-type="string">
            <text:p>9E5CF822</text:p>
          </table:table-cell>
          <table:table-cell table:style-name="ce3" table:formula="of:=[.E323]=[.E32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49">
            <text:p>349</text:p>
          </table:table-cell>
          <table:table-cell office:value-type="string">
            <text:p>A2C9E677</text:p>
          </table:table-cell>
          <table:table-cell table:style-name="ce3" table:formula="of:=[.B324]=[.B323]" office:value-type="boolean" office:boolean-value="false">
            <text:p>FALSE</text:p>
          </table:table-cell>
          <table:table-cell/>
          <table:table-cell office:value-type="string">
            <text:p>9E5CF822</text:p>
          </table:table-cell>
          <table:table-cell table:style-name="ce3" table:formula="of:=[.E324]=[.E32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66">
            <text:p>466</text:p>
          </table:table-cell>
          <table:table-cell office:value-type="string">
            <text:p>A2C9E677</text:p>
          </table:table-cell>
          <table:table-cell table:style-name="ce3" table:formula="of:=[.B325]=[.B324]" office:value-type="boolean" office:boolean-value="true">
            <text:p>TRUE</text:p>
          </table:table-cell>
          <table:table-cell/>
          <table:table-cell office:value-type="string">
            <text:p>A094C588</text:p>
          </table:table-cell>
          <table:table-cell table:style-name="ce3" table:formula="of:=[.E325]=[.E32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A36D02AA</text:p>
          </table:table-cell>
          <table:table-cell table:style-name="ce3" table:formula="of:=[.B326]=[.B325]" office:value-type="boolean" office:boolean-value="false">
            <text:p>FALSE</text:p>
          </table:table-cell>
          <table:table-cell/>
          <table:table-cell office:value-type="string">
            <text:p>A138E1BB</text:p>
          </table:table-cell>
          <table:table-cell table:style-name="ce3" table:formula="of:=[.E326]=[.E32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5">
            <text:p>55</text:p>
          </table:table-cell>
          <table:table-cell office:value-type="string">
            <text:p>A401B3DD</text:p>
          </table:table-cell>
          <table:table-cell table:style-name="ce3" table:formula="of:=[.B327]=[.B326]" office:value-type="boolean" office:boolean-value="false">
            <text:p>FALSE</text:p>
          </table:table-cell>
          <table:table-cell/>
          <table:table-cell office:value-type="string">
            <text:p>A138E1BB</text:p>
          </table:table-cell>
          <table:table-cell table:style-name="ce3" table:formula="of:=[.E327]=[.E32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80">
            <text:p>180</text:p>
          </table:table-cell>
          <table:table-cell office:value-type="string">
            <text:p>A401B3DD</text:p>
          </table:table-cell>
          <table:table-cell table:style-name="ce3" table:formula="of:=[.B328]=[.B327]" office:value-type="boolean" office:boolean-value="true">
            <text:p>TRUE</text:p>
          </table:table-cell>
          <table:table-cell/>
          <table:table-cell office:value-type="string">
            <text:p>A138E1BB</text:p>
          </table:table-cell>
          <table:table-cell table:style-name="ce3" table:formula="of:=[.E328]=[.E32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A401B3DD</text:p>
          </table:table-cell>
          <table:table-cell table:style-name="ce3" table:formula="of:=[.B329]=[.B328]" office:value-type="boolean" office:boolean-value="true">
            <text:p>TRUE</text:p>
          </table:table-cell>
          <table:table-cell/>
          <table:table-cell office:value-type="string">
            <text:p>A2DCFDEE</text:p>
          </table:table-cell>
          <table:table-cell table:style-name="ce3" table:formula="of:=[.E329]=[.E32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09">
            <text:p>309</text:p>
          </table:table-cell>
          <table:table-cell office:value-type="string">
            <text:p>A401B3DD</text:p>
          </table:table-cell>
          <table:table-cell table:style-name="ce3" table:formula="of:=[.B330]=[.B329]" office:value-type="boolean" office:boolean-value="true">
            <text:p>TRUE</text:p>
          </table:table-cell>
          <table:table-cell/>
          <table:table-cell office:value-type="string">
            <text:p>A2DCFDEE</text:p>
          </table:table-cell>
          <table:table-cell table:style-name="ce3" table:formula="of:=[.E330]=[.E32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A5B6CF00</text:p>
          </table:table-cell>
          <table:table-cell table:style-name="ce3" table:formula="of:=[.B331]=[.B330]" office:value-type="boolean" office:boolean-value="false">
            <text:p>FALSE</text:p>
          </table:table-cell>
          <table:table-cell/>
          <table:table-cell office:value-type="string">
            <text:p>A381AE11</text:p>
          </table:table-cell>
          <table:table-cell table:style-name="ce3" table:formula="of:=[.E331]=[.E33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40">
            <text:p>240</text:p>
          </table:table-cell>
          <table:table-cell office:value-type="string">
            <text:p>A5B6CF00</text:p>
          </table:table-cell>
          <table:table-cell table:style-name="ce3" table:formula="of:=[.B332]=[.B331]" office:value-type="boolean" office:boolean-value="true">
            <text:p>TRUE</text:p>
          </table:table-cell>
          <table:table-cell/>
          <table:table-cell office:value-type="string">
            <text:p>A381AE11</text:p>
          </table:table-cell>
          <table:table-cell table:style-name="ce3" table:formula="of:=[.E332]=[.E33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A65AEB33</text:p>
          </table:table-cell>
          <table:table-cell table:style-name="ce3" table:formula="of:=[.B333]=[.B332]" office:value-type="boolean" office:boolean-value="false">
            <text:p>FALSE</text:p>
          </table:table-cell>
          <table:table-cell/>
          <table:table-cell office:value-type="string">
            <text:p>A425CA44</text:p>
          </table:table-cell>
          <table:table-cell table:style-name="ce3" table:formula="of:=[.E333]=[.E33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81">
            <text:p>381</text:p>
          </table:table-cell>
          <table:table-cell office:value-type="string">
            <text:p>A65AEB33</text:p>
          </table:table-cell>
          <table:table-cell table:style-name="ce3" table:formula="of:=[.B334]=[.B333]" office:value-type="boolean" office:boolean-value="true">
            <text:p>TRUE</text:p>
          </table:table-cell>
          <table:table-cell/>
          <table:table-cell office:value-type="string">
            <text:p>A425CA44</text:p>
          </table:table-cell>
          <table:table-cell table:style-name="ce3" table:formula="of:=[.E334]=[.E33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46">
            <text:p>446</text:p>
          </table:table-cell>
          <table:table-cell office:value-type="string">
            <text:p>A65AEB33</text:p>
          </table:table-cell>
          <table:table-cell table:style-name="ce3" table:formula="of:=[.B335]=[.B334]" office:value-type="boolean" office:boolean-value="true">
            <text:p>TRUE</text:p>
          </table:table-cell>
          <table:table-cell/>
          <table:table-cell office:value-type="string">
            <text:p>A5C9E677</text:p>
          </table:table-cell>
          <table:table-cell table:style-name="ce3" table:formula="of:=[.E335]=[.E33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7FE0766</text:p>
          </table:table-cell>
          <table:table-cell table:style-name="ce3" table:formula="of:=[.B336]=[.B335]" office:value-type="boolean" office:boolean-value="false">
            <text:p>FALSE</text:p>
          </table:table-cell>
          <table:table-cell/>
          <table:table-cell office:value-type="string">
            <text:p>A66D02AA</text:p>
          </table:table-cell>
          <table:table-cell table:style-name="ce3" table:formula="of:=[.E336]=[.E33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43">
            <text:p>343</text:p>
          </table:table-cell>
          <table:table-cell office:value-type="string">
            <text:p>A7FE0766</text:p>
          </table:table-cell>
          <table:table-cell table:style-name="ce3" table:formula="of:=[.B337]=[.B336]" office:value-type="boolean" office:boolean-value="true">
            <text:p>TRUE</text:p>
          </table:table-cell>
          <table:table-cell/>
          <table:table-cell office:value-type="string">
            <text:p>A66D02AA</text:p>
          </table:table-cell>
          <table:table-cell table:style-name="ce3" table:formula="of:=[.E337]=[.E33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02">
            <text:p>402</text:p>
          </table:table-cell>
          <table:table-cell office:value-type="string">
            <text:p>A7FE0766</text:p>
          </table:table-cell>
          <table:table-cell table:style-name="ce3" table:formula="of:=[.B338]=[.B337]" office:value-type="boolean" office:boolean-value="true">
            <text:p>TRUE</text:p>
          </table:table-cell>
          <table:table-cell/>
          <table:table-cell office:value-type="string">
            <text:p>A66D02AA</text:p>
          </table:table-cell>
          <table:table-cell table:style-name="ce3" table:formula="of:=[.E338]=[.E33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892B899</text:p>
          </table:table-cell>
          <table:table-cell table:style-name="ce3" table:formula="of:=[.B339]=[.B338]" office:value-type="boolean" office:boolean-value="false">
            <text:p>FALSE</text:p>
          </table:table-cell>
          <table:table-cell/>
          <table:table-cell office:value-type="string">
            <text:p>A701B3DD</text:p>
          </table:table-cell>
          <table:table-cell table:style-name="ce3" table:formula="of:=[.E339]=[.E33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">
            <text:p>48</text:p>
          </table:table-cell>
          <table:table-cell office:value-type="string">
            <text:p>A892B899</text:p>
          </table:table-cell>
          <table:table-cell table:style-name="ce3" table:formula="of:=[.B340]=[.B339]" office:value-type="boolean" office:boolean-value="true">
            <text:p>TRUE</text:p>
          </table:table-cell>
          <table:table-cell/>
          <table:table-cell office:value-type="string">
            <text:p>A701B3DD</text:p>
          </table:table-cell>
          <table:table-cell table:style-name="ce3" table:formula="of:=[.E340]=[.E33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46">
            <text:p>246</text:p>
          </table:table-cell>
          <table:table-cell office:value-type="string">
            <text:p>A892B899</text:p>
          </table:table-cell>
          <table:table-cell table:style-name="ce3" table:formula="of:=[.B341]=[.B340]" office:value-type="boolean" office:boolean-value="true">
            <text:p>TRUE</text:p>
          </table:table-cell>
          <table:table-cell/>
          <table:table-cell office:value-type="string">
            <text:p>A701B3DD</text:p>
          </table:table-cell>
          <table:table-cell table:style-name="ce3" table:formula="of:=[.E341]=[.E34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A892B899</text:p>
          </table:table-cell>
          <table:table-cell table:style-name="ce3" table:formula="of:=[.B342]=[.B341]" office:value-type="boolean" office:boolean-value="true">
            <text:p>TRUE</text:p>
          </table:table-cell>
          <table:table-cell/>
          <table:table-cell office:value-type="string">
            <text:p>A8B6CF00</text:p>
          </table:table-cell>
          <table:table-cell table:style-name="ce3" table:formula="of:=[.E342]=[.E34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49">
            <text:p>449</text:p>
          </table:table-cell>
          <table:table-cell office:value-type="string">
            <text:p>A892B899</text:p>
          </table:table-cell>
          <table:table-cell table:style-name="ce3" table:formula="of:=[.B343]=[.B342]" office:value-type="boolean" office:boolean-value="true">
            <text:p>TRUE</text:p>
          </table:table-cell>
          <table:table-cell/>
          <table:table-cell office:value-type="string">
            <text:p>AAFE0766</text:p>
          </table:table-cell>
          <table:table-cell table:style-name="ce3" table:formula="of:=[.E343]=[.E34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48">
            <text:p>448</text:p>
          </table:table-cell>
          <table:table-cell office:value-type="string">
            <text:p>A936D4CC</text:p>
          </table:table-cell>
          <table:table-cell table:style-name="ce3" table:formula="of:=[.B344]=[.B343]" office:value-type="boolean" office:boolean-value="false">
            <text:p>FALSE</text:p>
          </table:table-cell>
          <table:table-cell/>
          <table:table-cell office:value-type="string">
            <text:p>AAFE0766</text:p>
          </table:table-cell>
          <table:table-cell table:style-name="ce3" table:formula="of:=[.E344]=[.E34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AB8F0C22</text:p>
          </table:table-cell>
          <table:table-cell table:style-name="ce3" table:formula="of:=[.B345]=[.B344]" office:value-type="boolean" office:boolean-value="false">
            <text:p>FALSE</text:p>
          </table:table-cell>
          <table:table-cell/>
          <table:table-cell office:value-type="string">
            <text:p>AB92B899</text:p>
          </table:table-cell>
          <table:table-cell table:style-name="ce3" table:formula="of:=[.E345]=[.E34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7">
            <text:p>17</text:p>
          </table:table-cell>
          <table:table-cell office:value-type="string">
            <text:p>AC23BD55</text:p>
          </table:table-cell>
          <table:table-cell table:style-name="ce3" table:formula="of:=[.B346]=[.B345]" office:value-type="boolean" office:boolean-value="false">
            <text:p>FALSE</text:p>
          </table:table-cell>
          <table:table-cell/>
          <table:table-cell office:value-type="string">
            <text:p>AB92B899</text:p>
          </table:table-cell>
          <table:table-cell table:style-name="ce3" table:formula="of:=[.E346]=[.E34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76">
            <text:p>176</text:p>
          </table:table-cell>
          <table:table-cell office:value-type="string">
            <text:p>AE6BF5BB</text:p>
          </table:table-cell>
          <table:table-cell table:style-name="ce3" table:formula="of:=[.B347]=[.B346]" office:value-type="boolean" office:boolean-value="false">
            <text:p>FALSE</text:p>
          </table:table-cell>
          <table:table-cell/>
          <table:table-cell office:value-type="string">
            <text:p>AB92B899</text:p>
          </table:table-cell>
          <table:table-cell table:style-name="ce3" table:formula="of:=[.E347]=[.E34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63">
            <text:p>263</text:p>
          </table:table-cell>
          <table:table-cell office:value-type="string">
            <text:p>AE6BF5BB</text:p>
          </table:table-cell>
          <table:table-cell table:style-name="ce3" table:formula="of:=[.B348]=[.B347]" office:value-type="boolean" office:boolean-value="true">
            <text:p>TRUE</text:p>
          </table:table-cell>
          <table:table-cell/>
          <table:table-cell office:value-type="string">
            <text:p>AB92B899</text:p>
          </table:table-cell>
          <table:table-cell table:style-name="ce3" table:formula="of:=[.E348]=[.E34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AF0F11EE</text:p>
          </table:table-cell>
          <table:table-cell table:style-name="ce3" table:formula="of:=[.B349]=[.B348]" office:value-type="boolean" office:boolean-value="false">
            <text:p>FALSE</text:p>
          </table:table-cell>
          <table:table-cell/>
          <table:table-cell office:value-type="string">
            <text:p>AC36D4CC</text:p>
          </table:table-cell>
          <table:table-cell table:style-name="ce3" table:formula="of:=[.E349]=[.E34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24">
            <text:p>424</text:p>
          </table:table-cell>
          <table:table-cell office:value-type="string">
            <text:p>B158DE44</text:p>
          </table:table-cell>
          <table:table-cell table:style-name="ce3" table:formula="of:=[.B350]=[.B349]" office:value-type="boolean" office:boolean-value="false">
            <text:p>FALSE</text:p>
          </table:table-cell>
          <table:table-cell/>
          <table:table-cell office:value-type="string">
            <text:p>AC36D4CC</text:p>
          </table:table-cell>
          <table:table-cell table:style-name="ce3" table:formula="of:=[.E350]=[.E34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13">
            <text:p>113</text:p>
          </table:table-cell>
          <table:table-cell office:value-type="string">
            <text:p>B2FCFA77</text:p>
          </table:table-cell>
          <table:table-cell table:style-name="ce3" table:formula="of:=[.B351]=[.B350]" office:value-type="boolean" office:boolean-value="false">
            <text:p>FALSE</text:p>
          </table:table-cell>
          <table:table-cell/>
          <table:table-cell office:value-type="string">
            <text:p>AC36D4CC</text:p>
          </table:table-cell>
          <table:table-cell table:style-name="ce3" table:formula="of:=[.E351]=[.E35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19">
            <text:p>419</text:p>
          </table:table-cell>
          <table:table-cell office:value-type="string">
            <text:p>B2FCFA77</text:p>
          </table:table-cell>
          <table:table-cell table:style-name="ce3" table:formula="of:=[.B352]=[.B351]" office:value-type="boolean" office:boolean-value="true">
            <text:p>TRUE</text:p>
          </table:table-cell>
          <table:table-cell/>
          <table:table-cell office:value-type="string">
            <text:p>ADDAF0FF</text:p>
          </table:table-cell>
          <table:table-cell table:style-name="ce3" table:formula="of:=[.E352]=[.E35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B390ABAA</text:p>
          </table:table-cell>
          <table:table-cell table:style-name="ce3" table:formula="of:=[.B353]=[.B352]" office:value-type="boolean" office:boolean-value="false">
            <text:p>FALSE</text:p>
          </table:table-cell>
          <table:table-cell/>
          <table:table-cell office:value-type="string">
            <text:p>AE8F0C22</text:p>
          </table:table-cell>
          <table:table-cell table:style-name="ce3" table:formula="of:=[.E353]=[.E35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69">
            <text:p>69</text:p>
          </table:table-cell>
          <table:table-cell office:value-type="string">
            <text:p>B434C7DD</text:p>
          </table:table-cell>
          <table:table-cell table:style-name="ce3" table:formula="of:=[.B354]=[.B353]" office:value-type="boolean" office:boolean-value="false">
            <text:p>FALSE</text:p>
          </table:table-cell>
          <table:table-cell/>
          <table:table-cell office:value-type="string">
            <text:p>AE8F0C22</text:p>
          </table:table-cell>
          <table:table-cell table:style-name="ce3" table:formula="of:=[.E354]=[.E35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B434C7DD</text:p>
          </table:table-cell>
          <table:table-cell table:style-name="ce3" table:formula="of:=[.B355]=[.B354]" office:value-type="boolean" office:boolean-value="true">
            <text:p>TRUE</text:p>
          </table:table-cell>
          <table:table-cell/>
          <table:table-cell office:value-type="string">
            <text:p>AF23BD55</text:p>
          </table:table-cell>
          <table:table-cell table:style-name="ce3" table:formula="of:=[.E355]=[.E35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50">
            <text:p>150</text:p>
          </table:table-cell>
          <table:table-cell office:value-type="string">
            <text:p>B434C7DD</text:p>
          </table:table-cell>
          <table:table-cell table:style-name="ce3" table:formula="of:=[.B356]=[.B355]" office:value-type="boolean" office:boolean-value="true">
            <text:p>TRUE</text:p>
          </table:table-cell>
          <table:table-cell/>
          <table:table-cell office:value-type="string">
            <text:p>AF23BD55</text:p>
          </table:table-cell>
          <table:table-cell table:style-name="ce3" table:formula="of:=[.E356]=[.E35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5E9E300</text:p>
          </table:table-cell>
          <table:table-cell table:style-name="ce3" table:formula="of:=[.B357]=[.B356]" office:value-type="boolean" office:boolean-value="false">
            <text:p>FALSE</text:p>
          </table:table-cell>
          <table:table-cell/>
          <table:table-cell office:value-type="string">
            <text:p>B0C7D988</text:p>
          </table:table-cell>
          <table:table-cell table:style-name="ce3" table:formula="of:=[.E357]=[.E35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47">
            <text:p>347</text:p>
          </table:table-cell>
          <table:table-cell office:value-type="string">
            <text:p>B5E9E300</text:p>
          </table:table-cell>
          <table:table-cell table:style-name="ce3" table:formula="of:=[.B358]=[.B357]" office:value-type="boolean" office:boolean-value="true">
            <text:p>TRUE</text:p>
          </table:table-cell>
          <table:table-cell/>
          <table:table-cell office:value-type="string">
            <text:p>B0C7D988</text:p>
          </table:table-cell>
          <table:table-cell table:style-name="ce3" table:formula="of:=[.E358]=[.E357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B68DFF33</text:p>
          </table:table-cell>
          <table:table-cell table:style-name="ce3" table:formula="of:=[.B359]=[.B358]" office:value-type="boolean" office:boolean-value="false">
            <text:p>FALSE</text:p>
          </table:table-cell>
          <table:table-cell/>
          <table:table-cell office:value-type="string">
            <text:p>B16BF5BB</text:p>
          </table:table-cell>
          <table:table-cell table:style-name="ce3" table:formula="of:=[.E359]=[.E358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B68DFF33</text:p>
          </table:table-cell>
          <table:table-cell table:style-name="ce3" table:formula="of:=[.B360]=[.B359]" office:value-type="boolean" office:boolean-value="true">
            <text:p>TRUE</text:p>
          </table:table-cell>
          <table:table-cell/>
          <table:table-cell office:value-type="string">
            <text:p>B3B4C211</text:p>
          </table:table-cell>
          <table:table-cell table:style-name="ce3" table:formula="of:=[.E360]=[.E35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35">
            <text:p>235</text:p>
          </table:table-cell>
          <table:table-cell office:value-type="string">
            <text:p>B721B066</text:p>
          </table:table-cell>
          <table:table-cell table:style-name="ce3" table:formula="of:=[.B361]=[.B360]" office:value-type="boolean" office:boolean-value="false">
            <text:p>FALSE</text:p>
          </table:table-cell>
          <table:table-cell/>
          <table:table-cell office:value-type="string">
            <text:p>B3B4C211</text:p>
          </table:table-cell>
          <table:table-cell table:style-name="ce3" table:formula="of:=[.E361]=[.E36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3">
            <text:p>283</text:p>
          </table:table-cell>
          <table:table-cell office:value-type="string">
            <text:p>B721B066</text:p>
          </table:table-cell>
          <table:table-cell table:style-name="ce3" table:formula="of:=[.B362]=[.B361]" office:value-type="boolean" office:boolean-value="true">
            <text:p>TRUE</text:p>
          </table:table-cell>
          <table:table-cell/>
          <table:table-cell office:value-type="string">
            <text:p>B3B4C211</text:p>
          </table:table-cell>
          <table:table-cell table:style-name="ce3" table:formula="of:=[.E362]=[.E36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6">
            <text:p>286</text:p>
          </table:table-cell>
          <table:table-cell office:value-type="string">
            <text:p>B721B066</text:p>
          </table:table-cell>
          <table:table-cell table:style-name="ce3" table:formula="of:=[.B363]=[.B362]" office:value-type="boolean" office:boolean-value="true">
            <text:p>TRUE</text:p>
          </table:table-cell>
          <table:table-cell/>
          <table:table-cell office:value-type="string">
            <text:p>B3B4C211</text:p>
          </table:table-cell>
          <table:table-cell table:style-name="ce3" table:formula="of:=[.E363]=[.E36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B8C5CC99</text:p>
          </table:table-cell>
          <table:table-cell table:style-name="ce3" table:formula="of:=[.B364]=[.B363]" office:value-type="boolean" office:boolean-value="false">
            <text:p>FALSE</text:p>
          </table:table-cell>
          <table:table-cell/>
          <table:table-cell office:value-type="string">
            <text:p>B458DE44</text:p>
          </table:table-cell>
          <table:table-cell table:style-name="ce3" table:formula="of:=[.E364]=[.E36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23">
            <text:p>323</text:p>
          </table:table-cell>
          <table:table-cell office:value-type="string">
            <text:p>B8C5CC99</text:p>
          </table:table-cell>
          <table:table-cell table:style-name="ce3" table:formula="of:=[.B365]=[.B364]" office:value-type="boolean" office:boolean-value="true">
            <text:p>TRUE</text:p>
          </table:table-cell>
          <table:table-cell/>
          <table:table-cell office:value-type="string">
            <text:p>B458DE44</text:p>
          </table:table-cell>
          <table:table-cell table:style-name="ce3" table:formula="of:=[.E365]=[.E36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0">
            <text:p>40</text:p>
          </table:table-cell>
          <table:table-cell office:value-type="string">
            <text:p>B969E8CC</text:p>
          </table:table-cell>
          <table:table-cell table:style-name="ce3" table:formula="of:=[.B366]=[.B365]" office:value-type="boolean" office:boolean-value="false">
            <text:p>FALSE</text:p>
          </table:table-cell>
          <table:table-cell/>
          <table:table-cell office:value-type="string">
            <text:p>B458DE44</text:p>
          </table:table-cell>
          <table:table-cell table:style-name="ce3" table:formula="of:=[.E366]=[.E36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969E8CC</text:p>
          </table:table-cell>
          <table:table-cell table:style-name="ce3" table:formula="of:=[.B367]=[.B366]" office:value-type="boolean" office:boolean-value="true">
            <text:p>TRUE</text:p>
          </table:table-cell>
          <table:table-cell/>
          <table:table-cell office:value-type="string">
            <text:p>B5FCFA77</text:p>
          </table:table-cell>
          <table:table-cell table:style-name="ce3" table:formula="of:=[.E367]=[.E366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B969E8CC</text:p>
          </table:table-cell>
          <table:table-cell table:style-name="ce3" table:formula="of:=[.B368]=[.B367]" office:value-type="boolean" office:boolean-value="true">
            <text:p>TRUE</text:p>
          </table:table-cell>
          <table:table-cell/>
          <table:table-cell office:value-type="string">
            <text:p>B690ABAA</text:p>
          </table:table-cell>
          <table:table-cell table:style-name="ce3" table:formula="of:=[.E368]=[.E367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A0D04FF</text:p>
          </table:table-cell>
          <table:table-cell table:style-name="ce3" table:formula="of:=[.B369]=[.B368]" office:value-type="boolean" office:boolean-value="false">
            <text:p>FALSE</text:p>
          </table:table-cell>
          <table:table-cell/>
          <table:table-cell office:value-type="string">
            <text:p>B734C7DD</text:p>
          </table:table-cell>
          <table:table-cell table:style-name="ce3" table:formula="of:=[.E369]=[.E36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83">
            <text:p>383</text:p>
          </table:table-cell>
          <table:table-cell office:value-type="string">
            <text:p>BA0D04FF</text:p>
          </table:table-cell>
          <table:table-cell table:style-name="ce3" table:formula="of:=[.B370]=[.B369]" office:value-type="boolean" office:boolean-value="true">
            <text:p>TRUE</text:p>
          </table:table-cell>
          <table:table-cell/>
          <table:table-cell office:value-type="string">
            <text:p>B734C7DD</text:p>
          </table:table-cell>
          <table:table-cell table:style-name="ce3" table:formula="of:=[.E370]=[.E36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4">
            <text:p>14</text:p>
          </table:table-cell>
          <table:table-cell office:value-type="string">
            <text:p>BBB2B522</text:p>
          </table:table-cell>
          <table:table-cell table:style-name="ce3" table:formula="of:=[.B371]=[.B370]" office:value-type="boolean" office:boolean-value="false">
            <text:p>FALSE</text:p>
          </table:table-cell>
          <table:table-cell/>
          <table:table-cell office:value-type="string">
            <text:p>B734C7DD</text:p>
          </table:table-cell>
          <table:table-cell table:style-name="ce3" table:formula="of:=[.E371]=[.E37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39">
            <text:p>339</text:p>
          </table:table-cell>
          <table:table-cell office:value-type="string">
            <text:p>BBB2B522</text:p>
          </table:table-cell>
          <table:table-cell table:style-name="ce3" table:formula="of:=[.B372]=[.B371]" office:value-type="boolean" office:boolean-value="true">
            <text:p>TRUE</text:p>
          </table:table-cell>
          <table:table-cell/>
          <table:table-cell office:value-type="string">
            <text:p>B734C7DD</text:p>
          </table:table-cell>
          <table:table-cell table:style-name="ce3" table:formula="of:=[.E372]=[.E37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24">
            <text:p>124</text:p>
          </table:table-cell>
          <table:table-cell office:value-type="string">
            <text:p>BDFAED88</text:p>
          </table:table-cell>
          <table:table-cell table:style-name="ce3" table:formula="of:=[.B373]=[.B372]" office:value-type="boolean" office:boolean-value="false">
            <text:p>FALSE</text:p>
          </table:table-cell>
          <table:table-cell/>
          <table:table-cell office:value-type="string">
            <text:p>B734C7DD</text:p>
          </table:table-cell>
          <table:table-cell table:style-name="ce3" table:formula="of:=[.E373]=[.E37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87">
            <text:p>387</text:p>
          </table:table-cell>
          <table:table-cell office:value-type="string">
            <text:p>BDFAED88</text:p>
          </table:table-cell>
          <table:table-cell table:style-name="ce3" table:formula="of:=[.B374]=[.B373]" office:value-type="boolean" office:boolean-value="true">
            <text:p>TRUE</text:p>
          </table:table-cell>
          <table:table-cell/>
          <table:table-cell office:value-type="string">
            <text:p>B8E9E300</text:p>
          </table:table-cell>
          <table:table-cell table:style-name="ce3" table:formula="of:=[.E374]=[.E37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82">
            <text:p>82</text:p>
          </table:table-cell>
          <table:table-cell office:value-type="string">
            <text:p>BE9E09BB</text:p>
          </table:table-cell>
          <table:table-cell table:style-name="ce3" table:formula="of:=[.B375]=[.B374]" office:value-type="boolean" office:boolean-value="false">
            <text:p>FALSE</text:p>
          </table:table-cell>
          <table:table-cell/>
          <table:table-cell table:style-name="ce4" office:value-type="string">
            <text:p>B8E9E300</text:p>
          </table:table-cell>
          <table:table-cell table:style-name="ce3" table:formula="of:=[.E375]=[.E37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BE9E09BB</text:p>
          </table:table-cell>
          <table:table-cell table:style-name="ce3" table:formula="of:=[.B376]=[.B375]" office:value-type="boolean" office:boolean-value="true">
            <text:p>TRUE</text:p>
          </table:table-cell>
          <table:table-cell/>
          <table:table-cell office:value-type="string">
            <text:p>B98DFF33</text:p>
          </table:table-cell>
          <table:table-cell table:style-name="ce3" table:formula="of:=[.E376]=[.E37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2">
            <text:p>472</text:p>
          </table:table-cell>
          <table:table-cell office:value-type="string">
            <text:p>BE9E09BB</text:p>
          </table:table-cell>
          <table:table-cell table:style-name="ce3" table:formula="of:=[.B377]=[.B376]" office:value-type="boolean" office:boolean-value="true">
            <text:p>TRUE</text:p>
          </table:table-cell>
          <table:table-cell/>
          <table:table-cell office:value-type="string">
            <text:p>B98DFF33</text:p>
          </table:table-cell>
          <table:table-cell table:style-name="ce3" table:formula="of:=[.E377]=[.E37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BF32BAEE</text:p>
          </table:table-cell>
          <table:table-cell table:style-name="ce3" table:formula="of:=[.B378]=[.B377]" office:value-type="boolean" office:boolean-value="false">
            <text:p>FALSE</text:p>
          </table:table-cell>
          <table:table-cell/>
          <table:table-cell office:value-type="string">
            <text:p>BA21B066</text:p>
          </table:table-cell>
          <table:table-cell table:style-name="ce3" table:formula="of:=[.E378]=[.E37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4">
            <text:p>204</text:p>
          </table:table-cell>
          <table:table-cell office:value-type="string">
            <text:p>BF32BAEE</text:p>
          </table:table-cell>
          <table:table-cell table:style-name="ce3" table:formula="of:=[.B379]=[.B378]" office:value-type="boolean" office:boolean-value="true">
            <text:p>TRUE</text:p>
          </table:table-cell>
          <table:table-cell/>
          <table:table-cell office:value-type="string">
            <text:p>BA21B066</text:p>
          </table:table-cell>
          <table:table-cell table:style-name="ce3" table:formula="of:=[.E379]=[.E37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96">
            <text:p>396</text:p>
          </table:table-cell>
          <table:table-cell office:value-type="string">
            <text:p>BF32BAEE</text:p>
          </table:table-cell>
          <table:table-cell table:style-name="ce3" table:formula="of:=[.B380]=[.B379]" office:value-type="boolean" office:boolean-value="true">
            <text:p>TRUE</text:p>
          </table:table-cell>
          <table:table-cell/>
          <table:table-cell office:value-type="string">
            <text:p>BBC5CC99</text:p>
          </table:table-cell>
          <table:table-cell table:style-name="ce3" table:formula="of:=[.E380]=[.E37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44">
            <text:p>444</text:p>
          </table:table-cell>
          <table:table-cell office:value-type="string">
            <text:p>BF32BAEE</text:p>
          </table:table-cell>
          <table:table-cell table:style-name="ce3" table:formula="of:=[.B381]=[.B380]" office:value-type="boolean" office:boolean-value="true">
            <text:p>TRUE</text:p>
          </table:table-cell>
          <table:table-cell/>
          <table:table-cell office:value-type="string">
            <text:p>BBC5CC99</text:p>
          </table:table-cell>
          <table:table-cell table:style-name="ce3" table:formula="of:=[.E381]=[.E38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95">
            <text:p>195</text:p>
          </table:table-cell>
          <table:table-cell office:value-type="string">
            <text:p>C0E7D611</text:p>
          </table:table-cell>
          <table:table-cell table:style-name="ce3" table:formula="of:=[.B382]=[.B381]" office:value-type="boolean" office:boolean-value="false">
            <text:p>FALSE</text:p>
          </table:table-cell>
          <table:table-cell/>
          <table:table-cell office:value-type="string">
            <text:p>BBC5CC99</text:p>
          </table:table-cell>
          <table:table-cell table:style-name="ce3" table:formula="of:=[.E382]=[.E38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C0E7D611</text:p>
          </table:table-cell>
          <table:table-cell table:style-name="ce3" table:formula="of:=[.B383]=[.B382]" office:value-type="boolean" office:boolean-value="true">
            <text:p>TRUE</text:p>
          </table:table-cell>
          <table:table-cell/>
          <table:table-cell office:value-type="string">
            <text:p>BC69E8CC</text:p>
          </table:table-cell>
          <table:table-cell table:style-name="ce3" table:formula="of:=[.E383]=[.E38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4">
            <text:p>34</text:p>
          </table:table-cell>
          <table:table-cell office:value-type="string">
            <text:p>C18BF244</text:p>
          </table:table-cell>
          <table:table-cell table:style-name="ce3" table:formula="of:=[.B384]=[.B383]" office:value-type="boolean" office:boolean-value="false">
            <text:p>FALSE</text:p>
          </table:table-cell>
          <table:table-cell/>
          <table:table-cell table:style-name="ce4" office:value-type="string">
            <text:p>BC69E8CC</text:p>
          </table:table-cell>
          <table:table-cell table:style-name="ce3" table:formula="of:=[.E384]=[.E38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00">
            <text:p>100</text:p>
          </table:table-cell>
          <table:table-cell office:value-type="string">
            <text:p>C18BF244</text:p>
          </table:table-cell>
          <table:table-cell table:style-name="ce3" table:formula="of:=[.B385]=[.B384]" office:value-type="boolean" office:boolean-value="true">
            <text:p>TRUE</text:p>
          </table:table-cell>
          <table:table-cell/>
          <table:table-cell office:value-type="string">
            <text:p>BC69E8CC</text:p>
          </table:table-cell>
          <table:table-cell table:style-name="ce3" table:formula="of:=[.E385]=[.E38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18BF244</text:p>
          </table:table-cell>
          <table:table-cell table:style-name="ce3" table:formula="of:=[.B386]=[.B385]" office:value-type="boolean" office:boolean-value="true">
            <text:p>TRUE</text:p>
          </table:table-cell>
          <table:table-cell/>
          <table:table-cell office:value-type="string">
            <text:p>BD0D04FF</text:p>
          </table:table-cell>
          <table:table-cell table:style-name="ce3" table:formula="of:=[.E386]=[.E38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5">
            <text:p>205</text:p>
          </table:table-cell>
          <table:table-cell office:value-type="string">
            <text:p>C18BF244</text:p>
          </table:table-cell>
          <table:table-cell table:style-name="ce3" table:formula="of:=[.B387]=[.B386]" office:value-type="boolean" office:boolean-value="true">
            <text:p>TRUE</text:p>
          </table:table-cell>
          <table:table-cell/>
          <table:table-cell office:value-type="string">
            <text:p>BD0D04FF</text:p>
          </table:table-cell>
          <table:table-cell table:style-name="ce3" table:formula="of:=[.E387]=[.E38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60">
            <text:p>360</text:p>
          </table:table-cell>
          <table:table-cell office:value-type="string">
            <text:p>C18BF244</text:p>
          </table:table-cell>
          <table:table-cell table:style-name="ce3" table:formula="of:=[.B388]=[.B387]" office:value-type="boolean" office:boolean-value="true">
            <text:p>TRUE</text:p>
          </table:table-cell>
          <table:table-cell/>
          <table:table-cell office:value-type="string">
            <text:p>BD0D04FF</text:p>
          </table:table-cell>
          <table:table-cell table:style-name="ce3" table:formula="of:=[.E388]=[.E38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35">
            <text:p>435</text:p>
          </table:table-cell>
          <table:table-cell office:value-type="string">
            <text:p>C18BF244</text:p>
          </table:table-cell>
          <table:table-cell table:style-name="ce3" table:formula="of:=[.B389]=[.B388]" office:value-type="boolean" office:boolean-value="true">
            <text:p>TRUE</text:p>
          </table:table-cell>
          <table:table-cell/>
          <table:table-cell office:value-type="string">
            <text:p>BEB2B522</text:p>
          </table:table-cell>
          <table:table-cell table:style-name="ce3" table:formula="of:=[.E389]=[.E38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3">
            <text:p>463</text:p>
          </table:table-cell>
          <table:table-cell office:value-type="string">
            <text:p>C18BF244</text:p>
          </table:table-cell>
          <table:table-cell table:style-name="ce3" table:formula="of:=[.B390]=[.B389]" office:value-type="boolean" office:boolean-value="true">
            <text:p>TRUE</text:p>
          </table:table-cell>
          <table:table-cell/>
          <table:table-cell office:value-type="string">
            <text:p>BEB2B522</text:p>
          </table:table-cell>
          <table:table-cell table:style-name="ce3" table:formula="of:=[.E390]=[.E389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C22F0E77</text:p>
          </table:table-cell>
          <table:table-cell table:style-name="ce3" table:formula="of:=[.B391]=[.B390]" office:value-type="boolean" office:boolean-value="false">
            <text:p>FALSE</text:p>
          </table:table-cell>
          <table:table-cell/>
          <table:table-cell office:value-type="string">
            <text:p>BF56D155</text:p>
          </table:table-cell>
          <table:table-cell table:style-name="ce3" table:formula="of:=[.E391]=[.E39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7">
            <text:p>477</text:p>
          </table:table-cell>
          <table:table-cell office:value-type="string">
            <text:p>C3C3BFAA</text:p>
          </table:table-cell>
          <table:table-cell table:style-name="ce3" table:formula="of:=[.B392]=[.B391]" office:value-type="boolean" office:boolean-value="false">
            <text:p>FALSE</text:p>
          </table:table-cell>
          <table:table-cell/>
          <table:table-cell office:value-type="string">
            <text:p>BF56D155</text:p>
          </table:table-cell>
          <table:table-cell table:style-name="ce3" table:formula="of:=[.E392]=[.E39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C51CF700</text:p>
          </table:table-cell>
          <table:table-cell table:style-name="ce3" table:formula="of:=[.B393]=[.B392]" office:value-type="boolean" office:boolean-value="false">
            <text:p>FALSE</text:p>
          </table:table-cell>
          <table:table-cell/>
          <table:table-cell table:style-name="ce4" office:value-type="string">
            <text:p>C0FAED88</text:p>
          </table:table-cell>
          <table:table-cell table:style-name="ce3" table:formula="of:=[.E393]=[.E39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06">
            <text:p>406</text:p>
          </table:table-cell>
          <table:table-cell office:value-type="string">
            <text:p>C6B0A833</text:p>
          </table:table-cell>
          <table:table-cell table:style-name="ce3" table:formula="of:=[.B394]=[.B393]" office:value-type="boolean" office:boolean-value="false">
            <text:p>FALSE</text:p>
          </table:table-cell>
          <table:table-cell/>
          <table:table-cell office:value-type="string">
            <text:p>C19E09BB</text:p>
          </table:table-cell>
          <table:table-cell table:style-name="ce3" table:formula="of:=[.E394]=[.E39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12">
            <text:p>312</text:p>
          </table:table-cell>
          <table:table-cell office:value-type="string">
            <text:p>C754C466</text:p>
          </table:table-cell>
          <table:table-cell table:style-name="ce3" table:formula="of:=[.B395]=[.B394]" office:value-type="boolean" office:boolean-value="false">
            <text:p>FALSE</text:p>
          </table:table-cell>
          <table:table-cell/>
          <table:table-cell office:value-type="string">
            <text:p>C19E09BB</text:p>
          </table:table-cell>
          <table:table-cell table:style-name="ce3" table:formula="of:=[.E395]=[.E394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C99CFCCC</text:p>
          </table:table-cell>
          <table:table-cell table:style-name="ce3" table:formula="of:=[.B396]=[.B395]" office:value-type="boolean" office:boolean-value="false">
            <text:p>FALSE</text:p>
          </table:table-cell>
          <table:table-cell/>
          <table:table-cell office:value-type="string">
            <text:p>C232BAEE</text:p>
          </table:table-cell>
          <table:table-cell table:style-name="ce3" table:formula="of:=[.E396]=[.E39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47">
            <text:p>447</text:p>
          </table:table-cell>
          <table:table-cell office:value-type="string">
            <text:p>C99CFCCC</text:p>
          </table:table-cell>
          <table:table-cell table:style-name="ce3" table:formula="of:=[.B397]=[.B396]" office:value-type="boolean" office:boolean-value="true">
            <text:p>TRUE</text:p>
          </table:table-cell>
          <table:table-cell/>
          <table:table-cell office:value-type="string">
            <text:p>C3E7D611</text:p>
          </table:table-cell>
          <table:table-cell table:style-name="ce3" table:formula="of:=[.E397]=[.E39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7">
            <text:p>7</text:p>
          </table:table-cell>
          <table:table-cell office:value-type="string">
            <text:p>CA30ADFF</text:p>
          </table:table-cell>
          <table:table-cell table:style-name="ce3" table:formula="of:=[.B398]=[.B397]" office:value-type="boolean" office:boolean-value="false">
            <text:p>FALSE</text:p>
          </table:table-cell>
          <table:table-cell/>
          <table:table-cell office:value-type="string">
            <text:p>C3E7D611</text:p>
          </table:table-cell>
          <table:table-cell table:style-name="ce3" table:formula="of:=[.E398]=[.E39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CA30ADFF</text:p>
          </table:table-cell>
          <table:table-cell table:style-name="ce3" table:formula="of:=[.B399]=[.B398]" office:value-type="boolean" office:boolean-value="true">
            <text:p>TRUE</text:p>
          </table:table-cell>
          <table:table-cell/>
          <table:table-cell office:value-type="string">
            <text:p>C48BF244</text:p>
          </table:table-cell>
          <table:table-cell table:style-name="ce3" table:formula="of:=[.E399]=[.E39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7">
            <text:p>217</text:p>
          </table:table-cell>
          <table:table-cell office:value-type="string">
            <text:p>CEC1B2BB</text:p>
          </table:table-cell>
          <table:table-cell table:style-name="ce3" table:formula="of:=[.B400]=[.B399]" office:value-type="boolean" office:boolean-value="false">
            <text:p>FALSE</text:p>
          </table:table-cell>
          <table:table-cell/>
          <table:table-cell office:value-type="string">
            <text:p>C48BF244</text:p>
          </table:table-cell>
          <table:table-cell table:style-name="ce3" table:formula="of:=[.E400]=[.E39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22">
            <text:p>222</text:p>
          </table:table-cell>
          <table:table-cell office:value-type="string">
            <text:p>CEC1B2BB</text:p>
          </table:table-cell>
          <table:table-cell table:style-name="ce3" table:formula="of:=[.B401]=[.B400]" office:value-type="boolean" office:boolean-value="true">
            <text:p>TRUE</text:p>
          </table:table-cell>
          <table:table-cell/>
          <table:table-cell office:value-type="string">
            <text:p>C48BF244</text:p>
          </table:table-cell>
          <table:table-cell table:style-name="ce3" table:formula="of:=[.E401]=[.E40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2">
            <text:p>52</text:p>
          </table:table-cell>
          <table:table-cell office:value-type="string">
            <text:p>CF65CEEE</text:p>
          </table:table-cell>
          <table:table-cell table:style-name="ce3" table:formula="of:=[.B402]=[.B401]" office:value-type="boolean" office:boolean-value="false">
            <text:p>FALSE</text:p>
          </table:table-cell>
          <table:table-cell/>
          <table:table-cell office:value-type="string">
            <text:p>C48BF244</text:p>
          </table:table-cell>
          <table:table-cell table:style-name="ce3" table:formula="of:=[.E402]=[.E40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CF65CEEE</text:p>
          </table:table-cell>
          <table:table-cell table:style-name="ce3" table:formula="of:=[.B403]=[.B402]" office:value-type="boolean" office:boolean-value="true">
            <text:p>TRUE</text:p>
          </table:table-cell>
          <table:table-cell/>
          <table:table-cell office:value-type="string">
            <text:p>C52F0E77</text:p>
          </table:table-cell>
          <table:table-cell table:style-name="ce3" table:formula="of:=[.E403]=[.E40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CF65CEEE</text:p>
          </table:table-cell>
          <table:table-cell table:style-name="ce3" table:formula="of:=[.B404]=[.B403]" office:value-type="boolean" office:boolean-value="true">
            <text:p>TRUE</text:p>
          </table:table-cell>
          <table:table-cell/>
          <table:table-cell office:value-type="string">
            <text:p>C767DBDD</text:p>
          </table:table-cell>
          <table:table-cell table:style-name="ce3" table:formula="of:=[.E404]=[.E40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26">
            <text:p>426</text:p>
          </table:table-cell>
          <table:table-cell office:value-type="string">
            <text:p>CF65CEEE</text:p>
          </table:table-cell>
          <table:table-cell table:style-name="ce3" table:formula="of:=[.B405]=[.B404]" office:value-type="boolean" office:boolean-value="true">
            <text:p>TRUE</text:p>
          </table:table-cell>
          <table:table-cell/>
          <table:table-cell office:value-type="string">
            <text:p>C767DBDD</text:p>
          </table:table-cell>
          <table:table-cell table:style-name="ce3" table:formula="of:=[.E405]=[.E40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11">
            <text:p>511</text:p>
          </table:table-cell>
          <table:table-cell office:value-type="string">
            <text:p>CF65CEEE</text:p>
          </table:table-cell>
          <table:table-cell table:style-name="ce3" table:formula="of:=[.B406]=[.B405]" office:value-type="boolean" office:boolean-value="true">
            <text:p>TRUE</text:p>
          </table:table-cell>
          <table:table-cell/>
          <table:table-cell office:value-type="string">
            <text:p>C767DBDD</text:p>
          </table:table-cell>
          <table:table-cell table:style-name="ce3" table:formula="of:=[.E406]=[.E40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91">
            <text:p>491</text:p>
          </table:table-cell>
          <table:table-cell office:value-type="string">
            <text:p>D01AEA11</text:p>
          </table:table-cell>
          <table:table-cell table:style-name="ce3" table:formula="of:=[.B407]=[.B406]" office:value-type="boolean" office:boolean-value="false">
            <text:p>FALSE</text:p>
          </table:table-cell>
          <table:table-cell/>
          <table:table-cell office:value-type="string">
            <text:p>C767DBDD</text:p>
          </table:table-cell>
          <table:table-cell table:style-name="ce3" table:formula="of:=[.E407]=[.E40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62">
            <text:p>62</text:p>
          </table:table-cell>
          <table:table-cell office:value-type="string">
            <text:p>D1BE0644</text:p>
          </table:table-cell>
          <table:table-cell table:style-name="ce3" table:formula="of:=[.B408]=[.B407]" office:value-type="boolean" office:boolean-value="false">
            <text:p>FALSE</text:p>
          </table:table-cell>
          <table:table-cell/>
          <table:table-cell office:value-type="string">
            <text:p>C767DBDD</text:p>
          </table:table-cell>
          <table:table-cell table:style-name="ce3" table:formula="of:=[.E408]=[.E40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88">
            <text:p>88</text:p>
          </table:table-cell>
          <table:table-cell office:value-type="string">
            <text:p>D1BE0644</text:p>
          </table:table-cell>
          <table:table-cell table:style-name="ce3" table:formula="of:=[.B409]=[.B408]" office:value-type="boolean" office:boolean-value="true">
            <text:p>TRUE</text:p>
          </table:table-cell>
          <table:table-cell/>
          <table:table-cell office:value-type="string">
            <text:p>C767DBDD</text:p>
          </table:table-cell>
          <table:table-cell table:style-name="ce3" table:formula="of:=[.E409]=[.E40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1BE0644</text:p>
          </table:table-cell>
          <table:table-cell table:style-name="ce3" table:formula="of:=[.B410]=[.B409]" office:value-type="boolean" office:boolean-value="true">
            <text:p>TRUE</text:p>
          </table:table-cell>
          <table:table-cell/>
          <table:table-cell office:value-type="string">
            <text:p>C81CF700</text:p>
          </table:table-cell>
          <table:table-cell table:style-name="ce3" table:formula="of:=[.E410]=[.E40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252B777</text:p>
          </table:table-cell>
          <table:table-cell table:style-name="ce3" table:formula="of:=[.B411]=[.B410]" office:value-type="boolean" office:boolean-value="false">
            <text:p>FALSE</text:p>
          </table:table-cell>
          <table:table-cell/>
          <table:table-cell office:value-type="string">
            <text:p>CA54C466</text:p>
          </table:table-cell>
          <table:table-cell table:style-name="ce3" table:formula="of:=[.E411]=[.E41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89">
            <text:p>389</text:p>
          </table:table-cell>
          <table:table-cell office:value-type="string">
            <text:p>D252B777</text:p>
          </table:table-cell>
          <table:table-cell table:style-name="ce3" table:formula="of:=[.B412]=[.B411]" office:value-type="boolean" office:boolean-value="true">
            <text:p>TRUE</text:p>
          </table:table-cell>
          <table:table-cell/>
          <table:table-cell office:value-type="string">
            <text:p>CA54C466</text:p>
          </table:table-cell>
          <table:table-cell table:style-name="ce3" table:formula="of:=[.E412]=[.E411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104">
            <text:p>104</text:p>
          </table:table-cell>
          <table:table-cell office:value-type="string">
            <text:p>D3F6D3AA</text:p>
          </table:table-cell>
          <table:table-cell table:style-name="ce3" table:formula="of:=[.B413]=[.B412]" office:value-type="boolean" office:boolean-value="false">
            <text:p>FALSE</text:p>
          </table:table-cell>
          <table:table-cell/>
          <table:table-cell office:value-type="string">
            <text:p>CA54C466</text:p>
          </table:table-cell>
          <table:table-cell table:style-name="ce3" table:formula="of:=[.E413]=[.E41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86">
            <text:p>186</text:p>
          </table:table-cell>
          <table:table-cell office:value-type="string">
            <text:p>D3F6D3AA</text:p>
          </table:table-cell>
          <table:table-cell table:style-name="ce3" table:formula="of:=[.B414]=[.B413]" office:value-type="boolean" office:boolean-value="true">
            <text:p>TRUE</text:p>
          </table:table-cell>
          <table:table-cell/>
          <table:table-cell office:value-type="string">
            <text:p>CA54C466</text:p>
          </table:table-cell>
          <table:table-cell table:style-name="ce3" table:formula="of:=[.E414]=[.E41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3F6D3AA</text:p>
          </table:table-cell>
          <table:table-cell table:style-name="ce3" table:formula="of:=[.B415]=[.B414]" office:value-type="boolean" office:boolean-value="true">
            <text:p>TRUE</text:p>
          </table:table-cell>
          <table:table-cell/>
          <table:table-cell office:value-type="string">
            <text:p>CBF8E099</text:p>
          </table:table-cell>
          <table:table-cell table:style-name="ce3" table:formula="of:=[.E415]=[.E41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4">
            <text:p>484</text:p>
          </table:table-cell>
          <table:table-cell office:value-type="string">
            <text:p>D3F6D3AA</text:p>
          </table:table-cell>
          <table:table-cell table:style-name="ce3" table:formula="of:=[.B416]=[.B415]" office:value-type="boolean" office:boolean-value="true">
            <text:p>TRUE</text:p>
          </table:table-cell>
          <table:table-cell/>
          <table:table-cell office:value-type="string">
            <text:p>CBF8E099</text:p>
          </table:table-cell>
          <table:table-cell table:style-name="ce3" table:formula="of:=[.E416]=[.E41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49AEFDD</text:p>
          </table:table-cell>
          <table:table-cell table:style-name="ce3" table:formula="of:=[.B417]=[.B416]" office:value-type="boolean" office:boolean-value="false">
            <text:p>FALSE</text:p>
          </table:table-cell>
          <table:table-cell/>
          <table:table-cell office:value-type="string">
            <text:p>CD30ADFF</text:p>
          </table:table-cell>
          <table:table-cell table:style-name="ce3" table:formula="of:=[.E417]=[.E41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4">
            <text:p>214</text:p>
          </table:table-cell>
          <table:table-cell office:value-type="string">
            <text:p>D49AEFDD</text:p>
          </table:table-cell>
          <table:table-cell table:style-name="ce3" table:formula="of:=[.B418]=[.B417]" office:value-type="boolean" office:boolean-value="true">
            <text:p>TRUE</text:p>
          </table:table-cell>
          <table:table-cell/>
          <table:table-cell office:value-type="string">
            <text:p>CD30ADFF</text:p>
          </table:table-cell>
          <table:table-cell table:style-name="ce3" table:formula="of:=[.E418]=[.E417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247">
            <text:p>247</text:p>
          </table:table-cell>
          <table:table-cell office:value-type="string">
            <text:p>D49AEFDD</text:p>
          </table:table-cell>
          <table:table-cell table:style-name="ce3" table:formula="of:=[.B419]=[.B418]" office:value-type="boolean" office:boolean-value="true">
            <text:p>TRUE</text:p>
          </table:table-cell>
          <table:table-cell/>
          <table:table-cell office:value-type="string">
            <text:p>CD30ADFF</text:p>
          </table:table-cell>
          <table:table-cell table:style-name="ce3" table:formula="of:=[.E419]=[.E41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41">
            <text:p>441</text:p>
          </table:table-cell>
          <table:table-cell office:value-type="string">
            <text:p>D49AEFDD</text:p>
          </table:table-cell>
          <table:table-cell table:style-name="ce3" table:formula="of:=[.B420]=[.B419]" office:value-type="boolean" office:boolean-value="true">
            <text:p>TRUE</text:p>
          </table:table-cell>
          <table:table-cell/>
          <table:table-cell office:value-type="string">
            <text:p>CEE5C922</text:p>
          </table:table-cell>
          <table:table-cell table:style-name="ce3" table:formula="of:=[.E420]=[.E41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88">
            <text:p>488</text:p>
          </table:table-cell>
          <table:table-cell office:value-type="string">
            <text:p>D49AEFDD</text:p>
          </table:table-cell>
          <table:table-cell table:style-name="ce3" table:formula="of:=[.B421]=[.B420]" office:value-type="boolean" office:boolean-value="true">
            <text:p>TRUE</text:p>
          </table:table-cell>
          <table:table-cell/>
          <table:table-cell office:value-type="string">
            <text:p>CEE5C922</text:p>
          </table:table-cell>
          <table:table-cell table:style-name="ce3" table:formula="of:=[.E421]=[.E42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45">
            <text:p>145</text:p>
          </table:table-cell>
          <table:table-cell office:value-type="string">
            <text:p>D54F0B00</text:p>
          </table:table-cell>
          <table:table-cell table:style-name="ce3" table:formula="of:=[.B422]=[.B421]" office:value-type="boolean" office:boolean-value="false">
            <text:p>FALSE</text:p>
          </table:table-cell>
          <table:table-cell/>
          <table:table-cell office:value-type="string">
            <text:p>CEE5C922</text:p>
          </table:table-cell>
          <table:table-cell table:style-name="ce3" table:formula="of:=[.E422]=[.E42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54F0B00</text:p>
          </table:table-cell>
          <table:table-cell table:style-name="ce3" table:formula="of:=[.B423]=[.B422]" office:value-type="boolean" office:boolean-value="true">
            <text:p>TRUE</text:p>
          </table:table-cell>
          <table:table-cell/>
          <table:table-cell office:value-type="string">
            <text:p>CF89E555</text:p>
          </table:table-cell>
          <table:table-cell table:style-name="ce3" table:formula="of:=[.E423]=[.E42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68">
            <text:p>68</text:p>
          </table:table-cell>
          <table:table-cell office:value-type="string">
            <text:p>D6E3BC33</text:p>
          </table:table-cell>
          <table:table-cell table:style-name="ce3" table:formula="of:=[.B424]=[.B423]" office:value-type="boolean" office:boolean-value="false">
            <text:p>FALSE</text:p>
          </table:table-cell>
          <table:table-cell/>
          <table:table-cell office:value-type="string">
            <text:p>CF89E555</text:p>
          </table:table-cell>
          <table:table-cell table:style-name="ce3" table:formula="of:=[.E424]=[.E42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787D866</text:p>
          </table:table-cell>
          <table:table-cell table:style-name="ce3" table:formula="of:=[.B425]=[.B424]" office:value-type="boolean" office:boolean-value="false">
            <text:p>FALSE</text:p>
          </table:table-cell>
          <table:table-cell/>
          <table:table-cell table:style-name="ce4" office:value-type="string">
            <text:p>D02D0188</text:p>
          </table:table-cell>
          <table:table-cell table:style-name="ce3" table:formula="of:=[.E425]=[.E42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64">
            <text:p>264</text:p>
          </table:table-cell>
          <table:table-cell office:value-type="string">
            <text:p>D787D866</text:p>
          </table:table-cell>
          <table:table-cell table:style-name="ce3" table:formula="of:=[.B426]=[.B425]" office:value-type="boolean" office:boolean-value="true">
            <text:p>TRUE</text:p>
          </table:table-cell>
          <table:table-cell/>
          <table:table-cell office:value-type="string">
            <text:p>D02D0188</text:p>
          </table:table-cell>
          <table:table-cell table:style-name="ce3" table:formula="of:=[.E426]=[.E42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39">
            <text:p>439</text:p>
          </table:table-cell>
          <table:table-cell office:value-type="string">
            <text:p>D787D866</text:p>
          </table:table-cell>
          <table:table-cell table:style-name="ce3" table:formula="of:=[.B427]=[.B426]" office:value-type="boolean" office:boolean-value="true">
            <text:p>TRUE</text:p>
          </table:table-cell>
          <table:table-cell/>
          <table:table-cell office:value-type="string">
            <text:p>D02D0188</text:p>
          </table:table-cell>
          <table:table-cell table:style-name="ce3" table:formula="of:=[.E427]=[.E42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82BF499</text:p>
          </table:table-cell>
          <table:table-cell table:style-name="ce3" table:formula="of:=[.B428]=[.B427]" office:value-type="boolean" office:boolean-value="false">
            <text:p>FALSE</text:p>
          </table:table-cell>
          <table:table-cell/>
          <table:table-cell office:value-type="string">
            <text:p>D4BE0644</text:p>
          </table:table-cell>
          <table:table-cell table:style-name="ce3" table:formula="of:=[.E428]=[.E42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58">
            <text:p>458</text:p>
          </table:table-cell>
          <table:table-cell office:value-type="string">
            <text:p>D82BF499</text:p>
          </table:table-cell>
          <table:table-cell table:style-name="ce3" table:formula="of:=[.B429]=[.B428]" office:value-type="boolean" office:boolean-value="true">
            <text:p>TRUE</text:p>
          </table:table-cell>
          <table:table-cell/>
          <table:table-cell office:value-type="string">
            <text:p>D4BE0644</text:p>
          </table:table-cell>
          <table:table-cell table:style-name="ce3" table:formula="of:=[.E429]=[.E42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9CF10CC</text:p>
          </table:table-cell>
          <table:table-cell table:style-name="ce3" table:formula="of:=[.B430]=[.B429]" office:value-type="boolean" office:boolean-value="false">
            <text:p>FALSE</text:p>
          </table:table-cell>
          <table:table-cell/>
          <table:table-cell office:value-type="string">
            <text:p>D552B777</text:p>
          </table:table-cell>
          <table:table-cell table:style-name="ce3" table:formula="of:=[.E430]=[.E42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5">
            <text:p>45</text:p>
          </table:table-cell>
          <table:table-cell office:value-type="string">
            <text:p>D9CF10CC</text:p>
          </table:table-cell>
          <table:table-cell table:style-name="ce3" table:formula="of:=[.B431]=[.B430]" office:value-type="boolean" office:boolean-value="true">
            <text:p>TRUE</text:p>
          </table:table-cell>
          <table:table-cell/>
          <table:table-cell office:value-type="string">
            <text:p>D552B777</text:p>
          </table:table-cell>
          <table:table-cell table:style-name="ce3" table:formula="of:=[.E431]=[.E43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96">
            <text:p>96</text:p>
          </table:table-cell>
          <table:table-cell office:value-type="string">
            <text:p>D9CF10CC</text:p>
          </table:table-cell>
          <table:table-cell table:style-name="ce3" table:formula="of:=[.B432]=[.B431]" office:value-type="boolean" office:boolean-value="true">
            <text:p>TRUE</text:p>
          </table:table-cell>
          <table:table-cell/>
          <table:table-cell office:value-type="string">
            <text:p>D552B777</text:p>
          </table:table-cell>
          <table:table-cell table:style-name="ce3" table:formula="of:=[.E432]=[.E43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92">
            <text:p>192</text:p>
          </table:table-cell>
          <table:table-cell office:value-type="string">
            <text:p>D9CF10CC</text:p>
          </table:table-cell>
          <table:table-cell table:style-name="ce3" table:formula="of:=[.B433]=[.B432]" office:value-type="boolean" office:boolean-value="true">
            <text:p>TRUE</text:p>
          </table:table-cell>
          <table:table-cell/>
          <table:table-cell office:value-type="string">
            <text:p>D552B777</text:p>
          </table:table-cell>
          <table:table-cell table:style-name="ce3" table:formula="of:=[.E433]=[.E43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9CF10CC</text:p>
          </table:table-cell>
          <table:table-cell table:style-name="ce3" table:formula="of:=[.B434]=[.B433]" office:value-type="boolean" office:boolean-value="true">
            <text:p>TRUE</text:p>
          </table:table-cell>
          <table:table-cell/>
          <table:table-cell office:value-type="string">
            <text:p>D84F0B00</text:p>
          </table:table-cell>
          <table:table-cell table:style-name="ce3" table:formula="of:=[.E434]=[.E43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510">
            <text:p>510</text:p>
          </table:table-cell>
          <table:table-cell office:value-type="string">
            <text:p>D9CF10CC</text:p>
          </table:table-cell>
          <table:table-cell table:style-name="ce3" table:formula="of:=[.B435]=[.B434]" office:value-type="boolean" office:boolean-value="true">
            <text:p>TRUE</text:p>
          </table:table-cell>
          <table:table-cell/>
          <table:table-cell office:value-type="string">
            <text:p>D84F0B00</text:p>
          </table:table-cell>
          <table:table-cell table:style-name="ce3" table:formula="of:=[.E435]=[.E43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51">
            <text:p>251</text:p>
          </table:table-cell>
          <table:table-cell office:value-type="string">
            <text:p>DA63C1FF</text:p>
          </table:table-cell>
          <table:table-cell table:style-name="ce3" table:formula="of:=[.B436]=[.B435]" office:value-type="boolean" office:boolean-value="false">
            <text:p>FALSE</text:p>
          </table:table-cell>
          <table:table-cell/>
          <table:table-cell office:value-type="string">
            <text:p>D84F0B00</text:p>
          </table:table-cell>
          <table:table-cell table:style-name="ce3" table:formula="of:=[.E436]=[.E43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B18DD22</text:p>
          </table:table-cell>
          <table:table-cell table:style-name="ce3" table:formula="of:=[.B437]=[.B436]" office:value-type="boolean" office:boolean-value="false">
            <text:p>FALSE</text:p>
          </table:table-cell>
          <table:table-cell/>
          <table:table-cell office:value-type="string">
            <text:p>D9E3BC33</text:p>
          </table:table-cell>
          <table:table-cell table:style-name="ce3" table:formula="of:=[.E437]=[.E436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29">
            <text:p>329</text:p>
          </table:table-cell>
          <table:table-cell office:value-type="string">
            <text:p>DB18DD22</text:p>
          </table:table-cell>
          <table:table-cell table:style-name="ce3" table:formula="of:=[.B438]=[.B437]" office:value-type="boolean" office:boolean-value="true">
            <text:p>TRUE</text:p>
          </table:table-cell>
          <table:table-cell/>
          <table:table-cell office:value-type="string">
            <text:p>D9E3BC33</text:p>
          </table:table-cell>
          <table:table-cell table:style-name="ce3" table:formula="of:=[.E438]=[.E43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55">
            <text:p>455</text:p>
          </table:table-cell>
          <table:table-cell office:value-type="string">
            <text:p>DB18DD22</text:p>
          </table:table-cell>
          <table:table-cell table:style-name="ce3" table:formula="of:=[.B439]=[.B438]" office:value-type="boolean" office:boolean-value="true">
            <text:p>TRUE</text:p>
          </table:table-cell>
          <table:table-cell/>
          <table:table-cell office:value-type="string">
            <text:p>DA87D866</text:p>
          </table:table-cell>
          <table:table-cell table:style-name="ce3" table:formula="of:=[.E439]=[.E438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65">
            <text:p>165</text:p>
          </table:table-cell>
          <table:table-cell office:value-type="string">
            <text:p>DCBCF955</text:p>
          </table:table-cell>
          <table:table-cell table:style-name="ce3" table:formula="of:=[.B440]=[.B439]" office:value-type="boolean" office:boolean-value="false">
            <text:p>FALSE</text:p>
          </table:table-cell>
          <table:table-cell/>
          <table:table-cell office:value-type="string">
            <text:p>DA87D866</text:p>
          </table:table-cell>
          <table:table-cell table:style-name="ce3" table:formula="of:=[.E440]=[.E43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99">
            <text:p>299</text:p>
          </table:table-cell>
          <table:table-cell office:value-type="string">
            <text:p>DCBCF955</text:p>
          </table:table-cell>
          <table:table-cell table:style-name="ce3" table:formula="of:=[.B441]=[.B440]" office:value-type="boolean" office:boolean-value="true">
            <text:p>TRUE</text:p>
          </table:table-cell>
          <table:table-cell/>
          <table:table-cell office:value-type="string">
            <text:p>DA87D866</text:p>
          </table:table-cell>
          <table:table-cell table:style-name="ce3" table:formula="of:=[.E441]=[.E44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D50AA88</text:p>
          </table:table-cell>
          <table:table-cell table:style-name="ce3" table:formula="of:=[.B442]=[.B441]" office:value-type="boolean" office:boolean-value="false">
            <text:p>FALSE</text:p>
          </table:table-cell>
          <table:table-cell/>
          <table:table-cell office:value-type="string">
            <text:p>DB2BF499</text:p>
          </table:table-cell>
          <table:table-cell table:style-name="ce3" table:formula="of:=[.E442]=[.E44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D50AA88</text:p>
          </table:table-cell>
          <table:table-cell table:style-name="ce3" table:formula="of:=[.B443]=[.B442]" office:value-type="boolean" office:boolean-value="true">
            <text:p>TRUE</text:p>
          </table:table-cell>
          <table:table-cell/>
          <table:table-cell office:value-type="string">
            <text:p>DCCF10CC</text:p>
          </table:table-cell>
          <table:table-cell table:style-name="ce3" table:formula="of:=[.E443]=[.E44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84">
            <text:p>284</text:p>
          </table:table-cell>
          <table:table-cell office:value-type="string">
            <text:p>DD50AA88</text:p>
          </table:table-cell>
          <table:table-cell table:style-name="ce3" table:formula="of:=[.B444]=[.B443]" office:value-type="boolean" office:boolean-value="true">
            <text:p>TRUE</text:p>
          </table:table-cell>
          <table:table-cell/>
          <table:table-cell office:value-type="string">
            <text:p>DCCF10CC</text:p>
          </table:table-cell>
          <table:table-cell table:style-name="ce3" table:formula="of:=[.E444]=[.E443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61">
            <text:p>361</text:p>
          </table:table-cell>
          <table:table-cell office:value-type="string">
            <text:p>DD50AA88</text:p>
          </table:table-cell>
          <table:table-cell table:style-name="ce3" table:formula="of:=[.B445]=[.B444]" office:value-type="boolean" office:boolean-value="true">
            <text:p>TRUE</text:p>
          </table:table-cell>
          <table:table-cell/>
          <table:table-cell office:value-type="string">
            <text:p>DCCF10CC</text:p>
          </table:table-cell>
          <table:table-cell table:style-name="ce3" table:formula="of:=[.E445]=[.E44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83">
            <text:p>183</text:p>
          </table:table-cell>
          <table:table-cell office:value-type="string">
            <text:p>DEF4C6BB</text:p>
          </table:table-cell>
          <table:table-cell table:style-name="ce3" table:formula="of:=[.B446]=[.B445]" office:value-type="boolean" office:boolean-value="false">
            <text:p>FALSE</text:p>
          </table:table-cell>
          <table:table-cell/>
          <table:table-cell office:value-type="string">
            <text:p>DCCF10CC</text:p>
          </table:table-cell>
          <table:table-cell table:style-name="ce3" table:formula="of:=[.E446]=[.E44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34">
            <text:p>334</text:p>
          </table:table-cell>
          <table:table-cell office:value-type="string">
            <text:p>DEF4C6BB</text:p>
          </table:table-cell>
          <table:table-cell table:style-name="ce3" table:formula="of:=[.B447]=[.B446]" office:value-type="boolean" office:boolean-value="true">
            <text:p>TRUE</text:p>
          </table:table-cell>
          <table:table-cell/>
          <table:table-cell office:value-type="string">
            <text:p>DCCF10CC</text:p>
          </table:table-cell>
          <table:table-cell table:style-name="ce3" table:formula="of:=[.E447]=[.E44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F98E2EE</text:p>
          </table:table-cell>
          <table:table-cell table:style-name="ce3" table:formula="of:=[.B448]=[.B447]" office:value-type="boolean" office:boolean-value="false">
            <text:p>FALSE</text:p>
          </table:table-cell>
          <table:table-cell/>
          <table:table-cell office:value-type="string">
            <text:p>DD63C1FF</text:p>
          </table:table-cell>
          <table:table-cell table:style-name="ce3" table:formula="of:=[.E448]=[.E447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 table:visibility="filter">
          <table:table-cell office:value-type="float" office:value="301">
            <text:p>301</text:p>
          </table:table-cell>
          <table:table-cell office:value-type="string">
            <text:p>DF98E2EE</text:p>
          </table:table-cell>
          <table:table-cell table:style-name="ce3" table:formula="of:=[.B449]=[.B448]" office:value-type="boolean" office:boolean-value="true">
            <text:p>TRUE</text:p>
          </table:table-cell>
          <table:table-cell/>
          <table:table-cell office:value-type="string">
            <text:p>DD63C1FF</text:p>
          </table:table-cell>
          <table:table-cell table:style-name="ce3" table:formula="of:=[.E449]=[.E44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E04DFE11</text:p>
          </table:table-cell>
          <table:table-cell table:style-name="ce3" table:formula="of:=[.B450]=[.B449]" office:value-type="boolean" office:boolean-value="false">
            <text:p>FALSE</text:p>
          </table:table-cell>
          <table:table-cell/>
          <table:table-cell office:value-type="string">
            <text:p>DE18DD22</text:p>
          </table:table-cell>
          <table:table-cell table:style-name="ce3" table:formula="of:=[.E450]=[.E449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E04DFE11</text:p>
          </table:table-cell>
          <table:table-cell table:style-name="ce3" table:formula="of:=[.B451]=[.B450]" office:value-type="boolean" office:boolean-value="true">
            <text:p>TRUE</text:p>
          </table:table-cell>
          <table:table-cell/>
          <table:table-cell office:value-type="string">
            <text:p>DFBCF955</text:p>
          </table:table-cell>
          <table:table-cell table:style-name="ce3" table:formula="of:=[.E451]=[.E450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75">
            <text:p>375</text:p>
          </table:table-cell>
          <table:table-cell office:value-type="string">
            <text:p>E04DFE11</text:p>
          </table:table-cell>
          <table:table-cell table:style-name="ce3" table:formula="of:=[.B452]=[.B451]" office:value-type="boolean" office:boolean-value="true">
            <text:p>TRUE</text:p>
          </table:table-cell>
          <table:table-cell/>
          <table:table-cell office:value-type="string">
            <text:p>DFBCF955</text:p>
          </table:table-cell>
          <table:table-cell table:style-name="ce3" table:formula="of:=[.E452]=[.E45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">
            <text:p>28</text:p>
          </table:table-cell>
          <table:table-cell office:value-type="string">
            <text:p>E1E1AF44</text:p>
          </table:table-cell>
          <table:table-cell table:style-name="ce3" table:formula="of:=[.B453]=[.B452]" office:value-type="boolean" office:boolean-value="false">
            <text:p>FALSE</text:p>
          </table:table-cell>
          <table:table-cell/>
          <table:table-cell office:value-type="string">
            <text:p>DFBCF955</text:p>
          </table:table-cell>
          <table:table-cell table:style-name="ce3" table:formula="of:=[.E453]=[.E45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E1E1AF44</text:p>
          </table:table-cell>
          <table:table-cell table:style-name="ce3" table:formula="of:=[.B454]=[.B453]" office:value-type="boolean" office:boolean-value="true">
            <text:p>TRUE</text:p>
          </table:table-cell>
          <table:table-cell/>
          <table:table-cell table:style-name="ce4" office:value-type="string">
            <text:p>E1F4C6BB</text:p>
          </table:table-cell>
          <table:table-cell table:style-name="ce3" table:formula="of:=[.E454]=[.E45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25">
            <text:p>125</text:p>
          </table:table-cell>
          <table:table-cell office:value-type="string">
            <text:p>E285CB77</text:p>
          </table:table-cell>
          <table:table-cell table:style-name="ce3" table:formula="of:=[.B455]=[.B454]" office:value-type="boolean" office:boolean-value="false">
            <text:p>FALSE</text:p>
          </table:table-cell>
          <table:table-cell/>
          <table:table-cell office:value-type="string">
            <text:p>E1F4C6BB</text:p>
          </table:table-cell>
          <table:table-cell table:style-name="ce3" table:formula="of:=[.E455]=[.E454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4">
            <text:p>24</text:p>
          </table:table-cell>
          <table:table-cell office:value-type="string">
            <text:p>E329E7AA</text:p>
          </table:table-cell>
          <table:table-cell table:style-name="ce3" table:formula="of:=[.B456]=[.B455]" office:value-type="boolean" office:boolean-value="false">
            <text:p>FALSE</text:p>
          </table:table-cell>
          <table:table-cell/>
          <table:table-cell office:value-type="string">
            <text:p>E1F4C6BB</text:p>
          </table:table-cell>
          <table:table-cell table:style-name="ce3" table:formula="of:=[.E456]=[.E455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E329E7AA</text:p>
          </table:table-cell>
          <table:table-cell table:style-name="ce3" table:formula="of:=[.B457]=[.B456]" office:value-type="boolean" office:boolean-value="true">
            <text:p>TRUE</text:p>
          </table:table-cell>
          <table:table-cell/>
          <table:table-cell office:value-type="string">
            <text:p>E298E2EE</text:p>
          </table:table-cell>
          <table:table-cell table:style-name="ce3" table:formula="of:=[.E457]=[.E45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329E7AA</text:p>
          </table:table-cell>
          <table:table-cell table:style-name="ce3" table:formula="of:=[.B458]=[.B457]" office:value-type="boolean" office:boolean-value="true">
            <text:p>TRUE</text:p>
          </table:table-cell>
          <table:table-cell/>
          <table:table-cell office:value-type="string">
            <text:p>E34DFE11</text:p>
          </table:table-cell>
          <table:table-cell table:style-name="ce3" table:formula="of:=[.E458]=[.E45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71">
            <text:p>471</text:p>
          </table:table-cell>
          <table:table-cell office:value-type="string">
            <text:p>E329E7AA</text:p>
          </table:table-cell>
          <table:table-cell table:style-name="ce3" table:formula="of:=[.B459]=[.B458]" office:value-type="boolean" office:boolean-value="true">
            <text:p>TRUE</text:p>
          </table:table-cell>
          <table:table-cell/>
          <table:table-cell office:value-type="string">
            <text:p>E34DFE11</text:p>
          </table:table-cell>
          <table:table-cell table:style-name="ce3" table:formula="of:=[.E459]=[.E458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E4CD03DD</text:p>
          </table:table-cell>
          <table:table-cell table:style-name="ce3" table:formula="of:=[.B460]=[.B459]" office:value-type="boolean" office:boolean-value="false">
            <text:p>FALSE</text:p>
          </table:table-cell>
          <table:table-cell/>
          <table:table-cell office:value-type="string">
            <text:p>E4E1AF44</text:p>
          </table:table-cell>
          <table:table-cell table:style-name="ce3" table:formula="of:=[.E460]=[.E45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1">
            <text:p>21</text:p>
          </table:table-cell>
          <table:table-cell office:value-type="string">
            <text:p>E572B400</text:p>
          </table:table-cell>
          <table:table-cell table:style-name="ce3" table:formula="of:=[.B461]=[.B460]" office:value-type="boolean" office:boolean-value="false">
            <text:p>FALSE</text:p>
          </table:table-cell>
          <table:table-cell/>
          <table:table-cell office:value-type="string">
            <text:p>E4E1AF44</text:p>
          </table:table-cell>
          <table:table-cell table:style-name="ce3" table:formula="of:=[.E461]=[.E46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E572B400</text:p>
          </table:table-cell>
          <table:table-cell table:style-name="ce3" table:formula="of:=[.B462]=[.B461]" office:value-type="boolean" office:boolean-value="true">
            <text:p>TRUE</text:p>
          </table:table-cell>
          <table:table-cell/>
          <table:table-cell office:value-type="string">
            <text:p>E585CB77</text:p>
          </table:table-cell>
          <table:table-cell table:style-name="ce3" table:formula="of:=[.E462]=[.E461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64">
            <text:p>164</text:p>
          </table:table-cell>
          <table:table-cell office:value-type="string">
            <text:p>E572B400</text:p>
          </table:table-cell>
          <table:table-cell table:style-name="ce3" table:formula="of:=[.B463]=[.B462]" office:value-type="boolean" office:boolean-value="true">
            <text:p>TRUE</text:p>
          </table:table-cell>
          <table:table-cell/>
          <table:table-cell office:value-type="string">
            <text:p>E585CB77</text:p>
          </table:table-cell>
          <table:table-cell table:style-name="ce3" table:formula="of:=[.E463]=[.E462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52">
            <text:p>252</text:p>
          </table:table-cell>
          <table:table-cell office:value-type="string">
            <text:p>E572B400</text:p>
          </table:table-cell>
          <table:table-cell table:style-name="ce3" table:formula="of:=[.B464]=[.B463]" office:value-type="boolean" office:boolean-value="true">
            <text:p>TRUE</text:p>
          </table:table-cell>
          <table:table-cell/>
          <table:table-cell office:value-type="string">
            <text:p>E585CB77</text:p>
          </table:table-cell>
          <table:table-cell table:style-name="ce3" table:formula="of:=[.E464]=[.E46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87">
            <text:p>487</text:p>
          </table:table-cell>
          <table:table-cell office:value-type="string">
            <text:p>E572B400</text:p>
          </table:table-cell>
          <table:table-cell table:style-name="ce3" table:formula="of:=[.B465]=[.B464]" office:value-type="boolean" office:boolean-value="true">
            <text:p>TRUE</text:p>
          </table:table-cell>
          <table:table-cell/>
          <table:table-cell office:value-type="string">
            <text:p>E629E7AA</text:p>
          </table:table-cell>
          <table:table-cell table:style-name="ce3" table:formula="of:=[.E465]=[.E46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E616D033</text:p>
          </table:table-cell>
          <table:table-cell table:style-name="ce3" table:formula="of:=[.B466]=[.B465]" office:value-type="boolean" office:boolean-value="false">
            <text:p>FALSE</text:p>
          </table:table-cell>
          <table:table-cell/>
          <table:table-cell office:value-type="string">
            <text:p>E7CD03DD</text:p>
          </table:table-cell>
          <table:table-cell table:style-name="ce3" table:formula="of:=[.E466]=[.E46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05">
            <text:p>405</text:p>
          </table:table-cell>
          <table:table-cell office:value-type="string">
            <text:p>E616D033</text:p>
          </table:table-cell>
          <table:table-cell table:style-name="ce3" table:formula="of:=[.B467]=[.B466]" office:value-type="boolean" office:boolean-value="true">
            <text:p>TRUE</text:p>
          </table:table-cell>
          <table:table-cell/>
          <table:table-cell office:value-type="string">
            <text:p>E7CD03DD</text:p>
          </table:table-cell>
          <table:table-cell table:style-name="ce3" table:formula="of:=[.E467]=[.E46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38">
            <text:p>338</text:p>
          </table:table-cell>
          <table:table-cell office:value-type="string">
            <text:p>E7BAEC66</text:p>
          </table:table-cell>
          <table:table-cell table:style-name="ce3" table:formula="of:=[.B468]=[.B467]" office:value-type="boolean" office:boolean-value="false">
            <text:p>FALSE</text:p>
          </table:table-cell>
          <table:table-cell/>
          <table:table-cell office:value-type="string">
            <text:p>E7CD03DD</text:p>
          </table:table-cell>
          <table:table-cell table:style-name="ce3" table:formula="of:=[.E468]=[.E467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6">
            <text:p>6</text:p>
          </table:table-cell>
          <table:table-cell office:value-type="string">
            <text:p>E85E0899</text:p>
          </table:table-cell>
          <table:table-cell table:style-name="ce3" table:formula="of:=[.B469]=[.B468]" office:value-type="boolean" office:boolean-value="false">
            <text:p>FALSE</text:p>
          </table:table-cell>
          <table:table-cell/>
          <table:table-cell office:value-type="string">
            <text:p>E7CD03DD</text:p>
          </table:table-cell>
          <table:table-cell table:style-name="ce3" table:formula="of:=[.E469]=[.E46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03">
            <text:p>103</text:p>
          </table:table-cell>
          <table:table-cell office:value-type="string">
            <text:p>E85E0899</text:p>
          </table:table-cell>
          <table:table-cell table:style-name="ce3" table:formula="of:=[.B470]=[.B469]" office:value-type="boolean" office:boolean-value="true">
            <text:p>TRUE</text:p>
          </table:table-cell>
          <table:table-cell/>
          <table:table-cell office:value-type="string">
            <text:p>E7CD03DD</text:p>
          </table:table-cell>
          <table:table-cell table:style-name="ce3" table:formula="of:=[.E470]=[.E46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96">
            <text:p>496</text:p>
          </table:table-cell>
          <table:table-cell office:value-type="string">
            <text:p>E85E0899</text:p>
          </table:table-cell>
          <table:table-cell table:style-name="ce3" table:formula="of:=[.B471]=[.B470]" office:value-type="boolean" office:boolean-value="true">
            <text:p>TRUE</text:p>
          </table:table-cell>
          <table:table-cell/>
          <table:table-cell office:value-type="string">
            <text:p>E7CD03DD</text:p>
          </table:table-cell>
          <table:table-cell table:style-name="ce3" table:formula="of:=[.E471]=[.E470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503">
            <text:p>503</text:p>
          </table:table-cell>
          <table:table-cell office:value-type="string">
            <text:p>E85E0899</text:p>
          </table:table-cell>
          <table:table-cell table:style-name="ce3" table:formula="of:=[.B472]=[.B471]" office:value-type="boolean" office:boolean-value="true">
            <text:p>TRUE</text:p>
          </table:table-cell>
          <table:table-cell/>
          <table:table-cell office:value-type="string">
            <text:p>E872B400</text:p>
          </table:table-cell>
          <table:table-cell table:style-name="ce3" table:formula="of:=[.E472]=[.E471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E9F2B9CC</text:p>
          </table:table-cell>
          <table:table-cell table:style-name="ce3" table:formula="of:=[.B473]=[.B472]" office:value-type="boolean" office:boolean-value="false">
            <text:p>FALSE</text:p>
          </table:table-cell>
          <table:table-cell/>
          <table:table-cell office:value-type="string">
            <text:p>E916D033</text:p>
          </table:table-cell>
          <table:table-cell table:style-name="ce3" table:formula="of:=[.E473]=[.E47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87">
            <text:p>187</text:p>
          </table:table-cell>
          <table:table-cell office:value-type="string">
            <text:p>EA96D5FF</text:p>
          </table:table-cell>
          <table:table-cell table:style-name="ce3" table:formula="of:=[.B474]=[.B473]" office:value-type="boolean" office:boolean-value="false">
            <text:p>FALSE</text:p>
          </table:table-cell>
          <table:table-cell/>
          <table:table-cell office:value-type="string">
            <text:p>E916D033</text:p>
          </table:table-cell>
          <table:table-cell table:style-name="ce3" table:formula="of:=[.E474]=[.E47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12">
            <text:p>412</text:p>
          </table:table-cell>
          <table:table-cell office:value-type="string">
            <text:p>EA96D5FF</text:p>
          </table:table-cell>
          <table:table-cell table:style-name="ce3" table:formula="of:=[.B475]=[.B474]" office:value-type="boolean" office:boolean-value="true">
            <text:p>TRUE</text:p>
          </table:table-cell>
          <table:table-cell/>
          <table:table-cell office:value-type="string">
            <text:p>EB5E0899</text:p>
          </table:table-cell>
          <table:table-cell table:style-name="ce3" table:formula="of:=[.E475]=[.E474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85">
            <text:p>185</text:p>
          </table:table-cell>
          <table:table-cell office:value-type="string">
            <text:p>ECEF0D55</text:p>
          </table:table-cell>
          <table:table-cell table:style-name="ce3" table:formula="of:=[.B476]=[.B475]" office:value-type="boolean" office:boolean-value="false">
            <text:p>FALSE</text:p>
          </table:table-cell>
          <table:table-cell/>
          <table:table-cell office:value-type="string">
            <text:p>EB5E0899</text:p>
          </table:table-cell>
          <table:table-cell table:style-name="ce3" table:formula="of:=[.E476]=[.E475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85">
            <text:p>285</text:p>
          </table:table-cell>
          <table:table-cell office:value-type="string">
            <text:p>ECEF0D55</text:p>
          </table:table-cell>
          <table:table-cell table:style-name="ce3" table:formula="of:=[.B477]=[.B476]" office:value-type="boolean" office:boolean-value="true">
            <text:p>TRUE</text:p>
          </table:table-cell>
          <table:table-cell/>
          <table:table-cell office:value-type="string">
            <text:p>EB5E0899</text:p>
          </table:table-cell>
          <table:table-cell table:style-name="ce3" table:formula="of:=[.E477]=[.E476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ECEF0D55</text:p>
          </table:table-cell>
          <table:table-cell table:style-name="ce3" table:formula="of:=[.B478]=[.B477]" office:value-type="boolean" office:boolean-value="true">
            <text:p>TRUE</text:p>
          </table:table-cell>
          <table:table-cell/>
          <table:table-cell office:value-type="string">
            <text:p>ECF2B9CC</text:p>
          </table:table-cell>
          <table:table-cell table:style-name="ce3" table:formula="of:=[.E478]=[.E47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67">
            <text:p>367</text:p>
          </table:table-cell>
          <table:table-cell office:value-type="string">
            <text:p>ECEF0D55</text:p>
          </table:table-cell>
          <table:table-cell table:style-name="ce3" table:formula="of:=[.B479]=[.B478]" office:value-type="boolean" office:boolean-value="true">
            <text:p>TRUE</text:p>
          </table:table-cell>
          <table:table-cell/>
          <table:table-cell office:value-type="string">
            <text:p>ECF2B9CC</text:p>
          </table:table-cell>
          <table:table-cell table:style-name="ce3" table:formula="of:=[.E479]=[.E47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59">
            <text:p>459</text:p>
          </table:table-cell>
          <table:table-cell office:value-type="string">
            <text:p>ED83BE88</text:p>
          </table:table-cell>
          <table:table-cell table:style-name="ce3" table:formula="of:=[.B480]=[.B479]" office:value-type="boolean" office:boolean-value="false">
            <text:p>FALSE</text:p>
          </table:table-cell>
          <table:table-cell/>
          <table:table-cell office:value-type="string">
            <text:p>ECF2B9CC</text:p>
          </table:table-cell>
          <table:table-cell table:style-name="ce3" table:formula="of:=[.E480]=[.E47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6">
            <text:p>506</text:p>
          </table:table-cell>
          <table:table-cell office:value-type="string">
            <text:p>ED83BE88</text:p>
          </table:table-cell>
          <table:table-cell table:style-name="ce3" table:formula="of:=[.B481]=[.B480]" office:value-type="boolean" office:boolean-value="true">
            <text:p>TRUE</text:p>
          </table:table-cell>
          <table:table-cell/>
          <table:table-cell office:value-type="string">
            <text:p>ECF2B9CC</text:p>
          </table:table-cell>
          <table:table-cell table:style-name="ce3" table:formula="of:=[.E481]=[.E48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22">
            <text:p>422</text:p>
          </table:table-cell>
          <table:table-cell office:value-type="string">
            <text:p>EE27DABB</text:p>
          </table:table-cell>
          <table:table-cell table:style-name="ce3" table:formula="of:=[.B482]=[.B481]" office:value-type="boolean" office:boolean-value="false">
            <text:p>FALSE</text:p>
          </table:table-cell>
          <table:table-cell/>
          <table:table-cell office:value-type="string">
            <text:p>ECF2B9CC</text:p>
          </table:table-cell>
          <table:table-cell table:style-name="ce3" table:formula="of:=[.E482]=[.E48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EFCBF6EE</text:p>
          </table:table-cell>
          <table:table-cell table:style-name="ce3" table:formula="of:=[.B483]=[.B482]" office:value-type="boolean" office:boolean-value="false">
            <text:p>FALSE</text:p>
          </table:table-cell>
          <table:table-cell/>
          <table:table-cell table:style-name="ce4" office:value-type="string">
            <text:p>EE4BF122</text:p>
          </table:table-cell>
          <table:table-cell table:style-name="ce3" table:formula="of:=[.E483]=[.E48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304">
            <text:p>304</text:p>
          </table:table-cell>
          <table:table-cell office:value-type="string">
            <text:p>EFCBF6EE</text:p>
          </table:table-cell>
          <table:table-cell table:style-name="ce3" table:formula="of:=[.B484]=[.B483]" office:value-type="boolean" office:boolean-value="true">
            <text:p>TRUE</text:p>
          </table:table-cell>
          <table:table-cell/>
          <table:table-cell office:value-type="string">
            <text:p>EE4BF122</text:p>
          </table:table-cell>
          <table:table-cell table:style-name="ce3" table:formula="of:=[.E484]=[.E483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F070A711</text:p>
          </table:table-cell>
          <table:table-cell table:style-name="ce3" table:formula="of:=[.B485]=[.B484]" office:value-type="boolean" office:boolean-value="false">
            <text:p>FALSE</text:p>
          </table:table-cell>
          <table:table-cell/>
          <table:table-cell office:value-type="string">
            <text:p>EFEF0D55</text:p>
          </table:table-cell>
          <table:table-cell table:style-name="ce3" table:formula="of:=[.E485]=[.E484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F114C344</text:p>
          </table:table-cell>
          <table:table-cell table:style-name="ce3" table:formula="of:=[.B486]=[.B485]" office:value-type="boolean" office:boolean-value="false">
            <text:p>FALSE</text:p>
          </table:table-cell>
          <table:table-cell/>
          <table:table-cell office:value-type="string">
            <text:p>F127DABB</text:p>
          </table:table-cell>
          <table:table-cell table:style-name="ce3" table:formula="of:=[.E486]=[.E48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F114C344</text:p>
          </table:table-cell>
          <table:table-cell table:style-name="ce3" table:formula="of:=[.B487]=[.B486]" office:value-type="boolean" office:boolean-value="true">
            <text:p>TRUE</text:p>
          </table:table-cell>
          <table:table-cell/>
          <table:table-cell office:value-type="string">
            <text:p>F2CBF6EE</text:p>
          </table:table-cell>
          <table:table-cell table:style-name="ce3" table:formula="of:=[.E487]=[.E486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43">
            <text:p>443</text:p>
          </table:table-cell>
          <table:table-cell office:value-type="string">
            <text:p>F114C344</text:p>
          </table:table-cell>
          <table:table-cell table:style-name="ce3" table:formula="of:=[.B488]=[.B487]" office:value-type="boolean" office:boolean-value="true">
            <text:p>TRUE</text:p>
          </table:table-cell>
          <table:table-cell/>
          <table:table-cell office:value-type="string">
            <text:p>F370A711</text:p>
          </table:table-cell>
          <table:table-cell table:style-name="ce3" table:formula="of:=[.E488]=[.E48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08">
            <text:p>108</text:p>
          </table:table-cell>
          <table:table-cell office:value-type="string">
            <text:p>F4F0ACDD</text:p>
          </table:table-cell>
          <table:table-cell table:style-name="ce3" table:formula="of:=[.B489]=[.B488]" office:value-type="boolean" office:boolean-value="false">
            <text:p>FALSE</text:p>
          </table:table-cell>
          <table:table-cell/>
          <table:table-cell office:value-type="string">
            <text:p>F370A711</text:p>
          </table:table-cell>
          <table:table-cell table:style-name="ce3" table:formula="of:=[.E489]=[.E48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61">
            <text:p>261</text:p>
          </table:table-cell>
          <table:table-cell office:value-type="string">
            <text:p>F4F0ACDD</text:p>
          </table:table-cell>
          <table:table-cell table:style-name="ce3" table:formula="of:=[.B490]=[.B489]" office:value-type="boolean" office:boolean-value="true">
            <text:p>TRUE</text:p>
          </table:table-cell>
          <table:table-cell/>
          <table:table-cell office:value-type="string">
            <text:p>F370A711</text:p>
          </table:table-cell>
          <table:table-cell table:style-name="ce3" table:formula="of:=[.E490]=[.E48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05">
            <text:p>305</text:p>
          </table:table-cell>
          <table:table-cell office:value-type="string">
            <text:p>F5A5C800</text:p>
          </table:table-cell>
          <table:table-cell table:style-name="ce3" table:formula="of:=[.B491]=[.B490]" office:value-type="boolean" office:boolean-value="false">
            <text:p>FALSE</text:p>
          </table:table-cell>
          <table:table-cell/>
          <table:table-cell office:value-type="string">
            <text:p>F370A711</text:p>
          </table:table-cell>
          <table:table-cell table:style-name="ce3" table:formula="of:=[.E491]=[.E49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13">
            <text:p>313</text:p>
          </table:table-cell>
          <table:table-cell office:value-type="string">
            <text:p>F5A5C800</text:p>
          </table:table-cell>
          <table:table-cell table:style-name="ce3" table:formula="of:=[.B492]=[.B491]" office:value-type="boolean" office:boolean-value="true">
            <text:p>TRUE</text:p>
          </table:table-cell>
          <table:table-cell/>
          <table:table-cell office:value-type="string">
            <text:p>F370A711</text:p>
          </table:table-cell>
          <table:table-cell table:style-name="ce3" table:formula="of:=[.E492]=[.E491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401">
            <text:p>401</text:p>
          </table:table-cell>
          <table:table-cell office:value-type="string">
            <text:p>F5A5C800</text:p>
          </table:table-cell>
          <table:table-cell table:style-name="ce3" table:formula="of:=[.B493]=[.B492]" office:value-type="boolean" office:boolean-value="true">
            <text:p>TRUE</text:p>
          </table:table-cell>
          <table:table-cell/>
          <table:table-cell office:value-type="string">
            <text:p>F370A711</text:p>
          </table:table-cell>
          <table:table-cell table:style-name="ce3" table:formula="of:=[.E493]=[.E492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499">
            <text:p>499</text:p>
          </table:table-cell>
          <table:table-cell office:value-type="string">
            <text:p>F5A5C800</text:p>
          </table:table-cell>
          <table:table-cell table:style-name="ce3" table:formula="of:=[.B494]=[.B493]" office:value-type="boolean" office:boolean-value="true">
            <text:p>TRUE</text:p>
          </table:table-cell>
          <table:table-cell/>
          <table:table-cell office:value-type="string">
            <text:p>F414C344</text:p>
          </table:table-cell>
          <table:table-cell table:style-name="ce3" table:formula="of:=[.E494]=[.E493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9">
            <text:p>469</text:p>
          </table:table-cell>
          <table:table-cell office:value-type="string">
            <text:p>F649E433</text:p>
          </table:table-cell>
          <table:table-cell table:style-name="ce3" table:formula="of:=[.B495]=[.B494]" office:value-type="boolean" office:boolean-value="false">
            <text:p>FALSE</text:p>
          </table:table-cell>
          <table:table-cell/>
          <table:table-cell office:value-type="string">
            <text:p>F414C344</text:p>
          </table:table-cell>
          <table:table-cell table:style-name="ce3" table:formula="of:=[.E495]=[.E494]" office:value-type="boolean" office:boolean-value="true">
            <text:p>TRU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7ED0066</text:p>
          </table:table-cell>
          <table:table-cell table:style-name="ce3" table:formula="of:=[.B496]=[.B495]" office:value-type="boolean" office:boolean-value="false">
            <text:p>FALSE</text:p>
          </table:table-cell>
          <table:table-cell/>
          <table:table-cell office:value-type="string">
            <text:p>F65CFBAA</text:p>
          </table:table-cell>
          <table:table-cell table:style-name="ce3" table:formula="of:=[.E496]=[.E495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68">
            <text:p>468</text:p>
          </table:table-cell>
          <table:table-cell office:value-type="string">
            <text:p>F7ED0066</text:p>
          </table:table-cell>
          <table:table-cell table:style-name="ce3" table:formula="of:=[.B497]=[.B496]" office:value-type="boolean" office:boolean-value="true">
            <text:p>TRUE</text:p>
          </table:table-cell>
          <table:table-cell/>
          <table:table-cell office:value-type="string">
            <text:p>F65CFBAA</text:p>
          </table:table-cell>
          <table:table-cell table:style-name="ce3" table:formula="of:=[.E497]=[.E496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39">
            <text:p>39</text:p>
          </table:table-cell>
          <table:table-cell office:value-type="string">
            <text:p>F881B199</text:p>
          </table:table-cell>
          <table:table-cell table:style-name="ce3" table:formula="of:=[.B498]=[.B497]" office:value-type="boolean" office:boolean-value="false">
            <text:p>FALSE</text:p>
          </table:table-cell>
          <table:table-cell/>
          <table:table-cell office:value-type="string">
            <text:p>F65CFBAA</text:p>
          </table:table-cell>
          <table:table-cell table:style-name="ce3" table:formula="of:=[.E498]=[.E497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F881B199</text:p>
          </table:table-cell>
          <table:table-cell table:style-name="ce3" table:formula="of:=[.B499]=[.B498]" office:value-type="boolean" office:boolean-value="true">
            <text:p>TRUE</text:p>
          </table:table-cell>
          <table:table-cell/>
          <table:table-cell office:value-type="string">
            <text:p>F7F0ACDD</text:p>
          </table:table-cell>
          <table:table-cell table:style-name="ce3" table:formula="of:=[.E499]=[.E498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F881B199</text:p>
          </table:table-cell>
          <table:table-cell table:style-name="ce3" table:formula="of:=[.B500]=[.B499]" office:value-type="boolean" office:boolean-value="true">
            <text:p>TRUE</text:p>
          </table:table-cell>
          <table:table-cell/>
          <table:table-cell office:value-type="string">
            <text:p>F8A5C800</text:p>
          </table:table-cell>
          <table:table-cell table:style-name="ce3" table:formula="of:=[.E500]=[.E499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209">
            <text:p>209</text:p>
          </table:table-cell>
          <table:table-cell office:value-type="string">
            <text:p>F925CDCC</text:p>
          </table:table-cell>
          <table:table-cell table:style-name="ce3" table:formula="of:=[.B501]=[.B500]" office:value-type="boolean" office:boolean-value="false">
            <text:p>FALSE</text:p>
          </table:table-cell>
          <table:table-cell/>
          <table:table-cell office:value-type="string">
            <text:p>F8A5C800</text:p>
          </table:table-cell>
          <table:table-cell table:style-name="ce3" table:formula="of:=[.E501]=[.E50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509">
            <text:p>509</text:p>
          </table:table-cell>
          <table:table-cell office:value-type="string">
            <text:p>F925CDCC</text:p>
          </table:table-cell>
          <table:table-cell table:style-name="ce3" table:formula="of:=[.B502]=[.B501]" office:value-type="boolean" office:boolean-value="true">
            <text:p>TRUE</text:p>
          </table:table-cell>
          <table:table-cell/>
          <table:table-cell office:value-type="string">
            <text:p>F8A5C800</text:p>
          </table:table-cell>
          <table:table-cell table:style-name="ce3" table:formula="of:=[.E502]=[.E50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FAC9E9FF</text:p>
          </table:table-cell>
          <table:table-cell table:style-name="ce3" table:formula="of:=[.B503]=[.B502]" office:value-type="boolean" office:boolean-value="false">
            <text:p>FALSE</text:p>
          </table:table-cell>
          <table:table-cell/>
          <table:table-cell office:value-type="string">
            <text:p>F949E433</text:p>
          </table:table-cell>
          <table:table-cell table:style-name="ce3" table:formula="of:=[.E503]=[.E502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454">
            <text:p>454</text:p>
          </table:table-cell>
          <table:table-cell office:value-type="string">
            <text:p>FAC9E9FF</text:p>
          </table:table-cell>
          <table:table-cell table:style-name="ce3" table:formula="of:=[.B504]=[.B503]" office:value-type="boolean" office:boolean-value="true">
            <text:p>TRUE</text:p>
          </table:table-cell>
          <table:table-cell/>
          <table:table-cell office:value-type="string">
            <text:p>FAED0066</text:p>
          </table:table-cell>
          <table:table-cell table:style-name="ce3" table:formula="of:=[.E504]=[.E503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FB7E0522</text:p>
          </table:table-cell>
          <table:table-cell table:style-name="ce3" table:formula="of:=[.B505]=[.B504]" office:value-type="boolean" office:boolean-value="false">
            <text:p>FALSE</text:p>
          </table:table-cell>
          <table:table-cell/>
          <table:table-cell office:value-type="string">
            <text:p>FB81B199</text:p>
          </table:table-cell>
          <table:table-cell table:style-name="ce3" table:formula="of:=[.E505]=[.E504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FC12B655</text:p>
          </table:table-cell>
          <table:table-cell table:style-name="ce3" table:formula="of:=[.B506]=[.B505]" office:value-type="boolean" office:boolean-value="false">
            <text:p>FALSE</text:p>
          </table:table-cell>
          <table:table-cell/>
          <table:table-cell office:value-type="string">
            <text:p>FC25CDCC</text:p>
          </table:table-cell>
          <table:table-cell table:style-name="ce3" table:formula="of:=[.E506]=[.E505]" office:value-type="boolean" office:boolean-value="false">
            <text:p>FALSE</text:p>
          </table:table-cell>
          <table:table-cell table:number-columns-repeated="3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FC12B655</text:p>
          </table:table-cell>
          <table:table-cell table:style-name="ce3" table:formula="of:=[.B507]=[.B506]" office:value-type="boolean" office:boolean-value="true">
            <text:p>TRUE</text:p>
          </table:table-cell>
          <table:table-cell/>
          <table:table-cell office:value-type="string">
            <text:p>FDC9E9FF</text:p>
          </table:table-cell>
          <table:table-cell table:style-name="ce3" table:formula="of:=[.E507]=[.E506]" office:value-type="boolean" office:boolean-value="false">
            <text:p>FALSE</text:p>
          </table:table-cell>
          <table:table-cell table:number-columns-repeated="2"/>
          <table:table-cell table:style-name="ce4"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FC12B655</text:p>
          </table:table-cell>
          <table:table-cell table:style-name="ce3" table:formula="of:=[.B508]=[.B507]" office:value-type="boolean" office:boolean-value="true">
            <text:p>TRUE</text:p>
          </table:table-cell>
          <table:table-cell/>
          <table:table-cell office:value-type="string">
            <text:p>FE7E0522</text:p>
          </table:table-cell>
          <table:table-cell table:style-name="ce3" table:formula="of:=[.E508]=[.E507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109">
            <text:p>109</text:p>
          </table:table-cell>
          <table:table-cell office:value-type="string">
            <text:p>FE5AEEBB</text:p>
          </table:table-cell>
          <table:table-cell table:style-name="ce3" table:formula="of:=[.B509]=[.B508]" office:value-type="boolean" office:boolean-value="false">
            <text:p>FALSE</text:p>
          </table:table-cell>
          <table:table-cell/>
          <table:table-cell office:value-type="string">
            <text:p>FE7E0522</text:p>
          </table:table-cell>
          <table:table-cell table:style-name="ce3" table:formula="of:=[.E509]=[.E508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56">
            <text:p>256</text:p>
          </table:table-cell>
          <table:table-cell office:value-type="string">
            <text:p>FE5AEEBB</text:p>
          </table:table-cell>
          <table:table-cell table:style-name="ce3" table:formula="of:=[.B510]=[.B509]" office:value-type="boolean" office:boolean-value="true">
            <text:p>TRUE</text:p>
          </table:table-cell>
          <table:table-cell/>
          <table:table-cell office:value-type="string">
            <text:p>FE7E0522</text:p>
          </table:table-cell>
          <table:table-cell table:style-name="ce3" table:formula="of:=[.E510]=[.E509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153">
            <text:p>153</text:p>
          </table:table-cell>
          <table:table-cell office:value-type="string">
            <text:p>FFFE0AEE</text:p>
          </table:table-cell>
          <table:table-cell table:style-name="ce3" table:formula="of:=[.B511]=[.B510]" office:value-type="boolean" office:boolean-value="false">
            <text:p>FALSE</text:p>
          </table:table-cell>
          <table:table-cell/>
          <table:table-cell office:value-type="string">
            <text:p>FE7E0522</text:p>
          </table:table-cell>
          <table:table-cell table:style-name="ce3" table:formula="of:=[.E511]=[.E510]" office:value-type="boolean" office:boolean-value="true">
            <text:p>TRUE</text:p>
          </table:table-cell>
          <table:table-cell table:number-columns-repeated="3"/>
        </table:table-row>
        <table:table-row table:style-name="ro2" table:visibility="filter">
          <table:table-cell office:value-type="float" office:value="296">
            <text:p>296</text:p>
          </table:table-cell>
          <table:table-cell office:value-type="string">
            <text:p>FFFE0AEE</text:p>
          </table:table-cell>
          <table:table-cell table:style-name="ce3" table:formula="of:=[.B512]=[.B511]" office:value-type="boolean" office:boolean-value="true">
            <text:p>TRUE</text:p>
          </table:table-cell>
          <table:table-cell/>
          <table:table-cell office:value-type="string">
            <text:p>FE7E0522</text:p>
          </table:table-cell>
          <table:table-cell table:style-name="ce3" table:formula="of:=[.E512]=[.E511]" office:value-type="boolean" office:boolean-value="true">
            <text:p>TRUE</text:p>
          </table:table-cell>
          <table:table-cell table:number-columns-repeated="3"/>
        </table:table-row>
        <table:table-row table:style-name="ro2">
          <table:table-cell office:value-type="float" office:value="386">
            <text:p>386</text:p>
          </table:table-cell>
          <table:table-cell office:value-type="string">
            <text:p>FFFE0AEE</text:p>
          </table:table-cell>
          <table:table-cell table:style-name="ce3" table:formula="of:=[.B513]=[.B512]" office:value-type="boolean" office:boolean-value="true">
            <text:p>TRUE</text:p>
          </table:table-cell>
          <table:table-cell/>
          <table:table-cell office:value-type="string">
            <text:p>FF12B655</text:p>
          </table:table-cell>
          <table:table-cell table:style-name="ce3" table:formula="of:=[.E513]=[.E512]" office:value-type="boolean" office:boolean-value="false">
            <text:p>FALSE</text:p>
          </table:table-cell>
          <table:table-cell table:number-columns-repeated="3"/>
        </table:table-row>
        <table:table-row table:style-name="ro2" table:visibility="filter">
          <table:table-cell office:value-type="float" office:value="411">
            <text:p>411</text:p>
          </table:table-cell>
          <table:table-cell office:value-type="string">
            <text:p>FFFE0AEE</text:p>
          </table:table-cell>
          <table:table-cell table:style-name="ce3" table:formula="of:=[.B514]=[.B513]" office:value-type="boolean" office:boolean-value="true">
            <text:p>TRUE</text:p>
          </table:table-cell>
          <table:table-cell/>
          <table:table-cell office:value-type="string">
            <text:p>FF12B655</text:p>
          </table:table-cell>
          <table:table-cell table:style-name="ce3" table:formula="of:=[.E514]=[.E513]" office:value-type="boolean" office:boolean-value="true">
            <text:p>TRUE</text:p>
          </table:table-cell>
          <table:table-cell table:number-columns-repeated="3"/>
        </table:table-row>
        <table:table-row table:style-name="ro2" table:number-rows-repeated="104806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Лист2" table:style-name="ta1">
        <table:table-column table:style-name="co10" table:default-cell-style-name="Default"/>
        <table:table-column table:style-name="co11" table:visibility="collapse" table:default-cell-style-name="ce1"/>
        <table:table-column table:style-name="co9" table:visibility="collapse" table:default-cell-style-name="ce4"/>
        <table:table-column table:style-name="co9" table:visibility="collapse" table:default-cell-style-name="Default"/>
        <table:table-column table:style-name="co9" table:default-cell-style-name="Default"/>
        <table:table-column table:style-name="co9" table:visibility="collapse" table:number-columns-repeated="7" table:default-cell-style-name="Default"/>
        <table:table-column table:style-name="co9" table:number-columns-repeated="5" table:default-cell-style-name="Default"/>
        <table:table-column table:style-name="co9" table:default-cell-style-name="ce1"/>
        <table:table-column table:style-name="co9" table:number-columns-repeated="5" table:default-cell-style-name="Default"/>
        <table:table-column table:style-name="co12" table:default-cell-style-name="Default"/>
        <table:table-column table:style-name="co9" table:number-columns-repeated="9" table:default-cell-style-name="Default"/>
        <table:table-row table:style-name="ro3">
          <table:table-cell table:style-name="ce5" table:number-columns-repeated="2"/>
          <table:table-cell table:number-columns-repeated="31"/>
        </table:table-row>
        <table:table-row table:style-name="ro4">
          <table:table-cell table:style-name="ce5" office:value-type="string">
            <text:p>https://api-na-adrv2.padsv.gungho.jp/api.php?action=save_decks&amp;pid=343715919&amp;sid=DIGDHim53gny2ZMp2hO6aCHBEfR6l96N8DMI0UA2&amp;curdeck=0&amp;r=1300&amp;m=0&amp;key=</text:p>
          </table:table-cell>
          <table:table-cell table:style-name="ce5" office:value-type="string">
            <text:p>https://api-na-adrv2.padsv.gungho.jp/api.php?action=save_decks&amp;pid=343715919&amp;sid=DIGDHim53gny2ZMp2hO6aCHBEfR6l96N8DMI0UA2&amp;curdeck=1&amp;r=1300&amp;m=0&amp;key=</text:p>
          </table:table-cell>
          <table:table-cell table:style-name="Default"/>
          <table:table-cell table:number-columns-repeated="2"/>
          <table:table-cell table:style-name="ce8" office:value-type="string">
            <text:p>https://api-na-adrv2.padsv.gungho.jp/api.php?action=save_decks&amp;pid=343715919&amp;sid=8DRhCdkUiLQzCJwViZ3rvJvjQvmXL1fNXG55mv4J&amp;curdeck=0&amp;r=1300&amp;m=0&amp;key=82EF0FDD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1&amp;r=1300&amp;m=0&amp;key=0E2D0088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2&amp;r=1300&amp;m=0&amp;key=11BE0544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3&amp;r=1300&amp;m=0&amp;key=AEC3BA22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4&amp;r=1300&amp;m=0&amp;key=E281AC11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5&amp;r=1300&amp;m=0&amp;key=9349E6BB </text:p>
          </table:table-cell>
          <table:table-cell table:style-name="ce8" office:value-type="string">
            <text:p>https://api-na-adrv2.padsv.gungho.jp/api.php?action=save_decks&amp;pid=343715919&amp;sid=8DRhCdkUiLQzCJwViZ3rvJvjQvmXL1fNXG55mv4J&amp;curdeck=6&amp;r=1300&amp;m=0&amp;key=FB21AE66 </text:p>
          </table:table-cell>
          <table:table-cell/>
          <table:table-cell table:style-name="ce8" office:value-type="string">
            <text:p>POST https://api-na-adrv2.padsv.gungho.jp/api.php?action=save_decks&amp;pid=343580115&amp;sid=QjCw0CPJ5X2etuMGARmgr2bhK3GF2R1KEUHCkEfO&amp;curdeck=0&amp;r=1300&amp;m=0&amp;key=6DB8DC77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1&amp;r=1300&amp;m=0&amp;key=BF94BE00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2&amp;r=1300&amp;m=0&amp;key=3156D2DD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3&amp;r=1300&amp;m=0&amp;key=24B4C399 </text:p>
          </table:table-cell>
          <table:table-cell table:style-name="ce11" office:value-type="string">
            <text:p>https://api-na-adrv2.padsv.gungho.jp/api.php?action=save_decks&amp;pid=343580115&amp;sid=QjCw0CPJ5X2etuMGARmgr2bhK3GF2R1KEUHCkEfO&amp;curdeck=4&amp;r=1300&amp;m=0&amp;key=9DD2B6BB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5&amp;r=1300&amp;m=0&amp;key=07F2B7CC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6&amp;r=1300&amp;m=0&amp;key=513CF511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7&amp;r=1300&amp;m=0&amp;key=41ADFD44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8&amp;r=1300&amp;m=0&amp;key=1127D8BB </text:p>
          </table:table-cell>
          <table:table-cell table:style-name="ce8" office:value-type="string">
            <text:p>https://api-na-adrv2.padsv.gungho.jp/api.php?action=save_decks&amp;pid=343580115&amp;sid=QjCw0CPJ5X2etuMGARmgr2bhK3GF2R1KEUHCkEfO&amp;curdeck=9&amp;r=1300&amp;m=0&amp;key=8AD6D099 </text:p>
          </table:table-cell>
          <table:table-cell table:number-columns-repeated="10"/>
        </table:table-row>
        <table:table-row table:style-name="ro2">
          <table:table-cell table:style-name="ce1" office:value-type="string">
            <text:p>00A3BC11</text:p>
          </table:table-cell>
          <table:table-cell office:value-type="string">
            <text:p>00B6D388</text:p>
          </table:table-cell>
          <table:table-cell table:style-name="Default"/>
          <table:table-cell/>
          <table:table-cell table:formula="of:=DEC2HEX((HEX2DEC([.E4])-1);2)" office:value-type="string" office:string-value="00">
            <text:p>00</text:p>
          </table:table-cell>
          <table:table-cell table:style-name="ce1" table:formula="of:=CONCATENATE([.E3];MID([.A197];3;2);DEC2HEX((HEX2DEC(MID([.A197];5;2))-1+256*((HEX2DEC(MID([.A197];5;2))-1)&lt;0));2);MID([.A197];7;2))" office:value-type="string" office:string-value="002F0D77">
            <text:p>002F0D77</text:p>
          </table:table-cell>
          <table:table-cell table:style-name="ce1" table:formula="of:=CONCATENATE([.E3];MID([.A194];3;2);DEC2HEX((HEX2DEC(MID([.A194];5;2))-1+256*((HEX2DEC(MID([.A194];5;2))-1)&lt;0));2);MID([.A194];7;2))" office:value-type="string" office:string-value="0032B9EE">
            <text:p>0032B9EE</text:p>
          </table:table-cell>
          <table:table-cell table:style-name="ce1" table:formula="of:=CONCATENATE([.E3];MID([.A195];3;2);DEC2HEX((HEX2DEC(MID([.A195];5;2))-1+256*((HEX2DEC(MID([.A195];5;2))-1)&lt;0));2);MID([.A195];7;2))" office:value-type="string" office:string-value="00E7D511">
            <text:p>00E7D511</text:p>
          </table:table-cell>
          <table:table-cell table:style-name="ce1" table:formula="of:=CONCATENATE([.E3];MID([.A192];3;2);DEC2HEX((HEX2DEC(MID([.A192];5;2))-1+256*((HEX2DEC(MID([.A192];5;2))-1)&lt;0));2);MID([.A192];7;2))" office:value-type="string" office:string-value="00FAEC88">
            <text:p>00FAEC88</text:p>
          </table:table-cell>
          <table:table-cell table:style-name="ce1" table:formula="of:=CONCATENATE([.E3];MID([.A193];3;2);DEC2HEX((HEX2DEC(MID([.A193];5;2))-1+256*((HEX2DEC(MID([.A193];5;2))-1)&lt;0));2);MID([.A193];7;2))" office:value-type="string" office:string-value="009E08BB">
            <text:p>009E08BB</text:p>
          </table:table-cell>
          <table:table-cell table:style-name="ce1" table:formula="of:=CONCATENATE([.E3];MID([.A190];3;2);DEC2HEX((HEX2DEC(MID([.A190];5;2))-1+256*((HEX2DEC(MID([.A190];5;2))-1)&lt;0));2);MID([.A190];7;2))" office:value-type="string" office:string-value="00B2B422">
            <text:p>00B2B422</text:p>
          </table:table-cell>
          <table:table-cell table:style-name="ce6" table:formula="of:=CONCATENATE([.E3];MID([.A191];3;2);DEC2HEX((HEX2DEC(MID([.A191];5;2))-1+256*((HEX2DEC(MID([.A191];5;2))-1)&lt;0));2);MID([.A191];7;2))" office:value-type="string" office:string-value="0056D055">
            <text:p>0056D055</text:p>
          </table:table-cell>
          <table:table-cell/>
          <table:table-cell table:style-name="ce1" table:formula="of:=CONCATENATE([.E3];MID([.A136];3;2);DEC2HEX((HEX2DEC(MID([.A136];5;2))-3+256*((HEX2DEC(MID([.A136];5;2))-3)&lt;0));2);MID([.A136];7;2))" office:value-type="string" office:string-value="0050A400">
            <text:p>0050A400</text:p>
          </table:table-cell>
          <table:table-cell table:style-name="ce1" table:formula="of:=CONCATENATE([.E3];MID([.A137];3;2);DEC2HEX((HEX2DEC(MID([.A137];5;2))-3+256*((HEX2DEC(MID([.A137];5;2))-3)&lt;0));2);MID([.A137];7;2))" office:value-type="string" office:string-value="00F4C033">
            <text:p>00F4C033</text:p>
          </table:table-cell>
          <table:table-cell table:style-name="ce1" table:formula="of:=CONCATENATE([.E3];MID([.A230];3;2);DEC2HEX((HEX2DEC(MID([.A230];5;2))-2+256*((HEX2DEC(MID([.A230];5;2))-2)&lt;0));2);MID([.A230];7;2))" office:value-type="string" office:string-value="0029E5AA">
            <text:p>0029E5AA</text:p>
          </table:table-cell>
          <table:table-cell table:style-name="ce1" table:formula="of:=CONCATENATE([.E3];MID([.A231];3;2);DEC2HEX((HEX2DEC(MID([.A231];5;2))-2+256*((HEX2DEC(MID([.A231];5;2))-2)&lt;0));2);MID([.A231];7;2))" office:value-type="string" office:string-value="00CD01DD">
            <text:p>00CD01DD</text:p>
          </table:table-cell>
          <table:table-cell table:formula="of:=CONCATENATE([.E3];MID([.A228];3;2);DEC2HEX((HEX2DEC(MID([.A228];5;2))-2+256*((HEX2DEC(MID([.A228];5;2))-2)&lt;0));2);MID([.A228];7;2))" office:value-type="string" office:string-value="00E1AD44">
            <text:p>00E1AD44</text:p>
          </table:table-cell>
          <table:table-cell table:style-name="ce1" table:formula="of:=CONCATENATE([.E3];MID([.A229];3;2);DEC2HEX((HEX2DEC(MID([.A229];5;2))-2+256*((HEX2DEC(MID([.A229];5;2))-2)&lt;0));2);MID([.A229];7;2))" office:value-type="string" office:string-value="0085C977">
            <text:p>0085C977</text:p>
          </table:table-cell>
          <table:table-cell table:style-name="ce1" table:formula="of:=CONCATENATE([.E3];MID([.A226];3;2);DEC2HEX((HEX2DEC(MID([.A226];5;2))-2+256*((HEX2DEC(MID([.A226];5;2))-2)&lt;0));2);MID([.A226];7;2))" office:value-type="string" office:string-value="0098E0EE">
            <text:p>0098E0EE</text:p>
          </table:table-cell>
          <table:table-cell table:style-name="ce1" table:formula="of:=CONCATENATE([.E3];MID([.A227];3;2);DEC2HEX((HEX2DEC(MID([.A227];5;2))-2+256*((HEX2DEC(MID([.A227];5;2))-2)&lt;0));2);MID([.A227];7;2))" office:value-type="string" office:string-value="004DFC11">
            <text:p>004DFC11</text:p>
          </table:table-cell>
          <table:table-cell table:style-name="ce1" table:formula="of:=CONCATENATE([.E3];MID([.A224];3;2);DEC2HEX((HEX2DEC(MID([.A224];5;2))-2+256*((HEX2DEC(MID([.A224];5;2))-2)&lt;0));2);MID([.A224];7;2))" office:value-type="string" office:string-value="0050A888">
            <text:p>0050A888</text:p>
          </table:table-cell>
          <table:table-cell table:style-name="ce1" table:formula="of:=CONCATENATE([.E3];MID([.A225];3;2);DEC2HEX((HEX2DEC(MID([.A225];5;2))-2+256*((HEX2DEC(MID([.A225];5;2))-2)&lt;0));2);MID([.A225];7;2))" office:value-type="string" office:string-value="00F4C4BB">
            <text:p>00F4C4BB</text:p>
          </table:table-cell>
          <table:table-cell/>
          <table:table-cell table:style-name="ce1" table:formula="of:=MID([.A3];3;2)" office:value-type="string" office:string-value="A3">
            <text:p>A3</text:p>
          </table:table-cell>
          <table:table-cell table:style-name="ce1" table:formula="of:=MID([.A3];5;2)" office:value-type="string" office:string-value="BC">
            <text:p>BC</text:p>
          </table:table-cell>
          <table:table-cell table:number-columns-repeated="4"/>
          <table:table-cell office:value-type="float" office:value="-3">
            <text:p>-3</text:p>
          </table:table-cell>
          <table:table-cell/>
          <table:table-cell office:value-type="float" office:value="-3">
            <text:p>-3</text:p>
          </table:table-cell>
        </table:table-row>
        <table:table-row table:style-name="ro2">
          <table:table-cell table:style-name="ce1" office:value-type="string">
            <text:p>0147D844</text:p>
          </table:table-cell>
          <table:table-cell office:value-type="string">
            <text:p>015AEFBB</text:p>
          </table:table-cell>
          <table:table-cell table:number-columns-repeated="2"/>
          <table:table-cell table:formula="of:=DEC2HEX((HEX2DEC([.E5])-1);2)" office:value-type="string" office:string-value="01">
            <text:p>01</text:p>
          </table:table-cell>
          <table:table-cell table:style-name="ce1" table:formula="of:=CONCATENATE([.E4];MID([.A198];3;2);DEC2HEX((HEX2DEC(MID([.A198];5;2))-1+256*((HEX2DEC(MID([.A198];5;2))-1)&lt;0));2);MID([.A198];7;2))" office:value-type="string" office:string-value="01C3BEAA">
            <text:p>01C3BEAA</text:p>
          </table:table-cell>
          <table:table-cell table:style-name="ce1" table:formula="of:=CONCATENATE([.E4];MID([.A195];3;2);DEC2HEX((HEX2DEC(MID([.A195];5;2))-1+256*((HEX2DEC(MID([.A195];5;2))-1)&lt;0));2);MID([.A195];7;2))" office:value-type="string" office:string-value="01E7D511">
            <text:p>01E7D511</text:p>
          </table:table-cell>
          <table:table-cell table:style-name="ce1" table:formula="of:=CONCATENATE([.E4];MID([.A196];3;2);DEC2HEX((HEX2DEC(MID([.A196];5;2))-1+256*((HEX2DEC(MID([.A196];5;2))-1)&lt;0));2);MID([.A196];7;2))" office:value-type="string" office:string-value="018BF144">
            <text:p>018BF144</text:p>
          </table:table-cell>
          <table:table-cell table:style-name="ce1" table:formula="of:=CONCATENATE([.E4];MID([.A193];3;2);DEC2HEX((HEX2DEC(MID([.A193];5;2))-1+256*((HEX2DEC(MID([.A193];5;2))-1)&lt;0));2);MID([.A193];7;2))" office:value-type="string" office:string-value="019E08BB">
            <text:p>019E08BB</text:p>
          </table:table-cell>
          <table:table-cell table:style-name="ce1" table:formula="of:=CONCATENATE([.E4];MID([.A194];3;2);DEC2HEX((HEX2DEC(MID([.A194];5;2))-1+256*((HEX2DEC(MID([.A194];5;2))-1)&lt;0));2);MID([.A194];7;2))" office:value-type="string" office:string-value="0132B9EE">
            <text:p>0132B9EE</text:p>
          </table:table-cell>
          <table:table-cell table:style-name="ce1" table:formula="of:=CONCATENATE([.E4];MID([.A191];3;2);DEC2HEX((HEX2DEC(MID([.A191];5;2))-1+256*((HEX2DEC(MID([.A191];5;2))-1)&lt;0));2);MID([.A191];7;2))" office:value-type="string" office:string-value="0156D055">
            <text:p>0156D055</text:p>
          </table:table-cell>
          <table:table-cell table:style-name="ce6" table:formula="of:=CONCATENATE([.E4];MID([.A192];3;2);DEC2HEX((HEX2DEC(MID([.A192];5;2))-1+256*((HEX2DEC(MID([.A192];5;2))-1)&lt;0));2);MID([.A192];7;2))" office:value-type="string" office:string-value="01FAEC88">
            <text:p>01FAEC88</text:p>
          </table:table-cell>
          <table:table-cell/>
          <table:table-cell table:style-name="ce1" table:formula="of:=CONCATENATE([.E4];MID([.A137];3;2);DEC2HEX((HEX2DEC(MID([.A137];5;2))-3+256*((HEX2DEC(MID([.A137];5;2))-3)&lt;0));2);MID([.A137];7;2))" office:value-type="string" office:string-value="01F4C033">
            <text:p>01F4C033</text:p>
          </table:table-cell>
          <table:table-cell table:style-name="ce1" table:formula="of:=CONCATENATE([.E4];MID([.A138];3;2);DEC2HEX((HEX2DEC(MID([.A138];5;2))-3+256*((HEX2DEC(MID([.A138];5;2))-3)&lt;0));2);MID([.A138];7;2))" office:value-type="string" office:string-value="0198DC66">
            <text:p>0198DC66</text:p>
          </table:table-cell>
          <table:table-cell table:style-name="ce1" table:formula="of:=CONCATENATE([.E4];MID([.A231];3;2);DEC2HEX((HEX2DEC(MID([.A231];5;2))-2+256*((HEX2DEC(MID([.A231];5;2))-2)&lt;0));2);MID([.A231];7;2))" office:value-type="string" office:string-value="01CD01DD">
            <text:p>01CD01DD</text:p>
          </table:table-cell>
          <table:table-cell table:style-name="ce1" table:formula="of:=CONCATENATE([.E4];MID([.A232];3;2);DEC2HEX((HEX2DEC(MID([.A232];5;2))-2+256*((HEX2DEC(MID([.A232];5;2))-2)&lt;0));2);MID([.A232];7;2))" office:value-type="string" office:string-value="0172B200">
            <text:p>0172B200</text:p>
          </table:table-cell>
          <table:table-cell table:formula="of:=CONCATENATE([.E4];MID([.A229];3;2);DEC2HEX((HEX2DEC(MID([.A229];5;2))-2+256*((HEX2DEC(MID([.A229];5;2))-2)&lt;0));2);MID([.A229];7;2))" office:value-type="string" office:string-value="0185C977">
            <text:p>0185C977</text:p>
          </table:table-cell>
          <table:table-cell table:style-name="ce1" table:formula="of:=CONCATENATE([.E4];MID([.A230];3;2);DEC2HEX((HEX2DEC(MID([.A230];5;2))-2+256*((HEX2DEC(MID([.A230];5;2))-2)&lt;0));2);MID([.A230];7;2))" office:value-type="string" office:string-value="0129E5AA">
            <text:p>0129E5AA</text:p>
          </table:table-cell>
          <table:table-cell table:style-name="ce1" table:formula="of:=CONCATENATE([.E4];MID([.A227];3;2);DEC2HEX((HEX2DEC(MID([.A227];5;2))-2+256*((HEX2DEC(MID([.A227];5;2))-2)&lt;0));2);MID([.A227];7;2))" office:value-type="string" office:string-value="014DFC11">
            <text:p>014DFC11</text:p>
          </table:table-cell>
          <table:table-cell table:style-name="ce1" table:formula="of:=CONCATENATE([.E4];MID([.A228];3;2);DEC2HEX((HEX2DEC(MID([.A228];5;2))-2+256*((HEX2DEC(MID([.A228];5;2))-2)&lt;0));2);MID([.A228];7;2))" office:value-type="string" office:string-value="01E1AD44">
            <text:p>01E1AD44</text:p>
          </table:table-cell>
          <table:table-cell table:style-name="ce1" table:formula="of:=CONCATENATE([.E4];MID([.A225];3;2);DEC2HEX((HEX2DEC(MID([.A225];5;2))-2+256*((HEX2DEC(MID([.A225];5;2))-2)&lt;0));2);MID([.A225];7;2))" office:value-type="string" office:string-value="01F4C4BB">
            <text:p>01F4C4BB</text:p>
          </table:table-cell>
          <table:table-cell table:style-name="ce1" table:formula="of:=CONCATENATE([.E4];MID([.A226];3;2);DEC2HEX((HEX2DEC(MID([.A226];5;2))-2+256*((HEX2DEC(MID([.A226];5;2))-2)&lt;0));2);MID([.A226];7;2))" office:value-type="string" office:string-value="0198E0EE">
            <text:p>0198E0EE</text:p>
          </table:table-cell>
          <table:table-cell/>
          <table:table-cell table:style-name="ce1" table:formula="of:=MID([.A4];3;2)" office:value-type="string" office:string-value="47">
            <text:p>47</text:p>
          </table:table-cell>
          <table:table-cell table:style-name="ce1" table:formula="of:=MID([.A4];5;2)" office:value-type="string" office:string-value="D8">
            <text:p>D8</text:p>
          </table:table-cell>
          <table:table-cell table:formula="of:=IF((HEX2DEC([.Y4])-HEX2DEC([.Y3]))&gt;0;HEX2DEC([.Y4])-HEX2DEC([.Y3]);HEX2DEC([.Y4])-HEX2DEC([.Y3])+256)" office:value-type="float" office:value="164">
            <text:p>164</text:p>
          </table:table-cell>
          <table:table-cell table:formula="of:=IF((HEX2DEC([.Z4])-HEX2DEC([.Z3]))&gt;0;HEX2DEC([.Z4])-HEX2DEC([.Z3]);HEX2DEC([.Z4])-HEX2DEC([.Z3])+256)" office:value-type="float" office:value="28">
            <text:p>28</text:p>
          </table:table-cell>
          <table:table-cell table:number-columns-repeated="2"/>
          <table:table-cell office:value-type="float" office:value="-2">
            <text:p>-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02EBF477</text:p>
          </table:table-cell>
          <table:table-cell office:value-type="string">
            <text:p>02FE0BEE</text:p>
          </table:table-cell>
          <table:table-cell table:number-columns-repeated="2"/>
          <table:table-cell table:formula="of:=DEC2HEX((HEX2DEC([.E6])-1);2)" office:value-type="string" office:string-value="02">
            <text:p>02</text:p>
          </table:table-cell>
          <table:table-cell table:style-name="ce1" table:formula="of:=CONCATENATE([.E5];MID([.A199];3;2);DEC2HEX((HEX2DEC(MID([.A199];5;2))-1+256*((HEX2DEC(MID([.A199];5;2))-1)&lt;0));2);MID([.A199];7;2))" office:value-type="string" office:string-value="0267DADD">
            <text:p>0267DADD</text:p>
          </table:table-cell>
          <table:table-cell table:style-name="ce1" table:formula="of:=CONCATENATE([.E5];MID([.A196];3;2);DEC2HEX((HEX2DEC(MID([.A196];5;2))-1+256*((HEX2DEC(MID([.A196];5;2))-1)&lt;0));2);MID([.A196];7;2))" office:value-type="string" office:string-value="028BF144">
            <text:p>028BF144</text:p>
          </table:table-cell>
          <table:table-cell table:style-name="ce1" table:formula="of:=CONCATENATE([.E5];MID([.A197];3;2);DEC2HEX((HEX2DEC(MID([.A197];5;2))-1+256*((HEX2DEC(MID([.A197];5;2))-1)&lt;0));2);MID([.A197];7;2))" office:value-type="string" office:string-value="022F0D77">
            <text:p>022F0D77</text:p>
          </table:table-cell>
          <table:table-cell table:style-name="ce1" table:formula="of:=CONCATENATE([.E5];MID([.A194];3;2);DEC2HEX((HEX2DEC(MID([.A194];5;2))-1+256*((HEX2DEC(MID([.A194];5;2))-1)&lt;0));2);MID([.A194];7;2))" office:value-type="string" office:string-value="0232B9EE">
            <text:p>0232B9EE</text:p>
          </table:table-cell>
          <table:table-cell table:style-name="ce1" table:formula="of:=CONCATENATE([.E5];MID([.A195];3;2);DEC2HEX((HEX2DEC(MID([.A195];5;2))-1+256*((HEX2DEC(MID([.A195];5;2))-1)&lt;0));2);MID([.A195];7;2))" office:value-type="string" office:string-value="02E7D511">
            <text:p>02E7D511</text:p>
          </table:table-cell>
          <table:table-cell table:style-name="ce1" table:formula="of:=CONCATENATE([.E5];MID([.A192];3;2);DEC2HEX((HEX2DEC(MID([.A192];5;2))-1+256*((HEX2DEC(MID([.A192];5;2))-1)&lt;0));2);MID([.A192];7;2))" office:value-type="string" office:string-value="02FAEC88">
            <text:p>02FAEC88</text:p>
          </table:table-cell>
          <table:table-cell table:style-name="ce6" table:formula="of:=CONCATENATE([.E5];MID([.A193];3;2);DEC2HEX((HEX2DEC(MID([.A193];5;2))-1+256*((HEX2DEC(MID([.A193];5;2))-1)&lt;0));2);MID([.A193];7;2))" office:value-type="string" office:string-value="029E08BB">
            <text:p>029E08BB</text:p>
          </table:table-cell>
          <table:table-cell/>
          <table:table-cell table:style-name="ce1" table:formula="of:=CONCATENATE([.E5];MID([.A138];3;2);DEC2HEX((HEX2DEC(MID([.A138];5;2))-3+256*((HEX2DEC(MID([.A138];5;2))-3)&lt;0));2);MID([.A138];7;2))" office:value-type="string" office:string-value="0298DC66">
            <text:p>0298DC66</text:p>
          </table:table-cell>
          <table:table-cell table:style-name="ce1" table:formula="of:=CONCATENATE([.E5];MID([.A139];3;2);DEC2HEX((HEX2DEC(MID([.A139];5;2))-3+256*((HEX2DEC(MID([.A139];5;2))-3)&lt;0));2);MID([.A139];7;2))" office:value-type="string" office:string-value="023CF899">
            <text:p>023CF899</text:p>
          </table:table-cell>
          <table:table-cell table:style-name="ce1" table:formula="of:=CONCATENATE([.E5];MID([.A232];3;2);DEC2HEX((HEX2DEC(MID([.A232];5;2))-2+256*((HEX2DEC(MID([.A232];5;2))-2)&lt;0));2);MID([.A232];7;2))" office:value-type="string" office:string-value="0272B200">
            <text:p>0272B200</text:p>
          </table:table-cell>
          <table:table-cell table:style-name="ce1" table:formula="of:=CONCATENATE([.E5];MID([.A233];3;2);DEC2HEX((HEX2DEC(MID([.A233];5;2))-2+256*((HEX2DEC(MID([.A233];5;2))-2)&lt;0));2);MID([.A233];7;2))" office:value-type="string" office:string-value="0216CE33">
            <text:p>0216CE33</text:p>
          </table:table-cell>
          <table:table-cell table:formula="of:=CONCATENATE([.E5];MID([.A230];3;2);DEC2HEX((HEX2DEC(MID([.A230];5;2))-2+256*((HEX2DEC(MID([.A230];5;2))-2)&lt;0));2);MID([.A230];7;2))" office:value-type="string" office:string-value="0229E5AA">
            <text:p>0229E5AA</text:p>
          </table:table-cell>
          <table:table-cell table:style-name="ce1" table:formula="of:=CONCATENATE([.E5];MID([.A231];3;2);DEC2HEX((HEX2DEC(MID([.A231];5;2))-2+256*((HEX2DEC(MID([.A231];5;2))-2)&lt;0));2);MID([.A231];7;2))" office:value-type="string" office:string-value="02CD01DD">
            <text:p>02CD01DD</text:p>
          </table:table-cell>
          <table:table-cell table:style-name="ce1" table:formula="of:=CONCATENATE([.E5];MID([.A228];3;2);DEC2HEX((HEX2DEC(MID([.A228];5;2))-2+256*((HEX2DEC(MID([.A228];5;2))-2)&lt;0));2);MID([.A228];7;2))" office:value-type="string" office:string-value="02E1AD44">
            <text:p>02E1AD44</text:p>
          </table:table-cell>
          <table:table-cell table:style-name="ce1" table:formula="of:=CONCATENATE([.E5];MID([.A229];3;2);DEC2HEX((HEX2DEC(MID([.A229];5;2))-2+256*((HEX2DEC(MID([.A229];5;2))-2)&lt;0));2);MID([.A229];7;2))" office:value-type="string" office:string-value="0285C977">
            <text:p>0285C977</text:p>
          </table:table-cell>
          <table:table-cell table:style-name="ce1" table:formula="of:=CONCATENATE([.E5];MID([.A226];3;2);DEC2HEX((HEX2DEC(MID([.A226];5;2))-2+256*((HEX2DEC(MID([.A226];5;2))-2)&lt;0));2);MID([.A226];7;2))" office:value-type="string" office:string-value="0298E0EE">
            <text:p>0298E0EE</text:p>
          </table:table-cell>
          <table:table-cell table:style-name="ce1" table:formula="of:=CONCATENATE([.E5];MID([.A227];3;2);DEC2HEX((HEX2DEC(MID([.A227];5;2))-2+256*((HEX2DEC(MID([.A227];5;2))-2)&lt;0));2);MID([.A227];7;2))" office:value-type="string" office:string-value="024DFC11">
            <text:p>024DFC11</text:p>
          </table:table-cell>
          <table:table-cell/>
          <table:table-cell table:style-name="ce1" table:formula="of:=MID([.A5];3;2)" office:value-type="string" office:string-value="EB">
            <text:p>EB</text:p>
          </table:table-cell>
          <table:table-cell table:style-name="ce1" table:formula="of:=MID([.A5];5;2)" office:value-type="string" office:string-value="F4">
            <text:p>F4</text:p>
          </table:table-cell>
          <table:table-cell table:formula="of:=IF((HEX2DEC([.Y5])-HEX2DEC([.Y4]))&gt;0;HEX2DEC([.Y5])-HEX2DEC([.Y4]);HEX2DEC([.Y5])-HEX2DEC([.Y4])+256)" office:value-type="float" office:value="164">
            <text:p>164</text:p>
          </table:table-cell>
          <table:table-cell table:formula="of:=IF((HEX2DEC([.Z5])-HEX2DEC([.Z4]))&gt;0;HEX2DEC([.Z5])-HEX2DEC([.Z4]);HEX2DEC([.Z5])-HEX2DEC([.Z4])+256)" office:value-type="float" office:value="28">
            <text:p>28</text:p>
          </table:table-cell>
          <table:table-cell table:number-columns-repeated="2"/>
          <table:table-cell office:value-type="float" office:value="-1">
            <text:p>-1</text:p>
          </table:table-cell>
          <table:table-cell table:formula="of:=DEC2HEX(HEX2DEC([.AF6])+[.AG5])" office:value-type="string" office:string-value="3A">
            <text:p>3A</text:p>
          </table:table-cell>
          <table:table-cell office:value-type="float" office:value="-3">
            <text:p>-3</text:p>
          </table:table-cell>
        </table:table-row>
        <table:table-row table:style-name="ro2">
          <table:table-cell table:style-name="ce1" office:value-type="string">
            <text:p>038F10AA</text:p>
          </table:table-cell>
          <table:table-cell office:value-type="string">
            <text:p>03A3BC11</text:p>
          </table:table-cell>
          <table:table-cell table:number-columns-repeated="2"/>
          <table:table-cell table:formula="of:=DEC2HEX((HEX2DEC([.E7])-1);2)" office:value-type="string" office:string-value="03">
            <text:p>03</text:p>
          </table:table-cell>
          <table:table-cell table:style-name="ce1" table:formula="of:=CONCATENATE([.E6];MID([.A200];3;2);DEC2HEX((HEX2DEC(MID([.A200];5;2))-1+256*((HEX2DEC(MID([.A200];5;2))-1)&lt;0));2);MID([.A200];7;2))" office:value-type="string" office:string-value="031CF600">
            <text:p>031CF600</text:p>
          </table:table-cell>
          <table:table-cell table:style-name="ce1" table:formula="of:=CONCATENATE([.E6];MID([.A197];3;2);DEC2HEX((HEX2DEC(MID([.A197];5;2))-1+256*((HEX2DEC(MID([.A197];5;2))-1)&lt;0));2);MID([.A197];7;2))" office:value-type="string" office:string-value="032F0D77">
            <text:p>032F0D77</text:p>
          </table:table-cell>
          <table:table-cell table:style-name="ce1" table:formula="of:=CONCATENATE([.E6];MID([.A198];3;2);DEC2HEX((HEX2DEC(MID([.A198];5;2))-1+256*((HEX2DEC(MID([.A198];5;2))-1)&lt;0));2);MID([.A198];7;2))" office:value-type="string" office:string-value="03C3BEAA">
            <text:p>03C3BEAA</text:p>
          </table:table-cell>
          <table:table-cell table:style-name="ce1" table:formula="of:=CONCATENATE([.E6];MID([.A195];3;2);DEC2HEX((HEX2DEC(MID([.A195];5;2))-1+256*((HEX2DEC(MID([.A195];5;2))-1)&lt;0));2);MID([.A195];7;2))" office:value-type="string" office:string-value="03E7D511">
            <text:p>03E7D511</text:p>
          </table:table-cell>
          <table:table-cell table:style-name="ce1" table:formula="of:=CONCATENATE([.E6];MID([.A196];3;2);DEC2HEX((HEX2DEC(MID([.A196];5;2))-1+256*((HEX2DEC(MID([.A196];5;2))-1)&lt;0));2);MID([.A196];7;2))" office:value-type="string" office:string-value="038BF144">
            <text:p>038BF144</text:p>
          </table:table-cell>
          <table:table-cell table:style-name="ce1" table:formula="of:=CONCATENATE([.E6];MID([.A193];3;2);DEC2HEX((HEX2DEC(MID([.A193];5;2))-1+256*((HEX2DEC(MID([.A193];5;2))-1)&lt;0));2);MID([.A193];7;2))" office:value-type="string" office:string-value="039E08BB">
            <text:p>039E08BB</text:p>
          </table:table-cell>
          <table:table-cell table:style-name="ce6" table:formula="of:=CONCATENATE([.E6];MID([.A194];3;2);DEC2HEX((HEX2DEC(MID([.A194];5;2))-1+256*((HEX2DEC(MID([.A194];5;2))-1)&lt;0));2);MID([.A194];7;2))" office:value-type="string" office:string-value="0332B9EE">
            <text:p>0332B9EE</text:p>
          </table:table-cell>
          <table:table-cell/>
          <table:table-cell table:style-name="ce1" table:formula="of:=CONCATENATE([.E6];MID([.A139];3;2);DEC2HEX((HEX2DEC(MID([.A139];5;2))-3+256*((HEX2DEC(MID([.A139];5;2))-3)&lt;0));2);MID([.A139];7;2))" office:value-type="string" office:string-value="033CF899">
            <text:p>033CF899</text:p>
          </table:table-cell>
          <table:table-cell table:style-name="ce1" table:formula="of:=CONCATENATE([.E6];MID([.A140];3;2);DEC2HEX((HEX2DEC(MID([.A140];5;2))-3+256*((HEX2DEC(MID([.A140];5;2))-3)&lt;0));2);MID([.A140];7;2))" office:value-type="string" office:string-value="03D0A9CC">
            <text:p>03D0A9CC</text:p>
          </table:table-cell>
          <table:table-cell table:style-name="ce1" table:formula="of:=CONCATENATE([.E6];MID([.A233];3;2);DEC2HEX((HEX2DEC(MID([.A233];5;2))-2+256*((HEX2DEC(MID([.A233];5;2))-2)&lt;0));2);MID([.A233];7;2))" office:value-type="string" office:string-value="0316CE33">
            <text:p>0316CE33</text:p>
          </table:table-cell>
          <table:table-cell table:style-name="ce1" table:formula="of:=CONCATENATE([.E6];MID([.A234];3;2);DEC2HEX((HEX2DEC(MID([.A234];5;2))-2+256*((HEX2DEC(MID([.A234];5;2))-2)&lt;0));2);MID([.A234];7;2))" office:value-type="string" office:string-value="03BAEA66">
            <text:p>03BAEA66</text:p>
          </table:table-cell>
          <table:table-cell table:formula="of:=CONCATENATE([.E6];MID([.A231];3;2);DEC2HEX((HEX2DEC(MID([.A231];5;2))-2+256*((HEX2DEC(MID([.A231];5;2))-2)&lt;0));2);MID([.A231];7;2))" office:value-type="string" office:string-value="03CD01DD">
            <text:p>03CD01DD</text:p>
          </table:table-cell>
          <table:table-cell table:style-name="ce1" table:formula="of:=CONCATENATE([.E6];MID([.A232];3;2);DEC2HEX((HEX2DEC(MID([.A232];5;2))-2+256*((HEX2DEC(MID([.A232];5;2))-2)&lt;0));2);MID([.A232];7;2))" office:value-type="string" office:string-value="0372B200">
            <text:p>0372B200</text:p>
          </table:table-cell>
          <table:table-cell table:style-name="ce1" table:formula="of:=CONCATENATE([.E6];MID([.A229];3;2);DEC2HEX((HEX2DEC(MID([.A229];5;2))-2+256*((HEX2DEC(MID([.A229];5;2))-2)&lt;0));2);MID([.A229];7;2))" office:value-type="string" office:string-value="0385C977">
            <text:p>0385C977</text:p>
          </table:table-cell>
          <table:table-cell table:style-name="ce1" table:formula="of:=CONCATENATE([.E6];MID([.A230];3;2);DEC2HEX((HEX2DEC(MID([.A230];5;2))-2+256*((HEX2DEC(MID([.A230];5;2))-2)&lt;0));2);MID([.A230];7;2))" office:value-type="string" office:string-value="0329E5AA">
            <text:p>0329E5AA</text:p>
          </table:table-cell>
          <table:table-cell table:style-name="ce1" table:formula="of:=CONCATENATE([.E6];MID([.A227];3;2);DEC2HEX((HEX2DEC(MID([.A227];5;2))-2+256*((HEX2DEC(MID([.A227];5;2))-2)&lt;0));2);MID([.A227];7;2))" office:value-type="string" office:string-value="034DFC11">
            <text:p>034DFC11</text:p>
          </table:table-cell>
          <table:table-cell table:style-name="ce1" table:formula="of:=CONCATENATE([.E6];MID([.A228];3;2);DEC2HEX((HEX2DEC(MID([.A228];5;2))-2+256*((HEX2DEC(MID([.A228];5;2))-2)&lt;0));2);MID([.A228];7;2))" office:value-type="string" office:string-value="03E1AD44">
            <text:p>03E1AD44</text:p>
          </table:table-cell>
          <table:table-cell/>
          <table:table-cell table:style-name="ce1" table:formula="of:=MID([.A6];3;2)" office:value-type="string" office:string-value="8F">
            <text:p>8F</text:p>
          </table:table-cell>
          <table:table-cell table:style-name="ce1" table:formula="of:=MID([.A6];5;2)" office:value-type="string" office:string-value="10">
            <text:p>10</text:p>
          </table:table-cell>
          <table:table-cell table:formula="of:=IF((HEX2DEC([.Y6])-HEX2DEC([.Y5]))&gt;0;HEX2DEC([.Y6])-HEX2DEC([.Y5]);HEX2DEC([.Y6])-HEX2DEC([.Y5])+256)" office:value-type="float" office:value="164">
            <text:p>164</text:p>
          </table:table-cell>
          <table:table-cell table:formula="of:=IF((HEX2DEC([.Z6])-HEX2DEC([.Z5]))&gt;0;HEX2DEC([.Z6])-HEX2DEC([.Z5]);HEX2DEC([.Z6])-HEX2DEC([.Z5])+256)" office:value-type="float" office:value="28">
            <text:p>28</text:p>
          </table:table-cell>
          <table:table-cell table:number-columns-repeated="2"/>
          <table:table-cell office:value-type="string">
            <text:p>A</text:p>
          </table:table-cell>
          <table:table-cell office:value-type="string">
            <text:p>3D</text:p>
          </table:table-cell>
          <table:table-cell/>
        </table:table-row>
        <table:table-row table:style-name="ro2">
          <table:table-cell table:style-name="ce1" office:value-type="string">
            <text:p>0423C1DD</text:p>
          </table:table-cell>
          <table:table-cell table:style-name="ce2" office:value-type="string">
            <text:p>0447D844</text:p>
          </table:table-cell>
          <table:table-cell table:number-columns-repeated="2"/>
          <table:table-cell table:formula="of:=DEC2HEX((HEX2DEC([.E8])-1);2)" office:value-type="string" office:string-value="04">
            <text:p>04</text:p>
          </table:table-cell>
          <table:table-cell table:style-name="ce1" table:formula="of:=CONCATENATE([.E7];MID([.A201];3;2);DEC2HEX((HEX2DEC(MID([.A201];5;2))-1+256*((HEX2DEC(MID([.A201];5;2))-1)&lt;0));2);MID([.A201];7;2))" office:value-type="string" office:string-value="04B0A733">
            <text:p>04B0A733</text:p>
          </table:table-cell>
          <table:table-cell table:style-name="ce1" table:formula="of:=CONCATENATE([.E7];MID([.A198];3;2);DEC2HEX((HEX2DEC(MID([.A198];5;2))-1+256*((HEX2DEC(MID([.A198];5;2))-1)&lt;0));2);MID([.A198];7;2))" office:value-type="string" office:string-value="04C3BEAA">
            <text:p>04C3BEAA</text:p>
          </table:table-cell>
          <table:table-cell table:style-name="ce1" table:formula="of:=CONCATENATE([.E7];MID([.A199];3;2);DEC2HEX((HEX2DEC(MID([.A199];5;2))-1+256*((HEX2DEC(MID([.A199];5;2))-1)&lt;0));2);MID([.A199];7;2))" office:value-type="string" office:string-value="0467DADD">
            <text:p>0467DADD</text:p>
          </table:table-cell>
          <table:table-cell table:style-name="ce1" table:formula="of:=CONCATENATE([.E7];MID([.A196];3;2);DEC2HEX((HEX2DEC(MID([.A196];5;2))-1+256*((HEX2DEC(MID([.A196];5;2))-1)&lt;0));2);MID([.A196];7;2))" office:value-type="string" office:string-value="048BF144">
            <text:p>048BF144</text:p>
          </table:table-cell>
          <table:table-cell table:style-name="ce1" table:formula="of:=CONCATENATE([.E7];MID([.A197];3;2);DEC2HEX((HEX2DEC(MID([.A197];5;2))-1+256*((HEX2DEC(MID([.A197];5;2))-1)&lt;0));2);MID([.A197];7;2))" office:value-type="string" office:string-value="042F0D77">
            <text:p>042F0D77</text:p>
          </table:table-cell>
          <table:table-cell table:style-name="ce1" table:formula="of:=CONCATENATE([.E7];MID([.A194];3;2);DEC2HEX((HEX2DEC(MID([.A194];5;2))-1+256*((HEX2DEC(MID([.A194];5;2))-1)&lt;0));2);MID([.A194];7;2))" office:value-type="string" office:string-value="0432B9EE">
            <text:p>0432B9EE</text:p>
          </table:table-cell>
          <table:table-cell table:style-name="ce6" table:formula="of:=CONCATENATE([.E7];MID([.A195];3;2);DEC2HEX((HEX2DEC(MID([.A195];5;2))-1+256*((HEX2DEC(MID([.A195];5;2))-1)&lt;0));2);MID([.A195];7;2))" office:value-type="string" office:string-value="04E7D511">
            <text:p>04E7D511</text:p>
          </table:table-cell>
          <table:table-cell/>
          <table:table-cell table:style-name="ce1" table:formula="of:=CONCATENATE([.E7];MID([.A140];3;2);DEC2HEX((HEX2DEC(MID([.A140];5;2))-3+256*((HEX2DEC(MID([.A140];5;2))-3)&lt;0));2);MID([.A140];7;2))" office:value-type="string" office:string-value="04D0A9CC">
            <text:p>04D0A9CC</text:p>
          </table:table-cell>
          <table:table-cell table:style-name="ce1" table:formula="of:=CONCATENATE([.E7];MID([.A141];3;2);DEC2HEX((HEX2DEC(MID([.A141];5;2))-3+256*((HEX2DEC(MID([.A141];5;2))-3)&lt;0));2);MID([.A141];7;2))" office:value-type="string" office:string-value="0474C5FF">
            <text:p>0474C5FF</text:p>
          </table:table-cell>
          <table:table-cell table:style-name="ce1" table:formula="of:=CONCATENATE([.E7];MID([.A234];3;2);DEC2HEX((HEX2DEC(MID([.A234];5;2))-2+256*((HEX2DEC(MID([.A234];5;2))-2)&lt;0));2);MID([.A234];7;2))" office:value-type="string" office:string-value="04BAEA66">
            <text:p>04BAEA66</text:p>
          </table:table-cell>
          <table:table-cell table:style-name="ce1" table:formula="of:=CONCATENATE([.E7];MID([.A235];3;2);DEC2HEX((HEX2DEC(MID([.A235];5;2))-2+256*((HEX2DEC(MID([.A235];5;2))-2)&lt;0));2);MID([.A235];7;2))" office:value-type="string" office:string-value="045E0699">
            <text:p>045E0699</text:p>
          </table:table-cell>
          <table:table-cell table:formula="of:=CONCATENATE([.E7];MID([.A232];3;2);DEC2HEX((HEX2DEC(MID([.A232];5;2))-2+256*((HEX2DEC(MID([.A232];5;2))-2)&lt;0));2);MID([.A232];7;2))" office:value-type="string" office:string-value="0472B200">
            <text:p>0472B200</text:p>
          </table:table-cell>
          <table:table-cell table:style-name="ce1" table:formula="of:=CONCATENATE([.E7];MID([.A233];3;2);DEC2HEX((HEX2DEC(MID([.A233];5;2))-2+256*((HEX2DEC(MID([.A233];5;2))-2)&lt;0));2);MID([.A233];7;2))" office:value-type="string" office:string-value="0416CE33">
            <text:p>0416CE33</text:p>
          </table:table-cell>
          <table:table-cell table:style-name="ce1" table:formula="of:=CONCATENATE([.E7];MID([.A230];3;2);DEC2HEX((HEX2DEC(MID([.A230];5;2))-2+256*((HEX2DEC(MID([.A230];5;2))-2)&lt;0));2);MID([.A230];7;2))" office:value-type="string" office:string-value="0429E5AA">
            <text:p>0429E5AA</text:p>
          </table:table-cell>
          <table:table-cell table:style-name="ce1" table:formula="of:=CONCATENATE([.E7];MID([.A231];3;2);DEC2HEX((HEX2DEC(MID([.A231];5;2))-2+256*((HEX2DEC(MID([.A231];5;2))-2)&lt;0));2);MID([.A231];7;2))" office:value-type="string" office:string-value="04CD01DD">
            <text:p>04CD01DD</text:p>
          </table:table-cell>
          <table:table-cell table:style-name="ce1" table:formula="of:=CONCATENATE([.E7];MID([.A228];3;2);DEC2HEX((HEX2DEC(MID([.A228];5;2))-2+256*((HEX2DEC(MID([.A228];5;2))-2)&lt;0));2);MID([.A228];7;2))" office:value-type="string" office:string-value="04E1AD44">
            <text:p>04E1AD44</text:p>
          </table:table-cell>
          <table:table-cell table:style-name="ce1" table:formula="of:=CONCATENATE([.E7];MID([.A229];3;2);DEC2HEX((HEX2DEC(MID([.A229];5;2))-2+256*((HEX2DEC(MID([.A229];5;2))-2)&lt;0));2);MID([.A229];7;2))" office:value-type="string" office:string-value="0485C977">
            <text:p>0485C977</text:p>
          </table:table-cell>
          <table:table-cell/>
          <table:table-cell table:style-name="ce1" table:formula="of:=MID([.A7];3;2)" office:value-type="string" office:string-value="23">
            <text:p>23</text:p>
          </table:table-cell>
          <table:table-cell table:style-name="ce1" table:formula="of:=MID([.A7];5;2)" office:value-type="string" office:string-value="C1">
            <text:p>C1</text:p>
          </table:table-cell>
          <table:table-cell table:formula="of:=IF((HEX2DEC([.Y7])-HEX2DEC([.Y6]))&gt;0;HEX2DEC([.Y7])-HEX2DEC([.Y6]);HEX2DEC([.Y7])-HEX2DEC([.Y6])+256)" office:value-type="float" office:value="148">
            <text:p>148</text:p>
          </table:table-cell>
          <table:table-cell table:formula="of:=IF((HEX2DEC([.Z7])-HEX2DEC([.Z6]))&gt;0;HEX2DEC([.Z7])-HEX2DEC([.Z6]);HEX2DEC([.Z7])-HEX2DEC([.Z6])+256)" office:value-type="float" office:value="177">
            <text:p>177</text:p>
          </table:table-cell>
          <table:table-cell table:number-columns-repeated="2"/>
          <table:table-cell office:value-type="string">
            <text:p>B</text:p>
          </table:table-cell>
          <table:table-cell office:value-type="string">
            <text:p>3C</text:p>
          </table:table-cell>
          <table:table-cell table:formula="of:=HEX2DEC([.AF7])-HEX2DEC([.AF6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5D8DD00</text:p>
          </table:table-cell>
          <table:table-cell office:value-type="string">
            <text:p>05EBF477</text:p>
          </table:table-cell>
          <table:table-cell table:number-columns-repeated="2"/>
          <table:table-cell table:formula="of:=DEC2HEX((HEX2DEC([.E9])-1);2)" office:value-type="string" office:string-value="05">
            <text:p>05</text:p>
          </table:table-cell>
          <table:table-cell table:style-name="ce1" table:formula="of:=CONCATENATE([.E8];MID([.A202];3;2);DEC2HEX((HEX2DEC(MID([.A202];5;2))-1+256*((HEX2DEC(MID([.A202];5;2))-1)&lt;0));2);MID([.A202];7;2))" office:value-type="string" office:string-value="0554C366">
            <text:p>0554C366</text:p>
          </table:table-cell>
          <table:table-cell table:style-name="ce1" table:formula="of:=CONCATENATE([.E8];MID([.A199];3;2);DEC2HEX((HEX2DEC(MID([.A199];5;2))-1+256*((HEX2DEC(MID([.A199];5;2))-1)&lt;0));2);MID([.A199];7;2))" office:value-type="string" office:string-value="0567DADD">
            <text:p>0567DADD</text:p>
          </table:table-cell>
          <table:table-cell table:style-name="ce1" table:formula="of:=CONCATENATE([.E8];MID([.A200];3;2);DEC2HEX((HEX2DEC(MID([.A200];5;2))-1+256*((HEX2DEC(MID([.A200];5;2))-1)&lt;0));2);MID([.A200];7;2))" office:value-type="string" office:string-value="051CF600">
            <text:p>051CF600</text:p>
          </table:table-cell>
          <table:table-cell table:style-name="ce1" table:formula="of:=CONCATENATE([.E8];MID([.A197];3;2);DEC2HEX((HEX2DEC(MID([.A197];5;2))-1+256*((HEX2DEC(MID([.A197];5;2))-1)&lt;0));2);MID([.A197];7;2))" office:value-type="string" office:string-value="052F0D77">
            <text:p>052F0D77</text:p>
          </table:table-cell>
          <table:table-cell table:style-name="ce1" table:formula="of:=CONCATENATE([.E8];MID([.A198];3;2);DEC2HEX((HEX2DEC(MID([.A198];5;2))-1+256*((HEX2DEC(MID([.A198];5;2))-1)&lt;0));2);MID([.A198];7;2))" office:value-type="string" office:string-value="05C3BEAA">
            <text:p>05C3BEAA</text:p>
          </table:table-cell>
          <table:table-cell table:style-name="ce1" table:formula="of:=CONCATENATE([.E8];MID([.A195];3;2);DEC2HEX((HEX2DEC(MID([.A195];5;2))-1+256*((HEX2DEC(MID([.A195];5;2))-1)&lt;0));2);MID([.A195];7;2))" office:value-type="string" office:string-value="05E7D511">
            <text:p>05E7D511</text:p>
          </table:table-cell>
          <table:table-cell table:style-name="ce6" table:formula="of:=CONCATENATE([.E8];MID([.A196];3;2);DEC2HEX((HEX2DEC(MID([.A196];5;2))-1+256*((HEX2DEC(MID([.A196];5;2))-1)&lt;0));2);MID([.A196];7;2))" office:value-type="string" office:string-value="058BF144">
            <text:p>058BF144</text:p>
          </table:table-cell>
          <table:table-cell/>
          <table:table-cell table:style-name="ce1" table:formula="of:=CONCATENATE([.E8];MID([.A141];3;2);DEC2HEX((HEX2DEC(MID([.A141];5;2))-3+256*((HEX2DEC(MID([.A141];5;2))-3)&lt;0));2);MID([.A141];7;2))" office:value-type="string" office:string-value="0574C5FF">
            <text:p>0574C5FF</text:p>
          </table:table-cell>
          <table:table-cell table:style-name="ce1" table:formula="of:=CONCATENATE([.E8];MID([.A142];3;2);DEC2HEX((HEX2DEC(MID([.A142];5;2))-3+256*((HEX2DEC(MID([.A142];5;2))-3)&lt;0));2);MID([.A142];7;2))" office:value-type="string" office:string-value="0529E122">
            <text:p>0529E122</text:p>
          </table:table-cell>
          <table:table-cell table:style-name="ce1" table:formula="of:=CONCATENATE([.E8];MID([.A235];3;2);DEC2HEX((HEX2DEC(MID([.A235];5;2))-2+256*((HEX2DEC(MID([.A235];5;2))-2)&lt;0));2);MID([.A235];7;2))" office:value-type="string" office:string-value="055E0699">
            <text:p>055E0699</text:p>
          </table:table-cell>
          <table:table-cell table:style-name="ce1" table:formula="of:=CONCATENATE([.E8];MID([.A236];3;2);DEC2HEX((HEX2DEC(MID([.A236];5;2))-2+256*((HEX2DEC(MID([.A236];5;2))-2)&lt;0));2);MID([.A236];7;2))" office:value-type="string" office:string-value="05F2B7CC">
            <text:p>05F2B7CC</text:p>
          </table:table-cell>
          <table:table-cell table:formula="of:=CONCATENATE([.E8];MID([.A233];3;2);DEC2HEX((HEX2DEC(MID([.A233];5;2))-2+256*((HEX2DEC(MID([.A233];5;2))-2)&lt;0));2);MID([.A233];7;2))" office:value-type="string" office:string-value="0516CE33">
            <text:p>0516CE33</text:p>
          </table:table-cell>
          <table:table-cell table:style-name="ce1" table:formula="of:=CONCATENATE([.E8];MID([.A234];3;2);DEC2HEX((HEX2DEC(MID([.A234];5;2))-2+256*((HEX2DEC(MID([.A234];5;2))-2)&lt;0));2);MID([.A234];7;2))" office:value-type="string" office:string-value="05BAEA66">
            <text:p>05BAEA66</text:p>
          </table:table-cell>
          <table:table-cell table:style-name="ce1" table:formula="of:=CONCATENATE([.E8];MID([.A231];3;2);DEC2HEX((HEX2DEC(MID([.A231];5;2))-2+256*((HEX2DEC(MID([.A231];5;2))-2)&lt;0));2);MID([.A231];7;2))" office:value-type="string" office:string-value="05CD01DD">
            <text:p>05CD01DD</text:p>
          </table:table-cell>
          <table:table-cell table:style-name="ce1" table:formula="of:=CONCATENATE([.E8];MID([.A232];3;2);DEC2HEX((HEX2DEC(MID([.A232];5;2))-2+256*((HEX2DEC(MID([.A232];5;2))-2)&lt;0));2);MID([.A232];7;2))" office:value-type="string" office:string-value="0572B200">
            <text:p>0572B200</text:p>
          </table:table-cell>
          <table:table-cell table:style-name="ce1" table:formula="of:=CONCATENATE([.E8];MID([.A229];3;2);DEC2HEX((HEX2DEC(MID([.A229];5;2))-2+256*((HEX2DEC(MID([.A229];5;2))-2)&lt;0));2);MID([.A229];7;2))" office:value-type="string" office:string-value="0585C977">
            <text:p>0585C977</text:p>
          </table:table-cell>
          <table:table-cell table:style-name="ce1" table:formula="of:=CONCATENATE([.E8];MID([.A230];3;2);DEC2HEX((HEX2DEC(MID([.A230];5;2))-2+256*((HEX2DEC(MID([.A230];5;2))-2)&lt;0));2);MID([.A230];7;2))" office:value-type="string" office:string-value="0529E5AA">
            <text:p>0529E5AA</text:p>
          </table:table-cell>
          <table:table-cell/>
          <table:table-cell table:style-name="ce1" table:formula="of:=MID([.A8];3;2)" office:value-type="string" office:string-value="D8">
            <text:p>D8</text:p>
          </table:table-cell>
          <table:table-cell table:style-name="ce1" table:formula="of:=MID([.A8];5;2)" office:value-type="string" office:string-value="DD">
            <text:p>DD</text:p>
          </table:table-cell>
          <table:table-cell table:formula="of:=IF((HEX2DEC([.Y8])-HEX2DEC([.Y7]))&gt;0;HEX2DEC([.Y8])-HEX2DEC([.Y7]);HEX2DEC([.Y8])-HEX2DEC([.Y7])+256)" office:value-type="float" office:value="181">
            <text:p>181</text:p>
          </table:table-cell>
          <table:table-cell table:formula="of:=IF((HEX2DEC([.Z8])-HEX2DEC([.Z7]))&gt;0;HEX2DEC([.Z8])-HEX2DEC([.Z7]);HEX2DEC([.Z8])-HEX2DEC([.Z7])+256)" office:value-type="float" office:value="28">
            <text:p>28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3F</text:p>
          </table:table-cell>
          <table:table-cell table:formula="of:=HEX2DEC([.AF8])-HEX2DEC([.AF7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67CF933</text:p>
          </table:table-cell>
          <table:table-cell office:value-type="string">
            <text:p>068F10AA</text:p>
          </table:table-cell>
          <table:table-cell table:number-columns-repeated="2"/>
          <table:table-cell table:formula="of:=DEC2HEX((HEX2DEC([.E10])-1);2)" office:value-type="string" office:string-value="06">
            <text:p>06</text:p>
          </table:table-cell>
          <table:table-cell table:style-name="ce1" table:formula="of:=CONCATENATE([.E9];MID([.A203];3;2);DEC2HEX((HEX2DEC(MID([.A203];5;2))-1+256*((HEX2DEC(MID([.A203];5;2))-1)&lt;0));2);MID([.A203];7;2))" office:value-type="string" office:string-value="06F8DF99">
            <text:p>06F8DF99</text:p>
          </table:table-cell>
          <table:table-cell table:style-name="ce1" table:formula="of:=CONCATENATE([.E9];MID([.A200];3;2);DEC2HEX((HEX2DEC(MID([.A200];5;2))-1+256*((HEX2DEC(MID([.A200];5;2))-1)&lt;0));2);MID([.A200];7;2))" office:value-type="string" office:string-value="061CF600">
            <text:p>061CF600</text:p>
          </table:table-cell>
          <table:table-cell table:style-name="ce1" table:formula="of:=CONCATENATE([.E9];MID([.A201];3;2);DEC2HEX((HEX2DEC(MID([.A201];5;2))-1+256*((HEX2DEC(MID([.A201];5;2))-1)&lt;0));2);MID([.A201];7;2))" office:value-type="string" office:string-value="06B0A733">
            <text:p>06B0A733</text:p>
          </table:table-cell>
          <table:table-cell table:style-name="ce1" table:formula="of:=CONCATENATE([.E9];MID([.A198];3;2);DEC2HEX((HEX2DEC(MID([.A198];5;2))-1+256*((HEX2DEC(MID([.A198];5;2))-1)&lt;0));2);MID([.A198];7;2))" office:value-type="string" office:string-value="06C3BEAA">
            <text:p>06C3BEAA</text:p>
          </table:table-cell>
          <table:table-cell table:style-name="ce1" table:formula="of:=CONCATENATE([.E9];MID([.A199];3;2);DEC2HEX((HEX2DEC(MID([.A199];5;2))-1+256*((HEX2DEC(MID([.A199];5;2))-1)&lt;0));2);MID([.A199];7;2))" office:value-type="string" office:string-value="0667DADD">
            <text:p>0667DADD</text:p>
          </table:table-cell>
          <table:table-cell table:style-name="ce1" table:formula="of:=CONCATENATE([.E9];MID([.A196];3;2);DEC2HEX((HEX2DEC(MID([.A196];5;2))-1+256*((HEX2DEC(MID([.A196];5;2))-1)&lt;0));2);MID([.A196];7;2))" office:value-type="string" office:string-value="068BF144">
            <text:p>068BF144</text:p>
          </table:table-cell>
          <table:table-cell table:style-name="ce6" table:formula="of:=CONCATENATE([.E9];MID([.A197];3;2);DEC2HEX((HEX2DEC(MID([.A197];5;2))-1+256*((HEX2DEC(MID([.A197];5;2))-1)&lt;0));2);MID([.A197];7;2))" office:value-type="string" office:string-value="062F0D77">
            <text:p>062F0D77</text:p>
          </table:table-cell>
          <table:table-cell/>
          <table:table-cell table:style-name="ce1" table:formula="of:=CONCATENATE([.E9];MID([.A142];3;2);DEC2HEX((HEX2DEC(MID([.A142];5;2))-3+256*((HEX2DEC(MID([.A142];5;2))-3)&lt;0));2);MID([.A142];7;2))" office:value-type="string" office:string-value="0629E122">
            <text:p>0629E122</text:p>
          </table:table-cell>
          <table:table-cell table:style-name="ce1" table:formula="of:=CONCATENATE([.E9];MID([.A143];3;2);DEC2HEX((HEX2DEC(MID([.A143];5;2))-3+256*((HEX2DEC(MID([.A143];5;2))-3)&lt;0));2);MID([.A143];7;2))" office:value-type="string" office:string-value="06CDFD55">
            <text:p>06CDFD55</text:p>
          </table:table-cell>
          <table:table-cell table:style-name="ce1" table:formula="of:=CONCATENATE([.E9];MID([.A236];3;2);DEC2HEX((HEX2DEC(MID([.A236];5;2))-2+256*((HEX2DEC(MID([.A236];5;2))-2)&lt;0));2);MID([.A236];7;2))" office:value-type="string" office:string-value="06F2B7CC">
            <text:p>06F2B7CC</text:p>
          </table:table-cell>
          <table:table-cell table:style-name="ce1" table:formula="of:=CONCATENATE([.E9];MID([.A237];3;2);DEC2HEX((HEX2DEC(MID([.A237];5;2))-2+256*((HEX2DEC(MID([.A237];5;2))-2)&lt;0));2);MID([.A237];7;2))" office:value-type="string" office:string-value="0696D3FF">
            <text:p>0696D3FF</text:p>
          </table:table-cell>
          <table:table-cell table:formula="of:=CONCATENATE([.E9];MID([.A234];3;2);DEC2HEX((HEX2DEC(MID([.A234];5;2))-2+256*((HEX2DEC(MID([.A234];5;2))-2)&lt;0));2);MID([.A234];7;2))" office:value-type="string" office:string-value="06BAEA66">
            <text:p>06BAEA66</text:p>
          </table:table-cell>
          <table:table-cell table:style-name="ce1" table:formula="of:=CONCATENATE([.E9];MID([.A235];3;2);DEC2HEX((HEX2DEC(MID([.A235];5;2))-2+256*((HEX2DEC(MID([.A235];5;2))-2)&lt;0));2);MID([.A235];7;2))" office:value-type="string" office:string-value="065E0699">
            <text:p>065E0699</text:p>
          </table:table-cell>
          <table:table-cell table:style-name="ce1" table:formula="of:=CONCATENATE([.E9];MID([.A232];3;2);DEC2HEX((HEX2DEC(MID([.A232];5;2))-2+256*((HEX2DEC(MID([.A232];5;2))-2)&lt;0));2);MID([.A232];7;2))" office:value-type="string" office:string-value="0672B200">
            <text:p>0672B200</text:p>
          </table:table-cell>
          <table:table-cell table:style-name="ce1" table:formula="of:=CONCATENATE([.E9];MID([.A233];3;2);DEC2HEX((HEX2DEC(MID([.A233];5;2))-2+256*((HEX2DEC(MID([.A233];5;2))-2)&lt;0));2);MID([.A233];7;2))" office:value-type="string" office:string-value="0616CE33">
            <text:p>0616CE33</text:p>
          </table:table-cell>
          <table:table-cell table:style-name="ce1" table:formula="of:=CONCATENATE([.E9];MID([.A230];3;2);DEC2HEX((HEX2DEC(MID([.A230];5;2))-2+256*((HEX2DEC(MID([.A230];5;2))-2)&lt;0));2);MID([.A230];7;2))" office:value-type="string" office:string-value="0629E5AA">
            <text:p>0629E5AA</text:p>
          </table:table-cell>
          <table:table-cell table:style-name="ce1" table:formula="of:=CONCATENATE([.E9];MID([.A231];3;2);DEC2HEX((HEX2DEC(MID([.A231];5;2))-2+256*((HEX2DEC(MID([.A231];5;2))-2)&lt;0));2);MID([.A231];7;2))" office:value-type="string" office:string-value="06CD01DD">
            <text:p>06CD01DD</text:p>
          </table:table-cell>
          <table:table-cell/>
          <table:table-cell table:style-name="ce1" table:formula="of:=MID([.A9];3;2)" office:value-type="string" office:string-value="7C">
            <text:p>7C</text:p>
          </table:table-cell>
          <table:table-cell table:style-name="ce1" table:formula="of:=MID([.A9];5;2)" office:value-type="string" office:string-value="F9">
            <text:p>F9</text:p>
          </table:table-cell>
          <table:table-cell table:formula="of:=IF((HEX2DEC([.Y9])-HEX2DEC([.Y8]))&gt;0;HEX2DEC([.Y9])-HEX2DEC([.Y8]);HEX2DEC([.Y9])-HEX2DEC([.Y8])+256)" office:value-type="float" office:value="164">
            <text:p>164</text:p>
          </table:table-cell>
          <table:table-cell table:formula="of:=IF((HEX2DEC([.Z9])-HEX2DEC([.Z8]))&gt;0;HEX2DEC([.Z9])-HEX2DEC([.Z8]);HEX2DEC([.Z9])-HEX2DEC([.Z8])+256)" office:value-type="float" office:value="28">
            <text:p>28</text:p>
          </table:table-cell>
          <table:table-cell table:number-columns-repeated="2"/>
          <table:table-cell office:value-type="string">
            <text:p>D</text:p>
          </table:table-cell>
          <table:table-cell office:value-type="string">
            <text:p>3E</text:p>
          </table:table-cell>
          <table:table-cell table:formula="of:=HEX2DEC([.AF9])-HEX2DEC([.AF8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710AA66</text:p>
          </table:table-cell>
          <table:table-cell office:value-type="string">
            <text:p>0723C1DD</text:p>
          </table:table-cell>
          <table:table-cell table:number-columns-repeated="2"/>
          <table:table-cell table:formula="of:=DEC2HEX((HEX2DEC([.E11])-1);2)" office:value-type="string" office:string-value="07">
            <text:p>07</text:p>
          </table:table-cell>
          <table:table-cell table:style-name="ce1" table:formula="of:=CONCATENATE([.E10];MID([.A204];3;2);DEC2HEX((HEX2DEC(MID([.A204];5;2))-1+256*((HEX2DEC(MID([.A204];5;2))-1)&lt;0));2);MID([.A204];7;2))" office:value-type="string" office:string-value="079CFBCC">
            <text:p>079CFBCC</text:p>
          </table:table-cell>
          <table:table-cell table:style-name="ce1" table:formula="of:=CONCATENATE([.E10];MID([.A201];3;2);DEC2HEX((HEX2DEC(MID([.A201];5;2))-1+256*((HEX2DEC(MID([.A201];5;2))-1)&lt;0));2);MID([.A201];7;2))" office:value-type="string" office:string-value="07B0A733">
            <text:p>07B0A733</text:p>
          </table:table-cell>
          <table:table-cell table:style-name="ce1" table:formula="of:=CONCATENATE([.E10];MID([.A202];3;2);DEC2HEX((HEX2DEC(MID([.A202];5;2))-1+256*((HEX2DEC(MID([.A202];5;2))-1)&lt;0));2);MID([.A202];7;2))" office:value-type="string" office:string-value="0754C366">
            <text:p>0754C366</text:p>
          </table:table-cell>
          <table:table-cell table:style-name="ce1" table:formula="of:=CONCATENATE([.E10];MID([.A199];3;2);DEC2HEX((HEX2DEC(MID([.A199];5;2))-1+256*((HEX2DEC(MID([.A199];5;2))-1)&lt;0));2);MID([.A199];7;2))" office:value-type="string" office:string-value="0767DADD">
            <text:p>0767DADD</text:p>
          </table:table-cell>
          <table:table-cell table:style-name="ce1" table:formula="of:=CONCATENATE([.E10];MID([.A200];3;2);DEC2HEX((HEX2DEC(MID([.A200];5;2))-1+256*((HEX2DEC(MID([.A200];5;2))-1)&lt;0));2);MID([.A200];7;2))" office:value-type="string" office:string-value="071CF600">
            <text:p>071CF600</text:p>
          </table:table-cell>
          <table:table-cell table:style-name="ce1" table:formula="of:=CONCATENATE([.E10];MID([.A197];3;2);DEC2HEX((HEX2DEC(MID([.A197];5;2))-1+256*((HEX2DEC(MID([.A197];5;2))-1)&lt;0));2);MID([.A197];7;2))" office:value-type="string" office:string-value="072F0D77">
            <text:p>072F0D77</text:p>
          </table:table-cell>
          <table:table-cell table:style-name="ce6" table:formula="of:=CONCATENATE([.E10];MID([.A198];3;2);DEC2HEX((HEX2DEC(MID([.A198];5;2))-1+256*((HEX2DEC(MID([.A198];5;2))-1)&lt;0));2);MID([.A198];7;2))" office:value-type="string" office:string-value="07C3BEAA">
            <text:p>07C3BEAA</text:p>
          </table:table-cell>
          <table:table-cell/>
          <table:table-cell table:style-name="ce1" table:formula="of:=CONCATENATE([.E10];MID([.A143];3;2);DEC2HEX((HEX2DEC(MID([.A143];5;2))-3+256*((HEX2DEC(MID([.A143];5;2))-3)&lt;0));2);MID([.A143];7;2))" office:value-type="string" office:string-value="07CDFD55">
            <text:p>07CDFD55</text:p>
          </table:table-cell>
          <table:table-cell table:style-name="ce1" table:formula="of:=CONCATENATE([.E10];MID([.A144];3;2);DEC2HEX((HEX2DEC(MID([.A144];5;2))-3+256*((HEX2DEC(MID([.A144];5;2))-3)&lt;0));2);MID([.A144];7;2))" office:value-type="string" office:string-value="0761AE88">
            <text:p>0761AE88</text:p>
          </table:table-cell>
          <table:table-cell table:style-name="ce1" table:formula="of:=CONCATENATE([.E10];MID([.A237];3;2);DEC2HEX((HEX2DEC(MID([.A237];5;2))-2+256*((HEX2DEC(MID([.A237];5;2))-2)&lt;0));2);MID([.A237];7;2))" office:value-type="string" office:string-value="0796D3FF">
            <text:p>0796D3FF</text:p>
          </table:table-cell>
          <table:table-cell table:style-name="ce1" table:formula="of:=CONCATENATE([.E10];MID([.A238];3;2);DEC2HEX((HEX2DEC(MID([.A238];5;2))-2+256*((HEX2DEC(MID([.A238];5;2))-2)&lt;0));2);MID([.A238];7;2))" office:value-type="string" office:string-value="074BEF22">
            <text:p>074BEF22</text:p>
          </table:table-cell>
          <table:table-cell table:formula="of:=CONCATENATE([.E10];MID([.A235];3;2);DEC2HEX((HEX2DEC(MID([.A235];5;2))-2+256*((HEX2DEC(MID([.A235];5;2))-2)&lt;0));2);MID([.A235];7;2))" office:value-type="string" office:string-value="075E0699">
            <text:p>075E0699</text:p>
          </table:table-cell>
          <table:table-cell table:style-name="ce1" table:formula="of:=CONCATENATE([.E10];MID([.A236];3;2);DEC2HEX((HEX2DEC(MID([.A236];5;2))-2+256*((HEX2DEC(MID([.A236];5;2))-2)&lt;0));2);MID([.A236];7;2))" office:value-type="string" office:string-value="07F2B7CC">
            <text:p>07F2B7CC</text:p>
          </table:table-cell>
          <table:table-cell table:style-name="ce1" table:formula="of:=CONCATENATE([.E10];MID([.A233];3;2);DEC2HEX((HEX2DEC(MID([.A233];5;2))-2+256*((HEX2DEC(MID([.A233];5;2))-2)&lt;0));2);MID([.A233];7;2))" office:value-type="string" office:string-value="0716CE33">
            <text:p>0716CE33</text:p>
          </table:table-cell>
          <table:table-cell table:style-name="ce1" table:formula="of:=CONCATENATE([.E10];MID([.A234];3;2);DEC2HEX((HEX2DEC(MID([.A234];5;2))-2+256*((HEX2DEC(MID([.A234];5;2))-2)&lt;0));2);MID([.A234];7;2))" office:value-type="string" office:string-value="07BAEA66">
            <text:p>07BAEA66</text:p>
          </table:table-cell>
          <table:table-cell table:style-name="ce1" table:formula="of:=CONCATENATE([.E10];MID([.A231];3;2);DEC2HEX((HEX2DEC(MID([.A231];5;2))-2+256*((HEX2DEC(MID([.A231];5;2))-2)&lt;0));2);MID([.A231];7;2))" office:value-type="string" office:string-value="07CD01DD">
            <text:p>07CD01DD</text:p>
          </table:table-cell>
          <table:table-cell table:style-name="ce1" table:formula="of:=CONCATENATE([.E10];MID([.A232];3;2);DEC2HEX((HEX2DEC(MID([.A232];5;2))-2+256*((HEX2DEC(MID([.A232];5;2))-2)&lt;0));2);MID([.A232];7;2))" office:value-type="string" office:string-value="0772B200">
            <text:p>0772B200</text:p>
          </table:table-cell>
          <table:table-cell/>
          <table:table-cell table:style-name="ce1" table:formula="of:=MID([.A10];3;2)" office:value-type="string" office:string-value="10">
            <text:p>10</text:p>
          </table:table-cell>
          <table:table-cell table:style-name="ce1" table:formula="of:=MID([.A10];5;2)" office:value-type="string" office:string-value="AA">
            <text:p>AA</text:p>
          </table:table-cell>
          <table:table-cell table:formula="of:=IF((HEX2DEC([.Y10])-HEX2DEC([.Y9]))&gt;0;HEX2DEC([.Y10])-HEX2DEC([.Y9]);HEX2DEC([.Y10])-HEX2DEC([.Y9])+256)" office:value-type="float" office:value="148">
            <text:p>148</text:p>
          </table:table-cell>
          <table:table-cell table:formula="of:=IF((HEX2DEC([.Z10])-HEX2DEC([.Z9]))&gt;0;HEX2DEC([.Z10])-HEX2DEC([.Z9]);HEX2DEC([.Z10])-HEX2DEC([.Z9])+256)" office:value-type="float" office:value="177">
            <text:p>177</text:p>
          </table:table-cell>
          <table:table-cell table:number-columns-repeated="2"/>
          <table:table-cell office:value-type="string">
            <text:p>E</text:p>
          </table:table-cell>
          <table:table-cell office:value-type="string">
            <text:p>41</text:p>
          </table:table-cell>
          <table:table-cell table:formula="of:=HEX2DEC([.AF10])-HEX2DEC([.AF9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8B4C699</text:p>
          </table:table-cell>
          <table:table-cell office:value-type="string">
            <text:p>08D8DD00</text:p>
          </table:table-cell>
          <table:table-cell table:number-columns-repeated="2"/>
          <table:table-cell table:formula="of:=DEC2HEX((HEX2DEC([.E12])-1);2)" office:value-type="string" office:string-value="08">
            <text:p>08</text:p>
          </table:table-cell>
          <table:table-cell table:style-name="ce1" table:formula="of:=CONCATENATE([.E11];MID([.A205];3;2);DEC2HEX((HEX2DEC(MID([.A205];5;2))-1+256*((HEX2DEC(MID([.A205];5;2))-1)&lt;0));2);MID([.A205];7;2))" office:value-type="string" office:string-value="0830ACFF">
            <text:p>0830ACFF</text:p>
          </table:table-cell>
          <table:table-cell table:style-name="ce1" table:formula="of:=CONCATENATE([.E11];MID([.A202];3;2);DEC2HEX((HEX2DEC(MID([.A202];5;2))-1+256*((HEX2DEC(MID([.A202];5;2))-1)&lt;0));2);MID([.A202];7;2))" office:value-type="string" office:string-value="0854C366">
            <text:p>0854C366</text:p>
          </table:table-cell>
          <table:table-cell table:style-name="ce1" table:formula="of:=CONCATENATE([.E11];MID([.A203];3;2);DEC2HEX((HEX2DEC(MID([.A203];5;2))-1+256*((HEX2DEC(MID([.A203];5;2))-1)&lt;0));2);MID([.A203];7;2))" office:value-type="string" office:string-value="08F8DF99">
            <text:p>08F8DF99</text:p>
          </table:table-cell>
          <table:table-cell table:style-name="ce1" table:formula="of:=CONCATENATE([.E11];MID([.A200];3;2);DEC2HEX((HEX2DEC(MID([.A200];5;2))-1+256*((HEX2DEC(MID([.A200];5;2))-1)&lt;0));2);MID([.A200];7;2))" office:value-type="string" office:string-value="081CF600">
            <text:p>081CF600</text:p>
          </table:table-cell>
          <table:table-cell table:style-name="ce1" table:formula="of:=CONCATENATE([.E11];MID([.A201];3;2);DEC2HEX((HEX2DEC(MID([.A201];5;2))-1+256*((HEX2DEC(MID([.A201];5;2))-1)&lt;0));2);MID([.A201];7;2))" office:value-type="string" office:string-value="08B0A733">
            <text:p>08B0A733</text:p>
          </table:table-cell>
          <table:table-cell table:style-name="ce1" table:formula="of:=CONCATENATE([.E11];MID([.A198];3;2);DEC2HEX((HEX2DEC(MID([.A198];5;2))-1+256*((HEX2DEC(MID([.A198];5;2))-1)&lt;0));2);MID([.A198];7;2))" office:value-type="string" office:string-value="08C3BEAA">
            <text:p>08C3BEAA</text:p>
          </table:table-cell>
          <table:table-cell table:style-name="ce6" table:formula="of:=CONCATENATE([.E11];MID([.A199];3;2);DEC2HEX((HEX2DEC(MID([.A199];5;2))-1+256*((HEX2DEC(MID([.A199];5;2))-1)&lt;0));2);MID([.A199];7;2))" office:value-type="string" office:string-value="0867DADD">
            <text:p>0867DADD</text:p>
          </table:table-cell>
          <table:table-cell/>
          <table:table-cell table:style-name="ce1" table:formula="of:=CONCATENATE([.E11];MID([.A144];3;2);DEC2HEX((HEX2DEC(MID([.A144];5;2))-3+256*((HEX2DEC(MID([.A144];5;2))-3)&lt;0));2);MID([.A144];7;2))" office:value-type="string" office:string-value="0861AE88">
            <text:p>0861AE88</text:p>
          </table:table-cell>
          <table:table-cell table:style-name="ce1" table:formula="of:=CONCATENATE([.E11];MID([.A145];3;2);DEC2HEX((HEX2DEC(MID([.A145];5;2))-3+256*((HEX2DEC(MID([.A145];5;2))-3)&lt;0));2);MID([.A145];7;2))" office:value-type="string" office:string-value="0805CABB">
            <text:p>0805CABB</text:p>
          </table:table-cell>
          <table:table-cell table:style-name="ce1" table:formula="of:=CONCATENATE([.E11];MID([.A238];3;2);DEC2HEX((HEX2DEC(MID([.A238];5;2))-2+256*((HEX2DEC(MID([.A238];5;2))-2)&lt;0));2);MID([.A238];7;2))" office:value-type="string" office:string-value="084BEF22">
            <text:p>084BEF22</text:p>
          </table:table-cell>
          <table:table-cell table:style-name="ce1" table:formula="of:=CONCATENATE([.E11];MID([.A239];3;2);DEC2HEX((HEX2DEC(MID([.A239];5;2))-2+256*((HEX2DEC(MID([.A239];5;2))-2)&lt;0));2);MID([.A239];7;2))" office:value-type="string" office:string-value="08EF0B55">
            <text:p>08EF0B55</text:p>
          </table:table-cell>
          <table:table-cell table:formula="of:=CONCATENATE([.E11];MID([.A236];3;2);DEC2HEX((HEX2DEC(MID([.A236];5;2))-2+256*((HEX2DEC(MID([.A236];5;2))-2)&lt;0));2);MID([.A236];7;2))" office:value-type="string" office:string-value="08F2B7CC">
            <text:p>08F2B7CC</text:p>
          </table:table-cell>
          <table:table-cell table:style-name="ce1" table:formula="of:=CONCATENATE([.E11];MID([.A237];3;2);DEC2HEX((HEX2DEC(MID([.A237];5;2))-2+256*((HEX2DEC(MID([.A237];5;2))-2)&lt;0));2);MID([.A237];7;2))" office:value-type="string" office:string-value="0896D3FF">
            <text:p>0896D3FF</text:p>
          </table:table-cell>
          <table:table-cell table:style-name="ce1" table:formula="of:=CONCATENATE([.E11];MID([.A234];3;2);DEC2HEX((HEX2DEC(MID([.A234];5;2))-2+256*((HEX2DEC(MID([.A234];5;2))-2)&lt;0));2);MID([.A234];7;2))" office:value-type="string" office:string-value="08BAEA66">
            <text:p>08BAEA66</text:p>
          </table:table-cell>
          <table:table-cell table:style-name="ce1" table:formula="of:=CONCATENATE([.E11];MID([.A235];3;2);DEC2HEX((HEX2DEC(MID([.A235];5;2))-2+256*((HEX2DEC(MID([.A235];5;2))-2)&lt;0));2);MID([.A235];7;2))" office:value-type="string" office:string-value="085E0699">
            <text:p>085E0699</text:p>
          </table:table-cell>
          <table:table-cell table:style-name="ce1" table:formula="of:=CONCATENATE([.E11];MID([.A232];3;2);DEC2HEX((HEX2DEC(MID([.A232];5;2))-2+256*((HEX2DEC(MID([.A232];5;2))-2)&lt;0));2);MID([.A232];7;2))" office:value-type="string" office:string-value="0872B200">
            <text:p>0872B200</text:p>
          </table:table-cell>
          <table:table-cell table:style-name="ce1" table:formula="of:=CONCATENATE([.E11];MID([.A233];3;2);DEC2HEX((HEX2DEC(MID([.A233];5;2))-2+256*((HEX2DEC(MID([.A233];5;2))-2)&lt;0));2);MID([.A233];7;2))" office:value-type="string" office:string-value="0816CE33">
            <text:p>0816CE33</text:p>
          </table:table-cell>
          <table:table-cell/>
          <table:table-cell table:style-name="ce1" table:formula="of:=MID([.A11];3;2)" office:value-type="string" office:string-value="B4">
            <text:p>B4</text:p>
          </table:table-cell>
          <table:table-cell table:style-name="ce1" table:formula="of:=MID([.A11];5;2)" office:value-type="string" office:string-value="C6">
            <text:p>C6</text:p>
          </table:table-cell>
          <table:table-cell table:formula="of:=IF((HEX2DEC([.Y11])-HEX2DEC([.Y10]))&gt;0;HEX2DEC([.Y11])-HEX2DEC([.Y10]);HEX2DEC([.Y11])-HEX2DEC([.Y10])+256)" office:value-type="float" office:value="164">
            <text:p>164</text:p>
          </table:table-cell>
          <table:table-cell table:formula="of:=IF((HEX2DEC([.Z11])-HEX2DEC([.Z10]))&gt;0;HEX2DEC([.Z11])-HEX2DEC([.Z10]);HEX2DEC([.Z11])-HEX2DEC([.Z10])+256)" office:value-type="float" office:value="28">
            <text:p>28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40</text:p>
          </table:table-cell>
          <table:table-cell table:formula="of:=HEX2DEC([.AF11])-HEX2DEC([.AF10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958E2CC</text:p>
          </table:table-cell>
          <table:table-cell office:value-type="string">
            <text:p>097CF933</text:p>
          </table:table-cell>
          <table:table-cell table:style-name="ce2"/>
          <table:table-cell table:style-name="ce1"/>
          <table:table-cell table:formula="of:=DEC2HEX((HEX2DEC([.E13])-1);2)" office:value-type="string" office:string-value="09">
            <text:p>09</text:p>
          </table:table-cell>
          <table:table-cell table:style-name="ce1" table:formula="of:=CONCATENATE([.E12];MID([.A206];3;2);DEC2HEX((HEX2DEC(MID([.A206];5;2))-1+256*((HEX2DEC(MID([.A206];5;2))-1)&lt;0));2);MID([.A206];7;2))" office:value-type="string" office:string-value="09E5C822">
            <text:p>09E5C822</text:p>
          </table:table-cell>
          <table:table-cell table:style-name="ce1" table:formula="of:=CONCATENATE([.E12];MID([.A203];3;2);DEC2HEX((HEX2DEC(MID([.A203];5;2))-1+256*((HEX2DEC(MID([.A203];5;2))-1)&lt;0));2);MID([.A203];7;2))" office:value-type="string" office:string-value="09F8DF99">
            <text:p>09F8DF99</text:p>
          </table:table-cell>
          <table:table-cell table:style-name="ce1" table:formula="of:=CONCATENATE([.E12];MID([.A204];3;2);DEC2HEX((HEX2DEC(MID([.A204];5;2))-1+256*((HEX2DEC(MID([.A204];5;2))-1)&lt;0));2);MID([.A204];7;2))" office:value-type="string" office:string-value="099CFBCC">
            <text:p>099CFBCC</text:p>
          </table:table-cell>
          <table:table-cell table:style-name="ce1" table:formula="of:=CONCATENATE([.E12];MID([.A201];3;2);DEC2HEX((HEX2DEC(MID([.A201];5;2))-1+256*((HEX2DEC(MID([.A201];5;2))-1)&lt;0));2);MID([.A201];7;2))" office:value-type="string" office:string-value="09B0A733">
            <text:p>09B0A733</text:p>
          </table:table-cell>
          <table:table-cell table:style-name="ce1" table:formula="of:=CONCATENATE([.E12];MID([.A202];3;2);DEC2HEX((HEX2DEC(MID([.A202];5;2))-1+256*((HEX2DEC(MID([.A202];5;2))-1)&lt;0));2);MID([.A202];7;2))" office:value-type="string" office:string-value="0954C366">
            <text:p>0954C366</text:p>
          </table:table-cell>
          <table:table-cell table:style-name="ce1" table:formula="of:=CONCATENATE([.E12];MID([.A199];3;2);DEC2HEX((HEX2DEC(MID([.A199];5;2))-1+256*((HEX2DEC(MID([.A199];5;2))-1)&lt;0));2);MID([.A199];7;2))" office:value-type="string" office:string-value="0967DADD">
            <text:p>0967DADD</text:p>
          </table:table-cell>
          <table:table-cell table:style-name="ce6" table:formula="of:=CONCATENATE([.E12];MID([.A200];3;2);DEC2HEX((HEX2DEC(MID([.A200];5;2))-1+256*((HEX2DEC(MID([.A200];5;2))-1)&lt;0));2);MID([.A200];7;2))" office:value-type="string" office:string-value="091CF600">
            <text:p>091CF600</text:p>
          </table:table-cell>
          <table:table-cell/>
          <table:table-cell table:style-name="ce1" table:formula="of:=CONCATENATE([.E12];MID([.A145];3;2);DEC2HEX((HEX2DEC(MID([.A145];5;2))-3+256*((HEX2DEC(MID([.A145];5;2))-3)&lt;0));2);MID([.A145];7;2))" office:value-type="string" office:string-value="0905CABB">
            <text:p>0905CABB</text:p>
          </table:table-cell>
          <table:table-cell table:style-name="ce1" table:formula="of:=CONCATENATE([.E12];MID([.A146];3;2);DEC2HEX((HEX2DEC(MID([.A146];5;2))-3+256*((HEX2DEC(MID([.A146];5;2))-3)&lt;0));2);MID([.A146];7;2))" office:value-type="string" office:string-value="09A9E6EE">
            <text:p>09A9E6EE</text:p>
          </table:table-cell>
          <table:table-cell table:style-name="ce1" table:formula="of:=CONCATENATE([.E12];MID([.A239];3;2);DEC2HEX((HEX2DEC(MID([.A239];5;2))-2+256*((HEX2DEC(MID([.A239];5;2))-2)&lt;0));2);MID([.A239];7;2))" office:value-type="string" office:string-value="09EF0B55">
            <text:p>09EF0B55</text:p>
          </table:table-cell>
          <table:table-cell table:style-name="ce1" table:formula="of:=CONCATENATE([.E12];MID([.A240];3;2);DEC2HEX((HEX2DEC(MID([.A240];5;2))-2+256*((HEX2DEC(MID([.A240];5;2))-2)&lt;0));2);MID([.A240];7;2))" office:value-type="string" office:string-value="0983BC88">
            <text:p>0983BC88</text:p>
          </table:table-cell>
          <table:table-cell table:formula="of:=CONCATENATE([.E12];MID([.A237];3;2);DEC2HEX((HEX2DEC(MID([.A237];5;2))-2+256*((HEX2DEC(MID([.A237];5;2))-2)&lt;0));2);MID([.A237];7;2))" office:value-type="string" office:string-value="0996D3FF">
            <text:p>0996D3FF</text:p>
          </table:table-cell>
          <table:table-cell table:style-name="ce1" table:formula="of:=CONCATENATE([.E12];MID([.A238];3;2);DEC2HEX((HEX2DEC(MID([.A238];5;2))-2+256*((HEX2DEC(MID([.A238];5;2))-2)&lt;0));2);MID([.A238];7;2))" office:value-type="string" office:string-value="094BEF22">
            <text:p>094BEF22</text:p>
          </table:table-cell>
          <table:table-cell table:style-name="ce1" table:formula="of:=CONCATENATE([.E12];MID([.A235];3;2);DEC2HEX((HEX2DEC(MID([.A235];5;2))-2+256*((HEX2DEC(MID([.A235];5;2))-2)&lt;0));2);MID([.A235];7;2))" office:value-type="string" office:string-value="095E0699">
            <text:p>095E0699</text:p>
          </table:table-cell>
          <table:table-cell table:style-name="ce1" table:formula="of:=CONCATENATE([.E12];MID([.A236];3;2);DEC2HEX((HEX2DEC(MID([.A236];5;2))-2+256*((HEX2DEC(MID([.A236];5;2))-2)&lt;0));2);MID([.A236];7;2))" office:value-type="string" office:string-value="09F2B7CC">
            <text:p>09F2B7CC</text:p>
          </table:table-cell>
          <table:table-cell table:style-name="ce1" table:formula="of:=CONCATENATE([.E12];MID([.A233];3;2);DEC2HEX((HEX2DEC(MID([.A233];5;2))-2+256*((HEX2DEC(MID([.A233];5;2))-2)&lt;0));2);MID([.A233];7;2))" office:value-type="string" office:string-value="0916CE33">
            <text:p>0916CE33</text:p>
          </table:table-cell>
          <table:table-cell table:style-name="ce1" table:formula="of:=CONCATENATE([.E12];MID([.A234];3;2);DEC2HEX((HEX2DEC(MID([.A234];5;2))-2+256*((HEX2DEC(MID([.A234];5;2))-2)&lt;0));2);MID([.A234];7;2))" office:value-type="string" office:string-value="09BAEA66">
            <text:p>09BAEA66</text:p>
          </table:table-cell>
          <table:table-cell/>
          <table:table-cell table:style-name="ce1" table:formula="of:=MID([.A12];3;2)" office:value-type="string" office:string-value="58">
            <text:p>58</text:p>
          </table:table-cell>
          <table:table-cell table:style-name="ce1" table:formula="of:=MID([.A12];5;2)" office:value-type="string" office:string-value="E2">
            <text:p>E2</text:p>
          </table:table-cell>
          <table:table-cell table:formula="of:=IF((HEX2DEC([.Y12])-HEX2DEC([.Y11]))&gt;0;HEX2DEC([.Y12])-HEX2DEC([.Y11]);HEX2DEC([.Y12])-HEX2DEC([.Y11])+256)" office:value-type="float" office:value="164">
            <text:p>164</text:p>
          </table:table-cell>
          <table:table-cell table:formula="of:=IF((HEX2DEC([.Z12])-HEX2DEC([.Z11]))&gt;0;HEX2DEC([.Z12])-HEX2DEC([.Z11]);HEX2DEC([.Z12])-HEX2DEC([.Z11])+256)" office:value-type="float" office:value="28">
            <text:p>28</text:p>
          </table:table-cell>
          <table:table-cell table:number-columns-repeated="2"/>
          <table:table-cell office:value-type="string">
            <text:p>G</text:p>
          </table:table-cell>
          <table:table-cell office:value-type="string">
            <text:p>43</text:p>
          </table:table-cell>
          <table:table-cell table:formula="of:=HEX2DEC([.AF12])-HEX2DEC([.AF11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AFCFEFF</text:p>
          </table:table-cell>
          <table:table-cell office:value-type="string">
            <text:p>0A10AA66</text:p>
          </table:table-cell>
          <table:table-cell table:number-columns-repeated="2"/>
          <table:table-cell table:formula="of:=DEC2HEX((HEX2DEC([.E14])-1);2)" office:value-type="string" office:string-value="0A">
            <text:p>0A</text:p>
          </table:table-cell>
          <table:table-cell table:style-name="ce1" table:formula="of:=CONCATENATE([.E13];MID([.A207];3;2);DEC2HEX((HEX2DEC(MID([.A207];5;2))-1+256*((HEX2DEC(MID([.A207];5;2))-1)&lt;0));2);MID([.A207];7;2))" office:value-type="string" office:string-value="0A89E455">
            <text:p>0A89E455</text:p>
          </table:table-cell>
          <table:table-cell table:style-name="ce1" table:formula="of:=CONCATENATE([.E13];MID([.A204];3;2);DEC2HEX((HEX2DEC(MID([.A204];5;2))-1+256*((HEX2DEC(MID([.A204];5;2))-1)&lt;0));2);MID([.A204];7;2))" office:value-type="string" office:string-value="0A9CFBCC">
            <text:p>0A9CFBCC</text:p>
          </table:table-cell>
          <table:table-cell table:style-name="ce1" table:formula="of:=CONCATENATE([.E13];MID([.A205];3;2);DEC2HEX((HEX2DEC(MID([.A205];5;2))-1+256*((HEX2DEC(MID([.A205];5;2))-1)&lt;0));2);MID([.A205];7;2))" office:value-type="string" office:string-value="0A30ACFF">
            <text:p>0A30ACFF</text:p>
          </table:table-cell>
          <table:table-cell table:style-name="ce1" table:formula="of:=CONCATENATE([.E13];MID([.A202];3;2);DEC2HEX((HEX2DEC(MID([.A202];5;2))-1+256*((HEX2DEC(MID([.A202];5;2))-1)&lt;0));2);MID([.A202];7;2))" office:value-type="string" office:string-value="0A54C366">
            <text:p>0A54C366</text:p>
          </table:table-cell>
          <table:table-cell table:style-name="ce1" table:formula="of:=CONCATENATE([.E13];MID([.A203];3;2);DEC2HEX((HEX2DEC(MID([.A203];5;2))-1+256*((HEX2DEC(MID([.A203];5;2))-1)&lt;0));2);MID([.A203];7;2))" office:value-type="string" office:string-value="0AF8DF99">
            <text:p>0AF8DF99</text:p>
          </table:table-cell>
          <table:table-cell table:style-name="ce1" table:formula="of:=CONCATENATE([.E13];MID([.A200];3;2);DEC2HEX((HEX2DEC(MID([.A200];5;2))-1+256*((HEX2DEC(MID([.A200];5;2))-1)&lt;0));2);MID([.A200];7;2))" office:value-type="string" office:string-value="0A1CF600">
            <text:p>0A1CF600</text:p>
          </table:table-cell>
          <table:table-cell table:style-name="ce6" table:formula="of:=CONCATENATE([.E13];MID([.A201];3;2);DEC2HEX((HEX2DEC(MID([.A201];5;2))-1+256*((HEX2DEC(MID([.A201];5;2))-1)&lt;0));2);MID([.A201];7;2))" office:value-type="string" office:string-value="0AB0A733">
            <text:p>0AB0A733</text:p>
          </table:table-cell>
          <table:table-cell/>
          <table:table-cell table:style-name="ce1" table:formula="of:=CONCATENATE([.E13];MID([.A146];3;2);DEC2HEX((HEX2DEC(MID([.A146];5;2))-3+256*((HEX2DEC(MID([.A146];5;2))-3)&lt;0));2);MID([.A146];7;2))" office:value-type="string" office:string-value="0AA9E6EE">
            <text:p>0AA9E6EE</text:p>
          </table:table-cell>
          <table:table-cell table:style-name="ce1" table:formula="of:=CONCATENATE([.E13];MID([.A147];3;2);DEC2HEX((HEX2DEC(MID([.A147];5;2))-3+256*((HEX2DEC(MID([.A147];5;2))-3)&lt;0));2);MID([.A147];7;2))" office:value-type="string" office:string-value="0A5E4E21">
            <text:p>0A5E4E21</text:p>
          </table:table-cell>
          <table:table-cell table:style-name="ce1" table:formula="of:=CONCATENATE([.E13];MID([.A240];3;2);DEC2HEX((HEX2DEC(MID([.A240];5;2))-2+256*((HEX2DEC(MID([.A240];5;2))-2)&lt;0));2);MID([.A240];7;2))" office:value-type="string" office:string-value="0A83BC88">
            <text:p>0A83BC88</text:p>
          </table:table-cell>
          <table:table-cell table:style-name="ce1" table:formula="of:=CONCATENATE([.E13];MID([.A241];3;2);DEC2HEX((HEX2DEC(MID([.A241];5;2))-2+256*((HEX2DEC(MID([.A241];5;2))-2)&lt;0));2);MID([.A241];7;2))" office:value-type="string" office:string-value="0A27D8BB">
            <text:p>0A27D8BB</text:p>
          </table:table-cell>
          <table:table-cell table:formula="of:=CONCATENATE([.E13];MID([.A238];3;2);DEC2HEX((HEX2DEC(MID([.A238];5;2))-2+256*((HEX2DEC(MID([.A238];5;2))-2)&lt;0));2);MID([.A238];7;2))" office:value-type="string" office:string-value="0A4BEF22">
            <text:p>0A4BEF22</text:p>
          </table:table-cell>
          <table:table-cell table:style-name="ce1" table:formula="of:=CONCATENATE([.E13];MID([.A239];3;2);DEC2HEX((HEX2DEC(MID([.A239];5;2))-2+256*((HEX2DEC(MID([.A239];5;2))-2)&lt;0));2);MID([.A239];7;2))" office:value-type="string" office:string-value="0AEF0B55">
            <text:p>0AEF0B55</text:p>
          </table:table-cell>
          <table:table-cell table:style-name="ce1" table:formula="of:=CONCATENATE([.E13];MID([.A236];3;2);DEC2HEX((HEX2DEC(MID([.A236];5;2))-2+256*((HEX2DEC(MID([.A236];5;2))-2)&lt;0));2);MID([.A236];7;2))" office:value-type="string" office:string-value="0AF2B7CC">
            <text:p>0AF2B7CC</text:p>
          </table:table-cell>
          <table:table-cell table:style-name="ce1" table:formula="of:=CONCATENATE([.E13];MID([.A237];3;2);DEC2HEX((HEX2DEC(MID([.A237];5;2))-2+256*((HEX2DEC(MID([.A237];5;2))-2)&lt;0));2);MID([.A237];7;2))" office:value-type="string" office:string-value="0A96D3FF">
            <text:p>0A96D3FF</text:p>
          </table:table-cell>
          <table:table-cell table:style-name="ce1" table:formula="of:=CONCATENATE([.E13];MID([.A234];3;2);DEC2HEX((HEX2DEC(MID([.A234];5;2))-2+256*((HEX2DEC(MID([.A234];5;2))-2)&lt;0));2);MID([.A234];7;2))" office:value-type="string" office:string-value="0ABAEA66">
            <text:p>0ABAEA66</text:p>
          </table:table-cell>
          <table:table-cell table:style-name="ce1" table:formula="of:=CONCATENATE([.E13];MID([.A235];3;2);DEC2HEX((HEX2DEC(MID([.A235];5;2))-2+256*((HEX2DEC(MID([.A235];5;2))-2)&lt;0));2);MID([.A235];7;2))" office:value-type="string" office:string-value="0A5E0699">
            <text:p>0A5E0699</text:p>
          </table:table-cell>
          <table:table-cell/>
          <table:table-cell table:style-name="ce1" table:formula="of:=MID([.A13];3;2)" office:value-type="string" office:string-value="FC">
            <text:p>FC</text:p>
          </table:table-cell>
          <table:table-cell table:style-name="ce1" table:formula="of:=MID([.A13];5;2)" office:value-type="string" office:string-value="FE">
            <text:p>FE</text:p>
          </table:table-cell>
          <table:table-cell table:formula="of:=IF((HEX2DEC([.Y13])-HEX2DEC([.Y12]))&gt;0;HEX2DEC([.Y13])-HEX2DEC([.Y12]);HEX2DEC([.Y13])-HEX2DEC([.Y12])+256)" office:value-type="float" office:value="164">
            <text:p>164</text:p>
          </table:table-cell>
          <table:table-cell table:formula="of:=IF((HEX2DEC([.Z13])-HEX2DEC([.Z12]))&gt;0;HEX2DEC([.Z13])-HEX2DEC([.Z12]);HEX2DEC([.Z13])-HEX2DEC([.Z12])+256)" office:value-type="float" office:value="28">
            <text:p>28</text:p>
          </table:table-cell>
          <table:table-cell table:number-columns-repeated="2"/>
          <table:table-cell office:value-type="string">
            <text:p>H</text:p>
          </table:table-cell>
          <table:table-cell office:value-type="string">
            <text:p>42</text:p>
          </table:table-cell>
          <table:table-cell table:formula="of:=HEX2DEC([.AF13])-HEX2DEC([.AF12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BA1AF22</text:p>
          </table:table-cell>
          <table:table-cell office:value-type="string">
            <text:p>0BB4C699</text:p>
          </table:table-cell>
          <table:table-cell table:number-columns-repeated="2"/>
          <table:table-cell table:formula="of:=DEC2HEX((HEX2DEC([.E15])-1);2)" office:value-type="string" office:string-value="0B">
            <text:p>0B</text:p>
          </table:table-cell>
          <table:table-cell table:style-name="ce1" table:formula="of:=CONCATENATE([.E14];MID([.A208];3;2);DEC2HEX((HEX2DEC(MID([.A208];5;2))-1+256*((HEX2DEC(MID([.A208];5;2))-1)&lt;0));2);MID([.A208];7;2))" office:value-type="string" office:string-value="0B2D0088">
            <text:p>0B2D0088</text:p>
          </table:table-cell>
          <table:table-cell table:style-name="ce1" table:formula="of:=CONCATENATE([.E14];MID([.A205];3;2);DEC2HEX((HEX2DEC(MID([.A205];5;2))-1+256*((HEX2DEC(MID([.A205];5;2))-1)&lt;0));2);MID([.A205];7;2))" office:value-type="string" office:string-value="0B30ACFF">
            <text:p>0B30ACFF</text:p>
          </table:table-cell>
          <table:table-cell table:style-name="ce1" table:formula="of:=CONCATENATE([.E14];MID([.A206];3;2);DEC2HEX((HEX2DEC(MID([.A206];5;2))-1+256*((HEX2DEC(MID([.A206];5;2))-1)&lt;0));2);MID([.A206];7;2))" office:value-type="string" office:string-value="0BE5C822">
            <text:p>0BE5C822</text:p>
          </table:table-cell>
          <table:table-cell table:style-name="ce1" table:formula="of:=CONCATENATE([.E14];MID([.A203];3;2);DEC2HEX((HEX2DEC(MID([.A203];5;2))-1+256*((HEX2DEC(MID([.A203];5;2))-1)&lt;0));2);MID([.A203];7;2))" office:value-type="string" office:string-value="0BF8DF99">
            <text:p>0BF8DF99</text:p>
          </table:table-cell>
          <table:table-cell table:style-name="ce1" table:formula="of:=CONCATENATE([.E14];MID([.A204];3;2);DEC2HEX((HEX2DEC(MID([.A204];5;2))-1+256*((HEX2DEC(MID([.A204];5;2))-1)&lt;0));2);MID([.A204];7;2))" office:value-type="string" office:string-value="0B9CFBCC">
            <text:p>0B9CFBCC</text:p>
          </table:table-cell>
          <table:table-cell table:style-name="ce1" table:formula="of:=CONCATENATE([.E14];MID([.A201];3;2);DEC2HEX((HEX2DEC(MID([.A201];5;2))-1+256*((HEX2DEC(MID([.A201];5;2))-1)&lt;0));2);MID([.A201];7;2))" office:value-type="string" office:string-value="0BB0A733">
            <text:p>0BB0A733</text:p>
          </table:table-cell>
          <table:table-cell table:style-name="ce6" table:formula="of:=CONCATENATE([.E14];MID([.A202];3;2);DEC2HEX((HEX2DEC(MID([.A202];5;2))-1+256*((HEX2DEC(MID([.A202];5;2))-1)&lt;0));2);MID([.A202];7;2))" office:value-type="string" office:string-value="0B54C366">
            <text:p>0B54C366</text:p>
          </table:table-cell>
          <table:table-cell/>
          <table:table-cell table:style-name="ce1" table:formula="of:=CONCATENATE([.E14];MID([.A147];3;2);DEC2HEX((HEX2DEC(MID([.A147];5;2))-3+256*((HEX2DEC(MID([.A147];5;2))-3)&lt;0));2);MID([.A147];7;2))" office:value-type="string" office:string-value="0B5E4E21">
            <text:p>0B5E4E21</text:p>
          </table:table-cell>
          <table:table-cell table:style-name="ce1" table:formula="of:=CONCATENATE([.E14];MID([.A148];3;2);DEC2HEX((HEX2DEC(MID([.A148];5;2))-3+256*((HEX2DEC(MID([.A148];5;2))-3)&lt;0));2);MID([.A148];7;2))" office:value-type="string" office:string-value="0BF2B344">
            <text:p>0BF2B344</text:p>
          </table:table-cell>
          <table:table-cell table:style-name="ce1" table:formula="of:=CONCATENATE([.E14];MID([.A241];3;2);DEC2HEX((HEX2DEC(MID([.A241];5;2))-2+256*((HEX2DEC(MID([.A241];5;2))-2)&lt;0));2);MID([.A241];7;2))" office:value-type="string" office:string-value="0B27D8BB">
            <text:p>0B27D8BB</text:p>
          </table:table-cell>
          <table:table-cell table:style-name="ce1" table:formula="of:=CONCATENATE([.E14];MID([.A242];3;2);DEC2HEX((HEX2DEC(MID([.A242];5;2))-2+256*((HEX2DEC(MID([.A242];5;2))-2)&lt;0));2);MID([.A242];7;2))" office:value-type="string" office:string-value="0BCBF4EE">
            <text:p>0BCBF4EE</text:p>
          </table:table-cell>
          <table:table-cell table:formula="of:=CONCATENATE([.E14];MID([.A239];3;2);DEC2HEX((HEX2DEC(MID([.A239];5;2))-2+256*((HEX2DEC(MID([.A239];5;2))-2)&lt;0));2);MID([.A239];7;2))" office:value-type="string" office:string-value="0BEF0B55">
            <text:p>0BEF0B55</text:p>
          </table:table-cell>
          <table:table-cell table:style-name="ce1" table:formula="of:=CONCATENATE([.E14];MID([.A240];3;2);DEC2HEX((HEX2DEC(MID([.A240];5;2))-2+256*((HEX2DEC(MID([.A240];5;2))-2)&lt;0));2);MID([.A240];7;2))" office:value-type="string" office:string-value="0B83BC88">
            <text:p>0B83BC88</text:p>
          </table:table-cell>
          <table:table-cell table:style-name="ce1" table:formula="of:=CONCATENATE([.E14];MID([.A237];3;2);DEC2HEX((HEX2DEC(MID([.A237];5;2))-2+256*((HEX2DEC(MID([.A237];5;2))-2)&lt;0));2);MID([.A237];7;2))" office:value-type="string" office:string-value="0B96D3FF">
            <text:p>0B96D3FF</text:p>
          </table:table-cell>
          <table:table-cell table:style-name="ce1" table:formula="of:=CONCATENATE([.E14];MID([.A238];3;2);DEC2HEX((HEX2DEC(MID([.A238];5;2))-2+256*((HEX2DEC(MID([.A238];5;2))-2)&lt;0));2);MID([.A238];7;2))" office:value-type="string" office:string-value="0B4BEF22">
            <text:p>0B4BEF22</text:p>
          </table:table-cell>
          <table:table-cell table:style-name="ce1" table:formula="of:=CONCATENATE([.E14];MID([.A235];3;2);DEC2HEX((HEX2DEC(MID([.A235];5;2))-2+256*((HEX2DEC(MID([.A235];5;2))-2)&lt;0));2);MID([.A235];7;2))" office:value-type="string" office:string-value="0B5E0699">
            <text:p>0B5E0699</text:p>
          </table:table-cell>
          <table:table-cell table:style-name="ce1" table:formula="of:=CONCATENATE([.E14];MID([.A236];3;2);DEC2HEX((HEX2DEC(MID([.A236];5;2))-2+256*((HEX2DEC(MID([.A236];5;2))-2)&lt;0));2);MID([.A236];7;2))" office:value-type="string" office:string-value="0BF2B7CC">
            <text:p>0BF2B7CC</text:p>
          </table:table-cell>
          <table:table-cell/>
          <table:table-cell table:style-name="ce1" table:formula="of:=MID([.A14];3;2)" office:value-type="string" office:string-value="A1">
            <text:p>A1</text:p>
          </table:table-cell>
          <table:table-cell table:style-name="ce1" table:formula="of:=MID([.A14];5;2)" office:value-type="string" office:string-value="AF">
            <text:p>AF</text:p>
          </table:table-cell>
          <table:table-cell table:formula="of:=IF((HEX2DEC([.Y14])-HEX2DEC([.Y13]))&gt;0;HEX2DEC([.Y14])-HEX2DEC([.Y13]);HEX2DEC([.Y14])-HEX2DEC([.Y13])+256)" office:value-type="float" office:value="165">
            <text:p>165</text:p>
          </table:table-cell>
          <table:table-cell table:formula="of:=IF((HEX2DEC([.Z14])-HEX2DEC([.Z13]))&gt;0;HEX2DEC([.Z14])-HEX2DEC([.Z13]);HEX2DEC([.Z14])-HEX2DEC([.Z13])+256)" office:value-type="float" office:value="177">
            <text:p>177</text:p>
          </table:table-cell>
          <table:table-cell table:number-columns-repeated="2"/>
          <table:table-cell office:value-type="string">
            <text:p>I</text:p>
          </table:table-cell>
          <table:table-cell office:value-type="string">
            <text:p>45</text:p>
          </table:table-cell>
          <table:table-cell table:formula="of:=HEX2DEC([.AF14])-HEX2DEC([.AF13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C45CB55</text:p>
          </table:table-cell>
          <table:table-cell office:value-type="string">
            <text:p>0C58E2CC</text:p>
          </table:table-cell>
          <table:table-cell table:number-columns-repeated="2"/>
          <table:table-cell table:formula="of:=DEC2HEX((HEX2DEC([.E16])-1);2)" office:value-type="string" office:string-value="0C">
            <text:p>0C</text:p>
          </table:table-cell>
          <table:table-cell table:style-name="ce1" table:formula="of:=CONCATENATE([.E15];MID([.A209];3;2);DEC2HEX((HEX2DEC(MID([.A209];5;2))-1+256*((HEX2DEC(MID([.A209];5;2))-1)&lt;0));2);MID([.A209];7;2))" office:value-type="string" office:string-value="0CC1B1BB">
            <text:p>0CC1B1BB</text:p>
          </table:table-cell>
          <table:table-cell table:style-name="ce1" table:formula="of:=CONCATENATE([.E15];MID([.A206];3;2);DEC2HEX((HEX2DEC(MID([.A206];5;2))-1+256*((HEX2DEC(MID([.A206];5;2))-1)&lt;0));2);MID([.A206];7;2))" office:value-type="string" office:string-value="0CE5C822">
            <text:p>0CE5C822</text:p>
          </table:table-cell>
          <table:table-cell table:style-name="ce1" table:formula="of:=CONCATENATE([.E15];MID([.A207];3;2);DEC2HEX((HEX2DEC(MID([.A207];5;2))-1+256*((HEX2DEC(MID([.A207];5;2))-1)&lt;0));2);MID([.A207];7;2))" office:value-type="string" office:string-value="0C89E455">
            <text:p>0C89E455</text:p>
          </table:table-cell>
          <table:table-cell table:style-name="ce1" table:formula="of:=CONCATENATE([.E15];MID([.A204];3;2);DEC2HEX((HEX2DEC(MID([.A204];5;2))-1+256*((HEX2DEC(MID([.A204];5;2))-1)&lt;0));2);MID([.A204];7;2))" office:value-type="string" office:string-value="0C9CFBCC">
            <text:p>0C9CFBCC</text:p>
          </table:table-cell>
          <table:table-cell table:style-name="ce1" table:formula="of:=CONCATENATE([.E15];MID([.A205];3;2);DEC2HEX((HEX2DEC(MID([.A205];5;2))-1+256*((HEX2DEC(MID([.A205];5;2))-1)&lt;0));2);MID([.A205];7;2))" office:value-type="string" office:string-value="0C30ACFF">
            <text:p>0C30ACFF</text:p>
          </table:table-cell>
          <table:table-cell table:style-name="ce1" table:formula="of:=CONCATENATE([.E15];MID([.A202];3;2);DEC2HEX((HEX2DEC(MID([.A202];5;2))-1+256*((HEX2DEC(MID([.A202];5;2))-1)&lt;0));2);MID([.A202];7;2))" office:value-type="string" office:string-value="0C54C366">
            <text:p>0C54C366</text:p>
          </table:table-cell>
          <table:table-cell table:style-name="ce6" table:formula="of:=CONCATENATE([.E15];MID([.A203];3;2);DEC2HEX((HEX2DEC(MID([.A203];5;2))-1+256*((HEX2DEC(MID([.A203];5;2))-1)&lt;0));2);MID([.A203];7;2))" office:value-type="string" office:string-value="0CF8DF99">
            <text:p>0CF8DF99</text:p>
          </table:table-cell>
          <table:table-cell/>
          <table:table-cell table:style-name="ce1" table:formula="of:=CONCATENATE([.E15];MID([.A148];3;2);DEC2HEX((HEX2DEC(MID([.A148];5;2))-3+256*((HEX2DEC(MID([.A148];5;2))-3)&lt;0));2);MID([.A148];7;2))" office:value-type="string" office:string-value="0CF2B344">
            <text:p>0CF2B344</text:p>
          </table:table-cell>
          <table:table-cell table:style-name="ce1" table:formula="of:=CONCATENATE([.E15];MID([.A149];3;2);DEC2HEX((HEX2DEC(MID([.A149];5;2))-3+256*((HEX2DEC(MID([.A149];5;2))-3)&lt;0));2);MID([.A149];7;2))" office:value-type="string" office:string-value="0C96CF77">
            <text:p>0C96CF77</text:p>
          </table:table-cell>
          <table:table-cell table:style-name="ce1" table:formula="of:=CONCATENATE([.E15];MID([.A242];3;2);DEC2HEX((HEX2DEC(MID([.A242];5;2))-2+256*((HEX2DEC(MID([.A242];5;2))-2)&lt;0));2);MID([.A242];7;2))" office:value-type="string" office:string-value="0CCBF4EE">
            <text:p>0CCBF4EE</text:p>
          </table:table-cell>
          <table:table-cell table:style-name="ce1" table:formula="of:=CONCATENATE([.E15];MID([.A243];3;2);DEC2HEX((HEX2DEC(MID([.A243];5;2))-2+256*((HEX2DEC(MID([.A243];5;2))-2)&lt;0));2);MID([.A243];7;2))" office:value-type="string" office:string-value="0C70A511">
            <text:p>0C70A511</text:p>
          </table:table-cell>
          <table:table-cell table:formula="of:=CONCATENATE([.E15];MID([.A240];3;2);DEC2HEX((HEX2DEC(MID([.A240];5;2))-2+256*((HEX2DEC(MID([.A240];5;2))-2)&lt;0));2);MID([.A240];7;2))" office:value-type="string" office:string-value="0C83BC88">
            <text:p>0C83BC88</text:p>
          </table:table-cell>
          <table:table-cell table:style-name="ce1" table:formula="of:=CONCATENATE([.E15];MID([.A241];3;2);DEC2HEX((HEX2DEC(MID([.A241];5;2))-2+256*((HEX2DEC(MID([.A241];5;2))-2)&lt;0));2);MID([.A241];7;2))" office:value-type="string" office:string-value="0C27D8BB">
            <text:p>0C27D8BB</text:p>
          </table:table-cell>
          <table:table-cell table:style-name="ce1" table:formula="of:=CONCATENATE([.E15];MID([.A238];3;2);DEC2HEX((HEX2DEC(MID([.A238];5;2))-2+256*((HEX2DEC(MID([.A238];5;2))-2)&lt;0));2);MID([.A238];7;2))" office:value-type="string" office:string-value="0C4BEF22">
            <text:p>0C4BEF22</text:p>
          </table:table-cell>
          <table:table-cell table:style-name="ce1" table:formula="of:=CONCATENATE([.E15];MID([.A239];3;2);DEC2HEX((HEX2DEC(MID([.A239];5;2))-2+256*((HEX2DEC(MID([.A239];5;2))-2)&lt;0));2);MID([.A239];7;2))" office:value-type="string" office:string-value="0CEF0B55">
            <text:p>0CEF0B55</text:p>
          </table:table-cell>
          <table:table-cell table:style-name="ce1" table:formula="of:=CONCATENATE([.E15];MID([.A236];3;2);DEC2HEX((HEX2DEC(MID([.A236];5;2))-2+256*((HEX2DEC(MID([.A236];5;2))-2)&lt;0));2);MID([.A236];7;2))" office:value-type="string" office:string-value="0CF2B7CC">
            <text:p>0CF2B7CC</text:p>
          </table:table-cell>
          <table:table-cell table:style-name="ce1" table:formula="of:=CONCATENATE([.E15];MID([.A237];3;2);DEC2HEX((HEX2DEC(MID([.A237];5;2))-2+256*((HEX2DEC(MID([.A237];5;2))-2)&lt;0));2);MID([.A237];7;2))" office:value-type="string" office:string-value="0C96D3FF">
            <text:p>0C96D3FF</text:p>
          </table:table-cell>
          <table:table-cell/>
          <table:table-cell table:style-name="ce1" table:formula="of:=MID([.A15];3;2)" office:value-type="string" office:string-value="45">
            <text:p>45</text:p>
          </table:table-cell>
          <table:table-cell table:style-name="ce1" table:formula="of:=MID([.A15];5;2)" office:value-type="string" office:string-value="CB">
            <text:p>CB</text:p>
          </table:table-cell>
          <table:table-cell table:formula="of:=IF((HEX2DEC([.Y15])-HEX2DEC([.Y14]))&gt;0;HEX2DEC([.Y15])-HEX2DEC([.Y14]);HEX2DEC([.Y15])-HEX2DEC([.Y14])+256)" office:value-type="float" office:value="164">
            <text:p>164</text:p>
          </table:table-cell>
          <table:table-cell table:formula="of:=IF((HEX2DEC([.Z15])-HEX2DEC([.Z14]))&gt;0;HEX2DEC([.Z15])-HEX2DEC([.Z14]);HEX2DEC([.Z15])-HEX2DEC([.Z14])+256)" office:value-type="float" office:value="28">
            <text:p>28</text:p>
          </table:table-cell>
          <table:table-cell table:number-columns-repeated="2"/>
          <table:table-cell office:value-type="string">
            <text:p>J</text:p>
          </table:table-cell>
          <table:table-cell office:value-type="string">
            <text:p>44</text:p>
          </table:table-cell>
          <table:table-cell table:formula="of:=HEX2DEC([.AF15])-HEX2DEC([.AF14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DE9E788</text:p>
          </table:table-cell>
          <table:table-cell office:value-type="string">
            <text:p>0DFCFEFF</text:p>
          </table:table-cell>
          <table:table-cell table:number-columns-repeated="2"/>
          <table:table-cell table:formula="of:=DEC2HEX((HEX2DEC([.E17])-1);2)" office:value-type="string" office:string-value="0D">
            <text:p>0D</text:p>
          </table:table-cell>
          <table:table-cell table:style-name="ce1" table:formula="of:=CONCATENATE([.E16];MID([.A210];3;2);DEC2HEX((HEX2DEC(MID([.A210];5;2))-1+256*((HEX2DEC(MID([.A210];5;2))-1)&lt;0));2);MID([.A210];7;2))" office:value-type="string" office:string-value="0D65CDEE">
            <text:p>0D65CDEE</text:p>
          </table:table-cell>
          <table:table-cell table:style-name="ce1" table:formula="of:=CONCATENATE([.E16];MID([.A207];3;2);DEC2HEX((HEX2DEC(MID([.A207];5;2))-1+256*((HEX2DEC(MID([.A207];5;2))-1)&lt;0));2);MID([.A207];7;2))" office:value-type="string" office:string-value="0D89E455">
            <text:p>0D89E455</text:p>
          </table:table-cell>
          <table:table-cell table:style-name="ce1" table:formula="of:=CONCATENATE([.E16];MID([.A208];3;2);DEC2HEX((HEX2DEC(MID([.A208];5;2))-1+256*((HEX2DEC(MID([.A208];5;2))-1)&lt;0));2);MID([.A208];7;2))" office:value-type="string" office:string-value="0D2D0088">
            <text:p>0D2D0088</text:p>
          </table:table-cell>
          <table:table-cell table:style-name="ce1" table:formula="of:=CONCATENATE([.E16];MID([.A205];3;2);DEC2HEX((HEX2DEC(MID([.A205];5;2))-1+256*((HEX2DEC(MID([.A205];5;2))-1)&lt;0));2);MID([.A205];7;2))" office:value-type="string" office:string-value="0D30ACFF">
            <text:p>0D30ACFF</text:p>
          </table:table-cell>
          <table:table-cell table:style-name="ce1" table:formula="of:=CONCATENATE([.E16];MID([.A206];3;2);DEC2HEX((HEX2DEC(MID([.A206];5;2))-1+256*((HEX2DEC(MID([.A206];5;2))-1)&lt;0));2);MID([.A206];7;2))" office:value-type="string" office:string-value="0DE5C822">
            <text:p>0DE5C822</text:p>
          </table:table-cell>
          <table:table-cell table:style-name="ce1" table:formula="of:=CONCATENATE([.E16];MID([.A203];3;2);DEC2HEX((HEX2DEC(MID([.A203];5;2))-1+256*((HEX2DEC(MID([.A203];5;2))-1)&lt;0));2);MID([.A203];7;2))" office:value-type="string" office:string-value="0DF8DF99">
            <text:p>0DF8DF99</text:p>
          </table:table-cell>
          <table:table-cell table:style-name="ce6" table:formula="of:=CONCATENATE([.E16];MID([.A204];3;2);DEC2HEX((HEX2DEC(MID([.A204];5;2))-1+256*((HEX2DEC(MID([.A204];5;2))-1)&lt;0));2);MID([.A204];7;2))" office:value-type="string" office:string-value="0D9CFBCC">
            <text:p>0D9CFBCC</text:p>
          </table:table-cell>
          <table:table-cell/>
          <table:table-cell table:style-name="ce1" table:formula="of:=CONCATENATE([.E16];MID([.A149];3;2);DEC2HEX((HEX2DEC(MID([.A149];5;2))-3+256*((HEX2DEC(MID([.A149];5;2))-3)&lt;0));2);MID([.A149];7;2))" office:value-type="string" office:string-value="0D96CF77">
            <text:p>0D96CF77</text:p>
          </table:table-cell>
          <table:table-cell table:style-name="ce1" table:formula="of:=CONCATENATE([.E16];MID([.A150];3;2);DEC2HEX((HEX2DEC(MID([.A150];5;2))-3+256*((HEX2DEC(MID([.A150];5;2))-3)&lt;0));2);MID([.A150];7;2))" office:value-type="string" office:string-value="0D3AEBAA">
            <text:p>0D3AEBAA</text:p>
          </table:table-cell>
          <table:table-cell table:style-name="ce1" table:formula="of:=CONCATENATE([.E16];MID([.A243];3;2);DEC2HEX((HEX2DEC(MID([.A243];5;2))-2+256*((HEX2DEC(MID([.A243];5;2))-2)&lt;0));2);MID([.A243];7;2))" office:value-type="string" office:string-value="0D70A511">
            <text:p>0D70A511</text:p>
          </table:table-cell>
          <table:table-cell table:style-name="ce1" table:formula="of:=CONCATENATE([.E16];MID([.A244];3;2);DEC2HEX((HEX2DEC(MID([.A244];5;2))-2+256*((HEX2DEC(MID([.A244];5;2))-2)&lt;0));2);MID([.A244];7;2))" office:value-type="string" office:string-value="0D14C144">
            <text:p>0D14C144</text:p>
          </table:table-cell>
          <table:table-cell table:formula="of:=CONCATENATE([.E16];MID([.A241];3;2);DEC2HEX((HEX2DEC(MID([.A241];5;2))-2+256*((HEX2DEC(MID([.A241];5;2))-2)&lt;0));2);MID([.A241];7;2))" office:value-type="string" office:string-value="0D27D8BB">
            <text:p>0D27D8BB</text:p>
          </table:table-cell>
          <table:table-cell table:style-name="ce1" table:formula="of:=CONCATENATE([.E16];MID([.A242];3;2);DEC2HEX((HEX2DEC(MID([.A242];5;2))-2+256*((HEX2DEC(MID([.A242];5;2))-2)&lt;0));2);MID([.A242];7;2))" office:value-type="string" office:string-value="0DCBF4EE">
            <text:p>0DCBF4EE</text:p>
          </table:table-cell>
          <table:table-cell table:style-name="ce1" table:formula="of:=CONCATENATE([.E16];MID([.A239];3;2);DEC2HEX((HEX2DEC(MID([.A239];5;2))-2+256*((HEX2DEC(MID([.A239];5;2))-2)&lt;0));2);MID([.A239];7;2))" office:value-type="string" office:string-value="0DEF0B55">
            <text:p>0DEF0B55</text:p>
          </table:table-cell>
          <table:table-cell table:style-name="ce1" table:formula="of:=CONCATENATE([.E16];MID([.A240];3;2);DEC2HEX((HEX2DEC(MID([.A240];5;2))-2+256*((HEX2DEC(MID([.A240];5;2))-2)&lt;0));2);MID([.A240];7;2))" office:value-type="string" office:string-value="0D83BC88">
            <text:p>0D83BC88</text:p>
          </table:table-cell>
          <table:table-cell table:style-name="ce1" table:formula="of:=CONCATENATE([.E16];MID([.A237];3;2);DEC2HEX((HEX2DEC(MID([.A237];5;2))-2+256*((HEX2DEC(MID([.A237];5;2))-2)&lt;0));2);MID([.A237];7;2))" office:value-type="string" office:string-value="0D96D3FF">
            <text:p>0D96D3FF</text:p>
          </table:table-cell>
          <table:table-cell table:style-name="ce1" table:formula="of:=CONCATENATE([.E16];MID([.A238];3;2);DEC2HEX((HEX2DEC(MID([.A238];5;2))-2+256*((HEX2DEC(MID([.A238];5;2))-2)&lt;0));2);MID([.A238];7;2))" office:value-type="string" office:string-value="0D4BEF22">
            <text:p>0D4BEF22</text:p>
          </table:table-cell>
          <table:table-cell/>
          <table:table-cell table:style-name="ce1" table:formula="of:=MID([.A16];3;2)" office:value-type="string" office:string-value="E9">
            <text:p>E9</text:p>
          </table:table-cell>
          <table:table-cell table:style-name="ce1" table:formula="of:=MID([.A16];5;2)" office:value-type="string" office:string-value="E7">
            <text:p>E7</text:p>
          </table:table-cell>
          <table:table-cell table:formula="of:=IF((HEX2DEC([.Y16])-HEX2DEC([.Y15]))&gt;0;HEX2DEC([.Y16])-HEX2DEC([.Y15]);HEX2DEC([.Y16])-HEX2DEC([.Y15])+256)" office:value-type="float" office:value="164">
            <text:p>164</text:p>
          </table:table-cell>
          <table:table-cell table:formula="of:=IF((HEX2DEC([.Z16])-HEX2DEC([.Z15]))&gt;0;HEX2DEC([.Z16])-HEX2DEC([.Z15]);HEX2DEC([.Z16])-HEX2DEC([.Z15])+256)" office:value-type="float" office:value="28">
            <text:p>28</text:p>
          </table:table-cell>
          <table:table-cell table:number-columns-repeated="2"/>
          <table:table-cell office:value-type="string">
            <text:p>K</text:p>
          </table:table-cell>
          <table:table-cell office:value-type="string">
            <text:p>47</text:p>
          </table:table-cell>
          <table:table-cell table:formula="of:=HEX2DEC([.AF16])-HEX2DEC([.AF15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0E8D03BB</text:p>
          </table:table-cell>
          <table:table-cell office:value-type="string">
            <text:p>0EA1AF22</text:p>
          </table:table-cell>
          <table:table-cell table:number-columns-repeated="2"/>
          <table:table-cell table:formula="of:=DEC2HEX((HEX2DEC([.E18])-1);2)" office:value-type="string" office:string-value="0E">
            <text:p>0E</text:p>
          </table:table-cell>
          <table:table-cell table:style-name="ce1" table:formula="of:=CONCATENATE([.E17];MID([.A211];3;2);DEC2HEX((HEX2DEC(MID([.A211];5;2))-1+256*((HEX2DEC(MID([.A211];5;2))-1)&lt;0));2);MID([.A211];7;2))" office:value-type="string" office:string-value="0E1AE911">
            <text:p>0E1AE911</text:p>
          </table:table-cell>
          <table:table-cell table:style-name="ce1" table:formula="of:=CONCATENATE([.E17];MID([.A208];3;2);DEC2HEX((HEX2DEC(MID([.A208];5;2))-1+256*((HEX2DEC(MID([.A208];5;2))-1)&lt;0));2);MID([.A208];7;2))" office:value-type="string" office:string-value="0E2D0088">
            <text:p>0E2D0088</text:p>
          </table:table-cell>
          <table:table-cell table:style-name="ce1" table:formula="of:=CONCATENATE([.E17];MID([.A209];3;2);DEC2HEX((HEX2DEC(MID([.A209];5;2))-1+256*((HEX2DEC(MID([.A209];5;2))-1)&lt;0));2);MID([.A209];7;2))" office:value-type="string" office:string-value="0EC1B1BB">
            <text:p>0EC1B1BB</text:p>
          </table:table-cell>
          <table:table-cell table:style-name="ce1" table:formula="of:=CONCATENATE([.E17];MID([.A206];3;2);DEC2HEX((HEX2DEC(MID([.A206];5;2))-1+256*((HEX2DEC(MID([.A206];5;2))-1)&lt;0));2);MID([.A206];7;2))" office:value-type="string" office:string-value="0EE5C822">
            <text:p>0EE5C822</text:p>
          </table:table-cell>
          <table:table-cell table:style-name="ce1" table:formula="of:=CONCATENATE([.E17];MID([.A207];3;2);DEC2HEX((HEX2DEC(MID([.A207];5;2))-1+256*((HEX2DEC(MID([.A207];5;2))-1)&lt;0));2);MID([.A207];7;2))" office:value-type="string" office:string-value="0E89E455">
            <text:p>0E89E455</text:p>
          </table:table-cell>
          <table:table-cell table:style-name="ce1" table:formula="of:=CONCATENATE([.E17];MID([.A204];3;2);DEC2HEX((HEX2DEC(MID([.A204];5;2))-1+256*((HEX2DEC(MID([.A204];5;2))-1)&lt;0));2);MID([.A204];7;2))" office:value-type="string" office:string-value="0E9CFBCC">
            <text:p>0E9CFBCC</text:p>
          </table:table-cell>
          <table:table-cell table:style-name="ce6" table:formula="of:=CONCATENATE([.E17];MID([.A205];3;2);DEC2HEX((HEX2DEC(MID([.A205];5;2))-1+256*((HEX2DEC(MID([.A205];5;2))-1)&lt;0));2);MID([.A205];7;2))" office:value-type="string" office:string-value="0E30ACFF">
            <text:p>0E30ACFF</text:p>
          </table:table-cell>
          <table:table-cell/>
          <table:table-cell table:style-name="ce1" table:formula="of:=CONCATENATE([.E17];MID([.A150];3;2);DEC2HEX((HEX2DEC(MID([.A150];5;2))-3+256*((HEX2DEC(MID([.A150];5;2))-3)&lt;0));2);MID([.A150];7;2))" office:value-type="string" office:string-value="0E3AEBAA">
            <text:p>0E3AEBAA</text:p>
          </table:table-cell>
          <table:table-cell table:style-name="ce1" table:formula="of:=CONCATENATE([.E17];MID([.A151];3;2);DEC2HEX((HEX2DEC(MID([.A151];5;2))-3+256*((HEX2DEC(MID([.A151];5;2))-3)&lt;0));2);MID([.A151];7;2))" office:value-type="string" office:string-value="0EDE07DD">
            <text:p>0EDE07DD</text:p>
          </table:table-cell>
          <table:table-cell table:style-name="ce1" table:formula="of:=CONCATENATE([.E17];MID([.A244];3;2);DEC2HEX((HEX2DEC(MID([.A244];5;2))-2+256*((HEX2DEC(MID([.A244];5;2))-2)&lt;0));2);MID([.A244];7;2))" office:value-type="string" office:string-value="0E14C144">
            <text:p>0E14C144</text:p>
          </table:table-cell>
          <table:table-cell table:style-name="ce1" table:formula="of:=CONCATENATE([.E17];MID([.A245];3;2);DEC2HEX((HEX2DEC(MID([.A245];5;2))-2+256*((HEX2DEC(MID([.A245];5;2))-2)&lt;0));2);MID([.A245];7;2))" office:value-type="string" office:string-value="0EB8DD77">
            <text:p>0EB8DD77</text:p>
          </table:table-cell>
          <table:table-cell table:formula="of:=CONCATENATE([.E17];MID([.A242];3;2);DEC2HEX((HEX2DEC(MID([.A242];5;2))-2+256*((HEX2DEC(MID([.A242];5;2))-2)&lt;0));2);MID([.A242];7;2))" office:value-type="string" office:string-value="0ECBF4EE">
            <text:p>0ECBF4EE</text:p>
          </table:table-cell>
          <table:table-cell table:style-name="ce1" table:formula="of:=CONCATENATE([.E17];MID([.A243];3;2);DEC2HEX((HEX2DEC(MID([.A243];5;2))-2+256*((HEX2DEC(MID([.A243];5;2))-2)&lt;0));2);MID([.A243];7;2))" office:value-type="string" office:string-value="0E70A511">
            <text:p>0E70A511</text:p>
          </table:table-cell>
          <table:table-cell table:style-name="ce1" table:formula="of:=CONCATENATE([.E17];MID([.A240];3;2);DEC2HEX((HEX2DEC(MID([.A240];5;2))-2+256*((HEX2DEC(MID([.A240];5;2))-2)&lt;0));2);MID([.A240];7;2))" office:value-type="string" office:string-value="0E83BC88">
            <text:p>0E83BC88</text:p>
          </table:table-cell>
          <table:table-cell table:style-name="ce1" table:formula="of:=CONCATENATE([.E17];MID([.A241];3;2);DEC2HEX((HEX2DEC(MID([.A241];5;2))-2+256*((HEX2DEC(MID([.A241];5;2))-2)&lt;0));2);MID([.A241];7;2))" office:value-type="string" office:string-value="0E27D8BB">
            <text:p>0E27D8BB</text:p>
          </table:table-cell>
          <table:table-cell table:style-name="ce1" table:formula="of:=CONCATENATE([.E17];MID([.A238];3;2);DEC2HEX((HEX2DEC(MID([.A238];5;2))-2+256*((HEX2DEC(MID([.A238];5;2))-2)&lt;0));2);MID([.A238];7;2))" office:value-type="string" office:string-value="0E4BEF22">
            <text:p>0E4BEF22</text:p>
          </table:table-cell>
          <table:table-cell table:style-name="ce1" table:formula="of:=CONCATENATE([.E17];MID([.A239];3;2);DEC2HEX((HEX2DEC(MID([.A239];5;2))-2+256*((HEX2DEC(MID([.A239];5;2))-2)&lt;0));2);MID([.A239];7;2))" office:value-type="string" office:string-value="0EEF0B55">
            <text:p>0EEF0B55</text:p>
          </table:table-cell>
          <table:table-cell/>
          <table:table-cell table:style-name="ce1" table:formula="of:=MID([.A17];3;2)" office:value-type="string" office:string-value="8D">
            <text:p>8D</text:p>
          </table:table-cell>
          <table:table-cell table:style-name="ce1" table:formula="of:=MID([.A17];5;2)" office:value-type="string" office:string-value="03">
            <text:p>03</text:p>
          </table:table-cell>
          <table:table-cell table:formula="of:=IF((HEX2DEC([.Y17])-HEX2DEC([.Y16]))&gt;0;HEX2DEC([.Y17])-HEX2DEC([.Y16]);HEX2DEC([.Y17])-HEX2DEC([.Y16])+256)" office:value-type="float" office:value="164">
            <text:p>164</text:p>
          </table:table-cell>
          <table:table-cell table:formula="of:=IF((HEX2DEC([.Z17])-HEX2DEC([.Z16]))&gt;0;HEX2DEC([.Z17])-HEX2DEC([.Z16]);HEX2DEC([.Z17])-HEX2DEC([.Z16])+256)" office:value-type="float" office:value="28">
            <text:p>28</text:p>
          </table:table-cell>
          <table:table-cell table:number-columns-repeated="2"/>
          <table:table-cell office:value-type="string">
            <text:p>L</text:p>
          </table:table-cell>
          <table:table-cell office:value-type="string">
            <text:p>46</text:p>
          </table:table-cell>
          <table:table-cell table:formula="of:=HEX2DEC([.AF17])-HEX2DEC([.AF16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0F21B4EE</text:p>
          </table:table-cell>
          <table:table-cell office:value-type="string">
            <text:p>0F45CB55</text:p>
          </table:table-cell>
          <table:table-cell table:number-columns-repeated="2"/>
          <table:table-cell table:formula="of:=DEC2HEX((HEX2DEC([.E19])-1);2)" office:value-type="string" office:string-value="0F">
            <text:p>0F</text:p>
          </table:table-cell>
          <table:table-cell table:style-name="ce1" table:formula="of:=CONCATENATE([.E18];MID([.A212];3;2);DEC2HEX((HEX2DEC(MID([.A212];5;2))-1+256*((HEX2DEC(MID([.A212];5;2))-1)&lt;0));2);MID([.A212];7;2))" office:value-type="string" office:string-value="0FBE0544">
            <text:p>0FBE0544</text:p>
          </table:table-cell>
          <table:table-cell table:style-name="ce1" table:formula="of:=CONCATENATE([.E18];MID([.A209];3;2);DEC2HEX((HEX2DEC(MID([.A209];5;2))-1+256*((HEX2DEC(MID([.A209];5;2))-1)&lt;0));2);MID([.A209];7;2))" office:value-type="string" office:string-value="0FC1B1BB">
            <text:p>0FC1B1BB</text:p>
          </table:table-cell>
          <table:table-cell table:style-name="ce1" table:formula="of:=CONCATENATE([.E18];MID([.A210];3;2);DEC2HEX((HEX2DEC(MID([.A210];5;2))-1+256*((HEX2DEC(MID([.A210];5;2))-1)&lt;0));2);MID([.A210];7;2))" office:value-type="string" office:string-value="0F65CDEE">
            <text:p>0F65CDEE</text:p>
          </table:table-cell>
          <table:table-cell table:style-name="ce1" table:formula="of:=CONCATENATE([.E18];MID([.A207];3;2);DEC2HEX((HEX2DEC(MID([.A207];5;2))-1+256*((HEX2DEC(MID([.A207];5;2))-1)&lt;0));2);MID([.A207];7;2))" office:value-type="string" office:string-value="0F89E455">
            <text:p>0F89E455</text:p>
          </table:table-cell>
          <table:table-cell table:style-name="ce1" table:formula="of:=CONCATENATE([.E18];MID([.A208];3;2);DEC2HEX((HEX2DEC(MID([.A208];5;2))-1+256*((HEX2DEC(MID([.A208];5;2))-1)&lt;0));2);MID([.A208];7;2))" office:value-type="string" office:string-value="0F2D0088">
            <text:p>0F2D0088</text:p>
          </table:table-cell>
          <table:table-cell table:style-name="ce1" table:formula="of:=CONCATENATE([.E18];MID([.A205];3;2);DEC2HEX((HEX2DEC(MID([.A205];5;2))-1+256*((HEX2DEC(MID([.A205];5;2))-1)&lt;0));2);MID([.A205];7;2))" office:value-type="string" office:string-value="0F30ACFF">
            <text:p>0F30ACFF</text:p>
          </table:table-cell>
          <table:table-cell table:style-name="ce6" table:formula="of:=CONCATENATE([.E18];MID([.A206];3;2);DEC2HEX((HEX2DEC(MID([.A206];5;2))-1+256*((HEX2DEC(MID([.A206];5;2))-1)&lt;0));2);MID([.A206];7;2))" office:value-type="string" office:string-value="0FE5C822">
            <text:p>0FE5C822</text:p>
          </table:table-cell>
          <table:table-cell/>
          <table:table-cell table:style-name="ce1" table:formula="of:=CONCATENATE([.E18];MID([.A151];3;2);DEC2HEX((HEX2DEC(MID([.A151];5;2))-3+256*((HEX2DEC(MID([.A151];5;2))-3)&lt;0));2);MID([.A151];7;2))" office:value-type="string" office:string-value="0FDE07DD">
            <text:p>0FDE07DD</text:p>
          </table:table-cell>
          <table:table-cell table:style-name="ce1" table:formula="of:=CONCATENATE([.E18];MID([.A152];3;2);DEC2HEX((HEX2DEC(MID([.A152];5;2))-3+256*((HEX2DEC(MID([.A152];5;2))-3)&lt;0));2);MID([.A152];7;2))" office:value-type="string" office:string-value="0F83B800">
            <text:p>0F83B800</text:p>
          </table:table-cell>
          <table:table-cell table:style-name="ce1" table:formula="of:=CONCATENATE([.E18];MID([.A245];3;2);DEC2HEX((HEX2DEC(MID([.A245];5;2))-2+256*((HEX2DEC(MID([.A245];5;2))-2)&lt;0));2);MID([.A245];7;2))" office:value-type="string" office:string-value="0FB8DD77">
            <text:p>0FB8DD77</text:p>
          </table:table-cell>
          <table:table-cell table:style-name="ce1" table:formula="of:=CONCATENATE([.E18];MID([.A246];3;2);DEC2HEX((HEX2DEC(MID([.A246];5;2))-2+256*((HEX2DEC(MID([.A246];5;2))-2)&lt;0));2);MID([.A246];7;2))" office:value-type="string" office:string-value="0F5CF9AA">
            <text:p>0F5CF9AA</text:p>
          </table:table-cell>
          <table:table-cell table:formula="of:=CONCATENATE([.E18];MID([.A243];3;2);DEC2HEX((HEX2DEC(MID([.A243];5;2))-2+256*((HEX2DEC(MID([.A243];5;2))-2)&lt;0));2);MID([.A243];7;2))" office:value-type="string" office:string-value="0F70A511">
            <text:p>0F70A511</text:p>
          </table:table-cell>
          <table:table-cell table:style-name="ce1" table:formula="of:=CONCATENATE([.E18];MID([.A244];3;2);DEC2HEX((HEX2DEC(MID([.A244];5;2))-2+256*((HEX2DEC(MID([.A244];5;2))-2)&lt;0));2);MID([.A244];7;2))" office:value-type="string" office:string-value="0F14C144">
            <text:p>0F14C144</text:p>
          </table:table-cell>
          <table:table-cell table:style-name="ce1" table:formula="of:=CONCATENATE([.E18];MID([.A241];3;2);DEC2HEX((HEX2DEC(MID([.A241];5;2))-2+256*((HEX2DEC(MID([.A241];5;2))-2)&lt;0));2);MID([.A241];7;2))" office:value-type="string" office:string-value="0F27D8BB">
            <text:p>0F27D8BB</text:p>
          </table:table-cell>
          <table:table-cell table:style-name="ce1" table:formula="of:=CONCATENATE([.E18];MID([.A242];3;2);DEC2HEX((HEX2DEC(MID([.A242];5;2))-2+256*((HEX2DEC(MID([.A242];5;2))-2)&lt;0));2);MID([.A242];7;2))" office:value-type="string" office:string-value="0FCBF4EE">
            <text:p>0FCBF4EE</text:p>
          </table:table-cell>
          <table:table-cell table:style-name="ce1" table:formula="of:=CONCATENATE([.E18];MID([.A239];3;2);DEC2HEX((HEX2DEC(MID([.A239];5;2))-2+256*((HEX2DEC(MID([.A239];5;2))-2)&lt;0));2);MID([.A239];7;2))" office:value-type="string" office:string-value="0FEF0B55">
            <text:p>0FEF0B55</text:p>
          </table:table-cell>
          <table:table-cell table:style-name="ce1" table:formula="of:=CONCATENATE([.E18];MID([.A240];3;2);DEC2HEX((HEX2DEC(MID([.A240];5;2))-2+256*((HEX2DEC(MID([.A240];5;2))-2)&lt;0));2);MID([.A240];7;2))" office:value-type="string" office:string-value="0F83BC88">
            <text:p>0F83BC88</text:p>
          </table:table-cell>
          <table:table-cell/>
          <table:table-cell table:style-name="ce1" table:formula="of:=MID([.A18];3;2)" office:value-type="string" office:string-value="21">
            <text:p>21</text:p>
          </table:table-cell>
          <table:table-cell table:style-name="ce1" table:formula="of:=MID([.A18];5;2)" office:value-type="string" office:string-value="B4">
            <text:p>B4</text:p>
          </table:table-cell>
          <table:table-cell table:formula="of:=IF((HEX2DEC([.Y18])-HEX2DEC([.Y17]))&gt;0;HEX2DEC([.Y18])-HEX2DEC([.Y17]);HEX2DEC([.Y18])-HEX2DEC([.Y17])+256)" office:value-type="float" office:value="148">
            <text:p>148</text:p>
          </table:table-cell>
          <table:table-cell table:formula="of:=IF((HEX2DEC([.Z18])-HEX2DEC([.Z17]))&gt;0;HEX2DEC([.Z18])-HEX2DEC([.Z17]);HEX2DEC([.Z18])-HEX2DEC([.Z17])+256)" office:value-type="float" office:value="177">
            <text:p>177</text:p>
          </table:table-cell>
          <table:table-cell table:number-columns-repeated="2"/>
          <table:table-cell office:value-type="string">
            <text:p>M</text:p>
          </table:table-cell>
          <table:table-cell office:value-type="string">
            <text:p>49</text:p>
          </table:table-cell>
          <table:table-cell table:formula="of:=HEX2DEC([.AF18])-HEX2DEC([.AF17])"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10D6D011</text:p>
          </table:table-cell>
          <table:table-cell office:value-type="string">
            <text:p>10E9E788</text:p>
          </table:table-cell>
          <table:table-cell table:number-columns-repeated="2"/>
          <table:table-cell table:style-name="ce7" table:formula="of:=DEC2HEX(HEX2DEC([.E20])-1)" office:value-type="string" office:string-value="10">
            <text:p>10</text:p>
          </table:table-cell>
          <table:table-cell table:style-name="ce1" table:formula="of:=CONCATENATE([.E19];MID([.A213];3;2);DEC2HEX((HEX2DEC(MID([.A213];5;2))-1+256*((HEX2DEC(MID([.A213];5;2))-1)&lt;0));2);MID([.A213];7;2))" office:value-type="string" office:string-value="1052B677">
            <text:p>1052B677</text:p>
          </table:table-cell>
          <table:table-cell table:style-name="ce1" table:formula="of:=CONCATENATE([.E19];MID([.A210];3;2);DEC2HEX((HEX2DEC(MID([.A210];5;2))-1+256*((HEX2DEC(MID([.A210];5;2))-1)&lt;0));2);MID([.A210];7;2))" office:value-type="string" office:string-value="1065CDEE">
            <text:p>1065CDEE</text:p>
          </table:table-cell>
          <table:table-cell table:style-name="ce1" table:formula="of:=CONCATENATE([.E19];MID([.A211];3;2);DEC2HEX((HEX2DEC(MID([.A211];5;2))-1+256*((HEX2DEC(MID([.A211];5;2))-1)&lt;0));2);MID([.A211];7;2))" office:value-type="string" office:string-value="101AE911">
            <text:p>101AE911</text:p>
          </table:table-cell>
          <table:table-cell table:style-name="ce1" table:formula="of:=CONCATENATE([.E19];MID([.A208];3;2);DEC2HEX((HEX2DEC(MID([.A208];5;2))-1+256*((HEX2DEC(MID([.A208];5;2))-1)&lt;0));2);MID([.A208];7;2))" office:value-type="string" office:string-value="102D0088">
            <text:p>102D0088</text:p>
          </table:table-cell>
          <table:table-cell table:style-name="ce1" table:formula="of:=CONCATENATE([.E19];MID([.A209];3;2);DEC2HEX((HEX2DEC(MID([.A209];5;2))-1+256*((HEX2DEC(MID([.A209];5;2))-1)&lt;0));2);MID([.A209];7;2))" office:value-type="string" office:string-value="10C1B1BB">
            <text:p>10C1B1BB</text:p>
          </table:table-cell>
          <table:table-cell table:style-name="ce1" table:formula="of:=CONCATENATE([.E19];MID([.A206];3;2);DEC2HEX((HEX2DEC(MID([.A206];5;2))-1+256*((HEX2DEC(MID([.A206];5;2))-1)&lt;0));2);MID([.A206];7;2))" office:value-type="string" office:string-value="10E5C822">
            <text:p>10E5C822</text:p>
          </table:table-cell>
          <table:table-cell table:style-name="ce6" table:formula="of:=CONCATENATE([.E19];MID([.A207];3;2);DEC2HEX((HEX2DEC(MID([.A207];5;2))-1+256*((HEX2DEC(MID([.A207];5;2))-1)&lt;0));2);MID([.A207];7;2))" office:value-type="string" office:string-value="1089E455">
            <text:p>1089E455</text:p>
          </table:table-cell>
          <table:table-cell/>
          <table:table-cell table:style-name="ce1" table:formula="of:=CONCATENATE([.E19];MID([.A152];3;2);DEC2HEX((HEX2DEC(MID([.A152];5;2))-3+256*((HEX2DEC(MID([.A152];5;2))-3)&lt;0));2);MID([.A152];7;2))" office:value-type="string" office:string-value="1083B800">
            <text:p>1083B800</text:p>
          </table:table-cell>
          <table:table-cell table:style-name="ce1" table:formula="of:=CONCATENATE([.E19];MID([.A153];3;2);DEC2HEX((HEX2DEC(MID([.A153];5;2))-3+256*((HEX2DEC(MID([.A153];5;2))-3)&lt;0));2);MID([.A153];7;2))" office:value-type="string" office:string-value="1027D433">
            <text:p>1027D433</text:p>
          </table:table-cell>
          <table:table-cell table:style-name="ce1" table:formula="of:=CONCATENATE([.E19];MID([.A246];3;2);DEC2HEX((HEX2DEC(MID([.A246];5;2))-2+256*((HEX2DEC(MID([.A246];5;2))-2)&lt;0));2);MID([.A246];7;2))" office:value-type="string" office:string-value="105CF9AA">
            <text:p>105CF9AA</text:p>
          </table:table-cell>
          <table:table-cell table:style-name="ce1" table:formula="of:=CONCATENATE([.E19];MID([.A247];3;2);DEC2HEX((HEX2DEC(MID([.A247];5;2))-2+256*((HEX2DEC(MID([.A247];5;2))-2)&lt;0));2);MID([.A247];7;2))" office:value-type="string" office:string-value="10F0AADD">
            <text:p>10F0AADD</text:p>
          </table:table-cell>
          <table:table-cell table:formula="of:=CONCATENATE([.E19];MID([.A244];3;2);DEC2HEX((HEX2DEC(MID([.A244];5;2))-2+256*((HEX2DEC(MID([.A244];5;2))-2)&lt;0));2);MID([.A244];7;2))" office:value-type="string" office:string-value="1014C144">
            <text:p>1014C144</text:p>
          </table:table-cell>
          <table:table-cell table:style-name="ce1" table:formula="of:=CONCATENATE([.E19];MID([.A245];3;2);DEC2HEX((HEX2DEC(MID([.A245];5;2))-2+256*((HEX2DEC(MID([.A245];5;2))-2)&lt;0));2);MID([.A245];7;2))" office:value-type="string" office:string-value="10B8DD77">
            <text:p>10B8DD77</text:p>
          </table:table-cell>
          <table:table-cell table:style-name="ce1" table:formula="of:=CONCATENATE([.E19];MID([.A242];3;2);DEC2HEX((HEX2DEC(MID([.A242];5;2))-2+256*((HEX2DEC(MID([.A242];5;2))-2)&lt;0));2);MID([.A242];7;2))" office:value-type="string" office:string-value="10CBF4EE">
            <text:p>10CBF4EE</text:p>
          </table:table-cell>
          <table:table-cell table:style-name="ce1" table:formula="of:=CONCATENATE([.E19];MID([.A243];3;2);DEC2HEX((HEX2DEC(MID([.A243];5;2))-2+256*((HEX2DEC(MID([.A243];5;2))-2)&lt;0));2);MID([.A243];7;2))" office:value-type="string" office:string-value="1070A511">
            <text:p>1070A511</text:p>
          </table:table-cell>
          <table:table-cell table:style-name="ce1" table:formula="of:=CONCATENATE([.E19];MID([.A240];3;2);DEC2HEX((HEX2DEC(MID([.A240];5;2))-2+256*((HEX2DEC(MID([.A240];5;2))-2)&lt;0));2);MID([.A240];7;2))" office:value-type="string" office:string-value="1083BC88">
            <text:p>1083BC88</text:p>
          </table:table-cell>
          <table:table-cell table:style-name="ce1" table:formula="of:=CONCATENATE([.E19];MID([.A241];3;2);DEC2HEX((HEX2DEC(MID([.A241];5;2))-2+256*((HEX2DEC(MID([.A241];5;2))-2)&lt;0));2);MID([.A241];7;2))" office:value-type="string" office:string-value="1027D8BB">
            <text:p>1027D8BB</text:p>
          </table:table-cell>
          <table:table-cell/>
          <table:table-cell table:style-name="ce1" table:formula="of:=MID([.A19];3;2)" office:value-type="string" office:string-value="D6">
            <text:p>D6</text:p>
          </table:table-cell>
          <table:table-cell table:style-name="ce1" table:formula="of:=MID([.A19];5;2)" office:value-type="string" office:string-value="D0">
            <text:p>D0</text:p>
          </table:table-cell>
          <table:table-cell table:formula="of:=IF((HEX2DEC([.Y19])-HEX2DEC([.Y18]))&gt;0;HEX2DEC([.Y19])-HEX2DEC([.Y18]);HEX2DEC([.Y19])-HEX2DEC([.Y18])+256)" office:value-type="float" office:value="181">
            <text:p>181</text:p>
          </table:table-cell>
          <table:table-cell table:formula="of:=IF((HEX2DEC([.Z19])-HEX2DEC([.Z18]))&gt;0;HEX2DEC([.Z19])-HEX2DEC([.Z18]);HEX2DEC([.Z19])-HEX2DEC([.Z18])+256)" office:value-type="float" office:value="28">
            <text:p>28</text:p>
          </table:table-cell>
          <table:table-cell table:number-columns-repeated="2"/>
          <table:table-cell office:value-type="string">
            <text:p>N</text:p>
          </table:table-cell>
          <table:table-cell office:value-type="string">
            <text:p>48</text:p>
          </table:table-cell>
          <table:table-cell table:formula="of:=HEX2DEC([.AF19])-HEX2DEC([.AF18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117AEC44</text:p>
          </table:table-cell>
          <table:table-cell office:value-type="string">
            <text:p>118D03BB</text:p>
          </table:table-cell>
          <table:table-cell table:number-columns-repeated="2"/>
          <table:table-cell table:style-name="ce7" table:formula="of:=DEC2HEX(HEX2DEC([.E21])-1)" office:value-type="string" office:string-value="11">
            <text:p>11</text:p>
          </table:table-cell>
          <table:table-cell table:style-name="ce1" table:formula="of:=CONCATENATE([.E20];MID([.A214];3;2);DEC2HEX((HEX2DEC(MID([.A214];5;2))-1+256*((HEX2DEC(MID([.A214];5;2))-1)&lt;0));2);MID([.A214];7;2))" office:value-type="string" office:string-value="11F6D2AA">
            <text:p>11F6D2AA</text:p>
          </table:table-cell>
          <table:table-cell table:style-name="ce1" table:formula="of:=CONCATENATE([.E20];MID([.A211];3;2);DEC2HEX((HEX2DEC(MID([.A211];5;2))-1+256*((HEX2DEC(MID([.A211];5;2))-1)&lt;0));2);MID([.A211];7;2))" office:value-type="string" office:string-value="111AE911">
            <text:p>111AE911</text:p>
          </table:table-cell>
          <table:table-cell table:style-name="ce1" table:formula="of:=CONCATENATE([.E20];MID([.A212];3;2);DEC2HEX((HEX2DEC(MID([.A212];5;2))-1+256*((HEX2DEC(MID([.A212];5;2))-1)&lt;0));2);MID([.A212];7;2))" office:value-type="string" office:string-value="11BE0544">
            <text:p>11BE0544</text:p>
          </table:table-cell>
          <table:table-cell table:style-name="ce1" table:formula="of:=CONCATENATE([.E20];MID([.A209];3;2);DEC2HEX((HEX2DEC(MID([.A209];5;2))-1+256*((HEX2DEC(MID([.A209];5;2))-1)&lt;0));2);MID([.A209];7;2))" office:value-type="string" office:string-value="11C1B1BB">
            <text:p>11C1B1BB</text:p>
          </table:table-cell>
          <table:table-cell table:style-name="ce1" table:formula="of:=CONCATENATE([.E20];MID([.A210];3;2);DEC2HEX((HEX2DEC(MID([.A210];5;2))-1+256*((HEX2DEC(MID([.A210];5;2))-1)&lt;0));2);MID([.A210];7;2))" office:value-type="string" office:string-value="1165CDEE">
            <text:p>1165CDEE</text:p>
          </table:table-cell>
          <table:table-cell table:style-name="ce1" table:formula="of:=CONCATENATE([.E20];MID([.A207];3;2);DEC2HEX((HEX2DEC(MID([.A207];5;2))-1+256*((HEX2DEC(MID([.A207];5;2))-1)&lt;0));2);MID([.A207];7;2))" office:value-type="string" office:string-value="1189E455">
            <text:p>1189E455</text:p>
          </table:table-cell>
          <table:table-cell table:style-name="ce6" table:formula="of:=CONCATENATE([.E20];MID([.A208];3;2);DEC2HEX((HEX2DEC(MID([.A208];5;2))-1+256*((HEX2DEC(MID([.A208];5;2))-1)&lt;0));2);MID([.A208];7;2))" office:value-type="string" office:string-value="112D0088">
            <text:p>112D0088</text:p>
          </table:table-cell>
          <table:table-cell/>
          <table:table-cell table:style-name="ce1" table:formula="of:=CONCATENATE([.E20];MID([.A153];3;2);DEC2HEX((HEX2DEC(MID([.A153];5;2))-3+256*((HEX2DEC(MID([.A153];5;2))-3)&lt;0));2);MID([.A153];7;2))" office:value-type="string" office:string-value="1127D433">
            <text:p>1127D433</text:p>
          </table:table-cell>
          <table:table-cell table:style-name="ce1" table:formula="of:=CONCATENATE([.E20];MID([.A154];3;2);DEC2HEX((HEX2DEC(MID([.A154];5;2))-3+256*((HEX2DEC(MID([.A154];5;2))-3)&lt;0));2);MID([.A154];7;2))" office:value-type="string" office:string-value="11CBF066">
            <text:p>11CBF066</text:p>
          </table:table-cell>
          <table:table-cell table:style-name="ce1" table:formula="of:=CONCATENATE([.E20];MID([.A247];3;2);DEC2HEX((HEX2DEC(MID([.A247];5;2))-2+256*((HEX2DEC(MID([.A247];5;2))-2)&lt;0));2);MID([.A247];7;2))" office:value-type="string" office:string-value="11F0AADD">
            <text:p>11F0AADD</text:p>
          </table:table-cell>
          <table:table-cell table:style-name="ce1" table:formula="of:=CONCATENATE([.E20];MID([.A248];3;2);DEC2HEX((HEX2DEC(MID([.A248];5;2))-2+256*((HEX2DEC(MID([.A248];5;2))-2)&lt;0));2);MID([.A248];7;2))" office:value-type="string" office:string-value="11A5C600">
            <text:p>11A5C600</text:p>
          </table:table-cell>
          <table:table-cell table:formula="of:=CONCATENATE([.E20];MID([.A245];3;2);DEC2HEX((HEX2DEC(MID([.A245];5;2))-2+256*((HEX2DEC(MID([.A245];5;2))-2)&lt;0));2);MID([.A245];7;2))" office:value-type="string" office:string-value="11B8DD77">
            <text:p>11B8DD77</text:p>
          </table:table-cell>
          <table:table-cell table:style-name="ce1" table:formula="of:=CONCATENATE([.E20];MID([.A246];3;2);DEC2HEX((HEX2DEC(MID([.A246];5;2))-2+256*((HEX2DEC(MID([.A246];5;2))-2)&lt;0));2);MID([.A246];7;2))" office:value-type="string" office:string-value="115CF9AA">
            <text:p>115CF9AA</text:p>
          </table:table-cell>
          <table:table-cell table:style-name="ce1" table:formula="of:=CONCATENATE([.E20];MID([.A243];3;2);DEC2HEX((HEX2DEC(MID([.A243];5;2))-2+256*((HEX2DEC(MID([.A243];5;2))-2)&lt;0));2);MID([.A243];7;2))" office:value-type="string" office:string-value="1170A511">
            <text:p>1170A511</text:p>
          </table:table-cell>
          <table:table-cell table:style-name="ce1" table:formula="of:=CONCATENATE([.E20];MID([.A244];3;2);DEC2HEX((HEX2DEC(MID([.A244];5;2))-2+256*((HEX2DEC(MID([.A244];5;2))-2)&lt;0));2);MID([.A244];7;2))" office:value-type="string" office:string-value="1114C144">
            <text:p>1114C144</text:p>
          </table:table-cell>
          <table:table-cell table:style-name="ce1" table:formula="of:=CONCATENATE([.E20];MID([.A241];3;2);DEC2HEX((HEX2DEC(MID([.A241];5;2))-2+256*((HEX2DEC(MID([.A241];5;2))-2)&lt;0));2);MID([.A241];7;2))" office:value-type="string" office:string-value="1127D8BB">
            <text:p>1127D8BB</text:p>
          </table:table-cell>
          <table:table-cell table:style-name="ce1" table:formula="of:=CONCATENATE([.E20];MID([.A242];3;2);DEC2HEX((HEX2DEC(MID([.A242];5;2))-2+256*((HEX2DEC(MID([.A242];5;2))-2)&lt;0));2);MID([.A242];7;2))" office:value-type="string" office:string-value="11CBF4EE">
            <text:p>11CBF4EE</text:p>
          </table:table-cell>
          <table:table-cell/>
          <table:table-cell table:style-name="ce1" table:formula="of:=MID([.A20];3;2)" office:value-type="string" office:string-value="7A">
            <text:p>7A</text:p>
          </table:table-cell>
          <table:table-cell table:style-name="ce1" table:formula="of:=MID([.A20];5;2)" office:value-type="string" office:string-value="EC">
            <text:p>EC</text:p>
          </table:table-cell>
          <table:table-cell table:formula="of:=IF((HEX2DEC([.Y20])-HEX2DEC([.Y19]))&gt;0;HEX2DEC([.Y20])-HEX2DEC([.Y19]);HEX2DEC([.Y20])-HEX2DEC([.Y19])+256)" office:value-type="float" office:value="164">
            <text:p>164</text:p>
          </table:table-cell>
          <table:table-cell table:formula="of:=IF((HEX2DEC([.Z20])-HEX2DEC([.Z19]))&gt;0;HEX2DEC([.Z20])-HEX2DEC([.Z19]);HEX2DEC([.Z20])-HEX2DEC([.Z19])+256)" office:value-type="float" office:value="28">
            <text:p>28</text:p>
          </table:table-cell>
          <table:table-cell table:number-columns-repeated="2"/>
          <table:table-cell office:value-type="string">
            <text:p>O</text:p>
          </table:table-cell>
          <table:table-cell office:value-type="string">
            <text:p>4B</text:p>
          </table:table-cell>
          <table:table-cell table:formula="of:=HEX2DEC([.AF20])-HEX2DEC([.AF19])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121E0877</text:p>
          </table:table-cell>
          <table:table-cell office:value-type="string">
            <text:p>1221B4EE</text:p>
          </table:table-cell>
          <table:table-cell table:number-columns-repeated="2"/>
          <table:table-cell table:style-name="ce7" table:formula="of:=DEC2HEX(HEX2DEC([.E22])-1)" office:value-type="string" office:string-value="12">
            <text:p>12</text:p>
          </table:table-cell>
          <table:table-cell table:style-name="ce1" table:formula="of:=CONCATENATE([.E21];MID([.A215];3;2);DEC2HEX((HEX2DEC(MID([.A215];5;2))-1+256*((HEX2DEC(MID([.A215];5;2))-1)&lt;0));2);MID([.A215];7;2))" office:value-type="string" office:string-value="129AEEDD">
            <text:p>129AEEDD</text:p>
          </table:table-cell>
          <table:table-cell table:style-name="ce1" table:formula="of:=CONCATENATE([.E21];MID([.A212];3;2);DEC2HEX((HEX2DEC(MID([.A212];5;2))-1+256*((HEX2DEC(MID([.A212];5;2))-1)&lt;0));2);MID([.A212];7;2))" office:value-type="string" office:string-value="12BE0544">
            <text:p>12BE0544</text:p>
          </table:table-cell>
          <table:table-cell table:style-name="ce1" table:formula="of:=CONCATENATE([.E21];MID([.A213];3;2);DEC2HEX((HEX2DEC(MID([.A213];5;2))-1+256*((HEX2DEC(MID([.A213];5;2))-1)&lt;0));2);MID([.A213];7;2))" office:value-type="string" office:string-value="1252B677">
            <text:p>1252B677</text:p>
          </table:table-cell>
          <table:table-cell table:style-name="ce1" table:formula="of:=CONCATENATE([.E21];MID([.A210];3;2);DEC2HEX((HEX2DEC(MID([.A210];5;2))-1+256*((HEX2DEC(MID([.A210];5;2))-1)&lt;0));2);MID([.A210];7;2))" office:value-type="string" office:string-value="1265CDEE">
            <text:p>1265CDEE</text:p>
          </table:table-cell>
          <table:table-cell table:style-name="ce1" table:formula="of:=CONCATENATE([.E21];MID([.A211];3;2);DEC2HEX((HEX2DEC(MID([.A211];5;2))-1+256*((HEX2DEC(MID([.A211];5;2))-1)&lt;0));2);MID([.A211];7;2))" office:value-type="string" office:string-value="121AE911">
            <text:p>121AE911</text:p>
          </table:table-cell>
          <table:table-cell table:style-name="ce1" table:formula="of:=CONCATENATE([.E21];MID([.A208];3;2);DEC2HEX((HEX2DEC(MID([.A208];5;2))-1+256*((HEX2DEC(MID([.A208];5;2))-1)&lt;0));2);MID([.A208];7;2))" office:value-type="string" office:string-value="122D0088">
            <text:p>122D0088</text:p>
          </table:table-cell>
          <table:table-cell table:style-name="ce6" table:formula="of:=CONCATENATE([.E21];MID([.A209];3;2);DEC2HEX((HEX2DEC(MID([.A209];5;2))-1+256*((HEX2DEC(MID([.A209];5;2))-1)&lt;0));2);MID([.A209];7;2))" office:value-type="string" office:string-value="12C1B1BB">
            <text:p>12C1B1BB</text:p>
          </table:table-cell>
          <table:table-cell/>
          <table:table-cell table:style-name="ce1" table:formula="of:=CONCATENATE([.E21];MID([.A154];3;2);DEC2HEX((HEX2DEC(MID([.A154];5;2))-3+256*((HEX2DEC(MID([.A154];5;2))-3)&lt;0));2);MID([.A154];7;2))" office:value-type="string" office:string-value="12CBF066">
            <text:p>12CBF066</text:p>
          </table:table-cell>
          <table:table-cell table:style-name="ce1" table:formula="of:=CONCATENATE([.E21];MID([.A155];3;2);DEC2HEX((HEX2DEC(MID([.A155];5;2))-3+256*((HEX2DEC(MID([.A155];5;2))-3)&lt;0));2);MID([.A155];7;2))" office:value-type="string" office:string-value="126F0C99">
            <text:p>126F0C99</text:p>
          </table:table-cell>
          <table:table-cell table:style-name="ce1" table:formula="of:=CONCATENATE([.E21];MID([.A248];3;2);DEC2HEX((HEX2DEC(MID([.A248];5;2))-2+256*((HEX2DEC(MID([.A248];5;2))-2)&lt;0));2);MID([.A248];7;2))" office:value-type="string" office:string-value="12A5C600">
            <text:p>12A5C600</text:p>
          </table:table-cell>
          <table:table-cell table:style-name="ce1" table:formula="of:=CONCATENATE([.E21];MID([.A249];3;2);DEC2HEX((HEX2DEC(MID([.A249];5;2))-2+256*((HEX2DEC(MID([.A249];5;2))-2)&lt;0));2);MID([.A249];7;2))" office:value-type="string" office:string-value="1249E233">
            <text:p>1249E233</text:p>
          </table:table-cell>
          <table:table-cell table:formula="of:=CONCATENATE([.E21];MID([.A246];3;2);DEC2HEX((HEX2DEC(MID([.A246];5;2))-2+256*((HEX2DEC(MID([.A246];5;2))-2)&lt;0));2);MID([.A246];7;2))" office:value-type="string" office:string-value="125CF9AA">
            <text:p>125CF9AA</text:p>
          </table:table-cell>
          <table:table-cell table:style-name="ce1" table:formula="of:=CONCATENATE([.E21];MID([.A247];3;2);DEC2HEX((HEX2DEC(MID([.A247];5;2))-2+256*((HEX2DEC(MID([.A247];5;2))-2)&lt;0));2);MID([.A247];7;2))" office:value-type="string" office:string-value="12F0AADD">
            <text:p>12F0AADD</text:p>
          </table:table-cell>
          <table:table-cell table:style-name="ce1" table:formula="of:=CONCATENATE([.E21];MID([.A244];3;2);DEC2HEX((HEX2DEC(MID([.A244];5;2))-2+256*((HEX2DEC(MID([.A244];5;2))-2)&lt;0));2);MID([.A244];7;2))" office:value-type="string" office:string-value="1214C144">
            <text:p>1214C144</text:p>
          </table:table-cell>
          <table:table-cell table:style-name="ce1" table:formula="of:=CONCATENATE([.E21];MID([.A245];3;2);DEC2HEX((HEX2DEC(MID([.A245];5;2))-2+256*((HEX2DEC(MID([.A245];5;2))-2)&lt;0));2);MID([.A245];7;2))" office:value-type="string" office:string-value="12B8DD77">
            <text:p>12B8DD77</text:p>
          </table:table-cell>
          <table:table-cell table:style-name="ce1" table:formula="of:=CONCATENATE([.E21];MID([.A242];3;2);DEC2HEX((HEX2DEC(MID([.A242];5;2))-2+256*((HEX2DEC(MID([.A242];5;2))-2)&lt;0));2);MID([.A242];7;2))" office:value-type="string" office:string-value="12CBF4EE">
            <text:p>12CBF4EE</text:p>
          </table:table-cell>
          <table:table-cell table:style-name="ce1" table:formula="of:=CONCATENATE([.E21];MID([.A243];3;2);DEC2HEX((HEX2DEC(MID([.A243];5;2))-2+256*((HEX2DEC(MID([.A243];5;2))-2)&lt;0));2);MID([.A243];7;2))" office:value-type="string" office:string-value="1270A511">
            <text:p>1270A511</text:p>
          </table:table-cell>
          <table:table-cell/>
          <table:table-cell table:style-name="ce1" table:formula="of:=MID([.A21];3;2)" office:value-type="string" office:string-value="1E">
            <text:p>1E</text:p>
          </table:table-cell>
          <table:table-cell table:style-name="ce1" table:formula="of:=MID([.A21];5;2)" office:value-type="string" office:string-value="08">
            <text:p>08</text:p>
          </table:table-cell>
          <table:table-cell table:formula="of:=IF((HEX2DEC([.Y21])-HEX2DEC([.Y20]))&gt;0;HEX2DEC([.Y21])-HEX2DEC([.Y20]);HEX2DEC([.Y21])-HEX2DEC([.Y20])+256)" office:value-type="float" office:value="164">
            <text:p>164</text:p>
          </table:table-cell>
          <table:table-cell table:formula="of:=IF((HEX2DEC([.Z21])-HEX2DEC([.Z20]))&gt;0;HEX2DEC([.Z21])-HEX2DEC([.Z20]);HEX2DEC([.Z21])-HEX2DEC([.Z20])+256)" office:value-type="float" office:value="28">
            <text:p>28</text:p>
          </table:table-cell>
          <table:table-cell table:number-columns-repeated="2"/>
          <table:table-cell office:value-type="string">
            <text:p>P</text:p>
          </table:table-cell>
          <table:table-cell office:value-type="string">
            <text:p>4A</text:p>
          </table:table-cell>
          <table:table-cell table:formula="of:=HEX2DEC([.AF21])-HEX2DEC([.AF20])" office:value-type="float" office:value="-1">
            <text:p>-1</text:p>
          </table:table-cell>
        </table:table-row>
        <table:table-row table:style-name="ro2">
          <table:table-cell table:style-name="ce1" office:value-type="string">
            <text:p>13B2B9AA</text:p>
          </table:table-cell>
          <table:table-cell office:value-type="string">
            <text:p>13D6D011</text:p>
          </table:table-cell>
          <table:table-cell table:number-columns-repeated="2"/>
          <table:table-cell table:style-name="ce7" table:formula="of:=DEC2HEX(HEX2DEC([.E23])-1)" office:value-type="string" office:string-value="13">
            <text:p>13</text:p>
          </table:table-cell>
          <table:table-cell table:style-name="ce1" table:formula="of:=CONCATENATE([.E22];MID([.A216];3;2);DEC2HEX((HEX2DEC(MID([.A216];5;2))-1+256*((HEX2DEC(MID([.A216];5;2))-1)&lt;0));2);MID([.A216];7;2))" office:value-type="string" office:string-value="134F0A00">
            <text:p>134F0A00</text:p>
          </table:table-cell>
          <table:table-cell table:style-name="ce1" table:formula="of:=CONCATENATE([.E22];MID([.A213];3;2);DEC2HEX((HEX2DEC(MID([.A213];5;2))-1+256*((HEX2DEC(MID([.A213];5;2))-1)&lt;0));2);MID([.A213];7;2))" office:value-type="string" office:string-value="1352B677">
            <text:p>1352B677</text:p>
          </table:table-cell>
          <table:table-cell table:style-name="ce1" table:formula="of:=CONCATENATE([.E22];MID([.A214];3;2);DEC2HEX((HEX2DEC(MID([.A214];5;2))-1+256*((HEX2DEC(MID([.A214];5;2))-1)&lt;0));2);MID([.A214];7;2))" office:value-type="string" office:string-value="13F6D2AA">
            <text:p>13F6D2AA</text:p>
          </table:table-cell>
          <table:table-cell table:style-name="ce1" table:formula="of:=CONCATENATE([.E22];MID([.A211];3;2);DEC2HEX((HEX2DEC(MID([.A211];5;2))-1+256*((HEX2DEC(MID([.A211];5;2))-1)&lt;0));2);MID([.A211];7;2))" office:value-type="string" office:string-value="131AE911">
            <text:p>131AE911</text:p>
          </table:table-cell>
          <table:table-cell table:style-name="ce1" table:formula="of:=CONCATENATE([.E22];MID([.A212];3;2);DEC2HEX((HEX2DEC(MID([.A212];5;2))-1+256*((HEX2DEC(MID([.A212];5;2))-1)&lt;0));2);MID([.A212];7;2))" office:value-type="string" office:string-value="13BE0544">
            <text:p>13BE0544</text:p>
          </table:table-cell>
          <table:table-cell table:style-name="ce1" table:formula="of:=CONCATENATE([.E22];MID([.A209];3;2);DEC2HEX((HEX2DEC(MID([.A209];5;2))-1+256*((HEX2DEC(MID([.A209];5;2))-1)&lt;0));2);MID([.A209];7;2))" office:value-type="string" office:string-value="13C1B1BB">
            <text:p>13C1B1BB</text:p>
          </table:table-cell>
          <table:table-cell table:style-name="ce6" table:formula="of:=CONCATENATE([.E22];MID([.A210];3;2);DEC2HEX((HEX2DEC(MID([.A210];5;2))-1+256*((HEX2DEC(MID([.A210];5;2))-1)&lt;0));2);MID([.A210];7;2))" office:value-type="string" office:string-value="1365CDEE">
            <text:p>1365CDEE</text:p>
          </table:table-cell>
          <table:table-cell/>
          <table:table-cell table:style-name="ce1" table:formula="of:=CONCATENATE([.E22];MID([.A155];3;2);DEC2HEX((HEX2DEC(MID([.A155];5;2))-3+256*((HEX2DEC(MID([.A155];5;2))-3)&lt;0));2);MID([.A155];7;2))" office:value-type="string" office:string-value="136F0C99">
            <text:p>136F0C99</text:p>
          </table:table-cell>
          <table:table-cell table:style-name="ce1" table:formula="of:=CONCATENATE([.E22];MID([.A156];3;2);DEC2HEX((HEX2DEC(MID([.A156];5;2))-3+256*((HEX2DEC(MID([.A156];5;2))-3)&lt;0));2);MID([.A156];7;2))" office:value-type="string" office:string-value="1303BDCC">
            <text:p>1303BDCC</text:p>
          </table:table-cell>
          <table:table-cell table:style-name="ce1" table:formula="of:=CONCATENATE([.E22];MID([.A249];3;2);DEC2HEX((HEX2DEC(MID([.A249];5;2))-2+256*((HEX2DEC(MID([.A249];5;2))-2)&lt;0));2);MID([.A249];7;2))" office:value-type="string" office:string-value="1349E233">
            <text:p>1349E233</text:p>
          </table:table-cell>
          <table:table-cell table:style-name="ce1" table:formula="of:=CONCATENATE([.E22];MID([.A250];3;2);DEC2HEX((HEX2DEC(MID([.A250];5;2))-2+256*((HEX2DEC(MID([.A250];5;2))-2)&lt;0));2);MID([.A250];7;2))" office:value-type="string" office:string-value="13EDFE66">
            <text:p>13EDFE66</text:p>
          </table:table-cell>
          <table:table-cell table:formula="of:=CONCATENATE([.E22];MID([.A247];3;2);DEC2HEX((HEX2DEC(MID([.A247];5;2))-2+256*((HEX2DEC(MID([.A247];5;2))-2)&lt;0));2);MID([.A247];7;2))" office:value-type="string" office:string-value="13F0AADD">
            <text:p>13F0AADD</text:p>
          </table:table-cell>
          <table:table-cell table:style-name="ce1" table:formula="of:=CONCATENATE([.E22];MID([.A248];3;2);DEC2HEX((HEX2DEC(MID([.A248];5;2))-2+256*((HEX2DEC(MID([.A248];5;2))-2)&lt;0));2);MID([.A248];7;2))" office:value-type="string" office:string-value="13A5C600">
            <text:p>13A5C600</text:p>
          </table:table-cell>
          <table:table-cell table:style-name="ce1" table:formula="of:=CONCATENATE([.E22];MID([.A245];3;2);DEC2HEX((HEX2DEC(MID([.A245];5;2))-2+256*((HEX2DEC(MID([.A245];5;2))-2)&lt;0));2);MID([.A245];7;2))" office:value-type="string" office:string-value="13B8DD77">
            <text:p>13B8DD77</text:p>
          </table:table-cell>
          <table:table-cell table:style-name="ce1" table:formula="of:=CONCATENATE([.E22];MID([.A246];3;2);DEC2HEX((HEX2DEC(MID([.A246];5;2))-2+256*((HEX2DEC(MID([.A246];5;2))-2)&lt;0));2);MID([.A246];7;2))" office:value-type="string" office:string-value="135CF9AA">
            <text:p>135CF9AA</text:p>
          </table:table-cell>
          <table:table-cell table:style-name="ce1" table:formula="of:=CONCATENATE([.E22];MID([.A243];3;2);DEC2HEX((HEX2DEC(MID([.A243];5;2))-2+256*((HEX2DEC(MID([.A243];5;2))-2)&lt;0));2);MID([.A243];7;2))" office:value-type="string" office:string-value="1370A511">
            <text:p>1370A511</text:p>
          </table:table-cell>
          <table:table-cell table:style-name="ce1" table:formula="of:=CONCATENATE([.E22];MID([.A244];3;2);DEC2HEX((HEX2DEC(MID([.A244];5;2))-2+256*((HEX2DEC(MID([.A244];5;2))-2)&lt;0));2);MID([.A244];7;2))" office:value-type="string" office:string-value="1314C144">
            <text:p>1314C144</text:p>
          </table:table-cell>
          <table:table-cell/>
          <table:table-cell table:style-name="ce1" table:formula="of:=MID([.A22];3;2)" office:value-type="string" office:string-value="B2">
            <text:p>B2</text:p>
          </table:table-cell>
          <table:table-cell table:style-name="ce1" table:formula="of:=MID([.A22];5;2)" office:value-type="string" office:string-value="B9">
            <text:p>B9</text:p>
          </table:table-cell>
          <table:table-cell table:formula="of:=IF((HEX2DEC([.Y22])-HEX2DEC([.Y21]))&gt;0;HEX2DEC([.Y22])-HEX2DEC([.Y21]);HEX2DEC([.Y22])-HEX2DEC([.Y21])+256)" office:value-type="float" office:value="148">
            <text:p>148</text:p>
          </table:table-cell>
          <table:table-cell table:formula="of:=IF((HEX2DEC([.Z22])-HEX2DEC([.Z21]))&gt;0;HEX2DEC([.Z22])-HEX2DEC([.Z21]);HEX2DEC([.Z22])-HEX2DEC([.Z21])+256)" office:value-type="float" office:value="177">
            <text:p>177</text:p>
          </table:table-cell>
          <table:table-cell table:number-columns-repeated="2"/>
          <table:table-cell office:value-type="string">
            <text:p>Q</text:p>
          </table:table-cell>
          <table:table-cell table:formula="of:=DEC2HEX(HEX2DEC([.AF21])+[.AG22])" office:value-type="string" office:string-value="4D">
            <text:p>4D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1" office:value-type="string">
            <text:p>1456D5DD</text:p>
          </table:table-cell>
          <table:table-cell office:value-type="string">
            <text:p>147AEC44</text:p>
          </table:table-cell>
          <table:table-cell table:number-columns-repeated="2"/>
          <table:table-cell table:style-name="ce7" table:formula="of:=DEC2HEX(HEX2DEC([.E24])-1)" office:value-type="string" office:string-value="14">
            <text:p>14</text:p>
          </table:table-cell>
          <table:table-cell table:style-name="ce1" table:formula="of:=CONCATENATE([.E23];MID([.A217];3;2);DEC2HEX((HEX2DEC(MID([.A217];5;2))-1+256*((HEX2DEC(MID([.A217];5;2))-1)&lt;0));2);MID([.A217];7;2))" office:value-type="string" office:string-value="14E3BB33">
            <text:p>14E3BB33</text:p>
          </table:table-cell>
          <table:table-cell table:style-name="ce1" table:formula="of:=CONCATENATE([.E23];MID([.A214];3;2);DEC2HEX((HEX2DEC(MID([.A214];5;2))-1+256*((HEX2DEC(MID([.A214];5;2))-1)&lt;0));2);MID([.A214];7;2))" office:value-type="string" office:string-value="14F6D2AA">
            <text:p>14F6D2AA</text:p>
          </table:table-cell>
          <table:table-cell table:style-name="ce1" table:formula="of:=CONCATENATE([.E23];MID([.A215];3;2);DEC2HEX((HEX2DEC(MID([.A215];5;2))-1+256*((HEX2DEC(MID([.A215];5;2))-1)&lt;0));2);MID([.A215];7;2))" office:value-type="string" office:string-value="149AEEDD">
            <text:p>149AEEDD</text:p>
          </table:table-cell>
          <table:table-cell table:style-name="ce1" table:formula="of:=CONCATENATE([.E23];MID([.A212];3;2);DEC2HEX((HEX2DEC(MID([.A212];5;2))-1+256*((HEX2DEC(MID([.A212];5;2))-1)&lt;0));2);MID([.A212];7;2))" office:value-type="string" office:string-value="14BE0544">
            <text:p>14BE0544</text:p>
          </table:table-cell>
          <table:table-cell table:style-name="ce1" table:formula="of:=CONCATENATE([.E23];MID([.A213];3;2);DEC2HEX((HEX2DEC(MID([.A213];5;2))-1+256*((HEX2DEC(MID([.A213];5;2))-1)&lt;0));2);MID([.A213];7;2))" office:value-type="string" office:string-value="1452B677">
            <text:p>1452B677</text:p>
          </table:table-cell>
          <table:table-cell table:style-name="ce1" table:formula="of:=CONCATENATE([.E23];MID([.A210];3;2);DEC2HEX((HEX2DEC(MID([.A210];5;2))-1+256*((HEX2DEC(MID([.A210];5;2))-1)&lt;0));2);MID([.A210];7;2))" office:value-type="string" office:string-value="1465CDEE">
            <text:p>1465CDEE</text:p>
          </table:table-cell>
          <table:table-cell table:style-name="ce6" table:formula="of:=CONCATENATE([.E23];MID([.A211];3;2);DEC2HEX((HEX2DEC(MID([.A211];5;2))-1+256*((HEX2DEC(MID([.A211];5;2))-1)&lt;0));2);MID([.A211];7;2))" office:value-type="string" office:string-value="141AE911">
            <text:p>141AE911</text:p>
          </table:table-cell>
          <table:table-cell/>
          <table:table-cell table:style-name="ce1" table:formula="of:=CONCATENATE([.E23];MID([.A156];3;2);DEC2HEX((HEX2DEC(MID([.A156];5;2))-3+256*((HEX2DEC(MID([.A156];5;2))-3)&lt;0));2);MID([.A156];7;2))" office:value-type="string" office:string-value="1403BDCC">
            <text:p>1403BDCC</text:p>
          </table:table-cell>
          <table:table-cell table:style-name="ce1" table:formula="of:=CONCATENATE([.E23];MID([.A157];3;2);DEC2HEX((HEX2DEC(MID([.A157];5;2))-3+256*((HEX2DEC(MID([.A157];5;2))-3)&lt;0));2);MID([.A157];7;2))" office:value-type="string" office:string-value="14A7D9FF">
            <text:p>14A7D9FF</text:p>
          </table:table-cell>
          <table:table-cell table:style-name="ce1" table:formula="of:=CONCATENATE([.E23];MID([.A250];3;2);DEC2HEX((HEX2DEC(MID([.A250];5;2))-2+256*((HEX2DEC(MID([.A250];5;2))-2)&lt;0));2);MID([.A250];7;2))" office:value-type="string" office:string-value="14EDFE66">
            <text:p>14EDFE66</text:p>
          </table:table-cell>
          <table:table-cell table:style-name="ce1" table:formula="of:=CONCATENATE([.E23];MID([.A251];3;2);DEC2HEX((HEX2DEC(MID([.A251];5;2))-2+256*((HEX2DEC(MID([.A251];5;2))-2)&lt;0));2);MID([.A251];7;2))" office:value-type="string" office:string-value="1481AF99">
            <text:p>1481AF99</text:p>
          </table:table-cell>
          <table:table-cell table:formula="of:=CONCATENATE([.E23];MID([.A248];3;2);DEC2HEX((HEX2DEC(MID([.A248];5;2))-2+256*((HEX2DEC(MID([.A248];5;2))-2)&lt;0));2);MID([.A248];7;2))" office:value-type="string" office:string-value="14A5C600">
            <text:p>14A5C600</text:p>
          </table:table-cell>
          <table:table-cell table:style-name="ce1" table:formula="of:=CONCATENATE([.E23];MID([.A249];3;2);DEC2HEX((HEX2DEC(MID([.A249];5;2))-2+256*((HEX2DEC(MID([.A249];5;2))-2)&lt;0));2);MID([.A249];7;2))" office:value-type="string" office:string-value="1449E233">
            <text:p>1449E233</text:p>
          </table:table-cell>
          <table:table-cell table:style-name="ce1" table:formula="of:=CONCATENATE([.E23];MID([.A246];3;2);DEC2HEX((HEX2DEC(MID([.A246];5;2))-2+256*((HEX2DEC(MID([.A246];5;2))-2)&lt;0));2);MID([.A246];7;2))" office:value-type="string" office:string-value="145CF9AA">
            <text:p>145CF9AA</text:p>
          </table:table-cell>
          <table:table-cell table:style-name="ce1" table:formula="of:=CONCATENATE([.E23];MID([.A247];3;2);DEC2HEX((HEX2DEC(MID([.A247];5;2))-2+256*((HEX2DEC(MID([.A247];5;2))-2)&lt;0));2);MID([.A247];7;2))" office:value-type="string" office:string-value="14F0AADD">
            <text:p>14F0AADD</text:p>
          </table:table-cell>
          <table:table-cell table:style-name="ce1" table:formula="of:=CONCATENATE([.E23];MID([.A244];3;2);DEC2HEX((HEX2DEC(MID([.A244];5;2))-2+256*((HEX2DEC(MID([.A244];5;2))-2)&lt;0));2);MID([.A244];7;2))" office:value-type="string" office:string-value="1414C144">
            <text:p>1414C144</text:p>
          </table:table-cell>
          <table:table-cell table:style-name="ce1" table:formula="of:=CONCATENATE([.E23];MID([.A245];3;2);DEC2HEX((HEX2DEC(MID([.A245];5;2))-2+256*((HEX2DEC(MID([.A245];5;2))-2)&lt;0));2);MID([.A245];7;2))" office:value-type="string" office:string-value="14B8DD77">
            <text:p>14B8DD77</text:p>
          </table:table-cell>
          <table:table-cell/>
          <table:table-cell table:style-name="ce1" table:formula="of:=MID([.A23];3;2)" office:value-type="string" office:string-value="56">
            <text:p>56</text:p>
          </table:table-cell>
          <table:table-cell table:style-name="ce1" table:formula="of:=MID([.A23];5;2)" office:value-type="string" office:string-value="D5">
            <text:p>D5</text:p>
          </table:table-cell>
          <table:table-cell table:formula="of:=IF((HEX2DEC([.Y23])-HEX2DEC([.Y22]))&gt;0;HEX2DEC([.Y23])-HEX2DEC([.Y22]);HEX2DEC([.Y23])-HEX2DEC([.Y22])+256)" office:value-type="float" office:value="164">
            <text:p>164</text:p>
          </table:table-cell>
          <table:table-cell table:formula="of:=IF((HEX2DEC([.Z23])-HEX2DEC([.Z22]))&gt;0;HEX2DEC([.Z23])-HEX2DEC([.Z22]);HEX2DEC([.Z23])-HEX2DEC([.Z22])+256)" office:value-type="float" office:value="28">
            <text:p>28</text:p>
          </table:table-cell>
          <table:table-cell table:number-columns-repeated="2"/>
          <table:table-cell office:value-type="string">
            <text:p>R</text:p>
          </table:table-cell>
          <table:table-cell table:formula="of:=DEC2HEX(HEX2DEC([.AF22])+[.AG23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50BF100</text:p>
          </table:table-cell>
          <table:table-cell table:style-name="ce2" office:value-type="string">
            <text:p>151E0877</text:p>
          </table:table-cell>
          <table:table-cell table:number-columns-repeated="2"/>
          <table:table-cell table:style-name="ce7" table:formula="of:=DEC2HEX(HEX2DEC([.E25])-1)" office:value-type="string" office:string-value="15">
            <text:p>15</text:p>
          </table:table-cell>
          <table:table-cell table:style-name="ce1" table:formula="of:=CONCATENATE([.E24];MID([.A218];3;2);DEC2HEX((HEX2DEC(MID([.A218];5;2))-1+256*((HEX2DEC(MID([.A218];5;2))-1)&lt;0));2);MID([.A218];7;2))" office:value-type="string" office:string-value="1587D766">
            <text:p>1587D766</text:p>
          </table:table-cell>
          <table:table-cell table:style-name="ce1" table:formula="of:=CONCATENATE([.E24];MID([.A215];3;2);DEC2HEX((HEX2DEC(MID([.A215];5;2))-1+256*((HEX2DEC(MID([.A215];5;2))-1)&lt;0));2);MID([.A215];7;2))" office:value-type="string" office:string-value="159AEEDD">
            <text:p>159AEEDD</text:p>
          </table:table-cell>
          <table:table-cell table:style-name="ce1" table:formula="of:=CONCATENATE([.E24];MID([.A216];3;2);DEC2HEX((HEX2DEC(MID([.A216];5;2))-1+256*((HEX2DEC(MID([.A216];5;2))-1)&lt;0));2);MID([.A216];7;2))" office:value-type="string" office:string-value="154F0A00">
            <text:p>154F0A00</text:p>
          </table:table-cell>
          <table:table-cell table:style-name="ce1" table:formula="of:=CONCATENATE([.E24];MID([.A213];3;2);DEC2HEX((HEX2DEC(MID([.A213];5;2))-1+256*((HEX2DEC(MID([.A213];5;2))-1)&lt;0));2);MID([.A213];7;2))" office:value-type="string" office:string-value="1552B677">
            <text:p>1552B677</text:p>
          </table:table-cell>
          <table:table-cell table:style-name="ce1" table:formula="of:=CONCATENATE([.E24];MID([.A214];3;2);DEC2HEX((HEX2DEC(MID([.A214];5;2))-1+256*((HEX2DEC(MID([.A214];5;2))-1)&lt;0));2);MID([.A214];7;2))" office:value-type="string" office:string-value="15F6D2AA">
            <text:p>15F6D2AA</text:p>
          </table:table-cell>
          <table:table-cell table:style-name="ce1" table:formula="of:=CONCATENATE([.E24];MID([.A211];3;2);DEC2HEX((HEX2DEC(MID([.A211];5;2))-1+256*((HEX2DEC(MID([.A211];5;2))-1)&lt;0));2);MID([.A211];7;2))" office:value-type="string" office:string-value="151AE911">
            <text:p>151AE911</text:p>
          </table:table-cell>
          <table:table-cell table:style-name="ce6" table:formula="of:=CONCATENATE([.E24];MID([.A212];3;2);DEC2HEX((HEX2DEC(MID([.A212];5;2))-1+256*((HEX2DEC(MID([.A212];5;2))-1)&lt;0));2);MID([.A212];7;2))" office:value-type="string" office:string-value="15BE0544">
            <text:p>15BE0544</text:p>
          </table:table-cell>
          <table:table-cell/>
          <table:table-cell table:style-name="ce1" table:formula="of:=CONCATENATE([.E24];MID([.A157];3;2);DEC2HEX((HEX2DEC(MID([.A157];5;2))-3+256*((HEX2DEC(MID([.A157];5;2))-3)&lt;0));2);MID([.A157];7;2))" office:value-type="string" office:string-value="15A7D9FF">
            <text:p>15A7D9FF</text:p>
          </table:table-cell>
          <table:table-cell table:style-name="ce1" table:formula="of:=CONCATENATE([.E24];MID([.A158];3;2);DEC2HEX((HEX2DEC(MID([.A158];5;2))-3+256*((HEX2DEC(MID([.A158];5;2))-3)&lt;0));2);MID([.A158];7;2))" office:value-type="string" office:string-value="155CF513">
            <text:p>155CF513</text:p>
          </table:table-cell>
          <table:table-cell table:style-name="ce1" table:formula="of:=CONCATENATE([.E24];MID([.A251];3;2);DEC2HEX((HEX2DEC(MID([.A251];5;2))-2+256*((HEX2DEC(MID([.A251];5;2))-2)&lt;0));2);MID([.A251];7;2))" office:value-type="string" office:string-value="1581AF99">
            <text:p>1581AF99</text:p>
          </table:table-cell>
          <table:table-cell table:style-name="ce1" table:formula="of:=CONCATENATE([.E24];MID([.A252];3;2);DEC2HEX((HEX2DEC(MID([.A252];5;2))-2+256*((HEX2DEC(MID([.A252];5;2))-2)&lt;0));2);MID([.A252];7;2))" office:value-type="string" office:string-value="1525CBCC">
            <text:p>1525CBCC</text:p>
          </table:table-cell>
          <table:table-cell table:formula="of:=CONCATENATE([.E24];MID([.A249];3;2);DEC2HEX((HEX2DEC(MID([.A249];5;2))-2+256*((HEX2DEC(MID([.A249];5;2))-2)&lt;0));2);MID([.A249];7;2))" office:value-type="string" office:string-value="1549E233">
            <text:p>1549E233</text:p>
          </table:table-cell>
          <table:table-cell table:style-name="ce1" table:formula="of:=CONCATENATE([.E24];MID([.A250];3;2);DEC2HEX((HEX2DEC(MID([.A250];5;2))-2+256*((HEX2DEC(MID([.A250];5;2))-2)&lt;0));2);MID([.A250];7;2))" office:value-type="string" office:string-value="15EDFE66">
            <text:p>15EDFE66</text:p>
          </table:table-cell>
          <table:table-cell table:style-name="ce1" table:formula="of:=CONCATENATE([.E24];MID([.A247];3;2);DEC2HEX((HEX2DEC(MID([.A247];5;2))-2+256*((HEX2DEC(MID([.A247];5;2))-2)&lt;0));2);MID([.A247];7;2))" office:value-type="string" office:string-value="15F0AADD">
            <text:p>15F0AADD</text:p>
          </table:table-cell>
          <table:table-cell table:style-name="ce1" table:formula="of:=CONCATENATE([.E24];MID([.A248];3;2);DEC2HEX((HEX2DEC(MID([.A248];5;2))-2+256*((HEX2DEC(MID([.A248];5;2))-2)&lt;0));2);MID([.A248];7;2))" office:value-type="string" office:string-value="15A5C600">
            <text:p>15A5C600</text:p>
          </table:table-cell>
          <table:table-cell table:style-name="ce1" table:formula="of:=CONCATENATE([.E24];MID([.A245];3;2);DEC2HEX((HEX2DEC(MID([.A245];5;2))-2+256*((HEX2DEC(MID([.A245];5;2))-2)&lt;0));2);MID([.A245];7;2))" office:value-type="string" office:string-value="15B8DD77">
            <text:p>15B8DD77</text:p>
          </table:table-cell>
          <table:table-cell table:style-name="ce1" table:formula="of:=CONCATENATE([.E24];MID([.A246];3;2);DEC2HEX((HEX2DEC(MID([.A246];5;2))-2+256*((HEX2DEC(MID([.A246];5;2))-2)&lt;0));2);MID([.A246];7;2))" office:value-type="string" office:string-value="155CF9AA">
            <text:p>155CF9AA</text:p>
          </table:table-cell>
          <table:table-cell/>
          <table:table-cell table:style-name="ce1" table:formula="of:=MID([.A24];3;2)" office:value-type="string" office:string-value="0B">
            <text:p>0B</text:p>
          </table:table-cell>
          <table:table-cell table:style-name="ce1" table:formula="of:=MID([.A24];5;2)" office:value-type="string" office:string-value="F1">
            <text:p>F1</text:p>
          </table:table-cell>
          <table:table-cell table:formula="of:=IF((HEX2DEC([.Y24])-HEX2DEC([.Y23]))&gt;0;HEX2DEC([.Y24])-HEX2DEC([.Y23]);HEX2DEC([.Y24])-HEX2DEC([.Y23])+256)" office:value-type="float" office:value="181">
            <text:p>181</text:p>
          </table:table-cell>
          <table:table-cell table:formula="of:=IF((HEX2DEC([.Z24])-HEX2DEC([.Z23]))&gt;0;HEX2DEC([.Z24])-HEX2DEC([.Z23]);HEX2DEC([.Z24])-HEX2DEC([.Z23])+256)" office:value-type="float" office:value="28">
            <text:p>28</text:p>
          </table:table-cell>
          <table:table-cell table:number-columns-repeated="2"/>
          <table:table-cell office:value-type="string">
            <text:p>S</text:p>
          </table:table-cell>
          <table:table-cell table:formula="of:=DEC2HEX(HEX2DEC([.AF23])+[.AG24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6AF0D33</text:p>
          </table:table-cell>
          <table:table-cell office:value-type="string">
            <text:p>16B2B9AA</text:p>
          </table:table-cell>
          <table:table-cell table:number-columns-repeated="2"/>
          <table:table-cell table:style-name="ce7" table:formula="of:=DEC2HEX(HEX2DEC([.E26])-1)" office:value-type="string" office:string-value="16">
            <text:p>16</text:p>
          </table:table-cell>
          <table:table-cell table:style-name="ce1" table:formula="of:=CONCATENATE([.E25];MID([.A219];3;2);DEC2HEX((HEX2DEC(MID([.A219];5;2))-1+256*((HEX2DEC(MID([.A219];5;2))-1)&lt;0));2);MID([.A219];7;2))" office:value-type="string" office:string-value="162BF399">
            <text:p>162BF399</text:p>
          </table:table-cell>
          <table:table-cell table:style-name="ce1" table:formula="of:=CONCATENATE([.E25];MID([.A216];3;2);DEC2HEX((HEX2DEC(MID([.A216];5;2))-1+256*((HEX2DEC(MID([.A216];5;2))-1)&lt;0));2);MID([.A216];7;2))" office:value-type="string" office:string-value="164F0A00">
            <text:p>164F0A00</text:p>
          </table:table-cell>
          <table:table-cell table:style-name="ce1" table:formula="of:=CONCATENATE([.E25];MID([.A217];3;2);DEC2HEX((HEX2DEC(MID([.A217];5;2))-1+256*((HEX2DEC(MID([.A217];5;2))-1)&lt;0));2);MID([.A217];7;2))" office:value-type="string" office:string-value="16E3BB33">
            <text:p>16E3BB33</text:p>
          </table:table-cell>
          <table:table-cell table:style-name="ce1" table:formula="of:=CONCATENATE([.E25];MID([.A214];3;2);DEC2HEX((HEX2DEC(MID([.A214];5;2))-1+256*((HEX2DEC(MID([.A214];5;2))-1)&lt;0));2);MID([.A214];7;2))" office:value-type="string" office:string-value="16F6D2AA">
            <text:p>16F6D2AA</text:p>
          </table:table-cell>
          <table:table-cell table:style-name="ce1" table:formula="of:=CONCATENATE([.E25];MID([.A215];3;2);DEC2HEX((HEX2DEC(MID([.A215];5;2))-1+256*((HEX2DEC(MID([.A215];5;2))-1)&lt;0));2);MID([.A215];7;2))" office:value-type="string" office:string-value="169AEEDD">
            <text:p>169AEEDD</text:p>
          </table:table-cell>
          <table:table-cell table:style-name="ce1" table:formula="of:=CONCATENATE([.E25];MID([.A212];3;2);DEC2HEX((HEX2DEC(MID([.A212];5;2))-1+256*((HEX2DEC(MID([.A212];5;2))-1)&lt;0));2);MID([.A212];7;2))" office:value-type="string" office:string-value="16BE0544">
            <text:p>16BE0544</text:p>
          </table:table-cell>
          <table:table-cell table:style-name="ce6" table:formula="of:=CONCATENATE([.E25];MID([.A213];3;2);DEC2HEX((HEX2DEC(MID([.A213];5;2))-1+256*((HEX2DEC(MID([.A213];5;2))-1)&lt;0));2);MID([.A213];7;2))" office:value-type="string" office:string-value="1652B677">
            <text:p>1652B677</text:p>
          </table:table-cell>
          <table:table-cell/>
          <table:table-cell table:style-name="ce1" table:formula="of:=CONCATENATE([.E25];MID([.A158];3;2);DEC2HEX((HEX2DEC(MID([.A158];5;2))-3+256*((HEX2DEC(MID([.A158];5;2))-3)&lt;0));2);MID([.A158];7;2))" office:value-type="string" office:string-value="165CF513">
            <text:p>165CF513</text:p>
          </table:table-cell>
          <table:table-cell table:style-name="ce1" table:formula="of:=CONCATENATE([.E25];MID([.A159];3;2);DEC2HEX((HEX2DEC(MID([.A159];5;2))-3+256*((HEX2DEC(MID([.A159];5;2))-3)&lt;0));2);MID([.A159];7;2))" office:value-type="string" office:string-value="16F0A655">
            <text:p>16F0A655</text:p>
          </table:table-cell>
          <table:table-cell table:style-name="ce1" table:formula="of:=CONCATENATE([.E25];MID([.A252];3;2);DEC2HEX((HEX2DEC(MID([.A252];5;2))-2+256*((HEX2DEC(MID([.A252];5;2))-2)&lt;0));2);MID([.A252];7;2))" office:value-type="string" office:string-value="1625CBCC">
            <text:p>1625CBCC</text:p>
          </table:table-cell>
          <table:table-cell table:style-name="ce1" table:formula="of:=CONCATENATE([.E25];MID([.A253];3;2);DEC2HEX((HEX2DEC(MID([.A253];5;2))-2+256*((HEX2DEC(MID([.A253];5;2))-2)&lt;0));2);MID([.A253];7;2))" office:value-type="string" office:string-value="16C9E7FF">
            <text:p>16C9E7FF</text:p>
          </table:table-cell>
          <table:table-cell table:formula="of:=CONCATENATE([.E25];MID([.A250];3;2);DEC2HEX((HEX2DEC(MID([.A250];5;2))-2+256*((HEX2DEC(MID([.A250];5;2))-2)&lt;0));2);MID([.A250];7;2))" office:value-type="string" office:string-value="16EDFE66">
            <text:p>16EDFE66</text:p>
          </table:table-cell>
          <table:table-cell table:style-name="ce1" table:formula="of:=CONCATENATE([.E25];MID([.A251];3;2);DEC2HEX((HEX2DEC(MID([.A251];5;2))-2+256*((HEX2DEC(MID([.A251];5;2))-2)&lt;0));2);MID([.A251];7;2))" office:value-type="string" office:string-value="1681AF99">
            <text:p>1681AF99</text:p>
          </table:table-cell>
          <table:table-cell table:style-name="ce1" table:formula="of:=CONCATENATE([.E25];MID([.A248];3;2);DEC2HEX((HEX2DEC(MID([.A248];5;2))-2+256*((HEX2DEC(MID([.A248];5;2))-2)&lt;0));2);MID([.A248];7;2))" office:value-type="string" office:string-value="16A5C600">
            <text:p>16A5C600</text:p>
          </table:table-cell>
          <table:table-cell table:style-name="ce1" table:formula="of:=CONCATENATE([.E25];MID([.A249];3;2);DEC2HEX((HEX2DEC(MID([.A249];5;2))-2+256*((HEX2DEC(MID([.A249];5;2))-2)&lt;0));2);MID([.A249];7;2))" office:value-type="string" office:string-value="1649E233">
            <text:p>1649E233</text:p>
          </table:table-cell>
          <table:table-cell table:style-name="ce1" table:formula="of:=CONCATENATE([.E25];MID([.A246];3;2);DEC2HEX((HEX2DEC(MID([.A246];5;2))-2+256*((HEX2DEC(MID([.A246];5;2))-2)&lt;0));2);MID([.A246];7;2))" office:value-type="string" office:string-value="165CF9AA">
            <text:p>165CF9AA</text:p>
          </table:table-cell>
          <table:table-cell table:style-name="ce1" table:formula="of:=CONCATENATE([.E25];MID([.A247];3;2);DEC2HEX((HEX2DEC(MID([.A247];5;2))-2+256*((HEX2DEC(MID([.A247];5;2))-2)&lt;0));2);MID([.A247];7;2))" office:value-type="string" office:string-value="16F0AADD">
            <text:p>16F0AADD</text:p>
          </table:table-cell>
          <table:table-cell/>
          <table:table-cell table:style-name="ce1" table:formula="of:=MID([.A25];3;2)" office:value-type="string" office:string-value="AF">
            <text:p>AF</text:p>
          </table:table-cell>
          <table:table-cell table:style-name="ce1" table:formula="of:=MID([.A25];5;2)" office:value-type="string" office:string-value="0D">
            <text:p>0D</text:p>
          </table:table-cell>
          <table:table-cell table:formula="of:=IF((HEX2DEC([.Y25])-HEX2DEC([.Y24]))&gt;0;HEX2DEC([.Y25])-HEX2DEC([.Y24]);HEX2DEC([.Y25])-HEX2DEC([.Y24])+256)" office:value-type="float" office:value="164">
            <text:p>164</text:p>
          </table:table-cell>
          <table:table-cell table:formula="of:=IF((HEX2DEC([.Z25])-HEX2DEC([.Z24]))&gt;0;HEX2DEC([.Z25])-HEX2DEC([.Z24]);HEX2DEC([.Z25])-HEX2DEC([.Z24])+256)" office:value-type="float" office:value="28">
            <text:p>28</text:p>
          </table:table-cell>
          <table:table-cell table:number-columns-repeated="2"/>
          <table:table-cell office:value-type="string">
            <text:p>T</text:p>
          </table:table-cell>
          <table:table-cell table:formula="of:=DEC2HEX(HEX2DEC([.AF24])+[.AG25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743BE66</text:p>
          </table:table-cell>
          <table:table-cell office:value-type="string">
            <text:p>1756D5DD</text:p>
          </table:table-cell>
          <table:table-cell table:number-columns-repeated="2"/>
          <table:table-cell table:style-name="ce7" table:formula="of:=DEC2HEX(HEX2DEC([.E27])-1)" office:value-type="string" office:string-value="17">
            <text:p>17</text:p>
          </table:table-cell>
          <table:table-cell table:style-name="ce1" table:formula="of:=CONCATENATE([.E26];MID([.A220];3;2);DEC2HEX((HEX2DEC(MID([.A220];5;2))-1+256*((HEX2DEC(MID([.A220];5;2))-1)&lt;0));2);MID([.A220];7;2))" office:value-type="string" office:string-value="17CF0FCC">
            <text:p>17CF0FCC</text:p>
          </table:table-cell>
          <table:table-cell table:style-name="ce1" table:formula="of:=CONCATENATE([.E26];MID([.A217];3;2);DEC2HEX((HEX2DEC(MID([.A217];5;2))-1+256*((HEX2DEC(MID([.A217];5;2))-1)&lt;0));2);MID([.A217];7;2))" office:value-type="string" office:string-value="17E3BB33">
            <text:p>17E3BB33</text:p>
          </table:table-cell>
          <table:table-cell table:style-name="ce1" table:formula="of:=CONCATENATE([.E26];MID([.A218];3;2);DEC2HEX((HEX2DEC(MID([.A218];5;2))-1+256*((HEX2DEC(MID([.A218];5;2))-1)&lt;0));2);MID([.A218];7;2))" office:value-type="string" office:string-value="1787D766">
            <text:p>1787D766</text:p>
          </table:table-cell>
          <table:table-cell table:style-name="ce1" table:formula="of:=CONCATENATE([.E26];MID([.A215];3;2);DEC2HEX((HEX2DEC(MID([.A215];5;2))-1+256*((HEX2DEC(MID([.A215];5;2))-1)&lt;0));2);MID([.A215];7;2))" office:value-type="string" office:string-value="179AEEDD">
            <text:p>179AEEDD</text:p>
          </table:table-cell>
          <table:table-cell table:style-name="ce1" table:formula="of:=CONCATENATE([.E26];MID([.A216];3;2);DEC2HEX((HEX2DEC(MID([.A216];5;2))-1+256*((HEX2DEC(MID([.A216];5;2))-1)&lt;0));2);MID([.A216];7;2))" office:value-type="string" office:string-value="174F0A00">
            <text:p>174F0A00</text:p>
          </table:table-cell>
          <table:table-cell table:style-name="ce1" table:formula="of:=CONCATENATE([.E26];MID([.A213];3;2);DEC2HEX((HEX2DEC(MID([.A213];5;2))-1+256*((HEX2DEC(MID([.A213];5;2))-1)&lt;0));2);MID([.A213];7;2))" office:value-type="string" office:string-value="1752B677">
            <text:p>1752B677</text:p>
          </table:table-cell>
          <table:table-cell table:style-name="ce6" table:formula="of:=CONCATENATE([.E26];MID([.A214];3;2);DEC2HEX((HEX2DEC(MID([.A214];5;2))-1+256*((HEX2DEC(MID([.A214];5;2))-1)&lt;0));2);MID([.A214];7;2))" office:value-type="string" office:string-value="17F6D2AA">
            <text:p>17F6D2AA</text:p>
          </table:table-cell>
          <table:table-cell/>
          <table:table-cell table:style-name="ce1" table:formula="of:=CONCATENATE([.E26];MID([.A159];3;2);DEC2HEX((HEX2DEC(MID([.A159];5;2))-3+256*((HEX2DEC(MID([.A159];5;2))-3)&lt;0));2);MID([.A159];7;2))" office:value-type="string" office:string-value="17F0A655">
            <text:p>17F0A655</text:p>
          </table:table-cell>
          <table:table-cell table:style-name="ce1" table:formula="of:=CONCATENATE([.E26];MID([.A160];3;2);DEC2HEX((HEX2DEC(MID([.A160];5;2))-3+256*((HEX2DEC(MID([.A160];5;2))-3)&lt;0));2);MID([.A160];7;2))" office:value-type="string" office:string-value="1794C288">
            <text:p>1794C288</text:p>
          </table:table-cell>
          <table:table-cell table:style-name="ce1" table:formula="of:=CONCATENATE([.E26];MID([.A253];3;2);DEC2HEX((HEX2DEC(MID([.A253];5;2))-2+256*((HEX2DEC(MID([.A253];5;2))-2)&lt;0));2);MID([.A253];7;2))" office:value-type="string" office:string-value="17C9E7FF">
            <text:p>17C9E7FF</text:p>
          </table:table-cell>
          <table:table-cell table:style-name="ce1" table:formula="of:=CONCATENATE([.E26];MID([.A254];3;2);DEC2HEX((HEX2DEC(MID([.A254];5;2))-2+256*((HEX2DEC(MID([.A254];5;2))-2)&lt;0));2);MID([.A254];7;2))" office:value-type="string" office:string-value="177E0322">
            <text:p>177E0322</text:p>
          </table:table-cell>
          <table:table-cell table:formula="of:=CONCATENATE([.E26];MID([.A251];3;2);DEC2HEX((HEX2DEC(MID([.A251];5;2))-2+256*((HEX2DEC(MID([.A251];5;2))-2)&lt;0));2);MID([.A251];7;2))" office:value-type="string" office:string-value="1781AF99">
            <text:p>1781AF99</text:p>
          </table:table-cell>
          <table:table-cell table:style-name="ce1" table:formula="of:=CONCATENATE([.E26];MID([.A252];3;2);DEC2HEX((HEX2DEC(MID([.A252];5;2))-2+256*((HEX2DEC(MID([.A252];5;2))-2)&lt;0));2);MID([.A252];7;2))" office:value-type="string" office:string-value="1725CBCC">
            <text:p>1725CBCC</text:p>
          </table:table-cell>
          <table:table-cell table:style-name="ce1" table:formula="of:=CONCATENATE([.E26];MID([.A249];3;2);DEC2HEX((HEX2DEC(MID([.A249];5;2))-2+256*((HEX2DEC(MID([.A249];5;2))-2)&lt;0));2);MID([.A249];7;2))" office:value-type="string" office:string-value="1749E233">
            <text:p>1749E233</text:p>
          </table:table-cell>
          <table:table-cell table:style-name="ce1" table:formula="of:=CONCATENATE([.E26];MID([.A250];3;2);DEC2HEX((HEX2DEC(MID([.A250];5;2))-2+256*((HEX2DEC(MID([.A250];5;2))-2)&lt;0));2);MID([.A250];7;2))" office:value-type="string" office:string-value="17EDFE66">
            <text:p>17EDFE66</text:p>
          </table:table-cell>
          <table:table-cell table:style-name="ce1" table:formula="of:=CONCATENATE([.E26];MID([.A247];3;2);DEC2HEX((HEX2DEC(MID([.A247];5;2))-2+256*((HEX2DEC(MID([.A247];5;2))-2)&lt;0));2);MID([.A247];7;2))" office:value-type="string" office:string-value="17F0AADD">
            <text:p>17F0AADD</text:p>
          </table:table-cell>
          <table:table-cell table:style-name="ce1" table:formula="of:=CONCATENATE([.E26];MID([.A248];3;2);DEC2HEX((HEX2DEC(MID([.A248];5;2))-2+256*((HEX2DEC(MID([.A248];5;2))-2)&lt;0));2);MID([.A248];7;2))" office:value-type="string" office:string-value="17A5C600">
            <text:p>17A5C600</text:p>
          </table:table-cell>
          <table:table-cell/>
          <table:table-cell table:style-name="ce1" table:formula="of:=MID([.A26];3;2)" office:value-type="string" office:string-value="43">
            <text:p>43</text:p>
          </table:table-cell>
          <table:table-cell table:style-name="ce1" table:formula="of:=MID([.A26];5;2)" office:value-type="string" office:string-value="BE">
            <text:p>BE</text:p>
          </table:table-cell>
          <table:table-cell table:formula="of:=IF((HEX2DEC([.Y26])-HEX2DEC([.Y25]))&gt;0;HEX2DEC([.Y26])-HEX2DEC([.Y25]);HEX2DEC([.Y26])-HEX2DEC([.Y25])+256)" office:value-type="float" office:value="148">
            <text:p>148</text:p>
          </table:table-cell>
          <table:table-cell table:formula="of:=IF((HEX2DEC([.Z26])-HEX2DEC([.Z25]))&gt;0;HEX2DEC([.Z26])-HEX2DEC([.Z25]);HEX2DEC([.Z26])-HEX2DEC([.Z25])+256)" office:value-type="float" office:value="177">
            <text:p>177</text:p>
          </table:table-cell>
          <table:table-cell table:number-columns-repeated="2"/>
          <table:table-cell office:value-type="string">
            <text:p>U</text:p>
          </table:table-cell>
          <table:table-cell table:formula="of:=DEC2HEX(HEX2DEC([.AF25])+[.AG26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8E7DA99</text:p>
          </table:table-cell>
          <table:table-cell office:value-type="string">
            <text:p>180BF100</text:p>
          </table:table-cell>
          <table:table-cell table:number-columns-repeated="2"/>
          <table:table-cell table:style-name="ce7" table:formula="of:=DEC2HEX(HEX2DEC([.E28])-1)" office:value-type="string" office:string-value="18">
            <text:p>18</text:p>
          </table:table-cell>
          <table:table-cell table:style-name="ce1" table:formula="of:=CONCATENATE([.E27];MID([.A221];3;2);DEC2HEX((HEX2DEC(MID([.A221];5;2))-1+256*((HEX2DEC(MID([.A221];5;2))-1)&lt;0));2);MID([.A221];7;2))" office:value-type="string" office:string-value="1863C0FF">
            <text:p>1863C0FF</text:p>
          </table:table-cell>
          <table:table-cell table:style-name="ce1" table:formula="of:=CONCATENATE([.E27];MID([.A218];3;2);DEC2HEX((HEX2DEC(MID([.A218];5;2))-1+256*((HEX2DEC(MID([.A218];5;2))-1)&lt;0));2);MID([.A218];7;2))" office:value-type="string" office:string-value="1887D766">
            <text:p>1887D766</text:p>
          </table:table-cell>
          <table:table-cell table:style-name="ce1" table:formula="of:=CONCATENATE([.E27];MID([.A219];3;2);DEC2HEX((HEX2DEC(MID([.A219];5;2))-1+256*((HEX2DEC(MID([.A219];5;2))-1)&lt;0));2);MID([.A219];7;2))" office:value-type="string" office:string-value="182BF399">
            <text:p>182BF399</text:p>
          </table:table-cell>
          <table:table-cell table:style-name="ce1" table:formula="of:=CONCATENATE([.E27];MID([.A216];3;2);DEC2HEX((HEX2DEC(MID([.A216];5;2))-1+256*((HEX2DEC(MID([.A216];5;2))-1)&lt;0));2);MID([.A216];7;2))" office:value-type="string" office:string-value="184F0A00">
            <text:p>184F0A00</text:p>
          </table:table-cell>
          <table:table-cell table:style-name="ce1" table:formula="of:=CONCATENATE([.E27];MID([.A217];3;2);DEC2HEX((HEX2DEC(MID([.A217];5;2))-1+256*((HEX2DEC(MID([.A217];5;2))-1)&lt;0));2);MID([.A217];7;2))" office:value-type="string" office:string-value="18E3BB33">
            <text:p>18E3BB33</text:p>
          </table:table-cell>
          <table:table-cell table:style-name="ce1" table:formula="of:=CONCATENATE([.E27];MID([.A214];3;2);DEC2HEX((HEX2DEC(MID([.A214];5;2))-1+256*((HEX2DEC(MID([.A214];5;2))-1)&lt;0));2);MID([.A214];7;2))" office:value-type="string" office:string-value="18F6D2AA">
            <text:p>18F6D2AA</text:p>
          </table:table-cell>
          <table:table-cell table:style-name="ce6" table:formula="of:=CONCATENATE([.E27];MID([.A215];3;2);DEC2HEX((HEX2DEC(MID([.A215];5;2))-1+256*((HEX2DEC(MID([.A215];5;2))-1)&lt;0));2);MID([.A215];7;2))" office:value-type="string" office:string-value="189AEEDD">
            <text:p>189AEEDD</text:p>
          </table:table-cell>
          <table:table-cell/>
          <table:table-cell table:style-name="ce1" table:formula="of:=CONCATENATE([.E27];MID([.A160];3;2);DEC2HEX((HEX2DEC(MID([.A160];5;2))-3+256*((HEX2DEC(MID([.A160];5;2))-3)&lt;0));2);MID([.A160];7;2))" office:value-type="string" office:string-value="1894C288">
            <text:p>1894C288</text:p>
          </table:table-cell>
          <table:table-cell table:style-name="ce1" table:formula="of:=CONCATENATE([.E27];MID([.A161];3;2);DEC2HEX((HEX2DEC(MID([.A161];5;2))-3+256*((HEX2DEC(MID([.A161];5;2))-3)&lt;0));2);MID([.A161];7;2))" office:value-type="string" office:string-value="1838DEBB">
            <text:p>1838DEBB</text:p>
          </table:table-cell>
          <table:table-cell table:style-name="ce1" table:formula="of:=CONCATENATE([.E27];MID([.A254];3;2);DEC2HEX((HEX2DEC(MID([.A254];5;2))-2+256*((HEX2DEC(MID([.A254];5;2))-2)&lt;0));2);MID([.A254];7;2))" office:value-type="string" office:string-value="187E0322">
            <text:p>187E0322</text:p>
          </table:table-cell>
          <table:table-cell table:style-name="ce1" table:formula="of:=CONCATENATE([.E27];MID([.A255];3;2);DEC2HEX((HEX2DEC(MID([.A255];5;2))-2+256*((HEX2DEC(MID([.A255];5;2))-2)&lt;0));2);MID([.A255];7;2))" office:value-type="string" office:string-value="1812B455">
            <text:p>1812B455</text:p>
          </table:table-cell>
          <table:table-cell table:formula="of:=CONCATENATE([.E27];MID([.A252];3;2);DEC2HEX((HEX2DEC(MID([.A252];5;2))-2+256*((HEX2DEC(MID([.A252];5;2))-2)&lt;0));2);MID([.A252];7;2))" office:value-type="string" office:string-value="1825CBCC">
            <text:p>1825CBCC</text:p>
          </table:table-cell>
          <table:table-cell table:style-name="ce1" table:formula="of:=CONCATENATE([.E27];MID([.A253];3;2);DEC2HEX((HEX2DEC(MID([.A253];5;2))-2+256*((HEX2DEC(MID([.A253];5;2))-2)&lt;0));2);MID([.A253];7;2))" office:value-type="string" office:string-value="18C9E7FF">
            <text:p>18C9E7FF</text:p>
          </table:table-cell>
          <table:table-cell table:style-name="ce1" table:formula="of:=CONCATENATE([.E27];MID([.A250];3;2);DEC2HEX((HEX2DEC(MID([.A250];5;2))-2+256*((HEX2DEC(MID([.A250];5;2))-2)&lt;0));2);MID([.A250];7;2))" office:value-type="string" office:string-value="18EDFE66">
            <text:p>18EDFE66</text:p>
          </table:table-cell>
          <table:table-cell table:style-name="ce1" table:formula="of:=CONCATENATE([.E27];MID([.A251];3;2);DEC2HEX((HEX2DEC(MID([.A251];5;2))-2+256*((HEX2DEC(MID([.A251];5;2))-2)&lt;0));2);MID([.A251];7;2))" office:value-type="string" office:string-value="1881AF99">
            <text:p>1881AF99</text:p>
          </table:table-cell>
          <table:table-cell table:style-name="ce1" table:formula="of:=CONCATENATE([.E27];MID([.A248];3;2);DEC2HEX((HEX2DEC(MID([.A248];5;2))-2+256*((HEX2DEC(MID([.A248];5;2))-2)&lt;0));2);MID([.A248];7;2))" office:value-type="string" office:string-value="18A5C600">
            <text:p>18A5C600</text:p>
          </table:table-cell>
          <table:table-cell table:style-name="ce1" table:formula="of:=CONCATENATE([.E27];MID([.A249];3;2);DEC2HEX((HEX2DEC(MID([.A249];5;2))-2+256*((HEX2DEC(MID([.A249];5;2))-2)&lt;0));2);MID([.A249];7;2))" office:value-type="string" office:string-value="1849E233">
            <text:p>1849E233</text:p>
          </table:table-cell>
          <table:table-cell/>
          <table:table-cell table:style-name="ce1" table:formula="of:=MID([.A27];3;2)" office:value-type="string" office:string-value="E7">
            <text:p>E7</text:p>
          </table:table-cell>
          <table:table-cell table:style-name="ce1" table:formula="of:=MID([.A27];5;2)" office:value-type="string" office:string-value="DA">
            <text:p>DA</text:p>
          </table:table-cell>
          <table:table-cell table:formula="of:=IF((HEX2DEC([.Y27])-HEX2DEC([.Y26]))&gt;0;HEX2DEC([.Y27])-HEX2DEC([.Y26]);HEX2DEC([.Y27])-HEX2DEC([.Y26])+256)" office:value-type="float" office:value="164">
            <text:p>164</text:p>
          </table:table-cell>
          <table:table-cell table:formula="of:=IF((HEX2DEC([.Z27])-HEX2DEC([.Z26]))&gt;0;HEX2DEC([.Z27])-HEX2DEC([.Z26]);HEX2DEC([.Z27])-HEX2DEC([.Z26])+256)" office:value-type="float" office:value="28">
            <text:p>28</text:p>
          </table:table-cell>
          <table:table-cell table:number-columns-repeated="2"/>
          <table:table-cell office:value-type="string">
            <text:p>V</text:p>
          </table:table-cell>
          <table:table-cell table:formula="of:=DEC2HEX(HEX2DEC([.AF26])+[.AG27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98BF6CC</text:p>
          </table:table-cell>
          <table:table-cell office:value-type="string">
            <text:p>19AF0D33</text:p>
          </table:table-cell>
          <table:table-cell table:number-columns-repeated="2"/>
          <table:table-cell table:style-name="ce7" table:formula="of:=DEC2HEX(HEX2DEC([.E29])-1)" office:value-type="string" office:string-value="19">
            <text:p>19</text:p>
          </table:table-cell>
          <table:table-cell table:style-name="ce1" table:formula="of:=CONCATENATE([.E28];MID([.A222];3;2);DEC2HEX((HEX2DEC(MID([.A222];5;2))-1+256*((HEX2DEC(MID([.A222];5;2))-1)&lt;0));2);MID([.A222];7;2))" office:value-type="string" office:string-value="1918DC22">
            <text:p>1918DC22</text:p>
          </table:table-cell>
          <table:table-cell table:style-name="ce1" table:formula="of:=CONCATENATE([.E28];MID([.A219];3;2);DEC2HEX((HEX2DEC(MID([.A219];5;2))-1+256*((HEX2DEC(MID([.A219];5;2))-1)&lt;0));2);MID([.A219];7;2))" office:value-type="string" office:string-value="192BF399">
            <text:p>192BF399</text:p>
          </table:table-cell>
          <table:table-cell table:style-name="ce1" table:formula="of:=CONCATENATE([.E28];MID([.A220];3;2);DEC2HEX((HEX2DEC(MID([.A220];5;2))-1+256*((HEX2DEC(MID([.A220];5;2))-1)&lt;0));2);MID([.A220];7;2))" office:value-type="string" office:string-value="19CF0FCC">
            <text:p>19CF0FCC</text:p>
          </table:table-cell>
          <table:table-cell table:style-name="ce1" table:formula="of:=CONCATENATE([.E28];MID([.A217];3;2);DEC2HEX((HEX2DEC(MID([.A217];5;2))-1+256*((HEX2DEC(MID([.A217];5;2))-1)&lt;0));2);MID([.A217];7;2))" office:value-type="string" office:string-value="19E3BB33">
            <text:p>19E3BB33</text:p>
          </table:table-cell>
          <table:table-cell table:style-name="ce1" table:formula="of:=CONCATENATE([.E28];MID([.A218];3;2);DEC2HEX((HEX2DEC(MID([.A218];5;2))-1+256*((HEX2DEC(MID([.A218];5;2))-1)&lt;0));2);MID([.A218];7;2))" office:value-type="string" office:string-value="1987D766">
            <text:p>1987D766</text:p>
          </table:table-cell>
          <table:table-cell table:style-name="ce1" table:formula="of:=CONCATENATE([.E28];MID([.A215];3;2);DEC2HEX((HEX2DEC(MID([.A215];5;2))-1+256*((HEX2DEC(MID([.A215];5;2))-1)&lt;0));2);MID([.A215];7;2))" office:value-type="string" office:string-value="199AEEDD">
            <text:p>199AEEDD</text:p>
          </table:table-cell>
          <table:table-cell table:style-name="ce6" table:formula="of:=CONCATENATE([.E28];MID([.A216];3;2);DEC2HEX((HEX2DEC(MID([.A216];5;2))-1+256*((HEX2DEC(MID([.A216];5;2))-1)&lt;0));2);MID([.A216];7;2))" office:value-type="string" office:string-value="194F0A00">
            <text:p>194F0A00</text:p>
          </table:table-cell>
          <table:table-cell/>
          <table:table-cell table:style-name="ce1" table:formula="of:=CONCATENATE([.E28];MID([.A161];3;2);DEC2HEX((HEX2DEC(MID([.A161];5;2))-3+256*((HEX2DEC(MID([.A161];5;2))-3)&lt;0));2);MID([.A161];7;2))" office:value-type="string" office:string-value="1938DEBB">
            <text:p>1938DEBB</text:p>
          </table:table-cell>
          <table:table-cell table:style-name="ce1" table:formula="of:=CONCATENATE([.E28];MID([.A162];3;2);DEC2HEX((HEX2DEC(MID([.A162];5;2))-3+256*((HEX2DEC(MID([.A162];5;2))-3)&lt;0));2);MID([.A162];7;2))" office:value-type="string" office:string-value="19DCFAEE">
            <text:p>19DCFAEE</text:p>
          </table:table-cell>
          <table:table-cell table:style-name="ce1" table:formula="of:=CONCATENATE([.E28];MID([.A255];3;2);DEC2HEX((HEX2DEC(MID([.A255];5;2))-2+256*((HEX2DEC(MID([.A255];5;2))-2)&lt;0));2);MID([.A255];7;2))" office:value-type="string" office:string-value="1912B455">
            <text:p>1912B455</text:p>
          </table:table-cell>
          <table:table-cell table:style-name="ce1" table:formula="of:=CONCATENATE([.E28];MID([.A256];3;2);DEC2HEX((HEX2DEC(MID([.A256];5;2))-2+256*((HEX2DEC(MID([.A256];5;2))-2)&lt;0));2);MID([.A256];7;2))" office:value-type="string" office:string-value="19B6D088">
            <text:p>19B6D088</text:p>
          </table:table-cell>
          <table:table-cell table:formula="of:=CONCATENATE([.E28];MID([.A253];3;2);DEC2HEX((HEX2DEC(MID([.A253];5;2))-2+256*((HEX2DEC(MID([.A253];5;2))-2)&lt;0));2);MID([.A253];7;2))" office:value-type="string" office:string-value="19C9E7FF">
            <text:p>19C9E7FF</text:p>
          </table:table-cell>
          <table:table-cell table:style-name="ce1" table:formula="of:=CONCATENATE([.E28];MID([.A254];3;2);DEC2HEX((HEX2DEC(MID([.A254];5;2))-2+256*((HEX2DEC(MID([.A254];5;2))-2)&lt;0));2);MID([.A254];7;2))" office:value-type="string" office:string-value="197E0322">
            <text:p>197E0322</text:p>
          </table:table-cell>
          <table:table-cell table:style-name="ce1" table:formula="of:=CONCATENATE([.E28];MID([.A251];3;2);DEC2HEX((HEX2DEC(MID([.A251];5;2))-2+256*((HEX2DEC(MID([.A251];5;2))-2)&lt;0));2);MID([.A251];7;2))" office:value-type="string" office:string-value="1981AF99">
            <text:p>1981AF99</text:p>
          </table:table-cell>
          <table:table-cell table:style-name="ce1" table:formula="of:=CONCATENATE([.E28];MID([.A252];3;2);DEC2HEX((HEX2DEC(MID([.A252];5;2))-2+256*((HEX2DEC(MID([.A252];5;2))-2)&lt;0));2);MID([.A252];7;2))" office:value-type="string" office:string-value="1925CBCC">
            <text:p>1925CBCC</text:p>
          </table:table-cell>
          <table:table-cell table:style-name="ce1" table:formula="of:=CONCATENATE([.E28];MID([.A249];3;2);DEC2HEX((HEX2DEC(MID([.A249];5;2))-2+256*((HEX2DEC(MID([.A249];5;2))-2)&lt;0));2);MID([.A249];7;2))" office:value-type="string" office:string-value="1949E233">
            <text:p>1949E233</text:p>
          </table:table-cell>
          <table:table-cell table:style-name="ce1" table:formula="of:=CONCATENATE([.E28];MID([.A250];3;2);DEC2HEX((HEX2DEC(MID([.A250];5;2))-2+256*((HEX2DEC(MID([.A250];5;2))-2)&lt;0));2);MID([.A250];7;2))" office:value-type="string" office:string-value="19EDFE66">
            <text:p>19EDFE66</text:p>
          </table:table-cell>
          <table:table-cell/>
          <table:table-cell table:style-name="ce1" table:formula="of:=MID([.A28];3;2)" office:value-type="string" office:string-value="8B">
            <text:p>8B</text:p>
          </table:table-cell>
          <table:table-cell table:style-name="ce1" table:formula="of:=MID([.A28];5;2)" office:value-type="string" office:string-value="F6">
            <text:p>F6</text:p>
          </table:table-cell>
          <table:table-cell table:formula="of:=IF((HEX2DEC([.Y28])-HEX2DEC([.Y27]))&gt;0;HEX2DEC([.Y28])-HEX2DEC([.Y27]);HEX2DEC([.Y28])-HEX2DEC([.Y27])+256)" office:value-type="float" office:value="164">
            <text:p>164</text:p>
          </table:table-cell>
          <table:table-cell table:formula="of:=IF((HEX2DEC([.Z28])-HEX2DEC([.Z27]))&gt;0;HEX2DEC([.Z28])-HEX2DEC([.Z27]);HEX2DEC([.Z28])-HEX2DEC([.Z27])+256)" office:value-type="float" office:value="28">
            <text:p>28</text:p>
          </table:table-cell>
          <table:table-cell table:number-columns-repeated="2"/>
          <table:table-cell office:value-type="string">
            <text:p>W</text:p>
          </table:table-cell>
          <table:table-cell table:formula="of:=DEC2HEX(HEX2DEC([.AF27])+[.AG28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A2F12FF</text:p>
          </table:table-cell>
          <table:table-cell office:value-type="string">
            <text:p>1A43BE66</text:p>
          </table:table-cell>
          <table:table-cell table:number-columns-repeated="2"/>
          <table:table-cell table:style-name="ce7" table:formula="of:=DEC2HEX(HEX2DEC([.E30])-1)" office:value-type="string" office:string-value="1A">
            <text:p>1A</text:p>
          </table:table-cell>
          <table:table-cell table:style-name="ce1" table:formula="of:=CONCATENATE([.E29];MID([.A223];3;2);DEC2HEX((HEX2DEC(MID([.A223];5;2))-1+256*((HEX2DEC(MID([.A223];5;2))-1)&lt;0));2);MID([.A223];7;2))" office:value-type="string" office:string-value="1ABCF855">
            <text:p>1ABCF855</text:p>
          </table:table-cell>
          <table:table-cell table:style-name="ce1" table:formula="of:=CONCATENATE([.E29];MID([.A220];3;2);DEC2HEX((HEX2DEC(MID([.A220];5;2))-1+256*((HEX2DEC(MID([.A220];5;2))-1)&lt;0));2);MID([.A220];7;2))" office:value-type="string" office:string-value="1ACF0FCC">
            <text:p>1ACF0FCC</text:p>
          </table:table-cell>
          <table:table-cell table:style-name="ce1" table:formula="of:=CONCATENATE([.E29];MID([.A221];3;2);DEC2HEX((HEX2DEC(MID([.A221];5;2))-1+256*((HEX2DEC(MID([.A221];5;2))-1)&lt;0));2);MID([.A221];7;2))" office:value-type="string" office:string-value="1A63C0FF">
            <text:p>1A63C0FF</text:p>
          </table:table-cell>
          <table:table-cell table:style-name="ce1" table:formula="of:=CONCATENATE([.E29];MID([.A218];3;2);DEC2HEX((HEX2DEC(MID([.A218];5;2))-1+256*((HEX2DEC(MID([.A218];5;2))-1)&lt;0));2);MID([.A218];7;2))" office:value-type="string" office:string-value="1A87D766">
            <text:p>1A87D766</text:p>
          </table:table-cell>
          <table:table-cell table:style-name="ce1" table:formula="of:=CONCATENATE([.E29];MID([.A219];3;2);DEC2HEX((HEX2DEC(MID([.A219];5;2))-1+256*((HEX2DEC(MID([.A219];5;2))-1)&lt;0));2);MID([.A219];7;2))" office:value-type="string" office:string-value="1A2BF399">
            <text:p>1A2BF399</text:p>
          </table:table-cell>
          <table:table-cell table:style-name="ce1" table:formula="of:=CONCATENATE([.E29];MID([.A216];3;2);DEC2HEX((HEX2DEC(MID([.A216];5;2))-1+256*((HEX2DEC(MID([.A216];5;2))-1)&lt;0));2);MID([.A216];7;2))" office:value-type="string" office:string-value="1A4F0A00">
            <text:p>1A4F0A00</text:p>
          </table:table-cell>
          <table:table-cell table:style-name="ce6" table:formula="of:=CONCATENATE([.E29];MID([.A217];3;2);DEC2HEX((HEX2DEC(MID([.A217];5;2))-1+256*((HEX2DEC(MID([.A217];5;2))-1)&lt;0));2);MID([.A217];7;2))" office:value-type="string" office:string-value="1AE3BB33">
            <text:p>1AE3BB33</text:p>
          </table:table-cell>
          <table:table-cell/>
          <table:table-cell table:style-name="ce1" table:formula="of:=CONCATENATE([.E29];MID([.A162];3;2);DEC2HEX((HEX2DEC(MID([.A162];5;2))-3+256*((HEX2DEC(MID([.A162];5;2))-3)&lt;0));2);MID([.A162];7;2))" office:value-type="string" office:string-value="1ADCFAEE">
            <text:p>1ADCFAEE</text:p>
          </table:table-cell>
          <table:table-cell table:style-name="ce1" table:formula="of:=CONCATENATE([.E29];MID([.A163];3;2);DEC2HEX((HEX2DEC(MID([.A163];5;2))-3+256*((HEX2DEC(MID([.A163];5;2))-3)&lt;0));2);MID([.A163];7;2))" office:value-type="string" office:string-value="1A81AB11">
            <text:p>1A81AB11</text:p>
          </table:table-cell>
          <table:table-cell table:style-name="ce1" table:formula="of:=CONCATENATE([.E29];MID([.A256];3;2);DEC2HEX((HEX2DEC(MID([.A256];5;2))-2+256*((HEX2DEC(MID([.A256];5;2))-2)&lt;0));2);MID([.A256];7;2))" office:value-type="string" office:string-value="1AB6D088">
            <text:p>1AB6D088</text:p>
          </table:table-cell>
          <table:table-cell table:style-name="ce1" table:formula="of:=CONCATENATE([.E29];MID([.A257];3;2);DEC2HEX((HEX2DEC(MID([.A257];5;2))-2+256*((HEX2DEC(MID([.A257];5;2))-2)&lt;0));2);MID([.A257];7;2))" office:value-type="string" office:string-value="1A5AECBB">
            <text:p>1A5AECBB</text:p>
          </table:table-cell>
          <table:table-cell table:formula="of:=CONCATENATE([.E29];MID([.A254];3;2);DEC2HEX((HEX2DEC(MID([.A254];5;2))-2+256*((HEX2DEC(MID([.A254];5;2))-2)&lt;0));2);MID([.A254];7;2))" office:value-type="string" office:string-value="1A7E0322">
            <text:p>1A7E0322</text:p>
          </table:table-cell>
          <table:table-cell table:style-name="ce1" table:formula="of:=CONCATENATE([.E29];MID([.A255];3;2);DEC2HEX((HEX2DEC(MID([.A255];5;2))-2+256*((HEX2DEC(MID([.A255];5;2))-2)&lt;0));2);MID([.A255];7;2))" office:value-type="string" office:string-value="1A12B455">
            <text:p>1A12B455</text:p>
          </table:table-cell>
          <table:table-cell table:style-name="ce1" table:formula="of:=CONCATENATE([.E29];MID([.A252];3;2);DEC2HEX((HEX2DEC(MID([.A252];5;2))-2+256*((HEX2DEC(MID([.A252];5;2))-2)&lt;0));2);MID([.A252];7;2))" office:value-type="string" office:string-value="1A25CBCC">
            <text:p>1A25CBCC</text:p>
          </table:table-cell>
          <table:table-cell table:style-name="ce1" table:formula="of:=CONCATENATE([.E29];MID([.A253];3;2);DEC2HEX((HEX2DEC(MID([.A253];5;2))-2+256*((HEX2DEC(MID([.A253];5;2))-2)&lt;0));2);MID([.A253];7;2))" office:value-type="string" office:string-value="1AC9E7FF">
            <text:p>1AC9E7FF</text:p>
          </table:table-cell>
          <table:table-cell table:style-name="ce1" table:formula="of:=CONCATENATE([.E29];MID([.A250];3;2);DEC2HEX((HEX2DEC(MID([.A250];5;2))-2+256*((HEX2DEC(MID([.A250];5;2))-2)&lt;0));2);MID([.A250];7;2))" office:value-type="string" office:string-value="1AEDFE66">
            <text:p>1AEDFE66</text:p>
          </table:table-cell>
          <table:table-cell table:style-name="ce1" table:formula="of:=CONCATENATE([.E29];MID([.A251];3;2);DEC2HEX((HEX2DEC(MID([.A251];5;2))-2+256*((HEX2DEC(MID([.A251];5;2))-2)&lt;0));2);MID([.A251];7;2))" office:value-type="string" office:string-value="1A81AF99">
            <text:p>1A81AF99</text:p>
          </table:table-cell>
          <table:table-cell/>
          <table:table-cell table:style-name="ce1" table:formula="of:=MID([.A29];3;2)" office:value-type="string" office:string-value="2F">
            <text:p>2F</text:p>
          </table:table-cell>
          <table:table-cell table:style-name="ce1" table:formula="of:=MID([.A29];5;2)" office:value-type="string" office:string-value="12">
            <text:p>12</text:p>
          </table:table-cell>
          <table:table-cell table:formula="of:=IF((HEX2DEC([.Y29])-HEX2DEC([.Y28]))&gt;0;HEX2DEC([.Y29])-HEX2DEC([.Y28]);HEX2DEC([.Y29])-HEX2DEC([.Y28])+256)" office:value-type="float" office:value="164">
            <text:p>164</text:p>
          </table:table-cell>
          <table:table-cell table:formula="of:=IF((HEX2DEC([.Z29])-HEX2DEC([.Z28]))&gt;0;HEX2DEC([.Z29])-HEX2DEC([.Z28]);HEX2DEC([.Z29])-HEX2DEC([.Z28])+256)" office:value-type="float" office:value="28">
            <text:p>28</text:p>
          </table:table-cell>
          <table:table-cell table:number-columns-repeated="2"/>
          <table:table-cell office:value-type="string">
            <text:p>X</text:p>
          </table:table-cell>
          <table:table-cell table:formula="of:=DEC2HEX(HEX2DEC([.AF28])+[.AG29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BD4C322</text:p>
          </table:table-cell>
          <table:table-cell office:value-type="string">
            <text:p>1BE7DA99</text:p>
          </table:table-cell>
          <table:table-cell table:number-columns-repeated="2"/>
          <table:table-cell table:style-name="ce7" table:formula="of:=DEC2HEX(HEX2DEC([.E31])-1)" office:value-type="string" office:string-value="1B">
            <text:p>1B</text:p>
          </table:table-cell>
          <table:table-cell table:style-name="ce1" table:formula="of:=CONCATENATE([.E30];MID([.A224];3;2);DEC2HEX((HEX2DEC(MID([.A224];5;2))-1+256*((HEX2DEC(MID([.A224];5;2))-1)&lt;0));2);MID([.A224];7;2))" office:value-type="string" office:string-value="1B50A988">
            <text:p>1B50A988</text:p>
          </table:table-cell>
          <table:table-cell table:style-name="ce1" table:formula="of:=CONCATENATE([.E30];MID([.A221];3;2);DEC2HEX((HEX2DEC(MID([.A221];5;2))-1+256*((HEX2DEC(MID([.A221];5;2))-1)&lt;0));2);MID([.A221];7;2))" office:value-type="string" office:string-value="1B63C0FF">
            <text:p>1B63C0FF</text:p>
          </table:table-cell>
          <table:table-cell table:style-name="ce1" table:formula="of:=CONCATENATE([.E30];MID([.A222];3;2);DEC2HEX((HEX2DEC(MID([.A222];5;2))-1+256*((HEX2DEC(MID([.A222];5;2))-1)&lt;0));2);MID([.A222];7;2))" office:value-type="string" office:string-value="1B18DC22">
            <text:p>1B18DC22</text:p>
          </table:table-cell>
          <table:table-cell table:style-name="ce1" table:formula="of:=CONCATENATE([.E30];MID([.A219];3;2);DEC2HEX((HEX2DEC(MID([.A219];5;2))-1+256*((HEX2DEC(MID([.A219];5;2))-1)&lt;0));2);MID([.A219];7;2))" office:value-type="string" office:string-value="1B2BF399">
            <text:p>1B2BF399</text:p>
          </table:table-cell>
          <table:table-cell table:style-name="ce1" table:formula="of:=CONCATENATE([.E30];MID([.A220];3;2);DEC2HEX((HEX2DEC(MID([.A220];5;2))-1+256*((HEX2DEC(MID([.A220];5;2))-1)&lt;0));2);MID([.A220];7;2))" office:value-type="string" office:string-value="1BCF0FCC">
            <text:p>1BCF0FCC</text:p>
          </table:table-cell>
          <table:table-cell table:style-name="ce1" table:formula="of:=CONCATENATE([.E30];MID([.A217];3;2);DEC2HEX((HEX2DEC(MID([.A217];5;2))-1+256*((HEX2DEC(MID([.A217];5;2))-1)&lt;0));2);MID([.A217];7;2))" office:value-type="string" office:string-value="1BE3BB33">
            <text:p>1BE3BB33</text:p>
          </table:table-cell>
          <table:table-cell table:style-name="ce6" table:formula="of:=CONCATENATE([.E30];MID([.A218];3;2);DEC2HEX((HEX2DEC(MID([.A218];5;2))-1+256*((HEX2DEC(MID([.A218];5;2))-1)&lt;0));2);MID([.A218];7;2))" office:value-type="string" office:string-value="1B87D766">
            <text:p>1B87D766</text:p>
          </table:table-cell>
          <table:table-cell/>
          <table:table-cell table:style-name="ce1" table:formula="of:=CONCATENATE([.E30];MID([.A163];3;2);DEC2HEX((HEX2DEC(MID([.A163];5;2))-3+256*((HEX2DEC(MID([.A163];5;2))-3)&lt;0));2);MID([.A163];7;2))" office:value-type="string" office:string-value="1B81AB11">
            <text:p>1B81AB11</text:p>
          </table:table-cell>
          <table:table-cell table:style-name="ce1" table:formula="of:=CONCATENATE([.E30];MID([.A164];3;2);DEC2HEX((HEX2DEC(MID([.A164];5;2))-3+256*((HEX2DEC(MID([.A164];5;2))-3)&lt;0));2);MID([.A164];7;2))" office:value-type="string" office:string-value="1B25C744">
            <text:p>1B25C744</text:p>
          </table:table-cell>
          <table:table-cell table:style-name="ce1" table:formula="of:=CONCATENATE([.E30];MID([.A257];3;2);DEC2HEX((HEX2DEC(MID([.A257];5;2))-2+256*((HEX2DEC(MID([.A257];5;2))-2)&lt;0));2);MID([.A257];7;2))" office:value-type="string" office:string-value="1B5AECBB">
            <text:p>1B5AECBB</text:p>
          </table:table-cell>
          <table:table-cell table:style-name="ce1" table:formula="of:=CONCATENATE([.E30];MID([.A258];3;2);DEC2HEX((HEX2DEC(MID([.A258];5;2))-2+256*((HEX2DEC(MID([.A258];5;2))-2)&lt;0));2);MID([.A258];7;2))" office:value-type="string" office:string-value="1BFE08EE">
            <text:p>1BFE08EE</text:p>
          </table:table-cell>
          <table:table-cell table:formula="of:=CONCATENATE([.E30];MID([.A255];3;2);DEC2HEX((HEX2DEC(MID([.A255];5;2))-2+256*((HEX2DEC(MID([.A255];5;2))-2)&lt;0));2);MID([.A255];7;2))" office:value-type="string" office:string-value="1B12B455">
            <text:p>1B12B455</text:p>
          </table:table-cell>
          <table:table-cell table:style-name="ce1" table:formula="of:=CONCATENATE([.E30];MID([.A256];3;2);DEC2HEX((HEX2DEC(MID([.A256];5;2))-2+256*((HEX2DEC(MID([.A256];5;2))-2)&lt;0));2);MID([.A256];7;2))" office:value-type="string" office:string-value="1BB6D088">
            <text:p>1BB6D088</text:p>
          </table:table-cell>
          <table:table-cell table:style-name="ce1" table:formula="of:=CONCATENATE([.E30];MID([.A253];3;2);DEC2HEX((HEX2DEC(MID([.A253];5;2))-2+256*((HEX2DEC(MID([.A253];5;2))-2)&lt;0));2);MID([.A253];7;2))" office:value-type="string" office:string-value="1BC9E7FF">
            <text:p>1BC9E7FF</text:p>
          </table:table-cell>
          <table:table-cell table:style-name="ce1" table:formula="of:=CONCATENATE([.E30];MID([.A254];3;2);DEC2HEX((HEX2DEC(MID([.A254];5;2))-2+256*((HEX2DEC(MID([.A254];5;2))-2)&lt;0));2);MID([.A254];7;2))" office:value-type="string" office:string-value="1B7E0322">
            <text:p>1B7E0322</text:p>
          </table:table-cell>
          <table:table-cell table:style-name="ce1" table:formula="of:=CONCATENATE([.E30];MID([.A251];3;2);DEC2HEX((HEX2DEC(MID([.A251];5;2))-2+256*((HEX2DEC(MID([.A251];5;2))-2)&lt;0));2);MID([.A251];7;2))" office:value-type="string" office:string-value="1B81AF99">
            <text:p>1B81AF99</text:p>
          </table:table-cell>
          <table:table-cell table:style-name="ce1" table:formula="of:=CONCATENATE([.E30];MID([.A252];3;2);DEC2HEX((HEX2DEC(MID([.A252];5;2))-2+256*((HEX2DEC(MID([.A252];5;2))-2)&lt;0));2);MID([.A252];7;2))" office:value-type="string" office:string-value="1B25CBCC">
            <text:p>1B25CBCC</text:p>
          </table:table-cell>
          <table:table-cell/>
          <table:table-cell table:style-name="ce1" table:formula="of:=MID([.A30];3;2)" office:value-type="string" office:string-value="D4">
            <text:p>D4</text:p>
          </table:table-cell>
          <table:table-cell table:style-name="ce1" table:formula="of:=MID([.A30];5;2)" office:value-type="string" office:string-value="C3">
            <text:p>C3</text:p>
          </table:table-cell>
          <table:table-cell table:formula="of:=IF((HEX2DEC([.Y30])-HEX2DEC([.Y29]))&gt;0;HEX2DEC([.Y30])-HEX2DEC([.Y29]);HEX2DEC([.Y30])-HEX2DEC([.Y29])+256)" office:value-type="float" office:value="165">
            <text:p>165</text:p>
          </table:table-cell>
          <table:table-cell table:formula="of:=IF((HEX2DEC([.Z30])-HEX2DEC([.Z29]))&gt;0;HEX2DEC([.Z30])-HEX2DEC([.Z29]);HEX2DEC([.Z30])-HEX2DEC([.Z29])+256)" office:value-type="float" office:value="177">
            <text:p>177</text:p>
          </table:table-cell>
          <table:table-cell table:number-columns-repeated="2"/>
          <table:table-cell office:value-type="string">
            <text:p>Y</text:p>
          </table:table-cell>
          <table:table-cell table:formula="of:=DEC2HEX(HEX2DEC([.AF29])+[.AG30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C78DF55</text:p>
          </table:table-cell>
          <table:table-cell office:value-type="string">
            <text:p>1C8BF6CC</text:p>
          </table:table-cell>
          <table:table-cell table:number-columns-repeated="2"/>
          <table:table-cell table:style-name="ce7" table:formula="of:=DEC2HEX(HEX2DEC([.E32])-1)" office:value-type="string" office:string-value="1C">
            <text:p>1C</text:p>
          </table:table-cell>
          <table:table-cell table:style-name="ce1" table:formula="of:=CONCATENATE([.E31];MID([.A225];3;2);DEC2HEX((HEX2DEC(MID([.A225];5;2))-1+256*((HEX2DEC(MID([.A225];5;2))-1)&lt;0));2);MID([.A225];7;2))" office:value-type="string" office:string-value="1CF4C5BB">
            <text:p>1CF4C5BB</text:p>
          </table:table-cell>
          <table:table-cell table:style-name="ce1" table:formula="of:=CONCATENATE([.E31];MID([.A222];3;2);DEC2HEX((HEX2DEC(MID([.A222];5;2))-1+256*((HEX2DEC(MID([.A222];5;2))-1)&lt;0));2);MID([.A222];7;2))" office:value-type="string" office:string-value="1C18DC22">
            <text:p>1C18DC22</text:p>
          </table:table-cell>
          <table:table-cell table:style-name="ce1" table:formula="of:=CONCATENATE([.E31];MID([.A223];3;2);DEC2HEX((HEX2DEC(MID([.A223];5;2))-1+256*((HEX2DEC(MID([.A223];5;2))-1)&lt;0));2);MID([.A223];7;2))" office:value-type="string" office:string-value="1CBCF855">
            <text:p>1CBCF855</text:p>
          </table:table-cell>
          <table:table-cell table:style-name="ce1" table:formula="of:=CONCATENATE([.E31];MID([.A220];3;2);DEC2HEX((HEX2DEC(MID([.A220];5;2))-1+256*((HEX2DEC(MID([.A220];5;2))-1)&lt;0));2);MID([.A220];7;2))" office:value-type="string" office:string-value="1CCF0FCC">
            <text:p>1CCF0FCC</text:p>
          </table:table-cell>
          <table:table-cell table:style-name="ce1" table:formula="of:=CONCATENATE([.E31];MID([.A221];3;2);DEC2HEX((HEX2DEC(MID([.A221];5;2))-1+256*((HEX2DEC(MID([.A221];5;2))-1)&lt;0));2);MID([.A221];7;2))" office:value-type="string" office:string-value="1C63C0FF">
            <text:p>1C63C0FF</text:p>
          </table:table-cell>
          <table:table-cell table:style-name="ce1" table:formula="of:=CONCATENATE([.E31];MID([.A218];3;2);DEC2HEX((HEX2DEC(MID([.A218];5;2))-1+256*((HEX2DEC(MID([.A218];5;2))-1)&lt;0));2);MID([.A218];7;2))" office:value-type="string" office:string-value="1C87D766">
            <text:p>1C87D766</text:p>
          </table:table-cell>
          <table:table-cell table:style-name="ce6" table:formula="of:=CONCATENATE([.E31];MID([.A219];3;2);DEC2HEX((HEX2DEC(MID([.A219];5;2))-1+256*((HEX2DEC(MID([.A219];5;2))-1)&lt;0));2);MID([.A219];7;2))" office:value-type="string" office:string-value="1C2BF399">
            <text:p>1C2BF399</text:p>
          </table:table-cell>
          <table:table-cell/>
          <table:table-cell table:style-name="ce1" table:formula="of:=CONCATENATE([.E31];MID([.A164];3;2);DEC2HEX((HEX2DEC(MID([.A164];5;2))-3+256*((HEX2DEC(MID([.A164];5;2))-3)&lt;0));2);MID([.A164];7;2))" office:value-type="string" office:string-value="1C25C744">
            <text:p>1C25C744</text:p>
          </table:table-cell>
          <table:table-cell table:style-name="ce1" table:formula="of:=CONCATENATE([.E31];MID([.A165];3;2);DEC2HEX((HEX2DEC(MID([.A165];5;2))-3+256*((HEX2DEC(MID([.A165];5;2))-3)&lt;0));2);MID([.A165];7;2))" office:value-type="string" office:string-value="1CC9E377">
            <text:p>1CC9E377</text:p>
          </table:table-cell>
          <table:table-cell table:style-name="ce1" table:formula="of:=CONCATENATE([.E31];MID([.A258];3;2);DEC2HEX((HEX2DEC(MID([.A258];5;2))-2+256*((HEX2DEC(MID([.A258];5;2))-2)&lt;0));2);MID([.A258];7;2))" office:value-type="string" office:string-value="1CFE08EE">
            <text:p>1CFE08EE</text:p>
          </table:table-cell>
          <table:table-cell table:style-name="ce9" table:formula="of:=CONCATENATE([.E31];MID([.A3];3;2);DEC2HEX((HEX2DEC(MID([.A3];5;2))-3+256*((HEX2DEC(MID([.A3];5;2))-3)&lt;0));2);MID([.A3];7;2))" office:value-type="string" office:string-value="1CA3B911">
            <text:p>1CA3B911</text:p>
          </table:table-cell>
          <table:table-cell table:formula="of:=CONCATENATE([.E31];MID([.A256];3;2);DEC2HEX((HEX2DEC(MID([.A256];5;2))-2+256*((HEX2DEC(MID([.A256];5;2))-2)&lt;0));2);MID([.A256];7;2))" office:value-type="string" office:string-value="1CB6D088">
            <text:p>1CB6D088</text:p>
          </table:table-cell>
          <table:table-cell table:style-name="ce1" table:formula="of:=CONCATENATE([.E31];MID([.A257];3;2);DEC2HEX((HEX2DEC(MID([.A257];5;2))-2+256*((HEX2DEC(MID([.A257];5;2))-2)&lt;0));2);MID([.A257];7;2))" office:value-type="string" office:string-value="1C5AECBB">
            <text:p>1C5AECBB</text:p>
          </table:table-cell>
          <table:table-cell table:style-name="ce1" table:formula="of:=CONCATENATE([.E31];MID([.A254];3;2);DEC2HEX((HEX2DEC(MID([.A254];5;2))-2+256*((HEX2DEC(MID([.A254];5;2))-2)&lt;0));2);MID([.A254];7;2))" office:value-type="string" office:string-value="1C7E0322">
            <text:p>1C7E0322</text:p>
          </table:table-cell>
          <table:table-cell table:style-name="ce1" table:formula="of:=CONCATENATE([.E31];MID([.A255];3;2);DEC2HEX((HEX2DEC(MID([.A255];5;2))-2+256*((HEX2DEC(MID([.A255];5;2))-2)&lt;0));2);MID([.A255];7;2))" office:value-type="string" office:string-value="1C12B455">
            <text:p>1C12B455</text:p>
          </table:table-cell>
          <table:table-cell table:style-name="ce1" table:formula="of:=CONCATENATE([.E31];MID([.A252];3;2);DEC2HEX((HEX2DEC(MID([.A252];5;2))-2+256*((HEX2DEC(MID([.A252];5;2))-2)&lt;0));2);MID([.A252];7;2))" office:value-type="string" office:string-value="1C25CBCC">
            <text:p>1C25CBCC</text:p>
          </table:table-cell>
          <table:table-cell table:style-name="ce1" table:formula="of:=CONCATENATE([.E31];MID([.A253];3;2);DEC2HEX((HEX2DEC(MID([.A253];5;2))-2+256*((HEX2DEC(MID([.A253];5;2))-2)&lt;0));2);MID([.A253];7;2))" office:value-type="string" office:string-value="1CC9E7FF">
            <text:p>1CC9E7FF</text:p>
          </table:table-cell>
          <table:table-cell/>
          <table:table-cell table:style-name="ce1" table:formula="of:=MID([.A31];3;2)" office:value-type="string" office:string-value="78">
            <text:p>78</text:p>
          </table:table-cell>
          <table:table-cell table:style-name="ce1" table:formula="of:=MID([.A31];5;2)" office:value-type="string" office:string-value="DF">
            <text:p>DF</text:p>
          </table:table-cell>
          <table:table-cell table:formula="of:=IF((HEX2DEC([.Y31])-HEX2DEC([.Y30]))&gt;0;HEX2DEC([.Y31])-HEX2DEC([.Y30]);HEX2DEC([.Y31])-HEX2DEC([.Y30])+256)" office:value-type="float" office:value="164">
            <text:p>164</text:p>
          </table:table-cell>
          <table:table-cell table:formula="of:=IF((HEX2DEC([.Z31])-HEX2DEC([.Z30]))&gt;0;HEX2DEC([.Z31])-HEX2DEC([.Z30]);HEX2DEC([.Z31])-HEX2DEC([.Z30])+256)" office:value-type="float" office:value="28">
            <text:p>28</text:p>
          </table:table-cell>
          <table:table-cell table:number-columns-repeated="2"/>
          <table:table-cell office:value-type="string">
            <text:p>Z</text:p>
          </table:table-cell>
          <table:table-cell table:formula="of:=DEC2HEX(HEX2DEC([.AF30])+[.AG31])" office:value-type="string" office:string-value="4D">
            <text:p>4D</text:p>
          </table:table-cell>
          <table:table-cell/>
        </table:table-row>
        <table:table-row table:style-name="ro2">
          <table:table-cell table:style-name="ce1" office:value-type="string">
            <text:p>1D1CFB88</text:p>
          </table:table-cell>
          <table:table-cell office:value-type="string">
            <text:p>1D2F12FF</text:p>
          </table:table-cell>
          <table:table-cell table:number-columns-repeated="2"/>
          <table:table-cell table:style-name="ce7" table:formula="of:=DEC2HEX(HEX2DEC([.E33])-1)" office:value-type="string" office:string-value="1D">
            <text:p>1D</text:p>
          </table:table-cell>
          <table:table-cell table:style-name="ce1" table:formula="of:=CONCATENATE([.E32];MID([.A226];3;2);DEC2HEX((HEX2DEC(MID([.A226];5;2))-1+256*((HEX2DEC(MID([.A226];5;2))-1)&lt;0));2);MID([.A226];7;2))" office:value-type="string" office:string-value="1D98E1EE">
            <text:p>1D98E1EE</text:p>
          </table:table-cell>
          <table:table-cell table:style-name="ce1" table:formula="of:=CONCATENATE([.E32];MID([.A223];3;2);DEC2HEX((HEX2DEC(MID([.A223];5;2))-1+256*((HEX2DEC(MID([.A223];5;2))-1)&lt;0));2);MID([.A223];7;2))" office:value-type="string" office:string-value="1DBCF855">
            <text:p>1DBCF855</text:p>
          </table:table-cell>
          <table:table-cell table:style-name="ce1" table:formula="of:=CONCATENATE([.E32];MID([.A224];3;2);DEC2HEX((HEX2DEC(MID([.A224];5;2))-1+256*((HEX2DEC(MID([.A224];5;2))-1)&lt;0));2);MID([.A224];7;2))" office:value-type="string" office:string-value="1D50A988">
            <text:p>1D50A988</text:p>
          </table:table-cell>
          <table:table-cell table:style-name="ce1" table:formula="of:=CONCATENATE([.E32];MID([.A221];3;2);DEC2HEX((HEX2DEC(MID([.A221];5;2))-1+256*((HEX2DEC(MID([.A221];5;2))-1)&lt;0));2);MID([.A221];7;2))" office:value-type="string" office:string-value="1D63C0FF">
            <text:p>1D63C0FF</text:p>
          </table:table-cell>
          <table:table-cell table:style-name="ce1" table:formula="of:=CONCATENATE([.E32];MID([.A222];3;2);DEC2HEX((HEX2DEC(MID([.A222];5;2))-1+256*((HEX2DEC(MID([.A222];5;2))-1)&lt;0));2);MID([.A222];7;2))" office:value-type="string" office:string-value="1D18DC22">
            <text:p>1D18DC22</text:p>
          </table:table-cell>
          <table:table-cell table:style-name="ce1" table:formula="of:=CONCATENATE([.E32];MID([.A219];3;2);DEC2HEX((HEX2DEC(MID([.A219];5;2))-1+256*((HEX2DEC(MID([.A219];5;2))-1)&lt;0));2);MID([.A219];7;2))" office:value-type="string" office:string-value="1D2BF399">
            <text:p>1D2BF399</text:p>
          </table:table-cell>
          <table:table-cell table:style-name="ce6" table:formula="of:=CONCATENATE([.E32];MID([.A220];3;2);DEC2HEX((HEX2DEC(MID([.A220];5;2))-1+256*((HEX2DEC(MID([.A220];5;2))-1)&lt;0));2);MID([.A220];7;2))" office:value-type="string" office:string-value="1DCF0FCC">
            <text:p>1DCF0FCC</text:p>
          </table:table-cell>
          <table:table-cell/>
          <table:table-cell table:style-name="ce1" table:formula="of:=CONCATENATE([.E32];MID([.A165];3;2);DEC2HEX((HEX2DEC(MID([.A165];5;2))-3+256*((HEX2DEC(MID([.A165];5;2))-3)&lt;0));2);MID([.A165];7;2))" office:value-type="string" office:string-value="1DC9E377">
            <text:p>1DC9E377</text:p>
          </table:table-cell>
          <table:table-cell table:style-name="ce1" table:formula="of:=CONCATENATE([.E32];MID([.A166];3;2);DEC2HEX((HEX2DEC(MID([.A166];5;2))-3+256*((HEX2DEC(MID([.A166];5;2))-3)&lt;0));2);MID([.A166];7;2))" office:value-type="string" office:string-value="1D6DFFAA">
            <text:p>1D6DFFAA</text:p>
          </table:table-cell>
          <table:table-cell table:style-name="ce9" table:formula="of:=CONCATENATE([.E32];MID([.A3];3;2);DEC2HEX((HEX2DEC(MID([.A3];5;2))-3+256*((HEX2DEC(MID([.A3];5;2))-3)&lt;0));2);MID([.A3];7;2))" office:value-type="string" office:string-value="1DA3B911">
            <text:p>1DA3B911</text:p>
          </table:table-cell>
          <table:table-cell table:style-name="ce1" table:formula="of:=CONCATENATE([.E32];MID([.A4];3;2);DEC2HEX((HEX2DEC(MID([.A4];5;2))-3+256*((HEX2DEC(MID([.A4];5;2))-3)&lt;0));2);MID([.A4];7;2))" office:value-type="string" office:string-value="1D47D544">
            <text:p>1D47D544</text:p>
          </table:table-cell>
          <table:table-cell table:formula="of:=CONCATENATE([.E32];MID([.A257];3;2);DEC2HEX((HEX2DEC(MID([.A257];5;2))-2+256*((HEX2DEC(MID([.A257];5;2))-2)&lt;0));2);MID([.A257];7;2))" office:value-type="string" office:string-value="1D5AECBB">
            <text:p>1D5AECBB</text:p>
          </table:table-cell>
          <table:table-cell table:style-name="ce1" table:formula="of:=CONCATENATE([.E32];MID([.A258];3;2);DEC2HEX((HEX2DEC(MID([.A258];5;2))-2+256*((HEX2DEC(MID([.A258];5;2))-2)&lt;0));2);MID([.A258];7;2))" office:value-type="string" office:string-value="1DFE08EE">
            <text:p>1DFE08EE</text:p>
          </table:table-cell>
          <table:table-cell table:style-name="ce1" table:formula="of:=CONCATENATE([.E32];MID([.A255];3;2);DEC2HEX((HEX2DEC(MID([.A255];5;2))-2+256*((HEX2DEC(MID([.A255];5;2))-2)&lt;0));2);MID([.A255];7;2))" office:value-type="string" office:string-value="1D12B455">
            <text:p>1D12B455</text:p>
          </table:table-cell>
          <table:table-cell table:style-name="ce1" table:formula="of:=CONCATENATE([.E32];MID([.A256];3;2);DEC2HEX((HEX2DEC(MID([.A256];5;2))-2+256*((HEX2DEC(MID([.A256];5;2))-2)&lt;0));2);MID([.A256];7;2))" office:value-type="string" office:string-value="1DB6D088">
            <text:p>1DB6D088</text:p>
          </table:table-cell>
          <table:table-cell table:style-name="ce1" table:formula="of:=CONCATENATE([.E32];MID([.A253];3;2);DEC2HEX((HEX2DEC(MID([.A253];5;2))-2+256*((HEX2DEC(MID([.A253];5;2))-2)&lt;0));2);MID([.A253];7;2))" office:value-type="string" office:string-value="1DC9E7FF">
            <text:p>1DC9E7FF</text:p>
          </table:table-cell>
          <table:table-cell table:style-name="ce1" table:formula="of:=CONCATENATE([.E32];MID([.A254];3;2);DEC2HEX((HEX2DEC(MID([.A254];5;2))-2+256*((HEX2DEC(MID([.A254];5;2))-2)&lt;0));2);MID([.A254];7;2))" office:value-type="string" office:string-value="1D7E0322">
            <text:p>1D7E0322</text:p>
          </table:table-cell>
          <table:table-cell/>
          <table:table-cell table:style-name="ce1" table:formula="of:=MID([.A32];3;2)" office:value-type="string" office:string-value="1C">
            <text:p>1C</text:p>
          </table:table-cell>
          <table:table-cell table:style-name="ce1" table:formula="of:=MID([.A32];5;2)" office:value-type="string" office:string-value="FB">
            <text:p>FB</text:p>
          </table:table-cell>
          <table:table-cell table:formula="of:=IF((HEX2DEC([.Y32])-HEX2DEC([.Y31]))&gt;0;HEX2DEC([.Y32])-HEX2DEC([.Y31]);HEX2DEC([.Y32])-HEX2DEC([.Y31])+256)" office:value-type="float" office:value="164">
            <text:p>164</text:p>
          </table:table-cell>
          <table:table-cell table:formula="of:=IF((HEX2DEC([.Z32])-HEX2DEC([.Z31]))&gt;0;HEX2DEC([.Z32])-HEX2DEC([.Z31]);HEX2DEC([.Z32])-HEX2DEC([.Z3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1EB0ACBB</text:p>
          </table:table-cell>
          <table:table-cell office:value-type="string">
            <text:p>1ED4C322</text:p>
          </table:table-cell>
          <table:table-cell table:number-columns-repeated="2"/>
          <table:table-cell table:style-name="ce7" table:formula="of:=DEC2HEX(HEX2DEC([.E34])-1)" office:value-type="string" office:string-value="1E">
            <text:p>1E</text:p>
          </table:table-cell>
          <table:table-cell table:style-name="ce1" table:formula="of:=CONCATENATE([.E33];MID([.A227];3;2);DEC2HEX((HEX2DEC(MID([.A227];5;2))-1+256*((HEX2DEC(MID([.A227];5;2))-1)&lt;0));2);MID([.A227];7;2))" office:value-type="string" office:string-value="1E4DFD11">
            <text:p>1E4DFD11</text:p>
          </table:table-cell>
          <table:table-cell table:style-name="ce1" table:formula="of:=CONCATENATE([.E33];MID([.A224];3;2);DEC2HEX((HEX2DEC(MID([.A224];5;2))-1+256*((HEX2DEC(MID([.A224];5;2))-1)&lt;0));2);MID([.A224];7;2))" office:value-type="string" office:string-value="1E50A988">
            <text:p>1E50A988</text:p>
          </table:table-cell>
          <table:table-cell table:style-name="ce1" table:formula="of:=CONCATENATE([.E33];MID([.A225];3;2);DEC2HEX((HEX2DEC(MID([.A225];5;2))-1+256*((HEX2DEC(MID([.A225];5;2))-1)&lt;0));2);MID([.A225];7;2))" office:value-type="string" office:string-value="1EF4C5BB">
            <text:p>1EF4C5BB</text:p>
          </table:table-cell>
          <table:table-cell table:style-name="ce1" table:formula="of:=CONCATENATE([.E33];MID([.A222];3;2);DEC2HEX((HEX2DEC(MID([.A222];5;2))-1+256*((HEX2DEC(MID([.A222];5;2))-1)&lt;0));2);MID([.A222];7;2))" office:value-type="string" office:string-value="1E18DC22">
            <text:p>1E18DC22</text:p>
          </table:table-cell>
          <table:table-cell table:style-name="ce1" table:formula="of:=CONCATENATE([.E33];MID([.A223];3;2);DEC2HEX((HEX2DEC(MID([.A223];5;2))-1+256*((HEX2DEC(MID([.A223];5;2))-1)&lt;0));2);MID([.A223];7;2))" office:value-type="string" office:string-value="1EBCF855">
            <text:p>1EBCF855</text:p>
          </table:table-cell>
          <table:table-cell table:style-name="ce1" table:formula="of:=CONCATENATE([.E33];MID([.A220];3;2);DEC2HEX((HEX2DEC(MID([.A220];5;2))-1+256*((HEX2DEC(MID([.A220];5;2))-1)&lt;0));2);MID([.A220];7;2))" office:value-type="string" office:string-value="1ECF0FCC">
            <text:p>1ECF0FCC</text:p>
          </table:table-cell>
          <table:table-cell table:style-name="ce6" table:formula="of:=CONCATENATE([.E33];MID([.A221];3;2);DEC2HEX((HEX2DEC(MID([.A221];5;2))-1+256*((HEX2DEC(MID([.A221];5;2))-1)&lt;0));2);MID([.A221];7;2))" office:value-type="string" office:string-value="1E63C0FF">
            <text:p>1E63C0FF</text:p>
          </table:table-cell>
          <table:table-cell/>
          <table:table-cell table:style-name="ce1" table:formula="of:=CONCATENATE([.E33];MID([.A166];3;2);DEC2HEX((HEX2DEC(MID([.A166];5;2))-3+256*((HEX2DEC(MID([.A166];5;2))-3)&lt;0));2);MID([.A166];7;2))" office:value-type="string" office:string-value="1E6DFFAA">
            <text:p>1E6DFFAA</text:p>
          </table:table-cell>
          <table:table-cell table:style-name="ce1" table:formula="of:=CONCATENATE([.E33];MID([.A167];3;2);DEC2HEX((HEX2DEC(MID([.A167];5;2))-3+256*((HEX2DEC(MID([.A167];5;2))-3)&lt;0));2);MID([.A167];7;2))" office:value-type="string" office:string-value="1E01B0DD">
            <text:p>1E01B0DD</text:p>
          </table:table-cell>
          <table:table-cell table:style-name="ce1" table:formula="of:=CONCATENATE([.E33];MID([.A4];3;2);DEC2HEX((HEX2DEC(MID([.A4];5;2))-3+256*((HEX2DEC(MID([.A4];5;2))-3)&lt;0));2);MID([.A4];7;2))" office:value-type="string" office:string-value="1E47D544">
            <text:p>1E47D544</text:p>
          </table:table-cell>
          <table:table-cell table:style-name="ce1" table:formula="of:=CONCATENATE([.E33];MID([.A5];3;2);DEC2HEX((HEX2DEC(MID([.A5];5;2))-3+256*((HEX2DEC(MID([.A5];5;2))-3)&lt;0));2);MID([.A5];7;2))" office:value-type="string" office:string-value="1EEBF177">
            <text:p>1EEBF177</text:p>
          </table:table-cell>
          <table:table-cell table:formula="of:=CONCATENATE([.E33];MID([.A258];3;2);DEC2HEX((HEX2DEC(MID([.A258];5;2))-2+256*((HEX2DEC(MID([.A258];5;2))-2)&lt;0));2);MID([.A258];7;2))" office:value-type="string" office:string-value="1EFE08EE">
            <text:p>1EFE08EE</text:p>
          </table:table-cell>
          <table:table-cell table:style-name="ce9" table:formula="of:=CONCATENATE([.E33];MID([.A259];3;2);DEC2HEX((HEX2DEC(MID([.A259];5;2))-3+256*((HEX2DEC(MID([.A259];5;2))-3)&lt;0));2);MID([.A259];7;2))" office:value-type="string" office:string-value="1EA3B911">
            <text:p>1EA3B911</text:p>
          </table:table-cell>
          <table:table-cell table:style-name="ce1" table:formula="of:=CONCATENATE([.E33];MID([.A256];3;2);DEC2HEX((HEX2DEC(MID([.A256];5;2))-2+256*((HEX2DEC(MID([.A256];5;2))-2)&lt;0));2);MID([.A256];7;2))" office:value-type="string" office:string-value="1EB6D088">
            <text:p>1EB6D088</text:p>
          </table:table-cell>
          <table:table-cell table:style-name="ce1" table:formula="of:=CONCATENATE([.E33];MID([.A257];3;2);DEC2HEX((HEX2DEC(MID([.A257];5;2))-2+256*((HEX2DEC(MID([.A257];5;2))-2)&lt;0));2);MID([.A257];7;2))" office:value-type="string" office:string-value="1E5AECBB">
            <text:p>1E5AECBB</text:p>
          </table:table-cell>
          <table:table-cell table:style-name="ce1" table:formula="of:=CONCATENATE([.E33];MID([.A254];3;2);DEC2HEX((HEX2DEC(MID([.A254];5;2))-2+256*((HEX2DEC(MID([.A254];5;2))-2)&lt;0));2);MID([.A254];7;2))" office:value-type="string" office:string-value="1E7E0322">
            <text:p>1E7E0322</text:p>
          </table:table-cell>
          <table:table-cell table:style-name="ce1" table:formula="of:=CONCATENATE([.E33];MID([.A255];3;2);DEC2HEX((HEX2DEC(MID([.A255];5;2))-2+256*((HEX2DEC(MID([.A255];5;2))-2)&lt;0));2);MID([.A255];7;2))" office:value-type="string" office:string-value="1E12B455">
            <text:p>1E12B455</text:p>
          </table:table-cell>
          <table:table-cell/>
          <table:table-cell table:style-name="ce1" table:formula="of:=MID([.A33];3;2)" office:value-type="string" office:string-value="B0">
            <text:p>B0</text:p>
          </table:table-cell>
          <table:table-cell table:style-name="ce1" table:formula="of:=MID([.A33];5;2)" office:value-type="string" office:string-value="AC">
            <text:p>AC</text:p>
          </table:table-cell>
          <table:table-cell table:formula="of:=IF((HEX2DEC([.Y33])-HEX2DEC([.Y32]))&gt;0;HEX2DEC([.Y33])-HEX2DEC([.Y32]);HEX2DEC([.Y33])-HEX2DEC([.Y32])+256)" office:value-type="float" office:value="148">
            <text:p>148</text:p>
          </table:table-cell>
          <table:table-cell table:formula="of:=IF((HEX2DEC([.Z33])-HEX2DEC([.Z32]))&gt;0;HEX2DEC([.Z33])-HEX2DEC([.Z32]);HEX2DEC([.Z33])-HEX2DEC([.Z3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1F54C8EE</text:p>
          </table:table-cell>
          <table:table-cell office:value-type="string">
            <text:p>1F78DF55</text:p>
          </table:table-cell>
          <table:table-cell table:number-columns-repeated="2"/>
          <table:table-cell table:style-name="ce7" table:formula="of:=DEC2HEX(HEX2DEC([.E35])-1)" office:value-type="string" office:string-value="1F">
            <text:p>1F</text:p>
          </table:table-cell>
          <table:table-cell table:style-name="ce1" table:formula="of:=CONCATENATE([.E34];MID([.A228];3;2);DEC2HEX((HEX2DEC(MID([.A228];5;2))-1+256*((HEX2DEC(MID([.A228];5;2))-1)&lt;0));2);MID([.A228];7;2))" office:value-type="string" office:string-value="1FE1AE44">
            <text:p>1FE1AE44</text:p>
          </table:table-cell>
          <table:table-cell table:style-name="ce1" table:formula="of:=CONCATENATE([.E34];MID([.A225];3;2);DEC2HEX((HEX2DEC(MID([.A225];5;2))-1+256*((HEX2DEC(MID([.A225];5;2))-1)&lt;0));2);MID([.A225];7;2))" office:value-type="string" office:string-value="1FF4C5BB">
            <text:p>1FF4C5BB</text:p>
          </table:table-cell>
          <table:table-cell table:style-name="ce1" table:formula="of:=CONCATENATE([.E34];MID([.A226];3;2);DEC2HEX((HEX2DEC(MID([.A226];5;2))-1+256*((HEX2DEC(MID([.A226];5;2))-1)&lt;0));2);MID([.A226];7;2))" office:value-type="string" office:string-value="1F98E1EE">
            <text:p>1F98E1EE</text:p>
          </table:table-cell>
          <table:table-cell table:style-name="ce1" table:formula="of:=CONCATENATE([.E34];MID([.A223];3;2);DEC2HEX((HEX2DEC(MID([.A223];5;2))-1+256*((HEX2DEC(MID([.A223];5;2))-1)&lt;0));2);MID([.A223];7;2))" office:value-type="string" office:string-value="1FBCF855">
            <text:p>1FBCF855</text:p>
          </table:table-cell>
          <table:table-cell table:style-name="ce1" table:formula="of:=CONCATENATE([.E34];MID([.A224];3;2);DEC2HEX((HEX2DEC(MID([.A224];5;2))-1+256*((HEX2DEC(MID([.A224];5;2))-1)&lt;0));2);MID([.A224];7;2))" office:value-type="string" office:string-value="1F50A988">
            <text:p>1F50A988</text:p>
          </table:table-cell>
          <table:table-cell table:style-name="ce1" table:formula="of:=CONCATENATE([.E34];MID([.A221];3;2);DEC2HEX((HEX2DEC(MID([.A221];5;2))-1+256*((HEX2DEC(MID([.A221];5;2))-1)&lt;0));2);MID([.A221];7;2))" office:value-type="string" office:string-value="1F63C0FF">
            <text:p>1F63C0FF</text:p>
          </table:table-cell>
          <table:table-cell table:style-name="ce6" table:formula="of:=CONCATENATE([.E34];MID([.A222];3;2);DEC2HEX((HEX2DEC(MID([.A222];5;2))-1+256*((HEX2DEC(MID([.A222];5;2))-1)&lt;0));2);MID([.A222];7;2))" office:value-type="string" office:string-value="1F18DC22">
            <text:p>1F18DC22</text:p>
          </table:table-cell>
          <table:table-cell/>
          <table:table-cell table:style-name="ce1" table:formula="of:=CONCATENATE([.E34];MID([.A167];3;2);DEC2HEX((HEX2DEC(MID([.A167];5;2))-3+256*((HEX2DEC(MID([.A167];5;2))-3)&lt;0));2);MID([.A167];7;2))" office:value-type="string" office:string-value="1F01B0DD">
            <text:p>1F01B0DD</text:p>
          </table:table-cell>
          <table:table-cell table:style-name="ce1" table:formula="of:=CONCATENATE([.E34];MID([.A168];3;2);DEC2HEX((HEX2DEC(MID([.A168];5;2))-3+256*((HEX2DEC(MID([.A168];5;2))-3)&lt;0));2);MID([.A168];7;2))" office:value-type="string" office:string-value="1FB6CC00">
            <text:p>1FB6CC00</text:p>
          </table:table-cell>
          <table:table-cell table:style-name="ce1" table:formula="of:=CONCATENATE([.E34];MID([.A5];3;2);DEC2HEX((HEX2DEC(MID([.A5];5;2))-3+256*((HEX2DEC(MID([.A5];5;2))-3)&lt;0));2);MID([.A5];7;2))" office:value-type="string" office:string-value="1FEBF177">
            <text:p>1FEBF177</text:p>
          </table:table-cell>
          <table:table-cell table:style-name="ce1" table:formula="of:=CONCATENATE([.E34];MID([.A6];3;2);DEC2HEX((HEX2DEC(MID([.A6];5;2))-3+256*((HEX2DEC(MID([.A6];5;2))-3)&lt;0));2);MID([.A6];7;2))" office:value-type="string" office:string-value="1F8F0DAA">
            <text:p>1F8F0DAA</text:p>
          </table:table-cell>
          <table:table-cell table:style-name="ce9" table:formula="of:=CONCATENATE([.E34];MID([.A3];3;2);DEC2HEX((HEX2DEC(MID([.A3];5;2))-3+256*((HEX2DEC(MID([.A3];5;2))-3)&lt;0));2);MID([.A3];7;2))" office:value-type="string" office:string-value="1FA3B911">
            <text:p>1FA3B911</text:p>
          </table:table-cell>
          <table:table-cell table:style-name="ce1" table:formula="of:=CONCATENATE([.E34];MID([.A260];3;2);DEC2HEX((HEX2DEC(MID([.A260];5;2))-3+256*((HEX2DEC(MID([.A260];5;2))-3)&lt;0));2);MID([.A260];7;2))" office:value-type="string" office:string-value="1F47D544">
            <text:p>1F47D544</text:p>
          </table:table-cell>
          <table:table-cell table:style-name="ce1" table:formula="of:=CONCATENATE([.E34];MID([.A257];3;2);DEC2HEX((HEX2DEC(MID([.A257];5;2))-2+256*((HEX2DEC(MID([.A257];5;2))-2)&lt;0));2);MID([.A257];7;2))" office:value-type="string" office:string-value="1F5AECBB">
            <text:p>1F5AECBB</text:p>
          </table:table-cell>
          <table:table-cell table:style-name="ce1" table:formula="of:=CONCATENATE([.E34];MID([.A258];3;2);DEC2HEX((HEX2DEC(MID([.A258];5;2))-2+256*((HEX2DEC(MID([.A258];5;2))-2)&lt;0));2);MID([.A258];7;2))" office:value-type="string" office:string-value="1FFE08EE">
            <text:p>1FFE08EE</text:p>
          </table:table-cell>
          <table:table-cell table:style-name="ce1" table:formula="of:=CONCATENATE([.E34];MID([.A255];3;2);DEC2HEX((HEX2DEC(MID([.A255];5;2))-2+256*((HEX2DEC(MID([.A255];5;2))-2)&lt;0));2);MID([.A255];7;2))" office:value-type="string" office:string-value="1F12B455">
            <text:p>1F12B455</text:p>
          </table:table-cell>
          <table:table-cell table:style-name="ce1" table:formula="of:=CONCATENATE([.E34];MID([.A256];3;2);DEC2HEX((HEX2DEC(MID([.A256];5;2))-2+256*((HEX2DEC(MID([.A256];5;2))-2)&lt;0));2);MID([.A256];7;2))" office:value-type="string" office:string-value="1FB6D088">
            <text:p>1FB6D088</text:p>
          </table:table-cell>
          <table:table-cell/>
          <table:table-cell table:style-name="ce1" table:formula="of:=MID([.A34];3;2)" office:value-type="string" office:string-value="54">
            <text:p>54</text:p>
          </table:table-cell>
          <table:table-cell table:style-name="ce1" table:formula="of:=MID([.A34];5;2)" office:value-type="string" office:string-value="C8">
            <text:p>C8</text:p>
          </table:table-cell>
          <table:table-cell table:formula="of:=IF((HEX2DEC([.Y34])-HEX2DEC([.Y33]))&gt;0;HEX2DEC([.Y34])-HEX2DEC([.Y33]);HEX2DEC([.Y34])-HEX2DEC([.Y33])+256)" office:value-type="float" office:value="164">
            <text:p>164</text:p>
          </table:table-cell>
          <table:table-cell table:formula="of:=IF((HEX2DEC([.Z34])-HEX2DEC([.Z33]))&gt;0;HEX2DEC([.Z34])-HEX2DEC([.Z33]);HEX2DEC([.Z34])-HEX2DEC([.Z3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009E411</text:p>
          </table:table-cell>
          <table:table-cell office:value-type="string">
            <text:p>201CFB88</text:p>
          </table:table-cell>
          <table:table-cell table:number-columns-repeated="2"/>
          <table:table-cell table:style-name="ce7" table:formula="of:=DEC2HEX(HEX2DEC([.E36])-1)" office:value-type="string" office:string-value="20">
            <text:p>20</text:p>
          </table:table-cell>
          <table:table-cell table:style-name="ce1" table:formula="of:=CONCATENATE([.E35];MID([.A229];3;2);DEC2HEX((HEX2DEC(MID([.A229];5;2))-1+256*((HEX2DEC(MID([.A229];5;2))-1)&lt;0));2);MID([.A229];7;2))" office:value-type="string" office:string-value="2085CA77">
            <text:p>2085CA77</text:p>
          </table:table-cell>
          <table:table-cell table:style-name="ce1" table:formula="of:=CONCATENATE([.E35];MID([.A226];3;2);DEC2HEX((HEX2DEC(MID([.A226];5;2))-1+256*((HEX2DEC(MID([.A226];5;2))-1)&lt;0));2);MID([.A226];7;2))" office:value-type="string" office:string-value="2098E1EE">
            <text:p>2098E1EE</text:p>
          </table:table-cell>
          <table:table-cell table:style-name="ce1" table:formula="of:=CONCATENATE([.E35];MID([.A227];3;2);DEC2HEX((HEX2DEC(MID([.A227];5;2))-1+256*((HEX2DEC(MID([.A227];5;2))-1)&lt;0));2);MID([.A227];7;2))" office:value-type="string" office:string-value="204DFD11">
            <text:p>204DFD11</text:p>
          </table:table-cell>
          <table:table-cell table:style-name="ce1" table:formula="of:=CONCATENATE([.E35];MID([.A224];3;2);DEC2HEX((HEX2DEC(MID([.A224];5;2))-1+256*((HEX2DEC(MID([.A224];5;2))-1)&lt;0));2);MID([.A224];7;2))" office:value-type="string" office:string-value="2050A988">
            <text:p>2050A988</text:p>
          </table:table-cell>
          <table:table-cell table:style-name="ce1" table:formula="of:=CONCATENATE([.E35];MID([.A225];3;2);DEC2HEX((HEX2DEC(MID([.A225];5;2))-1+256*((HEX2DEC(MID([.A225];5;2))-1)&lt;0));2);MID([.A225];7;2))" office:value-type="string" office:string-value="20F4C5BB">
            <text:p>20F4C5BB</text:p>
          </table:table-cell>
          <table:table-cell table:style-name="ce1" table:formula="of:=CONCATENATE([.E35];MID([.A222];3;2);DEC2HEX((HEX2DEC(MID([.A222];5;2))-1+256*((HEX2DEC(MID([.A222];5;2))-1)&lt;0));2);MID([.A222];7;2))" office:value-type="string" office:string-value="2018DC22">
            <text:p>2018DC22</text:p>
          </table:table-cell>
          <table:table-cell table:style-name="ce6" table:formula="of:=CONCATENATE([.E35];MID([.A223];3;2);DEC2HEX((HEX2DEC(MID([.A223];5;2))-1+256*((HEX2DEC(MID([.A223];5;2))-1)&lt;0));2);MID([.A223];7;2))" office:value-type="string" office:string-value="20BCF855">
            <text:p>20BCF855</text:p>
          </table:table-cell>
          <table:table-cell/>
          <table:table-cell table:style-name="ce1" table:formula="of:=CONCATENATE([.E35];MID([.A168];3;2);DEC2HEX((HEX2DEC(MID([.A168];5;2))-3+256*((HEX2DEC(MID([.A168];5;2))-3)&lt;0));2);MID([.A168];7;2))" office:value-type="string" office:string-value="20B6CC00">
            <text:p>20B6CC00</text:p>
          </table:table-cell>
          <table:table-cell table:style-name="ce1" table:formula="of:=CONCATENATE([.E35];MID([.A169];3;2);DEC2HEX((HEX2DEC(MID([.A169];5;2))-3+256*((HEX2DEC(MID([.A169];5;2))-3)&lt;0));2);MID([.A169];7;2))" office:value-type="string" office:string-value="205AE833">
            <text:p>205AE833</text:p>
          </table:table-cell>
          <table:table-cell table:style-name="ce1" table:formula="of:=CONCATENATE([.E35];MID([.A6];3;2);DEC2HEX((HEX2DEC(MID([.A6];5;2))-3+256*((HEX2DEC(MID([.A6];5;2))-3)&lt;0));2);MID([.A6];7;2))" office:value-type="string" office:string-value="208F0DAA">
            <text:p>208F0DAA</text:p>
          </table:table-cell>
          <table:table-cell table:style-name="ce1" table:formula="of:=CONCATENATE([.E35];MID([.A7];3;2);DEC2HEX((HEX2DEC(MID([.A7];5;2))-3+256*((HEX2DEC(MID([.A7];5;2))-3)&lt;0));2);MID([.A7];7;2))" office:value-type="string" office:string-value="2023BEDD">
            <text:p>2023BEDD</text:p>
          </table:table-cell>
          <table:table-cell table:formula="of:=CONCATENATE([.E35];MID([.A4];3;2);DEC2HEX((HEX2DEC(MID([.A4];5;2))-3+256*((HEX2DEC(MID([.A4];5;2))-3)&lt;0));2);MID([.A4];7;2))" office:value-type="string" office:string-value="2047D544">
            <text:p>2047D544</text:p>
          </table:table-cell>
          <table:table-cell table:style-name="ce1" table:formula="of:=CONCATENATE([.E35];MID([.A261];3;2);DEC2HEX((HEX2DEC(MID([.A261];5;2))-3+256*((HEX2DEC(MID([.A261];5;2))-3)&lt;0));2);MID([.A261];7;2))" office:value-type="string" office:string-value="20EBF177">
            <text:p>20EBF177</text:p>
          </table:table-cell>
          <table:table-cell table:style-name="ce1" table:formula="of:=CONCATENATE([.E35];MID([.A258];3;2);DEC2HEX((HEX2DEC(MID([.A258];5;2))-2+256*((HEX2DEC(MID([.A258];5;2))-2)&lt;0));2);MID([.A258];7;2))" office:value-type="string" office:string-value="20FE08EE">
            <text:p>20FE08EE</text:p>
          </table:table-cell>
          <table:table-cell table:style-name="ce9" table:formula="of:=CONCATENATE([.E35];MID([.A3];3;2);DEC2HEX((HEX2DEC(MID([.A3];5;2))-3+256*((HEX2DEC(MID([.A3];5;2))-3)&lt;0));2);MID([.A3];7;2))" office:value-type="string" office:string-value="20A3B911">
            <text:p>20A3B911</text:p>
          </table:table-cell>
          <table:table-cell table:style-name="ce1" table:formula="of:=CONCATENATE([.E35];MID([.A256];3;2);DEC2HEX((HEX2DEC(MID([.A256];5;2))-2+256*((HEX2DEC(MID([.A256];5;2))-2)&lt;0));2);MID([.A256];7;2))" office:value-type="string" office:string-value="20B6D088">
            <text:p>20B6D088</text:p>
          </table:table-cell>
          <table:table-cell table:style-name="ce1" table:formula="of:=CONCATENATE([.E35];MID([.A257];3;2);DEC2HEX((HEX2DEC(MID([.A257];5;2))-2+256*((HEX2DEC(MID([.A257];5;2))-2)&lt;0));2);MID([.A257];7;2))" office:value-type="string" office:string-value="205AECBB">
            <text:p>205AECBB</text:p>
          </table:table-cell>
          <table:table-cell/>
          <table:table-cell table:style-name="ce1" table:formula="of:=MID([.A35];3;2)" office:value-type="string" office:string-value="09">
            <text:p>09</text:p>
          </table:table-cell>
          <table:table-cell table:style-name="ce1" table:formula="of:=MID([.A35];5;2)" office:value-type="string" office:string-value="E4">
            <text:p>E4</text:p>
          </table:table-cell>
          <table:table-cell table:formula="of:=IF((HEX2DEC([.Y35])-HEX2DEC([.Y34]))&gt;0;HEX2DEC([.Y35])-HEX2DEC([.Y34]);HEX2DEC([.Y35])-HEX2DEC([.Y34])+256)" office:value-type="float" office:value="181">
            <text:p>181</text:p>
          </table:table-cell>
          <table:table-cell table:formula="of:=IF((HEX2DEC([.Z35])-HEX2DEC([.Z34]))&gt;0;HEX2DEC([.Z35])-HEX2DEC([.Z34]);HEX2DEC([.Z35])-HEX2DEC([.Z3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1AD0044</text:p>
          </table:table-cell>
          <table:table-cell office:value-type="string">
            <text:p>21B0ACBB</text:p>
          </table:table-cell>
          <table:table-cell table:number-columns-repeated="2"/>
          <table:table-cell table:style-name="ce7" table:formula="of:=DEC2HEX(HEX2DEC([.E37])-1)" office:value-type="string" office:string-value="21">
            <text:p>21</text:p>
          </table:table-cell>
          <table:table-cell table:style-name="ce1" table:formula="of:=CONCATENATE([.E36];MID([.A230];3;2);DEC2HEX((HEX2DEC(MID([.A230];5;2))-1+256*((HEX2DEC(MID([.A230];5;2))-1)&lt;0));2);MID([.A230];7;2))" office:value-type="string" office:string-value="2129E6AA">
            <text:p>2129E6AA</text:p>
          </table:table-cell>
          <table:table-cell table:style-name="ce1" table:formula="of:=CONCATENATE([.E36];MID([.A227];3;2);DEC2HEX((HEX2DEC(MID([.A227];5;2))-1+256*((HEX2DEC(MID([.A227];5;2))-1)&lt;0));2);MID([.A227];7;2))" office:value-type="string" office:string-value="214DFD11">
            <text:p>214DFD11</text:p>
          </table:table-cell>
          <table:table-cell table:style-name="ce1" table:formula="of:=CONCATENATE([.E36];MID([.A228];3;2);DEC2HEX((HEX2DEC(MID([.A228];5;2))-1+256*((HEX2DEC(MID([.A228];5;2))-1)&lt;0));2);MID([.A228];7;2))" office:value-type="string" office:string-value="21E1AE44">
            <text:p>21E1AE44</text:p>
          </table:table-cell>
          <table:table-cell table:style-name="ce1" table:formula="of:=CONCATENATE([.E36];MID([.A225];3;2);DEC2HEX((HEX2DEC(MID([.A225];5;2))-1+256*((HEX2DEC(MID([.A225];5;2))-1)&lt;0));2);MID([.A225];7;2))" office:value-type="string" office:string-value="21F4C5BB">
            <text:p>21F4C5BB</text:p>
          </table:table-cell>
          <table:table-cell table:style-name="ce1" table:formula="of:=CONCATENATE([.E36];MID([.A226];3;2);DEC2HEX((HEX2DEC(MID([.A226];5;2))-1+256*((HEX2DEC(MID([.A226];5;2))-1)&lt;0));2);MID([.A226];7;2))" office:value-type="string" office:string-value="2198E1EE">
            <text:p>2198E1EE</text:p>
          </table:table-cell>
          <table:table-cell table:style-name="ce1" table:formula="of:=CONCATENATE([.E36];MID([.A223];3;2);DEC2HEX((HEX2DEC(MID([.A223];5;2))-1+256*((HEX2DEC(MID([.A223];5;2))-1)&lt;0));2);MID([.A223];7;2))" office:value-type="string" office:string-value="21BCF855">
            <text:p>21BCF855</text:p>
          </table:table-cell>
          <table:table-cell table:style-name="ce6" table:formula="of:=CONCATENATE([.E36];MID([.A224];3;2);DEC2HEX((HEX2DEC(MID([.A224];5;2))-1+256*((HEX2DEC(MID([.A224];5;2))-1)&lt;0));2);MID([.A224];7;2))" office:value-type="string" office:string-value="2150A988">
            <text:p>2150A988</text:p>
          </table:table-cell>
          <table:table-cell/>
          <table:table-cell table:style-name="ce1" table:formula="of:=CONCATENATE([.E36];MID([.A169];3;2);DEC2HEX((HEX2DEC(MID([.A169];5;2))-3+256*((HEX2DEC(MID([.A169];5;2))-3)&lt;0));2);MID([.A169];7;2))" office:value-type="string" office:string-value="215AE833">
            <text:p>215AE833</text:p>
          </table:table-cell>
          <table:table-cell table:style-name="ce1" table:formula="of:=CONCATENATE([.E36];MID([.A170];3;2);DEC2HEX((HEX2DEC(MID([.A170];5;2))-3+256*((HEX2DEC(MID([.A170];5;2))-3)&lt;0));2);MID([.A170];7;2))" office:value-type="string" office:string-value="21FE0466">
            <text:p>21FE0466</text:p>
          </table:table-cell>
          <table:table-cell table:style-name="ce1" table:formula="of:=CONCATENATE([.E36];MID([.A7];3;2);DEC2HEX((HEX2DEC(MID([.A7];5;2))-3+256*((HEX2DEC(MID([.A7];5;2))-3)&lt;0));2);MID([.A7];7;2))" office:value-type="string" office:string-value="2123BEDD">
            <text:p>2123BEDD</text:p>
          </table:table-cell>
          <table:table-cell table:style-name="ce1" table:formula="of:=CONCATENATE([.E36];MID([.A8];3;2);DEC2HEX((HEX2DEC(MID([.A8];5;2))-3+256*((HEX2DEC(MID([.A8];5;2))-3)&lt;0));2);MID([.A8];7;2))" office:value-type="string" office:string-value="21D8DA00">
            <text:p>21D8DA00</text:p>
          </table:table-cell>
          <table:table-cell table:formula="of:=CONCATENATE([.E36];MID([.A5];3;2);DEC2HEX((HEX2DEC(MID([.A5];5;2))-3+256*((HEX2DEC(MID([.A5];5;2))-3)&lt;0));2);MID([.A5];7;2))" office:value-type="string" office:string-value="21EBF177">
            <text:p>21EBF177</text:p>
          </table:table-cell>
          <table:table-cell table:style-name="ce1" table:formula="of:=CONCATENATE([.E36];MID([.A262];3;2);DEC2HEX((HEX2DEC(MID([.A262];5;2))-3+256*((HEX2DEC(MID([.A262];5;2))-3)&lt;0));2);MID([.A262];7;2))" office:value-type="string" office:string-value="218F0DAA">
            <text:p>218F0DAA</text:p>
          </table:table-cell>
          <table:table-cell table:style-name="ce9" table:formula="of:=CONCATENATE([.E36];MID([.A3];3;2);DEC2HEX((HEX2DEC(MID([.A3];5;2))-3+256*((HEX2DEC(MID([.A3];5;2))-3)&lt;0));2);MID([.A3];7;2))" office:value-type="string" office:string-value="21A3B911">
            <text:p>21A3B911</text:p>
          </table:table-cell>
          <table:table-cell table:style-name="ce1" table:formula="of:=CONCATENATE([.E36];MID([.A4];3;2);DEC2HEX((HEX2DEC(MID([.A4];5;2))-3+256*((HEX2DEC(MID([.A4];5;2))-3)&lt;0));2);MID([.A4];7;2))" office:value-type="string" office:string-value="2147D544">
            <text:p>2147D544</text:p>
          </table:table-cell>
          <table:table-cell table:style-name="ce1" table:formula="of:=CONCATENATE([.E36];MID([.A257];3;2);DEC2HEX((HEX2DEC(MID([.A257];5;2))-2+256*((HEX2DEC(MID([.A257];5;2))-2)&lt;0));2);MID([.A257];7;2))" office:value-type="string" office:string-value="215AECBB">
            <text:p>215AECBB</text:p>
          </table:table-cell>
          <table:table-cell table:style-name="ce1" table:formula="of:=CONCATENATE([.E36];MID([.A258];3;2);DEC2HEX((HEX2DEC(MID([.A258];5;2))-2+256*((HEX2DEC(MID([.A258];5;2))-2)&lt;0));2);MID([.A258];7;2))" office:value-type="string" office:string-value="21FE08EE">
            <text:p>21FE08EE</text:p>
          </table:table-cell>
          <table:table-cell/>
          <table:table-cell table:style-name="ce1" table:formula="of:=MID([.A36];3;2)" office:value-type="string" office:string-value="AD">
            <text:p>AD</text:p>
          </table:table-cell>
          <table:table-cell table:style-name="ce1" table:formula="of:=MID([.A36];5;2)" office:value-type="string" office:string-value="00">
            <text:p>00</text:p>
          </table:table-cell>
          <table:table-cell table:formula="of:=IF((HEX2DEC([.Y36])-HEX2DEC([.Y35]))&gt;0;HEX2DEC([.Y36])-HEX2DEC([.Y35]);HEX2DEC([.Y36])-HEX2DEC([.Y35])+256)" office:value-type="float" office:value="164">
            <text:p>164</text:p>
          </table:table-cell>
          <table:table-cell table:formula="of:=IF((HEX2DEC([.Z36])-HEX2DEC([.Z35]))&gt;0;HEX2DEC([.Z36])-HEX2DEC([.Z35]);HEX2DEC([.Z36])-HEX2DEC([.Z3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241B177</text:p>
          </table:table-cell>
          <table:table-cell office:value-type="string">
            <text:p>2254C8EE</text:p>
          </table:table-cell>
          <table:table-cell table:number-columns-repeated="2"/>
          <table:table-cell table:style-name="ce7" table:formula="of:=DEC2HEX(HEX2DEC([.E38])-1)" office:value-type="string" office:string-value="22">
            <text:p>22</text:p>
          </table:table-cell>
          <table:table-cell table:style-name="ce1" table:formula="of:=CONCATENATE([.E37];MID([.A231];3;2);DEC2HEX((HEX2DEC(MID([.A231];5;2))-1+256*((HEX2DEC(MID([.A231];5;2))-1)&lt;0));2);MID([.A231];7;2))" office:value-type="string" office:string-value="22CD02DD">
            <text:p>22CD02DD</text:p>
          </table:table-cell>
          <table:table-cell table:style-name="ce1" table:formula="of:=CONCATENATE([.E37];MID([.A228];3;2);DEC2HEX((HEX2DEC(MID([.A228];5;2))-1+256*((HEX2DEC(MID([.A228];5;2))-1)&lt;0));2);MID([.A228];7;2))" office:value-type="string" office:string-value="22E1AE44">
            <text:p>22E1AE44</text:p>
          </table:table-cell>
          <table:table-cell table:style-name="ce1" table:formula="of:=CONCATENATE([.E37];MID([.A229];3;2);DEC2HEX((HEX2DEC(MID([.A229];5;2))-1+256*((HEX2DEC(MID([.A229];5;2))-1)&lt;0));2);MID([.A229];7;2))" office:value-type="string" office:string-value="2285CA77">
            <text:p>2285CA77</text:p>
          </table:table-cell>
          <table:table-cell table:style-name="ce1" table:formula="of:=CONCATENATE([.E37];MID([.A226];3;2);DEC2HEX((HEX2DEC(MID([.A226];5;2))-1+256*((HEX2DEC(MID([.A226];5;2))-1)&lt;0));2);MID([.A226];7;2))" office:value-type="string" office:string-value="2298E1EE">
            <text:p>2298E1EE</text:p>
          </table:table-cell>
          <table:table-cell table:style-name="ce1" table:formula="of:=CONCATENATE([.E37];MID([.A227];3;2);DEC2HEX((HEX2DEC(MID([.A227];5;2))-1+256*((HEX2DEC(MID([.A227];5;2))-1)&lt;0));2);MID([.A227];7;2))" office:value-type="string" office:string-value="224DFD11">
            <text:p>224DFD11</text:p>
          </table:table-cell>
          <table:table-cell table:style-name="ce1" table:formula="of:=CONCATENATE([.E37];MID([.A224];3;2);DEC2HEX((HEX2DEC(MID([.A224];5;2))-1+256*((HEX2DEC(MID([.A224];5;2))-1)&lt;0));2);MID([.A224];7;2))" office:value-type="string" office:string-value="2250A988">
            <text:p>2250A988</text:p>
          </table:table-cell>
          <table:table-cell table:style-name="ce6" table:formula="of:=CONCATENATE([.E37];MID([.A225];3;2);DEC2HEX((HEX2DEC(MID([.A225];5;2))-1+256*((HEX2DEC(MID([.A225];5;2))-1)&lt;0));2);MID([.A225];7;2))" office:value-type="string" office:string-value="22F4C5BB">
            <text:p>22F4C5BB</text:p>
          </table:table-cell>
          <table:table-cell/>
          <table:table-cell table:style-name="ce1" table:formula="of:=CONCATENATE([.E37];MID([.A170];3;2);DEC2HEX((HEX2DEC(MID([.A170];5;2))-3+256*((HEX2DEC(MID([.A170];5;2))-3)&lt;0));2);MID([.A170];7;2))" office:value-type="string" office:string-value="22FE0466">
            <text:p>22FE0466</text:p>
          </table:table-cell>
          <table:table-cell table:style-name="ce1" table:formula="of:=CONCATENATE([.E37];MID([.A171];3;2);DEC2HEX((HEX2DEC(MID([.A171];5;2))-3+256*((HEX2DEC(MID([.A171];5;2))-3)&lt;0));2);MID([.A171];7;2))" office:value-type="string" office:string-value="2292B599">
            <text:p>2292B599</text:p>
          </table:table-cell>
          <table:table-cell table:style-name="ce1" table:formula="of:=CONCATENATE([.E37];MID([.A8];3;2);DEC2HEX((HEX2DEC(MID([.A8];5;2))-3+256*((HEX2DEC(MID([.A8];5;2))-3)&lt;0));2);MID([.A8];7;2))" office:value-type="string" office:string-value="22D8DA00">
            <text:p>22D8DA00</text:p>
          </table:table-cell>
          <table:table-cell table:style-name="ce1" table:formula="of:=CONCATENATE([.E37];MID([.A9];3;2);DEC2HEX((HEX2DEC(MID([.A9];5;2))-3+256*((HEX2DEC(MID([.A9];5;2))-3)&lt;0));2);MID([.A9];7;2))" office:value-type="string" office:string-value="227CF633">
            <text:p>227CF633</text:p>
          </table:table-cell>
          <table:table-cell table:formula="of:=CONCATENATE([.E37];MID([.A6];3;2);DEC2HEX((HEX2DEC(MID([.A6];5;2))-3+256*((HEX2DEC(MID([.A6];5;2))-3)&lt;0));2);MID([.A6];7;2))" office:value-type="string" office:string-value="228F0DAA">
            <text:p>228F0DAA</text:p>
          </table:table-cell>
          <table:table-cell table:style-name="ce1" table:formula="of:=CONCATENATE([.E37];MID([.A263];3;2);DEC2HEX((HEX2DEC(MID([.A263];5;2))-3+256*((HEX2DEC(MID([.A263];5;2))-3)&lt;0));2);MID([.A263];7;2))" office:value-type="string" office:string-value="2223BEDD">
            <text:p>2223BEDD</text:p>
          </table:table-cell>
          <table:table-cell table:style-name="ce1" table:formula="of:=CONCATENATE([.E37];MID([.A4];3;2);DEC2HEX((HEX2DEC(MID([.A4];5;2))-3+256*((HEX2DEC(MID([.A4];5;2))-3)&lt;0));2);MID([.A4];7;2))" office:value-type="string" office:string-value="2247D544">
            <text:p>2247D544</text:p>
          </table:table-cell>
          <table:table-cell table:style-name="ce1" table:formula="of:=CONCATENATE([.E37];MID([.A5];3;2);DEC2HEX((HEX2DEC(MID([.A5];5;2))-3+256*((HEX2DEC(MID([.A5];5;2))-3)&lt;0));2);MID([.A5];7;2))" office:value-type="string" office:string-value="22EBF177">
            <text:p>22EBF177</text:p>
          </table:table-cell>
          <table:table-cell table:style-name="ce1" table:formula="of:=CONCATENATE([.E37];MID([.A258];3;2);DEC2HEX((HEX2DEC(MID([.A258];5;2))-2+256*((HEX2DEC(MID([.A258];5;2))-2)&lt;0));2);MID([.A258];7;2))" office:value-type="string" office:string-value="22FE08EE">
            <text:p>22FE08EE</text:p>
          </table:table-cell>
          <table:table-cell table:style-name="ce9" table:formula="of:=CONCATENATE([.E37];MID([.A3];3;2);DEC2HEX((HEX2DEC(MID([.A3];5;2))-3+256*((HEX2DEC(MID([.A3];5;2))-3)&lt;0));2);MID([.A3];7;2))" office:value-type="string" office:string-value="22A3B911">
            <text:p>22A3B911</text:p>
          </table:table-cell>
          <table:table-cell/>
          <table:table-cell table:style-name="ce1" table:formula="of:=MID([.A37];3;2)" office:value-type="string" office:string-value="41">
            <text:p>41</text:p>
          </table:table-cell>
          <table:table-cell table:style-name="ce1" table:formula="of:=MID([.A37];5;2)" office:value-type="string" office:string-value="B1">
            <text:p>B1</text:p>
          </table:table-cell>
          <table:table-cell table:formula="of:=IF((HEX2DEC([.Y37])-HEX2DEC([.Y36]))&gt;0;HEX2DEC([.Y37])-HEX2DEC([.Y36]);HEX2DEC([.Y37])-HEX2DEC([.Y36])+256)" office:value-type="float" office:value="148">
            <text:p>148</text:p>
          </table:table-cell>
          <table:table-cell table:formula="of:=IF((HEX2DEC([.Z37])-HEX2DEC([.Z36]))&gt;0;HEX2DEC([.Z37])-HEX2DEC([.Z36]);HEX2DEC([.Z37])-HEX2DEC([.Z3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3E5CDAA</text:p>
          </table:table-cell>
          <table:table-cell table:style-name="ce2" office:value-type="string">
            <text:p>2309E411</text:p>
          </table:table-cell>
          <table:table-cell table:number-columns-repeated="2"/>
          <table:table-cell table:style-name="ce7" table:formula="of:=DEC2HEX(HEX2DEC([.E39])-1)" office:value-type="string" office:string-value="23">
            <text:p>23</text:p>
          </table:table-cell>
          <table:table-cell table:style-name="ce1" table:formula="of:=CONCATENATE([.E38];MID([.A232];3;2);DEC2HEX((HEX2DEC(MID([.A232];5;2))-1+256*((HEX2DEC(MID([.A232];5;2))-1)&lt;0));2);MID([.A232];7;2))" office:value-type="string" office:string-value="2372B300">
            <text:p>2372B300</text:p>
          </table:table-cell>
          <table:table-cell table:style-name="ce1" table:formula="of:=CONCATENATE([.E38];MID([.A229];3;2);DEC2HEX((HEX2DEC(MID([.A229];5;2))-1+256*((HEX2DEC(MID([.A229];5;2))-1)&lt;0));2);MID([.A229];7;2))" office:value-type="string" office:string-value="2385CA77">
            <text:p>2385CA77</text:p>
          </table:table-cell>
          <table:table-cell table:style-name="ce1" table:formula="of:=CONCATENATE([.E38];MID([.A230];3;2);DEC2HEX((HEX2DEC(MID([.A230];5;2))-1+256*((HEX2DEC(MID([.A230];5;2))-1)&lt;0));2);MID([.A230];7;2))" office:value-type="string" office:string-value="2329E6AA">
            <text:p>2329E6AA</text:p>
          </table:table-cell>
          <table:table-cell table:style-name="ce1" table:formula="of:=CONCATENATE([.E38];MID([.A227];3;2);DEC2HEX((HEX2DEC(MID([.A227];5;2))-1+256*((HEX2DEC(MID([.A227];5;2))-1)&lt;0));2);MID([.A227];7;2))" office:value-type="string" office:string-value="234DFD11">
            <text:p>234DFD11</text:p>
          </table:table-cell>
          <table:table-cell table:style-name="ce1" table:formula="of:=CONCATENATE([.E38];MID([.A228];3;2);DEC2HEX((HEX2DEC(MID([.A228];5;2))-1+256*((HEX2DEC(MID([.A228];5;2))-1)&lt;0));2);MID([.A228];7;2))" office:value-type="string" office:string-value="23E1AE44">
            <text:p>23E1AE44</text:p>
          </table:table-cell>
          <table:table-cell table:style-name="ce1" table:formula="of:=CONCATENATE([.E38];MID([.A225];3;2);DEC2HEX((HEX2DEC(MID([.A225];5;2))-1+256*((HEX2DEC(MID([.A225];5;2))-1)&lt;0));2);MID([.A225];7;2))" office:value-type="string" office:string-value="23F4C5BB">
            <text:p>23F4C5BB</text:p>
          </table:table-cell>
          <table:table-cell table:style-name="ce6" table:formula="of:=CONCATENATE([.E38];MID([.A226];3;2);DEC2HEX((HEX2DEC(MID([.A226];5;2))-1+256*((HEX2DEC(MID([.A226];5;2))-1)&lt;0));2);MID([.A226];7;2))" office:value-type="string" office:string-value="2398E1EE">
            <text:p>2398E1EE</text:p>
          </table:table-cell>
          <table:table-cell/>
          <table:table-cell table:style-name="ce1" table:formula="of:=CONCATENATE([.E38];MID([.A171];3;2);DEC2HEX((HEX2DEC(MID([.A171];5;2))-3+256*((HEX2DEC(MID([.A171];5;2))-3)&lt;0));2);MID([.A171];7;2))" office:value-type="string" office:string-value="2392B599">
            <text:p>2392B599</text:p>
          </table:table-cell>
          <table:table-cell table:style-name="ce1" table:formula="of:=CONCATENATE([.E38];MID([.A172];3;2);DEC2HEX((HEX2DEC(MID([.A172];5;2))-3+256*((HEX2DEC(MID([.A172];5;2))-3)&lt;0));2);MID([.A172];7;2))" office:value-type="string" office:string-value="2336D1CC">
            <text:p>2336D1CC</text:p>
          </table:table-cell>
          <table:table-cell table:style-name="ce1" table:formula="of:=CONCATENATE([.E38];MID([.A9];3;2);DEC2HEX((HEX2DEC(MID([.A9];5;2))-3+256*((HEX2DEC(MID([.A9];5;2))-3)&lt;0));2);MID([.A9];7;2))" office:value-type="string" office:string-value="237CF633">
            <text:p>237CF633</text:p>
          </table:table-cell>
          <table:table-cell table:style-name="ce1" table:formula="of:=CONCATENATE([.E38];MID([.A10];3;2);DEC2HEX((HEX2DEC(MID([.A10];5;2))-3+256*((HEX2DEC(MID([.A10];5;2))-3)&lt;0));2);MID([.A10];7;2))" office:value-type="string" office:string-value="2310A766">
            <text:p>2310A766</text:p>
          </table:table-cell>
          <table:table-cell table:formula="of:=CONCATENATE([.E38];MID([.A7];3;2);DEC2HEX((HEX2DEC(MID([.A7];5;2))-3+256*((HEX2DEC(MID([.A7];5;2))-3)&lt;0));2);MID([.A7];7;2))" office:value-type="string" office:string-value="2323BEDD">
            <text:p>2323BEDD</text:p>
          </table:table-cell>
          <table:table-cell table:style-name="ce1" table:formula="of:=CONCATENATE([.E38];MID([.A264];3;2);DEC2HEX((HEX2DEC(MID([.A264];5;2))-3+256*((HEX2DEC(MID([.A264];5;2))-3)&lt;0));2);MID([.A264];7;2))" office:value-type="string" office:string-value="23D8DA00">
            <text:p>23D8DA00</text:p>
          </table:table-cell>
          <table:table-cell table:style-name="ce1" table:formula="of:=CONCATENATE([.E38];MID([.A5];3;2);DEC2HEX((HEX2DEC(MID([.A5];5;2))-3+256*((HEX2DEC(MID([.A5];5;2))-3)&lt;0));2);MID([.A5];7;2))" office:value-type="string" office:string-value="23EBF177">
            <text:p>23EBF177</text:p>
          </table:table-cell>
          <table:table-cell table:style-name="ce1" table:formula="of:=CONCATENATE([.E38];MID([.A6];3;2);DEC2HEX((HEX2DEC(MID([.A6];5;2))-3+256*((HEX2DEC(MID([.A6];5;2))-3)&lt;0));2);MID([.A6];7;2))" office:value-type="string" office:string-value="238F0DAA">
            <text:p>238F0DAA</text:p>
          </table:table-cell>
          <table:table-cell table:style-name="ce9" table:formula="of:=CONCATENATE([.E38];MID([.A259];3;2);DEC2HEX((HEX2DEC(MID([.A259];5;2))-3+256*((HEX2DEC(MID([.A259];5;2))-3)&lt;0));2);MID([.A259];7;2))" office:value-type="string" office:string-value="23A3B911">
            <text:p>23A3B911</text:p>
          </table:table-cell>
          <table:table-cell table:style-name="ce1" table:formula="of:=CONCATENATE([.E38];MID([.A4];3;2);DEC2HEX((HEX2DEC(MID([.A4];5;2))-3+256*((HEX2DEC(MID([.A4];5;2))-3)&lt;0));2);MID([.A4];7;2))" office:value-type="string" office:string-value="2347D544">
            <text:p>2347D544</text:p>
          </table:table-cell>
          <table:table-cell/>
          <table:table-cell table:style-name="ce1" table:formula="of:=MID([.A38];3;2)" office:value-type="string" office:string-value="E5">
            <text:p>E5</text:p>
          </table:table-cell>
          <table:table-cell table:style-name="ce1" table:formula="of:=MID([.A38];5;2)" office:value-type="string" office:string-value="CD">
            <text:p>CD</text:p>
          </table:table-cell>
          <table:table-cell table:formula="of:=IF((HEX2DEC([.Y38])-HEX2DEC([.Y37]))&gt;0;HEX2DEC([.Y38])-HEX2DEC([.Y37]);HEX2DEC([.Y38])-HEX2DEC([.Y37])+256)" office:value-type="float" office:value="164">
            <text:p>164</text:p>
          </table:table-cell>
          <table:table-cell table:formula="of:=IF((HEX2DEC([.Z38])-HEX2DEC([.Z37]))&gt;0;HEX2DEC([.Z38])-HEX2DEC([.Z37]);HEX2DEC([.Z38])-HEX2DEC([.Z3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489E9DD</text:p>
          </table:table-cell>
          <table:table-cell office:value-type="string">
            <text:p>24AD0044</text:p>
          </table:table-cell>
          <table:table-cell table:number-columns-repeated="2"/>
          <table:table-cell table:style-name="ce7" table:formula="of:=DEC2HEX(HEX2DEC([.E40])-1)" office:value-type="string" office:string-value="24">
            <text:p>24</text:p>
          </table:table-cell>
          <table:table-cell table:style-name="ce1" table:formula="of:=CONCATENATE([.E39];MID([.A233];3;2);DEC2HEX((HEX2DEC(MID([.A233];5;2))-1+256*((HEX2DEC(MID([.A233];5;2))-1)&lt;0));2);MID([.A233];7;2))" office:value-type="string" office:string-value="2416CF33">
            <text:p>2416CF33</text:p>
          </table:table-cell>
          <table:table-cell table:style-name="ce1" table:formula="of:=CONCATENATE([.E39];MID([.A230];3;2);DEC2HEX((HEX2DEC(MID([.A230];5;2))-1+256*((HEX2DEC(MID([.A230];5;2))-1)&lt;0));2);MID([.A230];7;2))" office:value-type="string" office:string-value="2429E6AA">
            <text:p>2429E6AA</text:p>
          </table:table-cell>
          <table:table-cell table:style-name="ce1" table:formula="of:=CONCATENATE([.E39];MID([.A231];3;2);DEC2HEX((HEX2DEC(MID([.A231];5;2))-1+256*((HEX2DEC(MID([.A231];5;2))-1)&lt;0));2);MID([.A231];7;2))" office:value-type="string" office:string-value="24CD02DD">
            <text:p>24CD02DD</text:p>
          </table:table-cell>
          <table:table-cell table:style-name="ce1" table:formula="of:=CONCATENATE([.E39];MID([.A228];3;2);DEC2HEX((HEX2DEC(MID([.A228];5;2))-1+256*((HEX2DEC(MID([.A228];5;2))-1)&lt;0));2);MID([.A228];7;2))" office:value-type="string" office:string-value="24E1AE44">
            <text:p>24E1AE44</text:p>
          </table:table-cell>
          <table:table-cell table:style-name="ce1" table:formula="of:=CONCATENATE([.E39];MID([.A229];3;2);DEC2HEX((HEX2DEC(MID([.A229];5;2))-1+256*((HEX2DEC(MID([.A229];5;2))-1)&lt;0));2);MID([.A229];7;2))" office:value-type="string" office:string-value="2485CA77">
            <text:p>2485CA77</text:p>
          </table:table-cell>
          <table:table-cell table:style-name="ce1" table:formula="of:=CONCATENATE([.E39];MID([.A226];3;2);DEC2HEX((HEX2DEC(MID([.A226];5;2))-1+256*((HEX2DEC(MID([.A226];5;2))-1)&lt;0));2);MID([.A226];7;2))" office:value-type="string" office:string-value="2498E1EE">
            <text:p>2498E1EE</text:p>
          </table:table-cell>
          <table:table-cell table:style-name="ce6" table:formula="of:=CONCATENATE([.E39];MID([.A227];3;2);DEC2HEX((HEX2DEC(MID([.A227];5;2))-1+256*((HEX2DEC(MID([.A227];5;2))-1)&lt;0));2);MID([.A227];7;2))" office:value-type="string" office:string-value="244DFD11">
            <text:p>244DFD11</text:p>
          </table:table-cell>
          <table:table-cell/>
          <table:table-cell table:style-name="ce1" table:formula="of:=CONCATENATE([.E39];MID([.A172];3;2);DEC2HEX((HEX2DEC(MID([.A172];5;2))-3+256*((HEX2DEC(MID([.A172];5;2))-3)&lt;0));2);MID([.A172];7;2))" office:value-type="string" office:string-value="2436D1CC">
            <text:p>2436D1CC</text:p>
          </table:table-cell>
          <table:table-cell table:style-name="ce1" table:formula="of:=CONCATENATE([.E39];MID([.A173];3;2);DEC2HEX((HEX2DEC(MID([.A173];5;2))-3+256*((HEX2DEC(MID([.A173];5;2))-3)&lt;0));2);MID([.A173];7;2))" office:value-type="string" office:string-value="24DAEDFF">
            <text:p>24DAEDFF</text:p>
          </table:table-cell>
          <table:table-cell table:style-name="ce1" table:formula="of:=CONCATENATE([.E39];MID([.A10];3;2);DEC2HEX((HEX2DEC(MID([.A10];5;2))-3+256*((HEX2DEC(MID([.A10];5;2))-3)&lt;0));2);MID([.A10];7;2))" office:value-type="string" office:string-value="2410A766">
            <text:p>2410A766</text:p>
          </table:table-cell>
          <table:table-cell table:style-name="ce1" table:formula="of:=CONCATENATE([.E39];MID([.A11];3;2);DEC2HEX((HEX2DEC(MID([.A11];5;2))-3+256*((HEX2DEC(MID([.A11];5;2))-3)&lt;0));2);MID([.A11];7;2))" office:value-type="string" office:string-value="24B4C399">
            <text:p>24B4C399</text:p>
          </table:table-cell>
          <table:table-cell table:formula="of:=CONCATENATE([.E39];MID([.A8];3;2);DEC2HEX((HEX2DEC(MID([.A8];5;2))-3+256*((HEX2DEC(MID([.A8];5;2))-3)&lt;0));2);MID([.A8];7;2))" office:value-type="string" office:string-value="24D8DA00">
            <text:p>24D8DA00</text:p>
          </table:table-cell>
          <table:table-cell table:style-name="ce1" table:formula="of:=CONCATENATE([.E39];MID([.A265];3;2);DEC2HEX((HEX2DEC(MID([.A265];5;2))-3+256*((HEX2DEC(MID([.A265];5;2))-3)&lt;0));2);MID([.A265];7;2))" office:value-type="string" office:string-value="247CF633">
            <text:p>247CF633</text:p>
          </table:table-cell>
          <table:table-cell table:style-name="ce1" table:formula="of:=CONCATENATE([.E39];MID([.A6];3;2);DEC2HEX((HEX2DEC(MID([.A6];5;2))-3+256*((HEX2DEC(MID([.A6];5;2))-3)&lt;0));2);MID([.A6];7;2))" office:value-type="string" office:string-value="248F0DAA">
            <text:p>248F0DAA</text:p>
          </table:table-cell>
          <table:table-cell table:style-name="ce1" table:formula="of:=CONCATENATE([.E39];MID([.A7];3;2);DEC2HEX((HEX2DEC(MID([.A7];5;2))-3+256*((HEX2DEC(MID([.A7];5;2))-3)&lt;0));2);MID([.A7];7;2))" office:value-type="string" office:string-value="2423BEDD">
            <text:p>2423BEDD</text:p>
          </table:table-cell>
          <table:table-cell table:style-name="ce6" table:formula="of:=CONCATENATE([.E39];MID([.A260];3;2);DEC2HEX((HEX2DEC(MID([.A260];5;2))-3+256*((HEX2DEC(MID([.A260];5;2))-3)&lt;0));2);MID([.A260];7;2))" office:value-type="string" office:string-value="2447D544">
            <text:p>2447D544</text:p>
          </table:table-cell>
          <table:table-cell table:style-name="ce1" table:formula="of:=CONCATENATE([.E39];MID([.A5];3;2);DEC2HEX((HEX2DEC(MID([.A5];5;2))-3+256*((HEX2DEC(MID([.A5];5;2))-3)&lt;0));2);MID([.A5];7;2))" office:value-type="string" office:string-value="24EBF177">
            <text:p>24EBF177</text:p>
          </table:table-cell>
          <table:table-cell/>
          <table:table-cell table:style-name="ce1" table:formula="of:=MID([.A39];3;2)" office:value-type="string" office:string-value="89">
            <text:p>89</text:p>
          </table:table-cell>
          <table:table-cell table:style-name="ce1" table:formula="of:=MID([.A39];5;2)" office:value-type="string" office:string-value="E9">
            <text:p>E9</text:p>
          </table:table-cell>
          <table:table-cell table:formula="of:=IF((HEX2DEC([.Y39])-HEX2DEC([.Y38]))&gt;0;HEX2DEC([.Y39])-HEX2DEC([.Y38]);HEX2DEC([.Y39])-HEX2DEC([.Y38])+256)" office:value-type="float" office:value="164">
            <text:p>164</text:p>
          </table:table-cell>
          <table:table-cell table:formula="of:=IF((HEX2DEC([.Z39])-HEX2DEC([.Z38]))&gt;0;HEX2DEC([.Z39])-HEX2DEC([.Z38]);HEX2DEC([.Z39])-HEX2DEC([.Z3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253E0500</text:p>
          </table:table-cell>
          <table:table-cell office:value-type="string">
            <text:p>2541B177</text:p>
          </table:table-cell>
          <table:table-cell table:number-columns-repeated="2"/>
          <table:table-cell table:style-name="ce7" table:formula="of:=DEC2HEX(HEX2DEC([.E41])-1)" office:value-type="string" office:string-value="25">
            <text:p>25</text:p>
          </table:table-cell>
          <table:table-cell table:style-name="ce1" table:formula="of:=CONCATENATE([.E40];MID([.A234];3;2);DEC2HEX((HEX2DEC(MID([.A234];5;2))-1+256*((HEX2DEC(MID([.A234];5;2))-1)&lt;0));2);MID([.A234];7;2))" office:value-type="string" office:string-value="25BAEB66">
            <text:p>25BAEB66</text:p>
          </table:table-cell>
          <table:table-cell table:style-name="ce1" table:formula="of:=CONCATENATE([.E40];MID([.A231];3;2);DEC2HEX((HEX2DEC(MID([.A231];5;2))-1+256*((HEX2DEC(MID([.A231];5;2))-1)&lt;0));2);MID([.A231];7;2))" office:value-type="string" office:string-value="25CD02DD">
            <text:p>25CD02DD</text:p>
          </table:table-cell>
          <table:table-cell table:style-name="ce1" table:formula="of:=CONCATENATE([.E40];MID([.A232];3;2);DEC2HEX((HEX2DEC(MID([.A232];5;2))-1+256*((HEX2DEC(MID([.A232];5;2))-1)&lt;0));2);MID([.A232];7;2))" office:value-type="string" office:string-value="2572B300">
            <text:p>2572B300</text:p>
          </table:table-cell>
          <table:table-cell table:style-name="ce1" table:formula="of:=CONCATENATE([.E40];MID([.A229];3;2);DEC2HEX((HEX2DEC(MID([.A229];5;2))-1+256*((HEX2DEC(MID([.A229];5;2))-1)&lt;0));2);MID([.A229];7;2))" office:value-type="string" office:string-value="2585CA77">
            <text:p>2585CA77</text:p>
          </table:table-cell>
          <table:table-cell table:style-name="ce1" table:formula="of:=CONCATENATE([.E40];MID([.A230];3;2);DEC2HEX((HEX2DEC(MID([.A230];5;2))-1+256*((HEX2DEC(MID([.A230];5;2))-1)&lt;0));2);MID([.A230];7;2))" office:value-type="string" office:string-value="2529E6AA">
            <text:p>2529E6AA</text:p>
          </table:table-cell>
          <table:table-cell table:style-name="ce1" table:formula="of:=CONCATENATE([.E40];MID([.A227];3;2);DEC2HEX((HEX2DEC(MID([.A227];5;2))-1+256*((HEX2DEC(MID([.A227];5;2))-1)&lt;0));2);MID([.A227];7;2))" office:value-type="string" office:string-value="254DFD11">
            <text:p>254DFD11</text:p>
          </table:table-cell>
          <table:table-cell table:style-name="ce6" table:formula="of:=CONCATENATE([.E40];MID([.A228];3;2);DEC2HEX((HEX2DEC(MID([.A228];5;2))-1+256*((HEX2DEC(MID([.A228];5;2))-1)&lt;0));2);MID([.A228];7;2))" office:value-type="string" office:string-value="25E1AE44">
            <text:p>25E1AE44</text:p>
          </table:table-cell>
          <table:table-cell/>
          <table:table-cell table:style-name="ce1" table:formula="of:=CONCATENATE([.E40];MID([.A173];3;2);DEC2HEX((HEX2DEC(MID([.A173];5;2))-3+256*((HEX2DEC(MID([.A173];5;2))-3)&lt;0));2);MID([.A173];7;2))" office:value-type="string" office:string-value="25DAEDFF">
            <text:p>25DAEDFF</text:p>
          </table:table-cell>
          <table:table-cell table:style-name="ce1" table:formula="of:=CONCATENATE([.E40];MID([.A174];3;2);DEC2HEX((HEX2DEC(MID([.A174];5;2))-3+256*((HEX2DEC(MID([.A174];5;2))-3)&lt;0));2);MID([.A174];7;2))" office:value-type="string" office:string-value="258F0922">
            <text:p>258F0922</text:p>
          </table:table-cell>
          <table:table-cell table:style-name="ce1" table:formula="of:=CONCATENATE([.E40];MID([.A11];3;2);DEC2HEX((HEX2DEC(MID([.A11];5;2))-3+256*((HEX2DEC(MID([.A11];5;2))-3)&lt;0));2);MID([.A11];7;2))" office:value-type="string" office:string-value="25B4C399">
            <text:p>25B4C399</text:p>
          </table:table-cell>
          <table:table-cell table:style-name="ce1" table:formula="of:=CONCATENATE([.E40];MID([.A12];3;2);DEC2HEX((HEX2DEC(MID([.A12];5;2))-3+256*((HEX2DEC(MID([.A12];5;2))-3)&lt;0));2);MID([.A12];7;2))" office:value-type="string" office:string-value="2558DFCC">
            <text:p>2558DFCC</text:p>
          </table:table-cell>
          <table:table-cell table:formula="of:=CONCATENATE([.E40];MID([.A9];3;2);DEC2HEX((HEX2DEC(MID([.A9];5;2))-3+256*((HEX2DEC(MID([.A9];5;2))-3)&lt;0));2);MID([.A9];7;2))" office:value-type="string" office:string-value="257CF633">
            <text:p>257CF633</text:p>
          </table:table-cell>
          <table:table-cell table:style-name="ce1" table:formula="of:=CONCATENATE([.E40];MID([.A266];3;2);DEC2HEX((HEX2DEC(MID([.A266];5;2))-3+256*((HEX2DEC(MID([.A266];5;2))-3)&lt;0));2);MID([.A266];7;2))" office:value-type="string" office:string-value="2510A766">
            <text:p>2510A766</text:p>
          </table:table-cell>
          <table:table-cell table:style-name="ce1" table:formula="of:=CONCATENATE([.E40];MID([.A7];3;2);DEC2HEX((HEX2DEC(MID([.A7];5;2))-3+256*((HEX2DEC(MID([.A7];5;2))-3)&lt;0));2);MID([.A7];7;2))" office:value-type="string" office:string-value="2523BEDD">
            <text:p>2523BEDD</text:p>
          </table:table-cell>
          <table:table-cell table:style-name="ce1" table:formula="of:=CONCATENATE([.E40];MID([.A8];3;2);DEC2HEX((HEX2DEC(MID([.A8];5;2))-3+256*((HEX2DEC(MID([.A8];5;2))-3)&lt;0));2);MID([.A8];7;2))" office:value-type="string" office:string-value="25D8DA00">
            <text:p>25D8DA00</text:p>
          </table:table-cell>
          <table:table-cell table:style-name="ce6" table:formula="of:=CONCATENATE([.E40];MID([.A261];3;2);DEC2HEX((HEX2DEC(MID([.A261];5;2))-3+256*((HEX2DEC(MID([.A261];5;2))-3)&lt;0));2);MID([.A261];7;2))" office:value-type="string" office:string-value="25EBF177">
            <text:p>25EBF177</text:p>
          </table:table-cell>
          <table:table-cell table:style-name="ce1" table:formula="of:=CONCATENATE([.E40];MID([.A6];3;2);DEC2HEX((HEX2DEC(MID([.A6];5;2))-3+256*((HEX2DEC(MID([.A6];5;2))-3)&lt;0));2);MID([.A6];7;2))" office:value-type="string" office:string-value="258F0DAA">
            <text:p>258F0DAA</text:p>
          </table:table-cell>
          <table:table-cell/>
          <table:table-cell table:style-name="ce1" table:formula="of:=MID([.A40];3;2)" office:value-type="string" office:string-value="3E">
            <text:p>3E</text:p>
          </table:table-cell>
          <table:table-cell table:style-name="ce1" table:formula="of:=MID([.A40];5;2)" office:value-type="string" office:string-value="05">
            <text:p>05</text:p>
          </table:table-cell>
          <table:table-cell table:formula="of:=IF((HEX2DEC([.Y40])-HEX2DEC([.Y39]))&gt;0;HEX2DEC([.Y40])-HEX2DEC([.Y39]);HEX2DEC([.Y40])-HEX2DEC([.Y39])+256)" office:value-type="float" office:value="181">
            <text:p>181</text:p>
          </table:table-cell>
          <table:table-cell table:formula="of:=IF((HEX2DEC([.Z40])-HEX2DEC([.Z39]))&gt;0;HEX2DEC([.Z40])-HEX2DEC([.Z39]);HEX2DEC([.Z40])-HEX2DEC([.Z3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6D2B633</text:p>
          </table:table-cell>
          <table:table-cell office:value-type="string">
            <text:p>26E5CDAA</text:p>
          </table:table-cell>
          <table:table-cell table:number-columns-repeated="2"/>
          <table:table-cell table:style-name="ce7" table:formula="of:=DEC2HEX(HEX2DEC([.E42])-1)" office:value-type="string" office:string-value="26">
            <text:p>26</text:p>
          </table:table-cell>
          <table:table-cell table:style-name="ce1" table:formula="of:=CONCATENATE([.E41];MID([.A235];3;2);DEC2HEX((HEX2DEC(MID([.A235];5;2))-1+256*((HEX2DEC(MID([.A235];5;2))-1)&lt;0));2);MID([.A235];7;2))" office:value-type="string" office:string-value="265E0799">
            <text:p>265E0799</text:p>
          </table:table-cell>
          <table:table-cell table:style-name="ce1" table:formula="of:=CONCATENATE([.E41];MID([.A232];3;2);DEC2HEX((HEX2DEC(MID([.A232];5;2))-1+256*((HEX2DEC(MID([.A232];5;2))-1)&lt;0));2);MID([.A232];7;2))" office:value-type="string" office:string-value="2672B300">
            <text:p>2672B300</text:p>
          </table:table-cell>
          <table:table-cell table:style-name="ce1" table:formula="of:=CONCATENATE([.E41];MID([.A233];3;2);DEC2HEX((HEX2DEC(MID([.A233];5;2))-1+256*((HEX2DEC(MID([.A233];5;2))-1)&lt;0));2);MID([.A233];7;2))" office:value-type="string" office:string-value="2616CF33">
            <text:p>2616CF33</text:p>
          </table:table-cell>
          <table:table-cell table:style-name="ce1" table:formula="of:=CONCATENATE([.E41];MID([.A230];3;2);DEC2HEX((HEX2DEC(MID([.A230];5;2))-1+256*((HEX2DEC(MID([.A230];5;2))-1)&lt;0));2);MID([.A230];7;2))" office:value-type="string" office:string-value="2629E6AA">
            <text:p>2629E6AA</text:p>
          </table:table-cell>
          <table:table-cell table:style-name="ce1" table:formula="of:=CONCATENATE([.E41];MID([.A231];3;2);DEC2HEX((HEX2DEC(MID([.A231];5;2))-1+256*((HEX2DEC(MID([.A231];5;2))-1)&lt;0));2);MID([.A231];7;2))" office:value-type="string" office:string-value="26CD02DD">
            <text:p>26CD02DD</text:p>
          </table:table-cell>
          <table:table-cell table:style-name="ce1" table:formula="of:=CONCATENATE([.E41];MID([.A228];3;2);DEC2HEX((HEX2DEC(MID([.A228];5;2))-1+256*((HEX2DEC(MID([.A228];5;2))-1)&lt;0));2);MID([.A228];7;2))" office:value-type="string" office:string-value="26E1AE44">
            <text:p>26E1AE44</text:p>
          </table:table-cell>
          <table:table-cell table:style-name="ce6" table:formula="of:=CONCATENATE([.E41];MID([.A229];3;2);DEC2HEX((HEX2DEC(MID([.A229];5;2))-1+256*((HEX2DEC(MID([.A229];5;2))-1)&lt;0));2);MID([.A229];7;2))" office:value-type="string" office:string-value="2685CA77">
            <text:p>2685CA77</text:p>
          </table:table-cell>
          <table:table-cell/>
          <table:table-cell table:style-name="ce1" table:formula="of:=CONCATENATE([.E41];MID([.A174];3;2);DEC2HEX((HEX2DEC(MID([.A174];5;2))-3+256*((HEX2DEC(MID([.A174];5;2))-3)&lt;0));2);MID([.A174];7;2))" office:value-type="string" office:string-value="268F0922">
            <text:p>268F0922</text:p>
          </table:table-cell>
          <table:table-cell table:style-name="ce1" table:formula="of:=CONCATENATE([.E41];MID([.A175];3;2);DEC2HEX((HEX2DEC(MID([.A175];5;2))-3+256*((HEX2DEC(MID([.A175];5;2))-3)&lt;0));2);MID([.A175];7;2))" office:value-type="string" office:string-value="2623BA55">
            <text:p>2623BA55</text:p>
          </table:table-cell>
          <table:table-cell table:style-name="ce1" table:formula="of:=CONCATENATE([.E41];MID([.A12];3;2);DEC2HEX((HEX2DEC(MID([.A12];5;2))-3+256*((HEX2DEC(MID([.A12];5;2))-3)&lt;0));2);MID([.A12];7;2))" office:value-type="string" office:string-value="2658DFCC">
            <text:p>2658DFCC</text:p>
          </table:table-cell>
          <table:table-cell table:style-name="ce1" table:formula="of:=CONCATENATE([.E41];MID([.A13];3;2);DEC2HEX((HEX2DEC(MID([.A13];5;2))-3+256*((HEX2DEC(MID([.A13];5;2))-3)&lt;0));2);MID([.A13];7;2))" office:value-type="string" office:string-value="26FCFBFF">
            <text:p>26FCFBFF</text:p>
          </table:table-cell>
          <table:table-cell table:formula="of:=CONCATENATE([.E41];MID([.A10];3;2);DEC2HEX((HEX2DEC(MID([.A10];5;2))-3+256*((HEX2DEC(MID([.A10];5;2))-3)&lt;0));2);MID([.A10];7;2))" office:value-type="string" office:string-value="2610A766">
            <text:p>2610A766</text:p>
          </table:table-cell>
          <table:table-cell table:style-name="ce1" table:formula="of:=CONCATENATE([.E41];MID([.A267];3;2);DEC2HEX((HEX2DEC(MID([.A267];5;2))-3+256*((HEX2DEC(MID([.A267];5;2))-3)&lt;0));2);MID([.A267];7;2))" office:value-type="string" office:string-value="26B4C399">
            <text:p>26B4C399</text:p>
          </table:table-cell>
          <table:table-cell table:style-name="ce1" table:formula="of:=CONCATENATE([.E41];MID([.A8];3;2);DEC2HEX((HEX2DEC(MID([.A8];5;2))-3+256*((HEX2DEC(MID([.A8];5;2))-3)&lt;0));2);MID([.A8];7;2))" office:value-type="string" office:string-value="26D8DA00">
            <text:p>26D8DA00</text:p>
          </table:table-cell>
          <table:table-cell table:style-name="ce1" table:formula="of:=CONCATENATE([.E41];MID([.A9];3;2);DEC2HEX((HEX2DEC(MID([.A9];5;2))-3+256*((HEX2DEC(MID([.A9];5;2))-3)&lt;0));2);MID([.A9];7;2))" office:value-type="string" office:string-value="267CF633">
            <text:p>267CF633</text:p>
          </table:table-cell>
          <table:table-cell table:style-name="ce6" table:formula="of:=CONCATENATE([.E41];MID([.A262];3;2);DEC2HEX((HEX2DEC(MID([.A262];5;2))-3+256*((HEX2DEC(MID([.A262];5;2))-3)&lt;0));2);MID([.A262];7;2))" office:value-type="string" office:string-value="268F0DAA">
            <text:p>268F0DAA</text:p>
          </table:table-cell>
          <table:table-cell table:style-name="ce1" table:formula="of:=CONCATENATE([.E41];MID([.A7];3;2);DEC2HEX((HEX2DEC(MID([.A7];5;2))-3+256*((HEX2DEC(MID([.A7];5;2))-3)&lt;0));2);MID([.A7];7;2))" office:value-type="string" office:string-value="2623BEDD">
            <text:p>2623BEDD</text:p>
          </table:table-cell>
          <table:table-cell/>
          <table:table-cell table:style-name="ce1" table:formula="of:=MID([.A41];3;2)" office:value-type="string" office:string-value="D2">
            <text:p>D2</text:p>
          </table:table-cell>
          <table:table-cell table:style-name="ce1" table:formula="of:=MID([.A41];5;2)" office:value-type="string" office:string-value="B6">
            <text:p>B6</text:p>
          </table:table-cell>
          <table:table-cell table:formula="of:=IF((HEX2DEC([.Y41])-HEX2DEC([.Y40]))&gt;0;HEX2DEC([.Y41])-HEX2DEC([.Y40]);HEX2DEC([.Y41])-HEX2DEC([.Y40])+256)" office:value-type="float" office:value="148">
            <text:p>148</text:p>
          </table:table-cell>
          <table:table-cell table:formula="of:=IF((HEX2DEC([.Z41])-HEX2DEC([.Z40]))&gt;0;HEX2DEC([.Z41])-HEX2DEC([.Z40]);HEX2DEC([.Z41])-HEX2DEC([.Z4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776D266</text:p>
          </table:table-cell>
          <table:table-cell office:value-type="string">
            <text:p>2789E9DD</text:p>
          </table:table-cell>
          <table:table-cell table:number-columns-repeated="2"/>
          <table:table-cell table:style-name="ce7" table:formula="of:=DEC2HEX(HEX2DEC([.E43])-1)" office:value-type="string" office:string-value="27">
            <text:p>27</text:p>
          </table:table-cell>
          <table:table-cell table:style-name="ce1" table:formula="of:=CONCATENATE([.E42];MID([.A236];3;2);DEC2HEX((HEX2DEC(MID([.A236];5;2))-1+256*((HEX2DEC(MID([.A236];5;2))-1)&lt;0));2);MID([.A236];7;2))" office:value-type="string" office:string-value="27F2B8CC">
            <text:p>27F2B8CC</text:p>
          </table:table-cell>
          <table:table-cell table:style-name="ce1" table:formula="of:=CONCATENATE([.E42];MID([.A233];3;2);DEC2HEX((HEX2DEC(MID([.A233];5;2))-1+256*((HEX2DEC(MID([.A233];5;2))-1)&lt;0));2);MID([.A233];7;2))" office:value-type="string" office:string-value="2716CF33">
            <text:p>2716CF33</text:p>
          </table:table-cell>
          <table:table-cell table:style-name="ce1" table:formula="of:=CONCATENATE([.E42];MID([.A234];3;2);DEC2HEX((HEX2DEC(MID([.A234];5;2))-1+256*((HEX2DEC(MID([.A234];5;2))-1)&lt;0));2);MID([.A234];7;2))" office:value-type="string" office:string-value="27BAEB66">
            <text:p>27BAEB66</text:p>
          </table:table-cell>
          <table:table-cell table:style-name="ce1" table:formula="of:=CONCATENATE([.E42];MID([.A231];3;2);DEC2HEX((HEX2DEC(MID([.A231];5;2))-1+256*((HEX2DEC(MID([.A231];5;2))-1)&lt;0));2);MID([.A231];7;2))" office:value-type="string" office:string-value="27CD02DD">
            <text:p>27CD02DD</text:p>
          </table:table-cell>
          <table:table-cell table:style-name="ce1" table:formula="of:=CONCATENATE([.E42];MID([.A232];3;2);DEC2HEX((HEX2DEC(MID([.A232];5;2))-1+256*((HEX2DEC(MID([.A232];5;2))-1)&lt;0));2);MID([.A232];7;2))" office:value-type="string" office:string-value="2772B300">
            <text:p>2772B300</text:p>
          </table:table-cell>
          <table:table-cell table:style-name="ce1" table:formula="of:=CONCATENATE([.E42];MID([.A229];3;2);DEC2HEX((HEX2DEC(MID([.A229];5;2))-1+256*((HEX2DEC(MID([.A229];5;2))-1)&lt;0));2);MID([.A229];7;2))" office:value-type="string" office:string-value="2785CA77">
            <text:p>2785CA77</text:p>
          </table:table-cell>
          <table:table-cell table:style-name="ce6" table:formula="of:=CONCATENATE([.E42];MID([.A230];3;2);DEC2HEX((HEX2DEC(MID([.A230];5;2))-1+256*((HEX2DEC(MID([.A230];5;2))-1)&lt;0));2);MID([.A230];7;2))" office:value-type="string" office:string-value="2729E6AA">
            <text:p>2729E6AA</text:p>
          </table:table-cell>
          <table:table-cell/>
          <table:table-cell table:style-name="ce1" table:formula="of:=CONCATENATE([.E42];MID([.A175];3;2);DEC2HEX((HEX2DEC(MID([.A175];5;2))-3+256*((HEX2DEC(MID([.A175];5;2))-3)&lt;0));2);MID([.A175];7;2))" office:value-type="string" office:string-value="2723BA55">
            <text:p>2723BA55</text:p>
          </table:table-cell>
          <table:table-cell table:style-name="ce1" table:formula="of:=CONCATENATE([.E42];MID([.A176];3;2);DEC2HEX((HEX2DEC(MID([.A176];5;2))-3+256*((HEX2DEC(MID([.A176];5;2))-3)&lt;0));2);MID([.A176];7;2))" office:value-type="string" office:string-value="27C7D688">
            <text:p>27C7D688</text:p>
          </table:table-cell>
          <table:table-cell table:style-name="ce1" table:formula="of:=CONCATENATE([.E42];MID([.A13];3;2);DEC2HEX((HEX2DEC(MID([.A13];5;2))-3+256*((HEX2DEC(MID([.A13];5;2))-3)&lt;0));2);MID([.A13];7;2))" office:value-type="string" office:string-value="27FCFBFF">
            <text:p>27FCFBFF</text:p>
          </table:table-cell>
          <table:table-cell table:style-name="ce1" table:formula="of:=CONCATENATE([.E42];MID([.A14];3;2);DEC2HEX((HEX2DEC(MID([.A14];5;2))-3+256*((HEX2DEC(MID([.A14];5;2))-3)&lt;0));2);MID([.A14];7;2))" office:value-type="string" office:string-value="27A1AC22">
            <text:p>27A1AC22</text:p>
          </table:table-cell>
          <table:table-cell table:formula="of:=CONCATENATE([.E42];MID([.A11];3;2);DEC2HEX((HEX2DEC(MID([.A11];5;2))-3+256*((HEX2DEC(MID([.A11];5;2))-3)&lt;0));2);MID([.A11];7;2))" office:value-type="string" office:string-value="27B4C399">
            <text:p>27B4C399</text:p>
          </table:table-cell>
          <table:table-cell table:style-name="ce1" table:formula="of:=CONCATENATE([.E42];MID([.A268];3;2);DEC2HEX((HEX2DEC(MID([.A268];5;2))-3+256*((HEX2DEC(MID([.A268];5;2))-3)&lt;0));2);MID([.A268];7;2))" office:value-type="string" office:string-value="2758DFCC">
            <text:p>2758DFCC</text:p>
          </table:table-cell>
          <table:table-cell table:style-name="ce1" table:formula="of:=CONCATENATE([.E42];MID([.A9];3;2);DEC2HEX((HEX2DEC(MID([.A9];5;2))-3+256*((HEX2DEC(MID([.A9];5;2))-3)&lt;0));2);MID([.A9];7;2))" office:value-type="string" office:string-value="277CF633">
            <text:p>277CF633</text:p>
          </table:table-cell>
          <table:table-cell table:style-name="ce1" table:formula="of:=CONCATENATE([.E42];MID([.A10];3;2);DEC2HEX((HEX2DEC(MID([.A10];5;2))-3+256*((HEX2DEC(MID([.A10];5;2))-3)&lt;0));2);MID([.A10];7;2))" office:value-type="string" office:string-value="2710A766">
            <text:p>2710A766</text:p>
          </table:table-cell>
          <table:table-cell table:style-name="ce6" table:formula="of:=CONCATENATE([.E42];MID([.A263];3;2);DEC2HEX((HEX2DEC(MID([.A263];5;2))-3+256*((HEX2DEC(MID([.A263];5;2))-3)&lt;0));2);MID([.A263];7;2))" office:value-type="string" office:string-value="2723BEDD">
            <text:p>2723BEDD</text:p>
          </table:table-cell>
          <table:table-cell table:style-name="ce1" table:formula="of:=CONCATENATE([.E42];MID([.A8];3;2);DEC2HEX((HEX2DEC(MID([.A8];5;2))-3+256*((HEX2DEC(MID([.A8];5;2))-3)&lt;0));2);MID([.A8];7;2))" office:value-type="string" office:string-value="27D8DA00">
            <text:p>27D8DA00</text:p>
          </table:table-cell>
          <table:table-cell/>
          <table:table-cell table:style-name="ce1" table:formula="of:=MID([.A42];3;2)" office:value-type="string" office:string-value="76">
            <text:p>76</text:p>
          </table:table-cell>
          <table:table-cell table:style-name="ce1" table:formula="of:=MID([.A42];5;2)" office:value-type="string" office:string-value="D2">
            <text:p>D2</text:p>
          </table:table-cell>
          <table:table-cell table:formula="of:=IF((HEX2DEC([.Y42])-HEX2DEC([.Y41]))&gt;0;HEX2DEC([.Y42])-HEX2DEC([.Y41]);HEX2DEC([.Y42])-HEX2DEC([.Y41])+256)" office:value-type="float" office:value="164">
            <text:p>164</text:p>
          </table:table-cell>
          <table:table-cell table:formula="of:=IF((HEX2DEC([.Z42])-HEX2DEC([.Z41]))&gt;0;HEX2DEC([.Z42])-HEX2DEC([.Z41]);HEX2DEC([.Z42])-HEX2DEC([.Z4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81AEE99</text:p>
          </table:table-cell>
          <table:table-cell table:style-name="ce2" office:value-type="string">
            <text:p>283E0500</text:p>
          </table:table-cell>
          <table:table-cell table:number-columns-repeated="2"/>
          <table:table-cell table:style-name="ce7" table:formula="of:=DEC2HEX(HEX2DEC([.E44])-1)" office:value-type="string" office:string-value="28">
            <text:p>28</text:p>
          </table:table-cell>
          <table:table-cell table:style-name="ce1" table:formula="of:=CONCATENATE([.E43];MID([.A237];3;2);DEC2HEX((HEX2DEC(MID([.A237];5;2))-1+256*((HEX2DEC(MID([.A237];5;2))-1)&lt;0));2);MID([.A237];7;2))" office:value-type="string" office:string-value="2896D4FF">
            <text:p>2896D4FF</text:p>
          </table:table-cell>
          <table:table-cell table:style-name="ce1" table:formula="of:=CONCATENATE([.E43];MID([.A234];3;2);DEC2HEX((HEX2DEC(MID([.A234];5;2))-1+256*((HEX2DEC(MID([.A234];5;2))-1)&lt;0));2);MID([.A234];7;2))" office:value-type="string" office:string-value="28BAEB66">
            <text:p>28BAEB66</text:p>
          </table:table-cell>
          <table:table-cell table:style-name="ce1" table:formula="of:=CONCATENATE([.E43];MID([.A235];3;2);DEC2HEX((HEX2DEC(MID([.A235];5;2))-1+256*((HEX2DEC(MID([.A235];5;2))-1)&lt;0));2);MID([.A235];7;2))" office:value-type="string" office:string-value="285E0799">
            <text:p>285E0799</text:p>
          </table:table-cell>
          <table:table-cell table:style-name="ce1" table:formula="of:=CONCATENATE([.E43];MID([.A232];3;2);DEC2HEX((HEX2DEC(MID([.A232];5;2))-1+256*((HEX2DEC(MID([.A232];5;2))-1)&lt;0));2);MID([.A232];7;2))" office:value-type="string" office:string-value="2872B300">
            <text:p>2872B300</text:p>
          </table:table-cell>
          <table:table-cell table:style-name="ce1" table:formula="of:=CONCATENATE([.E43];MID([.A233];3;2);DEC2HEX((HEX2DEC(MID([.A233];5;2))-1+256*((HEX2DEC(MID([.A233];5;2))-1)&lt;0));2);MID([.A233];7;2))" office:value-type="string" office:string-value="2816CF33">
            <text:p>2816CF33</text:p>
          </table:table-cell>
          <table:table-cell table:style-name="ce1" table:formula="of:=CONCATENATE([.E43];MID([.A230];3;2);DEC2HEX((HEX2DEC(MID([.A230];5;2))-1+256*((HEX2DEC(MID([.A230];5;2))-1)&lt;0));2);MID([.A230];7;2))" office:value-type="string" office:string-value="2829E6AA">
            <text:p>2829E6AA</text:p>
          </table:table-cell>
          <table:table-cell table:style-name="ce6" table:formula="of:=CONCATENATE([.E43];MID([.A231];3;2);DEC2HEX((HEX2DEC(MID([.A231];5;2))-1+256*((HEX2DEC(MID([.A231];5;2))-1)&lt;0));2);MID([.A231];7;2))" office:value-type="string" office:string-value="28CD02DD">
            <text:p>28CD02DD</text:p>
          </table:table-cell>
          <table:table-cell/>
          <table:table-cell table:style-name="ce1" table:formula="of:=CONCATENATE([.E43];MID([.A176];3;2);DEC2HEX((HEX2DEC(MID([.A176];5;2))-3+256*((HEX2DEC(MID([.A176];5;2))-3)&lt;0));2);MID([.A176];7;2))" office:value-type="string" office:string-value="28C7D688">
            <text:p>28C7D688</text:p>
          </table:table-cell>
          <table:table-cell table:style-name="ce1" table:formula="of:=CONCATENATE([.E43];MID([.A177];3;2);DEC2HEX((HEX2DEC(MID([.A177];5;2))-3+256*((HEX2DEC(MID([.A177];5;2))-3)&lt;0));2);MID([.A177];7;2))" office:value-type="string" office:string-value="286BF2BB">
            <text:p>286BF2BB</text:p>
          </table:table-cell>
          <table:table-cell table:style-name="ce1" table:formula="of:=CONCATENATE([.E43];MID([.A14];3;2);DEC2HEX((HEX2DEC(MID([.A14];5;2))-3+256*((HEX2DEC(MID([.A14];5;2))-3)&lt;0));2);MID([.A14];7;2))" office:value-type="string" office:string-value="28A1AC22">
            <text:p>28A1AC22</text:p>
          </table:table-cell>
          <table:table-cell table:style-name="ce1" table:formula="of:=CONCATENATE([.E43];MID([.A15];3;2);DEC2HEX((HEX2DEC(MID([.A15];5;2))-3+256*((HEX2DEC(MID([.A15];5;2))-3)&lt;0));2);MID([.A15];7;2))" office:value-type="string" office:string-value="2845C855">
            <text:p>2845C855</text:p>
          </table:table-cell>
          <table:table-cell table:formula="of:=CONCATENATE([.E43];MID([.A12];3;2);DEC2HEX((HEX2DEC(MID([.A12];5;2))-3+256*((HEX2DEC(MID([.A12];5;2))-3)&lt;0));2);MID([.A12];7;2))" office:value-type="string" office:string-value="2858DFCC">
            <text:p>2858DFCC</text:p>
          </table:table-cell>
          <table:table-cell table:style-name="ce1" table:formula="of:=CONCATENATE([.E43];MID([.A269];3;2);DEC2HEX((HEX2DEC(MID([.A269];5;2))-3+256*((HEX2DEC(MID([.A269];5;2))-3)&lt;0));2);MID([.A269];7;2))" office:value-type="string" office:string-value="28FCFBFF">
            <text:p>28FCFBFF</text:p>
          </table:table-cell>
          <table:table-cell table:style-name="ce1" table:formula="of:=CONCATENATE([.E43];MID([.A10];3;2);DEC2HEX((HEX2DEC(MID([.A10];5;2))-3+256*((HEX2DEC(MID([.A10];5;2))-3)&lt;0));2);MID([.A10];7;2))" office:value-type="string" office:string-value="2810A766">
            <text:p>2810A766</text:p>
          </table:table-cell>
          <table:table-cell table:style-name="ce1" table:formula="of:=CONCATENATE([.E43];MID([.A11];3;2);DEC2HEX((HEX2DEC(MID([.A11];5;2))-3+256*((HEX2DEC(MID([.A11];5;2))-3)&lt;0));2);MID([.A11];7;2))" office:value-type="string" office:string-value="28B4C399">
            <text:p>28B4C399</text:p>
          </table:table-cell>
          <table:table-cell table:style-name="ce6" table:formula="of:=CONCATENATE([.E43];MID([.A264];3;2);DEC2HEX((HEX2DEC(MID([.A264];5;2))-3+256*((HEX2DEC(MID([.A264];5;2))-3)&lt;0));2);MID([.A264];7;2))" office:value-type="string" office:string-value="28D8DA00">
            <text:p>28D8DA00</text:p>
          </table:table-cell>
          <table:table-cell table:style-name="ce1" table:formula="of:=CONCATENATE([.E43];MID([.A9];3;2);DEC2HEX((HEX2DEC(MID([.A9];5;2))-3+256*((HEX2DEC(MID([.A9];5;2))-3)&lt;0));2);MID([.A9];7;2))" office:value-type="string" office:string-value="287CF633">
            <text:p>287CF633</text:p>
          </table:table-cell>
          <table:table-cell/>
          <table:table-cell table:style-name="ce1" table:formula="of:=MID([.A43];3;2)" office:value-type="string" office:string-value="1A">
            <text:p>1A</text:p>
          </table:table-cell>
          <table:table-cell table:style-name="ce1" table:formula="of:=MID([.A43];5;2)" office:value-type="string" office:string-value="EE">
            <text:p>EE</text:p>
          </table:table-cell>
          <table:table-cell table:formula="of:=IF((HEX2DEC([.Y43])-HEX2DEC([.Y42]))&gt;0;HEX2DEC([.Y43])-HEX2DEC([.Y42]);HEX2DEC([.Y43])-HEX2DEC([.Y42])+256)" office:value-type="float" office:value="164">
            <text:p>164</text:p>
          </table:table-cell>
          <table:table-cell table:formula="of:=IF((HEX2DEC([.Z43])-HEX2DEC([.Z42]))&gt;0;HEX2DEC([.Z43])-HEX2DEC([.Z42]);HEX2DEC([.Z43])-HEX2DEC([.Z4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9BE0ACC</text:p>
          </table:table-cell>
          <table:table-cell office:value-type="string">
            <text:p>29D2B633</text:p>
          </table:table-cell>
          <table:table-cell table:number-columns-repeated="2"/>
          <table:table-cell table:style-name="ce7" table:formula="of:=DEC2HEX(HEX2DEC([.E45])-1)" office:value-type="string" office:string-value="29">
            <text:p>29</text:p>
          </table:table-cell>
          <table:table-cell table:style-name="ce1" table:formula="of:=CONCATENATE([.E44];MID([.A238];3;2);DEC2HEX((HEX2DEC(MID([.A238];5;2))-1+256*((HEX2DEC(MID([.A238];5;2))-1)&lt;0));2);MID([.A238];7;2))" office:value-type="string" office:string-value="294BF022">
            <text:p>294BF022</text:p>
          </table:table-cell>
          <table:table-cell table:style-name="ce1" table:formula="of:=CONCATENATE([.E44];MID([.A235];3;2);DEC2HEX((HEX2DEC(MID([.A235];5;2))-1+256*((HEX2DEC(MID([.A235];5;2))-1)&lt;0));2);MID([.A235];7;2))" office:value-type="string" office:string-value="295E0799">
            <text:p>295E0799</text:p>
          </table:table-cell>
          <table:table-cell table:style-name="ce1" table:formula="of:=CONCATENATE([.E44];MID([.A236];3;2);DEC2HEX((HEX2DEC(MID([.A236];5;2))-1+256*((HEX2DEC(MID([.A236];5;2))-1)&lt;0));2);MID([.A236];7;2))" office:value-type="string" office:string-value="29F2B8CC">
            <text:p>29F2B8CC</text:p>
          </table:table-cell>
          <table:table-cell table:style-name="ce1" table:formula="of:=CONCATENATE([.E44];MID([.A233];3;2);DEC2HEX((HEX2DEC(MID([.A233];5;2))-1+256*((HEX2DEC(MID([.A233];5;2))-1)&lt;0));2);MID([.A233];7;2))" office:value-type="string" office:string-value="2916CF33">
            <text:p>2916CF33</text:p>
          </table:table-cell>
          <table:table-cell table:style-name="ce1" table:formula="of:=CONCATENATE([.E44];MID([.A234];3;2);DEC2HEX((HEX2DEC(MID([.A234];5;2))-1+256*((HEX2DEC(MID([.A234];5;2))-1)&lt;0));2);MID([.A234];7;2))" office:value-type="string" office:string-value="29BAEB66">
            <text:p>29BAEB66</text:p>
          </table:table-cell>
          <table:table-cell table:style-name="ce1" table:formula="of:=CONCATENATE([.E44];MID([.A231];3;2);DEC2HEX((HEX2DEC(MID([.A231];5;2))-1+256*((HEX2DEC(MID([.A231];5;2))-1)&lt;0));2);MID([.A231];7;2))" office:value-type="string" office:string-value="29CD02DD">
            <text:p>29CD02DD</text:p>
          </table:table-cell>
          <table:table-cell table:style-name="ce6" table:formula="of:=CONCATENATE([.E44];MID([.A232];3;2);DEC2HEX((HEX2DEC(MID([.A232];5;2))-1+256*((HEX2DEC(MID([.A232];5;2))-1)&lt;0));2);MID([.A232];7;2))" office:value-type="string" office:string-value="2972B300">
            <text:p>2972B300</text:p>
          </table:table-cell>
          <table:table-cell/>
          <table:table-cell table:style-name="ce1" table:formula="of:=CONCATENATE([.E44];MID([.A177];3;2);DEC2HEX((HEX2DEC(MID([.A177];5;2))-3+256*((HEX2DEC(MID([.A177];5;2))-3)&lt;0));2);MID([.A177];7;2))" office:value-type="string" office:string-value="296BF2BB">
            <text:p>296BF2BB</text:p>
          </table:table-cell>
          <table:table-cell table:style-name="ce1" table:formula="of:=CONCATENATE([.E44];MID([.A178];3;2);DEC2HEX((HEX2DEC(MID([.A178];5;2))-3+256*((HEX2DEC(MID([.A178];5;2))-3)&lt;0));2);MID([.A178];7;2))" office:value-type="string" office:string-value="290F0EEE">
            <text:p>290F0EEE</text:p>
          </table:table-cell>
          <table:table-cell table:style-name="ce1" table:formula="of:=CONCATENATE([.E44];MID([.A15];3;2);DEC2HEX((HEX2DEC(MID([.A15];5;2))-3+256*((HEX2DEC(MID([.A15];5;2))-3)&lt;0));2);MID([.A15];7;2))" office:value-type="string" office:string-value="2945C855">
            <text:p>2945C855</text:p>
          </table:table-cell>
          <table:table-cell table:style-name="ce1" table:formula="of:=CONCATENATE([.E44];MID([.A16];3;2);DEC2HEX((HEX2DEC(MID([.A16];5;2))-3+256*((HEX2DEC(MID([.A16];5;2))-3)&lt;0));2);MID([.A16];7;2))" office:value-type="string" office:string-value="29E9E488">
            <text:p>29E9E488</text:p>
          </table:table-cell>
          <table:table-cell table:formula="of:=CONCATENATE([.E44];MID([.A13];3;2);DEC2HEX((HEX2DEC(MID([.A13];5;2))-3+256*((HEX2DEC(MID([.A13];5;2))-3)&lt;0));2);MID([.A13];7;2))" office:value-type="string" office:string-value="29FCFBFF">
            <text:p>29FCFBFF</text:p>
          </table:table-cell>
          <table:table-cell table:style-name="ce1" table:formula="of:=CONCATENATE([.E44];MID([.A270];3;2);DEC2HEX((HEX2DEC(MID([.A270];5;2))-3+256*((HEX2DEC(MID([.A270];5;2))-3)&lt;0));2);MID([.A270];7;2))" office:value-type="string" office:string-value="29A1AC22">
            <text:p>29A1AC22</text:p>
          </table:table-cell>
          <table:table-cell table:style-name="ce1" table:formula="of:=CONCATENATE([.E44];MID([.A11];3;2);DEC2HEX((HEX2DEC(MID([.A11];5;2))-3+256*((HEX2DEC(MID([.A11];5;2))-3)&lt;0));2);MID([.A11];7;2))" office:value-type="string" office:string-value="29B4C399">
            <text:p>29B4C399</text:p>
          </table:table-cell>
          <table:table-cell table:style-name="ce1" table:formula="of:=CONCATENATE([.E44];MID([.A12];3;2);DEC2HEX((HEX2DEC(MID([.A12];5;2))-3+256*((HEX2DEC(MID([.A12];5;2))-3)&lt;0));2);MID([.A12];7;2))" office:value-type="string" office:string-value="2958DFCC">
            <text:p>2958DFCC</text:p>
          </table:table-cell>
          <table:table-cell table:style-name="ce6" table:formula="of:=CONCATENATE([.E44];MID([.A265];3;2);DEC2HEX((HEX2DEC(MID([.A265];5;2))-3+256*((HEX2DEC(MID([.A265];5;2))-3)&lt;0));2);MID([.A265];7;2))" office:value-type="string" office:string-value="297CF633">
            <text:p>297CF633</text:p>
          </table:table-cell>
          <table:table-cell table:style-name="ce1" table:formula="of:=CONCATENATE([.E44];MID([.A10];3;2);DEC2HEX((HEX2DEC(MID([.A10];5;2))-3+256*((HEX2DEC(MID([.A10];5;2))-3)&lt;0));2);MID([.A10];7;2))" office:value-type="string" office:string-value="2910A766">
            <text:p>2910A766</text:p>
          </table:table-cell>
          <table:table-cell/>
          <table:table-cell table:style-name="ce1" table:formula="of:=MID([.A44];3;2)" office:value-type="string" office:string-value="BE">
            <text:p>BE</text:p>
          </table:table-cell>
          <table:table-cell table:style-name="ce1" table:formula="of:=MID([.A44];5;2)" office:value-type="string" office:string-value="0A">
            <text:p>0A</text:p>
          </table:table-cell>
          <table:table-cell table:formula="of:=IF((HEX2DEC([.Y44])-HEX2DEC([.Y43]))&gt;0;HEX2DEC([.Y44])-HEX2DEC([.Y43]);HEX2DEC([.Y44])-HEX2DEC([.Y43])+256)" office:value-type="float" office:value="164">
            <text:p>164</text:p>
          </table:table-cell>
          <table:table-cell table:formula="of:=IF((HEX2DEC([.Z44])-HEX2DEC([.Z43]))&gt;0;HEX2DEC([.Z44])-HEX2DEC([.Z43]);HEX2DEC([.Z44])-HEX2DEC([.Z4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A52BBFF</text:p>
          </table:table-cell>
          <table:table-cell office:value-type="string">
            <text:p>2A76D266</text:p>
          </table:table-cell>
          <table:table-cell table:number-columns-repeated="2"/>
          <table:table-cell table:style-name="ce7" table:formula="of:=DEC2HEX(HEX2DEC([.E46])-1)" office:value-type="string" office:string-value="2A">
            <text:p>2A</text:p>
          </table:table-cell>
          <table:table-cell table:style-name="ce1" table:formula="of:=CONCATENATE([.E45];MID([.A239];3;2);DEC2HEX((HEX2DEC(MID([.A239];5;2))-1+256*((HEX2DEC(MID([.A239];5;2))-1)&lt;0));2);MID([.A239];7;2))" office:value-type="string" office:string-value="2AEF0C55">
            <text:p>2AEF0C55</text:p>
          </table:table-cell>
          <table:table-cell table:style-name="ce1" table:formula="of:=CONCATENATE([.E45];MID([.A236];3;2);DEC2HEX((HEX2DEC(MID([.A236];5;2))-1+256*((HEX2DEC(MID([.A236];5;2))-1)&lt;0));2);MID([.A236];7;2))" office:value-type="string" office:string-value="2AF2B8CC">
            <text:p>2AF2B8CC</text:p>
          </table:table-cell>
          <table:table-cell table:style-name="ce1" table:formula="of:=CONCATENATE([.E45];MID([.A237];3;2);DEC2HEX((HEX2DEC(MID([.A237];5;2))-1+256*((HEX2DEC(MID([.A237];5;2))-1)&lt;0));2);MID([.A237];7;2))" office:value-type="string" office:string-value="2A96D4FF">
            <text:p>2A96D4FF</text:p>
          </table:table-cell>
          <table:table-cell table:style-name="ce1" table:formula="of:=CONCATENATE([.E45];MID([.A234];3;2);DEC2HEX((HEX2DEC(MID([.A234];5;2))-1+256*((HEX2DEC(MID([.A234];5;2))-1)&lt;0));2);MID([.A234];7;2))" office:value-type="string" office:string-value="2ABAEB66">
            <text:p>2ABAEB66</text:p>
          </table:table-cell>
          <table:table-cell table:style-name="ce1" table:formula="of:=CONCATENATE([.E45];MID([.A235];3;2);DEC2HEX((HEX2DEC(MID([.A235];5;2))-1+256*((HEX2DEC(MID([.A235];5;2))-1)&lt;0));2);MID([.A235];7;2))" office:value-type="string" office:string-value="2A5E0799">
            <text:p>2A5E0799</text:p>
          </table:table-cell>
          <table:table-cell table:style-name="ce1" table:formula="of:=CONCATENATE([.E45];MID([.A232];3;2);DEC2HEX((HEX2DEC(MID([.A232];5;2))-1+256*((HEX2DEC(MID([.A232];5;2))-1)&lt;0));2);MID([.A232];7;2))" office:value-type="string" office:string-value="2A72B300">
            <text:p>2A72B300</text:p>
          </table:table-cell>
          <table:table-cell table:style-name="ce6" table:formula="of:=CONCATENATE([.E45];MID([.A233];3;2);DEC2HEX((HEX2DEC(MID([.A233];5;2))-1+256*((HEX2DEC(MID([.A233];5;2))-1)&lt;0));2);MID([.A233];7;2))" office:value-type="string" office:string-value="2A16CF33">
            <text:p>2A16CF33</text:p>
          </table:table-cell>
          <table:table-cell/>
          <table:table-cell table:style-name="ce1" table:formula="of:=CONCATENATE([.E45];MID([.A178];3;2);DEC2HEX((HEX2DEC(MID([.A178];5;2))-3+256*((HEX2DEC(MID([.A178];5;2))-3)&lt;0));2);MID([.A178];7;2))" office:value-type="string" office:string-value="2A0F0EEE">
            <text:p>2A0F0EEE</text:p>
          </table:table-cell>
          <table:table-cell table:style-name="ce1" table:formula="of:=CONCATENATE([.E45];MID([.A179];3;2);DEC2HEX((HEX2DEC(MID([.A179];5;2))-3+256*((HEX2DEC(MID([.A179];5;2))-3)&lt;0));2);MID([.A179];7;2))" office:value-type="string" office:string-value="2AB4BF11">
            <text:p>2AB4BF11</text:p>
          </table:table-cell>
          <table:table-cell table:style-name="ce1" table:formula="of:=CONCATENATE([.E45];MID([.A16];3;2);DEC2HEX((HEX2DEC(MID([.A16];5;2))-3+256*((HEX2DEC(MID([.A16];5;2))-3)&lt;0));2);MID([.A16];7;2))" office:value-type="string" office:string-value="2AE9E488">
            <text:p>2AE9E488</text:p>
          </table:table-cell>
          <table:table-cell table:style-name="ce1" table:formula="of:=CONCATENATE([.E45];MID([.A17];3;2);DEC2HEX((HEX2DEC(MID([.A17];5;2))-3+256*((HEX2DEC(MID([.A17];5;2))-3)&lt;0));2);MID([.A17];7;2))" office:value-type="string" office:string-value="2A8D00BB">
            <text:p>2A8D00BB</text:p>
          </table:table-cell>
          <table:table-cell table:formula="of:=CONCATENATE([.E45];MID([.A14];3;2);DEC2HEX((HEX2DEC(MID([.A14];5;2))-3+256*((HEX2DEC(MID([.A14];5;2))-3)&lt;0));2);MID([.A14];7;2))" office:value-type="string" office:string-value="2AA1AC22">
            <text:p>2AA1AC22</text:p>
          </table:table-cell>
          <table:table-cell table:style-name="ce1" table:formula="of:=CONCATENATE([.E45];MID([.A271];3;2);DEC2HEX((HEX2DEC(MID([.A271];5;2))-3+256*((HEX2DEC(MID([.A271];5;2))-3)&lt;0));2);MID([.A271];7;2))" office:value-type="string" office:string-value="2A45C855">
            <text:p>2A45C855</text:p>
          </table:table-cell>
          <table:table-cell table:style-name="ce1" table:formula="of:=CONCATENATE([.E45];MID([.A12];3;2);DEC2HEX((HEX2DEC(MID([.A12];5;2))-3+256*((HEX2DEC(MID([.A12];5;2))-3)&lt;0));2);MID([.A12];7;2))" office:value-type="string" office:string-value="2A58DFCC">
            <text:p>2A58DFCC</text:p>
          </table:table-cell>
          <table:table-cell table:style-name="ce1" table:formula="of:=CONCATENATE([.E45];MID([.A13];3;2);DEC2HEX((HEX2DEC(MID([.A13];5;2))-3+256*((HEX2DEC(MID([.A13];5;2))-3)&lt;0));2);MID([.A13];7;2))" office:value-type="string" office:string-value="2AFCFBFF">
            <text:p>2AFCFBFF</text:p>
          </table:table-cell>
          <table:table-cell table:style-name="ce6" table:formula="of:=CONCATENATE([.E45];MID([.A266];3;2);DEC2HEX((HEX2DEC(MID([.A266];5;2))-3+256*((HEX2DEC(MID([.A266];5;2))-3)&lt;0));2);MID([.A266];7;2))" office:value-type="string" office:string-value="2A10A766">
            <text:p>2A10A766</text:p>
          </table:table-cell>
          <table:table-cell table:style-name="ce1" table:formula="of:=CONCATENATE([.E45];MID([.A11];3;2);DEC2HEX((HEX2DEC(MID([.A11];5;2))-3+256*((HEX2DEC(MID([.A11];5;2))-3)&lt;0));2);MID([.A11];7;2))" office:value-type="string" office:string-value="2AB4C399">
            <text:p>2AB4C399</text:p>
          </table:table-cell>
          <table:table-cell/>
          <table:table-cell table:style-name="ce1" table:formula="of:=MID([.A45];3;2)" office:value-type="string" office:string-value="52">
            <text:p>52</text:p>
          </table:table-cell>
          <table:table-cell table:style-name="ce1" table:formula="of:=MID([.A45];5;2)" office:value-type="string" office:string-value="BB">
            <text:p>BB</text:p>
          </table:table-cell>
          <table:table-cell table:formula="of:=IF((HEX2DEC([.Y45])-HEX2DEC([.Y44]))&gt;0;HEX2DEC([.Y45])-HEX2DEC([.Y44]);HEX2DEC([.Y45])-HEX2DEC([.Y44])+256)" office:value-type="float" office:value="148">
            <text:p>148</text:p>
          </table:table-cell>
          <table:table-cell table:formula="of:=IF((HEX2DEC([.Z45])-HEX2DEC([.Z44]))&gt;0;HEX2DEC([.Z45])-HEX2DEC([.Z44]);HEX2DEC([.Z45])-HEX2DEC([.Z4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B07D722</text:p>
          </table:table-cell>
          <table:table-cell table:style-name="ce6" table:formula="of:=CONCATENATE(DEC2HEX(HEX2DEC(MID([.B45];1;2))+1);MID([.A43];3;6))" office:value-type="string" office:string-value="2B1AEE99">
            <text:p>2B1AEE99</text:p>
          </table:table-cell>
          <table:table-cell table:number-columns-repeated="2"/>
          <table:table-cell table:style-name="ce7" table:formula="of:=DEC2HEX(HEX2DEC([.E47])-1)" office:value-type="string" office:string-value="2B">
            <text:p>2B</text:p>
          </table:table-cell>
          <table:table-cell table:style-name="ce1" table:formula="of:=CONCATENATE([.E46];MID([.A240];3;2);DEC2HEX((HEX2DEC(MID([.A240];5;2))-1+256*((HEX2DEC(MID([.A240];5;2))-1)&lt;0));2);MID([.A240];7;2))" office:value-type="string" office:string-value="2B83BD88">
            <text:p>2B83BD88</text:p>
          </table:table-cell>
          <table:table-cell table:style-name="ce1" table:formula="of:=CONCATENATE([.E46];MID([.A237];3;2);DEC2HEX((HEX2DEC(MID([.A237];5;2))-1+256*((HEX2DEC(MID([.A237];5;2))-1)&lt;0));2);MID([.A237];7;2))" office:value-type="string" office:string-value="2B96D4FF">
            <text:p>2B96D4FF</text:p>
          </table:table-cell>
          <table:table-cell table:style-name="ce1" table:formula="of:=CONCATENATE([.E46];MID([.A238];3;2);DEC2HEX((HEX2DEC(MID([.A238];5;2))-1+256*((HEX2DEC(MID([.A238];5;2))-1)&lt;0));2);MID([.A238];7;2))" office:value-type="string" office:string-value="2B4BF022">
            <text:p>2B4BF022</text:p>
          </table:table-cell>
          <table:table-cell table:style-name="ce1" table:formula="of:=CONCATENATE([.E46];MID([.A235];3;2);DEC2HEX((HEX2DEC(MID([.A235];5;2))-1+256*((HEX2DEC(MID([.A235];5;2))-1)&lt;0));2);MID([.A235];7;2))" office:value-type="string" office:string-value="2B5E0799">
            <text:p>2B5E0799</text:p>
          </table:table-cell>
          <table:table-cell table:style-name="ce1" table:formula="of:=CONCATENATE([.E46];MID([.A236];3;2);DEC2HEX((HEX2DEC(MID([.A236];5;2))-1+256*((HEX2DEC(MID([.A236];5;2))-1)&lt;0));2);MID([.A236];7;2))" office:value-type="string" office:string-value="2BF2B8CC">
            <text:p>2BF2B8CC</text:p>
          </table:table-cell>
          <table:table-cell table:style-name="ce1" table:formula="of:=CONCATENATE([.E46];MID([.A233];3;2);DEC2HEX((HEX2DEC(MID([.A233];5;2))-1+256*((HEX2DEC(MID([.A233];5;2))-1)&lt;0));2);MID([.A233];7;2))" office:value-type="string" office:string-value="2B16CF33">
            <text:p>2B16CF33</text:p>
          </table:table-cell>
          <table:table-cell table:style-name="ce6" table:formula="of:=CONCATENATE([.E46];MID([.A234];3;2);DEC2HEX((HEX2DEC(MID([.A234];5;2))-1+256*((HEX2DEC(MID([.A234];5;2))-1)&lt;0));2);MID([.A234];7;2))" office:value-type="string" office:string-value="2BBAEB66">
            <text:p>2BBAEB66</text:p>
          </table:table-cell>
          <table:table-cell/>
          <table:table-cell table:style-name="ce1" table:formula="of:=CONCATENATE([.E46];MID([.A179];3;2);DEC2HEX((HEX2DEC(MID([.A179];5;2))-3+256*((HEX2DEC(MID([.A179];5;2))-3)&lt;0));2);MID([.A179];7;2))" office:value-type="string" office:string-value="2BB4BF11">
            <text:p>2BB4BF11</text:p>
          </table:table-cell>
          <table:table-cell table:style-name="ce1" table:formula="of:=CONCATENATE([.E46];MID([.A180];3;2);DEC2HEX((HEX2DEC(MID([.A180];5;2))-3+256*((HEX2DEC(MID([.A180];5;2))-3)&lt;0));2);MID([.A180];7;2))" office:value-type="string" office:string-value="2B58DB44">
            <text:p>2B58DB44</text:p>
          </table:table-cell>
          <table:table-cell table:style-name="ce1" table:formula="of:=CONCATENATE([.E46];MID([.A17];3;2);DEC2HEX((HEX2DEC(MID([.A17];5;2))-3+256*((HEX2DEC(MID([.A17];5;2))-3)&lt;0));2);MID([.A17];7;2))" office:value-type="string" office:string-value="2B8D00BB">
            <text:p>2B8D00BB</text:p>
          </table:table-cell>
          <table:table-cell table:style-name="ce1" table:formula="of:=CONCATENATE([.E46];MID([.A18];3;2);DEC2HEX((HEX2DEC(MID([.A18];5;2))-3+256*((HEX2DEC(MID([.A18];5;2))-3)&lt;0));2);MID([.A18];7;2))" office:value-type="string" office:string-value="2B21B1EE">
            <text:p>2B21B1EE</text:p>
          </table:table-cell>
          <table:table-cell table:formula="of:=CONCATENATE([.E46];MID([.A15];3;2);DEC2HEX((HEX2DEC(MID([.A15];5;2))-3+256*((HEX2DEC(MID([.A15];5;2))-3)&lt;0));2);MID([.A15];7;2))" office:value-type="string" office:string-value="2B45C855">
            <text:p>2B45C855</text:p>
          </table:table-cell>
          <table:table-cell table:style-name="ce1" table:formula="of:=CONCATENATE([.E46];MID([.A272];3;2);DEC2HEX((HEX2DEC(MID([.A272];5;2))-3+256*((HEX2DEC(MID([.A272];5;2))-3)&lt;0));2);MID([.A272];7;2))" office:value-type="string" office:string-value="2BE9E488">
            <text:p>2BE9E488</text:p>
          </table:table-cell>
          <table:table-cell table:style-name="ce1" table:formula="of:=CONCATENATE([.E46];MID([.A13];3;2);DEC2HEX((HEX2DEC(MID([.A13];5;2))-3+256*((HEX2DEC(MID([.A13];5;2))-3)&lt;0));2);MID([.A13];7;2))" office:value-type="string" office:string-value="2BFCFBFF">
            <text:p>2BFCFBFF</text:p>
          </table:table-cell>
          <table:table-cell table:style-name="ce1" table:formula="of:=CONCATENATE([.E46];MID([.A14];3;2);DEC2HEX((HEX2DEC(MID([.A14];5;2))-3+256*((HEX2DEC(MID([.A14];5;2))-3)&lt;0));2);MID([.A14];7;2))" office:value-type="string" office:string-value="2BA1AC22">
            <text:p>2BA1AC22</text:p>
          </table:table-cell>
          <table:table-cell table:style-name="ce6" table:formula="of:=CONCATENATE([.E46];MID([.A267];3;2);DEC2HEX((HEX2DEC(MID([.A267];5;2))-3+256*((HEX2DEC(MID([.A267];5;2))-3)&lt;0));2);MID([.A267];7;2))" office:value-type="string" office:string-value="2BB4C399">
            <text:p>2BB4C399</text:p>
          </table:table-cell>
          <table:table-cell table:style-name="ce1" table:formula="of:=CONCATENATE([.E46];MID([.A12];3;2);DEC2HEX((HEX2DEC(MID([.A12];5;2))-3+256*((HEX2DEC(MID([.A12];5;2))-3)&lt;0));2);MID([.A12];7;2))" office:value-type="string" office:string-value="2B58DFCC">
            <text:p>2B58DFCC</text:p>
          </table:table-cell>
          <table:table-cell/>
          <table:table-cell table:style-name="ce1" table:formula="of:=MID([.A46];3;2)" office:value-type="string" office:string-value="07">
            <text:p>07</text:p>
          </table:table-cell>
          <table:table-cell table:style-name="ce1" table:formula="of:=MID([.A46];5;2)" office:value-type="string" office:string-value="D7">
            <text:p>D7</text:p>
          </table:table-cell>
          <table:table-cell table:formula="of:=IF((HEX2DEC([.Y46])-HEX2DEC([.Y45]))&gt;0;HEX2DEC([.Y46])-HEX2DEC([.Y45]);HEX2DEC([.Y46])-HEX2DEC([.Y45])+256)" office:value-type="float" office:value="181">
            <text:p>181</text:p>
          </table:table-cell>
          <table:table-cell table:formula="of:=IF((HEX2DEC([.Z46])-HEX2DEC([.Z45]))&gt;0;HEX2DEC([.Z46])-HEX2DEC([.Z45]);HEX2DEC([.Z46])-HEX2DEC([.Z4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CABF355</text:p>
          </table:table-cell>
          <table:table-cell office:value-type="string">
            <text:p>2CBE0ACC</text:p>
          </table:table-cell>
          <table:table-cell table:number-columns-repeated="2"/>
          <table:table-cell table:style-name="ce7" table:formula="of:=DEC2HEX(HEX2DEC([.E48])-1)" office:value-type="string" office:string-value="2C">
            <text:p>2C</text:p>
          </table:table-cell>
          <table:table-cell table:style-name="ce1" table:formula="of:=CONCATENATE([.E47];MID([.A241];3;2);DEC2HEX((HEX2DEC(MID([.A241];5;2))-1+256*((HEX2DEC(MID([.A241];5;2))-1)&lt;0));2);MID([.A241];7;2))" office:value-type="string" office:string-value="2C27D9BB">
            <text:p>2C27D9BB</text:p>
          </table:table-cell>
          <table:table-cell table:style-name="ce1" table:formula="of:=CONCATENATE([.E47];MID([.A238];3;2);DEC2HEX((HEX2DEC(MID([.A238];5;2))-1+256*((HEX2DEC(MID([.A238];5;2))-1)&lt;0));2);MID([.A238];7;2))" office:value-type="string" office:string-value="2C4BF022">
            <text:p>2C4BF022</text:p>
          </table:table-cell>
          <table:table-cell table:style-name="ce1" table:formula="of:=CONCATENATE([.E47];MID([.A239];3;2);DEC2HEX((HEX2DEC(MID([.A239];5;2))-1+256*((HEX2DEC(MID([.A239];5;2))-1)&lt;0));2);MID([.A239];7;2))" office:value-type="string" office:string-value="2CEF0C55">
            <text:p>2CEF0C55</text:p>
          </table:table-cell>
          <table:table-cell table:style-name="ce1" table:formula="of:=CONCATENATE([.E47];MID([.A236];3;2);DEC2HEX((HEX2DEC(MID([.A236];5;2))-1+256*((HEX2DEC(MID([.A236];5;2))-1)&lt;0));2);MID([.A236];7;2))" office:value-type="string" office:string-value="2CF2B8CC">
            <text:p>2CF2B8CC</text:p>
          </table:table-cell>
          <table:table-cell table:style-name="ce1" table:formula="of:=CONCATENATE([.E47];MID([.A237];3;2);DEC2HEX((HEX2DEC(MID([.A237];5;2))-1+256*((HEX2DEC(MID([.A237];5;2))-1)&lt;0));2);MID([.A237];7;2))" office:value-type="string" office:string-value="2C96D4FF">
            <text:p>2C96D4FF</text:p>
          </table:table-cell>
          <table:table-cell table:style-name="ce1" table:formula="of:=CONCATENATE([.E47];MID([.A234];3;2);DEC2HEX((HEX2DEC(MID([.A234];5;2))-1+256*((HEX2DEC(MID([.A234];5;2))-1)&lt;0));2);MID([.A234];7;2))" office:value-type="string" office:string-value="2CBAEB66">
            <text:p>2CBAEB66</text:p>
          </table:table-cell>
          <table:table-cell table:style-name="ce6" table:formula="of:=CONCATENATE([.E47];MID([.A235];3;2);DEC2HEX((HEX2DEC(MID([.A235];5;2))-1+256*((HEX2DEC(MID([.A235];5;2))-1)&lt;0));2);MID([.A235];7;2))" office:value-type="string" office:string-value="2C5E0799">
            <text:p>2C5E0799</text:p>
          </table:table-cell>
          <table:table-cell/>
          <table:table-cell table:style-name="ce1" table:formula="of:=CONCATENATE([.E47];MID([.A180];3;2);DEC2HEX((HEX2DEC(MID([.A180];5;2))-3+256*((HEX2DEC(MID([.A180];5;2))-3)&lt;0));2);MID([.A180];7;2))" office:value-type="string" office:string-value="2C58DB44">
            <text:p>2C58DB44</text:p>
          </table:table-cell>
          <table:table-cell table:style-name="ce1" table:formula="of:=CONCATENATE([.E47];MID([.A181];3;2);DEC2HEX((HEX2DEC(MID([.A181];5;2))-3+256*((HEX2DEC(MID([.A181];5;2))-3)&lt;0));2);MID([.A181];7;2))" office:value-type="string" office:string-value="2CFCF777">
            <text:p>2CFCF777</text:p>
          </table:table-cell>
          <table:table-cell table:style-name="ce1" table:formula="of:=CONCATENATE([.E47];MID([.A18];3;2);DEC2HEX((HEX2DEC(MID([.A18];5;2))-3+256*((HEX2DEC(MID([.A18];5;2))-3)&lt;0));2);MID([.A18];7;2))" office:value-type="string" office:string-value="2C21B1EE">
            <text:p>2C21B1EE</text:p>
          </table:table-cell>
          <table:table-cell table:style-name="ce1" table:formula="of:=CONCATENATE([.E47];MID([.A19];3;2);DEC2HEX((HEX2DEC(MID([.A19];5;2))-3+256*((HEX2DEC(MID([.A19];5;2))-3)&lt;0));2);MID([.A19];7;2))" office:value-type="string" office:string-value="2CD6CD11">
            <text:p>2CD6CD11</text:p>
          </table:table-cell>
          <table:table-cell table:formula="of:=CONCATENATE([.E47];MID([.A16];3;2);DEC2HEX((HEX2DEC(MID([.A16];5;2))-3+256*((HEX2DEC(MID([.A16];5;2))-3)&lt;0));2);MID([.A16];7;2))" office:value-type="string" office:string-value="2CE9E488">
            <text:p>2CE9E488</text:p>
          </table:table-cell>
          <table:table-cell table:style-name="ce1" table:formula="of:=CONCATENATE([.E47];MID([.A273];3;2);DEC2HEX((HEX2DEC(MID([.A273];5;2))-3+256*((HEX2DEC(MID([.A273];5;2))-3)&lt;0));2);MID([.A273];7;2))" office:value-type="string" office:string-value="2C8D00BB">
            <text:p>2C8D00BB</text:p>
          </table:table-cell>
          <table:table-cell table:style-name="ce1" table:formula="of:=CONCATENATE([.E47];MID([.A14];3;2);DEC2HEX((HEX2DEC(MID([.A14];5;2))-3+256*((HEX2DEC(MID([.A14];5;2))-3)&lt;0));2);MID([.A14];7;2))" office:value-type="string" office:string-value="2CA1AC22">
            <text:p>2CA1AC22</text:p>
          </table:table-cell>
          <table:table-cell table:style-name="ce1" table:formula="of:=CONCATENATE([.E47];MID([.A15];3;2);DEC2HEX((HEX2DEC(MID([.A15];5;2))-3+256*((HEX2DEC(MID([.A15];5;2))-3)&lt;0));2);MID([.A15];7;2))" office:value-type="string" office:string-value="2C45C855">
            <text:p>2C45C855</text:p>
          </table:table-cell>
          <table:table-cell table:style-name="ce6" table:formula="of:=CONCATENATE([.E47];MID([.A268];3;2);DEC2HEX((HEX2DEC(MID([.A268];5;2))-3+256*((HEX2DEC(MID([.A268];5;2))-3)&lt;0));2);MID([.A268];7;2))" office:value-type="string" office:string-value="2C58DFCC">
            <text:p>2C58DFCC</text:p>
          </table:table-cell>
          <table:table-cell table:style-name="ce1" table:formula="of:=CONCATENATE([.E47];MID([.A13];3;2);DEC2HEX((HEX2DEC(MID([.A13];5;2))-3+256*((HEX2DEC(MID([.A13];5;2))-3)&lt;0));2);MID([.A13];7;2))" office:value-type="string" office:string-value="2CFCFBFF">
            <text:p>2CFCFBFF</text:p>
          </table:table-cell>
          <table:table-cell/>
          <table:table-cell table:style-name="ce1" table:formula="of:=MID([.A47];3;2)" office:value-type="string" office:string-value="AB">
            <text:p>AB</text:p>
          </table:table-cell>
          <table:table-cell table:style-name="ce1" table:formula="of:=MID([.A47];5;2)" office:value-type="string" office:string-value="F3">
            <text:p>F3</text:p>
          </table:table-cell>
          <table:table-cell table:formula="of:=IF((HEX2DEC([.Y47])-HEX2DEC([.Y46]))&gt;0;HEX2DEC([.Y47])-HEX2DEC([.Y46]);HEX2DEC([.Y47])-HEX2DEC([.Y46])+256)" office:value-type="float" office:value="164">
            <text:p>164</text:p>
          </table:table-cell>
          <table:table-cell table:formula="of:=IF((HEX2DEC([.Z47])-HEX2DEC([.Z46]))&gt;0;HEX2DEC([.Z47])-HEX2DEC([.Z46]);HEX2DEC([.Z47])-HEX2DEC([.Z4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D4F0F88</text:p>
          </table:table-cell>
          <table:table-cell office:value-type="string">
            <text:p>2D52BBFF</text:p>
          </table:table-cell>
          <table:table-cell table:number-columns-repeated="2"/>
          <table:table-cell table:style-name="ce7" table:formula="of:=DEC2HEX(HEX2DEC([.E49])-1)" office:value-type="string" office:string-value="2D">
            <text:p>2D</text:p>
          </table:table-cell>
          <table:table-cell table:style-name="ce1" table:formula="of:=CONCATENATE([.E48];MID([.A242];3;2);DEC2HEX((HEX2DEC(MID([.A242];5;2))-1+256*((HEX2DEC(MID([.A242];5;2))-1)&lt;0));2);MID([.A242];7;2))" office:value-type="string" office:string-value="2DCBF5EE">
            <text:p>2DCBF5EE</text:p>
          </table:table-cell>
          <table:table-cell table:style-name="ce1" table:formula="of:=CONCATENATE([.E48];MID([.A239];3;2);DEC2HEX((HEX2DEC(MID([.A239];5;2))-1+256*((HEX2DEC(MID([.A239];5;2))-1)&lt;0));2);MID([.A239];7;2))" office:value-type="string" office:string-value="2DEF0C55">
            <text:p>2DEF0C55</text:p>
          </table:table-cell>
          <table:table-cell table:style-name="ce1" table:formula="of:=CONCATENATE([.E48];MID([.A240];3;2);DEC2HEX((HEX2DEC(MID([.A240];5;2))-1+256*((HEX2DEC(MID([.A240];5;2))-1)&lt;0));2);MID([.A240];7;2))" office:value-type="string" office:string-value="2D83BD88">
            <text:p>2D83BD88</text:p>
          </table:table-cell>
          <table:table-cell table:style-name="ce1" table:formula="of:=CONCATENATE([.E48];MID([.A237];3;2);DEC2HEX((HEX2DEC(MID([.A237];5;2))-1+256*((HEX2DEC(MID([.A237];5;2))-1)&lt;0));2);MID([.A237];7;2))" office:value-type="string" office:string-value="2D96D4FF">
            <text:p>2D96D4FF</text:p>
          </table:table-cell>
          <table:table-cell table:style-name="ce1" table:formula="of:=CONCATENATE([.E48];MID([.A238];3;2);DEC2HEX((HEX2DEC(MID([.A238];5;2))-1+256*((HEX2DEC(MID([.A238];5;2))-1)&lt;0));2);MID([.A238];7;2))" office:value-type="string" office:string-value="2D4BF022">
            <text:p>2D4BF022</text:p>
          </table:table-cell>
          <table:table-cell table:style-name="ce1" table:formula="of:=CONCATENATE([.E48];MID([.A235];3;2);DEC2HEX((HEX2DEC(MID([.A235];5;2))-1+256*((HEX2DEC(MID([.A235];5;2))-1)&lt;0));2);MID([.A235];7;2))" office:value-type="string" office:string-value="2D5E0799">
            <text:p>2D5E0799</text:p>
          </table:table-cell>
          <table:table-cell table:style-name="ce6" table:formula="of:=CONCATENATE([.E48];MID([.A236];3;2);DEC2HEX((HEX2DEC(MID([.A236];5;2))-1+256*((HEX2DEC(MID([.A236];5;2))-1)&lt;0));2);MID([.A236];7;2))" office:value-type="string" office:string-value="2DF2B8CC">
            <text:p>2DF2B8CC</text:p>
          </table:table-cell>
          <table:table-cell/>
          <table:table-cell table:style-name="ce1" table:formula="of:=CONCATENATE([.E48];MID([.A181];3;2);DEC2HEX((HEX2DEC(MID([.A181];5;2))-3+256*((HEX2DEC(MID([.A181];5;2))-3)&lt;0));2);MID([.A181];7;2))" office:value-type="string" office:string-value="2DFCF777">
            <text:p>2DFCF777</text:p>
          </table:table-cell>
          <table:table-cell table:style-name="ce1" table:formula="of:=CONCATENATE([.E48];MID([.A182];3;2);DEC2HEX((HEX2DEC(MID([.A182];5;2))-3+256*((HEX2DEC(MID([.A182];5;2))-3)&lt;0));2);MID([.A182];7;2))" office:value-type="string" office:string-value="2D90A8AA">
            <text:p>2D90A8AA</text:p>
          </table:table-cell>
          <table:table-cell table:style-name="ce1" table:formula="of:=CONCATENATE([.E48];MID([.A19];3;2);DEC2HEX((HEX2DEC(MID([.A19];5;2))-3+256*((HEX2DEC(MID([.A19];5;2))-3)&lt;0));2);MID([.A19];7;2))" office:value-type="string" office:string-value="2DD6CD11">
            <text:p>2DD6CD11</text:p>
          </table:table-cell>
          <table:table-cell table:style-name="ce1" table:formula="of:=CONCATENATE([.E48];MID([.A20];3;2);DEC2HEX((HEX2DEC(MID([.A20];5;2))-3+256*((HEX2DEC(MID([.A20];5;2))-3)&lt;0));2);MID([.A20];7;2))" office:value-type="string" office:string-value="2D7AE944">
            <text:p>2D7AE944</text:p>
          </table:table-cell>
          <table:table-cell table:formula="of:=CONCATENATE([.E48];MID([.A17];3;2);DEC2HEX((HEX2DEC(MID([.A17];5;2))-3+256*((HEX2DEC(MID([.A17];5;2))-3)&lt;0));2);MID([.A17];7;2))" office:value-type="string" office:string-value="2D8D00BB">
            <text:p>2D8D00BB</text:p>
          </table:table-cell>
          <table:table-cell table:style-name="ce1" table:formula="of:=CONCATENATE([.E48];MID([.A274];3;2);DEC2HEX((HEX2DEC(MID([.A274];5;2))-3+256*((HEX2DEC(MID([.A274];5;2))-3)&lt;0));2);MID([.A274];7;2))" office:value-type="string" office:string-value="2D21B1EE">
            <text:p>2D21B1EE</text:p>
          </table:table-cell>
          <table:table-cell table:style-name="ce1" table:formula="of:=CONCATENATE([.E48];MID([.A15];3;2);DEC2HEX((HEX2DEC(MID([.A15];5;2))-3+256*((HEX2DEC(MID([.A15];5;2))-3)&lt;0));2);MID([.A15];7;2))" office:value-type="string" office:string-value="2D45C855">
            <text:p>2D45C855</text:p>
          </table:table-cell>
          <table:table-cell table:style-name="ce1" table:formula="of:=CONCATENATE([.E48];MID([.A16];3;2);DEC2HEX((HEX2DEC(MID([.A16];5;2))-3+256*((HEX2DEC(MID([.A16];5;2))-3)&lt;0));2);MID([.A16];7;2))" office:value-type="string" office:string-value="2DE9E488">
            <text:p>2DE9E488</text:p>
          </table:table-cell>
          <table:table-cell table:style-name="ce6" table:formula="of:=CONCATENATE([.E48];MID([.A269];3;2);DEC2HEX((HEX2DEC(MID([.A269];5;2))-3+256*((HEX2DEC(MID([.A269];5;2))-3)&lt;0));2);MID([.A269];7;2))" office:value-type="string" office:string-value="2DFCFBFF">
            <text:p>2DFCFBFF</text:p>
          </table:table-cell>
          <table:table-cell table:style-name="ce1" table:formula="of:=CONCATENATE([.E48];MID([.A14];3;2);DEC2HEX((HEX2DEC(MID([.A14];5;2))-3+256*((HEX2DEC(MID([.A14];5;2))-3)&lt;0));2);MID([.A14];7;2))" office:value-type="string" office:string-value="2DA1AC22">
            <text:p>2DA1AC22</text:p>
          </table:table-cell>
          <table:table-cell/>
          <table:table-cell table:style-name="ce1" table:formula="of:=MID([.A48];3;2)" office:value-type="string" office:string-value="4F">
            <text:p>4F</text:p>
          </table:table-cell>
          <table:table-cell table:style-name="ce1" table:formula="of:=MID([.A48];5;2)" office:value-type="string" office:string-value="0F">
            <text:p>0F</text:p>
          </table:table-cell>
          <table:table-cell table:formula="of:=IF((HEX2DEC([.Y48])-HEX2DEC([.Y47]))&gt;0;HEX2DEC([.Y48])-HEX2DEC([.Y47]);HEX2DEC([.Y48])-HEX2DEC([.Y47])+256)" office:value-type="float" office:value="164">
            <text:p>164</text:p>
          </table:table-cell>
          <table:table-cell table:formula="of:=IF((HEX2DEC([.Z48])-HEX2DEC([.Z47]))&gt;0;HEX2DEC([.Z48])-HEX2DEC([.Z47]);HEX2DEC([.Z48])-HEX2DEC([.Z4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EE3C0BB</text:p>
          </table:table-cell>
          <table:table-cell office:value-type="string">
            <text:p>2E07D722</text:p>
          </table:table-cell>
          <table:table-cell table:number-columns-repeated="2"/>
          <table:table-cell table:style-name="ce7" table:formula="of:=DEC2HEX(HEX2DEC([.E50])-1)" office:value-type="string" office:string-value="2E">
            <text:p>2E</text:p>
          </table:table-cell>
          <table:table-cell table:style-name="ce1" table:formula="of:=CONCATENATE([.E49];MID([.A243];3;2);DEC2HEX((HEX2DEC(MID([.A243];5;2))-1+256*((HEX2DEC(MID([.A243];5;2))-1)&lt;0));2);MID([.A243];7;2))" office:value-type="string" office:string-value="2E70A611">
            <text:p>2E70A611</text:p>
          </table:table-cell>
          <table:table-cell table:style-name="ce1" table:formula="of:=CONCATENATE([.E49];MID([.A240];3;2);DEC2HEX((HEX2DEC(MID([.A240];5;2))-1+256*((HEX2DEC(MID([.A240];5;2))-1)&lt;0));2);MID([.A240];7;2))" office:value-type="string" office:string-value="2E83BD88">
            <text:p>2E83BD88</text:p>
          </table:table-cell>
          <table:table-cell table:style-name="ce1" table:formula="of:=CONCATENATE([.E49];MID([.A241];3;2);DEC2HEX((HEX2DEC(MID([.A241];5;2))-1+256*((HEX2DEC(MID([.A241];5;2))-1)&lt;0));2);MID([.A241];7;2))" office:value-type="string" office:string-value="2E27D9BB">
            <text:p>2E27D9BB</text:p>
          </table:table-cell>
          <table:table-cell table:style-name="ce1" table:formula="of:=CONCATENATE([.E49];MID([.A238];3;2);DEC2HEX((HEX2DEC(MID([.A238];5;2))-1+256*((HEX2DEC(MID([.A238];5;2))-1)&lt;0));2);MID([.A238];7;2))" office:value-type="string" office:string-value="2E4BF022">
            <text:p>2E4BF022</text:p>
          </table:table-cell>
          <table:table-cell table:style-name="ce1" table:formula="of:=CONCATENATE([.E49];MID([.A239];3;2);DEC2HEX((HEX2DEC(MID([.A239];5;2))-1+256*((HEX2DEC(MID([.A239];5;2))-1)&lt;0));2);MID([.A239];7;2))" office:value-type="string" office:string-value="2EEF0C55">
            <text:p>2EEF0C55</text:p>
          </table:table-cell>
          <table:table-cell table:style-name="ce1" table:formula="of:=CONCATENATE([.E49];MID([.A236];3;2);DEC2HEX((HEX2DEC(MID([.A236];5;2))-1+256*((HEX2DEC(MID([.A236];5;2))-1)&lt;0));2);MID([.A236];7;2))" office:value-type="string" office:string-value="2EF2B8CC">
            <text:p>2EF2B8CC</text:p>
          </table:table-cell>
          <table:table-cell table:style-name="ce6" table:formula="of:=CONCATENATE([.E49];MID([.A237];3;2);DEC2HEX((HEX2DEC(MID([.A237];5;2))-1+256*((HEX2DEC(MID([.A237];5;2))-1)&lt;0));2);MID([.A237];7;2))" office:value-type="string" office:string-value="2E96D4FF">
            <text:p>2E96D4FF</text:p>
          </table:table-cell>
          <table:table-cell/>
          <table:table-cell table:style-name="ce1" table:formula="of:=CONCATENATE([.E49];MID([.A182];3;2);DEC2HEX((HEX2DEC(MID([.A182];5;2))-3+256*((HEX2DEC(MID([.A182];5;2))-3)&lt;0));2);MID([.A182];7;2))" office:value-type="string" office:string-value="2E90A8AA">
            <text:p>2E90A8AA</text:p>
          </table:table-cell>
          <table:table-cell table:style-name="ce1" table:formula="of:=CONCATENATE([.E49];MID([.A183];3;2);DEC2HEX((HEX2DEC(MID([.A183];5;2))-3+256*((HEX2DEC(MID([.A183];5;2))-3)&lt;0));2);MID([.A183];7;2))" office:value-type="string" office:string-value="2E34C4DD">
            <text:p>2E34C4DD</text:p>
          </table:table-cell>
          <table:table-cell table:style-name="ce1" table:formula="of:=CONCATENATE([.E49];MID([.A20];3;2);DEC2HEX((HEX2DEC(MID([.A20];5;2))-3+256*((HEX2DEC(MID([.A20];5;2))-3)&lt;0));2);MID([.A20];7;2))" office:value-type="string" office:string-value="2E7AE944">
            <text:p>2E7AE944</text:p>
          </table:table-cell>
          <table:table-cell table:style-name="ce1" table:formula="of:=CONCATENATE([.E49];MID([.A21];3;2);DEC2HEX((HEX2DEC(MID([.A21];5;2))-3+256*((HEX2DEC(MID([.A21];5;2))-3)&lt;0));2);MID([.A21];7;2))" office:value-type="string" office:string-value="2E1E0577">
            <text:p>2E1E0577</text:p>
          </table:table-cell>
          <table:table-cell table:formula="of:=CONCATENATE([.E49];MID([.A18];3;2);DEC2HEX((HEX2DEC(MID([.A18];5;2))-3+256*((HEX2DEC(MID([.A18];5;2))-3)&lt;0));2);MID([.A18];7;2))" office:value-type="string" office:string-value="2E21B1EE">
            <text:p>2E21B1EE</text:p>
          </table:table-cell>
          <table:table-cell table:style-name="ce1" table:formula="of:=CONCATENATE([.E49];MID([.A275];3;2);DEC2HEX((HEX2DEC(MID([.A275];5;2))-3+256*((HEX2DEC(MID([.A275];5;2))-3)&lt;0));2);MID([.A275];7;2))" office:value-type="string" office:string-value="2ED6CD11">
            <text:p>2ED6CD11</text:p>
          </table:table-cell>
          <table:table-cell table:style-name="ce1" table:formula="of:=CONCATENATE([.E49];MID([.A16];3;2);DEC2HEX((HEX2DEC(MID([.A16];5;2))-3+256*((HEX2DEC(MID([.A16];5;2))-3)&lt;0));2);MID([.A16];7;2))" office:value-type="string" office:string-value="2EE9E488">
            <text:p>2EE9E488</text:p>
          </table:table-cell>
          <table:table-cell table:style-name="ce1" table:formula="of:=CONCATENATE([.E49];MID([.A17];3;2);DEC2HEX((HEX2DEC(MID([.A17];5;2))-3+256*((HEX2DEC(MID([.A17];5;2))-3)&lt;0));2);MID([.A17];7;2))" office:value-type="string" office:string-value="2E8D00BB">
            <text:p>2E8D00BB</text:p>
          </table:table-cell>
          <table:table-cell table:style-name="ce6" table:formula="of:=CONCATENATE([.E49];MID([.A270];3;2);DEC2HEX((HEX2DEC(MID([.A270];5;2))-3+256*((HEX2DEC(MID([.A270];5;2))-3)&lt;0));2);MID([.A270];7;2))" office:value-type="string" office:string-value="2EA1AC22">
            <text:p>2EA1AC22</text:p>
          </table:table-cell>
          <table:table-cell table:style-name="ce1" table:formula="of:=CONCATENATE([.E49];MID([.A15];3;2);DEC2HEX((HEX2DEC(MID([.A15];5;2))-3+256*((HEX2DEC(MID([.A15];5;2))-3)&lt;0));2);MID([.A15];7;2))" office:value-type="string" office:string-value="2E45C855">
            <text:p>2E45C855</text:p>
          </table:table-cell>
          <table:table-cell/>
          <table:table-cell table:style-name="ce1" table:formula="of:=MID([.A49];3;2)" office:value-type="string" office:string-value="E3">
            <text:p>E3</text:p>
          </table:table-cell>
          <table:table-cell table:style-name="ce1" table:formula="of:=MID([.A49];5;2)" office:value-type="string" office:string-value="C0">
            <text:p>C0</text:p>
          </table:table-cell>
          <table:table-cell table:formula="of:=IF((HEX2DEC([.Y49])-HEX2DEC([.Y48]))&gt;0;HEX2DEC([.Y49])-HEX2DEC([.Y48]);HEX2DEC([.Y49])-HEX2DEC([.Y48])+256)" office:value-type="float" office:value="148">
            <text:p>148</text:p>
          </table:table-cell>
          <table:table-cell table:formula="of:=IF((HEX2DEC([.Z49])-HEX2DEC([.Z48]))&gt;0;HEX2DEC([.Z49])-HEX2DEC([.Z48]);HEX2DEC([.Z49])-HEX2DEC([.Z4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2F87DCEE</text:p>
          </table:table-cell>
          <table:table-cell office:value-type="string">
            <text:p>2FABF355</text:p>
          </table:table-cell>
          <table:table-cell table:number-columns-repeated="2"/>
          <table:table-cell table:style-name="ce7" table:formula="of:=DEC2HEX(HEX2DEC([.E51])-1)" office:value-type="string" office:string-value="2F">
            <text:p>2F</text:p>
          </table:table-cell>
          <table:table-cell table:style-name="ce1" table:formula="of:=CONCATENATE([.E50];MID([.A244];3;2);DEC2HEX((HEX2DEC(MID([.A244];5;2))-1+256*((HEX2DEC(MID([.A244];5;2))-1)&lt;0));2);MID([.A244];7;2))" office:value-type="string" office:string-value="2F14C244">
            <text:p>2F14C244</text:p>
          </table:table-cell>
          <table:table-cell table:style-name="ce1" table:formula="of:=CONCATENATE([.E50];MID([.A241];3;2);DEC2HEX((HEX2DEC(MID([.A241];5;2))-1+256*((HEX2DEC(MID([.A241];5;2))-1)&lt;0));2);MID([.A241];7;2))" office:value-type="string" office:string-value="2F27D9BB">
            <text:p>2F27D9BB</text:p>
          </table:table-cell>
          <table:table-cell table:style-name="ce1" table:formula="of:=CONCATENATE([.E50];MID([.A242];3;2);DEC2HEX((HEX2DEC(MID([.A242];5;2))-1+256*((HEX2DEC(MID([.A242];5;2))-1)&lt;0));2);MID([.A242];7;2))" office:value-type="string" office:string-value="2FCBF5EE">
            <text:p>2FCBF5EE</text:p>
          </table:table-cell>
          <table:table-cell table:style-name="ce1" table:formula="of:=CONCATENATE([.E50];MID([.A239];3;2);DEC2HEX((HEX2DEC(MID([.A239];5;2))-1+256*((HEX2DEC(MID([.A239];5;2))-1)&lt;0));2);MID([.A239];7;2))" office:value-type="string" office:string-value="2FEF0C55">
            <text:p>2FEF0C55</text:p>
          </table:table-cell>
          <table:table-cell table:style-name="ce1" table:formula="of:=CONCATENATE([.E50];MID([.A240];3;2);DEC2HEX((HEX2DEC(MID([.A240];5;2))-1+256*((HEX2DEC(MID([.A240];5;2))-1)&lt;0));2);MID([.A240];7;2))" office:value-type="string" office:string-value="2F83BD88">
            <text:p>2F83BD88</text:p>
          </table:table-cell>
          <table:table-cell table:style-name="ce1" table:formula="of:=CONCATENATE([.E50];MID([.A237];3;2);DEC2HEX((HEX2DEC(MID([.A237];5;2))-1+256*((HEX2DEC(MID([.A237];5;2))-1)&lt;0));2);MID([.A237];7;2))" office:value-type="string" office:string-value="2F96D4FF">
            <text:p>2F96D4FF</text:p>
          </table:table-cell>
          <table:table-cell table:style-name="ce6" table:formula="of:=CONCATENATE([.E50];MID([.A238];3;2);DEC2HEX((HEX2DEC(MID([.A238];5;2))-1+256*((HEX2DEC(MID([.A238];5;2))-1)&lt;0));2);MID([.A238];7;2))" office:value-type="string" office:string-value="2F4BF022">
            <text:p>2F4BF022</text:p>
          </table:table-cell>
          <table:table-cell/>
          <table:table-cell table:style-name="ce1" table:formula="of:=CONCATENATE([.E50];MID([.A183];3;2);DEC2HEX((HEX2DEC(MID([.A183];5;2))-3+256*((HEX2DEC(MID([.A183];5;2))-3)&lt;0));2);MID([.A183];7;2))" office:value-type="string" office:string-value="2F34C4DD">
            <text:p>2F34C4DD</text:p>
          </table:table-cell>
          <table:table-cell table:style-name="ce1" table:formula="of:=CONCATENATE([.E50];MID([.A184];3;2);DEC2HEX((HEX2DEC(MID([.A184];5;2))-3+256*((HEX2DEC(MID([.A184];5;2))-3)&lt;0));2);MID([.A184];7;2))" office:value-type="string" office:string-value="2FE9E000">
            <text:p>2FE9E000</text:p>
          </table:table-cell>
          <table:table-cell table:style-name="ce1" table:formula="of:=CONCATENATE([.E50];MID([.A21];3;2);DEC2HEX((HEX2DEC(MID([.A21];5;2))-3+256*((HEX2DEC(MID([.A21];5;2))-3)&lt;0));2);MID([.A21];7;2))" office:value-type="string" office:string-value="2F1E0577">
            <text:p>2F1E0577</text:p>
          </table:table-cell>
          <table:table-cell table:style-name="ce1" table:formula="of:=CONCATENATE([.E50];MID([.A22];3;2);DEC2HEX((HEX2DEC(MID([.A22];5;2))-3+256*((HEX2DEC(MID([.A22];5;2))-3)&lt;0));2);MID([.A22];7;2))" office:value-type="string" office:string-value="2FB2B6AA">
            <text:p>2FB2B6AA</text:p>
          </table:table-cell>
          <table:table-cell table:formula="of:=CONCATENATE([.E50];MID([.A19];3;2);DEC2HEX((HEX2DEC(MID([.A19];5;2))-3+256*((HEX2DEC(MID([.A19];5;2))-3)&lt;0));2);MID([.A19];7;2))" office:value-type="string" office:string-value="2FD6CD11">
            <text:p>2FD6CD11</text:p>
          </table:table-cell>
          <table:table-cell table:style-name="ce1" table:formula="of:=CONCATENATE([.E50];MID([.A276];3;2);DEC2HEX((HEX2DEC(MID([.A276];5;2))-3+256*((HEX2DEC(MID([.A276];5;2))-3)&lt;0));2);MID([.A276];7;2))" office:value-type="string" office:string-value="2F7AE944">
            <text:p>2F7AE944</text:p>
          </table:table-cell>
          <table:table-cell table:style-name="ce1" table:formula="of:=CONCATENATE([.E50];MID([.A17];3;2);DEC2HEX((HEX2DEC(MID([.A17];5;2))-3+256*((HEX2DEC(MID([.A17];5;2))-3)&lt;0));2);MID([.A17];7;2))" office:value-type="string" office:string-value="2F8D00BB">
            <text:p>2F8D00BB</text:p>
          </table:table-cell>
          <table:table-cell table:style-name="ce1" table:formula="of:=CONCATENATE([.E50];MID([.A18];3;2);DEC2HEX((HEX2DEC(MID([.A18];5;2))-3+256*((HEX2DEC(MID([.A18];5;2))-3)&lt;0));2);MID([.A18];7;2))" office:value-type="string" office:string-value="2F21B1EE">
            <text:p>2F21B1EE</text:p>
          </table:table-cell>
          <table:table-cell table:style-name="ce6" table:formula="of:=CONCATENATE([.E50];MID([.A271];3;2);DEC2HEX((HEX2DEC(MID([.A271];5;2))-3+256*((HEX2DEC(MID([.A271];5;2))-3)&lt;0));2);MID([.A271];7;2))" office:value-type="string" office:string-value="2F45C855">
            <text:p>2F45C855</text:p>
          </table:table-cell>
          <table:table-cell table:style-name="ce1" table:formula="of:=CONCATENATE([.E50];MID([.A16];3;2);DEC2HEX((HEX2DEC(MID([.A16];5;2))-3+256*((HEX2DEC(MID([.A16];5;2))-3)&lt;0));2);MID([.A16];7;2))" office:value-type="string" office:string-value="2FE9E488">
            <text:p>2FE9E488</text:p>
          </table:table-cell>
          <table:table-cell/>
          <table:table-cell table:style-name="ce1" table:formula="of:=MID([.A50];3;2)" office:value-type="string" office:string-value="87">
            <text:p>87</text:p>
          </table:table-cell>
          <table:table-cell table:style-name="ce1" table:formula="of:=MID([.A50];5;2)" office:value-type="string" office:string-value="DC">
            <text:p>DC</text:p>
          </table:table-cell>
          <table:table-cell table:formula="of:=IF((HEX2DEC([.Y50])-HEX2DEC([.Y49]))&gt;0;HEX2DEC([.Y50])-HEX2DEC([.Y49]);HEX2DEC([.Y50])-HEX2DEC([.Y49])+256)" office:value-type="float" office:value="164">
            <text:p>164</text:p>
          </table:table-cell>
          <table:table-cell table:formula="of:=IF((HEX2DEC([.Z50])-HEX2DEC([.Z49]))&gt;0;HEX2DEC([.Z50])-HEX2DEC([.Z49]);HEX2DEC([.Z50])-HEX2DEC([.Z4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03CF811</text:p>
          </table:table-cell>
          <table:table-cell office:value-type="string">
            <text:p>304F0F88</text:p>
          </table:table-cell>
          <table:table-cell table:number-columns-repeated="2"/>
          <table:table-cell table:style-name="ce7" table:formula="of:=DEC2HEX(HEX2DEC([.E52])-1)" office:value-type="string" office:string-value="30">
            <text:p>30</text:p>
          </table:table-cell>
          <table:table-cell table:style-name="ce1" table:formula="of:=CONCATENATE([.E51];MID([.A245];3;2);DEC2HEX((HEX2DEC(MID([.A245];5;2))-1+256*((HEX2DEC(MID([.A245];5;2))-1)&lt;0));2);MID([.A245];7;2))" office:value-type="string" office:string-value="30B8DE77">
            <text:p>30B8DE77</text:p>
          </table:table-cell>
          <table:table-cell table:style-name="ce1" table:formula="of:=CONCATENATE([.E51];MID([.A242];3;2);DEC2HEX((HEX2DEC(MID([.A242];5;2))-1+256*((HEX2DEC(MID([.A242];5;2))-1)&lt;0));2);MID([.A242];7;2))" office:value-type="string" office:string-value="30CBF5EE">
            <text:p>30CBF5EE</text:p>
          </table:table-cell>
          <table:table-cell table:style-name="ce1" table:formula="of:=CONCATENATE([.E51];MID([.A243];3;2);DEC2HEX((HEX2DEC(MID([.A243];5;2))-1+256*((HEX2DEC(MID([.A243];5;2))-1)&lt;0));2);MID([.A243];7;2))" office:value-type="string" office:string-value="3070A611">
            <text:p>3070A611</text:p>
          </table:table-cell>
          <table:table-cell table:style-name="ce1" table:formula="of:=CONCATENATE([.E51];MID([.A240];3;2);DEC2HEX((HEX2DEC(MID([.A240];5;2))-1+256*((HEX2DEC(MID([.A240];5;2))-1)&lt;0));2);MID([.A240];7;2))" office:value-type="string" office:string-value="3083BD88">
            <text:p>3083BD88</text:p>
          </table:table-cell>
          <table:table-cell table:style-name="ce1" table:formula="of:=CONCATENATE([.E51];MID([.A241];3;2);DEC2HEX((HEX2DEC(MID([.A241];5;2))-1+256*((HEX2DEC(MID([.A241];5;2))-1)&lt;0));2);MID([.A241];7;2))" office:value-type="string" office:string-value="3027D9BB">
            <text:p>3027D9BB</text:p>
          </table:table-cell>
          <table:table-cell table:style-name="ce1" table:formula="of:=CONCATENATE([.E51];MID([.A238];3;2);DEC2HEX((HEX2DEC(MID([.A238];5;2))-1+256*((HEX2DEC(MID([.A238];5;2))-1)&lt;0));2);MID([.A238];7;2))" office:value-type="string" office:string-value="304BF022">
            <text:p>304BF022</text:p>
          </table:table-cell>
          <table:table-cell table:style-name="ce6" table:formula="of:=CONCATENATE([.E51];MID([.A239];3;2);DEC2HEX((HEX2DEC(MID([.A239];5;2))-1+256*((HEX2DEC(MID([.A239];5;2))-1)&lt;0));2);MID([.A239];7;2))" office:value-type="string" office:string-value="30EF0C55">
            <text:p>30EF0C55</text:p>
          </table:table-cell>
          <table:table-cell/>
          <table:table-cell table:style-name="ce1" table:formula="of:=CONCATENATE([.E51];MID([.A184];3;2);DEC2HEX((HEX2DEC(MID([.A184];5;2))-3+256*((HEX2DEC(MID([.A184];5;2))-3)&lt;0));2);MID([.A184];7;2))" office:value-type="string" office:string-value="30E9E000">
            <text:p>30E9E000</text:p>
          </table:table-cell>
          <table:table-cell table:style-name="ce1" table:formula="of:=CONCATENATE([.E51];MID([.A185];3;2);DEC2HEX((HEX2DEC(MID([.A185];5;2))-3+256*((HEX2DEC(MID([.A185];5;2))-3)&lt;0));2);MID([.A185];7;2))" office:value-type="string" office:string-value="308DFC33">
            <text:p>308DFC33</text:p>
          </table:table-cell>
          <table:table-cell table:style-name="ce1" table:formula="of:=CONCATENATE([.E51];MID([.A22];3;2);DEC2HEX((HEX2DEC(MID([.A22];5;2))-3+256*((HEX2DEC(MID([.A22];5;2))-3)&lt;0));2);MID([.A22];7;2))" office:value-type="string" office:string-value="30B2B6AA">
            <text:p>30B2B6AA</text:p>
          </table:table-cell>
          <table:table-cell table:style-name="ce1" table:formula="of:=CONCATENATE([.E51];MID([.A23];3;2);DEC2HEX((HEX2DEC(MID([.A23];5;2))-3+256*((HEX2DEC(MID([.A23];5;2))-3)&lt;0));2);MID([.A23];7;2))" office:value-type="string" office:string-value="3056D2DD">
            <text:p>3056D2DD</text:p>
          </table:table-cell>
          <table:table-cell table:formula="of:=CONCATENATE([.E51];MID([.A20];3;2);DEC2HEX((HEX2DEC(MID([.A20];5;2))-3+256*((HEX2DEC(MID([.A20];5;2))-3)&lt;0));2);MID([.A20];7;2))" office:value-type="string" office:string-value="307AE944">
            <text:p>307AE944</text:p>
          </table:table-cell>
          <table:table-cell table:style-name="ce1" table:formula="of:=CONCATENATE([.E51];MID([.A277];3;2);DEC2HEX((HEX2DEC(MID([.A277];5;2))-3+256*((HEX2DEC(MID([.A277];5;2))-3)&lt;0));2);MID([.A277];7;2))" office:value-type="string" office:string-value="301E0577">
            <text:p>301E0577</text:p>
          </table:table-cell>
          <table:table-cell table:style-name="ce1" table:formula="of:=CONCATENATE([.E51];MID([.A18];3;2);DEC2HEX((HEX2DEC(MID([.A18];5;2))-3+256*((HEX2DEC(MID([.A18];5;2))-3)&lt;0));2);MID([.A18];7;2))" office:value-type="string" office:string-value="3021B1EE">
            <text:p>3021B1EE</text:p>
          </table:table-cell>
          <table:table-cell table:style-name="ce1" table:formula="of:=CONCATENATE([.E51];MID([.A19];3;2);DEC2HEX((HEX2DEC(MID([.A19];5;2))-3+256*((HEX2DEC(MID([.A19];5;2))-3)&lt;0));2);MID([.A19];7;2))" office:value-type="string" office:string-value="30D6CD11">
            <text:p>30D6CD11</text:p>
          </table:table-cell>
          <table:table-cell table:style-name="ce6" table:formula="of:=CONCATENATE([.E51];MID([.A272];3;2);DEC2HEX((HEX2DEC(MID([.A272];5;2))-3+256*((HEX2DEC(MID([.A272];5;2))-3)&lt;0));2);MID([.A272];7;2))" office:value-type="string" office:string-value="30E9E488">
            <text:p>30E9E488</text:p>
          </table:table-cell>
          <table:table-cell table:style-name="ce1" table:formula="of:=CONCATENATE([.E51];MID([.A17];3;2);DEC2HEX((HEX2DEC(MID([.A17];5;2))-3+256*((HEX2DEC(MID([.A17];5;2))-3)&lt;0));2);MID([.A17];7;2))" office:value-type="string" office:string-value="308D00BB">
            <text:p>308D00BB</text:p>
          </table:table-cell>
          <table:table-cell/>
          <table:table-cell table:style-name="ce1" table:formula="of:=MID([.A51];3;2)" office:value-type="string" office:string-value="3C">
            <text:p>3C</text:p>
          </table:table-cell>
          <table:table-cell table:style-name="ce1" table:formula="of:=MID([.A51];5;2)" office:value-type="string" office:string-value="F8">
            <text:p>F8</text:p>
          </table:table-cell>
          <table:table-cell table:formula="of:=IF((HEX2DEC([.Y51])-HEX2DEC([.Y50]))&gt;0;HEX2DEC([.Y51])-HEX2DEC([.Y50]);HEX2DEC([.Y51])-HEX2DEC([.Y50])+256)" office:value-type="float" office:value="181">
            <text:p>181</text:p>
          </table:table-cell>
          <table:table-cell table:formula="of:=IF((HEX2DEC([.Z51])-HEX2DEC([.Z50]))&gt;0;HEX2DEC([.Z51])-HEX2DEC([.Z50]);HEX2DEC([.Z51])-HEX2DEC([.Z5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1D0A944</text:p>
          </table:table-cell>
          <table:table-cell office:value-type="string">
            <text:p>31E3C0BB</text:p>
          </table:table-cell>
          <table:table-cell table:number-columns-repeated="2"/>
          <table:table-cell table:style-name="ce7" table:formula="of:=DEC2HEX(HEX2DEC([.E53])-1)" office:value-type="string" office:string-value="31">
            <text:p>31</text:p>
          </table:table-cell>
          <table:table-cell table:style-name="ce1" table:formula="of:=CONCATENATE([.E52];MID([.A246];3;2);DEC2HEX((HEX2DEC(MID([.A246];5;2))-1+256*((HEX2DEC(MID([.A246];5;2))-1)&lt;0));2);MID([.A246];7;2))" office:value-type="string" office:string-value="315CFAAA">
            <text:p>315CFAAA</text:p>
          </table:table-cell>
          <table:table-cell table:style-name="ce1" table:formula="of:=CONCATENATE([.E52];MID([.A243];3;2);DEC2HEX((HEX2DEC(MID([.A243];5;2))-1+256*((HEX2DEC(MID([.A243];5;2))-1)&lt;0));2);MID([.A243];7;2))" office:value-type="string" office:string-value="3170A611">
            <text:p>3170A611</text:p>
          </table:table-cell>
          <table:table-cell table:style-name="ce1" table:formula="of:=CONCATENATE([.E52];MID([.A244];3;2);DEC2HEX((HEX2DEC(MID([.A244];5;2))-1+256*((HEX2DEC(MID([.A244];5;2))-1)&lt;0));2);MID([.A244];7;2))" office:value-type="string" office:string-value="3114C244">
            <text:p>3114C244</text:p>
          </table:table-cell>
          <table:table-cell table:style-name="ce1" table:formula="of:=CONCATENATE([.E52];MID([.A241];3;2);DEC2HEX((HEX2DEC(MID([.A241];5;2))-1+256*((HEX2DEC(MID([.A241];5;2))-1)&lt;0));2);MID([.A241];7;2))" office:value-type="string" office:string-value="3127D9BB">
            <text:p>3127D9BB</text:p>
          </table:table-cell>
          <table:table-cell table:style-name="ce1" table:formula="of:=CONCATENATE([.E52];MID([.A242];3;2);DEC2HEX((HEX2DEC(MID([.A242];5;2))-1+256*((HEX2DEC(MID([.A242];5;2))-1)&lt;0));2);MID([.A242];7;2))" office:value-type="string" office:string-value="31CBF5EE">
            <text:p>31CBF5EE</text:p>
          </table:table-cell>
          <table:table-cell table:style-name="ce1" table:formula="of:=CONCATENATE([.E52];MID([.A239];3;2);DEC2HEX((HEX2DEC(MID([.A239];5;2))-1+256*((HEX2DEC(MID([.A239];5;2))-1)&lt;0));2);MID([.A239];7;2))" office:value-type="string" office:string-value="31EF0C55">
            <text:p>31EF0C55</text:p>
          </table:table-cell>
          <table:table-cell table:style-name="ce6" table:formula="of:=CONCATENATE([.E52];MID([.A240];3;2);DEC2HEX((HEX2DEC(MID([.A240];5;2))-1+256*((HEX2DEC(MID([.A240];5;2))-1)&lt;0));2);MID([.A240];7;2))" office:value-type="string" office:string-value="3183BD88">
            <text:p>3183BD88</text:p>
          </table:table-cell>
          <table:table-cell/>
          <table:table-cell table:style-name="ce1" table:formula="of:=CONCATENATE([.E52];MID([.A185];3;2);DEC2HEX((HEX2DEC(MID([.A185];5;2))-3+256*((HEX2DEC(MID([.A185];5;2))-3)&lt;0));2);MID([.A185];7;2))" office:value-type="string" office:string-value="318DFC33">
            <text:p>318DFC33</text:p>
          </table:table-cell>
          <table:table-cell table:style-name="ce1" table:formula="of:=CONCATENATE([.E52];MID([.A186];3;2);DEC2HEX((HEX2DEC(MID([.A186];5;2))-3+256*((HEX2DEC(MID([.A186];5;2))-3)&lt;0));2);MID([.A186];7;2))" office:value-type="string" office:string-value="3121AD66">
            <text:p>3121AD66</text:p>
          </table:table-cell>
          <table:table-cell table:style-name="ce1" table:formula="of:=CONCATENATE([.E52];MID([.A23];3;2);DEC2HEX((HEX2DEC(MID([.A23];5;2))-3+256*((HEX2DEC(MID([.A23];5;2))-3)&lt;0));2);MID([.A23];7;2))" office:value-type="string" office:string-value="3156D2DD">
            <text:p>3156D2DD</text:p>
          </table:table-cell>
          <table:table-cell table:style-name="ce1" table:formula="of:=CONCATENATE([.E52];MID([.A24];3;2);DEC2HEX((HEX2DEC(MID([.A24];5;2))-3+256*((HEX2DEC(MID([.A24];5;2))-3)&lt;0));2);MID([.A24];7;2))" office:value-type="string" office:string-value="310BEE00">
            <text:p>310BEE00</text:p>
          </table:table-cell>
          <table:table-cell table:formula="of:=CONCATENATE([.E52];MID([.A21];3;2);DEC2HEX((HEX2DEC(MID([.A21];5;2))-3+256*((HEX2DEC(MID([.A21];5;2))-3)&lt;0));2);MID([.A21];7;2))" office:value-type="string" office:string-value="311E0577">
            <text:p>311E0577</text:p>
          </table:table-cell>
          <table:table-cell table:style-name="ce1" table:formula="of:=CONCATENATE([.E52];MID([.A278];3;2);DEC2HEX((HEX2DEC(MID([.A278];5;2))-3+256*((HEX2DEC(MID([.A278];5;2))-3)&lt;0));2);MID([.A278];7;2))" office:value-type="string" office:string-value="31B2B6AA">
            <text:p>31B2B6AA</text:p>
          </table:table-cell>
          <table:table-cell table:style-name="ce1" table:formula="of:=CONCATENATE([.E52];MID([.A19];3;2);DEC2HEX((HEX2DEC(MID([.A19];5;2))-3+256*((HEX2DEC(MID([.A19];5;2))-3)&lt;0));2);MID([.A19];7;2))" office:value-type="string" office:string-value="31D6CD11">
            <text:p>31D6CD11</text:p>
          </table:table-cell>
          <table:table-cell table:style-name="ce1" table:formula="of:=CONCATENATE([.E52];MID([.A20];3;2);DEC2HEX((HEX2DEC(MID([.A20];5;2))-3+256*((HEX2DEC(MID([.A20];5;2))-3)&lt;0));2);MID([.A20];7;2))" office:value-type="string" office:string-value="317AE944">
            <text:p>317AE944</text:p>
          </table:table-cell>
          <table:table-cell table:style-name="ce6" table:formula="of:=CONCATENATE([.E52];MID([.A273];3;2);DEC2HEX((HEX2DEC(MID([.A273];5;2))-3+256*((HEX2DEC(MID([.A273];5;2))-3)&lt;0));2);MID([.A273];7;2))" office:value-type="string" office:string-value="318D00BB">
            <text:p>318D00BB</text:p>
          </table:table-cell>
          <table:table-cell table:style-name="ce1" table:formula="of:=CONCATENATE([.E52];MID([.A18];3;2);DEC2HEX((HEX2DEC(MID([.A18];5;2))-3+256*((HEX2DEC(MID([.A18];5;2))-3)&lt;0));2);MID([.A18];7;2))" office:value-type="string" office:string-value="3121B1EE">
            <text:p>3121B1EE</text:p>
          </table:table-cell>
          <table:table-cell/>
          <table:table-cell table:style-name="ce1" table:formula="of:=MID([.A52];3;2)" office:value-type="string" office:string-value="D0">
            <text:p>D0</text:p>
          </table:table-cell>
          <table:table-cell table:style-name="ce1" table:formula="of:=MID([.A52];5;2)" office:value-type="string" office:string-value="A9">
            <text:p>A9</text:p>
          </table:table-cell>
          <table:table-cell table:formula="of:=IF((HEX2DEC([.Y52])-HEX2DEC([.Y51]))&gt;0;HEX2DEC([.Y52])-HEX2DEC([.Y51]);HEX2DEC([.Y52])-HEX2DEC([.Y51])+256)" office:value-type="float" office:value="148">
            <text:p>148</text:p>
          </table:table-cell>
          <table:table-cell table:formula="of:=IF((HEX2DEC([.Z52])-HEX2DEC([.Z51]))&gt;0;HEX2DEC([.Z52])-HEX2DEC([.Z51]);HEX2DEC([.Z52])-HEX2DEC([.Z5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274C577</text:p>
          </table:table-cell>
          <table:table-cell office:value-type="string">
            <text:p>3287DCEE</text:p>
          </table:table-cell>
          <table:table-cell table:number-columns-repeated="2"/>
          <table:table-cell table:style-name="ce7" table:formula="of:=DEC2HEX(HEX2DEC([.E54])-1)" office:value-type="string" office:string-value="32">
            <text:p>32</text:p>
          </table:table-cell>
          <table:table-cell table:style-name="ce1" table:formula="of:=CONCATENATE([.E53];MID([.A247];3;2);DEC2HEX((HEX2DEC(MID([.A247];5;2))-1+256*((HEX2DEC(MID([.A247];5;2))-1)&lt;0));2);MID([.A247];7;2))" office:value-type="string" office:string-value="32F0ABDD">
            <text:p>32F0ABDD</text:p>
          </table:table-cell>
          <table:table-cell table:style-name="ce1" table:formula="of:=CONCATENATE([.E53];MID([.A244];3;2);DEC2HEX((HEX2DEC(MID([.A244];5;2))-1+256*((HEX2DEC(MID([.A244];5;2))-1)&lt;0));2);MID([.A244];7;2))" office:value-type="string" office:string-value="3214C244">
            <text:p>3214C244</text:p>
          </table:table-cell>
          <table:table-cell table:style-name="ce1" table:formula="of:=CONCATENATE([.E53];MID([.A245];3;2);DEC2HEX((HEX2DEC(MID([.A245];5;2))-1+256*((HEX2DEC(MID([.A245];5;2))-1)&lt;0));2);MID([.A245];7;2))" office:value-type="string" office:string-value="32B8DE77">
            <text:p>32B8DE77</text:p>
          </table:table-cell>
          <table:table-cell table:style-name="ce1" table:formula="of:=CONCATENATE([.E53];MID([.A242];3;2);DEC2HEX((HEX2DEC(MID([.A242];5;2))-1+256*((HEX2DEC(MID([.A242];5;2))-1)&lt;0));2);MID([.A242];7;2))" office:value-type="string" office:string-value="32CBF5EE">
            <text:p>32CBF5EE</text:p>
          </table:table-cell>
          <table:table-cell table:style-name="ce1" table:formula="of:=CONCATENATE([.E53];MID([.A243];3;2);DEC2HEX((HEX2DEC(MID([.A243];5;2))-1+256*((HEX2DEC(MID([.A243];5;2))-1)&lt;0));2);MID([.A243];7;2))" office:value-type="string" office:string-value="3270A611">
            <text:p>3270A611</text:p>
          </table:table-cell>
          <table:table-cell table:style-name="ce1" table:formula="of:=CONCATENATE([.E53];MID([.A240];3;2);DEC2HEX((HEX2DEC(MID([.A240];5;2))-1+256*((HEX2DEC(MID([.A240];5;2))-1)&lt;0));2);MID([.A240];7;2))" office:value-type="string" office:string-value="3283BD88">
            <text:p>3283BD88</text:p>
          </table:table-cell>
          <table:table-cell table:style-name="ce6" table:formula="of:=CONCATENATE([.E53];MID([.A241];3;2);DEC2HEX((HEX2DEC(MID([.A241];5;2))-1+256*((HEX2DEC(MID([.A241];5;2))-1)&lt;0));2);MID([.A241];7;2))" office:value-type="string" office:string-value="3227D9BB">
            <text:p>3227D9BB</text:p>
          </table:table-cell>
          <table:table-cell/>
          <table:table-cell table:style-name="ce1" table:formula="of:=CONCATENATE([.E53];MID([.A186];3;2);DEC2HEX((HEX2DEC(MID([.A186];5;2))-3+256*((HEX2DEC(MID([.A186];5;2))-3)&lt;0));2);MID([.A186];7;2))" office:value-type="string" office:string-value="3221AD66">
            <text:p>3221AD66</text:p>
          </table:table-cell>
          <table:table-cell table:style-name="ce1" table:formula="of:=CONCATENATE([.E53];MID([.A187];3;2);DEC2HEX((HEX2DEC(MID([.A187];5;2))-3+256*((HEX2DEC(MID([.A187];5;2))-3)&lt;0));2);MID([.A187];7;2))" office:value-type="string" office:string-value="32C5C999">
            <text:p>32C5C999</text:p>
          </table:table-cell>
          <table:table-cell table:style-name="ce1" table:formula="of:=CONCATENATE([.E53];MID([.A24];3;2);DEC2HEX((HEX2DEC(MID([.A24];5;2))-3+256*((HEX2DEC(MID([.A24];5;2))-3)&lt;0));2);MID([.A24];7;2))" office:value-type="string" office:string-value="320BEE00">
            <text:p>320BEE00</text:p>
          </table:table-cell>
          <table:table-cell table:style-name="ce1" table:formula="of:=CONCATENATE([.E53];MID([.A25];3;2);DEC2HEX((HEX2DEC(MID([.A25];5;2))-3+256*((HEX2DEC(MID([.A25];5;2))-3)&lt;0));2);MID([.A25];7;2))" office:value-type="string" office:string-value="32AF0A33">
            <text:p>32AF0A33</text:p>
          </table:table-cell>
          <table:table-cell table:formula="of:=CONCATENATE([.E53];MID([.A22];3;2);DEC2HEX((HEX2DEC(MID([.A22];5;2))-3+256*((HEX2DEC(MID([.A22];5;2))-3)&lt;0));2);MID([.A22];7;2))" office:value-type="string" office:string-value="32B2B6AA">
            <text:p>32B2B6AA</text:p>
          </table:table-cell>
          <table:table-cell table:style-name="ce1" table:formula="of:=CONCATENATE([.E53];MID([.A279];3;2);DEC2HEX((HEX2DEC(MID([.A279];5;2))-3+256*((HEX2DEC(MID([.A279];5;2))-3)&lt;0));2);MID([.A279];7;2))" office:value-type="string" office:string-value="3256D2DD">
            <text:p>3256D2DD</text:p>
          </table:table-cell>
          <table:table-cell table:style-name="ce1" table:formula="of:=CONCATENATE([.E53];MID([.A20];3;2);DEC2HEX((HEX2DEC(MID([.A20];5;2))-3+256*((HEX2DEC(MID([.A20];5;2))-3)&lt;0));2);MID([.A20];7;2))" office:value-type="string" office:string-value="327AE944">
            <text:p>327AE944</text:p>
          </table:table-cell>
          <table:table-cell table:style-name="ce1" table:formula="of:=CONCATENATE([.E53];MID([.A21];3;2);DEC2HEX((HEX2DEC(MID([.A21];5;2))-3+256*((HEX2DEC(MID([.A21];5;2))-3)&lt;0));2);MID([.A21];7;2))" office:value-type="string" office:string-value="321E0577">
            <text:p>321E0577</text:p>
          </table:table-cell>
          <table:table-cell table:style-name="ce6" table:formula="of:=CONCATENATE([.E53];MID([.A274];3;2);DEC2HEX((HEX2DEC(MID([.A274];5;2))-3+256*((HEX2DEC(MID([.A274];5;2))-3)&lt;0));2);MID([.A274];7;2))" office:value-type="string" office:string-value="3221B1EE">
            <text:p>3221B1EE</text:p>
          </table:table-cell>
          <table:table-cell table:style-name="ce1" table:formula="of:=CONCATENATE([.E53];MID([.A19];3;2);DEC2HEX((HEX2DEC(MID([.A19];5;2))-3+256*((HEX2DEC(MID([.A19];5;2))-3)&lt;0));2);MID([.A19];7;2))" office:value-type="string" office:string-value="32D6CD11">
            <text:p>32D6CD11</text:p>
          </table:table-cell>
          <table:table-cell/>
          <table:table-cell table:style-name="ce1" table:formula="of:=MID([.A53];3;2)" office:value-type="string" office:string-value="74">
            <text:p>74</text:p>
          </table:table-cell>
          <table:table-cell table:style-name="ce1" table:formula="of:=MID([.A53];5;2)" office:value-type="string" office:string-value="C5">
            <text:p>C5</text:p>
          </table:table-cell>
          <table:table-cell table:formula="of:=IF((HEX2DEC([.Y53])-HEX2DEC([.Y52]))&gt;0;HEX2DEC([.Y53])-HEX2DEC([.Y52]);HEX2DEC([.Y53])-HEX2DEC([.Y52])+256)" office:value-type="float" office:value="164">
            <text:p>164</text:p>
          </table:table-cell>
          <table:table-cell table:formula="of:=IF((HEX2DEC([.Z53])-HEX2DEC([.Z52]))&gt;0;HEX2DEC([.Z53])-HEX2DEC([.Z52]);HEX2DEC([.Z53])-HEX2DEC([.Z5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318E1AA</text:p>
          </table:table-cell>
          <table:table-cell office:value-type="string">
            <text:p>333CF811</text:p>
          </table:table-cell>
          <table:table-cell table:number-columns-repeated="2"/>
          <table:table-cell table:style-name="ce7" table:formula="of:=DEC2HEX(HEX2DEC([.E55])-1)" office:value-type="string" office:string-value="33">
            <text:p>33</text:p>
          </table:table-cell>
          <table:table-cell table:style-name="ce1" table:formula="of:=CONCATENATE([.E54];MID([.A248];3;2);DEC2HEX((HEX2DEC(MID([.A248];5;2))-1+256*((HEX2DEC(MID([.A248];5;2))-1)&lt;0));2);MID([.A248];7;2))" office:value-type="string" office:string-value="33A5C700">
            <text:p>33A5C700</text:p>
          </table:table-cell>
          <table:table-cell table:style-name="ce1" table:formula="of:=CONCATENATE([.E54];MID([.A245];3;2);DEC2HEX((HEX2DEC(MID([.A245];5;2))-1+256*((HEX2DEC(MID([.A245];5;2))-1)&lt;0));2);MID([.A245];7;2))" office:value-type="string" office:string-value="33B8DE77">
            <text:p>33B8DE77</text:p>
          </table:table-cell>
          <table:table-cell table:style-name="ce1" table:formula="of:=CONCATENATE([.E54];MID([.A246];3;2);DEC2HEX((HEX2DEC(MID([.A246];5;2))-1+256*((HEX2DEC(MID([.A246];5;2))-1)&lt;0));2);MID([.A246];7;2))" office:value-type="string" office:string-value="335CFAAA">
            <text:p>335CFAAA</text:p>
          </table:table-cell>
          <table:table-cell table:style-name="ce1" table:formula="of:=CONCATENATE([.E54];MID([.A243];3;2);DEC2HEX((HEX2DEC(MID([.A243];5;2))-1+256*((HEX2DEC(MID([.A243];5;2))-1)&lt;0));2);MID([.A243];7;2))" office:value-type="string" office:string-value="3370A611">
            <text:p>3370A611</text:p>
          </table:table-cell>
          <table:table-cell table:style-name="ce1" table:formula="of:=CONCATENATE([.E54];MID([.A244];3;2);DEC2HEX((HEX2DEC(MID([.A244];5;2))-1+256*((HEX2DEC(MID([.A244];5;2))-1)&lt;0));2);MID([.A244];7;2))" office:value-type="string" office:string-value="3314C244">
            <text:p>3314C244</text:p>
          </table:table-cell>
          <table:table-cell table:style-name="ce1" table:formula="of:=CONCATENATE([.E54];MID([.A241];3;2);DEC2HEX((HEX2DEC(MID([.A241];5;2))-1+256*((HEX2DEC(MID([.A241];5;2))-1)&lt;0));2);MID([.A241];7;2))" office:value-type="string" office:string-value="3327D9BB">
            <text:p>3327D9BB</text:p>
          </table:table-cell>
          <table:table-cell table:style-name="ce6" table:formula="of:=CONCATENATE([.E54];MID([.A242];3;2);DEC2HEX((HEX2DEC(MID([.A242];5;2))-1+256*((HEX2DEC(MID([.A242];5;2))-1)&lt;0));2);MID([.A242];7;2))" office:value-type="string" office:string-value="33CBF5EE">
            <text:p>33CBF5EE</text:p>
          </table:table-cell>
          <table:table-cell/>
          <table:table-cell table:style-name="ce1" table:formula="of:=CONCATENATE([.E54];MID([.A187];3;2);DEC2HEX((HEX2DEC(MID([.A187];5;2))-3+256*((HEX2DEC(MID([.A187];5;2))-3)&lt;0));2);MID([.A187];7;2))" office:value-type="string" office:string-value="33C5C999">
            <text:p>33C5C999</text:p>
          </table:table-cell>
          <table:table-cell table:style-name="ce1" table:formula="of:=CONCATENATE([.E54];MID([.A188];3;2);DEC2HEX((HEX2DEC(MID([.A188];5;2))-3+256*((HEX2DEC(MID([.A188];5;2))-3)&lt;0));2);MID([.A188];7;2))" office:value-type="string" office:string-value="3369E5CC">
            <text:p>3369E5CC</text:p>
          </table:table-cell>
          <table:table-cell table:style-name="ce1" table:formula="of:=CONCATENATE([.E54];MID([.A25];3;2);DEC2HEX((HEX2DEC(MID([.A25];5;2))-3+256*((HEX2DEC(MID([.A25];5;2))-3)&lt;0));2);MID([.A25];7;2))" office:value-type="string" office:string-value="33AF0A33">
            <text:p>33AF0A33</text:p>
          </table:table-cell>
          <table:table-cell table:style-name="ce1" table:formula="of:=CONCATENATE([.E54];MID([.A26];3;2);DEC2HEX((HEX2DEC(MID([.A26];5;2))-3+256*((HEX2DEC(MID([.A26];5;2))-3)&lt;0));2);MID([.A26];7;2))" office:value-type="string" office:string-value="3343BB66">
            <text:p>3343BB66</text:p>
          </table:table-cell>
          <table:table-cell table:formula="of:=CONCATENATE([.E54];MID([.A23];3;2);DEC2HEX((HEX2DEC(MID([.A23];5;2))-3+256*((HEX2DEC(MID([.A23];5;2))-3)&lt;0));2);MID([.A23];7;2))" office:value-type="string" office:string-value="3356D2DD">
            <text:p>3356D2DD</text:p>
          </table:table-cell>
          <table:table-cell table:style-name="ce1" table:formula="of:=CONCATENATE([.E54];MID([.A280];3;2);DEC2HEX((HEX2DEC(MID([.A280];5;2))-3+256*((HEX2DEC(MID([.A280];5;2))-3)&lt;0));2);MID([.A280];7;2))" office:value-type="string" office:string-value="330BEE00">
            <text:p>330BEE00</text:p>
          </table:table-cell>
          <table:table-cell table:style-name="ce1" table:formula="of:=CONCATENATE([.E54];MID([.A21];3;2);DEC2HEX((HEX2DEC(MID([.A21];5;2))-3+256*((HEX2DEC(MID([.A21];5;2))-3)&lt;0));2);MID([.A21];7;2))" office:value-type="string" office:string-value="331E0577">
            <text:p>331E0577</text:p>
          </table:table-cell>
          <table:table-cell table:style-name="ce1" table:formula="of:=CONCATENATE([.E54];MID([.A22];3;2);DEC2HEX((HEX2DEC(MID([.A22];5;2))-3+256*((HEX2DEC(MID([.A22];5;2))-3)&lt;0));2);MID([.A22];7;2))" office:value-type="string" office:string-value="33B2B6AA">
            <text:p>33B2B6AA</text:p>
          </table:table-cell>
          <table:table-cell table:style-name="ce6" table:formula="of:=CONCATENATE([.E54];MID([.A275];3;2);DEC2HEX((HEX2DEC(MID([.A275];5;2))-3+256*((HEX2DEC(MID([.A275];5;2))-3)&lt;0));2);MID([.A275];7;2))" office:value-type="string" office:string-value="33D6CD11">
            <text:p>33D6CD11</text:p>
          </table:table-cell>
          <table:table-cell table:style-name="ce1" table:formula="of:=CONCATENATE([.E54];MID([.A20];3;2);DEC2HEX((HEX2DEC(MID([.A20];5;2))-3+256*((HEX2DEC(MID([.A20];5;2))-3)&lt;0));2);MID([.A20];7;2))" office:value-type="string" office:string-value="337AE944">
            <text:p>337AE944</text:p>
          </table:table-cell>
          <table:table-cell/>
          <table:table-cell table:style-name="ce1" table:formula="of:=MID([.A54];3;2)" office:value-type="string" office:string-value="18">
            <text:p>18</text:p>
          </table:table-cell>
          <table:table-cell table:style-name="ce1" table:formula="of:=MID([.A54];5;2)" office:value-type="string" office:string-value="E1">
            <text:p>E1</text:p>
          </table:table-cell>
          <table:table-cell table:formula="of:=IF((HEX2DEC([.Y54])-HEX2DEC([.Y53]))&gt;0;HEX2DEC([.Y54])-HEX2DEC([.Y53]);HEX2DEC([.Y54])-HEX2DEC([.Y53])+256)" office:value-type="float" office:value="164">
            <text:p>164</text:p>
          </table:table-cell>
          <table:table-cell table:formula="of:=IF((HEX2DEC([.Z54])-HEX2DEC([.Z53]))&gt;0;HEX2DEC([.Z54])-HEX2DEC([.Z53]);HEX2DEC([.Z54])-HEX2DEC([.Z5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4BCFDDD</text:p>
          </table:table-cell>
          <table:table-cell office:value-type="string">
            <text:p>34D0A944</text:p>
          </table:table-cell>
          <table:table-cell table:number-columns-repeated="2"/>
          <table:table-cell table:style-name="ce7" table:formula="of:=DEC2HEX(HEX2DEC([.E56])-1)" office:value-type="string" office:string-value="34">
            <text:p>34</text:p>
          </table:table-cell>
          <table:table-cell table:style-name="ce1" table:formula="of:=CONCATENATE([.E55];MID([.A249];3;2);DEC2HEX((HEX2DEC(MID([.A249];5;2))-1+256*((HEX2DEC(MID([.A249];5;2))-1)&lt;0));2);MID([.A249];7;2))" office:value-type="string" office:string-value="3449E333">
            <text:p>3449E333</text:p>
          </table:table-cell>
          <table:table-cell table:style-name="ce1" table:formula="of:=CONCATENATE([.E55];MID([.A246];3;2);DEC2HEX((HEX2DEC(MID([.A246];5;2))-1+256*((HEX2DEC(MID([.A246];5;2))-1)&lt;0));2);MID([.A246];7;2))" office:value-type="string" office:string-value="345CFAAA">
            <text:p>345CFAAA</text:p>
          </table:table-cell>
          <table:table-cell table:style-name="ce1" table:formula="of:=CONCATENATE([.E55];MID([.A247];3;2);DEC2HEX((HEX2DEC(MID([.A247];5;2))-1+256*((HEX2DEC(MID([.A247];5;2))-1)&lt;0));2);MID([.A247];7;2))" office:value-type="string" office:string-value="34F0ABDD">
            <text:p>34F0ABDD</text:p>
          </table:table-cell>
          <table:table-cell table:style-name="ce1" table:formula="of:=CONCATENATE([.E55];MID([.A244];3;2);DEC2HEX((HEX2DEC(MID([.A244];5;2))-1+256*((HEX2DEC(MID([.A244];5;2))-1)&lt;0));2);MID([.A244];7;2))" office:value-type="string" office:string-value="3414C244">
            <text:p>3414C244</text:p>
          </table:table-cell>
          <table:table-cell table:style-name="ce1" table:formula="of:=CONCATENATE([.E55];MID([.A245];3;2);DEC2HEX((HEX2DEC(MID([.A245];5;2))-1+256*((HEX2DEC(MID([.A245];5;2))-1)&lt;0));2);MID([.A245];7;2))" office:value-type="string" office:string-value="34B8DE77">
            <text:p>34B8DE77</text:p>
          </table:table-cell>
          <table:table-cell table:style-name="ce1" table:formula="of:=CONCATENATE([.E55];MID([.A242];3;2);DEC2HEX((HEX2DEC(MID([.A242];5;2))-1+256*((HEX2DEC(MID([.A242];5;2))-1)&lt;0));2);MID([.A242];7;2))" office:value-type="string" office:string-value="34CBF5EE">
            <text:p>34CBF5EE</text:p>
          </table:table-cell>
          <table:table-cell table:style-name="ce6" table:formula="of:=CONCATENATE([.E55];MID([.A243];3;2);DEC2HEX((HEX2DEC(MID([.A243];5;2))-1+256*((HEX2DEC(MID([.A243];5;2))-1)&lt;0));2);MID([.A243];7;2))" office:value-type="string" office:string-value="3470A611">
            <text:p>3470A611</text:p>
          </table:table-cell>
          <table:table-cell/>
          <table:table-cell table:style-name="ce1" table:formula="of:=CONCATENATE([.E55];MID([.A188];3;2);DEC2HEX((HEX2DEC(MID([.A188];5;2))-3+256*((HEX2DEC(MID([.A188];5;2))-3)&lt;0));2);MID([.A188];7;2))" office:value-type="string" office:string-value="3469E5CC">
            <text:p>3469E5CC</text:p>
          </table:table-cell>
          <table:table-cell table:style-name="ce1" table:formula="of:=CONCATENATE([.E55];MID([.A189];3;2);DEC2HEX((HEX2DEC(MID([.A189];5;2))-3+256*((HEX2DEC(MID([.A189];5;2))-3)&lt;0));2);MID([.A189];7;2))" office:value-type="string" office:string-value="340D01FF">
            <text:p>340D01FF</text:p>
          </table:table-cell>
          <table:table-cell table:style-name="ce1" table:formula="of:=CONCATENATE([.E55];MID([.A26];3;2);DEC2HEX((HEX2DEC(MID([.A26];5;2))-3+256*((HEX2DEC(MID([.A26];5;2))-3)&lt;0));2);MID([.A26];7;2))" office:value-type="string" office:string-value="3443BB66">
            <text:p>3443BB66</text:p>
          </table:table-cell>
          <table:table-cell table:style-name="ce1" table:formula="of:=CONCATENATE([.E55];MID([.A27];3;2);DEC2HEX((HEX2DEC(MID([.A27];5;2))-3+256*((HEX2DEC(MID([.A27];5;2))-3)&lt;0));2);MID([.A27];7;2))" office:value-type="string" office:string-value="34E7D799">
            <text:p>34E7D799</text:p>
          </table:table-cell>
          <table:table-cell table:formula="of:=CONCATENATE([.E55];MID([.A24];3;2);DEC2HEX((HEX2DEC(MID([.A24];5;2))-3+256*((HEX2DEC(MID([.A24];5;2))-3)&lt;0));2);MID([.A24];7;2))" office:value-type="string" office:string-value="340BEE00">
            <text:p>340BEE00</text:p>
          </table:table-cell>
          <table:table-cell table:style-name="ce1" table:formula="of:=CONCATENATE([.E55];MID([.A281];3;2);DEC2HEX((HEX2DEC(MID([.A281];5;2))-3+256*((HEX2DEC(MID([.A281];5;2))-3)&lt;0));2);MID([.A281];7;2))" office:value-type="string" office:string-value="34AF0A33">
            <text:p>34AF0A33</text:p>
          </table:table-cell>
          <table:table-cell table:style-name="ce1" table:formula="of:=CONCATENATE([.E55];MID([.A22];3;2);DEC2HEX((HEX2DEC(MID([.A22];5;2))-3+256*((HEX2DEC(MID([.A22];5;2))-3)&lt;0));2);MID([.A22];7;2))" office:value-type="string" office:string-value="34B2B6AA">
            <text:p>34B2B6AA</text:p>
          </table:table-cell>
          <table:table-cell table:style-name="ce1" table:formula="of:=CONCATENATE([.E55];MID([.A23];3;2);DEC2HEX((HEX2DEC(MID([.A23];5;2))-3+256*((HEX2DEC(MID([.A23];5;2))-3)&lt;0));2);MID([.A23];7;2))" office:value-type="string" office:string-value="3456D2DD">
            <text:p>3456D2DD</text:p>
          </table:table-cell>
          <table:table-cell table:style-name="ce6" table:formula="of:=CONCATENATE([.E55];MID([.A276];3;2);DEC2HEX((HEX2DEC(MID([.A276];5;2))-3+256*((HEX2DEC(MID([.A276];5;2))-3)&lt;0));2);MID([.A276];7;2))" office:value-type="string" office:string-value="347AE944">
            <text:p>347AE944</text:p>
          </table:table-cell>
          <table:table-cell table:style-name="ce1" table:formula="of:=CONCATENATE([.E55];MID([.A21];3;2);DEC2HEX((HEX2DEC(MID([.A21];5;2))-3+256*((HEX2DEC(MID([.A21];5;2))-3)&lt;0));2);MID([.A21];7;2))" office:value-type="string" office:string-value="341E0577">
            <text:p>341E0577</text:p>
          </table:table-cell>
          <table:table-cell/>
          <table:table-cell table:style-name="ce1" table:formula="of:=MID([.A55];3;2)" office:value-type="string" office:string-value="BC">
            <text:p>BC</text:p>
          </table:table-cell>
          <table:table-cell table:style-name="ce1" table:formula="of:=MID([.A55];5;2)" office:value-type="string" office:string-value="FD">
            <text:p>FD</text:p>
          </table:table-cell>
          <table:table-cell table:formula="of:=IF((HEX2DEC([.Y55])-HEX2DEC([.Y54]))&gt;0;HEX2DEC([.Y55])-HEX2DEC([.Y54]);HEX2DEC([.Y55])-HEX2DEC([.Y54])+256)" office:value-type="float" office:value="164">
            <text:p>164</text:p>
          </table:table-cell>
          <table:table-cell table:formula="of:=IF((HEX2DEC([.Z55])-HEX2DEC([.Z54]))&gt;0;HEX2DEC([.Z55])-HEX2DEC([.Z54]);HEX2DEC([.Z55])-HEX2DEC([.Z5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561AE00</text:p>
          </table:table-cell>
          <table:table-cell office:value-type="string">
            <text:p>3574C577</text:p>
          </table:table-cell>
          <table:table-cell table:number-columns-repeated="2"/>
          <table:table-cell table:style-name="ce7" table:formula="of:=DEC2HEX(HEX2DEC([.E57])-1)" office:value-type="string" office:string-value="35">
            <text:p>35</text:p>
          </table:table-cell>
          <table:table-cell table:style-name="ce1" table:formula="of:=CONCATENATE([.E56];MID([.A250];3;2);DEC2HEX((HEX2DEC(MID([.A250];5;2))-1+256*((HEX2DEC(MID([.A250];5;2))-1)&lt;0));2);MID([.A250];7;2))" office:value-type="string" office:string-value="35EDFF66">
            <text:p>35EDFF66</text:p>
          </table:table-cell>
          <table:table-cell table:style-name="ce1" table:formula="of:=CONCATENATE([.E56];MID([.A247];3;2);DEC2HEX((HEX2DEC(MID([.A247];5;2))-1+256*((HEX2DEC(MID([.A247];5;2))-1)&lt;0));2);MID([.A247];7;2))" office:value-type="string" office:string-value="35F0ABDD">
            <text:p>35F0ABDD</text:p>
          </table:table-cell>
          <table:table-cell table:style-name="ce1" table:formula="of:=CONCATENATE([.E56];MID([.A248];3;2);DEC2HEX((HEX2DEC(MID([.A248];5;2))-1+256*((HEX2DEC(MID([.A248];5;2))-1)&lt;0));2);MID([.A248];7;2))" office:value-type="string" office:string-value="35A5C700">
            <text:p>35A5C700</text:p>
          </table:table-cell>
          <table:table-cell table:style-name="ce1" table:formula="of:=CONCATENATE([.E56];MID([.A245];3;2);DEC2HEX((HEX2DEC(MID([.A245];5;2))-1+256*((HEX2DEC(MID([.A245];5;2))-1)&lt;0));2);MID([.A245];7;2))" office:value-type="string" office:string-value="35B8DE77">
            <text:p>35B8DE77</text:p>
          </table:table-cell>
          <table:table-cell table:style-name="ce1" table:formula="of:=CONCATENATE([.E56];MID([.A246];3;2);DEC2HEX((HEX2DEC(MID([.A246];5;2))-1+256*((HEX2DEC(MID([.A246];5;2))-1)&lt;0));2);MID([.A246];7;2))" office:value-type="string" office:string-value="355CFAAA">
            <text:p>355CFAAA</text:p>
          </table:table-cell>
          <table:table-cell table:style-name="ce1" table:formula="of:=CONCATENATE([.E56];MID([.A243];3;2);DEC2HEX((HEX2DEC(MID([.A243];5;2))-1+256*((HEX2DEC(MID([.A243];5;2))-1)&lt;0));2);MID([.A243];7;2))" office:value-type="string" office:string-value="3570A611">
            <text:p>3570A611</text:p>
          </table:table-cell>
          <table:table-cell table:style-name="ce6" table:formula="of:=CONCATENATE([.E56];MID([.A244];3;2);DEC2HEX((HEX2DEC(MID([.A244];5;2))-1+256*((HEX2DEC(MID([.A244];5;2))-1)&lt;0));2);MID([.A244];7;2))" office:value-type="string" office:string-value="3514C244">
            <text:p>3514C244</text:p>
          </table:table-cell>
          <table:table-cell/>
          <table:table-cell table:style-name="ce1" table:formula="of:=CONCATENATE([.E56];MID([.A189];3;2);DEC2HEX((HEX2DEC(MID([.A189];5;2))-3+256*((HEX2DEC(MID([.A189];5;2))-3)&lt;0));2);MID([.A189];7;2))" office:value-type="string" office:string-value="350D01FF">
            <text:p>350D01FF</text:p>
          </table:table-cell>
          <table:table-cell table:style-name="ce1" table:formula="of:=CONCATENATE([.E56];MID([.A190];3;2);DEC2HEX((HEX2DEC(MID([.A190];5;2))-3+256*((HEX2DEC(MID([.A190];5;2))-3)&lt;0));2);MID([.A190];7;2))" office:value-type="string" office:string-value="35B2B222">
            <text:p>35B2B222</text:p>
          </table:table-cell>
          <table:table-cell table:style-name="ce1" table:formula="of:=CONCATENATE([.E56];MID([.A27];3;2);DEC2HEX((HEX2DEC(MID([.A27];5;2))-3+256*((HEX2DEC(MID([.A27];5;2))-3)&lt;0));2);MID([.A27];7;2))" office:value-type="string" office:string-value="35E7D799">
            <text:p>35E7D799</text:p>
          </table:table-cell>
          <table:table-cell table:style-name="ce1" table:formula="of:=CONCATENATE([.E56];MID([.A28];3;2);DEC2HEX((HEX2DEC(MID([.A28];5;2))-3+256*((HEX2DEC(MID([.A28];5;2))-3)&lt;0));2);MID([.A28];7;2))" office:value-type="string" office:string-value="358BF3CC">
            <text:p>358BF3CC</text:p>
          </table:table-cell>
          <table:table-cell table:formula="of:=CONCATENATE([.E56];MID([.A25];3;2);DEC2HEX((HEX2DEC(MID([.A25];5;2))-3+256*((HEX2DEC(MID([.A25];5;2))-3)&lt;0));2);MID([.A25];7;2))" office:value-type="string" office:string-value="35AF0A33">
            <text:p>35AF0A33</text:p>
          </table:table-cell>
          <table:table-cell table:style-name="ce1" table:formula="of:=CONCATENATE([.E56];MID([.A282];3;2);DEC2HEX((HEX2DEC(MID([.A282];5;2))-3+256*((HEX2DEC(MID([.A282];5;2))-3)&lt;0));2);MID([.A282];7;2))" office:value-type="string" office:string-value="3543BB66">
            <text:p>3543BB66</text:p>
          </table:table-cell>
          <table:table-cell table:style-name="ce1" table:formula="of:=CONCATENATE([.E56];MID([.A23];3;2);DEC2HEX((HEX2DEC(MID([.A23];5;2))-3+256*((HEX2DEC(MID([.A23];5;2))-3)&lt;0));2);MID([.A23];7;2))" office:value-type="string" office:string-value="3556D2DD">
            <text:p>3556D2DD</text:p>
          </table:table-cell>
          <table:table-cell table:style-name="ce1" table:formula="of:=CONCATENATE([.E56];MID([.A24];3;2);DEC2HEX((HEX2DEC(MID([.A24];5;2))-3+256*((HEX2DEC(MID([.A24];5;2))-3)&lt;0));2);MID([.A24];7;2))" office:value-type="string" office:string-value="350BEE00">
            <text:p>350BEE00</text:p>
          </table:table-cell>
          <table:table-cell table:style-name="ce6" table:formula="of:=CONCATENATE([.E56];MID([.A277];3;2);DEC2HEX((HEX2DEC(MID([.A277];5;2))-3+256*((HEX2DEC(MID([.A277];5;2))-3)&lt;0));2);MID([.A277];7;2))" office:value-type="string" office:string-value="351E0577">
            <text:p>351E0577</text:p>
          </table:table-cell>
          <table:table-cell table:style-name="ce1" table:formula="of:=CONCATENATE([.E56];MID([.A22];3;2);DEC2HEX((HEX2DEC(MID([.A22];5;2))-3+256*((HEX2DEC(MID([.A22];5;2))-3)&lt;0));2);MID([.A22];7;2))" office:value-type="string" office:string-value="35B2B6AA">
            <text:p>35B2B6AA</text:p>
          </table:table-cell>
          <table:table-cell/>
          <table:table-cell table:style-name="ce1" table:formula="of:=MID([.A56];3;2)" office:value-type="string" office:string-value="61">
            <text:p>61</text:p>
          </table:table-cell>
          <table:table-cell table:style-name="ce1" table:formula="of:=MID([.A56];5;2)" office:value-type="string" office:string-value="AE">
            <text:p>AE</text:p>
          </table:table-cell>
          <table:table-cell table:formula="of:=IF((HEX2DEC([.Y56])-HEX2DEC([.Y55]))&gt;0;HEX2DEC([.Y56])-HEX2DEC([.Y55]);HEX2DEC([.Y56])-HEX2DEC([.Y55])+256)" office:value-type="float" office:value="165">
            <text:p>165</text:p>
          </table:table-cell>
          <table:table-cell table:formula="of:=IF((HEX2DEC([.Z56])-HEX2DEC([.Z55]))&gt;0;HEX2DEC([.Z56])-HEX2DEC([.Z55]);HEX2DEC([.Z56])-HEX2DEC([.Z5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605CA33</text:p>
          </table:table-cell>
          <table:table-cell office:value-type="string">
            <text:p>3618E1AA</text:p>
          </table:table-cell>
          <table:table-cell table:number-columns-repeated="2"/>
          <table:table-cell table:style-name="ce7" table:formula="of:=DEC2HEX(HEX2DEC([.E58])-1)" office:value-type="string" office:string-value="36">
            <text:p>36</text:p>
          </table:table-cell>
          <table:table-cell table:style-name="ce1" table:formula="of:=CONCATENATE([.E57];MID([.A251];3;2);DEC2HEX((HEX2DEC(MID([.A251];5;2))-1+256*((HEX2DEC(MID([.A251];5;2))-1)&lt;0));2);MID([.A251];7;2))" office:value-type="string" office:string-value="3681B099">
            <text:p>3681B099</text:p>
          </table:table-cell>
          <table:table-cell table:style-name="ce1" table:formula="of:=CONCATENATE([.E57];MID([.A248];3;2);DEC2HEX((HEX2DEC(MID([.A248];5;2))-1+256*((HEX2DEC(MID([.A248];5;2))-1)&lt;0));2);MID([.A248];7;2))" office:value-type="string" office:string-value="36A5C700">
            <text:p>36A5C700</text:p>
          </table:table-cell>
          <table:table-cell table:style-name="ce1" table:formula="of:=CONCATENATE([.E57];MID([.A249];3;2);DEC2HEX((HEX2DEC(MID([.A249];5;2))-1+256*((HEX2DEC(MID([.A249];5;2))-1)&lt;0));2);MID([.A249];7;2))" office:value-type="string" office:string-value="3649E333">
            <text:p>3649E333</text:p>
          </table:table-cell>
          <table:table-cell table:style-name="ce1" table:formula="of:=CONCATENATE([.E57];MID([.A246];3;2);DEC2HEX((HEX2DEC(MID([.A246];5;2))-1+256*((HEX2DEC(MID([.A246];5;2))-1)&lt;0));2);MID([.A246];7;2))" office:value-type="string" office:string-value="365CFAAA">
            <text:p>365CFAAA</text:p>
          </table:table-cell>
          <table:table-cell table:style-name="ce1" table:formula="of:=CONCATENATE([.E57];MID([.A247];3;2);DEC2HEX((HEX2DEC(MID([.A247];5;2))-1+256*((HEX2DEC(MID([.A247];5;2))-1)&lt;0));2);MID([.A247];7;2))" office:value-type="string" office:string-value="36F0ABDD">
            <text:p>36F0ABDD</text:p>
          </table:table-cell>
          <table:table-cell table:style-name="ce1" table:formula="of:=CONCATENATE([.E57];MID([.A244];3;2);DEC2HEX((HEX2DEC(MID([.A244];5;2))-1+256*((HEX2DEC(MID([.A244];5;2))-1)&lt;0));2);MID([.A244];7;2))" office:value-type="string" office:string-value="3614C244">
            <text:p>3614C244</text:p>
          </table:table-cell>
          <table:table-cell table:style-name="ce6" table:formula="of:=CONCATENATE([.E57];MID([.A245];3;2);DEC2HEX((HEX2DEC(MID([.A245];5;2))-1+256*((HEX2DEC(MID([.A245];5;2))-1)&lt;0));2);MID([.A245];7;2))" office:value-type="string" office:string-value="36B8DE77">
            <text:p>36B8DE77</text:p>
          </table:table-cell>
          <table:table-cell/>
          <table:table-cell table:style-name="ce1" table:formula="of:=CONCATENATE([.E57];MID([.A190];3;2);DEC2HEX((HEX2DEC(MID([.A190];5;2))-3+256*((HEX2DEC(MID([.A190];5;2))-3)&lt;0));2);MID([.A190];7;2))" office:value-type="string" office:string-value="36B2B222">
            <text:p>36B2B222</text:p>
          </table:table-cell>
          <table:table-cell table:style-name="ce1" table:formula="of:=CONCATENATE([.E57];MID([.A191];3;2);DEC2HEX((HEX2DEC(MID([.A191];5;2))-3+256*((HEX2DEC(MID([.A191];5;2))-3)&lt;0));2);MID([.A191];7;2))" office:value-type="string" office:string-value="3656CE55">
            <text:p>3656CE55</text:p>
          </table:table-cell>
          <table:table-cell table:style-name="ce1" table:formula="of:=CONCATENATE([.E57];MID([.A28];3;2);DEC2HEX((HEX2DEC(MID([.A28];5;2))-3+256*((HEX2DEC(MID([.A28];5;2))-3)&lt;0));2);MID([.A28];7;2))" office:value-type="string" office:string-value="368BF3CC">
            <text:p>368BF3CC</text:p>
          </table:table-cell>
          <table:table-cell table:style-name="ce1" table:formula="of:=CONCATENATE([.E57];MID([.A29];3;2);DEC2HEX((HEX2DEC(MID([.A29];5;2))-3+256*((HEX2DEC(MID([.A29];5;2))-3)&lt;0));2);MID([.A29];7;2))" office:value-type="string" office:string-value="362F0FFF">
            <text:p>362F0FFF</text:p>
          </table:table-cell>
          <table:table-cell table:formula="of:=CONCATENATE([.E57];MID([.A26];3;2);DEC2HEX((HEX2DEC(MID([.A26];5;2))-3+256*((HEX2DEC(MID([.A26];5;2))-3)&lt;0));2);MID([.A26];7;2))" office:value-type="string" office:string-value="3643BB66">
            <text:p>3643BB66</text:p>
          </table:table-cell>
          <table:table-cell table:style-name="ce1" table:formula="of:=CONCATENATE([.E57];MID([.A283];3;2);DEC2HEX((HEX2DEC(MID([.A283];5;2))-3+256*((HEX2DEC(MID([.A283];5;2))-3)&lt;0));2);MID([.A283];7;2))" office:value-type="string" office:string-value="36E7D799">
            <text:p>36E7D799</text:p>
          </table:table-cell>
          <table:table-cell table:style-name="ce1" table:formula="of:=CONCATENATE([.E57];MID([.A24];3;2);DEC2HEX((HEX2DEC(MID([.A24];5;2))-3+256*((HEX2DEC(MID([.A24];5;2))-3)&lt;0));2);MID([.A24];7;2))" office:value-type="string" office:string-value="360BEE00">
            <text:p>360BEE00</text:p>
          </table:table-cell>
          <table:table-cell table:style-name="ce1" table:formula="of:=CONCATENATE([.E57];MID([.A25];3;2);DEC2HEX((HEX2DEC(MID([.A25];5;2))-3+256*((HEX2DEC(MID([.A25];5;2))-3)&lt;0));2);MID([.A25];7;2))" office:value-type="string" office:string-value="36AF0A33">
            <text:p>36AF0A33</text:p>
          </table:table-cell>
          <table:table-cell table:style-name="ce6" table:formula="of:=CONCATENATE([.E57];MID([.A278];3;2);DEC2HEX((HEX2DEC(MID([.A278];5;2))-3+256*((HEX2DEC(MID([.A278];5;2))-3)&lt;0));2);MID([.A278];7;2))" office:value-type="string" office:string-value="36B2B6AA">
            <text:p>36B2B6AA</text:p>
          </table:table-cell>
          <table:table-cell table:style-name="ce1" table:formula="of:=CONCATENATE([.E57];MID([.A23];3;2);DEC2HEX((HEX2DEC(MID([.A23];5;2))-3+256*((HEX2DEC(MID([.A23];5;2))-3)&lt;0));2);MID([.A23];7;2))" office:value-type="string" office:string-value="3656D2DD">
            <text:p>3656D2DD</text:p>
          </table:table-cell>
          <table:table-cell/>
          <table:table-cell table:style-name="ce1" table:formula="of:=MID([.A57];3;2)" office:value-type="string" office:string-value="05">
            <text:p>05</text:p>
          </table:table-cell>
          <table:table-cell table:style-name="ce1" table:formula="of:=MID([.A57];5;2)" office:value-type="string" office:string-value="CA">
            <text:p>CA</text:p>
          </table:table-cell>
          <table:table-cell table:formula="of:=IF((HEX2DEC([.Y57])-HEX2DEC([.Y56]))&gt;0;HEX2DEC([.Y57])-HEX2DEC([.Y56]);HEX2DEC([.Y57])-HEX2DEC([.Y56])+256)" office:value-type="float" office:value="164">
            <text:p>164</text:p>
          </table:table-cell>
          <table:table-cell table:formula="of:=IF((HEX2DEC([.Z57])-HEX2DEC([.Z56]))&gt;0;HEX2DEC([.Z57])-HEX2DEC([.Z56]);HEX2DEC([.Z57])-HEX2DEC([.Z5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7A9E666</text:p>
          </table:table-cell>
          <table:table-cell table:style-name="ce6" table:formula="of:=CONCATENATE(DEC2HEX(HEX2DEC(MID([.B57];1;2))+1);MID([.A55];3;6))" office:value-type="string" office:string-value="37BCFDDD">
            <text:p>37BCFDDD</text:p>
          </table:table-cell>
          <table:table-cell table:number-columns-repeated="2"/>
          <table:table-cell table:style-name="ce7" table:formula="of:=DEC2HEX(HEX2DEC([.E59])-1)" office:value-type="string" office:string-value="37">
            <text:p>37</text:p>
          </table:table-cell>
          <table:table-cell table:style-name="ce1" table:formula="of:=CONCATENATE([.E58];MID([.A252];3;2);DEC2HEX((HEX2DEC(MID([.A252];5;2))-1+256*((HEX2DEC(MID([.A252];5;2))-1)&lt;0));2);MID([.A252];7;2))" office:value-type="string" office:string-value="3725CCCC">
            <text:p>3725CCCC</text:p>
          </table:table-cell>
          <table:table-cell table:style-name="ce1" table:formula="of:=CONCATENATE([.E58];MID([.A249];3;2);DEC2HEX((HEX2DEC(MID([.A249];5;2))-1+256*((HEX2DEC(MID([.A249];5;2))-1)&lt;0));2);MID([.A249];7;2))" office:value-type="string" office:string-value="3749E333">
            <text:p>3749E333</text:p>
          </table:table-cell>
          <table:table-cell table:style-name="ce1" table:formula="of:=CONCATENATE([.E58];MID([.A250];3;2);DEC2HEX((HEX2DEC(MID([.A250];5;2))-1+256*((HEX2DEC(MID([.A250];5;2))-1)&lt;0));2);MID([.A250];7;2))" office:value-type="string" office:string-value="37EDFF66">
            <text:p>37EDFF66</text:p>
          </table:table-cell>
          <table:table-cell table:style-name="ce1" table:formula="of:=CONCATENATE([.E58];MID([.A247];3;2);DEC2HEX((HEX2DEC(MID([.A247];5;2))-1+256*((HEX2DEC(MID([.A247];5;2))-1)&lt;0));2);MID([.A247];7;2))" office:value-type="string" office:string-value="37F0ABDD">
            <text:p>37F0ABDD</text:p>
          </table:table-cell>
          <table:table-cell table:style-name="ce1" table:formula="of:=CONCATENATE([.E58];MID([.A248];3;2);DEC2HEX((HEX2DEC(MID([.A248];5;2))-1+256*((HEX2DEC(MID([.A248];5;2))-1)&lt;0));2);MID([.A248];7;2))" office:value-type="string" office:string-value="37A5C700">
            <text:p>37A5C700</text:p>
          </table:table-cell>
          <table:table-cell table:style-name="ce1" table:formula="of:=CONCATENATE([.E58];MID([.A245];3;2);DEC2HEX((HEX2DEC(MID([.A245];5;2))-1+256*((HEX2DEC(MID([.A245];5;2))-1)&lt;0));2);MID([.A245];7;2))" office:value-type="string" office:string-value="37B8DE77">
            <text:p>37B8DE77</text:p>
          </table:table-cell>
          <table:table-cell table:style-name="ce6" table:formula="of:=CONCATENATE([.E58];MID([.A246];3;2);DEC2HEX((HEX2DEC(MID([.A246];5;2))-1+256*((HEX2DEC(MID([.A246];5;2))-1)&lt;0));2);MID([.A246];7;2))" office:value-type="string" office:string-value="375CFAAA">
            <text:p>375CFAAA</text:p>
          </table:table-cell>
          <table:table-cell/>
          <table:table-cell table:style-name="ce1" table:formula="of:=CONCATENATE([.E58];MID([.A191];3;2);DEC2HEX((HEX2DEC(MID([.A191];5;2))-3+256*((HEX2DEC(MID([.A191];5;2))-3)&lt;0));2);MID([.A191];7;2))" office:value-type="string" office:string-value="3756CE55">
            <text:p>3756CE55</text:p>
          </table:table-cell>
          <table:table-cell table:style-name="ce1" table:formula="of:=CONCATENATE([.E58];MID([.A192];3;2);DEC2HEX((HEX2DEC(MID([.A192];5;2))-3+256*((HEX2DEC(MID([.A192];5;2))-3)&lt;0));2);MID([.A192];7;2))" office:value-type="string" office:string-value="37FAEA88">
            <text:p>37FAEA88</text:p>
          </table:table-cell>
          <table:table-cell table:style-name="ce1" table:formula="of:=CONCATENATE([.E58];MID([.A29];3;2);DEC2HEX((HEX2DEC(MID([.A29];5;2))-3+256*((HEX2DEC(MID([.A29];5;2))-3)&lt;0));2);MID([.A29];7;2))" office:value-type="string" office:string-value="372F0FFF">
            <text:p>372F0FFF</text:p>
          </table:table-cell>
          <table:table-cell table:style-name="ce1" table:formula="of:=CONCATENATE([.E58];MID([.A30];3;2);DEC2HEX((HEX2DEC(MID([.A30];5;2))-3+256*((HEX2DEC(MID([.A30];5;2))-3)&lt;0));2);MID([.A30];7;2))" office:value-type="string" office:string-value="37D4C022">
            <text:p>37D4C022</text:p>
          </table:table-cell>
          <table:table-cell table:formula="of:=CONCATENATE([.E58];MID([.A27];3;2);DEC2HEX((HEX2DEC(MID([.A27];5;2))-3+256*((HEX2DEC(MID([.A27];5;2))-3)&lt;0));2);MID([.A27];7;2))" office:value-type="string" office:string-value="37E7D799">
            <text:p>37E7D799</text:p>
          </table:table-cell>
          <table:table-cell table:style-name="ce1" table:formula="of:=CONCATENATE([.E58];MID([.A284];3;2);DEC2HEX((HEX2DEC(MID([.A284];5;2))-3+256*((HEX2DEC(MID([.A284];5;2))-3)&lt;0));2);MID([.A284];7;2))" office:value-type="string" office:string-value="378BF3CC">
            <text:p>378BF3CC</text:p>
          </table:table-cell>
          <table:table-cell table:style-name="ce1" table:formula="of:=CONCATENATE([.E58];MID([.A25];3;2);DEC2HEX((HEX2DEC(MID([.A25];5;2))-3+256*((HEX2DEC(MID([.A25];5;2))-3)&lt;0));2);MID([.A25];7;2))" office:value-type="string" office:string-value="37AF0A33">
            <text:p>37AF0A33</text:p>
          </table:table-cell>
          <table:table-cell table:style-name="ce1" table:formula="of:=CONCATENATE([.E58];MID([.A26];3;2);DEC2HEX((HEX2DEC(MID([.A26];5;2))-3+256*((HEX2DEC(MID([.A26];5;2))-3)&lt;0));2);MID([.A26];7;2))" office:value-type="string" office:string-value="3743BB66">
            <text:p>3743BB66</text:p>
          </table:table-cell>
          <table:table-cell table:style-name="ce6" table:formula="of:=CONCATENATE([.E58];MID([.A279];3;2);DEC2HEX((HEX2DEC(MID([.A279];5;2))-3+256*((HEX2DEC(MID([.A279];5;2))-3)&lt;0));2);MID([.A279];7;2))" office:value-type="string" office:string-value="3756D2DD">
            <text:p>3756D2DD</text:p>
          </table:table-cell>
          <table:table-cell table:style-name="ce1" table:formula="of:=CONCATENATE([.E58];MID([.A24];3;2);DEC2HEX((HEX2DEC(MID([.A24];5;2))-3+256*((HEX2DEC(MID([.A24];5;2))-3)&lt;0));2);MID([.A24];7;2))" office:value-type="string" office:string-value="370BEE00">
            <text:p>370BEE00</text:p>
          </table:table-cell>
          <table:table-cell/>
          <table:table-cell table:style-name="ce1" table:formula="of:=MID([.A58];3;2)" office:value-type="string" office:string-value="A9">
            <text:p>A9</text:p>
          </table:table-cell>
          <table:table-cell table:style-name="ce1" table:formula="of:=MID([.A58];5;2)" office:value-type="string" office:string-value="E6">
            <text:p>E6</text:p>
          </table:table-cell>
          <table:table-cell table:formula="of:=IF((HEX2DEC([.Y58])-HEX2DEC([.Y57]))&gt;0;HEX2DEC([.Y58])-HEX2DEC([.Y57]);HEX2DEC([.Y58])-HEX2DEC([.Y57])+256)" office:value-type="float" office:value="164">
            <text:p>164</text:p>
          </table:table-cell>
          <table:table-cell table:formula="of:=IF((HEX2DEC([.Z58])-HEX2DEC([.Z57]))&gt;0;HEX2DEC([.Z58])-HEX2DEC([.Z57]);HEX2DEC([.Z58])-HEX2DEC([.Z5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84D0299</text:p>
          </table:table-cell>
          <table:table-cell office:value-type="string">
            <text:p>3861AE00</text:p>
          </table:table-cell>
          <table:table-cell table:number-columns-repeated="2"/>
          <table:table-cell table:style-name="ce7" table:formula="of:=DEC2HEX(HEX2DEC([.E60])-1)" office:value-type="string" office:string-value="38">
            <text:p>38</text:p>
          </table:table-cell>
          <table:table-cell table:style-name="ce1" table:formula="of:=CONCATENATE([.E59];MID([.A253];3;2);DEC2HEX((HEX2DEC(MID([.A253];5;2))-1+256*((HEX2DEC(MID([.A253];5;2))-1)&lt;0));2);MID([.A253];7;2))" office:value-type="string" office:string-value="38C9E8FF">
            <text:p>38C9E8FF</text:p>
          </table:table-cell>
          <table:table-cell table:style-name="ce1" table:formula="of:=CONCATENATE([.E59];MID([.A250];3;2);DEC2HEX((HEX2DEC(MID([.A250];5;2))-1+256*((HEX2DEC(MID([.A250];5;2))-1)&lt;0));2);MID([.A250];7;2))" office:value-type="string" office:string-value="38EDFF66">
            <text:p>38EDFF66</text:p>
          </table:table-cell>
          <table:table-cell table:style-name="ce1" table:formula="of:=CONCATENATE([.E59];MID([.A251];3;2);DEC2HEX((HEX2DEC(MID([.A251];5;2))-1+256*((HEX2DEC(MID([.A251];5;2))-1)&lt;0));2);MID([.A251];7;2))" office:value-type="string" office:string-value="3881B099">
            <text:p>3881B099</text:p>
          </table:table-cell>
          <table:table-cell table:style-name="ce1" table:formula="of:=CONCATENATE([.E59];MID([.A248];3;2);DEC2HEX((HEX2DEC(MID([.A248];5;2))-1+256*((HEX2DEC(MID([.A248];5;2))-1)&lt;0));2);MID([.A248];7;2))" office:value-type="string" office:string-value="38A5C700">
            <text:p>38A5C700</text:p>
          </table:table-cell>
          <table:table-cell table:style-name="ce1" table:formula="of:=CONCATENATE([.E59];MID([.A249];3;2);DEC2HEX((HEX2DEC(MID([.A249];5;2))-1+256*((HEX2DEC(MID([.A249];5;2))-1)&lt;0));2);MID([.A249];7;2))" office:value-type="string" office:string-value="3849E333">
            <text:p>3849E333</text:p>
          </table:table-cell>
          <table:table-cell table:style-name="ce1" table:formula="of:=CONCATENATE([.E59];MID([.A246];3;2);DEC2HEX((HEX2DEC(MID([.A246];5;2))-1+256*((HEX2DEC(MID([.A246];5;2))-1)&lt;0));2);MID([.A246];7;2))" office:value-type="string" office:string-value="385CFAAA">
            <text:p>385CFAAA</text:p>
          </table:table-cell>
          <table:table-cell table:style-name="ce6" table:formula="of:=CONCATENATE([.E59];MID([.A247];3;2);DEC2HEX((HEX2DEC(MID([.A247];5;2))-1+256*((HEX2DEC(MID([.A247];5;2))-1)&lt;0));2);MID([.A247];7;2))" office:value-type="string" office:string-value="38F0ABDD">
            <text:p>38F0ABDD</text:p>
          </table:table-cell>
          <table:table-cell/>
          <table:table-cell table:style-name="ce1" table:formula="of:=CONCATENATE([.E59];MID([.A192];3;2);DEC2HEX((HEX2DEC(MID([.A192];5;2))-3+256*((HEX2DEC(MID([.A192];5;2))-3)&lt;0));2);MID([.A192];7;2))" office:value-type="string" office:string-value="38FAEA88">
            <text:p>38FAEA88</text:p>
          </table:table-cell>
          <table:table-cell table:style-name="ce1" table:formula="of:=CONCATENATE([.E59];MID([.A193];3;2);DEC2HEX((HEX2DEC(MID([.A193];5;2))-3+256*((HEX2DEC(MID([.A193];5;2))-3)&lt;0));2);MID([.A193];7;2))" office:value-type="string" office:string-value="389E06BB">
            <text:p>389E06BB</text:p>
          </table:table-cell>
          <table:table-cell table:style-name="ce1" table:formula="of:=CONCATENATE([.E59];MID([.A30];3;2);DEC2HEX((HEX2DEC(MID([.A30];5;2))-3+256*((HEX2DEC(MID([.A30];5;2))-3)&lt;0));2);MID([.A30];7;2))" office:value-type="string" office:string-value="38D4C022">
            <text:p>38D4C022</text:p>
          </table:table-cell>
          <table:table-cell table:style-name="ce1" table:formula="of:=CONCATENATE([.E59];MID([.A31];3;2);DEC2HEX((HEX2DEC(MID([.A31];5;2))-3+256*((HEX2DEC(MID([.A31];5;2))-3)&lt;0));2);MID([.A31];7;2))" office:value-type="string" office:string-value="3878DC55">
            <text:p>3878DC55</text:p>
          </table:table-cell>
          <table:table-cell table:formula="of:=CONCATENATE([.E59];MID([.A28];3;2);DEC2HEX((HEX2DEC(MID([.A28];5;2))-3+256*((HEX2DEC(MID([.A28];5;2))-3)&lt;0));2);MID([.A28];7;2))" office:value-type="string" office:string-value="388BF3CC">
            <text:p>388BF3CC</text:p>
          </table:table-cell>
          <table:table-cell table:style-name="ce1" table:formula="of:=CONCATENATE([.E59];MID([.A285];3;2);DEC2HEX((HEX2DEC(MID([.A285];5;2))-3+256*((HEX2DEC(MID([.A285];5;2))-3)&lt;0));2);MID([.A285];7;2))" office:value-type="string" office:string-value="382F0FFF">
            <text:p>382F0FFF</text:p>
          </table:table-cell>
          <table:table-cell table:style-name="ce1" table:formula="of:=CONCATENATE([.E59];MID([.A26];3;2);DEC2HEX((HEX2DEC(MID([.A26];5;2))-3+256*((HEX2DEC(MID([.A26];5;2))-3)&lt;0));2);MID([.A26];7;2))" office:value-type="string" office:string-value="3843BB66">
            <text:p>3843BB66</text:p>
          </table:table-cell>
          <table:table-cell table:style-name="ce1" table:formula="of:=CONCATENATE([.E59];MID([.A27];3;2);DEC2HEX((HEX2DEC(MID([.A27];5;2))-3+256*((HEX2DEC(MID([.A27];5;2))-3)&lt;0));2);MID([.A27];7;2))" office:value-type="string" office:string-value="38E7D799">
            <text:p>38E7D799</text:p>
          </table:table-cell>
          <table:table-cell table:style-name="ce6" table:formula="of:=CONCATENATE([.E59];MID([.A280];3;2);DEC2HEX((HEX2DEC(MID([.A280];5;2))-3+256*((HEX2DEC(MID([.A280];5;2))-3)&lt;0));2);MID([.A280];7;2))" office:value-type="string" office:string-value="380BEE00">
            <text:p>380BEE00</text:p>
          </table:table-cell>
          <table:table-cell table:style-name="ce1" table:formula="of:=CONCATENATE([.E59];MID([.A25];3;2);DEC2HEX((HEX2DEC(MID([.A25];5;2))-3+256*((HEX2DEC(MID([.A25];5;2))-3)&lt;0));2);MID([.A25];7;2))" office:value-type="string" office:string-value="38AF0A33">
            <text:p>38AF0A33</text:p>
          </table:table-cell>
          <table:table-cell/>
          <table:table-cell table:style-name="ce1" table:formula="of:=MID([.A59];3;2)" office:value-type="string" office:string-value="4D">
            <text:p>4D</text:p>
          </table:table-cell>
          <table:table-cell table:style-name="ce1" table:formula="of:=MID([.A59];5;2)" office:value-type="string" office:string-value="02">
            <text:p>02</text:p>
          </table:table-cell>
          <table:table-cell table:formula="of:=IF((HEX2DEC([.Y59])-HEX2DEC([.Y58]))&gt;0;HEX2DEC([.Y59])-HEX2DEC([.Y58]);HEX2DEC([.Y59])-HEX2DEC([.Y58])+256)" office:value-type="float" office:value="164">
            <text:p>164</text:p>
          </table:table-cell>
          <table:table-cell table:formula="of:=IF((HEX2DEC([.Z59])-HEX2DEC([.Z58]))&gt;0;HEX2DEC([.Z59])-HEX2DEC([.Z58]);HEX2DEC([.Z59])-HEX2DEC([.Z5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9E1B3CC</text:p>
          </table:table-cell>
          <table:table-cell office:value-type="string">
            <text:p>3905CA33</text:p>
          </table:table-cell>
          <table:table-cell table:number-columns-repeated="2"/>
          <table:table-cell table:style-name="ce7" table:formula="of:=DEC2HEX(HEX2DEC([.E61])-1)" office:value-type="string" office:string-value="39">
            <text:p>39</text:p>
          </table:table-cell>
          <table:table-cell table:style-name="ce1" table:formula="of:=CONCATENATE([.E60];MID([.A254];3;2);DEC2HEX((HEX2DEC(MID([.A254];5;2))-1+256*((HEX2DEC(MID([.A254];5;2))-1)&lt;0));2);MID([.A254];7;2))" office:value-type="string" office:string-value="397E0422">
            <text:p>397E0422</text:p>
          </table:table-cell>
          <table:table-cell table:style-name="ce1" table:formula="of:=CONCATENATE([.E60];MID([.A251];3;2);DEC2HEX((HEX2DEC(MID([.A251];5;2))-1+256*((HEX2DEC(MID([.A251];5;2))-1)&lt;0));2);MID([.A251];7;2))" office:value-type="string" office:string-value="3981B099">
            <text:p>3981B099</text:p>
          </table:table-cell>
          <table:table-cell table:style-name="ce1" table:formula="of:=CONCATENATE([.E60];MID([.A252];3;2);DEC2HEX((HEX2DEC(MID([.A252];5;2))-1+256*((HEX2DEC(MID([.A252];5;2))-1)&lt;0));2);MID([.A252];7;2))" office:value-type="string" office:string-value="3925CCCC">
            <text:p>3925CCCC</text:p>
          </table:table-cell>
          <table:table-cell table:style-name="ce1" table:formula="of:=CONCATENATE([.E60];MID([.A249];3;2);DEC2HEX((HEX2DEC(MID([.A249];5;2))-1+256*((HEX2DEC(MID([.A249];5;2))-1)&lt;0));2);MID([.A249];7;2))" office:value-type="string" office:string-value="3949E333">
            <text:p>3949E333</text:p>
          </table:table-cell>
          <table:table-cell table:style-name="ce1" table:formula="of:=CONCATENATE([.E60];MID([.A250];3;2);DEC2HEX((HEX2DEC(MID([.A250];5;2))-1+256*((HEX2DEC(MID([.A250];5;2))-1)&lt;0));2);MID([.A250];7;2))" office:value-type="string" office:string-value="39EDFF66">
            <text:p>39EDFF66</text:p>
          </table:table-cell>
          <table:table-cell table:style-name="ce1" table:formula="of:=CONCATENATE([.E60];MID([.A247];3;2);DEC2HEX((HEX2DEC(MID([.A247];5;2))-1+256*((HEX2DEC(MID([.A247];5;2))-1)&lt;0));2);MID([.A247];7;2))" office:value-type="string" office:string-value="39F0ABDD">
            <text:p>39F0ABDD</text:p>
          </table:table-cell>
          <table:table-cell table:style-name="ce6" table:formula="of:=CONCATENATE([.E60];MID([.A248];3;2);DEC2HEX((HEX2DEC(MID([.A248];5;2))-1+256*((HEX2DEC(MID([.A248];5;2))-1)&lt;0));2);MID([.A248];7;2))" office:value-type="string" office:string-value="39A5C700">
            <text:p>39A5C700</text:p>
          </table:table-cell>
          <table:table-cell/>
          <table:table-cell table:style-name="ce1" table:formula="of:=CONCATENATE([.E60];MID([.A193];3;2);DEC2HEX((HEX2DEC(MID([.A193];5;2))-3+256*((HEX2DEC(MID([.A193];5;2))-3)&lt;0));2);MID([.A193];7;2))" office:value-type="string" office:string-value="399E06BB">
            <text:p>399E06BB</text:p>
          </table:table-cell>
          <table:table-cell table:style-name="ce1" table:formula="of:=CONCATENATE([.E60];MID([.A194];3;2);DEC2HEX((HEX2DEC(MID([.A194];5;2))-3+256*((HEX2DEC(MID([.A194];5;2))-3)&lt;0));2);MID([.A194];7;2))" office:value-type="string" office:string-value="3932B7EE">
            <text:p>3932B7EE</text:p>
          </table:table-cell>
          <table:table-cell table:style-name="ce1" table:formula="of:=CONCATENATE([.E60];MID([.A31];3;2);DEC2HEX((HEX2DEC(MID([.A31];5;2))-3+256*((HEX2DEC(MID([.A31];5;2))-3)&lt;0));2);MID([.A31];7;2))" office:value-type="string" office:string-value="3978DC55">
            <text:p>3978DC55</text:p>
          </table:table-cell>
          <table:table-cell table:style-name="ce1" table:formula="of:=CONCATENATE([.E60];MID([.A32];3;2);DEC2HEX((HEX2DEC(MID([.A32];5;2))-3+256*((HEX2DEC(MID([.A32];5;2))-3)&lt;0));2);MID([.A32];7;2))" office:value-type="string" office:string-value="391CF888">
            <text:p>391CF888</text:p>
          </table:table-cell>
          <table:table-cell table:formula="of:=CONCATENATE([.E60];MID([.A29];3;2);DEC2HEX((HEX2DEC(MID([.A29];5;2))-3+256*((HEX2DEC(MID([.A29];5;2))-3)&lt;0));2);MID([.A29];7;2))" office:value-type="string" office:string-value="392F0FFF">
            <text:p>392F0FFF</text:p>
          </table:table-cell>
          <table:table-cell table:style-name="ce1" table:formula="of:=CONCATENATE([.E60];MID([.A286];3;2);DEC2HEX((HEX2DEC(MID([.A286];5;2))-3+256*((HEX2DEC(MID([.A286];5;2))-3)&lt;0));2);MID([.A286];7;2))" office:value-type="string" office:string-value="39D4C022">
            <text:p>39D4C022</text:p>
          </table:table-cell>
          <table:table-cell table:style-name="ce1" table:formula="of:=CONCATENATE([.E60];MID([.A27];3;2);DEC2HEX((HEX2DEC(MID([.A27];5;2))-3+256*((HEX2DEC(MID([.A27];5;2))-3)&lt;0));2);MID([.A27];7;2))" office:value-type="string" office:string-value="39E7D799">
            <text:p>39E7D799</text:p>
          </table:table-cell>
          <table:table-cell table:style-name="ce1" table:formula="of:=CONCATENATE([.E60];MID([.A28];3;2);DEC2HEX((HEX2DEC(MID([.A28];5;2))-3+256*((HEX2DEC(MID([.A28];5;2))-3)&lt;0));2);MID([.A28];7;2))" office:value-type="string" office:string-value="398BF3CC">
            <text:p>398BF3CC</text:p>
          </table:table-cell>
          <table:table-cell table:style-name="ce6" table:formula="of:=CONCATENATE([.E60];MID([.A281];3;2);DEC2HEX((HEX2DEC(MID([.A281];5;2))-3+256*((HEX2DEC(MID([.A281];5;2))-3)&lt;0));2);MID([.A281];7;2))" office:value-type="string" office:string-value="39AF0A33">
            <text:p>39AF0A33</text:p>
          </table:table-cell>
          <table:table-cell table:style-name="ce1" table:formula="of:=CONCATENATE([.E60];MID([.A26];3;2);DEC2HEX((HEX2DEC(MID([.A26];5;2))-3+256*((HEX2DEC(MID([.A26];5;2))-3)&lt;0));2);MID([.A26];7;2))" office:value-type="string" office:string-value="3943BB66">
            <text:p>3943BB66</text:p>
          </table:table-cell>
          <table:table-cell/>
          <table:table-cell table:style-name="ce1" table:formula="of:=MID([.A60];3;2)" office:value-type="string" office:string-value="E1">
            <text:p>E1</text:p>
          </table:table-cell>
          <table:table-cell table:style-name="ce1" table:formula="of:=MID([.A60];5;2)" office:value-type="string" office:string-value="B3">
            <text:p>B3</text:p>
          </table:table-cell>
          <table:table-cell table:formula="of:=IF((HEX2DEC([.Y60])-HEX2DEC([.Y59]))&gt;0;HEX2DEC([.Y60])-HEX2DEC([.Y59]);HEX2DEC([.Y60])-HEX2DEC([.Y59])+256)" office:value-type="float" office:value="148">
            <text:p>148</text:p>
          </table:table-cell>
          <table:table-cell table:formula="of:=IF((HEX2DEC([.Z60])-HEX2DEC([.Z59]))&gt;0;HEX2DEC([.Z60])-HEX2DEC([.Z59]);HEX2DEC([.Z60])-HEX2DEC([.Z59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A85CFFF</text:p>
          </table:table-cell>
          <table:table-cell office:value-type="string">
            <text:p>3AA9E666</text:p>
          </table:table-cell>
          <table:table-cell table:number-columns-repeated="2"/>
          <table:table-cell table:style-name="ce7" table:formula="of:=DEC2HEX(HEX2DEC([.E62])-1)" office:value-type="string" office:string-value="3A">
            <text:p>3A</text:p>
          </table:table-cell>
          <table:table-cell table:style-name="ce1" table:formula="of:=CONCATENATE([.E61];MID([.A255];3;2);DEC2HEX((HEX2DEC(MID([.A255];5;2))-1+256*((HEX2DEC(MID([.A255];5;2))-1)&lt;0));2);MID([.A255];7;2))" office:value-type="string" office:string-value="3A12B555">
            <text:p>3A12B555</text:p>
          </table:table-cell>
          <table:table-cell table:style-name="ce1" table:formula="of:=CONCATENATE([.E61];MID([.A252];3;2);DEC2HEX((HEX2DEC(MID([.A252];5;2))-1+256*((HEX2DEC(MID([.A252];5;2))-1)&lt;0));2);MID([.A252];7;2))" office:value-type="string" office:string-value="3A25CCCC">
            <text:p>3A25CCCC</text:p>
          </table:table-cell>
          <table:table-cell table:style-name="ce1" table:formula="of:=CONCATENATE([.E61];MID([.A253];3;2);DEC2HEX((HEX2DEC(MID([.A253];5;2))-1+256*((HEX2DEC(MID([.A253];5;2))-1)&lt;0));2);MID([.A253];7;2))" office:value-type="string" office:string-value="3AC9E8FF">
            <text:p>3AC9E8FF</text:p>
          </table:table-cell>
          <table:table-cell table:style-name="ce1" table:formula="of:=CONCATENATE([.E61];MID([.A250];3;2);DEC2HEX((HEX2DEC(MID([.A250];5;2))-1+256*((HEX2DEC(MID([.A250];5;2))-1)&lt;0));2);MID([.A250];7;2))" office:value-type="string" office:string-value="3AEDFF66">
            <text:p>3AEDFF66</text:p>
          </table:table-cell>
          <table:table-cell table:style-name="ce1" table:formula="of:=CONCATENATE([.E61];MID([.A251];3;2);DEC2HEX((HEX2DEC(MID([.A251];5;2))-1+256*((HEX2DEC(MID([.A251];5;2))-1)&lt;0));2);MID([.A251];7;2))" office:value-type="string" office:string-value="3A81B099">
            <text:p>3A81B099</text:p>
          </table:table-cell>
          <table:table-cell table:style-name="ce1" table:formula="of:=CONCATENATE([.E61];MID([.A248];3;2);DEC2HEX((HEX2DEC(MID([.A248];5;2))-1+256*((HEX2DEC(MID([.A248];5;2))-1)&lt;0));2);MID([.A248];7;2))" office:value-type="string" office:string-value="3AA5C700">
            <text:p>3AA5C700</text:p>
          </table:table-cell>
          <table:table-cell table:style-name="ce6" table:formula="of:=CONCATENATE([.E61];MID([.A249];3;2);DEC2HEX((HEX2DEC(MID([.A249];5;2))-1+256*((HEX2DEC(MID([.A249];5;2))-1)&lt;0));2);MID([.A249];7;2))" office:value-type="string" office:string-value="3A49E333">
            <text:p>3A49E333</text:p>
          </table:table-cell>
          <table:table-cell/>
          <table:table-cell table:style-name="ce1" table:formula="of:=CONCATENATE([.E61];MID([.A194];3;2);DEC2HEX((HEX2DEC(MID([.A194];5;2))-3+256*((HEX2DEC(MID([.A194];5;2))-3)&lt;0));2);MID([.A194];7;2))" office:value-type="string" office:string-value="3A32B7EE">
            <text:p>3A32B7EE</text:p>
          </table:table-cell>
          <table:table-cell table:style-name="ce1" table:formula="of:=CONCATENATE([.E61];MID([.A195];3;2);DEC2HEX((HEX2DEC(MID([.A195];5;2))-3+256*((HEX2DEC(MID([.A195];5;2))-3)&lt;0));2);MID([.A195];7;2))" office:value-type="string" office:string-value="3AE7D311">
            <text:p>3AE7D311</text:p>
          </table:table-cell>
          <table:table-cell table:style-name="ce1" table:formula="of:=CONCATENATE([.E61];MID([.A32];3;2);DEC2HEX((HEX2DEC(MID([.A32];5;2))-3+256*((HEX2DEC(MID([.A32];5;2))-3)&lt;0));2);MID([.A32];7;2))" office:value-type="string" office:string-value="3A1CF888">
            <text:p>3A1CF888</text:p>
          </table:table-cell>
          <table:table-cell table:style-name="ce1" table:formula="of:=CONCATENATE([.E61];MID([.A33];3;2);DEC2HEX((HEX2DEC(MID([.A33];5;2))-3+256*((HEX2DEC(MID([.A33];5;2))-3)&lt;0));2);MID([.A33];7;2))" office:value-type="string" office:string-value="3AB0A9BB">
            <text:p>3AB0A9BB</text:p>
          </table:table-cell>
          <table:table-cell table:formula="of:=CONCATENATE([.E61];MID([.A30];3;2);DEC2HEX((HEX2DEC(MID([.A30];5;2))-3+256*((HEX2DEC(MID([.A30];5;2))-3)&lt;0));2);MID([.A30];7;2))" office:value-type="string" office:string-value="3AD4C022">
            <text:p>3AD4C022</text:p>
          </table:table-cell>
          <table:table-cell table:style-name="ce1" table:formula="of:=CONCATENATE([.E61];MID([.A287];3;2);DEC2HEX((HEX2DEC(MID([.A287];5;2))-3+256*((HEX2DEC(MID([.A287];5;2))-3)&lt;0));2);MID([.A287];7;2))" office:value-type="string" office:string-value="3A78DC55">
            <text:p>3A78DC55</text:p>
          </table:table-cell>
          <table:table-cell table:style-name="ce1" table:formula="of:=CONCATENATE([.E61];MID([.A28];3;2);DEC2HEX((HEX2DEC(MID([.A28];5;2))-3+256*((HEX2DEC(MID([.A28];5;2))-3)&lt;0));2);MID([.A28];7;2))" office:value-type="string" office:string-value="3A8BF3CC">
            <text:p>3A8BF3CC</text:p>
          </table:table-cell>
          <table:table-cell table:style-name="ce1" table:formula="of:=CONCATENATE([.E61];MID([.A29];3;2);DEC2HEX((HEX2DEC(MID([.A29];5;2))-3+256*((HEX2DEC(MID([.A29];5;2))-3)&lt;0));2);MID([.A29];7;2))" office:value-type="string" office:string-value="3A2F0FFF">
            <text:p>3A2F0FFF</text:p>
          </table:table-cell>
          <table:table-cell table:style-name="ce6" table:formula="of:=CONCATENATE([.E61];MID([.A282];3;2);DEC2HEX((HEX2DEC(MID([.A282];5;2))-3+256*((HEX2DEC(MID([.A282];5;2))-3)&lt;0));2);MID([.A282];7;2))" office:value-type="string" office:string-value="3A43BB66">
            <text:p>3A43BB66</text:p>
          </table:table-cell>
          <table:table-cell table:style-name="ce1" table:formula="of:=CONCATENATE([.E61];MID([.A27];3;2);DEC2HEX((HEX2DEC(MID([.A27];5;2))-3+256*((HEX2DEC(MID([.A27];5;2))-3)&lt;0));2);MID([.A27];7;2))" office:value-type="string" office:string-value="3AE7D799">
            <text:p>3AE7D799</text:p>
          </table:table-cell>
          <table:table-cell/>
          <table:table-cell table:style-name="ce1" table:formula="of:=MID([.A61];3;2)" office:value-type="string" office:string-value="85">
            <text:p>85</text:p>
          </table:table-cell>
          <table:table-cell table:style-name="ce1" table:formula="of:=MID([.A61];5;2)" office:value-type="string" office:string-value="CF">
            <text:p>CF</text:p>
          </table:table-cell>
          <table:table-cell table:formula="of:=IF((HEX2DEC([.Y61])-HEX2DEC([.Y60]))&gt;0;HEX2DEC([.Y61])-HEX2DEC([.Y60]);HEX2DEC([.Y61])-HEX2DEC([.Y60])+256)" office:value-type="float" office:value="164">
            <text:p>164</text:p>
          </table:table-cell>
          <table:table-cell table:formula="of:=IF((HEX2DEC([.Z61])-HEX2DEC([.Z60]))&gt;0;HEX2DEC([.Z61])-HEX2DEC([.Z60]);HEX2DEC([.Z61])-HEX2DEC([.Z6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B3AEB22</text:p>
          </table:table-cell>
          <table:table-cell table:style-name="ce6" table:formula="of:=CONCATENATE(DEC2HEX(HEX2DEC(MID([.B61];1;2))+1);MID([.A59];3;6))" office:value-type="string" office:string-value="3B4D0299">
            <text:p>3B4D0299</text:p>
          </table:table-cell>
          <table:table-cell table:number-columns-repeated="2"/>
          <table:table-cell table:style-name="ce7" table:formula="of:=DEC2HEX(HEX2DEC([.E63])-1)" office:value-type="string" office:string-value="3B">
            <text:p>3B</text:p>
          </table:table-cell>
          <table:table-cell table:style-name="ce1" table:formula="of:=CONCATENATE([.E62];MID([.A256];3;2);DEC2HEX((HEX2DEC(MID([.A256];5;2))-1+256*((HEX2DEC(MID([.A256];5;2))-1)&lt;0));2);MID([.A256];7;2))" office:value-type="string" office:string-value="3BB6D188">
            <text:p>3BB6D188</text:p>
          </table:table-cell>
          <table:table-cell table:style-name="ce1" table:formula="of:=CONCATENATE([.E62];MID([.A253];3;2);DEC2HEX((HEX2DEC(MID([.A253];5;2))-1+256*((HEX2DEC(MID([.A253];5;2))-1)&lt;0));2);MID([.A253];7;2))" office:value-type="string" office:string-value="3BC9E8FF">
            <text:p>3BC9E8FF</text:p>
          </table:table-cell>
          <table:table-cell table:style-name="ce1" table:formula="of:=CONCATENATE([.E62];MID([.A254];3;2);DEC2HEX((HEX2DEC(MID([.A254];5;2))-1+256*((HEX2DEC(MID([.A254];5;2))-1)&lt;0));2);MID([.A254];7;2))" office:value-type="string" office:string-value="3B7E0422">
            <text:p>3B7E0422</text:p>
          </table:table-cell>
          <table:table-cell table:style-name="ce1" table:formula="of:=CONCATENATE([.E62];MID([.A251];3;2);DEC2HEX((HEX2DEC(MID([.A251];5;2))-1+256*((HEX2DEC(MID([.A251];5;2))-1)&lt;0));2);MID([.A251];7;2))" office:value-type="string" office:string-value="3B81B099">
            <text:p>3B81B099</text:p>
          </table:table-cell>
          <table:table-cell table:style-name="ce1" table:formula="of:=CONCATENATE([.E62];MID([.A252];3;2);DEC2HEX((HEX2DEC(MID([.A252];5;2))-1+256*((HEX2DEC(MID([.A252];5;2))-1)&lt;0));2);MID([.A252];7;2))" office:value-type="string" office:string-value="3B25CCCC">
            <text:p>3B25CCCC</text:p>
          </table:table-cell>
          <table:table-cell table:style-name="ce1" table:formula="of:=CONCATENATE([.E62];MID([.A249];3;2);DEC2HEX((HEX2DEC(MID([.A249];5;2))-1+256*((HEX2DEC(MID([.A249];5;2))-1)&lt;0));2);MID([.A249];7;2))" office:value-type="string" office:string-value="3B49E333">
            <text:p>3B49E333</text:p>
          </table:table-cell>
          <table:table-cell table:style-name="ce6" table:formula="of:=CONCATENATE([.E62];MID([.A250];3;2);DEC2HEX((HEX2DEC(MID([.A250];5;2))-1+256*((HEX2DEC(MID([.A250];5;2))-1)&lt;0));2);MID([.A250];7;2))" office:value-type="string" office:string-value="3BEDFF66">
            <text:p>3BEDFF66</text:p>
          </table:table-cell>
          <table:table-cell/>
          <table:table-cell table:style-name="ce1" table:formula="of:=CONCATENATE([.E62];MID([.A195];3;2);DEC2HEX((HEX2DEC(MID([.A195];5;2))-3+256*((HEX2DEC(MID([.A195];5;2))-3)&lt;0));2);MID([.A195];7;2))" office:value-type="string" office:string-value="3BE7D311">
            <text:p>3BE7D311</text:p>
          </table:table-cell>
          <table:table-cell table:style-name="ce1" table:formula="of:=CONCATENATE([.E62];MID([.A196];3;2);DEC2HEX((HEX2DEC(MID([.A196];5;2))-3+256*((HEX2DEC(MID([.A196];5;2))-3)&lt;0));2);MID([.A196];7;2))" office:value-type="string" office:string-value="3B8BEF44">
            <text:p>3B8BEF44</text:p>
          </table:table-cell>
          <table:table-cell table:style-name="ce1" table:formula="of:=CONCATENATE([.E62];MID([.A33];3;2);DEC2HEX((HEX2DEC(MID([.A33];5;2))-3+256*((HEX2DEC(MID([.A33];5;2))-3)&lt;0));2);MID([.A33];7;2))" office:value-type="string" office:string-value="3BB0A9BB">
            <text:p>3BB0A9BB</text:p>
          </table:table-cell>
          <table:table-cell table:style-name="ce1" table:formula="of:=CONCATENATE([.E62];MID([.A34];3;2);DEC2HEX((HEX2DEC(MID([.A34];5;2))-3+256*((HEX2DEC(MID([.A34];5;2))-3)&lt;0));2);MID([.A34];7;2))" office:value-type="string" office:string-value="3B54C5EE">
            <text:p>3B54C5EE</text:p>
          </table:table-cell>
          <table:table-cell table:formula="of:=CONCATENATE([.E62];MID([.A31];3;2);DEC2HEX((HEX2DEC(MID([.A31];5;2))-3+256*((HEX2DEC(MID([.A31];5;2))-3)&lt;0));2);MID([.A31];7;2))" office:value-type="string" office:string-value="3B78DC55">
            <text:p>3B78DC55</text:p>
          </table:table-cell>
          <table:table-cell table:style-name="ce1" table:formula="of:=CONCATENATE([.E62];MID([.A288];3;2);DEC2HEX((HEX2DEC(MID([.A288];5;2))-3+256*((HEX2DEC(MID([.A288];5;2))-3)&lt;0));2);MID([.A288];7;2))" office:value-type="string" office:string-value="3B1CF888">
            <text:p>3B1CF888</text:p>
          </table:table-cell>
          <table:table-cell table:style-name="ce1" table:formula="of:=CONCATENATE([.E62];MID([.A29];3;2);DEC2HEX((HEX2DEC(MID([.A29];5;2))-3+256*((HEX2DEC(MID([.A29];5;2))-3)&lt;0));2);MID([.A29];7;2))" office:value-type="string" office:string-value="3B2F0FFF">
            <text:p>3B2F0FFF</text:p>
          </table:table-cell>
          <table:table-cell table:style-name="ce1" table:formula="of:=CONCATENATE([.E62];MID([.A30];3;2);DEC2HEX((HEX2DEC(MID([.A30];5;2))-3+256*((HEX2DEC(MID([.A30];5;2))-3)&lt;0));2);MID([.A30];7;2))" office:value-type="string" office:string-value="3BD4C022">
            <text:p>3BD4C022</text:p>
          </table:table-cell>
          <table:table-cell table:style-name="ce6" table:formula="of:=CONCATENATE([.E62];MID([.A283];3;2);DEC2HEX((HEX2DEC(MID([.A283];5;2))-3+256*((HEX2DEC(MID([.A283];5;2))-3)&lt;0));2);MID([.A283];7;2))" office:value-type="string" office:string-value="3BE7D799">
            <text:p>3BE7D799</text:p>
          </table:table-cell>
          <table:table-cell table:style-name="ce1" table:formula="of:=CONCATENATE([.E62];MID([.A28];3;2);DEC2HEX((HEX2DEC(MID([.A28];5;2))-3+256*((HEX2DEC(MID([.A28];5;2))-3)&lt;0));2);MID([.A28];7;2))" office:value-type="string" office:string-value="3B8BF3CC">
            <text:p>3B8BF3CC</text:p>
          </table:table-cell>
          <table:table-cell/>
          <table:table-cell table:style-name="ce1" table:formula="of:=MID([.A62];3;2)" office:value-type="string" office:string-value="3A">
            <text:p>3A</text:p>
          </table:table-cell>
          <table:table-cell table:style-name="ce1" table:formula="of:=MID([.A62];5;2)" office:value-type="string" office:string-value="EB">
            <text:p>EB</text:p>
          </table:table-cell>
          <table:table-cell table:formula="of:=IF((HEX2DEC([.Y62])-HEX2DEC([.Y61]))&gt;0;HEX2DEC([.Y62])-HEX2DEC([.Y61]);HEX2DEC([.Y62])-HEX2DEC([.Y61])+256)" office:value-type="float" office:value="181">
            <text:p>181</text:p>
          </table:table-cell>
          <table:table-cell table:formula="of:=IF((HEX2DEC([.Z62])-HEX2DEC([.Z61]))&gt;0;HEX2DEC([.Z62])-HEX2DEC([.Z61]);HEX2DEC([.Z62])-HEX2DEC([.Z6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CDE0755</text:p>
          </table:table-cell>
          <table:table-cell office:value-type="string">
            <text:p>3CE1B3CC</text:p>
          </table:table-cell>
          <table:table-cell table:number-columns-repeated="2"/>
          <table:table-cell table:style-name="ce7" table:formula="of:=DEC2HEX(HEX2DEC([.E64])-1)" office:value-type="string" office:string-value="3C">
            <text:p>3C</text:p>
          </table:table-cell>
          <table:table-cell table:style-name="ce1" table:formula="of:=CONCATENATE([.E63];MID([.A257];3;2);DEC2HEX((HEX2DEC(MID([.A257];5;2))-1+256*((HEX2DEC(MID([.A257];5;2))-1)&lt;0));2);MID([.A257];7;2))" office:value-type="string" office:string-value="3C5AEDBB">
            <text:p>3C5AEDBB</text:p>
          </table:table-cell>
          <table:table-cell table:style-name="ce1" table:formula="of:=CONCATENATE([.E63];MID([.A254];3;2);DEC2HEX((HEX2DEC(MID([.A254];5;2))-1+256*((HEX2DEC(MID([.A254];5;2))-1)&lt;0));2);MID([.A254];7;2))" office:value-type="string" office:string-value="3C7E0422">
            <text:p>3C7E0422</text:p>
          </table:table-cell>
          <table:table-cell table:style-name="ce1" table:formula="of:=CONCATENATE([.E63];MID([.A255];3;2);DEC2HEX((HEX2DEC(MID([.A255];5;2))-1+256*((HEX2DEC(MID([.A255];5;2))-1)&lt;0));2);MID([.A255];7;2))" office:value-type="string" office:string-value="3C12B555">
            <text:p>3C12B555</text:p>
          </table:table-cell>
          <table:table-cell table:style-name="ce1" table:formula="of:=CONCATENATE([.E63];MID([.A252];3;2);DEC2HEX((HEX2DEC(MID([.A252];5;2))-1+256*((HEX2DEC(MID([.A252];5;2))-1)&lt;0));2);MID([.A252];7;2))" office:value-type="string" office:string-value="3C25CCCC">
            <text:p>3C25CCCC</text:p>
          </table:table-cell>
          <table:table-cell table:style-name="ce1" table:formula="of:=CONCATENATE([.E63];MID([.A253];3;2);DEC2HEX((HEX2DEC(MID([.A253];5;2))-1+256*((HEX2DEC(MID([.A253];5;2))-1)&lt;0));2);MID([.A253];7;2))" office:value-type="string" office:string-value="3CC9E8FF">
            <text:p>3CC9E8FF</text:p>
          </table:table-cell>
          <table:table-cell table:style-name="ce1" table:formula="of:=CONCATENATE([.E63];MID([.A250];3;2);DEC2HEX((HEX2DEC(MID([.A250];5;2))-1+256*((HEX2DEC(MID([.A250];5;2))-1)&lt;0));2);MID([.A250];7;2))" office:value-type="string" office:string-value="3CEDFF66">
            <text:p>3CEDFF66</text:p>
          </table:table-cell>
          <table:table-cell table:style-name="ce6" table:formula="of:=CONCATENATE([.E63];MID([.A251];3;2);DEC2HEX((HEX2DEC(MID([.A251];5;2))-1+256*((HEX2DEC(MID([.A251];5;2))-1)&lt;0));2);MID([.A251];7;2))" office:value-type="string" office:string-value="3C81B099">
            <text:p>3C81B099</text:p>
          </table:table-cell>
          <table:table-cell/>
          <table:table-cell table:style-name="ce1" table:formula="of:=CONCATENATE([.E63];MID([.A196];3;2);DEC2HEX((HEX2DEC(MID([.A196];5;2))-3+256*((HEX2DEC(MID([.A196];5;2))-3)&lt;0));2);MID([.A196];7;2))" office:value-type="string" office:string-value="3C8BEF44">
            <text:p>3C8BEF44</text:p>
          </table:table-cell>
          <table:table-cell table:style-name="ce1" table:formula="of:=CONCATENATE([.E63];MID([.A197];3;2);DEC2HEX((HEX2DEC(MID([.A197];5;2))-3+256*((HEX2DEC(MID([.A197];5;2))-3)&lt;0));2);MID([.A197];7;2))" office:value-type="string" office:string-value="3C2F0B77">
            <text:p>3C2F0B77</text:p>
          </table:table-cell>
          <table:table-cell table:style-name="ce1" table:formula="of:=CONCATENATE([.E63];MID([.A34];3;2);DEC2HEX((HEX2DEC(MID([.A34];5;2))-3+256*((HEX2DEC(MID([.A34];5;2))-3)&lt;0));2);MID([.A34];7;2))" office:value-type="string" office:string-value="3C54C5EE">
            <text:p>3C54C5EE</text:p>
          </table:table-cell>
          <table:table-cell table:style-name="ce1" table:formula="of:=CONCATENATE([.E63];MID([.A35];3;2);DEC2HEX((HEX2DEC(MID([.A35];5;2))-3+256*((HEX2DEC(MID([.A35];5;2))-3)&lt;0));2);MID([.A35];7;2))" office:value-type="string" office:string-value="3C09E111">
            <text:p>3C09E111</text:p>
          </table:table-cell>
          <table:table-cell table:formula="of:=CONCATENATE([.E63];MID([.A32];3;2);DEC2HEX((HEX2DEC(MID([.A32];5;2))-3+256*((HEX2DEC(MID([.A32];5;2))-3)&lt;0));2);MID([.A32];7;2))" office:value-type="string" office:string-value="3C1CF888">
            <text:p>3C1CF888</text:p>
          </table:table-cell>
          <table:table-cell table:style-name="ce1" table:formula="of:=CONCATENATE([.E63];MID([.A289];3;2);DEC2HEX((HEX2DEC(MID([.A289];5;2))-3+256*((HEX2DEC(MID([.A289];5;2))-3)&lt;0));2);MID([.A289];7;2))" office:value-type="string" office:string-value="3CB0A9BB">
            <text:p>3CB0A9BB</text:p>
          </table:table-cell>
          <table:table-cell table:style-name="ce1" table:formula="of:=CONCATENATE([.E63];MID([.A30];3;2);DEC2HEX((HEX2DEC(MID([.A30];5;2))-3+256*((HEX2DEC(MID([.A30];5;2))-3)&lt;0));2);MID([.A30];7;2))" office:value-type="string" office:string-value="3CD4C022">
            <text:p>3CD4C022</text:p>
          </table:table-cell>
          <table:table-cell table:style-name="ce1" table:formula="of:=CONCATENATE([.E63];MID([.A31];3;2);DEC2HEX((HEX2DEC(MID([.A31];5;2))-3+256*((HEX2DEC(MID([.A31];5;2))-3)&lt;0));2);MID([.A31];7;2))" office:value-type="string" office:string-value="3C78DC55">
            <text:p>3C78DC55</text:p>
          </table:table-cell>
          <table:table-cell table:style-name="ce6" table:formula="of:=CONCATENATE([.E63];MID([.A284];3;2);DEC2HEX((HEX2DEC(MID([.A284];5;2))-3+256*((HEX2DEC(MID([.A284];5;2))-3)&lt;0));2);MID([.A284];7;2))" office:value-type="string" office:string-value="3C8BF3CC">
            <text:p>3C8BF3CC</text:p>
          </table:table-cell>
          <table:table-cell table:style-name="ce1" table:formula="of:=CONCATENATE([.E63];MID([.A29];3;2);DEC2HEX((HEX2DEC(MID([.A29];5;2))-3+256*((HEX2DEC(MID([.A29];5;2))-3)&lt;0));2);MID([.A29];7;2))" office:value-type="string" office:string-value="3C2F0FFF">
            <text:p>3C2F0FFF</text:p>
          </table:table-cell>
          <table:table-cell/>
          <table:table-cell table:style-name="ce1" table:formula="of:=MID([.A63];3;2)" office:value-type="string" office:string-value="DE">
            <text:p>DE</text:p>
          </table:table-cell>
          <table:table-cell table:style-name="ce1" table:formula="of:=MID([.A63];5;2)" office:value-type="string" office:string-value="07">
            <text:p>07</text:p>
          </table:table-cell>
          <table:table-cell table:formula="of:=IF((HEX2DEC([.Y63])-HEX2DEC([.Y62]))&gt;0;HEX2DEC([.Y63])-HEX2DEC([.Y62]);HEX2DEC([.Y63])-HEX2DEC([.Y62])+256)" office:value-type="float" office:value="164">
            <text:p>164</text:p>
          </table:table-cell>
          <table:table-cell table:formula="of:=IF((HEX2DEC([.Z63])-HEX2DEC([.Z62]))&gt;0;HEX2DEC([.Z63])-HEX2DEC([.Z62]);HEX2DEC([.Z63])-HEX2DEC([.Z6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D72B888</text:p>
          </table:table-cell>
          <table:table-cell office:value-type="string">
            <text:p>3D85CFFF</text:p>
          </table:table-cell>
          <table:table-cell table:number-columns-repeated="2"/>
          <table:table-cell table:style-name="ce7" table:formula="of:=DEC2HEX(HEX2DEC([.E65])-1)" office:value-type="string" office:string-value="3D">
            <text:p>3D</text:p>
          </table:table-cell>
          <table:table-cell table:style-name="ce1" table:formula="of:=CONCATENATE([.E64];MID([.A258];3;2);DEC2HEX((HEX2DEC(MID([.A258];5;2))-1+256*((HEX2DEC(MID([.A258];5;2))-1)&lt;0));2);MID([.A258];7;2))" office:value-type="string" office:string-value="3DFE09EE">
            <text:p>3DFE09EE</text:p>
          </table:table-cell>
          <table:table-cell table:style-name="ce1" table:formula="of:=CONCATENATE([.E64];MID([.A255];3;2);DEC2HEX((HEX2DEC(MID([.A255];5;2))-1+256*((HEX2DEC(MID([.A255];5;2))-1)&lt;0));2);MID([.A255];7;2))" office:value-type="string" office:string-value="3D12B555">
            <text:p>3D12B555</text:p>
          </table:table-cell>
          <table:table-cell table:style-name="ce1" table:formula="of:=CONCATENATE([.E64];MID([.A256];3;2);DEC2HEX((HEX2DEC(MID([.A256];5;2))-1+256*((HEX2DEC(MID([.A256];5;2))-1)&lt;0));2);MID([.A256];7;2))" office:value-type="string" office:string-value="3DB6D188">
            <text:p>3DB6D188</text:p>
          </table:table-cell>
          <table:table-cell table:style-name="ce1" table:formula="of:=CONCATENATE([.E64];MID([.A253];3;2);DEC2HEX((HEX2DEC(MID([.A253];5;2))-1+256*((HEX2DEC(MID([.A253];5;2))-1)&lt;0));2);MID([.A253];7;2))" office:value-type="string" office:string-value="3DC9E8FF">
            <text:p>3DC9E8FF</text:p>
          </table:table-cell>
          <table:table-cell table:style-name="ce1" table:formula="of:=CONCATENATE([.E64];MID([.A254];3;2);DEC2HEX((HEX2DEC(MID([.A254];5;2))-1+256*((HEX2DEC(MID([.A254];5;2))-1)&lt;0));2);MID([.A254];7;2))" office:value-type="string" office:string-value="3D7E0422">
            <text:p>3D7E0422</text:p>
          </table:table-cell>
          <table:table-cell table:style-name="ce1" table:formula="of:=CONCATENATE([.E64];MID([.A251];3;2);DEC2HEX((HEX2DEC(MID([.A251];5;2))-1+256*((HEX2DEC(MID([.A251];5;2))-1)&lt;0));2);MID([.A251];7;2))" office:value-type="string" office:string-value="3D81B099">
            <text:p>3D81B099</text:p>
          </table:table-cell>
          <table:table-cell table:style-name="ce6" table:formula="of:=CONCATENATE([.E64];MID([.A252];3;2);DEC2HEX((HEX2DEC(MID([.A252];5;2))-1+256*((HEX2DEC(MID([.A252];5;2))-1)&lt;0));2);MID([.A252];7;2))" office:value-type="string" office:string-value="3D25CCCC">
            <text:p>3D25CCCC</text:p>
          </table:table-cell>
          <table:table-cell/>
          <table:table-cell table:style-name="ce1" table:formula="of:=CONCATENATE([.E64];MID([.A197];3;2);DEC2HEX((HEX2DEC(MID([.A197];5;2))-3+256*((HEX2DEC(MID([.A197];5;2))-3)&lt;0));2);MID([.A197];7;2))" office:value-type="string" office:string-value="3D2F0B77">
            <text:p>3D2F0B77</text:p>
          </table:table-cell>
          <table:table-cell table:style-name="ce1" table:formula="of:=CONCATENATE([.E64];MID([.A198];3;2);DEC2HEX((HEX2DEC(MID([.A198];5;2))-3+256*((HEX2DEC(MID([.A198];5;2))-3)&lt;0));2);MID([.A198];7;2))" office:value-type="string" office:string-value="3DC3BCAA">
            <text:p>3DC3BCAA</text:p>
          </table:table-cell>
          <table:table-cell table:style-name="ce1" table:formula="of:=CONCATENATE([.E64];MID([.A35];3;2);DEC2HEX((HEX2DEC(MID([.A35];5;2))-3+256*((HEX2DEC(MID([.A35];5;2))-3)&lt;0));2);MID([.A35];7;2))" office:value-type="string" office:string-value="3D09E111">
            <text:p>3D09E111</text:p>
          </table:table-cell>
          <table:table-cell table:style-name="ce1" table:formula="of:=CONCATENATE([.E64];MID([.A36];3;2);DEC2HEX((HEX2DEC(MID([.A36];5;2))-3+256*((HEX2DEC(MID([.A36];5;2))-3)&lt;0));2);MID([.A36];7;2))" office:value-type="string" office:string-value="3DADFD44">
            <text:p>3DADFD44</text:p>
          </table:table-cell>
          <table:table-cell table:formula="of:=CONCATENATE([.E64];MID([.A33];3;2);DEC2HEX((HEX2DEC(MID([.A33];5;2))-3+256*((HEX2DEC(MID([.A33];5;2))-3)&lt;0));2);MID([.A33];7;2))" office:value-type="string" office:string-value="3DB0A9BB">
            <text:p>3DB0A9BB</text:p>
          </table:table-cell>
          <table:table-cell table:style-name="ce1" table:formula="of:=CONCATENATE([.E64];MID([.A290];3;2);DEC2HEX((HEX2DEC(MID([.A290];5;2))-3+256*((HEX2DEC(MID([.A290];5;2))-3)&lt;0));2);MID([.A290];7;2))" office:value-type="string" office:string-value="3D54C5EE">
            <text:p>3D54C5EE</text:p>
          </table:table-cell>
          <table:table-cell table:style-name="ce1" table:formula="of:=CONCATENATE([.E64];MID([.A31];3;2);DEC2HEX((HEX2DEC(MID([.A31];5;2))-3+256*((HEX2DEC(MID([.A31];5;2))-3)&lt;0));2);MID([.A31];7;2))" office:value-type="string" office:string-value="3D78DC55">
            <text:p>3D78DC55</text:p>
          </table:table-cell>
          <table:table-cell table:style-name="ce1" table:formula="of:=CONCATENATE([.E64];MID([.A32];3;2);DEC2HEX((HEX2DEC(MID([.A32];5;2))-3+256*((HEX2DEC(MID([.A32];5;2))-3)&lt;0));2);MID([.A32];7;2))" office:value-type="string" office:string-value="3D1CF888">
            <text:p>3D1CF888</text:p>
          </table:table-cell>
          <table:table-cell table:style-name="ce6" table:formula="of:=CONCATENATE([.E64];MID([.A285];3;2);DEC2HEX((HEX2DEC(MID([.A285];5;2))-3+256*((HEX2DEC(MID([.A285];5;2))-3)&lt;0));2);MID([.A285];7;2))" office:value-type="string" office:string-value="3D2F0FFF">
            <text:p>3D2F0FFF</text:p>
          </table:table-cell>
          <table:table-cell table:style-name="ce1" table:formula="of:=CONCATENATE([.E64];MID([.A30];3;2);DEC2HEX((HEX2DEC(MID([.A30];5;2))-3+256*((HEX2DEC(MID([.A30];5;2))-3)&lt;0));2);MID([.A30];7;2))" office:value-type="string" office:string-value="3DD4C022">
            <text:p>3DD4C022</text:p>
          </table:table-cell>
          <table:table-cell/>
          <table:table-cell table:style-name="ce1" table:formula="of:=MID([.A64];3;2)" office:value-type="string" office:string-value="72">
            <text:p>72</text:p>
          </table:table-cell>
          <table:table-cell table:style-name="ce1" table:formula="of:=MID([.A64];5;2)" office:value-type="string" office:string-value="B8">
            <text:p>B8</text:p>
          </table:table-cell>
          <table:table-cell table:formula="of:=IF((HEX2DEC([.Y64])-HEX2DEC([.Y63]))&gt;0;HEX2DEC([.Y64])-HEX2DEC([.Y63]);HEX2DEC([.Y64])-HEX2DEC([.Y63])+256)" office:value-type="float" office:value="148">
            <text:p>148</text:p>
          </table:table-cell>
          <table:table-cell table:formula="of:=IF((HEX2DEC([.Z64])-HEX2DEC([.Z63]))&gt;0;HEX2DEC([.Z64])-HEX2DEC([.Z63]);HEX2DEC([.Z64])-HEX2DEC([.Z6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E16D4BB</text:p>
          </table:table-cell>
          <table:table-cell office:value-type="string">
            <text:p>3E3AEB22</text:p>
          </table:table-cell>
          <table:table-cell table:number-columns-repeated="2"/>
          <table:table-cell table:style-name="ce7" table:formula="of:=DEC2HEX(HEX2DEC([.E66])-1)" office:value-type="string" office:string-value="3E">
            <text:p>3E</text:p>
          </table:table-cell>
          <table:table-cell table:style-name="ce9" table:formula="of:=CONCATENATE([.E65];MID([.A3];3;2);DEC2HEX((HEX2DEC(MID([.A3];5;2))-2+256*((HEX2DEC(MID([.A3];5;2))-2)&lt;0));2);MID([.A3];7;2))" office:value-type="string" office:string-value="3EA3BA11">
            <text:p>3EA3BA11</text:p>
          </table:table-cell>
          <table:table-cell table:style-name="ce1" table:formula="of:=CONCATENATE([.E65];MID([.A256];3;2);DEC2HEX((HEX2DEC(MID([.A256];5;2))-1+256*((HEX2DEC(MID([.A256];5;2))-1)&lt;0));2);MID([.A256];7;2))" office:value-type="string" office:string-value="3EB6D188">
            <text:p>3EB6D188</text:p>
          </table:table-cell>
          <table:table-cell table:style-name="ce1" table:formula="of:=CONCATENATE([.E65];MID([.A257];3;2);DEC2HEX((HEX2DEC(MID([.A257];5;2))-1+256*((HEX2DEC(MID([.A257];5;2))-1)&lt;0));2);MID([.A257];7;2))" office:value-type="string" office:string-value="3E5AEDBB">
            <text:p>3E5AEDBB</text:p>
          </table:table-cell>
          <table:table-cell table:style-name="ce1" table:formula="of:=CONCATENATE([.E65];MID([.A254];3;2);DEC2HEX((HEX2DEC(MID([.A254];5;2))-1+256*((HEX2DEC(MID([.A254];5;2))-1)&lt;0));2);MID([.A254];7;2))" office:value-type="string" office:string-value="3E7E0422">
            <text:p>3E7E0422</text:p>
          </table:table-cell>
          <table:table-cell table:style-name="ce1" table:formula="of:=CONCATENATE([.E65];MID([.A255];3;2);DEC2HEX((HEX2DEC(MID([.A255];5;2))-1+256*((HEX2DEC(MID([.A255];5;2))-1)&lt;0));2);MID([.A255];7;2))" office:value-type="string" office:string-value="3E12B555">
            <text:p>3E12B555</text:p>
          </table:table-cell>
          <table:table-cell table:style-name="ce1" table:formula="of:=CONCATENATE([.E65];MID([.A252];3;2);DEC2HEX((HEX2DEC(MID([.A252];5;2))-1+256*((HEX2DEC(MID([.A252];5;2))-1)&lt;0));2);MID([.A252];7;2))" office:value-type="string" office:string-value="3E25CCCC">
            <text:p>3E25CCCC</text:p>
          </table:table-cell>
          <table:table-cell table:style-name="ce6" table:formula="of:=CONCATENATE([.E65];MID([.A253];3;2);DEC2HEX((HEX2DEC(MID([.A253];5;2))-1+256*((HEX2DEC(MID([.A253];5;2))-1)&lt;0));2);MID([.A253];7;2))" office:value-type="string" office:string-value="3EC9E8FF">
            <text:p>3EC9E8FF</text:p>
          </table:table-cell>
          <table:table-cell/>
          <table:table-cell table:style-name="ce1" table:formula="of:=CONCATENATE([.E65];MID([.A198];3;2);DEC2HEX((HEX2DEC(MID([.A198];5;2))-3+256*((HEX2DEC(MID([.A198];5;2))-3)&lt;0));2);MID([.A198];7;2))" office:value-type="string" office:string-value="3EC3BCAA">
            <text:p>3EC3BCAA</text:p>
          </table:table-cell>
          <table:table-cell table:style-name="ce1" table:formula="of:=CONCATENATE([.E65];MID([.A199];3;2);DEC2HEX((HEX2DEC(MID([.A199];5;2))-3+256*((HEX2DEC(MID([.A199];5;2))-3)&lt;0));2);MID([.A199];7;2))" office:value-type="string" office:string-value="3E67D8DD">
            <text:p>3E67D8DD</text:p>
          </table:table-cell>
          <table:table-cell table:style-name="ce1" table:formula="of:=CONCATENATE([.E65];MID([.A36];3;2);DEC2HEX((HEX2DEC(MID([.A36];5;2))-3+256*((HEX2DEC(MID([.A36];5;2))-3)&lt;0));2);MID([.A36];7;2))" office:value-type="string" office:string-value="3EADFD44">
            <text:p>3EADFD44</text:p>
          </table:table-cell>
          <table:table-cell table:style-name="ce1" table:formula="of:=CONCATENATE([.E65];MID([.A37];3;2);DEC2HEX((HEX2DEC(MID([.A37];5;2))-3+256*((HEX2DEC(MID([.A37];5;2))-3)&lt;0));2);MID([.A37];7;2))" office:value-type="string" office:string-value="3E41AE77">
            <text:p>3E41AE77</text:p>
          </table:table-cell>
          <table:table-cell table:formula="of:=CONCATENATE([.E65];MID([.A34];3;2);DEC2HEX((HEX2DEC(MID([.A34];5;2))-3+256*((HEX2DEC(MID([.A34];5;2))-3)&lt;0));2);MID([.A34];7;2))" office:value-type="string" office:string-value="3E54C5EE">
            <text:p>3E54C5EE</text:p>
          </table:table-cell>
          <table:table-cell table:style-name="ce1" table:formula="of:=CONCATENATE([.E65];MID([.A291];3;2);DEC2HEX((HEX2DEC(MID([.A291];5;2))-3+256*((HEX2DEC(MID([.A291];5;2))-3)&lt;0));2);MID([.A291];7;2))" office:value-type="string" office:string-value="3E09E111">
            <text:p>3E09E111</text:p>
          </table:table-cell>
          <table:table-cell table:style-name="ce1" table:formula="of:=CONCATENATE([.E65];MID([.A32];3;2);DEC2HEX((HEX2DEC(MID([.A32];5;2))-3+256*((HEX2DEC(MID([.A32];5;2))-3)&lt;0));2);MID([.A32];7;2))" office:value-type="string" office:string-value="3E1CF888">
            <text:p>3E1CF888</text:p>
          </table:table-cell>
          <table:table-cell table:style-name="ce1" table:formula="of:=CONCATENATE([.E65];MID([.A33];3;2);DEC2HEX((HEX2DEC(MID([.A33];5;2))-3+256*((HEX2DEC(MID([.A33];5;2))-3)&lt;0));2);MID([.A33];7;2))" office:value-type="string" office:string-value="3EB0A9BB">
            <text:p>3EB0A9BB</text:p>
          </table:table-cell>
          <table:table-cell table:style-name="ce6" table:formula="of:=CONCATENATE([.E65];MID([.A286];3;2);DEC2HEX((HEX2DEC(MID([.A286];5;2))-3+256*((HEX2DEC(MID([.A286];5;2))-3)&lt;0));2);MID([.A286];7;2))" office:value-type="string" office:string-value="3ED4C022">
            <text:p>3ED4C022</text:p>
          </table:table-cell>
          <table:table-cell table:style-name="ce1" table:formula="of:=CONCATENATE([.E65];MID([.A31];3;2);DEC2HEX((HEX2DEC(MID([.A31];5;2))-3+256*((HEX2DEC(MID([.A31];5;2))-3)&lt;0));2);MID([.A31];7;2))" office:value-type="string" office:string-value="3E78DC55">
            <text:p>3E78DC55</text:p>
          </table:table-cell>
          <table:table-cell/>
          <table:table-cell table:style-name="ce1" table:formula="of:=MID([.A65];3;2)" office:value-type="string" office:string-value="16">
            <text:p>16</text:p>
          </table:table-cell>
          <table:table-cell table:style-name="ce1" table:formula="of:=MID([.A65];5;2)" office:value-type="string" office:string-value="D4">
            <text:p>D4</text:p>
          </table:table-cell>
          <table:table-cell table:formula="of:=IF((HEX2DEC([.Y65])-HEX2DEC([.Y64]))&gt;0;HEX2DEC([.Y65])-HEX2DEC([.Y64]);HEX2DEC([.Y65])-HEX2DEC([.Y64])+256)" office:value-type="float" office:value="164">
            <text:p>164</text:p>
          </table:table-cell>
          <table:table-cell table:formula="of:=IF((HEX2DEC([.Z65])-HEX2DEC([.Z64]))&gt;0;HEX2DEC([.Z65])-HEX2DEC([.Z64]);HEX2DEC([.Z65])-HEX2DEC([.Z6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3FBAF0EE</text:p>
          </table:table-cell>
          <table:table-cell table:style-name="ce6" table:formula="of:=CONCATENATE(DEC2HEX(HEX2DEC(MID([.B65];1;2))+1);MID([.A63];3;6))" office:value-type="string" office:string-value="3FDE0755">
            <text:p>3FDE0755</text:p>
          </table:table-cell>
          <table:table-cell table:number-columns-repeated="2"/>
          <table:table-cell table:style-name="ce7" table:formula="of:=DEC2HEX(HEX2DEC([.E67])-1)" office:value-type="string" office:string-value="3F">
            <text:p>3F</text:p>
          </table:table-cell>
          <table:table-cell table:style-name="ce1" table:formula="of:=CONCATENATE([.E66];MID([.A4];3;2);DEC2HEX((HEX2DEC(MID([.A4];5;2))-2+256*((HEX2DEC(MID([.A4];5;2))-2)&lt;0));2);MID([.A4];7;2))" office:value-type="string" office:string-value="3F47D644">
            <text:p>3F47D644</text:p>
          </table:table-cell>
          <table:table-cell table:style-name="ce1" table:formula="of:=CONCATENATE([.E66];MID([.A257];3;2);DEC2HEX((HEX2DEC(MID([.A257];5;2))-1+256*((HEX2DEC(MID([.A257];5;2))-1)&lt;0));2);MID([.A257];7;2))" office:value-type="string" office:string-value="3F5AEDBB">
            <text:p>3F5AEDBB</text:p>
          </table:table-cell>
          <table:table-cell table:style-name="ce1" table:formula="of:=CONCATENATE([.E66];MID([.A258];3;2);DEC2HEX((HEX2DEC(MID([.A258];5;2))-1+256*((HEX2DEC(MID([.A258];5;2))-1)&lt;0));2);MID([.A258];7;2))" office:value-type="string" office:string-value="3FFE09EE">
            <text:p>3FFE09EE</text:p>
          </table:table-cell>
          <table:table-cell table:style-name="ce1" table:formula="of:=CONCATENATE([.E66];MID([.A255];3;2);DEC2HEX((HEX2DEC(MID([.A255];5;2))-1+256*((HEX2DEC(MID([.A255];5;2))-1)&lt;0));2);MID([.A255];7;2))" office:value-type="string" office:string-value="3F12B555">
            <text:p>3F12B555</text:p>
          </table:table-cell>
          <table:table-cell table:style-name="ce1" table:formula="of:=CONCATENATE([.E66];MID([.A256];3;2);DEC2HEX((HEX2DEC(MID([.A256];5;2))-1+256*((HEX2DEC(MID([.A256];5;2))-1)&lt;0));2);MID([.A256];7;2))" office:value-type="string" office:string-value="3FB6D188">
            <text:p>3FB6D188</text:p>
          </table:table-cell>
          <table:table-cell table:style-name="ce1" table:formula="of:=CONCATENATE([.E66];MID([.A253];3;2);DEC2HEX((HEX2DEC(MID([.A253];5;2))-1+256*((HEX2DEC(MID([.A253];5;2))-1)&lt;0));2);MID([.A253];7;2))" office:value-type="string" office:string-value="3FC9E8FF">
            <text:p>3FC9E8FF</text:p>
          </table:table-cell>
          <table:table-cell table:style-name="ce6" table:formula="of:=CONCATENATE([.E66];MID([.A254];3;2);DEC2HEX((HEX2DEC(MID([.A254];5;2))-1+256*((HEX2DEC(MID([.A254];5;2))-1)&lt;0));2);MID([.A254];7;2))" office:value-type="string" office:string-value="3F7E0422">
            <text:p>3F7E0422</text:p>
          </table:table-cell>
          <table:table-cell/>
          <table:table-cell table:style-name="ce1" table:formula="of:=CONCATENATE([.E66];MID([.A199];3;2);DEC2HEX((HEX2DEC(MID([.A199];5;2))-3+256*((HEX2DEC(MID([.A199];5;2))-3)&lt;0));2);MID([.A199];7;2))" office:value-type="string" office:string-value="3F67D8DD">
            <text:p>3F67D8DD</text:p>
          </table:table-cell>
          <table:table-cell table:style-name="ce1" table:formula="of:=CONCATENATE([.E66];MID([.A200];3;2);DEC2HEX((HEX2DEC(MID([.A200];5;2))-3+256*((HEX2DEC(MID([.A200];5;2))-3)&lt;0));2);MID([.A200];7;2))" office:value-type="string" office:string-value="3F1CF400">
            <text:p>3F1CF400</text:p>
          </table:table-cell>
          <table:table-cell table:style-name="ce1" table:formula="of:=CONCATENATE([.E66];MID([.A37];3;2);DEC2HEX((HEX2DEC(MID([.A37];5;2))-3+256*((HEX2DEC(MID([.A37];5;2))-3)&lt;0));2);MID([.A37];7;2))" office:value-type="string" office:string-value="3F41AE77">
            <text:p>3F41AE77</text:p>
          </table:table-cell>
          <table:table-cell table:style-name="ce1" table:formula="of:=CONCATENATE([.E66];MID([.A38];3;2);DEC2HEX((HEX2DEC(MID([.A38];5;2))-3+256*((HEX2DEC(MID([.A38];5;2))-3)&lt;0));2);MID([.A38];7;2))" office:value-type="string" office:string-value="3FE5CAAA">
            <text:p>3FE5CAAA</text:p>
          </table:table-cell>
          <table:table-cell table:formula="of:=CONCATENATE([.E66];MID([.A35];3;2);DEC2HEX((HEX2DEC(MID([.A35];5;2))-3+256*((HEX2DEC(MID([.A35];5;2))-3)&lt;0));2);MID([.A35];7;2))" office:value-type="string" office:string-value="3F09E111">
            <text:p>3F09E111</text:p>
          </table:table-cell>
          <table:table-cell table:style-name="ce1" table:formula="of:=CONCATENATE([.E66];MID([.A292];3;2);DEC2HEX((HEX2DEC(MID([.A292];5;2))-3+256*((HEX2DEC(MID([.A292];5;2))-3)&lt;0));2);MID([.A292];7;2))" office:value-type="string" office:string-value="3FADFD44">
            <text:p>3FADFD44</text:p>
          </table:table-cell>
          <table:table-cell table:style-name="ce1" table:formula="of:=CONCATENATE([.E66];MID([.A33];3;2);DEC2HEX((HEX2DEC(MID([.A33];5;2))-3+256*((HEX2DEC(MID([.A33];5;2))-3)&lt;0));2);MID([.A33];7;2))" office:value-type="string" office:string-value="3FB0A9BB">
            <text:p>3FB0A9BB</text:p>
          </table:table-cell>
          <table:table-cell table:style-name="ce1" table:formula="of:=CONCATENATE([.E66];MID([.A34];3;2);DEC2HEX((HEX2DEC(MID([.A34];5;2))-3+256*((HEX2DEC(MID([.A34];5;2))-3)&lt;0));2);MID([.A34];7;2))" office:value-type="string" office:string-value="3F54C5EE">
            <text:p>3F54C5EE</text:p>
          </table:table-cell>
          <table:table-cell table:style-name="ce6" table:formula="of:=CONCATENATE([.E66];MID([.A287];3;2);DEC2HEX((HEX2DEC(MID([.A287];5;2))-3+256*((HEX2DEC(MID([.A287];5;2))-3)&lt;0));2);MID([.A287];7;2))" office:value-type="string" office:string-value="3F78DC55">
            <text:p>3F78DC55</text:p>
          </table:table-cell>
          <table:table-cell table:style-name="ce1" table:formula="of:=CONCATENATE([.E66];MID([.A32];3;2);DEC2HEX((HEX2DEC(MID([.A32];5;2))-3+256*((HEX2DEC(MID([.A32];5;2))-3)&lt;0));2);MID([.A32];7;2))" office:value-type="string" office:string-value="3F1CF888">
            <text:p>3F1CF888</text:p>
          </table:table-cell>
          <table:table-cell/>
          <table:table-cell table:style-name="ce1" table:formula="of:=MID([.A66];3;2)" office:value-type="string" office:string-value="BA">
            <text:p>BA</text:p>
          </table:table-cell>
          <table:table-cell table:style-name="ce1" table:formula="of:=MID([.A66];5;2)" office:value-type="string" office:string-value="F0">
            <text:p>F0</text:p>
          </table:table-cell>
          <table:table-cell table:formula="of:=IF((HEX2DEC([.Y66])-HEX2DEC([.Y65]))&gt;0;HEX2DEC([.Y66])-HEX2DEC([.Y65]);HEX2DEC([.Y66])-HEX2DEC([.Y65])+256)" office:value-type="float" office:value="164">
            <text:p>164</text:p>
          </table:table-cell>
          <table:table-cell table:formula="of:=IF((HEX2DEC([.Z66])-HEX2DEC([.Z65]))&gt;0;HEX2DEC([.Z66])-HEX2DEC([.Z65]);HEX2DEC([.Z66])-HEX2DEC([.Z6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06F0C11</text:p>
          </table:table-cell>
          <table:table-cell office:value-type="string">
            <text:p>4072B888</text:p>
          </table:table-cell>
          <table:table-cell table:number-columns-repeated="2"/>
          <table:table-cell table:style-name="ce7" table:formula="of:=DEC2HEX(HEX2DEC([.E68])-1)" office:value-type="string" office:string-value="40">
            <text:p>40</text:p>
          </table:table-cell>
          <table:table-cell table:style-name="ce1" table:formula="of:=CONCATENATE([.E67];MID([.A5];3;2);DEC2HEX((HEX2DEC(MID([.A5];5;2))-2+256*((HEX2DEC(MID([.A5];5;2))-2)&lt;0));2);MID([.A5];7;2))" office:value-type="string" office:string-value="40EBF277">
            <text:p>40EBF277</text:p>
          </table:table-cell>
          <table:table-cell table:style-name="ce1" table:formula="of:=CONCATENATE([.E67];MID([.A258];3;2);DEC2HEX((HEX2DEC(MID([.A258];5;2))-1+256*((HEX2DEC(MID([.A258];5;2))-1)&lt;0));2);MID([.A258];7;2))" office:value-type="string" office:string-value="40FE09EE">
            <text:p>40FE09EE</text:p>
          </table:table-cell>
          <table:table-cell table:style-name="ce9" table:formula="of:=CONCATENATE([.E67];MID([.A259];3;2);DEC2HEX((HEX2DEC(MID([.A259];5;2))-2+256*((HEX2DEC(MID([.A259];5;2))-2)&lt;0));2);MID([.A259];7;2))" office:value-type="string" office:string-value="40A3BA11">
            <text:p>40A3BA11</text:p>
          </table:table-cell>
          <table:table-cell table:style-name="ce1" table:formula="of:=CONCATENATE([.E67];MID([.A256];3;2);DEC2HEX((HEX2DEC(MID([.A256];5;2))-1+256*((HEX2DEC(MID([.A256];5;2))-1)&lt;0));2);MID([.A256];7;2))" office:value-type="string" office:string-value="40B6D188">
            <text:p>40B6D188</text:p>
          </table:table-cell>
          <table:table-cell table:style-name="ce1" table:formula="of:=CONCATENATE([.E67];MID([.A257];3;2);DEC2HEX((HEX2DEC(MID([.A257];5;2))-1+256*((HEX2DEC(MID([.A257];5;2))-1)&lt;0));2);MID([.A257];7;2))" office:value-type="string" office:string-value="405AEDBB">
            <text:p>405AEDBB</text:p>
          </table:table-cell>
          <table:table-cell table:style-name="ce1" table:formula="of:=CONCATENATE([.E67];MID([.A254];3;2);DEC2HEX((HEX2DEC(MID([.A254];5;2))-1+256*((HEX2DEC(MID([.A254];5;2))-1)&lt;0));2);MID([.A254];7;2))" office:value-type="string" office:string-value="407E0422">
            <text:p>407E0422</text:p>
          </table:table-cell>
          <table:table-cell table:style-name="ce6" table:formula="of:=CONCATENATE([.E67];MID([.A255];3;2);DEC2HEX((HEX2DEC(MID([.A255];5;2))-1+256*((HEX2DEC(MID([.A255];5;2))-1)&lt;0));2);MID([.A255];7;2))" office:value-type="string" office:string-value="4012B555">
            <text:p>4012B555</text:p>
          </table:table-cell>
          <table:table-cell/>
          <table:table-cell table:style-name="ce1" table:formula="of:=CONCATENATE([.E67];MID([.A200];3;2);DEC2HEX((HEX2DEC(MID([.A200];5;2))-3+256*((HEX2DEC(MID([.A200];5;2))-3)&lt;0));2);MID([.A200];7;2))" office:value-type="string" office:string-value="401CF400">
            <text:p>401CF400</text:p>
          </table:table-cell>
          <table:table-cell table:style-name="ce1" table:formula="of:=CONCATENATE([.E67];MID([.A201];3;2);DEC2HEX((HEX2DEC(MID([.A201];5;2))-3+256*((HEX2DEC(MID([.A201];5;2))-3)&lt;0));2);MID([.A201];7;2))" office:value-type="string" office:string-value="40B0A533">
            <text:p>40B0A533</text:p>
          </table:table-cell>
          <table:table-cell table:style-name="ce1" table:formula="of:=CONCATENATE([.E67];MID([.A38];3;2);DEC2HEX((HEX2DEC(MID([.A38];5;2))-3+256*((HEX2DEC(MID([.A38];5;2))-3)&lt;0));2);MID([.A38];7;2))" office:value-type="string" office:string-value="40E5CAAA">
            <text:p>40E5CAAA</text:p>
          </table:table-cell>
          <table:table-cell table:style-name="ce1" table:formula="of:=CONCATENATE([.E67];MID([.A39];3;2);DEC2HEX((HEX2DEC(MID([.A39];5;2))-3+256*((HEX2DEC(MID([.A39];5;2))-3)&lt;0));2);MID([.A39];7;2))" office:value-type="string" office:string-value="4089E6DD">
            <text:p>4089E6DD</text:p>
          </table:table-cell>
          <table:table-cell table:formula="of:=CONCATENATE([.E67];MID([.A36];3;2);DEC2HEX((HEX2DEC(MID([.A36];5;2))-3+256*((HEX2DEC(MID([.A36];5;2))-3)&lt;0));2);MID([.A36];7;2))" office:value-type="string" office:string-value="40ADFD44">
            <text:p>40ADFD44</text:p>
          </table:table-cell>
          <table:table-cell table:style-name="ce1" table:formula="of:=CONCATENATE([.E67];MID([.A293];3;2);DEC2HEX((HEX2DEC(MID([.A293];5;2))-3+256*((HEX2DEC(MID([.A293];5;2))-3)&lt;0));2);MID([.A293];7;2))" office:value-type="string" office:string-value="4041AE77">
            <text:p>4041AE77</text:p>
          </table:table-cell>
          <table:table-cell table:style-name="ce1" table:formula="of:=CONCATENATE([.E67];MID([.A34];3;2);DEC2HEX((HEX2DEC(MID([.A34];5;2))-3+256*((HEX2DEC(MID([.A34];5;2))-3)&lt;0));2);MID([.A34];7;2))" office:value-type="string" office:string-value="4054C5EE">
            <text:p>4054C5EE</text:p>
          </table:table-cell>
          <table:table-cell table:style-name="ce1" table:formula="of:=CONCATENATE([.E67];MID([.A35];3;2);DEC2HEX((HEX2DEC(MID([.A35];5;2))-3+256*((HEX2DEC(MID([.A35];5;2))-3)&lt;0));2);MID([.A35];7;2))" office:value-type="string" office:string-value="4009E111">
            <text:p>4009E111</text:p>
          </table:table-cell>
          <table:table-cell table:style-name="ce6" table:formula="of:=CONCATENATE([.E67];MID([.A288];3;2);DEC2HEX((HEX2DEC(MID([.A288];5;2))-3+256*((HEX2DEC(MID([.A288];5;2))-3)&lt;0));2);MID([.A288];7;2))" office:value-type="string" office:string-value="401CF888">
            <text:p>401CF888</text:p>
          </table:table-cell>
          <table:table-cell table:style-name="ce1" table:formula="of:=CONCATENATE([.E67];MID([.A33];3;2);DEC2HEX((HEX2DEC(MID([.A33];5;2))-3+256*((HEX2DEC(MID([.A33];5;2))-3)&lt;0));2);MID([.A33];7;2))" office:value-type="string" office:string-value="40B0A9BB">
            <text:p>40B0A9BB</text:p>
          </table:table-cell>
          <table:table-cell/>
          <table:table-cell table:style-name="ce1" table:formula="of:=MID([.A67];3;2)" office:value-type="string" office:string-value="6F">
            <text:p>6F</text:p>
          </table:table-cell>
          <table:table-cell table:style-name="ce1" table:formula="of:=MID([.A67];5;2)" office:value-type="string" office:string-value="0C">
            <text:p>0C</text:p>
          </table:table-cell>
          <table:table-cell table:formula="of:=IF((HEX2DEC([.Y67])-HEX2DEC([.Y66]))&gt;0;HEX2DEC([.Y67])-HEX2DEC([.Y66]);HEX2DEC([.Y67])-HEX2DEC([.Y66])+256)" office:value-type="float" office:value="181">
            <text:p>181</text:p>
          </table:table-cell>
          <table:table-cell table:formula="of:=IF((HEX2DEC([.Z67])-HEX2DEC([.Z66]))&gt;0;HEX2DEC([.Z67])-HEX2DEC([.Z66]);HEX2DEC([.Z67])-HEX2DEC([.Z6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103BD44</text:p>
          </table:table-cell>
          <table:table-cell office:value-type="string">
            <text:p>4116D4BB</text:p>
          </table:table-cell>
          <table:table-cell table:number-columns-repeated="2"/>
          <table:table-cell table:style-name="ce7" table:formula="of:=DEC2HEX(HEX2DEC([.E69])-1)" office:value-type="string" office:string-value="41">
            <text:p>41</text:p>
          </table:table-cell>
          <table:table-cell table:style-name="ce1" table:formula="of:=CONCATENATE([.E68];MID([.A6];3;2);DEC2HEX((HEX2DEC(MID([.A6];5;2))-2+256*((HEX2DEC(MID([.A6];5;2))-2)&lt;0));2);MID([.A6];7;2))" office:value-type="string" office:string-value="418F0EAA">
            <text:p>418F0EAA</text:p>
          </table:table-cell>
          <table:table-cell table:style-name="ce9" table:formula="of:=CONCATENATE([.E68];MID([.A259];3;2);DEC2HEX((HEX2DEC(MID([.A259];5;2))-2+256*((HEX2DEC(MID([.A259];5;2))-2)&lt;0));2);MID([.A259];7;2))" office:value-type="string" office:string-value="41A3BA11">
            <text:p>41A3BA11</text:p>
          </table:table-cell>
          <table:table-cell table:style-name="ce1" table:formula="of:=CONCATENATE([.E68];MID([.A260];3;2);DEC2HEX((HEX2DEC(MID([.A260];5;2))-2+256*((HEX2DEC(MID([.A260];5;2))-2)&lt;0));2);MID([.A260];7;2))" office:value-type="string" office:string-value="4147D644">
            <text:p>4147D644</text:p>
          </table:table-cell>
          <table:table-cell table:style-name="ce1" table:formula="of:=CONCATENATE([.E68];MID([.A257];3;2);DEC2HEX((HEX2DEC(MID([.A257];5;2))-1+256*((HEX2DEC(MID([.A257];5;2))-1)&lt;0));2);MID([.A257];7;2))" office:value-type="string" office:string-value="415AEDBB">
            <text:p>415AEDBB</text:p>
          </table:table-cell>
          <table:table-cell table:style-name="ce1" table:formula="of:=CONCATENATE([.E68];MID([.A258];3;2);DEC2HEX((HEX2DEC(MID([.A258];5;2))-1+256*((HEX2DEC(MID([.A258];5;2))-1)&lt;0));2);MID([.A258];7;2))" office:value-type="string" office:string-value="41FE09EE">
            <text:p>41FE09EE</text:p>
          </table:table-cell>
          <table:table-cell table:style-name="ce1" table:formula="of:=CONCATENATE([.E68];MID([.A255];3;2);DEC2HEX((HEX2DEC(MID([.A255];5;2))-1+256*((HEX2DEC(MID([.A255];5;2))-1)&lt;0));2);MID([.A255];7;2))" office:value-type="string" office:string-value="4112B555">
            <text:p>4112B555</text:p>
          </table:table-cell>
          <table:table-cell table:style-name="ce6" table:formula="of:=CONCATENATE([.E68];MID([.A256];3;2);DEC2HEX((HEX2DEC(MID([.A256];5;2))-1+256*((HEX2DEC(MID([.A256];5;2))-1)&lt;0));2);MID([.A256];7;2))" office:value-type="string" office:string-value="41B6D188">
            <text:p>41B6D188</text:p>
          </table:table-cell>
          <table:table-cell/>
          <table:table-cell table:style-name="ce1" table:formula="of:=CONCATENATE([.E68];MID([.A201];3;2);DEC2HEX((HEX2DEC(MID([.A201];5;2))-3+256*((HEX2DEC(MID([.A201];5;2))-3)&lt;0));2);MID([.A201];7;2))" office:value-type="string" office:string-value="41B0A533">
            <text:p>41B0A533</text:p>
          </table:table-cell>
          <table:table-cell table:style-name="ce1" table:formula="of:=CONCATENATE([.E68];MID([.A202];3;2);DEC2HEX((HEX2DEC(MID([.A202];5;2))-3+256*((HEX2DEC(MID([.A202];5;2))-3)&lt;0));2);MID([.A202];7;2))" office:value-type="string" office:string-value="4154C166">
            <text:p>4154C166</text:p>
          </table:table-cell>
          <table:table-cell table:style-name="ce1" table:formula="of:=CONCATENATE([.E68];MID([.A39];3;2);DEC2HEX((HEX2DEC(MID([.A39];5;2))-3+256*((HEX2DEC(MID([.A39];5;2))-3)&lt;0));2);MID([.A39];7;2))" office:value-type="string" office:string-value="4189E6DD">
            <text:p>4189E6DD</text:p>
          </table:table-cell>
          <table:table-cell table:style-name="ce1" table:formula="of:=CONCATENATE([.E68];MID([.A40];3;2);DEC2HEX((HEX2DEC(MID([.A40];5;2))-3+256*((HEX2DEC(MID([.A40];5;2))-3)&lt;0));2);MID([.A40];7;2))" office:value-type="string" office:string-value="413E0200">
            <text:p>413E0200</text:p>
          </table:table-cell>
          <table:table-cell table:formula="of:=CONCATENATE([.E68];MID([.A37];3;2);DEC2HEX((HEX2DEC(MID([.A37];5;2))-3+256*((HEX2DEC(MID([.A37];5;2))-3)&lt;0));2);MID([.A37];7;2))" office:value-type="string" office:string-value="4141AE77">
            <text:p>4141AE77</text:p>
          </table:table-cell>
          <table:table-cell table:style-name="ce1" table:formula="of:=CONCATENATE([.E68];MID([.A294];3;2);DEC2HEX((HEX2DEC(MID([.A294];5;2))-3+256*((HEX2DEC(MID([.A294];5;2))-3)&lt;0));2);MID([.A294];7;2))" office:value-type="string" office:string-value="41E5CAAA">
            <text:p>41E5CAAA</text:p>
          </table:table-cell>
          <table:table-cell table:style-name="ce1" table:formula="of:=CONCATENATE([.E68];MID([.A35];3;2);DEC2HEX((HEX2DEC(MID([.A35];5;2))-3+256*((HEX2DEC(MID([.A35];5;2))-3)&lt;0));2);MID([.A35];7;2))" office:value-type="string" office:string-value="4109E111">
            <text:p>4109E111</text:p>
          </table:table-cell>
          <table:table-cell table:style-name="ce1" table:formula="of:=CONCATENATE([.E68];MID([.A36];3;2);DEC2HEX((HEX2DEC(MID([.A36];5;2))-3+256*((HEX2DEC(MID([.A36];5;2))-3)&lt;0));2);MID([.A36];7;2))" office:value-type="string" office:string-value="41ADFD44">
            <text:p>41ADFD44</text:p>
          </table:table-cell>
          <table:table-cell table:style-name="ce6" table:formula="of:=CONCATENATE([.E68];MID([.A289];3;2);DEC2HEX((HEX2DEC(MID([.A289];5;2))-3+256*((HEX2DEC(MID([.A289];5;2))-3)&lt;0));2);MID([.A289];7;2))" office:value-type="string" office:string-value="41B0A9BB">
            <text:p>41B0A9BB</text:p>
          </table:table-cell>
          <table:table-cell table:style-name="ce1" table:formula="of:=CONCATENATE([.E68];MID([.A34];3;2);DEC2HEX((HEX2DEC(MID([.A34];5;2))-3+256*((HEX2DEC(MID([.A34];5;2))-3)&lt;0));2);MID([.A34];7;2))" office:value-type="string" office:string-value="4154C5EE">
            <text:p>4154C5EE</text:p>
          </table:table-cell>
          <table:table-cell/>
          <table:table-cell table:style-name="ce1" table:formula="of:=MID([.A68];3;2)" office:value-type="string" office:string-value="03">
            <text:p>03</text:p>
          </table:table-cell>
          <table:table-cell table:style-name="ce1" table:formula="of:=MID([.A68];5;2)" office:value-type="string" office:string-value="BD">
            <text:p>BD</text:p>
          </table:table-cell>
          <table:table-cell table:formula="of:=IF((HEX2DEC([.Y68])-HEX2DEC([.Y67]))&gt;0;HEX2DEC([.Y68])-HEX2DEC([.Y67]);HEX2DEC([.Y68])-HEX2DEC([.Y67])+256)" office:value-type="float" office:value="148">
            <text:p>148</text:p>
          </table:table-cell>
          <table:table-cell table:formula="of:=IF((HEX2DEC([.Z68])-HEX2DEC([.Z67]))&gt;0;HEX2DEC([.Z68])-HEX2DEC([.Z67]);HEX2DEC([.Z68])-HEX2DEC([.Z67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2A7D977</text:p>
          </table:table-cell>
          <table:table-cell office:value-type="string">
            <text:p>42BAF0EE</text:p>
          </table:table-cell>
          <table:table-cell table:number-columns-repeated="2"/>
          <table:table-cell table:style-name="ce7" table:formula="of:=DEC2HEX(HEX2DEC([.E70])-1)" office:value-type="string" office:string-value="42">
            <text:p>42</text:p>
          </table:table-cell>
          <table:table-cell table:style-name="ce1" table:formula="of:=CONCATENATE([.E69];MID([.A7];3;2);DEC2HEX((HEX2DEC(MID([.A7];5;2))-2+256*((HEX2DEC(MID([.A7];5;2))-2)&lt;0));2);MID([.A7];7;2))" office:value-type="string" office:string-value="4223BFDD">
            <text:p>4223BFDD</text:p>
          </table:table-cell>
          <table:table-cell table:style-name="ce1" table:formula="of:=CONCATENATE([.E69];MID([.A260];3;2);DEC2HEX((HEX2DEC(MID([.A260];5;2))-2+256*((HEX2DEC(MID([.A260];5;2))-2)&lt;0));2);MID([.A260];7;2))" office:value-type="string" office:string-value="4247D644">
            <text:p>4247D644</text:p>
          </table:table-cell>
          <table:table-cell table:style-name="ce1" table:formula="of:=CONCATENATE([.E69];MID([.A261];3;2);DEC2HEX((HEX2DEC(MID([.A261];5;2))-2+256*((HEX2DEC(MID([.A261];5;2))-2)&lt;0));2);MID([.A261];7;2))" office:value-type="string" office:string-value="42EBF277">
            <text:p>42EBF277</text:p>
          </table:table-cell>
          <table:table-cell table:style-name="ce10" table:formula="of:=CONCATENATE([.E69];MID([.A258];3;2);DEC2HEX((HEX2DEC(MID([.A258];5;2))-1+256*((HEX2DEC(MID([.A258];5;2))-1)&lt;0));2);MID([.A258];7;2))" office:value-type="string" office:string-value="42FE09EE">
            <text:p>42FE09EE</text:p>
          </table:table-cell>
          <table:table-cell table:style-name="ce9" table:formula="of:=CONCATENATE([.E69];MID([.A3];3;2);DEC2HEX((HEX2DEC(MID([.A3];5;2))-2+256*((HEX2DEC(MID([.A3];5;2))-2)&lt;0));2);MID([.A3];7;2))" office:value-type="string" office:string-value="42A3BA11">
            <text:p>42A3BA11</text:p>
          </table:table-cell>
          <table:table-cell table:style-name="ce1" table:formula="of:=CONCATENATE([.E69];MID([.A256];3;2);DEC2HEX((HEX2DEC(MID([.A256];5;2))-1+256*((HEX2DEC(MID([.A256];5;2))-1)&lt;0));2);MID([.A256];7;2))" office:value-type="string" office:string-value="42B6D188">
            <text:p>42B6D188</text:p>
          </table:table-cell>
          <table:table-cell table:style-name="ce6" table:formula="of:=CONCATENATE([.E69];MID([.A257];3;2);DEC2HEX((HEX2DEC(MID([.A257];5;2))-1+256*((HEX2DEC(MID([.A257];5;2))-1)&lt;0));2);MID([.A257];7;2))" office:value-type="string" office:string-value="425AEDBB">
            <text:p>425AEDBB</text:p>
          </table:table-cell>
          <table:table-cell/>
          <table:table-cell table:style-name="ce1" table:formula="of:=CONCATENATE([.E69];MID([.A202];3;2);DEC2HEX((HEX2DEC(MID([.A202];5;2))-3+256*((HEX2DEC(MID([.A202];5;2))-3)&lt;0));2);MID([.A202];7;2))" office:value-type="string" office:string-value="4254C166">
            <text:p>4254C166</text:p>
          </table:table-cell>
          <table:table-cell table:style-name="ce1" table:formula="of:=CONCATENATE([.E69];MID([.A203];3;2);DEC2HEX((HEX2DEC(MID([.A203];5;2))-3+256*((HEX2DEC(MID([.A203];5;2))-3)&lt;0));2);MID([.A203];7;2))" office:value-type="string" office:string-value="42F8DD99">
            <text:p>42F8DD99</text:p>
          </table:table-cell>
          <table:table-cell table:style-name="ce1" table:formula="of:=CONCATENATE([.E69];MID([.A40];3;2);DEC2HEX((HEX2DEC(MID([.A40];5;2))-3+256*((HEX2DEC(MID([.A40];5;2))-3)&lt;0));2);MID([.A40];7;2))" office:value-type="string" office:string-value="423E0200">
            <text:p>423E0200</text:p>
          </table:table-cell>
          <table:table-cell table:style-name="ce1" table:formula="of:=CONCATENATE([.E69];MID([.A41];3;2);DEC2HEX((HEX2DEC(MID([.A41];5;2))-3+256*((HEX2DEC(MID([.A41];5;2))-3)&lt;0));2);MID([.A41];7;2))" office:value-type="string" office:string-value="42D2B333">
            <text:p>42D2B333</text:p>
          </table:table-cell>
          <table:table-cell table:formula="of:=CONCATENATE([.E69];MID([.A38];3;2);DEC2HEX((HEX2DEC(MID([.A38];5;2))-3+256*((HEX2DEC(MID([.A38];5;2))-3)&lt;0));2);MID([.A38];7;2))" office:value-type="string" office:string-value="42E5CAAA">
            <text:p>42E5CAAA</text:p>
          </table:table-cell>
          <table:table-cell table:style-name="ce1" table:formula="of:=CONCATENATE([.E69];MID([.A295];3;2);DEC2HEX((HEX2DEC(MID([.A295];5;2))-3+256*((HEX2DEC(MID([.A295];5;2))-3)&lt;0));2);MID([.A295];7;2))" office:value-type="string" office:string-value="4289E6DD">
            <text:p>4289E6DD</text:p>
          </table:table-cell>
          <table:table-cell table:style-name="ce1" table:formula="of:=CONCATENATE([.E69];MID([.A36];3;2);DEC2HEX((HEX2DEC(MID([.A36];5;2))-3+256*((HEX2DEC(MID([.A36];5;2))-3)&lt;0));2);MID([.A36];7;2))" office:value-type="string" office:string-value="42ADFD44">
            <text:p>42ADFD44</text:p>
          </table:table-cell>
          <table:table-cell table:style-name="ce1" table:formula="of:=CONCATENATE([.E69];MID([.A37];3;2);DEC2HEX((HEX2DEC(MID([.A37];5;2))-3+256*((HEX2DEC(MID([.A37];5;2))-3)&lt;0));2);MID([.A37];7;2))" office:value-type="string" office:string-value="4241AE77">
            <text:p>4241AE77</text:p>
          </table:table-cell>
          <table:table-cell table:style-name="ce6" table:formula="of:=CONCATENATE([.E69];MID([.A290];3;2);DEC2HEX((HEX2DEC(MID([.A290];5;2))-3+256*((HEX2DEC(MID([.A290];5;2))-3)&lt;0));2);MID([.A290];7;2))" office:value-type="string" office:string-value="4254C5EE">
            <text:p>4254C5EE</text:p>
          </table:table-cell>
          <table:table-cell table:style-name="ce1" table:formula="of:=CONCATENATE([.E69];MID([.A35];3;2);DEC2HEX((HEX2DEC(MID([.A35];5;2))-3+256*((HEX2DEC(MID([.A35];5;2))-3)&lt;0));2);MID([.A35];7;2))" office:value-type="string" office:string-value="4209E111">
            <text:p>4209E111</text:p>
          </table:table-cell>
          <table:table-cell/>
          <table:table-cell table:style-name="ce1" table:formula="of:=MID([.A69];3;2)" office:value-type="string" office:string-value="A7">
            <text:p>A7</text:p>
          </table:table-cell>
          <table:table-cell table:style-name="ce1" table:formula="of:=MID([.A69];5;2)" office:value-type="string" office:string-value="D9">
            <text:p>D9</text:p>
          </table:table-cell>
          <table:table-cell table:formula="of:=IF((HEX2DEC([.Y69])-HEX2DEC([.Y68]))&gt;0;HEX2DEC([.Y69])-HEX2DEC([.Y68]);HEX2DEC([.Y69])-HEX2DEC([.Y68])+256)" office:value-type="float" office:value="164">
            <text:p>164</text:p>
          </table:table-cell>
          <table:table-cell table:formula="of:=IF((HEX2DEC([.Z69])-HEX2DEC([.Z68]))&gt;0;HEX2DEC([.Z69])-HEX2DEC([.Z68]);HEX2DEC([.Z69])-HEX2DEC([.Z6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34BF5AA</text:p>
          </table:table-cell>
          <table:table-cell office:value-type="string">
            <text:p>436F0C11</text:p>
          </table:table-cell>
          <table:table-cell table:number-columns-repeated="2"/>
          <table:table-cell table:style-name="ce7" table:formula="of:=DEC2HEX(HEX2DEC([.E71])-1)" office:value-type="string" office:string-value="43">
            <text:p>43</text:p>
          </table:table-cell>
          <table:table-cell table:style-name="ce1" table:formula="of:=CONCATENATE([.E70];MID([.A8];3;2);DEC2HEX((HEX2DEC(MID([.A8];5;2))-2+256*((HEX2DEC(MID([.A8];5;2))-2)&lt;0));2);MID([.A8];7;2))" office:value-type="string" office:string-value="43D8DB00">
            <text:p>43D8DB00</text:p>
          </table:table-cell>
          <table:table-cell table:style-name="ce1" table:formula="of:=CONCATENATE([.E70];MID([.A261];3;2);DEC2HEX((HEX2DEC(MID([.A261];5;2))-2+256*((HEX2DEC(MID([.A261];5;2))-2)&lt;0));2);MID([.A261];7;2))" office:value-type="string" office:string-value="43EBF277">
            <text:p>43EBF277</text:p>
          </table:table-cell>
          <table:table-cell table:style-name="ce1" table:formula="of:=CONCATENATE([.E70];MID([.A262];3;2);DEC2HEX((HEX2DEC(MID([.A262];5;2))-2+256*((HEX2DEC(MID([.A262];5;2))-2)&lt;0));2);MID([.A262];7;2))" office:value-type="string" office:string-value="438F0EAA">
            <text:p>438F0EAA</text:p>
          </table:table-cell>
          <table:table-cell table:style-name="ce9" table:formula="of:=CONCATENATE([.E70];MID([.A3];3;2);DEC2HEX((HEX2DEC(MID([.A3];5;2))-2+256*((HEX2DEC(MID([.A3];5;2))-2)&lt;0));2);MID([.A3];7;2))" office:value-type="string" office:string-value="43A3BA11">
            <text:p>43A3BA11</text:p>
          </table:table-cell>
          <table:table-cell table:style-name="ce1" table:formula="of:=CONCATENATE([.E70];MID([.A4];3;2);DEC2HEX((HEX2DEC(MID([.A4];5;2))-2+256*((HEX2DEC(MID([.A4];5;2))-2)&lt;0));2);MID([.A4];7;2))" office:value-type="string" office:string-value="4347D644">
            <text:p>4347D644</text:p>
          </table:table-cell>
          <table:table-cell table:style-name="ce1" table:formula="of:=CONCATENATE([.E70];MID([.A257];3;2);DEC2HEX((HEX2DEC(MID([.A257];5;2))-1+256*((HEX2DEC(MID([.A257];5;2))-1)&lt;0));2);MID([.A257];7;2))" office:value-type="string" office:string-value="435AEDBB">
            <text:p>435AEDBB</text:p>
          </table:table-cell>
          <table:table-cell table:style-name="ce6" table:formula="of:=CONCATENATE([.E70];MID([.A258];3;2);DEC2HEX((HEX2DEC(MID([.A258];5;2))-1+256*((HEX2DEC(MID([.A258];5;2))-1)&lt;0));2);MID([.A258];7;2))" office:value-type="string" office:string-value="43FE09EE">
            <text:p>43FE09EE</text:p>
          </table:table-cell>
          <table:table-cell/>
          <table:table-cell table:style-name="ce1" table:formula="of:=CONCATENATE([.E70];MID([.A203];3;2);DEC2HEX((HEX2DEC(MID([.A203];5;2))-3+256*((HEX2DEC(MID([.A203];5;2))-3)&lt;0));2);MID([.A203];7;2))" office:value-type="string" office:string-value="43F8DD99">
            <text:p>43F8DD99</text:p>
          </table:table-cell>
          <table:table-cell table:style-name="ce1" table:formula="of:=CONCATENATE([.E70];MID([.A204];3;2);DEC2HEX((HEX2DEC(MID([.A204];5;2))-3+256*((HEX2DEC(MID([.A204];5;2))-3)&lt;0));2);MID([.A204];7;2))" office:value-type="string" office:string-value="439CF9CC">
            <text:p>439CF9CC</text:p>
          </table:table-cell>
          <table:table-cell table:style-name="ce1" table:formula="of:=CONCATENATE([.E70];MID([.A41];3;2);DEC2HEX((HEX2DEC(MID([.A41];5;2))-3+256*((HEX2DEC(MID([.A41];5;2))-3)&lt;0));2);MID([.A41];7;2))" office:value-type="string" office:string-value="43D2B333">
            <text:p>43D2B333</text:p>
          </table:table-cell>
          <table:table-cell table:style-name="ce1" table:formula="of:=CONCATENATE([.E70];MID([.A42];3;2);DEC2HEX((HEX2DEC(MID([.A42];5;2))-3+256*((HEX2DEC(MID([.A42];5;2))-3)&lt;0));2);MID([.A42];7;2))" office:value-type="string" office:string-value="4376CF66">
            <text:p>4376CF66</text:p>
          </table:table-cell>
          <table:table-cell table:formula="of:=CONCATENATE([.E70];MID([.A39];3;2);DEC2HEX((HEX2DEC(MID([.A39];5;2))-3+256*((HEX2DEC(MID([.A39];5;2))-3)&lt;0));2);MID([.A39];7;2))" office:value-type="string" office:string-value="4389E6DD">
            <text:p>4389E6DD</text:p>
          </table:table-cell>
          <table:table-cell table:style-name="ce1" table:formula="of:=CONCATENATE([.E70];MID([.A296];3;2);DEC2HEX((HEX2DEC(MID([.A296];5;2))-3+256*((HEX2DEC(MID([.A296];5;2))-3)&lt;0));2);MID([.A296];7;2))" office:value-type="string" office:string-value="433E0200">
            <text:p>433E0200</text:p>
          </table:table-cell>
          <table:table-cell table:style-name="ce1" table:formula="of:=CONCATENATE([.E70];MID([.A37];3;2);DEC2HEX((HEX2DEC(MID([.A37];5;2))-3+256*((HEX2DEC(MID([.A37];5;2))-3)&lt;0));2);MID([.A37];7;2))" office:value-type="string" office:string-value="4341AE77">
            <text:p>4341AE77</text:p>
          </table:table-cell>
          <table:table-cell table:style-name="ce1" table:formula="of:=CONCATENATE([.E70];MID([.A38];3;2);DEC2HEX((HEX2DEC(MID([.A38];5;2))-3+256*((HEX2DEC(MID([.A38];5;2))-3)&lt;0));2);MID([.A38];7;2))" office:value-type="string" office:string-value="43E5CAAA">
            <text:p>43E5CAAA</text:p>
          </table:table-cell>
          <table:table-cell table:style-name="ce6" table:formula="of:=CONCATENATE([.E70];MID([.A291];3;2);DEC2HEX((HEX2DEC(MID([.A291];5;2))-3+256*((HEX2DEC(MID([.A291];5;2))-3)&lt;0));2);MID([.A291];7;2))" office:value-type="string" office:string-value="4309E111">
            <text:p>4309E111</text:p>
          </table:table-cell>
          <table:table-cell table:style-name="ce1" table:formula="of:=CONCATENATE([.E70];MID([.A36];3;2);DEC2HEX((HEX2DEC(MID([.A36];5;2))-3+256*((HEX2DEC(MID([.A36];5;2))-3)&lt;0));2);MID([.A36];7;2))" office:value-type="string" office:string-value="43ADFD44">
            <text:p>43ADFD44</text:p>
          </table:table-cell>
          <table:table-cell/>
          <table:table-cell table:style-name="ce1" table:formula="of:=MID([.A70];3;2)" office:value-type="string" office:string-value="4B">
            <text:p>4B</text:p>
          </table:table-cell>
          <table:table-cell table:style-name="ce1" table:formula="of:=MID([.A70];5;2)" office:value-type="string" office:string-value="F5">
            <text:p>F5</text:p>
          </table:table-cell>
          <table:table-cell table:formula="of:=IF((HEX2DEC([.Y70])-HEX2DEC([.Y69]))&gt;0;HEX2DEC([.Y70])-HEX2DEC([.Y69]);HEX2DEC([.Y70])-HEX2DEC([.Y69])+256)" office:value-type="float" office:value="164">
            <text:p>164</text:p>
          </table:table-cell>
          <table:table-cell table:formula="of:=IF((HEX2DEC([.Z70])-HEX2DEC([.Z69]))&gt;0;HEX2DEC([.Z70])-HEX2DEC([.Z69]);HEX2DEC([.Z70])-HEX2DEC([.Z6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4EF11DD</text:p>
          </table:table-cell>
          <table:table-cell office:value-type="string">
            <text:p>4403BD44</text:p>
          </table:table-cell>
          <table:table-cell table:number-columns-repeated="2"/>
          <table:table-cell table:style-name="ce7" table:formula="of:=DEC2HEX(HEX2DEC([.E72])-1)" office:value-type="string" office:string-value="44">
            <text:p>44</text:p>
          </table:table-cell>
          <table:table-cell table:style-name="ce1" table:formula="of:=CONCATENATE([.E71];MID([.A9];3;2);DEC2HEX((HEX2DEC(MID([.A9];5;2))-2+256*((HEX2DEC(MID([.A9];5;2))-2)&lt;0));2);MID([.A9];7;2))" office:value-type="string" office:string-value="447CF733">
            <text:p>447CF733</text:p>
          </table:table-cell>
          <table:table-cell table:style-name="ce1" table:formula="of:=CONCATENATE([.E71];MID([.A262];3;2);DEC2HEX((HEX2DEC(MID([.A262];5;2))-2+256*((HEX2DEC(MID([.A262];5;2))-2)&lt;0));2);MID([.A262];7;2))" office:value-type="string" office:string-value="448F0EAA">
            <text:p>448F0EAA</text:p>
          </table:table-cell>
          <table:table-cell table:style-name="ce1" table:formula="of:=CONCATENATE([.E71];MID([.A263];3;2);DEC2HEX((HEX2DEC(MID([.A263];5;2))-2+256*((HEX2DEC(MID([.A263];5;2))-2)&lt;0));2);MID([.A263];7;2))" office:value-type="string" office:string-value="4423BFDD">
            <text:p>4423BFDD</text:p>
          </table:table-cell>
          <table:table-cell table:style-name="ce1" table:formula="of:=CONCATENATE([.E71];MID([.A4];3;2);DEC2HEX((HEX2DEC(MID([.A4];5;2))-2+256*((HEX2DEC(MID([.A4];5;2))-2)&lt;0));2);MID([.A4];7;2))" office:value-type="string" office:string-value="4447D644">
            <text:p>4447D644</text:p>
          </table:table-cell>
          <table:table-cell table:style-name="ce1" table:formula="of:=CONCATENATE([.E71];MID([.A5];3;2);DEC2HEX((HEX2DEC(MID([.A5];5;2))-2+256*((HEX2DEC(MID([.A5];5;2))-2)&lt;0));2);MID([.A5];7;2))" office:value-type="string" office:string-value="44EBF277">
            <text:p>44EBF277</text:p>
          </table:table-cell>
          <table:table-cell table:style-name="ce1" table:formula="of:=CONCATENATE([.E71];MID([.A258];3;2);DEC2HEX((HEX2DEC(MID([.A258];5;2))-1+256*((HEX2DEC(MID([.A258];5;2))-1)&lt;0));2);MID([.A258];7;2))" office:value-type="string" office:string-value="44FE09EE">
            <text:p>44FE09EE</text:p>
          </table:table-cell>
          <table:table-cell table:style-name="ce9" table:formula="of:=CONCATENATE([.E71];MID([.A3];3;2);DEC2HEX((HEX2DEC(MID([.A3];5;2))-2+256*((HEX2DEC(MID([.A3];5;2))-2)&lt;0));2);MID([.A3];7;2))" office:value-type="string" office:string-value="44A3BA11">
            <text:p>44A3BA11</text:p>
          </table:table-cell>
          <table:table-cell/>
          <table:table-cell table:style-name="ce1" table:formula="of:=CONCATENATE([.E71];MID([.A204];3;2);DEC2HEX((HEX2DEC(MID([.A204];5;2))-3+256*((HEX2DEC(MID([.A204];5;2))-3)&lt;0));2);MID([.A204];7;2))" office:value-type="string" office:string-value="449CF9CC">
            <text:p>449CF9CC</text:p>
          </table:table-cell>
          <table:table-cell table:style-name="ce1" table:formula="of:=CONCATENATE([.E71];MID([.A205];3;2);DEC2HEX((HEX2DEC(MID([.A205];5;2))-3+256*((HEX2DEC(MID([.A205];5;2))-3)&lt;0));2);MID([.A205];7;2))" office:value-type="string" office:string-value="4430AAFF">
            <text:p>4430AAFF</text:p>
          </table:table-cell>
          <table:table-cell table:style-name="ce1" table:formula="of:=CONCATENATE([.E71];MID([.A42];3;2);DEC2HEX((HEX2DEC(MID([.A42];5;2))-3+256*((HEX2DEC(MID([.A42];5;2))-3)&lt;0));2);MID([.A42];7;2))" office:value-type="string" office:string-value="4476CF66">
            <text:p>4476CF66</text:p>
          </table:table-cell>
          <table:table-cell table:style-name="ce1" table:formula="of:=CONCATENATE([.E71];MID([.A43];3;2);DEC2HEX((HEX2DEC(MID([.A43];5;2))-3+256*((HEX2DEC(MID([.A43];5;2))-3)&lt;0));2);MID([.A43];7;2))" office:value-type="string" office:string-value="441AEB99">
            <text:p>441AEB99</text:p>
          </table:table-cell>
          <table:table-cell table:formula="of:=CONCATENATE([.E71];MID([.A40];3;2);DEC2HEX((HEX2DEC(MID([.A40];5;2))-3+256*((HEX2DEC(MID([.A40];5;2))-3)&lt;0));2);MID([.A40];7;2))" office:value-type="string" office:string-value="443E0200">
            <text:p>443E0200</text:p>
          </table:table-cell>
          <table:table-cell table:style-name="ce1" table:formula="of:=CONCATENATE([.E71];MID([.A297];3;2);DEC2HEX((HEX2DEC(MID([.A297];5;2))-3+256*((HEX2DEC(MID([.A297];5;2))-3)&lt;0));2);MID([.A297];7;2))" office:value-type="string" office:string-value="44D2B333">
            <text:p>44D2B333</text:p>
          </table:table-cell>
          <table:table-cell table:style-name="ce1" table:formula="of:=CONCATENATE([.E71];MID([.A38];3;2);DEC2HEX((HEX2DEC(MID([.A38];5;2))-3+256*((HEX2DEC(MID([.A38];5;2))-3)&lt;0));2);MID([.A38];7;2))" office:value-type="string" office:string-value="44E5CAAA">
            <text:p>44E5CAAA</text:p>
          </table:table-cell>
          <table:table-cell table:style-name="ce1" table:formula="of:=CONCATENATE([.E71];MID([.A39];3;2);DEC2HEX((HEX2DEC(MID([.A39];5;2))-3+256*((HEX2DEC(MID([.A39];5;2))-3)&lt;0));2);MID([.A39];7;2))" office:value-type="string" office:string-value="4489E6DD">
            <text:p>4489E6DD</text:p>
          </table:table-cell>
          <table:table-cell table:style-name="ce6" table:formula="of:=CONCATENATE([.E71];MID([.A292];3;2);DEC2HEX((HEX2DEC(MID([.A292];5;2))-3+256*((HEX2DEC(MID([.A292];5;2))-3)&lt;0));2);MID([.A292];7;2))" office:value-type="string" office:string-value="44ADFD44">
            <text:p>44ADFD44</text:p>
          </table:table-cell>
          <table:table-cell table:style-name="ce1" table:formula="of:=CONCATENATE([.E71];MID([.A37];3;2);DEC2HEX((HEX2DEC(MID([.A37];5;2))-3+256*((HEX2DEC(MID([.A37];5;2))-3)&lt;0));2);MID([.A37];7;2))" office:value-type="string" office:string-value="4441AE77">
            <text:p>4441AE77</text:p>
          </table:table-cell>
          <table:table-cell/>
          <table:table-cell table:style-name="ce1" table:formula="of:=MID([.A71];3;2)" office:value-type="string" office:string-value="EF">
            <text:p>EF</text:p>
          </table:table-cell>
          <table:table-cell table:style-name="ce1" table:formula="of:=MID([.A71];5;2)" office:value-type="string" office:string-value="11">
            <text:p>11</text:p>
          </table:table-cell>
          <table:table-cell table:formula="of:=IF((HEX2DEC([.Y71])-HEX2DEC([.Y70]))&gt;0;HEX2DEC([.Y71])-HEX2DEC([.Y70]);HEX2DEC([.Y71])-HEX2DEC([.Y70])+256)" office:value-type="float" office:value="164">
            <text:p>164</text:p>
          </table:table-cell>
          <table:table-cell table:formula="of:=IF((HEX2DEC([.Z71])-HEX2DEC([.Z70]))&gt;0;HEX2DEC([.Z71])-HEX2DEC([.Z70]);HEX2DEC([.Z71])-HEX2DEC([.Z7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594C200</text:p>
          </table:table-cell>
          <table:table-cell office:value-type="string">
            <text:p>45A7D977</text:p>
          </table:table-cell>
          <table:table-cell table:number-columns-repeated="2"/>
          <table:table-cell table:style-name="ce7" table:formula="of:=DEC2HEX(HEX2DEC([.E73])-1)" office:value-type="string" office:string-value="45">
            <text:p>45</text:p>
          </table:table-cell>
          <table:table-cell table:style-name="ce1" table:formula="of:=CONCATENATE([.E72];MID([.A10];3;2);DEC2HEX((HEX2DEC(MID([.A10];5;2))-2+256*((HEX2DEC(MID([.A10];5;2))-2)&lt;0));2);MID([.A10];7;2))" office:value-type="string" office:string-value="4510A866">
            <text:p>4510A866</text:p>
          </table:table-cell>
          <table:table-cell table:style-name="ce1" table:formula="of:=CONCATENATE([.E72];MID([.A263];3;2);DEC2HEX((HEX2DEC(MID([.A263];5;2))-2+256*((HEX2DEC(MID([.A263];5;2))-2)&lt;0));2);MID([.A263];7;2))" office:value-type="string" office:string-value="4523BFDD">
            <text:p>4523BFDD</text:p>
          </table:table-cell>
          <table:table-cell table:style-name="ce1" table:formula="of:=CONCATENATE([.E72];MID([.A264];3;2);DEC2HEX((HEX2DEC(MID([.A264];5;2))-2+256*((HEX2DEC(MID([.A264];5;2))-2)&lt;0));2);MID([.A264];7;2))" office:value-type="string" office:string-value="45D8DB00">
            <text:p>45D8DB00</text:p>
          </table:table-cell>
          <table:table-cell table:style-name="ce1" table:formula="of:=CONCATENATE([.E72];MID([.A5];3;2);DEC2HEX((HEX2DEC(MID([.A5];5;2))-2+256*((HEX2DEC(MID([.A5];5;2))-2)&lt;0));2);MID([.A5];7;2))" office:value-type="string" office:string-value="45EBF277">
            <text:p>45EBF277</text:p>
          </table:table-cell>
          <table:table-cell table:style-name="ce1" table:formula="of:=CONCATENATE([.E72];MID([.A6];3;2);DEC2HEX((HEX2DEC(MID([.A6];5;2))-2+256*((HEX2DEC(MID([.A6];5;2))-2)&lt;0));2);MID([.A6];7;2))" office:value-type="string" office:string-value="458F0EAA">
            <text:p>458F0EAA</text:p>
          </table:table-cell>
          <table:table-cell table:style-name="ce9" table:formula="of:=CONCATENATE([.E72];MID([.A3];3;2);DEC2HEX((HEX2DEC(MID([.A3];5;2))-2+256*((HEX2DEC(MID([.A3];5;2))-2)&lt;0));2);MID([.A3];7;2))" office:value-type="string" office:string-value="45A3BA11">
            <text:p>45A3BA11</text:p>
          </table:table-cell>
          <table:table-cell table:style-name="ce1" table:formula="of:=CONCATENATE([.E72];MID([.A4];3;2);DEC2HEX((HEX2DEC(MID([.A4];5;2))-2+256*((HEX2DEC(MID([.A4];5;2))-2)&lt;0));2);MID([.A4];7;2))" office:value-type="string" office:string-value="4547D644">
            <text:p>4547D644</text:p>
          </table:table-cell>
          <table:table-cell/>
          <table:table-cell table:style-name="ce1" table:formula="of:=CONCATENATE([.E72];MID([.A205];3;2);DEC2HEX((HEX2DEC(MID([.A205];5;2))-3+256*((HEX2DEC(MID([.A205];5;2))-3)&lt;0));2);MID([.A205];7;2))" office:value-type="string" office:string-value="4530AAFF">
            <text:p>4530AAFF</text:p>
          </table:table-cell>
          <table:table-cell table:style-name="ce1" table:formula="of:=CONCATENATE([.E72];MID([.A206];3;2);DEC2HEX((HEX2DEC(MID([.A206];5;2))-3+256*((HEX2DEC(MID([.A206];5;2))-3)&lt;0));2);MID([.A206];7;2))" office:value-type="string" office:string-value="45E5C622">
            <text:p>45E5C622</text:p>
          </table:table-cell>
          <table:table-cell table:style-name="ce1" table:formula="of:=CONCATENATE([.E72];MID([.A43];3;2);DEC2HEX((HEX2DEC(MID([.A43];5;2))-3+256*((HEX2DEC(MID([.A43];5;2))-3)&lt;0));2);MID([.A43];7;2))" office:value-type="string" office:string-value="451AEB99">
            <text:p>451AEB99</text:p>
          </table:table-cell>
          <table:table-cell table:style-name="ce1" table:formula="of:=CONCATENATE([.E72];MID([.A44];3;2);DEC2HEX((HEX2DEC(MID([.A44];5;2))-3+256*((HEX2DEC(MID([.A44];5;2))-3)&lt;0));2);MID([.A44];7;2))" office:value-type="string" office:string-value="45BE07CC">
            <text:p>45BE07CC</text:p>
          </table:table-cell>
          <table:table-cell table:formula="of:=CONCATENATE([.E72];MID([.A41];3;2);DEC2HEX((HEX2DEC(MID([.A41];5;2))-3+256*((HEX2DEC(MID([.A41];5;2))-3)&lt;0));2);MID([.A41];7;2))" office:value-type="string" office:string-value="45D2B333">
            <text:p>45D2B333</text:p>
          </table:table-cell>
          <table:table-cell table:style-name="ce1" table:formula="of:=CONCATENATE([.E72];MID([.A298];3;2);DEC2HEX((HEX2DEC(MID([.A298];5;2))-3+256*((HEX2DEC(MID([.A298];5;2))-3)&lt;0));2);MID([.A298];7;2))" office:value-type="string" office:string-value="4576CF66">
            <text:p>4576CF66</text:p>
          </table:table-cell>
          <table:table-cell table:style-name="ce1" table:formula="of:=CONCATENATE([.E72];MID([.A39];3;2);DEC2HEX((HEX2DEC(MID([.A39];5;2))-3+256*((HEX2DEC(MID([.A39];5;2))-3)&lt;0));2);MID([.A39];7;2))" office:value-type="string" office:string-value="4589E6DD">
            <text:p>4589E6DD</text:p>
          </table:table-cell>
          <table:table-cell table:style-name="ce1" table:formula="of:=CONCATENATE([.E72];MID([.A40];3;2);DEC2HEX((HEX2DEC(MID([.A40];5;2))-3+256*((HEX2DEC(MID([.A40];5;2))-3)&lt;0));2);MID([.A40];7;2))" office:value-type="string" office:string-value="453E0200">
            <text:p>453E0200</text:p>
          </table:table-cell>
          <table:table-cell table:style-name="ce6" table:formula="of:=CONCATENATE([.E72];MID([.A293];3;2);DEC2HEX((HEX2DEC(MID([.A293];5;2))-3+256*((HEX2DEC(MID([.A293];5;2))-3)&lt;0));2);MID([.A293];7;2))" office:value-type="string" office:string-value="4541AE77">
            <text:p>4541AE77</text:p>
          </table:table-cell>
          <table:table-cell table:style-name="ce1" table:formula="of:=CONCATENATE([.E72];MID([.A38];3;2);DEC2HEX((HEX2DEC(MID([.A38];5;2))-3+256*((HEX2DEC(MID([.A38];5;2))-3)&lt;0));2);MID([.A38];7;2))" office:value-type="string" office:string-value="45E5CAAA">
            <text:p>45E5CAAA</text:p>
          </table:table-cell>
          <table:table-cell/>
          <table:table-cell table:style-name="ce1" table:formula="of:=MID([.A72];3;2)" office:value-type="string" office:string-value="94">
            <text:p>94</text:p>
          </table:table-cell>
          <table:table-cell table:style-name="ce1" table:formula="of:=MID([.A72];5;2)" office:value-type="string" office:string-value="C2">
            <text:p>C2</text:p>
          </table:table-cell>
          <table:table-cell table:formula="of:=IF((HEX2DEC([.Y72])-HEX2DEC([.Y71]))&gt;0;HEX2DEC([.Y72])-HEX2DEC([.Y71]);HEX2DEC([.Y72])-HEX2DEC([.Y71])+256)" office:value-type="float" office:value="165">
            <text:p>165</text:p>
          </table:table-cell>
          <table:table-cell table:formula="of:=IF((HEX2DEC([.Z72])-HEX2DEC([.Z71]))&gt;0;HEX2DEC([.Z72])-HEX2DEC([.Z71]);HEX2DEC([.Z72])-HEX2DEC([.Z7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638DE33</text:p>
          </table:table-cell>
          <table:table-cell office:value-type="string">
            <text:p>464BF5AA</text:p>
          </table:table-cell>
          <table:table-cell table:number-columns-repeated="2"/>
          <table:table-cell table:style-name="ce7" table:formula="of:=DEC2HEX(HEX2DEC([.E74])-1)" office:value-type="string" office:string-value="46">
            <text:p>46</text:p>
          </table:table-cell>
          <table:table-cell table:style-name="ce1" table:formula="of:=CONCATENATE([.E73];MID([.A11];3;2);DEC2HEX((HEX2DEC(MID([.A11];5;2))-2+256*((HEX2DEC(MID([.A11];5;2))-2)&lt;0));2);MID([.A11];7;2))" office:value-type="string" office:string-value="46B4C499">
            <text:p>46B4C499</text:p>
          </table:table-cell>
          <table:table-cell table:style-name="ce1" table:formula="of:=CONCATENATE([.E73];MID([.A264];3;2);DEC2HEX((HEX2DEC(MID([.A264];5;2))-2+256*((HEX2DEC(MID([.A264];5;2))-2)&lt;0));2);MID([.A264];7;2))" office:value-type="string" office:string-value="46D8DB00">
            <text:p>46D8DB00</text:p>
          </table:table-cell>
          <table:table-cell table:style-name="ce1" table:formula="of:=CONCATENATE([.E73];MID([.A265];3;2);DEC2HEX((HEX2DEC(MID([.A265];5;2))-2+256*((HEX2DEC(MID([.A265];5;2))-2)&lt;0));2);MID([.A265];7;2))" office:value-type="string" office:string-value="467CF733">
            <text:p>467CF733</text:p>
          </table:table-cell>
          <table:table-cell table:style-name="ce1" table:formula="of:=CONCATENATE([.E73];MID([.A6];3;2);DEC2HEX((HEX2DEC(MID([.A6];5;2))-2+256*((HEX2DEC(MID([.A6];5;2))-2)&lt;0));2);MID([.A6];7;2))" office:value-type="string" office:string-value="468F0EAA">
            <text:p>468F0EAA</text:p>
          </table:table-cell>
          <table:table-cell table:style-name="ce1" table:formula="of:=CONCATENATE([.E73];MID([.A7];3;2);DEC2HEX((HEX2DEC(MID([.A7];5;2))-2+256*((HEX2DEC(MID([.A7];5;2))-2)&lt;0));2);MID([.A7];7;2))" office:value-type="string" office:string-value="4623BFDD">
            <text:p>4623BFDD</text:p>
          </table:table-cell>
          <table:table-cell table:style-name="ce1" table:formula="of:=CONCATENATE([.E73];MID([.A4];3;2);DEC2HEX((HEX2DEC(MID([.A4];5;2))-2+256*((HEX2DEC(MID([.A4];5;2))-2)&lt;0));2);MID([.A4];7;2))" office:value-type="string" office:string-value="4647D644">
            <text:p>4647D644</text:p>
          </table:table-cell>
          <table:table-cell table:style-name="ce1" table:formula="of:=CONCATENATE([.E73];MID([.A5];3;2);DEC2HEX((HEX2DEC(MID([.A5];5;2))-2+256*((HEX2DEC(MID([.A5];5;2))-2)&lt;0));2);MID([.A5];7;2))" office:value-type="string" office:string-value="46EBF277">
            <text:p>46EBF277</text:p>
          </table:table-cell>
          <table:table-cell/>
          <table:table-cell table:style-name="ce1" table:formula="of:=CONCATENATE([.E73];MID([.A206];3;2);DEC2HEX((HEX2DEC(MID([.A206];5;2))-3+256*((HEX2DEC(MID([.A206];5;2))-3)&lt;0));2);MID([.A206];7;2))" office:value-type="string" office:string-value="46E5C622">
            <text:p>46E5C622</text:p>
          </table:table-cell>
          <table:table-cell table:style-name="ce1" table:formula="of:=CONCATENATE([.E73];MID([.A207];3;2);DEC2HEX((HEX2DEC(MID([.A207];5;2))-3+256*((HEX2DEC(MID([.A207];5;2))-3)&lt;0));2);MID([.A207];7;2))" office:value-type="string" office:string-value="4689E255">
            <text:p>4689E255</text:p>
          </table:table-cell>
          <table:table-cell table:style-name="ce1" table:formula="of:=CONCATENATE([.E73];MID([.A44];3;2);DEC2HEX((HEX2DEC(MID([.A44];5;2))-3+256*((HEX2DEC(MID([.A44];5;2))-3)&lt;0));2);MID([.A44];7;2))" office:value-type="string" office:string-value="46BE07CC">
            <text:p>46BE07CC</text:p>
          </table:table-cell>
          <table:table-cell table:style-name="ce1" table:formula="of:=CONCATENATE([.E73];MID([.A45];3;2);DEC2HEX((HEX2DEC(MID([.A45];5;2))-3+256*((HEX2DEC(MID([.A45];5;2))-3)&lt;0));2);MID([.A45];7;2))" office:value-type="string" office:string-value="4652B8FF">
            <text:p>4652B8FF</text:p>
          </table:table-cell>
          <table:table-cell table:formula="of:=CONCATENATE([.E73];MID([.A42];3;2);DEC2HEX((HEX2DEC(MID([.A42];5;2))-3+256*((HEX2DEC(MID([.A42];5;2))-3)&lt;0));2);MID([.A42];7;2))" office:value-type="string" office:string-value="4676CF66">
            <text:p>4676CF66</text:p>
          </table:table-cell>
          <table:table-cell table:style-name="ce1" table:formula="of:=CONCATENATE([.E73];MID([.A299];3;2);DEC2HEX((HEX2DEC(MID([.A299];5;2))-3+256*((HEX2DEC(MID([.A299];5;2))-3)&lt;0));2);MID([.A299];7;2))" office:value-type="string" office:string-value="461AEB99">
            <text:p>461AEB99</text:p>
          </table:table-cell>
          <table:table-cell table:style-name="ce1" table:formula="of:=CONCATENATE([.E73];MID([.A40];3;2);DEC2HEX((HEX2DEC(MID([.A40];5;2))-3+256*((HEX2DEC(MID([.A40];5;2))-3)&lt;0));2);MID([.A40];7;2))" office:value-type="string" office:string-value="463E0200">
            <text:p>463E0200</text:p>
          </table:table-cell>
          <table:table-cell table:style-name="ce1" table:formula="of:=CONCATENATE([.E73];MID([.A41];3;2);DEC2HEX((HEX2DEC(MID([.A41];5;2))-3+256*((HEX2DEC(MID([.A41];5;2))-3)&lt;0));2);MID([.A41];7;2))" office:value-type="string" office:string-value="46D2B333">
            <text:p>46D2B333</text:p>
          </table:table-cell>
          <table:table-cell table:style-name="ce6" table:formula="of:=CONCATENATE([.E73];MID([.A294];3;2);DEC2HEX((HEX2DEC(MID([.A294];5;2))-3+256*((HEX2DEC(MID([.A294];5;2))-3)&lt;0));2);MID([.A294];7;2))" office:value-type="string" office:string-value="46E5CAAA">
            <text:p>46E5CAAA</text:p>
          </table:table-cell>
          <table:table-cell table:style-name="ce1" table:formula="of:=CONCATENATE([.E73];MID([.A39];3;2);DEC2HEX((HEX2DEC(MID([.A39];5;2))-3+256*((HEX2DEC(MID([.A39];5;2))-3)&lt;0));2);MID([.A39];7;2))" office:value-type="string" office:string-value="4689E6DD">
            <text:p>4689E6DD</text:p>
          </table:table-cell>
          <table:table-cell/>
          <table:table-cell table:style-name="ce1" table:formula="of:=MID([.A73];3;2)" office:value-type="string" office:string-value="38">
            <text:p>38</text:p>
          </table:table-cell>
          <table:table-cell table:style-name="ce1" table:formula="of:=MID([.A73];5;2)" office:value-type="string" office:string-value="DE">
            <text:p>DE</text:p>
          </table:table-cell>
          <table:table-cell table:formula="of:=IF((HEX2DEC([.Y73])-HEX2DEC([.Y72]))&gt;0;HEX2DEC([.Y73])-HEX2DEC([.Y72]);HEX2DEC([.Y73])-HEX2DEC([.Y72])+256)" office:value-type="float" office:value="164">
            <text:p>164</text:p>
          </table:table-cell>
          <table:table-cell table:formula="of:=IF((HEX2DEC([.Z73])-HEX2DEC([.Z72]))&gt;0;HEX2DEC([.Z73])-HEX2DEC([.Z72]);HEX2DEC([.Z73])-HEX2DEC([.Z7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7DCFA66</text:p>
          </table:table-cell>
          <table:table-cell office:value-type="string">
            <text:p>47EF11DD</text:p>
          </table:table-cell>
          <table:table-cell table:number-columns-repeated="2"/>
          <table:table-cell table:style-name="ce7" table:formula="of:=DEC2HEX(HEX2DEC([.E75])-1)" office:value-type="string" office:string-value="47">
            <text:p>47</text:p>
          </table:table-cell>
          <table:table-cell table:style-name="ce1" table:formula="of:=CONCATENATE([.E74];MID([.A12];3;2);DEC2HEX((HEX2DEC(MID([.A12];5;2))-2+256*((HEX2DEC(MID([.A12];5;2))-2)&lt;0));2);MID([.A12];7;2))" office:value-type="string" office:string-value="4758E0CC">
            <text:p>4758E0CC</text:p>
          </table:table-cell>
          <table:table-cell table:style-name="ce1" table:formula="of:=CONCATENATE([.E74];MID([.A265];3;2);DEC2HEX((HEX2DEC(MID([.A265];5;2))-2+256*((HEX2DEC(MID([.A265];5;2))-2)&lt;0));2);MID([.A265];7;2))" office:value-type="string" office:string-value="477CF733">
            <text:p>477CF733</text:p>
          </table:table-cell>
          <table:table-cell table:style-name="ce1" table:formula="of:=CONCATENATE([.E74];MID([.A266];3;2);DEC2HEX((HEX2DEC(MID([.A266];5;2))-2+256*((HEX2DEC(MID([.A266];5;2))-2)&lt;0));2);MID([.A266];7;2))" office:value-type="string" office:string-value="4710A866">
            <text:p>4710A866</text:p>
          </table:table-cell>
          <table:table-cell table:style-name="ce1" table:formula="of:=CONCATENATE([.E74];MID([.A7];3;2);DEC2HEX((HEX2DEC(MID([.A7];5;2))-2+256*((HEX2DEC(MID([.A7];5;2))-2)&lt;0));2);MID([.A7];7;2))" office:value-type="string" office:string-value="4723BFDD">
            <text:p>4723BFDD</text:p>
          </table:table-cell>
          <table:table-cell table:style-name="ce1" table:formula="of:=CONCATENATE([.E74];MID([.A8];3;2);DEC2HEX((HEX2DEC(MID([.A8];5;2))-2+256*((HEX2DEC(MID([.A8];5;2))-2)&lt;0));2);MID([.A8];7;2))" office:value-type="string" office:string-value="47D8DB00">
            <text:p>47D8DB00</text:p>
          </table:table-cell>
          <table:table-cell table:style-name="ce1" table:formula="of:=CONCATENATE([.E74];MID([.A5];3;2);DEC2HEX((HEX2DEC(MID([.A5];5;2))-2+256*((HEX2DEC(MID([.A5];5;2))-2)&lt;0));2);MID([.A5];7;2))" office:value-type="string" office:string-value="47EBF277">
            <text:p>47EBF277</text:p>
          </table:table-cell>
          <table:table-cell table:style-name="ce1" table:formula="of:=CONCATENATE([.E74];MID([.A6];3;2);DEC2HEX((HEX2DEC(MID([.A6];5;2))-2+256*((HEX2DEC(MID([.A6];5;2))-2)&lt;0));2);MID([.A6];7;2))" office:value-type="string" office:string-value="478F0EAA">
            <text:p>478F0EAA</text:p>
          </table:table-cell>
          <table:table-cell/>
          <table:table-cell table:style-name="ce1" table:formula="of:=CONCATENATE([.E74];MID([.A207];3;2);DEC2HEX((HEX2DEC(MID([.A207];5;2))-3+256*((HEX2DEC(MID([.A207];5;2))-3)&lt;0));2);MID([.A207];7;2))" office:value-type="string" office:string-value="4789E255">
            <text:p>4789E255</text:p>
          </table:table-cell>
          <table:table-cell table:style-name="ce1" table:formula="of:=CONCATENATE([.E74];MID([.A208];3;2);DEC2HEX((HEX2DEC(MID([.A208];5;2))-3+256*((HEX2DEC(MID([.A208];5;2))-3)&lt;0));2);MID([.A208];7;2))" office:value-type="string" office:string-value="472DFE88">
            <text:p>472DFE88</text:p>
          </table:table-cell>
          <table:table-cell table:style-name="ce1" table:formula="of:=CONCATENATE([.E74];MID([.A45];3;2);DEC2HEX((HEX2DEC(MID([.A45];5;2))-3+256*((HEX2DEC(MID([.A45];5;2))-3)&lt;0));2);MID([.A45];7;2))" office:value-type="string" office:string-value="4752B8FF">
            <text:p>4752B8FF</text:p>
          </table:table-cell>
          <table:table-cell table:style-name="ce1" table:formula="of:=CONCATENATE([.E74];MID([.A46];3;2);DEC2HEX((HEX2DEC(MID([.A46];5;2))-3+256*((HEX2DEC(MID([.A46];5;2))-3)&lt;0));2);MID([.A46];7;2))" office:value-type="string" office:string-value="4707D422">
            <text:p>4707D422</text:p>
          </table:table-cell>
          <table:table-cell table:formula="of:=CONCATENATE([.E74];MID([.A43];3;2);DEC2HEX((HEX2DEC(MID([.A43];5;2))-3+256*((HEX2DEC(MID([.A43];5;2))-3)&lt;0));2);MID([.A43];7;2))" office:value-type="string" office:string-value="471AEB99">
            <text:p>471AEB99</text:p>
          </table:table-cell>
          <table:table-cell table:style-name="ce1" table:formula="of:=CONCATENATE([.E74];MID([.A300];3;2);DEC2HEX((HEX2DEC(MID([.A300];5;2))-3+256*((HEX2DEC(MID([.A300];5;2))-3)&lt;0));2);MID([.A300];7;2))" office:value-type="string" office:string-value="47BE07CC">
            <text:p>47BE07CC</text:p>
          </table:table-cell>
          <table:table-cell table:style-name="ce1" table:formula="of:=CONCATENATE([.E74];MID([.A41];3;2);DEC2HEX((HEX2DEC(MID([.A41];5;2))-3+256*((HEX2DEC(MID([.A41];5;2))-3)&lt;0));2);MID([.A41];7;2))" office:value-type="string" office:string-value="47D2B333">
            <text:p>47D2B333</text:p>
          </table:table-cell>
          <table:table-cell table:style-name="ce1" table:formula="of:=CONCATENATE([.E74];MID([.A42];3;2);DEC2HEX((HEX2DEC(MID([.A42];5;2))-3+256*((HEX2DEC(MID([.A42];5;2))-3)&lt;0));2);MID([.A42];7;2))" office:value-type="string" office:string-value="4776CF66">
            <text:p>4776CF66</text:p>
          </table:table-cell>
          <table:table-cell table:style-name="ce6" table:formula="of:=CONCATENATE([.E74];MID([.A295];3;2);DEC2HEX((HEX2DEC(MID([.A295];5;2))-3+256*((HEX2DEC(MID([.A295];5;2))-3)&lt;0));2);MID([.A295];7;2))" office:value-type="string" office:string-value="4789E6DD">
            <text:p>4789E6DD</text:p>
          </table:table-cell>
          <table:table-cell table:style-name="ce1" table:formula="of:=CONCATENATE([.E74];MID([.A40];3;2);DEC2HEX((HEX2DEC(MID([.A40];5;2))-3+256*((HEX2DEC(MID([.A40];5;2))-3)&lt;0));2);MID([.A40];7;2))" office:value-type="string" office:string-value="473E0200">
            <text:p>473E0200</text:p>
          </table:table-cell>
          <table:table-cell/>
          <table:table-cell table:style-name="ce1" table:formula="of:=MID([.A74];3;2)" office:value-type="string" office:string-value="DC">
            <text:p>DC</text:p>
          </table:table-cell>
          <table:table-cell table:style-name="ce1" table:formula="of:=MID([.A74];5;2)" office:value-type="string" office:string-value="FA">
            <text:p>FA</text:p>
          </table:table-cell>
          <table:table-cell table:formula="of:=IF((HEX2DEC([.Y74])-HEX2DEC([.Y73]))&gt;0;HEX2DEC([.Y74])-HEX2DEC([.Y73]);HEX2DEC([.Y74])-HEX2DEC([.Y73])+256)" office:value-type="float" office:value="164">
            <text:p>164</text:p>
          </table:table-cell>
          <table:table-cell table:formula="of:=IF((HEX2DEC([.Z74])-HEX2DEC([.Z73]))&gt;0;HEX2DEC([.Z74])-HEX2DEC([.Z73]);HEX2DEC([.Z74])-HEX2DEC([.Z7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870AB99</text:p>
          </table:table-cell>
          <table:table-cell office:value-type="string">
            <text:p>4894C200</text:p>
          </table:table-cell>
          <table:table-cell table:number-columns-repeated="2"/>
          <table:table-cell table:style-name="ce7" table:formula="of:=DEC2HEX(HEX2DEC([.E76])-1)" office:value-type="string" office:string-value="48">
            <text:p>48</text:p>
          </table:table-cell>
          <table:table-cell table:style-name="ce1" table:formula="of:=CONCATENATE([.E75];MID([.A13];3;2);DEC2HEX((HEX2DEC(MID([.A13];5;2))-2+256*((HEX2DEC(MID([.A13];5;2))-2)&lt;0));2);MID([.A13];7;2))" office:value-type="string" office:string-value="48FCFCFF">
            <text:p>48FCFCFF</text:p>
          </table:table-cell>
          <table:table-cell table:style-name="ce1" table:formula="of:=CONCATENATE([.E75];MID([.A266];3;2);DEC2HEX((HEX2DEC(MID([.A266];5;2))-2+256*((HEX2DEC(MID([.A266];5;2))-2)&lt;0));2);MID([.A266];7;2))" office:value-type="string" office:string-value="4810A866">
            <text:p>4810A866</text:p>
          </table:table-cell>
          <table:table-cell table:style-name="ce1" table:formula="of:=CONCATENATE([.E75];MID([.A267];3;2);DEC2HEX((HEX2DEC(MID([.A267];5;2))-2+256*((HEX2DEC(MID([.A267];5;2))-2)&lt;0));2);MID([.A267];7;2))" office:value-type="string" office:string-value="48B4C499">
            <text:p>48B4C499</text:p>
          </table:table-cell>
          <table:table-cell table:style-name="ce1" table:formula="of:=CONCATENATE([.E75];MID([.A8];3;2);DEC2HEX((HEX2DEC(MID([.A8];5;2))-2+256*((HEX2DEC(MID([.A8];5;2))-2)&lt;0));2);MID([.A8];7;2))" office:value-type="string" office:string-value="48D8DB00">
            <text:p>48D8DB00</text:p>
          </table:table-cell>
          <table:table-cell table:style-name="ce1" table:formula="of:=CONCATENATE([.E75];MID([.A9];3;2);DEC2HEX((HEX2DEC(MID([.A9];5;2))-2+256*((HEX2DEC(MID([.A9];5;2))-2)&lt;0));2);MID([.A9];7;2))" office:value-type="string" office:string-value="487CF733">
            <text:p>487CF733</text:p>
          </table:table-cell>
          <table:table-cell table:style-name="ce1" table:formula="of:=CONCATENATE([.E75];MID([.A6];3;2);DEC2HEX((HEX2DEC(MID([.A6];5;2))-2+256*((HEX2DEC(MID([.A6];5;2))-2)&lt;0));2);MID([.A6];7;2))" office:value-type="string" office:string-value="488F0EAA">
            <text:p>488F0EAA</text:p>
          </table:table-cell>
          <table:table-cell table:style-name="ce1" table:formula="of:=CONCATENATE([.E75];MID([.A7];3;2);DEC2HEX((HEX2DEC(MID([.A7];5;2))-2+256*((HEX2DEC(MID([.A7];5;2))-2)&lt;0));2);MID([.A7];7;2))" office:value-type="string" office:string-value="4823BFDD">
            <text:p>4823BFDD</text:p>
          </table:table-cell>
          <table:table-cell/>
          <table:table-cell table:style-name="ce1" table:formula="of:=CONCATENATE([.E75];MID([.A208];3;2);DEC2HEX((HEX2DEC(MID([.A208];5;2))-3+256*((HEX2DEC(MID([.A208];5;2))-3)&lt;0));2);MID([.A208];7;2))" office:value-type="string" office:string-value="482DFE88">
            <text:p>482DFE88</text:p>
          </table:table-cell>
          <table:table-cell table:style-name="ce1" table:formula="of:=CONCATENATE([.E75];MID([.A209];3;2);DEC2HEX((HEX2DEC(MID([.A209];5;2))-3+256*((HEX2DEC(MID([.A209];5;2))-3)&lt;0));2);MID([.A209];7;2))" office:value-type="string" office:string-value="48C1AFBB">
            <text:p>48C1AFBB</text:p>
          </table:table-cell>
          <table:table-cell table:style-name="ce1" table:formula="of:=CONCATENATE([.E75];MID([.A46];3;2);DEC2HEX((HEX2DEC(MID([.A46];5;2))-3+256*((HEX2DEC(MID([.A46];5;2))-3)&lt;0));2);MID([.A46];7;2))" office:value-type="string" office:string-value="4807D422">
            <text:p>4807D422</text:p>
          </table:table-cell>
          <table:table-cell table:style-name="ce1" table:formula="of:=CONCATENATE([.E75];MID([.A47];3;2);DEC2HEX((HEX2DEC(MID([.A47];5;2))-3+256*((HEX2DEC(MID([.A47];5;2))-3)&lt;0));2);MID([.A47];7;2))" office:value-type="string" office:string-value="48ABF055">
            <text:p>48ABF055</text:p>
          </table:table-cell>
          <table:table-cell table:formula="of:=CONCATENATE([.E75];MID([.A44];3;2);DEC2HEX((HEX2DEC(MID([.A44];5;2))-3+256*((HEX2DEC(MID([.A44];5;2))-3)&lt;0));2);MID([.A44];7;2))" office:value-type="string" office:string-value="48BE07CC">
            <text:p>48BE07CC</text:p>
          </table:table-cell>
          <table:table-cell table:style-name="ce1" table:formula="of:=CONCATENATE([.E75];MID([.A301];3;2);DEC2HEX((HEX2DEC(MID([.A301];5;2))-3+256*((HEX2DEC(MID([.A301];5;2))-3)&lt;0));2);MID([.A301];7;2))" office:value-type="string" office:string-value="4852B8FF">
            <text:p>4852B8FF</text:p>
          </table:table-cell>
          <table:table-cell table:style-name="ce1" table:formula="of:=CONCATENATE([.E75];MID([.A42];3;2);DEC2HEX((HEX2DEC(MID([.A42];5;2))-3+256*((HEX2DEC(MID([.A42];5;2))-3)&lt;0));2);MID([.A42];7;2))" office:value-type="string" office:string-value="4876CF66">
            <text:p>4876CF66</text:p>
          </table:table-cell>
          <table:table-cell table:style-name="ce1" table:formula="of:=CONCATENATE([.E75];MID([.A43];3;2);DEC2HEX((HEX2DEC(MID([.A43];5;2))-3+256*((HEX2DEC(MID([.A43];5;2))-3)&lt;0));2);MID([.A43];7;2))" office:value-type="string" office:string-value="481AEB99">
            <text:p>481AEB99</text:p>
          </table:table-cell>
          <table:table-cell table:style-name="ce6" table:formula="of:=CONCATENATE([.E75];MID([.A296];3;2);DEC2HEX((HEX2DEC(MID([.A296];5;2))-3+256*((HEX2DEC(MID([.A296];5;2))-3)&lt;0));2);MID([.A296];7;2))" office:value-type="string" office:string-value="483E0200">
            <text:p>483E0200</text:p>
          </table:table-cell>
          <table:table-cell table:style-name="ce1" table:formula="of:=CONCATENATE([.E75];MID([.A41];3;2);DEC2HEX((HEX2DEC(MID([.A41];5;2))-3+256*((HEX2DEC(MID([.A41];5;2))-3)&lt;0));2);MID([.A41];7;2))" office:value-type="string" office:string-value="48D2B333">
            <text:p>48D2B333</text:p>
          </table:table-cell>
          <table:table-cell/>
          <table:table-cell table:style-name="ce1" table:formula="of:=MID([.A75];3;2)" office:value-type="string" office:string-value="70">
            <text:p>70</text:p>
          </table:table-cell>
          <table:table-cell table:style-name="ce1" table:formula="of:=MID([.A75];5;2)" office:value-type="string" office:string-value="AB">
            <text:p>AB</text:p>
          </table:table-cell>
          <table:table-cell table:formula="of:=IF((HEX2DEC([.Y75])-HEX2DEC([.Y74]))&gt;0;HEX2DEC([.Y75])-HEX2DEC([.Y74]);HEX2DEC([.Y75])-HEX2DEC([.Y74])+256)" office:value-type="float" office:value="148">
            <text:p>148</text:p>
          </table:table-cell>
          <table:table-cell table:formula="of:=IF((HEX2DEC([.Z75])-HEX2DEC([.Z74]))&gt;0;HEX2DEC([.Z75])-HEX2DEC([.Z74]);HEX2DEC([.Z75])-HEX2DEC([.Z7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914C7CC</text:p>
          </table:table-cell>
          <table:table-cell table:style-name="ce6" table:formula="of:=CONCATENATE(DEC2HEX(HEX2DEC(MID([.B75];1;2))+1);MID([.A73];3;6))" office:value-type="string" office:string-value="4938DE33">
            <text:p>4938DE33</text:p>
          </table:table-cell>
          <table:table-cell table:number-columns-repeated="2"/>
          <table:table-cell table:style-name="ce7" table:formula="of:=DEC2HEX(HEX2DEC([.E77])-1)" office:value-type="string" office:string-value="49">
            <text:p>49</text:p>
          </table:table-cell>
          <table:table-cell table:style-name="ce1" table:formula="of:=CONCATENATE([.E76];MID([.A14];3;2);DEC2HEX((HEX2DEC(MID([.A14];5;2))-2+256*((HEX2DEC(MID([.A14];5;2))-2)&lt;0));2);MID([.A14];7;2))" office:value-type="string" office:string-value="49A1AD22">
            <text:p>49A1AD22</text:p>
          </table:table-cell>
          <table:table-cell table:style-name="ce1" table:formula="of:=CONCATENATE([.E76];MID([.A267];3;2);DEC2HEX((HEX2DEC(MID([.A267];5;2))-2+256*((HEX2DEC(MID([.A267];5;2))-2)&lt;0));2);MID([.A267];7;2))" office:value-type="string" office:string-value="49B4C499">
            <text:p>49B4C499</text:p>
          </table:table-cell>
          <table:table-cell table:style-name="ce1" table:formula="of:=CONCATENATE([.E76];MID([.A268];3;2);DEC2HEX((HEX2DEC(MID([.A268];5;2))-2+256*((HEX2DEC(MID([.A268];5;2))-2)&lt;0));2);MID([.A268];7;2))" office:value-type="string" office:string-value="4958E0CC">
            <text:p>4958E0CC</text:p>
          </table:table-cell>
          <table:table-cell table:style-name="ce1" table:formula="of:=CONCATENATE([.E76];MID([.A9];3;2);DEC2HEX((HEX2DEC(MID([.A9];5;2))-2+256*((HEX2DEC(MID([.A9];5;2))-2)&lt;0));2);MID([.A9];7;2))" office:value-type="string" office:string-value="497CF733">
            <text:p>497CF733</text:p>
          </table:table-cell>
          <table:table-cell table:style-name="ce1" table:formula="of:=CONCATENATE([.E76];MID([.A10];3;2);DEC2HEX((HEX2DEC(MID([.A10];5;2))-2+256*((HEX2DEC(MID([.A10];5;2))-2)&lt;0));2);MID([.A10];7;2))" office:value-type="string" office:string-value="4910A866">
            <text:p>4910A866</text:p>
          </table:table-cell>
          <table:table-cell table:style-name="ce1" table:formula="of:=CONCATENATE([.E76];MID([.A7];3;2);DEC2HEX((HEX2DEC(MID([.A7];5;2))-2+256*((HEX2DEC(MID([.A7];5;2))-2)&lt;0));2);MID([.A7];7;2))" office:value-type="string" office:string-value="4923BFDD">
            <text:p>4923BFDD</text:p>
          </table:table-cell>
          <table:table-cell table:style-name="ce1" table:formula="of:=CONCATENATE([.E76];MID([.A8];3;2);DEC2HEX((HEX2DEC(MID([.A8];5;2))-2+256*((HEX2DEC(MID([.A8];5;2))-2)&lt;0));2);MID([.A8];7;2))" office:value-type="string" office:string-value="49D8DB00">
            <text:p>49D8DB00</text:p>
          </table:table-cell>
          <table:table-cell/>
          <table:table-cell table:style-name="ce1" table:formula="of:=CONCATENATE([.E76];MID([.A209];3;2);DEC2HEX((HEX2DEC(MID([.A209];5;2))-3+256*((HEX2DEC(MID([.A209];5;2))-3)&lt;0));2);MID([.A209];7;2))" office:value-type="string" office:string-value="49C1AFBB">
            <text:p>49C1AFBB</text:p>
          </table:table-cell>
          <table:table-cell table:style-name="ce1" table:formula="of:=CONCATENATE([.E76];MID([.A210];3;2);DEC2HEX((HEX2DEC(MID([.A210];5;2))-3+256*((HEX2DEC(MID([.A210];5;2))-3)&lt;0));2);MID([.A210];7;2))" office:value-type="string" office:string-value="4965CBEE">
            <text:p>4965CBEE</text:p>
          </table:table-cell>
          <table:table-cell table:style-name="ce1" table:formula="of:=CONCATENATE([.E76];MID([.A47];3;2);DEC2HEX((HEX2DEC(MID([.A47];5;2))-3+256*((HEX2DEC(MID([.A47];5;2))-3)&lt;0));2);MID([.A47];7;2))" office:value-type="string" office:string-value="49ABF055">
            <text:p>49ABF055</text:p>
          </table:table-cell>
          <table:table-cell table:style-name="ce1" table:formula="of:=CONCATENATE([.E76];MID([.A48];3;2);DEC2HEX((HEX2DEC(MID([.A48];5;2))-3+256*((HEX2DEC(MID([.A48];5;2))-3)&lt;0));2);MID([.A48];7;2))" office:value-type="string" office:string-value="494F0C88">
            <text:p>494F0C88</text:p>
          </table:table-cell>
          <table:table-cell table:formula="of:=CONCATENATE([.E76];MID([.A45];3;2);DEC2HEX((HEX2DEC(MID([.A45];5;2))-3+256*((HEX2DEC(MID([.A45];5;2))-3)&lt;0));2);MID([.A45];7;2))" office:value-type="string" office:string-value="4952B8FF">
            <text:p>4952B8FF</text:p>
          </table:table-cell>
          <table:table-cell table:style-name="ce1" table:formula="of:=CONCATENATE([.E76];MID([.A302];3;2);DEC2HEX((HEX2DEC(MID([.A302];5;2))-3+256*((HEX2DEC(MID([.A302];5;2))-3)&lt;0));2);MID([.A302];7;2))" office:value-type="string" office:string-value="4907D422">
            <text:p>4907D422</text:p>
          </table:table-cell>
          <table:table-cell table:style-name="ce1" table:formula="of:=CONCATENATE([.E76];MID([.A43];3;2);DEC2HEX((HEX2DEC(MID([.A43];5;2))-3+256*((HEX2DEC(MID([.A43];5;2))-3)&lt;0));2);MID([.A43];7;2))" office:value-type="string" office:string-value="491AEB99">
            <text:p>491AEB99</text:p>
          </table:table-cell>
          <table:table-cell table:style-name="ce1" table:formula="of:=CONCATENATE([.E76];MID([.A44];3;2);DEC2HEX((HEX2DEC(MID([.A44];5;2))-3+256*((HEX2DEC(MID([.A44];5;2))-3)&lt;0));2);MID([.A44];7;2))" office:value-type="string" office:string-value="49BE07CC">
            <text:p>49BE07CC</text:p>
          </table:table-cell>
          <table:table-cell table:style-name="ce6" table:formula="of:=CONCATENATE([.E76];MID([.A297];3;2);DEC2HEX((HEX2DEC(MID([.A297];5;2))-3+256*((HEX2DEC(MID([.A297];5;2))-3)&lt;0));2);MID([.A297];7;2))" office:value-type="string" office:string-value="49D2B333">
            <text:p>49D2B333</text:p>
          </table:table-cell>
          <table:table-cell table:style-name="ce1" table:formula="of:=CONCATENATE([.E76];MID([.A42];3;2);DEC2HEX((HEX2DEC(MID([.A42];5;2))-3+256*((HEX2DEC(MID([.A42];5;2))-3)&lt;0));2);MID([.A42];7;2))" office:value-type="string" office:string-value="4976CF66">
            <text:p>4976CF66</text:p>
          </table:table-cell>
          <table:table-cell/>
          <table:table-cell table:style-name="ce1" table:formula="of:=MID([.A76];3;2)" office:value-type="string" office:string-value="14">
            <text:p>14</text:p>
          </table:table-cell>
          <table:table-cell table:style-name="ce1" table:formula="of:=MID([.A76];5;2)" office:value-type="string" office:string-value="C7">
            <text:p>C7</text:p>
          </table:table-cell>
          <table:table-cell table:formula="of:=IF((HEX2DEC([.Y76])-HEX2DEC([.Y75]))&gt;0;HEX2DEC([.Y76])-HEX2DEC([.Y75]);HEX2DEC([.Y76])-HEX2DEC([.Y75])+256)" office:value-type="float" office:value="164">
            <text:p>164</text:p>
          </table:table-cell>
          <table:table-cell table:formula="of:=IF((HEX2DEC([.Z76])-HEX2DEC([.Z75]))&gt;0;HEX2DEC([.Z76])-HEX2DEC([.Z75]);HEX2DEC([.Z76])-HEX2DEC([.Z7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AB8E3FF</text:p>
          </table:table-cell>
          <table:table-cell office:value-type="string">
            <text:p>4ADCFA66</text:p>
          </table:table-cell>
          <table:table-cell table:number-columns-repeated="2"/>
          <table:table-cell table:style-name="ce7" table:formula="of:=DEC2HEX(HEX2DEC([.E78])-1)" office:value-type="string" office:string-value="4A">
            <text:p>4A</text:p>
          </table:table-cell>
          <table:table-cell table:style-name="ce1" table:formula="of:=CONCATENATE([.E77];MID([.A15];3;2);DEC2HEX((HEX2DEC(MID([.A15];5;2))-2+256*((HEX2DEC(MID([.A15];5;2))-2)&lt;0));2);MID([.A15];7;2))" office:value-type="string" office:string-value="4A45C955">
            <text:p>4A45C955</text:p>
          </table:table-cell>
          <table:table-cell table:style-name="ce1" table:formula="of:=CONCATENATE([.E77];MID([.A268];3;2);DEC2HEX((HEX2DEC(MID([.A268];5;2))-2+256*((HEX2DEC(MID([.A268];5;2))-2)&lt;0));2);MID([.A268];7;2))" office:value-type="string" office:string-value="4A58E0CC">
            <text:p>4A58E0CC</text:p>
          </table:table-cell>
          <table:table-cell table:style-name="ce1" table:formula="of:=CONCATENATE([.E77];MID([.A269];3;2);DEC2HEX((HEX2DEC(MID([.A269];5;2))-2+256*((HEX2DEC(MID([.A269];5;2))-2)&lt;0));2);MID([.A269];7;2))" office:value-type="string" office:string-value="4AFCFCFF">
            <text:p>4AFCFCFF</text:p>
          </table:table-cell>
          <table:table-cell table:style-name="ce1" table:formula="of:=CONCATENATE([.E77];MID([.A10];3;2);DEC2HEX((HEX2DEC(MID([.A10];5;2))-2+256*((HEX2DEC(MID([.A10];5;2))-2)&lt;0));2);MID([.A10];7;2))" office:value-type="string" office:string-value="4A10A866">
            <text:p>4A10A866</text:p>
          </table:table-cell>
          <table:table-cell table:style-name="ce1" table:formula="of:=CONCATENATE([.E77];MID([.A11];3;2);DEC2HEX((HEX2DEC(MID([.A11];5;2))-2+256*((HEX2DEC(MID([.A11];5;2))-2)&lt;0));2);MID([.A11];7;2))" office:value-type="string" office:string-value="4AB4C499">
            <text:p>4AB4C499</text:p>
          </table:table-cell>
          <table:table-cell table:style-name="ce1" table:formula="of:=CONCATENATE([.E77];MID([.A8];3;2);DEC2HEX((HEX2DEC(MID([.A8];5;2))-2+256*((HEX2DEC(MID([.A8];5;2))-2)&lt;0));2);MID([.A8];7;2))" office:value-type="string" office:string-value="4AD8DB00">
            <text:p>4AD8DB00</text:p>
          </table:table-cell>
          <table:table-cell table:style-name="ce1" table:formula="of:=CONCATENATE([.E77];MID([.A9];3;2);DEC2HEX((HEX2DEC(MID([.A9];5;2))-2+256*((HEX2DEC(MID([.A9];5;2))-2)&lt;0));2);MID([.A9];7;2))" office:value-type="string" office:string-value="4A7CF733">
            <text:p>4A7CF733</text:p>
          </table:table-cell>
          <table:table-cell/>
          <table:table-cell table:style-name="ce1" table:formula="of:=CONCATENATE([.E77];MID([.A210];3;2);DEC2HEX((HEX2DEC(MID([.A210];5;2))-3+256*((HEX2DEC(MID([.A210];5;2))-3)&lt;0));2);MID([.A210];7;2))" office:value-type="string" office:string-value="4A65CBEE">
            <text:p>4A65CBEE</text:p>
          </table:table-cell>
          <table:table-cell table:style-name="ce1" table:formula="of:=CONCATENATE([.E77];MID([.A211];3;2);DEC2HEX((HEX2DEC(MID([.A211];5;2))-3+256*((HEX2DEC(MID([.A211];5;2))-3)&lt;0));2);MID([.A211];7;2))" office:value-type="string" office:string-value="4A1AE711">
            <text:p>4A1AE711</text:p>
          </table:table-cell>
          <table:table-cell table:style-name="ce1" table:formula="of:=CONCATENATE([.E77];MID([.A48];3;2);DEC2HEX((HEX2DEC(MID([.A48];5;2))-3+256*((HEX2DEC(MID([.A48];5;2))-3)&lt;0));2);MID([.A48];7;2))" office:value-type="string" office:string-value="4A4F0C88">
            <text:p>4A4F0C88</text:p>
          </table:table-cell>
          <table:table-cell table:style-name="ce1" table:formula="of:=CONCATENATE([.E77];MID([.A49];3;2);DEC2HEX((HEX2DEC(MID([.A49];5;2))-3+256*((HEX2DEC(MID([.A49];5;2))-3)&lt;0));2);MID([.A49];7;2))" office:value-type="string" office:string-value="4AE3BDBB">
            <text:p>4AE3BDBB</text:p>
          </table:table-cell>
          <table:table-cell table:formula="of:=CONCATENATE([.E77];MID([.A46];3;2);DEC2HEX((HEX2DEC(MID([.A46];5;2))-3+256*((HEX2DEC(MID([.A46];5;2))-3)&lt;0));2);MID([.A46];7;2))" office:value-type="string" office:string-value="4A07D422">
            <text:p>4A07D422</text:p>
          </table:table-cell>
          <table:table-cell table:style-name="ce1" table:formula="of:=CONCATENATE([.E77];MID([.A303];3;2);DEC2HEX((HEX2DEC(MID([.A303];5;2))-3+256*((HEX2DEC(MID([.A303];5;2))-3)&lt;0));2);MID([.A303];7;2))" office:value-type="string" office:string-value="4AABF055">
            <text:p>4AABF055</text:p>
          </table:table-cell>
          <table:table-cell table:style-name="ce1" table:formula="of:=CONCATENATE([.E77];MID([.A44];3;2);DEC2HEX((HEX2DEC(MID([.A44];5;2))-3+256*((HEX2DEC(MID([.A44];5;2))-3)&lt;0));2);MID([.A44];7;2))" office:value-type="string" office:string-value="4ABE07CC">
            <text:p>4ABE07CC</text:p>
          </table:table-cell>
          <table:table-cell table:style-name="ce1" table:formula="of:=CONCATENATE([.E77];MID([.A45];3;2);DEC2HEX((HEX2DEC(MID([.A45];5;2))-3+256*((HEX2DEC(MID([.A45];5;2))-3)&lt;0));2);MID([.A45];7;2))" office:value-type="string" office:string-value="4A52B8FF">
            <text:p>4A52B8FF</text:p>
          </table:table-cell>
          <table:table-cell table:style-name="ce6" table:formula="of:=CONCATENATE([.E77];MID([.A298];3;2);DEC2HEX((HEX2DEC(MID([.A298];5;2))-3+256*((HEX2DEC(MID([.A298];5;2))-3)&lt;0));2);MID([.A298];7;2))" office:value-type="string" office:string-value="4A76CF66">
            <text:p>4A76CF66</text:p>
          </table:table-cell>
          <table:table-cell table:style-name="ce1" table:formula="of:=CONCATENATE([.E77];MID([.A43];3;2);DEC2HEX((HEX2DEC(MID([.A43];5;2))-3+256*((HEX2DEC(MID([.A43];5;2))-3)&lt;0));2);MID([.A43];7;2))" office:value-type="string" office:string-value="4A1AEB99">
            <text:p>4A1AEB99</text:p>
          </table:table-cell>
          <table:table-cell/>
          <table:table-cell table:style-name="ce1" table:formula="of:=MID([.A77];3;2)" office:value-type="string" office:string-value="B8">
            <text:p>B8</text:p>
          </table:table-cell>
          <table:table-cell table:style-name="ce1" table:formula="of:=MID([.A77];5;2)" office:value-type="string" office:string-value="E3">
            <text:p>E3</text:p>
          </table:table-cell>
          <table:table-cell table:formula="of:=IF((HEX2DEC([.Y77])-HEX2DEC([.Y76]))&gt;0;HEX2DEC([.Y77])-HEX2DEC([.Y76]);HEX2DEC([.Y77])-HEX2DEC([.Y76])+256)" office:value-type="float" office:value="164">
            <text:p>164</text:p>
          </table:table-cell>
          <table:table-cell table:formula="of:=IF((HEX2DEC([.Z77])-HEX2DEC([.Z76]))&gt;0;HEX2DEC([.Z77])-HEX2DEC([.Z76]);HEX2DEC([.Z77])-HEX2DEC([.Z7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B6DFF22</text:p>
          </table:table-cell>
          <table:table-cell table:style-name="ce6" table:formula="of:=CONCATENATE(DEC2HEX(HEX2DEC(MID([.B77];1;2))+1);MID([.A75];3;6))" office:value-type="string" office:string-value="4B70AB99">
            <text:p>4B70AB99</text:p>
          </table:table-cell>
          <table:table-cell/>
          <table:table-cell table:style-name="ce1"/>
          <table:table-cell table:style-name="ce7" table:formula="of:=DEC2HEX(HEX2DEC([.E79])-1)" office:value-type="string" office:string-value="4B">
            <text:p>4B</text:p>
          </table:table-cell>
          <table:table-cell table:style-name="ce1" table:formula="of:=CONCATENATE([.E78];MID([.A16];3;2);DEC2HEX((HEX2DEC(MID([.A16];5;2))-2+256*((HEX2DEC(MID([.A16];5;2))-2)&lt;0));2);MID([.A16];7;2))" office:value-type="string" office:string-value="4BE9E588">
            <text:p>4BE9E588</text:p>
          </table:table-cell>
          <table:table-cell table:style-name="ce1" table:formula="of:=CONCATENATE([.E78];MID([.A269];3;2);DEC2HEX((HEX2DEC(MID([.A269];5;2))-2+256*((HEX2DEC(MID([.A269];5;2))-2)&lt;0));2);MID([.A269];7;2))" office:value-type="string" office:string-value="4BFCFCFF">
            <text:p>4BFCFCFF</text:p>
          </table:table-cell>
          <table:table-cell table:style-name="ce1" table:formula="of:=CONCATENATE([.E78];MID([.A270];3;2);DEC2HEX((HEX2DEC(MID([.A270];5;2))-2+256*((HEX2DEC(MID([.A270];5;2))-2)&lt;0));2);MID([.A270];7;2))" office:value-type="string" office:string-value="4BA1AD22">
            <text:p>4BA1AD22</text:p>
          </table:table-cell>
          <table:table-cell table:style-name="ce1" table:formula="of:=CONCATENATE([.E78];MID([.A11];3;2);DEC2HEX((HEX2DEC(MID([.A11];5;2))-2+256*((HEX2DEC(MID([.A11];5;2))-2)&lt;0));2);MID([.A11];7;2))" office:value-type="string" office:string-value="4BB4C499">
            <text:p>4BB4C499</text:p>
          </table:table-cell>
          <table:table-cell table:style-name="ce1" table:formula="of:=CONCATENATE([.E78];MID([.A12];3;2);DEC2HEX((HEX2DEC(MID([.A12];5;2))-2+256*((HEX2DEC(MID([.A12];5;2))-2)&lt;0));2);MID([.A12];7;2))" office:value-type="string" office:string-value="4B58E0CC">
            <text:p>4B58E0CC</text:p>
          </table:table-cell>
          <table:table-cell table:style-name="ce1" table:formula="of:=CONCATENATE([.E78];MID([.A9];3;2);DEC2HEX((HEX2DEC(MID([.A9];5;2))-2+256*((HEX2DEC(MID([.A9];5;2))-2)&lt;0));2);MID([.A9];7;2))" office:value-type="string" office:string-value="4B7CF733">
            <text:p>4B7CF733</text:p>
          </table:table-cell>
          <table:table-cell table:style-name="ce1" table:formula="of:=CONCATENATE([.E78];MID([.A10];3;2);DEC2HEX((HEX2DEC(MID([.A10];5;2))-2+256*((HEX2DEC(MID([.A10];5;2))-2)&lt;0));2);MID([.A10];7;2))" office:value-type="string" office:string-value="4B10A866">
            <text:p>4B10A866</text:p>
          </table:table-cell>
          <table:table-cell/>
          <table:table-cell table:style-name="ce1" table:formula="of:=CONCATENATE([.E78];MID([.A211];3;2);DEC2HEX((HEX2DEC(MID([.A211];5;2))-3+256*((HEX2DEC(MID([.A211];5;2))-3)&lt;0));2);MID([.A211];7;2))" office:value-type="string" office:string-value="4B1AE711">
            <text:p>4B1AE711</text:p>
          </table:table-cell>
          <table:table-cell table:style-name="ce1" table:formula="of:=CONCATENATE([.E78];MID([.A212];3;2);DEC2HEX((HEX2DEC(MID([.A212];5;2))-3+256*((HEX2DEC(MID([.A212];5;2))-3)&lt;0));2);MID([.A212];7;2))" office:value-type="string" office:string-value="4BBE0344">
            <text:p>4BBE0344</text:p>
          </table:table-cell>
          <table:table-cell table:style-name="ce1" table:formula="of:=CONCATENATE([.E78];MID([.A49];3;2);DEC2HEX((HEX2DEC(MID([.A49];5;2))-3+256*((HEX2DEC(MID([.A49];5;2))-3)&lt;0));2);MID([.A49];7;2))" office:value-type="string" office:string-value="4BE3BDBB">
            <text:p>4BE3BDBB</text:p>
          </table:table-cell>
          <table:table-cell table:style-name="ce1" table:formula="of:=CONCATENATE([.E78];MID([.A50];3;2);DEC2HEX((HEX2DEC(MID([.A50];5;2))-3+256*((HEX2DEC(MID([.A50];5;2))-3)&lt;0));2);MID([.A50];7;2))" office:value-type="string" office:string-value="4B87D9EE">
            <text:p>4B87D9EE</text:p>
          </table:table-cell>
          <table:table-cell table:formula="of:=CONCATENATE([.E78];MID([.A47];3;2);DEC2HEX((HEX2DEC(MID([.A47];5;2))-3+256*((HEX2DEC(MID([.A47];5;2))-3)&lt;0));2);MID([.A47];7;2))" office:value-type="string" office:string-value="4BABF055">
            <text:p>4BABF055</text:p>
          </table:table-cell>
          <table:table-cell table:style-name="ce1" table:formula="of:=CONCATENATE([.E78];MID([.A304];3;2);DEC2HEX((HEX2DEC(MID([.A304];5;2))-3+256*((HEX2DEC(MID([.A304];5;2))-3)&lt;0));2);MID([.A304];7;2))" office:value-type="string" office:string-value="4B4F0C88">
            <text:p>4B4F0C88</text:p>
          </table:table-cell>
          <table:table-cell table:style-name="ce1" table:formula="of:=CONCATENATE([.E78];MID([.A45];3;2);DEC2HEX((HEX2DEC(MID([.A45];5;2))-3+256*((HEX2DEC(MID([.A45];5;2))-3)&lt;0));2);MID([.A45];7;2))" office:value-type="string" office:string-value="4B52B8FF">
            <text:p>4B52B8FF</text:p>
          </table:table-cell>
          <table:table-cell table:style-name="ce1" table:formula="of:=CONCATENATE([.E78];MID([.A46];3;2);DEC2HEX((HEX2DEC(MID([.A46];5;2))-3+256*((HEX2DEC(MID([.A46];5;2))-3)&lt;0));2);MID([.A46];7;2))" office:value-type="string" office:string-value="4B07D422">
            <text:p>4B07D422</text:p>
          </table:table-cell>
          <table:table-cell table:style-name="ce6" table:formula="of:=CONCATENATE([.E78];MID([.A299];3;2);DEC2HEX((HEX2DEC(MID([.A299];5;2))-3+256*((HEX2DEC(MID([.A299];5;2))-3)&lt;0));2);MID([.A299];7;2))" office:value-type="string" office:string-value="4B1AEB99">
            <text:p>4B1AEB99</text:p>
          </table:table-cell>
          <table:table-cell table:style-name="ce1" table:formula="of:=CONCATENATE([.E78];MID([.A44];3;2);DEC2HEX((HEX2DEC(MID([.A44];5;2))-3+256*((HEX2DEC(MID([.A44];5;2))-3)&lt;0));2);MID([.A44];7;2))" office:value-type="string" office:string-value="4BBE07CC">
            <text:p>4BBE07CC</text:p>
          </table:table-cell>
          <table:table-cell/>
          <table:table-cell table:style-name="ce1" table:formula="of:=MID([.A78];3;2)" office:value-type="string" office:string-value="6D">
            <text:p>6D</text:p>
          </table:table-cell>
          <table:table-cell table:style-name="ce1" table:formula="of:=MID([.A78];5;2)" office:value-type="string" office:string-value="FF">
            <text:p>FF</text:p>
          </table:table-cell>
          <table:table-cell table:formula="of:=IF((HEX2DEC([.Y78])-HEX2DEC([.Y77]))&gt;0;HEX2DEC([.Y78])-HEX2DEC([.Y77]);HEX2DEC([.Y78])-HEX2DEC([.Y77])+256)" office:value-type="float" office:value="181">
            <text:p>181</text:p>
          </table:table-cell>
          <table:table-cell table:formula="of:=IF((HEX2DEC([.Z78])-HEX2DEC([.Z77]))&gt;0;HEX2DEC([.Z78])-HEX2DEC([.Z77]);HEX2DEC([.Z78])-HEX2DEC([.Z7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C01B055</text:p>
          </table:table-cell>
          <table:table-cell office:value-type="string">
            <text:p>4C14C7CC</text:p>
          </table:table-cell>
          <table:table-cell/>
          <table:table-cell table:style-name="ce1"/>
          <table:table-cell table:style-name="ce7" table:formula="of:=DEC2HEX(HEX2DEC([.E80])-1)" office:value-type="string" office:string-value="4C">
            <text:p>4C</text:p>
          </table:table-cell>
          <table:table-cell table:style-name="ce1" table:formula="of:=CONCATENATE([.E79];MID([.A17];3;2);DEC2HEX((HEX2DEC(MID([.A17];5;2))-2+256*((HEX2DEC(MID([.A17];5;2))-2)&lt;0));2);MID([.A17];7;2))" office:value-type="string" office:string-value="4C8D01BB">
            <text:p>4C8D01BB</text:p>
          </table:table-cell>
          <table:table-cell table:style-name="ce1" table:formula="of:=CONCATENATE([.E79];MID([.A270];3;2);DEC2HEX((HEX2DEC(MID([.A270];5;2))-2+256*((HEX2DEC(MID([.A270];5;2))-2)&lt;0));2);MID([.A270];7;2))" office:value-type="string" office:string-value="4CA1AD22">
            <text:p>4CA1AD22</text:p>
          </table:table-cell>
          <table:table-cell table:style-name="ce1" table:formula="of:=CONCATENATE([.E79];MID([.A271];3;2);DEC2HEX((HEX2DEC(MID([.A271];5;2))-2+256*((HEX2DEC(MID([.A271];5;2))-2)&lt;0));2);MID([.A271];7;2))" office:value-type="string" office:string-value="4C45C955">
            <text:p>4C45C955</text:p>
          </table:table-cell>
          <table:table-cell table:style-name="ce1" table:formula="of:=CONCATENATE([.E79];MID([.A12];3;2);DEC2HEX((HEX2DEC(MID([.A12];5;2))-2+256*((HEX2DEC(MID([.A12];5;2))-2)&lt;0));2);MID([.A12];7;2))" office:value-type="string" office:string-value="4C58E0CC">
            <text:p>4C58E0CC</text:p>
          </table:table-cell>
          <table:table-cell table:style-name="ce1" table:formula="of:=CONCATENATE([.E79];MID([.A13];3;2);DEC2HEX((HEX2DEC(MID([.A13];5;2))-2+256*((HEX2DEC(MID([.A13];5;2))-2)&lt;0));2);MID([.A13];7;2))" office:value-type="string" office:string-value="4CFCFCFF">
            <text:p>4CFCFCFF</text:p>
          </table:table-cell>
          <table:table-cell table:style-name="ce1" table:formula="of:=CONCATENATE([.E79];MID([.A10];3;2);DEC2HEX((HEX2DEC(MID([.A10];5;2))-2+256*((HEX2DEC(MID([.A10];5;2))-2)&lt;0));2);MID([.A10];7;2))" office:value-type="string" office:string-value="4C10A866">
            <text:p>4C10A866</text:p>
          </table:table-cell>
          <table:table-cell table:style-name="ce1" table:formula="of:=CONCATENATE([.E79];MID([.A11];3;2);DEC2HEX((HEX2DEC(MID([.A11];5;2))-2+256*((HEX2DEC(MID([.A11];5;2))-2)&lt;0));2);MID([.A11];7;2))" office:value-type="string" office:string-value="4CB4C499">
            <text:p>4CB4C499</text:p>
          </table:table-cell>
          <table:table-cell/>
          <table:table-cell table:style-name="ce1" table:formula="of:=CONCATENATE([.E79];MID([.A212];3;2);DEC2HEX((HEX2DEC(MID([.A212];5;2))-3+256*((HEX2DEC(MID([.A212];5;2))-3)&lt;0));2);MID([.A212];7;2))" office:value-type="string" office:string-value="4CBE0344">
            <text:p>4CBE0344</text:p>
          </table:table-cell>
          <table:table-cell table:style-name="ce1" table:formula="of:=CONCATENATE([.E79];MID([.A213];3;2);DEC2HEX((HEX2DEC(MID([.A213];5;2))-3+256*((HEX2DEC(MID([.A213];5;2))-3)&lt;0));2);MID([.A213];7;2))" office:value-type="string" office:string-value="4C52B477">
            <text:p>4C52B477</text:p>
          </table:table-cell>
          <table:table-cell table:style-name="ce1" table:formula="of:=CONCATENATE([.E79];MID([.A50];3;2);DEC2HEX((HEX2DEC(MID([.A50];5;2))-3+256*((HEX2DEC(MID([.A50];5;2))-3)&lt;0));2);MID([.A50];7;2))" office:value-type="string" office:string-value="4C87D9EE">
            <text:p>4C87D9EE</text:p>
          </table:table-cell>
          <table:table-cell table:style-name="ce1" table:formula="of:=CONCATENATE([.E79];MID([.A51];3;2);DEC2HEX((HEX2DEC(MID([.A51];5;2))-3+256*((HEX2DEC(MID([.A51];5;2))-3)&lt;0));2);MID([.A51];7;2))" office:value-type="string" office:string-value="4C3CF511">
            <text:p>4C3CF511</text:p>
          </table:table-cell>
          <table:table-cell table:formula="of:=CONCATENATE([.E79];MID([.A48];3;2);DEC2HEX((HEX2DEC(MID([.A48];5;2))-3+256*((HEX2DEC(MID([.A48];5;2))-3)&lt;0));2);MID([.A48];7;2))" office:value-type="string" office:string-value="4C4F0C88">
            <text:p>4C4F0C88</text:p>
          </table:table-cell>
          <table:table-cell table:style-name="ce1" table:formula="of:=CONCATENATE([.E79];MID([.A305];3;2);DEC2HEX((HEX2DEC(MID([.A305];5;2))-3+256*((HEX2DEC(MID([.A305];5;2))-3)&lt;0));2);MID([.A305];7;2))" office:value-type="string" office:string-value="4CE3BDBB">
            <text:p>4CE3BDBB</text:p>
          </table:table-cell>
          <table:table-cell table:style-name="ce1" table:formula="of:=CONCATENATE([.E79];MID([.A46];3;2);DEC2HEX((HEX2DEC(MID([.A46];5;2))-3+256*((HEX2DEC(MID([.A46];5;2))-3)&lt;0));2);MID([.A46];7;2))" office:value-type="string" office:string-value="4C07D422">
            <text:p>4C07D422</text:p>
          </table:table-cell>
          <table:table-cell table:style-name="ce1" table:formula="of:=CONCATENATE([.E79];MID([.A47];3;2);DEC2HEX((HEX2DEC(MID([.A47];5;2))-3+256*((HEX2DEC(MID([.A47];5;2))-3)&lt;0));2);MID([.A47];7;2))" office:value-type="string" office:string-value="4CABF055">
            <text:p>4CABF055</text:p>
          </table:table-cell>
          <table:table-cell table:style-name="ce6" table:formula="of:=CONCATENATE([.E79];MID([.A300];3;2);DEC2HEX((HEX2DEC(MID([.A300];5;2))-3+256*((HEX2DEC(MID([.A300];5;2))-3)&lt;0));2);MID([.A300];7;2))" office:value-type="string" office:string-value="4CBE07CC">
            <text:p>4CBE07CC</text:p>
          </table:table-cell>
          <table:table-cell table:style-name="ce1" table:formula="of:=CONCATENATE([.E79];MID([.A45];3;2);DEC2HEX((HEX2DEC(MID([.A45];5;2))-3+256*((HEX2DEC(MID([.A45];5;2))-3)&lt;0));2);MID([.A45];7;2))" office:value-type="string" office:string-value="4C52B8FF">
            <text:p>4C52B8FF</text:p>
          </table:table-cell>
          <table:table-cell/>
          <table:table-cell table:style-name="ce1" table:formula="of:=MID([.A79];3;2)" office:value-type="string" office:string-value="01">
            <text:p>01</text:p>
          </table:table-cell>
          <table:table-cell table:style-name="ce1" table:formula="of:=MID([.A79];5;2)" office:value-type="string" office:string-value="B0">
            <text:p>B0</text:p>
          </table:table-cell>
          <table:table-cell table:formula="of:=IF((HEX2DEC([.Y79])-HEX2DEC([.Y78]))&gt;0;HEX2DEC([.Y79])-HEX2DEC([.Y78]);HEX2DEC([.Y79])-HEX2DEC([.Y78])+256)" office:value-type="float" office:value="148">
            <text:p>148</text:p>
          </table:table-cell>
          <table:table-cell table:formula="of:=IF((HEX2DEC([.Z79])-HEX2DEC([.Z78]))&gt;0;HEX2DEC([.Z79])-HEX2DEC([.Z78]);HEX2DEC([.Z79])-HEX2DEC([.Z7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DA5CC88</text:p>
          </table:table-cell>
          <table:table-cell office:value-type="string">
            <text:p>4DB8E3FF</text:p>
          </table:table-cell>
          <table:table-cell/>
          <table:table-cell table:style-name="ce1"/>
          <table:table-cell table:style-name="ce7" table:formula="of:=DEC2HEX(HEX2DEC([.E81])-1)" office:value-type="string" office:string-value="4D">
            <text:p>4D</text:p>
          </table:table-cell>
          <table:table-cell table:style-name="ce1" table:formula="of:=CONCATENATE([.E80];MID([.A18];3;2);DEC2HEX((HEX2DEC(MID([.A18];5;2))-2+256*((HEX2DEC(MID([.A18];5;2))-2)&lt;0));2);MID([.A18];7;2))" office:value-type="string" office:string-value="4D21B2EE">
            <text:p>4D21B2EE</text:p>
          </table:table-cell>
          <table:table-cell table:style-name="ce1" table:formula="of:=CONCATENATE([.E80];MID([.A271];3;2);DEC2HEX((HEX2DEC(MID([.A271];5;2))-2+256*((HEX2DEC(MID([.A271];5;2))-2)&lt;0));2);MID([.A271];7;2))" office:value-type="string" office:string-value="4D45C955">
            <text:p>4D45C955</text:p>
          </table:table-cell>
          <table:table-cell table:style-name="ce1" table:formula="of:=CONCATENATE([.E80];MID([.A272];3;2);DEC2HEX((HEX2DEC(MID([.A272];5;2))-2+256*((HEX2DEC(MID([.A272];5;2))-2)&lt;0));2);MID([.A272];7;2))" office:value-type="string" office:string-value="4DE9E588">
            <text:p>4DE9E588</text:p>
          </table:table-cell>
          <table:table-cell table:style-name="ce1" table:formula="of:=CONCATENATE([.E80];MID([.A13];3;2);DEC2HEX((HEX2DEC(MID([.A13];5;2))-2+256*((HEX2DEC(MID([.A13];5;2))-2)&lt;0));2);MID([.A13];7;2))" office:value-type="string" office:string-value="4DFCFCFF">
            <text:p>4DFCFCFF</text:p>
          </table:table-cell>
          <table:table-cell table:style-name="ce1" table:formula="of:=CONCATENATE([.E80];MID([.A14];3;2);DEC2HEX((HEX2DEC(MID([.A14];5;2))-2+256*((HEX2DEC(MID([.A14];5;2))-2)&lt;0));2);MID([.A14];7;2))" office:value-type="string" office:string-value="4DA1AD22">
            <text:p>4DA1AD22</text:p>
          </table:table-cell>
          <table:table-cell table:style-name="ce1" table:formula="of:=CONCATENATE([.E80];MID([.A11];3;2);DEC2HEX((HEX2DEC(MID([.A11];5;2))-2+256*((HEX2DEC(MID([.A11];5;2))-2)&lt;0));2);MID([.A11];7;2))" office:value-type="string" office:string-value="4DB4C499">
            <text:p>4DB4C499</text:p>
          </table:table-cell>
          <table:table-cell table:style-name="ce1" table:formula="of:=CONCATENATE([.E80];MID([.A12];3;2);DEC2HEX((HEX2DEC(MID([.A12];5;2))-2+256*((HEX2DEC(MID([.A12];5;2))-2)&lt;0));2);MID([.A12];7;2))" office:value-type="string" office:string-value="4D58E0CC">
            <text:p>4D58E0CC</text:p>
          </table:table-cell>
          <table:table-cell/>
          <table:table-cell table:style-name="ce1" table:formula="of:=CONCATENATE([.E80];MID([.A213];3;2);DEC2HEX((HEX2DEC(MID([.A213];5;2))-3+256*((HEX2DEC(MID([.A213];5;2))-3)&lt;0));2);MID([.A213];7;2))" office:value-type="string" office:string-value="4D52B477">
            <text:p>4D52B477</text:p>
          </table:table-cell>
          <table:table-cell table:style-name="ce1" table:formula="of:=CONCATENATE([.E80];MID([.A214];3;2);DEC2HEX((HEX2DEC(MID([.A214];5;2))-3+256*((HEX2DEC(MID([.A214];5;2))-3)&lt;0));2);MID([.A214];7;2))" office:value-type="string" office:string-value="4DF6D0AA">
            <text:p>4DF6D0AA</text:p>
          </table:table-cell>
          <table:table-cell table:style-name="ce1" table:formula="of:=CONCATENATE([.E80];MID([.A51];3;2);DEC2HEX((HEX2DEC(MID([.A51];5;2))-3+256*((HEX2DEC(MID([.A51];5;2))-3)&lt;0));2);MID([.A51];7;2))" office:value-type="string" office:string-value="4D3CF511">
            <text:p>4D3CF511</text:p>
          </table:table-cell>
          <table:table-cell table:style-name="ce1" table:formula="of:=CONCATENATE([.E80];MID([.A52];3;2);DEC2HEX((HEX2DEC(MID([.A52];5;2))-3+256*((HEX2DEC(MID([.A52];5;2))-3)&lt;0));2);MID([.A52];7;2))" office:value-type="string" office:string-value="4DD0A644">
            <text:p>4DD0A644</text:p>
          </table:table-cell>
          <table:table-cell table:formula="of:=CONCATENATE([.E80];MID([.A49];3;2);DEC2HEX((HEX2DEC(MID([.A49];5;2))-3+256*((HEX2DEC(MID([.A49];5;2))-3)&lt;0));2);MID([.A49];7;2))" office:value-type="string" office:string-value="4DE3BDBB">
            <text:p>4DE3BDBB</text:p>
          </table:table-cell>
          <table:table-cell table:style-name="ce1" table:formula="of:=CONCATENATE([.E80];MID([.A306];3;2);DEC2HEX((HEX2DEC(MID([.A306];5;2))-3+256*((HEX2DEC(MID([.A306];5;2))-3)&lt;0));2);MID([.A306];7;2))" office:value-type="string" office:string-value="4D87D9EE">
            <text:p>4D87D9EE</text:p>
          </table:table-cell>
          <table:table-cell table:style-name="ce1" table:formula="of:=CONCATENATE([.E80];MID([.A47];3;2);DEC2HEX((HEX2DEC(MID([.A47];5;2))-3+256*((HEX2DEC(MID([.A47];5;2))-3)&lt;0));2);MID([.A47];7;2))" office:value-type="string" office:string-value="4DABF055">
            <text:p>4DABF055</text:p>
          </table:table-cell>
          <table:table-cell table:style-name="ce1" table:formula="of:=CONCATENATE([.E80];MID([.A48];3;2);DEC2HEX((HEX2DEC(MID([.A48];5;2))-3+256*((HEX2DEC(MID([.A48];5;2))-3)&lt;0));2);MID([.A48];7;2))" office:value-type="string" office:string-value="4D4F0C88">
            <text:p>4D4F0C88</text:p>
          </table:table-cell>
          <table:table-cell table:style-name="ce6" table:formula="of:=CONCATENATE([.E80];MID([.A301];3;2);DEC2HEX((HEX2DEC(MID([.A301];5;2))-3+256*((HEX2DEC(MID([.A301];5;2))-3)&lt;0));2);MID([.A301];7;2))" office:value-type="string" office:string-value="4D52B8FF">
            <text:p>4D52B8FF</text:p>
          </table:table-cell>
          <table:table-cell table:style-name="ce1" table:formula="of:=CONCATENATE([.E80];MID([.A46];3;2);DEC2HEX((HEX2DEC(MID([.A46];5;2))-3+256*((HEX2DEC(MID([.A46];5;2))-3)&lt;0));2);MID([.A46];7;2))" office:value-type="string" office:string-value="4D07D422">
            <text:p>4D07D422</text:p>
          </table:table-cell>
          <table:table-cell/>
          <table:table-cell table:style-name="ce1" table:formula="of:=MID([.A80];3;2)" office:value-type="string" office:string-value="A5">
            <text:p>A5</text:p>
          </table:table-cell>
          <table:table-cell table:style-name="ce1" table:formula="of:=MID([.A80];5;2)" office:value-type="string" office:string-value="CC">
            <text:p>CC</text:p>
          </table:table-cell>
          <table:table-cell table:formula="of:=IF((HEX2DEC([.Y80])-HEX2DEC([.Y79]))&gt;0;HEX2DEC([.Y80])-HEX2DEC([.Y79]);HEX2DEC([.Y80])-HEX2DEC([.Y79])+256)" office:value-type="float" office:value="164">
            <text:p>164</text:p>
          </table:table-cell>
          <table:table-cell table:formula="of:=IF((HEX2DEC([.Z80])-HEX2DEC([.Z79]))&gt;0;HEX2DEC([.Z80])-HEX2DEC([.Z79]);HEX2DEC([.Z80])-HEX2DEC([.Z7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E49E8BB</text:p>
          </table:table-cell>
          <table:table-cell office:value-type="string">
            <text:p>4E6DFF22</text:p>
          </table:table-cell>
          <table:table-cell/>
          <table:table-cell table:style-name="ce1"/>
          <table:table-cell table:style-name="ce7" table:formula="of:=DEC2HEX(HEX2DEC([.E82])-1)" office:value-type="string" office:string-value="4E">
            <text:p>4E</text:p>
          </table:table-cell>
          <table:table-cell table:style-name="ce1" table:formula="of:=CONCATENATE([.E81];MID([.A19];3;2);DEC2HEX((HEX2DEC(MID([.A19];5;2))-2+256*((HEX2DEC(MID([.A19];5;2))-2)&lt;0));2);MID([.A19];7;2))" office:value-type="string" office:string-value="4ED6CE11">
            <text:p>4ED6CE11</text:p>
          </table:table-cell>
          <table:table-cell table:style-name="ce1" table:formula="of:=CONCATENATE([.E81];MID([.A272];3;2);DEC2HEX((HEX2DEC(MID([.A272];5;2))-2+256*((HEX2DEC(MID([.A272];5;2))-2)&lt;0));2);MID([.A272];7;2))" office:value-type="string" office:string-value="4EE9E588">
            <text:p>4EE9E588</text:p>
          </table:table-cell>
          <table:table-cell table:style-name="ce1" table:formula="of:=CONCATENATE([.E81];MID([.A273];3;2);DEC2HEX((HEX2DEC(MID([.A273];5;2))-2+256*((HEX2DEC(MID([.A273];5;2))-2)&lt;0));2);MID([.A273];7;2))" office:value-type="string" office:string-value="4E8D01BB">
            <text:p>4E8D01BB</text:p>
          </table:table-cell>
          <table:table-cell table:style-name="ce1" table:formula="of:=CONCATENATE([.E81];MID([.A14];3;2);DEC2HEX((HEX2DEC(MID([.A14];5;2))-2+256*((HEX2DEC(MID([.A14];5;2))-2)&lt;0));2);MID([.A14];7;2))" office:value-type="string" office:string-value="4EA1AD22">
            <text:p>4EA1AD22</text:p>
          </table:table-cell>
          <table:table-cell table:style-name="ce1" table:formula="of:=CONCATENATE([.E81];MID([.A15];3;2);DEC2HEX((HEX2DEC(MID([.A15];5;2))-2+256*((HEX2DEC(MID([.A15];5;2))-2)&lt;0));2);MID([.A15];7;2))" office:value-type="string" office:string-value="4E45C955">
            <text:p>4E45C955</text:p>
          </table:table-cell>
          <table:table-cell table:style-name="ce1" table:formula="of:=CONCATENATE([.E81];MID([.A12];3;2);DEC2HEX((HEX2DEC(MID([.A12];5;2))-2+256*((HEX2DEC(MID([.A12];5;2))-2)&lt;0));2);MID([.A12];7;2))" office:value-type="string" office:string-value="4E58E0CC">
            <text:p>4E58E0CC</text:p>
          </table:table-cell>
          <table:table-cell table:style-name="ce1" table:formula="of:=CONCATENATE([.E81];MID([.A13];3;2);DEC2HEX((HEX2DEC(MID([.A13];5;2))-2+256*((HEX2DEC(MID([.A13];5;2))-2)&lt;0));2);MID([.A13];7;2))" office:value-type="string" office:string-value="4EFCFCFF">
            <text:p>4EFCFCFF</text:p>
          </table:table-cell>
          <table:table-cell/>
          <table:table-cell table:style-name="ce1" table:formula="of:=CONCATENATE([.E81];MID([.A214];3;2);DEC2HEX((HEX2DEC(MID([.A214];5;2))-3+256*((HEX2DEC(MID([.A214];5;2))-3)&lt;0));2);MID([.A214];7;2))" office:value-type="string" office:string-value="4EF6D0AA">
            <text:p>4EF6D0AA</text:p>
          </table:table-cell>
          <table:table-cell table:style-name="ce1" table:formula="of:=CONCATENATE([.E81];MID([.A215];3;2);DEC2HEX((HEX2DEC(MID([.A215];5;2))-3+256*((HEX2DEC(MID([.A215];5;2))-3)&lt;0));2);MID([.A215];7;2))" office:value-type="string" office:string-value="4E9AECDD">
            <text:p>4E9AECDD</text:p>
          </table:table-cell>
          <table:table-cell table:style-name="ce1" table:formula="of:=CONCATENATE([.E81];MID([.A52];3;2);DEC2HEX((HEX2DEC(MID([.A52];5;2))-3+256*((HEX2DEC(MID([.A52];5;2))-3)&lt;0));2);MID([.A52];7;2))" office:value-type="string" office:string-value="4ED0A644">
            <text:p>4ED0A644</text:p>
          </table:table-cell>
          <table:table-cell table:style-name="ce1" table:formula="of:=CONCATENATE([.E81];MID([.A53];3;2);DEC2HEX((HEX2DEC(MID([.A53];5;2))-3+256*((HEX2DEC(MID([.A53];5;2))-3)&lt;0));2);MID([.A53];7;2))" office:value-type="string" office:string-value="4E74C277">
            <text:p>4E74C277</text:p>
          </table:table-cell>
          <table:table-cell table:formula="of:=CONCATENATE([.E81];MID([.A50];3;2);DEC2HEX((HEX2DEC(MID([.A50];5;2))-3+256*((HEX2DEC(MID([.A50];5;2))-3)&lt;0));2);MID([.A50];7;2))" office:value-type="string" office:string-value="4E87D9EE">
            <text:p>4E87D9EE</text:p>
          </table:table-cell>
          <table:table-cell table:style-name="ce1" table:formula="of:=CONCATENATE([.E81];MID([.A307];3;2);DEC2HEX((HEX2DEC(MID([.A307];5;2))-3+256*((HEX2DEC(MID([.A307];5;2))-3)&lt;0));2);MID([.A307];7;2))" office:value-type="string" office:string-value="4E3CF511">
            <text:p>4E3CF511</text:p>
          </table:table-cell>
          <table:table-cell table:style-name="ce1" table:formula="of:=CONCATENATE([.E81];MID([.A48];3;2);DEC2HEX((HEX2DEC(MID([.A48];5;2))-3+256*((HEX2DEC(MID([.A48];5;2))-3)&lt;0));2);MID([.A48];7;2))" office:value-type="string" office:string-value="4E4F0C88">
            <text:p>4E4F0C88</text:p>
          </table:table-cell>
          <table:table-cell table:style-name="ce1" table:formula="of:=CONCATENATE([.E81];MID([.A49];3;2);DEC2HEX((HEX2DEC(MID([.A49];5;2))-3+256*((HEX2DEC(MID([.A49];5;2))-3)&lt;0));2);MID([.A49];7;2))" office:value-type="string" office:string-value="4EE3BDBB">
            <text:p>4EE3BDBB</text:p>
          </table:table-cell>
          <table:table-cell table:style-name="ce6" table:formula="of:=CONCATENATE([.E81];MID([.A302];3;2);DEC2HEX((HEX2DEC(MID([.A302];5;2))-3+256*((HEX2DEC(MID([.A302];5;2))-3)&lt;0));2);MID([.A302];7;2))" office:value-type="string" office:string-value="4E07D422">
            <text:p>4E07D422</text:p>
          </table:table-cell>
          <table:table-cell table:style-name="ce1" table:formula="of:=CONCATENATE([.E81];MID([.A47];3;2);DEC2HEX((HEX2DEC(MID([.A47];5;2))-3+256*((HEX2DEC(MID([.A47];5;2))-3)&lt;0));2);MID([.A47];7;2))" office:value-type="string" office:string-value="4EABF055">
            <text:p>4EABF055</text:p>
          </table:table-cell>
          <table:table-cell/>
          <table:table-cell table:style-name="ce1" table:formula="of:=MID([.A81];3;2)" office:value-type="string" office:string-value="49">
            <text:p>49</text:p>
          </table:table-cell>
          <table:table-cell table:style-name="ce1" table:formula="of:=MID([.A81];5;2)" office:value-type="string" office:string-value="E8">
            <text:p>E8</text:p>
          </table:table-cell>
          <table:table-cell table:formula="of:=IF((HEX2DEC([.Y81])-HEX2DEC([.Y80]))&gt;0;HEX2DEC([.Y81])-HEX2DEC([.Y80]);HEX2DEC([.Y81])-HEX2DEC([.Y80])+256)" office:value-type="float" office:value="164">
            <text:p>164</text:p>
          </table:table-cell>
          <table:table-cell table:formula="of:=IF((HEX2DEC([.Z81])-HEX2DEC([.Z80]))&gt;0;HEX2DEC([.Z81])-HEX2DEC([.Z80]);HEX2DEC([.Z81])-HEX2DEC([.Z8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4FED04EE</text:p>
          </table:table-cell>
          <table:table-cell office:value-type="string">
            <text:p>4F01B055</text:p>
          </table:table-cell>
          <table:table-cell/>
          <table:table-cell table:style-name="ce1"/>
          <table:table-cell table:style-name="ce7" table:formula="of:=DEC2HEX(HEX2DEC([.E83])-1)" office:value-type="string" office:string-value="4F">
            <text:p>4F</text:p>
          </table:table-cell>
          <table:table-cell table:style-name="ce1" table:formula="of:=CONCATENATE([.E82];MID([.A20];3;2);DEC2HEX((HEX2DEC(MID([.A20];5;2))-2+256*((HEX2DEC(MID([.A20];5;2))-2)&lt;0));2);MID([.A20];7;2))" office:value-type="string" office:string-value="4F7AEA44">
            <text:p>4F7AEA44</text:p>
          </table:table-cell>
          <table:table-cell table:style-name="ce1" table:formula="of:=CONCATENATE([.E82];MID([.A273];3;2);DEC2HEX((HEX2DEC(MID([.A273];5;2))-2+256*((HEX2DEC(MID([.A273];5;2))-2)&lt;0));2);MID([.A273];7;2))" office:value-type="string" office:string-value="4F8D01BB">
            <text:p>4F8D01BB</text:p>
          </table:table-cell>
          <table:table-cell table:style-name="ce1" table:formula="of:=CONCATENATE([.E82];MID([.A274];3;2);DEC2HEX((HEX2DEC(MID([.A274];5;2))-2+256*((HEX2DEC(MID([.A274];5;2))-2)&lt;0));2);MID([.A274];7;2))" office:value-type="string" office:string-value="4F21B2EE">
            <text:p>4F21B2EE</text:p>
          </table:table-cell>
          <table:table-cell table:style-name="ce1" table:formula="of:=CONCATENATE([.E82];MID([.A15];3;2);DEC2HEX((HEX2DEC(MID([.A15];5;2))-2+256*((HEX2DEC(MID([.A15];5;2))-2)&lt;0));2);MID([.A15];7;2))" office:value-type="string" office:string-value="4F45C955">
            <text:p>4F45C955</text:p>
          </table:table-cell>
          <table:table-cell table:style-name="ce1" table:formula="of:=CONCATENATE([.E82];MID([.A16];3;2);DEC2HEX((HEX2DEC(MID([.A16];5;2))-2+256*((HEX2DEC(MID([.A16];5;2))-2)&lt;0));2);MID([.A16];7;2))" office:value-type="string" office:string-value="4FE9E588">
            <text:p>4FE9E588</text:p>
          </table:table-cell>
          <table:table-cell table:style-name="ce1" table:formula="of:=CONCATENATE([.E82];MID([.A13];3;2);DEC2HEX((HEX2DEC(MID([.A13];5;2))-2+256*((HEX2DEC(MID([.A13];5;2))-2)&lt;0));2);MID([.A13];7;2))" office:value-type="string" office:string-value="4FFCFCFF">
            <text:p>4FFCFCFF</text:p>
          </table:table-cell>
          <table:table-cell table:style-name="ce1" table:formula="of:=CONCATENATE([.E82];MID([.A14];3;2);DEC2HEX((HEX2DEC(MID([.A14];5;2))-2+256*((HEX2DEC(MID([.A14];5;2))-2)&lt;0));2);MID([.A14];7;2))" office:value-type="string" office:string-value="4FA1AD22">
            <text:p>4FA1AD22</text:p>
          </table:table-cell>
          <table:table-cell/>
          <table:table-cell table:style-name="ce1" table:formula="of:=CONCATENATE([.E82];MID([.A215];3;2);DEC2HEX((HEX2DEC(MID([.A215];5;2))-3+256*((HEX2DEC(MID([.A215];5;2))-3)&lt;0));2);MID([.A215];7;2))" office:value-type="string" office:string-value="4F9AECDD">
            <text:p>4F9AECDD</text:p>
          </table:table-cell>
          <table:table-cell table:style-name="ce1" table:formula="of:=CONCATENATE([.E82];MID([.A216];3;2);DEC2HEX((HEX2DEC(MID([.A216];5;2))-3+256*((HEX2DEC(MID([.A216];5;2))-3)&lt;0));2);MID([.A216];7;2))" office:value-type="string" office:string-value="4F4F0800">
            <text:p>4F4F0800</text:p>
          </table:table-cell>
          <table:table-cell table:style-name="ce1" table:formula="of:=CONCATENATE([.E82];MID([.A53];3;2);DEC2HEX((HEX2DEC(MID([.A53];5;2))-3+256*((HEX2DEC(MID([.A53];5;2))-3)&lt;0));2);MID([.A53];7;2))" office:value-type="string" office:string-value="4F74C277">
            <text:p>4F74C277</text:p>
          </table:table-cell>
          <table:table-cell table:style-name="ce1" table:formula="of:=CONCATENATE([.E82];MID([.A54];3;2);DEC2HEX((HEX2DEC(MID([.A54];5;2))-3+256*((HEX2DEC(MID([.A54];5;2))-3)&lt;0));2);MID([.A54];7;2))" office:value-type="string" office:string-value="4F18DEAA">
            <text:p>4F18DEAA</text:p>
          </table:table-cell>
          <table:table-cell table:formula="of:=CONCATENATE([.E82];MID([.A51];3;2);DEC2HEX((HEX2DEC(MID([.A51];5;2))-3+256*((HEX2DEC(MID([.A51];5;2))-3)&lt;0));2);MID([.A51];7;2))" office:value-type="string" office:string-value="4F3CF511">
            <text:p>4F3CF511</text:p>
          </table:table-cell>
          <table:table-cell table:style-name="ce1" table:formula="of:=CONCATENATE([.E82];MID([.A308];3;2);DEC2HEX((HEX2DEC(MID([.A308];5;2))-3+256*((HEX2DEC(MID([.A308];5;2))-3)&lt;0));2);MID([.A308];7;2))" office:value-type="string" office:string-value="4FD0A644">
            <text:p>4FD0A644</text:p>
          </table:table-cell>
          <table:table-cell table:style-name="ce1" table:formula="of:=CONCATENATE([.E82];MID([.A49];3;2);DEC2HEX((HEX2DEC(MID([.A49];5;2))-3+256*((HEX2DEC(MID([.A49];5;2))-3)&lt;0));2);MID([.A49];7;2))" office:value-type="string" office:string-value="4FE3BDBB">
            <text:p>4FE3BDBB</text:p>
          </table:table-cell>
          <table:table-cell table:style-name="ce1" table:formula="of:=CONCATENATE([.E82];MID([.A50];3;2);DEC2HEX((HEX2DEC(MID([.A50];5;2))-3+256*((HEX2DEC(MID([.A50];5;2))-3)&lt;0));2);MID([.A50];7;2))" office:value-type="string" office:string-value="4F87D9EE">
            <text:p>4F87D9EE</text:p>
          </table:table-cell>
          <table:table-cell table:style-name="ce6" table:formula="of:=CONCATENATE([.E82];MID([.A303];3;2);DEC2HEX((HEX2DEC(MID([.A303];5;2))-3+256*((HEX2DEC(MID([.A303];5;2))-3)&lt;0));2);MID([.A303];7;2))" office:value-type="string" office:string-value="4FABF055">
            <text:p>4FABF055</text:p>
          </table:table-cell>
          <table:table-cell table:style-name="ce1" table:formula="of:=CONCATENATE([.E82];MID([.A48];3;2);DEC2HEX((HEX2DEC(MID([.A48];5;2))-3+256*((HEX2DEC(MID([.A48];5;2))-3)&lt;0));2);MID([.A48];7;2))" office:value-type="string" office:string-value="4F4F0C88">
            <text:p>4F4F0C88</text:p>
          </table:table-cell>
          <table:table-cell/>
          <table:table-cell table:style-name="ce1" table:formula="of:=MID([.A82];3;2)" office:value-type="string" office:string-value="ED">
            <text:p>ED</text:p>
          </table:table-cell>
          <table:table-cell table:style-name="ce1" table:formula="of:=MID([.A82];5;2)" office:value-type="string" office:string-value="04">
            <text:p>04</text:p>
          </table:table-cell>
          <table:table-cell table:formula="of:=IF((HEX2DEC([.Y82])-HEX2DEC([.Y81]))&gt;0;HEX2DEC([.Y82])-HEX2DEC([.Y81]);HEX2DEC([.Y82])-HEX2DEC([.Y81])+256)" office:value-type="float" office:value="164">
            <text:p>164</text:p>
          </table:table-cell>
          <table:table-cell table:formula="of:=IF((HEX2DEC([.Z82])-HEX2DEC([.Z81]))&gt;0;HEX2DEC([.Z82])-HEX2DEC([.Z81]);HEX2DEC([.Z82])-HEX2DEC([.Z8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092B511</text:p>
          </table:table-cell>
          <table:table-cell office:value-type="string">
            <text:p>50A5CC88</text:p>
          </table:table-cell>
          <table:table-cell/>
          <table:table-cell table:style-name="ce1"/>
          <table:table-cell table:style-name="ce7" table:formula="of:=DEC2HEX(HEX2DEC([.E84])-1)" office:value-type="string" office:string-value="50">
            <text:p>50</text:p>
          </table:table-cell>
          <table:table-cell table:style-name="ce1" table:formula="of:=CONCATENATE([.E83];MID([.A21];3;2);DEC2HEX((HEX2DEC(MID([.A21];5;2))-2+256*((HEX2DEC(MID([.A21];5;2))-2)&lt;0));2);MID([.A21];7;2))" office:value-type="string" office:string-value="501E0677">
            <text:p>501E0677</text:p>
          </table:table-cell>
          <table:table-cell table:style-name="ce1" table:formula="of:=CONCATENATE([.E83];MID([.A274];3;2);DEC2HEX((HEX2DEC(MID([.A274];5;2))-2+256*((HEX2DEC(MID([.A274];5;2))-2)&lt;0));2);MID([.A274];7;2))" office:value-type="string" office:string-value="5021B2EE">
            <text:p>5021B2EE</text:p>
          </table:table-cell>
          <table:table-cell table:style-name="ce1" table:formula="of:=CONCATENATE([.E83];MID([.A275];3;2);DEC2HEX((HEX2DEC(MID([.A275];5;2))-2+256*((HEX2DEC(MID([.A275];5;2))-2)&lt;0));2);MID([.A275];7;2))" office:value-type="string" office:string-value="50D6CE11">
            <text:p>50D6CE11</text:p>
          </table:table-cell>
          <table:table-cell table:style-name="ce1" table:formula="of:=CONCATENATE([.E83];MID([.A16];3;2);DEC2HEX((HEX2DEC(MID([.A16];5;2))-2+256*((HEX2DEC(MID([.A16];5;2))-2)&lt;0));2);MID([.A16];7;2))" office:value-type="string" office:string-value="50E9E588">
            <text:p>50E9E588</text:p>
          </table:table-cell>
          <table:table-cell table:style-name="ce1" table:formula="of:=CONCATENATE([.E83];MID([.A17];3;2);DEC2HEX((HEX2DEC(MID([.A17];5;2))-2+256*((HEX2DEC(MID([.A17];5;2))-2)&lt;0));2);MID([.A17];7;2))" office:value-type="string" office:string-value="508D01BB">
            <text:p>508D01BB</text:p>
          </table:table-cell>
          <table:table-cell table:style-name="ce1" table:formula="of:=CONCATENATE([.E83];MID([.A14];3;2);DEC2HEX((HEX2DEC(MID([.A14];5;2))-2+256*((HEX2DEC(MID([.A14];5;2))-2)&lt;0));2);MID([.A14];7;2))" office:value-type="string" office:string-value="50A1AD22">
            <text:p>50A1AD22</text:p>
          </table:table-cell>
          <table:table-cell table:style-name="ce1" table:formula="of:=CONCATENATE([.E83];MID([.A15];3;2);DEC2HEX((HEX2DEC(MID([.A15];5;2))-2+256*((HEX2DEC(MID([.A15];5;2))-2)&lt;0));2);MID([.A15];7;2))" office:value-type="string" office:string-value="5045C955">
            <text:p>5045C955</text:p>
          </table:table-cell>
          <table:table-cell/>
          <table:table-cell table:style-name="ce1" table:formula="of:=CONCATENATE([.E83];MID([.A216];3;2);DEC2HEX((HEX2DEC(MID([.A216];5;2))-3+256*((HEX2DEC(MID([.A216];5;2))-3)&lt;0));2);MID([.A216];7;2))" office:value-type="string" office:string-value="504F0800">
            <text:p>504F0800</text:p>
          </table:table-cell>
          <table:table-cell table:style-name="ce1" table:formula="of:=CONCATENATE([.E83];MID([.A217];3;2);DEC2HEX((HEX2DEC(MID([.A217];5;2))-3+256*((HEX2DEC(MID([.A217];5;2))-3)&lt;0));2);MID([.A217];7;2))" office:value-type="string" office:string-value="50E3B933">
            <text:p>50E3B933</text:p>
          </table:table-cell>
          <table:table-cell table:style-name="ce1" table:formula="of:=CONCATENATE([.E83];MID([.A54];3;2);DEC2HEX((HEX2DEC(MID([.A54];5;2))-3+256*((HEX2DEC(MID([.A54];5;2))-3)&lt;0));2);MID([.A54];7;2))" office:value-type="string" office:string-value="5018DEAA">
            <text:p>5018DEAA</text:p>
          </table:table-cell>
          <table:table-cell table:style-name="ce1" table:formula="of:=CONCATENATE([.E83];MID([.A55];3;2);DEC2HEX((HEX2DEC(MID([.A55];5;2))-3+256*((HEX2DEC(MID([.A55];5;2))-3)&lt;0));2);MID([.A55];7;2))" office:value-type="string" office:string-value="50BCFADD">
            <text:p>50BCFADD</text:p>
          </table:table-cell>
          <table:table-cell table:formula="of:=CONCATENATE([.E83];MID([.A52];3;2);DEC2HEX((HEX2DEC(MID([.A52];5;2))-3+256*((HEX2DEC(MID([.A52];5;2))-3)&lt;0));2);MID([.A52];7;2))" office:value-type="string" office:string-value="50D0A644">
            <text:p>50D0A644</text:p>
          </table:table-cell>
          <table:table-cell table:style-name="ce1" table:formula="of:=CONCATENATE([.E83];MID([.A309];3;2);DEC2HEX((HEX2DEC(MID([.A309];5;2))-3+256*((HEX2DEC(MID([.A309];5;2))-3)&lt;0));2);MID([.A309];7;2))" office:value-type="string" office:string-value="5074C277">
            <text:p>5074C277</text:p>
          </table:table-cell>
          <table:table-cell table:style-name="ce1" table:formula="of:=CONCATENATE([.E83];MID([.A50];3;2);DEC2HEX((HEX2DEC(MID([.A50];5;2))-3+256*((HEX2DEC(MID([.A50];5;2))-3)&lt;0));2);MID([.A50];7;2))" office:value-type="string" office:string-value="5087D9EE">
            <text:p>5087D9EE</text:p>
          </table:table-cell>
          <table:table-cell table:style-name="ce1" table:formula="of:=CONCATENATE([.E83];MID([.A51];3;2);DEC2HEX((HEX2DEC(MID([.A51];5;2))-3+256*((HEX2DEC(MID([.A51];5;2))-3)&lt;0));2);MID([.A51];7;2))" office:value-type="string" office:string-value="503CF511">
            <text:p>503CF511</text:p>
          </table:table-cell>
          <table:table-cell table:style-name="ce6" table:formula="of:=CONCATENATE([.E83];MID([.A304];3;2);DEC2HEX((HEX2DEC(MID([.A304];5;2))-3+256*((HEX2DEC(MID([.A304];5;2))-3)&lt;0));2);MID([.A304];7;2))" office:value-type="string" office:string-value="504F0C88">
            <text:p>504F0C88</text:p>
          </table:table-cell>
          <table:table-cell table:style-name="ce1" table:formula="of:=CONCATENATE([.E83];MID([.A49];3;2);DEC2HEX((HEX2DEC(MID([.A49];5;2))-3+256*((HEX2DEC(MID([.A49];5;2))-3)&lt;0));2);MID([.A49];7;2))" office:value-type="string" office:string-value="50E3BDBB">
            <text:p>50E3BDBB</text:p>
          </table:table-cell>
          <table:table-cell/>
          <table:table-cell table:style-name="ce1" table:formula="of:=MID([.A83];3;2)" office:value-type="string" office:string-value="92">
            <text:p>92</text:p>
          </table:table-cell>
          <table:table-cell table:style-name="ce1" table:formula="of:=MID([.A83];5;2)" office:value-type="string" office:string-value="B5">
            <text:p>B5</text:p>
          </table:table-cell>
          <table:table-cell table:formula="of:=IF((HEX2DEC([.Y83])-HEX2DEC([.Y82]))&gt;0;HEX2DEC([.Y83])-HEX2DEC([.Y82]);HEX2DEC([.Y83])-HEX2DEC([.Y82])+256)" office:value-type="float" office:value="165">
            <text:p>165</text:p>
          </table:table-cell>
          <table:table-cell table:formula="of:=IF((HEX2DEC([.Z83])-HEX2DEC([.Z82]))&gt;0;HEX2DEC([.Z83])-HEX2DEC([.Z82]);HEX2DEC([.Z83])-HEX2DEC([.Z8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136D144</text:p>
          </table:table-cell>
          <table:table-cell office:value-type="string">
            <text:p>5149E8BB</text:p>
          </table:table-cell>
          <table:table-cell/>
          <table:table-cell table:style-name="ce1"/>
          <table:table-cell table:style-name="ce7" table:formula="of:=DEC2HEX(HEX2DEC([.E85])-1)" office:value-type="string" office:string-value="51">
            <text:p>51</text:p>
          </table:table-cell>
          <table:table-cell table:style-name="ce1" table:formula="of:=CONCATENATE([.E84];MID([.A22];3;2);DEC2HEX((HEX2DEC(MID([.A22];5;2))-2+256*((HEX2DEC(MID([.A22];5;2))-2)&lt;0));2);MID([.A22];7;2))" office:value-type="string" office:string-value="51B2B7AA">
            <text:p>51B2B7AA</text:p>
          </table:table-cell>
          <table:table-cell table:style-name="ce1" table:formula="of:=CONCATENATE([.E84];MID([.A275];3;2);DEC2HEX((HEX2DEC(MID([.A275];5;2))-2+256*((HEX2DEC(MID([.A275];5;2))-2)&lt;0));2);MID([.A275];7;2))" office:value-type="string" office:string-value="51D6CE11">
            <text:p>51D6CE11</text:p>
          </table:table-cell>
          <table:table-cell table:style-name="ce1" table:formula="of:=CONCATENATE([.E84];MID([.A276];3;2);DEC2HEX((HEX2DEC(MID([.A276];5;2))-2+256*((HEX2DEC(MID([.A276];5;2))-2)&lt;0));2);MID([.A276];7;2))" office:value-type="string" office:string-value="517AEA44">
            <text:p>517AEA44</text:p>
          </table:table-cell>
          <table:table-cell table:style-name="ce1" table:formula="of:=CONCATENATE([.E84];MID([.A17];3;2);DEC2HEX((HEX2DEC(MID([.A17];5;2))-2+256*((HEX2DEC(MID([.A17];5;2))-2)&lt;0));2);MID([.A17];7;2))" office:value-type="string" office:string-value="518D01BB">
            <text:p>518D01BB</text:p>
          </table:table-cell>
          <table:table-cell table:style-name="ce1" table:formula="of:=CONCATENATE([.E84];MID([.A18];3;2);DEC2HEX((HEX2DEC(MID([.A18];5;2))-2+256*((HEX2DEC(MID([.A18];5;2))-2)&lt;0));2);MID([.A18];7;2))" office:value-type="string" office:string-value="5121B2EE">
            <text:p>5121B2EE</text:p>
          </table:table-cell>
          <table:table-cell table:style-name="ce1" table:formula="of:=CONCATENATE([.E84];MID([.A15];3;2);DEC2HEX((HEX2DEC(MID([.A15];5;2))-2+256*((HEX2DEC(MID([.A15];5;2))-2)&lt;0));2);MID([.A15];7;2))" office:value-type="string" office:string-value="5145C955">
            <text:p>5145C955</text:p>
          </table:table-cell>
          <table:table-cell table:style-name="ce1" table:formula="of:=CONCATENATE([.E84];MID([.A16];3;2);DEC2HEX((HEX2DEC(MID([.A16];5;2))-2+256*((HEX2DEC(MID([.A16];5;2))-2)&lt;0));2);MID([.A16];7;2))" office:value-type="string" office:string-value="51E9E588">
            <text:p>51E9E588</text:p>
          </table:table-cell>
          <table:table-cell/>
          <table:table-cell table:style-name="ce1" table:formula="of:=CONCATENATE([.E84];MID([.A217];3;2);DEC2HEX((HEX2DEC(MID([.A217];5;2))-3+256*((HEX2DEC(MID([.A217];5;2))-3)&lt;0));2);MID([.A217];7;2))" office:value-type="string" office:string-value="51E3B933">
            <text:p>51E3B933</text:p>
          </table:table-cell>
          <table:table-cell table:style-name="ce1" table:formula="of:=CONCATENATE([.E84];MID([.A218];3;2);DEC2HEX((HEX2DEC(MID([.A218];5;2))-3+256*((HEX2DEC(MID([.A218];5;2))-3)&lt;0));2);MID([.A218];7;2))" office:value-type="string" office:string-value="5187D566">
            <text:p>5187D566</text:p>
          </table:table-cell>
          <table:table-cell table:style-name="ce1" table:formula="of:=CONCATENATE([.E84];MID([.A55];3;2);DEC2HEX((HEX2DEC(MID([.A55];5;2))-3+256*((HEX2DEC(MID([.A55];5;2))-3)&lt;0));2);MID([.A55];7;2))" office:value-type="string" office:string-value="51BCFADD">
            <text:p>51BCFADD</text:p>
          </table:table-cell>
          <table:table-cell table:style-name="ce1" table:formula="of:=CONCATENATE([.E84];MID([.A56];3;2);DEC2HEX((HEX2DEC(MID([.A56];5;2))-3+256*((HEX2DEC(MID([.A56];5;2))-3)&lt;0));2);MID([.A56];7;2))" office:value-type="string" office:string-value="5161AB00">
            <text:p>5161AB00</text:p>
          </table:table-cell>
          <table:table-cell table:formula="of:=CONCATENATE([.E84];MID([.A53];3;2);DEC2HEX((HEX2DEC(MID([.A53];5;2))-3+256*((HEX2DEC(MID([.A53];5;2))-3)&lt;0));2);MID([.A53];7;2))" office:value-type="string" office:string-value="5174C277">
            <text:p>5174C277</text:p>
          </table:table-cell>
          <table:table-cell table:style-name="ce1" table:formula="of:=CONCATENATE([.E84];MID([.A310];3;2);DEC2HEX((HEX2DEC(MID([.A310];5;2))-3+256*((HEX2DEC(MID([.A310];5;2))-3)&lt;0));2);MID([.A310];7;2))" office:value-type="string" office:string-value="5118DEAA">
            <text:p>5118DEAA</text:p>
          </table:table-cell>
          <table:table-cell table:style-name="ce1" table:formula="of:=CONCATENATE([.E84];MID([.A51];3;2);DEC2HEX((HEX2DEC(MID([.A51];5;2))-3+256*((HEX2DEC(MID([.A51];5;2))-3)&lt;0));2);MID([.A51];7;2))" office:value-type="string" office:string-value="513CF511">
            <text:p>513CF511</text:p>
          </table:table-cell>
          <table:table-cell table:style-name="ce1" table:formula="of:=CONCATENATE([.E84];MID([.A52];3;2);DEC2HEX((HEX2DEC(MID([.A52];5;2))-3+256*((HEX2DEC(MID([.A52];5;2))-3)&lt;0));2);MID([.A52];7;2))" office:value-type="string" office:string-value="51D0A644">
            <text:p>51D0A644</text:p>
          </table:table-cell>
          <table:table-cell table:style-name="ce6" table:formula="of:=CONCATENATE([.E84];MID([.A305];3;2);DEC2HEX((HEX2DEC(MID([.A305];5;2))-3+256*((HEX2DEC(MID([.A305];5;2))-3)&lt;0));2);MID([.A305];7;2))" office:value-type="string" office:string-value="51E3BDBB">
            <text:p>51E3BDBB</text:p>
          </table:table-cell>
          <table:table-cell table:style-name="ce1" table:formula="of:=CONCATENATE([.E84];MID([.A50];3;2);DEC2HEX((HEX2DEC(MID([.A50];5;2))-3+256*((HEX2DEC(MID([.A50];5;2))-3)&lt;0));2);MID([.A50];7;2))" office:value-type="string" office:string-value="5187D9EE">
            <text:p>5187D9EE</text:p>
          </table:table-cell>
          <table:table-cell/>
          <table:table-cell table:style-name="ce1" table:formula="of:=MID([.A84];3;2)" office:value-type="string" office:string-value="36">
            <text:p>36</text:p>
          </table:table-cell>
          <table:table-cell table:style-name="ce1" table:formula="of:=MID([.A84];5;2)" office:value-type="string" office:string-value="D1">
            <text:p>D1</text:p>
          </table:table-cell>
          <table:table-cell table:formula="of:=IF((HEX2DEC([.Y84])-HEX2DEC([.Y83]))&gt;0;HEX2DEC([.Y84])-HEX2DEC([.Y83]);HEX2DEC([.Y84])-HEX2DEC([.Y83])+256)" office:value-type="float" office:value="164">
            <text:p>164</text:p>
          </table:table-cell>
          <table:table-cell table:formula="of:=IF((HEX2DEC([.Z84])-HEX2DEC([.Z83]))&gt;0;HEX2DEC([.Z84])-HEX2DEC([.Z83]);HEX2DEC([.Z84])-HEX2DEC([.Z8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2DAED77</text:p>
          </table:table-cell>
          <table:table-cell office:value-type="string">
            <text:p>52ED04EE</text:p>
          </table:table-cell>
          <table:table-cell/>
          <table:table-cell table:style-name="ce1"/>
          <table:table-cell table:style-name="ce7" table:formula="of:=DEC2HEX(HEX2DEC([.E86])-1)" office:value-type="string" office:string-value="52">
            <text:p>52</text:p>
          </table:table-cell>
          <table:table-cell table:style-name="ce1" table:formula="of:=CONCATENATE([.E85];MID([.A23];3;2);DEC2HEX((HEX2DEC(MID([.A23];5;2))-2+256*((HEX2DEC(MID([.A23];5;2))-2)&lt;0));2);MID([.A23];7;2))" office:value-type="string" office:string-value="5256D3DD">
            <text:p>5256D3DD</text:p>
          </table:table-cell>
          <table:table-cell table:style-name="ce1" table:formula="of:=CONCATENATE([.E85];MID([.A276];3;2);DEC2HEX((HEX2DEC(MID([.A276];5;2))-2+256*((HEX2DEC(MID([.A276];5;2))-2)&lt;0));2);MID([.A276];7;2))" office:value-type="string" office:string-value="527AEA44">
            <text:p>527AEA44</text:p>
          </table:table-cell>
          <table:table-cell table:style-name="ce1" table:formula="of:=CONCATENATE([.E85];MID([.A277];3;2);DEC2HEX((HEX2DEC(MID([.A277];5;2))-2+256*((HEX2DEC(MID([.A277];5;2))-2)&lt;0));2);MID([.A277];7;2))" office:value-type="string" office:string-value="521E0677">
            <text:p>521E0677</text:p>
          </table:table-cell>
          <table:table-cell table:style-name="ce1" table:formula="of:=CONCATENATE([.E85];MID([.A18];3;2);DEC2HEX((HEX2DEC(MID([.A18];5;2))-2+256*((HEX2DEC(MID([.A18];5;2))-2)&lt;0));2);MID([.A18];7;2))" office:value-type="string" office:string-value="5221B2EE">
            <text:p>5221B2EE</text:p>
          </table:table-cell>
          <table:table-cell table:style-name="ce1" table:formula="of:=CONCATENATE([.E85];MID([.A19];3;2);DEC2HEX((HEX2DEC(MID([.A19];5;2))-2+256*((HEX2DEC(MID([.A19];5;2))-2)&lt;0));2);MID([.A19];7;2))" office:value-type="string" office:string-value="52D6CE11">
            <text:p>52D6CE11</text:p>
          </table:table-cell>
          <table:table-cell table:style-name="ce1" table:formula="of:=CONCATENATE([.E85];MID([.A16];3;2);DEC2HEX((HEX2DEC(MID([.A16];5;2))-2+256*((HEX2DEC(MID([.A16];5;2))-2)&lt;0));2);MID([.A16];7;2))" office:value-type="string" office:string-value="52E9E588">
            <text:p>52E9E588</text:p>
          </table:table-cell>
          <table:table-cell table:style-name="ce1" table:formula="of:=CONCATENATE([.E85];MID([.A17];3;2);DEC2HEX((HEX2DEC(MID([.A17];5;2))-2+256*((HEX2DEC(MID([.A17];5;2))-2)&lt;0));2);MID([.A17];7;2))" office:value-type="string" office:string-value="528D01BB">
            <text:p>528D01BB</text:p>
          </table:table-cell>
          <table:table-cell/>
          <table:table-cell table:style-name="ce1" table:formula="of:=CONCATENATE([.E85];MID([.A218];3;2);DEC2HEX((HEX2DEC(MID([.A218];5;2))-3+256*((HEX2DEC(MID([.A218];5;2))-3)&lt;0));2);MID([.A218];7;2))" office:value-type="string" office:string-value="5287D566">
            <text:p>5287D566</text:p>
          </table:table-cell>
          <table:table-cell table:style-name="ce1" table:formula="of:=CONCATENATE([.E85];MID([.A219];3;2);DEC2HEX((HEX2DEC(MID([.A219];5;2))-3+256*((HEX2DEC(MID([.A219];5;2))-3)&lt;0));2);MID([.A219];7;2))" office:value-type="string" office:string-value="522BF199">
            <text:p>522BF199</text:p>
          </table:table-cell>
          <table:table-cell table:style-name="ce1" table:formula="of:=CONCATENATE([.E85];MID([.A56];3;2);DEC2HEX((HEX2DEC(MID([.A56];5;2))-3+256*((HEX2DEC(MID([.A56];5;2))-3)&lt;0));2);MID([.A56];7;2))" office:value-type="string" office:string-value="5261AB00">
            <text:p>5261AB00</text:p>
          </table:table-cell>
          <table:table-cell table:style-name="ce1" table:formula="of:=CONCATENATE([.E85];MID([.A57];3;2);DEC2HEX((HEX2DEC(MID([.A57];5;2))-3+256*((HEX2DEC(MID([.A57];5;2))-3)&lt;0));2);MID([.A57];7;2))" office:value-type="string" office:string-value="5205C733">
            <text:p>5205C733</text:p>
          </table:table-cell>
          <table:table-cell table:formula="of:=CONCATENATE([.E85];MID([.A54];3;2);DEC2HEX((HEX2DEC(MID([.A54];5;2))-3+256*((HEX2DEC(MID([.A54];5;2))-3)&lt;0));2);MID([.A54];7;2))" office:value-type="string" office:string-value="5218DEAA">
            <text:p>5218DEAA</text:p>
          </table:table-cell>
          <table:table-cell table:style-name="ce1" table:formula="of:=CONCATENATE([.E85];MID([.A311];3;2);DEC2HEX((HEX2DEC(MID([.A311];5;2))-3+256*((HEX2DEC(MID([.A311];5;2))-3)&lt;0));2);MID([.A311];7;2))" office:value-type="string" office:string-value="52BCFADD">
            <text:p>52BCFADD</text:p>
          </table:table-cell>
          <table:table-cell table:style-name="ce1" table:formula="of:=CONCATENATE([.E85];MID([.A52];3;2);DEC2HEX((HEX2DEC(MID([.A52];5;2))-3+256*((HEX2DEC(MID([.A52];5;2))-3)&lt;0));2);MID([.A52];7;2))" office:value-type="string" office:string-value="52D0A644">
            <text:p>52D0A644</text:p>
          </table:table-cell>
          <table:table-cell table:style-name="ce1" table:formula="of:=CONCATENATE([.E85];MID([.A53];3;2);DEC2HEX((HEX2DEC(MID([.A53];5;2))-3+256*((HEX2DEC(MID([.A53];5;2))-3)&lt;0));2);MID([.A53];7;2))" office:value-type="string" office:string-value="5274C277">
            <text:p>5274C277</text:p>
          </table:table-cell>
          <table:table-cell table:style-name="ce6" table:formula="of:=CONCATENATE([.E85];MID([.A306];3;2);DEC2HEX((HEX2DEC(MID([.A306];5;2))-3+256*((HEX2DEC(MID([.A306];5;2))-3)&lt;0));2);MID([.A306];7;2))" office:value-type="string" office:string-value="5287D9EE">
            <text:p>5287D9EE</text:p>
          </table:table-cell>
          <table:table-cell table:style-name="ce1" table:formula="of:=CONCATENATE([.E85];MID([.A51];3;2);DEC2HEX((HEX2DEC(MID([.A51];5;2))-3+256*((HEX2DEC(MID([.A51];5;2))-3)&lt;0));2);MID([.A51];7;2))" office:value-type="string" office:string-value="523CF511">
            <text:p>523CF511</text:p>
          </table:table-cell>
          <table:table-cell/>
          <table:table-cell table:style-name="ce1" table:formula="of:=MID([.A85];3;2)" office:value-type="string" office:string-value="DA">
            <text:p>DA</text:p>
          </table:table-cell>
          <table:table-cell table:style-name="ce1" table:formula="of:=MID([.A85];5;2)" office:value-type="string" office:string-value="ED">
            <text:p>ED</text:p>
          </table:table-cell>
          <table:table-cell table:formula="of:=IF((HEX2DEC([.Y85])-HEX2DEC([.Y84]))&gt;0;HEX2DEC([.Y85])-HEX2DEC([.Y84]);HEX2DEC([.Y85])-HEX2DEC([.Y84])+256)" office:value-type="float" office:value="164">
            <text:p>164</text:p>
          </table:table-cell>
          <table:table-cell table:formula="of:=IF((HEX2DEC([.Z85])-HEX2DEC([.Z84]))&gt;0;HEX2DEC([.Z85])-HEX2DEC([.Z84]);HEX2DEC([.Z85])-HEX2DEC([.Z8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37E09AA</text:p>
          </table:table-cell>
          <table:table-cell office:value-type="string">
            <text:p>5392B511</text:p>
          </table:table-cell>
          <table:table-cell/>
          <table:table-cell table:style-name="ce1"/>
          <table:table-cell table:style-name="ce7" table:formula="of:=DEC2HEX(HEX2DEC([.E87])-1)" office:value-type="string" office:string-value="53">
            <text:p>53</text:p>
          </table:table-cell>
          <table:table-cell table:style-name="ce1" table:formula="of:=CONCATENATE([.E86];MID([.A24];3;2);DEC2HEX((HEX2DEC(MID([.A24];5;2))-2+256*((HEX2DEC(MID([.A24];5;2))-2)&lt;0));2);MID([.A24];7;2))" office:value-type="string" office:string-value="530BEF00">
            <text:p>530BEF00</text:p>
          </table:table-cell>
          <table:table-cell table:style-name="ce1" table:formula="of:=CONCATENATE([.E86];MID([.A277];3;2);DEC2HEX((HEX2DEC(MID([.A277];5;2))-2+256*((HEX2DEC(MID([.A277];5;2))-2)&lt;0));2);MID([.A277];7;2))" office:value-type="string" office:string-value="531E0677">
            <text:p>531E0677</text:p>
          </table:table-cell>
          <table:table-cell table:style-name="ce1" table:formula="of:=CONCATENATE([.E86];MID([.A278];3;2);DEC2HEX((HEX2DEC(MID([.A278];5;2))-2+256*((HEX2DEC(MID([.A278];5;2))-2)&lt;0));2);MID([.A278];7;2))" office:value-type="string" office:string-value="53B2B7AA">
            <text:p>53B2B7AA</text:p>
          </table:table-cell>
          <table:table-cell table:style-name="ce1" table:formula="of:=CONCATENATE([.E86];MID([.A19];3;2);DEC2HEX((HEX2DEC(MID([.A19];5;2))-2+256*((HEX2DEC(MID([.A19];5;2))-2)&lt;0));2);MID([.A19];7;2))" office:value-type="string" office:string-value="53D6CE11">
            <text:p>53D6CE11</text:p>
          </table:table-cell>
          <table:table-cell table:style-name="ce1" table:formula="of:=CONCATENATE([.E86];MID([.A20];3;2);DEC2HEX((HEX2DEC(MID([.A20];5;2))-2+256*((HEX2DEC(MID([.A20];5;2))-2)&lt;0));2);MID([.A20];7;2))" office:value-type="string" office:string-value="537AEA44">
            <text:p>537AEA44</text:p>
          </table:table-cell>
          <table:table-cell table:style-name="ce1" table:formula="of:=CONCATENATE([.E86];MID([.A17];3;2);DEC2HEX((HEX2DEC(MID([.A17];5;2))-2+256*((HEX2DEC(MID([.A17];5;2))-2)&lt;0));2);MID([.A17];7;2))" office:value-type="string" office:string-value="538D01BB">
            <text:p>538D01BB</text:p>
          </table:table-cell>
          <table:table-cell table:style-name="ce1" table:formula="of:=CONCATENATE([.E86];MID([.A18];3;2);DEC2HEX((HEX2DEC(MID([.A18];5;2))-2+256*((HEX2DEC(MID([.A18];5;2))-2)&lt;0));2);MID([.A18];7;2))" office:value-type="string" office:string-value="5321B2EE">
            <text:p>5321B2EE</text:p>
          </table:table-cell>
          <table:table-cell/>
          <table:table-cell table:style-name="ce1" table:formula="of:=CONCATENATE([.E86];MID([.A219];3;2);DEC2HEX((HEX2DEC(MID([.A219];5;2))-3+256*((HEX2DEC(MID([.A219];5;2))-3)&lt;0));2);MID([.A219];7;2))" office:value-type="string" office:string-value="532BF199">
            <text:p>532BF199</text:p>
          </table:table-cell>
          <table:table-cell table:style-name="ce1" table:formula="of:=CONCATENATE([.E86];MID([.A220];3;2);DEC2HEX((HEX2DEC(MID([.A220];5;2))-3+256*((HEX2DEC(MID([.A220];5;2))-3)&lt;0));2);MID([.A220];7;2))" office:value-type="string" office:string-value="53CF0DCC">
            <text:p>53CF0DCC</text:p>
          </table:table-cell>
          <table:table-cell table:style-name="ce1" table:formula="of:=CONCATENATE([.E86];MID([.A57];3;2);DEC2HEX((HEX2DEC(MID([.A57];5;2))-3+256*((HEX2DEC(MID([.A57];5;2))-3)&lt;0));2);MID([.A57];7;2))" office:value-type="string" office:string-value="5305C733">
            <text:p>5305C733</text:p>
          </table:table-cell>
          <table:table-cell table:style-name="ce1" table:formula="of:=CONCATENATE([.E86];MID([.A58];3;2);DEC2HEX((HEX2DEC(MID([.A58];5;2))-3+256*((HEX2DEC(MID([.A58];5;2))-3)&lt;0));2);MID([.A58];7;2))" office:value-type="string" office:string-value="53A9E366">
            <text:p>53A9E366</text:p>
          </table:table-cell>
          <table:table-cell table:formula="of:=CONCATENATE([.E86];MID([.A55];3;2);DEC2HEX((HEX2DEC(MID([.A55];5;2))-3+256*((HEX2DEC(MID([.A55];5;2))-3)&lt;0));2);MID([.A55];7;2))" office:value-type="string" office:string-value="53BCFADD">
            <text:p>53BCFADD</text:p>
          </table:table-cell>
          <table:table-cell table:style-name="ce1" table:formula="of:=CONCATENATE([.E86];MID([.A312];3;2);DEC2HEX((HEX2DEC(MID([.A312];5;2))-3+256*((HEX2DEC(MID([.A312];5;2))-3)&lt;0));2);MID([.A312];7;2))" office:value-type="string" office:string-value="5361AB00">
            <text:p>5361AB00</text:p>
          </table:table-cell>
          <table:table-cell table:style-name="ce1" table:formula="of:=CONCATENATE([.E86];MID([.A53];3;2);DEC2HEX((HEX2DEC(MID([.A53];5;2))-3+256*((HEX2DEC(MID([.A53];5;2))-3)&lt;0));2);MID([.A53];7;2))" office:value-type="string" office:string-value="5374C277">
            <text:p>5374C277</text:p>
          </table:table-cell>
          <table:table-cell table:style-name="ce1" table:formula="of:=CONCATENATE([.E86];MID([.A54];3;2);DEC2HEX((HEX2DEC(MID([.A54];5;2))-3+256*((HEX2DEC(MID([.A54];5;2))-3)&lt;0));2);MID([.A54];7;2))" office:value-type="string" office:string-value="5318DEAA">
            <text:p>5318DEAA</text:p>
          </table:table-cell>
          <table:table-cell table:style-name="ce6" table:formula="of:=CONCATENATE([.E86];MID([.A307];3;2);DEC2HEX((HEX2DEC(MID([.A307];5;2))-3+256*((HEX2DEC(MID([.A307];5;2))-3)&lt;0));2);MID([.A307];7;2))" office:value-type="string" office:string-value="533CF511">
            <text:p>533CF511</text:p>
          </table:table-cell>
          <table:table-cell table:style-name="ce1" table:formula="of:=CONCATENATE([.E86];MID([.A52];3;2);DEC2HEX((HEX2DEC(MID([.A52];5;2))-3+256*((HEX2DEC(MID([.A52];5;2))-3)&lt;0));2);MID([.A52];7;2))" office:value-type="string" office:string-value="53D0A644">
            <text:p>53D0A644</text:p>
          </table:table-cell>
          <table:table-cell/>
          <table:table-cell table:style-name="ce1" table:formula="of:=MID([.A86];3;2)" office:value-type="string" office:string-value="7E">
            <text:p>7E</text:p>
          </table:table-cell>
          <table:table-cell table:style-name="ce1" table:formula="of:=MID([.A86];5;2)" office:value-type="string" office:string-value="09">
            <text:p>09</text:p>
          </table:table-cell>
          <table:table-cell table:formula="of:=IF((HEX2DEC([.Y86])-HEX2DEC([.Y85]))&gt;0;HEX2DEC([.Y86])-HEX2DEC([.Y85]);HEX2DEC([.Y86])-HEX2DEC([.Y85])+256)" office:value-type="float" office:value="164">
            <text:p>164</text:p>
          </table:table-cell>
          <table:table-cell table:formula="of:=IF((HEX2DEC([.Z86])-HEX2DEC([.Z85]))&gt;0;HEX2DEC([.Z86])-HEX2DEC([.Z85]);HEX2DEC([.Z86])-HEX2DEC([.Z8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412BADD</text:p>
          </table:table-cell>
          <table:table-cell office:value-type="string">
            <text:p>5436D144</text:p>
          </table:table-cell>
          <table:table-cell/>
          <table:table-cell table:style-name="ce1"/>
          <table:table-cell table:style-name="ce7" table:formula="of:=DEC2HEX(HEX2DEC([.E88])-1)" office:value-type="string" office:string-value="54">
            <text:p>54</text:p>
          </table:table-cell>
          <table:table-cell table:style-name="ce1" table:formula="of:=CONCATENATE([.E87];MID([.A25];3;2);DEC2HEX((HEX2DEC(MID([.A25];5;2))-2+256*((HEX2DEC(MID([.A25];5;2))-2)&lt;0));2);MID([.A25];7;2))" office:value-type="string" office:string-value="54AF0B33">
            <text:p>54AF0B33</text:p>
          </table:table-cell>
          <table:table-cell table:style-name="ce1" table:formula="of:=CONCATENATE([.E87];MID([.A278];3;2);DEC2HEX((HEX2DEC(MID([.A278];5;2))-2+256*((HEX2DEC(MID([.A278];5;2))-2)&lt;0));2);MID([.A278];7;2))" office:value-type="string" office:string-value="54B2B7AA">
            <text:p>54B2B7AA</text:p>
          </table:table-cell>
          <table:table-cell table:style-name="ce1" table:formula="of:=CONCATENATE([.E87];MID([.A279];3;2);DEC2HEX((HEX2DEC(MID([.A279];5;2))-2+256*((HEX2DEC(MID([.A279];5;2))-2)&lt;0));2);MID([.A279];7;2))" office:value-type="string" office:string-value="5456D3DD">
            <text:p>5456D3DD</text:p>
          </table:table-cell>
          <table:table-cell table:style-name="ce1" table:formula="of:=CONCATENATE([.E87];MID([.A20];3;2);DEC2HEX((HEX2DEC(MID([.A20];5;2))-2+256*((HEX2DEC(MID([.A20];5;2))-2)&lt;0));2);MID([.A20];7;2))" office:value-type="string" office:string-value="547AEA44">
            <text:p>547AEA44</text:p>
          </table:table-cell>
          <table:table-cell table:style-name="ce1" table:formula="of:=CONCATENATE([.E87];MID([.A21];3;2);DEC2HEX((HEX2DEC(MID([.A21];5;2))-2+256*((HEX2DEC(MID([.A21];5;2))-2)&lt;0));2);MID([.A21];7;2))" office:value-type="string" office:string-value="541E0677">
            <text:p>541E0677</text:p>
          </table:table-cell>
          <table:table-cell table:style-name="ce1" table:formula="of:=CONCATENATE([.E87];MID([.A18];3;2);DEC2HEX((HEX2DEC(MID([.A18];5;2))-2+256*((HEX2DEC(MID([.A18];5;2))-2)&lt;0));2);MID([.A18];7;2))" office:value-type="string" office:string-value="5421B2EE">
            <text:p>5421B2EE</text:p>
          </table:table-cell>
          <table:table-cell table:style-name="ce1" table:formula="of:=CONCATENATE([.E87];MID([.A19];3;2);DEC2HEX((HEX2DEC(MID([.A19];5;2))-2+256*((HEX2DEC(MID([.A19];5;2))-2)&lt;0));2);MID([.A19];7;2))" office:value-type="string" office:string-value="54D6CE11">
            <text:p>54D6CE11</text:p>
          </table:table-cell>
          <table:table-cell/>
          <table:table-cell table:style-name="ce1" table:formula="of:=CONCATENATE([.E87];MID([.A220];3;2);DEC2HEX((HEX2DEC(MID([.A220];5;2))-3+256*((HEX2DEC(MID([.A220];5;2))-3)&lt;0));2);MID([.A220];7;2))" office:value-type="string" office:string-value="54CF0DCC">
            <text:p>54CF0DCC</text:p>
          </table:table-cell>
          <table:table-cell table:style-name="ce1" table:formula="of:=CONCATENATE([.E87];MID([.A221];3;2);DEC2HEX((HEX2DEC(MID([.A221];5;2))-3+256*((HEX2DEC(MID([.A221];5;2))-3)&lt;0));2);MID([.A221];7;2))" office:value-type="string" office:string-value="5463BEFF">
            <text:p>5463BEFF</text:p>
          </table:table-cell>
          <table:table-cell table:style-name="ce1" table:formula="of:=CONCATENATE([.E87];MID([.A58];3;2);DEC2HEX((HEX2DEC(MID([.A58];5;2))-3+256*((HEX2DEC(MID([.A58];5;2))-3)&lt;0));2);MID([.A58];7;2))" office:value-type="string" office:string-value="54A9E366">
            <text:p>54A9E366</text:p>
          </table:table-cell>
          <table:table-cell table:style-name="ce1" table:formula="of:=CONCATENATE([.E87];MID([.A59];3;2);DEC2HEX((HEX2DEC(MID([.A59];5;2))-3+256*((HEX2DEC(MID([.A59];5;2))-3)&lt;0));2);MID([.A59];7;2))" office:value-type="string" office:string-value="544DFF99">
            <text:p>544DFF99</text:p>
          </table:table-cell>
          <table:table-cell table:formula="of:=CONCATENATE([.E87];MID([.A56];3;2);DEC2HEX((HEX2DEC(MID([.A56];5;2))-3+256*((HEX2DEC(MID([.A56];5;2))-3)&lt;0));2);MID([.A56];7;2))" office:value-type="string" office:string-value="5461AB00">
            <text:p>5461AB00</text:p>
          </table:table-cell>
          <table:table-cell table:style-name="ce1" table:formula="of:=CONCATENATE([.E87];MID([.A313];3;2);DEC2HEX((HEX2DEC(MID([.A313];5;2))-3+256*((HEX2DEC(MID([.A313];5;2))-3)&lt;0));2);MID([.A313];7;2))" office:value-type="string" office:string-value="5405C733">
            <text:p>5405C733</text:p>
          </table:table-cell>
          <table:table-cell table:style-name="ce1" table:formula="of:=CONCATENATE([.E87];MID([.A54];3;2);DEC2HEX((HEX2DEC(MID([.A54];5;2))-3+256*((HEX2DEC(MID([.A54];5;2))-3)&lt;0));2);MID([.A54];7;2))" office:value-type="string" office:string-value="5418DEAA">
            <text:p>5418DEAA</text:p>
          </table:table-cell>
          <table:table-cell table:style-name="ce1" table:formula="of:=CONCATENATE([.E87];MID([.A55];3;2);DEC2HEX((HEX2DEC(MID([.A55];5;2))-3+256*((HEX2DEC(MID([.A55];5;2))-3)&lt;0));2);MID([.A55];7;2))" office:value-type="string" office:string-value="54BCFADD">
            <text:p>54BCFADD</text:p>
          </table:table-cell>
          <table:table-cell table:style-name="ce6" table:formula="of:=CONCATENATE([.E87];MID([.A308];3;2);DEC2HEX((HEX2DEC(MID([.A308];5;2))-3+256*((HEX2DEC(MID([.A308];5;2))-3)&lt;0));2);MID([.A308];7;2))" office:value-type="string" office:string-value="54D0A644">
            <text:p>54D0A644</text:p>
          </table:table-cell>
          <table:table-cell table:style-name="ce1" table:formula="of:=CONCATENATE([.E87];MID([.A53];3;2);DEC2HEX((HEX2DEC(MID([.A53];5;2))-3+256*((HEX2DEC(MID([.A53];5;2))-3)&lt;0));2);MID([.A53];7;2))" office:value-type="string" office:string-value="5474C277">
            <text:p>5474C277</text:p>
          </table:table-cell>
          <table:table-cell/>
          <table:table-cell table:style-name="ce1" table:formula="of:=MID([.A87];3;2)" office:value-type="string" office:string-value="12">
            <text:p>12</text:p>
          </table:table-cell>
          <table:table-cell table:style-name="ce1" table:formula="of:=MID([.A87];5;2)" office:value-type="string" office:string-value="BA">
            <text:p>BA</text:p>
          </table:table-cell>
          <table:table-cell table:formula="of:=IF((HEX2DEC([.Y87])-HEX2DEC([.Y86]))&gt;0;HEX2DEC([.Y87])-HEX2DEC([.Y86]);HEX2DEC([.Y87])-HEX2DEC([.Y86])+256)" office:value-type="float" office:value="148">
            <text:p>148</text:p>
          </table:table-cell>
          <table:table-cell table:formula="of:=IF((HEX2DEC([.Z87])-HEX2DEC([.Z86]))&gt;0;HEX2DEC([.Z87])-HEX2DEC([.Z86]);HEX2DEC([.Z87])-HEX2DEC([.Z8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5C7D600</text:p>
          </table:table-cell>
          <table:table-cell office:value-type="string">
            <text:p>55DAED77</text:p>
          </table:table-cell>
          <table:table-cell/>
          <table:table-cell table:style-name="ce1"/>
          <table:table-cell table:style-name="ce7" table:formula="of:=DEC2HEX(HEX2DEC([.E89])-1)" office:value-type="string" office:string-value="55">
            <text:p>55</text:p>
          </table:table-cell>
          <table:table-cell table:style-name="ce1" table:formula="of:=CONCATENATE([.E88];MID([.A26];3;2);DEC2HEX((HEX2DEC(MID([.A26];5;2))-2+256*((HEX2DEC(MID([.A26];5;2))-2)&lt;0));2);MID([.A26];7;2))" office:value-type="string" office:string-value="5543BC66">
            <text:p>5543BC66</text:p>
          </table:table-cell>
          <table:table-cell table:style-name="ce1" table:formula="of:=CONCATENATE([.E88];MID([.A279];3;2);DEC2HEX((HEX2DEC(MID([.A279];5;2))-2+256*((HEX2DEC(MID([.A279];5;2))-2)&lt;0));2);MID([.A279];7;2))" office:value-type="string" office:string-value="5556D3DD">
            <text:p>5556D3DD</text:p>
          </table:table-cell>
          <table:table-cell table:style-name="ce1" table:formula="of:=CONCATENATE([.E88];MID([.A280];3;2);DEC2HEX((HEX2DEC(MID([.A280];5;2))-2+256*((HEX2DEC(MID([.A280];5;2))-2)&lt;0));2);MID([.A280];7;2))" office:value-type="string" office:string-value="550BEF00">
            <text:p>550BEF00</text:p>
          </table:table-cell>
          <table:table-cell table:style-name="ce1" table:formula="of:=CONCATENATE([.E88];MID([.A21];3;2);DEC2HEX((HEX2DEC(MID([.A21];5;2))-2+256*((HEX2DEC(MID([.A21];5;2))-2)&lt;0));2);MID([.A21];7;2))" office:value-type="string" office:string-value="551E0677">
            <text:p>551E0677</text:p>
          </table:table-cell>
          <table:table-cell table:style-name="ce1" table:formula="of:=CONCATENATE([.E88];MID([.A22];3;2);DEC2HEX((HEX2DEC(MID([.A22];5;2))-2+256*((HEX2DEC(MID([.A22];5;2))-2)&lt;0));2);MID([.A22];7;2))" office:value-type="string" office:string-value="55B2B7AA">
            <text:p>55B2B7AA</text:p>
          </table:table-cell>
          <table:table-cell table:style-name="ce1" table:formula="of:=CONCATENATE([.E88];MID([.A19];3;2);DEC2HEX((HEX2DEC(MID([.A19];5;2))-2+256*((HEX2DEC(MID([.A19];5;2))-2)&lt;0));2);MID([.A19];7;2))" office:value-type="string" office:string-value="55D6CE11">
            <text:p>55D6CE11</text:p>
          </table:table-cell>
          <table:table-cell table:style-name="ce1" table:formula="of:=CONCATENATE([.E88];MID([.A20];3;2);DEC2HEX((HEX2DEC(MID([.A20];5;2))-2+256*((HEX2DEC(MID([.A20];5;2))-2)&lt;0));2);MID([.A20];7;2))" office:value-type="string" office:string-value="557AEA44">
            <text:p>557AEA44</text:p>
          </table:table-cell>
          <table:table-cell/>
          <table:table-cell table:style-name="ce1" table:formula="of:=CONCATENATE([.E88];MID([.A221];3;2);DEC2HEX((HEX2DEC(MID([.A221];5;2))-3+256*((HEX2DEC(MID([.A221];5;2))-3)&lt;0));2);MID([.A221];7;2))" office:value-type="string" office:string-value="5563BEFF">
            <text:p>5563BEFF</text:p>
          </table:table-cell>
          <table:table-cell table:style-name="ce1" table:formula="of:=CONCATENATE([.E88];MID([.A222];3;2);DEC2HEX((HEX2DEC(MID([.A222];5;2))-3+256*((HEX2DEC(MID([.A222];5;2))-3)&lt;0));2);MID([.A222];7;2))" office:value-type="string" office:string-value="5518DA22">
            <text:p>5518DA22</text:p>
          </table:table-cell>
          <table:table-cell table:style-name="ce1" table:formula="of:=CONCATENATE([.E88];MID([.A59];3;2);DEC2HEX((HEX2DEC(MID([.A59];5;2))-3+256*((HEX2DEC(MID([.A59];5;2))-3)&lt;0));2);MID([.A59];7;2))" office:value-type="string" office:string-value="554DFF99">
            <text:p>554DFF99</text:p>
          </table:table-cell>
          <table:table-cell table:style-name="ce1" table:formula="of:=CONCATENATE([.E88];MID([.A60];3;2);DEC2HEX((HEX2DEC(MID([.A60];5;2))-3+256*((HEX2DEC(MID([.A60];5;2))-3)&lt;0));2);MID([.A60];7;2))" office:value-type="string" office:string-value="55E1B0CC">
            <text:p>55E1B0CC</text:p>
          </table:table-cell>
          <table:table-cell table:formula="of:=CONCATENATE([.E88];MID([.A57];3;2);DEC2HEX((HEX2DEC(MID([.A57];5;2))-3+256*((HEX2DEC(MID([.A57];5;2))-3)&lt;0));2);MID([.A57];7;2))" office:value-type="string" office:string-value="5505C733">
            <text:p>5505C733</text:p>
          </table:table-cell>
          <table:table-cell table:style-name="ce1" table:formula="of:=CONCATENATE([.E88];MID([.A314];3;2);DEC2HEX((HEX2DEC(MID([.A314];5;2))-3+256*((HEX2DEC(MID([.A314];5;2))-3)&lt;0));2);MID([.A314];7;2))" office:value-type="string" office:string-value="55A9E366">
            <text:p>55A9E366</text:p>
          </table:table-cell>
          <table:table-cell table:style-name="ce1" table:formula="of:=CONCATENATE([.E88];MID([.A55];3;2);DEC2HEX((HEX2DEC(MID([.A55];5;2))-3+256*((HEX2DEC(MID([.A55];5;2))-3)&lt;0));2);MID([.A55];7;2))" office:value-type="string" office:string-value="55BCFADD">
            <text:p>55BCFADD</text:p>
          </table:table-cell>
          <table:table-cell table:style-name="ce1" table:formula="of:=CONCATENATE([.E88];MID([.A56];3;2);DEC2HEX((HEX2DEC(MID([.A56];5;2))-3+256*((HEX2DEC(MID([.A56];5;2))-3)&lt;0));2);MID([.A56];7;2))" office:value-type="string" office:string-value="5561AB00">
            <text:p>5561AB00</text:p>
          </table:table-cell>
          <table:table-cell table:style-name="ce6" table:formula="of:=CONCATENATE([.E88];MID([.A309];3;2);DEC2HEX((HEX2DEC(MID([.A309];5;2))-3+256*((HEX2DEC(MID([.A309];5;2))-3)&lt;0));2);MID([.A309];7;2))" office:value-type="string" office:string-value="5574C277">
            <text:p>5574C277</text:p>
          </table:table-cell>
          <table:table-cell table:style-name="ce1" table:formula="of:=CONCATENATE([.E88];MID([.A54];3;2);DEC2HEX((HEX2DEC(MID([.A54];5;2))-3+256*((HEX2DEC(MID([.A54];5;2))-3)&lt;0));2);MID([.A54];7;2))" office:value-type="string" office:string-value="5518DEAA">
            <text:p>5518DEAA</text:p>
          </table:table-cell>
          <table:table-cell/>
          <table:table-cell table:style-name="ce1" table:formula="of:=MID([.A88];3;2)" office:value-type="string" office:string-value="C7">
            <text:p>C7</text:p>
          </table:table-cell>
          <table:table-cell table:style-name="ce1" table:formula="of:=MID([.A88];5;2)" office:value-type="string" office:string-value="D6">
            <text:p>D6</text:p>
          </table:table-cell>
          <table:table-cell table:formula="of:=IF((HEX2DEC([.Y88])-HEX2DEC([.Y87]))&gt;0;HEX2DEC([.Y88])-HEX2DEC([.Y87]);HEX2DEC([.Y88])-HEX2DEC([.Y87])+256)" office:value-type="float" office:value="181">
            <text:p>181</text:p>
          </table:table-cell>
          <table:table-cell table:formula="of:=IF((HEX2DEC([.Z88])-HEX2DEC([.Z87]))&gt;0;HEX2DEC([.Z88])-HEX2DEC([.Z87]);HEX2DEC([.Z88])-HEX2DEC([.Z8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66BF233</text:p>
          </table:table-cell>
          <table:table-cell office:value-type="string">
            <text:p>567E09AA</text:p>
          </table:table-cell>
          <table:table-cell/>
          <table:table-cell table:style-name="ce1"/>
          <table:table-cell table:style-name="ce7" table:formula="of:=DEC2HEX(HEX2DEC([.E90])-1)" office:value-type="string" office:string-value="56">
            <text:p>56</text:p>
          </table:table-cell>
          <table:table-cell table:style-name="ce1" table:formula="of:=CONCATENATE([.E89];MID([.A27];3;2);DEC2HEX((HEX2DEC(MID([.A27];5;2))-2+256*((HEX2DEC(MID([.A27];5;2))-2)&lt;0));2);MID([.A27];7;2))" office:value-type="string" office:string-value="56E7D899">
            <text:p>56E7D899</text:p>
          </table:table-cell>
          <table:table-cell table:style-name="ce1" table:formula="of:=CONCATENATE([.E89];MID([.A280];3;2);DEC2HEX((HEX2DEC(MID([.A280];5;2))-2+256*((HEX2DEC(MID([.A280];5;2))-2)&lt;0));2);MID([.A280];7;2))" office:value-type="string" office:string-value="560BEF00">
            <text:p>560BEF00</text:p>
          </table:table-cell>
          <table:table-cell table:style-name="ce1" table:formula="of:=CONCATENATE([.E89];MID([.A281];3;2);DEC2HEX((HEX2DEC(MID([.A281];5;2))-2+256*((HEX2DEC(MID([.A281];5;2))-2)&lt;0));2);MID([.A281];7;2))" office:value-type="string" office:string-value="56AF0B33">
            <text:p>56AF0B33</text:p>
          </table:table-cell>
          <table:table-cell table:style-name="ce1" table:formula="of:=CONCATENATE([.E89];MID([.A22];3;2);DEC2HEX((HEX2DEC(MID([.A22];5;2))-2+256*((HEX2DEC(MID([.A22];5;2))-2)&lt;0));2);MID([.A22];7;2))" office:value-type="string" office:string-value="56B2B7AA">
            <text:p>56B2B7AA</text:p>
          </table:table-cell>
          <table:table-cell table:style-name="ce1" table:formula="of:=CONCATENATE([.E89];MID([.A23];3;2);DEC2HEX((HEX2DEC(MID([.A23];5;2))-2+256*((HEX2DEC(MID([.A23];5;2))-2)&lt;0));2);MID([.A23];7;2))" office:value-type="string" office:string-value="5656D3DD">
            <text:p>5656D3DD</text:p>
          </table:table-cell>
          <table:table-cell table:style-name="ce1" table:formula="of:=CONCATENATE([.E89];MID([.A20];3;2);DEC2HEX((HEX2DEC(MID([.A20];5;2))-2+256*((HEX2DEC(MID([.A20];5;2))-2)&lt;0));2);MID([.A20];7;2))" office:value-type="string" office:string-value="567AEA44">
            <text:p>567AEA44</text:p>
          </table:table-cell>
          <table:table-cell table:style-name="ce1" table:formula="of:=CONCATENATE([.E89];MID([.A21];3;2);DEC2HEX((HEX2DEC(MID([.A21];5;2))-2+256*((HEX2DEC(MID([.A21];5;2))-2)&lt;0));2);MID([.A21];7;2))" office:value-type="string" office:string-value="561E0677">
            <text:p>561E0677</text:p>
          </table:table-cell>
          <table:table-cell/>
          <table:table-cell table:style-name="ce1" table:formula="of:=CONCATENATE([.E89];MID([.A222];3;2);DEC2HEX((HEX2DEC(MID([.A222];5;2))-3+256*((HEX2DEC(MID([.A222];5;2))-3)&lt;0));2);MID([.A222];7;2))" office:value-type="string" office:string-value="5618DA22">
            <text:p>5618DA22</text:p>
          </table:table-cell>
          <table:table-cell table:style-name="ce1" table:formula="of:=CONCATENATE([.E89];MID([.A223];3;2);DEC2HEX((HEX2DEC(MID([.A223];5;2))-3+256*((HEX2DEC(MID([.A223];5;2))-3)&lt;0));2);MID([.A223];7;2))" office:value-type="string" office:string-value="56BCF655">
            <text:p>56BCF655</text:p>
          </table:table-cell>
          <table:table-cell table:style-name="ce1" table:formula="of:=CONCATENATE([.E89];MID([.A60];3;2);DEC2HEX((HEX2DEC(MID([.A60];5;2))-3+256*((HEX2DEC(MID([.A60];5;2))-3)&lt;0));2);MID([.A60];7;2))" office:value-type="string" office:string-value="56E1B0CC">
            <text:p>56E1B0CC</text:p>
          </table:table-cell>
          <table:table-cell table:style-name="ce1" table:formula="of:=CONCATENATE([.E89];MID([.A61];3;2);DEC2HEX((HEX2DEC(MID([.A61];5;2))-3+256*((HEX2DEC(MID([.A61];5;2))-3)&lt;0));2);MID([.A61];7;2))" office:value-type="string" office:string-value="5685CCFF">
            <text:p>5685CCFF</text:p>
          </table:table-cell>
          <table:table-cell table:formula="of:=CONCATENATE([.E89];MID([.A58];3;2);DEC2HEX((HEX2DEC(MID([.A58];5;2))-3+256*((HEX2DEC(MID([.A58];5;2))-3)&lt;0));2);MID([.A58];7;2))" office:value-type="string" office:string-value="56A9E366">
            <text:p>56A9E366</text:p>
          </table:table-cell>
          <table:table-cell table:style-name="ce1" table:formula="of:=CONCATENATE([.E89];MID([.A315];3;2);DEC2HEX((HEX2DEC(MID([.A315];5;2))-3+256*((HEX2DEC(MID([.A315];5;2))-3)&lt;0));2);MID([.A315];7;2))" office:value-type="string" office:string-value="564DFF99">
            <text:p>564DFF99</text:p>
          </table:table-cell>
          <table:table-cell table:style-name="ce1" table:formula="of:=CONCATENATE([.E89];MID([.A56];3;2);DEC2HEX((HEX2DEC(MID([.A56];5;2))-3+256*((HEX2DEC(MID([.A56];5;2))-3)&lt;0));2);MID([.A56];7;2))" office:value-type="string" office:string-value="5661AB00">
            <text:p>5661AB00</text:p>
          </table:table-cell>
          <table:table-cell table:style-name="ce1" table:formula="of:=CONCATENATE([.E89];MID([.A57];3;2);DEC2HEX((HEX2DEC(MID([.A57];5;2))-3+256*((HEX2DEC(MID([.A57];5;2))-3)&lt;0));2);MID([.A57];7;2))" office:value-type="string" office:string-value="5605C733">
            <text:p>5605C733</text:p>
          </table:table-cell>
          <table:table-cell table:style-name="ce6" table:formula="of:=CONCATENATE([.E89];MID([.A310];3;2);DEC2HEX((HEX2DEC(MID([.A310];5;2))-3+256*((HEX2DEC(MID([.A310];5;2))-3)&lt;0));2);MID([.A310];7;2))" office:value-type="string" office:string-value="5618DEAA">
            <text:p>5618DEAA</text:p>
          </table:table-cell>
          <table:table-cell table:style-name="ce1" table:formula="of:=CONCATENATE([.E89];MID([.A55];3;2);DEC2HEX((HEX2DEC(MID([.A55];5;2))-3+256*((HEX2DEC(MID([.A55];5;2))-3)&lt;0));2);MID([.A55];7;2))" office:value-type="string" office:string-value="56BCFADD">
            <text:p>56BCFADD</text:p>
          </table:table-cell>
          <table:table-cell/>
          <table:table-cell table:style-name="ce1" table:formula="of:=MID([.A89];3;2)" office:value-type="string" office:string-value="6B">
            <text:p>6B</text:p>
          </table:table-cell>
          <table:table-cell table:style-name="ce1" table:formula="of:=MID([.A89];5;2)" office:value-type="string" office:string-value="F2">
            <text:p>F2</text:p>
          </table:table-cell>
          <table:table-cell table:formula="of:=IF((HEX2DEC([.Y89])-HEX2DEC([.Y88]))&gt;0;HEX2DEC([.Y89])-HEX2DEC([.Y88]);HEX2DEC([.Y89])-HEX2DEC([.Y88])+256)" office:value-type="float" office:value="164">
            <text:p>164</text:p>
          </table:table-cell>
          <table:table-cell table:formula="of:=IF((HEX2DEC([.Z89])-HEX2DEC([.Z88]))&gt;0;HEX2DEC([.Z89])-HEX2DEC([.Z88]);HEX2DEC([.Z89])-HEX2DEC([.Z8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70F0E66</text:p>
          </table:table-cell>
          <table:table-cell office:value-type="string">
            <text:p>5712BADD</text:p>
          </table:table-cell>
          <table:table-cell/>
          <table:table-cell table:style-name="ce1"/>
          <table:table-cell table:style-name="ce7" table:formula="of:=DEC2HEX(HEX2DEC([.E91])-1)" office:value-type="string" office:string-value="57">
            <text:p>57</text:p>
          </table:table-cell>
          <table:table-cell table:style-name="ce1" table:formula="of:=CONCATENATE([.E90];MID([.A28];3;2);DEC2HEX((HEX2DEC(MID([.A28];5;2))-2+256*((HEX2DEC(MID([.A28];5;2))-2)&lt;0));2);MID([.A28];7;2))" office:value-type="string" office:string-value="578BF4CC">
            <text:p>578BF4CC</text:p>
          </table:table-cell>
          <table:table-cell table:style-name="ce1" table:formula="of:=CONCATENATE([.E90];MID([.A281];3;2);DEC2HEX((HEX2DEC(MID([.A281];5;2))-2+256*((HEX2DEC(MID([.A281];5;2))-2)&lt;0));2);MID([.A281];7;2))" office:value-type="string" office:string-value="57AF0B33">
            <text:p>57AF0B33</text:p>
          </table:table-cell>
          <table:table-cell table:style-name="ce1" table:formula="of:=CONCATENATE([.E90];MID([.A282];3;2);DEC2HEX((HEX2DEC(MID([.A282];5;2))-2+256*((HEX2DEC(MID([.A282];5;2))-2)&lt;0));2);MID([.A282];7;2))" office:value-type="string" office:string-value="5743BC66">
            <text:p>5743BC66</text:p>
          </table:table-cell>
          <table:table-cell table:style-name="ce1" table:formula="of:=CONCATENATE([.E90];MID([.A23];3;2);DEC2HEX((HEX2DEC(MID([.A23];5;2))-2+256*((HEX2DEC(MID([.A23];5;2))-2)&lt;0));2);MID([.A23];7;2))" office:value-type="string" office:string-value="5756D3DD">
            <text:p>5756D3DD</text:p>
          </table:table-cell>
          <table:table-cell table:style-name="ce1" table:formula="of:=CONCATENATE([.E90];MID([.A24];3;2);DEC2HEX((HEX2DEC(MID([.A24];5;2))-2+256*((HEX2DEC(MID([.A24];5;2))-2)&lt;0));2);MID([.A24];7;2))" office:value-type="string" office:string-value="570BEF00">
            <text:p>570BEF00</text:p>
          </table:table-cell>
          <table:table-cell table:style-name="ce1" table:formula="of:=CONCATENATE([.E90];MID([.A21];3;2);DEC2HEX((HEX2DEC(MID([.A21];5;2))-2+256*((HEX2DEC(MID([.A21];5;2))-2)&lt;0));2);MID([.A21];7;2))" office:value-type="string" office:string-value="571E0677">
            <text:p>571E0677</text:p>
          </table:table-cell>
          <table:table-cell table:style-name="ce1" table:formula="of:=CONCATENATE([.E90];MID([.A22];3;2);DEC2HEX((HEX2DEC(MID([.A22];5;2))-2+256*((HEX2DEC(MID([.A22];5;2))-2)&lt;0));2);MID([.A22];7;2))" office:value-type="string" office:string-value="57B2B7AA">
            <text:p>57B2B7AA</text:p>
          </table:table-cell>
          <table:table-cell/>
          <table:table-cell table:style-name="ce1" table:formula="of:=CONCATENATE([.E90];MID([.A223];3;2);DEC2HEX((HEX2DEC(MID([.A223];5;2))-3+256*((HEX2DEC(MID([.A223];5;2))-3)&lt;0));2);MID([.A223];7;2))" office:value-type="string" office:string-value="57BCF655">
            <text:p>57BCF655</text:p>
          </table:table-cell>
          <table:table-cell table:style-name="ce1" table:formula="of:=CONCATENATE([.E90];MID([.A224];3;2);DEC2HEX((HEX2DEC(MID([.A224];5;2))-3+256*((HEX2DEC(MID([.A224];5;2))-3)&lt;0));2);MID([.A224];7;2))" office:value-type="string" office:string-value="5750A788">
            <text:p>5750A788</text:p>
          </table:table-cell>
          <table:table-cell table:style-name="ce1" table:formula="of:=CONCATENATE([.E90];MID([.A61];3;2);DEC2HEX((HEX2DEC(MID([.A61];5;2))-3+256*((HEX2DEC(MID([.A61];5;2))-3)&lt;0));2);MID([.A61];7;2))" office:value-type="string" office:string-value="5785CCFF">
            <text:p>5785CCFF</text:p>
          </table:table-cell>
          <table:table-cell table:style-name="ce1" table:formula="of:=CONCATENATE([.E90];MID([.A62];3;2);DEC2HEX((HEX2DEC(MID([.A62];5;2))-3+256*((HEX2DEC(MID([.A62];5;2))-3)&lt;0));2);MID([.A62];7;2))" office:value-type="string" office:string-value="573AE822">
            <text:p>573AE822</text:p>
          </table:table-cell>
          <table:table-cell table:formula="of:=CONCATENATE([.E90];MID([.A59];3;2);DEC2HEX((HEX2DEC(MID([.A59];5;2))-3+256*((HEX2DEC(MID([.A59];5;2))-3)&lt;0));2);MID([.A59];7;2))" office:value-type="string" office:string-value="574DFF99">
            <text:p>574DFF99</text:p>
          </table:table-cell>
          <table:table-cell table:style-name="ce1" table:formula="of:=CONCATENATE([.E90];MID([.A316];3;2);DEC2HEX((HEX2DEC(MID([.A316];5;2))-3+256*((HEX2DEC(MID([.A316];5;2))-3)&lt;0));2);MID([.A316];7;2))" office:value-type="string" office:string-value="57E1B0CC">
            <text:p>57E1B0CC</text:p>
          </table:table-cell>
          <table:table-cell table:style-name="ce1" table:formula="of:=CONCATENATE([.E90];MID([.A57];3;2);DEC2HEX((HEX2DEC(MID([.A57];5;2))-3+256*((HEX2DEC(MID([.A57];5;2))-3)&lt;0));2);MID([.A57];7;2))" office:value-type="string" office:string-value="5705C733">
            <text:p>5705C733</text:p>
          </table:table-cell>
          <table:table-cell table:style-name="ce1" table:formula="of:=CONCATENATE([.E90];MID([.A58];3;2);DEC2HEX((HEX2DEC(MID([.A58];5;2))-3+256*((HEX2DEC(MID([.A58];5;2))-3)&lt;0));2);MID([.A58];7;2))" office:value-type="string" office:string-value="57A9E366">
            <text:p>57A9E366</text:p>
          </table:table-cell>
          <table:table-cell table:style-name="ce6" table:formula="of:=CONCATENATE([.E90];MID([.A311];3;2);DEC2HEX((HEX2DEC(MID([.A311];5;2))-3+256*((HEX2DEC(MID([.A311];5;2))-3)&lt;0));2);MID([.A311];7;2))" office:value-type="string" office:string-value="57BCFADD">
            <text:p>57BCFADD</text:p>
          </table:table-cell>
          <table:table-cell table:style-name="ce1" table:formula="of:=CONCATENATE([.E90];MID([.A56];3;2);DEC2HEX((HEX2DEC(MID([.A56];5;2))-3+256*((HEX2DEC(MID([.A56];5;2))-3)&lt;0));2);MID([.A56];7;2))" office:value-type="string" office:string-value="5761AB00">
            <text:p>5761AB00</text:p>
          </table:table-cell>
          <table:table-cell/>
          <table:table-cell table:style-name="ce1" table:formula="of:=MID([.A90];3;2)" office:value-type="string" office:string-value="0F">
            <text:p>0F</text:p>
          </table:table-cell>
          <table:table-cell table:style-name="ce1" table:formula="of:=MID([.A90];5;2)" office:value-type="string" office:string-value="0E">
            <text:p>0E</text:p>
          </table:table-cell>
          <table:table-cell table:formula="of:=IF((HEX2DEC([.Y90])-HEX2DEC([.Y89]))&gt;0;HEX2DEC([.Y90])-HEX2DEC([.Y89]);HEX2DEC([.Y90])-HEX2DEC([.Y89])+256)" office:value-type="float" office:value="164">
            <text:p>164</text:p>
          </table:table-cell>
          <table:table-cell table:formula="of:=IF((HEX2DEC([.Z90])-HEX2DEC([.Z89]))&gt;0;HEX2DEC([.Z90])-HEX2DEC([.Z89]);HEX2DEC([.Z90])-HEX2DEC([.Z8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8A3BF99</text:p>
          </table:table-cell>
          <table:table-cell office:value-type="string">
            <text:p>58C7D600</text:p>
          </table:table-cell>
          <table:table-cell/>
          <table:table-cell table:style-name="ce1"/>
          <table:table-cell table:style-name="ce7" table:formula="of:=DEC2HEX(HEX2DEC([.E92])-1)" office:value-type="string" office:string-value="58">
            <text:p>58</text:p>
          </table:table-cell>
          <table:table-cell table:style-name="ce1" table:formula="of:=CONCATENATE([.E91];MID([.A29];3;2);DEC2HEX((HEX2DEC(MID([.A29];5;2))-2+256*((HEX2DEC(MID([.A29];5;2))-2)&lt;0));2);MID([.A29];7;2))" office:value-type="string" office:string-value="582F10FF">
            <text:p>582F10FF</text:p>
          </table:table-cell>
          <table:table-cell table:style-name="ce1" table:formula="of:=CONCATENATE([.E91];MID([.A282];3;2);DEC2HEX((HEX2DEC(MID([.A282];5;2))-2+256*((HEX2DEC(MID([.A282];5;2))-2)&lt;0));2);MID([.A282];7;2))" office:value-type="string" office:string-value="5843BC66">
            <text:p>5843BC66</text:p>
          </table:table-cell>
          <table:table-cell table:style-name="ce1" table:formula="of:=CONCATENATE([.E91];MID([.A283];3;2);DEC2HEX((HEX2DEC(MID([.A283];5;2))-2+256*((HEX2DEC(MID([.A283];5;2))-2)&lt;0));2);MID([.A283];7;2))" office:value-type="string" office:string-value="58E7D899">
            <text:p>58E7D899</text:p>
          </table:table-cell>
          <table:table-cell table:style-name="ce1" table:formula="of:=CONCATENATE([.E91];MID([.A24];3;2);DEC2HEX((HEX2DEC(MID([.A24];5;2))-2+256*((HEX2DEC(MID([.A24];5;2))-2)&lt;0));2);MID([.A24];7;2))" office:value-type="string" office:string-value="580BEF00">
            <text:p>580BEF00</text:p>
          </table:table-cell>
          <table:table-cell table:style-name="ce1" table:formula="of:=CONCATENATE([.E91];MID([.A25];3;2);DEC2HEX((HEX2DEC(MID([.A25];5;2))-2+256*((HEX2DEC(MID([.A25];5;2))-2)&lt;0));2);MID([.A25];7;2))" office:value-type="string" office:string-value="58AF0B33">
            <text:p>58AF0B33</text:p>
          </table:table-cell>
          <table:table-cell table:style-name="ce1" table:formula="of:=CONCATENATE([.E91];MID([.A22];3;2);DEC2HEX((HEX2DEC(MID([.A22];5;2))-2+256*((HEX2DEC(MID([.A22];5;2))-2)&lt;0));2);MID([.A22];7;2))" office:value-type="string" office:string-value="58B2B7AA">
            <text:p>58B2B7AA</text:p>
          </table:table-cell>
          <table:table-cell table:style-name="ce1" table:formula="of:=CONCATENATE([.E91];MID([.A23];3;2);DEC2HEX((HEX2DEC(MID([.A23];5;2))-2+256*((HEX2DEC(MID([.A23];5;2))-2)&lt;0));2);MID([.A23];7;2))" office:value-type="string" office:string-value="5856D3DD">
            <text:p>5856D3DD</text:p>
          </table:table-cell>
          <table:table-cell/>
          <table:table-cell table:style-name="ce1" table:formula="of:=CONCATENATE([.E91];MID([.A224];3;2);DEC2HEX((HEX2DEC(MID([.A224];5;2))-3+256*((HEX2DEC(MID([.A224];5;2))-3)&lt;0));2);MID([.A224];7;2))" office:value-type="string" office:string-value="5850A788">
            <text:p>5850A788</text:p>
          </table:table-cell>
          <table:table-cell table:style-name="ce1" table:formula="of:=CONCATENATE([.E91];MID([.A225];3;2);DEC2HEX((HEX2DEC(MID([.A225];5;2))-3+256*((HEX2DEC(MID([.A225];5;2))-3)&lt;0));2);MID([.A225];7;2))" office:value-type="string" office:string-value="58F4C3BB">
            <text:p>58F4C3BB</text:p>
          </table:table-cell>
          <table:table-cell table:style-name="ce1" table:formula="of:=CONCATENATE([.E91];MID([.A62];3;2);DEC2HEX((HEX2DEC(MID([.A62];5;2))-3+256*((HEX2DEC(MID([.A62];5;2))-3)&lt;0));2);MID([.A62];7;2))" office:value-type="string" office:string-value="583AE822">
            <text:p>583AE822</text:p>
          </table:table-cell>
          <table:table-cell table:style-name="ce1" table:formula="of:=CONCATENATE([.E91];MID([.A63];3;2);DEC2HEX((HEX2DEC(MID([.A63];5;2))-3+256*((HEX2DEC(MID([.A63];5;2))-3)&lt;0));2);MID([.A63];7;2))" office:value-type="string" office:string-value="58DE0455">
            <text:p>58DE0455</text:p>
          </table:table-cell>
          <table:table-cell table:formula="of:=CONCATENATE([.E91];MID([.A60];3;2);DEC2HEX((HEX2DEC(MID([.A60];5;2))-3+256*((HEX2DEC(MID([.A60];5;2))-3)&lt;0));2);MID([.A60];7;2))" office:value-type="string" office:string-value="58E1B0CC">
            <text:p>58E1B0CC</text:p>
          </table:table-cell>
          <table:table-cell table:style-name="ce1" table:formula="of:=CONCATENATE([.E91];MID([.A317];3;2);DEC2HEX((HEX2DEC(MID([.A317];5;2))-3+256*((HEX2DEC(MID([.A317];5;2))-3)&lt;0));2);MID([.A317];7;2))" office:value-type="string" office:string-value="5885CCFF">
            <text:p>5885CCFF</text:p>
          </table:table-cell>
          <table:table-cell table:style-name="ce1" table:formula="of:=CONCATENATE([.E91];MID([.A58];3;2);DEC2HEX((HEX2DEC(MID([.A58];5;2))-3+256*((HEX2DEC(MID([.A58];5;2))-3)&lt;0));2);MID([.A58];7;2))" office:value-type="string" office:string-value="58A9E366">
            <text:p>58A9E366</text:p>
          </table:table-cell>
          <table:table-cell table:style-name="ce1" table:formula="of:=CONCATENATE([.E91];MID([.A59];3;2);DEC2HEX((HEX2DEC(MID([.A59];5;2))-3+256*((HEX2DEC(MID([.A59];5;2))-3)&lt;0));2);MID([.A59];7;2))" office:value-type="string" office:string-value="584DFF99">
            <text:p>584DFF99</text:p>
          </table:table-cell>
          <table:table-cell table:style-name="ce6" table:formula="of:=CONCATENATE([.E91];MID([.A312];3;2);DEC2HEX((HEX2DEC(MID([.A312];5;2))-3+256*((HEX2DEC(MID([.A312];5;2))-3)&lt;0));2);MID([.A312];7;2))" office:value-type="string" office:string-value="5861AB00">
            <text:p>5861AB00</text:p>
          </table:table-cell>
          <table:table-cell table:style-name="ce1" table:formula="of:=CONCATENATE([.E91];MID([.A57];3;2);DEC2HEX((HEX2DEC(MID([.A57];5;2))-3+256*((HEX2DEC(MID([.A57];5;2))-3)&lt;0));2);MID([.A57];7;2))" office:value-type="string" office:string-value="5805C733">
            <text:p>5805C733</text:p>
          </table:table-cell>
          <table:table-cell/>
          <table:table-cell table:style-name="ce1" table:formula="of:=MID([.A91];3;2)" office:value-type="string" office:string-value="A3">
            <text:p>A3</text:p>
          </table:table-cell>
          <table:table-cell table:style-name="ce1" table:formula="of:=MID([.A91];5;2)" office:value-type="string" office:string-value="BF">
            <text:p>BF</text:p>
          </table:table-cell>
          <table:table-cell table:formula="of:=IF((HEX2DEC([.Y91])-HEX2DEC([.Y90]))&gt;0;HEX2DEC([.Y91])-HEX2DEC([.Y90]);HEX2DEC([.Y91])-HEX2DEC([.Y90])+256)" office:value-type="float" office:value="148">
            <text:p>148</text:p>
          </table:table-cell>
          <table:table-cell table:formula="of:=IF((HEX2DEC([.Z91])-HEX2DEC([.Z90]))&gt;0;HEX2DEC([.Z91])-HEX2DEC([.Z90]);HEX2DEC([.Z91])-HEX2DEC([.Z9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947DBCC</text:p>
          </table:table-cell>
          <table:table-cell office:value-type="string">
            <text:p>596BF233</text:p>
          </table:table-cell>
          <table:table-cell/>
          <table:table-cell table:style-name="ce1"/>
          <table:table-cell table:style-name="ce7" table:formula="of:=DEC2HEX(HEX2DEC([.E93])-1)" office:value-type="string" office:string-value="59">
            <text:p>59</text:p>
          </table:table-cell>
          <table:table-cell table:style-name="ce1" table:formula="of:=CONCATENATE([.E92];MID([.A30];3;2);DEC2HEX((HEX2DEC(MID([.A30];5;2))-2+256*((HEX2DEC(MID([.A30];5;2))-2)&lt;0));2);MID([.A30];7;2))" office:value-type="string" office:string-value="59D4C122">
            <text:p>59D4C122</text:p>
          </table:table-cell>
          <table:table-cell table:style-name="ce1" table:formula="of:=CONCATENATE([.E92];MID([.A283];3;2);DEC2HEX((HEX2DEC(MID([.A283];5;2))-2+256*((HEX2DEC(MID([.A283];5;2))-2)&lt;0));2);MID([.A283];7;2))" office:value-type="string" office:string-value="59E7D899">
            <text:p>59E7D899</text:p>
          </table:table-cell>
          <table:table-cell table:style-name="ce1" table:formula="of:=CONCATENATE([.E92];MID([.A284];3;2);DEC2HEX((HEX2DEC(MID([.A284];5;2))-2+256*((HEX2DEC(MID([.A284];5;2))-2)&lt;0));2);MID([.A284];7;2))" office:value-type="string" office:string-value="598BF4CC">
            <text:p>598BF4CC</text:p>
          </table:table-cell>
          <table:table-cell table:style-name="ce1" table:formula="of:=CONCATENATE([.E92];MID([.A25];3;2);DEC2HEX((HEX2DEC(MID([.A25];5;2))-2+256*((HEX2DEC(MID([.A25];5;2))-2)&lt;0));2);MID([.A25];7;2))" office:value-type="string" office:string-value="59AF0B33">
            <text:p>59AF0B33</text:p>
          </table:table-cell>
          <table:table-cell table:style-name="ce1" table:formula="of:=CONCATENATE([.E92];MID([.A26];3;2);DEC2HEX((HEX2DEC(MID([.A26];5;2))-2+256*((HEX2DEC(MID([.A26];5;2))-2)&lt;0));2);MID([.A26];7;2))" office:value-type="string" office:string-value="5943BC66">
            <text:p>5943BC66</text:p>
          </table:table-cell>
          <table:table-cell table:style-name="ce1" table:formula="of:=CONCATENATE([.E92];MID([.A23];3;2);DEC2HEX((HEX2DEC(MID([.A23];5;2))-2+256*((HEX2DEC(MID([.A23];5;2))-2)&lt;0));2);MID([.A23];7;2))" office:value-type="string" office:string-value="5956D3DD">
            <text:p>5956D3DD</text:p>
          </table:table-cell>
          <table:table-cell table:style-name="ce1" table:formula="of:=CONCATENATE([.E92];MID([.A24];3;2);DEC2HEX((HEX2DEC(MID([.A24];5;2))-2+256*((HEX2DEC(MID([.A24];5;2))-2)&lt;0));2);MID([.A24];7;2))" office:value-type="string" office:string-value="590BEF00">
            <text:p>590BEF00</text:p>
          </table:table-cell>
          <table:table-cell/>
          <table:table-cell table:style-name="ce1" table:formula="of:=CONCATENATE([.E92];MID([.A225];3;2);DEC2HEX((HEX2DEC(MID([.A225];5;2))-3+256*((HEX2DEC(MID([.A225];5;2))-3)&lt;0));2);MID([.A225];7;2))" office:value-type="string" office:string-value="59F4C3BB">
            <text:p>59F4C3BB</text:p>
          </table:table-cell>
          <table:table-cell table:style-name="ce1" table:formula="of:=CONCATENATE([.E92];MID([.A226];3;2);DEC2HEX((HEX2DEC(MID([.A226];5;2))-3+256*((HEX2DEC(MID([.A226];5;2))-3)&lt;0));2);MID([.A226];7;2))" office:value-type="string" office:string-value="5998DFEE">
            <text:p>5998DFEE</text:p>
          </table:table-cell>
          <table:table-cell table:style-name="ce1" table:formula="of:=CONCATENATE([.E92];MID([.A63];3;2);DEC2HEX((HEX2DEC(MID([.A63];5;2))-3+256*((HEX2DEC(MID([.A63];5;2))-3)&lt;0));2);MID([.A63];7;2))" office:value-type="string" office:string-value="59DE0455">
            <text:p>59DE0455</text:p>
          </table:table-cell>
          <table:table-cell table:style-name="ce1" table:formula="of:=CONCATENATE([.E92];MID([.A64];3;2);DEC2HEX((HEX2DEC(MID([.A64];5;2))-3+256*((HEX2DEC(MID([.A64];5;2))-3)&lt;0));2);MID([.A64];7;2))" office:value-type="string" office:string-value="5972B588">
            <text:p>5972B588</text:p>
          </table:table-cell>
          <table:table-cell table:formula="of:=CONCATENATE([.E92];MID([.A61];3;2);DEC2HEX((HEX2DEC(MID([.A61];5;2))-3+256*((HEX2DEC(MID([.A61];5;2))-3)&lt;0));2);MID([.A61];7;2))" office:value-type="string" office:string-value="5985CCFF">
            <text:p>5985CCFF</text:p>
          </table:table-cell>
          <table:table-cell table:style-name="ce1" table:formula="of:=CONCATENATE([.E92];MID([.A318];3;2);DEC2HEX((HEX2DEC(MID([.A318];5;2))-3+256*((HEX2DEC(MID([.A318];5;2))-3)&lt;0));2);MID([.A318];7;2))" office:value-type="string" office:string-value="593AE822">
            <text:p>593AE822</text:p>
          </table:table-cell>
          <table:table-cell table:style-name="ce1" table:formula="of:=CONCATENATE([.E92];MID([.A59];3;2);DEC2HEX((HEX2DEC(MID([.A59];5;2))-3+256*((HEX2DEC(MID([.A59];5;2))-3)&lt;0));2);MID([.A59];7;2))" office:value-type="string" office:string-value="594DFF99">
            <text:p>594DFF99</text:p>
          </table:table-cell>
          <table:table-cell table:style-name="ce1" table:formula="of:=CONCATENATE([.E92];MID([.A60];3;2);DEC2HEX((HEX2DEC(MID([.A60];5;2))-3+256*((HEX2DEC(MID([.A60];5;2))-3)&lt;0));2);MID([.A60];7;2))" office:value-type="string" office:string-value="59E1B0CC">
            <text:p>59E1B0CC</text:p>
          </table:table-cell>
          <table:table-cell table:style-name="ce6" table:formula="of:=CONCATENATE([.E92];MID([.A313];3;2);DEC2HEX((HEX2DEC(MID([.A313];5;2))-3+256*((HEX2DEC(MID([.A313];5;2))-3)&lt;0));2);MID([.A313];7;2))" office:value-type="string" office:string-value="5905C733">
            <text:p>5905C733</text:p>
          </table:table-cell>
          <table:table-cell table:style-name="ce1" table:formula="of:=CONCATENATE([.E92];MID([.A58];3;2);DEC2HEX((HEX2DEC(MID([.A58];5;2))-3+256*((HEX2DEC(MID([.A58];5;2))-3)&lt;0));2);MID([.A58];7;2))" office:value-type="string" office:string-value="59A9E366">
            <text:p>59A9E366</text:p>
          </table:table-cell>
          <table:table-cell/>
          <table:table-cell table:style-name="ce1" table:formula="of:=MID([.A92];3;2)" office:value-type="string" office:string-value="47">
            <text:p>47</text:p>
          </table:table-cell>
          <table:table-cell table:style-name="ce1" table:formula="of:=MID([.A92];5;2)" office:value-type="string" office:string-value="DB">
            <text:p>DB</text:p>
          </table:table-cell>
          <table:table-cell table:formula="of:=IF((HEX2DEC([.Y92])-HEX2DEC([.Y91]))&gt;0;HEX2DEC([.Y92])-HEX2DEC([.Y91]);HEX2DEC([.Y92])-HEX2DEC([.Y91])+256)" office:value-type="float" office:value="164">
            <text:p>164</text:p>
          </table:table-cell>
          <table:table-cell table:formula="of:=IF((HEX2DEC([.Z92])-HEX2DEC([.Z91]))&gt;0;HEX2DEC([.Z92])-HEX2DEC([.Z91]);HEX2DEC([.Z92])-HEX2DEC([.Z9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AEBF7FF</text:p>
          </table:table-cell>
          <table:table-cell office:value-type="string">
            <text:p>5A0F0E66</text:p>
          </table:table-cell>
          <table:table-cell/>
          <table:table-cell table:style-name="ce1"/>
          <table:table-cell table:style-name="ce7" table:formula="of:=DEC2HEX(HEX2DEC([.E94])-1)" office:value-type="string" office:string-value="5A">
            <text:p>5A</text:p>
          </table:table-cell>
          <table:table-cell table:style-name="ce1" table:formula="of:=CONCATENATE([.E93];MID([.A31];3;2);DEC2HEX((HEX2DEC(MID([.A31];5;2))-2+256*((HEX2DEC(MID([.A31];5;2))-2)&lt;0));2);MID([.A31];7;2))" office:value-type="string" office:string-value="5A78DD55">
            <text:p>5A78DD55</text:p>
          </table:table-cell>
          <table:table-cell table:style-name="ce1" table:formula="of:=CONCATENATE([.E93];MID([.A284];3;2);DEC2HEX((HEX2DEC(MID([.A284];5;2))-2+256*((HEX2DEC(MID([.A284];5;2))-2)&lt;0));2);MID([.A284];7;2))" office:value-type="string" office:string-value="5A8BF4CC">
            <text:p>5A8BF4CC</text:p>
          </table:table-cell>
          <table:table-cell table:style-name="ce1" table:formula="of:=CONCATENATE([.E93];MID([.A285];3;2);DEC2HEX((HEX2DEC(MID([.A285];5;2))-2+256*((HEX2DEC(MID([.A285];5;2))-2)&lt;0));2);MID([.A285];7;2))" office:value-type="string" office:string-value="5A2F10FF">
            <text:p>5A2F10FF</text:p>
          </table:table-cell>
          <table:table-cell table:style-name="ce1" table:formula="of:=CONCATENATE([.E93];MID([.A26];3;2);DEC2HEX((HEX2DEC(MID([.A26];5;2))-2+256*((HEX2DEC(MID([.A26];5;2))-2)&lt;0));2);MID([.A26];7;2))" office:value-type="string" office:string-value="5A43BC66">
            <text:p>5A43BC66</text:p>
          </table:table-cell>
          <table:table-cell table:style-name="ce1" table:formula="of:=CONCATENATE([.E93];MID([.A27];3;2);DEC2HEX((HEX2DEC(MID([.A27];5;2))-2+256*((HEX2DEC(MID([.A27];5;2))-2)&lt;0));2);MID([.A27];7;2))" office:value-type="string" office:string-value="5AE7D899">
            <text:p>5AE7D899</text:p>
          </table:table-cell>
          <table:table-cell table:style-name="ce1" table:formula="of:=CONCATENATE([.E93];MID([.A24];3;2);DEC2HEX((HEX2DEC(MID([.A24];5;2))-2+256*((HEX2DEC(MID([.A24];5;2))-2)&lt;0));2);MID([.A24];7;2))" office:value-type="string" office:string-value="5A0BEF00">
            <text:p>5A0BEF00</text:p>
          </table:table-cell>
          <table:table-cell table:style-name="ce1" table:formula="of:=CONCATENATE([.E93];MID([.A25];3;2);DEC2HEX((HEX2DEC(MID([.A25];5;2))-2+256*((HEX2DEC(MID([.A25];5;2))-2)&lt;0));2);MID([.A25];7;2))" office:value-type="string" office:string-value="5AAF0B33">
            <text:p>5AAF0B33</text:p>
          </table:table-cell>
          <table:table-cell/>
          <table:table-cell table:style-name="ce1" table:formula="of:=CONCATENATE([.E93];MID([.A226];3;2);DEC2HEX((HEX2DEC(MID([.A226];5;2))-3+256*((HEX2DEC(MID([.A226];5;2))-3)&lt;0));2);MID([.A226];7;2))" office:value-type="string" office:string-value="5A98DFEE">
            <text:p>5A98DFEE</text:p>
          </table:table-cell>
          <table:table-cell table:style-name="ce1" table:formula="of:=CONCATENATE([.E93];MID([.A227];3;2);DEC2HEX((HEX2DEC(MID([.A227];5;2))-3+256*((HEX2DEC(MID([.A227];5;2))-3)&lt;0));2);MID([.A227];7;2))" office:value-type="string" office:string-value="5A4DFB11">
            <text:p>5A4DFB11</text:p>
          </table:table-cell>
          <table:table-cell table:style-name="ce1" table:formula="of:=CONCATENATE([.E93];MID([.A64];3;2);DEC2HEX((HEX2DEC(MID([.A64];5;2))-3+256*((HEX2DEC(MID([.A64];5;2))-3)&lt;0));2);MID([.A64];7;2))" office:value-type="string" office:string-value="5A72B588">
            <text:p>5A72B588</text:p>
          </table:table-cell>
          <table:table-cell table:style-name="ce1" table:formula="of:=CONCATENATE([.E93];MID([.A65];3;2);DEC2HEX((HEX2DEC(MID([.A65];5;2))-3+256*((HEX2DEC(MID([.A65];5;2))-3)&lt;0));2);MID([.A65];7;2))" office:value-type="string" office:string-value="5A16D1BB">
            <text:p>5A16D1BB</text:p>
          </table:table-cell>
          <table:table-cell table:formula="of:=CONCATENATE([.E93];MID([.A62];3;2);DEC2HEX((HEX2DEC(MID([.A62];5;2))-3+256*((HEX2DEC(MID([.A62];5;2))-3)&lt;0));2);MID([.A62];7;2))" office:value-type="string" office:string-value="5A3AE822">
            <text:p>5A3AE822</text:p>
          </table:table-cell>
          <table:table-cell table:style-name="ce1" table:formula="of:=CONCATENATE([.E93];MID([.A319];3;2);DEC2HEX((HEX2DEC(MID([.A319];5;2))-3+256*((HEX2DEC(MID([.A319];5;2))-3)&lt;0));2);MID([.A319];7;2))" office:value-type="string" office:string-value="5ADE0455">
            <text:p>5ADE0455</text:p>
          </table:table-cell>
          <table:table-cell table:style-name="ce1" table:formula="of:=CONCATENATE([.E93];MID([.A60];3;2);DEC2HEX((HEX2DEC(MID([.A60];5;2))-3+256*((HEX2DEC(MID([.A60];5;2))-3)&lt;0));2);MID([.A60];7;2))" office:value-type="string" office:string-value="5AE1B0CC">
            <text:p>5AE1B0CC</text:p>
          </table:table-cell>
          <table:table-cell table:style-name="ce1" table:formula="of:=CONCATENATE([.E93];MID([.A61];3;2);DEC2HEX((HEX2DEC(MID([.A61];5;2))-3+256*((HEX2DEC(MID([.A61];5;2))-3)&lt;0));2);MID([.A61];7;2))" office:value-type="string" office:string-value="5A85CCFF">
            <text:p>5A85CCFF</text:p>
          </table:table-cell>
          <table:table-cell table:style-name="ce6" table:formula="of:=CONCATENATE([.E93];MID([.A314];3;2);DEC2HEX((HEX2DEC(MID([.A314];5;2))-3+256*((HEX2DEC(MID([.A314];5;2))-3)&lt;0));2);MID([.A314];7;2))" office:value-type="string" office:string-value="5AA9E366">
            <text:p>5AA9E366</text:p>
          </table:table-cell>
          <table:table-cell table:style-name="ce1" table:formula="of:=CONCATENATE([.E93];MID([.A59];3;2);DEC2HEX((HEX2DEC(MID([.A59];5;2))-3+256*((HEX2DEC(MID([.A59];5;2))-3)&lt;0));2);MID([.A59];7;2))" office:value-type="string" office:string-value="5A4DFF99">
            <text:p>5A4DFF99</text:p>
          </table:table-cell>
          <table:table-cell/>
          <table:table-cell table:style-name="ce1" table:formula="of:=MID([.A93];3;2)" office:value-type="string" office:string-value="EB">
            <text:p>EB</text:p>
          </table:table-cell>
          <table:table-cell table:style-name="ce1" table:formula="of:=MID([.A93];5;2)" office:value-type="string" office:string-value="F7">
            <text:p>F7</text:p>
          </table:table-cell>
          <table:table-cell table:formula="of:=IF((HEX2DEC([.Y93])-HEX2DEC([.Y92]))&gt;0;HEX2DEC([.Y93])-HEX2DEC([.Y92]);HEX2DEC([.Y93])-HEX2DEC([.Y92])+256)" office:value-type="float" office:value="164">
            <text:p>164</text:p>
          </table:table-cell>
          <table:table-cell table:formula="of:=IF((HEX2DEC([.Z93])-HEX2DEC([.Z92]))&gt;0;HEX2DEC([.Z93])-HEX2DEC([.Z92]);HEX2DEC([.Z93])-HEX2DEC([.Z9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B90A822</text:p>
          </table:table-cell>
          <table:table-cell office:value-type="string">
            <text:p>5BA3BF99</text:p>
          </table:table-cell>
          <table:table-cell/>
          <table:table-cell table:style-name="ce1"/>
          <table:table-cell table:style-name="ce7" table:formula="of:=DEC2HEX(HEX2DEC([.E95])-1)" office:value-type="string" office:string-value="5B">
            <text:p>5B</text:p>
          </table:table-cell>
          <table:table-cell table:style-name="ce1" table:formula="of:=CONCATENATE([.E94];MID([.A32];3;2);DEC2HEX((HEX2DEC(MID([.A32];5;2))-2+256*((HEX2DEC(MID([.A32];5;2))-2)&lt;0));2);MID([.A32];7;2))" office:value-type="string" office:string-value="5B1CF988">
            <text:p>5B1CF988</text:p>
          </table:table-cell>
          <table:table-cell table:style-name="ce1" table:formula="of:=CONCATENATE([.E94];MID([.A285];3;2);DEC2HEX((HEX2DEC(MID([.A285];5;2))-2+256*((HEX2DEC(MID([.A285];5;2))-2)&lt;0));2);MID([.A285];7;2))" office:value-type="string" office:string-value="5B2F10FF">
            <text:p>5B2F10FF</text:p>
          </table:table-cell>
          <table:table-cell table:style-name="ce1" table:formula="of:=CONCATENATE([.E94];MID([.A286];3;2);DEC2HEX((HEX2DEC(MID([.A286];5;2))-2+256*((HEX2DEC(MID([.A286];5;2))-2)&lt;0));2);MID([.A286];7;2))" office:value-type="string" office:string-value="5BD4C122">
            <text:p>5BD4C122</text:p>
          </table:table-cell>
          <table:table-cell table:style-name="ce1" table:formula="of:=CONCATENATE([.E94];MID([.A27];3;2);DEC2HEX((HEX2DEC(MID([.A27];5;2))-2+256*((HEX2DEC(MID([.A27];5;2))-2)&lt;0));2);MID([.A27];7;2))" office:value-type="string" office:string-value="5BE7D899">
            <text:p>5BE7D899</text:p>
          </table:table-cell>
          <table:table-cell table:style-name="ce1" table:formula="of:=CONCATENATE([.E94];MID([.A28];3;2);DEC2HEX((HEX2DEC(MID([.A28];5;2))-2+256*((HEX2DEC(MID([.A28];5;2))-2)&lt;0));2);MID([.A28];7;2))" office:value-type="string" office:string-value="5B8BF4CC">
            <text:p>5B8BF4CC</text:p>
          </table:table-cell>
          <table:table-cell table:style-name="ce1" table:formula="of:=CONCATENATE([.E94];MID([.A25];3;2);DEC2HEX((HEX2DEC(MID([.A25];5;2))-2+256*((HEX2DEC(MID([.A25];5;2))-2)&lt;0));2);MID([.A25];7;2))" office:value-type="string" office:string-value="5BAF0B33">
            <text:p>5BAF0B33</text:p>
          </table:table-cell>
          <table:table-cell table:style-name="ce1" table:formula="of:=CONCATENATE([.E94];MID([.A26];3;2);DEC2HEX((HEX2DEC(MID([.A26];5;2))-2+256*((HEX2DEC(MID([.A26];5;2))-2)&lt;0));2);MID([.A26];7;2))" office:value-type="string" office:string-value="5B43BC66">
            <text:p>5B43BC66</text:p>
          </table:table-cell>
          <table:table-cell/>
          <table:table-cell table:style-name="ce1" table:formula="of:=CONCATENATE([.E94];MID([.A227];3;2);DEC2HEX((HEX2DEC(MID([.A227];5;2))-3+256*((HEX2DEC(MID([.A227];5;2))-3)&lt;0));2);MID([.A227];7;2))" office:value-type="string" office:string-value="5B4DFB11">
            <text:p>5B4DFB11</text:p>
          </table:table-cell>
          <table:table-cell table:style-name="ce1" table:formula="of:=CONCATENATE([.E94];MID([.A228];3;2);DEC2HEX((HEX2DEC(MID([.A228];5;2))-3+256*((HEX2DEC(MID([.A228];5;2))-3)&lt;0));2);MID([.A228];7;2))" office:value-type="string" office:string-value="5BE1AC44">
            <text:p>5BE1AC44</text:p>
          </table:table-cell>
          <table:table-cell table:style-name="ce1" table:formula="of:=CONCATENATE([.E94];MID([.A65];3;2);DEC2HEX((HEX2DEC(MID([.A65];5;2))-3+256*((HEX2DEC(MID([.A65];5;2))-3)&lt;0));2);MID([.A65];7;2))" office:value-type="string" office:string-value="5B16D1BB">
            <text:p>5B16D1BB</text:p>
          </table:table-cell>
          <table:table-cell table:style-name="ce1" table:formula="of:=CONCATENATE([.E94];MID([.A66];3;2);DEC2HEX((HEX2DEC(MID([.A66];5;2))-3+256*((HEX2DEC(MID([.A66];5;2))-3)&lt;0));2);MID([.A66];7;2))" office:value-type="string" office:string-value="5BBAEDEE">
            <text:p>5BBAEDEE</text:p>
          </table:table-cell>
          <table:table-cell table:formula="of:=CONCATENATE([.E94];MID([.A63];3;2);DEC2HEX((HEX2DEC(MID([.A63];5;2))-3+256*((HEX2DEC(MID([.A63];5;2))-3)&lt;0));2);MID([.A63];7;2))" office:value-type="string" office:string-value="5BDE0455">
            <text:p>5BDE0455</text:p>
          </table:table-cell>
          <table:table-cell table:style-name="ce1" table:formula="of:=CONCATENATE([.E94];MID([.A320];3;2);DEC2HEX((HEX2DEC(MID([.A320];5;2))-3+256*((HEX2DEC(MID([.A320];5;2))-3)&lt;0));2);MID([.A320];7;2))" office:value-type="string" office:string-value="5B72B588">
            <text:p>5B72B588</text:p>
          </table:table-cell>
          <table:table-cell table:style-name="ce1" table:formula="of:=CONCATENATE([.E94];MID([.A61];3;2);DEC2HEX((HEX2DEC(MID([.A61];5;2))-3+256*((HEX2DEC(MID([.A61];5;2))-3)&lt;0));2);MID([.A61];7;2))" office:value-type="string" office:string-value="5B85CCFF">
            <text:p>5B85CCFF</text:p>
          </table:table-cell>
          <table:table-cell table:style-name="ce1" table:formula="of:=CONCATENATE([.E94];MID([.A62];3;2);DEC2HEX((HEX2DEC(MID([.A62];5;2))-3+256*((HEX2DEC(MID([.A62];5;2))-3)&lt;0));2);MID([.A62];7;2))" office:value-type="string" office:string-value="5B3AE822">
            <text:p>5B3AE822</text:p>
          </table:table-cell>
          <table:table-cell table:style-name="ce6" table:formula="of:=CONCATENATE([.E94];MID([.A315];3;2);DEC2HEX((HEX2DEC(MID([.A315];5;2))-3+256*((HEX2DEC(MID([.A315];5;2))-3)&lt;0));2);MID([.A315];7;2))" office:value-type="string" office:string-value="5B4DFF99">
            <text:p>5B4DFF99</text:p>
          </table:table-cell>
          <table:table-cell table:style-name="ce1" table:formula="of:=CONCATENATE([.E94];MID([.A60];3;2);DEC2HEX((HEX2DEC(MID([.A60];5;2))-3+256*((HEX2DEC(MID([.A60];5;2))-3)&lt;0));2);MID([.A60];7;2))" office:value-type="string" office:string-value="5BE1B0CC">
            <text:p>5BE1B0CC</text:p>
          </table:table-cell>
          <table:table-cell/>
          <table:table-cell table:style-name="ce1" table:formula="of:=MID([.A94];3;2)" office:value-type="string" office:string-value="90">
            <text:p>90</text:p>
          </table:table-cell>
          <table:table-cell table:style-name="ce1" table:formula="of:=MID([.A94];5;2)" office:value-type="string" office:string-value="A8">
            <text:p>A8</text:p>
          </table:table-cell>
          <table:table-cell table:formula="of:=IF((HEX2DEC([.Y94])-HEX2DEC([.Y93]))&gt;0;HEX2DEC([.Y94])-HEX2DEC([.Y93]);HEX2DEC([.Y94])-HEX2DEC([.Y93])+256)" office:value-type="float" office:value="165">
            <text:p>165</text:p>
          </table:table-cell>
          <table:table-cell table:formula="of:=IF((HEX2DEC([.Z94])-HEX2DEC([.Z93]))&gt;0;HEX2DEC([.Z94])-HEX2DEC([.Z93]);HEX2DEC([.Z94])-HEX2DEC([.Z9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C34C455</text:p>
          </table:table-cell>
          <table:table-cell office:value-type="string">
            <text:p>5C47DBCC</text:p>
          </table:table-cell>
          <table:table-cell/>
          <table:table-cell table:style-name="ce1"/>
          <table:table-cell table:style-name="ce7" table:formula="of:=DEC2HEX(HEX2DEC([.E96])-1)" office:value-type="string" office:string-value="5C">
            <text:p>5C</text:p>
          </table:table-cell>
          <table:table-cell table:style-name="ce1" table:formula="of:=CONCATENATE([.E95];MID([.A33];3;2);DEC2HEX((HEX2DEC(MID([.A33];5;2))-2+256*((HEX2DEC(MID([.A33];5;2))-2)&lt;0));2);MID([.A33];7;2))" office:value-type="string" office:string-value="5CB0AABB">
            <text:p>5CB0AABB</text:p>
          </table:table-cell>
          <table:table-cell table:style-name="ce1" table:formula="of:=CONCATENATE([.E95];MID([.A286];3;2);DEC2HEX((HEX2DEC(MID([.A286];5;2))-2+256*((HEX2DEC(MID([.A286];5;2))-2)&lt;0));2);MID([.A286];7;2))" office:value-type="string" office:string-value="5CD4C122">
            <text:p>5CD4C122</text:p>
          </table:table-cell>
          <table:table-cell table:style-name="ce1" table:formula="of:=CONCATENATE([.E95];MID([.A287];3;2);DEC2HEX((HEX2DEC(MID([.A287];5;2))-2+256*((HEX2DEC(MID([.A287];5;2))-2)&lt;0));2);MID([.A287];7;2))" office:value-type="string" office:string-value="5C78DD55">
            <text:p>5C78DD55</text:p>
          </table:table-cell>
          <table:table-cell table:style-name="ce1" table:formula="of:=CONCATENATE([.E95];MID([.A28];3;2);DEC2HEX((HEX2DEC(MID([.A28];5;2))-2+256*((HEX2DEC(MID([.A28];5;2))-2)&lt;0));2);MID([.A28];7;2))" office:value-type="string" office:string-value="5C8BF4CC">
            <text:p>5C8BF4CC</text:p>
          </table:table-cell>
          <table:table-cell table:style-name="ce1" table:formula="of:=CONCATENATE([.E95];MID([.A29];3;2);DEC2HEX((HEX2DEC(MID([.A29];5;2))-2+256*((HEX2DEC(MID([.A29];5;2))-2)&lt;0));2);MID([.A29];7;2))" office:value-type="string" office:string-value="5C2F10FF">
            <text:p>5C2F10FF</text:p>
          </table:table-cell>
          <table:table-cell table:style-name="ce1" table:formula="of:=CONCATENATE([.E95];MID([.A26];3;2);DEC2HEX((HEX2DEC(MID([.A26];5;2))-2+256*((HEX2DEC(MID([.A26];5;2))-2)&lt;0));2);MID([.A26];7;2))" office:value-type="string" office:string-value="5C43BC66">
            <text:p>5C43BC66</text:p>
          </table:table-cell>
          <table:table-cell table:style-name="ce1" table:formula="of:=CONCATENATE([.E95];MID([.A27];3;2);DEC2HEX((HEX2DEC(MID([.A27];5;2))-2+256*((HEX2DEC(MID([.A27];5;2))-2)&lt;0));2);MID([.A27];7;2))" office:value-type="string" office:string-value="5CE7D899">
            <text:p>5CE7D899</text:p>
          </table:table-cell>
          <table:table-cell/>
          <table:table-cell table:style-name="ce1" table:formula="of:=CONCATENATE([.E95];MID([.A228];3;2);DEC2HEX((HEX2DEC(MID([.A228];5;2))-3+256*((HEX2DEC(MID([.A228];5;2))-3)&lt;0));2);MID([.A228];7;2))" office:value-type="string" office:string-value="5CE1AC44">
            <text:p>5CE1AC44</text:p>
          </table:table-cell>
          <table:table-cell table:style-name="ce1" table:formula="of:=CONCATENATE([.E95];MID([.A229];3;2);DEC2HEX((HEX2DEC(MID([.A229];5;2))-3+256*((HEX2DEC(MID([.A229];5;2))-3)&lt;0));2);MID([.A229];7;2))" office:value-type="string" office:string-value="5C85C877">
            <text:p>5C85C877</text:p>
          </table:table-cell>
          <table:table-cell table:style-name="ce1" table:formula="of:=CONCATENATE([.E95];MID([.A66];3;2);DEC2HEX((HEX2DEC(MID([.A66];5;2))-3+256*((HEX2DEC(MID([.A66];5;2))-3)&lt;0));2);MID([.A66];7;2))" office:value-type="string" office:string-value="5CBAEDEE">
            <text:p>5CBAEDEE</text:p>
          </table:table-cell>
          <table:table-cell table:style-name="ce1" table:formula="of:=CONCATENATE([.E95];MID([.A67];3;2);DEC2HEX((HEX2DEC(MID([.A67];5;2))-3+256*((HEX2DEC(MID([.A67];5;2))-3)&lt;0));2);MID([.A67];7;2))" office:value-type="string" office:string-value="5C6F0911">
            <text:p>5C6F0911</text:p>
          </table:table-cell>
          <table:table-cell table:formula="of:=CONCATENATE([.E95];MID([.A64];3;2);DEC2HEX((HEX2DEC(MID([.A64];5;2))-3+256*((HEX2DEC(MID([.A64];5;2))-3)&lt;0));2);MID([.A64];7;2))" office:value-type="string" office:string-value="5C72B588">
            <text:p>5C72B588</text:p>
          </table:table-cell>
          <table:table-cell table:style-name="ce1" table:formula="of:=CONCATENATE([.E95];MID([.A321];3;2);DEC2HEX((HEX2DEC(MID([.A321];5;2))-3+256*((HEX2DEC(MID([.A321];5;2))-3)&lt;0));2);MID([.A321];7;2))" office:value-type="string" office:string-value="5C16D1BB">
            <text:p>5C16D1BB</text:p>
          </table:table-cell>
          <table:table-cell table:style-name="ce1" table:formula="of:=CONCATENATE([.E95];MID([.A62];3;2);DEC2HEX((HEX2DEC(MID([.A62];5;2))-3+256*((HEX2DEC(MID([.A62];5;2))-3)&lt;0));2);MID([.A62];7;2))" office:value-type="string" office:string-value="5C3AE822">
            <text:p>5C3AE822</text:p>
          </table:table-cell>
          <table:table-cell table:style-name="ce1" table:formula="of:=CONCATENATE([.E95];MID([.A63];3;2);DEC2HEX((HEX2DEC(MID([.A63];5;2))-3+256*((HEX2DEC(MID([.A63];5;2))-3)&lt;0));2);MID([.A63];7;2))" office:value-type="string" office:string-value="5CDE0455">
            <text:p>5CDE0455</text:p>
          </table:table-cell>
          <table:table-cell table:style-name="ce6" table:formula="of:=CONCATENATE([.E95];MID([.A316];3;2);DEC2HEX((HEX2DEC(MID([.A316];5;2))-3+256*((HEX2DEC(MID([.A316];5;2))-3)&lt;0));2);MID([.A316];7;2))" office:value-type="string" office:string-value="5CE1B0CC">
            <text:p>5CE1B0CC</text:p>
          </table:table-cell>
          <table:table-cell table:style-name="ce1" table:formula="of:=CONCATENATE([.E95];MID([.A61];3;2);DEC2HEX((HEX2DEC(MID([.A61];5;2))-3+256*((HEX2DEC(MID([.A61];5;2))-3)&lt;0));2);MID([.A61];7;2))" office:value-type="string" office:string-value="5C85CCFF">
            <text:p>5C85CCFF</text:p>
          </table:table-cell>
          <table:table-cell/>
          <table:table-cell table:style-name="ce1" table:formula="of:=MID([.A95];3;2)" office:value-type="string" office:string-value="34">
            <text:p>34</text:p>
          </table:table-cell>
          <table:table-cell table:style-name="ce1" table:formula="of:=MID([.A95];5;2)" office:value-type="string" office:string-value="C4">
            <text:p>C4</text:p>
          </table:table-cell>
          <table:table-cell table:formula="of:=IF((HEX2DEC([.Y95])-HEX2DEC([.Y94]))&gt;0;HEX2DEC([.Y95])-HEX2DEC([.Y94]);HEX2DEC([.Y95])-HEX2DEC([.Y94])+256)" office:value-type="float" office:value="164">
            <text:p>164</text:p>
          </table:table-cell>
          <table:table-cell table:formula="of:=IF((HEX2DEC([.Z95])-HEX2DEC([.Z94]))&gt;0;HEX2DEC([.Z95])-HEX2DEC([.Z94]);HEX2DEC([.Z95])-HEX2DEC([.Z9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DD8E088</text:p>
          </table:table-cell>
          <table:table-cell office:value-type="string">
            <text:p>5DEBF7FF</text:p>
          </table:table-cell>
          <table:table-cell/>
          <table:table-cell table:style-name="ce1"/>
          <table:table-cell table:style-name="ce7" table:formula="of:=DEC2HEX(HEX2DEC([.E97])-1)" office:value-type="string" office:string-value="5D">
            <text:p>5D</text:p>
          </table:table-cell>
          <table:table-cell table:style-name="ce1" table:formula="of:=CONCATENATE([.E96];MID([.A34];3;2);DEC2HEX((HEX2DEC(MID([.A34];5;2))-2+256*((HEX2DEC(MID([.A34];5;2))-2)&lt;0));2);MID([.A34];7;2))" office:value-type="string" office:string-value="5D54C6EE">
            <text:p>5D54C6EE</text:p>
          </table:table-cell>
          <table:table-cell table:style-name="ce1" table:formula="of:=CONCATENATE([.E96];MID([.A287];3;2);DEC2HEX((HEX2DEC(MID([.A287];5;2))-2+256*((HEX2DEC(MID([.A287];5;2))-2)&lt;0));2);MID([.A287];7;2))" office:value-type="string" office:string-value="5D78DD55">
            <text:p>5D78DD55</text:p>
          </table:table-cell>
          <table:table-cell table:style-name="ce1" table:formula="of:=CONCATENATE([.E96];MID([.A288];3;2);DEC2HEX((HEX2DEC(MID([.A288];5;2))-2+256*((HEX2DEC(MID([.A288];5;2))-2)&lt;0));2);MID([.A288];7;2))" office:value-type="string" office:string-value="5D1CF988">
            <text:p>5D1CF988</text:p>
          </table:table-cell>
          <table:table-cell table:style-name="ce1" table:formula="of:=CONCATENATE([.E96];MID([.A29];3;2);DEC2HEX((HEX2DEC(MID([.A29];5;2))-2+256*((HEX2DEC(MID([.A29];5;2))-2)&lt;0));2);MID([.A29];7;2))" office:value-type="string" office:string-value="5D2F10FF">
            <text:p>5D2F10FF</text:p>
          </table:table-cell>
          <table:table-cell table:style-name="ce1" table:formula="of:=CONCATENATE([.E96];MID([.A30];3;2);DEC2HEX((HEX2DEC(MID([.A30];5;2))-2+256*((HEX2DEC(MID([.A30];5;2))-2)&lt;0));2);MID([.A30];7;2))" office:value-type="string" office:string-value="5DD4C122">
            <text:p>5DD4C122</text:p>
          </table:table-cell>
          <table:table-cell table:style-name="ce1" table:formula="of:=CONCATENATE([.E96];MID([.A27];3;2);DEC2HEX((HEX2DEC(MID([.A27];5;2))-2+256*((HEX2DEC(MID([.A27];5;2))-2)&lt;0));2);MID([.A27];7;2))" office:value-type="string" office:string-value="5DE7D899">
            <text:p>5DE7D899</text:p>
          </table:table-cell>
          <table:table-cell table:style-name="ce1" table:formula="of:=CONCATENATE([.E96];MID([.A28];3;2);DEC2HEX((HEX2DEC(MID([.A28];5;2))-2+256*((HEX2DEC(MID([.A28];5;2))-2)&lt;0));2);MID([.A28];7;2))" office:value-type="string" office:string-value="5D8BF4CC">
            <text:p>5D8BF4CC</text:p>
          </table:table-cell>
          <table:table-cell/>
          <table:table-cell table:style-name="ce1" table:formula="of:=CONCATENATE([.E96];MID([.A229];3;2);DEC2HEX((HEX2DEC(MID([.A229];5;2))-3+256*((HEX2DEC(MID([.A229];5;2))-3)&lt;0));2);MID([.A229];7;2))" office:value-type="string" office:string-value="5D85C877">
            <text:p>5D85C877</text:p>
          </table:table-cell>
          <table:table-cell table:style-name="ce1" table:formula="of:=CONCATENATE([.E96];MID([.A230];3;2);DEC2HEX((HEX2DEC(MID([.A230];5;2))-3+256*((HEX2DEC(MID([.A230];5;2))-3)&lt;0));2);MID([.A230];7;2))" office:value-type="string" office:string-value="5D29E4AA">
            <text:p>5D29E4AA</text:p>
          </table:table-cell>
          <table:table-cell table:style-name="ce1" table:formula="of:=CONCATENATE([.E96];MID([.A67];3;2);DEC2HEX((HEX2DEC(MID([.A67];5;2))-3+256*((HEX2DEC(MID([.A67];5;2))-3)&lt;0));2);MID([.A67];7;2))" office:value-type="string" office:string-value="5D6F0911">
            <text:p>5D6F0911</text:p>
          </table:table-cell>
          <table:table-cell table:style-name="ce1" table:formula="of:=CONCATENATE([.E96];MID([.A68];3;2);DEC2HEX((HEX2DEC(MID([.A68];5;2))-3+256*((HEX2DEC(MID([.A68];5;2))-3)&lt;0));2);MID([.A68];7;2))" office:value-type="string" office:string-value="5D03BA44">
            <text:p>5D03BA44</text:p>
          </table:table-cell>
          <table:table-cell table:formula="of:=CONCATENATE([.E96];MID([.A65];3;2);DEC2HEX((HEX2DEC(MID([.A65];5;2))-3+256*((HEX2DEC(MID([.A65];5;2))-3)&lt;0));2);MID([.A65];7;2))" office:value-type="string" office:string-value="5D16D1BB">
            <text:p>5D16D1BB</text:p>
          </table:table-cell>
          <table:table-cell table:style-name="ce1" table:formula="of:=CONCATENATE([.E96];MID([.A322];3;2);DEC2HEX((HEX2DEC(MID([.A322];5;2))-3+256*((HEX2DEC(MID([.A322];5;2))-3)&lt;0));2);MID([.A322];7;2))" office:value-type="string" office:string-value="5DBAEDEE">
            <text:p>5DBAEDEE</text:p>
          </table:table-cell>
          <table:table-cell table:style-name="ce1" table:formula="of:=CONCATENATE([.E96];MID([.A63];3;2);DEC2HEX((HEX2DEC(MID([.A63];5;2))-3+256*((HEX2DEC(MID([.A63];5;2))-3)&lt;0));2);MID([.A63];7;2))" office:value-type="string" office:string-value="5DDE0455">
            <text:p>5DDE0455</text:p>
          </table:table-cell>
          <table:table-cell table:style-name="ce1" table:formula="of:=CONCATENATE([.E96];MID([.A64];3;2);DEC2HEX((HEX2DEC(MID([.A64];5;2))-3+256*((HEX2DEC(MID([.A64];5;2))-3)&lt;0));2);MID([.A64];7;2))" office:value-type="string" office:string-value="5D72B588">
            <text:p>5D72B588</text:p>
          </table:table-cell>
          <table:table-cell table:style-name="ce6" table:formula="of:=CONCATENATE([.E96];MID([.A317];3;2);DEC2HEX((HEX2DEC(MID([.A317];5;2))-3+256*((HEX2DEC(MID([.A317];5;2))-3)&lt;0));2);MID([.A317];7;2))" office:value-type="string" office:string-value="5D85CCFF">
            <text:p>5D85CCFF</text:p>
          </table:table-cell>
          <table:table-cell table:style-name="ce1" table:formula="of:=CONCATENATE([.E96];MID([.A62];3;2);DEC2HEX((HEX2DEC(MID([.A62];5;2))-3+256*((HEX2DEC(MID([.A62];5;2))-3)&lt;0));2);MID([.A62];7;2))" office:value-type="string" office:string-value="5D3AE822">
            <text:p>5D3AE822</text:p>
          </table:table-cell>
          <table:table-cell/>
          <table:table-cell table:style-name="ce1" table:formula="of:=MID([.A96];3;2)" office:value-type="string" office:string-value="D8">
            <text:p>D8</text:p>
          </table:table-cell>
          <table:table-cell table:style-name="ce1" table:formula="of:=MID([.A96];5;2)" office:value-type="string" office:string-value="E0">
            <text:p>E0</text:p>
          </table:table-cell>
          <table:table-cell table:formula="of:=IF((HEX2DEC([.Y96])-HEX2DEC([.Y95]))&gt;0;HEX2DEC([.Y96])-HEX2DEC([.Y95]);HEX2DEC([.Y96])-HEX2DEC([.Y95])+256)" office:value-type="float" office:value="164">
            <text:p>164</text:p>
          </table:table-cell>
          <table:table-cell table:formula="of:=IF((HEX2DEC([.Z96])-HEX2DEC([.Z95]))&gt;0;HEX2DEC([.Z96])-HEX2DEC([.Z95]);HEX2DEC([.Z96])-HEX2DEC([.Z9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E7CFCBB</text:p>
          </table:table-cell>
          <table:table-cell office:value-type="string">
            <text:p>5E90A822</text:p>
          </table:table-cell>
          <table:table-cell/>
          <table:table-cell table:style-name="ce1"/>
          <table:table-cell table:style-name="ce7" table:formula="of:=DEC2HEX(HEX2DEC([.E98])-1)" office:value-type="string" office:string-value="5E">
            <text:p>5E</text:p>
          </table:table-cell>
          <table:table-cell table:style-name="ce1" table:formula="of:=CONCATENATE([.E97];MID([.A35];3;2);DEC2HEX((HEX2DEC(MID([.A35];5;2))-2+256*((HEX2DEC(MID([.A35];5;2))-2)&lt;0));2);MID([.A35];7;2))" office:value-type="string" office:string-value="5E09E211">
            <text:p>5E09E211</text:p>
          </table:table-cell>
          <table:table-cell table:style-name="ce1" table:formula="of:=CONCATENATE([.E97];MID([.A288];3;2);DEC2HEX((HEX2DEC(MID([.A288];5;2))-2+256*((HEX2DEC(MID([.A288];5;2))-2)&lt;0));2);MID([.A288];7;2))" office:value-type="string" office:string-value="5E1CF988">
            <text:p>5E1CF988</text:p>
          </table:table-cell>
          <table:table-cell table:style-name="ce1" table:formula="of:=CONCATENATE([.E97];MID([.A289];3;2);DEC2HEX((HEX2DEC(MID([.A289];5;2))-2+256*((HEX2DEC(MID([.A289];5;2))-2)&lt;0));2);MID([.A289];7;2))" office:value-type="string" office:string-value="5EB0AABB">
            <text:p>5EB0AABB</text:p>
          </table:table-cell>
          <table:table-cell table:style-name="ce1" table:formula="of:=CONCATENATE([.E97];MID([.A30];3;2);DEC2HEX((HEX2DEC(MID([.A30];5;2))-2+256*((HEX2DEC(MID([.A30];5;2))-2)&lt;0));2);MID([.A30];7;2))" office:value-type="string" office:string-value="5ED4C122">
            <text:p>5ED4C122</text:p>
          </table:table-cell>
          <table:table-cell table:style-name="ce1" table:formula="of:=CONCATENATE([.E97];MID([.A31];3;2);DEC2HEX((HEX2DEC(MID([.A31];5;2))-2+256*((HEX2DEC(MID([.A31];5;2))-2)&lt;0));2);MID([.A31];7;2))" office:value-type="string" office:string-value="5E78DD55">
            <text:p>5E78DD55</text:p>
          </table:table-cell>
          <table:table-cell table:style-name="ce1" table:formula="of:=CONCATENATE([.E97];MID([.A28];3;2);DEC2HEX((HEX2DEC(MID([.A28];5;2))-2+256*((HEX2DEC(MID([.A28];5;2))-2)&lt;0));2);MID([.A28];7;2))" office:value-type="string" office:string-value="5E8BF4CC">
            <text:p>5E8BF4CC</text:p>
          </table:table-cell>
          <table:table-cell table:style-name="ce1" table:formula="of:=CONCATENATE([.E97];MID([.A29];3;2);DEC2HEX((HEX2DEC(MID([.A29];5;2))-2+256*((HEX2DEC(MID([.A29];5;2))-2)&lt;0));2);MID([.A29];7;2))" office:value-type="string" office:string-value="5E2F10FF">
            <text:p>5E2F10FF</text:p>
          </table:table-cell>
          <table:table-cell/>
          <table:table-cell table:style-name="ce1" table:formula="of:=CONCATENATE([.E97];MID([.A230];3;2);DEC2HEX((HEX2DEC(MID([.A230];5;2))-3+256*((HEX2DEC(MID([.A230];5;2))-3)&lt;0));2);MID([.A230];7;2))" office:value-type="string" office:string-value="5E29E4AA">
            <text:p>5E29E4AA</text:p>
          </table:table-cell>
          <table:table-cell table:style-name="ce1" table:formula="of:=CONCATENATE([.E97];MID([.A231];3;2);DEC2HEX((HEX2DEC(MID([.A231];5;2))-3+256*((HEX2DEC(MID([.A231];5;2))-3)&lt;0));2);MID([.A231];7;2))" office:value-type="string" office:string-value="5ECD00DD">
            <text:p>5ECD00DD</text:p>
          </table:table-cell>
          <table:table-cell table:style-name="ce1" table:formula="of:=CONCATENATE([.E97];MID([.A68];3;2);DEC2HEX((HEX2DEC(MID([.A68];5;2))-3+256*((HEX2DEC(MID([.A68];5;2))-3)&lt;0));2);MID([.A68];7;2))" office:value-type="string" office:string-value="5E03BA44">
            <text:p>5E03BA44</text:p>
          </table:table-cell>
          <table:table-cell table:style-name="ce1" table:formula="of:=CONCATENATE([.E97];MID([.A69];3;2);DEC2HEX((HEX2DEC(MID([.A69];5;2))-3+256*((HEX2DEC(MID([.A69];5;2))-3)&lt;0));2);MID([.A69];7;2))" office:value-type="string" office:string-value="5EA7D677">
            <text:p>5EA7D677</text:p>
          </table:table-cell>
          <table:table-cell table:formula="of:=CONCATENATE([.E97];MID([.A66];3;2);DEC2HEX((HEX2DEC(MID([.A66];5;2))-3+256*((HEX2DEC(MID([.A66];5;2))-3)&lt;0));2);MID([.A66];7;2))" office:value-type="string" office:string-value="5EBAEDEE">
            <text:p>5EBAEDEE</text:p>
          </table:table-cell>
          <table:table-cell table:style-name="ce1" table:formula="of:=CONCATENATE([.E97];MID([.A323];3;2);DEC2HEX((HEX2DEC(MID([.A323];5;2))-3+256*((HEX2DEC(MID([.A323];5;2))-3)&lt;0));2);MID([.A323];7;2))" office:value-type="string" office:string-value="5E6F0911">
            <text:p>5E6F0911</text:p>
          </table:table-cell>
          <table:table-cell table:style-name="ce1" table:formula="of:=CONCATENATE([.E97];MID([.A64];3;2);DEC2HEX((HEX2DEC(MID([.A64];5;2))-3+256*((HEX2DEC(MID([.A64];5;2))-3)&lt;0));2);MID([.A64];7;2))" office:value-type="string" office:string-value="5E72B588">
            <text:p>5E72B588</text:p>
          </table:table-cell>
          <table:table-cell table:style-name="ce1" table:formula="of:=CONCATENATE([.E97];MID([.A65];3;2);DEC2HEX((HEX2DEC(MID([.A65];5;2))-3+256*((HEX2DEC(MID([.A65];5;2))-3)&lt;0));2);MID([.A65];7;2))" office:value-type="string" office:string-value="5E16D1BB">
            <text:p>5E16D1BB</text:p>
          </table:table-cell>
          <table:table-cell table:style-name="ce6" table:formula="of:=CONCATENATE([.E97];MID([.A318];3;2);DEC2HEX((HEX2DEC(MID([.A318];5;2))-3+256*((HEX2DEC(MID([.A318];5;2))-3)&lt;0));2);MID([.A318];7;2))" office:value-type="string" office:string-value="5E3AE822">
            <text:p>5E3AE822</text:p>
          </table:table-cell>
          <table:table-cell table:style-name="ce1" table:formula="of:=CONCATENATE([.E97];MID([.A63];3;2);DEC2HEX((HEX2DEC(MID([.A63];5;2))-3+256*((HEX2DEC(MID([.A63];5;2))-3)&lt;0));2);MID([.A63];7;2))" office:value-type="string" office:string-value="5EDE0455">
            <text:p>5EDE0455</text:p>
          </table:table-cell>
          <table:table-cell/>
          <table:table-cell table:style-name="ce1" table:formula="of:=MID([.A97];3;2)" office:value-type="string" office:string-value="7C">
            <text:p>7C</text:p>
          </table:table-cell>
          <table:table-cell table:style-name="ce1" table:formula="of:=MID([.A97];5;2)" office:value-type="string" office:string-value="FC">
            <text:p>FC</text:p>
          </table:table-cell>
          <table:table-cell table:formula="of:=IF((HEX2DEC([.Y97])-HEX2DEC([.Y96]))&gt;0;HEX2DEC([.Y97])-HEX2DEC([.Y96]);HEX2DEC([.Y97])-HEX2DEC([.Y96])+256)" office:value-type="float" office:value="164">
            <text:p>164</text:p>
          </table:table-cell>
          <table:table-cell table:formula="of:=IF((HEX2DEC([.Z97])-HEX2DEC([.Z96]))&gt;0;HEX2DEC([.Z97])-HEX2DEC([.Z96]);HEX2DEC([.Z97])-HEX2DEC([.Z9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5F10ADEE</text:p>
          </table:table-cell>
          <table:table-cell table:style-name="ce6" table:formula="of:=CONCATENATE(DEC2HEX(HEX2DEC(MID([.B97];1;2))+1);MID([.A95];3;6))" office:value-type="string" office:string-value="5F34C455">
            <text:p>5F34C455</text:p>
          </table:table-cell>
          <table:table-cell/>
          <table:table-cell table:style-name="ce1"/>
          <table:table-cell table:style-name="ce7" table:formula="of:=DEC2HEX(HEX2DEC([.E99])-1)" office:value-type="string" office:string-value="5F">
            <text:p>5F</text:p>
          </table:table-cell>
          <table:table-cell table:style-name="ce1" table:formula="of:=CONCATENATE([.E98];MID([.A36];3;2);DEC2HEX((HEX2DEC(MID([.A36];5;2))-2+256*((HEX2DEC(MID([.A36];5;2))-2)&lt;0));2);MID([.A36];7;2))" office:value-type="string" office:string-value="5FADFE44">
            <text:p>5FADFE44</text:p>
          </table:table-cell>
          <table:table-cell table:style-name="ce1" table:formula="of:=CONCATENATE([.E98];MID([.A289];3;2);DEC2HEX((HEX2DEC(MID([.A289];5;2))-2+256*((HEX2DEC(MID([.A289];5;2))-2)&lt;0));2);MID([.A289];7;2))" office:value-type="string" office:string-value="5FB0AABB">
            <text:p>5FB0AABB</text:p>
          </table:table-cell>
          <table:table-cell table:style-name="ce1" table:formula="of:=CONCATENATE([.E98];MID([.A290];3;2);DEC2HEX((HEX2DEC(MID([.A290];5;2))-2+256*((HEX2DEC(MID([.A290];5;2))-2)&lt;0));2);MID([.A290];7;2))" office:value-type="string" office:string-value="5F54C6EE">
            <text:p>5F54C6EE</text:p>
          </table:table-cell>
          <table:table-cell table:style-name="ce1" table:formula="of:=CONCATENATE([.E98];MID([.A31];3;2);DEC2HEX((HEX2DEC(MID([.A31];5;2))-2+256*((HEX2DEC(MID([.A31];5;2))-2)&lt;0));2);MID([.A31];7;2))" office:value-type="string" office:string-value="5F78DD55">
            <text:p>5F78DD55</text:p>
          </table:table-cell>
          <table:table-cell table:style-name="ce1" table:formula="of:=CONCATENATE([.E98];MID([.A32];3;2);DEC2HEX((HEX2DEC(MID([.A32];5;2))-2+256*((HEX2DEC(MID([.A32];5;2))-2)&lt;0));2);MID([.A32];7;2))" office:value-type="string" office:string-value="5F1CF988">
            <text:p>5F1CF988</text:p>
          </table:table-cell>
          <table:table-cell table:style-name="ce1" table:formula="of:=CONCATENATE([.E98];MID([.A29];3;2);DEC2HEX((HEX2DEC(MID([.A29];5;2))-2+256*((HEX2DEC(MID([.A29];5;2))-2)&lt;0));2);MID([.A29];7;2))" office:value-type="string" office:string-value="5F2F10FF">
            <text:p>5F2F10FF</text:p>
          </table:table-cell>
          <table:table-cell table:style-name="ce1" table:formula="of:=CONCATENATE([.E98];MID([.A30];3;2);DEC2HEX((HEX2DEC(MID([.A30];5;2))-2+256*((HEX2DEC(MID([.A30];5;2))-2)&lt;0));2);MID([.A30];7;2))" office:value-type="string" office:string-value="5FD4C122">
            <text:p>5FD4C122</text:p>
          </table:table-cell>
          <table:table-cell/>
          <table:table-cell table:style-name="ce1" table:formula="of:=CONCATENATE([.E98];MID([.A231];3;2);DEC2HEX((HEX2DEC(MID([.A231];5;2))-3+256*((HEX2DEC(MID([.A231];5;2))-3)&lt;0));2);MID([.A231];7;2))" office:value-type="string" office:string-value="5FCD00DD">
            <text:p>5FCD00DD</text:p>
          </table:table-cell>
          <table:table-cell table:style-name="ce1" table:formula="of:=CONCATENATE([.E98];MID([.A232];3;2);DEC2HEX((HEX2DEC(MID([.A232];5;2))-3+256*((HEX2DEC(MID([.A232];5;2))-3)&lt;0));2);MID([.A232];7;2))" office:value-type="string" office:string-value="5F72B100">
            <text:p>5F72B100</text:p>
          </table:table-cell>
          <table:table-cell table:style-name="ce1" table:formula="of:=CONCATENATE([.E98];MID([.A69];3;2);DEC2HEX((HEX2DEC(MID([.A69];5;2))-3+256*((HEX2DEC(MID([.A69];5;2))-3)&lt;0));2);MID([.A69];7;2))" office:value-type="string" office:string-value="5FA7D677">
            <text:p>5FA7D677</text:p>
          </table:table-cell>
          <table:table-cell table:style-name="ce1" table:formula="of:=CONCATENATE([.E98];MID([.A70];3;2);DEC2HEX((HEX2DEC(MID([.A70];5;2))-3+256*((HEX2DEC(MID([.A70];5;2))-3)&lt;0));2);MID([.A70];7;2))" office:value-type="string" office:string-value="5F4BF2AA">
            <text:p>5F4BF2AA</text:p>
          </table:table-cell>
          <table:table-cell table:formula="of:=CONCATENATE([.E98];MID([.A67];3;2);DEC2HEX((HEX2DEC(MID([.A67];5;2))-3+256*((HEX2DEC(MID([.A67];5;2))-3)&lt;0));2);MID([.A67];7;2))" office:value-type="string" office:string-value="5F6F0911">
            <text:p>5F6F0911</text:p>
          </table:table-cell>
          <table:table-cell table:style-name="ce1" table:formula="of:=CONCATENATE([.E98];MID([.A324];3;2);DEC2HEX((HEX2DEC(MID([.A324];5;2))-3+256*((HEX2DEC(MID([.A324];5;2))-3)&lt;0));2);MID([.A324];7;2))" office:value-type="string" office:string-value="5F03BA44">
            <text:p>5F03BA44</text:p>
          </table:table-cell>
          <table:table-cell table:style-name="ce1" table:formula="of:=CONCATENATE([.E98];MID([.A65];3;2);DEC2HEX((HEX2DEC(MID([.A65];5;2))-3+256*((HEX2DEC(MID([.A65];5;2))-3)&lt;0));2);MID([.A65];7;2))" office:value-type="string" office:string-value="5F16D1BB">
            <text:p>5F16D1BB</text:p>
          </table:table-cell>
          <table:table-cell table:style-name="ce1" table:formula="of:=CONCATENATE([.E98];MID([.A66];3;2);DEC2HEX((HEX2DEC(MID([.A66];5;2))-3+256*((HEX2DEC(MID([.A66];5;2))-3)&lt;0));2);MID([.A66];7;2))" office:value-type="string" office:string-value="5FBAEDEE">
            <text:p>5FBAEDEE</text:p>
          </table:table-cell>
          <table:table-cell table:style-name="ce6" table:formula="of:=CONCATENATE([.E98];MID([.A319];3;2);DEC2HEX((HEX2DEC(MID([.A319];5;2))-3+256*((HEX2DEC(MID([.A319];5;2))-3)&lt;0));2);MID([.A319];7;2))" office:value-type="string" office:string-value="5FDE0455">
            <text:p>5FDE0455</text:p>
          </table:table-cell>
          <table:table-cell table:style-name="ce1" table:formula="of:=CONCATENATE([.E98];MID([.A64];3;2);DEC2HEX((HEX2DEC(MID([.A64];5;2))-3+256*((HEX2DEC(MID([.A64];5;2))-3)&lt;0));2);MID([.A64];7;2))" office:value-type="string" office:string-value="5F72B588">
            <text:p>5F72B588</text:p>
          </table:table-cell>
          <table:table-cell/>
          <table:table-cell table:style-name="ce1" table:formula="of:=MID([.A98];3;2)" office:value-type="string" office:string-value="10">
            <text:p>10</text:p>
          </table:table-cell>
          <table:table-cell table:style-name="ce1" table:formula="of:=MID([.A98];5;2)" office:value-type="string" office:string-value="AD">
            <text:p>AD</text:p>
          </table:table-cell>
          <table:table-cell table:formula="of:=IF((HEX2DEC([.Y98])-HEX2DEC([.Y97]))&gt;0;HEX2DEC([.Y98])-HEX2DEC([.Y97]);HEX2DEC([.Y98])-HEX2DEC([.Y97])+256)" office:value-type="float" office:value="148">
            <text:p>148</text:p>
          </table:table-cell>
          <table:table-cell table:formula="of:=IF((HEX2DEC([.Z98])-HEX2DEC([.Z97]))&gt;0;HEX2DEC([.Z98])-HEX2DEC([.Z97]);HEX2DEC([.Z98])-HEX2DEC([.Z97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0C5C911</text:p>
          </table:table-cell>
          <table:table-cell office:value-type="string">
            <text:p>60D8E088</text:p>
          </table:table-cell>
          <table:table-cell table:style-name="ce7" table:formula="of:=DEC2HEX(HEX2DEC([.C100])-1)" office:value-type="string" office:string-value="0">
            <text:p>0</text:p>
          </table:table-cell>
          <table:table-cell table:style-name="ce1" table:formula="of:=CONCATENATE((IF(LEN([.C99])=1;CONCATENATE(&quot;0&quot;;[.C99]);[.C99]));MID([.A99];3;2);DEC2HEX(HEX2DEC(MID([.A99];5;2))-63+256*((HEX2DEC(MID([.A99];5;2))-63)&lt;0));MID([.A99];7;2))" office:value-type="string" office:string-value="00C58A11">
            <text:p>00C58A11</text:p>
          </table:table-cell>
          <table:table-cell table:style-name="ce7" table:formula="of:=DEC2HEX(HEX2DEC([.E100])-1)" office:value-type="string" office:string-value="60">
            <text:p>60</text:p>
          </table:table-cell>
          <table:table-cell table:style-name="ce1" table:formula="of:=CONCATENATE([.E99];MID([.A37];3;2);DEC2HEX((HEX2DEC(MID([.A37];5;2))-2+256*((HEX2DEC(MID([.A37];5;2))-2)&lt;0));2);MID([.A37];7;2))" office:value-type="string" office:string-value="6041AF77">
            <text:p>6041AF77</text:p>
          </table:table-cell>
          <table:table-cell table:style-name="ce1" table:formula="of:=CONCATENATE([.E99];MID([.A290];3;2);DEC2HEX((HEX2DEC(MID([.A290];5;2))-2+256*((HEX2DEC(MID([.A290];5;2))-2)&lt;0));2);MID([.A290];7;2))" office:value-type="string" office:string-value="6054C6EE">
            <text:p>6054C6EE</text:p>
          </table:table-cell>
          <table:table-cell table:style-name="ce1" table:formula="of:=CONCATENATE([.E99];MID([.A291];3;2);DEC2HEX((HEX2DEC(MID([.A291];5;2))-2+256*((HEX2DEC(MID([.A291];5;2))-2)&lt;0));2);MID([.A291];7;2))" office:value-type="string" office:string-value="6009E211">
            <text:p>6009E211</text:p>
          </table:table-cell>
          <table:table-cell table:style-name="ce1" table:formula="of:=CONCATENATE([.E99];MID([.A32];3;2);DEC2HEX((HEX2DEC(MID([.A32];5;2))-2+256*((HEX2DEC(MID([.A32];5;2))-2)&lt;0));2);MID([.A32];7;2))" office:value-type="string" office:string-value="601CF988">
            <text:p>601CF988</text:p>
          </table:table-cell>
          <table:table-cell table:style-name="ce1" table:formula="of:=CONCATENATE([.E99];MID([.A33];3;2);DEC2HEX((HEX2DEC(MID([.A33];5;2))-2+256*((HEX2DEC(MID([.A33];5;2))-2)&lt;0));2);MID([.A33];7;2))" office:value-type="string" office:string-value="60B0AABB">
            <text:p>60B0AABB</text:p>
          </table:table-cell>
          <table:table-cell table:style-name="ce1" table:formula="of:=CONCATENATE([.E99];MID([.A30];3;2);DEC2HEX((HEX2DEC(MID([.A30];5;2))-2+256*((HEX2DEC(MID([.A30];5;2))-2)&lt;0));2);MID([.A30];7;2))" office:value-type="string" office:string-value="60D4C122">
            <text:p>60D4C122</text:p>
          </table:table-cell>
          <table:table-cell table:style-name="ce1" table:formula="of:=CONCATENATE([.E99];MID([.A31];3;2);DEC2HEX((HEX2DEC(MID([.A31];5;2))-2+256*((HEX2DEC(MID([.A31];5;2))-2)&lt;0));2);MID([.A31];7;2))" office:value-type="string" office:string-value="6078DD55">
            <text:p>6078DD55</text:p>
          </table:table-cell>
          <table:table-cell/>
          <table:table-cell table:style-name="ce1" table:formula="of:=CONCATENATE([.E99];MID([.A232];3;2);DEC2HEX((HEX2DEC(MID([.A232];5;2))-3+256*((HEX2DEC(MID([.A232];5;2))-3)&lt;0));2);MID([.A232];7;2))" office:value-type="string" office:string-value="6072B100">
            <text:p>6072B100</text:p>
          </table:table-cell>
          <table:table-cell table:style-name="ce1" table:formula="of:=CONCATENATE([.E99];MID([.A233];3;2);DEC2HEX((HEX2DEC(MID([.A233];5;2))-3+256*((HEX2DEC(MID([.A233];5;2))-3)&lt;0));2);MID([.A233];7;2))" office:value-type="string" office:string-value="6016CD33">
            <text:p>6016CD33</text:p>
          </table:table-cell>
          <table:table-cell table:style-name="ce1" table:formula="of:=CONCATENATE([.E99];MID([.A70];3;2);DEC2HEX((HEX2DEC(MID([.A70];5;2))-3+256*((HEX2DEC(MID([.A70];5;2))-3)&lt;0));2);MID([.A70];7;2))" office:value-type="string" office:string-value="604BF2AA">
            <text:p>604BF2AA</text:p>
          </table:table-cell>
          <table:table-cell table:style-name="ce1" table:formula="of:=CONCATENATE([.E99];MID([.A71];3;2);DEC2HEX((HEX2DEC(MID([.A71];5;2))-3+256*((HEX2DEC(MID([.A71];5;2))-3)&lt;0));2);MID([.A71];7;2))" office:value-type="string" office:string-value="60EF0EDD">
            <text:p>60EF0EDD</text:p>
          </table:table-cell>
          <table:table-cell table:formula="of:=CONCATENATE([.E99];MID([.A68];3;2);DEC2HEX((HEX2DEC(MID([.A68];5;2))-3+256*((HEX2DEC(MID([.A68];5;2))-3)&lt;0));2);MID([.A68];7;2))" office:value-type="string" office:string-value="6003BA44">
            <text:p>6003BA44</text:p>
          </table:table-cell>
          <table:table-cell table:style-name="ce1" table:formula="of:=CONCATENATE([.E99];MID([.A325];3;2);DEC2HEX((HEX2DEC(MID([.A325];5;2))-3+256*((HEX2DEC(MID([.A325];5;2))-3)&lt;0));2);MID([.A325];7;2))" office:value-type="string" office:string-value="60A7D677">
            <text:p>60A7D677</text:p>
          </table:table-cell>
          <table:table-cell table:style-name="ce1" table:formula="of:=CONCATENATE([.E99];MID([.A66];3;2);DEC2HEX((HEX2DEC(MID([.A66];5;2))-3+256*((HEX2DEC(MID([.A66];5;2))-3)&lt;0));2);MID([.A66];7;2))" office:value-type="string" office:string-value="60BAEDEE">
            <text:p>60BAEDEE</text:p>
          </table:table-cell>
          <table:table-cell table:style-name="ce1" table:formula="of:=CONCATENATE([.E99];MID([.A67];3;2);DEC2HEX((HEX2DEC(MID([.A67];5;2))-3+256*((HEX2DEC(MID([.A67];5;2))-3)&lt;0));2);MID([.A67];7;2))" office:value-type="string" office:string-value="606F0911">
            <text:p>606F0911</text:p>
          </table:table-cell>
          <table:table-cell table:style-name="ce6" table:formula="of:=CONCATENATE([.E99];MID([.A320];3;2);DEC2HEX((HEX2DEC(MID([.A320];5;2))-3+256*((HEX2DEC(MID([.A320];5;2))-3)&lt;0));2);MID([.A320];7;2))" office:value-type="string" office:string-value="6072B588">
            <text:p>6072B588</text:p>
          </table:table-cell>
          <table:table-cell table:style-name="ce1" table:formula="of:=CONCATENATE([.E99];MID([.A65];3;2);DEC2HEX((HEX2DEC(MID([.A65];5;2))-3+256*((HEX2DEC(MID([.A65];5;2))-3)&lt;0));2);MID([.A65];7;2))" office:value-type="string" office:string-value="6016D1BB">
            <text:p>6016D1BB</text:p>
          </table:table-cell>
          <table:table-cell/>
          <table:table-cell table:style-name="ce1" table:formula="of:=MID([.A99];3;2)" office:value-type="string" office:string-value="C5">
            <text:p>C5</text:p>
          </table:table-cell>
          <table:table-cell table:style-name="ce1" table:formula="of:=MID([.A99];5;2)" office:value-type="string" office:string-value="C9">
            <text:p>C9</text:p>
          </table:table-cell>
          <table:table-cell table:formula="of:=IF((HEX2DEC([.Y99])-HEX2DEC([.Y98]))&gt;0;HEX2DEC([.Y99])-HEX2DEC([.Y98]);HEX2DEC([.Y99])-HEX2DEC([.Y98])+256)" office:value-type="float" office:value="181">
            <text:p>181</text:p>
          </table:table-cell>
          <table:table-cell table:formula="of:=IF((HEX2DEC([.Z99])-HEX2DEC([.Z98]))&gt;0;HEX2DEC([.Z99])-HEX2DEC([.Z98]);HEX2DEC([.Z99])-HEX2DEC([.Z9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169E544</text:p>
          </table:table-cell>
          <table:table-cell office:value-type="string">
            <text:p>617CFCBB</text:p>
          </table:table-cell>
          <table:table-cell table:formula="of:=DEC2HEX(HEX2DEC([.C101])-1)" office:value-type="string" office:string-value="1">
            <text:p>1</text:p>
          </table:table-cell>
          <table:table-cell table:style-name="ce1" table:formula="of:=CONCATENATE((IF(LEN([.C100])=1;CONCATENATE(&quot;0&quot;;[.C100]);[.C100]));MID([.A100];3;2);DEC2HEX(HEX2DEC(MID([.A100];5;2))-63+256*((HEX2DEC(MID([.A100];5;2))-63)&lt;0));MID([.A100];7;2))" office:value-type="string" office:string-value="0169A644">
            <text:p>0169A644</text:p>
          </table:table-cell>
          <table:table-cell table:style-name="ce7" table:formula="of:=DEC2HEX(HEX2DEC([.E101])-1)" office:value-type="string" office:string-value="61">
            <text:p>61</text:p>
          </table:table-cell>
          <table:table-cell table:style-name="ce1" table:formula="of:=CONCATENATE([.E100];MID([.A38];3;2);DEC2HEX((HEX2DEC(MID([.A38];5;2))-2+256*((HEX2DEC(MID([.A38];5;2))-2)&lt;0));2);MID([.A38];7;2))" office:value-type="string" office:string-value="61E5CBAA">
            <text:p>61E5CBAA</text:p>
          </table:table-cell>
          <table:table-cell table:style-name="ce1" table:formula="of:=CONCATENATE([.E100];MID([.A291];3;2);DEC2HEX((HEX2DEC(MID([.A291];5;2))-2+256*((HEX2DEC(MID([.A291];5;2))-2)&lt;0));2);MID([.A291];7;2))" office:value-type="string" office:string-value="6109E211">
            <text:p>6109E211</text:p>
          </table:table-cell>
          <table:table-cell table:style-name="ce1" table:formula="of:=CONCATENATE([.E100];MID([.A292];3;2);DEC2HEX((HEX2DEC(MID([.A292];5;2))-2+256*((HEX2DEC(MID([.A292];5;2))-2)&lt;0));2);MID([.A292];7;2))" office:value-type="string" office:string-value="61ADFE44">
            <text:p>61ADFE44</text:p>
          </table:table-cell>
          <table:table-cell table:style-name="ce1" table:formula="of:=CONCATENATE([.E100];MID([.A33];3;2);DEC2HEX((HEX2DEC(MID([.A33];5;2))-2+256*((HEX2DEC(MID([.A33];5;2))-2)&lt;0));2);MID([.A33];7;2))" office:value-type="string" office:string-value="61B0AABB">
            <text:p>61B0AABB</text:p>
          </table:table-cell>
          <table:table-cell table:style-name="ce1" table:formula="of:=CONCATENATE([.E100];MID([.A34];3;2);DEC2HEX((HEX2DEC(MID([.A34];5;2))-2+256*((HEX2DEC(MID([.A34];5;2))-2)&lt;0));2);MID([.A34];7;2))" office:value-type="string" office:string-value="6154C6EE">
            <text:p>6154C6EE</text:p>
          </table:table-cell>
          <table:table-cell table:style-name="ce1" table:formula="of:=CONCATENATE([.E100];MID([.A31];3;2);DEC2HEX((HEX2DEC(MID([.A31];5;2))-2+256*((HEX2DEC(MID([.A31];5;2))-2)&lt;0));2);MID([.A31];7;2))" office:value-type="string" office:string-value="6178DD55">
            <text:p>6178DD55</text:p>
          </table:table-cell>
          <table:table-cell table:style-name="ce1" table:formula="of:=CONCATENATE([.E100];MID([.A32];3;2);DEC2HEX((HEX2DEC(MID([.A32];5;2))-2+256*((HEX2DEC(MID([.A32];5;2))-2)&lt;0));2);MID([.A32];7;2))" office:value-type="string" office:string-value="611CF988">
            <text:p>611CF988</text:p>
          </table:table-cell>
          <table:table-cell/>
          <table:table-cell table:style-name="ce1" table:formula="of:=CONCATENATE([.E100];MID([.A233];3;2);DEC2HEX((HEX2DEC(MID([.A233];5;2))-3+256*((HEX2DEC(MID([.A233];5;2))-3)&lt;0));2);MID([.A233];7;2))" office:value-type="string" office:string-value="6116CD33">
            <text:p>6116CD33</text:p>
          </table:table-cell>
          <table:table-cell table:style-name="ce1" table:formula="of:=CONCATENATE([.E100];MID([.A234];3;2);DEC2HEX((HEX2DEC(MID([.A234];5;2))-3+256*((HEX2DEC(MID([.A234];5;2))-3)&lt;0));2);MID([.A234];7;2))" office:value-type="string" office:string-value="61BAE966">
            <text:p>61BAE966</text:p>
          </table:table-cell>
          <table:table-cell table:style-name="ce1" table:formula="of:=CONCATENATE([.E100];MID([.A71];3;2);DEC2HEX((HEX2DEC(MID([.A71];5;2))-3+256*((HEX2DEC(MID([.A71];5;2))-3)&lt;0));2);MID([.A71];7;2))" office:value-type="string" office:string-value="61EF0EDD">
            <text:p>61EF0EDD</text:p>
          </table:table-cell>
          <table:table-cell table:style-name="ce1" table:formula="of:=CONCATENATE([.E100];MID([.A72];3;2);DEC2HEX((HEX2DEC(MID([.A72];5;2))-3+256*((HEX2DEC(MID([.A72];5;2))-3)&lt;0));2);MID([.A72];7;2))" office:value-type="string" office:string-value="6194BF00">
            <text:p>6194BF00</text:p>
          </table:table-cell>
          <table:table-cell table:formula="of:=CONCATENATE([.E100];MID([.A69];3;2);DEC2HEX((HEX2DEC(MID([.A69];5;2))-3+256*((HEX2DEC(MID([.A69];5;2))-3)&lt;0));2);MID([.A69];7;2))" office:value-type="string" office:string-value="61A7D677">
            <text:p>61A7D677</text:p>
          </table:table-cell>
          <table:table-cell table:style-name="ce1" table:formula="of:=CONCATENATE([.E100];MID([.A326];3;2);DEC2HEX((HEX2DEC(MID([.A326];5;2))-3+256*((HEX2DEC(MID([.A326];5;2))-3)&lt;0));2);MID([.A326];7;2))" office:value-type="string" office:string-value="614BF2AA">
            <text:p>614BF2AA</text:p>
          </table:table-cell>
          <table:table-cell table:style-name="ce1" table:formula="of:=CONCATENATE([.E100];MID([.A67];3;2);DEC2HEX((HEX2DEC(MID([.A67];5;2))-3+256*((HEX2DEC(MID([.A67];5;2))-3)&lt;0));2);MID([.A67];7;2))" office:value-type="string" office:string-value="616F0911">
            <text:p>616F0911</text:p>
          </table:table-cell>
          <table:table-cell table:style-name="ce1" table:formula="of:=CONCATENATE([.E100];MID([.A68];3;2);DEC2HEX((HEX2DEC(MID([.A68];5;2))-3+256*((HEX2DEC(MID([.A68];5;2))-3)&lt;0));2);MID([.A68];7;2))" office:value-type="string" office:string-value="6103BA44">
            <text:p>6103BA44</text:p>
          </table:table-cell>
          <table:table-cell table:style-name="ce6" table:formula="of:=CONCATENATE([.E100];MID([.A321];3;2);DEC2HEX((HEX2DEC(MID([.A321];5;2))-3+256*((HEX2DEC(MID([.A321];5;2))-3)&lt;0));2);MID([.A321];7;2))" office:value-type="string" office:string-value="6116D1BB">
            <text:p>6116D1BB</text:p>
          </table:table-cell>
          <table:table-cell table:style-name="ce1" table:formula="of:=CONCATENATE([.E100];MID([.A66];3;2);DEC2HEX((HEX2DEC(MID([.A66];5;2))-3+256*((HEX2DEC(MID([.A66];5;2))-3)&lt;0));2);MID([.A66];7;2))" office:value-type="string" office:string-value="61BAEDEE">
            <text:p>61BAEDEE</text:p>
          </table:table-cell>
          <table:table-cell/>
          <table:table-cell table:style-name="ce1" table:formula="of:=MID([.A100];3;2)" office:value-type="string" office:string-value="69">
            <text:p>69</text:p>
          </table:table-cell>
          <table:table-cell table:style-name="ce1" table:formula="of:=MID([.A100];5;2)" office:value-type="string" office:string-value="E5">
            <text:p>E5</text:p>
          </table:table-cell>
          <table:table-cell table:formula="of:=IF((HEX2DEC([.Y100])-HEX2DEC([.Y99]))&gt;0;HEX2DEC([.Y100])-HEX2DEC([.Y99]);HEX2DEC([.Y100])-HEX2DEC([.Y99])+256)" office:value-type="float" office:value="164">
            <text:p>164</text:p>
          </table:table-cell>
          <table:table-cell table:formula="of:=IF((HEX2DEC([.Z100])-HEX2DEC([.Z99]))&gt;0;HEX2DEC([.Z100])-HEX2DEC([.Z99]);HEX2DEC([.Z100])-HEX2DEC([.Z9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20D0177</text:p>
          </table:table-cell>
          <table:table-cell office:value-type="string">
            <text:p>6210ADEE</text:p>
          </table:table-cell>
          <table:table-cell table:formula="of:=DEC2HEX(HEX2DEC([.C102])-1)" office:value-type="string" office:string-value="2">
            <text:p>2</text:p>
          </table:table-cell>
          <table:table-cell table:style-name="ce1" table:formula="of:=CONCATENATE((IF(LEN([.C101])=1;CONCATENATE(&quot;0&quot;;[.C101]);[.C101]));MID([.A101];3;2);DEC2HEX(HEX2DEC(MID([.A101];5;2))-63+256*((HEX2DEC(MID([.A101];5;2))-63)&lt;0));MID([.A101];7;2))" office:value-type="string" office:string-value="020DC277">
            <text:p>020DC277</text:p>
          </table:table-cell>
          <table:table-cell table:style-name="ce7" table:formula="of:=DEC2HEX(HEX2DEC([.E102])-1)" office:value-type="string" office:string-value="62">
            <text:p>62</text:p>
          </table:table-cell>
          <table:table-cell table:style-name="ce1" table:formula="of:=CONCATENATE([.E101];MID([.A39];3;2);DEC2HEX((HEX2DEC(MID([.A39];5;2))-2+256*((HEX2DEC(MID([.A39];5;2))-2)&lt;0));2);MID([.A39];7;2))" office:value-type="string" office:string-value="6289E7DD">
            <text:p>6289E7DD</text:p>
          </table:table-cell>
          <table:table-cell table:style-name="ce1" table:formula="of:=CONCATENATE([.E101];MID([.A292];3;2);DEC2HEX((HEX2DEC(MID([.A292];5;2))-2+256*((HEX2DEC(MID([.A292];5;2))-2)&lt;0));2);MID([.A292];7;2))" office:value-type="string" office:string-value="62ADFE44">
            <text:p>62ADFE44</text:p>
          </table:table-cell>
          <table:table-cell table:style-name="ce1" table:formula="of:=CONCATENATE([.E101];MID([.A293];3;2);DEC2HEX((HEX2DEC(MID([.A293];5;2))-2+256*((HEX2DEC(MID([.A293];5;2))-2)&lt;0));2);MID([.A293];7;2))" office:value-type="string" office:string-value="6241AF77">
            <text:p>6241AF77</text:p>
          </table:table-cell>
          <table:table-cell table:style-name="ce1" table:formula="of:=CONCATENATE([.E101];MID([.A34];3;2);DEC2HEX((HEX2DEC(MID([.A34];5;2))-2+256*((HEX2DEC(MID([.A34];5;2))-2)&lt;0));2);MID([.A34];7;2))" office:value-type="string" office:string-value="6254C6EE">
            <text:p>6254C6EE</text:p>
          </table:table-cell>
          <table:table-cell table:style-name="ce1" table:formula="of:=CONCATENATE([.E101];MID([.A35];3;2);DEC2HEX((HEX2DEC(MID([.A35];5;2))-2+256*((HEX2DEC(MID([.A35];5;2))-2)&lt;0));2);MID([.A35];7;2))" office:value-type="string" office:string-value="6209E211">
            <text:p>6209E211</text:p>
          </table:table-cell>
          <table:table-cell table:style-name="ce1" table:formula="of:=CONCATENATE([.E101];MID([.A32];3;2);DEC2HEX((HEX2DEC(MID([.A32];5;2))-2+256*((HEX2DEC(MID([.A32];5;2))-2)&lt;0));2);MID([.A32];7;2))" office:value-type="string" office:string-value="621CF988">
            <text:p>621CF988</text:p>
          </table:table-cell>
          <table:table-cell table:style-name="ce1" table:formula="of:=CONCATENATE([.E101];MID([.A33];3;2);DEC2HEX((HEX2DEC(MID([.A33];5;2))-2+256*((HEX2DEC(MID([.A33];5;2))-2)&lt;0));2);MID([.A33];7;2))" office:value-type="string" office:string-value="62B0AABB">
            <text:p>62B0AABB</text:p>
          </table:table-cell>
          <table:table-cell/>
          <table:table-cell table:style-name="ce1" table:formula="of:=CONCATENATE([.E101];MID([.A234];3;2);DEC2HEX((HEX2DEC(MID([.A234];5;2))-3+256*((HEX2DEC(MID([.A234];5;2))-3)&lt;0));2);MID([.A234];7;2))" office:value-type="string" office:string-value="62BAE966">
            <text:p>62BAE966</text:p>
          </table:table-cell>
          <table:table-cell table:style-name="ce1" table:formula="of:=CONCATENATE([.E101];MID([.A235];3;2);DEC2HEX((HEX2DEC(MID([.A235];5;2))-3+256*((HEX2DEC(MID([.A235];5;2))-3)&lt;0));2);MID([.A235];7;2))" office:value-type="string" office:string-value="625E0599">
            <text:p>625E0599</text:p>
          </table:table-cell>
          <table:table-cell table:style-name="ce1" table:formula="of:=CONCATENATE([.E101];MID([.A72];3;2);DEC2HEX((HEX2DEC(MID([.A72];5;2))-3+256*((HEX2DEC(MID([.A72];5;2))-3)&lt;0));2);MID([.A72];7;2))" office:value-type="string" office:string-value="6294BF00">
            <text:p>6294BF00</text:p>
          </table:table-cell>
          <table:table-cell table:style-name="ce1" table:formula="of:=CONCATENATE([.E101];MID([.A73];3;2);DEC2HEX((HEX2DEC(MID([.A73];5;2))-3+256*((HEX2DEC(MID([.A73];5;2))-3)&lt;0));2);MID([.A73];7;2))" office:value-type="string" office:string-value="6238DB33">
            <text:p>6238DB33</text:p>
          </table:table-cell>
          <table:table-cell table:formula="of:=CONCATENATE([.E101];MID([.A70];3;2);DEC2HEX((HEX2DEC(MID([.A70];5;2))-3+256*((HEX2DEC(MID([.A70];5;2))-3)&lt;0));2);MID([.A70];7;2))" office:value-type="string" office:string-value="624BF2AA">
            <text:p>624BF2AA</text:p>
          </table:table-cell>
          <table:table-cell table:style-name="ce1" table:formula="of:=CONCATENATE([.E101];MID([.A327];3;2);DEC2HEX((HEX2DEC(MID([.A327];5;2))-3+256*((HEX2DEC(MID([.A327];5;2))-3)&lt;0));2);MID([.A327];7;2))" office:value-type="string" office:string-value="62EF0EDD">
            <text:p>62EF0EDD</text:p>
          </table:table-cell>
          <table:table-cell table:style-name="ce1" table:formula="of:=CONCATENATE([.E101];MID([.A68];3;2);DEC2HEX((HEX2DEC(MID([.A68];5;2))-3+256*((HEX2DEC(MID([.A68];5;2))-3)&lt;0));2);MID([.A68];7;2))" office:value-type="string" office:string-value="6203BA44">
            <text:p>6203BA44</text:p>
          </table:table-cell>
          <table:table-cell table:style-name="ce1" table:formula="of:=CONCATENATE([.E101];MID([.A69];3;2);DEC2HEX((HEX2DEC(MID([.A69];5;2))-3+256*((HEX2DEC(MID([.A69];5;2))-3)&lt;0));2);MID([.A69];7;2))" office:value-type="string" office:string-value="62A7D677">
            <text:p>62A7D677</text:p>
          </table:table-cell>
          <table:table-cell table:style-name="ce6" table:formula="of:=CONCATENATE([.E101];MID([.A322];3;2);DEC2HEX((HEX2DEC(MID([.A322];5;2))-3+256*((HEX2DEC(MID([.A322];5;2))-3)&lt;0));2);MID([.A322];7;2))" office:value-type="string" office:string-value="62BAEDEE">
            <text:p>62BAEDEE</text:p>
          </table:table-cell>
          <table:table-cell table:style-name="ce1" table:formula="of:=CONCATENATE([.E101];MID([.A67];3;2);DEC2HEX((HEX2DEC(MID([.A67];5;2))-3+256*((HEX2DEC(MID([.A67];5;2))-3)&lt;0));2);MID([.A67];7;2))" office:value-type="string" office:string-value="626F0911">
            <text:p>626F0911</text:p>
          </table:table-cell>
          <table:table-cell/>
          <table:table-cell table:style-name="ce1" table:formula="of:=MID([.A101];3;2)" office:value-type="string" office:string-value="0D">
            <text:p>0D</text:p>
          </table:table-cell>
          <table:table-cell table:style-name="ce1" table:formula="of:=MID([.A101];5;2)" office:value-type="string" office:string-value="01">
            <text:p>01</text:p>
          </table:table-cell>
          <table:table-cell table:formula="of:=IF((HEX2DEC([.Y101])-HEX2DEC([.Y100]))&gt;0;HEX2DEC([.Y101])-HEX2DEC([.Y100]);HEX2DEC([.Y101])-HEX2DEC([.Y100])+256)" office:value-type="float" office:value="164">
            <text:p>164</text:p>
          </table:table-cell>
          <table:table-cell table:formula="of:=IF((HEX2DEC([.Z101])-HEX2DEC([.Z100]))&gt;0;HEX2DEC([.Z101])-HEX2DEC([.Z100]);HEX2DEC([.Z101])-HEX2DEC([.Z10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3A1B2AA</text:p>
          </table:table-cell>
          <table:table-cell office:value-type="string">
            <text:p>63C5C911</text:p>
          </table:table-cell>
          <table:table-cell table:formula="of:=DEC2HEX(HEX2DEC([.C103])-1)" office:value-type="string" office:string-value="3">
            <text:p>3</text:p>
          </table:table-cell>
          <table:table-cell table:style-name="ce1" table:formula="of:=CONCATENATE((IF(LEN([.C102])=1;CONCATENATE(&quot;0&quot;;[.C102]);[.C102]));MID([.A102];3;2);DEC2HEX(HEX2DEC(MID([.A102];5;2))-63+256*((HEX2DEC(MID([.A102];5;2))-63)&lt;0));MID([.A102];7;2))" office:value-type="string" office:string-value="03A173AA">
            <text:p>03A173AA</text:p>
          </table:table-cell>
          <table:table-cell table:style-name="ce7" table:formula="of:=DEC2HEX(HEX2DEC([.E103])-1)" office:value-type="string" office:string-value="63">
            <text:p>63</text:p>
          </table:table-cell>
          <table:table-cell table:style-name="ce1" table:formula="of:=CONCATENATE([.E102];MID([.A40];3;2);DEC2HEX((HEX2DEC(MID([.A40];5;2))-2+256*((HEX2DEC(MID([.A40];5;2))-2)&lt;0));2);MID([.A40];7;2))" office:value-type="string" office:string-value="633E0300">
            <text:p>633E0300</text:p>
          </table:table-cell>
          <table:table-cell table:style-name="ce1" table:formula="of:=CONCATENATE([.E102];MID([.A293];3;2);DEC2HEX((HEX2DEC(MID([.A293];5;2))-2+256*((HEX2DEC(MID([.A293];5;2))-2)&lt;0));2);MID([.A293];7;2))" office:value-type="string" office:string-value="6341AF77">
            <text:p>6341AF77</text:p>
          </table:table-cell>
          <table:table-cell table:style-name="ce1" table:formula="of:=CONCATENATE([.E102];MID([.A294];3;2);DEC2HEX((HEX2DEC(MID([.A294];5;2))-2+256*((HEX2DEC(MID([.A294];5;2))-2)&lt;0));2);MID([.A294];7;2))" office:value-type="string" office:string-value="63E5CBAA">
            <text:p>63E5CBAA</text:p>
          </table:table-cell>
          <table:table-cell table:style-name="ce1" table:formula="of:=CONCATENATE([.E102];MID([.A35];3;2);DEC2HEX((HEX2DEC(MID([.A35];5;2))-2+256*((HEX2DEC(MID([.A35];5;2))-2)&lt;0));2);MID([.A35];7;2))" office:value-type="string" office:string-value="6309E211">
            <text:p>6309E211</text:p>
          </table:table-cell>
          <table:table-cell table:style-name="ce1" table:formula="of:=CONCATENATE([.E102];MID([.A36];3;2);DEC2HEX((HEX2DEC(MID([.A36];5;2))-2+256*((HEX2DEC(MID([.A36];5;2))-2)&lt;0));2);MID([.A36];7;2))" office:value-type="string" office:string-value="63ADFE44">
            <text:p>63ADFE44</text:p>
          </table:table-cell>
          <table:table-cell table:style-name="ce1" table:formula="of:=CONCATENATE([.E102];MID([.A33];3;2);DEC2HEX((HEX2DEC(MID([.A33];5;2))-2+256*((HEX2DEC(MID([.A33];5;2))-2)&lt;0));2);MID([.A33];7;2))" office:value-type="string" office:string-value="63B0AABB">
            <text:p>63B0AABB</text:p>
          </table:table-cell>
          <table:table-cell table:style-name="ce1" table:formula="of:=CONCATENATE([.E102];MID([.A34];3;2);DEC2HEX((HEX2DEC(MID([.A34];5;2))-2+256*((HEX2DEC(MID([.A34];5;2))-2)&lt;0));2);MID([.A34];7;2))" office:value-type="string" office:string-value="6354C6EE">
            <text:p>6354C6EE</text:p>
          </table:table-cell>
          <table:table-cell/>
          <table:table-cell table:style-name="ce1" table:formula="of:=CONCATENATE([.E102];MID([.A235];3;2);DEC2HEX((HEX2DEC(MID([.A235];5;2))-3+256*((HEX2DEC(MID([.A235];5;2))-3)&lt;0));2);MID([.A235];7;2))" office:value-type="string" office:string-value="635E0599">
            <text:p>635E0599</text:p>
          </table:table-cell>
          <table:table-cell table:style-name="ce1" table:formula="of:=CONCATENATE([.E102];MID([.A236];3;2);DEC2HEX((HEX2DEC(MID([.A236];5;2))-3+256*((HEX2DEC(MID([.A236];5;2))-3)&lt;0));2);MID([.A236];7;2))" office:value-type="string" office:string-value="63F2B6CC">
            <text:p>63F2B6CC</text:p>
          </table:table-cell>
          <table:table-cell table:style-name="ce1" table:formula="of:=CONCATENATE([.E102];MID([.A73];3;2);DEC2HEX((HEX2DEC(MID([.A73];5;2))-3+256*((HEX2DEC(MID([.A73];5;2))-3)&lt;0));2);MID([.A73];7;2))" office:value-type="string" office:string-value="6338DB33">
            <text:p>6338DB33</text:p>
          </table:table-cell>
          <table:table-cell table:style-name="ce1" table:formula="of:=CONCATENATE([.E102];MID([.A74];3;2);DEC2HEX((HEX2DEC(MID([.A74];5;2))-3+256*((HEX2DEC(MID([.A74];5;2))-3)&lt;0));2);MID([.A74];7;2))" office:value-type="string" office:string-value="63DCF766">
            <text:p>63DCF766</text:p>
          </table:table-cell>
          <table:table-cell table:formula="of:=CONCATENATE([.E102];MID([.A71];3;2);DEC2HEX((HEX2DEC(MID([.A71];5;2))-3+256*((HEX2DEC(MID([.A71];5;2))-3)&lt;0));2);MID([.A71];7;2))" office:value-type="string" office:string-value="63EF0EDD">
            <text:p>63EF0EDD</text:p>
          </table:table-cell>
          <table:table-cell table:style-name="ce1" table:formula="of:=CONCATENATE([.E102];MID([.A328];3;2);DEC2HEX((HEX2DEC(MID([.A328];5;2))-3+256*((HEX2DEC(MID([.A328];5;2))-3)&lt;0));2);MID([.A328];7;2))" office:value-type="string" office:string-value="6394BF00">
            <text:p>6394BF00</text:p>
          </table:table-cell>
          <table:table-cell table:style-name="ce1" table:formula="of:=CONCATENATE([.E102];MID([.A69];3;2);DEC2HEX((HEX2DEC(MID([.A69];5;2))-3+256*((HEX2DEC(MID([.A69];5;2))-3)&lt;0));2);MID([.A69];7;2))" office:value-type="string" office:string-value="63A7D677">
            <text:p>63A7D677</text:p>
          </table:table-cell>
          <table:table-cell table:style-name="ce1" table:formula="of:=CONCATENATE([.E102];MID([.A70];3;2);DEC2HEX((HEX2DEC(MID([.A70];5;2))-3+256*((HEX2DEC(MID([.A70];5;2))-3)&lt;0));2);MID([.A70];7;2))" office:value-type="string" office:string-value="634BF2AA">
            <text:p>634BF2AA</text:p>
          </table:table-cell>
          <table:table-cell table:style-name="ce6" table:formula="of:=CONCATENATE([.E102];MID([.A323];3;2);DEC2HEX((HEX2DEC(MID([.A323];5;2))-3+256*((HEX2DEC(MID([.A323];5;2))-3)&lt;0));2);MID([.A323];7;2))" office:value-type="string" office:string-value="636F0911">
            <text:p>636F0911</text:p>
          </table:table-cell>
          <table:table-cell table:style-name="ce1" table:formula="of:=CONCATENATE([.E102];MID([.A68];3;2);DEC2HEX((HEX2DEC(MID([.A68];5;2))-3+256*((HEX2DEC(MID([.A68];5;2))-3)&lt;0));2);MID([.A68];7;2))" office:value-type="string" office:string-value="6303BA44">
            <text:p>6303BA44</text:p>
          </table:table-cell>
          <table:table-cell/>
          <table:table-cell table:style-name="ce1" table:formula="of:=MID([.A102];3;2)" office:value-type="string" office:string-value="A1">
            <text:p>A1</text:p>
          </table:table-cell>
          <table:table-cell table:style-name="ce1" table:formula="of:=MID([.A102];5;2)" office:value-type="string" office:string-value="B2">
            <text:p>B2</text:p>
          </table:table-cell>
          <table:table-cell table:formula="of:=IF((HEX2DEC([.Y102])-HEX2DEC([.Y101]))&gt;0;HEX2DEC([.Y102])-HEX2DEC([.Y101]);HEX2DEC([.Y102])-HEX2DEC([.Y101])+256)" office:value-type="float" office:value="148">
            <text:p>148</text:p>
          </table:table-cell>
          <table:table-cell table:formula="of:=IF((HEX2DEC([.Z102])-HEX2DEC([.Z101]))&gt;0;HEX2DEC([.Z102])-HEX2DEC([.Z101]);HEX2DEC([.Z102])-HEX2DEC([.Z10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445CEDD</text:p>
          </table:table-cell>
          <table:table-cell table:style-name="ce2" office:value-type="string">
            <text:p>6469E544</text:p>
          </table:table-cell>
          <table:table-cell table:formula="of:=DEC2HEX(HEX2DEC([.C104])-1)" office:value-type="string" office:string-value="4">
            <text:p>4</text:p>
          </table:table-cell>
          <table:table-cell table:style-name="ce1" table:formula="of:=CONCATENATE((IF(LEN([.C103])=1;CONCATENATE(&quot;0&quot;;[.C103]);[.C103]));MID([.A103];3;2);DEC2HEX(HEX2DEC(MID([.A103];5;2))-63+256*((HEX2DEC(MID([.A103];5;2))-63)&lt;0));MID([.A103];7;2))" office:value-type="string" office:string-value="04458FDD">
            <text:p>04458FDD</text:p>
          </table:table-cell>
          <table:table-cell table:style-name="ce7" table:formula="of:=DEC2HEX(HEX2DEC([.E104])-1)" office:value-type="string" office:string-value="64">
            <text:p>64</text:p>
          </table:table-cell>
          <table:table-cell table:style-name="ce1" table:formula="of:=CONCATENATE([.E103];MID([.A41];3;2);DEC2HEX((HEX2DEC(MID([.A41];5;2))-2+256*((HEX2DEC(MID([.A41];5;2))-2)&lt;0));2);MID([.A41];7;2))" office:value-type="string" office:string-value="64D2B433">
            <text:p>64D2B433</text:p>
          </table:table-cell>
          <table:table-cell table:style-name="ce1" table:formula="of:=CONCATENATE([.E103];MID([.A294];3;2);DEC2HEX((HEX2DEC(MID([.A294];5;2))-2+256*((HEX2DEC(MID([.A294];5;2))-2)&lt;0));2);MID([.A294];7;2))" office:value-type="string" office:string-value="64E5CBAA">
            <text:p>64E5CBAA</text:p>
          </table:table-cell>
          <table:table-cell table:style-name="ce1" table:formula="of:=CONCATENATE([.E103];MID([.A295];3;2);DEC2HEX((HEX2DEC(MID([.A295];5;2))-2+256*((HEX2DEC(MID([.A295];5;2))-2)&lt;0));2);MID([.A295];7;2))" office:value-type="string" office:string-value="6489E7DD">
            <text:p>6489E7DD</text:p>
          </table:table-cell>
          <table:table-cell table:style-name="ce1" table:formula="of:=CONCATENATE([.E103];MID([.A36];3;2);DEC2HEX((HEX2DEC(MID([.A36];5;2))-2+256*((HEX2DEC(MID([.A36];5;2))-2)&lt;0));2);MID([.A36];7;2))" office:value-type="string" office:string-value="64ADFE44">
            <text:p>64ADFE44</text:p>
          </table:table-cell>
          <table:table-cell table:style-name="ce1" table:formula="of:=CONCATENATE([.E103];MID([.A37];3;2);DEC2HEX((HEX2DEC(MID([.A37];5;2))-2+256*((HEX2DEC(MID([.A37];5;2))-2)&lt;0));2);MID([.A37];7;2))" office:value-type="string" office:string-value="6441AF77">
            <text:p>6441AF77</text:p>
          </table:table-cell>
          <table:table-cell table:style-name="ce1" table:formula="of:=CONCATENATE([.E103];MID([.A34];3;2);DEC2HEX((HEX2DEC(MID([.A34];5;2))-2+256*((HEX2DEC(MID([.A34];5;2))-2)&lt;0));2);MID([.A34];7;2))" office:value-type="string" office:string-value="6454C6EE">
            <text:p>6454C6EE</text:p>
          </table:table-cell>
          <table:table-cell table:style-name="ce1" table:formula="of:=CONCATENATE([.E103];MID([.A35];3;2);DEC2HEX((HEX2DEC(MID([.A35];5;2))-2+256*((HEX2DEC(MID([.A35];5;2))-2)&lt;0));2);MID([.A35];7;2))" office:value-type="string" office:string-value="6409E211">
            <text:p>6409E211</text:p>
          </table:table-cell>
          <table:table-cell/>
          <table:table-cell table:style-name="ce1" table:formula="of:=CONCATENATE([.E103];MID([.A236];3;2);DEC2HEX((HEX2DEC(MID([.A236];5;2))-3+256*((HEX2DEC(MID([.A236];5;2))-3)&lt;0));2);MID([.A236];7;2))" office:value-type="string" office:string-value="64F2B6CC">
            <text:p>64F2B6CC</text:p>
          </table:table-cell>
          <table:table-cell table:style-name="ce1" table:formula="of:=CONCATENATE([.E103];MID([.A237];3;2);DEC2HEX((HEX2DEC(MID([.A237];5;2))-3+256*((HEX2DEC(MID([.A237];5;2))-3)&lt;0));2);MID([.A237];7;2))" office:value-type="string" office:string-value="6496D2FF">
            <text:p>6496D2FF</text:p>
          </table:table-cell>
          <table:table-cell table:style-name="ce1" table:formula="of:=CONCATENATE([.E103];MID([.A74];3;2);DEC2HEX((HEX2DEC(MID([.A74];5;2))-3+256*((HEX2DEC(MID([.A74];5;2))-3)&lt;0));2);MID([.A74];7;2))" office:value-type="string" office:string-value="64DCF766">
            <text:p>64DCF766</text:p>
          </table:table-cell>
          <table:table-cell table:style-name="ce1" table:formula="of:=CONCATENATE([.E103];MID([.A75];3;2);DEC2HEX((HEX2DEC(MID([.A75];5;2))-3+256*((HEX2DEC(MID([.A75];5;2))-3)&lt;0));2);MID([.A75];7;2))" office:value-type="string" office:string-value="6470A899">
            <text:p>6470A899</text:p>
          </table:table-cell>
          <table:table-cell table:formula="of:=CONCATENATE([.E103];MID([.A72];3;2);DEC2HEX((HEX2DEC(MID([.A72];5;2))-3+256*((HEX2DEC(MID([.A72];5;2))-3)&lt;0));2);MID([.A72];7;2))" office:value-type="string" office:string-value="6494BF00">
            <text:p>6494BF00</text:p>
          </table:table-cell>
          <table:table-cell table:style-name="ce1" table:formula="of:=CONCATENATE([.E103];MID([.A329];3;2);DEC2HEX((HEX2DEC(MID([.A329];5;2))-3+256*((HEX2DEC(MID([.A329];5;2))-3)&lt;0));2);MID([.A329];7;2))" office:value-type="string" office:string-value="6438DB33">
            <text:p>6438DB33</text:p>
          </table:table-cell>
          <table:table-cell table:style-name="ce1" table:formula="of:=CONCATENATE([.E103];MID([.A70];3;2);DEC2HEX((HEX2DEC(MID([.A70];5;2))-3+256*((HEX2DEC(MID([.A70];5;2))-3)&lt;0));2);MID([.A70];7;2))" office:value-type="string" office:string-value="644BF2AA">
            <text:p>644BF2AA</text:p>
          </table:table-cell>
          <table:table-cell table:style-name="ce1" table:formula="of:=CONCATENATE([.E103];MID([.A71];3;2);DEC2HEX((HEX2DEC(MID([.A71];5;2))-3+256*((HEX2DEC(MID([.A71];5;2))-3)&lt;0));2);MID([.A71];7;2))" office:value-type="string" office:string-value="64EF0EDD">
            <text:p>64EF0EDD</text:p>
          </table:table-cell>
          <table:table-cell table:style-name="ce6" table:formula="of:=CONCATENATE([.E103];MID([.A324];3;2);DEC2HEX((HEX2DEC(MID([.A324];5;2))-3+256*((HEX2DEC(MID([.A324];5;2))-3)&lt;0));2);MID([.A324];7;2))" office:value-type="string" office:string-value="6403BA44">
            <text:p>6403BA44</text:p>
          </table:table-cell>
          <table:table-cell table:style-name="ce1" table:formula="of:=CONCATENATE([.E103];MID([.A69];3;2);DEC2HEX((HEX2DEC(MID([.A69];5;2))-3+256*((HEX2DEC(MID([.A69];5;2))-3)&lt;0));2);MID([.A69];7;2))" office:value-type="string" office:string-value="64A7D677">
            <text:p>64A7D677</text:p>
          </table:table-cell>
          <table:table-cell/>
          <table:table-cell table:style-name="ce1" table:formula="of:=MID([.A103];3;2)" office:value-type="string" office:string-value="45">
            <text:p>45</text:p>
          </table:table-cell>
          <table:table-cell table:style-name="ce1" table:formula="of:=MID([.A103];5;2)" office:value-type="string" office:string-value="CE">
            <text:p>CE</text:p>
          </table:table-cell>
          <table:table-cell table:formula="of:=IF((HEX2DEC([.Y103])-HEX2DEC([.Y102]))&gt;0;HEX2DEC([.Y103])-HEX2DEC([.Y102]);HEX2DEC([.Y103])-HEX2DEC([.Y102])+256)" office:value-type="float" office:value="164">
            <text:p>164</text:p>
          </table:table-cell>
          <table:table-cell table:formula="of:=IF((HEX2DEC([.Z103])-HEX2DEC([.Z102]))&gt;0;HEX2DEC([.Z103])-HEX2DEC([.Z102]);HEX2DEC([.Z103])-HEX2DEC([.Z10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5FAEA00</text:p>
          </table:table-cell>
          <table:table-cell office:value-type="string">
            <text:p>650D0177</text:p>
          </table:table-cell>
          <table:table-cell table:formula="of:=DEC2HEX(HEX2DEC([.C105])-1)" office:value-type="string" office:string-value="5">
            <text:p>5</text:p>
          </table:table-cell>
          <table:table-cell table:style-name="ce1" table:formula="of:=CONCATENATE((IF(LEN([.C104])=1;CONCATENATE(&quot;0&quot;;[.C104]);[.C104]));MID([.A104];3;2);DEC2HEX(HEX2DEC(MID([.A104];5;2))-63+256*((HEX2DEC(MID([.A104];5;2))-63)&lt;0));MID([.A104];7;2))" office:value-type="string" office:string-value="05FAAB00">
            <text:p>05FAAB00</text:p>
          </table:table-cell>
          <table:table-cell table:style-name="ce7" table:formula="of:=DEC2HEX(HEX2DEC([.E105])-1)" office:value-type="string" office:string-value="65">
            <text:p>65</text:p>
          </table:table-cell>
          <table:table-cell table:style-name="ce1" table:formula="of:=CONCATENATE([.E104];MID([.A42];3;2);DEC2HEX((HEX2DEC(MID([.A42];5;2))-2+256*((HEX2DEC(MID([.A42];5;2))-2)&lt;0));2);MID([.A42];7;2))" office:value-type="string" office:string-value="6576D066">
            <text:p>6576D066</text:p>
          </table:table-cell>
          <table:table-cell table:style-name="ce1" table:formula="of:=CONCATENATE([.E104];MID([.A295];3;2);DEC2HEX((HEX2DEC(MID([.A295];5;2))-2+256*((HEX2DEC(MID([.A295];5;2))-2)&lt;0));2);MID([.A295];7;2))" office:value-type="string" office:string-value="6589E7DD">
            <text:p>6589E7DD</text:p>
          </table:table-cell>
          <table:table-cell table:style-name="ce1" table:formula="of:=CONCATENATE([.E104];MID([.A296];3;2);DEC2HEX((HEX2DEC(MID([.A296];5;2))-2+256*((HEX2DEC(MID([.A296];5;2))-2)&lt;0));2);MID([.A296];7;2))" office:value-type="string" office:string-value="653E0300">
            <text:p>653E0300</text:p>
          </table:table-cell>
          <table:table-cell table:style-name="ce1" table:formula="of:=CONCATENATE([.E104];MID([.A37];3;2);DEC2HEX((HEX2DEC(MID([.A37];5;2))-2+256*((HEX2DEC(MID([.A37];5;2))-2)&lt;0));2);MID([.A37];7;2))" office:value-type="string" office:string-value="6541AF77">
            <text:p>6541AF77</text:p>
          </table:table-cell>
          <table:table-cell table:style-name="ce1" table:formula="of:=CONCATENATE([.E104];MID([.A38];3;2);DEC2HEX((HEX2DEC(MID([.A38];5;2))-2+256*((HEX2DEC(MID([.A38];5;2))-2)&lt;0));2);MID([.A38];7;2))" office:value-type="string" office:string-value="65E5CBAA">
            <text:p>65E5CBAA</text:p>
          </table:table-cell>
          <table:table-cell table:style-name="ce1" table:formula="of:=CONCATENATE([.E104];MID([.A35];3;2);DEC2HEX((HEX2DEC(MID([.A35];5;2))-2+256*((HEX2DEC(MID([.A35];5;2))-2)&lt;0));2);MID([.A35];7;2))" office:value-type="string" office:string-value="6509E211">
            <text:p>6509E211</text:p>
          </table:table-cell>
          <table:table-cell table:style-name="ce1" table:formula="of:=CONCATENATE([.E104];MID([.A36];3;2);DEC2HEX((HEX2DEC(MID([.A36];5;2))-2+256*((HEX2DEC(MID([.A36];5;2))-2)&lt;0));2);MID([.A36];7;2))" office:value-type="string" office:string-value="65ADFE44">
            <text:p>65ADFE44</text:p>
          </table:table-cell>
          <table:table-cell/>
          <table:table-cell table:style-name="ce1" table:formula="of:=CONCATENATE([.E104];MID([.A237];3;2);DEC2HEX((HEX2DEC(MID([.A237];5;2))-3+256*((HEX2DEC(MID([.A237];5;2))-3)&lt;0));2);MID([.A237];7;2))" office:value-type="string" office:string-value="6596D2FF">
            <text:p>6596D2FF</text:p>
          </table:table-cell>
          <table:table-cell table:style-name="ce1" table:formula="of:=CONCATENATE([.E104];MID([.A238];3;2);DEC2HEX((HEX2DEC(MID([.A238];5;2))-3+256*((HEX2DEC(MID([.A238];5;2))-3)&lt;0));2);MID([.A238];7;2))" office:value-type="string" office:string-value="654BEE22">
            <text:p>654BEE22</text:p>
          </table:table-cell>
          <table:table-cell table:style-name="ce1" table:formula="of:=CONCATENATE([.E104];MID([.A75];3;2);DEC2HEX((HEX2DEC(MID([.A75];5;2))-3+256*((HEX2DEC(MID([.A75];5;2))-3)&lt;0));2);MID([.A75];7;2))" office:value-type="string" office:string-value="6570A899">
            <text:p>6570A899</text:p>
          </table:table-cell>
          <table:table-cell table:style-name="ce1" table:formula="of:=CONCATENATE([.E104];MID([.A76];3;2);DEC2HEX((HEX2DEC(MID([.A76];5;2))-3+256*((HEX2DEC(MID([.A76];5;2))-3)&lt;0));2);MID([.A76];7;2))" office:value-type="string" office:string-value="6514C4CC">
            <text:p>6514C4CC</text:p>
          </table:table-cell>
          <table:table-cell table:formula="of:=CONCATENATE([.E104];MID([.A73];3;2);DEC2HEX((HEX2DEC(MID([.A73];5;2))-3+256*((HEX2DEC(MID([.A73];5;2))-3)&lt;0));2);MID([.A73];7;2))" office:value-type="string" office:string-value="6538DB33">
            <text:p>6538DB33</text:p>
          </table:table-cell>
          <table:table-cell table:style-name="ce1" table:formula="of:=CONCATENATE([.E104];MID([.A330];3;2);DEC2HEX((HEX2DEC(MID([.A330];5;2))-3+256*((HEX2DEC(MID([.A330];5;2))-3)&lt;0));2);MID([.A330];7;2))" office:value-type="string" office:string-value="65DCF766">
            <text:p>65DCF766</text:p>
          </table:table-cell>
          <table:table-cell table:style-name="ce1" table:formula="of:=CONCATENATE([.E104];MID([.A71];3;2);DEC2HEX((HEX2DEC(MID([.A71];5;2))-3+256*((HEX2DEC(MID([.A71];5;2))-3)&lt;0));2);MID([.A71];7;2))" office:value-type="string" office:string-value="65EF0EDD">
            <text:p>65EF0EDD</text:p>
          </table:table-cell>
          <table:table-cell table:style-name="ce1" table:formula="of:=CONCATENATE([.E104];MID([.A72];3;2);DEC2HEX((HEX2DEC(MID([.A72];5;2))-3+256*((HEX2DEC(MID([.A72];5;2))-3)&lt;0));2);MID([.A72];7;2))" office:value-type="string" office:string-value="6594BF00">
            <text:p>6594BF00</text:p>
          </table:table-cell>
          <table:table-cell table:style-name="ce6" table:formula="of:=CONCATENATE([.E104];MID([.A325];3;2);DEC2HEX((HEX2DEC(MID([.A325];5;2))-3+256*((HEX2DEC(MID([.A325];5;2))-3)&lt;0));2);MID([.A325];7;2))" office:value-type="string" office:string-value="65A7D677">
            <text:p>65A7D677</text:p>
          </table:table-cell>
          <table:table-cell table:style-name="ce1" table:formula="of:=CONCATENATE([.E104];MID([.A70];3;2);DEC2HEX((HEX2DEC(MID([.A70];5;2))-3+256*((HEX2DEC(MID([.A70];5;2))-3)&lt;0));2);MID([.A70];7;2))" office:value-type="string" office:string-value="654BF2AA">
            <text:p>654BF2AA</text:p>
          </table:table-cell>
          <table:table-cell/>
          <table:table-cell table:style-name="ce1" table:formula="of:=MID([.A104];3;2)" office:value-type="string" office:string-value="FA">
            <text:p>FA</text:p>
          </table:table-cell>
          <table:table-cell table:style-name="ce1" table:formula="of:=MID([.A104];5;2)" office:value-type="string" office:string-value="EA">
            <text:p>EA</text:p>
          </table:table-cell>
          <table:table-cell table:formula="of:=IF((HEX2DEC([.Y104])-HEX2DEC([.Y103]))&gt;0;HEX2DEC([.Y104])-HEX2DEC([.Y103]);HEX2DEC([.Y104])-HEX2DEC([.Y103])+256)" office:value-type="float" office:value="181">
            <text:p>181</text:p>
          </table:table-cell>
          <table:table-cell table:formula="of:=IF((HEX2DEC([.Z104])-HEX2DEC([.Z103]))&gt;0;HEX2DEC([.Z104])-HEX2DEC([.Z103]);HEX2DEC([.Z104])-HEX2DEC([.Z10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669E0633</text:p>
          </table:table-cell>
          <table:table-cell table:style-name="ce6" table:formula="of:=CONCATENATE(DEC2HEX(HEX2DEC(MID([.B104];1;2))+1);MID([.A102];3;6))" office:value-type="string" office:string-value="66A1B2AA">
            <text:p>66A1B2AA</text:p>
          </table:table-cell>
          <table:table-cell table:formula="of:=DEC2HEX(HEX2DEC([.C106])-1)" office:value-type="string" office:string-value="6">
            <text:p>6</text:p>
          </table:table-cell>
          <table:table-cell table:style-name="ce1" table:formula="of:=CONCATENATE((IF(LEN([.C105])=1;CONCATENATE(&quot;0&quot;;[.C105]);[.C105]));MID([.A105];3;2);DEC2HEX(HEX2DEC(MID([.A105];5;2))-63+256*((HEX2DEC(MID([.A105];5;2))-63)&lt;0));MID([.A105];7;2))" office:value-type="string" office:string-value="069EC733">
            <text:p>069EC733</text:p>
          </table:table-cell>
          <table:table-cell table:style-name="ce7" table:formula="of:=DEC2HEX(HEX2DEC([.E106])-1)" office:value-type="string" office:string-value="66">
            <text:p>66</text:p>
          </table:table-cell>
          <table:table-cell table:style-name="ce1" table:formula="of:=CONCATENATE([.E105];MID([.A43];3;2);DEC2HEX((HEX2DEC(MID([.A43];5;2))-2+256*((HEX2DEC(MID([.A43];5;2))-2)&lt;0));2);MID([.A43];7;2))" office:value-type="string" office:string-value="661AEC99">
            <text:p>661AEC99</text:p>
          </table:table-cell>
          <table:table-cell table:style-name="ce1" table:formula="of:=CONCATENATE([.E105];MID([.A296];3;2);DEC2HEX((HEX2DEC(MID([.A296];5;2))-2+256*((HEX2DEC(MID([.A296];5;2))-2)&lt;0));2);MID([.A296];7;2))" office:value-type="string" office:string-value="663E0300">
            <text:p>663E0300</text:p>
          </table:table-cell>
          <table:table-cell table:style-name="ce1" table:formula="of:=CONCATENATE([.E105];MID([.A297];3;2);DEC2HEX((HEX2DEC(MID([.A297];5;2))-2+256*((HEX2DEC(MID([.A297];5;2))-2)&lt;0));2);MID([.A297];7;2))" office:value-type="string" office:string-value="66D2B433">
            <text:p>66D2B433</text:p>
          </table:table-cell>
          <table:table-cell table:style-name="ce1" table:formula="of:=CONCATENATE([.E105];MID([.A38];3;2);DEC2HEX((HEX2DEC(MID([.A38];5;2))-2+256*((HEX2DEC(MID([.A38];5;2))-2)&lt;0));2);MID([.A38];7;2))" office:value-type="string" office:string-value="66E5CBAA">
            <text:p>66E5CBAA</text:p>
          </table:table-cell>
          <table:table-cell table:style-name="ce1" table:formula="of:=CONCATENATE([.E105];MID([.A39];3;2);DEC2HEX((HEX2DEC(MID([.A39];5;2))-2+256*((HEX2DEC(MID([.A39];5;2))-2)&lt;0));2);MID([.A39];7;2))" office:value-type="string" office:string-value="6689E7DD">
            <text:p>6689E7DD</text:p>
          </table:table-cell>
          <table:table-cell table:style-name="ce1" table:formula="of:=CONCATENATE([.E105];MID([.A36];3;2);DEC2HEX((HEX2DEC(MID([.A36];5;2))-2+256*((HEX2DEC(MID([.A36];5;2))-2)&lt;0));2);MID([.A36];7;2))" office:value-type="string" office:string-value="66ADFE44">
            <text:p>66ADFE44</text:p>
          </table:table-cell>
          <table:table-cell table:style-name="ce1" table:formula="of:=CONCATENATE([.E105];MID([.A37];3;2);DEC2HEX((HEX2DEC(MID([.A37];5;2))-2+256*((HEX2DEC(MID([.A37];5;2))-2)&lt;0));2);MID([.A37];7;2))" office:value-type="string" office:string-value="6641AF77">
            <text:p>6641AF77</text:p>
          </table:table-cell>
          <table:table-cell/>
          <table:table-cell table:style-name="ce1" table:formula="of:=CONCATENATE([.E105];MID([.A238];3;2);DEC2HEX((HEX2DEC(MID([.A238];5;2))-3+256*((HEX2DEC(MID([.A238];5;2))-3)&lt;0));2);MID([.A238];7;2))" office:value-type="string" office:string-value="664BEE22">
            <text:p>664BEE22</text:p>
          </table:table-cell>
          <table:table-cell table:style-name="ce1" table:formula="of:=CONCATENATE([.E105];MID([.A239];3;2);DEC2HEX((HEX2DEC(MID([.A239];5;2))-3+256*((HEX2DEC(MID([.A239];5;2))-3)&lt;0));2);MID([.A239];7;2))" office:value-type="string" office:string-value="66EF0A55">
            <text:p>66EF0A55</text:p>
          </table:table-cell>
          <table:table-cell table:style-name="ce1" table:formula="of:=CONCATENATE([.E105];MID([.A76];3;2);DEC2HEX((HEX2DEC(MID([.A76];5;2))-3+256*((HEX2DEC(MID([.A76];5;2))-3)&lt;0));2);MID([.A76];7;2))" office:value-type="string" office:string-value="6614C4CC">
            <text:p>6614C4CC</text:p>
          </table:table-cell>
          <table:table-cell table:style-name="ce1" table:formula="of:=CONCATENATE([.E105];MID([.A77];3;2);DEC2HEX((HEX2DEC(MID([.A77];5;2))-3+256*((HEX2DEC(MID([.A77];5;2))-3)&lt;0));2);MID([.A77];7;2))" office:value-type="string" office:string-value="66B8E0FF">
            <text:p>66B8E0FF</text:p>
          </table:table-cell>
          <table:table-cell table:formula="of:=CONCATENATE([.E105];MID([.A74];3;2);DEC2HEX((HEX2DEC(MID([.A74];5;2))-3+256*((HEX2DEC(MID([.A74];5;2))-3)&lt;0));2);MID([.A74];7;2))" office:value-type="string" office:string-value="66DCF766">
            <text:p>66DCF766</text:p>
          </table:table-cell>
          <table:table-cell table:style-name="ce1" table:formula="of:=CONCATENATE([.E105];MID([.A331];3;2);DEC2HEX((HEX2DEC(MID([.A331];5;2))-3+256*((HEX2DEC(MID([.A331];5;2))-3)&lt;0));2);MID([.A331];7;2))" office:value-type="string" office:string-value="6670A899">
            <text:p>6670A899</text:p>
          </table:table-cell>
          <table:table-cell table:style-name="ce1" table:formula="of:=CONCATENATE([.E105];MID([.A72];3;2);DEC2HEX((HEX2DEC(MID([.A72];5;2))-3+256*((HEX2DEC(MID([.A72];5;2))-3)&lt;0));2);MID([.A72];7;2))" office:value-type="string" office:string-value="6694BF00">
            <text:p>6694BF00</text:p>
          </table:table-cell>
          <table:table-cell table:style-name="ce1" table:formula="of:=CONCATENATE([.E105];MID([.A73];3;2);DEC2HEX((HEX2DEC(MID([.A73];5;2))-3+256*((HEX2DEC(MID([.A73];5;2))-3)&lt;0));2);MID([.A73];7;2))" office:value-type="string" office:string-value="6638DB33">
            <text:p>6638DB33</text:p>
          </table:table-cell>
          <table:table-cell table:style-name="ce6" table:formula="of:=CONCATENATE([.E105];MID([.A326];3;2);DEC2HEX((HEX2DEC(MID([.A326];5;2))-3+256*((HEX2DEC(MID([.A326];5;2))-3)&lt;0));2);MID([.A326];7;2))" office:value-type="string" office:string-value="664BF2AA">
            <text:p>664BF2AA</text:p>
          </table:table-cell>
          <table:table-cell table:style-name="ce1" table:formula="of:=CONCATENATE([.E105];MID([.A71];3;2);DEC2HEX((HEX2DEC(MID([.A71];5;2))-3+256*((HEX2DEC(MID([.A71];5;2))-3)&lt;0));2);MID([.A71];7;2))" office:value-type="string" office:string-value="66EF0EDD">
            <text:p>66EF0EDD</text:p>
          </table:table-cell>
          <table:table-cell/>
          <table:table-cell table:style-name="ce1" table:formula="of:=MID([.A105];3;2)" office:value-type="string" office:string-value="9E">
            <text:p>9E</text:p>
          </table:table-cell>
          <table:table-cell table:style-name="ce1" table:formula="of:=MID([.A105];5;2)" office:value-type="string" office:string-value="06">
            <text:p>06</text:p>
          </table:table-cell>
          <table:table-cell table:formula="of:=IF((HEX2DEC([.Y105])-HEX2DEC([.Y104]))&gt;0;HEX2DEC([.Y105])-HEX2DEC([.Y104]);HEX2DEC([.Y105])-HEX2DEC([.Y104])+256)" office:value-type="float" office:value="164">
            <text:p>164</text:p>
          </table:table-cell>
          <table:table-cell table:formula="of:=IF((HEX2DEC([.Z105])-HEX2DEC([.Z104]))&gt;0;HEX2DEC([.Z105])-HEX2DEC([.Z104]);HEX2DEC([.Z105])-HEX2DEC([.Z10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732B766</text:p>
          </table:table-cell>
          <table:table-cell office:value-type="string">
            <text:p>6745CEDD</text:p>
          </table:table-cell>
          <table:table-cell table:formula="of:=DEC2HEX(HEX2DEC([.C107])-1)" office:value-type="string" office:string-value="7">
            <text:p>7</text:p>
          </table:table-cell>
          <table:table-cell table:style-name="ce1" table:formula="of:=CONCATENATE((IF(LEN([.C106])=1;CONCATENATE(&quot;0&quot;;[.C106]);[.C106]));MID([.A106];3;2);DEC2HEX(HEX2DEC(MID([.A106];5;2))-63+256*((HEX2DEC(MID([.A106];5;2))-63)&lt;0));MID([.A106];7;2))" office:value-type="string" office:string-value="07327866">
            <text:p>07327866</text:p>
          </table:table-cell>
          <table:table-cell table:style-name="ce7" table:formula="of:=DEC2HEX(HEX2DEC([.E107])-1)" office:value-type="string" office:string-value="67">
            <text:p>67</text:p>
          </table:table-cell>
          <table:table-cell table:style-name="ce1" table:formula="of:=CONCATENATE([.E106];MID([.A44];3;2);DEC2HEX((HEX2DEC(MID([.A44];5;2))-2+256*((HEX2DEC(MID([.A44];5;2))-2)&lt;0));2);MID([.A44];7;2))" office:value-type="string" office:string-value="67BE08CC">
            <text:p>67BE08CC</text:p>
          </table:table-cell>
          <table:table-cell table:style-name="ce1" table:formula="of:=CONCATENATE([.E106];MID([.A297];3;2);DEC2HEX((HEX2DEC(MID([.A297];5;2))-2+256*((HEX2DEC(MID([.A297];5;2))-2)&lt;0));2);MID([.A297];7;2))" office:value-type="string" office:string-value="67D2B433">
            <text:p>67D2B433</text:p>
          </table:table-cell>
          <table:table-cell table:style-name="ce1" table:formula="of:=CONCATENATE([.E106];MID([.A298];3;2);DEC2HEX((HEX2DEC(MID([.A298];5;2))-2+256*((HEX2DEC(MID([.A298];5;2))-2)&lt;0));2);MID([.A298];7;2))" office:value-type="string" office:string-value="6776D066">
            <text:p>6776D066</text:p>
          </table:table-cell>
          <table:table-cell table:style-name="ce1" table:formula="of:=CONCATENATE([.E106];MID([.A39];3;2);DEC2HEX((HEX2DEC(MID([.A39];5;2))-2+256*((HEX2DEC(MID([.A39];5;2))-2)&lt;0));2);MID([.A39];7;2))" office:value-type="string" office:string-value="6789E7DD">
            <text:p>6789E7DD</text:p>
          </table:table-cell>
          <table:table-cell table:style-name="ce1" table:formula="of:=CONCATENATE([.E106];MID([.A40];3;2);DEC2HEX((HEX2DEC(MID([.A40];5;2))-2+256*((HEX2DEC(MID([.A40];5;2))-2)&lt;0));2);MID([.A40];7;2))" office:value-type="string" office:string-value="673E0300">
            <text:p>673E0300</text:p>
          </table:table-cell>
          <table:table-cell table:style-name="ce1" table:formula="of:=CONCATENATE([.E106];MID([.A37];3;2);DEC2HEX((HEX2DEC(MID([.A37];5;2))-2+256*((HEX2DEC(MID([.A37];5;2))-2)&lt;0));2);MID([.A37];7;2))" office:value-type="string" office:string-value="6741AF77">
            <text:p>6741AF77</text:p>
          </table:table-cell>
          <table:table-cell table:style-name="ce1" table:formula="of:=CONCATENATE([.E106];MID([.A38];3;2);DEC2HEX((HEX2DEC(MID([.A38];5;2))-2+256*((HEX2DEC(MID([.A38];5;2))-2)&lt;0));2);MID([.A38];7;2))" office:value-type="string" office:string-value="67E5CBAA">
            <text:p>67E5CBAA</text:p>
          </table:table-cell>
          <table:table-cell/>
          <table:table-cell table:style-name="ce1" table:formula="of:=CONCATENATE([.E106];MID([.A239];3;2);DEC2HEX((HEX2DEC(MID([.A239];5;2))-3+256*((HEX2DEC(MID([.A239];5;2))-3)&lt;0));2);MID([.A239];7;2))" office:value-type="string" office:string-value="67EF0A55">
            <text:p>67EF0A55</text:p>
          </table:table-cell>
          <table:table-cell table:style-name="ce1" table:formula="of:=CONCATENATE([.E106];MID([.A240];3;2);DEC2HEX((HEX2DEC(MID([.A240];5;2))-3+256*((HEX2DEC(MID([.A240];5;2))-3)&lt;0));2);MID([.A240];7;2))" office:value-type="string" office:string-value="6783BB88">
            <text:p>6783BB88</text:p>
          </table:table-cell>
          <table:table-cell table:style-name="ce1" table:formula="of:=CONCATENATE([.E106];MID([.A77];3;2);DEC2HEX((HEX2DEC(MID([.A77];5;2))-3+256*((HEX2DEC(MID([.A77];5;2))-3)&lt;0));2);MID([.A77];7;2))" office:value-type="string" office:string-value="67B8E0FF">
            <text:p>67B8E0FF</text:p>
          </table:table-cell>
          <table:table-cell table:style-name="ce1" table:formula="of:=CONCATENATE([.E106];MID([.A78];3;2);DEC2HEX((HEX2DEC(MID([.A78];5;2))-3+256*((HEX2DEC(MID([.A78];5;2))-3)&lt;0));2);MID([.A78];7;2))" office:value-type="string" office:string-value="676DFC22">
            <text:p>676DFC22</text:p>
          </table:table-cell>
          <table:table-cell table:formula="of:=CONCATENATE([.E106];MID([.A75];3;2);DEC2HEX((HEX2DEC(MID([.A75];5;2))-3+256*((HEX2DEC(MID([.A75];5;2))-3)&lt;0));2);MID([.A75];7;2))" office:value-type="string" office:string-value="6770A899">
            <text:p>6770A899</text:p>
          </table:table-cell>
          <table:table-cell table:style-name="ce1" table:formula="of:=CONCATENATE([.E106];MID([.A332];3;2);DEC2HEX((HEX2DEC(MID([.A332];5;2))-3+256*((HEX2DEC(MID([.A332];5;2))-3)&lt;0));2);MID([.A332];7;2))" office:value-type="string" office:string-value="6714C4CC">
            <text:p>6714C4CC</text:p>
          </table:table-cell>
          <table:table-cell table:style-name="ce1" table:formula="of:=CONCATENATE([.E106];MID([.A73];3;2);DEC2HEX((HEX2DEC(MID([.A73];5;2))-3+256*((HEX2DEC(MID([.A73];5;2))-3)&lt;0));2);MID([.A73];7;2))" office:value-type="string" office:string-value="6738DB33">
            <text:p>6738DB33</text:p>
          </table:table-cell>
          <table:table-cell table:style-name="ce1" table:formula="of:=CONCATENATE([.E106];MID([.A74];3;2);DEC2HEX((HEX2DEC(MID([.A74];5;2))-3+256*((HEX2DEC(MID([.A74];5;2))-3)&lt;0));2);MID([.A74];7;2))" office:value-type="string" office:string-value="67DCF766">
            <text:p>67DCF766</text:p>
          </table:table-cell>
          <table:table-cell table:style-name="ce6" table:formula="of:=CONCATENATE([.E106];MID([.A327];3;2);DEC2HEX((HEX2DEC(MID([.A327];5;2))-3+256*((HEX2DEC(MID([.A327];5;2))-3)&lt;0));2);MID([.A327];7;2))" office:value-type="string" office:string-value="67EF0EDD">
            <text:p>67EF0EDD</text:p>
          </table:table-cell>
          <table:table-cell table:style-name="ce1" table:formula="of:=CONCATENATE([.E106];MID([.A72];3;2);DEC2HEX((HEX2DEC(MID([.A72];5;2))-3+256*((HEX2DEC(MID([.A72];5;2))-3)&lt;0));2);MID([.A72];7;2))" office:value-type="string" office:string-value="6794BF00">
            <text:p>6794BF00</text:p>
          </table:table-cell>
          <table:table-cell/>
          <table:table-cell table:style-name="ce1" table:formula="of:=MID([.A106];3;2)" office:value-type="string" office:string-value="32">
            <text:p>32</text:p>
          </table:table-cell>
          <table:table-cell table:style-name="ce1" table:formula="of:=MID([.A106];5;2)" office:value-type="string" office:string-value="B7">
            <text:p>B7</text:p>
          </table:table-cell>
          <table:table-cell table:formula="of:=IF((HEX2DEC([.Y106])-HEX2DEC([.Y105]))&gt;0;HEX2DEC([.Y106])-HEX2DEC([.Y105]);HEX2DEC([.Y106])-HEX2DEC([.Y105])+256)" office:value-type="float" office:value="148">
            <text:p>148</text:p>
          </table:table-cell>
          <table:table-cell table:formula="of:=IF((HEX2DEC([.Z106])-HEX2DEC([.Z105]))&gt;0;HEX2DEC([.Z106])-HEX2DEC([.Z105]);HEX2DEC([.Z106])-HEX2DEC([.Z10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8D6D399</text:p>
          </table:table-cell>
          <table:table-cell office:value-type="string">
            <text:p>68FAEA00</text:p>
          </table:table-cell>
          <table:table-cell table:formula="of:=DEC2HEX(HEX2DEC([.C108])-1)" office:value-type="string" office:string-value="8">
            <text:p>8</text:p>
          </table:table-cell>
          <table:table-cell table:style-name="ce1" table:formula="of:=CONCATENATE((IF(LEN([.C107])=1;CONCATENATE(&quot;0&quot;;[.C107]);[.C107]));MID([.A107];3;2);DEC2HEX(HEX2DEC(MID([.A107];5;2))-63+256*((HEX2DEC(MID([.A107];5;2))-63)&lt;0));MID([.A107];7;2))" office:value-type="string" office:string-value="08D69499">
            <text:p>08D69499</text:p>
          </table:table-cell>
          <table:table-cell table:style-name="ce7" table:formula="of:=DEC2HEX(HEX2DEC([.E108])-1)" office:value-type="string" office:string-value="68">
            <text:p>68</text:p>
          </table:table-cell>
          <table:table-cell table:style-name="ce1" table:formula="of:=CONCATENATE([.E107];MID([.A45];3;2);DEC2HEX((HEX2DEC(MID([.A45];5;2))-2+256*((HEX2DEC(MID([.A45];5;2))-2)&lt;0));2);MID([.A45];7;2))" office:value-type="string" office:string-value="6852B9FF">
            <text:p>6852B9FF</text:p>
          </table:table-cell>
          <table:table-cell table:style-name="ce1" table:formula="of:=CONCATENATE([.E107];MID([.A298];3;2);DEC2HEX((HEX2DEC(MID([.A298];5;2))-2+256*((HEX2DEC(MID([.A298];5;2))-2)&lt;0));2);MID([.A298];7;2))" office:value-type="string" office:string-value="6876D066">
            <text:p>6876D066</text:p>
          </table:table-cell>
          <table:table-cell table:style-name="ce1" table:formula="of:=CONCATENATE([.E107];MID([.A299];3;2);DEC2HEX((HEX2DEC(MID([.A299];5;2))-2+256*((HEX2DEC(MID([.A299];5;2))-2)&lt;0));2);MID([.A299];7;2))" office:value-type="string" office:string-value="681AEC99">
            <text:p>681AEC99</text:p>
          </table:table-cell>
          <table:table-cell table:style-name="ce1" table:formula="of:=CONCATENATE([.E107];MID([.A40];3;2);DEC2HEX((HEX2DEC(MID([.A40];5;2))-2+256*((HEX2DEC(MID([.A40];5;2))-2)&lt;0));2);MID([.A40];7;2))" office:value-type="string" office:string-value="683E0300">
            <text:p>683E0300</text:p>
          </table:table-cell>
          <table:table-cell table:style-name="ce1" table:formula="of:=CONCATENATE([.E107];MID([.A41];3;2);DEC2HEX((HEX2DEC(MID([.A41];5;2))-2+256*((HEX2DEC(MID([.A41];5;2))-2)&lt;0));2);MID([.A41];7;2))" office:value-type="string" office:string-value="68D2B433">
            <text:p>68D2B433</text:p>
          </table:table-cell>
          <table:table-cell table:style-name="ce1" table:formula="of:=CONCATENATE([.E107];MID([.A38];3;2);DEC2HEX((HEX2DEC(MID([.A38];5;2))-2+256*((HEX2DEC(MID([.A38];5;2))-2)&lt;0));2);MID([.A38];7;2))" office:value-type="string" office:string-value="68E5CBAA">
            <text:p>68E5CBAA</text:p>
          </table:table-cell>
          <table:table-cell table:style-name="ce1" table:formula="of:=CONCATENATE([.E107];MID([.A39];3;2);DEC2HEX((HEX2DEC(MID([.A39];5;2))-2+256*((HEX2DEC(MID([.A39];5;2))-2)&lt;0));2);MID([.A39];7;2))" office:value-type="string" office:string-value="6889E7DD">
            <text:p>6889E7DD</text:p>
          </table:table-cell>
          <table:table-cell/>
          <table:table-cell table:style-name="ce1" table:formula="of:=CONCATENATE([.E107];MID([.A240];3;2);DEC2HEX((HEX2DEC(MID([.A240];5;2))-3+256*((HEX2DEC(MID([.A240];5;2))-3)&lt;0));2);MID([.A240];7;2))" office:value-type="string" office:string-value="6883BB88">
            <text:p>6883BB88</text:p>
          </table:table-cell>
          <table:table-cell table:style-name="ce1" table:formula="of:=CONCATENATE([.E107];MID([.A241];3;2);DEC2HEX((HEX2DEC(MID([.A241];5;2))-3+256*((HEX2DEC(MID([.A241];5;2))-3)&lt;0));2);MID([.A241];7;2))" office:value-type="string" office:string-value="6827D7BB">
            <text:p>6827D7BB</text:p>
          </table:table-cell>
          <table:table-cell table:style-name="ce1" table:formula="of:=CONCATENATE([.E107];MID([.A78];3;2);DEC2HEX((HEX2DEC(MID([.A78];5;2))-3+256*((HEX2DEC(MID([.A78];5;2))-3)&lt;0));2);MID([.A78];7;2))" office:value-type="string" office:string-value="686DFC22">
            <text:p>686DFC22</text:p>
          </table:table-cell>
          <table:table-cell table:style-name="ce1" table:formula="of:=CONCATENATE([.E107];MID([.A79];3;2);DEC2HEX((HEX2DEC(MID([.A79];5;2))-3+256*((HEX2DEC(MID([.A79];5;2))-3)&lt;0));2);MID([.A79];7;2))" office:value-type="string" office:string-value="6801AD55">
            <text:p>6801AD55</text:p>
          </table:table-cell>
          <table:table-cell table:formula="of:=CONCATENATE([.E107];MID([.A76];3;2);DEC2HEX((HEX2DEC(MID([.A76];5;2))-3+256*((HEX2DEC(MID([.A76];5;2))-3)&lt;0));2);MID([.A76];7;2))" office:value-type="string" office:string-value="6814C4CC">
            <text:p>6814C4CC</text:p>
          </table:table-cell>
          <table:table-cell table:style-name="ce1" table:formula="of:=CONCATENATE([.E107];MID([.A333];3;2);DEC2HEX((HEX2DEC(MID([.A333];5;2))-3+256*((HEX2DEC(MID([.A333];5;2))-3)&lt;0));2);MID([.A333];7;2))" office:value-type="string" office:string-value="68B8E0FF">
            <text:p>68B8E0FF</text:p>
          </table:table-cell>
          <table:table-cell table:style-name="ce1" table:formula="of:=CONCATENATE([.E107];MID([.A74];3;2);DEC2HEX((HEX2DEC(MID([.A74];5;2))-3+256*((HEX2DEC(MID([.A74];5;2))-3)&lt;0));2);MID([.A74];7;2))" office:value-type="string" office:string-value="68DCF766">
            <text:p>68DCF766</text:p>
          </table:table-cell>
          <table:table-cell table:style-name="ce1" table:formula="of:=CONCATENATE([.E107];MID([.A75];3;2);DEC2HEX((HEX2DEC(MID([.A75];5;2))-3+256*((HEX2DEC(MID([.A75];5;2))-3)&lt;0));2);MID([.A75];7;2))" office:value-type="string" office:string-value="6870A899">
            <text:p>6870A899</text:p>
          </table:table-cell>
          <table:table-cell table:style-name="ce6" table:formula="of:=CONCATENATE([.E107];MID([.A328];3;2);DEC2HEX((HEX2DEC(MID([.A328];5;2))-3+256*((HEX2DEC(MID([.A328];5;2))-3)&lt;0));2);MID([.A328];7;2))" office:value-type="string" office:string-value="6894BF00">
            <text:p>6894BF00</text:p>
          </table:table-cell>
          <table:table-cell table:style-name="ce1" table:formula="of:=CONCATENATE([.E107];MID([.A73];3;2);DEC2HEX((HEX2DEC(MID([.A73];5;2))-3+256*((HEX2DEC(MID([.A73];5;2))-3)&lt;0));2);MID([.A73];7;2))" office:value-type="string" office:string-value="6838DB33">
            <text:p>6838DB33</text:p>
          </table:table-cell>
          <table:table-cell/>
          <table:table-cell table:style-name="ce1" table:formula="of:=MID([.A107];3;2)" office:value-type="string" office:string-value="D6">
            <text:p>D6</text:p>
          </table:table-cell>
          <table:table-cell table:style-name="ce1" table:formula="of:=MID([.A107];5;2)" office:value-type="string" office:string-value="D3">
            <text:p>D3</text:p>
          </table:table-cell>
          <table:table-cell table:formula="of:=IF((HEX2DEC([.Y107])-HEX2DEC([.Y106]))&gt;0;HEX2DEC([.Y107])-HEX2DEC([.Y106]);HEX2DEC([.Y107])-HEX2DEC([.Y106])+256)" office:value-type="float" office:value="164">
            <text:p>164</text:p>
          </table:table-cell>
          <table:table-cell table:formula="of:=IF((HEX2DEC([.Z107])-HEX2DEC([.Z106]))&gt;0;HEX2DEC([.Z107])-HEX2DEC([.Z106]);HEX2DEC([.Z107])-HEX2DEC([.Z10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97AEFCC</text:p>
          </table:table-cell>
          <table:table-cell table:style-name="ce2" office:value-type="string">
            <text:p>699E0633</text:p>
          </table:table-cell>
          <table:table-cell table:formula="of:=DEC2HEX(HEX2DEC([.C109])-1)" office:value-type="string" office:string-value="9">
            <text:p>9</text:p>
          </table:table-cell>
          <table:table-cell table:style-name="ce1" table:formula="of:=CONCATENATE((IF(LEN([.C108])=1;CONCATENATE(&quot;0&quot;;[.C108]);[.C108]));MID([.A108];3;2);DEC2HEX(HEX2DEC(MID([.A108];5;2))-63+256*((HEX2DEC(MID([.A108];5;2))-63)&lt;0));MID([.A108];7;2))" office:value-type="string" office:string-value="097AB0CC">
            <text:p>097AB0CC</text:p>
          </table:table-cell>
          <table:table-cell table:style-name="ce7" table:formula="of:=DEC2HEX(HEX2DEC([.E109])-1)" office:value-type="string" office:string-value="69">
            <text:p>69</text:p>
          </table:table-cell>
          <table:table-cell table:style-name="ce1" table:formula="of:=CONCATENATE([.E108];MID([.A46];3;2);DEC2HEX((HEX2DEC(MID([.A46];5;2))-2+256*((HEX2DEC(MID([.A46];5;2))-2)&lt;0));2);MID([.A46];7;2))" office:value-type="string" office:string-value="6907D522">
            <text:p>6907D522</text:p>
          </table:table-cell>
          <table:table-cell table:style-name="ce1" table:formula="of:=CONCATENATE([.E108];MID([.A299];3;2);DEC2HEX((HEX2DEC(MID([.A299];5;2))-2+256*((HEX2DEC(MID([.A299];5;2))-2)&lt;0));2);MID([.A299];7;2))" office:value-type="string" office:string-value="691AEC99">
            <text:p>691AEC99</text:p>
          </table:table-cell>
          <table:table-cell table:style-name="ce1" table:formula="of:=CONCATENATE([.E108];MID([.A300];3;2);DEC2HEX((HEX2DEC(MID([.A300];5;2))-2+256*((HEX2DEC(MID([.A300];5;2))-2)&lt;0));2);MID([.A300];7;2))" office:value-type="string" office:string-value="69BE08CC">
            <text:p>69BE08CC</text:p>
          </table:table-cell>
          <table:table-cell table:style-name="ce1" table:formula="of:=CONCATENATE([.E108];MID([.A41];3;2);DEC2HEX((HEX2DEC(MID([.A41];5;2))-2+256*((HEX2DEC(MID([.A41];5;2))-2)&lt;0));2);MID([.A41];7;2))" office:value-type="string" office:string-value="69D2B433">
            <text:p>69D2B433</text:p>
          </table:table-cell>
          <table:table-cell table:style-name="ce1" table:formula="of:=CONCATENATE([.E108];MID([.A42];3;2);DEC2HEX((HEX2DEC(MID([.A42];5;2))-2+256*((HEX2DEC(MID([.A42];5;2))-2)&lt;0));2);MID([.A42];7;2))" office:value-type="string" office:string-value="6976D066">
            <text:p>6976D066</text:p>
          </table:table-cell>
          <table:table-cell table:style-name="ce1" table:formula="of:=CONCATENATE([.E108];MID([.A39];3;2);DEC2HEX((HEX2DEC(MID([.A39];5;2))-2+256*((HEX2DEC(MID([.A39];5;2))-2)&lt;0));2);MID([.A39];7;2))" office:value-type="string" office:string-value="6989E7DD">
            <text:p>6989E7DD</text:p>
          </table:table-cell>
          <table:table-cell table:style-name="ce1" table:formula="of:=CONCATENATE([.E108];MID([.A40];3;2);DEC2HEX((HEX2DEC(MID([.A40];5;2))-2+256*((HEX2DEC(MID([.A40];5;2))-2)&lt;0));2);MID([.A40];7;2))" office:value-type="string" office:string-value="693E0300">
            <text:p>693E0300</text:p>
          </table:table-cell>
          <table:table-cell/>
          <table:table-cell table:style-name="ce1" table:formula="of:=CONCATENATE([.E108];MID([.A241];3;2);DEC2HEX((HEX2DEC(MID([.A241];5;2))-3+256*((HEX2DEC(MID([.A241];5;2))-3)&lt;0));2);MID([.A241];7;2))" office:value-type="string" office:string-value="6927D7BB">
            <text:p>6927D7BB</text:p>
          </table:table-cell>
          <table:table-cell table:style-name="ce1" table:formula="of:=CONCATENATE([.E108];MID([.A242];3;2);DEC2HEX((HEX2DEC(MID([.A242];5;2))-3+256*((HEX2DEC(MID([.A242];5;2))-3)&lt;0));2);MID([.A242];7;2))" office:value-type="string" office:string-value="69CBF3EE">
            <text:p>69CBF3EE</text:p>
          </table:table-cell>
          <table:table-cell table:style-name="ce1" table:formula="of:=CONCATENATE([.E108];MID([.A79];3;2);DEC2HEX((HEX2DEC(MID([.A79];5;2))-3+256*((HEX2DEC(MID([.A79];5;2))-3)&lt;0));2);MID([.A79];7;2))" office:value-type="string" office:string-value="6901AD55">
            <text:p>6901AD55</text:p>
          </table:table-cell>
          <table:table-cell table:style-name="ce1" table:formula="of:=CONCATENATE([.E108];MID([.A80];3;2);DEC2HEX((HEX2DEC(MID([.A80];5;2))-3+256*((HEX2DEC(MID([.A80];5;2))-3)&lt;0));2);MID([.A80];7;2))" office:value-type="string" office:string-value="69A5C988">
            <text:p>69A5C988</text:p>
          </table:table-cell>
          <table:table-cell table:formula="of:=CONCATENATE([.E108];MID([.A77];3;2);DEC2HEX((HEX2DEC(MID([.A77];5;2))-3+256*((HEX2DEC(MID([.A77];5;2))-3)&lt;0));2);MID([.A77];7;2))" office:value-type="string" office:string-value="69B8E0FF">
            <text:p>69B8E0FF</text:p>
          </table:table-cell>
          <table:table-cell table:style-name="ce1" table:formula="of:=CONCATENATE([.E108];MID([.A334];3;2);DEC2HEX((HEX2DEC(MID([.A334];5;2))-3+256*((HEX2DEC(MID([.A334];5;2))-3)&lt;0));2);MID([.A334];7;2))" office:value-type="string" office:string-value="696DFC22">
            <text:p>696DFC22</text:p>
          </table:table-cell>
          <table:table-cell table:style-name="ce1" table:formula="of:=CONCATENATE([.E108];MID([.A75];3;2);DEC2HEX((HEX2DEC(MID([.A75];5;2))-3+256*((HEX2DEC(MID([.A75];5;2))-3)&lt;0));2);MID([.A75];7;2))" office:value-type="string" office:string-value="6970A899">
            <text:p>6970A899</text:p>
          </table:table-cell>
          <table:table-cell table:style-name="ce1" table:formula="of:=CONCATENATE([.E108];MID([.A76];3;2);DEC2HEX((HEX2DEC(MID([.A76];5;2))-3+256*((HEX2DEC(MID([.A76];5;2))-3)&lt;0));2);MID([.A76];7;2))" office:value-type="string" office:string-value="6914C4CC">
            <text:p>6914C4CC</text:p>
          </table:table-cell>
          <table:table-cell table:style-name="ce6" table:formula="of:=CONCATENATE([.E108];MID([.A329];3;2);DEC2HEX((HEX2DEC(MID([.A329];5;2))-3+256*((HEX2DEC(MID([.A329];5;2))-3)&lt;0));2);MID([.A329];7;2))" office:value-type="string" office:string-value="6938DB33">
            <text:p>6938DB33</text:p>
          </table:table-cell>
          <table:table-cell table:style-name="ce1" table:formula="of:=CONCATENATE([.E108];MID([.A74];3;2);DEC2HEX((HEX2DEC(MID([.A74];5;2))-3+256*((HEX2DEC(MID([.A74];5;2))-3)&lt;0));2);MID([.A74];7;2))" office:value-type="string" office:string-value="69DCF766">
            <text:p>69DCF766</text:p>
          </table:table-cell>
          <table:table-cell/>
          <table:table-cell table:style-name="ce1" table:formula="of:=MID([.A108];3;2)" office:value-type="string" office:string-value="7A">
            <text:p>7A</text:p>
          </table:table-cell>
          <table:table-cell table:style-name="ce1" table:formula="of:=MID([.A108];5;2)" office:value-type="string" office:string-value="EF">
            <text:p>EF</text:p>
          </table:table-cell>
          <table:table-cell table:formula="of:=IF((HEX2DEC([.Y108])-HEX2DEC([.Y107]))&gt;0;HEX2DEC([.Y108])-HEX2DEC([.Y107]);HEX2DEC([.Y108])-HEX2DEC([.Y107])+256)" office:value-type="float" office:value="164">
            <text:p>164</text:p>
          </table:table-cell>
          <table:table-cell table:formula="of:=IF((HEX2DEC([.Z108])-HEX2DEC([.Z107]))&gt;0;HEX2DEC([.Z108])-HEX2DEC([.Z107]);HEX2DEC([.Z108])-HEX2DEC([.Z10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A1E0BFF</text:p>
          </table:table-cell>
          <table:table-cell office:value-type="string">
            <text:p>6A32B766</text:p>
          </table:table-cell>
          <table:table-cell table:formula="of:=DEC2HEX(HEX2DEC([.C110])-1)" office:value-type="string" office:string-value="A">
            <text:p>A</text:p>
          </table:table-cell>
          <table:table-cell table:style-name="ce1" table:formula="of:=CONCATENATE((IF(LEN([.C109])=1;CONCATENATE(&quot;0&quot;;[.C109]);[.C109]));MID([.A109];3;2);DEC2HEX(HEX2DEC(MID([.A109];5;2))-63+256*((HEX2DEC(MID([.A109];5;2))-63)&lt;0));MID([.A109];7;2))" office:value-type="string" office:string-value="0A1ECCFF">
            <text:p>0A1ECCFF</text:p>
          </table:table-cell>
          <table:table-cell table:style-name="ce7" table:formula="of:=DEC2HEX(HEX2DEC([.E110])-1)" office:value-type="string" office:string-value="6A">
            <text:p>6A</text:p>
          </table:table-cell>
          <table:table-cell table:style-name="ce1" table:formula="of:=CONCATENATE([.E109];MID([.A47];3;2);DEC2HEX((HEX2DEC(MID([.A47];5;2))-2+256*((HEX2DEC(MID([.A47];5;2))-2)&lt;0));2);MID([.A47];7;2))" office:value-type="string" office:string-value="6AABF155">
            <text:p>6AABF155</text:p>
          </table:table-cell>
          <table:table-cell table:style-name="ce1" table:formula="of:=CONCATENATE([.E109];MID([.A300];3;2);DEC2HEX((HEX2DEC(MID([.A300];5;2))-2+256*((HEX2DEC(MID([.A300];5;2))-2)&lt;0));2);MID([.A300];7;2))" office:value-type="string" office:string-value="6ABE08CC">
            <text:p>6ABE08CC</text:p>
          </table:table-cell>
          <table:table-cell table:style-name="ce1" table:formula="of:=CONCATENATE([.E109];MID([.A301];3;2);DEC2HEX((HEX2DEC(MID([.A301];5;2))-2+256*((HEX2DEC(MID([.A301];5;2))-2)&lt;0));2);MID([.A301];7;2))" office:value-type="string" office:string-value="6A52B9FF">
            <text:p>6A52B9FF</text:p>
          </table:table-cell>
          <table:table-cell table:style-name="ce1" table:formula="of:=CONCATENATE([.E109];MID([.A42];3;2);DEC2HEX((HEX2DEC(MID([.A42];5;2))-2+256*((HEX2DEC(MID([.A42];5;2))-2)&lt;0));2);MID([.A42];7;2))" office:value-type="string" office:string-value="6A76D066">
            <text:p>6A76D066</text:p>
          </table:table-cell>
          <table:table-cell table:style-name="ce1" table:formula="of:=CONCATENATE([.E109];MID([.A43];3;2);DEC2HEX((HEX2DEC(MID([.A43];5;2))-2+256*((HEX2DEC(MID([.A43];5;2))-2)&lt;0));2);MID([.A43];7;2))" office:value-type="string" office:string-value="6A1AEC99">
            <text:p>6A1AEC99</text:p>
          </table:table-cell>
          <table:table-cell table:style-name="ce1" table:formula="of:=CONCATENATE([.E109];MID([.A40];3;2);DEC2HEX((HEX2DEC(MID([.A40];5;2))-2+256*((HEX2DEC(MID([.A40];5;2))-2)&lt;0));2);MID([.A40];7;2))" office:value-type="string" office:string-value="6A3E0300">
            <text:p>6A3E0300</text:p>
          </table:table-cell>
          <table:table-cell table:style-name="ce1" table:formula="of:=CONCATENATE([.E109];MID([.A41];3;2);DEC2HEX((HEX2DEC(MID([.A41];5;2))-2+256*((HEX2DEC(MID([.A41];5;2))-2)&lt;0));2);MID([.A41];7;2))" office:value-type="string" office:string-value="6AD2B433">
            <text:p>6AD2B433</text:p>
          </table:table-cell>
          <table:table-cell/>
          <table:table-cell table:style-name="ce1" table:formula="of:=CONCATENATE([.E109];MID([.A242];3;2);DEC2HEX((HEX2DEC(MID([.A242];5;2))-3+256*((HEX2DEC(MID([.A242];5;2))-3)&lt;0));2);MID([.A242];7;2))" office:value-type="string" office:string-value="6ACBF3EE">
            <text:p>6ACBF3EE</text:p>
          </table:table-cell>
          <table:table-cell table:style-name="ce1" table:formula="of:=CONCATENATE([.E109];MID([.A243];3;2);DEC2HEX((HEX2DEC(MID([.A243];5;2))-3+256*((HEX2DEC(MID([.A243];5;2))-3)&lt;0));2);MID([.A243];7;2))" office:value-type="string" office:string-value="6A70A411">
            <text:p>6A70A411</text:p>
          </table:table-cell>
          <table:table-cell table:style-name="ce1" table:formula="of:=CONCATENATE([.E109];MID([.A80];3;2);DEC2HEX((HEX2DEC(MID([.A80];5;2))-3+256*((HEX2DEC(MID([.A80];5;2))-3)&lt;0));2);MID([.A80];7;2))" office:value-type="string" office:string-value="6AA5C988">
            <text:p>6AA5C988</text:p>
          </table:table-cell>
          <table:table-cell table:style-name="ce1" table:formula="of:=CONCATENATE([.E109];MID([.A81];3;2);DEC2HEX((HEX2DEC(MID([.A81];5;2))-3+256*((HEX2DEC(MID([.A81];5;2))-3)&lt;0));2);MID([.A81];7;2))" office:value-type="string" office:string-value="6A49E5BB">
            <text:p>6A49E5BB</text:p>
          </table:table-cell>
          <table:table-cell table:formula="of:=CONCATENATE([.E109];MID([.A78];3;2);DEC2HEX((HEX2DEC(MID([.A78];5;2))-3+256*((HEX2DEC(MID([.A78];5;2))-3)&lt;0));2);MID([.A78];7;2))" office:value-type="string" office:string-value="6A6DFC22">
            <text:p>6A6DFC22</text:p>
          </table:table-cell>
          <table:table-cell table:style-name="ce1" table:formula="of:=CONCATENATE([.E109];MID([.A335];3;2);DEC2HEX((HEX2DEC(MID([.A335];5;2))-3+256*((HEX2DEC(MID([.A335];5;2))-3)&lt;0));2);MID([.A335];7;2))" office:value-type="string" office:string-value="6A01AD55">
            <text:p>6A01AD55</text:p>
          </table:table-cell>
          <table:table-cell table:style-name="ce1" table:formula="of:=CONCATENATE([.E109];MID([.A76];3;2);DEC2HEX((HEX2DEC(MID([.A76];5;2))-3+256*((HEX2DEC(MID([.A76];5;2))-3)&lt;0));2);MID([.A76];7;2))" office:value-type="string" office:string-value="6A14C4CC">
            <text:p>6A14C4CC</text:p>
          </table:table-cell>
          <table:table-cell table:style-name="ce1" table:formula="of:=CONCATENATE([.E109];MID([.A77];3;2);DEC2HEX((HEX2DEC(MID([.A77];5;2))-3+256*((HEX2DEC(MID([.A77];5;2))-3)&lt;0));2);MID([.A77];7;2))" office:value-type="string" office:string-value="6AB8E0FF">
            <text:p>6AB8E0FF</text:p>
          </table:table-cell>
          <table:table-cell table:style-name="ce6" table:formula="of:=CONCATENATE([.E109];MID([.A330];3;2);DEC2HEX((HEX2DEC(MID([.A330];5;2))-3+256*((HEX2DEC(MID([.A330];5;2))-3)&lt;0));2);MID([.A330];7;2))" office:value-type="string" office:string-value="6ADCF766">
            <text:p>6ADCF766</text:p>
          </table:table-cell>
          <table:table-cell table:style-name="ce1" table:formula="of:=CONCATENATE([.E109];MID([.A75];3;2);DEC2HEX((HEX2DEC(MID([.A75];5;2))-3+256*((HEX2DEC(MID([.A75];5;2))-3)&lt;0));2);MID([.A75];7;2))" office:value-type="string" office:string-value="6A70A899">
            <text:p>6A70A899</text:p>
          </table:table-cell>
          <table:table-cell/>
          <table:table-cell table:style-name="ce1" table:formula="of:=MID([.A109];3;2)" office:value-type="string" office:string-value="1E">
            <text:p>1E</text:p>
          </table:table-cell>
          <table:table-cell table:style-name="ce1" table:formula="of:=MID([.A109];5;2)" office:value-type="string" office:string-value="0B">
            <text:p>0B</text:p>
          </table:table-cell>
          <table:table-cell table:formula="of:=IF((HEX2DEC([.Y109])-HEX2DEC([.Y108]))&gt;0;HEX2DEC([.Y109])-HEX2DEC([.Y108]);HEX2DEC([.Y109])-HEX2DEC([.Y108])+256)" office:value-type="float" office:value="164">
            <text:p>164</text:p>
          </table:table-cell>
          <table:table-cell table:formula="of:=IF((HEX2DEC([.Z109])-HEX2DEC([.Z108]))&gt;0;HEX2DEC([.Z109])-HEX2DEC([.Z108]);HEX2DEC([.Z109])-HEX2DEC([.Z10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BC3BC22</text:p>
          </table:table-cell>
          <table:table-cell office:value-type="string">
            <text:p>6BD6D399</text:p>
          </table:table-cell>
          <table:table-cell table:formula="of:=DEC2HEX(HEX2DEC([.C111])-1)" office:value-type="string" office:string-value="B">
            <text:p>B</text:p>
          </table:table-cell>
          <table:table-cell table:style-name="ce1" table:formula="of:=CONCATENATE((IF(LEN([.C110])=1;CONCATENATE(&quot;0&quot;;[.C110]);[.C110]));MID([.A110];3;2);DEC2HEX(HEX2DEC(MID([.A110];5;2))-63+256*((HEX2DEC(MID([.A110];5;2))-63)&lt;0));MID([.A110];7;2))" office:value-type="string" office:string-value="0BC37D22">
            <text:p>0BC37D22</text:p>
          </table:table-cell>
          <table:table-cell table:style-name="ce7" table:formula="of:=DEC2HEX(HEX2DEC([.E111])-1)" office:value-type="string" office:string-value="6B">
            <text:p>6B</text:p>
          </table:table-cell>
          <table:table-cell table:style-name="ce1" table:formula="of:=CONCATENATE([.E110];MID([.A48];3;2);DEC2HEX((HEX2DEC(MID([.A48];5;2))-2+256*((HEX2DEC(MID([.A48];5;2))-2)&lt;0));2);MID([.A48];7;2))" office:value-type="string" office:string-value="6B4F0D88">
            <text:p>6B4F0D88</text:p>
          </table:table-cell>
          <table:table-cell table:style-name="ce1" table:formula="of:=CONCATENATE([.E110];MID([.A301];3;2);DEC2HEX((HEX2DEC(MID([.A301];5;2))-2+256*((HEX2DEC(MID([.A301];5;2))-2)&lt;0));2);MID([.A301];7;2))" office:value-type="string" office:string-value="6B52B9FF">
            <text:p>6B52B9FF</text:p>
          </table:table-cell>
          <table:table-cell table:style-name="ce1" table:formula="of:=CONCATENATE([.E110];MID([.A302];3;2);DEC2HEX((HEX2DEC(MID([.A302];5;2))-2+256*((HEX2DEC(MID([.A302];5;2))-2)&lt;0));2);MID([.A302];7;2))" office:value-type="string" office:string-value="6B07D522">
            <text:p>6B07D522</text:p>
          </table:table-cell>
          <table:table-cell table:style-name="ce1" table:formula="of:=CONCATENATE([.E110];MID([.A43];3;2);DEC2HEX((HEX2DEC(MID([.A43];5;2))-2+256*((HEX2DEC(MID([.A43];5;2))-2)&lt;0));2);MID([.A43];7;2))" office:value-type="string" office:string-value="6B1AEC99">
            <text:p>6B1AEC99</text:p>
          </table:table-cell>
          <table:table-cell table:style-name="ce1" table:formula="of:=CONCATENATE([.E110];MID([.A44];3;2);DEC2HEX((HEX2DEC(MID([.A44];5;2))-2+256*((HEX2DEC(MID([.A44];5;2))-2)&lt;0));2);MID([.A44];7;2))" office:value-type="string" office:string-value="6BBE08CC">
            <text:p>6BBE08CC</text:p>
          </table:table-cell>
          <table:table-cell table:style-name="ce1" table:formula="of:=CONCATENATE([.E110];MID([.A41];3;2);DEC2HEX((HEX2DEC(MID([.A41];5;2))-2+256*((HEX2DEC(MID([.A41];5;2))-2)&lt;0));2);MID([.A41];7;2))" office:value-type="string" office:string-value="6BD2B433">
            <text:p>6BD2B433</text:p>
          </table:table-cell>
          <table:table-cell table:style-name="ce1" table:formula="of:=CONCATENATE([.E110];MID([.A42];3;2);DEC2HEX((HEX2DEC(MID([.A42];5;2))-2+256*((HEX2DEC(MID([.A42];5;2))-2)&lt;0));2);MID([.A42];7;2))" office:value-type="string" office:string-value="6B76D066">
            <text:p>6B76D066</text:p>
          </table:table-cell>
          <table:table-cell/>
          <table:table-cell table:style-name="ce1" table:formula="of:=CONCATENATE([.E110];MID([.A243];3;2);DEC2HEX((HEX2DEC(MID([.A243];5;2))-3+256*((HEX2DEC(MID([.A243];5;2))-3)&lt;0));2);MID([.A243];7;2))" office:value-type="string" office:string-value="6B70A411">
            <text:p>6B70A411</text:p>
          </table:table-cell>
          <table:table-cell table:style-name="ce1" table:formula="of:=CONCATENATE([.E110];MID([.A244];3;2);DEC2HEX((HEX2DEC(MID([.A244];5;2))-3+256*((HEX2DEC(MID([.A244];5;2))-3)&lt;0));2);MID([.A244];7;2))" office:value-type="string" office:string-value="6B14C044">
            <text:p>6B14C044</text:p>
          </table:table-cell>
          <table:table-cell table:style-name="ce1" table:formula="of:=CONCATENATE([.E110];MID([.A81];3;2);DEC2HEX((HEX2DEC(MID([.A81];5;2))-3+256*((HEX2DEC(MID([.A81];5;2))-3)&lt;0));2);MID([.A81];7;2))" office:value-type="string" office:string-value="6B49E5BB">
            <text:p>6B49E5BB</text:p>
          </table:table-cell>
          <table:table-cell table:style-name="ce1" table:formula="of:=CONCATENATE([.E110];MID([.A82];3;2);DEC2HEX((HEX2DEC(MID([.A82];5;2))-3+256*((HEX2DEC(MID([.A82];5;2))-3)&lt;0));2);MID([.A82];7;2))" office:value-type="string" office:string-value="6BED01EE">
            <text:p>6BED01EE</text:p>
          </table:table-cell>
          <table:table-cell table:formula="of:=CONCATENATE([.E110];MID([.A79];3;2);DEC2HEX((HEX2DEC(MID([.A79];5;2))-3+256*((HEX2DEC(MID([.A79];5;2))-3)&lt;0));2);MID([.A79];7;2))" office:value-type="string" office:string-value="6B01AD55">
            <text:p>6B01AD55</text:p>
          </table:table-cell>
          <table:table-cell table:style-name="ce1" table:formula="of:=CONCATENATE([.E110];MID([.A336];3;2);DEC2HEX((HEX2DEC(MID([.A336];5;2))-3+256*((HEX2DEC(MID([.A336];5;2))-3)&lt;0));2);MID([.A336];7;2))" office:value-type="string" office:string-value="6BA5C988">
            <text:p>6BA5C988</text:p>
          </table:table-cell>
          <table:table-cell table:style-name="ce1" table:formula="of:=CONCATENATE([.E110];MID([.A77];3;2);DEC2HEX((HEX2DEC(MID([.A77];5;2))-3+256*((HEX2DEC(MID([.A77];5;2))-3)&lt;0));2);MID([.A77];7;2))" office:value-type="string" office:string-value="6BB8E0FF">
            <text:p>6BB8E0FF</text:p>
          </table:table-cell>
          <table:table-cell table:style-name="ce1" table:formula="of:=CONCATENATE([.E110];MID([.A78];3;2);DEC2HEX((HEX2DEC(MID([.A78];5;2))-3+256*((HEX2DEC(MID([.A78];5;2))-3)&lt;0));2);MID([.A78];7;2))" office:value-type="string" office:string-value="6B6DFC22">
            <text:p>6B6DFC22</text:p>
          </table:table-cell>
          <table:table-cell table:style-name="ce6" table:formula="of:=CONCATENATE([.E110];MID([.A331];3;2);DEC2HEX((HEX2DEC(MID([.A331];5;2))-3+256*((HEX2DEC(MID([.A331];5;2))-3)&lt;0));2);MID([.A331];7;2))" office:value-type="string" office:string-value="6B70A899">
            <text:p>6B70A899</text:p>
          </table:table-cell>
          <table:table-cell table:style-name="ce1" table:formula="of:=CONCATENATE([.E110];MID([.A76];3;2);DEC2HEX((HEX2DEC(MID([.A76];5;2))-3+256*((HEX2DEC(MID([.A76];5;2))-3)&lt;0));2);MID([.A76];7;2))" office:value-type="string" office:string-value="6B14C4CC">
            <text:p>6B14C4CC</text:p>
          </table:table-cell>
          <table:table-cell/>
          <table:table-cell table:style-name="ce1" table:formula="of:=MID([.A110];3;2)" office:value-type="string" office:string-value="C3">
            <text:p>C3</text:p>
          </table:table-cell>
          <table:table-cell table:style-name="ce1" table:formula="of:=MID([.A110];5;2)" office:value-type="string" office:string-value="BC">
            <text:p>BC</text:p>
          </table:table-cell>
          <table:table-cell table:formula="of:=IF((HEX2DEC([.Y110])-HEX2DEC([.Y109]))&gt;0;HEX2DEC([.Y110])-HEX2DEC([.Y109]);HEX2DEC([.Y110])-HEX2DEC([.Y109])+256)" office:value-type="float" office:value="165">
            <text:p>165</text:p>
          </table:table-cell>
          <table:table-cell table:formula="of:=IF((HEX2DEC([.Z110])-HEX2DEC([.Z109]))&gt;0;HEX2DEC([.Z110])-HEX2DEC([.Z109]);HEX2DEC([.Z110])-HEX2DEC([.Z109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C67D855</text:p>
          </table:table-cell>
          <table:table-cell office:value-type="string">
            <text:p>6C7AEFCC</text:p>
          </table:table-cell>
          <table:table-cell table:formula="of:=DEC2HEX(HEX2DEC([.C112])-1)" office:value-type="string" office:string-value="C">
            <text:p>C</text:p>
          </table:table-cell>
          <table:table-cell table:style-name="ce1" table:formula="of:=CONCATENATE((IF(LEN([.C111])=1;CONCATENATE(&quot;0&quot;;[.C111]);[.C111]));MID([.A111];3;2);DEC2HEX(HEX2DEC(MID([.A111];5;2))-63+256*((HEX2DEC(MID([.A111];5;2))-63)&lt;0));MID([.A111];7;2))" office:value-type="string" office:string-value="0C679955">
            <text:p>0C679955</text:p>
          </table:table-cell>
          <table:table-cell table:style-name="ce7" table:formula="of:=DEC2HEX(HEX2DEC([.E112])-1)" office:value-type="string" office:string-value="6C">
            <text:p>6C</text:p>
          </table:table-cell>
          <table:table-cell table:style-name="ce1" table:formula="of:=CONCATENATE([.E111];MID([.A49];3;2);DEC2HEX((HEX2DEC(MID([.A49];5;2))-2+256*((HEX2DEC(MID([.A49];5;2))-2)&lt;0));2);MID([.A49];7;2))" office:value-type="string" office:string-value="6CE3BEBB">
            <text:p>6CE3BEBB</text:p>
          </table:table-cell>
          <table:table-cell table:style-name="ce1" table:formula="of:=CONCATENATE([.E111];MID([.A302];3;2);DEC2HEX((HEX2DEC(MID([.A302];5;2))-2+256*((HEX2DEC(MID([.A302];5;2))-2)&lt;0));2);MID([.A302];7;2))" office:value-type="string" office:string-value="6C07D522">
            <text:p>6C07D522</text:p>
          </table:table-cell>
          <table:table-cell table:style-name="ce1" table:formula="of:=CONCATENATE([.E111];MID([.A303];3;2);DEC2HEX((HEX2DEC(MID([.A303];5;2))-2+256*((HEX2DEC(MID([.A303];5;2))-2)&lt;0));2);MID([.A303];7;2))" office:value-type="string" office:string-value="6CABF155">
            <text:p>6CABF155</text:p>
          </table:table-cell>
          <table:table-cell table:style-name="ce1" table:formula="of:=CONCATENATE([.E111];MID([.A44];3;2);DEC2HEX((HEX2DEC(MID([.A44];5;2))-2+256*((HEX2DEC(MID([.A44];5;2))-2)&lt;0));2);MID([.A44];7;2))" office:value-type="string" office:string-value="6CBE08CC">
            <text:p>6CBE08CC</text:p>
          </table:table-cell>
          <table:table-cell table:style-name="ce1" table:formula="of:=CONCATENATE([.E111];MID([.A45];3;2);DEC2HEX((HEX2DEC(MID([.A45];5;2))-2+256*((HEX2DEC(MID([.A45];5;2))-2)&lt;0));2);MID([.A45];7;2))" office:value-type="string" office:string-value="6C52B9FF">
            <text:p>6C52B9FF</text:p>
          </table:table-cell>
          <table:table-cell table:style-name="ce1" table:formula="of:=CONCATENATE([.E111];MID([.A42];3;2);DEC2HEX((HEX2DEC(MID([.A42];5;2))-2+256*((HEX2DEC(MID([.A42];5;2))-2)&lt;0));2);MID([.A42];7;2))" office:value-type="string" office:string-value="6C76D066">
            <text:p>6C76D066</text:p>
          </table:table-cell>
          <table:table-cell table:style-name="ce1" table:formula="of:=CONCATENATE([.E111];MID([.A43];3;2);DEC2HEX((HEX2DEC(MID([.A43];5;2))-2+256*((HEX2DEC(MID([.A43];5;2))-2)&lt;0));2);MID([.A43];7;2))" office:value-type="string" office:string-value="6C1AEC99">
            <text:p>6C1AEC99</text:p>
          </table:table-cell>
          <table:table-cell/>
          <table:table-cell table:style-name="ce1" table:formula="of:=CONCATENATE([.E111];MID([.A244];3;2);DEC2HEX((HEX2DEC(MID([.A244];5;2))-3+256*((HEX2DEC(MID([.A244];5;2))-3)&lt;0));2);MID([.A244];7;2))" office:value-type="string" office:string-value="6C14C044">
            <text:p>6C14C044</text:p>
          </table:table-cell>
          <table:table-cell table:style-name="ce1" table:formula="of:=CONCATENATE([.E111];MID([.A245];3;2);DEC2HEX((HEX2DEC(MID([.A245];5;2))-3+256*((HEX2DEC(MID([.A245];5;2))-3)&lt;0));2);MID([.A245];7;2))" office:value-type="string" office:string-value="6CB8DC77">
            <text:p>6CB8DC77</text:p>
          </table:table-cell>
          <table:table-cell table:style-name="ce1" table:formula="of:=CONCATENATE([.E111];MID([.A82];3;2);DEC2HEX((HEX2DEC(MID([.A82];5;2))-3+256*((HEX2DEC(MID([.A82];5;2))-3)&lt;0));2);MID([.A82];7;2))" office:value-type="string" office:string-value="6CED01EE">
            <text:p>6CED01EE</text:p>
          </table:table-cell>
          <table:table-cell table:style-name="ce1" table:formula="of:=CONCATENATE([.E111];MID([.A83];3;2);DEC2HEX((HEX2DEC(MID([.A83];5;2))-3+256*((HEX2DEC(MID([.A83];5;2))-3)&lt;0));2);MID([.A83];7;2))" office:value-type="string" office:string-value="6C92B211">
            <text:p>6C92B211</text:p>
          </table:table-cell>
          <table:table-cell table:formula="of:=CONCATENATE([.E111];MID([.A80];3;2);DEC2HEX((HEX2DEC(MID([.A80];5;2))-3+256*((HEX2DEC(MID([.A80];5;2))-3)&lt;0));2);MID([.A80];7;2))" office:value-type="string" office:string-value="6CA5C988">
            <text:p>6CA5C988</text:p>
          </table:table-cell>
          <table:table-cell table:style-name="ce1" table:formula="of:=CONCATENATE([.E111];MID([.A337];3;2);DEC2HEX((HEX2DEC(MID([.A337];5;2))-3+256*((HEX2DEC(MID([.A337];5;2))-3)&lt;0));2);MID([.A337];7;2))" office:value-type="string" office:string-value="6C49E5BB">
            <text:p>6C49E5BB</text:p>
          </table:table-cell>
          <table:table-cell table:style-name="ce1" table:formula="of:=CONCATENATE([.E111];MID([.A78];3;2);DEC2HEX((HEX2DEC(MID([.A78];5;2))-3+256*((HEX2DEC(MID([.A78];5;2))-3)&lt;0));2);MID([.A78];7;2))" office:value-type="string" office:string-value="6C6DFC22">
            <text:p>6C6DFC22</text:p>
          </table:table-cell>
          <table:table-cell table:style-name="ce1" table:formula="of:=CONCATENATE([.E111];MID([.A79];3;2);DEC2HEX((HEX2DEC(MID([.A79];5;2))-3+256*((HEX2DEC(MID([.A79];5;2))-3)&lt;0));2);MID([.A79];7;2))" office:value-type="string" office:string-value="6C01AD55">
            <text:p>6C01AD55</text:p>
          </table:table-cell>
          <table:table-cell table:style-name="ce6" table:formula="of:=CONCATENATE([.E111];MID([.A332];3;2);DEC2HEX((HEX2DEC(MID([.A332];5;2))-3+256*((HEX2DEC(MID([.A332];5;2))-3)&lt;0));2);MID([.A332];7;2))" office:value-type="string" office:string-value="6C14C4CC">
            <text:p>6C14C4CC</text:p>
          </table:table-cell>
          <table:table-cell table:style-name="ce1" table:formula="of:=CONCATENATE([.E111];MID([.A77];3;2);DEC2HEX((HEX2DEC(MID([.A77];5;2))-3+256*((HEX2DEC(MID([.A77];5;2))-3)&lt;0));2);MID([.A77];7;2))" office:value-type="string" office:string-value="6CB8E0FF">
            <text:p>6CB8E0FF</text:p>
          </table:table-cell>
          <table:table-cell/>
          <table:table-cell table:style-name="ce1" table:formula="of:=MID([.A111];3;2)" office:value-type="string" office:string-value="67">
            <text:p>67</text:p>
          </table:table-cell>
          <table:table-cell table:style-name="ce1" table:formula="of:=MID([.A111];5;2)" office:value-type="string" office:string-value="D8">
            <text:p>D8</text:p>
          </table:table-cell>
          <table:table-cell table:formula="of:=IF((HEX2DEC([.Y111])-HEX2DEC([.Y110]))&gt;0;HEX2DEC([.Y111])-HEX2DEC([.Y110]);HEX2DEC([.Y111])-HEX2DEC([.Y110])+256)" office:value-type="float" office:value="164">
            <text:p>164</text:p>
          </table:table-cell>
          <table:table-cell table:formula="of:=IF((HEX2DEC([.Z111])-HEX2DEC([.Z110]))&gt;0;HEX2DEC([.Z111])-HEX2DEC([.Z110]);HEX2DEC([.Z111])-HEX2DEC([.Z11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D0BF488</text:p>
          </table:table-cell>
          <table:table-cell office:value-type="string">
            <text:p>6D1E0BFF</text:p>
          </table:table-cell>
          <table:table-cell table:formula="of:=DEC2HEX(HEX2DEC([.C113])-1)" office:value-type="string" office:string-value="D">
            <text:p>D</text:p>
          </table:table-cell>
          <table:table-cell table:style-name="ce1" table:formula="of:=CONCATENATE((IF(LEN([.C112])=1;CONCATENATE(&quot;0&quot;;[.C112]);[.C112]));MID([.A112];3;2);DEC2HEX(HEX2DEC(MID([.A112];5;2))-63+256*((HEX2DEC(MID([.A112];5;2))-63)&lt;0));MID([.A112];7;2))" office:value-type="string" office:string-value="0D0BB588">
            <text:p>0D0BB588</text:p>
          </table:table-cell>
          <table:table-cell table:style-name="ce7" table:formula="of:=DEC2HEX(HEX2DEC([.E113])-1)" office:value-type="string" office:string-value="6D">
            <text:p>6D</text:p>
          </table:table-cell>
          <table:table-cell table:style-name="ce1" table:formula="of:=CONCATENATE([.E112];MID([.A50];3;2);DEC2HEX((HEX2DEC(MID([.A50];5;2))-2+256*((HEX2DEC(MID([.A50];5;2))-2)&lt;0));2);MID([.A50];7;2))" office:value-type="string" office:string-value="6D87DAEE">
            <text:p>6D87DAEE</text:p>
          </table:table-cell>
          <table:table-cell table:style-name="ce1" table:formula="of:=CONCATENATE([.E112];MID([.A303];3;2);DEC2HEX((HEX2DEC(MID([.A303];5;2))-2+256*((HEX2DEC(MID([.A303];5;2))-2)&lt;0));2);MID([.A303];7;2))" office:value-type="string" office:string-value="6DABF155">
            <text:p>6DABF155</text:p>
          </table:table-cell>
          <table:table-cell table:style-name="ce1" table:formula="of:=CONCATENATE([.E112];MID([.A304];3;2);DEC2HEX((HEX2DEC(MID([.A304];5;2))-2+256*((HEX2DEC(MID([.A304];5;2))-2)&lt;0));2);MID([.A304];7;2))" office:value-type="string" office:string-value="6D4F0D88">
            <text:p>6D4F0D88</text:p>
          </table:table-cell>
          <table:table-cell table:style-name="ce1" table:formula="of:=CONCATENATE([.E112];MID([.A45];3;2);DEC2HEX((HEX2DEC(MID([.A45];5;2))-2+256*((HEX2DEC(MID([.A45];5;2))-2)&lt;0));2);MID([.A45];7;2))" office:value-type="string" office:string-value="6D52B9FF">
            <text:p>6D52B9FF</text:p>
          </table:table-cell>
          <table:table-cell table:style-name="ce1" table:formula="of:=CONCATENATE([.E112];MID([.A46];3;2);DEC2HEX((HEX2DEC(MID([.A46];5;2))-2+256*((HEX2DEC(MID([.A46];5;2))-2)&lt;0));2);MID([.A46];7;2))" office:value-type="string" office:string-value="6D07D522">
            <text:p>6D07D522</text:p>
          </table:table-cell>
          <table:table-cell table:style-name="ce1" table:formula="of:=CONCATENATE([.E112];MID([.A43];3;2);DEC2HEX((HEX2DEC(MID([.A43];5;2))-2+256*((HEX2DEC(MID([.A43];5;2))-2)&lt;0));2);MID([.A43];7;2))" office:value-type="string" office:string-value="6D1AEC99">
            <text:p>6D1AEC99</text:p>
          </table:table-cell>
          <table:table-cell table:style-name="ce1" table:formula="of:=CONCATENATE([.E112];MID([.A44];3;2);DEC2HEX((HEX2DEC(MID([.A44];5;2))-2+256*((HEX2DEC(MID([.A44];5;2))-2)&lt;0));2);MID([.A44];7;2))" office:value-type="string" office:string-value="6DBE08CC">
            <text:p>6DBE08CC</text:p>
          </table:table-cell>
          <table:table-cell/>
          <table:table-cell table:style-name="ce1" table:formula="of:=CONCATENATE([.E112];MID([.A245];3;2);DEC2HEX((HEX2DEC(MID([.A245];5;2))-3+256*((HEX2DEC(MID([.A245];5;2))-3)&lt;0));2);MID([.A245];7;2))" office:value-type="string" office:string-value="6DB8DC77">
            <text:p>6DB8DC77</text:p>
          </table:table-cell>
          <table:table-cell table:style-name="ce1" table:formula="of:=CONCATENATE([.E112];MID([.A246];3;2);DEC2HEX((HEX2DEC(MID([.A246];5;2))-3+256*((HEX2DEC(MID([.A246];5;2))-3)&lt;0));2);MID([.A246];7;2))" office:value-type="string" office:string-value="6D5CF8AA">
            <text:p>6D5CF8AA</text:p>
          </table:table-cell>
          <table:table-cell table:style-name="ce1" table:formula="of:=CONCATENATE([.E112];MID([.A83];3;2);DEC2HEX((HEX2DEC(MID([.A83];5;2))-3+256*((HEX2DEC(MID([.A83];5;2))-3)&lt;0));2);MID([.A83];7;2))" office:value-type="string" office:string-value="6D92B211">
            <text:p>6D92B211</text:p>
          </table:table-cell>
          <table:table-cell table:style-name="ce1" table:formula="of:=CONCATENATE([.E112];MID([.A84];3;2);DEC2HEX((HEX2DEC(MID([.A84];5;2))-3+256*((HEX2DEC(MID([.A84];5;2))-3)&lt;0));2);MID([.A84];7;2))" office:value-type="string" office:string-value="6D36CE44">
            <text:p>6D36CE44</text:p>
          </table:table-cell>
          <table:table-cell table:formula="of:=CONCATENATE([.E112];MID([.A81];3;2);DEC2HEX((HEX2DEC(MID([.A81];5;2))-3+256*((HEX2DEC(MID([.A81];5;2))-3)&lt;0));2);MID([.A81];7;2))" office:value-type="string" office:string-value="6D49E5BB">
            <text:p>6D49E5BB</text:p>
          </table:table-cell>
          <table:table-cell table:style-name="ce1" table:formula="of:=CONCATENATE([.E112];MID([.A338];3;2);DEC2HEX((HEX2DEC(MID([.A338];5;2))-3+256*((HEX2DEC(MID([.A338];5;2))-3)&lt;0));2);MID([.A338];7;2))" office:value-type="string" office:string-value="6DED01EE">
            <text:p>6DED01EE</text:p>
          </table:table-cell>
          <table:table-cell table:style-name="ce1" table:formula="of:=CONCATENATE([.E112];MID([.A79];3;2);DEC2HEX((HEX2DEC(MID([.A79];5;2))-3+256*((HEX2DEC(MID([.A79];5;2))-3)&lt;0));2);MID([.A79];7;2))" office:value-type="string" office:string-value="6D01AD55">
            <text:p>6D01AD55</text:p>
          </table:table-cell>
          <table:table-cell table:style-name="ce1" table:formula="of:=CONCATENATE([.E112];MID([.A80];3;2);DEC2HEX((HEX2DEC(MID([.A80];5;2))-3+256*((HEX2DEC(MID([.A80];5;2))-3)&lt;0));2);MID([.A80];7;2))" office:value-type="string" office:string-value="6DA5C988">
            <text:p>6DA5C988</text:p>
          </table:table-cell>
          <table:table-cell table:style-name="ce6" table:formula="of:=CONCATENATE([.E112];MID([.A333];3;2);DEC2HEX((HEX2DEC(MID([.A333];5;2))-3+256*((HEX2DEC(MID([.A333];5;2))-3)&lt;0));2);MID([.A333];7;2))" office:value-type="string" office:string-value="6DB8E0FF">
            <text:p>6DB8E0FF</text:p>
          </table:table-cell>
          <table:table-cell table:style-name="ce1" table:formula="of:=CONCATENATE([.E112];MID([.A78];3;2);DEC2HEX((HEX2DEC(MID([.A78];5;2))-3+256*((HEX2DEC(MID([.A78];5;2))-3)&lt;0));2);MID([.A78];7;2))" office:value-type="string" office:string-value="6D6DFC22">
            <text:p>6D6DFC22</text:p>
          </table:table-cell>
          <table:table-cell/>
          <table:table-cell table:style-name="ce1" table:formula="of:=MID([.A112];3;2)" office:value-type="string" office:string-value="0B">
            <text:p>0B</text:p>
          </table:table-cell>
          <table:table-cell table:style-name="ce1" table:formula="of:=MID([.A112];5;2)" office:value-type="string" office:string-value="F4">
            <text:p>F4</text:p>
          </table:table-cell>
          <table:table-cell table:formula="of:=IF((HEX2DEC([.Y112])-HEX2DEC([.Y111]))&gt;0;HEX2DEC([.Y112])-HEX2DEC([.Y111]);HEX2DEC([.Y112])-HEX2DEC([.Y111])+256)" office:value-type="float" office:value="164">
            <text:p>164</text:p>
          </table:table-cell>
          <table:table-cell table:formula="of:=IF((HEX2DEC([.Z112])-HEX2DEC([.Z111]))&gt;0;HEX2DEC([.Z112])-HEX2DEC([.Z111]);HEX2DEC([.Z112])-HEX2DEC([.Z11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EAF10BB</text:p>
          </table:table-cell>
          <table:table-cell office:value-type="string">
            <text:p>6EC3BC22</text:p>
          </table:table-cell>
          <table:table-cell table:formula="of:=DEC2HEX(HEX2DEC([.C114])-1)" office:value-type="string" office:string-value="E">
            <text:p>E</text:p>
          </table:table-cell>
          <table:table-cell table:style-name="ce1" table:formula="of:=CONCATENATE((IF(LEN([.C113])=1;CONCATENATE(&quot;0&quot;;[.C113]);[.C113]));MID([.A113];3;2);DEC2HEX(HEX2DEC(MID([.A113];5;2))-63+256*((HEX2DEC(MID([.A113];5;2))-63)&lt;0));MID([.A113];7;2))" office:value-type="string" office:string-value="0EAFD1BB">
            <text:p>0EAFD1BB</text:p>
          </table:table-cell>
          <table:table-cell table:style-name="ce7" table:formula="of:=DEC2HEX(HEX2DEC([.E114])-1)" office:value-type="string" office:string-value="6E">
            <text:p>6E</text:p>
          </table:table-cell>
          <table:table-cell table:style-name="ce1" table:formula="of:=CONCATENATE([.E113];MID([.A51];3;2);DEC2HEX((HEX2DEC(MID([.A51];5;2))-2+256*((HEX2DEC(MID([.A51];5;2))-2)&lt;0));2);MID([.A51];7;2))" office:value-type="string" office:string-value="6E3CF611">
            <text:p>6E3CF611</text:p>
          </table:table-cell>
          <table:table-cell table:style-name="ce1" table:formula="of:=CONCATENATE([.E113];MID([.A304];3;2);DEC2HEX((HEX2DEC(MID([.A304];5;2))-2+256*((HEX2DEC(MID([.A304];5;2))-2)&lt;0));2);MID([.A304];7;2))" office:value-type="string" office:string-value="6E4F0D88">
            <text:p>6E4F0D88</text:p>
          </table:table-cell>
          <table:table-cell table:style-name="ce1" table:formula="of:=CONCATENATE([.E113];MID([.A305];3;2);DEC2HEX((HEX2DEC(MID([.A305];5;2))-2+256*((HEX2DEC(MID([.A305];5;2))-2)&lt;0));2);MID([.A305];7;2))" office:value-type="string" office:string-value="6EE3BEBB">
            <text:p>6EE3BEBB</text:p>
          </table:table-cell>
          <table:table-cell table:style-name="ce1" table:formula="of:=CONCATENATE([.E113];MID([.A46];3;2);DEC2HEX((HEX2DEC(MID([.A46];5;2))-2+256*((HEX2DEC(MID([.A46];5;2))-2)&lt;0));2);MID([.A46];7;2))" office:value-type="string" office:string-value="6E07D522">
            <text:p>6E07D522</text:p>
          </table:table-cell>
          <table:table-cell table:style-name="ce1" table:formula="of:=CONCATENATE([.E113];MID([.A47];3;2);DEC2HEX((HEX2DEC(MID([.A47];5;2))-2+256*((HEX2DEC(MID([.A47];5;2))-2)&lt;0));2);MID([.A47];7;2))" office:value-type="string" office:string-value="6EABF155">
            <text:p>6EABF155</text:p>
          </table:table-cell>
          <table:table-cell table:style-name="ce1" table:formula="of:=CONCATENATE([.E113];MID([.A44];3;2);DEC2HEX((HEX2DEC(MID([.A44];5;2))-2+256*((HEX2DEC(MID([.A44];5;2))-2)&lt;0));2);MID([.A44];7;2))" office:value-type="string" office:string-value="6EBE08CC">
            <text:p>6EBE08CC</text:p>
          </table:table-cell>
          <table:table-cell table:style-name="ce1" table:formula="of:=CONCATENATE([.E113];MID([.A45];3;2);DEC2HEX((HEX2DEC(MID([.A45];5;2))-2+256*((HEX2DEC(MID([.A45];5;2))-2)&lt;0));2);MID([.A45];7;2))" office:value-type="string" office:string-value="6E52B9FF">
            <text:p>6E52B9FF</text:p>
          </table:table-cell>
          <table:table-cell/>
          <table:table-cell table:style-name="ce1" table:formula="of:=CONCATENATE([.E113];MID([.A246];3;2);DEC2HEX((HEX2DEC(MID([.A246];5;2))-3+256*((HEX2DEC(MID([.A246];5;2))-3)&lt;0));2);MID([.A246];7;2))" office:value-type="string" office:string-value="6E5CF8AA">
            <text:p>6E5CF8AA</text:p>
          </table:table-cell>
          <table:table-cell table:style-name="ce1" table:formula="of:=CONCATENATE([.E113];MID([.A247];3;2);DEC2HEX((HEX2DEC(MID([.A247];5;2))-3+256*((HEX2DEC(MID([.A247];5;2))-3)&lt;0));2);MID([.A247];7;2))" office:value-type="string" office:string-value="6EF0A9DD">
            <text:p>6EF0A9DD</text:p>
          </table:table-cell>
          <table:table-cell table:style-name="ce1" table:formula="of:=CONCATENATE([.E113];MID([.A84];3;2);DEC2HEX((HEX2DEC(MID([.A84];5;2))-3+256*((HEX2DEC(MID([.A84];5;2))-3)&lt;0));2);MID([.A84];7;2))" office:value-type="string" office:string-value="6E36CE44">
            <text:p>6E36CE44</text:p>
          </table:table-cell>
          <table:table-cell table:style-name="ce1" table:formula="of:=CONCATENATE([.E113];MID([.A85];3;2);DEC2HEX((HEX2DEC(MID([.A85];5;2))-3+256*((HEX2DEC(MID([.A85];5;2))-3)&lt;0));2);MID([.A85];7;2))" office:value-type="string" office:string-value="6EDAEA77">
            <text:p>6EDAEA77</text:p>
          </table:table-cell>
          <table:table-cell table:formula="of:=CONCATENATE([.E113];MID([.A82];3;2);DEC2HEX((HEX2DEC(MID([.A82];5;2))-3+256*((HEX2DEC(MID([.A82];5;2))-3)&lt;0));2);MID([.A82];7;2))" office:value-type="string" office:string-value="6EED01EE">
            <text:p>6EED01EE</text:p>
          </table:table-cell>
          <table:table-cell table:style-name="ce1" table:formula="of:=CONCATENATE([.E113];MID([.A339];3;2);DEC2HEX((HEX2DEC(MID([.A339];5;2))-3+256*((HEX2DEC(MID([.A339];5;2))-3)&lt;0));2);MID([.A339];7;2))" office:value-type="string" office:string-value="6E92B211">
            <text:p>6E92B211</text:p>
          </table:table-cell>
          <table:table-cell table:style-name="ce1" table:formula="of:=CONCATENATE([.E113];MID([.A80];3;2);DEC2HEX((HEX2DEC(MID([.A80];5;2))-3+256*((HEX2DEC(MID([.A80];5;2))-3)&lt;0));2);MID([.A80];7;2))" office:value-type="string" office:string-value="6EA5C988">
            <text:p>6EA5C988</text:p>
          </table:table-cell>
          <table:table-cell table:style-name="ce1" table:formula="of:=CONCATENATE([.E113];MID([.A81];3;2);DEC2HEX((HEX2DEC(MID([.A81];5;2))-3+256*((HEX2DEC(MID([.A81];5;2))-3)&lt;0));2);MID([.A81];7;2))" office:value-type="string" office:string-value="6E49E5BB">
            <text:p>6E49E5BB</text:p>
          </table:table-cell>
          <table:table-cell table:style-name="ce6" table:formula="of:=CONCATENATE([.E113];MID([.A334];3;2);DEC2HEX((HEX2DEC(MID([.A334];5;2))-3+256*((HEX2DEC(MID([.A334];5;2))-3)&lt;0));2);MID([.A334];7;2))" office:value-type="string" office:string-value="6E6DFC22">
            <text:p>6E6DFC22</text:p>
          </table:table-cell>
          <table:table-cell table:style-name="ce1" table:formula="of:=CONCATENATE([.E113];MID([.A79];3;2);DEC2HEX((HEX2DEC(MID([.A79];5;2))-3+256*((HEX2DEC(MID([.A79];5;2))-3)&lt;0));2);MID([.A79];7;2))" office:value-type="string" office:string-value="6E01AD55">
            <text:p>6E01AD55</text:p>
          </table:table-cell>
          <table:table-cell/>
          <table:table-cell table:style-name="ce1" table:formula="of:=MID([.A113];3;2)" office:value-type="string" office:string-value="AF">
            <text:p>AF</text:p>
          </table:table-cell>
          <table:table-cell table:style-name="ce1" table:formula="of:=MID([.A113];5;2)" office:value-type="string" office:string-value="10">
            <text:p>10</text:p>
          </table:table-cell>
          <table:table-cell table:formula="of:=IF((HEX2DEC([.Y113])-HEX2DEC([.Y112]))&gt;0;HEX2DEC([.Y113])-HEX2DEC([.Y112]);HEX2DEC([.Y113])-HEX2DEC([.Y112])+256)" office:value-type="float" office:value="164">
            <text:p>164</text:p>
          </table:table-cell>
          <table:table-cell table:formula="of:=IF((HEX2DEC([.Z113])-HEX2DEC([.Z112]))&gt;0;HEX2DEC([.Z113])-HEX2DEC([.Z112]);HEX2DEC([.Z113])-HEX2DEC([.Z11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6F43C1EE</text:p>
          </table:table-cell>
          <table:table-cell table:style-name="ce2" office:value-type="string">
            <text:p>6F67D855</text:p>
          </table:table-cell>
          <table:table-cell table:formula="of:=DEC2HEX(HEX2DEC([.C115])-1)" office:value-type="string" office:string-value="F">
            <text:p>F</text:p>
          </table:table-cell>
          <table:table-cell table:style-name="ce1" table:formula="of:=CONCATENATE((IF(LEN([.C114])=1;CONCATENATE(&quot;0&quot;;[.C114]);[.C114]));MID([.A114];3;2);DEC2HEX(HEX2DEC(MID([.A114];5;2))-63+256*((HEX2DEC(MID([.A114];5;2))-63)&lt;0));MID([.A114];7;2))" office:value-type="string" office:string-value="0F4382EE">
            <text:p>0F4382EE</text:p>
          </table:table-cell>
          <table:table-cell table:style-name="ce7" table:formula="of:=DEC2HEX(HEX2DEC([.E115])-1)" office:value-type="string" office:string-value="6F">
            <text:p>6F</text:p>
          </table:table-cell>
          <table:table-cell table:style-name="ce1" table:formula="of:=CONCATENATE([.E114];MID([.A52];3;2);DEC2HEX((HEX2DEC(MID([.A52];5;2))-2+256*((HEX2DEC(MID([.A52];5;2))-2)&lt;0));2);MID([.A52];7;2))" office:value-type="string" office:string-value="6FD0A744">
            <text:p>6FD0A744</text:p>
          </table:table-cell>
          <table:table-cell table:style-name="ce1" table:formula="of:=CONCATENATE([.E114];MID([.A305];3;2);DEC2HEX((HEX2DEC(MID([.A305];5;2))-2+256*((HEX2DEC(MID([.A305];5;2))-2)&lt;0));2);MID([.A305];7;2))" office:value-type="string" office:string-value="6FE3BEBB">
            <text:p>6FE3BEBB</text:p>
          </table:table-cell>
          <table:table-cell table:style-name="ce1" table:formula="of:=CONCATENATE([.E114];MID([.A306];3;2);DEC2HEX((HEX2DEC(MID([.A306];5;2))-2+256*((HEX2DEC(MID([.A306];5;2))-2)&lt;0));2);MID([.A306];7;2))" office:value-type="string" office:string-value="6F87DAEE">
            <text:p>6F87DAEE</text:p>
          </table:table-cell>
          <table:table-cell table:style-name="ce1" table:formula="of:=CONCATENATE([.E114];MID([.A47];3;2);DEC2HEX((HEX2DEC(MID([.A47];5;2))-2+256*((HEX2DEC(MID([.A47];5;2))-2)&lt;0));2);MID([.A47];7;2))" office:value-type="string" office:string-value="6FABF155">
            <text:p>6FABF155</text:p>
          </table:table-cell>
          <table:table-cell table:style-name="ce1" table:formula="of:=CONCATENATE([.E114];MID([.A48];3;2);DEC2HEX((HEX2DEC(MID([.A48];5;2))-2+256*((HEX2DEC(MID([.A48];5;2))-2)&lt;0));2);MID([.A48];7;2))" office:value-type="string" office:string-value="6F4F0D88">
            <text:p>6F4F0D88</text:p>
          </table:table-cell>
          <table:table-cell table:style-name="ce1" table:formula="of:=CONCATENATE([.E114];MID([.A45];3;2);DEC2HEX((HEX2DEC(MID([.A45];5;2))-2+256*((HEX2DEC(MID([.A45];5;2))-2)&lt;0));2);MID([.A45];7;2))" office:value-type="string" office:string-value="6F52B9FF">
            <text:p>6F52B9FF</text:p>
          </table:table-cell>
          <table:table-cell table:style-name="ce1" table:formula="of:=CONCATENATE([.E114];MID([.A46];3;2);DEC2HEX((HEX2DEC(MID([.A46];5;2))-2+256*((HEX2DEC(MID([.A46];5;2))-2)&lt;0));2);MID([.A46];7;2))" office:value-type="string" office:string-value="6F07D522">
            <text:p>6F07D522</text:p>
          </table:table-cell>
          <table:table-cell/>
          <table:table-cell table:style-name="ce1" table:formula="of:=CONCATENATE([.E114];MID([.A247];3;2);DEC2HEX((HEX2DEC(MID([.A247];5;2))-3+256*((HEX2DEC(MID([.A247];5;2))-3)&lt;0));2);MID([.A247];7;2))" office:value-type="string" office:string-value="6FF0A9DD">
            <text:p>6FF0A9DD</text:p>
          </table:table-cell>
          <table:table-cell table:style-name="ce1" table:formula="of:=CONCATENATE([.E114];MID([.A248];3;2);DEC2HEX((HEX2DEC(MID([.A248];5;2))-3+256*((HEX2DEC(MID([.A248];5;2))-3)&lt;0));2);MID([.A248];7;2))" office:value-type="string" office:string-value="6FA5C500">
            <text:p>6FA5C500</text:p>
          </table:table-cell>
          <table:table-cell table:style-name="ce1" table:formula="of:=CONCATENATE([.E114];MID([.A85];3;2);DEC2HEX((HEX2DEC(MID([.A85];5;2))-3+256*((HEX2DEC(MID([.A85];5;2))-3)&lt;0));2);MID([.A85];7;2))" office:value-type="string" office:string-value="6FDAEA77">
            <text:p>6FDAEA77</text:p>
          </table:table-cell>
          <table:table-cell table:style-name="ce1" table:formula="of:=CONCATENATE([.E114];MID([.A86];3;2);DEC2HEX((HEX2DEC(MID([.A86];5;2))-3+256*((HEX2DEC(MID([.A86];5;2))-3)&lt;0));2);MID([.A86];7;2))" office:value-type="string" office:string-value="6F7E06AA">
            <text:p>6F7E06AA</text:p>
          </table:table-cell>
          <table:table-cell table:formula="of:=CONCATENATE([.E114];MID([.A83];3;2);DEC2HEX((HEX2DEC(MID([.A83];5;2))-3+256*((HEX2DEC(MID([.A83];5;2))-3)&lt;0));2);MID([.A83];7;2))" office:value-type="string" office:string-value="6F92B211">
            <text:p>6F92B211</text:p>
          </table:table-cell>
          <table:table-cell table:style-name="ce1" table:formula="of:=CONCATENATE([.E114];MID([.A340];3;2);DEC2HEX((HEX2DEC(MID([.A340];5;2))-3+256*((HEX2DEC(MID([.A340];5;2))-3)&lt;0));2);MID([.A340];7;2))" office:value-type="string" office:string-value="6F36CE44">
            <text:p>6F36CE44</text:p>
          </table:table-cell>
          <table:table-cell table:style-name="ce1" table:formula="of:=CONCATENATE([.E114];MID([.A81];3;2);DEC2HEX((HEX2DEC(MID([.A81];5;2))-3+256*((HEX2DEC(MID([.A81];5;2))-3)&lt;0));2);MID([.A81];7;2))" office:value-type="string" office:string-value="6F49E5BB">
            <text:p>6F49E5BB</text:p>
          </table:table-cell>
          <table:table-cell table:style-name="ce1" table:formula="of:=CONCATENATE([.E114];MID([.A82];3;2);DEC2HEX((HEX2DEC(MID([.A82];5;2))-3+256*((HEX2DEC(MID([.A82];5;2))-3)&lt;0));2);MID([.A82];7;2))" office:value-type="string" office:string-value="6FED01EE">
            <text:p>6FED01EE</text:p>
          </table:table-cell>
          <table:table-cell table:style-name="ce6" table:formula="of:=CONCATENATE([.E114];MID([.A335];3;2);DEC2HEX((HEX2DEC(MID([.A335];5;2))-3+256*((HEX2DEC(MID([.A335];5;2))-3)&lt;0));2);MID([.A335];7;2))" office:value-type="string" office:string-value="6F01AD55">
            <text:p>6F01AD55</text:p>
          </table:table-cell>
          <table:table-cell table:style-name="ce1" table:formula="of:=CONCATENATE([.E114];MID([.A80];3;2);DEC2HEX((HEX2DEC(MID([.A80];5;2))-3+256*((HEX2DEC(MID([.A80];5;2))-3)&lt;0));2);MID([.A80];7;2))" office:value-type="string" office:string-value="6FA5C988">
            <text:p>6FA5C988</text:p>
          </table:table-cell>
          <table:table-cell/>
          <table:table-cell table:style-name="ce1" table:formula="of:=MID([.A114];3;2)" office:value-type="string" office:string-value="43">
            <text:p>43</text:p>
          </table:table-cell>
          <table:table-cell table:style-name="ce1" table:formula="of:=MID([.A114];5;2)" office:value-type="string" office:string-value="C1">
            <text:p>C1</text:p>
          </table:table-cell>
          <table:table-cell table:formula="of:=IF((HEX2DEC([.Y114])-HEX2DEC([.Y113]))&gt;0;HEX2DEC([.Y114])-HEX2DEC([.Y113]);HEX2DEC([.Y114])-HEX2DEC([.Y113])+256)" office:value-type="float" office:value="148">
            <text:p>148</text:p>
          </table:table-cell>
          <table:table-cell table:formula="of:=IF((HEX2DEC([.Z114])-HEX2DEC([.Z113]))&gt;0;HEX2DEC([.Z114])-HEX2DEC([.Z113]);HEX2DEC([.Z114])-HEX2DEC([.Z11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0F8DD11</text:p>
          </table:table-cell>
          <table:table-cell office:value-type="string">
            <text:p>700BF488</text:p>
          </table:table-cell>
          <table:table-cell table:formula="of:=DEC2HEX(HEX2DEC([.C116])-1)" office:value-type="string" office:string-value="10">
            <text:p>10</text:p>
          </table:table-cell>
          <table:table-cell table:style-name="ce1" table:formula="of:=CONCATENATE([.C115];MID([.A115];3;2);DEC2HEX(HEX2DEC(MID([.A115];5;2))-63+256*((HEX2DEC(MID([.A115];5;2))-63)&lt;0));MID([.A115];7;2))" office:value-type="string" office:string-value="10F89E11">
            <text:p>10F89E11</text:p>
          </table:table-cell>
          <table:table-cell table:style-name="ce7" table:formula="of:=DEC2HEX(HEX2DEC([.E116])-1)" office:value-type="string" office:string-value="70">
            <text:p>70</text:p>
          </table:table-cell>
          <table:table-cell table:style-name="ce1" table:formula="of:=CONCATENATE([.E115];MID([.A53];3;2);DEC2HEX((HEX2DEC(MID([.A53];5;2))-2+256*((HEX2DEC(MID([.A53];5;2))-2)&lt;0));2);MID([.A53];7;2))" office:value-type="string" office:string-value="7074C377">
            <text:p>7074C377</text:p>
          </table:table-cell>
          <table:table-cell table:style-name="ce1" table:formula="of:=CONCATENATE([.E115];MID([.A306];3;2);DEC2HEX((HEX2DEC(MID([.A306];5;2))-2+256*((HEX2DEC(MID([.A306];5;2))-2)&lt;0));2);MID([.A306];7;2))" office:value-type="string" office:string-value="7087DAEE">
            <text:p>7087DAEE</text:p>
          </table:table-cell>
          <table:table-cell table:style-name="ce1" table:formula="of:=CONCATENATE([.E115];MID([.A307];3;2);DEC2HEX((HEX2DEC(MID([.A307];5;2))-2+256*((HEX2DEC(MID([.A307];5;2))-2)&lt;0));2);MID([.A307];7;2))" office:value-type="string" office:string-value="703CF611">
            <text:p>703CF611</text:p>
          </table:table-cell>
          <table:table-cell table:style-name="ce1" table:formula="of:=CONCATENATE([.E115];MID([.A48];3;2);DEC2HEX((HEX2DEC(MID([.A48];5;2))-2+256*((HEX2DEC(MID([.A48];5;2))-2)&lt;0));2);MID([.A48];7;2))" office:value-type="string" office:string-value="704F0D88">
            <text:p>704F0D88</text:p>
          </table:table-cell>
          <table:table-cell table:style-name="ce1" table:formula="of:=CONCATENATE([.E115];MID([.A49];3;2);DEC2HEX((HEX2DEC(MID([.A49];5;2))-2+256*((HEX2DEC(MID([.A49];5;2))-2)&lt;0));2);MID([.A49];7;2))" office:value-type="string" office:string-value="70E3BEBB">
            <text:p>70E3BEBB</text:p>
          </table:table-cell>
          <table:table-cell table:style-name="ce1" table:formula="of:=CONCATENATE([.E115];MID([.A46];3;2);DEC2HEX((HEX2DEC(MID([.A46];5;2))-2+256*((HEX2DEC(MID([.A46];5;2))-2)&lt;0));2);MID([.A46];7;2))" office:value-type="string" office:string-value="7007D522">
            <text:p>7007D522</text:p>
          </table:table-cell>
          <table:table-cell table:style-name="ce1" table:formula="of:=CONCATENATE([.E115];MID([.A47];3;2);DEC2HEX((HEX2DEC(MID([.A47];5;2))-2+256*((HEX2DEC(MID([.A47];5;2))-2)&lt;0));2);MID([.A47];7;2))" office:value-type="string" office:string-value="70ABF155">
            <text:p>70ABF155</text:p>
          </table:table-cell>
          <table:table-cell/>
          <table:table-cell table:style-name="ce1" table:formula="of:=CONCATENATE([.E115];MID([.A248];3;2);DEC2HEX((HEX2DEC(MID([.A248];5;2))-3+256*((HEX2DEC(MID([.A248];5;2))-3)&lt;0));2);MID([.A248];7;2))" office:value-type="string" office:string-value="70A5C500">
            <text:p>70A5C500</text:p>
          </table:table-cell>
          <table:table-cell table:style-name="ce1" table:formula="of:=CONCATENATE([.E115];MID([.A249];3;2);DEC2HEX((HEX2DEC(MID([.A249];5;2))-3+256*((HEX2DEC(MID([.A249];5;2))-3)&lt;0));2);MID([.A249];7;2))" office:value-type="string" office:string-value="7049E133">
            <text:p>7049E133</text:p>
          </table:table-cell>
          <table:table-cell table:style-name="ce1" table:formula="of:=CONCATENATE([.E115];MID([.A86];3;2);DEC2HEX((HEX2DEC(MID([.A86];5;2))-3+256*((HEX2DEC(MID([.A86];5;2))-3)&lt;0));2);MID([.A86];7;2))" office:value-type="string" office:string-value="707E06AA">
            <text:p>707E06AA</text:p>
          </table:table-cell>
          <table:table-cell table:style-name="ce1" table:formula="of:=CONCATENATE([.E115];MID([.A87];3;2);DEC2HEX((HEX2DEC(MID([.A87];5;2))-3+256*((HEX2DEC(MID([.A87];5;2))-3)&lt;0));2);MID([.A87];7;2))" office:value-type="string" office:string-value="7012B7DD">
            <text:p>7012B7DD</text:p>
          </table:table-cell>
          <table:table-cell table:formula="of:=CONCATENATE([.E115];MID([.A84];3;2);DEC2HEX((HEX2DEC(MID([.A84];5;2))-3+256*((HEX2DEC(MID([.A84];5;2))-3)&lt;0));2);MID([.A84];7;2))" office:value-type="string" office:string-value="7036CE44">
            <text:p>7036CE44</text:p>
          </table:table-cell>
          <table:table-cell table:style-name="ce1" table:formula="of:=CONCATENATE([.E115];MID([.A341];3;2);DEC2HEX((HEX2DEC(MID([.A341];5;2))-3+256*((HEX2DEC(MID([.A341];5;2))-3)&lt;0));2);MID([.A341];7;2))" office:value-type="string" office:string-value="70DAEA77">
            <text:p>70DAEA77</text:p>
          </table:table-cell>
          <table:table-cell table:style-name="ce1" table:formula="of:=CONCATENATE([.E115];MID([.A82];3;2);DEC2HEX((HEX2DEC(MID([.A82];5;2))-3+256*((HEX2DEC(MID([.A82];5;2))-3)&lt;0));2);MID([.A82];7;2))" office:value-type="string" office:string-value="70ED01EE">
            <text:p>70ED01EE</text:p>
          </table:table-cell>
          <table:table-cell table:style-name="ce1" table:formula="of:=CONCATENATE([.E115];MID([.A83];3;2);DEC2HEX((HEX2DEC(MID([.A83];5;2))-3+256*((HEX2DEC(MID([.A83];5;2))-3)&lt;0));2);MID([.A83];7;2))" office:value-type="string" office:string-value="7092B211">
            <text:p>7092B211</text:p>
          </table:table-cell>
          <table:table-cell table:style-name="ce6" table:formula="of:=CONCATENATE([.E115];MID([.A336];3;2);DEC2HEX((HEX2DEC(MID([.A336];5;2))-3+256*((HEX2DEC(MID([.A336];5;2))-3)&lt;0));2);MID([.A336];7;2))" office:value-type="string" office:string-value="70A5C988">
            <text:p>70A5C988</text:p>
          </table:table-cell>
          <table:table-cell table:style-name="ce1" table:formula="of:=CONCATENATE([.E115];MID([.A81];3;2);DEC2HEX((HEX2DEC(MID([.A81];5;2))-3+256*((HEX2DEC(MID([.A81];5;2))-3)&lt;0));2);MID([.A81];7;2))" office:value-type="string" office:string-value="7049E5BB">
            <text:p>7049E5BB</text:p>
          </table:table-cell>
          <table:table-cell/>
          <table:table-cell table:style-name="ce1" table:formula="of:=MID([.A115];3;2)" office:value-type="string" office:string-value="F8">
            <text:p>F8</text:p>
          </table:table-cell>
          <table:table-cell table:style-name="ce1" table:formula="of:=MID([.A115];5;2)" office:value-type="string" office:string-value="DD">
            <text:p>DD</text:p>
          </table:table-cell>
          <table:table-cell table:formula="of:=IF((HEX2DEC([.Y115])-HEX2DEC([.Y114]))&gt;0;HEX2DEC([.Y115])-HEX2DEC([.Y114]);HEX2DEC([.Y115])-HEX2DEC([.Y114])+256)" office:value-type="float" office:value="181">
            <text:p>181</text:p>
          </table:table-cell>
          <table:table-cell table:formula="of:=IF((HEX2DEC([.Z115])-HEX2DEC([.Z114]))&gt;0;HEX2DEC([.Z115])-HEX2DEC([.Z114]);HEX2DEC([.Z115])-HEX2DEC([.Z11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19CF944</text:p>
          </table:table-cell>
          <table:table-cell office:value-type="string">
            <text:p>71AF10BB</text:p>
          </table:table-cell>
          <table:table-cell table:formula="of:=DEC2HEX(HEX2DEC([.C117])-1)" office:value-type="string" office:string-value="11">
            <text:p>11</text:p>
          </table:table-cell>
          <table:table-cell table:style-name="ce1" table:formula="of:=CONCATENATE([.C116];MID([.A116];3;2);DEC2HEX(HEX2DEC(MID([.A116];5;2))-63+256*((HEX2DEC(MID([.A116];5;2))-63)&lt;0));MID([.A116];7;2))" office:value-type="string" office:string-value="119CBA44">
            <text:p>119CBA44</text:p>
          </table:table-cell>
          <table:table-cell table:style-name="ce7" table:formula="of:=DEC2HEX(HEX2DEC([.E117])-1)" office:value-type="string" office:string-value="71">
            <text:p>71</text:p>
          </table:table-cell>
          <table:table-cell table:style-name="ce1" table:formula="of:=CONCATENATE([.E116];MID([.A54];3;2);DEC2HEX((HEX2DEC(MID([.A54];5;2))-2+256*((HEX2DEC(MID([.A54];5;2))-2)&lt;0));2);MID([.A54];7;2))" office:value-type="string" office:string-value="7118DFAA">
            <text:p>7118DFAA</text:p>
          </table:table-cell>
          <table:table-cell table:style-name="ce1" table:formula="of:=CONCATENATE([.E116];MID([.A307];3;2);DEC2HEX((HEX2DEC(MID([.A307];5;2))-2+256*((HEX2DEC(MID([.A307];5;2))-2)&lt;0));2);MID([.A307];7;2))" office:value-type="string" office:string-value="713CF611">
            <text:p>713CF611</text:p>
          </table:table-cell>
          <table:table-cell table:style-name="ce1" table:formula="of:=CONCATENATE([.E116];MID([.A308];3;2);DEC2HEX((HEX2DEC(MID([.A308];5;2))-2+256*((HEX2DEC(MID([.A308];5;2))-2)&lt;0));2);MID([.A308];7;2))" office:value-type="string" office:string-value="71D0A744">
            <text:p>71D0A744</text:p>
          </table:table-cell>
          <table:table-cell table:style-name="ce1" table:formula="of:=CONCATENATE([.E116];MID([.A49];3;2);DEC2HEX((HEX2DEC(MID([.A49];5;2))-2+256*((HEX2DEC(MID([.A49];5;2))-2)&lt;0));2);MID([.A49];7;2))" office:value-type="string" office:string-value="71E3BEBB">
            <text:p>71E3BEBB</text:p>
          </table:table-cell>
          <table:table-cell table:style-name="ce1" table:formula="of:=CONCATENATE([.E116];MID([.A50];3;2);DEC2HEX((HEX2DEC(MID([.A50];5;2))-2+256*((HEX2DEC(MID([.A50];5;2))-2)&lt;0));2);MID([.A50];7;2))" office:value-type="string" office:string-value="7187DAEE">
            <text:p>7187DAEE</text:p>
          </table:table-cell>
          <table:table-cell table:style-name="ce1" table:formula="of:=CONCATENATE([.E116];MID([.A47];3;2);DEC2HEX((HEX2DEC(MID([.A47];5;2))-2+256*((HEX2DEC(MID([.A47];5;2))-2)&lt;0));2);MID([.A47];7;2))" office:value-type="string" office:string-value="71ABF155">
            <text:p>71ABF155</text:p>
          </table:table-cell>
          <table:table-cell table:style-name="ce1" table:formula="of:=CONCATENATE([.E116];MID([.A48];3;2);DEC2HEX((HEX2DEC(MID([.A48];5;2))-2+256*((HEX2DEC(MID([.A48];5;2))-2)&lt;0));2);MID([.A48];7;2))" office:value-type="string" office:string-value="714F0D88">
            <text:p>714F0D88</text:p>
          </table:table-cell>
          <table:table-cell/>
          <table:table-cell table:style-name="ce1" table:formula="of:=CONCATENATE([.E116];MID([.A249];3;2);DEC2HEX((HEX2DEC(MID([.A249];5;2))-3+256*((HEX2DEC(MID([.A249];5;2))-3)&lt;0));2);MID([.A249];7;2))" office:value-type="string" office:string-value="7149E133">
            <text:p>7149E133</text:p>
          </table:table-cell>
          <table:table-cell table:style-name="ce1" table:formula="of:=CONCATENATE([.E116];MID([.A250];3;2);DEC2HEX((HEX2DEC(MID([.A250];5;2))-3+256*((HEX2DEC(MID([.A250];5;2))-3)&lt;0));2);MID([.A250];7;2))" office:value-type="string" office:string-value="71EDFD66">
            <text:p>71EDFD66</text:p>
          </table:table-cell>
          <table:table-cell table:style-name="ce1" table:formula="of:=CONCATENATE([.E116];MID([.A87];3;2);DEC2HEX((HEX2DEC(MID([.A87];5;2))-3+256*((HEX2DEC(MID([.A87];5;2))-3)&lt;0));2);MID([.A87];7;2))" office:value-type="string" office:string-value="7112B7DD">
            <text:p>7112B7DD</text:p>
          </table:table-cell>
          <table:table-cell table:style-name="ce1" table:formula="of:=CONCATENATE([.E116];MID([.A88];3;2);DEC2HEX((HEX2DEC(MID([.A88];5;2))-3+256*((HEX2DEC(MID([.A88];5;2))-3)&lt;0));2);MID([.A88];7;2))" office:value-type="string" office:string-value="71C7D300">
            <text:p>71C7D300</text:p>
          </table:table-cell>
          <table:table-cell table:formula="of:=CONCATENATE([.E116];MID([.A85];3;2);DEC2HEX((HEX2DEC(MID([.A85];5;2))-3+256*((HEX2DEC(MID([.A85];5;2))-3)&lt;0));2);MID([.A85];7;2))" office:value-type="string" office:string-value="71DAEA77">
            <text:p>71DAEA77</text:p>
          </table:table-cell>
          <table:table-cell table:style-name="ce1" table:formula="of:=CONCATENATE([.E116];MID([.A342];3;2);DEC2HEX((HEX2DEC(MID([.A342];5;2))-3+256*((HEX2DEC(MID([.A342];5;2))-3)&lt;0));2);MID([.A342];7;2))" office:value-type="string" office:string-value="717E06AA">
            <text:p>717E06AA</text:p>
          </table:table-cell>
          <table:table-cell table:style-name="ce1" table:formula="of:=CONCATENATE([.E116];MID([.A83];3;2);DEC2HEX((HEX2DEC(MID([.A83];5;2))-3+256*((HEX2DEC(MID([.A83];5;2))-3)&lt;0));2);MID([.A83];7;2))" office:value-type="string" office:string-value="7192B211">
            <text:p>7192B211</text:p>
          </table:table-cell>
          <table:table-cell table:style-name="ce1" table:formula="of:=CONCATENATE([.E116];MID([.A84];3;2);DEC2HEX((HEX2DEC(MID([.A84];5;2))-3+256*((HEX2DEC(MID([.A84];5;2))-3)&lt;0));2);MID([.A84];7;2))" office:value-type="string" office:string-value="7136CE44">
            <text:p>7136CE44</text:p>
          </table:table-cell>
          <table:table-cell table:style-name="ce6" table:formula="of:=CONCATENATE([.E116];MID([.A337];3;2);DEC2HEX((HEX2DEC(MID([.A337];5;2))-3+256*((HEX2DEC(MID([.A337];5;2))-3)&lt;0));2);MID([.A337];7;2))" office:value-type="string" office:string-value="7149E5BB">
            <text:p>7149E5BB</text:p>
          </table:table-cell>
          <table:table-cell table:style-name="ce1" table:formula="of:=CONCATENATE([.E116];MID([.A82];3;2);DEC2HEX((HEX2DEC(MID([.A82];5;2))-3+256*((HEX2DEC(MID([.A82];5;2))-3)&lt;0));2);MID([.A82];7;2))" office:value-type="string" office:string-value="71ED01EE">
            <text:p>71ED01EE</text:p>
          </table:table-cell>
          <table:table-cell/>
          <table:table-cell table:style-name="ce1" table:formula="of:=MID([.A116];3;2)" office:value-type="string" office:string-value="9C">
            <text:p>9C</text:p>
          </table:table-cell>
          <table:table-cell table:style-name="ce1" table:formula="of:=MID([.A116];5;2)" office:value-type="string" office:string-value="F9">
            <text:p>F9</text:p>
          </table:table-cell>
          <table:table-cell table:formula="of:=IF((HEX2DEC([.Y116])-HEX2DEC([.Y115]))&gt;0;HEX2DEC([.Y116])-HEX2DEC([.Y115]);HEX2DEC([.Y116])-HEX2DEC([.Y115])+256)" office:value-type="float" office:value="164">
            <text:p>164</text:p>
          </table:table-cell>
          <table:table-cell table:formula="of:=IF((HEX2DEC([.Z116])-HEX2DEC([.Z115]))&gt;0;HEX2DEC([.Z116])-HEX2DEC([.Z115]);HEX2DEC([.Z116])-HEX2DEC([.Z11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230AA77</text:p>
          </table:table-cell>
          <table:table-cell office:value-type="string">
            <text:p>7243C1EE</text:p>
          </table:table-cell>
          <table:table-cell table:formula="of:=DEC2HEX(HEX2DEC([.C118])-1)" office:value-type="string" office:string-value="12">
            <text:p>12</text:p>
          </table:table-cell>
          <table:table-cell table:style-name="ce1" table:formula="of:=CONCATENATE([.C117];MID([.A117];3;2);DEC2HEX(HEX2DEC(MID([.A117];5;2))-63+256*((HEX2DEC(MID([.A117];5;2))-63)&lt;0));MID([.A117];7;2))" office:value-type="string" office:string-value="12306B77">
            <text:p>12306B77</text:p>
          </table:table-cell>
          <table:table-cell table:style-name="ce7" table:formula="of:=DEC2HEX(HEX2DEC([.E118])-1)" office:value-type="string" office:string-value="72">
            <text:p>72</text:p>
          </table:table-cell>
          <table:table-cell table:style-name="ce1" table:formula="of:=CONCATENATE([.E117];MID([.A55];3;2);DEC2HEX((HEX2DEC(MID([.A55];5;2))-2+256*((HEX2DEC(MID([.A55];5;2))-2)&lt;0));2);MID([.A55];7;2))" office:value-type="string" office:string-value="72BCFBDD">
            <text:p>72BCFBDD</text:p>
          </table:table-cell>
          <table:table-cell table:style-name="ce1" table:formula="of:=CONCATENATE([.E117];MID([.A308];3;2);DEC2HEX((HEX2DEC(MID([.A308];5;2))-2+256*((HEX2DEC(MID([.A308];5;2))-2)&lt;0));2);MID([.A308];7;2))" office:value-type="string" office:string-value="72D0A744">
            <text:p>72D0A744</text:p>
          </table:table-cell>
          <table:table-cell table:style-name="ce1" table:formula="of:=CONCATENATE([.E117];MID([.A309];3;2);DEC2HEX((HEX2DEC(MID([.A309];5;2))-2+256*((HEX2DEC(MID([.A309];5;2))-2)&lt;0));2);MID([.A309];7;2))" office:value-type="string" office:string-value="7274C377">
            <text:p>7274C377</text:p>
          </table:table-cell>
          <table:table-cell table:style-name="ce1" table:formula="of:=CONCATENATE([.E117];MID([.A50];3;2);DEC2HEX((HEX2DEC(MID([.A50];5;2))-2+256*((HEX2DEC(MID([.A50];5;2))-2)&lt;0));2);MID([.A50];7;2))" office:value-type="string" office:string-value="7287DAEE">
            <text:p>7287DAEE</text:p>
          </table:table-cell>
          <table:table-cell table:style-name="ce1" table:formula="of:=CONCATENATE([.E117];MID([.A51];3;2);DEC2HEX((HEX2DEC(MID([.A51];5;2))-2+256*((HEX2DEC(MID([.A51];5;2))-2)&lt;0));2);MID([.A51];7;2))" office:value-type="string" office:string-value="723CF611">
            <text:p>723CF611</text:p>
          </table:table-cell>
          <table:table-cell table:style-name="ce1" table:formula="of:=CONCATENATE([.E117];MID([.A48];3;2);DEC2HEX((HEX2DEC(MID([.A48];5;2))-2+256*((HEX2DEC(MID([.A48];5;2))-2)&lt;0));2);MID([.A48];7;2))" office:value-type="string" office:string-value="724F0D88">
            <text:p>724F0D88</text:p>
          </table:table-cell>
          <table:table-cell table:style-name="ce1" table:formula="of:=CONCATENATE([.E117];MID([.A49];3;2);DEC2HEX((HEX2DEC(MID([.A49];5;2))-2+256*((HEX2DEC(MID([.A49];5;2))-2)&lt;0));2);MID([.A49];7;2))" office:value-type="string" office:string-value="72E3BEBB">
            <text:p>72E3BEBB</text:p>
          </table:table-cell>
          <table:table-cell/>
          <table:table-cell table:style-name="ce1" table:formula="of:=CONCATENATE([.E117];MID([.A250];3;2);DEC2HEX((HEX2DEC(MID([.A250];5;2))-3+256*((HEX2DEC(MID([.A250];5;2))-3)&lt;0));2);MID([.A250];7;2))" office:value-type="string" office:string-value="72EDFD66">
            <text:p>72EDFD66</text:p>
          </table:table-cell>
          <table:table-cell table:style-name="ce1" table:formula="of:=CONCATENATE([.E117];MID([.A251];3;2);DEC2HEX((HEX2DEC(MID([.A251];5;2))-3+256*((HEX2DEC(MID([.A251];5;2))-3)&lt;0));2);MID([.A251];7;2))" office:value-type="string" office:string-value="7281AE99">
            <text:p>7281AE99</text:p>
          </table:table-cell>
          <table:table-cell table:style-name="ce1" table:formula="of:=CONCATENATE([.E117];MID([.A88];3;2);DEC2HEX((HEX2DEC(MID([.A88];5;2))-3+256*((HEX2DEC(MID([.A88];5;2))-3)&lt;0));2);MID([.A88];7;2))" office:value-type="string" office:string-value="72C7D300">
            <text:p>72C7D300</text:p>
          </table:table-cell>
          <table:table-cell table:style-name="ce1" table:formula="of:=CONCATENATE([.E117];MID([.A89];3;2);DEC2HEX((HEX2DEC(MID([.A89];5;2))-3+256*((HEX2DEC(MID([.A89];5;2))-3)&lt;0));2);MID([.A89];7;2))" office:value-type="string" office:string-value="726BEF33">
            <text:p>726BEF33</text:p>
          </table:table-cell>
          <table:table-cell table:formula="of:=CONCATENATE([.E117];MID([.A86];3;2);DEC2HEX((HEX2DEC(MID([.A86];5;2))-3+256*((HEX2DEC(MID([.A86];5;2))-3)&lt;0));2);MID([.A86];7;2))" office:value-type="string" office:string-value="727E06AA">
            <text:p>727E06AA</text:p>
          </table:table-cell>
          <table:table-cell table:style-name="ce1" table:formula="of:=CONCATENATE([.E117];MID([.A343];3;2);DEC2HEX((HEX2DEC(MID([.A343];5;2))-3+256*((HEX2DEC(MID([.A343];5;2))-3)&lt;0));2);MID([.A343];7;2))" office:value-type="string" office:string-value="7212B7DD">
            <text:p>7212B7DD</text:p>
          </table:table-cell>
          <table:table-cell table:style-name="ce1" table:formula="of:=CONCATENATE([.E117];MID([.A84];3;2);DEC2HEX((HEX2DEC(MID([.A84];5;2))-3+256*((HEX2DEC(MID([.A84];5;2))-3)&lt;0));2);MID([.A84];7;2))" office:value-type="string" office:string-value="7236CE44">
            <text:p>7236CE44</text:p>
          </table:table-cell>
          <table:table-cell table:style-name="ce1" table:formula="of:=CONCATENATE([.E117];MID([.A85];3;2);DEC2HEX((HEX2DEC(MID([.A85];5;2))-3+256*((HEX2DEC(MID([.A85];5;2))-3)&lt;0));2);MID([.A85];7;2))" office:value-type="string" office:string-value="72DAEA77">
            <text:p>72DAEA77</text:p>
          </table:table-cell>
          <table:table-cell table:style-name="ce6" table:formula="of:=CONCATENATE([.E117];MID([.A338];3;2);DEC2HEX((HEX2DEC(MID([.A338];5;2))-3+256*((HEX2DEC(MID([.A338];5;2))-3)&lt;0));2);MID([.A338];7;2))" office:value-type="string" office:string-value="72ED01EE">
            <text:p>72ED01EE</text:p>
          </table:table-cell>
          <table:table-cell table:style-name="ce1" table:formula="of:=CONCATENATE([.E117];MID([.A83];3;2);DEC2HEX((HEX2DEC(MID([.A83];5;2))-3+256*((HEX2DEC(MID([.A83];5;2))-3)&lt;0));2);MID([.A83];7;2))" office:value-type="string" office:string-value="7292B211">
            <text:p>7292B211</text:p>
          </table:table-cell>
          <table:table-cell/>
          <table:table-cell table:style-name="ce1" table:formula="of:=MID([.A117];3;2)" office:value-type="string" office:string-value="30">
            <text:p>30</text:p>
          </table:table-cell>
          <table:table-cell table:style-name="ce1" table:formula="of:=MID([.A117];5;2)" office:value-type="string" office:string-value="AA">
            <text:p>AA</text:p>
          </table:table-cell>
          <table:table-cell table:formula="of:=IF((HEX2DEC([.Y117])-HEX2DEC([.Y116]))&gt;0;HEX2DEC([.Y117])-HEX2DEC([.Y116]);HEX2DEC([.Y117])-HEX2DEC([.Y116])+256)" office:value-type="float" office:value="148">
            <text:p>148</text:p>
          </table:table-cell>
          <table:table-cell table:formula="of:=IF((HEX2DEC([.Z117])-HEX2DEC([.Z116]))&gt;0;HEX2DEC([.Z117])-HEX2DEC([.Z116]);HEX2DEC([.Z117])-HEX2DEC([.Z11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3D4C6AA</text:p>
          </table:table-cell>
          <table:table-cell office:value-type="string">
            <text:p>73F8DD11</text:p>
          </table:table-cell>
          <table:table-cell table:formula="of:=DEC2HEX(HEX2DEC([.C119])-1)" office:value-type="string" office:string-value="13">
            <text:p>13</text:p>
          </table:table-cell>
          <table:table-cell table:style-name="ce1" table:formula="of:=CONCATENATE([.C118];MID([.A118];3;2);DEC2HEX(HEX2DEC(MID([.A118];5;2))-63+256*((HEX2DEC(MID([.A118];5;2))-63)&lt;0));MID([.A118];7;2))" office:value-type="string" office:string-value="13D487AA">
            <text:p>13D487AA</text:p>
          </table:table-cell>
          <table:table-cell table:style-name="ce7" table:formula="of:=DEC2HEX(HEX2DEC([.E119])-1)" office:value-type="string" office:string-value="73">
            <text:p>73</text:p>
          </table:table-cell>
          <table:table-cell table:style-name="ce1" table:formula="of:=CONCATENATE([.E118];MID([.A56];3;2);DEC2HEX((HEX2DEC(MID([.A56];5;2))-2+256*((HEX2DEC(MID([.A56];5;2))-2)&lt;0));2);MID([.A56];7;2))" office:value-type="string" office:string-value="7361AC00">
            <text:p>7361AC00</text:p>
          </table:table-cell>
          <table:table-cell table:style-name="ce1" table:formula="of:=CONCATENATE([.E118];MID([.A309];3;2);DEC2HEX((HEX2DEC(MID([.A309];5;2))-2+256*((HEX2DEC(MID([.A309];5;2))-2)&lt;0));2);MID([.A309];7;2))" office:value-type="string" office:string-value="7374C377">
            <text:p>7374C377</text:p>
          </table:table-cell>
          <table:table-cell table:style-name="ce1" table:formula="of:=CONCATENATE([.E118];MID([.A310];3;2);DEC2HEX((HEX2DEC(MID([.A310];5;2))-2+256*((HEX2DEC(MID([.A310];5;2))-2)&lt;0));2);MID([.A310];7;2))" office:value-type="string" office:string-value="7318DFAA">
            <text:p>7318DFAA</text:p>
          </table:table-cell>
          <table:table-cell table:style-name="ce1" table:formula="of:=CONCATENATE([.E118];MID([.A51];3;2);DEC2HEX((HEX2DEC(MID([.A51];5;2))-2+256*((HEX2DEC(MID([.A51];5;2))-2)&lt;0));2);MID([.A51];7;2))" office:value-type="string" office:string-value="733CF611">
            <text:p>733CF611</text:p>
          </table:table-cell>
          <table:table-cell table:style-name="ce1" table:formula="of:=CONCATENATE([.E118];MID([.A52];3;2);DEC2HEX((HEX2DEC(MID([.A52];5;2))-2+256*((HEX2DEC(MID([.A52];5;2))-2)&lt;0));2);MID([.A52];7;2))" office:value-type="string" office:string-value="73D0A744">
            <text:p>73D0A744</text:p>
          </table:table-cell>
          <table:table-cell table:style-name="ce1" table:formula="of:=CONCATENATE([.E118];MID([.A49];3;2);DEC2HEX((HEX2DEC(MID([.A49];5;2))-2+256*((HEX2DEC(MID([.A49];5;2))-2)&lt;0));2);MID([.A49];7;2))" office:value-type="string" office:string-value="73E3BEBB">
            <text:p>73E3BEBB</text:p>
          </table:table-cell>
          <table:table-cell table:style-name="ce1" table:formula="of:=CONCATENATE([.E118];MID([.A50];3;2);DEC2HEX((HEX2DEC(MID([.A50];5;2))-2+256*((HEX2DEC(MID([.A50];5;2))-2)&lt;0));2);MID([.A50];7;2))" office:value-type="string" office:string-value="7387DAEE">
            <text:p>7387DAEE</text:p>
          </table:table-cell>
          <table:table-cell/>
          <table:table-cell table:style-name="ce1" table:formula="of:=CONCATENATE([.E118];MID([.A251];3;2);DEC2HEX((HEX2DEC(MID([.A251];5;2))-3+256*((HEX2DEC(MID([.A251];5;2))-3)&lt;0));2);MID([.A251];7;2))" office:value-type="string" office:string-value="7381AE99">
            <text:p>7381AE99</text:p>
          </table:table-cell>
          <table:table-cell table:style-name="ce1" table:formula="of:=CONCATENATE([.E118];MID([.A252];3;2);DEC2HEX((HEX2DEC(MID([.A252];5;2))-3+256*((HEX2DEC(MID([.A252];5;2))-3)&lt;0));2);MID([.A252];7;2))" office:value-type="string" office:string-value="7325CACC">
            <text:p>7325CACC</text:p>
          </table:table-cell>
          <table:table-cell table:style-name="ce1" table:formula="of:=CONCATENATE([.E118];MID([.A89];3;2);DEC2HEX((HEX2DEC(MID([.A89];5;2))-3+256*((HEX2DEC(MID([.A89];5;2))-3)&lt;0));2);MID([.A89];7;2))" office:value-type="string" office:string-value="736BEF33">
            <text:p>736BEF33</text:p>
          </table:table-cell>
          <table:table-cell table:style-name="ce1" table:formula="of:=CONCATENATE([.E118];MID([.A90];3;2);DEC2HEX((HEX2DEC(MID([.A90];5;2))-3+256*((HEX2DEC(MID([.A90];5;2))-3)&lt;0));2);MID([.A90];7;2))" office:value-type="string" office:string-value="730F0B66">
            <text:p>730F0B66</text:p>
          </table:table-cell>
          <table:table-cell table:formula="of:=CONCATENATE([.E118];MID([.A87];3;2);DEC2HEX((HEX2DEC(MID([.A87];5;2))-3+256*((HEX2DEC(MID([.A87];5;2))-3)&lt;0));2);MID([.A87];7;2))" office:value-type="string" office:string-value="7312B7DD">
            <text:p>7312B7DD</text:p>
          </table:table-cell>
          <table:table-cell table:style-name="ce1" table:formula="of:=CONCATENATE([.E118];MID([.A344];3;2);DEC2HEX((HEX2DEC(MID([.A344];5;2))-3+256*((HEX2DEC(MID([.A344];5;2))-3)&lt;0));2);MID([.A344];7;2))" office:value-type="string" office:string-value="73C7D300">
            <text:p>73C7D300</text:p>
          </table:table-cell>
          <table:table-cell table:style-name="ce1" table:formula="of:=CONCATENATE([.E118];MID([.A85];3;2);DEC2HEX((HEX2DEC(MID([.A85];5;2))-3+256*((HEX2DEC(MID([.A85];5;2))-3)&lt;0));2);MID([.A85];7;2))" office:value-type="string" office:string-value="73DAEA77">
            <text:p>73DAEA77</text:p>
          </table:table-cell>
          <table:table-cell table:style-name="ce1" table:formula="of:=CONCATENATE([.E118];MID([.A86];3;2);DEC2HEX((HEX2DEC(MID([.A86];5;2))-3+256*((HEX2DEC(MID([.A86];5;2))-3)&lt;0));2);MID([.A86];7;2))" office:value-type="string" office:string-value="737E06AA">
            <text:p>737E06AA</text:p>
          </table:table-cell>
          <table:table-cell table:style-name="ce6" table:formula="of:=CONCATENATE([.E118];MID([.A339];3;2);DEC2HEX((HEX2DEC(MID([.A339];5;2))-3+256*((HEX2DEC(MID([.A339];5;2))-3)&lt;0));2);MID([.A339];7;2))" office:value-type="string" office:string-value="7392B211">
            <text:p>7392B211</text:p>
          </table:table-cell>
          <table:table-cell table:style-name="ce1" table:formula="of:=CONCATENATE([.E118];MID([.A84];3;2);DEC2HEX((HEX2DEC(MID([.A84];5;2))-3+256*((HEX2DEC(MID([.A84];5;2))-3)&lt;0));2);MID([.A84];7;2))" office:value-type="string" office:string-value="7336CE44">
            <text:p>7336CE44</text:p>
          </table:table-cell>
          <table:table-cell/>
          <table:table-cell table:style-name="ce1" table:formula="of:=MID([.A118];3;2)" office:value-type="string" office:string-value="D4">
            <text:p>D4</text:p>
          </table:table-cell>
          <table:table-cell table:style-name="ce1" table:formula="of:=MID([.A118];5;2)" office:value-type="string" office:string-value="C6">
            <text:p>C6</text:p>
          </table:table-cell>
          <table:table-cell table:formula="of:=IF((HEX2DEC([.Y118])-HEX2DEC([.Y117]))&gt;0;HEX2DEC([.Y118])-HEX2DEC([.Y117]);HEX2DEC([.Y118])-HEX2DEC([.Y117])+256)" office:value-type="float" office:value="164">
            <text:p>164</text:p>
          </table:table-cell>
          <table:table-cell table:formula="of:=IF((HEX2DEC([.Z118])-HEX2DEC([.Z117]))&gt;0;HEX2DEC([.Z118])-HEX2DEC([.Z117]);HEX2DEC([.Z118])-HEX2DEC([.Z11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478E2DD</text:p>
          </table:table-cell>
          <table:table-cell table:style-name="ce6" table:formula="of:=CONCATENATE(DEC2HEX(HEX2DEC(MID([.B118];1;2))+1);MID([.A116];3;6))" office:value-type="string" office:string-value="749CF944">
            <text:p>749CF944</text:p>
          </table:table-cell>
          <table:table-cell table:formula="of:=DEC2HEX(HEX2DEC([.C120])-1)" office:value-type="string" office:string-value="14">
            <text:p>14</text:p>
          </table:table-cell>
          <table:table-cell table:style-name="ce1" table:formula="of:=CONCATENATE([.C119];MID([.A119];3;2);DEC2HEX(HEX2DEC(MID([.A119];5;2))-63+256*((HEX2DEC(MID([.A119];5;2))-63)&lt;0));MID([.A119];7;2))" office:value-type="string" office:string-value="1478A3DD">
            <text:p>1478A3DD</text:p>
          </table:table-cell>
          <table:table-cell table:style-name="ce7" table:formula="of:=DEC2HEX(HEX2DEC([.E120])-1)" office:value-type="string" office:string-value="74">
            <text:p>74</text:p>
          </table:table-cell>
          <table:table-cell table:style-name="ce1" table:formula="of:=CONCATENATE([.E119];MID([.A57];3;2);DEC2HEX((HEX2DEC(MID([.A57];5;2))-2+256*((HEX2DEC(MID([.A57];5;2))-2)&lt;0));2);MID([.A57];7;2))" office:value-type="string" office:string-value="7405C833">
            <text:p>7405C833</text:p>
          </table:table-cell>
          <table:table-cell table:style-name="ce1" table:formula="of:=CONCATENATE([.E119];MID([.A310];3;2);DEC2HEX((HEX2DEC(MID([.A310];5;2))-2+256*((HEX2DEC(MID([.A310];5;2))-2)&lt;0));2);MID([.A310];7;2))" office:value-type="string" office:string-value="7418DFAA">
            <text:p>7418DFAA</text:p>
          </table:table-cell>
          <table:table-cell table:style-name="ce1" table:formula="of:=CONCATENATE([.E119];MID([.A311];3;2);DEC2HEX((HEX2DEC(MID([.A311];5;2))-2+256*((HEX2DEC(MID([.A311];5;2))-2)&lt;0));2);MID([.A311];7;2))" office:value-type="string" office:string-value="74BCFBDD">
            <text:p>74BCFBDD</text:p>
          </table:table-cell>
          <table:table-cell table:style-name="ce1" table:formula="of:=CONCATENATE([.E119];MID([.A52];3;2);DEC2HEX((HEX2DEC(MID([.A52];5;2))-2+256*((HEX2DEC(MID([.A52];5;2))-2)&lt;0));2);MID([.A52];7;2))" office:value-type="string" office:string-value="74D0A744">
            <text:p>74D0A744</text:p>
          </table:table-cell>
          <table:table-cell table:style-name="ce1" table:formula="of:=CONCATENATE([.E119];MID([.A53];3;2);DEC2HEX((HEX2DEC(MID([.A53];5;2))-2+256*((HEX2DEC(MID([.A53];5;2))-2)&lt;0));2);MID([.A53];7;2))" office:value-type="string" office:string-value="7474C377">
            <text:p>7474C377</text:p>
          </table:table-cell>
          <table:table-cell table:style-name="ce1" table:formula="of:=CONCATENATE([.E119];MID([.A50];3;2);DEC2HEX((HEX2DEC(MID([.A50];5;2))-2+256*((HEX2DEC(MID([.A50];5;2))-2)&lt;0));2);MID([.A50];7;2))" office:value-type="string" office:string-value="7487DAEE">
            <text:p>7487DAEE</text:p>
          </table:table-cell>
          <table:table-cell table:style-name="ce1" table:formula="of:=CONCATENATE([.E119];MID([.A51];3;2);DEC2HEX((HEX2DEC(MID([.A51];5;2))-2+256*((HEX2DEC(MID([.A51];5;2))-2)&lt;0));2);MID([.A51];7;2))" office:value-type="string" office:string-value="743CF611">
            <text:p>743CF611</text:p>
          </table:table-cell>
          <table:table-cell/>
          <table:table-cell table:style-name="ce1" table:formula="of:=CONCATENATE([.E119];MID([.A252];3;2);DEC2HEX((HEX2DEC(MID([.A252];5;2))-3+256*((HEX2DEC(MID([.A252];5;2))-3)&lt;0));2);MID([.A252];7;2))" office:value-type="string" office:string-value="7425CACC">
            <text:p>7425CACC</text:p>
          </table:table-cell>
          <table:table-cell table:style-name="ce1" table:formula="of:=CONCATENATE([.E119];MID([.A253];3;2);DEC2HEX((HEX2DEC(MID([.A253];5;2))-3+256*((HEX2DEC(MID([.A253];5;2))-3)&lt;0));2);MID([.A253];7;2))" office:value-type="string" office:string-value="74C9E6FF">
            <text:p>74C9E6FF</text:p>
          </table:table-cell>
          <table:table-cell table:style-name="ce1" table:formula="of:=CONCATENATE([.E119];MID([.A90];3;2);DEC2HEX((HEX2DEC(MID([.A90];5;2))-3+256*((HEX2DEC(MID([.A90];5;2))-3)&lt;0));2);MID([.A90];7;2))" office:value-type="string" office:string-value="740F0B66">
            <text:p>740F0B66</text:p>
          </table:table-cell>
          <table:table-cell table:style-name="ce1" table:formula="of:=CONCATENATE([.E119];MID([.A91];3;2);DEC2HEX((HEX2DEC(MID([.A91];5;2))-3+256*((HEX2DEC(MID([.A91];5;2))-3)&lt;0));2);MID([.A91];7;2))" office:value-type="string" office:string-value="74A3BC99">
            <text:p>74A3BC99</text:p>
          </table:table-cell>
          <table:table-cell table:formula="of:=CONCATENATE([.E119];MID([.A88];3;2);DEC2HEX((HEX2DEC(MID([.A88];5;2))-3+256*((HEX2DEC(MID([.A88];5;2))-3)&lt;0));2);MID([.A88];7;2))" office:value-type="string" office:string-value="74C7D300">
            <text:p>74C7D300</text:p>
          </table:table-cell>
          <table:table-cell table:style-name="ce1" table:formula="of:=CONCATENATE([.E119];MID([.A345];3;2);DEC2HEX((HEX2DEC(MID([.A345];5;2))-3+256*((HEX2DEC(MID([.A345];5;2))-3)&lt;0));2);MID([.A345];7;2))" office:value-type="string" office:string-value="746BEF33">
            <text:p>746BEF33</text:p>
          </table:table-cell>
          <table:table-cell table:style-name="ce1" table:formula="of:=CONCATENATE([.E119];MID([.A86];3;2);DEC2HEX((HEX2DEC(MID([.A86];5;2))-3+256*((HEX2DEC(MID([.A86];5;2))-3)&lt;0));2);MID([.A86];7;2))" office:value-type="string" office:string-value="747E06AA">
            <text:p>747E06AA</text:p>
          </table:table-cell>
          <table:table-cell table:style-name="ce1" table:formula="of:=CONCATENATE([.E119];MID([.A87];3;2);DEC2HEX((HEX2DEC(MID([.A87];5;2))-3+256*((HEX2DEC(MID([.A87];5;2))-3)&lt;0));2);MID([.A87];7;2))" office:value-type="string" office:string-value="7412B7DD">
            <text:p>7412B7DD</text:p>
          </table:table-cell>
          <table:table-cell table:style-name="ce6" table:formula="of:=CONCATENATE([.E119];MID([.A340];3;2);DEC2HEX((HEX2DEC(MID([.A340];5;2))-3+256*((HEX2DEC(MID([.A340];5;2))-3)&lt;0));2);MID([.A340];7;2))" office:value-type="string" office:string-value="7436CE44">
            <text:p>7436CE44</text:p>
          </table:table-cell>
          <table:table-cell table:style-name="ce1" table:formula="of:=CONCATENATE([.E119];MID([.A85];3;2);DEC2HEX((HEX2DEC(MID([.A85];5;2))-3+256*((HEX2DEC(MID([.A85];5;2))-3)&lt;0));2);MID([.A85];7;2))" office:value-type="string" office:string-value="74DAEA77">
            <text:p>74DAEA77</text:p>
          </table:table-cell>
          <table:table-cell/>
          <table:table-cell table:style-name="ce1" table:formula="of:=MID([.A119];3;2)" office:value-type="string" office:string-value="78">
            <text:p>78</text:p>
          </table:table-cell>
          <table:table-cell table:style-name="ce1" table:formula="of:=MID([.A119];5;2)" office:value-type="string" office:string-value="E2">
            <text:p>E2</text:p>
          </table:table-cell>
          <table:table-cell table:formula="of:=IF((HEX2DEC([.Y119])-HEX2DEC([.Y118]))&gt;0;HEX2DEC([.Y119])-HEX2DEC([.Y118]);HEX2DEC([.Y119])-HEX2DEC([.Y118])+256)" office:value-type="float" office:value="164">
            <text:p>164</text:p>
          </table:table-cell>
          <table:table-cell table:formula="of:=IF((HEX2DEC([.Z119])-HEX2DEC([.Z118]))&gt;0;HEX2DEC([.Z119])-HEX2DEC([.Z118]);HEX2DEC([.Z119])-HEX2DEC([.Z11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52DFE00</text:p>
          </table:table-cell>
          <table:table-cell office:value-type="string">
            <text:p>7530AA77</text:p>
          </table:table-cell>
          <table:table-cell table:formula="of:=DEC2HEX(HEX2DEC([.C121])-1)" office:value-type="string" office:string-value="15">
            <text:p>15</text:p>
          </table:table-cell>
          <table:table-cell table:style-name="ce1" table:formula="of:=CONCATENATE([.C120];MID([.A120];3;2);DEC2HEX(HEX2DEC(MID([.A120];5;2))-63+256*((HEX2DEC(MID([.A120];5;2))-63)&lt;0));MID([.A120];7;2))" office:value-type="string" office:string-value="152DBF00">
            <text:p>152DBF00</text:p>
          </table:table-cell>
          <table:table-cell table:style-name="ce7" table:formula="of:=DEC2HEX(HEX2DEC([.E121])-1)" office:value-type="string" office:string-value="75">
            <text:p>75</text:p>
          </table:table-cell>
          <table:table-cell table:style-name="ce1" table:formula="of:=CONCATENATE([.E120];MID([.A58];3;2);DEC2HEX((HEX2DEC(MID([.A58];5;2))-2+256*((HEX2DEC(MID([.A58];5;2))-2)&lt;0));2);MID([.A58];7;2))" office:value-type="string" office:string-value="75A9E466">
            <text:p>75A9E466</text:p>
          </table:table-cell>
          <table:table-cell table:style-name="ce1" table:formula="of:=CONCATENATE([.E120];MID([.A311];3;2);DEC2HEX((HEX2DEC(MID([.A311];5;2))-2+256*((HEX2DEC(MID([.A311];5;2))-2)&lt;0));2);MID([.A311];7;2))" office:value-type="string" office:string-value="75BCFBDD">
            <text:p>75BCFBDD</text:p>
          </table:table-cell>
          <table:table-cell table:style-name="ce1" table:formula="of:=CONCATENATE([.E120];MID([.A312];3;2);DEC2HEX((HEX2DEC(MID([.A312];5;2))-2+256*((HEX2DEC(MID([.A312];5;2))-2)&lt;0));2);MID([.A312];7;2))" office:value-type="string" office:string-value="7561AC00">
            <text:p>7561AC00</text:p>
          </table:table-cell>
          <table:table-cell table:style-name="ce1" table:formula="of:=CONCATENATE([.E120];MID([.A53];3;2);DEC2HEX((HEX2DEC(MID([.A53];5;2))-2+256*((HEX2DEC(MID([.A53];5;2))-2)&lt;0));2);MID([.A53];7;2))" office:value-type="string" office:string-value="7574C377">
            <text:p>7574C377</text:p>
          </table:table-cell>
          <table:table-cell table:style-name="ce1" table:formula="of:=CONCATENATE([.E120];MID([.A54];3;2);DEC2HEX((HEX2DEC(MID([.A54];5;2))-2+256*((HEX2DEC(MID([.A54];5;2))-2)&lt;0));2);MID([.A54];7;2))" office:value-type="string" office:string-value="7518DFAA">
            <text:p>7518DFAA</text:p>
          </table:table-cell>
          <table:table-cell table:style-name="ce1" table:formula="of:=CONCATENATE([.E120];MID([.A51];3;2);DEC2HEX((HEX2DEC(MID([.A51];5;2))-2+256*((HEX2DEC(MID([.A51];5;2))-2)&lt;0));2);MID([.A51];7;2))" office:value-type="string" office:string-value="753CF611">
            <text:p>753CF611</text:p>
          </table:table-cell>
          <table:table-cell table:style-name="ce1" table:formula="of:=CONCATENATE([.E120];MID([.A52];3;2);DEC2HEX((HEX2DEC(MID([.A52];5;2))-2+256*((HEX2DEC(MID([.A52];5;2))-2)&lt;0));2);MID([.A52];7;2))" office:value-type="string" office:string-value="75D0A744">
            <text:p>75D0A744</text:p>
          </table:table-cell>
          <table:table-cell/>
          <table:table-cell table:style-name="ce1" table:formula="of:=CONCATENATE([.E120];MID([.A253];3;2);DEC2HEX((HEX2DEC(MID([.A253];5;2))-3+256*((HEX2DEC(MID([.A253];5;2))-3)&lt;0));2);MID([.A253];7;2))" office:value-type="string" office:string-value="75C9E6FF">
            <text:p>75C9E6FF</text:p>
          </table:table-cell>
          <table:table-cell table:style-name="ce1" table:formula="of:=CONCATENATE([.E120];MID([.A254];3;2);DEC2HEX((HEX2DEC(MID([.A254];5;2))-3+256*((HEX2DEC(MID([.A254];5;2))-3)&lt;0));2);MID([.A254];7;2))" office:value-type="string" office:string-value="757E0222">
            <text:p>757E0222</text:p>
          </table:table-cell>
          <table:table-cell table:style-name="ce1" table:formula="of:=CONCATENATE([.E120];MID([.A91];3;2);DEC2HEX((HEX2DEC(MID([.A91];5;2))-3+256*((HEX2DEC(MID([.A91];5;2))-3)&lt;0));2);MID([.A91];7;2))" office:value-type="string" office:string-value="75A3BC99">
            <text:p>75A3BC99</text:p>
          </table:table-cell>
          <table:table-cell table:style-name="ce1" table:formula="of:=CONCATENATE([.E120];MID([.A92];3;2);DEC2HEX((HEX2DEC(MID([.A92];5;2))-3+256*((HEX2DEC(MID([.A92];5;2))-3)&lt;0));2);MID([.A92];7;2))" office:value-type="string" office:string-value="7547D8CC">
            <text:p>7547D8CC</text:p>
          </table:table-cell>
          <table:table-cell table:formula="of:=CONCATENATE([.E120];MID([.A89];3;2);DEC2HEX((HEX2DEC(MID([.A89];5;2))-3+256*((HEX2DEC(MID([.A89];5;2))-3)&lt;0));2);MID([.A89];7;2))" office:value-type="string" office:string-value="756BEF33">
            <text:p>756BEF33</text:p>
          </table:table-cell>
          <table:table-cell table:style-name="ce1" table:formula="of:=CONCATENATE([.E120];MID([.A346];3;2);DEC2HEX((HEX2DEC(MID([.A346];5;2))-3+256*((HEX2DEC(MID([.A346];5;2))-3)&lt;0));2);MID([.A346];7;2))" office:value-type="string" office:string-value="750F0B66">
            <text:p>750F0B66</text:p>
          </table:table-cell>
          <table:table-cell table:style-name="ce1" table:formula="of:=CONCATENATE([.E120];MID([.A87];3;2);DEC2HEX((HEX2DEC(MID([.A87];5;2))-3+256*((HEX2DEC(MID([.A87];5;2))-3)&lt;0));2);MID([.A87];7;2))" office:value-type="string" office:string-value="7512B7DD">
            <text:p>7512B7DD</text:p>
          </table:table-cell>
          <table:table-cell table:style-name="ce1" table:formula="of:=CONCATENATE([.E120];MID([.A88];3;2);DEC2HEX((HEX2DEC(MID([.A88];5;2))-3+256*((HEX2DEC(MID([.A88];5;2))-3)&lt;0));2);MID([.A88];7;2))" office:value-type="string" office:string-value="75C7D300">
            <text:p>75C7D300</text:p>
          </table:table-cell>
          <table:table-cell table:style-name="ce6" table:formula="of:=CONCATENATE([.E120];MID([.A341];3;2);DEC2HEX((HEX2DEC(MID([.A341];5;2))-3+256*((HEX2DEC(MID([.A341];5;2))-3)&lt;0));2);MID([.A341];7;2))" office:value-type="string" office:string-value="75DAEA77">
            <text:p>75DAEA77</text:p>
          </table:table-cell>
          <table:table-cell table:style-name="ce1" table:formula="of:=CONCATENATE([.E120];MID([.A86];3;2);DEC2HEX((HEX2DEC(MID([.A86];5;2))-3+256*((HEX2DEC(MID([.A86];5;2))-3)&lt;0));2);MID([.A86];7;2))" office:value-type="string" office:string-value="757E06AA">
            <text:p>757E06AA</text:p>
          </table:table-cell>
          <table:table-cell/>
          <table:table-cell table:style-name="ce1" table:formula="of:=MID([.A120];3;2)" office:value-type="string" office:string-value="2D">
            <text:p>2D</text:p>
          </table:table-cell>
          <table:table-cell table:style-name="ce1" table:formula="of:=MID([.A120];5;2)" office:value-type="string" office:string-value="FE">
            <text:p>FE</text:p>
          </table:table-cell>
          <table:table-cell table:formula="of:=IF((HEX2DEC([.Y120])-HEX2DEC([.Y119]))&gt;0;HEX2DEC([.Y120])-HEX2DEC([.Y119]);HEX2DEC([.Y120])-HEX2DEC([.Y119])+256)" office:value-type="float" office:value="181">
            <text:p>181</text:p>
          </table:table-cell>
          <table:table-cell table:formula="of:=IF((HEX2DEC([.Z120])-HEX2DEC([.Z119]))&gt;0;HEX2DEC([.Z120])-HEX2DEC([.Z119]);HEX2DEC([.Z120])-HEX2DEC([.Z11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6C1AF33</text:p>
          </table:table-cell>
          <table:table-cell office:value-type="string">
            <text:p>76D4C6AA</text:p>
          </table:table-cell>
          <table:table-cell table:formula="of:=DEC2HEX(HEX2DEC([.C122])-1)" office:value-type="string" office:string-value="16">
            <text:p>16</text:p>
          </table:table-cell>
          <table:table-cell table:style-name="ce1" table:formula="of:=CONCATENATE([.C121];MID([.A121];3;2);DEC2HEX(HEX2DEC(MID([.A121];5;2))-63+256*((HEX2DEC(MID([.A121];5;2))-63)&lt;0));MID([.A121];7;2))" office:value-type="string" office:string-value="16C17033">
            <text:p>16C17033</text:p>
          </table:table-cell>
          <table:table-cell table:style-name="ce7" table:formula="of:=DEC2HEX(HEX2DEC([.E122])-1)" office:value-type="string" office:string-value="76">
            <text:p>76</text:p>
          </table:table-cell>
          <table:table-cell table:style-name="ce1" table:formula="of:=CONCATENATE([.E121];MID([.A59];3;2);DEC2HEX((HEX2DEC(MID([.A59];5;2))-2+256*((HEX2DEC(MID([.A59];5;2))-2)&lt;0));2);MID([.A59];7;2))" office:value-type="string" office:string-value="764D0099">
            <text:p>764D0099</text:p>
          </table:table-cell>
          <table:table-cell table:style-name="ce1" table:formula="of:=CONCATENATE([.E121];MID([.A312];3;2);DEC2HEX((HEX2DEC(MID([.A312];5;2))-2+256*((HEX2DEC(MID([.A312];5;2))-2)&lt;0));2);MID([.A312];7;2))" office:value-type="string" office:string-value="7661AC00">
            <text:p>7661AC00</text:p>
          </table:table-cell>
          <table:table-cell table:style-name="ce1" table:formula="of:=CONCATENATE([.E121];MID([.A313];3;2);DEC2HEX((HEX2DEC(MID([.A313];5;2))-2+256*((HEX2DEC(MID([.A313];5;2))-2)&lt;0));2);MID([.A313];7;2))" office:value-type="string" office:string-value="7605C833">
            <text:p>7605C833</text:p>
          </table:table-cell>
          <table:table-cell table:style-name="ce1" table:formula="of:=CONCATENATE([.E121];MID([.A54];3;2);DEC2HEX((HEX2DEC(MID([.A54];5;2))-2+256*((HEX2DEC(MID([.A54];5;2))-2)&lt;0));2);MID([.A54];7;2))" office:value-type="string" office:string-value="7618DFAA">
            <text:p>7618DFAA</text:p>
          </table:table-cell>
          <table:table-cell table:style-name="ce1" table:formula="of:=CONCATENATE([.E121];MID([.A55];3;2);DEC2HEX((HEX2DEC(MID([.A55];5;2))-2+256*((HEX2DEC(MID([.A55];5;2))-2)&lt;0));2);MID([.A55];7;2))" office:value-type="string" office:string-value="76BCFBDD">
            <text:p>76BCFBDD</text:p>
          </table:table-cell>
          <table:table-cell table:style-name="ce1" table:formula="of:=CONCATENATE([.E121];MID([.A52];3;2);DEC2HEX((HEX2DEC(MID([.A52];5;2))-2+256*((HEX2DEC(MID([.A52];5;2))-2)&lt;0));2);MID([.A52];7;2))" office:value-type="string" office:string-value="76D0A744">
            <text:p>76D0A744</text:p>
          </table:table-cell>
          <table:table-cell table:style-name="ce1" table:formula="of:=CONCATENATE([.E121];MID([.A53];3;2);DEC2HEX((HEX2DEC(MID([.A53];5;2))-2+256*((HEX2DEC(MID([.A53];5;2))-2)&lt;0));2);MID([.A53];7;2))" office:value-type="string" office:string-value="7674C377">
            <text:p>7674C377</text:p>
          </table:table-cell>
          <table:table-cell/>
          <table:table-cell table:style-name="ce1" table:formula="of:=CONCATENATE([.E121];MID([.A254];3;2);DEC2HEX((HEX2DEC(MID([.A254];5;2))-3+256*((HEX2DEC(MID([.A254];5;2))-3)&lt;0));2);MID([.A254];7;2))" office:value-type="string" office:string-value="767E0222">
            <text:p>767E0222</text:p>
          </table:table-cell>
          <table:table-cell table:style-name="ce1" table:formula="of:=CONCATENATE([.E121];MID([.A255];3;2);DEC2HEX((HEX2DEC(MID([.A255];5;2))-3+256*((HEX2DEC(MID([.A255];5;2))-3)&lt;0));2);MID([.A255];7;2))" office:value-type="string" office:string-value="7612B355">
            <text:p>7612B355</text:p>
          </table:table-cell>
          <table:table-cell table:style-name="ce1" table:formula="of:=CONCATENATE([.E121];MID([.A92];3;2);DEC2HEX((HEX2DEC(MID([.A92];5;2))-3+256*((HEX2DEC(MID([.A92];5;2))-3)&lt;0));2);MID([.A92];7;2))" office:value-type="string" office:string-value="7647D8CC">
            <text:p>7647D8CC</text:p>
          </table:table-cell>
          <table:table-cell table:style-name="ce1" table:formula="of:=CONCATENATE([.E121];MID([.A93];3;2);DEC2HEX((HEX2DEC(MID([.A93];5;2))-3+256*((HEX2DEC(MID([.A93];5;2))-3)&lt;0));2);MID([.A93];7;2))" office:value-type="string" office:string-value="76EBF4FF">
            <text:p>76EBF4FF</text:p>
          </table:table-cell>
          <table:table-cell table:formula="of:=CONCATENATE([.E121];MID([.A90];3;2);DEC2HEX((HEX2DEC(MID([.A90];5;2))-3+256*((HEX2DEC(MID([.A90];5;2))-3)&lt;0));2);MID([.A90];7;2))" office:value-type="string" office:string-value="760F0B66">
            <text:p>760F0B66</text:p>
          </table:table-cell>
          <table:table-cell table:style-name="ce1" table:formula="of:=CONCATENATE([.E121];MID([.A347];3;2);DEC2HEX((HEX2DEC(MID([.A347];5;2))-3+256*((HEX2DEC(MID([.A347];5;2))-3)&lt;0));2);MID([.A347];7;2))" office:value-type="string" office:string-value="76A3BC99">
            <text:p>76A3BC99</text:p>
          </table:table-cell>
          <table:table-cell table:style-name="ce1" table:formula="of:=CONCATENATE([.E121];MID([.A88];3;2);DEC2HEX((HEX2DEC(MID([.A88];5;2))-3+256*((HEX2DEC(MID([.A88];5;2))-3)&lt;0));2);MID([.A88];7;2))" office:value-type="string" office:string-value="76C7D300">
            <text:p>76C7D300</text:p>
          </table:table-cell>
          <table:table-cell table:style-name="ce1" table:formula="of:=CONCATENATE([.E121];MID([.A89];3;2);DEC2HEX((HEX2DEC(MID([.A89];5;2))-3+256*((HEX2DEC(MID([.A89];5;2))-3)&lt;0));2);MID([.A89];7;2))" office:value-type="string" office:string-value="766BEF33">
            <text:p>766BEF33</text:p>
          </table:table-cell>
          <table:table-cell table:style-name="ce6" table:formula="of:=CONCATENATE([.E121];MID([.A342];3;2);DEC2HEX((HEX2DEC(MID([.A342];5;2))-3+256*((HEX2DEC(MID([.A342];5;2))-3)&lt;0));2);MID([.A342];7;2))" office:value-type="string" office:string-value="767E06AA">
            <text:p>767E06AA</text:p>
          </table:table-cell>
          <table:table-cell table:style-name="ce1" table:formula="of:=CONCATENATE([.E121];MID([.A87];3;2);DEC2HEX((HEX2DEC(MID([.A87];5;2))-3+256*((HEX2DEC(MID([.A87];5;2))-3)&lt;0));2);MID([.A87];7;2))" office:value-type="string" office:string-value="7612B7DD">
            <text:p>7612B7DD</text:p>
          </table:table-cell>
          <table:table-cell/>
          <table:table-cell table:style-name="ce1" table:formula="of:=MID([.A121];3;2)" office:value-type="string" office:string-value="C1">
            <text:p>C1</text:p>
          </table:table-cell>
          <table:table-cell table:style-name="ce1" table:formula="of:=MID([.A121];5;2)" office:value-type="string" office:string-value="AF">
            <text:p>AF</text:p>
          </table:table-cell>
          <table:table-cell table:formula="of:=IF((HEX2DEC([.Y121])-HEX2DEC([.Y120]))&gt;0;HEX2DEC([.Y121])-HEX2DEC([.Y120]);HEX2DEC([.Y121])-HEX2DEC([.Y120])+256)" office:value-type="float" office:value="148">
            <text:p>148</text:p>
          </table:table-cell>
          <table:table-cell table:formula="of:=IF((HEX2DEC([.Z121])-HEX2DEC([.Z120]))&gt;0;HEX2DEC([.Z121])-HEX2DEC([.Z120]);HEX2DEC([.Z121])-HEX2DEC([.Z12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765CB66</text:p>
          </table:table-cell>
          <table:table-cell office:value-type="string">
            <text:p>7778E2DD</text:p>
          </table:table-cell>
          <table:table-cell table:formula="of:=DEC2HEX(HEX2DEC([.C123])-1)" office:value-type="string" office:string-value="17">
            <text:p>17</text:p>
          </table:table-cell>
          <table:table-cell table:style-name="ce1" table:formula="of:=CONCATENATE([.C122];MID([.A122];3;2);DEC2HEX(HEX2DEC(MID([.A122];5;2))-63+256*((HEX2DEC(MID([.A122];5;2))-63)&lt;0));MID([.A122];7;2))" office:value-type="string" office:string-value="17658C66">
            <text:p>17658C66</text:p>
          </table:table-cell>
          <table:table-cell table:style-name="ce7" table:formula="of:=DEC2HEX(HEX2DEC([.E123])-1)" office:value-type="string" office:string-value="77">
            <text:p>77</text:p>
          </table:table-cell>
          <table:table-cell table:style-name="ce1" table:formula="of:=CONCATENATE([.E122];MID([.A60];3;2);DEC2HEX((HEX2DEC(MID([.A60];5;2))-2+256*((HEX2DEC(MID([.A60];5;2))-2)&lt;0));2);MID([.A60];7;2))" office:value-type="string" office:string-value="77E1B1CC">
            <text:p>77E1B1CC</text:p>
          </table:table-cell>
          <table:table-cell table:style-name="ce1" table:formula="of:=CONCATENATE([.E122];MID([.A313];3;2);DEC2HEX((HEX2DEC(MID([.A313];5;2))-2+256*((HEX2DEC(MID([.A313];5;2))-2)&lt;0));2);MID([.A313];7;2))" office:value-type="string" office:string-value="7705C833">
            <text:p>7705C833</text:p>
          </table:table-cell>
          <table:table-cell table:style-name="ce1" table:formula="of:=CONCATENATE([.E122];MID([.A314];3;2);DEC2HEX((HEX2DEC(MID([.A314];5;2))-2+256*((HEX2DEC(MID([.A314];5;2))-2)&lt;0));2);MID([.A314];7;2))" office:value-type="string" office:string-value="77A9E466">
            <text:p>77A9E466</text:p>
          </table:table-cell>
          <table:table-cell table:style-name="ce1" table:formula="of:=CONCATENATE([.E122];MID([.A55];3;2);DEC2HEX((HEX2DEC(MID([.A55];5;2))-2+256*((HEX2DEC(MID([.A55];5;2))-2)&lt;0));2);MID([.A55];7;2))" office:value-type="string" office:string-value="77BCFBDD">
            <text:p>77BCFBDD</text:p>
          </table:table-cell>
          <table:table-cell table:style-name="ce1" table:formula="of:=CONCATENATE([.E122];MID([.A56];3;2);DEC2HEX((HEX2DEC(MID([.A56];5;2))-2+256*((HEX2DEC(MID([.A56];5;2))-2)&lt;0));2);MID([.A56];7;2))" office:value-type="string" office:string-value="7761AC00">
            <text:p>7761AC00</text:p>
          </table:table-cell>
          <table:table-cell table:style-name="ce1" table:formula="of:=CONCATENATE([.E122];MID([.A53];3;2);DEC2HEX((HEX2DEC(MID([.A53];5;2))-2+256*((HEX2DEC(MID([.A53];5;2))-2)&lt;0));2);MID([.A53];7;2))" office:value-type="string" office:string-value="7774C377">
            <text:p>7774C377</text:p>
          </table:table-cell>
          <table:table-cell table:style-name="ce1" table:formula="of:=CONCATENATE([.E122];MID([.A54];3;2);DEC2HEX((HEX2DEC(MID([.A54];5;2))-2+256*((HEX2DEC(MID([.A54];5;2))-2)&lt;0));2);MID([.A54];7;2))" office:value-type="string" office:string-value="7718DFAA">
            <text:p>7718DFAA</text:p>
          </table:table-cell>
          <table:table-cell/>
          <table:table-cell table:style-name="ce1" table:formula="of:=CONCATENATE([.E122];MID([.A255];3;2);DEC2HEX((HEX2DEC(MID([.A255];5;2))-3+256*((HEX2DEC(MID([.A255];5;2))-3)&lt;0));2);MID([.A255];7;2))" office:value-type="string" office:string-value="7712B355">
            <text:p>7712B355</text:p>
          </table:table-cell>
          <table:table-cell table:style-name="ce1" table:formula="of:=CONCATENATE([.E122];MID([.A256];3;2);DEC2HEX((HEX2DEC(MID([.A256];5;2))-3+256*((HEX2DEC(MID([.A256];5;2))-3)&lt;0));2);MID([.A256];7;2))" office:value-type="string" office:string-value="77B6CF88">
            <text:p>77B6CF88</text:p>
          </table:table-cell>
          <table:table-cell table:style-name="ce1" table:formula="of:=CONCATENATE([.E122];MID([.A93];3;2);DEC2HEX((HEX2DEC(MID([.A93];5;2))-3+256*((HEX2DEC(MID([.A93];5;2))-3)&lt;0));2);MID([.A93];7;2))" office:value-type="string" office:string-value="77EBF4FF">
            <text:p>77EBF4FF</text:p>
          </table:table-cell>
          <table:table-cell table:style-name="ce1" table:formula="of:=CONCATENATE([.E122];MID([.A94];3;2);DEC2HEX((HEX2DEC(MID([.A94];5;2))-3+256*((HEX2DEC(MID([.A94];5;2))-3)&lt;0));2);MID([.A94];7;2))" office:value-type="string" office:string-value="7790A522">
            <text:p>7790A522</text:p>
          </table:table-cell>
          <table:table-cell table:formula="of:=CONCATENATE([.E122];MID([.A91];3;2);DEC2HEX((HEX2DEC(MID([.A91];5;2))-3+256*((HEX2DEC(MID([.A91];5;2))-3)&lt;0));2);MID([.A91];7;2))" office:value-type="string" office:string-value="77A3BC99">
            <text:p>77A3BC99</text:p>
          </table:table-cell>
          <table:table-cell table:style-name="ce1" table:formula="of:=CONCATENATE([.E122];MID([.A348];3;2);DEC2HEX((HEX2DEC(MID([.A348];5;2))-3+256*((HEX2DEC(MID([.A348];5;2))-3)&lt;0));2);MID([.A348];7;2))" office:value-type="string" office:string-value="7747D8CC">
            <text:p>7747D8CC</text:p>
          </table:table-cell>
          <table:table-cell table:style-name="ce1" table:formula="of:=CONCATENATE([.E122];MID([.A89];3;2);DEC2HEX((HEX2DEC(MID([.A89];5;2))-3+256*((HEX2DEC(MID([.A89];5;2))-3)&lt;0));2);MID([.A89];7;2))" office:value-type="string" office:string-value="776BEF33">
            <text:p>776BEF33</text:p>
          </table:table-cell>
          <table:table-cell table:style-name="ce1" table:formula="of:=CONCATENATE([.E122];MID([.A90];3;2);DEC2HEX((HEX2DEC(MID([.A90];5;2))-3+256*((HEX2DEC(MID([.A90];5;2))-3)&lt;0));2);MID([.A90];7;2))" office:value-type="string" office:string-value="770F0B66">
            <text:p>770F0B66</text:p>
          </table:table-cell>
          <table:table-cell table:style-name="ce6" table:formula="of:=CONCATENATE([.E122];MID([.A343];3;2);DEC2HEX((HEX2DEC(MID([.A343];5;2))-3+256*((HEX2DEC(MID([.A343];5;2))-3)&lt;0));2);MID([.A343];7;2))" office:value-type="string" office:string-value="7712B7DD">
            <text:p>7712B7DD</text:p>
          </table:table-cell>
          <table:table-cell table:style-name="ce1" table:formula="of:=CONCATENATE([.E122];MID([.A88];3;2);DEC2HEX((HEX2DEC(MID([.A88];5;2))-3+256*((HEX2DEC(MID([.A88];5;2))-3)&lt;0));2);MID([.A88];7;2))" office:value-type="string" office:string-value="77C7D300">
            <text:p>77C7D300</text:p>
          </table:table-cell>
          <table:table-cell/>
          <table:table-cell table:style-name="ce1" table:formula="of:=MID([.A122];3;2)" office:value-type="string" office:string-value="65">
            <text:p>65</text:p>
          </table:table-cell>
          <table:table-cell table:style-name="ce1" table:formula="of:=MID([.A122];5;2)" office:value-type="string" office:string-value="CB">
            <text:p>CB</text:p>
          </table:table-cell>
          <table:table-cell table:formula="of:=IF((HEX2DEC([.Y122])-HEX2DEC([.Y121]))&gt;0;HEX2DEC([.Y122])-HEX2DEC([.Y121]);HEX2DEC([.Y122])-HEX2DEC([.Y121])+256)" office:value-type="float" office:value="164">
            <text:p>164</text:p>
          </table:table-cell>
          <table:table-cell table:formula="of:=IF((HEX2DEC([.Z122])-HEX2DEC([.Z121]))&gt;0;HEX2DEC([.Z122])-HEX2DEC([.Z121]);HEX2DEC([.Z122])-HEX2DEC([.Z12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2" office:value-type="string">
            <text:p>7809E799</text:p>
          </table:table-cell>
          <table:table-cell office:value-type="string">
            <text:p>782DFE00</text:p>
          </table:table-cell>
          <table:table-cell table:formula="of:=DEC2HEX(HEX2DEC([.C124])-1)" office:value-type="string" office:string-value="18">
            <text:p>18</text:p>
          </table:table-cell>
          <table:table-cell table:style-name="ce1" table:formula="of:=CONCATENATE([.C123];MID([.A123];3;2);DEC2HEX(HEX2DEC(MID([.A123];5;2))-63+256*((HEX2DEC(MID([.A123];5;2))-63)&lt;0));MID([.A123];7;2))" office:value-type="string" office:string-value="1809A899">
            <text:p>1809A899</text:p>
          </table:table-cell>
          <table:table-cell table:style-name="ce7" table:formula="of:=DEC2HEX(HEX2DEC([.E124])-1)" office:value-type="string" office:string-value="78">
            <text:p>78</text:p>
          </table:table-cell>
          <table:table-cell table:style-name="ce1" table:formula="of:=CONCATENATE([.E123];MID([.A61];3;2);DEC2HEX((HEX2DEC(MID([.A61];5;2))-2+256*((HEX2DEC(MID([.A61];5;2))-2)&lt;0));2);MID([.A61];7;2))" office:value-type="string" office:string-value="7885CDFF">
            <text:p>7885CDFF</text:p>
          </table:table-cell>
          <table:table-cell table:style-name="ce1" table:formula="of:=CONCATENATE([.E123];MID([.A314];3;2);DEC2HEX((HEX2DEC(MID([.A314];5;2))-2+256*((HEX2DEC(MID([.A314];5;2))-2)&lt;0));2);MID([.A314];7;2))" office:value-type="string" office:string-value="78A9E466">
            <text:p>78A9E466</text:p>
          </table:table-cell>
          <table:table-cell table:style-name="ce1" table:formula="of:=CONCATENATE([.E123];MID([.A315];3;2);DEC2HEX((HEX2DEC(MID([.A315];5;2))-2+256*((HEX2DEC(MID([.A315];5;2))-2)&lt;0));2);MID([.A315];7;2))" office:value-type="string" office:string-value="784D0099">
            <text:p>784D0099</text:p>
          </table:table-cell>
          <table:table-cell table:style-name="ce1" table:formula="of:=CONCATENATE([.E123];MID([.A56];3;2);DEC2HEX((HEX2DEC(MID([.A56];5;2))-2+256*((HEX2DEC(MID([.A56];5;2))-2)&lt;0));2);MID([.A56];7;2))" office:value-type="string" office:string-value="7861AC00">
            <text:p>7861AC00</text:p>
          </table:table-cell>
          <table:table-cell table:style-name="ce1" table:formula="of:=CONCATENATE([.E123];MID([.A57];3;2);DEC2HEX((HEX2DEC(MID([.A57];5;2))-2+256*((HEX2DEC(MID([.A57];5;2))-2)&lt;0));2);MID([.A57];7;2))" office:value-type="string" office:string-value="7805C833">
            <text:p>7805C833</text:p>
          </table:table-cell>
          <table:table-cell table:style-name="ce1" table:formula="of:=CONCATENATE([.E123];MID([.A54];3;2);DEC2HEX((HEX2DEC(MID([.A54];5;2))-2+256*((HEX2DEC(MID([.A54];5;2))-2)&lt;0));2);MID([.A54];7;2))" office:value-type="string" office:string-value="7818DFAA">
            <text:p>7818DFAA</text:p>
          </table:table-cell>
          <table:table-cell table:style-name="ce1" table:formula="of:=CONCATENATE([.E123];MID([.A55];3;2);DEC2HEX((HEX2DEC(MID([.A55];5;2))-2+256*((HEX2DEC(MID([.A55];5;2))-2)&lt;0));2);MID([.A55];7;2))" office:value-type="string" office:string-value="78BCFBDD">
            <text:p>78BCFBDD</text:p>
          </table:table-cell>
          <table:table-cell/>
          <table:table-cell table:style-name="ce1" table:formula="of:=CONCATENATE([.E123];MID([.A256];3;2);DEC2HEX((HEX2DEC(MID([.A256];5;2))-3+256*((HEX2DEC(MID([.A256];5;2))-3)&lt;0));2);MID([.A256];7;2))" office:value-type="string" office:string-value="78B6CF88">
            <text:p>78B6CF88</text:p>
          </table:table-cell>
          <table:table-cell table:style-name="ce1" table:formula="of:=CONCATENATE([.E123];MID([.A257];3;2);DEC2HEX((HEX2DEC(MID([.A257];5;2))-3+256*((HEX2DEC(MID([.A257];5;2))-3)&lt;0));2);MID([.A257];7;2))" office:value-type="string" office:string-value="785AEBBB">
            <text:p>785AEBBB</text:p>
          </table:table-cell>
          <table:table-cell table:style-name="ce1" table:formula="of:=CONCATENATE([.E123];MID([.A94];3;2);DEC2HEX((HEX2DEC(MID([.A94];5;2))-3+256*((HEX2DEC(MID([.A94];5;2))-3)&lt;0));2);MID([.A94];7;2))" office:value-type="string" office:string-value="7890A522">
            <text:p>7890A522</text:p>
          </table:table-cell>
          <table:table-cell table:style-name="ce1" table:formula="of:=CONCATENATE([.E123];MID([.A95];3;2);DEC2HEX((HEX2DEC(MID([.A95];5;2))-3+256*((HEX2DEC(MID([.A95];5;2))-3)&lt;0));2);MID([.A95];7;2))" office:value-type="string" office:string-value="7834C155">
            <text:p>7834C155</text:p>
          </table:table-cell>
          <table:table-cell table:formula="of:=CONCATENATE([.E123];MID([.A92];3;2);DEC2HEX((HEX2DEC(MID([.A92];5;2))-3+256*((HEX2DEC(MID([.A92];5;2))-3)&lt;0));2);MID([.A92];7;2))" office:value-type="string" office:string-value="7847D8CC">
            <text:p>7847D8CC</text:p>
          </table:table-cell>
          <table:table-cell table:style-name="ce1" table:formula="of:=CONCATENATE([.E123];MID([.A349];3;2);DEC2HEX((HEX2DEC(MID([.A349];5;2))-3+256*((HEX2DEC(MID([.A349];5;2))-3)&lt;0));2);MID([.A349];7;2))" office:value-type="string" office:string-value="78EBF4FF">
            <text:p>78EBF4FF</text:p>
          </table:table-cell>
          <table:table-cell table:style-name="ce1" table:formula="of:=CONCATENATE([.E123];MID([.A90];3;2);DEC2HEX((HEX2DEC(MID([.A90];5;2))-3+256*((HEX2DEC(MID([.A90];5;2))-3)&lt;0));2);MID([.A90];7;2))" office:value-type="string" office:string-value="780F0B66">
            <text:p>780F0B66</text:p>
          </table:table-cell>
          <table:table-cell table:style-name="ce1" table:formula="of:=CONCATENATE([.E123];MID([.A91];3;2);DEC2HEX((HEX2DEC(MID([.A91];5;2))-3+256*((HEX2DEC(MID([.A91];5;2))-3)&lt;0));2);MID([.A91];7;2))" office:value-type="string" office:string-value="78A3BC99">
            <text:p>78A3BC99</text:p>
          </table:table-cell>
          <table:table-cell table:style-name="ce6" table:formula="of:=CONCATENATE([.E123];MID([.A344];3;2);DEC2HEX((HEX2DEC(MID([.A344];5;2))-3+256*((HEX2DEC(MID([.A344];5;2))-3)&lt;0));2);MID([.A344];7;2))" office:value-type="string" office:string-value="78C7D300">
            <text:p>78C7D300</text:p>
          </table:table-cell>
          <table:table-cell table:style-name="ce1" table:formula="of:=CONCATENATE([.E123];MID([.A89];3;2);DEC2HEX((HEX2DEC(MID([.A89];5;2))-3+256*((HEX2DEC(MID([.A89];5;2))-3)&lt;0));2);MID([.A89];7;2))" office:value-type="string" office:string-value="786BEF33">
            <text:p>786BEF33</text:p>
          </table:table-cell>
          <table:table-cell/>
          <table:table-cell table:style-name="ce1" table:formula="of:=MID([.A123];3;2)" office:value-type="string" office:string-value="09">
            <text:p>09</text:p>
          </table:table-cell>
          <table:table-cell table:style-name="ce1" table:formula="of:=MID([.A123];5;2)" office:value-type="string" office:string-value="E7">
            <text:p>E7</text:p>
          </table:table-cell>
          <table:table-cell table:formula="of:=IF((HEX2DEC([.Y123])-HEX2DEC([.Y122]))&gt;0;HEX2DEC([.Y123])-HEX2DEC([.Y122]);HEX2DEC([.Y123])-HEX2DEC([.Y122])+256)" office:value-type="float" office:value="164">
            <text:p>164</text:p>
          </table:table-cell>
          <table:table-cell table:formula="of:=IF((HEX2DEC([.Z123])-HEX2DEC([.Z122]))&gt;0;HEX2DEC([.Z123])-HEX2DEC([.Z122]);HEX2DEC([.Z123])-HEX2DEC([.Z12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9AD03CC</text:p>
          </table:table-cell>
          <table:table-cell office:value-type="string">
            <text:p>79C1AF33</text:p>
          </table:table-cell>
          <table:table-cell table:formula="of:=DEC2HEX(HEX2DEC([.C125])-1)" office:value-type="string" office:string-value="19">
            <text:p>19</text:p>
          </table:table-cell>
          <table:table-cell table:style-name="ce1" table:formula="of:=CONCATENATE([.C124];MID([.A124];3;2);DEC2HEX(HEX2DEC(MID([.A124];5;2))-63+256*((HEX2DEC(MID([.A124];5;2))-63)&lt;0));MID([.A124];7;2))" office:value-type="string" office:string-value="19ADC4CC">
            <text:p>19ADC4CC</text:p>
          </table:table-cell>
          <table:table-cell table:style-name="ce7" table:formula="of:=DEC2HEX(HEX2DEC([.E125])-1)" office:value-type="string" office:string-value="79">
            <text:p>79</text:p>
          </table:table-cell>
          <table:table-cell table:style-name="ce1" table:formula="of:=CONCATENATE([.E124];MID([.A62];3;2);DEC2HEX((HEX2DEC(MID([.A62];5;2))-2+256*((HEX2DEC(MID([.A62];5;2))-2)&lt;0));2);MID([.A62];7;2))" office:value-type="string" office:string-value="793AE922">
            <text:p>793AE922</text:p>
          </table:table-cell>
          <table:table-cell table:style-name="ce1" table:formula="of:=CONCATENATE([.E124];MID([.A315];3;2);DEC2HEX((HEX2DEC(MID([.A315];5;2))-2+256*((HEX2DEC(MID([.A315];5;2))-2)&lt;0));2);MID([.A315];7;2))" office:value-type="string" office:string-value="794D0099">
            <text:p>794D0099</text:p>
          </table:table-cell>
          <table:table-cell table:style-name="ce1" table:formula="of:=CONCATENATE([.E124];MID([.A316];3;2);DEC2HEX((HEX2DEC(MID([.A316];5;2))-2+256*((HEX2DEC(MID([.A316];5;2))-2)&lt;0));2);MID([.A316];7;2))" office:value-type="string" office:string-value="79E1B1CC">
            <text:p>79E1B1CC</text:p>
          </table:table-cell>
          <table:table-cell table:style-name="ce1" table:formula="of:=CONCATENATE([.E124];MID([.A57];3;2);DEC2HEX((HEX2DEC(MID([.A57];5;2))-2+256*((HEX2DEC(MID([.A57];5;2))-2)&lt;0));2);MID([.A57];7;2))" office:value-type="string" office:string-value="7905C833">
            <text:p>7905C833</text:p>
          </table:table-cell>
          <table:table-cell table:style-name="ce1" table:formula="of:=CONCATENATE([.E124];MID([.A58];3;2);DEC2HEX((HEX2DEC(MID([.A58];5;2))-2+256*((HEX2DEC(MID([.A58];5;2))-2)&lt;0));2);MID([.A58];7;2))" office:value-type="string" office:string-value="79A9E466">
            <text:p>79A9E466</text:p>
          </table:table-cell>
          <table:table-cell table:style-name="ce1" table:formula="of:=CONCATENATE([.E124];MID([.A55];3;2);DEC2HEX((HEX2DEC(MID([.A55];5;2))-2+256*((HEX2DEC(MID([.A55];5;2))-2)&lt;0));2);MID([.A55];7;2))" office:value-type="string" office:string-value="79BCFBDD">
            <text:p>79BCFBDD</text:p>
          </table:table-cell>
          <table:table-cell table:style-name="ce1" table:formula="of:=CONCATENATE([.E124];MID([.A56];3;2);DEC2HEX((HEX2DEC(MID([.A56];5;2))-2+256*((HEX2DEC(MID([.A56];5;2))-2)&lt;0));2);MID([.A56];7;2))" office:value-type="string" office:string-value="7961AC00">
            <text:p>7961AC00</text:p>
          </table:table-cell>
          <table:table-cell/>
          <table:table-cell table:style-name="ce1" table:formula="of:=CONCATENATE([.E124];MID([.A257];3;2);DEC2HEX((HEX2DEC(MID([.A257];5;2))-3+256*((HEX2DEC(MID([.A257];5;2))-3)&lt;0));2);MID([.A257];7;2))" office:value-type="string" office:string-value="795AEBBB">
            <text:p>795AEBBB</text:p>
          </table:table-cell>
          <table:table-cell table:style-name="ce1" table:formula="of:=CONCATENATE([.E124];MID([.A258];3;2);DEC2HEX((HEX2DEC(MID([.A258];5;2))-3+256*((HEX2DEC(MID([.A258];5;2))-3)&lt;0));2);MID([.A258];7;2))" office:value-type="string" office:string-value="79FE07EE">
            <text:p>79FE07EE</text:p>
          </table:table-cell>
          <table:table-cell table:style-name="ce1" table:formula="of:=CONCATENATE([.E124];MID([.A95];3;2);DEC2HEX((HEX2DEC(MID([.A95];5;2))-3+256*((HEX2DEC(MID([.A95];5;2))-3)&lt;0));2);MID([.A95];7;2))" office:value-type="string" office:string-value="7934C155">
            <text:p>7934C155</text:p>
          </table:table-cell>
          <table:table-cell table:style-name="ce1" table:formula="of:=CONCATENATE([.E124];MID([.A96];3;2);DEC2HEX((HEX2DEC(MID([.A96];5;2))-3+256*((HEX2DEC(MID([.A96];5;2))-3)&lt;0));2);MID([.A96];7;2))" office:value-type="string" office:string-value="79D8DD88">
            <text:p>79D8DD88</text:p>
          </table:table-cell>
          <table:table-cell table:formula="of:=CONCATENATE([.E124];MID([.A93];3;2);DEC2HEX((HEX2DEC(MID([.A93];5;2))-3+256*((HEX2DEC(MID([.A93];5;2))-3)&lt;0));2);MID([.A93];7;2))" office:value-type="string" office:string-value="79EBF4FF">
            <text:p>79EBF4FF</text:p>
          </table:table-cell>
          <table:table-cell table:style-name="ce1" table:formula="of:=CONCATENATE([.E124];MID([.A350];3;2);DEC2HEX((HEX2DEC(MID([.A350];5;2))-3+256*((HEX2DEC(MID([.A350];5;2))-3)&lt;0));2);MID([.A350];7;2))" office:value-type="string" office:string-value="7990A522">
            <text:p>7990A522</text:p>
          </table:table-cell>
          <table:table-cell table:style-name="ce1" table:formula="of:=CONCATENATE([.E124];MID([.A91];3;2);DEC2HEX((HEX2DEC(MID([.A91];5;2))-3+256*((HEX2DEC(MID([.A91];5;2))-3)&lt;0));2);MID([.A91];7;2))" office:value-type="string" office:string-value="79A3BC99">
            <text:p>79A3BC99</text:p>
          </table:table-cell>
          <table:table-cell table:style-name="ce1" table:formula="of:=CONCATENATE([.E124];MID([.A92];3;2);DEC2HEX((HEX2DEC(MID([.A92];5;2))-3+256*((HEX2DEC(MID([.A92];5;2))-3)&lt;0));2);MID([.A92];7;2))" office:value-type="string" office:string-value="7947D8CC">
            <text:p>7947D8CC</text:p>
          </table:table-cell>
          <table:table-cell table:style-name="ce6" table:formula="of:=CONCATENATE([.E124];MID([.A345];3;2);DEC2HEX((HEX2DEC(MID([.A345];5;2))-3+256*((HEX2DEC(MID([.A345];5;2))-3)&lt;0));2);MID([.A345];7;2))" office:value-type="string" office:string-value="796BEF33">
            <text:p>796BEF33</text:p>
          </table:table-cell>
          <table:table-cell table:style-name="ce1" table:formula="of:=CONCATENATE([.E124];MID([.A90];3;2);DEC2HEX((HEX2DEC(MID([.A90];5;2))-3+256*((HEX2DEC(MID([.A90];5;2))-3)&lt;0));2);MID([.A90];7;2))" office:value-type="string" office:string-value="790F0B66">
            <text:p>790F0B66</text:p>
          </table:table-cell>
          <table:table-cell/>
          <table:table-cell table:style-name="ce1" table:formula="of:=MID([.A124];3;2)" office:value-type="string" office:string-value="AD">
            <text:p>AD</text:p>
          </table:table-cell>
          <table:table-cell table:style-name="ce1" table:formula="of:=MID([.A124];5;2)" office:value-type="string" office:string-value="03">
            <text:p>03</text:p>
          </table:table-cell>
          <table:table-cell table:formula="of:=IF((HEX2DEC([.Y124])-HEX2DEC([.Y123]))&gt;0;HEX2DEC([.Y124])-HEX2DEC([.Y123]);HEX2DEC([.Y124])-HEX2DEC([.Y123])+256)" office:value-type="float" office:value="164">
            <text:p>164</text:p>
          </table:table-cell>
          <table:table-cell table:formula="of:=IF((HEX2DEC([.Z124])-HEX2DEC([.Z123]))&gt;0;HEX2DEC([.Z124])-HEX2DEC([.Z123]);HEX2DEC([.Z124])-HEX2DEC([.Z12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A41B4FF</text:p>
          </table:table-cell>
          <table:table-cell office:value-type="string">
            <text:p>7A65CB66</text:p>
          </table:table-cell>
          <table:table-cell table:formula="of:=DEC2HEX(HEX2DEC([.C126])-1)" office:value-type="string" office:string-value="1A">
            <text:p>1A</text:p>
          </table:table-cell>
          <table:table-cell table:style-name="ce1" table:formula="of:=CONCATENATE([.C125];MID([.A125];3;2);DEC2HEX(HEX2DEC(MID([.A125];5;2))-63+256*((HEX2DEC(MID([.A125];5;2))-63)&lt;0));MID([.A125];7;2))" office:value-type="string" office:string-value="1A4175FF">
            <text:p>1A4175FF</text:p>
          </table:table-cell>
          <table:table-cell table:style-name="ce7" table:formula="of:=DEC2HEX(HEX2DEC([.E126])-1)" office:value-type="string" office:string-value="7A">
            <text:p>7A</text:p>
          </table:table-cell>
          <table:table-cell table:style-name="ce1" table:formula="of:=CONCATENATE([.E125];MID([.A63];3;2);DEC2HEX((HEX2DEC(MID([.A63];5;2))-2+256*((HEX2DEC(MID([.A63];5;2))-2)&lt;0));2);MID([.A63];7;2))" office:value-type="string" office:string-value="7ADE0555">
            <text:p>7ADE0555</text:p>
          </table:table-cell>
          <table:table-cell table:style-name="ce1" table:formula="of:=CONCATENATE([.E125];MID([.A316];3;2);DEC2HEX((HEX2DEC(MID([.A316];5;2))-2+256*((HEX2DEC(MID([.A316];5;2))-2)&lt;0));2);MID([.A316];7;2))" office:value-type="string" office:string-value="7AE1B1CC">
            <text:p>7AE1B1CC</text:p>
          </table:table-cell>
          <table:table-cell table:style-name="ce1" table:formula="of:=CONCATENATE([.E125];MID([.A317];3;2);DEC2HEX((HEX2DEC(MID([.A317];5;2))-2+256*((HEX2DEC(MID([.A317];5;2))-2)&lt;0));2);MID([.A317];7;2))" office:value-type="string" office:string-value="7A85CDFF">
            <text:p>7A85CDFF</text:p>
          </table:table-cell>
          <table:table-cell table:style-name="ce1" table:formula="of:=CONCATENATE([.E125];MID([.A58];3;2);DEC2HEX((HEX2DEC(MID([.A58];5;2))-2+256*((HEX2DEC(MID([.A58];5;2))-2)&lt;0));2);MID([.A58];7;2))" office:value-type="string" office:string-value="7AA9E466">
            <text:p>7AA9E466</text:p>
          </table:table-cell>
          <table:table-cell table:style-name="ce1" table:formula="of:=CONCATENATE([.E125];MID([.A59];3;2);DEC2HEX((HEX2DEC(MID([.A59];5;2))-2+256*((HEX2DEC(MID([.A59];5;2))-2)&lt;0));2);MID([.A59];7;2))" office:value-type="string" office:string-value="7A4D0099">
            <text:p>7A4D0099</text:p>
          </table:table-cell>
          <table:table-cell table:style-name="ce1" table:formula="of:=CONCATENATE([.E125];MID([.A56];3;2);DEC2HEX((HEX2DEC(MID([.A56];5;2))-2+256*((HEX2DEC(MID([.A56];5;2))-2)&lt;0));2);MID([.A56];7;2))" office:value-type="string" office:string-value="7A61AC00">
            <text:p>7A61AC00</text:p>
          </table:table-cell>
          <table:table-cell table:style-name="ce1" table:formula="of:=CONCATENATE([.E125];MID([.A57];3;2);DEC2HEX((HEX2DEC(MID([.A57];5;2))-2+256*((HEX2DEC(MID([.A57];5;2))-2)&lt;0));2);MID([.A57];7;2))" office:value-type="string" office:string-value="7A05C833">
            <text:p>7A05C833</text:p>
          </table:table-cell>
          <table:table-cell/>
          <table:table-cell table:style-name="ce1" table:formula="of:=CONCATENATE([.E125];MID([.A258];3;2);DEC2HEX((HEX2DEC(MID([.A258];5;2))-3+256*((HEX2DEC(MID([.A258];5;2))-3)&lt;0));2);MID([.A258];7;2))" office:value-type="string" office:string-value="7AFE07EE">
            <text:p>7AFE07EE</text:p>
          </table:table-cell>
          <table:table-cell table:style-name="ce9" table:formula="of:=CONCATENATE([.E125];MID([.A3];3;2);DEC2HEX((HEX2DEC(MID([.A3];5;2))-4+256*((HEX2DEC(MID([.A3];5;2))-4)&lt;0));2);MID([.A3];7;2))" office:value-type="string" office:string-value="7AA3B811">
            <text:p>7AA3B811</text:p>
          </table:table-cell>
          <table:table-cell table:style-name="ce1" table:formula="of:=CONCATENATE([.E125];MID([.A96];3;2);DEC2HEX((HEX2DEC(MID([.A96];5;2))-3+256*((HEX2DEC(MID([.A96];5;2))-3)&lt;0));2);MID([.A96];7;2))" office:value-type="string" office:string-value="7AD8DD88">
            <text:p>7AD8DD88</text:p>
          </table:table-cell>
          <table:table-cell table:style-name="ce1" table:formula="of:=CONCATENATE([.E125];MID([.A97];3;2);DEC2HEX((HEX2DEC(MID([.A97];5;2))-3+256*((HEX2DEC(MID([.A97];5;2))-3)&lt;0));2);MID([.A97];7;2))" office:value-type="string" office:string-value="7A7CF9BB">
            <text:p>7A7CF9BB</text:p>
          </table:table-cell>
          <table:table-cell table:formula="of:=CONCATENATE([.E125];MID([.A94];3;2);DEC2HEX((HEX2DEC(MID([.A94];5;2))-3+256*((HEX2DEC(MID([.A94];5;2))-3)&lt;0));2);MID([.A94];7;2))" office:value-type="string" office:string-value="7A90A522">
            <text:p>7A90A522</text:p>
          </table:table-cell>
          <table:table-cell table:style-name="ce1" table:formula="of:=CONCATENATE([.E125];MID([.A351];3;2);DEC2HEX((HEX2DEC(MID([.A351];5;2))-3+256*((HEX2DEC(MID([.A351];5;2))-3)&lt;0));2);MID([.A351];7;2))" office:value-type="string" office:string-value="7A34C155">
            <text:p>7A34C155</text:p>
          </table:table-cell>
          <table:table-cell table:style-name="ce1" table:formula="of:=CONCATENATE([.E125];MID([.A92];3;2);DEC2HEX((HEX2DEC(MID([.A92];5;2))-3+256*((HEX2DEC(MID([.A92];5;2))-3)&lt;0));2);MID([.A92];7;2))" office:value-type="string" office:string-value="7A47D8CC">
            <text:p>7A47D8CC</text:p>
          </table:table-cell>
          <table:table-cell table:style-name="ce1" table:formula="of:=CONCATENATE([.E125];MID([.A93];3;2);DEC2HEX((HEX2DEC(MID([.A93];5;2))-3+256*((HEX2DEC(MID([.A93];5;2))-3)&lt;0));2);MID([.A93];7;2))" office:value-type="string" office:string-value="7AEBF4FF">
            <text:p>7AEBF4FF</text:p>
          </table:table-cell>
          <table:table-cell table:style-name="ce6" table:formula="of:=CONCATENATE([.E125];MID([.A346];3;2);DEC2HEX((HEX2DEC(MID([.A346];5;2))-3+256*((HEX2DEC(MID([.A346];5;2))-3)&lt;0));2);MID([.A346];7;2))" office:value-type="string" office:string-value="7A0F0B66">
            <text:p>7A0F0B66</text:p>
          </table:table-cell>
          <table:table-cell table:style-name="ce1" table:formula="of:=CONCATENATE([.E125];MID([.A91];3;2);DEC2HEX((HEX2DEC(MID([.A91];5;2))-3+256*((HEX2DEC(MID([.A91];5;2))-3)&lt;0));2);MID([.A91];7;2))" office:value-type="string" office:string-value="7AA3BC99">
            <text:p>7AA3BC99</text:p>
          </table:table-cell>
          <table:table-cell/>
          <table:table-cell table:style-name="ce1" table:formula="of:=MID([.A125];3;2)" office:value-type="string" office:string-value="41">
            <text:p>41</text:p>
          </table:table-cell>
          <table:table-cell table:style-name="ce1" table:formula="of:=MID([.A125];5;2)" office:value-type="string" office:string-value="B4">
            <text:p>B4</text:p>
          </table:table-cell>
          <table:table-cell table:formula="of:=IF((HEX2DEC([.Y125])-HEX2DEC([.Y124]))&gt;0;HEX2DEC([.Y125])-HEX2DEC([.Y124]);HEX2DEC([.Y125])-HEX2DEC([.Y124])+256)" office:value-type="float" office:value="148">
            <text:p>148</text:p>
          </table:table-cell>
          <table:table-cell table:formula="of:=IF((HEX2DEC([.Z125])-HEX2DEC([.Z124]))&gt;0;HEX2DEC([.Z125])-HEX2DEC([.Z124]);HEX2DEC([.Z125])-HEX2DEC([.Z12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BF6D022</text:p>
          </table:table-cell>
          <table:table-cell office:value-type="string">
            <text:p>7B09E799</text:p>
          </table:table-cell>
          <table:table-cell table:formula="of:=DEC2HEX(HEX2DEC([.C127])-1)" office:value-type="string" office:string-value="1B">
            <text:p>1B</text:p>
          </table:table-cell>
          <table:table-cell table:style-name="ce1" table:formula="of:=CONCATENATE([.C126];MID([.A126];3;2);DEC2HEX(HEX2DEC(MID([.A126];5;2))-63+256*((HEX2DEC(MID([.A126];5;2))-63)&lt;0));MID([.A126];7;2))" office:value-type="string" office:string-value="1BF69122">
            <text:p>1BF69122</text:p>
          </table:table-cell>
          <table:table-cell table:style-name="ce7" table:formula="of:=DEC2HEX(HEX2DEC([.E127])-1)" office:value-type="string" office:string-value="7B">
            <text:p>7B</text:p>
          </table:table-cell>
          <table:table-cell table:style-name="ce1" table:formula="of:=CONCATENATE([.E126];MID([.A64];3;2);DEC2HEX((HEX2DEC(MID([.A64];5;2))-2+256*((HEX2DEC(MID([.A64];5;2))-2)&lt;0));2);MID([.A64];7;2))" office:value-type="string" office:string-value="7B72B688">
            <text:p>7B72B688</text:p>
          </table:table-cell>
          <table:table-cell table:style-name="ce1" table:formula="of:=CONCATENATE([.E126];MID([.A317];3;2);DEC2HEX((HEX2DEC(MID([.A317];5;2))-2+256*((HEX2DEC(MID([.A317];5;2))-2)&lt;0));2);MID([.A317];7;2))" office:value-type="string" office:string-value="7B85CDFF">
            <text:p>7B85CDFF</text:p>
          </table:table-cell>
          <table:table-cell table:style-name="ce1" table:formula="of:=CONCATENATE([.E126];MID([.A318];3;2);DEC2HEX((HEX2DEC(MID([.A318];5;2))-2+256*((HEX2DEC(MID([.A318];5;2))-2)&lt;0));2);MID([.A318];7;2))" office:value-type="string" office:string-value="7B3AE922">
            <text:p>7B3AE922</text:p>
          </table:table-cell>
          <table:table-cell table:style-name="ce1" table:formula="of:=CONCATENATE([.E126];MID([.A59];3;2);DEC2HEX((HEX2DEC(MID([.A59];5;2))-2+256*((HEX2DEC(MID([.A59];5;2))-2)&lt;0));2);MID([.A59];7;2))" office:value-type="string" office:string-value="7B4D0099">
            <text:p>7B4D0099</text:p>
          </table:table-cell>
          <table:table-cell table:style-name="ce1" table:formula="of:=CONCATENATE([.E126];MID([.A60];3;2);DEC2HEX((HEX2DEC(MID([.A60];5;2))-2+256*((HEX2DEC(MID([.A60];5;2))-2)&lt;0));2);MID([.A60];7;2))" office:value-type="string" office:string-value="7BE1B1CC">
            <text:p>7BE1B1CC</text:p>
          </table:table-cell>
          <table:table-cell table:style-name="ce1" table:formula="of:=CONCATENATE([.E126];MID([.A57];3;2);DEC2HEX((HEX2DEC(MID([.A57];5;2))-2+256*((HEX2DEC(MID([.A57];5;2))-2)&lt;0));2);MID([.A57];7;2))" office:value-type="string" office:string-value="7B05C833">
            <text:p>7B05C833</text:p>
          </table:table-cell>
          <table:table-cell table:style-name="ce1" table:formula="of:=CONCATENATE([.E126];MID([.A58];3;2);DEC2HEX((HEX2DEC(MID([.A58];5;2))-2+256*((HEX2DEC(MID([.A58];5;2))-2)&lt;0));2);MID([.A58];7;2))" office:value-type="string" office:string-value="7BA9E466">
            <text:p>7BA9E466</text:p>
          </table:table-cell>
          <table:table-cell/>
          <table:table-cell table:style-name="ce9" table:formula="of:=CONCATENATE([.E126];MID([.A259];3;2);DEC2HEX((HEX2DEC(MID([.A259];5;2))-4+256*((HEX2DEC(MID([.A259];5;2))-4)&lt;0));2);MID([.A259];7;2))" office:value-type="string" office:string-value="7BA3B811">
            <text:p>7BA3B811</text:p>
          </table:table-cell>
          <table:table-cell table:style-name="ce1" table:formula="of:=CONCATENATE([.E126];MID([.A4];3;2);DEC2HEX((HEX2DEC(MID([.A4];5;2))-4+256*((HEX2DEC(MID([.A4];5;2))-4)&lt;0));2);MID([.A4];7;2))" office:value-type="string" office:string-value="7B47D444">
            <text:p>7B47D444</text:p>
          </table:table-cell>
          <table:table-cell table:style-name="ce1" table:formula="of:=CONCATENATE([.E126];MID([.A97];3;2);DEC2HEX((HEX2DEC(MID([.A97];5;2))-3+256*((HEX2DEC(MID([.A97];5;2))-3)&lt;0));2);MID([.A97];7;2))" office:value-type="string" office:string-value="7B7CF9BB">
            <text:p>7B7CF9BB</text:p>
          </table:table-cell>
          <table:table-cell table:style-name="ce1" table:formula="of:=CONCATENATE([.E126];MID([.A98];3;2);DEC2HEX((HEX2DEC(MID([.A98];5;2))-3+256*((HEX2DEC(MID([.A98];5;2))-3)&lt;0));2);MID([.A98];7;2))" office:value-type="string" office:string-value="7B10AAEE">
            <text:p>7B10AAEE</text:p>
          </table:table-cell>
          <table:table-cell table:formula="of:=CONCATENATE([.E126];MID([.A95];3;2);DEC2HEX((HEX2DEC(MID([.A95];5;2))-3+256*((HEX2DEC(MID([.A95];5;2))-3)&lt;0));2);MID([.A95];7;2))" office:value-type="string" office:string-value="7B34C155">
            <text:p>7B34C155</text:p>
          </table:table-cell>
          <table:table-cell table:style-name="ce1" table:formula="of:=CONCATENATE([.E126];MID([.A352];3;2);DEC2HEX((HEX2DEC(MID([.A352];5;2))-3+256*((HEX2DEC(MID([.A352];5;2))-3)&lt;0));2);MID([.A352];7;2))" office:value-type="string" office:string-value="7BD8DD88">
            <text:p>7BD8DD88</text:p>
          </table:table-cell>
          <table:table-cell table:style-name="ce1" table:formula="of:=CONCATENATE([.E126];MID([.A93];3;2);DEC2HEX((HEX2DEC(MID([.A93];5;2))-3+256*((HEX2DEC(MID([.A93];5;2))-3)&lt;0));2);MID([.A93];7;2))" office:value-type="string" office:string-value="7BEBF4FF">
            <text:p>7BEBF4FF</text:p>
          </table:table-cell>
          <table:table-cell table:style-name="ce1" table:formula="of:=CONCATENATE([.E126];MID([.A94];3;2);DEC2HEX((HEX2DEC(MID([.A94];5;2))-3+256*((HEX2DEC(MID([.A94];5;2))-3)&lt;0));2);MID([.A94];7;2))" office:value-type="string" office:string-value="7B90A522">
            <text:p>7B90A522</text:p>
          </table:table-cell>
          <table:table-cell table:style-name="ce6" table:formula="of:=CONCATENATE([.E126];MID([.A347];3;2);DEC2HEX((HEX2DEC(MID([.A347];5;2))-3+256*((HEX2DEC(MID([.A347];5;2))-3)&lt;0));2);MID([.A347];7;2))" office:value-type="string" office:string-value="7BA3BC99">
            <text:p>7BA3BC99</text:p>
          </table:table-cell>
          <table:table-cell table:style-name="ce1" table:formula="of:=CONCATENATE([.E126];MID([.A92];3;2);DEC2HEX((HEX2DEC(MID([.A92];5;2))-3+256*((HEX2DEC(MID([.A92];5;2))-3)&lt;0));2);MID([.A92];7;2))" office:value-type="string" office:string-value="7B47D8CC">
            <text:p>7B47D8CC</text:p>
          </table:table-cell>
          <table:table-cell/>
          <table:table-cell table:style-name="ce1" table:formula="of:=MID([.A126];3;2)" office:value-type="string" office:string-value="F6">
            <text:p>F6</text:p>
          </table:table-cell>
          <table:table-cell table:style-name="ce1" table:formula="of:=MID([.A126];5;2)" office:value-type="string" office:string-value="D0">
            <text:p>D0</text:p>
          </table:table-cell>
          <table:table-cell table:formula="of:=IF((HEX2DEC([.Y126])-HEX2DEC([.Y125]))&gt;0;HEX2DEC([.Y126])-HEX2DEC([.Y125]);HEX2DEC([.Y126])-HEX2DEC([.Y125])+256)" office:value-type="float" office:value="181">
            <text:p>181</text:p>
          </table:table-cell>
          <table:table-cell table:formula="of:=IF((HEX2DEC([.Z126])-HEX2DEC([.Z125]))&gt;0;HEX2DEC([.Z126])-HEX2DEC([.Z125]);HEX2DEC([.Z126])-HEX2DEC([.Z12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C9AEC55</text:p>
          </table:table-cell>
          <table:table-cell office:value-type="string">
            <text:p>7CAD03CC</text:p>
          </table:table-cell>
          <table:table-cell table:formula="of:=DEC2HEX(HEX2DEC([.C128])-1)" office:value-type="string" office:string-value="1C">
            <text:p>1C</text:p>
          </table:table-cell>
          <table:table-cell table:style-name="ce1" table:formula="of:=CONCATENATE([.C127];MID([.A127];3;2);DEC2HEX(HEX2DEC(MID([.A127];5;2))-63+256*((HEX2DEC(MID([.A127];5;2))-63)&lt;0));MID([.A127];7;2))" office:value-type="string" office:string-value="1C9AAD55">
            <text:p>1C9AAD55</text:p>
          </table:table-cell>
          <table:table-cell table:style-name="ce7" table:formula="of:=DEC2HEX(HEX2DEC([.E128])-1)" office:value-type="string" office:string-value="7C">
            <text:p>7C</text:p>
          </table:table-cell>
          <table:table-cell table:style-name="ce1" table:formula="of:=CONCATENATE([.E127];MID([.A65];3;2);DEC2HEX((HEX2DEC(MID([.A65];5;2))-2+256*((HEX2DEC(MID([.A65];5;2))-2)&lt;0));2);MID([.A65];7;2))" office:value-type="string" office:string-value="7C16D2BB">
            <text:p>7C16D2BB</text:p>
          </table:table-cell>
          <table:table-cell table:style-name="ce1" table:formula="of:=CONCATENATE([.E127];MID([.A318];3;2);DEC2HEX((HEX2DEC(MID([.A318];5;2))-2+256*((HEX2DEC(MID([.A318];5;2))-2)&lt;0));2);MID([.A318];7;2))" office:value-type="string" office:string-value="7C3AE922">
            <text:p>7C3AE922</text:p>
          </table:table-cell>
          <table:table-cell table:style-name="ce1" table:formula="of:=CONCATENATE([.E127];MID([.A319];3;2);DEC2HEX((HEX2DEC(MID([.A319];5;2))-2+256*((HEX2DEC(MID([.A319];5;2))-2)&lt;0));2);MID([.A319];7;2))" office:value-type="string" office:string-value="7CDE0555">
            <text:p>7CDE0555</text:p>
          </table:table-cell>
          <table:table-cell table:style-name="ce1" table:formula="of:=CONCATENATE([.E127];MID([.A60];3;2);DEC2HEX((HEX2DEC(MID([.A60];5;2))-2+256*((HEX2DEC(MID([.A60];5;2))-2)&lt;0));2);MID([.A60];7;2))" office:value-type="string" office:string-value="7CE1B1CC">
            <text:p>7CE1B1CC</text:p>
          </table:table-cell>
          <table:table-cell table:style-name="ce1" table:formula="of:=CONCATENATE([.E127];MID([.A61];3;2);DEC2HEX((HEX2DEC(MID([.A61];5;2))-2+256*((HEX2DEC(MID([.A61];5;2))-2)&lt;0));2);MID([.A61];7;2))" office:value-type="string" office:string-value="7C85CDFF">
            <text:p>7C85CDFF</text:p>
          </table:table-cell>
          <table:table-cell table:style-name="ce1" table:formula="of:=CONCATENATE([.E127];MID([.A58];3;2);DEC2HEX((HEX2DEC(MID([.A58];5;2))-2+256*((HEX2DEC(MID([.A58];5;2))-2)&lt;0));2);MID([.A58];7;2))" office:value-type="string" office:string-value="7CA9E466">
            <text:p>7CA9E466</text:p>
          </table:table-cell>
          <table:table-cell table:style-name="ce1" table:formula="of:=CONCATENATE([.E127];MID([.A59];3;2);DEC2HEX((HEX2DEC(MID([.A59];5;2))-2+256*((HEX2DEC(MID([.A59];5;2))-2)&lt;0));2);MID([.A59];7;2))" office:value-type="string" office:string-value="7C4D0099">
            <text:p>7C4D0099</text:p>
          </table:table-cell>
          <table:table-cell/>
          <table:table-cell table:style-name="ce1" table:formula="of:=CONCATENATE([.E127];MID([.A260];3;2);DEC2HEX((HEX2DEC(MID([.A260];5;2))-4+256*((HEX2DEC(MID([.A260];5;2))-4)&lt;0));2);MID([.A260];7;2))" office:value-type="string" office:string-value="7C47D444">
            <text:p>7C47D444</text:p>
          </table:table-cell>
          <table:table-cell table:style-name="ce1" table:formula="of:=CONCATENATE([.E127];MID([.A5];3;2);DEC2HEX((HEX2DEC(MID([.A5];5;2))-4+256*((HEX2DEC(MID([.A5];5;2))-4)&lt;0));2);MID([.A5];7;2))" office:value-type="string" office:string-value="7CEBF077">
            <text:p>7CEBF077</text:p>
          </table:table-cell>
          <table:table-cell table:style-name="ce1" table:formula="of:=CONCATENATE([.E127];MID([.A98];3;2);DEC2HEX((HEX2DEC(MID([.A98];5;2))-3+256*((HEX2DEC(MID([.A98];5;2))-3)&lt;0));2);MID([.A98];7;2))" office:value-type="string" office:string-value="7C10AAEE">
            <text:p>7C10AAEE</text:p>
          </table:table-cell>
          <table:table-cell table:style-name="ce1" table:formula="of:=CONCATENATE([.E127];MID([.A99];3;2);DEC2HEX((HEX2DEC(MID([.A99];5;2))-3+256*((HEX2DEC(MID([.A99];5;2))-3)&lt;0));2);MID([.A99];7;2))" office:value-type="string" office:string-value="7CC5C611">
            <text:p>7CC5C611</text:p>
          </table:table-cell>
          <table:table-cell table:formula="of:=CONCATENATE([.E127];MID([.A96];3;2);DEC2HEX((HEX2DEC(MID([.A96];5;2))-3+256*((HEX2DEC(MID([.A96];5;2))-3)&lt;0));2);MID([.A96];7;2))" office:value-type="string" office:string-value="7CD8DD88">
            <text:p>7CD8DD88</text:p>
          </table:table-cell>
          <table:table-cell table:style-name="ce1" table:formula="of:=CONCATENATE([.E127];MID([.A353];3;2);DEC2HEX((HEX2DEC(MID([.A353];5;2))-3+256*((HEX2DEC(MID([.A353];5;2))-3)&lt;0));2);MID([.A353];7;2))" office:value-type="string" office:string-value="7C7CF9BB">
            <text:p>7C7CF9BB</text:p>
          </table:table-cell>
          <table:table-cell table:style-name="ce1" table:formula="of:=CONCATENATE([.E127];MID([.A94];3;2);DEC2HEX((HEX2DEC(MID([.A94];5;2))-3+256*((HEX2DEC(MID([.A94];5;2))-3)&lt;0));2);MID([.A94];7;2))" office:value-type="string" office:string-value="7C90A522">
            <text:p>7C90A522</text:p>
          </table:table-cell>
          <table:table-cell table:style-name="ce1" table:formula="of:=CONCATENATE([.E127];MID([.A95];3;2);DEC2HEX((HEX2DEC(MID([.A95];5;2))-3+256*((HEX2DEC(MID([.A95];5;2))-3)&lt;0));2);MID([.A95];7;2))" office:value-type="string" office:string-value="7C34C155">
            <text:p>7C34C155</text:p>
          </table:table-cell>
          <table:table-cell table:style-name="ce6" table:formula="of:=CONCATENATE([.E127];MID([.A348];3;2);DEC2HEX((HEX2DEC(MID([.A348];5;2))-3+256*((HEX2DEC(MID([.A348];5;2))-3)&lt;0));2);MID([.A348];7;2))" office:value-type="string" office:string-value="7C47D8CC">
            <text:p>7C47D8CC</text:p>
          </table:table-cell>
          <table:table-cell table:style-name="ce1" table:formula="of:=CONCATENATE([.E127];MID([.A93];3;2);DEC2HEX((HEX2DEC(MID([.A93];5;2))-3+256*((HEX2DEC(MID([.A93];5;2))-3)&lt;0));2);MID([.A93];7;2))" office:value-type="string" office:string-value="7CEBF4FF">
            <text:p>7CEBF4FF</text:p>
          </table:table-cell>
          <table:table-cell/>
          <table:table-cell table:style-name="ce1" table:formula="of:=MID([.A127];3;2)" office:value-type="string" office:string-value="9A">
            <text:p>9A</text:p>
          </table:table-cell>
          <table:table-cell table:style-name="ce1" table:formula="of:=MID([.A127];5;2)" office:value-type="string" office:string-value="EC">
            <text:p>EC</text:p>
          </table:table-cell>
          <table:table-cell table:formula="of:=IF((HEX2DEC([.Y127])-HEX2DEC([.Y126]))&gt;0;HEX2DEC([.Y127])-HEX2DEC([.Y126]);HEX2DEC([.Y127])-HEX2DEC([.Y126])+256)" office:value-type="float" office:value="164">
            <text:p>164</text:p>
          </table:table-cell>
          <table:table-cell table:formula="of:=IF((HEX2DEC([.Z127])-HEX2DEC([.Z126]))&gt;0;HEX2DEC([.Z127])-HEX2DEC([.Z126]);HEX2DEC([.Z127])-HEX2DEC([.Z12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D3E0888</text:p>
          </table:table-cell>
          <table:table-cell office:value-type="string">
            <text:p>7D41B4FF</text:p>
          </table:table-cell>
          <table:table-cell table:formula="of:=DEC2HEX(HEX2DEC([.C129])-1)" office:value-type="string" office:string-value="1D">
            <text:p>1D</text:p>
          </table:table-cell>
          <table:table-cell table:style-name="ce1" table:formula="of:=CONCATENATE([.C128];MID([.A128];3;2);DEC2HEX(HEX2DEC(MID([.A128];5;2))-63+256*((HEX2DEC(MID([.A128];5;2))-63)&lt;0));MID([.A128];7;2))" office:value-type="string" office:string-value="1D3EC988">
            <text:p>1D3EC988</text:p>
          </table:table-cell>
          <table:table-cell table:style-name="ce7" table:formula="of:=DEC2HEX(HEX2DEC([.E129])-1)" office:value-type="string" office:string-value="7D">
            <text:p>7D</text:p>
          </table:table-cell>
          <table:table-cell table:style-name="ce1" table:formula="of:=CONCATENATE([.E128];MID([.A66];3;2);DEC2HEX((HEX2DEC(MID([.A66];5;2))-2+256*((HEX2DEC(MID([.A66];5;2))-2)&lt;0));2);MID([.A66];7;2))" office:value-type="string" office:string-value="7DBAEEEE">
            <text:p>7DBAEEEE</text:p>
          </table:table-cell>
          <table:table-cell table:style-name="ce1" table:formula="of:=CONCATENATE([.E128];MID([.A319];3;2);DEC2HEX((HEX2DEC(MID([.A319];5;2))-2+256*((HEX2DEC(MID([.A319];5;2))-2)&lt;0));2);MID([.A319];7;2))" office:value-type="string" office:string-value="7DDE0555">
            <text:p>7DDE0555</text:p>
          </table:table-cell>
          <table:table-cell table:style-name="ce1" table:formula="of:=CONCATENATE([.E128];MID([.A320];3;2);DEC2HEX((HEX2DEC(MID([.A320];5;2))-2+256*((HEX2DEC(MID([.A320];5;2))-2)&lt;0));2);MID([.A320];7;2))" office:value-type="string" office:string-value="7D72B688">
            <text:p>7D72B688</text:p>
          </table:table-cell>
          <table:table-cell table:style-name="ce1" table:formula="of:=CONCATENATE([.E128];MID([.A61];3;2);DEC2HEX((HEX2DEC(MID([.A61];5;2))-2+256*((HEX2DEC(MID([.A61];5;2))-2)&lt;0));2);MID([.A61];7;2))" office:value-type="string" office:string-value="7D85CDFF">
            <text:p>7D85CDFF</text:p>
          </table:table-cell>
          <table:table-cell table:style-name="ce1" table:formula="of:=CONCATENATE([.E128];MID([.A62];3;2);DEC2HEX((HEX2DEC(MID([.A62];5;2))-2+256*((HEX2DEC(MID([.A62];5;2))-2)&lt;0));2);MID([.A62];7;2))" office:value-type="string" office:string-value="7D3AE922">
            <text:p>7D3AE922</text:p>
          </table:table-cell>
          <table:table-cell table:style-name="ce1" table:formula="of:=CONCATENATE([.E128];MID([.A59];3;2);DEC2HEX((HEX2DEC(MID([.A59];5;2))-2+256*((HEX2DEC(MID([.A59];5;2))-2)&lt;0));2);MID([.A59];7;2))" office:value-type="string" office:string-value="7D4D0099">
            <text:p>7D4D0099</text:p>
          </table:table-cell>
          <table:table-cell table:style-name="ce1" table:formula="of:=CONCATENATE([.E128];MID([.A60];3;2);DEC2HEX((HEX2DEC(MID([.A60];5;2))-2+256*((HEX2DEC(MID([.A60];5;2))-2)&lt;0));2);MID([.A60];7;2))" office:value-type="string" office:string-value="7DE1B1CC">
            <text:p>7DE1B1CC</text:p>
          </table:table-cell>
          <table:table-cell/>
          <table:table-cell table:style-name="ce1" table:formula="of:=CONCATENATE([.E128];MID([.A261];3;2);DEC2HEX((HEX2DEC(MID([.A261];5;2))-4+256*((HEX2DEC(MID([.A261];5;2))-4)&lt;0));2);MID([.A261];7;2))" office:value-type="string" office:string-value="7DEBF077">
            <text:p>7DEBF077</text:p>
          </table:table-cell>
          <table:table-cell table:style-name="ce1" table:formula="of:=CONCATENATE([.E128];MID([.A6];3;2);DEC2HEX((HEX2DEC(MID([.A6];5;2))-4+256*((HEX2DEC(MID([.A6];5;2))-4)&lt;0));2);MID([.A6];7;2))" office:value-type="string" office:string-value="7D8F0CAA">
            <text:p>7D8F0CAA</text:p>
          </table:table-cell>
          <table:table-cell table:style-name="ce1" table:formula="of:=CONCATENATE([.E128];MID([.A99];3;2);DEC2HEX((HEX2DEC(MID([.A99];5;2))-3+256*((HEX2DEC(MID([.A99];5;2))-3)&lt;0));2);MID([.A99];7;2))" office:value-type="string" office:string-value="7DC5C611">
            <text:p>7DC5C611</text:p>
          </table:table-cell>
          <table:table-cell table:style-name="ce1" table:formula="of:=CONCATENATE([.E128];MID([.A100];3;2);DEC2HEX((HEX2DEC(MID([.A100];5;2))-3+256*((HEX2DEC(MID([.A100];5;2))-3)&lt;0));2);MID([.A100];7;2))" office:value-type="string" office:string-value="7D69E244">
            <text:p>7D69E244</text:p>
          </table:table-cell>
          <table:table-cell table:formula="of:=CONCATENATE([.E128];MID([.A97];3;2);DEC2HEX((HEX2DEC(MID([.A97];5;2))-3+256*((HEX2DEC(MID([.A97];5;2))-3)&lt;0));2);MID([.A97];7;2))" office:value-type="string" office:string-value="7D7CF9BB">
            <text:p>7D7CF9BB</text:p>
          </table:table-cell>
          <table:table-cell table:style-name="ce1" table:formula="of:=CONCATENATE([.E128];MID([.A354];3;2);DEC2HEX((HEX2DEC(MID([.A354];5;2))-3+256*((HEX2DEC(MID([.A354];5;2))-3)&lt;0));2);MID([.A354];7;2))" office:value-type="string" office:string-value="7D10AAEE">
            <text:p>7D10AAEE</text:p>
          </table:table-cell>
          <table:table-cell table:style-name="ce1" table:formula="of:=CONCATENATE([.E128];MID([.A95];3;2);DEC2HEX((HEX2DEC(MID([.A95];5;2))-3+256*((HEX2DEC(MID([.A95];5;2))-3)&lt;0));2);MID([.A95];7;2))" office:value-type="string" office:string-value="7D34C155">
            <text:p>7D34C155</text:p>
          </table:table-cell>
          <table:table-cell table:style-name="ce1" table:formula="of:=CONCATENATE([.E128];MID([.A96];3;2);DEC2HEX((HEX2DEC(MID([.A96];5;2))-3+256*((HEX2DEC(MID([.A96];5;2))-3)&lt;0));2);MID([.A96];7;2))" office:value-type="string" office:string-value="7DD8DD88">
            <text:p>7DD8DD88</text:p>
          </table:table-cell>
          <table:table-cell table:style-name="ce6" table:formula="of:=CONCATENATE([.E128];MID([.A349];3;2);DEC2HEX((HEX2DEC(MID([.A349];5;2))-3+256*((HEX2DEC(MID([.A349];5;2))-3)&lt;0));2);MID([.A349];7;2))" office:value-type="string" office:string-value="7DEBF4FF">
            <text:p>7DEBF4FF</text:p>
          </table:table-cell>
          <table:table-cell table:style-name="ce1" table:formula="of:=CONCATENATE([.E128];MID([.A94];3;2);DEC2HEX((HEX2DEC(MID([.A94];5;2))-3+256*((HEX2DEC(MID([.A94];5;2))-3)&lt;0));2);MID([.A94];7;2))" office:value-type="string" office:string-value="7D90A522">
            <text:p>7D90A522</text:p>
          </table:table-cell>
          <table:table-cell/>
          <table:table-cell table:style-name="ce1" table:formula="of:=MID([.A128];3;2)" office:value-type="string" office:string-value="3E">
            <text:p>3E</text:p>
          </table:table-cell>
          <table:table-cell table:style-name="ce1" table:formula="of:=MID([.A128];5;2)" office:value-type="string" office:string-value="08">
            <text:p>08</text:p>
          </table:table-cell>
          <table:table-cell table:formula="of:=IF((HEX2DEC([.Y128])-HEX2DEC([.Y127]))&gt;0;HEX2DEC([.Y128])-HEX2DEC([.Y127]);HEX2DEC([.Y128])-HEX2DEC([.Y127])+256)" office:value-type="float" office:value="164">
            <text:p>164</text:p>
          </table:table-cell>
          <table:table-cell table:formula="of:=IF((HEX2DEC([.Z128])-HEX2DEC([.Z127]))&gt;0;HEX2DEC([.Z128])-HEX2DEC([.Z127]);HEX2DEC([.Z128])-HEX2DEC([.Z12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ED2B9BB</text:p>
          </table:table-cell>
          <table:table-cell office:value-type="string">
            <text:p>7EF6D022</text:p>
          </table:table-cell>
          <table:table-cell table:formula="of:=DEC2HEX(HEX2DEC([.C130])-1)" office:value-type="string" office:string-value="1E">
            <text:p>1E</text:p>
          </table:table-cell>
          <table:table-cell table:style-name="ce1" table:formula="of:=CONCATENATE([.C129];MID([.A129];3;2);DEC2HEX(HEX2DEC(MID([.A129];5;2))-63+256*((HEX2DEC(MID([.A129];5;2))-63)&lt;0));MID([.A129];7;2))" office:value-type="string" office:string-value="1ED27ABB">
            <text:p>1ED27ABB</text:p>
          </table:table-cell>
          <table:table-cell table:style-name="ce7" table:formula="of:=DEC2HEX(HEX2DEC([.E130])-1)" office:value-type="string" office:string-value="7E">
            <text:p>7E</text:p>
          </table:table-cell>
          <table:table-cell table:style-name="ce1" table:formula="of:=CONCATENATE([.E129];MID([.A67];3;2);DEC2HEX((HEX2DEC(MID([.A67];5;2))-2+256*((HEX2DEC(MID([.A67];5;2))-2)&lt;0));2);MID([.A67];7;2))" office:value-type="string" office:string-value="7E6F0A11">
            <text:p>7E6F0A11</text:p>
          </table:table-cell>
          <table:table-cell table:style-name="ce1" table:formula="of:=CONCATENATE([.E129];MID([.A320];3;2);DEC2HEX((HEX2DEC(MID([.A320];5;2))-2+256*((HEX2DEC(MID([.A320];5;2))-2)&lt;0));2);MID([.A320];7;2))" office:value-type="string" office:string-value="7E72B688">
            <text:p>7E72B688</text:p>
          </table:table-cell>
          <table:table-cell table:style-name="ce1" table:formula="of:=CONCATENATE([.E129];MID([.A321];3;2);DEC2HEX((HEX2DEC(MID([.A321];5;2))-2+256*((HEX2DEC(MID([.A321];5;2))-2)&lt;0));2);MID([.A321];7;2))" office:value-type="string" office:string-value="7E16D2BB">
            <text:p>7E16D2BB</text:p>
          </table:table-cell>
          <table:table-cell table:style-name="ce1" table:formula="of:=CONCATENATE([.E129];MID([.A62];3;2);DEC2HEX((HEX2DEC(MID([.A62];5;2))-2+256*((HEX2DEC(MID([.A62];5;2))-2)&lt;0));2);MID([.A62];7;2))" office:value-type="string" office:string-value="7E3AE922">
            <text:p>7E3AE922</text:p>
          </table:table-cell>
          <table:table-cell table:style-name="ce1" table:formula="of:=CONCATENATE([.E129];MID([.A63];3;2);DEC2HEX((HEX2DEC(MID([.A63];5;2))-2+256*((HEX2DEC(MID([.A63];5;2))-2)&lt;0));2);MID([.A63];7;2))" office:value-type="string" office:string-value="7EDE0555">
            <text:p>7EDE0555</text:p>
          </table:table-cell>
          <table:table-cell table:style-name="ce1" table:formula="of:=CONCATENATE([.E129];MID([.A60];3;2);DEC2HEX((HEX2DEC(MID([.A60];5;2))-2+256*((HEX2DEC(MID([.A60];5;2))-2)&lt;0));2);MID([.A60];7;2))" office:value-type="string" office:string-value="7EE1B1CC">
            <text:p>7EE1B1CC</text:p>
          </table:table-cell>
          <table:table-cell table:style-name="ce1" table:formula="of:=CONCATENATE([.E129];MID([.A61];3;2);DEC2HEX((HEX2DEC(MID([.A61];5;2))-2+256*((HEX2DEC(MID([.A61];5;2))-2)&lt;0));2);MID([.A61];7;2))" office:value-type="string" office:string-value="7E85CDFF">
            <text:p>7E85CDFF</text:p>
          </table:table-cell>
          <table:table-cell/>
          <table:table-cell table:style-name="ce1" table:formula="of:=CONCATENATE([.E129];MID([.A262];3;2);DEC2HEX((HEX2DEC(MID([.A262];5;2))-4+256*((HEX2DEC(MID([.A262];5;2))-4)&lt;0));2);MID([.A262];7;2))" office:value-type="string" office:string-value="7E8F0CAA">
            <text:p>7E8F0CAA</text:p>
          </table:table-cell>
          <table:table-cell table:style-name="ce1" table:formula="of:=CONCATENATE([.E129];MID([.A7];3;2);DEC2HEX((HEX2DEC(MID([.A7];5;2))-4+256*((HEX2DEC(MID([.A7];5;2))-4)&lt;0));2);MID([.A7];7;2))" office:value-type="string" office:string-value="7E23BDDD">
            <text:p>7E23BDDD</text:p>
          </table:table-cell>
          <table:table-cell table:style-name="ce1" table:formula="of:=CONCATENATE([.E129];MID([.A100];3;2);DEC2HEX((HEX2DEC(MID([.A100];5;2))-3+256*((HEX2DEC(MID([.A100];5;2))-3)&lt;0));2);MID([.A100];7;2))" office:value-type="string" office:string-value="7E69E244">
            <text:p>7E69E244</text:p>
          </table:table-cell>
          <table:table-cell table:style-name="ce1" table:formula="of:=CONCATENATE([.E129];MID([.A101];3;2);DEC2HEX((HEX2DEC(MID([.A101];5;2))-3+256*((HEX2DEC(MID([.A101];5;2))-3)&lt;0));2);MID([.A101];7;2))" office:value-type="string" office:string-value="7E0DFE77">
            <text:p>7E0DFE77</text:p>
          </table:table-cell>
          <table:table-cell table:formula="of:=CONCATENATE([.E129];MID([.A98];3;2);DEC2HEX((HEX2DEC(MID([.A98];5;2))-3+256*((HEX2DEC(MID([.A98];5;2))-3)&lt;0));2);MID([.A98];7;2))" office:value-type="string" office:string-value="7E10AAEE">
            <text:p>7E10AAEE</text:p>
          </table:table-cell>
          <table:table-cell table:style-name="ce1" table:formula="of:=CONCATENATE([.E129];MID([.A355];3;2);DEC2HEX((HEX2DEC(MID([.A355];5;2))-3+256*((HEX2DEC(MID([.A355];5;2))-3)&lt;0));2);MID([.A355];7;2))" office:value-type="string" office:string-value="7EC5C611">
            <text:p>7EC5C611</text:p>
          </table:table-cell>
          <table:table-cell table:style-name="ce1" table:formula="of:=CONCATENATE([.E129];MID([.A96];3;2);DEC2HEX((HEX2DEC(MID([.A96];5;2))-3+256*((HEX2DEC(MID([.A96];5;2))-3)&lt;0));2);MID([.A96];7;2))" office:value-type="string" office:string-value="7ED8DD88">
            <text:p>7ED8DD88</text:p>
          </table:table-cell>
          <table:table-cell table:style-name="ce1" table:formula="of:=CONCATENATE([.E129];MID([.A97];3;2);DEC2HEX((HEX2DEC(MID([.A97];5;2))-3+256*((HEX2DEC(MID([.A97];5;2))-3)&lt;0));2);MID([.A97];7;2))" office:value-type="string" office:string-value="7E7CF9BB">
            <text:p>7E7CF9BB</text:p>
          </table:table-cell>
          <table:table-cell table:style-name="ce6" table:formula="of:=CONCATENATE([.E129];MID([.A350];3;2);DEC2HEX((HEX2DEC(MID([.A350];5;2))-3+256*((HEX2DEC(MID([.A350];5;2))-3)&lt;0));2);MID([.A350];7;2))" office:value-type="string" office:string-value="7E90A522">
            <text:p>7E90A522</text:p>
          </table:table-cell>
          <table:table-cell table:style-name="ce1" table:formula="of:=CONCATENATE([.E129];MID([.A95];3;2);DEC2HEX((HEX2DEC(MID([.A95];5;2))-3+256*((HEX2DEC(MID([.A95];5;2))-3)&lt;0));2);MID([.A95];7;2))" office:value-type="string" office:string-value="7E34C155">
            <text:p>7E34C155</text:p>
          </table:table-cell>
          <table:table-cell/>
          <table:table-cell table:style-name="ce1" table:formula="of:=MID([.A129];3;2)" office:value-type="string" office:string-value="D2">
            <text:p>D2</text:p>
          </table:table-cell>
          <table:table-cell table:style-name="ce1" table:formula="of:=MID([.A129];5;2)" office:value-type="string" office:string-value="B9">
            <text:p>B9</text:p>
          </table:table-cell>
          <table:table-cell table:formula="of:=IF((HEX2DEC([.Y129])-HEX2DEC([.Y128]))&gt;0;HEX2DEC([.Y129])-HEX2DEC([.Y128]);HEX2DEC([.Y129])-HEX2DEC([.Y128])+256)" office:value-type="float" office:value="148">
            <text:p>148</text:p>
          </table:table-cell>
          <table:table-cell table:formula="of:=IF((HEX2DEC([.Z129])-HEX2DEC([.Z128]))&gt;0;HEX2DEC([.Z129])-HEX2DEC([.Z128]);HEX2DEC([.Z129])-HEX2DEC([.Z12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7F76D5EE</text:p>
          </table:table-cell>
          <table:table-cell table:style-name="ce6" table:formula="of:=CONCATENATE(DEC2HEX(HEX2DEC(MID([.B129];1;2))+1);MID([.A127];3;6))" office:value-type="string" office:string-value="7F9AEC55">
            <text:p>7F9AEC55</text:p>
          </table:table-cell>
          <table:table-cell table:formula="of:=DEC2HEX(HEX2DEC([.C131])-1)" office:value-type="string" office:string-value="1F">
            <text:p>1F</text:p>
          </table:table-cell>
          <table:table-cell table:style-name="ce1" table:formula="of:=CONCATENATE([.C130];MID([.A130];3;2);DEC2HEX(HEX2DEC(MID([.A130];5;2))-63+256*((HEX2DEC(MID([.A130];5;2))-63)&lt;0));MID([.A130];7;2))" office:value-type="string" office:string-value="1F7696EE">
            <text:p>1F7696EE</text:p>
          </table:table-cell>
          <table:table-cell table:style-name="ce7" table:formula="of:=DEC2HEX(HEX2DEC([.E131])-1)" office:value-type="string" office:string-value="7F">
            <text:p>7F</text:p>
          </table:table-cell>
          <table:table-cell table:style-name="ce1" table:formula="of:=CONCATENATE([.E130];MID([.A68];3;2);DEC2HEX((HEX2DEC(MID([.A68];5;2))-2+256*((HEX2DEC(MID([.A68];5;2))-2)&lt;0));2);MID([.A68];7;2))" office:value-type="string" office:string-value="7F03BB44">
            <text:p>7F03BB44</text:p>
          </table:table-cell>
          <table:table-cell table:style-name="ce1" table:formula="of:=CONCATENATE([.E130];MID([.A321];3;2);DEC2HEX((HEX2DEC(MID([.A321];5;2))-2+256*((HEX2DEC(MID([.A321];5;2))-2)&lt;0));2);MID([.A321];7;2))" office:value-type="string" office:string-value="7F16D2BB">
            <text:p>7F16D2BB</text:p>
          </table:table-cell>
          <table:table-cell table:style-name="ce1" table:formula="of:=CONCATENATE([.E130];MID([.A322];3;2);DEC2HEX((HEX2DEC(MID([.A322];5;2))-2+256*((HEX2DEC(MID([.A322];5;2))-2)&lt;0));2);MID([.A322];7;2))" office:value-type="string" office:string-value="7FBAEEEE">
            <text:p>7FBAEEEE</text:p>
          </table:table-cell>
          <table:table-cell table:style-name="ce1" table:formula="of:=CONCATENATE([.E130];MID([.A63];3;2);DEC2HEX((HEX2DEC(MID([.A63];5;2))-2+256*((HEX2DEC(MID([.A63];5;2))-2)&lt;0));2);MID([.A63];7;2))" office:value-type="string" office:string-value="7FDE0555">
            <text:p>7FDE0555</text:p>
          </table:table-cell>
          <table:table-cell table:style-name="ce1" table:formula="of:=CONCATENATE([.E130];MID([.A64];3;2);DEC2HEX((HEX2DEC(MID([.A64];5;2))-2+256*((HEX2DEC(MID([.A64];5;2))-2)&lt;0));2);MID([.A64];7;2))" office:value-type="string" office:string-value="7F72B688">
            <text:p>7F72B688</text:p>
          </table:table-cell>
          <table:table-cell table:style-name="ce1" table:formula="of:=CONCATENATE([.E130];MID([.A61];3;2);DEC2HEX((HEX2DEC(MID([.A61];5;2))-2+256*((HEX2DEC(MID([.A61];5;2))-2)&lt;0));2);MID([.A61];7;2))" office:value-type="string" office:string-value="7F85CDFF">
            <text:p>7F85CDFF</text:p>
          </table:table-cell>
          <table:table-cell table:style-name="ce1" table:formula="of:=CONCATENATE([.E130];MID([.A62];3;2);DEC2HEX((HEX2DEC(MID([.A62];5;2))-2+256*((HEX2DEC(MID([.A62];5;2))-2)&lt;0));2);MID([.A62];7;2))" office:value-type="string" office:string-value="7F3AE922">
            <text:p>7F3AE922</text:p>
          </table:table-cell>
          <table:table-cell/>
          <table:table-cell table:style-name="ce1" table:formula="of:=CONCATENATE([.E130];MID([.A263];3;2);DEC2HEX((HEX2DEC(MID([.A263];5;2))-4+256*((HEX2DEC(MID([.A263];5;2))-4)&lt;0));2);MID([.A263];7;2))" office:value-type="string" office:string-value="7F23BDDD">
            <text:p>7F23BDDD</text:p>
          </table:table-cell>
          <table:table-cell table:style-name="ce1" table:formula="of:=CONCATENATE([.E130];MID([.A8];3;2);DEC2HEX((HEX2DEC(MID([.A8];5;2))-4+256*((HEX2DEC(MID([.A8];5;2))-4)&lt;0));2);MID([.A8];7;2))" office:value-type="string" office:string-value="7FD8D900">
            <text:p>7FD8D900</text:p>
          </table:table-cell>
          <table:table-cell table:style-name="ce1" table:formula="of:=CONCATENATE([.E130];MID([.A101];3;2);DEC2HEX((HEX2DEC(MID([.A101];5;2))-3+256*((HEX2DEC(MID([.A101];5;2))-3)&lt;0));2);MID([.A101];7;2))" office:value-type="string" office:string-value="7F0DFE77">
            <text:p>7F0DFE77</text:p>
          </table:table-cell>
          <table:table-cell table:style-name="ce1" table:formula="of:=CONCATENATE([.E130];MID([.A102];3;2);DEC2HEX((HEX2DEC(MID([.A102];5;2))-3+256*((HEX2DEC(MID([.A102];5;2))-3)&lt;0));2);MID([.A102];7;2))" office:value-type="string" office:string-value="7FA1AFAA">
            <text:p>7FA1AFAA</text:p>
          </table:table-cell>
          <table:table-cell table:formula="of:=CONCATENATE([.E130];MID([.A99];3;2);DEC2HEX((HEX2DEC(MID([.A99];5;2))-3+256*((HEX2DEC(MID([.A99];5;2))-3)&lt;0));2);MID([.A99];7;2))" office:value-type="string" office:string-value="7FC5C611">
            <text:p>7FC5C611</text:p>
          </table:table-cell>
          <table:table-cell table:style-name="ce1" table:formula="of:=CONCATENATE([.E130];MID([.A356];3;2);DEC2HEX((HEX2DEC(MID([.A356];5;2))-3+256*((HEX2DEC(MID([.A356];5;2))-3)&lt;0));2);MID([.A356];7;2))" office:value-type="string" office:string-value="7F69E244">
            <text:p>7F69E244</text:p>
          </table:table-cell>
          <table:table-cell table:style-name="ce1" table:formula="of:=CONCATENATE([.E130];MID([.A97];3;2);DEC2HEX((HEX2DEC(MID([.A97];5;2))-3+256*((HEX2DEC(MID([.A97];5;2))-3)&lt;0));2);MID([.A97];7;2))" office:value-type="string" office:string-value="7F7CF9BB">
            <text:p>7F7CF9BB</text:p>
          </table:table-cell>
          <table:table-cell table:style-name="ce1" table:formula="of:=CONCATENATE([.E130];MID([.A98];3;2);DEC2HEX((HEX2DEC(MID([.A98];5;2))-3+256*((HEX2DEC(MID([.A98];5;2))-3)&lt;0));2);MID([.A98];7;2))" office:value-type="string" office:string-value="7F10AAEE">
            <text:p>7F10AAEE</text:p>
          </table:table-cell>
          <table:table-cell table:style-name="ce6" table:formula="of:=CONCATENATE([.E130];MID([.A351];3;2);DEC2HEX((HEX2DEC(MID([.A351];5;2))-3+256*((HEX2DEC(MID([.A351];5;2))-3)&lt;0));2);MID([.A351];7;2))" office:value-type="string" office:string-value="7F34C155">
            <text:p>7F34C155</text:p>
          </table:table-cell>
          <table:table-cell table:style-name="ce1" table:formula="of:=CONCATENATE([.E130];MID([.A96];3;2);DEC2HEX((HEX2DEC(MID([.A96];5;2))-3+256*((HEX2DEC(MID([.A96];5;2))-3)&lt;0));2);MID([.A96];7;2))" office:value-type="string" office:string-value="7FD8DD88">
            <text:p>7FD8DD88</text:p>
          </table:table-cell>
          <table:table-cell/>
          <table:table-cell table:style-name="ce1" table:formula="of:=MID([.A130];3;2)" office:value-type="string" office:string-value="76">
            <text:p>76</text:p>
          </table:table-cell>
          <table:table-cell table:style-name="ce1" table:formula="of:=MID([.A130];5;2)" office:value-type="string" office:string-value="D5">
            <text:p>D5</text:p>
          </table:table-cell>
          <table:table-cell table:formula="of:=IF((HEX2DEC([.Y130])-HEX2DEC([.Y129]))&gt;0;HEX2DEC([.Y130])-HEX2DEC([.Y129]);HEX2DEC([.Y130])-HEX2DEC([.Y129])+256)" office:value-type="float" office:value="164">
            <text:p>164</text:p>
          </table:table-cell>
          <table:table-cell table:formula="of:=IF((HEX2DEC([.Z130])-HEX2DEC([.Z129]))&gt;0;HEX2DEC([.Z130])-HEX2DEC([.Z129]);HEX2DEC([.Z130])-HEX2DEC([.Z12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02BF111</text:p>
          </table:table-cell>
          <table:table-cell table:style-name="ce6" table:formula="of:=CONCATENATE(DEC2HEX(HEX2DEC(MID([.B130];1;2))+1);MID([.A128];3;6))" office:value-type="string" office:string-value="803E0888">
            <text:p>803E0888</text:p>
          </table:table-cell>
          <table:table-cell table:formula="of:=DEC2HEX(HEX2DEC([.C132])-1)" office:value-type="string" office:string-value="20">
            <text:p>20</text:p>
          </table:table-cell>
          <table:table-cell table:style-name="ce1" table:formula="of:=CONCATENATE([.C131];MID([.A131];3;2);DEC2HEX(HEX2DEC(MID([.A131];5;2))-63+256*((HEX2DEC(MID([.A131];5;2))-63)&lt;0));MID([.A131];7;2))" office:value-type="string" office:string-value="202BB211">
            <text:p>202BB211</text:p>
          </table:table-cell>
          <table:table-cell table:style-name="ce7" table:formula="of:=DEC2HEX(HEX2DEC([.E132])-1)" office:value-type="string" office:string-value="80">
            <text:p>80</text:p>
          </table:table-cell>
          <table:table-cell table:style-name="ce1" table:formula="of:=CONCATENATE([.E131];MID([.A69];3;2);DEC2HEX((HEX2DEC(MID([.A69];5;2))-2+256*((HEX2DEC(MID([.A69];5;2))-2)&lt;0));2);MID([.A69];7;2))" office:value-type="string" office:string-value="80A7D777">
            <text:p>80A7D777</text:p>
          </table:table-cell>
          <table:table-cell table:style-name="ce1" table:formula="of:=CONCATENATE([.E131];MID([.A322];3;2);DEC2HEX((HEX2DEC(MID([.A322];5;2))-2+256*((HEX2DEC(MID([.A322];5;2))-2)&lt;0));2);MID([.A322];7;2))" office:value-type="string" office:string-value="80BAEEEE">
            <text:p>80BAEEEE</text:p>
          </table:table-cell>
          <table:table-cell table:style-name="ce1" table:formula="of:=CONCATENATE([.E131];MID([.A323];3;2);DEC2HEX((HEX2DEC(MID([.A323];5;2))-2+256*((HEX2DEC(MID([.A323];5;2))-2)&lt;0));2);MID([.A323];7;2))" office:value-type="string" office:string-value="806F0A11">
            <text:p>806F0A11</text:p>
          </table:table-cell>
          <table:table-cell table:style-name="ce1" table:formula="of:=CONCATENATE([.E131];MID([.A64];3;2);DEC2HEX((HEX2DEC(MID([.A64];5;2))-2+256*((HEX2DEC(MID([.A64];5;2))-2)&lt;0));2);MID([.A64];7;2))" office:value-type="string" office:string-value="8072B688">
            <text:p>8072B688</text:p>
          </table:table-cell>
          <table:table-cell table:style-name="ce1" table:formula="of:=CONCATENATE([.E131];MID([.A65];3;2);DEC2HEX((HEX2DEC(MID([.A65];5;2))-2+256*((HEX2DEC(MID([.A65];5;2))-2)&lt;0));2);MID([.A65];7;2))" office:value-type="string" office:string-value="8016D2BB">
            <text:p>8016D2BB</text:p>
          </table:table-cell>
          <table:table-cell table:style-name="ce1" table:formula="of:=CONCATENATE([.E131];MID([.A62];3;2);DEC2HEX((HEX2DEC(MID([.A62];5;2))-2+256*((HEX2DEC(MID([.A62];5;2))-2)&lt;0));2);MID([.A62];7;2))" office:value-type="string" office:string-value="803AE922">
            <text:p>803AE922</text:p>
          </table:table-cell>
          <table:table-cell table:style-name="ce1" table:formula="of:=CONCATENATE([.E131];MID([.A63];3;2);DEC2HEX((HEX2DEC(MID([.A63];5;2))-2+256*((HEX2DEC(MID([.A63];5;2))-2)&lt;0));2);MID([.A63];7;2))" office:value-type="string" office:string-value="80DE0555">
            <text:p>80DE0555</text:p>
          </table:table-cell>
          <table:table-cell/>
          <table:table-cell table:style-name="ce1" table:formula="of:=CONCATENATE([.E131];MID([.A264];3;2);DEC2HEX((HEX2DEC(MID([.A264];5;2))-4+256*((HEX2DEC(MID([.A264];5;2))-4)&lt;0));2);MID([.A264];7;2))" office:value-type="string" office:string-value="80D8D900">
            <text:p>80D8D900</text:p>
          </table:table-cell>
          <table:table-cell table:style-name="ce1" table:formula="of:=CONCATENATE([.E131];MID([.A9];3;2);DEC2HEX((HEX2DEC(MID([.A9];5;2))-4+256*((HEX2DEC(MID([.A9];5;2))-4)&lt;0));2);MID([.A9];7;2))" office:value-type="string" office:string-value="807CF533">
            <text:p>807CF533</text:p>
          </table:table-cell>
          <table:table-cell table:style-name="ce1" table:formula="of:=CONCATENATE([.E131];MID([.A102];3;2);DEC2HEX((HEX2DEC(MID([.A102];5;2))-3+256*((HEX2DEC(MID([.A102];5;2))-3)&lt;0));2);MID([.A102];7;2))" office:value-type="string" office:string-value="80A1AFAA">
            <text:p>80A1AFAA</text:p>
          </table:table-cell>
          <table:table-cell table:style-name="ce1" table:formula="of:=CONCATENATE([.E131];MID([.A103];3;2);DEC2HEX((HEX2DEC(MID([.A103];5;2))-3+256*((HEX2DEC(MID([.A103];5;2))-3)&lt;0));2);MID([.A103];7;2))" office:value-type="string" office:string-value="8045CBDD">
            <text:p>8045CBDD</text:p>
          </table:table-cell>
          <table:table-cell table:formula="of:=CONCATENATE([.E131];MID([.A100];3;2);DEC2HEX((HEX2DEC(MID([.A100];5;2))-3+256*((HEX2DEC(MID([.A100];5;2))-3)&lt;0));2);MID([.A100];7;2))" office:value-type="string" office:string-value="8069E244">
            <text:p>8069E244</text:p>
          </table:table-cell>
          <table:table-cell table:style-name="ce1" table:formula="of:=CONCATENATE([.E131];MID([.A357];3;2);DEC2HEX((HEX2DEC(MID([.A357];5;2))-3+256*((HEX2DEC(MID([.A357];5;2))-3)&lt;0));2);MID([.A357];7;2))" office:value-type="string" office:string-value="800DFE77">
            <text:p>800DFE77</text:p>
          </table:table-cell>
          <table:table-cell table:style-name="ce1" table:formula="of:=CONCATENATE([.E131];MID([.A98];3;2);DEC2HEX((HEX2DEC(MID([.A98];5;2))-3+256*((HEX2DEC(MID([.A98];5;2))-3)&lt;0));2);MID([.A98];7;2))" office:value-type="string" office:string-value="8010AAEE">
            <text:p>8010AAEE</text:p>
          </table:table-cell>
          <table:table-cell table:style-name="ce1" table:formula="of:=CONCATENATE([.E131];MID([.A99];3;2);DEC2HEX((HEX2DEC(MID([.A99];5;2))-3+256*((HEX2DEC(MID([.A99];5;2))-3)&lt;0));2);MID([.A99];7;2))" office:value-type="string" office:string-value="80C5C611">
            <text:p>80C5C611</text:p>
          </table:table-cell>
          <table:table-cell table:style-name="ce6" table:formula="of:=CONCATENATE([.E131];MID([.A352];3;2);DEC2HEX((HEX2DEC(MID([.A352];5;2))-3+256*((HEX2DEC(MID([.A352];5;2))-3)&lt;0));2);MID([.A352];7;2))" office:value-type="string" office:string-value="80D8DD88">
            <text:p>80D8DD88</text:p>
          </table:table-cell>
          <table:table-cell table:style-name="ce1" table:formula="of:=CONCATENATE([.E131];MID([.A97];3;2);DEC2HEX((HEX2DEC(MID([.A97];5;2))-3+256*((HEX2DEC(MID([.A97];5;2))-3)&lt;0));2);MID([.A97];7;2))" office:value-type="string" office:string-value="807CF9BB">
            <text:p>807CF9BB</text:p>
          </table:table-cell>
          <table:table-cell/>
          <table:table-cell table:style-name="ce1" table:formula="of:=MID([.A131];3;2)" office:value-type="string" office:string-value="2B">
            <text:p>2B</text:p>
          </table:table-cell>
          <table:table-cell table:style-name="ce1" table:formula="of:=MID([.A131];5;2)" office:value-type="string" office:string-value="F1">
            <text:p>F1</text:p>
          </table:table-cell>
          <table:table-cell table:formula="of:=IF((HEX2DEC([.Y131])-HEX2DEC([.Y130]))&gt;0;HEX2DEC([.Y131])-HEX2DEC([.Y130]);HEX2DEC([.Y131])-HEX2DEC([.Y130])+256)" office:value-type="float" office:value="181">
            <text:p>181</text:p>
          </table:table-cell>
          <table:table-cell table:formula="of:=IF((HEX2DEC([.Z131])-HEX2DEC([.Z130]))&gt;0;HEX2DEC([.Z131])-HEX2DEC([.Z130]);HEX2DEC([.Z131])-HEX2DEC([.Z13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1CF0D44</text:p>
          </table:table-cell>
          <table:table-cell office:value-type="string">
            <text:p>81D2B9BB</text:p>
          </table:table-cell>
          <table:table-cell table:formula="of:=DEC2HEX(HEX2DEC([.C133])-1)" office:value-type="string" office:string-value="21">
            <text:p>21</text:p>
          </table:table-cell>
          <table:table-cell table:style-name="ce1" table:formula="of:=CONCATENATE([.C132];MID([.A132];3;2);DEC2HEX(HEX2DEC(MID([.A132];5;2))-63+256*((HEX2DEC(MID([.A132];5;2))-63)&lt;0));MID([.A132];7;2))" office:value-type="string" office:string-value="21CFCE44">
            <text:p>21CFCE44</text:p>
          </table:table-cell>
          <table:table-cell table:style-name="ce7" table:formula="of:=DEC2HEX(HEX2DEC([.E133])-1)" office:value-type="string" office:string-value="81">
            <text:p>81</text:p>
          </table:table-cell>
          <table:table-cell table:style-name="ce1" table:formula="of:=CONCATENATE([.E132];MID([.A70];3;2);DEC2HEX((HEX2DEC(MID([.A70];5;2))-2+256*((HEX2DEC(MID([.A70];5;2))-2)&lt;0));2);MID([.A70];7;2))" office:value-type="string" office:string-value="814BF3AA">
            <text:p>814BF3AA</text:p>
          </table:table-cell>
          <table:table-cell table:style-name="ce1" table:formula="of:=CONCATENATE([.E132];MID([.A323];3;2);DEC2HEX((HEX2DEC(MID([.A323];5;2))-2+256*((HEX2DEC(MID([.A323];5;2))-2)&lt;0));2);MID([.A323];7;2))" office:value-type="string" office:string-value="816F0A11">
            <text:p>816F0A11</text:p>
          </table:table-cell>
          <table:table-cell table:style-name="ce1" table:formula="of:=CONCATENATE([.E132];MID([.A324];3;2);DEC2HEX((HEX2DEC(MID([.A324];5;2))-2+256*((HEX2DEC(MID([.A324];5;2))-2)&lt;0));2);MID([.A324];7;2))" office:value-type="string" office:string-value="8103BB44">
            <text:p>8103BB44</text:p>
          </table:table-cell>
          <table:table-cell table:style-name="ce1" table:formula="of:=CONCATENATE([.E132];MID([.A65];3;2);DEC2HEX((HEX2DEC(MID([.A65];5;2))-2+256*((HEX2DEC(MID([.A65];5;2))-2)&lt;0));2);MID([.A65];7;2))" office:value-type="string" office:string-value="8116D2BB">
            <text:p>8116D2BB</text:p>
          </table:table-cell>
          <table:table-cell table:style-name="ce1" table:formula="of:=CONCATENATE([.E132];MID([.A66];3;2);DEC2HEX((HEX2DEC(MID([.A66];5;2))-2+256*((HEX2DEC(MID([.A66];5;2))-2)&lt;0));2);MID([.A66];7;2))" office:value-type="string" office:string-value="81BAEEEE">
            <text:p>81BAEEEE</text:p>
          </table:table-cell>
          <table:table-cell table:style-name="ce1" table:formula="of:=CONCATENATE([.E132];MID([.A63];3;2);DEC2HEX((HEX2DEC(MID([.A63];5;2))-2+256*((HEX2DEC(MID([.A63];5;2))-2)&lt;0));2);MID([.A63];7;2))" office:value-type="string" office:string-value="81DE0555">
            <text:p>81DE0555</text:p>
          </table:table-cell>
          <table:table-cell table:style-name="ce1" table:formula="of:=CONCATENATE([.E132];MID([.A64];3;2);DEC2HEX((HEX2DEC(MID([.A64];5;2))-2+256*((HEX2DEC(MID([.A64];5;2))-2)&lt;0));2);MID([.A64];7;2))" office:value-type="string" office:string-value="8172B688">
            <text:p>8172B688</text:p>
          </table:table-cell>
          <table:table-cell/>
          <table:table-cell table:style-name="ce1" table:formula="of:=CONCATENATE([.E132];MID([.A265];3;2);DEC2HEX((HEX2DEC(MID([.A265];5;2))-4+256*((HEX2DEC(MID([.A265];5;2))-4)&lt;0));2);MID([.A265];7;2))" office:value-type="string" office:string-value="817CF533">
            <text:p>817CF533</text:p>
          </table:table-cell>
          <table:table-cell table:style-name="ce1" table:formula="of:=CONCATENATE([.E132];MID([.A10];3;2);DEC2HEX((HEX2DEC(MID([.A10];5;2))-4+256*((HEX2DEC(MID([.A10];5;2))-4)&lt;0));2);MID([.A10];7;2))" office:value-type="string" office:string-value="8110A666">
            <text:p>8110A666</text:p>
          </table:table-cell>
          <table:table-cell table:style-name="ce1" table:formula="of:=CONCATENATE([.E132];MID([.A103];3;2);DEC2HEX((HEX2DEC(MID([.A103];5;2))-3+256*((HEX2DEC(MID([.A103];5;2))-3)&lt;0));2);MID([.A103];7;2))" office:value-type="string" office:string-value="8145CBDD">
            <text:p>8145CBDD</text:p>
          </table:table-cell>
          <table:table-cell table:style-name="ce1" table:formula="of:=CONCATENATE([.E132];MID([.A104];3;2);DEC2HEX((HEX2DEC(MID([.A104];5;2))-3+256*((HEX2DEC(MID([.A104];5;2))-3)&lt;0));2);MID([.A104];7;2))" office:value-type="string" office:string-value="81FAE700">
            <text:p>81FAE700</text:p>
          </table:table-cell>
          <table:table-cell table:formula="of:=CONCATENATE([.E132];MID([.A101];3;2);DEC2HEX((HEX2DEC(MID([.A101];5;2))-3+256*((HEX2DEC(MID([.A101];5;2))-3)&lt;0));2);MID([.A101];7;2))" office:value-type="string" office:string-value="810DFE77">
            <text:p>810DFE77</text:p>
          </table:table-cell>
          <table:table-cell table:style-name="ce1" table:formula="of:=CONCATENATE([.E132];MID([.A358];3;2);DEC2HEX((HEX2DEC(MID([.A358];5;2))-3+256*((HEX2DEC(MID([.A358];5;2))-3)&lt;0));2);MID([.A358];7;2))" office:value-type="string" office:string-value="81A1AFAA">
            <text:p>81A1AFAA</text:p>
          </table:table-cell>
          <table:table-cell table:style-name="ce1" table:formula="of:=CONCATENATE([.E132];MID([.A99];3;2);DEC2HEX((HEX2DEC(MID([.A99];5;2))-3+256*((HEX2DEC(MID([.A99];5;2))-3)&lt;0));2);MID([.A99];7;2))" office:value-type="string" office:string-value="81C5C611">
            <text:p>81C5C611</text:p>
          </table:table-cell>
          <table:table-cell table:style-name="ce1" table:formula="of:=CONCATENATE([.E132];MID([.A100];3;2);DEC2HEX((HEX2DEC(MID([.A100];5;2))-3+256*((HEX2DEC(MID([.A100];5;2))-3)&lt;0));2);MID([.A100];7;2))" office:value-type="string" office:string-value="8169E244">
            <text:p>8169E244</text:p>
          </table:table-cell>
          <table:table-cell table:style-name="ce6" table:formula="of:=CONCATENATE([.E132];MID([.A353];3;2);DEC2HEX((HEX2DEC(MID([.A353];5;2))-3+256*((HEX2DEC(MID([.A353];5;2))-3)&lt;0));2);MID([.A353];7;2))" office:value-type="string" office:string-value="817CF9BB">
            <text:p>817CF9BB</text:p>
          </table:table-cell>
          <table:table-cell table:style-name="ce1" table:formula="of:=CONCATENATE([.E132];MID([.A98];3;2);DEC2HEX((HEX2DEC(MID([.A98];5;2))-3+256*((HEX2DEC(MID([.A98];5;2))-3)&lt;0));2);MID([.A98];7;2))" office:value-type="string" office:string-value="8110AAEE">
            <text:p>8110AAEE</text:p>
          </table:table-cell>
          <table:table-cell/>
          <table:table-cell table:style-name="ce1" table:formula="of:=MID([.A132];3;2)" office:value-type="string" office:string-value="CF">
            <text:p>CF</text:p>
          </table:table-cell>
          <table:table-cell table:style-name="ce1" table:formula="of:=MID([.A132];5;2)" office:value-type="string" office:string-value="0D">
            <text:p>0D</text:p>
          </table:table-cell>
          <table:table-cell table:formula="of:=IF((HEX2DEC([.Y132])-HEX2DEC([.Y131]))&gt;0;HEX2DEC([.Y132])-HEX2DEC([.Y131]);HEX2DEC([.Y132])-HEX2DEC([.Y131])+256)" office:value-type="float" office:value="164">
            <text:p>164</text:p>
          </table:table-cell>
          <table:table-cell table:formula="of:=IF((HEX2DEC([.Z132])-HEX2DEC([.Z131]))&gt;0;HEX2DEC([.Z132])-HEX2DEC([.Z131]);HEX2DEC([.Z132])-HEX2DEC([.Z13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263BE77</text:p>
          </table:table-cell>
          <table:table-cell table:style-name="ce6" table:formula="of:=CONCATENATE(DEC2HEX(HEX2DEC(MID([.B132];1;2))+1);MID([.A130];3;6))" office:value-type="string" office:string-value="8276D5EE">
            <text:p>8276D5EE</text:p>
          </table:table-cell>
          <table:table-cell table:formula="of:=DEC2HEX(HEX2DEC([.C134])-1)" office:value-type="string" office:string-value="22">
            <text:p>22</text:p>
          </table:table-cell>
          <table:table-cell table:style-name="ce1" table:formula="of:=CONCATENATE([.C133];MID([.A133];3;2);DEC2HEX(HEX2DEC(MID([.A133];5;2))-63+256*((HEX2DEC(MID([.A133];5;2))-63)&lt;0));MID([.A133];7;2))" office:value-type="string" office:string-value="22637F77">
            <text:p>22637F77</text:p>
          </table:table-cell>
          <table:table-cell office:value-type="float" office:value="82">
            <text:p>82</text:p>
          </table:table-cell>
          <table:table-cell table:style-name="ce1" table:formula="of:=CONCATENATE([.E133];MID([.A71];3;2);DEC2HEX((HEX2DEC(MID([.A71];5;2))-2+256*((HEX2DEC(MID([.A71];5;2))-2)&lt;0));2);MID([.A71];7;2))" office:value-type="string" office:string-value="82EF0FDD">
            <text:p>82EF0FDD</text:p>
          </table:table-cell>
          <table:table-cell table:style-name="ce1" table:formula="of:=CONCATENATE([.E133];MID([.A324];3;2);DEC2HEX((HEX2DEC(MID([.A324];5;2))-2+256*((HEX2DEC(MID([.A324];5;2))-2)&lt;0));2);MID([.A324];7;2))" office:value-type="string" office:string-value="8203BB44">
            <text:p>8203BB44</text:p>
          </table:table-cell>
          <table:table-cell table:style-name="ce1" table:formula="of:=CONCATENATE([.E133];MID([.A325];3;2);DEC2HEX((HEX2DEC(MID([.A325];5;2))-2+256*((HEX2DEC(MID([.A325];5;2))-2)&lt;0));2);MID([.A325];7;2))" office:value-type="string" office:string-value="82A7D777">
            <text:p>82A7D777</text:p>
          </table:table-cell>
          <table:table-cell table:style-name="ce1" table:formula="of:=CONCATENATE([.E133];MID([.A66];3;2);DEC2HEX((HEX2DEC(MID([.A66];5;2))-2+256*((HEX2DEC(MID([.A66];5;2))-2)&lt;0));2);MID([.A66];7;2))" office:value-type="string" office:string-value="82BAEEEE">
            <text:p>82BAEEEE</text:p>
          </table:table-cell>
          <table:table-cell table:style-name="ce1" table:formula="of:=CONCATENATE([.E133];MID([.A67];3;2);DEC2HEX((HEX2DEC(MID([.A67];5;2))-2+256*((HEX2DEC(MID([.A67];5;2))-2)&lt;0));2);MID([.A67];7;2))" office:value-type="string" office:string-value="826F0A11">
            <text:p>826F0A11</text:p>
          </table:table-cell>
          <table:table-cell table:style-name="ce1" table:formula="of:=CONCATENATE([.E133];MID([.A64];3;2);DEC2HEX((HEX2DEC(MID([.A64];5;2))-2+256*((HEX2DEC(MID([.A64];5;2))-2)&lt;0));2);MID([.A64];7;2))" office:value-type="string" office:string-value="8272B688">
            <text:p>8272B688</text:p>
          </table:table-cell>
          <table:table-cell table:style-name="ce1" table:formula="of:=CONCATENATE([.E133];MID([.A65];3;2);DEC2HEX((HEX2DEC(MID([.A65];5;2))-2+256*((HEX2DEC(MID([.A65];5;2))-2)&lt;0));2);MID([.A65];7;2))" office:value-type="string" office:string-value="8216D2BB">
            <text:p>8216D2BB</text:p>
          </table:table-cell>
          <table:table-cell/>
          <table:table-cell table:style-name="ce1" table:formula="of:=CONCATENATE([.E133];MID([.A266];3;2);DEC2HEX((HEX2DEC(MID([.A266];5;2))-4+256*((HEX2DEC(MID([.A266];5;2))-4)&lt;0));2);MID([.A266];7;2))" office:value-type="string" office:string-value="8210A666">
            <text:p>8210A666</text:p>
          </table:table-cell>
          <table:table-cell table:style-name="ce1" table:formula="of:=CONCATENATE([.E133];MID([.A11];3;2);DEC2HEX((HEX2DEC(MID([.A11];5;2))-4+256*((HEX2DEC(MID([.A11];5;2))-4)&lt;0));2);MID([.A11];7;2))" office:value-type="string" office:string-value="82B4C299">
            <text:p>82B4C299</text:p>
          </table:table-cell>
          <table:table-cell table:style-name="ce1" table:formula="of:=CONCATENATE([.E133];MID([.A104];3;2);DEC2HEX((HEX2DEC(MID([.A104];5;2))-3+256*((HEX2DEC(MID([.A104];5;2))-3)&lt;0));2);MID([.A104];7;2))" office:value-type="string" office:string-value="82FAE700">
            <text:p>82FAE700</text:p>
          </table:table-cell>
          <table:table-cell table:style-name="ce1" table:formula="of:=CONCATENATE([.E133];MID([.A105];3;2);DEC2HEX((HEX2DEC(MID([.A105];5;2))-3+256*((HEX2DEC(MID([.A105];5;2))-3)&lt;0));2);MID([.A105];7;2))" office:value-type="string" office:string-value="829E0333">
            <text:p>829E0333</text:p>
          </table:table-cell>
          <table:table-cell table:formula="of:=CONCATENATE([.E133];MID([.A102];3;2);DEC2HEX((HEX2DEC(MID([.A102];5;2))-3+256*((HEX2DEC(MID([.A102];5;2))-3)&lt;0));2);MID([.A102];7;2))" office:value-type="string" office:string-value="82A1AFAA">
            <text:p>82A1AFAA</text:p>
          </table:table-cell>
          <table:table-cell table:style-name="ce1" table:formula="of:=CONCATENATE([.E133];MID([.A359];3;2);DEC2HEX((HEX2DEC(MID([.A359];5;2))-3+256*((HEX2DEC(MID([.A359];5;2))-3)&lt;0));2);MID([.A359];7;2))" office:value-type="string" office:string-value="8245CBDD">
            <text:p>8245CBDD</text:p>
          </table:table-cell>
          <table:table-cell table:style-name="ce1" table:formula="of:=CONCATENATE([.E133];MID([.A100];3;2);DEC2HEX((HEX2DEC(MID([.A100];5;2))-3+256*((HEX2DEC(MID([.A100];5;2))-3)&lt;0));2);MID([.A100];7;2))" office:value-type="string" office:string-value="8269E244">
            <text:p>8269E244</text:p>
          </table:table-cell>
          <table:table-cell table:style-name="ce1" table:formula="of:=CONCATENATE([.E133];MID([.A101];3;2);DEC2HEX((HEX2DEC(MID([.A101];5;2))-3+256*((HEX2DEC(MID([.A101];5;2))-3)&lt;0));2);MID([.A101];7;2))" office:value-type="string" office:string-value="820DFE77">
            <text:p>820DFE77</text:p>
          </table:table-cell>
          <table:table-cell table:style-name="ce6" table:formula="of:=CONCATENATE([.E133];MID([.A354];3;2);DEC2HEX((HEX2DEC(MID([.A354];5;2))-3+256*((HEX2DEC(MID([.A354];5;2))-3)&lt;0));2);MID([.A354];7;2))" office:value-type="string" office:string-value="8210AAEE">
            <text:p>8210AAEE</text:p>
          </table:table-cell>
          <table:table-cell table:style-name="ce1" table:formula="of:=CONCATENATE([.E133];MID([.A99];3;2);DEC2HEX((HEX2DEC(MID([.A99];5;2))-3+256*((HEX2DEC(MID([.A99];5;2))-3)&lt;0));2);MID([.A99];7;2))" office:value-type="string" office:string-value="82C5C611">
            <text:p>82C5C611</text:p>
          </table:table-cell>
          <table:table-cell/>
          <table:table-cell table:style-name="ce1" table:formula="of:=MID([.A133];3;2)" office:value-type="string" office:string-value="63">
            <text:p>63</text:p>
          </table:table-cell>
          <table:table-cell table:style-name="ce1" table:formula="of:=MID([.A133];5;2)" office:value-type="string" office:string-value="BE">
            <text:p>BE</text:p>
          </table:table-cell>
          <table:table-cell table:formula="of:=IF((HEX2DEC([.Y133])-HEX2DEC([.Y132]))&gt;0;HEX2DEC([.Y133])-HEX2DEC([.Y132]);HEX2DEC([.Y133])-HEX2DEC([.Y132])+256)" office:value-type="float" office:value="148">
            <text:p>148</text:p>
          </table:table-cell>
          <table:table-cell table:formula="of:=IF((HEX2DEC([.Z133])-HEX2DEC([.Z132]))&gt;0;HEX2DEC([.Z133])-HEX2DEC([.Z132]);HEX2DEC([.Z133])-HEX2DEC([.Z13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307DAAA</text:p>
          </table:table-cell>
          <table:table-cell office:value-type="string">
            <text:p>832BF111</text:p>
          </table:table-cell>
          <table:table-cell table:formula="of:=DEC2HEX(HEX2DEC([.C135])-1)" office:value-type="string" office:string-value="23">
            <text:p>23</text:p>
          </table:table-cell>
          <table:table-cell table:style-name="ce1" table:formula="of:=CONCATENATE([.C134];MID([.A134];3;2);DEC2HEX(HEX2DEC(MID([.A134];5;2))-63+256*((HEX2DEC(MID([.A134];5;2))-63)&lt;0));MID([.A134];7;2))" office:value-type="string" office:string-value="23079BAA">
            <text:p>23079BAA</text:p>
          </table:table-cell>
          <table:table-cell table:formula="of:=DEC2HEX(HEX2DEC([.E133])+1)" office:value-type="string" office:string-value="83">
            <text:p>83</text:p>
          </table:table-cell>
          <table:table-cell table:style-name="ce1" table:formula="of:=CONCATENATE([.E134];MID([.A72];3;2);DEC2HEX((HEX2DEC(MID([.A72];5;2))-2+256*((HEX2DEC(MID([.A72];5;2))-2)&lt;0));2);MID([.A72];7;2))" office:value-type="string" office:string-value="8394C000">
            <text:p>8394C000</text:p>
          </table:table-cell>
          <table:table-cell table:style-name="ce1" table:formula="of:=CONCATENATE([.E134];MID([.A325];3;2);DEC2HEX((HEX2DEC(MID([.A325];5;2))-2+256*((HEX2DEC(MID([.A325];5;2))-2)&lt;0));2);MID([.A325];7;2))" office:value-type="string" office:string-value="83A7D777">
            <text:p>83A7D777</text:p>
          </table:table-cell>
          <table:table-cell table:style-name="ce1" table:formula="of:=CONCATENATE([.E134];MID([.A326];3;2);DEC2HEX((HEX2DEC(MID([.A326];5;2))-2+256*((HEX2DEC(MID([.A326];5;2))-2)&lt;0));2);MID([.A326];7;2))" office:value-type="string" office:string-value="834BF3AA">
            <text:p>834BF3AA</text:p>
          </table:table-cell>
          <table:table-cell table:style-name="ce1" table:formula="of:=CONCATENATE([.E134];MID([.A67];3;2);DEC2HEX((HEX2DEC(MID([.A67];5;2))-2+256*((HEX2DEC(MID([.A67];5;2))-2)&lt;0));2);MID([.A67];7;2))" office:value-type="string" office:string-value="836F0A11">
            <text:p>836F0A11</text:p>
          </table:table-cell>
          <table:table-cell table:style-name="ce1" table:formula="of:=CONCATENATE([.E134];MID([.A68];3;2);DEC2HEX((HEX2DEC(MID([.A68];5;2))-2+256*((HEX2DEC(MID([.A68];5;2))-2)&lt;0));2);MID([.A68];7;2))" office:value-type="string" office:string-value="8303BB44">
            <text:p>8303BB44</text:p>
          </table:table-cell>
          <table:table-cell table:style-name="ce1" table:formula="of:=CONCATENATE([.E134];MID([.A65];3;2);DEC2HEX((HEX2DEC(MID([.A65];5;2))-2+256*((HEX2DEC(MID([.A65];5;2))-2)&lt;0));2);MID([.A65];7;2))" office:value-type="string" office:string-value="8316D2BB">
            <text:p>8316D2BB</text:p>
          </table:table-cell>
          <table:table-cell table:style-name="ce1" table:formula="of:=CONCATENATE([.E134];MID([.A66];3;2);DEC2HEX((HEX2DEC(MID([.A66];5;2))-2+256*((HEX2DEC(MID([.A66];5;2))-2)&lt;0));2);MID([.A66];7;2))" office:value-type="string" office:string-value="83BAEEEE">
            <text:p>83BAEEEE</text:p>
          </table:table-cell>
          <table:table-cell/>
          <table:table-cell table:style-name="ce1" table:formula="of:=CONCATENATE([.E134];MID([.A267];3;2);DEC2HEX((HEX2DEC(MID([.A267];5;2))-4+256*((HEX2DEC(MID([.A267];5;2))-4)&lt;0));2);MID([.A267];7;2))" office:value-type="string" office:string-value="83B4C299">
            <text:p>83B4C299</text:p>
          </table:table-cell>
          <table:table-cell table:style-name="ce1" table:formula="of:=CONCATENATE([.E134];MID([.A12];3;2);DEC2HEX((HEX2DEC(MID([.A12];5;2))-4+256*((HEX2DEC(MID([.A12];5;2))-4)&lt;0));2);MID([.A12];7;2))" office:value-type="string" office:string-value="8358DECC">
            <text:p>8358DECC</text:p>
          </table:table-cell>
          <table:table-cell table:style-name="ce1" table:formula="of:=CONCATENATE([.E134];MID([.A105];3;2);DEC2HEX((HEX2DEC(MID([.A105];5;2))-3+256*((HEX2DEC(MID([.A105];5;2))-3)&lt;0));2);MID([.A105];7;2))" office:value-type="string" office:string-value="839E0333">
            <text:p>839E0333</text:p>
          </table:table-cell>
          <table:table-cell table:style-name="ce1" table:formula="of:=CONCATENATE([.E134];MID([.A106];3;2);DEC2HEX((HEX2DEC(MID([.A106];5;2))-3+256*((HEX2DEC(MID([.A106];5;2))-3)&lt;0));2);MID([.A106];7;2))" office:value-type="string" office:string-value="8332B466">
            <text:p>8332B466</text:p>
          </table:table-cell>
          <table:table-cell table:formula="of:=CONCATENATE([.E134];MID([.A103];3;2);DEC2HEX((HEX2DEC(MID([.A103];5;2))-3+256*((HEX2DEC(MID([.A103];5;2))-3)&lt;0));2);MID([.A103];7;2))" office:value-type="string" office:string-value="8345CBDD">
            <text:p>8345CBDD</text:p>
          </table:table-cell>
          <table:table-cell table:style-name="ce1" table:formula="of:=CONCATENATE([.E134];MID([.A360];3;2);DEC2HEX((HEX2DEC(MID([.A360];5;2))-3+256*((HEX2DEC(MID([.A360];5;2))-3)&lt;0));2);MID([.A360];7;2))" office:value-type="string" office:string-value="83FAE700">
            <text:p>83FAE700</text:p>
          </table:table-cell>
          <table:table-cell table:style-name="ce1" table:formula="of:=CONCATENATE([.E134];MID([.A101];3;2);DEC2HEX((HEX2DEC(MID([.A101];5;2))-3+256*((HEX2DEC(MID([.A101];5;2))-3)&lt;0));2);MID([.A101];7;2))" office:value-type="string" office:string-value="830DFE77">
            <text:p>830DFE77</text:p>
          </table:table-cell>
          <table:table-cell table:style-name="ce1" table:formula="of:=CONCATENATE([.E134];MID([.A102];3;2);DEC2HEX((HEX2DEC(MID([.A102];5;2))-3+256*((HEX2DEC(MID([.A102];5;2))-3)&lt;0));2);MID([.A102];7;2))" office:value-type="string" office:string-value="83A1AFAA">
            <text:p>83A1AFAA</text:p>
          </table:table-cell>
          <table:table-cell table:style-name="ce6" table:formula="of:=CONCATENATE([.E134];MID([.A355];3;2);DEC2HEX((HEX2DEC(MID([.A355];5;2))-3+256*((HEX2DEC(MID([.A355];5;2))-3)&lt;0));2);MID([.A355];7;2))" office:value-type="string" office:string-value="83C5C611">
            <text:p>83C5C611</text:p>
          </table:table-cell>
          <table:table-cell table:style-name="ce1" table:formula="of:=CONCATENATE([.E134];MID([.A100];3;2);DEC2HEX((HEX2DEC(MID([.A100];5;2))-3+256*((HEX2DEC(MID([.A100];5;2))-3)&lt;0));2);MID([.A100];7;2))" office:value-type="string" office:string-value="8369E244">
            <text:p>8369E244</text:p>
          </table:table-cell>
          <table:table-cell/>
          <table:table-cell table:style-name="ce1" table:formula="of:=MID([.A134];3;2)" office:value-type="string" office:string-value="07">
            <text:p>07</text:p>
          </table:table-cell>
          <table:table-cell table:style-name="ce1" table:formula="of:=MID([.A134];5;2)" office:value-type="string" office:string-value="DA">
            <text:p>DA</text:p>
          </table:table-cell>
          <table:table-cell table:formula="of:=IF((HEX2DEC([.Y134])-HEX2DEC([.Y133]))&gt;0;HEX2DEC([.Y134])-HEX2DEC([.Y133]);HEX2DEC([.Y134])-HEX2DEC([.Y133])+256)" office:value-type="float" office:value="164">
            <text:p>164</text:p>
          </table:table-cell>
          <table:table-cell table:formula="of:=IF((HEX2DEC([.Z134])-HEX2DEC([.Z133]))&gt;0;HEX2DEC([.Z134])-HEX2DEC([.Z133]);HEX2DEC([.Z134])-HEX2DEC([.Z13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4ABF6DD</text:p>
          </table:table-cell>
          <table:table-cell table:style-name="ce6" table:formula="of:=CONCATENATE(DEC2HEX(HEX2DEC(MID([.B134];1;2))+1);MID([.A132];3;6))" office:value-type="string" office:string-value="84CF0D44">
            <text:p>84CF0D44</text:p>
          </table:table-cell>
          <table:table-cell table:formula="of:=DEC2HEX(HEX2DEC([.C136])-1)" office:value-type="string" office:string-value="24">
            <text:p>24</text:p>
          </table:table-cell>
          <table:table-cell table:style-name="ce1" table:formula="of:=CONCATENATE([.C135];MID([.A135];3;2);DEC2HEX(HEX2DEC(MID([.A135];5;2))-63+256*((HEX2DEC(MID([.A135];5;2))-63)&lt;0));MID([.A135];7;2))" office:value-type="string" office:string-value="24ABB7DD">
            <text:p>24ABB7DD</text:p>
          </table:table-cell>
          <table:table-cell table:formula="of:=DEC2HEX(HEX2DEC([.E134])+1)" office:value-type="string" office:string-value="84">
            <text:p>84</text:p>
          </table:table-cell>
          <table:table-cell table:style-name="ce1" table:formula="of:=CONCATENATE([.E135];MID([.A73];3;2);DEC2HEX((HEX2DEC(MID([.A73];5;2))-2+256*((HEX2DEC(MID([.A73];5;2))-2)&lt;0));2);MID([.A73];7;2))" office:value-type="string" office:string-value="8438DC33">
            <text:p>8438DC33</text:p>
          </table:table-cell>
          <table:table-cell table:style-name="ce1" table:formula="of:=CONCATENATE([.E135];MID([.A326];3;2);DEC2HEX((HEX2DEC(MID([.A326];5;2))-2+256*((HEX2DEC(MID([.A326];5;2))-2)&lt;0));2);MID([.A326];7;2))" office:value-type="string" office:string-value="844BF3AA">
            <text:p>844BF3AA</text:p>
          </table:table-cell>
          <table:table-cell table:style-name="ce1" table:formula="of:=CONCATENATE([.E135];MID([.A327];3;2);DEC2HEX((HEX2DEC(MID([.A327];5;2))-2+256*((HEX2DEC(MID([.A327];5;2))-2)&lt;0));2);MID([.A327];7;2))" office:value-type="string" office:string-value="84EF0FDD">
            <text:p>84EF0FDD</text:p>
          </table:table-cell>
          <table:table-cell table:style-name="ce1" table:formula="of:=CONCATENATE([.E135];MID([.A68];3;2);DEC2HEX((HEX2DEC(MID([.A68];5;2))-2+256*((HEX2DEC(MID([.A68];5;2))-2)&lt;0));2);MID([.A68];7;2))" office:value-type="string" office:string-value="8403BB44">
            <text:p>8403BB44</text:p>
          </table:table-cell>
          <table:table-cell table:style-name="ce1" table:formula="of:=CONCATENATE([.E135];MID([.A69];3;2);DEC2HEX((HEX2DEC(MID([.A69];5;2))-2+256*((HEX2DEC(MID([.A69];5;2))-2)&lt;0));2);MID([.A69];7;2))" office:value-type="string" office:string-value="84A7D777">
            <text:p>84A7D777</text:p>
          </table:table-cell>
          <table:table-cell table:style-name="ce1" table:formula="of:=CONCATENATE([.E135];MID([.A66];3;2);DEC2HEX((HEX2DEC(MID([.A66];5;2))-2+256*((HEX2DEC(MID([.A66];5;2))-2)&lt;0));2);MID([.A66];7;2))" office:value-type="string" office:string-value="84BAEEEE">
            <text:p>84BAEEEE</text:p>
          </table:table-cell>
          <table:table-cell table:style-name="ce1" table:formula="of:=CONCATENATE([.E135];MID([.A67];3;2);DEC2HEX((HEX2DEC(MID([.A67];5;2))-2+256*((HEX2DEC(MID([.A67];5;2))-2)&lt;0));2);MID([.A67];7;2))" office:value-type="string" office:string-value="846F0A11">
            <text:p>846F0A11</text:p>
          </table:table-cell>
          <table:table-cell/>
          <table:table-cell table:style-name="ce1" table:formula="of:=CONCATENATE([.E135];MID([.A268];3;2);DEC2HEX((HEX2DEC(MID([.A268];5;2))-4+256*((HEX2DEC(MID([.A268];5;2))-4)&lt;0));2);MID([.A268];7;2))" office:value-type="string" office:string-value="8458DECC">
            <text:p>8458DECC</text:p>
          </table:table-cell>
          <table:table-cell table:style-name="ce1" table:formula="of:=CONCATENATE([.E135];MID([.A13];3;2);DEC2HEX((HEX2DEC(MID([.A13];5;2))-4+256*((HEX2DEC(MID([.A13];5;2))-4)&lt;0));2);MID([.A13];7;2))" office:value-type="string" office:string-value="84FCFAFF">
            <text:p>84FCFAFF</text:p>
          </table:table-cell>
          <table:table-cell table:style-name="ce1" table:formula="of:=CONCATENATE([.E135];MID([.A106];3;2);DEC2HEX((HEX2DEC(MID([.A106];5;2))-3+256*((HEX2DEC(MID([.A106];5;2))-3)&lt;0));2);MID([.A106];7;2))" office:value-type="string" office:string-value="8432B466">
            <text:p>8432B466</text:p>
          </table:table-cell>
          <table:table-cell table:style-name="ce1" table:formula="of:=CONCATENATE([.E135];MID([.A107];3;2);DEC2HEX((HEX2DEC(MID([.A107];5;2))-3+256*((HEX2DEC(MID([.A107];5;2))-3)&lt;0));2);MID([.A107];7;2))" office:value-type="string" office:string-value="84D6D099">
            <text:p>84D6D099</text:p>
          </table:table-cell>
          <table:table-cell table:formula="of:=CONCATENATE([.E135];MID([.A104];3;2);DEC2HEX((HEX2DEC(MID([.A104];5;2))-3+256*((HEX2DEC(MID([.A104];5;2))-3)&lt;0));2);MID([.A104];7;2))" office:value-type="string" office:string-value="84FAE700">
            <text:p>84FAE700</text:p>
          </table:table-cell>
          <table:table-cell table:style-name="ce1" table:formula="of:=CONCATENATE([.E135];MID([.A361];3;2);DEC2HEX((HEX2DEC(MID([.A361];5;2))-3+256*((HEX2DEC(MID([.A361];5;2))-3)&lt;0));2);MID([.A361];7;2))" office:value-type="string" office:string-value="849E0333">
            <text:p>849E0333</text:p>
          </table:table-cell>
          <table:table-cell table:style-name="ce1" table:formula="of:=CONCATENATE([.E135];MID([.A102];3;2);DEC2HEX((HEX2DEC(MID([.A102];5;2))-3+256*((HEX2DEC(MID([.A102];5;2))-3)&lt;0));2);MID([.A102];7;2))" office:value-type="string" office:string-value="84A1AFAA">
            <text:p>84A1AFAA</text:p>
          </table:table-cell>
          <table:table-cell table:style-name="ce1" table:formula="of:=CONCATENATE([.E135];MID([.A103];3;2);DEC2HEX((HEX2DEC(MID([.A103];5;2))-3+256*((HEX2DEC(MID([.A103];5;2))-3)&lt;0));2);MID([.A103];7;2))" office:value-type="string" office:string-value="8445CBDD">
            <text:p>8445CBDD</text:p>
          </table:table-cell>
          <table:table-cell table:style-name="ce6" table:formula="of:=CONCATENATE([.E135];MID([.A356];3;2);DEC2HEX((HEX2DEC(MID([.A356];5;2))-3+256*((HEX2DEC(MID([.A356];5;2))-3)&lt;0));2);MID([.A356];7;2))" office:value-type="string" office:string-value="8469E244">
            <text:p>8469E244</text:p>
          </table:table-cell>
          <table:table-cell table:style-name="ce1" table:formula="of:=CONCATENATE([.E135];MID([.A101];3;2);DEC2HEX((HEX2DEC(MID([.A101];5;2))-3+256*((HEX2DEC(MID([.A101];5;2))-3)&lt;0));2);MID([.A101];7;2))" office:value-type="string" office:string-value="840DFE77">
            <text:p>840DFE77</text:p>
          </table:table-cell>
          <table:table-cell/>
          <table:table-cell table:style-name="ce1" table:formula="of:=MID([.A135];3;2)" office:value-type="string" office:string-value="AB">
            <text:p>AB</text:p>
          </table:table-cell>
          <table:table-cell table:style-name="ce1" table:formula="of:=MID([.A135];5;2)" office:value-type="string" office:string-value="F6">
            <text:p>F6</text:p>
          </table:table-cell>
          <table:table-cell table:formula="of:=IF((HEX2DEC([.Y135])-HEX2DEC([.Y134]))&gt;0;HEX2DEC([.Y135])-HEX2DEC([.Y134]);HEX2DEC([.Y135])-HEX2DEC([.Y134])+256)" office:value-type="float" office:value="164">
            <text:p>164</text:p>
          </table:table-cell>
          <table:table-cell table:formula="of:=IF((HEX2DEC([.Z135])-HEX2DEC([.Z134]))&gt;0;HEX2DEC([.Z135])-HEX2DEC([.Z134]);HEX2DEC([.Z135])-HEX2DEC([.Z13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550A700</text:p>
          </table:table-cell>
          <table:table-cell office:value-type="string">
            <text:p>8563BE77</text:p>
          </table:table-cell>
          <table:table-cell table:formula="of:=DEC2HEX(HEX2DEC([.C137])-1)" office:value-type="string" office:string-value="25">
            <text:p>25</text:p>
          </table:table-cell>
          <table:table-cell table:style-name="ce1" table:formula="of:=CONCATENATE([.C136];MID([.A136];3;2);DEC2HEX(HEX2DEC(MID([.A136];5;2))-63+256*((HEX2DEC(MID([.A136];5;2))-63)&lt;0));MID([.A136];7;2))" office:value-type="string" office:string-value="25506800">
            <text:p>25506800</text:p>
          </table:table-cell>
          <table:table-cell table:formula="of:=DEC2HEX(HEX2DEC([.E135])+1)" office:value-type="string" office:string-value="85">
            <text:p>85</text:p>
          </table:table-cell>
          <table:table-cell table:style-name="ce1" table:formula="of:=CONCATENATE([.E136];MID([.A74];3;2);DEC2HEX((HEX2DEC(MID([.A74];5;2))-2+256*((HEX2DEC(MID([.A74];5;2))-2)&lt;0));2);MID([.A74];7;2))" office:value-type="string" office:string-value="85DCF866">
            <text:p>85DCF866</text:p>
          </table:table-cell>
          <table:table-cell table:style-name="ce1" table:formula="of:=CONCATENATE([.E136];MID([.A327];3;2);DEC2HEX((HEX2DEC(MID([.A327];5;2))-2+256*((HEX2DEC(MID([.A327];5;2))-2)&lt;0));2);MID([.A327];7;2))" office:value-type="string" office:string-value="85EF0FDD">
            <text:p>85EF0FDD</text:p>
          </table:table-cell>
          <table:table-cell table:style-name="ce1" table:formula="of:=CONCATENATE([.E136];MID([.A328];3;2);DEC2HEX((HEX2DEC(MID([.A328];5;2))-2+256*((HEX2DEC(MID([.A328];5;2))-2)&lt;0));2);MID([.A328];7;2))" office:value-type="string" office:string-value="8594C000">
            <text:p>8594C000</text:p>
          </table:table-cell>
          <table:table-cell table:style-name="ce1" table:formula="of:=CONCATENATE([.E136];MID([.A69];3;2);DEC2HEX((HEX2DEC(MID([.A69];5;2))-2+256*((HEX2DEC(MID([.A69];5;2))-2)&lt;0));2);MID([.A69];7;2))" office:value-type="string" office:string-value="85A7D777">
            <text:p>85A7D777</text:p>
          </table:table-cell>
          <table:table-cell table:style-name="ce1" table:formula="of:=CONCATENATE([.E136];MID([.A70];3;2);DEC2HEX((HEX2DEC(MID([.A70];5;2))-2+256*((HEX2DEC(MID([.A70];5;2))-2)&lt;0));2);MID([.A70];7;2))" office:value-type="string" office:string-value="854BF3AA">
            <text:p>854BF3AA</text:p>
          </table:table-cell>
          <table:table-cell table:style-name="ce1" table:formula="of:=CONCATENATE([.E136];MID([.A67];3;2);DEC2HEX((HEX2DEC(MID([.A67];5;2))-2+256*((HEX2DEC(MID([.A67];5;2))-2)&lt;0));2);MID([.A67];7;2))" office:value-type="string" office:string-value="856F0A11">
            <text:p>856F0A11</text:p>
          </table:table-cell>
          <table:table-cell table:style-name="ce1" table:formula="of:=CONCATENATE([.E136];MID([.A68];3;2);DEC2HEX((HEX2DEC(MID([.A68];5;2))-2+256*((HEX2DEC(MID([.A68];5;2))-2)&lt;0));2);MID([.A68];7;2))" office:value-type="string" office:string-value="8503BB44">
            <text:p>8503BB44</text:p>
          </table:table-cell>
          <table:table-cell/>
          <table:table-cell table:style-name="ce1" table:formula="of:=CONCATENATE([.E136];MID([.A269];3;2);DEC2HEX((HEX2DEC(MID([.A269];5;2))-4+256*((HEX2DEC(MID([.A269];5;2))-4)&lt;0));2);MID([.A269];7;2))" office:value-type="string" office:string-value="85FCFAFF">
            <text:p>85FCFAFF</text:p>
          </table:table-cell>
          <table:table-cell table:style-name="ce1" table:formula="of:=CONCATENATE([.E136];MID([.A14];3;2);DEC2HEX((HEX2DEC(MID([.A14];5;2))-4+256*((HEX2DEC(MID([.A14];5;2))-4)&lt;0));2);MID([.A14];7;2))" office:value-type="string" office:string-value="85A1AB22">
            <text:p>85A1AB22</text:p>
          </table:table-cell>
          <table:table-cell table:style-name="ce1" table:formula="of:=CONCATENATE([.E136];MID([.A107];3;2);DEC2HEX((HEX2DEC(MID([.A107];5;2))-3+256*((HEX2DEC(MID([.A107];5;2))-3)&lt;0));2);MID([.A107];7;2))" office:value-type="string" office:string-value="85D6D099">
            <text:p>85D6D099</text:p>
          </table:table-cell>
          <table:table-cell table:style-name="ce1" table:formula="of:=CONCATENATE([.E136];MID([.A108];3;2);DEC2HEX((HEX2DEC(MID([.A108];5;2))-3+256*((HEX2DEC(MID([.A108];5;2))-3)&lt;0));2);MID([.A108];7;2))" office:value-type="string" office:string-value="857AECCC">
            <text:p>857AECCC</text:p>
          </table:table-cell>
          <table:table-cell table:formula="of:=CONCATENATE([.E136];MID([.A105];3;2);DEC2HEX((HEX2DEC(MID([.A105];5;2))-3+256*((HEX2DEC(MID([.A105];5;2))-3)&lt;0));2);MID([.A105];7;2))" office:value-type="string" office:string-value="859E0333">
            <text:p>859E0333</text:p>
          </table:table-cell>
          <table:table-cell table:style-name="ce1" table:formula="of:=CONCATENATE([.E136];MID([.A362];3;2);DEC2HEX((HEX2DEC(MID([.A362];5;2))-3+256*((HEX2DEC(MID([.A362];5;2))-3)&lt;0));2);MID([.A362];7;2))" office:value-type="string" office:string-value="8532B466">
            <text:p>8532B466</text:p>
          </table:table-cell>
          <table:table-cell table:style-name="ce1" table:formula="of:=CONCATENATE([.E136];MID([.A103];3;2);DEC2HEX((HEX2DEC(MID([.A103];5;2))-3+256*((HEX2DEC(MID([.A103];5;2))-3)&lt;0));2);MID([.A103];7;2))" office:value-type="string" office:string-value="8545CBDD">
            <text:p>8545CBDD</text:p>
          </table:table-cell>
          <table:table-cell table:style-name="ce1" table:formula="of:=CONCATENATE([.E136];MID([.A104];3;2);DEC2HEX((HEX2DEC(MID([.A104];5;2))-3+256*((HEX2DEC(MID([.A104];5;2))-3)&lt;0));2);MID([.A104];7;2))" office:value-type="string" office:string-value="85FAE700">
            <text:p>85FAE700</text:p>
          </table:table-cell>
          <table:table-cell table:style-name="ce6" table:formula="of:=CONCATENATE([.E136];MID([.A357];3;2);DEC2HEX((HEX2DEC(MID([.A357];5;2))-3+256*((HEX2DEC(MID([.A357];5;2))-3)&lt;0));2);MID([.A357];7;2))" office:value-type="string" office:string-value="850DFE77">
            <text:p>850DFE77</text:p>
          </table:table-cell>
          <table:table-cell table:style-name="ce1" table:formula="of:=CONCATENATE([.E136];MID([.A102];3;2);DEC2HEX((HEX2DEC(MID([.A102];5;2))-3+256*((HEX2DEC(MID([.A102];5;2))-3)&lt;0));2);MID([.A102];7;2))" office:value-type="string" office:string-value="85A1AFAA">
            <text:p>85A1AFAA</text:p>
          </table:table-cell>
          <table:table-cell/>
          <table:table-cell table:style-name="ce1" table:formula="of:=MID([.A136];3;2)" office:value-type="string" office:string-value="50">
            <text:p>50</text:p>
          </table:table-cell>
          <table:table-cell table:style-name="ce1" table:formula="of:=MID([.A136];5;2)" office:value-type="string" office:string-value="A7">
            <text:p>A7</text:p>
          </table:table-cell>
          <table:table-cell table:formula="of:=IF((HEX2DEC([.Y136])-HEX2DEC([.Y135]))&gt;0;HEX2DEC([.Y136])-HEX2DEC([.Y135]);HEX2DEC([.Y136])-HEX2DEC([.Y135])+256)" office:value-type="float" office:value="165">
            <text:p>165</text:p>
          </table:table-cell>
          <table:table-cell table:formula="of:=IF((HEX2DEC([.Z136])-HEX2DEC([.Z135]))&gt;0;HEX2DEC([.Z136])-HEX2DEC([.Z135]);HEX2DEC([.Z136])-HEX2DEC([.Z13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6F4C333</text:p>
          </table:table-cell>
          <table:table-cell office:value-type="string">
            <text:p>8607DAAA</text:p>
          </table:table-cell>
          <table:table-cell table:formula="of:=DEC2HEX(HEX2DEC([.C138])-1)" office:value-type="string" office:string-value="26">
            <text:p>26</text:p>
          </table:table-cell>
          <table:table-cell table:style-name="ce1" table:formula="of:=CONCATENATE([.C137];MID([.A137];3;2);DEC2HEX(HEX2DEC(MID([.A137];5;2))-63+256*((HEX2DEC(MID([.A137];5;2))-63)&lt;0));MID([.A137];7;2))" office:value-type="string" office:string-value="26F48433">
            <text:p>26F48433</text:p>
          </table:table-cell>
          <table:table-cell table:formula="of:=DEC2HEX(HEX2DEC([.E136])+1)" office:value-type="string" office:string-value="86">
            <text:p>86</text:p>
          </table:table-cell>
          <table:table-cell table:style-name="ce1" table:formula="of:=CONCATENATE([.E137];MID([.A75];3;2);DEC2HEX((HEX2DEC(MID([.A75];5;2))-2+256*((HEX2DEC(MID([.A75];5;2))-2)&lt;0));2);MID([.A75];7;2))" office:value-type="string" office:string-value="8670A999">
            <text:p>8670A999</text:p>
          </table:table-cell>
          <table:table-cell table:style-name="ce1" table:formula="of:=CONCATENATE([.E137];MID([.A328];3;2);DEC2HEX((HEX2DEC(MID([.A328];5;2))-2+256*((HEX2DEC(MID([.A328];5;2))-2)&lt;0));2);MID([.A328];7;2))" office:value-type="string" office:string-value="8694C000">
            <text:p>8694C000</text:p>
          </table:table-cell>
          <table:table-cell table:style-name="ce1" table:formula="of:=CONCATENATE([.E137];MID([.A329];3;2);DEC2HEX((HEX2DEC(MID([.A329];5;2))-2+256*((HEX2DEC(MID([.A329];5;2))-2)&lt;0));2);MID([.A329];7;2))" office:value-type="string" office:string-value="8638DC33">
            <text:p>8638DC33</text:p>
          </table:table-cell>
          <table:table-cell table:style-name="ce1" table:formula="of:=CONCATENATE([.E137];MID([.A70];3;2);DEC2HEX((HEX2DEC(MID([.A70];5;2))-2+256*((HEX2DEC(MID([.A70];5;2))-2)&lt;0));2);MID([.A70];7;2))" office:value-type="string" office:string-value="864BF3AA">
            <text:p>864BF3AA</text:p>
          </table:table-cell>
          <table:table-cell table:style-name="ce1" table:formula="of:=CONCATENATE([.E137];MID([.A71];3;2);DEC2HEX((HEX2DEC(MID([.A71];5;2))-2+256*((HEX2DEC(MID([.A71];5;2))-2)&lt;0));2);MID([.A71];7;2))" office:value-type="string" office:string-value="86EF0FDD">
            <text:p>86EF0FDD</text:p>
          </table:table-cell>
          <table:table-cell table:style-name="ce1" table:formula="of:=CONCATENATE([.E137];MID([.A68];3;2);DEC2HEX((HEX2DEC(MID([.A68];5;2))-2+256*((HEX2DEC(MID([.A68];5;2))-2)&lt;0));2);MID([.A68];7;2))" office:value-type="string" office:string-value="8603BB44">
            <text:p>8603BB44</text:p>
          </table:table-cell>
          <table:table-cell table:style-name="ce1" table:formula="of:=CONCATENATE([.E137];MID([.A69];3;2);DEC2HEX((HEX2DEC(MID([.A69];5;2))-2+256*((HEX2DEC(MID([.A69];5;2))-2)&lt;0));2);MID([.A69];7;2))" office:value-type="string" office:string-value="86A7D777">
            <text:p>86A7D777</text:p>
          </table:table-cell>
          <table:table-cell/>
          <table:table-cell table:style-name="ce1" table:formula="of:=CONCATENATE([.E137];MID([.A270];3;2);DEC2HEX((HEX2DEC(MID([.A270];5;2))-4+256*((HEX2DEC(MID([.A270];5;2))-4)&lt;0));2);MID([.A270];7;2))" office:value-type="string" office:string-value="86A1AB22">
            <text:p>86A1AB22</text:p>
          </table:table-cell>
          <table:table-cell table:style-name="ce1" table:formula="of:=CONCATENATE([.E137];MID([.A15];3;2);DEC2HEX((HEX2DEC(MID([.A15];5;2))-4+256*((HEX2DEC(MID([.A15];5;2))-4)&lt;0));2);MID([.A15];7;2))" office:value-type="string" office:string-value="8645C755">
            <text:p>8645C755</text:p>
          </table:table-cell>
          <table:table-cell table:style-name="ce1" table:formula="of:=CONCATENATE([.E137];MID([.A108];3;2);DEC2HEX((HEX2DEC(MID([.A108];5;2))-3+256*((HEX2DEC(MID([.A108];5;2))-3)&lt;0));2);MID([.A108];7;2))" office:value-type="string" office:string-value="867AECCC">
            <text:p>867AECCC</text:p>
          </table:table-cell>
          <table:table-cell table:style-name="ce1" table:formula="of:=CONCATENATE([.E137];MID([.A109];3;2);DEC2HEX((HEX2DEC(MID([.A109];5;2))-3+256*((HEX2DEC(MID([.A109];5;2))-3)&lt;0));2);MID([.A109];7;2))" office:value-type="string" office:string-value="861E08FF">
            <text:p>861E08FF</text:p>
          </table:table-cell>
          <table:table-cell table:formula="of:=CONCATENATE([.E137];MID([.A106];3;2);DEC2HEX((HEX2DEC(MID([.A106];5;2))-3+256*((HEX2DEC(MID([.A106];5;2))-3)&lt;0));2);MID([.A106];7;2))" office:value-type="string" office:string-value="8632B466">
            <text:p>8632B466</text:p>
          </table:table-cell>
          <table:table-cell table:style-name="ce1" table:formula="of:=CONCATENATE([.E137];MID([.A363];3;2);DEC2HEX((HEX2DEC(MID([.A363];5;2))-3+256*((HEX2DEC(MID([.A363];5;2))-3)&lt;0));2);MID([.A363];7;2))" office:value-type="string" office:string-value="86D6D099">
            <text:p>86D6D099</text:p>
          </table:table-cell>
          <table:table-cell table:style-name="ce1" table:formula="of:=CONCATENATE([.E137];MID([.A104];3;2);DEC2HEX((HEX2DEC(MID([.A104];5;2))-3+256*((HEX2DEC(MID([.A104];5;2))-3)&lt;0));2);MID([.A104];7;2))" office:value-type="string" office:string-value="86FAE700">
            <text:p>86FAE700</text:p>
          </table:table-cell>
          <table:table-cell table:style-name="ce1" table:formula="of:=CONCATENATE([.E137];MID([.A105];3;2);DEC2HEX((HEX2DEC(MID([.A105];5;2))-3+256*((HEX2DEC(MID([.A105];5;2))-3)&lt;0));2);MID([.A105];7;2))" office:value-type="string" office:string-value="869E0333">
            <text:p>869E0333</text:p>
          </table:table-cell>
          <table:table-cell table:style-name="ce6" table:formula="of:=CONCATENATE([.E137];MID([.A358];3;2);DEC2HEX((HEX2DEC(MID([.A358];5;2))-3+256*((HEX2DEC(MID([.A358];5;2))-3)&lt;0));2);MID([.A358];7;2))" office:value-type="string" office:string-value="86A1AFAA">
            <text:p>86A1AFAA</text:p>
          </table:table-cell>
          <table:table-cell table:style-name="ce1" table:formula="of:=CONCATENATE([.E137];MID([.A103];3;2);DEC2HEX((HEX2DEC(MID([.A103];5;2))-3+256*((HEX2DEC(MID([.A103];5;2))-3)&lt;0));2);MID([.A103];7;2))" office:value-type="string" office:string-value="8645CBDD">
            <text:p>8645CBDD</text:p>
          </table:table-cell>
          <table:table-cell/>
          <table:table-cell table:style-name="ce1" table:formula="of:=MID([.A137];3;2)" office:value-type="string" office:string-value="F4">
            <text:p>F4</text:p>
          </table:table-cell>
          <table:table-cell table:style-name="ce1" table:formula="of:=MID([.A137];5;2)" office:value-type="string" office:string-value="C3">
            <text:p>C3</text:p>
          </table:table-cell>
          <table:table-cell table:formula="of:=IF((HEX2DEC([.Y137])-HEX2DEC([.Y136]))&gt;0;HEX2DEC([.Y137])-HEX2DEC([.Y136]);HEX2DEC([.Y137])-HEX2DEC([.Y136])+256)" office:value-type="float" office:value="164">
            <text:p>164</text:p>
          </table:table-cell>
          <table:table-cell table:formula="of:=IF((HEX2DEC([.Z137])-HEX2DEC([.Z136]))&gt;0;HEX2DEC([.Z137])-HEX2DEC([.Z136]);HEX2DEC([.Z137])-HEX2DEC([.Z13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798DF66</text:p>
          </table:table-cell>
          <table:table-cell office:value-type="string">
            <text:p>87ABF6DD</text:p>
          </table:table-cell>
          <table:table-cell table:formula="of:=DEC2HEX(HEX2DEC([.C139])-1)" office:value-type="string" office:string-value="27">
            <text:p>27</text:p>
          </table:table-cell>
          <table:table-cell table:style-name="ce1" table:formula="of:=CONCATENATE([.C138];MID([.A138];3;2);DEC2HEX(HEX2DEC(MID([.A138];5;2))-63+256*((HEX2DEC(MID([.A138];5;2))-63)&lt;0));MID([.A138];7;2))" office:value-type="string" office:string-value="2798A066">
            <text:p>2798A066</text:p>
          </table:table-cell>
          <table:table-cell table:formula="of:=DEC2HEX(HEX2DEC([.E137])+1)" office:value-type="string" office:string-value="87">
            <text:p>87</text:p>
          </table:table-cell>
          <table:table-cell table:style-name="ce1" table:formula="of:=CONCATENATE([.E138];MID([.A76];3;2);DEC2HEX((HEX2DEC(MID([.A76];5;2))-2+256*((HEX2DEC(MID([.A76];5;2))-2)&lt;0));2);MID([.A76];7;2))" office:value-type="string" office:string-value="8714C5CC">
            <text:p>8714C5CC</text:p>
          </table:table-cell>
          <table:table-cell table:style-name="ce1" table:formula="of:=CONCATENATE([.E138];MID([.A329];3;2);DEC2HEX((HEX2DEC(MID([.A329];5;2))-2+256*((HEX2DEC(MID([.A329];5;2))-2)&lt;0));2);MID([.A329];7;2))" office:value-type="string" office:string-value="8738DC33">
            <text:p>8738DC33</text:p>
          </table:table-cell>
          <table:table-cell table:style-name="ce1" table:formula="of:=CONCATENATE([.E138];MID([.A330];3;2);DEC2HEX((HEX2DEC(MID([.A330];5;2))-2+256*((HEX2DEC(MID([.A330];5;2))-2)&lt;0));2);MID([.A330];7;2))" office:value-type="string" office:string-value="87DCF866">
            <text:p>87DCF866</text:p>
          </table:table-cell>
          <table:table-cell table:style-name="ce1" table:formula="of:=CONCATENATE([.E138];MID([.A71];3;2);DEC2HEX((HEX2DEC(MID([.A71];5;2))-2+256*((HEX2DEC(MID([.A71];5;2))-2)&lt;0));2);MID([.A71];7;2))" office:value-type="string" office:string-value="87EF0FDD">
            <text:p>87EF0FDD</text:p>
          </table:table-cell>
          <table:table-cell table:style-name="ce1" table:formula="of:=CONCATENATE([.E138];MID([.A72];3;2);DEC2HEX((HEX2DEC(MID([.A72];5;2))-2+256*((HEX2DEC(MID([.A72];5;2))-2)&lt;0));2);MID([.A72];7;2))" office:value-type="string" office:string-value="8794C000">
            <text:p>8794C000</text:p>
          </table:table-cell>
          <table:table-cell table:style-name="ce1" table:formula="of:=CONCATENATE([.E138];MID([.A69];3;2);DEC2HEX((HEX2DEC(MID([.A69];5;2))-2+256*((HEX2DEC(MID([.A69];5;2))-2)&lt;0));2);MID([.A69];7;2))" office:value-type="string" office:string-value="87A7D777">
            <text:p>87A7D777</text:p>
          </table:table-cell>
          <table:table-cell table:style-name="ce1" table:formula="of:=CONCATENATE([.E138];MID([.A70];3;2);DEC2HEX((HEX2DEC(MID([.A70];5;2))-2+256*((HEX2DEC(MID([.A70];5;2))-2)&lt;0));2);MID([.A70];7;2))" office:value-type="string" office:string-value="874BF3AA">
            <text:p>874BF3AA</text:p>
          </table:table-cell>
          <table:table-cell/>
          <table:table-cell table:style-name="ce1" table:formula="of:=CONCATENATE([.E138];MID([.A271];3;2);DEC2HEX((HEX2DEC(MID([.A271];5;2))-4+256*((HEX2DEC(MID([.A271];5;2))-4)&lt;0));2);MID([.A271];7;2))" office:value-type="string" office:string-value="8745C755">
            <text:p>8745C755</text:p>
          </table:table-cell>
          <table:table-cell table:style-name="ce1" table:formula="of:=CONCATENATE([.E138];MID([.A16];3;2);DEC2HEX((HEX2DEC(MID([.A16];5;2))-4+256*((HEX2DEC(MID([.A16];5;2))-4)&lt;0));2);MID([.A16];7;2))" office:value-type="string" office:string-value="87E9E388">
            <text:p>87E9E388</text:p>
          </table:table-cell>
          <table:table-cell table:style-name="ce1" table:formula="of:=CONCATENATE([.E138];MID([.A109];3;2);DEC2HEX((HEX2DEC(MID([.A109];5;2))-3+256*((HEX2DEC(MID([.A109];5;2))-3)&lt;0));2);MID([.A109];7;2))" office:value-type="string" office:string-value="871E08FF">
            <text:p>871E08FF</text:p>
          </table:table-cell>
          <table:table-cell table:style-name="ce1" table:formula="of:=CONCATENATE([.E138];MID([.A110];3;2);DEC2HEX((HEX2DEC(MID([.A110];5;2))-3+256*((HEX2DEC(MID([.A110];5;2))-3)&lt;0));2);MID([.A110];7;2))" office:value-type="string" office:string-value="87C3B922">
            <text:p>87C3B922</text:p>
          </table:table-cell>
          <table:table-cell table:formula="of:=CONCATENATE([.E138];MID([.A107];3;2);DEC2HEX((HEX2DEC(MID([.A107];5;2))-3+256*((HEX2DEC(MID([.A107];5;2))-3)&lt;0));2);MID([.A107];7;2))" office:value-type="string" office:string-value="87D6D099">
            <text:p>87D6D099</text:p>
          </table:table-cell>
          <table:table-cell table:style-name="ce1" table:formula="of:=CONCATENATE([.E138];MID([.A364];3;2);DEC2HEX((HEX2DEC(MID([.A364];5;2))-3+256*((HEX2DEC(MID([.A364];5;2))-3)&lt;0));2);MID([.A364];7;2))" office:value-type="string" office:string-value="877AECCC">
            <text:p>877AECCC</text:p>
          </table:table-cell>
          <table:table-cell table:style-name="ce1" table:formula="of:=CONCATENATE([.E138];MID([.A105];3;2);DEC2HEX((HEX2DEC(MID([.A105];5;2))-3+256*((HEX2DEC(MID([.A105];5;2))-3)&lt;0));2);MID([.A105];7;2))" office:value-type="string" office:string-value="879E0333">
            <text:p>879E0333</text:p>
          </table:table-cell>
          <table:table-cell table:style-name="ce1" table:formula="of:=CONCATENATE([.E138];MID([.A106];3;2);DEC2HEX((HEX2DEC(MID([.A106];5;2))-3+256*((HEX2DEC(MID([.A106];5;2))-3)&lt;0));2);MID([.A106];7;2))" office:value-type="string" office:string-value="8732B466">
            <text:p>8732B466</text:p>
          </table:table-cell>
          <table:table-cell table:style-name="ce6" table:formula="of:=CONCATENATE([.E138];MID([.A359];3;2);DEC2HEX((HEX2DEC(MID([.A359];5;2))-3+256*((HEX2DEC(MID([.A359];5;2))-3)&lt;0));2);MID([.A359];7;2))" office:value-type="string" office:string-value="8745CBDD">
            <text:p>8745CBDD</text:p>
          </table:table-cell>
          <table:table-cell table:style-name="ce1" table:formula="of:=CONCATENATE([.E138];MID([.A104];3;2);DEC2HEX((HEX2DEC(MID([.A104];5;2))-3+256*((HEX2DEC(MID([.A104];5;2))-3)&lt;0));2);MID([.A104];7;2))" office:value-type="string" office:string-value="87FAE700">
            <text:p>87FAE700</text:p>
          </table:table-cell>
          <table:table-cell/>
          <table:table-cell table:style-name="ce1" table:formula="of:=MID([.A138];3;2)" office:value-type="string" office:string-value="98">
            <text:p>98</text:p>
          </table:table-cell>
          <table:table-cell table:style-name="ce1" table:formula="of:=MID([.A138];5;2)" office:value-type="string" office:string-value="DF">
            <text:p>DF</text:p>
          </table:table-cell>
          <table:table-cell table:formula="of:=IF((HEX2DEC([.Y138])-HEX2DEC([.Y137]))&gt;0;HEX2DEC([.Y138])-HEX2DEC([.Y137]);HEX2DEC([.Y138])-HEX2DEC([.Y137])+256)" office:value-type="float" office:value="164">
            <text:p>164</text:p>
          </table:table-cell>
          <table:table-cell table:formula="of:=IF((HEX2DEC([.Z138])-HEX2DEC([.Z137]))&gt;0;HEX2DEC([.Z138])-HEX2DEC([.Z137]);HEX2DEC([.Z138])-HEX2DEC([.Z13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83CFB99</text:p>
          </table:table-cell>
          <table:table-cell office:value-type="string">
            <text:p>8850A700</text:p>
          </table:table-cell>
          <table:table-cell table:formula="of:=DEC2HEX(HEX2DEC([.C140])-1)" office:value-type="string" office:string-value="28">
            <text:p>28</text:p>
          </table:table-cell>
          <table:table-cell table:style-name="ce1" table:formula="of:=CONCATENATE([.C139];MID([.A139];3;2);DEC2HEX(HEX2DEC(MID([.A139];5;2))-63+256*((HEX2DEC(MID([.A139];5;2))-63)&lt;0));MID([.A139];7;2))" office:value-type="string" office:string-value="283CBC99">
            <text:p>283CBC99</text:p>
          </table:table-cell>
          <table:table-cell table:formula="of:=DEC2HEX(HEX2DEC([.E138])+1)" office:value-type="string" office:string-value="88">
            <text:p>88</text:p>
          </table:table-cell>
          <table:table-cell table:style-name="ce1" table:formula="of:=CONCATENATE([.E139];MID([.A77];3;2);DEC2HEX((HEX2DEC(MID([.A77];5;2))-2+256*((HEX2DEC(MID([.A77];5;2))-2)&lt;0));2);MID([.A77];7;2))" office:value-type="string" office:string-value="88B8E1FF">
            <text:p>88B8E1FF</text:p>
          </table:table-cell>
          <table:table-cell table:style-name="ce1" table:formula="of:=CONCATENATE([.E139];MID([.A330];3;2);DEC2HEX((HEX2DEC(MID([.A330];5;2))-2+256*((HEX2DEC(MID([.A330];5;2))-2)&lt;0));2);MID([.A330];7;2))" office:value-type="string" office:string-value="88DCF866">
            <text:p>88DCF866</text:p>
          </table:table-cell>
          <table:table-cell table:style-name="ce1" table:formula="of:=CONCATENATE([.E139];MID([.A331];3;2);DEC2HEX((HEX2DEC(MID([.A331];5;2))-2+256*((HEX2DEC(MID([.A331];5;2))-2)&lt;0));2);MID([.A331];7;2))" office:value-type="string" office:string-value="8870A999">
            <text:p>8870A999</text:p>
          </table:table-cell>
          <table:table-cell table:style-name="ce1" table:formula="of:=CONCATENATE([.E139];MID([.A72];3;2);DEC2HEX((HEX2DEC(MID([.A72];5;2))-2+256*((HEX2DEC(MID([.A72];5;2))-2)&lt;0));2);MID([.A72];7;2))" office:value-type="string" office:string-value="8894C000">
            <text:p>8894C000</text:p>
          </table:table-cell>
          <table:table-cell table:style-name="ce1" table:formula="of:=CONCATENATE([.E139];MID([.A73];3;2);DEC2HEX((HEX2DEC(MID([.A73];5;2))-2+256*((HEX2DEC(MID([.A73];5;2))-2)&lt;0));2);MID([.A73];7;2))" office:value-type="string" office:string-value="8838DC33">
            <text:p>8838DC33</text:p>
          </table:table-cell>
          <table:table-cell table:style-name="ce1" table:formula="of:=CONCATENATE([.E139];MID([.A70];3;2);DEC2HEX((HEX2DEC(MID([.A70];5;2))-2+256*((HEX2DEC(MID([.A70];5;2))-2)&lt;0));2);MID([.A70];7;2))" office:value-type="string" office:string-value="884BF3AA">
            <text:p>884BF3AA</text:p>
          </table:table-cell>
          <table:table-cell table:style-name="ce1" table:formula="of:=CONCATENATE([.E139];MID([.A71];3;2);DEC2HEX((HEX2DEC(MID([.A71];5;2))-2+256*((HEX2DEC(MID([.A71];5;2))-2)&lt;0));2);MID([.A71];7;2))" office:value-type="string" office:string-value="88EF0FDD">
            <text:p>88EF0FDD</text:p>
          </table:table-cell>
          <table:table-cell/>
          <table:table-cell table:style-name="ce1" table:formula="of:=CONCATENATE([.E139];MID([.A272];3;2);DEC2HEX((HEX2DEC(MID([.A272];5;2))-4+256*((HEX2DEC(MID([.A272];5;2))-4)&lt;0));2);MID([.A272];7;2))" office:value-type="string" office:string-value="88E9E388">
            <text:p>88E9E388</text:p>
          </table:table-cell>
          <table:table-cell table:style-name="ce1" table:formula="of:=CONCATENATE([.E139];MID([.A17];3;2);DEC2HEX((HEX2DEC(MID([.A17];5;2))-4+256*((HEX2DEC(MID([.A17];5;2))-4)&lt;0));2);MID([.A17];7;2))" office:value-type="string" office:string-value="888DFFBB">
            <text:p>888DFFBB</text:p>
          </table:table-cell>
          <table:table-cell table:style-name="ce1" table:formula="of:=CONCATENATE([.E139];MID([.A110];3;2);DEC2HEX((HEX2DEC(MID([.A110];5;2))-3+256*((HEX2DEC(MID([.A110];5;2))-3)&lt;0));2);MID([.A110];7;2))" office:value-type="string" office:string-value="88C3B922">
            <text:p>88C3B922</text:p>
          </table:table-cell>
          <table:table-cell table:style-name="ce1" table:formula="of:=CONCATENATE([.E139];MID([.A111];3;2);DEC2HEX((HEX2DEC(MID([.A111];5;2))-3+256*((HEX2DEC(MID([.A111];5;2))-3)&lt;0));2);MID([.A111];7;2))" office:value-type="string" office:string-value="8867D555">
            <text:p>8867D555</text:p>
          </table:table-cell>
          <table:table-cell table:formula="of:=CONCATENATE([.E139];MID([.A108];3;2);DEC2HEX((HEX2DEC(MID([.A108];5;2))-3+256*((HEX2DEC(MID([.A108];5;2))-3)&lt;0));2);MID([.A108];7;2))" office:value-type="string" office:string-value="887AECCC">
            <text:p>887AECCC</text:p>
          </table:table-cell>
          <table:table-cell table:style-name="ce1" table:formula="of:=CONCATENATE([.E139];MID([.A365];3;2);DEC2HEX((HEX2DEC(MID([.A365];5;2))-3+256*((HEX2DEC(MID([.A365];5;2))-3)&lt;0));2);MID([.A365];7;2))" office:value-type="string" office:string-value="881E08FF">
            <text:p>881E08FF</text:p>
          </table:table-cell>
          <table:table-cell table:style-name="ce1" table:formula="of:=CONCATENATE([.E139];MID([.A106];3;2);DEC2HEX((HEX2DEC(MID([.A106];5;2))-3+256*((HEX2DEC(MID([.A106];5;2))-3)&lt;0));2);MID([.A106];7;2))" office:value-type="string" office:string-value="8832B466">
            <text:p>8832B466</text:p>
          </table:table-cell>
          <table:table-cell table:style-name="ce1" table:formula="of:=CONCATENATE([.E139];MID([.A107];3;2);DEC2HEX((HEX2DEC(MID([.A107];5;2))-3+256*((HEX2DEC(MID([.A107];5;2))-3)&lt;0));2);MID([.A107];7;2))" office:value-type="string" office:string-value="88D6D099">
            <text:p>88D6D099</text:p>
          </table:table-cell>
          <table:table-cell table:style-name="ce6" table:formula="of:=CONCATENATE([.E139];MID([.A360];3;2);DEC2HEX((HEX2DEC(MID([.A360];5;2))-3+256*((HEX2DEC(MID([.A360];5;2))-3)&lt;0));2);MID([.A360];7;2))" office:value-type="string" office:string-value="88FAE700">
            <text:p>88FAE700</text:p>
          </table:table-cell>
          <table:table-cell table:style-name="ce1" table:formula="of:=CONCATENATE([.E139];MID([.A105];3;2);DEC2HEX((HEX2DEC(MID([.A105];5;2))-3+256*((HEX2DEC(MID([.A105];5;2))-3)&lt;0));2);MID([.A105];7;2))" office:value-type="string" office:string-value="889E0333">
            <text:p>889E0333</text:p>
          </table:table-cell>
          <table:table-cell/>
          <table:table-cell table:style-name="ce1" table:formula="of:=MID([.A139];3;2)" office:value-type="string" office:string-value="3C">
            <text:p>3C</text:p>
          </table:table-cell>
          <table:table-cell table:style-name="ce1" table:formula="of:=MID([.A139];5;2)" office:value-type="string" office:string-value="FB">
            <text:p>FB</text:p>
          </table:table-cell>
          <table:table-cell table:formula="of:=IF((HEX2DEC([.Y139])-HEX2DEC([.Y138]))&gt;0;HEX2DEC([.Y139])-HEX2DEC([.Y138]);HEX2DEC([.Y139])-HEX2DEC([.Y138])+256)" office:value-type="float" office:value="164">
            <text:p>164</text:p>
          </table:table-cell>
          <table:table-cell table:formula="of:=IF((HEX2DEC([.Z139])-HEX2DEC([.Z138]))&gt;0;HEX2DEC([.Z139])-HEX2DEC([.Z138]);HEX2DEC([.Z139])-HEX2DEC([.Z13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9D0ACCC</text:p>
          </table:table-cell>
          <table:table-cell office:value-type="string">
            <text:p>89F4C333</text:p>
          </table:table-cell>
          <table:table-cell table:formula="of:=DEC2HEX(HEX2DEC([.C141])-1)" office:value-type="string" office:string-value="29">
            <text:p>29</text:p>
          </table:table-cell>
          <table:table-cell table:style-name="ce1" table:formula="of:=CONCATENATE([.C140];MID([.A140];3;2);DEC2HEX(HEX2DEC(MID([.A140];5;2))-63+256*((HEX2DEC(MID([.A140];5;2))-63)&lt;0));MID([.A140];7;2))" office:value-type="string" office:string-value="29D06DCC">
            <text:p>29D06DCC</text:p>
          </table:table-cell>
          <table:table-cell table:formula="of:=DEC2HEX(HEX2DEC([.E139])+1)" office:value-type="string" office:string-value="89">
            <text:p>89</text:p>
          </table:table-cell>
          <table:table-cell table:style-name="ce1" table:formula="of:=CONCATENATE([.E140];MID([.A78];3;2);DEC2HEX((HEX2DEC(MID([.A78];5;2))-2+256*((HEX2DEC(MID([.A78];5;2))-2)&lt;0));2);MID([.A78];7;2))" office:value-type="string" office:string-value="896DFD22">
            <text:p>896DFD22</text:p>
          </table:table-cell>
          <table:table-cell table:style-name="ce1" table:formula="of:=CONCATENATE([.E140];MID([.A331];3;2);DEC2HEX((HEX2DEC(MID([.A331];5;2))-2+256*((HEX2DEC(MID([.A331];5;2))-2)&lt;0));2);MID([.A331];7;2))" office:value-type="string" office:string-value="8970A999">
            <text:p>8970A999</text:p>
          </table:table-cell>
          <table:table-cell table:style-name="ce1" table:formula="of:=CONCATENATE([.E140];MID([.A332];3;2);DEC2HEX((HEX2DEC(MID([.A332];5;2))-2+256*((HEX2DEC(MID([.A332];5;2))-2)&lt;0));2);MID([.A332];7;2))" office:value-type="string" office:string-value="8914C5CC">
            <text:p>8914C5CC</text:p>
          </table:table-cell>
          <table:table-cell table:style-name="ce1" table:formula="of:=CONCATENATE([.E140];MID([.A73];3;2);DEC2HEX((HEX2DEC(MID([.A73];5;2))-2+256*((HEX2DEC(MID([.A73];5;2))-2)&lt;0));2);MID([.A73];7;2))" office:value-type="string" office:string-value="8938DC33">
            <text:p>8938DC33</text:p>
          </table:table-cell>
          <table:table-cell table:style-name="ce1" table:formula="of:=CONCATENATE([.E140];MID([.A74];3;2);DEC2HEX((HEX2DEC(MID([.A74];5;2))-2+256*((HEX2DEC(MID([.A74];5;2))-2)&lt;0));2);MID([.A74];7;2))" office:value-type="string" office:string-value="89DCF866">
            <text:p>89DCF866</text:p>
          </table:table-cell>
          <table:table-cell table:style-name="ce1" table:formula="of:=CONCATENATE([.E140];MID([.A71];3;2);DEC2HEX((HEX2DEC(MID([.A71];5;2))-2+256*((HEX2DEC(MID([.A71];5;2))-2)&lt;0));2);MID([.A71];7;2))" office:value-type="string" office:string-value="89EF0FDD">
            <text:p>89EF0FDD</text:p>
          </table:table-cell>
          <table:table-cell table:style-name="ce1" table:formula="of:=CONCATENATE([.E140];MID([.A72];3;2);DEC2HEX((HEX2DEC(MID([.A72];5;2))-2+256*((HEX2DEC(MID([.A72];5;2))-2)&lt;0));2);MID([.A72];7;2))" office:value-type="string" office:string-value="8994C000">
            <text:p>8994C000</text:p>
          </table:table-cell>
          <table:table-cell/>
          <table:table-cell table:style-name="ce1" table:formula="of:=CONCATENATE([.E140];MID([.A273];3;2);DEC2HEX((HEX2DEC(MID([.A273];5;2))-4+256*((HEX2DEC(MID([.A273];5;2))-4)&lt;0));2);MID([.A273];7;2))" office:value-type="string" office:string-value="898DFFBB">
            <text:p>898DFFBB</text:p>
          </table:table-cell>
          <table:table-cell table:style-name="ce1" table:formula="of:=CONCATENATE([.E140];MID([.A18];3;2);DEC2HEX((HEX2DEC(MID([.A18];5;2))-4+256*((HEX2DEC(MID([.A18];5;2))-4)&lt;0));2);MID([.A18];7;2))" office:value-type="string" office:string-value="8921B0EE">
            <text:p>8921B0EE</text:p>
          </table:table-cell>
          <table:table-cell table:style-name="ce1" table:formula="of:=CONCATENATE([.E140];MID([.A111];3;2);DEC2HEX((HEX2DEC(MID([.A111];5;2))-3+256*((HEX2DEC(MID([.A111];5;2))-3)&lt;0));2);MID([.A111];7;2))" office:value-type="string" office:string-value="8967D555">
            <text:p>8967D555</text:p>
          </table:table-cell>
          <table:table-cell table:style-name="ce1" table:formula="of:=CONCATENATE([.E140];MID([.A112];3;2);DEC2HEX((HEX2DEC(MID([.A112];5;2))-3+256*((HEX2DEC(MID([.A112];5;2))-3)&lt;0));2);MID([.A112];7;2))" office:value-type="string" office:string-value="890BF188">
            <text:p>890BF188</text:p>
          </table:table-cell>
          <table:table-cell table:formula="of:=CONCATENATE([.E140];MID([.A109];3;2);DEC2HEX((HEX2DEC(MID([.A109];5;2))-3+256*((HEX2DEC(MID([.A109];5;2))-3)&lt;0));2);MID([.A109];7;2))" office:value-type="string" office:string-value="891E08FF">
            <text:p>891E08FF</text:p>
          </table:table-cell>
          <table:table-cell table:style-name="ce1" table:formula="of:=CONCATENATE([.E140];MID([.A366];3;2);DEC2HEX((HEX2DEC(MID([.A366];5;2))-3+256*((HEX2DEC(MID([.A366];5;2))-3)&lt;0));2);MID([.A366];7;2))" office:value-type="string" office:string-value="89C3B922">
            <text:p>89C3B922</text:p>
          </table:table-cell>
          <table:table-cell table:style-name="ce1" table:formula="of:=CONCATENATE([.E140];MID([.A107];3;2);DEC2HEX((HEX2DEC(MID([.A107];5;2))-3+256*((HEX2DEC(MID([.A107];5;2))-3)&lt;0));2);MID([.A107];7;2))" office:value-type="string" office:string-value="89D6D099">
            <text:p>89D6D099</text:p>
          </table:table-cell>
          <table:table-cell table:style-name="ce1" table:formula="of:=CONCATENATE([.E140];MID([.A108];3;2);DEC2HEX((HEX2DEC(MID([.A108];5;2))-3+256*((HEX2DEC(MID([.A108];5;2))-3)&lt;0));2);MID([.A108];7;2))" office:value-type="string" office:string-value="897AECCC">
            <text:p>897AECCC</text:p>
          </table:table-cell>
          <table:table-cell table:style-name="ce6" table:formula="of:=CONCATENATE([.E140];MID([.A361];3;2);DEC2HEX((HEX2DEC(MID([.A361];5;2))-3+256*((HEX2DEC(MID([.A361];5;2))-3)&lt;0));2);MID([.A361];7;2))" office:value-type="string" office:string-value="899E0333">
            <text:p>899E0333</text:p>
          </table:table-cell>
          <table:table-cell table:style-name="ce1" table:formula="of:=CONCATENATE([.E140];MID([.A106];3;2);DEC2HEX((HEX2DEC(MID([.A106];5;2))-3+256*((HEX2DEC(MID([.A106];5;2))-3)&lt;0));2);MID([.A106];7;2))" office:value-type="string" office:string-value="8932B466">
            <text:p>8932B466</text:p>
          </table:table-cell>
          <table:table-cell/>
          <table:table-cell table:style-name="ce1" table:formula="of:=MID([.A140];3;2)" office:value-type="string" office:string-value="D0">
            <text:p>D0</text:p>
          </table:table-cell>
          <table:table-cell table:style-name="ce1" table:formula="of:=MID([.A140];5;2)" office:value-type="string" office:string-value="AC">
            <text:p>AC</text:p>
          </table:table-cell>
          <table:table-cell table:formula="of:=IF((HEX2DEC([.Y140])-HEX2DEC([.Y139]))&gt;0;HEX2DEC([.Y140])-HEX2DEC([.Y139]);HEX2DEC([.Y140])-HEX2DEC([.Y139])+256)" office:value-type="float" office:value="148">
            <text:p>148</text:p>
          </table:table-cell>
          <table:table-cell table:formula="of:=IF((HEX2DEC([.Z140])-HEX2DEC([.Z139]))&gt;0;HEX2DEC([.Z140])-HEX2DEC([.Z139]);HEX2DEC([.Z140])-HEX2DEC([.Z139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A74C8FF</text:p>
          </table:table-cell>
          <table:table-cell office:value-type="string">
            <text:p>8A98DF66</text:p>
          </table:table-cell>
          <table:table-cell table:formula="of:=DEC2HEX(HEX2DEC([.C142])-1)" office:value-type="string" office:string-value="2A">
            <text:p>2A</text:p>
          </table:table-cell>
          <table:table-cell table:style-name="ce1" table:formula="of:=CONCATENATE([.C141];MID([.A141];3;2);DEC2HEX(HEX2DEC(MID([.A141];5;2))-63+256*((HEX2DEC(MID([.A141];5;2))-63)&lt;0));MID([.A141];7;2))" office:value-type="string" office:string-value="2A7489FF">
            <text:p>2A7489FF</text:p>
          </table:table-cell>
          <table:table-cell table:formula="of:=DEC2HEX(HEX2DEC([.E140])+1)" office:value-type="string" office:string-value="8A">
            <text:p>8A</text:p>
          </table:table-cell>
          <table:table-cell table:style-name="ce1" table:formula="of:=CONCATENATE([.E141];MID([.A79];3;2);DEC2HEX((HEX2DEC(MID([.A79];5;2))-2+256*((HEX2DEC(MID([.A79];5;2))-2)&lt;0));2);MID([.A79];7;2))" office:value-type="string" office:string-value="8A01AE55">
            <text:p>8A01AE55</text:p>
          </table:table-cell>
          <table:table-cell table:style-name="ce1" table:formula="of:=CONCATENATE([.E141];MID([.A332];3;2);DEC2HEX((HEX2DEC(MID([.A332];5;2))-2+256*((HEX2DEC(MID([.A332];5;2))-2)&lt;0));2);MID([.A332];7;2))" office:value-type="string" office:string-value="8A14C5CC">
            <text:p>8A14C5CC</text:p>
          </table:table-cell>
          <table:table-cell table:style-name="ce1" table:formula="of:=CONCATENATE([.E141];MID([.A333];3;2);DEC2HEX((HEX2DEC(MID([.A333];5;2))-2+256*((HEX2DEC(MID([.A333];5;2))-2)&lt;0));2);MID([.A333];7;2))" office:value-type="string" office:string-value="8AB8E1FF">
            <text:p>8AB8E1FF</text:p>
          </table:table-cell>
          <table:table-cell table:style-name="ce1" table:formula="of:=CONCATENATE([.E141];MID([.A74];3;2);DEC2HEX((HEX2DEC(MID([.A74];5;2))-2+256*((HEX2DEC(MID([.A74];5;2))-2)&lt;0));2);MID([.A74];7;2))" office:value-type="string" office:string-value="8ADCF866">
            <text:p>8ADCF866</text:p>
          </table:table-cell>
          <table:table-cell table:style-name="ce1" table:formula="of:=CONCATENATE([.E141];MID([.A75];3;2);DEC2HEX((HEX2DEC(MID([.A75];5;2))-2+256*((HEX2DEC(MID([.A75];5;2))-2)&lt;0));2);MID([.A75];7;2))" office:value-type="string" office:string-value="8A70A999">
            <text:p>8A70A999</text:p>
          </table:table-cell>
          <table:table-cell table:style-name="ce1" table:formula="of:=CONCATENATE([.E141];MID([.A72];3;2);DEC2HEX((HEX2DEC(MID([.A72];5;2))-2+256*((HEX2DEC(MID([.A72];5;2))-2)&lt;0));2);MID([.A72];7;2))" office:value-type="string" office:string-value="8A94C000">
            <text:p>8A94C000</text:p>
          </table:table-cell>
          <table:table-cell table:style-name="ce1" table:formula="of:=CONCATENATE([.E141];MID([.A73];3;2);DEC2HEX((HEX2DEC(MID([.A73];5;2))-2+256*((HEX2DEC(MID([.A73];5;2))-2)&lt;0));2);MID([.A73];7;2))" office:value-type="string" office:string-value="8A38DC33">
            <text:p>8A38DC33</text:p>
          </table:table-cell>
          <table:table-cell/>
          <table:table-cell table:style-name="ce1" table:formula="of:=CONCATENATE([.E141];MID([.A274];3;2);DEC2HEX((HEX2DEC(MID([.A274];5;2))-4+256*((HEX2DEC(MID([.A274];5;2))-4)&lt;0));2);MID([.A274];7;2))" office:value-type="string" office:string-value="8A21B0EE">
            <text:p>8A21B0EE</text:p>
          </table:table-cell>
          <table:table-cell table:style-name="ce1" table:formula="of:=CONCATENATE([.E141];MID([.A19];3;2);DEC2HEX((HEX2DEC(MID([.A19];5;2))-4+256*((HEX2DEC(MID([.A19];5;2))-4)&lt;0));2);MID([.A19];7;2))" office:value-type="string" office:string-value="8AD6CC11">
            <text:p>8AD6CC11</text:p>
          </table:table-cell>
          <table:table-cell table:style-name="ce1" table:formula="of:=CONCATENATE([.E141];MID([.A112];3;2);DEC2HEX((HEX2DEC(MID([.A112];5;2))-3+256*((HEX2DEC(MID([.A112];5;2))-3)&lt;0));2);MID([.A112];7;2))" office:value-type="string" office:string-value="8A0BF188">
            <text:p>8A0BF188</text:p>
          </table:table-cell>
          <table:table-cell table:style-name="ce1" table:formula="of:=CONCATENATE([.E141];MID([.A113];3;2);DEC2HEX((HEX2DEC(MID([.A113];5;2))-3+256*((HEX2DEC(MID([.A113];5;2))-3)&lt;0));2);MID([.A113];7;2))" office:value-type="string" office:string-value="8AAF0DBB">
            <text:p>8AAF0DBB</text:p>
          </table:table-cell>
          <table:table-cell table:formula="of:=CONCATENATE([.E141];MID([.A110];3;2);DEC2HEX((HEX2DEC(MID([.A110];5;2))-3+256*((HEX2DEC(MID([.A110];5;2))-3)&lt;0));2);MID([.A110];7;2))" office:value-type="string" office:string-value="8AC3B922">
            <text:p>8AC3B922</text:p>
          </table:table-cell>
          <table:table-cell table:style-name="ce1" table:formula="of:=CONCATENATE([.E141];MID([.A367];3;2);DEC2HEX((HEX2DEC(MID([.A367];5;2))-3+256*((HEX2DEC(MID([.A367];5;2))-3)&lt;0));2);MID([.A367];7;2))" office:value-type="string" office:string-value="8A67D555">
            <text:p>8A67D555</text:p>
          </table:table-cell>
          <table:table-cell table:style-name="ce1" table:formula="of:=CONCATENATE([.E141];MID([.A108];3;2);DEC2HEX((HEX2DEC(MID([.A108];5;2))-3+256*((HEX2DEC(MID([.A108];5;2))-3)&lt;0));2);MID([.A108];7;2))" office:value-type="string" office:string-value="8A7AECCC">
            <text:p>8A7AECCC</text:p>
          </table:table-cell>
          <table:table-cell table:style-name="ce1" table:formula="of:=CONCATENATE([.E141];MID([.A109];3;2);DEC2HEX((HEX2DEC(MID([.A109];5;2))-3+256*((HEX2DEC(MID([.A109];5;2))-3)&lt;0));2);MID([.A109];7;2))" office:value-type="string" office:string-value="8A1E08FF">
            <text:p>8A1E08FF</text:p>
          </table:table-cell>
          <table:table-cell table:style-name="ce6" table:formula="of:=CONCATENATE([.E141];MID([.A362];3;2);DEC2HEX((HEX2DEC(MID([.A362];5;2))-3+256*((HEX2DEC(MID([.A362];5;2))-3)&lt;0));2);MID([.A362];7;2))" office:value-type="string" office:string-value="8A32B466">
            <text:p>8A32B466</text:p>
          </table:table-cell>
          <table:table-cell table:style-name="ce1" table:formula="of:=CONCATENATE([.E141];MID([.A107];3;2);DEC2HEX((HEX2DEC(MID([.A107];5;2))-3+256*((HEX2DEC(MID([.A107];5;2))-3)&lt;0));2);MID([.A107];7;2))" office:value-type="string" office:string-value="8AD6D099">
            <text:p>8AD6D099</text:p>
          </table:table-cell>
          <table:table-cell/>
          <table:table-cell table:style-name="ce1" table:formula="of:=MID([.A141];3;2)" office:value-type="string" office:string-value="74">
            <text:p>74</text:p>
          </table:table-cell>
          <table:table-cell table:style-name="ce1" table:formula="of:=MID([.A141];5;2)" office:value-type="string" office:string-value="C8">
            <text:p>C8</text:p>
          </table:table-cell>
          <table:table-cell table:formula="of:=IF((HEX2DEC([.Y141])-HEX2DEC([.Y140]))&gt;0;HEX2DEC([.Y141])-HEX2DEC([.Y140]);HEX2DEC([.Y141])-HEX2DEC([.Y140])+256)" office:value-type="float" office:value="164">
            <text:p>164</text:p>
          </table:table-cell>
          <table:table-cell table:formula="of:=IF((HEX2DEC([.Z141])-HEX2DEC([.Z140]))&gt;0;HEX2DEC([.Z141])-HEX2DEC([.Z140]);HEX2DEC([.Z141])-HEX2DEC([.Z14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B29E422</text:p>
          </table:table-cell>
          <table:table-cell office:value-type="string">
            <text:p>8B3CFB99</text:p>
          </table:table-cell>
          <table:table-cell table:formula="of:=DEC2HEX(HEX2DEC([.C143])-1)" office:value-type="string" office:string-value="2B">
            <text:p>2B</text:p>
          </table:table-cell>
          <table:table-cell table:style-name="ce1" table:formula="of:=CONCATENATE([.C142];MID([.A142];3;2);DEC2HEX(HEX2DEC(MID([.A142];5;2))-63+256*((HEX2DEC(MID([.A142];5;2))-63)&lt;0));MID([.A142];7;2))" office:value-type="string" office:string-value="2B29A522">
            <text:p>2B29A522</text:p>
          </table:table-cell>
          <table:table-cell table:formula="of:=DEC2HEX(HEX2DEC([.E141])+1)" office:value-type="string" office:string-value="8B">
            <text:p>8B</text:p>
          </table:table-cell>
          <table:table-cell table:style-name="ce1" table:formula="of:=CONCATENATE([.E142];MID([.A80];3;2);DEC2HEX((HEX2DEC(MID([.A80];5;2))-2+256*((HEX2DEC(MID([.A80];5;2))-2)&lt;0));2);MID([.A80];7;2))" office:value-type="string" office:string-value="8BA5CA88">
            <text:p>8BA5CA88</text:p>
          </table:table-cell>
          <table:table-cell table:style-name="ce1" table:formula="of:=CONCATENATE([.E142];MID([.A333];3;2);DEC2HEX((HEX2DEC(MID([.A333];5;2))-2+256*((HEX2DEC(MID([.A333];5;2))-2)&lt;0));2);MID([.A333];7;2))" office:value-type="string" office:string-value="8BB8E1FF">
            <text:p>8BB8E1FF</text:p>
          </table:table-cell>
          <table:table-cell table:style-name="ce1" table:formula="of:=CONCATENATE([.E142];MID([.A334];3;2);DEC2HEX((HEX2DEC(MID([.A334];5;2))-2+256*((HEX2DEC(MID([.A334];5;2))-2)&lt;0));2);MID([.A334];7;2))" office:value-type="string" office:string-value="8B6DFD22">
            <text:p>8B6DFD22</text:p>
          </table:table-cell>
          <table:table-cell table:style-name="ce1" table:formula="of:=CONCATENATE([.E142];MID([.A75];3;2);DEC2HEX((HEX2DEC(MID([.A75];5;2))-2+256*((HEX2DEC(MID([.A75];5;2))-2)&lt;0));2);MID([.A75];7;2))" office:value-type="string" office:string-value="8B70A999">
            <text:p>8B70A999</text:p>
          </table:table-cell>
          <table:table-cell table:style-name="ce1" table:formula="of:=CONCATENATE([.E142];MID([.A76];3;2);DEC2HEX((HEX2DEC(MID([.A76];5;2))-2+256*((HEX2DEC(MID([.A76];5;2))-2)&lt;0));2);MID([.A76];7;2))" office:value-type="string" office:string-value="8B14C5CC">
            <text:p>8B14C5CC</text:p>
          </table:table-cell>
          <table:table-cell table:style-name="ce1" table:formula="of:=CONCATENATE([.E142];MID([.A73];3;2);DEC2HEX((HEX2DEC(MID([.A73];5;2))-2+256*((HEX2DEC(MID([.A73];5;2))-2)&lt;0));2);MID([.A73];7;2))" office:value-type="string" office:string-value="8B38DC33">
            <text:p>8B38DC33</text:p>
          </table:table-cell>
          <table:table-cell table:style-name="ce1" table:formula="of:=CONCATENATE([.E142];MID([.A74];3;2);DEC2HEX((HEX2DEC(MID([.A74];5;2))-2+256*((HEX2DEC(MID([.A74];5;2))-2)&lt;0));2);MID([.A74];7;2))" office:value-type="string" office:string-value="8BDCF866">
            <text:p>8BDCF866</text:p>
          </table:table-cell>
          <table:table-cell/>
          <table:table-cell table:style-name="ce1" table:formula="of:=CONCATENATE([.E142];MID([.A275];3;2);DEC2HEX((HEX2DEC(MID([.A275];5;2))-4+256*((HEX2DEC(MID([.A275];5;2))-4)&lt;0));2);MID([.A275];7;2))" office:value-type="string" office:string-value="8BD6CC11">
            <text:p>8BD6CC11</text:p>
          </table:table-cell>
          <table:table-cell table:style-name="ce1" table:formula="of:=CONCATENATE([.E142];MID([.A20];3;2);DEC2HEX((HEX2DEC(MID([.A20];5;2))-4+256*((HEX2DEC(MID([.A20];5;2))-4)&lt;0));2);MID([.A20];7;2))" office:value-type="string" office:string-value="8B7AE844">
            <text:p>8B7AE844</text:p>
          </table:table-cell>
          <table:table-cell table:style-name="ce1" table:formula="of:=CONCATENATE([.E142];MID([.A113];3;2);DEC2HEX((HEX2DEC(MID([.A113];5;2))-3+256*((HEX2DEC(MID([.A113];5;2))-3)&lt;0));2);MID([.A113];7;2))" office:value-type="string" office:string-value="8BAF0DBB">
            <text:p>8BAF0DBB</text:p>
          </table:table-cell>
          <table:table-cell table:style-name="ce1" table:formula="of:=CONCATENATE([.E142];MID([.A114];3;2);DEC2HEX((HEX2DEC(MID([.A114];5;2))-3+256*((HEX2DEC(MID([.A114];5;2))-3)&lt;0));2);MID([.A114];7;2))" office:value-type="string" office:string-value="8B43BEEE">
            <text:p>8B43BEEE</text:p>
          </table:table-cell>
          <table:table-cell table:formula="of:=CONCATENATE([.E142];MID([.A111];3;2);DEC2HEX((HEX2DEC(MID([.A111];5;2))-3+256*((HEX2DEC(MID([.A111];5;2))-3)&lt;0));2);MID([.A111];7;2))" office:value-type="string" office:string-value="8B67D555">
            <text:p>8B67D555</text:p>
          </table:table-cell>
          <table:table-cell table:style-name="ce1" table:formula="of:=CONCATENATE([.E142];MID([.A368];3;2);DEC2HEX((HEX2DEC(MID([.A368];5;2))-3+256*((HEX2DEC(MID([.A368];5;2))-3)&lt;0));2);MID([.A368];7;2))" office:value-type="string" office:string-value="8B0BF188">
            <text:p>8B0BF188</text:p>
          </table:table-cell>
          <table:table-cell table:style-name="ce1" table:formula="of:=CONCATENATE([.E142];MID([.A109];3;2);DEC2HEX((HEX2DEC(MID([.A109];5;2))-3+256*((HEX2DEC(MID([.A109];5;2))-3)&lt;0));2);MID([.A109];7;2))" office:value-type="string" office:string-value="8B1E08FF">
            <text:p>8B1E08FF</text:p>
          </table:table-cell>
          <table:table-cell table:style-name="ce1" table:formula="of:=CONCATENATE([.E142];MID([.A110];3;2);DEC2HEX((HEX2DEC(MID([.A110];5;2))-3+256*((HEX2DEC(MID([.A110];5;2))-3)&lt;0));2);MID([.A110];7;2))" office:value-type="string" office:string-value="8BC3B922">
            <text:p>8BC3B922</text:p>
          </table:table-cell>
          <table:table-cell table:style-name="ce6" table:formula="of:=CONCATENATE([.E142];MID([.A363];3;2);DEC2HEX((HEX2DEC(MID([.A363];5;2))-3+256*((HEX2DEC(MID([.A363];5;2))-3)&lt;0));2);MID([.A363];7;2))" office:value-type="string" office:string-value="8BD6D099">
            <text:p>8BD6D099</text:p>
          </table:table-cell>
          <table:table-cell table:style-name="ce1" table:formula="of:=CONCATENATE([.E142];MID([.A108];3;2);DEC2HEX((HEX2DEC(MID([.A108];5;2))-3+256*((HEX2DEC(MID([.A108];5;2))-3)&lt;0));2);MID([.A108];7;2))" office:value-type="string" office:string-value="8B7AECCC">
            <text:p>8B7AECCC</text:p>
          </table:table-cell>
          <table:table-cell/>
          <table:table-cell table:style-name="ce1" table:formula="of:=MID([.A142];3;2)" office:value-type="string" office:string-value="29">
            <text:p>29</text:p>
          </table:table-cell>
          <table:table-cell table:style-name="ce1" table:formula="of:=MID([.A142];5;2)" office:value-type="string" office:string-value="E4">
            <text:p>E4</text:p>
          </table:table-cell>
          <table:table-cell table:formula="of:=IF((HEX2DEC([.Y142])-HEX2DEC([.Y141]))&gt;0;HEX2DEC([.Y142])-HEX2DEC([.Y141]);HEX2DEC([.Y142])-HEX2DEC([.Y141])+256)" office:value-type="float" office:value="181">
            <text:p>181</text:p>
          </table:table-cell>
          <table:table-cell table:formula="of:=IF((HEX2DEC([.Z142])-HEX2DEC([.Z141]))&gt;0;HEX2DEC([.Z142])-HEX2DEC([.Z141]);HEX2DEC([.Z142])-HEX2DEC([.Z14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CCD0055</text:p>
          </table:table-cell>
          <table:table-cell office:value-type="string">
            <text:p>8CD0ACCC</text:p>
          </table:table-cell>
          <table:table-cell table:formula="of:=DEC2HEX(HEX2DEC([.C144])-1)" office:value-type="string" office:string-value="2C">
            <text:p>2C</text:p>
          </table:table-cell>
          <table:table-cell table:style-name="ce1" table:formula="of:=CONCATENATE([.C143];MID([.A143];3;2);DEC2HEX(HEX2DEC(MID([.A143];5;2))-63+256*((HEX2DEC(MID([.A143];5;2))-63)&lt;0));MID([.A143];7;2))" office:value-type="string" office:string-value="2CCDC155">
            <text:p>2CCDC155</text:p>
          </table:table-cell>
          <table:table-cell table:formula="of:=DEC2HEX(HEX2DEC([.E142])+1)" office:value-type="string" office:string-value="8C">
            <text:p>8C</text:p>
          </table:table-cell>
          <table:table-cell table:style-name="ce1" table:formula="of:=CONCATENATE([.E143];MID([.A81];3;2);DEC2HEX((HEX2DEC(MID([.A81];5;2))-2+256*((HEX2DEC(MID([.A81];5;2))-2)&lt;0));2);MID([.A81];7;2))" office:value-type="string" office:string-value="8C49E6BB">
            <text:p>8C49E6BB</text:p>
          </table:table-cell>
          <table:table-cell table:style-name="ce1" table:formula="of:=CONCATENATE([.E143];MID([.A334];3;2);DEC2HEX((HEX2DEC(MID([.A334];5;2))-2+256*((HEX2DEC(MID([.A334];5;2))-2)&lt;0));2);MID([.A334];7;2))" office:value-type="string" office:string-value="8C6DFD22">
            <text:p>8C6DFD22</text:p>
          </table:table-cell>
          <table:table-cell table:style-name="ce1" table:formula="of:=CONCATENATE([.E143];MID([.A335];3;2);DEC2HEX((HEX2DEC(MID([.A335];5;2))-2+256*((HEX2DEC(MID([.A335];5;2))-2)&lt;0));2);MID([.A335];7;2))" office:value-type="string" office:string-value="8C01AE55">
            <text:p>8C01AE55</text:p>
          </table:table-cell>
          <table:table-cell table:style-name="ce1" table:formula="of:=CONCATENATE([.E143];MID([.A76];3;2);DEC2HEX((HEX2DEC(MID([.A76];5;2))-2+256*((HEX2DEC(MID([.A76];5;2))-2)&lt;0));2);MID([.A76];7;2))" office:value-type="string" office:string-value="8C14C5CC">
            <text:p>8C14C5CC</text:p>
          </table:table-cell>
          <table:table-cell table:style-name="ce1" table:formula="of:=CONCATENATE([.E143];MID([.A77];3;2);DEC2HEX((HEX2DEC(MID([.A77];5;2))-2+256*((HEX2DEC(MID([.A77];5;2))-2)&lt;0));2);MID([.A77];7;2))" office:value-type="string" office:string-value="8CB8E1FF">
            <text:p>8CB8E1FF</text:p>
          </table:table-cell>
          <table:table-cell table:style-name="ce1" table:formula="of:=CONCATENATE([.E143];MID([.A74];3;2);DEC2HEX((HEX2DEC(MID([.A74];5;2))-2+256*((HEX2DEC(MID([.A74];5;2))-2)&lt;0));2);MID([.A74];7;2))" office:value-type="string" office:string-value="8CDCF866">
            <text:p>8CDCF866</text:p>
          </table:table-cell>
          <table:table-cell table:style-name="ce1" table:formula="of:=CONCATENATE([.E143];MID([.A75];3;2);DEC2HEX((HEX2DEC(MID([.A75];5;2))-2+256*((HEX2DEC(MID([.A75];5;2))-2)&lt;0));2);MID([.A75];7;2))" office:value-type="string" office:string-value="8C70A999">
            <text:p>8C70A999</text:p>
          </table:table-cell>
          <table:table-cell/>
          <table:table-cell table:style-name="ce1" table:formula="of:=CONCATENATE([.E143];MID([.A276];3;2);DEC2HEX((HEX2DEC(MID([.A276];5;2))-4+256*((HEX2DEC(MID([.A276];5;2))-4)&lt;0));2);MID([.A276];7;2))" office:value-type="string" office:string-value="8C7AE844">
            <text:p>8C7AE844</text:p>
          </table:table-cell>
          <table:table-cell table:style-name="ce1" table:formula="of:=CONCATENATE([.E143];MID([.A21];3;2);DEC2HEX((HEX2DEC(MID([.A21];5;2))-4+256*((HEX2DEC(MID([.A21];5;2))-4)&lt;0));2);MID([.A21];7;2))" office:value-type="string" office:string-value="8C1E0477">
            <text:p>8C1E0477</text:p>
          </table:table-cell>
          <table:table-cell table:style-name="ce1" table:formula="of:=CONCATENATE([.E143];MID([.A114];3;2);DEC2HEX((HEX2DEC(MID([.A114];5;2))-3+256*((HEX2DEC(MID([.A114];5;2))-3)&lt;0));2);MID([.A114];7;2))" office:value-type="string" office:string-value="8C43BEEE">
            <text:p>8C43BEEE</text:p>
          </table:table-cell>
          <table:table-cell table:style-name="ce1" table:formula="of:=CONCATENATE([.E143];MID([.A115];3;2);DEC2HEX((HEX2DEC(MID([.A115];5;2))-3+256*((HEX2DEC(MID([.A115];5;2))-3)&lt;0));2);MID([.A115];7;2))" office:value-type="string" office:string-value="8CF8DA11">
            <text:p>8CF8DA11</text:p>
          </table:table-cell>
          <table:table-cell table:formula="of:=CONCATENATE([.E143];MID([.A112];3;2);DEC2HEX((HEX2DEC(MID([.A112];5;2))-3+256*((HEX2DEC(MID([.A112];5;2))-3)&lt;0));2);MID([.A112];7;2))" office:value-type="string" office:string-value="8C0BF188">
            <text:p>8C0BF188</text:p>
          </table:table-cell>
          <table:table-cell table:style-name="ce1" table:formula="of:=CONCATENATE([.E143];MID([.A369];3;2);DEC2HEX((HEX2DEC(MID([.A369];5;2))-3+256*((HEX2DEC(MID([.A369];5;2))-3)&lt;0));2);MID([.A369];7;2))" office:value-type="string" office:string-value="8CAF0DBB">
            <text:p>8CAF0DBB</text:p>
          </table:table-cell>
          <table:table-cell table:style-name="ce1" table:formula="of:=CONCATENATE([.E143];MID([.A110];3;2);DEC2HEX((HEX2DEC(MID([.A110];5;2))-3+256*((HEX2DEC(MID([.A110];5;2))-3)&lt;0));2);MID([.A110];7;2))" office:value-type="string" office:string-value="8CC3B922">
            <text:p>8CC3B922</text:p>
          </table:table-cell>
          <table:table-cell table:style-name="ce1" table:formula="of:=CONCATENATE([.E143];MID([.A111];3;2);DEC2HEX((HEX2DEC(MID([.A111];5;2))-3+256*((HEX2DEC(MID([.A111];5;2))-3)&lt;0));2);MID([.A111];7;2))" office:value-type="string" office:string-value="8C67D555">
            <text:p>8C67D555</text:p>
          </table:table-cell>
          <table:table-cell table:style-name="ce6" table:formula="of:=CONCATENATE([.E143];MID([.A364];3;2);DEC2HEX((HEX2DEC(MID([.A364];5;2))-3+256*((HEX2DEC(MID([.A364];5;2))-3)&lt;0));2);MID([.A364];7;2))" office:value-type="string" office:string-value="8C7AECCC">
            <text:p>8C7AECCC</text:p>
          </table:table-cell>
          <table:table-cell table:style-name="ce1" table:formula="of:=CONCATENATE([.E143];MID([.A109];3;2);DEC2HEX((HEX2DEC(MID([.A109];5;2))-3+256*((HEX2DEC(MID([.A109];5;2))-3)&lt;0));2);MID([.A109];7;2))" office:value-type="string" office:string-value="8C1E08FF">
            <text:p>8C1E08FF</text:p>
          </table:table-cell>
          <table:table-cell/>
          <table:table-cell table:style-name="ce1" table:formula="of:=MID([.A143];3;2)" office:value-type="string" office:string-value="CD">
            <text:p>CD</text:p>
          </table:table-cell>
          <table:table-cell table:style-name="ce1" table:formula="of:=MID([.A143];5;2)" office:value-type="string" office:string-value="00">
            <text:p>00</text:p>
          </table:table-cell>
          <table:table-cell table:formula="of:=IF((HEX2DEC([.Y143])-HEX2DEC([.Y142]))&gt;0;HEX2DEC([.Y143])-HEX2DEC([.Y142]);HEX2DEC([.Y143])-HEX2DEC([.Y142])+256)" office:value-type="float" office:value="164">
            <text:p>164</text:p>
          </table:table-cell>
          <table:table-cell table:formula="of:=IF((HEX2DEC([.Z143])-HEX2DEC([.Z142]))&gt;0;HEX2DEC([.Z143])-HEX2DEC([.Z142]);HEX2DEC([.Z143])-HEX2DEC([.Z14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D61B188</text:p>
          </table:table-cell>
          <table:table-cell office:value-type="string">
            <text:p>8D74C8FF</text:p>
          </table:table-cell>
          <table:table-cell table:formula="of:=DEC2HEX(HEX2DEC([.C145])-1)" office:value-type="string" office:string-value="2D">
            <text:p>2D</text:p>
          </table:table-cell>
          <table:table-cell table:style-name="ce1" table:formula="of:=CONCATENATE([.C144];MID([.A144];3;2);DEC2HEX(HEX2DEC(MID([.A144];5;2))-63+256*((HEX2DEC(MID([.A144];5;2))-63)&lt;0));MID([.A144];7;2))" office:value-type="string" office:string-value="2D617288">
            <text:p>2D617288</text:p>
          </table:table-cell>
          <table:table-cell table:formula="of:=DEC2HEX(HEX2DEC([.E143])+1)" office:value-type="string" office:string-value="8D">
            <text:p>8D</text:p>
          </table:table-cell>
          <table:table-cell table:style-name="ce1" table:formula="of:=CONCATENATE([.E144];MID([.A82];3;2);DEC2HEX((HEX2DEC(MID([.A82];5;2))-2+256*((HEX2DEC(MID([.A82];5;2))-2)&lt;0));2);MID([.A82];7;2))" office:value-type="string" office:string-value="8DED02EE">
            <text:p>8DED02EE</text:p>
          </table:table-cell>
          <table:table-cell table:style-name="ce1" table:formula="of:=CONCATENATE([.E144];MID([.A335];3;2);DEC2HEX((HEX2DEC(MID([.A335];5;2))-2+256*((HEX2DEC(MID([.A335];5;2))-2)&lt;0));2);MID([.A335];7;2))" office:value-type="string" office:string-value="8D01AE55">
            <text:p>8D01AE55</text:p>
          </table:table-cell>
          <table:table-cell table:style-name="ce1" table:formula="of:=CONCATENATE([.E144];MID([.A336];3;2);DEC2HEX((HEX2DEC(MID([.A336];5;2))-2+256*((HEX2DEC(MID([.A336];5;2))-2)&lt;0));2);MID([.A336];7;2))" office:value-type="string" office:string-value="8DA5CA88">
            <text:p>8DA5CA88</text:p>
          </table:table-cell>
          <table:table-cell table:style-name="ce1" table:formula="of:=CONCATENATE([.E144];MID([.A77];3;2);DEC2HEX((HEX2DEC(MID([.A77];5;2))-2+256*((HEX2DEC(MID([.A77];5;2))-2)&lt;0));2);MID([.A77];7;2))" office:value-type="string" office:string-value="8DB8E1FF">
            <text:p>8DB8E1FF</text:p>
          </table:table-cell>
          <table:table-cell table:style-name="ce1" table:formula="of:=CONCATENATE([.E144];MID([.A78];3;2);DEC2HEX((HEX2DEC(MID([.A78];5;2))-2+256*((HEX2DEC(MID([.A78];5;2))-2)&lt;0));2);MID([.A78];7;2))" office:value-type="string" office:string-value="8D6DFD22">
            <text:p>8D6DFD22</text:p>
          </table:table-cell>
          <table:table-cell table:style-name="ce1" table:formula="of:=CONCATENATE([.E144];MID([.A75];3;2);DEC2HEX((HEX2DEC(MID([.A75];5;2))-2+256*((HEX2DEC(MID([.A75];5;2))-2)&lt;0));2);MID([.A75];7;2))" office:value-type="string" office:string-value="8D70A999">
            <text:p>8D70A999</text:p>
          </table:table-cell>
          <table:table-cell table:style-name="ce1" table:formula="of:=CONCATENATE([.E144];MID([.A76];3;2);DEC2HEX((HEX2DEC(MID([.A76];5;2))-2+256*((HEX2DEC(MID([.A76];5;2))-2)&lt;0));2);MID([.A76];7;2))" office:value-type="string" office:string-value="8D14C5CC">
            <text:p>8D14C5CC</text:p>
          </table:table-cell>
          <table:table-cell/>
          <table:table-cell table:style-name="ce1" table:formula="of:=CONCATENATE([.E144];MID([.A277];3;2);DEC2HEX((HEX2DEC(MID([.A277];5;2))-4+256*((HEX2DEC(MID([.A277];5;2))-4)&lt;0));2);MID([.A277];7;2))" office:value-type="string" office:string-value="8D1E0477">
            <text:p>8D1E0477</text:p>
          </table:table-cell>
          <table:table-cell table:style-name="ce1" table:formula="of:=CONCATENATE([.E144];MID([.A22];3;2);DEC2HEX((HEX2DEC(MID([.A22];5;2))-4+256*((HEX2DEC(MID([.A22];5;2))-4)&lt;0));2);MID([.A22];7;2))" office:value-type="string" office:string-value="8DB2B5AA">
            <text:p>8DB2B5AA</text:p>
          </table:table-cell>
          <table:table-cell table:style-name="ce1" table:formula="of:=CONCATENATE([.E144];MID([.A115];3;2);DEC2HEX((HEX2DEC(MID([.A115];5;2))-3+256*((HEX2DEC(MID([.A115];5;2))-3)&lt;0));2);MID([.A115];7;2))" office:value-type="string" office:string-value="8DF8DA11">
            <text:p>8DF8DA11</text:p>
          </table:table-cell>
          <table:table-cell table:style-name="ce1" table:formula="of:=CONCATENATE([.E144];MID([.A116];3;2);DEC2HEX((HEX2DEC(MID([.A116];5;2))-3+256*((HEX2DEC(MID([.A116];5;2))-3)&lt;0));2);MID([.A116];7;2))" office:value-type="string" office:string-value="8D9CF644">
            <text:p>8D9CF644</text:p>
          </table:table-cell>
          <table:table-cell table:formula="of:=CONCATENATE([.E144];MID([.A113];3;2);DEC2HEX((HEX2DEC(MID([.A113];5;2))-3+256*((HEX2DEC(MID([.A113];5;2))-3)&lt;0));2);MID([.A113];7;2))" office:value-type="string" office:string-value="8DAF0DBB">
            <text:p>8DAF0DBB</text:p>
          </table:table-cell>
          <table:table-cell table:style-name="ce1" table:formula="of:=CONCATENATE([.E144];MID([.A370];3;2);DEC2HEX((HEX2DEC(MID([.A370];5;2))-3+256*((HEX2DEC(MID([.A370];5;2))-3)&lt;0));2);MID([.A370];7;2))" office:value-type="string" office:string-value="8D43BEEE">
            <text:p>8D43BEEE</text:p>
          </table:table-cell>
          <table:table-cell table:style-name="ce1" table:formula="of:=CONCATENATE([.E144];MID([.A111];3;2);DEC2HEX((HEX2DEC(MID([.A111];5;2))-3+256*((HEX2DEC(MID([.A111];5;2))-3)&lt;0));2);MID([.A111];7;2))" office:value-type="string" office:string-value="8D67D555">
            <text:p>8D67D555</text:p>
          </table:table-cell>
          <table:table-cell table:style-name="ce1" table:formula="of:=CONCATENATE([.E144];MID([.A112];3;2);DEC2HEX((HEX2DEC(MID([.A112];5;2))-3+256*((HEX2DEC(MID([.A112];5;2))-3)&lt;0));2);MID([.A112];7;2))" office:value-type="string" office:string-value="8D0BF188">
            <text:p>8D0BF188</text:p>
          </table:table-cell>
          <table:table-cell table:style-name="ce6" table:formula="of:=CONCATENATE([.E144];MID([.A365];3;2);DEC2HEX((HEX2DEC(MID([.A365];5;2))-3+256*((HEX2DEC(MID([.A365];5;2))-3)&lt;0));2);MID([.A365];7;2))" office:value-type="string" office:string-value="8D1E08FF">
            <text:p>8D1E08FF</text:p>
          </table:table-cell>
          <table:table-cell table:style-name="ce1" table:formula="of:=CONCATENATE([.E144];MID([.A110];3;2);DEC2HEX((HEX2DEC(MID([.A110];5;2))-3+256*((HEX2DEC(MID([.A110];5;2))-3)&lt;0));2);MID([.A110];7;2))" office:value-type="string" office:string-value="8DC3B922">
            <text:p>8DC3B922</text:p>
          </table:table-cell>
          <table:table-cell/>
          <table:table-cell table:style-name="ce1" table:formula="of:=MID([.A144];3;2)" office:value-type="string" office:string-value="61">
            <text:p>61</text:p>
          </table:table-cell>
          <table:table-cell table:style-name="ce1" table:formula="of:=MID([.A144];5;2)" office:value-type="string" office:string-value="B1">
            <text:p>B1</text:p>
          </table:table-cell>
          <table:table-cell table:formula="of:=IF((HEX2DEC([.Y144])-HEX2DEC([.Y143]))&gt;0;HEX2DEC([.Y144])-HEX2DEC([.Y143]);HEX2DEC([.Y144])-HEX2DEC([.Y143])+256)" office:value-type="float" office:value="148">
            <text:p>148</text:p>
          </table:table-cell>
          <table:table-cell table:formula="of:=IF((HEX2DEC([.Z144])-HEX2DEC([.Z143]))&gt;0;HEX2DEC([.Z144])-HEX2DEC([.Z143]);HEX2DEC([.Z144])-HEX2DEC([.Z14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E05CDBB</text:p>
          </table:table-cell>
          <table:table-cell office:value-type="string">
            <text:p>8E29E422</text:p>
          </table:table-cell>
          <table:table-cell table:formula="of:=DEC2HEX(HEX2DEC([.C146])-1)" office:value-type="string" office:string-value="2E">
            <text:p>2E</text:p>
          </table:table-cell>
          <table:table-cell table:style-name="ce1" table:formula="of:=CONCATENATE([.C145];MID([.A145];3;2);DEC2HEX(HEX2DEC(MID([.A145];5;2))-63+256*((HEX2DEC(MID([.A145];5;2))-63)&lt;0));MID([.A145];7;2))" office:value-type="string" office:string-value="2E058EBB">
            <text:p>2E058EBB</text:p>
          </table:table-cell>
          <table:table-cell table:formula="of:=DEC2HEX(HEX2DEC([.E144])+1)" office:value-type="string" office:string-value="8E">
            <text:p>8E</text:p>
          </table:table-cell>
          <table:table-cell table:style-name="ce1" table:formula="of:=CONCATENATE([.E145];MID([.A83];3;2);DEC2HEX((HEX2DEC(MID([.A83];5;2))-2+256*((HEX2DEC(MID([.A83];5;2))-2)&lt;0));2);MID([.A83];7;2))" office:value-type="string" office:string-value="8E92B311">
            <text:p>8E92B311</text:p>
          </table:table-cell>
          <table:table-cell table:style-name="ce1" table:formula="of:=CONCATENATE([.E145];MID([.A336];3;2);DEC2HEX((HEX2DEC(MID([.A336];5;2))-2+256*((HEX2DEC(MID([.A336];5;2))-2)&lt;0));2);MID([.A336];7;2))" office:value-type="string" office:string-value="8EA5CA88">
            <text:p>8EA5CA88</text:p>
          </table:table-cell>
          <table:table-cell table:style-name="ce1" table:formula="of:=CONCATENATE([.E145];MID([.A337];3;2);DEC2HEX((HEX2DEC(MID([.A337];5;2))-2+256*((HEX2DEC(MID([.A337];5;2))-2)&lt;0));2);MID([.A337];7;2))" office:value-type="string" office:string-value="8E49E6BB">
            <text:p>8E49E6BB</text:p>
          </table:table-cell>
          <table:table-cell table:style-name="ce1" table:formula="of:=CONCATENATE([.E145];MID([.A78];3;2);DEC2HEX((HEX2DEC(MID([.A78];5;2))-2+256*((HEX2DEC(MID([.A78];5;2))-2)&lt;0));2);MID([.A78];7;2))" office:value-type="string" office:string-value="8E6DFD22">
            <text:p>8E6DFD22</text:p>
          </table:table-cell>
          <table:table-cell table:style-name="ce1" table:formula="of:=CONCATENATE([.E145];MID([.A79];3;2);DEC2HEX((HEX2DEC(MID([.A79];5;2))-2+256*((HEX2DEC(MID([.A79];5;2))-2)&lt;0));2);MID([.A79];7;2))" office:value-type="string" office:string-value="8E01AE55">
            <text:p>8E01AE55</text:p>
          </table:table-cell>
          <table:table-cell table:style-name="ce1" table:formula="of:=CONCATENATE([.E145];MID([.A76];3;2);DEC2HEX((HEX2DEC(MID([.A76];5;2))-2+256*((HEX2DEC(MID([.A76];5;2))-2)&lt;0));2);MID([.A76];7;2))" office:value-type="string" office:string-value="8E14C5CC">
            <text:p>8E14C5CC</text:p>
          </table:table-cell>
          <table:table-cell table:style-name="ce1" table:formula="of:=CONCATENATE([.E145];MID([.A77];3;2);DEC2HEX((HEX2DEC(MID([.A77];5;2))-2+256*((HEX2DEC(MID([.A77];5;2))-2)&lt;0));2);MID([.A77];7;2))" office:value-type="string" office:string-value="8EB8E1FF">
            <text:p>8EB8E1FF</text:p>
          </table:table-cell>
          <table:table-cell/>
          <table:table-cell table:style-name="ce1" table:formula="of:=CONCATENATE([.E145];MID([.A278];3;2);DEC2HEX((HEX2DEC(MID([.A278];5;2))-4+256*((HEX2DEC(MID([.A278];5;2))-4)&lt;0));2);MID([.A278];7;2))" office:value-type="string" office:string-value="8EB2B5AA">
            <text:p>8EB2B5AA</text:p>
          </table:table-cell>
          <table:table-cell table:style-name="ce1" table:formula="of:=CONCATENATE([.E145];MID([.A23];3;2);DEC2HEX((HEX2DEC(MID([.A23];5;2))-4+256*((HEX2DEC(MID([.A23];5;2))-4)&lt;0));2);MID([.A23];7;2))" office:value-type="string" office:string-value="8E56D1DD">
            <text:p>8E56D1DD</text:p>
          </table:table-cell>
          <table:table-cell table:style-name="ce1" table:formula="of:=CONCATENATE([.E145];MID([.A116];3;2);DEC2HEX((HEX2DEC(MID([.A116];5;2))-3+256*((HEX2DEC(MID([.A116];5;2))-3)&lt;0));2);MID([.A116];7;2))" office:value-type="string" office:string-value="8E9CF644">
            <text:p>8E9CF644</text:p>
          </table:table-cell>
          <table:table-cell table:style-name="ce1" table:formula="of:=CONCATENATE([.E145];MID([.A117];3;2);DEC2HEX((HEX2DEC(MID([.A117];5;2))-3+256*((HEX2DEC(MID([.A117];5;2))-3)&lt;0));2);MID([.A117];7;2))" office:value-type="string" office:string-value="8E30A777">
            <text:p>8E30A777</text:p>
          </table:table-cell>
          <table:table-cell table:formula="of:=CONCATENATE([.E145];MID([.A114];3;2);DEC2HEX((HEX2DEC(MID([.A114];5;2))-3+256*((HEX2DEC(MID([.A114];5;2))-3)&lt;0));2);MID([.A114];7;2))" office:value-type="string" office:string-value="8E43BEEE">
            <text:p>8E43BEEE</text:p>
          </table:table-cell>
          <table:table-cell table:style-name="ce1" table:formula="of:=CONCATENATE([.E145];MID([.A371];3;2);DEC2HEX((HEX2DEC(MID([.A371];5;2))-3+256*((HEX2DEC(MID([.A371];5;2))-3)&lt;0));2);MID([.A371];7;2))" office:value-type="string" office:string-value="8EF8DA11">
            <text:p>8EF8DA11</text:p>
          </table:table-cell>
          <table:table-cell table:style-name="ce1" table:formula="of:=CONCATENATE([.E145];MID([.A112];3;2);DEC2HEX((HEX2DEC(MID([.A112];5;2))-3+256*((HEX2DEC(MID([.A112];5;2))-3)&lt;0));2);MID([.A112];7;2))" office:value-type="string" office:string-value="8E0BF188">
            <text:p>8E0BF188</text:p>
          </table:table-cell>
          <table:table-cell table:style-name="ce1" table:formula="of:=CONCATENATE([.E145];MID([.A113];3;2);DEC2HEX((HEX2DEC(MID([.A113];5;2))-3+256*((HEX2DEC(MID([.A113];5;2))-3)&lt;0));2);MID([.A113];7;2))" office:value-type="string" office:string-value="8EAF0DBB">
            <text:p>8EAF0DBB</text:p>
          </table:table-cell>
          <table:table-cell table:style-name="ce6" table:formula="of:=CONCATENATE([.E145];MID([.A366];3;2);DEC2HEX((HEX2DEC(MID([.A366];5;2))-3+256*((HEX2DEC(MID([.A366];5;2))-3)&lt;0));2);MID([.A366];7;2))" office:value-type="string" office:string-value="8EC3B922">
            <text:p>8EC3B922</text:p>
          </table:table-cell>
          <table:table-cell table:style-name="ce1" table:formula="of:=CONCATENATE([.E145];MID([.A111];3;2);DEC2HEX((HEX2DEC(MID([.A111];5;2))-3+256*((HEX2DEC(MID([.A111];5;2))-3)&lt;0));2);MID([.A111];7;2))" office:value-type="string" office:string-value="8E67D555">
            <text:p>8E67D555</text:p>
          </table:table-cell>
          <table:table-cell/>
          <table:table-cell table:style-name="ce1" table:formula="of:=MID([.A145];3;2)" office:value-type="string" office:string-value="05">
            <text:p>05</text:p>
          </table:table-cell>
          <table:table-cell table:style-name="ce1" table:formula="of:=MID([.A145];5;2)" office:value-type="string" office:string-value="CD">
            <text:p>CD</text:p>
          </table:table-cell>
          <table:table-cell table:formula="of:=IF((HEX2DEC([.Y145])-HEX2DEC([.Y144]))&gt;0;HEX2DEC([.Y145])-HEX2DEC([.Y144]);HEX2DEC([.Y145])-HEX2DEC([.Y144])+256)" office:value-type="float" office:value="164">
            <text:p>164</text:p>
          </table:table-cell>
          <table:table-cell table:formula="of:=IF((HEX2DEC([.Z145])-HEX2DEC([.Z144]))&gt;0;HEX2DEC([.Z145])-HEX2DEC([.Z144]);HEX2DEC([.Z145])-HEX2DEC([.Z14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8FA9E9EE</text:p>
          </table:table-cell>
          <table:table-cell table:style-name="ce6" table:formula="of:=CONCATENATE(DEC2HEX(HEX2DEC(MID([.B145];1;2))+1);MID([.A143];3;6))" office:value-type="string" office:string-value="8FCD0055">
            <text:p>8FCD0055</text:p>
          </table:table-cell>
          <table:table-cell table:formula="of:=DEC2HEX(HEX2DEC([.C147])-1)" office:value-type="string" office:string-value="2F">
            <text:p>2F</text:p>
          </table:table-cell>
          <table:table-cell table:style-name="ce1" table:formula="of:=CONCATENATE([.C146];MID([.A146];3;2);DEC2HEX(HEX2DEC(MID([.A146];5;2))-63+256*((HEX2DEC(MID([.A146];5;2))-63)&lt;0));MID([.A146];7;2))" office:value-type="string" office:string-value="2FA9AAEE">
            <text:p>2FA9AAEE</text:p>
          </table:table-cell>
          <table:table-cell table:formula="of:=DEC2HEX(HEX2DEC([.E145])+1)" office:value-type="string" office:string-value="8F">
            <text:p>8F</text:p>
          </table:table-cell>
          <table:table-cell table:style-name="ce1" table:formula="of:=CONCATENATE([.E146];MID([.A84];3;2);DEC2HEX((HEX2DEC(MID([.A84];5;2))-2+256*((HEX2DEC(MID([.A84];5;2))-2)&lt;0));2);MID([.A84];7;2))" office:value-type="string" office:string-value="8F36CF44">
            <text:p>8F36CF44</text:p>
          </table:table-cell>
          <table:table-cell table:style-name="ce1" table:formula="of:=CONCATENATE([.E146];MID([.A337];3;2);DEC2HEX((HEX2DEC(MID([.A337];5;2))-2+256*((HEX2DEC(MID([.A337];5;2))-2)&lt;0));2);MID([.A337];7;2))" office:value-type="string" office:string-value="8F49E6BB">
            <text:p>8F49E6BB</text:p>
          </table:table-cell>
          <table:table-cell table:style-name="ce1" table:formula="of:=CONCATENATE([.E146];MID([.A338];3;2);DEC2HEX((HEX2DEC(MID([.A338];5;2))-2+256*((HEX2DEC(MID([.A338];5;2))-2)&lt;0));2);MID([.A338];7;2))" office:value-type="string" office:string-value="8FED02EE">
            <text:p>8FED02EE</text:p>
          </table:table-cell>
          <table:table-cell table:style-name="ce1" table:formula="of:=CONCATENATE([.E146];MID([.A79];3;2);DEC2HEX((HEX2DEC(MID([.A79];5;2))-2+256*((HEX2DEC(MID([.A79];5;2))-2)&lt;0));2);MID([.A79];7;2))" office:value-type="string" office:string-value="8F01AE55">
            <text:p>8F01AE55</text:p>
          </table:table-cell>
          <table:table-cell table:style-name="ce1" table:formula="of:=CONCATENATE([.E146];MID([.A80];3;2);DEC2HEX((HEX2DEC(MID([.A80];5;2))-2+256*((HEX2DEC(MID([.A80];5;2))-2)&lt;0));2);MID([.A80];7;2))" office:value-type="string" office:string-value="8FA5CA88">
            <text:p>8FA5CA88</text:p>
          </table:table-cell>
          <table:table-cell table:style-name="ce1" table:formula="of:=CONCATENATE([.E146];MID([.A77];3;2);DEC2HEX((HEX2DEC(MID([.A77];5;2))-2+256*((HEX2DEC(MID([.A77];5;2))-2)&lt;0));2);MID([.A77];7;2))" office:value-type="string" office:string-value="8FB8E1FF">
            <text:p>8FB8E1FF</text:p>
          </table:table-cell>
          <table:table-cell table:style-name="ce1" table:formula="of:=CONCATENATE([.E146];MID([.A78];3;2);DEC2HEX((HEX2DEC(MID([.A78];5;2))-2+256*((HEX2DEC(MID([.A78];5;2))-2)&lt;0));2);MID([.A78];7;2))" office:value-type="string" office:string-value="8F6DFD22">
            <text:p>8F6DFD22</text:p>
          </table:table-cell>
          <table:table-cell/>
          <table:table-cell table:style-name="ce1" table:formula="of:=CONCATENATE([.E146];MID([.A279];3;2);DEC2HEX((HEX2DEC(MID([.A279];5;2))-4+256*((HEX2DEC(MID([.A279];5;2))-4)&lt;0));2);MID([.A279];7;2))" office:value-type="string" office:string-value="8F56D1DD">
            <text:p>8F56D1DD</text:p>
          </table:table-cell>
          <table:table-cell table:style-name="ce1" table:formula="of:=CONCATENATE([.E146];MID([.A24];3;2);DEC2HEX((HEX2DEC(MID([.A24];5;2))-4+256*((HEX2DEC(MID([.A24];5;2))-4)&lt;0));2);MID([.A24];7;2))" office:value-type="string" office:string-value="8F0BED00">
            <text:p>8F0BED00</text:p>
          </table:table-cell>
          <table:table-cell table:style-name="ce1" table:formula="of:=CONCATENATE([.E146];MID([.A117];3;2);DEC2HEX((HEX2DEC(MID([.A117];5;2))-3+256*((HEX2DEC(MID([.A117];5;2))-3)&lt;0));2);MID([.A117];7;2))" office:value-type="string" office:string-value="8F30A777">
            <text:p>8F30A777</text:p>
          </table:table-cell>
          <table:table-cell table:style-name="ce1" table:formula="of:=CONCATENATE([.E146];MID([.A118];3;2);DEC2HEX((HEX2DEC(MID([.A118];5;2))-3+256*((HEX2DEC(MID([.A118];5;2))-3)&lt;0));2);MID([.A118];7;2))" office:value-type="string" office:string-value="8FD4C3AA">
            <text:p>8FD4C3AA</text:p>
          </table:table-cell>
          <table:table-cell table:formula="of:=CONCATENATE([.E146];MID([.A115];3;2);DEC2HEX((HEX2DEC(MID([.A115];5;2))-3+256*((HEX2DEC(MID([.A115];5;2))-3)&lt;0));2);MID([.A115];7;2))" office:value-type="string" office:string-value="8FF8DA11">
            <text:p>8FF8DA11</text:p>
          </table:table-cell>
          <table:table-cell table:style-name="ce1" table:formula="of:=CONCATENATE([.E146];MID([.A372];3;2);DEC2HEX((HEX2DEC(MID([.A372];5;2))-3+256*((HEX2DEC(MID([.A372];5;2))-3)&lt;0));2);MID([.A372];7;2))" office:value-type="string" office:string-value="8F9CF644">
            <text:p>8F9CF644</text:p>
          </table:table-cell>
          <table:table-cell table:style-name="ce1" table:formula="of:=CONCATENATE([.E146];MID([.A113];3;2);DEC2HEX((HEX2DEC(MID([.A113];5;2))-3+256*((HEX2DEC(MID([.A113];5;2))-3)&lt;0));2);MID([.A113];7;2))" office:value-type="string" office:string-value="8FAF0DBB">
            <text:p>8FAF0DBB</text:p>
          </table:table-cell>
          <table:table-cell table:style-name="ce1" table:formula="of:=CONCATENATE([.E146];MID([.A114];3;2);DEC2HEX((HEX2DEC(MID([.A114];5;2))-3+256*((HEX2DEC(MID([.A114];5;2))-3)&lt;0));2);MID([.A114];7;2))" office:value-type="string" office:string-value="8F43BEEE">
            <text:p>8F43BEEE</text:p>
          </table:table-cell>
          <table:table-cell table:style-name="ce6" table:formula="of:=CONCATENATE([.E146];MID([.A367];3;2);DEC2HEX((HEX2DEC(MID([.A367];5;2))-3+256*((HEX2DEC(MID([.A367];5;2))-3)&lt;0));2);MID([.A367];7;2))" office:value-type="string" office:string-value="8F67D555">
            <text:p>8F67D555</text:p>
          </table:table-cell>
          <table:table-cell table:style-name="ce1" table:formula="of:=CONCATENATE([.E146];MID([.A112];3;2);DEC2HEX((HEX2DEC(MID([.A112];5;2))-3+256*((HEX2DEC(MID([.A112];5;2))-3)&lt;0));2);MID([.A112];7;2))" office:value-type="string" office:string-value="8F0BF188">
            <text:p>8F0BF188</text:p>
          </table:table-cell>
          <table:table-cell/>
          <table:table-cell table:style-name="ce1" table:formula="of:=MID([.A146];3;2)" office:value-type="string" office:string-value="A9">
            <text:p>A9</text:p>
          </table:table-cell>
          <table:table-cell table:style-name="ce1" table:formula="of:=MID([.A146];5;2)" office:value-type="string" office:string-value="E9">
            <text:p>E9</text:p>
          </table:table-cell>
          <table:table-cell table:formula="of:=IF((HEX2DEC([.Y146])-HEX2DEC([.Y145]))&gt;0;HEX2DEC([.Y146])-HEX2DEC([.Y145]);HEX2DEC([.Y146])-HEX2DEC([.Y145])+256)" office:value-type="float" office:value="164">
            <text:p>164</text:p>
          </table:table-cell>
          <table:table-cell table:formula="of:=IF((HEX2DEC([.Z146])-HEX2DEC([.Z145]))&gt;0;HEX2DEC([.Z146])-HEX2DEC([.Z145]);HEX2DEC([.Z146])-HEX2DEC([.Z14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05E5121</text:p>
          </table:table-cell>
          <table:table-cell office:value-type="string">
            <text:p>9061B188</text:p>
          </table:table-cell>
          <table:table-cell table:formula="of:=DEC2HEX(HEX2DEC([.C148])-1)" office:value-type="string" office:string-value="30">
            <text:p>30</text:p>
          </table:table-cell>
          <table:table-cell table:style-name="ce1" table:formula="of:=CONCATENATE([.C147];MID([.A147];3;2);DEC2HEX(HEX2DEC(MID([.A147];5;2))-63+256*((HEX2DEC(MID([.A147];5;2))-63)&lt;0));MID([.A147];7;2))" office:value-type="string" office:string-value="305E1221">
            <text:p>305E1221</text:p>
          </table:table-cell>
          <table:table-cell table:formula="of:=DEC2HEX(HEX2DEC([.E146])+1)" office:value-type="string" office:string-value="90">
            <text:p>90</text:p>
          </table:table-cell>
          <table:table-cell table:style-name="ce1" table:formula="of:=CONCATENATE([.E147];MID([.A85];3;2);DEC2HEX((HEX2DEC(MID([.A85];5;2))-2+256*((HEX2DEC(MID([.A85];5;2))-2)&lt;0));2);MID([.A85];7;2))" office:value-type="string" office:string-value="90DAEB77">
            <text:p>90DAEB77</text:p>
          </table:table-cell>
          <table:table-cell table:style-name="ce1" table:formula="of:=CONCATENATE([.E147];MID([.A338];3;2);DEC2HEX((HEX2DEC(MID([.A338];5;2))-2+256*((HEX2DEC(MID([.A338];5;2))-2)&lt;0));2);MID([.A338];7;2))" office:value-type="string" office:string-value="90ED02EE">
            <text:p>90ED02EE</text:p>
          </table:table-cell>
          <table:table-cell table:style-name="ce1" table:formula="of:=CONCATENATE([.E147];MID([.A339];3;2);DEC2HEX((HEX2DEC(MID([.A339];5;2))-2+256*((HEX2DEC(MID([.A339];5;2))-2)&lt;0));2);MID([.A339];7;2))" office:value-type="string" office:string-value="9092B311">
            <text:p>9092B311</text:p>
          </table:table-cell>
          <table:table-cell table:style-name="ce1" table:formula="of:=CONCATENATE([.E147];MID([.A80];3;2);DEC2HEX((HEX2DEC(MID([.A80];5;2))-2+256*((HEX2DEC(MID([.A80];5;2))-2)&lt;0));2);MID([.A80];7;2))" office:value-type="string" office:string-value="90A5CA88">
            <text:p>90A5CA88</text:p>
          </table:table-cell>
          <table:table-cell table:style-name="ce1" table:formula="of:=CONCATENATE([.E147];MID([.A81];3;2);DEC2HEX((HEX2DEC(MID([.A81];5;2))-2+256*((HEX2DEC(MID([.A81];5;2))-2)&lt;0));2);MID([.A81];7;2))" office:value-type="string" office:string-value="9049E6BB">
            <text:p>9049E6BB</text:p>
          </table:table-cell>
          <table:table-cell table:style-name="ce1" table:formula="of:=CONCATENATE([.E147];MID([.A78];3;2);DEC2HEX((HEX2DEC(MID([.A78];5;2))-2+256*((HEX2DEC(MID([.A78];5;2))-2)&lt;0));2);MID([.A78];7;2))" office:value-type="string" office:string-value="906DFD22">
            <text:p>906DFD22</text:p>
          </table:table-cell>
          <table:table-cell table:style-name="ce1" table:formula="of:=CONCATENATE([.E147];MID([.A79];3;2);DEC2HEX((HEX2DEC(MID([.A79];5;2))-2+256*((HEX2DEC(MID([.A79];5;2))-2)&lt;0));2);MID([.A79];7;2))" office:value-type="string" office:string-value="9001AE55">
            <text:p>9001AE55</text:p>
          </table:table-cell>
          <table:table-cell/>
          <table:table-cell table:style-name="ce1" table:formula="of:=CONCATENATE([.E147];MID([.A280];3;2);DEC2HEX((HEX2DEC(MID([.A280];5;2))-4+256*((HEX2DEC(MID([.A280];5;2))-4)&lt;0));2);MID([.A280];7;2))" office:value-type="string" office:string-value="900BED00">
            <text:p>900BED00</text:p>
          </table:table-cell>
          <table:table-cell table:style-name="ce1" table:formula="of:=CONCATENATE([.E147];MID([.A25];3;2);DEC2HEX((HEX2DEC(MID([.A25];5;2))-4+256*((HEX2DEC(MID([.A25];5;2))-4)&lt;0));2);MID([.A25];7;2))" office:value-type="string" office:string-value="90AF0933">
            <text:p>90AF0933</text:p>
          </table:table-cell>
          <table:table-cell table:style-name="ce1" table:formula="of:=CONCATENATE([.E147];MID([.A118];3;2);DEC2HEX((HEX2DEC(MID([.A118];5;2))-3+256*((HEX2DEC(MID([.A118];5;2))-3)&lt;0));2);MID([.A118];7;2))" office:value-type="string" office:string-value="90D4C3AA">
            <text:p>90D4C3AA</text:p>
          </table:table-cell>
          <table:table-cell table:style-name="ce1" table:formula="of:=CONCATENATE([.E147];MID([.A119];3;2);DEC2HEX((HEX2DEC(MID([.A119];5;2))-3+256*((HEX2DEC(MID([.A119];5;2))-3)&lt;0));2);MID([.A119];7;2))" office:value-type="string" office:string-value="9078DFDD">
            <text:p>9078DFDD</text:p>
          </table:table-cell>
          <table:table-cell table:formula="of:=CONCATENATE([.E147];MID([.A116];3;2);DEC2HEX((HEX2DEC(MID([.A116];5;2))-3+256*((HEX2DEC(MID([.A116];5;2))-3)&lt;0));2);MID([.A116];7;2))" office:value-type="string" office:string-value="909CF644">
            <text:p>909CF644</text:p>
          </table:table-cell>
          <table:table-cell table:style-name="ce1" table:formula="of:=CONCATENATE([.E147];MID([.A373];3;2);DEC2HEX((HEX2DEC(MID([.A373];5;2))-3+256*((HEX2DEC(MID([.A373];5;2))-3)&lt;0));2);MID([.A373];7;2))" office:value-type="string" office:string-value="9030A777">
            <text:p>9030A777</text:p>
          </table:table-cell>
          <table:table-cell table:style-name="ce1" table:formula="of:=CONCATENATE([.E147];MID([.A114];3;2);DEC2HEX((HEX2DEC(MID([.A114];5;2))-3+256*((HEX2DEC(MID([.A114];5;2))-3)&lt;0));2);MID([.A114];7;2))" office:value-type="string" office:string-value="9043BEEE">
            <text:p>9043BEEE</text:p>
          </table:table-cell>
          <table:table-cell table:style-name="ce1" table:formula="of:=CONCATENATE([.E147];MID([.A115];3;2);DEC2HEX((HEX2DEC(MID([.A115];5;2))-3+256*((HEX2DEC(MID([.A115];5;2))-3)&lt;0));2);MID([.A115];7;2))" office:value-type="string" office:string-value="90F8DA11">
            <text:p>90F8DA11</text:p>
          </table:table-cell>
          <table:table-cell table:style-name="ce6" table:formula="of:=CONCATENATE([.E147];MID([.A368];3;2);DEC2HEX((HEX2DEC(MID([.A368];5;2))-3+256*((HEX2DEC(MID([.A368];5;2))-3)&lt;0));2);MID([.A368];7;2))" office:value-type="string" office:string-value="900BF188">
            <text:p>900BF188</text:p>
          </table:table-cell>
          <table:table-cell table:style-name="ce1" table:formula="of:=CONCATENATE([.E147];MID([.A113];3;2);DEC2HEX((HEX2DEC(MID([.A113];5;2))-3+256*((HEX2DEC(MID([.A113];5;2))-3)&lt;0));2);MID([.A113];7;2))" office:value-type="string" office:string-value="90AF0DBB">
            <text:p>90AF0DBB</text:p>
          </table:table-cell>
          <table:table-cell/>
          <table:table-cell table:style-name="ce1" table:formula="of:=MID([.A147];3;2)" office:value-type="string" office:string-value="5E">
            <text:p>5E</text:p>
          </table:table-cell>
          <table:table-cell table:style-name="ce1" table:formula="of:=MID([.A147];5;2)" office:value-type="string" office:string-value="51">
            <text:p>51</text:p>
          </table:table-cell>
          <table:table-cell table:formula="of:=IF((HEX2DEC([.Y147])-HEX2DEC([.Y146]))&gt;0;HEX2DEC([.Y147])-HEX2DEC([.Y146]);HEX2DEC([.Y147])-HEX2DEC([.Y146])+256)" office:value-type="float" office:value="181">
            <text:p>181</text:p>
          </table:table-cell>
          <table:table-cell table:formula="of:=IF((HEX2DEC([.Z147])-HEX2DEC([.Z146]))&gt;0;HEX2DEC([.Z147])-HEX2DEC([.Z146]);HEX2DEC([.Z147])-HEX2DEC([.Z146])+256)" office:value-type="float" office:value="104">
            <text:p>104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1F2B644</text:p>
          </table:table-cell>
          <table:table-cell office:value-type="string">
            <text:p>9105CDBB</text:p>
          </table:table-cell>
          <table:table-cell table:formula="of:=DEC2HEX(HEX2DEC([.C149])-1)" office:value-type="string" office:string-value="31">
            <text:p>31</text:p>
          </table:table-cell>
          <table:table-cell table:style-name="ce1" table:formula="of:=CONCATENATE([.C148];MID([.A148];3;2);DEC2HEX(HEX2DEC(MID([.A148];5;2))-63+256*((HEX2DEC(MID([.A148];5;2))-63)&lt;0));MID([.A148];7;2))" office:value-type="string" office:string-value="31F27744">
            <text:p>31F27744</text:p>
          </table:table-cell>
          <table:table-cell table:formula="of:=DEC2HEX(HEX2DEC([.E147])+1)" office:value-type="string" office:string-value="91">
            <text:p>91</text:p>
          </table:table-cell>
          <table:table-cell table:style-name="ce1" table:formula="of:=CONCATENATE([.E148];MID([.A86];3;2);DEC2HEX((HEX2DEC(MID([.A86];5;2))-2+256*((HEX2DEC(MID([.A86];5;2))-2)&lt;0));2);MID([.A86];7;2))" office:value-type="string" office:string-value="917E07AA">
            <text:p>917E07AA</text:p>
          </table:table-cell>
          <table:table-cell table:style-name="ce1" table:formula="of:=CONCATENATE([.E148];MID([.A339];3;2);DEC2HEX((HEX2DEC(MID([.A339];5;2))-2+256*((HEX2DEC(MID([.A339];5;2))-2)&lt;0));2);MID([.A339];7;2))" office:value-type="string" office:string-value="9192B311">
            <text:p>9192B311</text:p>
          </table:table-cell>
          <table:table-cell table:style-name="ce1" table:formula="of:=CONCATENATE([.E148];MID([.A340];3;2);DEC2HEX((HEX2DEC(MID([.A340];5;2))-2+256*((HEX2DEC(MID([.A340];5;2))-2)&lt;0));2);MID([.A340];7;2))" office:value-type="string" office:string-value="9136CF44">
            <text:p>9136CF44</text:p>
          </table:table-cell>
          <table:table-cell table:style-name="ce1" table:formula="of:=CONCATENATE([.E148];MID([.A81];3;2);DEC2HEX((HEX2DEC(MID([.A81];5;2))-2+256*((HEX2DEC(MID([.A81];5;2))-2)&lt;0));2);MID([.A81];7;2))" office:value-type="string" office:string-value="9149E6BB">
            <text:p>9149E6BB</text:p>
          </table:table-cell>
          <table:table-cell table:style-name="ce1" table:formula="of:=CONCATENATE([.E148];MID([.A82];3;2);DEC2HEX((HEX2DEC(MID([.A82];5;2))-2+256*((HEX2DEC(MID([.A82];5;2))-2)&lt;0));2);MID([.A82];7;2))" office:value-type="string" office:string-value="91ED02EE">
            <text:p>91ED02EE</text:p>
          </table:table-cell>
          <table:table-cell table:style-name="ce1" table:formula="of:=CONCATENATE([.E148];MID([.A79];3;2);DEC2HEX((HEX2DEC(MID([.A79];5;2))-2+256*((HEX2DEC(MID([.A79];5;2))-2)&lt;0));2);MID([.A79];7;2))" office:value-type="string" office:string-value="9101AE55">
            <text:p>9101AE55</text:p>
          </table:table-cell>
          <table:table-cell table:style-name="ce1" table:formula="of:=CONCATENATE([.E148];MID([.A80];3;2);DEC2HEX((HEX2DEC(MID([.A80];5;2))-2+256*((HEX2DEC(MID([.A80];5;2))-2)&lt;0));2);MID([.A80];7;2))" office:value-type="string" office:string-value="91A5CA88">
            <text:p>91A5CA88</text:p>
          </table:table-cell>
          <table:table-cell/>
          <table:table-cell table:style-name="ce1" table:formula="of:=CONCATENATE([.E148];MID([.A281];3;2);DEC2HEX((HEX2DEC(MID([.A281];5;2))-4+256*((HEX2DEC(MID([.A281];5;2))-4)&lt;0));2);MID([.A281];7;2))" office:value-type="string" office:string-value="91AF0933">
            <text:p>91AF0933</text:p>
          </table:table-cell>
          <table:table-cell table:style-name="ce1" table:formula="of:=CONCATENATE([.E148];MID([.A26];3;2);DEC2HEX((HEX2DEC(MID([.A26];5;2))-4+256*((HEX2DEC(MID([.A26];5;2))-4)&lt;0));2);MID([.A26];7;2))" office:value-type="string" office:string-value="9143BA66">
            <text:p>9143BA66</text:p>
          </table:table-cell>
          <table:table-cell table:style-name="ce1" table:formula="of:=CONCATENATE([.E148];MID([.A119];3;2);DEC2HEX((HEX2DEC(MID([.A119];5;2))-3+256*((HEX2DEC(MID([.A119];5;2))-3)&lt;0));2);MID([.A119];7;2))" office:value-type="string" office:string-value="9178DFDD">
            <text:p>9178DFDD</text:p>
          </table:table-cell>
          <table:table-cell table:style-name="ce1" table:formula="of:=CONCATENATE([.E148];MID([.A120];3;2);DEC2HEX((HEX2DEC(MID([.A120];5;2))-3+256*((HEX2DEC(MID([.A120];5;2))-3)&lt;0));2);MID([.A120];7;2))" office:value-type="string" office:string-value="912DFB00">
            <text:p>912DFB00</text:p>
          </table:table-cell>
          <table:table-cell table:formula="of:=CONCATENATE([.E148];MID([.A117];3;2);DEC2HEX((HEX2DEC(MID([.A117];5;2))-3+256*((HEX2DEC(MID([.A117];5;2))-3)&lt;0));2);MID([.A117];7;2))" office:value-type="string" office:string-value="9130A777">
            <text:p>9130A777</text:p>
          </table:table-cell>
          <table:table-cell table:style-name="ce1" table:formula="of:=CONCATENATE([.E148];MID([.A374];3;2);DEC2HEX((HEX2DEC(MID([.A374];5;2))-3+256*((HEX2DEC(MID([.A374];5;2))-3)&lt;0));2);MID([.A374];7;2))" office:value-type="string" office:string-value="91D4C3AA">
            <text:p>91D4C3AA</text:p>
          </table:table-cell>
          <table:table-cell table:style-name="ce1" table:formula="of:=CONCATENATE([.E148];MID([.A115];3;2);DEC2HEX((HEX2DEC(MID([.A115];5;2))-3+256*((HEX2DEC(MID([.A115];5;2))-3)&lt;0));2);MID([.A115];7;2))" office:value-type="string" office:string-value="91F8DA11">
            <text:p>91F8DA11</text:p>
          </table:table-cell>
          <table:table-cell table:style-name="ce1" table:formula="of:=CONCATENATE([.E148];MID([.A116];3;2);DEC2HEX((HEX2DEC(MID([.A116];5;2))-3+256*((HEX2DEC(MID([.A116];5;2))-3)&lt;0));2);MID([.A116];7;2))" office:value-type="string" office:string-value="919CF644">
            <text:p>919CF644</text:p>
          </table:table-cell>
          <table:table-cell table:style-name="ce6" table:formula="of:=CONCATENATE([.E148];MID([.A369];3;2);DEC2HEX((HEX2DEC(MID([.A369];5;2))-3+256*((HEX2DEC(MID([.A369];5;2))-3)&lt;0));2);MID([.A369];7;2))" office:value-type="string" office:string-value="91AF0DBB">
            <text:p>91AF0DBB</text:p>
          </table:table-cell>
          <table:table-cell table:style-name="ce1" table:formula="of:=CONCATENATE([.E148];MID([.A114];3;2);DEC2HEX((HEX2DEC(MID([.A114];5;2))-3+256*((HEX2DEC(MID([.A114];5;2))-3)&lt;0));2);MID([.A114];7;2))" office:value-type="string" office:string-value="9143BEEE">
            <text:p>9143BEEE</text:p>
          </table:table-cell>
          <table:table-cell/>
          <table:table-cell table:style-name="ce1" table:formula="of:=MID([.A148];3;2)" office:value-type="string" office:string-value="F2">
            <text:p>F2</text:p>
          </table:table-cell>
          <table:table-cell table:style-name="ce1" table:formula="of:=MID([.A148];5;2)" office:value-type="string" office:string-value="B6">
            <text:p>B6</text:p>
          </table:table-cell>
          <table:table-cell table:formula="of:=IF((HEX2DEC([.Y148])-HEX2DEC([.Y147]))&gt;0;HEX2DEC([.Y148])-HEX2DEC([.Y147]);HEX2DEC([.Y148])-HEX2DEC([.Y147])+256)" office:value-type="float" office:value="148">
            <text:p>148</text:p>
          </table:table-cell>
          <table:table-cell table:formula="of:=IF((HEX2DEC([.Z148])-HEX2DEC([.Z147]))&gt;0;HEX2DEC([.Z148])-HEX2DEC([.Z147]);HEX2DEC([.Z148])-HEX2DEC([.Z147])+256)" office:value-type="float" office:value="101">
            <text:p>101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296D277</text:p>
          </table:table-cell>
          <table:table-cell office:value-type="string">
            <text:p>92A9E9EE</text:p>
          </table:table-cell>
          <table:table-cell table:formula="of:=DEC2HEX(HEX2DEC([.C150])-1)" office:value-type="string" office:string-value="32">
            <text:p>32</text:p>
          </table:table-cell>
          <table:table-cell table:style-name="ce1" table:formula="of:=CONCATENATE([.C149];MID([.A149];3;2);DEC2HEX(HEX2DEC(MID([.A149];5;2))-63+256*((HEX2DEC(MID([.A149];5;2))-63)&lt;0));MID([.A149];7;2))" office:value-type="string" office:string-value="32969377">
            <text:p>32969377</text:p>
          </table:table-cell>
          <table:table-cell table:formula="of:=DEC2HEX(HEX2DEC([.E148])+1)" office:value-type="string" office:string-value="92">
            <text:p>92</text:p>
          </table:table-cell>
          <table:table-cell table:style-name="ce1" table:formula="of:=CONCATENATE([.E149];MID([.A87];3;2);DEC2HEX((HEX2DEC(MID([.A87];5;2))-2+256*((HEX2DEC(MID([.A87];5;2))-2)&lt;0));2);MID([.A87];7;2))" office:value-type="string" office:string-value="9212B8DD">
            <text:p>9212B8DD</text:p>
          </table:table-cell>
          <table:table-cell table:style-name="ce1" table:formula="of:=CONCATENATE([.E149];MID([.A340];3;2);DEC2HEX((HEX2DEC(MID([.A340];5;2))-2+256*((HEX2DEC(MID([.A340];5;2))-2)&lt;0));2);MID([.A340];7;2))" office:value-type="string" office:string-value="9236CF44">
            <text:p>9236CF44</text:p>
          </table:table-cell>
          <table:table-cell table:style-name="ce1" table:formula="of:=CONCATENATE([.E149];MID([.A341];3;2);DEC2HEX((HEX2DEC(MID([.A341];5;2))-2+256*((HEX2DEC(MID([.A341];5;2))-2)&lt;0));2);MID([.A341];7;2))" office:value-type="string" office:string-value="92DAEB77">
            <text:p>92DAEB77</text:p>
          </table:table-cell>
          <table:table-cell table:style-name="ce1" table:formula="of:=CONCATENATE([.E149];MID([.A82];3;2);DEC2HEX((HEX2DEC(MID([.A82];5;2))-2+256*((HEX2DEC(MID([.A82];5;2))-2)&lt;0));2);MID([.A82];7;2))" office:value-type="string" office:string-value="92ED02EE">
            <text:p>92ED02EE</text:p>
          </table:table-cell>
          <table:table-cell table:style-name="ce1" table:formula="of:=CONCATENATE([.E149];MID([.A83];3;2);DEC2HEX((HEX2DEC(MID([.A83];5;2))-2+256*((HEX2DEC(MID([.A83];5;2))-2)&lt;0));2);MID([.A83];7;2))" office:value-type="string" office:string-value="9292B311">
            <text:p>9292B311</text:p>
          </table:table-cell>
          <table:table-cell table:style-name="ce1" table:formula="of:=CONCATENATE([.E149];MID([.A80];3;2);DEC2HEX((HEX2DEC(MID([.A80];5;2))-2+256*((HEX2DEC(MID([.A80];5;2))-2)&lt;0));2);MID([.A80];7;2))" office:value-type="string" office:string-value="92A5CA88">
            <text:p>92A5CA88</text:p>
          </table:table-cell>
          <table:table-cell table:style-name="ce1" table:formula="of:=CONCATENATE([.E149];MID([.A81];3;2);DEC2HEX((HEX2DEC(MID([.A81];5;2))-2+256*((HEX2DEC(MID([.A81];5;2))-2)&lt;0));2);MID([.A81];7;2))" office:value-type="string" office:string-value="9249E6BB">
            <text:p>9249E6BB</text:p>
          </table:table-cell>
          <table:table-cell/>
          <table:table-cell table:style-name="ce1" table:formula="of:=CONCATENATE([.E149];MID([.A282];3;2);DEC2HEX((HEX2DEC(MID([.A282];5;2))-4+256*((HEX2DEC(MID([.A282];5;2))-4)&lt;0));2);MID([.A282];7;2))" office:value-type="string" office:string-value="9243BA66">
            <text:p>9243BA66</text:p>
          </table:table-cell>
          <table:table-cell table:style-name="ce1" table:formula="of:=CONCATENATE([.E149];MID([.A27];3;2);DEC2HEX((HEX2DEC(MID([.A27];5;2))-4+256*((HEX2DEC(MID([.A27];5;2))-4)&lt;0));2);MID([.A27];7;2))" office:value-type="string" office:string-value="92E7D699">
            <text:p>92E7D699</text:p>
          </table:table-cell>
          <table:table-cell table:style-name="ce1" table:formula="of:=CONCATENATE([.E149];MID([.A120];3;2);DEC2HEX((HEX2DEC(MID([.A120];5;2))-3+256*((HEX2DEC(MID([.A120];5;2))-3)&lt;0));2);MID([.A120];7;2))" office:value-type="string" office:string-value="922DFB00">
            <text:p>922DFB00</text:p>
          </table:table-cell>
          <table:table-cell table:style-name="ce1" table:formula="of:=CONCATENATE([.E149];MID([.A121];3;2);DEC2HEX((HEX2DEC(MID([.A121];5;2))-3+256*((HEX2DEC(MID([.A121];5;2))-3)&lt;0));2);MID([.A121];7;2))" office:value-type="string" office:string-value="92C1AC33">
            <text:p>92C1AC33</text:p>
          </table:table-cell>
          <table:table-cell table:formula="of:=CONCATENATE([.E149];MID([.A118];3;2);DEC2HEX((HEX2DEC(MID([.A118];5;2))-3+256*((HEX2DEC(MID([.A118];5;2))-3)&lt;0));2);MID([.A118];7;2))" office:value-type="string" office:string-value="92D4C3AA">
            <text:p>92D4C3AA</text:p>
          </table:table-cell>
          <table:table-cell table:style-name="ce1" table:formula="of:=CONCATENATE([.E149];MID([.A375];3;2);DEC2HEX((HEX2DEC(MID([.A375];5;2))-3+256*((HEX2DEC(MID([.A375];5;2))-3)&lt;0));2);MID([.A375];7;2))" office:value-type="string" office:string-value="9278DFDD">
            <text:p>9278DFDD</text:p>
          </table:table-cell>
          <table:table-cell table:style-name="ce1" table:formula="of:=CONCATENATE([.E149];MID([.A116];3;2);DEC2HEX((HEX2DEC(MID([.A116];5;2))-3+256*((HEX2DEC(MID([.A116];5;2))-3)&lt;0));2);MID([.A116];7;2))" office:value-type="string" office:string-value="929CF644">
            <text:p>929CF644</text:p>
          </table:table-cell>
          <table:table-cell table:style-name="ce1" table:formula="of:=CONCATENATE([.E149];MID([.A117];3;2);DEC2HEX((HEX2DEC(MID([.A117];5;2))-3+256*((HEX2DEC(MID([.A117];5;2))-3)&lt;0));2);MID([.A117];7;2))" office:value-type="string" office:string-value="9230A777">
            <text:p>9230A777</text:p>
          </table:table-cell>
          <table:table-cell table:style-name="ce6" table:formula="of:=CONCATENATE([.E149];MID([.A370];3;2);DEC2HEX((HEX2DEC(MID([.A370];5;2))-3+256*((HEX2DEC(MID([.A370];5;2))-3)&lt;0));2);MID([.A370];7;2))" office:value-type="string" office:string-value="9243BEEE">
            <text:p>9243BEEE</text:p>
          </table:table-cell>
          <table:table-cell table:style-name="ce1" table:formula="of:=CONCATENATE([.E149];MID([.A115];3;2);DEC2HEX((HEX2DEC(MID([.A115];5;2))-3+256*((HEX2DEC(MID([.A115];5;2))-3)&lt;0));2);MID([.A115];7;2))" office:value-type="string" office:string-value="92F8DA11">
            <text:p>92F8DA11</text:p>
          </table:table-cell>
          <table:table-cell/>
          <table:table-cell table:style-name="ce1" table:formula="of:=MID([.A149];3;2)" office:value-type="string" office:string-value="96">
            <text:p>96</text:p>
          </table:table-cell>
          <table:table-cell table:style-name="ce1" table:formula="of:=MID([.A149];5;2)" office:value-type="string" office:string-value="D2">
            <text:p>D2</text:p>
          </table:table-cell>
          <table:table-cell table:formula="of:=IF((HEX2DEC([.Y149])-HEX2DEC([.Y148]))&gt;0;HEX2DEC([.Y149])-HEX2DEC([.Y148]);HEX2DEC([.Y149])-HEX2DEC([.Y148])+256)" office:value-type="float" office:value="164">
            <text:p>164</text:p>
          </table:table-cell>
          <table:table-cell table:formula="of:=IF((HEX2DEC([.Z149])-HEX2DEC([.Z148]))&gt;0;HEX2DEC([.Z149])-HEX2DEC([.Z148]);HEX2DEC([.Z149])-HEX2DEC([.Z14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33AEEAA</text:p>
          </table:table-cell>
          <table:table-cell table:style-name="ce2" office:value-type="string">
            <text:p>935E0511</text:p>
          </table:table-cell>
          <table:table-cell table:formula="of:=DEC2HEX(HEX2DEC([.C151])-1)" office:value-type="string" office:string-value="33">
            <text:p>33</text:p>
          </table:table-cell>
          <table:table-cell table:style-name="ce1" table:formula="of:=CONCATENATE([.C150];MID([.A150];3;2);DEC2HEX(HEX2DEC(MID([.A150];5;2))-63+256*((HEX2DEC(MID([.A150];5;2))-63)&lt;0));MID([.A150];7;2))" office:value-type="string" office:string-value="333AAFAA">
            <text:p>333AAFAA</text:p>
          </table:table-cell>
          <table:table-cell table:formula="of:=DEC2HEX(HEX2DEC([.E149])+1)" office:value-type="string" office:string-value="93">
            <text:p>93</text:p>
          </table:table-cell>
          <table:table-cell table:style-name="ce1" table:formula="of:=CONCATENATE([.E150];MID([.A88];3;2);DEC2HEX((HEX2DEC(MID([.A88];5;2))-2+256*((HEX2DEC(MID([.A88];5;2))-2)&lt;0));2);MID([.A88];7;2))" office:value-type="string" office:string-value="93C7D400">
            <text:p>93C7D400</text:p>
          </table:table-cell>
          <table:table-cell table:style-name="ce1" table:formula="of:=CONCATENATE([.E150];MID([.A341];3;2);DEC2HEX((HEX2DEC(MID([.A341];5;2))-2+256*((HEX2DEC(MID([.A341];5;2))-2)&lt;0));2);MID([.A341];7;2))" office:value-type="string" office:string-value="93DAEB77">
            <text:p>93DAEB77</text:p>
          </table:table-cell>
          <table:table-cell table:style-name="ce1" table:formula="of:=CONCATENATE([.E150];MID([.A342];3;2);DEC2HEX((HEX2DEC(MID([.A342];5;2))-2+256*((HEX2DEC(MID([.A342];5;2))-2)&lt;0));2);MID([.A342];7;2))" office:value-type="string" office:string-value="937E07AA">
            <text:p>937E07AA</text:p>
          </table:table-cell>
          <table:table-cell table:style-name="ce1" table:formula="of:=CONCATENATE([.E150];MID([.A83];3;2);DEC2HEX((HEX2DEC(MID([.A83];5;2))-2+256*((HEX2DEC(MID([.A83];5;2))-2)&lt;0));2);MID([.A83];7;2))" office:value-type="string" office:string-value="9392B311">
            <text:p>9392B311</text:p>
          </table:table-cell>
          <table:table-cell table:style-name="ce1" table:formula="of:=CONCATENATE([.E150];MID([.A84];3;2);DEC2HEX((HEX2DEC(MID([.A84];5;2))-2+256*((HEX2DEC(MID([.A84];5;2))-2)&lt;0));2);MID([.A84];7;2))" office:value-type="string" office:string-value="9336CF44">
            <text:p>9336CF44</text:p>
          </table:table-cell>
          <table:table-cell table:style-name="ce1" table:formula="of:=CONCATENATE([.E150];MID([.A81];3;2);DEC2HEX((HEX2DEC(MID([.A81];5;2))-2+256*((HEX2DEC(MID([.A81];5;2))-2)&lt;0));2);MID([.A81];7;2))" office:value-type="string" office:string-value="9349E6BB">
            <text:p>9349E6BB</text:p>
          </table:table-cell>
          <table:table-cell table:style-name="ce1" table:formula="of:=CONCATENATE([.E150];MID([.A82];3;2);DEC2HEX((HEX2DEC(MID([.A82];5;2))-2+256*((HEX2DEC(MID([.A82];5;2))-2)&lt;0));2);MID([.A82];7;2))" office:value-type="string" office:string-value="93ED02EE">
            <text:p>93ED02EE</text:p>
          </table:table-cell>
          <table:table-cell/>
          <table:table-cell table:style-name="ce1" table:formula="of:=CONCATENATE([.E150];MID([.A283];3;2);DEC2HEX((HEX2DEC(MID([.A283];5;2))-4+256*((HEX2DEC(MID([.A283];5;2))-4)&lt;0));2);MID([.A283];7;2))" office:value-type="string" office:string-value="93E7D699">
            <text:p>93E7D699</text:p>
          </table:table-cell>
          <table:table-cell table:style-name="ce1" table:formula="of:=CONCATENATE([.E150];MID([.A28];3;2);DEC2HEX((HEX2DEC(MID([.A28];5;2))-4+256*((HEX2DEC(MID([.A28];5;2))-4)&lt;0));2);MID([.A28];7;2))" office:value-type="string" office:string-value="938BF2CC">
            <text:p>938BF2CC</text:p>
          </table:table-cell>
          <table:table-cell table:style-name="ce1" table:formula="of:=CONCATENATE([.E150];MID([.A121];3;2);DEC2HEX((HEX2DEC(MID([.A121];5;2))-3+256*((HEX2DEC(MID([.A121];5;2))-3)&lt;0));2);MID([.A121];7;2))" office:value-type="string" office:string-value="93C1AC33">
            <text:p>93C1AC33</text:p>
          </table:table-cell>
          <table:table-cell table:style-name="ce1" table:formula="of:=CONCATENATE([.E150];MID([.A122];3;2);DEC2HEX((HEX2DEC(MID([.A122];5;2))-3+256*((HEX2DEC(MID([.A122];5;2))-3)&lt;0));2);MID([.A122];7;2))" office:value-type="string" office:string-value="9365C866">
            <text:p>9365C866</text:p>
          </table:table-cell>
          <table:table-cell table:formula="of:=CONCATENATE([.E150];MID([.A119];3;2);DEC2HEX((HEX2DEC(MID([.A119];5;2))-3+256*((HEX2DEC(MID([.A119];5;2))-3)&lt;0));2);MID([.A119];7;2))" office:value-type="string" office:string-value="9378DFDD">
            <text:p>9378DFDD</text:p>
          </table:table-cell>
          <table:table-cell table:style-name="ce1" table:formula="of:=CONCATENATE([.E150];MID([.A376];3;2);DEC2HEX((HEX2DEC(MID([.A376];5;2))-3+256*((HEX2DEC(MID([.A376];5;2))-3)&lt;0));2);MID([.A376];7;2))" office:value-type="string" office:string-value="932DFB00">
            <text:p>932DFB00</text:p>
          </table:table-cell>
          <table:table-cell table:style-name="ce1" table:formula="of:=CONCATENATE([.E150];MID([.A117];3;2);DEC2HEX((HEX2DEC(MID([.A117];5;2))-3+256*((HEX2DEC(MID([.A117];5;2))-3)&lt;0));2);MID([.A117];7;2))" office:value-type="string" office:string-value="9330A777">
            <text:p>9330A777</text:p>
          </table:table-cell>
          <table:table-cell table:style-name="ce1" table:formula="of:=CONCATENATE([.E150];MID([.A118];3;2);DEC2HEX((HEX2DEC(MID([.A118];5;2))-3+256*((HEX2DEC(MID([.A118];5;2))-3)&lt;0));2);MID([.A118];7;2))" office:value-type="string" office:string-value="93D4C3AA">
            <text:p>93D4C3AA</text:p>
          </table:table-cell>
          <table:table-cell table:style-name="ce6" table:formula="of:=CONCATENATE([.E150];MID([.A371];3;2);DEC2HEX((HEX2DEC(MID([.A371];5;2))-3+256*((HEX2DEC(MID([.A371];5;2))-3)&lt;0));2);MID([.A371];7;2))" office:value-type="string" office:string-value="93F8DA11">
            <text:p>93F8DA11</text:p>
          </table:table-cell>
          <table:table-cell table:style-name="ce1" table:formula="of:=CONCATENATE([.E150];MID([.A116];3;2);DEC2HEX((HEX2DEC(MID([.A116];5;2))-3+256*((HEX2DEC(MID([.A116];5;2))-3)&lt;0));2);MID([.A116];7;2))" office:value-type="string" office:string-value="939CF644">
            <text:p>939CF644</text:p>
          </table:table-cell>
          <table:table-cell/>
          <table:table-cell table:style-name="ce1" table:formula="of:=MID([.A150];3;2)" office:value-type="string" office:string-value="3A">
            <text:p>3A</text:p>
          </table:table-cell>
          <table:table-cell table:style-name="ce1" table:formula="of:=MID([.A150];5;2)" office:value-type="string" office:string-value="EE">
            <text:p>EE</text:p>
          </table:table-cell>
          <table:table-cell table:formula="of:=IF((HEX2DEC([.Y150])-HEX2DEC([.Y149]))&gt;0;HEX2DEC([.Y150])-HEX2DEC([.Y149]);HEX2DEC([.Y150])-HEX2DEC([.Y149])+256)" office:value-type="float" office:value="164">
            <text:p>164</text:p>
          </table:table-cell>
          <table:table-cell table:formula="of:=IF((HEX2DEC([.Z150])-HEX2DEC([.Z149]))&gt;0;HEX2DEC([.Z150])-HEX2DEC([.Z149]);HEX2DEC([.Z150])-HEX2DEC([.Z14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4DE0ADD</text:p>
          </table:table-cell>
          <table:table-cell office:value-type="string">
            <text:p>94F2B644</text:p>
          </table:table-cell>
          <table:table-cell table:formula="of:=DEC2HEX(HEX2DEC([.C152])-1)" office:value-type="string" office:string-value="34">
            <text:p>34</text:p>
          </table:table-cell>
          <table:table-cell table:style-name="ce1" table:formula="of:=CONCATENATE([.C151];MID([.A151];3;2);DEC2HEX(HEX2DEC(MID([.A151];5;2))-63+256*((HEX2DEC(MID([.A151];5;2))-63)&lt;0));MID([.A151];7;2))" office:value-type="string" office:string-value="34DECBDD">
            <text:p>34DECBDD</text:p>
          </table:table-cell>
          <table:table-cell table:formula="of:=DEC2HEX(HEX2DEC([.E150])+1)" office:value-type="string" office:string-value="94">
            <text:p>94</text:p>
          </table:table-cell>
          <table:table-cell table:style-name="ce1" table:formula="of:=CONCATENATE([.E151];MID([.A89];3;2);DEC2HEX((HEX2DEC(MID([.A89];5;2))-2+256*((HEX2DEC(MID([.A89];5;2))-2)&lt;0));2);MID([.A89];7;2))" office:value-type="string" office:string-value="946BF033">
            <text:p>946BF033</text:p>
          </table:table-cell>
          <table:table-cell table:style-name="ce1" table:formula="of:=CONCATENATE([.E151];MID([.A342];3;2);DEC2HEX((HEX2DEC(MID([.A342];5;2))-2+256*((HEX2DEC(MID([.A342];5;2))-2)&lt;0));2);MID([.A342];7;2))" office:value-type="string" office:string-value="947E07AA">
            <text:p>947E07AA</text:p>
          </table:table-cell>
          <table:table-cell table:style-name="ce1" table:formula="of:=CONCATENATE([.E151];MID([.A343];3;2);DEC2HEX((HEX2DEC(MID([.A343];5;2))-2+256*((HEX2DEC(MID([.A343];5;2))-2)&lt;0));2);MID([.A343];7;2))" office:value-type="string" office:string-value="9412B8DD">
            <text:p>9412B8DD</text:p>
          </table:table-cell>
          <table:table-cell table:style-name="ce1" table:formula="of:=CONCATENATE([.E151];MID([.A84];3;2);DEC2HEX((HEX2DEC(MID([.A84];5;2))-2+256*((HEX2DEC(MID([.A84];5;2))-2)&lt;0));2);MID([.A84];7;2))" office:value-type="string" office:string-value="9436CF44">
            <text:p>9436CF44</text:p>
          </table:table-cell>
          <table:table-cell table:style-name="ce1" table:formula="of:=CONCATENATE([.E151];MID([.A85];3;2);DEC2HEX((HEX2DEC(MID([.A85];5;2))-2+256*((HEX2DEC(MID([.A85];5;2))-2)&lt;0));2);MID([.A85];7;2))" office:value-type="string" office:string-value="94DAEB77">
            <text:p>94DAEB77</text:p>
          </table:table-cell>
          <table:table-cell table:style-name="ce1" table:formula="of:=CONCATENATE([.E151];MID([.A82];3;2);DEC2HEX((HEX2DEC(MID([.A82];5;2))-2+256*((HEX2DEC(MID([.A82];5;2))-2)&lt;0));2);MID([.A82];7;2))" office:value-type="string" office:string-value="94ED02EE">
            <text:p>94ED02EE</text:p>
          </table:table-cell>
          <table:table-cell table:style-name="ce1" table:formula="of:=CONCATENATE([.E151];MID([.A83];3;2);DEC2HEX((HEX2DEC(MID([.A83];5;2))-2+256*((HEX2DEC(MID([.A83];5;2))-2)&lt;0));2);MID([.A83];7;2))" office:value-type="string" office:string-value="9492B311">
            <text:p>9492B311</text:p>
          </table:table-cell>
          <table:table-cell/>
          <table:table-cell table:style-name="ce1" table:formula="of:=CONCATENATE([.E151];MID([.A284];3;2);DEC2HEX((HEX2DEC(MID([.A284];5;2))-4+256*((HEX2DEC(MID([.A284];5;2))-4)&lt;0));2);MID([.A284];7;2))" office:value-type="string" office:string-value="948BF2CC">
            <text:p>948BF2CC</text:p>
          </table:table-cell>
          <table:table-cell table:style-name="ce1" table:formula="of:=CONCATENATE([.E151];MID([.A29];3;2);DEC2HEX((HEX2DEC(MID([.A29];5;2))-4+256*((HEX2DEC(MID([.A29];5;2))-4)&lt;0));2);MID([.A29];7;2))" office:value-type="string" office:string-value="942F0EFF">
            <text:p>942F0EFF</text:p>
          </table:table-cell>
          <table:table-cell table:style-name="ce1" table:formula="of:=CONCATENATE([.E151];MID([.A122];3;2);DEC2HEX((HEX2DEC(MID([.A122];5;2))-3+256*((HEX2DEC(MID([.A122];5;2))-3)&lt;0));2);MID([.A122];7;2))" office:value-type="string" office:string-value="9465C866">
            <text:p>9465C866</text:p>
          </table:table-cell>
          <table:table-cell table:style-name="ce1" table:formula="of:=CONCATENATE([.E151];MID([.A123];3;2);DEC2HEX((HEX2DEC(MID([.A123];5;2))-3+256*((HEX2DEC(MID([.A123];5;2))-3)&lt;0));2);MID([.A123];7;2))" office:value-type="string" office:string-value="9409E499">
            <text:p>9409E499</text:p>
          </table:table-cell>
          <table:table-cell table:formula="of:=CONCATENATE([.E151];MID([.A120];3;2);DEC2HEX((HEX2DEC(MID([.A120];5;2))-3+256*((HEX2DEC(MID([.A120];5;2))-3)&lt;0));2);MID([.A120];7;2))" office:value-type="string" office:string-value="942DFB00">
            <text:p>942DFB00</text:p>
          </table:table-cell>
          <table:table-cell table:style-name="ce1" table:formula="of:=CONCATENATE([.E151];MID([.A377];3;2);DEC2HEX((HEX2DEC(MID([.A377];5;2))-3+256*((HEX2DEC(MID([.A377];5;2))-3)&lt;0));2);MID([.A377];7;2))" office:value-type="string" office:string-value="94C1AC33">
            <text:p>94C1AC33</text:p>
          </table:table-cell>
          <table:table-cell table:style-name="ce1" table:formula="of:=CONCATENATE([.E151];MID([.A118];3;2);DEC2HEX((HEX2DEC(MID([.A118];5;2))-3+256*((HEX2DEC(MID([.A118];5;2))-3)&lt;0));2);MID([.A118];7;2))" office:value-type="string" office:string-value="94D4C3AA">
            <text:p>94D4C3AA</text:p>
          </table:table-cell>
          <table:table-cell table:style-name="ce1" table:formula="of:=CONCATENATE([.E151];MID([.A119];3;2);DEC2HEX((HEX2DEC(MID([.A119];5;2))-3+256*((HEX2DEC(MID([.A119];5;2))-3)&lt;0));2);MID([.A119];7;2))" office:value-type="string" office:string-value="9478DFDD">
            <text:p>9478DFDD</text:p>
          </table:table-cell>
          <table:table-cell table:style-name="ce6" table:formula="of:=CONCATENATE([.E151];MID([.A372];3;2);DEC2HEX((HEX2DEC(MID([.A372];5;2))-3+256*((HEX2DEC(MID([.A372];5;2))-3)&lt;0));2);MID([.A372];7;2))" office:value-type="string" office:string-value="949CF644">
            <text:p>949CF644</text:p>
          </table:table-cell>
          <table:table-cell table:style-name="ce1" table:formula="of:=CONCATENATE([.E151];MID([.A117];3;2);DEC2HEX((HEX2DEC(MID([.A117];5;2))-3+256*((HEX2DEC(MID([.A117];5;2))-3)&lt;0));2);MID([.A117];7;2))" office:value-type="string" office:string-value="9430A777">
            <text:p>9430A777</text:p>
          </table:table-cell>
          <table:table-cell/>
          <table:table-cell table:style-name="ce1" table:formula="of:=MID([.A151];3;2)" office:value-type="string" office:string-value="DE">
            <text:p>DE</text:p>
          </table:table-cell>
          <table:table-cell table:style-name="ce1" table:formula="of:=MID([.A151];5;2)" office:value-type="string" office:string-value="0A">
            <text:p>0A</text:p>
          </table:table-cell>
          <table:table-cell table:formula="of:=IF((HEX2DEC([.Y151])-HEX2DEC([.Y150]))&gt;0;HEX2DEC([.Y151])-HEX2DEC([.Y150]);HEX2DEC([.Y151])-HEX2DEC([.Y150])+256)" office:value-type="float" office:value="164">
            <text:p>164</text:p>
          </table:table-cell>
          <table:table-cell table:formula="of:=IF((HEX2DEC([.Z151])-HEX2DEC([.Z150]))&gt;0;HEX2DEC([.Z151])-HEX2DEC([.Z150]);HEX2DEC([.Z151])-HEX2DEC([.Z15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583BB00</text:p>
          </table:table-cell>
          <table:table-cell office:value-type="string">
            <text:p>9596D277</text:p>
          </table:table-cell>
          <table:table-cell table:formula="of:=DEC2HEX(HEX2DEC([.C153])-1)" office:value-type="string" office:string-value="35">
            <text:p>35</text:p>
          </table:table-cell>
          <table:table-cell table:style-name="ce1" table:formula="of:=CONCATENATE([.C152];MID([.A152];3;2);DEC2HEX(HEX2DEC(MID([.A152];5;2))-63+256*((HEX2DEC(MID([.A152];5;2))-63)&lt;0));MID([.A152];7;2))" office:value-type="string" office:string-value="35837C00">
            <text:p>35837C00</text:p>
          </table:table-cell>
          <table:table-cell table:formula="of:=DEC2HEX(HEX2DEC([.E151])+1)" office:value-type="string" office:string-value="95">
            <text:p>95</text:p>
          </table:table-cell>
          <table:table-cell table:style-name="ce1" table:formula="of:=CONCATENATE([.E152];MID([.A90];3;2);DEC2HEX((HEX2DEC(MID([.A90];5;2))-2+256*((HEX2DEC(MID([.A90];5;2))-2)&lt;0));2);MID([.A90];7;2))" office:value-type="string" office:string-value="950F0C66">
            <text:p>950F0C66</text:p>
          </table:table-cell>
          <table:table-cell table:style-name="ce1" table:formula="of:=CONCATENATE([.E152];MID([.A343];3;2);DEC2HEX((HEX2DEC(MID([.A343];5;2))-2+256*((HEX2DEC(MID([.A343];5;2))-2)&lt;0));2);MID([.A343];7;2))" office:value-type="string" office:string-value="9512B8DD">
            <text:p>9512B8DD</text:p>
          </table:table-cell>
          <table:table-cell table:style-name="ce1" table:formula="of:=CONCATENATE([.E152];MID([.A344];3;2);DEC2HEX((HEX2DEC(MID([.A344];5;2))-2+256*((HEX2DEC(MID([.A344];5;2))-2)&lt;0));2);MID([.A344];7;2))" office:value-type="string" office:string-value="95C7D400">
            <text:p>95C7D400</text:p>
          </table:table-cell>
          <table:table-cell table:style-name="ce1" table:formula="of:=CONCATENATE([.E152];MID([.A85];3;2);DEC2HEX((HEX2DEC(MID([.A85];5;2))-2+256*((HEX2DEC(MID([.A85];5;2))-2)&lt;0));2);MID([.A85];7;2))" office:value-type="string" office:string-value="95DAEB77">
            <text:p>95DAEB77</text:p>
          </table:table-cell>
          <table:table-cell table:style-name="ce1" table:formula="of:=CONCATENATE([.E152];MID([.A86];3;2);DEC2HEX((HEX2DEC(MID([.A86];5;2))-2+256*((HEX2DEC(MID([.A86];5;2))-2)&lt;0));2);MID([.A86];7;2))" office:value-type="string" office:string-value="957E07AA">
            <text:p>957E07AA</text:p>
          </table:table-cell>
          <table:table-cell table:style-name="ce1" table:formula="of:=CONCATENATE([.E152];MID([.A83];3;2);DEC2HEX((HEX2DEC(MID([.A83];5;2))-2+256*((HEX2DEC(MID([.A83];5;2))-2)&lt;0));2);MID([.A83];7;2))" office:value-type="string" office:string-value="9592B311">
            <text:p>9592B311</text:p>
          </table:table-cell>
          <table:table-cell table:style-name="ce1" table:formula="of:=CONCATENATE([.E152];MID([.A84];3;2);DEC2HEX((HEX2DEC(MID([.A84];5;2))-2+256*((HEX2DEC(MID([.A84];5;2))-2)&lt;0));2);MID([.A84];7;2))" office:value-type="string" office:string-value="9536CF44">
            <text:p>9536CF44</text:p>
          </table:table-cell>
          <table:table-cell/>
          <table:table-cell table:style-name="ce1" table:formula="of:=CONCATENATE([.E152];MID([.A285];3;2);DEC2HEX((HEX2DEC(MID([.A285];5;2))-4+256*((HEX2DEC(MID([.A285];5;2))-4)&lt;0));2);MID([.A285];7;2))" office:value-type="string" office:string-value="952F0EFF">
            <text:p>952F0EFF</text:p>
          </table:table-cell>
          <table:table-cell table:style-name="ce1" table:formula="of:=CONCATENATE([.E152];MID([.A30];3;2);DEC2HEX((HEX2DEC(MID([.A30];5;2))-4+256*((HEX2DEC(MID([.A30];5;2))-4)&lt;0));2);MID([.A30];7;2))" office:value-type="string" office:string-value="95D4BF22">
            <text:p>95D4BF22</text:p>
          </table:table-cell>
          <table:table-cell table:style-name="ce1" table:formula="of:=CONCATENATE([.E152];MID([.A123];3;2);DEC2HEX((HEX2DEC(MID([.A123];5;2))-3+256*((HEX2DEC(MID([.A123];5;2))-3)&lt;0));2);MID([.A123];7;2))" office:value-type="string" office:string-value="9509E499">
            <text:p>9509E499</text:p>
          </table:table-cell>
          <table:table-cell table:style-name="ce1" table:formula="of:=CONCATENATE([.E152];MID([.A124];3;2);DEC2HEX((HEX2DEC(MID([.A124];5;2))-3+256*((HEX2DEC(MID([.A124];5;2))-3)&lt;0));2);MID([.A124];7;2))" office:value-type="string" office:string-value="95AD00CC">
            <text:p>95AD00CC</text:p>
          </table:table-cell>
          <table:table-cell table:formula="of:=CONCATENATE([.E152];MID([.A121];3;2);DEC2HEX((HEX2DEC(MID([.A121];5;2))-3+256*((HEX2DEC(MID([.A121];5;2))-3)&lt;0));2);MID([.A121];7;2))" office:value-type="string" office:string-value="95C1AC33">
            <text:p>95C1AC33</text:p>
          </table:table-cell>
          <table:table-cell table:style-name="ce1" table:formula="of:=CONCATENATE([.E152];MID([.A378];3;2);DEC2HEX((HEX2DEC(MID([.A378];5;2))-3+256*((HEX2DEC(MID([.A378];5;2))-3)&lt;0));2);MID([.A378];7;2))" office:value-type="string" office:string-value="9565C866">
            <text:p>9565C866</text:p>
          </table:table-cell>
          <table:table-cell table:style-name="ce1" table:formula="of:=CONCATENATE([.E152];MID([.A119];3;2);DEC2HEX((HEX2DEC(MID([.A119];5;2))-3+256*((HEX2DEC(MID([.A119];5;2))-3)&lt;0));2);MID([.A119];7;2))" office:value-type="string" office:string-value="9578DFDD">
            <text:p>9578DFDD</text:p>
          </table:table-cell>
          <table:table-cell table:style-name="ce1" table:formula="of:=CONCATENATE([.E152];MID([.A120];3;2);DEC2HEX((HEX2DEC(MID([.A120];5;2))-3+256*((HEX2DEC(MID([.A120];5;2))-3)&lt;0));2);MID([.A120];7;2))" office:value-type="string" office:string-value="952DFB00">
            <text:p>952DFB00</text:p>
          </table:table-cell>
          <table:table-cell table:style-name="ce6" table:formula="of:=CONCATENATE([.E152];MID([.A373];3;2);DEC2HEX((HEX2DEC(MID([.A373];5;2))-3+256*((HEX2DEC(MID([.A373];5;2))-3)&lt;0));2);MID([.A373];7;2))" office:value-type="string" office:string-value="9530A777">
            <text:p>9530A777</text:p>
          </table:table-cell>
          <table:table-cell table:style-name="ce1" table:formula="of:=CONCATENATE([.E152];MID([.A118];3;2);DEC2HEX((HEX2DEC(MID([.A118];5;2))-3+256*((HEX2DEC(MID([.A118];5;2))-3)&lt;0));2);MID([.A118];7;2))" office:value-type="string" office:string-value="95D4C3AA">
            <text:p>95D4C3AA</text:p>
          </table:table-cell>
          <table:table-cell/>
          <table:table-cell table:style-name="ce1" table:formula="of:=MID([.A152];3;2)" office:value-type="string" office:string-value="83">
            <text:p>83</text:p>
          </table:table-cell>
          <table:table-cell table:style-name="ce1" table:formula="of:=MID([.A152];5;2)" office:value-type="string" office:string-value="BB">
            <text:p>BB</text:p>
          </table:table-cell>
          <table:table-cell table:formula="of:=IF((HEX2DEC([.Y152])-HEX2DEC([.Y151]))&gt;0;HEX2DEC([.Y152])-HEX2DEC([.Y151]);HEX2DEC([.Y152])-HEX2DEC([.Y151])+256)" office:value-type="float" office:value="165">
            <text:p>165</text:p>
          </table:table-cell>
          <table:table-cell table:formula="of:=IF((HEX2DEC([.Z152])-HEX2DEC([.Z151]))&gt;0;HEX2DEC([.Z152])-HEX2DEC([.Z151]);HEX2DEC([.Z152])-HEX2DEC([.Z15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627D733</text:p>
          </table:table-cell>
          <table:table-cell office:value-type="string">
            <text:p>963AEEAA</text:p>
          </table:table-cell>
          <table:table-cell table:formula="of:=DEC2HEX(HEX2DEC([.C154])-1)" office:value-type="string" office:string-value="36">
            <text:p>36</text:p>
          </table:table-cell>
          <table:table-cell table:style-name="ce1" table:formula="of:=CONCATENATE([.C153];MID([.A153];3;2);DEC2HEX(HEX2DEC(MID([.A153];5;2))-63+256*((HEX2DEC(MID([.A153];5;2))-63)&lt;0));MID([.A153];7;2))" office:value-type="string" office:string-value="36279833">
            <text:p>36279833</text:p>
          </table:table-cell>
          <table:table-cell table:formula="of:=DEC2HEX(HEX2DEC([.E152])+1)" office:value-type="string" office:string-value="96">
            <text:p>96</text:p>
          </table:table-cell>
          <table:table-cell table:style-name="ce1" table:formula="of:=CONCATENATE([.E153];MID([.A91];3;2);DEC2HEX((HEX2DEC(MID([.A91];5;2))-2+256*((HEX2DEC(MID([.A91];5;2))-2)&lt;0));2);MID([.A91];7;2))" office:value-type="string" office:string-value="96A3BD99">
            <text:p>96A3BD99</text:p>
          </table:table-cell>
          <table:table-cell table:style-name="ce1" table:formula="of:=CONCATENATE([.E153];MID([.A344];3;2);DEC2HEX((HEX2DEC(MID([.A344];5;2))-2+256*((HEX2DEC(MID([.A344];5;2))-2)&lt;0));2);MID([.A344];7;2))" office:value-type="string" office:string-value="96C7D400">
            <text:p>96C7D400</text:p>
          </table:table-cell>
          <table:table-cell table:style-name="ce1" table:formula="of:=CONCATENATE([.E153];MID([.A345];3;2);DEC2HEX((HEX2DEC(MID([.A345];5;2))-2+256*((HEX2DEC(MID([.A345];5;2))-2)&lt;0));2);MID([.A345];7;2))" office:value-type="string" office:string-value="966BF033">
            <text:p>966BF033</text:p>
          </table:table-cell>
          <table:table-cell table:style-name="ce1" table:formula="of:=CONCATENATE([.E153];MID([.A86];3;2);DEC2HEX((HEX2DEC(MID([.A86];5;2))-2+256*((HEX2DEC(MID([.A86];5;2))-2)&lt;0));2);MID([.A86];7;2))" office:value-type="string" office:string-value="967E07AA">
            <text:p>967E07AA</text:p>
          </table:table-cell>
          <table:table-cell table:style-name="ce1" table:formula="of:=CONCATENATE([.E153];MID([.A87];3;2);DEC2HEX((HEX2DEC(MID([.A87];5;2))-2+256*((HEX2DEC(MID([.A87];5;2))-2)&lt;0));2);MID([.A87];7;2))" office:value-type="string" office:string-value="9612B8DD">
            <text:p>9612B8DD</text:p>
          </table:table-cell>
          <table:table-cell table:style-name="ce1" table:formula="of:=CONCATENATE([.E153];MID([.A84];3;2);DEC2HEX((HEX2DEC(MID([.A84];5;2))-2+256*((HEX2DEC(MID([.A84];5;2))-2)&lt;0));2);MID([.A84];7;2))" office:value-type="string" office:string-value="9636CF44">
            <text:p>9636CF44</text:p>
          </table:table-cell>
          <table:table-cell table:style-name="ce1" table:formula="of:=CONCATENATE([.E153];MID([.A85];3;2);DEC2HEX((HEX2DEC(MID([.A85];5;2))-2+256*((HEX2DEC(MID([.A85];5;2))-2)&lt;0));2);MID([.A85];7;2))" office:value-type="string" office:string-value="96DAEB77">
            <text:p>96DAEB77</text:p>
          </table:table-cell>
          <table:table-cell/>
          <table:table-cell table:style-name="ce1" table:formula="of:=CONCATENATE([.E153];MID([.A286];3;2);DEC2HEX((HEX2DEC(MID([.A286];5;2))-4+256*((HEX2DEC(MID([.A286];5;2))-4)&lt;0));2);MID([.A286];7;2))" office:value-type="string" office:string-value="96D4BF22">
            <text:p>96D4BF22</text:p>
          </table:table-cell>
          <table:table-cell table:style-name="ce1" table:formula="of:=CONCATENATE([.E153];MID([.A31];3;2);DEC2HEX((HEX2DEC(MID([.A31];5;2))-4+256*((HEX2DEC(MID([.A31];5;2))-4)&lt;0));2);MID([.A31];7;2))" office:value-type="string" office:string-value="9678DB55">
            <text:p>9678DB55</text:p>
          </table:table-cell>
          <table:table-cell table:style-name="ce1" table:formula="of:=CONCATENATE([.E153];MID([.A124];3;2);DEC2HEX((HEX2DEC(MID([.A124];5;2))-3+256*((HEX2DEC(MID([.A124];5;2))-3)&lt;0));2);MID([.A124];7;2))" office:value-type="string" office:string-value="96AD00CC">
            <text:p>96AD00CC</text:p>
          </table:table-cell>
          <table:table-cell table:style-name="ce1" table:formula="of:=CONCATENATE([.E153];MID([.A125];3;2);DEC2HEX((HEX2DEC(MID([.A125];5;2))-3+256*((HEX2DEC(MID([.A125];5;2))-3)&lt;0));2);MID([.A125];7;2))" office:value-type="string" office:string-value="9641B1FF">
            <text:p>9641B1FF</text:p>
          </table:table-cell>
          <table:table-cell table:formula="of:=CONCATENATE([.E153];MID([.A122];3;2);DEC2HEX((HEX2DEC(MID([.A122];5;2))-3+256*((HEX2DEC(MID([.A122];5;2))-3)&lt;0));2);MID([.A122];7;2))" office:value-type="string" office:string-value="9665C866">
            <text:p>9665C866</text:p>
          </table:table-cell>
          <table:table-cell table:style-name="ce1" table:formula="of:=CONCATENATE([.E153];MID([.A379];3;2);DEC2HEX((HEX2DEC(MID([.A379];5;2))-3+256*((HEX2DEC(MID([.A379];5;2))-3)&lt;0));2);MID([.A379];7;2))" office:value-type="string" office:string-value="9609E499">
            <text:p>9609E499</text:p>
          </table:table-cell>
          <table:table-cell table:style-name="ce1" table:formula="of:=CONCATENATE([.E153];MID([.A120];3;2);DEC2HEX((HEX2DEC(MID([.A120];5;2))-3+256*((HEX2DEC(MID([.A120];5;2))-3)&lt;0));2);MID([.A120];7;2))" office:value-type="string" office:string-value="962DFB00">
            <text:p>962DFB00</text:p>
          </table:table-cell>
          <table:table-cell table:style-name="ce1" table:formula="of:=CONCATENATE([.E153];MID([.A121];3;2);DEC2HEX((HEX2DEC(MID([.A121];5;2))-3+256*((HEX2DEC(MID([.A121];5;2))-3)&lt;0));2);MID([.A121];7;2))" office:value-type="string" office:string-value="96C1AC33">
            <text:p>96C1AC33</text:p>
          </table:table-cell>
          <table:table-cell table:style-name="ce6" table:formula="of:=CONCATENATE([.E153];MID([.A374];3;2);DEC2HEX((HEX2DEC(MID([.A374];5;2))-3+256*((HEX2DEC(MID([.A374];5;2))-3)&lt;0));2);MID([.A374];7;2))" office:value-type="string" office:string-value="96D4C3AA">
            <text:p>96D4C3AA</text:p>
          </table:table-cell>
          <table:table-cell table:style-name="ce1" table:formula="of:=CONCATENATE([.E153];MID([.A119];3;2);DEC2HEX((HEX2DEC(MID([.A119];5;2))-3+256*((HEX2DEC(MID([.A119];5;2))-3)&lt;0));2);MID([.A119];7;2))" office:value-type="string" office:string-value="9678DFDD">
            <text:p>9678DFDD</text:p>
          </table:table-cell>
          <table:table-cell/>
          <table:table-cell table:style-name="ce1" table:formula="of:=MID([.A153];3;2)" office:value-type="string" office:string-value="27">
            <text:p>27</text:p>
          </table:table-cell>
          <table:table-cell table:style-name="ce1" table:formula="of:=MID([.A153];5;2)" office:value-type="string" office:string-value="D7">
            <text:p>D7</text:p>
          </table:table-cell>
          <table:table-cell table:formula="of:=IF((HEX2DEC([.Y153])-HEX2DEC([.Y152]))&gt;0;HEX2DEC([.Y153])-HEX2DEC([.Y152]);HEX2DEC([.Y153])-HEX2DEC([.Y152])+256)" office:value-type="float" office:value="164">
            <text:p>164</text:p>
          </table:table-cell>
          <table:table-cell table:formula="of:=IF((HEX2DEC([.Z153])-HEX2DEC([.Z152]))&gt;0;HEX2DEC([.Z153])-HEX2DEC([.Z152]);HEX2DEC([.Z153])-HEX2DEC([.Z15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7CBF366</text:p>
          </table:table-cell>
          <table:table-cell office:value-type="string">
            <text:p>97DE0ADD</text:p>
          </table:table-cell>
          <table:table-cell table:formula="of:=DEC2HEX(HEX2DEC([.C155])-1)" office:value-type="string" office:string-value="37">
            <text:p>37</text:p>
          </table:table-cell>
          <table:table-cell table:style-name="ce1" table:formula="of:=CONCATENATE([.C154];MID([.A154];3;2);DEC2HEX(HEX2DEC(MID([.A154];5;2))-63+256*((HEX2DEC(MID([.A154];5;2))-63)&lt;0));MID([.A154];7;2))" office:value-type="string" office:string-value="37CBB466">
            <text:p>37CBB466</text:p>
          </table:table-cell>
          <table:table-cell table:formula="of:=DEC2HEX(HEX2DEC([.E153])+1)" office:value-type="string" office:string-value="97">
            <text:p>97</text:p>
          </table:table-cell>
          <table:table-cell table:style-name="ce1" table:formula="of:=CONCATENATE([.E154];MID([.A92];3;2);DEC2HEX((HEX2DEC(MID([.A92];5;2))-2+256*((HEX2DEC(MID([.A92];5;2))-2)&lt;0));2);MID([.A92];7;2))" office:value-type="string" office:string-value="9747D9CC">
            <text:p>9747D9CC</text:p>
          </table:table-cell>
          <table:table-cell table:style-name="ce1" table:formula="of:=CONCATENATE([.E154];MID([.A345];3;2);DEC2HEX((HEX2DEC(MID([.A345];5;2))-2+256*((HEX2DEC(MID([.A345];5;2))-2)&lt;0));2);MID([.A345];7;2))" office:value-type="string" office:string-value="976BF033">
            <text:p>976BF033</text:p>
          </table:table-cell>
          <table:table-cell table:style-name="ce1" table:formula="of:=CONCATENATE([.E154];MID([.A346];3;2);DEC2HEX((HEX2DEC(MID([.A346];5;2))-2+256*((HEX2DEC(MID([.A346];5;2))-2)&lt;0));2);MID([.A346];7;2))" office:value-type="string" office:string-value="970F0C66">
            <text:p>970F0C66</text:p>
          </table:table-cell>
          <table:table-cell table:style-name="ce1" table:formula="of:=CONCATENATE([.E154];MID([.A87];3;2);DEC2HEX((HEX2DEC(MID([.A87];5;2))-2+256*((HEX2DEC(MID([.A87];5;2))-2)&lt;0));2);MID([.A87];7;2))" office:value-type="string" office:string-value="9712B8DD">
            <text:p>9712B8DD</text:p>
          </table:table-cell>
          <table:table-cell table:style-name="ce1" table:formula="of:=CONCATENATE([.E154];MID([.A88];3;2);DEC2HEX((HEX2DEC(MID([.A88];5;2))-2+256*((HEX2DEC(MID([.A88];5;2))-2)&lt;0));2);MID([.A88];7;2))" office:value-type="string" office:string-value="97C7D400">
            <text:p>97C7D400</text:p>
          </table:table-cell>
          <table:table-cell table:style-name="ce1" table:formula="of:=CONCATENATE([.E154];MID([.A85];3;2);DEC2HEX((HEX2DEC(MID([.A85];5;2))-2+256*((HEX2DEC(MID([.A85];5;2))-2)&lt;0));2);MID([.A85];7;2))" office:value-type="string" office:string-value="97DAEB77">
            <text:p>97DAEB77</text:p>
          </table:table-cell>
          <table:table-cell table:style-name="ce1" table:formula="of:=CONCATENATE([.E154];MID([.A86];3;2);DEC2HEX((HEX2DEC(MID([.A86];5;2))-2+256*((HEX2DEC(MID([.A86];5;2))-2)&lt;0));2);MID([.A86];7;2))" office:value-type="string" office:string-value="977E07AA">
            <text:p>977E07AA</text:p>
          </table:table-cell>
          <table:table-cell/>
          <table:table-cell table:style-name="ce1" table:formula="of:=CONCATENATE([.E154];MID([.A287];3;2);DEC2HEX((HEX2DEC(MID([.A287];5;2))-4+256*((HEX2DEC(MID([.A287];5;2))-4)&lt;0));2);MID([.A287];7;2))" office:value-type="string" office:string-value="9778DB55">
            <text:p>9778DB55</text:p>
          </table:table-cell>
          <table:table-cell table:style-name="ce1" table:formula="of:=CONCATENATE([.E154];MID([.A32];3;2);DEC2HEX((HEX2DEC(MID([.A32];5;2))-4+256*((HEX2DEC(MID([.A32];5;2))-4)&lt;0));2);MID([.A32];7;2))" office:value-type="string" office:string-value="971CF788">
            <text:p>971CF788</text:p>
          </table:table-cell>
          <table:table-cell table:style-name="ce1" table:formula="of:=CONCATENATE([.E154];MID([.A125];3;2);DEC2HEX((HEX2DEC(MID([.A125];5;2))-3+256*((HEX2DEC(MID([.A125];5;2))-3)&lt;0));2);MID([.A125];7;2))" office:value-type="string" office:string-value="9741B1FF">
            <text:p>9741B1FF</text:p>
          </table:table-cell>
          <table:table-cell table:style-name="ce1" table:formula="of:=CONCATENATE([.E154];MID([.A126];3;2);DEC2HEX((HEX2DEC(MID([.A126];5;2))-3+256*((HEX2DEC(MID([.A126];5;2))-3)&lt;0));2);MID([.A126];7;2))" office:value-type="string" office:string-value="97F6CD22">
            <text:p>97F6CD22</text:p>
          </table:table-cell>
          <table:table-cell table:formula="of:=CONCATENATE([.E154];MID([.A123];3;2);DEC2HEX((HEX2DEC(MID([.A123];5;2))-3+256*((HEX2DEC(MID([.A123];5;2))-3)&lt;0));2);MID([.A123];7;2))" office:value-type="string" office:string-value="9709E499">
            <text:p>9709E499</text:p>
          </table:table-cell>
          <table:table-cell table:style-name="ce1" table:formula="of:=CONCATENATE([.E154];MID([.A380];3;2);DEC2HEX((HEX2DEC(MID([.A380];5;2))-3+256*((HEX2DEC(MID([.A380];5;2))-3)&lt;0));2);MID([.A380];7;2))" office:value-type="string" office:string-value="97AD00CC">
            <text:p>97AD00CC</text:p>
          </table:table-cell>
          <table:table-cell table:style-name="ce1" table:formula="of:=CONCATENATE([.E154];MID([.A121];3;2);DEC2HEX((HEX2DEC(MID([.A121];5;2))-3+256*((HEX2DEC(MID([.A121];5;2))-3)&lt;0));2);MID([.A121];7;2))" office:value-type="string" office:string-value="97C1AC33">
            <text:p>97C1AC33</text:p>
          </table:table-cell>
          <table:table-cell table:style-name="ce1" table:formula="of:=CONCATENATE([.E154];MID([.A122];3;2);DEC2HEX((HEX2DEC(MID([.A122];5;2))-3+256*((HEX2DEC(MID([.A122];5;2))-3)&lt;0));2);MID([.A122];7;2))" office:value-type="string" office:string-value="9765C866">
            <text:p>9765C866</text:p>
          </table:table-cell>
          <table:table-cell table:style-name="ce6" table:formula="of:=CONCATENATE([.E154];MID([.A375];3;2);DEC2HEX((HEX2DEC(MID([.A375];5;2))-3+256*((HEX2DEC(MID([.A375];5;2))-3)&lt;0));2);MID([.A375];7;2))" office:value-type="string" office:string-value="9778DFDD">
            <text:p>9778DFDD</text:p>
          </table:table-cell>
          <table:table-cell table:style-name="ce1" table:formula="of:=CONCATENATE([.E154];MID([.A120];3;2);DEC2HEX((HEX2DEC(MID([.A120];5;2))-3+256*((HEX2DEC(MID([.A120];5;2))-3)&lt;0));2);MID([.A120];7;2))" office:value-type="string" office:string-value="972DFB00">
            <text:p>972DFB00</text:p>
          </table:table-cell>
          <table:table-cell/>
          <table:table-cell table:style-name="ce1" table:formula="of:=MID([.A154];3;2)" office:value-type="string" office:string-value="CB">
            <text:p>CB</text:p>
          </table:table-cell>
          <table:table-cell table:style-name="ce1" table:formula="of:=MID([.A154];5;2)" office:value-type="string" office:string-value="F3">
            <text:p>F3</text:p>
          </table:table-cell>
          <table:table-cell table:formula="of:=IF((HEX2DEC([.Y154])-HEX2DEC([.Y153]))&gt;0;HEX2DEC([.Y154])-HEX2DEC([.Y153]);HEX2DEC([.Y154])-HEX2DEC([.Y153])+256)" office:value-type="float" office:value="164">
            <text:p>164</text:p>
          </table:table-cell>
          <table:table-cell table:formula="of:=IF((HEX2DEC([.Z154])-HEX2DEC([.Z153]))&gt;0;HEX2DEC([.Z154])-HEX2DEC([.Z153]);HEX2DEC([.Z154])-HEX2DEC([.Z15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86F0F99</text:p>
          </table:table-cell>
          <table:table-cell office:value-type="string">
            <text:p>9883BB00</text:p>
          </table:table-cell>
          <table:table-cell table:formula="of:=DEC2HEX(HEX2DEC([.C156])-1)" office:value-type="string" office:string-value="38">
            <text:p>38</text:p>
          </table:table-cell>
          <table:table-cell table:style-name="ce1" table:formula="of:=CONCATENATE([.C155];MID([.A155];3;2);DEC2HEX(HEX2DEC(MID([.A155];5;2))-63+256*((HEX2DEC(MID([.A155];5;2))-63)&lt;0));MID([.A155];7;2))" office:value-type="string" office:string-value="386FD099">
            <text:p>386FD099</text:p>
          </table:table-cell>
          <table:table-cell table:formula="of:=DEC2HEX(HEX2DEC([.E154])+1)" office:value-type="string" office:string-value="98">
            <text:p>98</text:p>
          </table:table-cell>
          <table:table-cell table:style-name="ce1" table:formula="of:=CONCATENATE([.E155];MID([.A93];3;2);DEC2HEX((HEX2DEC(MID([.A93];5;2))-2+256*((HEX2DEC(MID([.A93];5;2))-2)&lt;0));2);MID([.A93];7;2))" office:value-type="string" office:string-value="98EBF5FF">
            <text:p>98EBF5FF</text:p>
          </table:table-cell>
          <table:table-cell table:style-name="ce1" table:formula="of:=CONCATENATE([.E155];MID([.A346];3;2);DEC2HEX((HEX2DEC(MID([.A346];5;2))-2+256*((HEX2DEC(MID([.A346];5;2))-2)&lt;0));2);MID([.A346];7;2))" office:value-type="string" office:string-value="980F0C66">
            <text:p>980F0C66</text:p>
          </table:table-cell>
          <table:table-cell table:style-name="ce1" table:formula="of:=CONCATENATE([.E155];MID([.A347];3;2);DEC2HEX((HEX2DEC(MID([.A347];5;2))-2+256*((HEX2DEC(MID([.A347];5;2))-2)&lt;0));2);MID([.A347];7;2))" office:value-type="string" office:string-value="98A3BD99">
            <text:p>98A3BD99</text:p>
          </table:table-cell>
          <table:table-cell table:style-name="ce1" table:formula="of:=CONCATENATE([.E155];MID([.A88];3;2);DEC2HEX((HEX2DEC(MID([.A88];5;2))-2+256*((HEX2DEC(MID([.A88];5;2))-2)&lt;0));2);MID([.A88];7;2))" office:value-type="string" office:string-value="98C7D400">
            <text:p>98C7D400</text:p>
          </table:table-cell>
          <table:table-cell table:style-name="ce1" table:formula="of:=CONCATENATE([.E155];MID([.A89];3;2);DEC2HEX((HEX2DEC(MID([.A89];5;2))-2+256*((HEX2DEC(MID([.A89];5;2))-2)&lt;0));2);MID([.A89];7;2))" office:value-type="string" office:string-value="986BF033">
            <text:p>986BF033</text:p>
          </table:table-cell>
          <table:table-cell table:style-name="ce1" table:formula="of:=CONCATENATE([.E155];MID([.A86];3;2);DEC2HEX((HEX2DEC(MID([.A86];5;2))-2+256*((HEX2DEC(MID([.A86];5;2))-2)&lt;0));2);MID([.A86];7;2))" office:value-type="string" office:string-value="987E07AA">
            <text:p>987E07AA</text:p>
          </table:table-cell>
          <table:table-cell table:style-name="ce1" table:formula="of:=CONCATENATE([.E155];MID([.A87];3;2);DEC2HEX((HEX2DEC(MID([.A87];5;2))-2+256*((HEX2DEC(MID([.A87];5;2))-2)&lt;0));2);MID([.A87];7;2))" office:value-type="string" office:string-value="9812B8DD">
            <text:p>9812B8DD</text:p>
          </table:table-cell>
          <table:table-cell/>
          <table:table-cell table:style-name="ce1" table:formula="of:=CONCATENATE([.E155];MID([.A288];3;2);DEC2HEX((HEX2DEC(MID([.A288];5;2))-4+256*((HEX2DEC(MID([.A288];5;2))-4)&lt;0));2);MID([.A288];7;2))" office:value-type="string" office:string-value="981CF788">
            <text:p>981CF788</text:p>
          </table:table-cell>
          <table:table-cell table:style-name="ce1" table:formula="of:=CONCATENATE([.E155];MID([.A33];3;2);DEC2HEX((HEX2DEC(MID([.A33];5;2))-4+256*((HEX2DEC(MID([.A33];5;2))-4)&lt;0));2);MID([.A33];7;2))" office:value-type="string" office:string-value="98B0A8BB">
            <text:p>98B0A8BB</text:p>
          </table:table-cell>
          <table:table-cell table:style-name="ce1" table:formula="of:=CONCATENATE([.E155];MID([.A126];3;2);DEC2HEX((HEX2DEC(MID([.A126];5;2))-3+256*((HEX2DEC(MID([.A126];5;2))-3)&lt;0));2);MID([.A126];7;2))" office:value-type="string" office:string-value="98F6CD22">
            <text:p>98F6CD22</text:p>
          </table:table-cell>
          <table:table-cell table:style-name="ce1" table:formula="of:=CONCATENATE([.E155];MID([.A127];3;2);DEC2HEX((HEX2DEC(MID([.A127];5;2))-3+256*((HEX2DEC(MID([.A127];5;2))-3)&lt;0));2);MID([.A127];7;2))" office:value-type="string" office:string-value="989AE955">
            <text:p>989AE955</text:p>
          </table:table-cell>
          <table:table-cell table:formula="of:=CONCATENATE([.E155];MID([.A124];3;2);DEC2HEX((HEX2DEC(MID([.A124];5;2))-3+256*((HEX2DEC(MID([.A124];5;2))-3)&lt;0));2);MID([.A124];7;2))" office:value-type="string" office:string-value="98AD00CC">
            <text:p>98AD00CC</text:p>
          </table:table-cell>
          <table:table-cell table:style-name="ce1" table:formula="of:=CONCATENATE([.E155];MID([.A381];3;2);DEC2HEX((HEX2DEC(MID([.A381];5;2))-3+256*((HEX2DEC(MID([.A381];5;2))-3)&lt;0));2);MID([.A381];7;2))" office:value-type="string" office:string-value="9841B1FF">
            <text:p>9841B1FF</text:p>
          </table:table-cell>
          <table:table-cell table:style-name="ce1" table:formula="of:=CONCATENATE([.E155];MID([.A122];3;2);DEC2HEX((HEX2DEC(MID([.A122];5;2))-3+256*((HEX2DEC(MID([.A122];5;2))-3)&lt;0));2);MID([.A122];7;2))" office:value-type="string" office:string-value="9865C866">
            <text:p>9865C866</text:p>
          </table:table-cell>
          <table:table-cell table:style-name="ce1" table:formula="of:=CONCATENATE([.E155];MID([.A123];3;2);DEC2HEX((HEX2DEC(MID([.A123];5;2))-3+256*((HEX2DEC(MID([.A123];5;2))-3)&lt;0));2);MID([.A123];7;2))" office:value-type="string" office:string-value="9809E499">
            <text:p>9809E499</text:p>
          </table:table-cell>
          <table:table-cell table:style-name="ce6" table:formula="of:=CONCATENATE([.E155];MID([.A376];3;2);DEC2HEX((HEX2DEC(MID([.A376];5;2))-3+256*((HEX2DEC(MID([.A376];5;2))-3)&lt;0));2);MID([.A376];7;2))" office:value-type="string" office:string-value="982DFB00">
            <text:p>982DFB00</text:p>
          </table:table-cell>
          <table:table-cell table:style-name="ce1" table:formula="of:=CONCATENATE([.E155];MID([.A121];3;2);DEC2HEX((HEX2DEC(MID([.A121];5;2))-3+256*((HEX2DEC(MID([.A121];5;2))-3)&lt;0));2);MID([.A121];7;2))" office:value-type="string" office:string-value="98C1AC33">
            <text:p>98C1AC33</text:p>
          </table:table-cell>
          <table:table-cell/>
          <table:table-cell table:style-name="ce1" table:formula="of:=MID([.A155];3;2)" office:value-type="string" office:string-value="6F">
            <text:p>6F</text:p>
          </table:table-cell>
          <table:table-cell table:style-name="ce1" table:formula="of:=MID([.A155];5;2)" office:value-type="string" office:string-value="0F">
            <text:p>0F</text:p>
          </table:table-cell>
          <table:table-cell table:formula="of:=IF((HEX2DEC([.Y155])-HEX2DEC([.Y154]))&gt;0;HEX2DEC([.Y155])-HEX2DEC([.Y154]);HEX2DEC([.Y155])-HEX2DEC([.Y154])+256)" office:value-type="float" office:value="164">
            <text:p>164</text:p>
          </table:table-cell>
          <table:table-cell table:formula="of:=IF((HEX2DEC([.Z155])-HEX2DEC([.Z154]))&gt;0;HEX2DEC([.Z155])-HEX2DEC([.Z154]);HEX2DEC([.Z155])-HEX2DEC([.Z15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903C0CC</text:p>
          </table:table-cell>
          <table:table-cell office:value-type="string">
            <text:p>9927D733</text:p>
          </table:table-cell>
          <table:table-cell table:formula="of:=DEC2HEX(HEX2DEC([.C157])-1)" office:value-type="string" office:string-value="39">
            <text:p>39</text:p>
          </table:table-cell>
          <table:table-cell table:style-name="ce1" table:formula="of:=CONCATENATE([.C156];MID([.A156];3;2);DEC2HEX(HEX2DEC(MID([.A156];5;2))-63+256*((HEX2DEC(MID([.A156];5;2))-63)&lt;0));MID([.A156];7;2))" office:value-type="string" office:string-value="390381CC">
            <text:p>390381CC</text:p>
          </table:table-cell>
          <table:table-cell table:formula="of:=DEC2HEX(HEX2DEC([.E155])+1)" office:value-type="string" office:string-value="99">
            <text:p>99</text:p>
          </table:table-cell>
          <table:table-cell table:style-name="ce1" table:formula="of:=CONCATENATE([.E156];MID([.A94];3;2);DEC2HEX((HEX2DEC(MID([.A94];5;2))-2+256*((HEX2DEC(MID([.A94];5;2))-2)&lt;0));2);MID([.A94];7;2))" office:value-type="string" office:string-value="9990A622">
            <text:p>9990A622</text:p>
          </table:table-cell>
          <table:table-cell table:style-name="ce1" table:formula="of:=CONCATENATE([.E156];MID([.A347];3;2);DEC2HEX((HEX2DEC(MID([.A347];5;2))-2+256*((HEX2DEC(MID([.A347];5;2))-2)&lt;0));2);MID([.A347];7;2))" office:value-type="string" office:string-value="99A3BD99">
            <text:p>99A3BD99</text:p>
          </table:table-cell>
          <table:table-cell table:style-name="ce1" table:formula="of:=CONCATENATE([.E156];MID([.A348];3;2);DEC2HEX((HEX2DEC(MID([.A348];5;2))-2+256*((HEX2DEC(MID([.A348];5;2))-2)&lt;0));2);MID([.A348];7;2))" office:value-type="string" office:string-value="9947D9CC">
            <text:p>9947D9CC</text:p>
          </table:table-cell>
          <table:table-cell table:style-name="ce1" table:formula="of:=CONCATENATE([.E156];MID([.A89];3;2);DEC2HEX((HEX2DEC(MID([.A89];5;2))-2+256*((HEX2DEC(MID([.A89];5;2))-2)&lt;0));2);MID([.A89];7;2))" office:value-type="string" office:string-value="996BF033">
            <text:p>996BF033</text:p>
          </table:table-cell>
          <table:table-cell table:style-name="ce1" table:formula="of:=CONCATENATE([.E156];MID([.A90];3;2);DEC2HEX((HEX2DEC(MID([.A90];5;2))-2+256*((HEX2DEC(MID([.A90];5;2))-2)&lt;0));2);MID([.A90];7;2))" office:value-type="string" office:string-value="990F0C66">
            <text:p>990F0C66</text:p>
          </table:table-cell>
          <table:table-cell table:style-name="ce1" table:formula="of:=CONCATENATE([.E156];MID([.A87];3;2);DEC2HEX((HEX2DEC(MID([.A87];5;2))-2+256*((HEX2DEC(MID([.A87];5;2))-2)&lt;0));2);MID([.A87];7;2))" office:value-type="string" office:string-value="9912B8DD">
            <text:p>9912B8DD</text:p>
          </table:table-cell>
          <table:table-cell table:style-name="ce1" table:formula="of:=CONCATENATE([.E156];MID([.A88];3;2);DEC2HEX((HEX2DEC(MID([.A88];5;2))-2+256*((HEX2DEC(MID([.A88];5;2))-2)&lt;0));2);MID([.A88];7;2))" office:value-type="string" office:string-value="99C7D400">
            <text:p>99C7D400</text:p>
          </table:table-cell>
          <table:table-cell/>
          <table:table-cell table:style-name="ce1" table:formula="of:=CONCATENATE([.E156];MID([.A289];3;2);DEC2HEX((HEX2DEC(MID([.A289];5;2))-4+256*((HEX2DEC(MID([.A289];5;2))-4)&lt;0));2);MID([.A289];7;2))" office:value-type="string" office:string-value="99B0A8BB">
            <text:p>99B0A8BB</text:p>
          </table:table-cell>
          <table:table-cell table:style-name="ce1" table:formula="of:=CONCATENATE([.E156];MID([.A34];3;2);DEC2HEX((HEX2DEC(MID([.A34];5;2))-4+256*((HEX2DEC(MID([.A34];5;2))-4)&lt;0));2);MID([.A34];7;2))" office:value-type="string" office:string-value="9954C4EE">
            <text:p>9954C4EE</text:p>
          </table:table-cell>
          <table:table-cell table:style-name="ce1" table:formula="of:=CONCATENATE([.E156];MID([.A127];3;2);DEC2HEX((HEX2DEC(MID([.A127];5;2))-3+256*((HEX2DEC(MID([.A127];5;2))-3)&lt;0));2);MID([.A127];7;2))" office:value-type="string" office:string-value="999AE955">
            <text:p>999AE955</text:p>
          </table:table-cell>
          <table:table-cell table:style-name="ce1" table:formula="of:=CONCATENATE([.E156];MID([.A128];3;2);DEC2HEX((HEX2DEC(MID([.A128];5;2))-3+256*((HEX2DEC(MID([.A128];5;2))-3)&lt;0));2);MID([.A128];7;2))" office:value-type="string" office:string-value="993E0588">
            <text:p>993E0588</text:p>
          </table:table-cell>
          <table:table-cell table:formula="of:=CONCATENATE([.E156];MID([.A125];3;2);DEC2HEX((HEX2DEC(MID([.A125];5;2))-3+256*((HEX2DEC(MID([.A125];5;2))-3)&lt;0));2);MID([.A125];7;2))" office:value-type="string" office:string-value="9941B1FF">
            <text:p>9941B1FF</text:p>
          </table:table-cell>
          <table:table-cell table:style-name="ce1" table:formula="of:=CONCATENATE([.E156];MID([.A382];3;2);DEC2HEX((HEX2DEC(MID([.A382];5;2))-3+256*((HEX2DEC(MID([.A382];5;2))-3)&lt;0));2);MID([.A382];7;2))" office:value-type="string" office:string-value="99F6CD22">
            <text:p>99F6CD22</text:p>
          </table:table-cell>
          <table:table-cell table:style-name="ce1" table:formula="of:=CONCATENATE([.E156];MID([.A123];3;2);DEC2HEX((HEX2DEC(MID([.A123];5;2))-3+256*((HEX2DEC(MID([.A123];5;2))-3)&lt;0));2);MID([.A123];7;2))" office:value-type="string" office:string-value="9909E499">
            <text:p>9909E499</text:p>
          </table:table-cell>
          <table:table-cell table:style-name="ce1" table:formula="of:=CONCATENATE([.E156];MID([.A124];3;2);DEC2HEX((HEX2DEC(MID([.A124];5;2))-3+256*((HEX2DEC(MID([.A124];5;2))-3)&lt;0));2);MID([.A124];7;2))" office:value-type="string" office:string-value="99AD00CC">
            <text:p>99AD00CC</text:p>
          </table:table-cell>
          <table:table-cell table:style-name="ce6" table:formula="of:=CONCATENATE([.E156];MID([.A377];3;2);DEC2HEX((HEX2DEC(MID([.A377];5;2))-3+256*((HEX2DEC(MID([.A377];5;2))-3)&lt;0));2);MID([.A377];7;2))" office:value-type="string" office:string-value="99C1AC33">
            <text:p>99C1AC33</text:p>
          </table:table-cell>
          <table:table-cell table:style-name="ce1" table:formula="of:=CONCATENATE([.E156];MID([.A122];3;2);DEC2HEX((HEX2DEC(MID([.A122];5;2))-3+256*((HEX2DEC(MID([.A122];5;2))-3)&lt;0));2);MID([.A122];7;2))" office:value-type="string" office:string-value="9965C866">
            <text:p>9965C866</text:p>
          </table:table-cell>
          <table:table-cell/>
          <table:table-cell table:style-name="ce1" table:formula="of:=MID([.A156];3;2)" office:value-type="string" office:string-value="03">
            <text:p>03</text:p>
          </table:table-cell>
          <table:table-cell table:style-name="ce1" table:formula="of:=MID([.A156];5;2)" office:value-type="string" office:string-value="C0">
            <text:p>C0</text:p>
          </table:table-cell>
          <table:table-cell table:formula="of:=IF((HEX2DEC([.Y156])-HEX2DEC([.Y155]))&gt;0;HEX2DEC([.Y156])-HEX2DEC([.Y155]);HEX2DEC([.Y156])-HEX2DEC([.Y155])+256)" office:value-type="float" office:value="148">
            <text:p>148</text:p>
          </table:table-cell>
          <table:table-cell table:formula="of:=IF((HEX2DEC([.Z156])-HEX2DEC([.Z155]))&gt;0;HEX2DEC([.Z156])-HEX2DEC([.Z155]);HEX2DEC([.Z156])-HEX2DEC([.Z15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AA7DCFF</text:p>
          </table:table-cell>
          <table:table-cell office:value-type="string">
            <text:p>9ACBF366</text:p>
          </table:table-cell>
          <table:table-cell table:formula="of:=DEC2HEX(HEX2DEC([.C158])-1)" office:value-type="string" office:string-value="3A">
            <text:p>3A</text:p>
          </table:table-cell>
          <table:table-cell table:style-name="ce1" table:formula="of:=CONCATENATE([.C157];MID([.A157];3;2);DEC2HEX(HEX2DEC(MID([.A157];5;2))-63+256*((HEX2DEC(MID([.A157];5;2))-63)&lt;0));MID([.A157];7;2))" office:value-type="string" office:string-value="3AA79DFF">
            <text:p>3AA79DFF</text:p>
          </table:table-cell>
          <table:table-cell table:formula="of:=DEC2HEX(HEX2DEC([.E156])+1)" office:value-type="string" office:string-value="9A">
            <text:p>9A</text:p>
          </table:table-cell>
          <table:table-cell table:style-name="ce1" table:formula="of:=CONCATENATE([.E157];MID([.A95];3;2);DEC2HEX((HEX2DEC(MID([.A95];5;2))-2+256*((HEX2DEC(MID([.A95];5;2))-2)&lt;0));2);MID([.A95];7;2))" office:value-type="string" office:string-value="9A34C255">
            <text:p>9A34C255</text:p>
          </table:table-cell>
          <table:table-cell table:style-name="ce1" table:formula="of:=CONCATENATE([.E157];MID([.A348];3;2);DEC2HEX((HEX2DEC(MID([.A348];5;2))-2+256*((HEX2DEC(MID([.A348];5;2))-2)&lt;0));2);MID([.A348];7;2))" office:value-type="string" office:string-value="9A47D9CC">
            <text:p>9A47D9CC</text:p>
          </table:table-cell>
          <table:table-cell table:style-name="ce1" table:formula="of:=CONCATENATE([.E157];MID([.A349];3;2);DEC2HEX((HEX2DEC(MID([.A349];5;2))-2+256*((HEX2DEC(MID([.A349];5;2))-2)&lt;0));2);MID([.A349];7;2))" office:value-type="string" office:string-value="9AEBF5FF">
            <text:p>9AEBF5FF</text:p>
          </table:table-cell>
          <table:table-cell table:style-name="ce1" table:formula="of:=CONCATENATE([.E157];MID([.A90];3;2);DEC2HEX((HEX2DEC(MID([.A90];5;2))-2+256*((HEX2DEC(MID([.A90];5;2))-2)&lt;0));2);MID([.A90];7;2))" office:value-type="string" office:string-value="9A0F0C66">
            <text:p>9A0F0C66</text:p>
          </table:table-cell>
          <table:table-cell table:style-name="ce1" table:formula="of:=CONCATENATE([.E157];MID([.A91];3;2);DEC2HEX((HEX2DEC(MID([.A91];5;2))-2+256*((HEX2DEC(MID([.A91];5;2))-2)&lt;0));2);MID([.A91];7;2))" office:value-type="string" office:string-value="9AA3BD99">
            <text:p>9AA3BD99</text:p>
          </table:table-cell>
          <table:table-cell table:style-name="ce1" table:formula="of:=CONCATENATE([.E157];MID([.A88];3;2);DEC2HEX((HEX2DEC(MID([.A88];5;2))-2+256*((HEX2DEC(MID([.A88];5;2))-2)&lt;0));2);MID([.A88];7;2))" office:value-type="string" office:string-value="9AC7D400">
            <text:p>9AC7D400</text:p>
          </table:table-cell>
          <table:table-cell table:style-name="ce1" table:formula="of:=CONCATENATE([.E157];MID([.A89];3;2);DEC2HEX((HEX2DEC(MID([.A89];5;2))-2+256*((HEX2DEC(MID([.A89];5;2))-2)&lt;0));2);MID([.A89];7;2))" office:value-type="string" office:string-value="9A6BF033">
            <text:p>9A6BF033</text:p>
          </table:table-cell>
          <table:table-cell/>
          <table:table-cell table:style-name="ce1" table:formula="of:=CONCATENATE([.E157];MID([.A290];3;2);DEC2HEX((HEX2DEC(MID([.A290];5;2))-4+256*((HEX2DEC(MID([.A290];5;2))-4)&lt;0));2);MID([.A290];7;2))" office:value-type="string" office:string-value="9A54C4EE">
            <text:p>9A54C4EE</text:p>
          </table:table-cell>
          <table:table-cell table:style-name="ce1" table:formula="of:=CONCATENATE([.E157];MID([.A35];3;2);DEC2HEX((HEX2DEC(MID([.A35];5;2))-4+256*((HEX2DEC(MID([.A35];5;2))-4)&lt;0));2);MID([.A35];7;2))" office:value-type="string" office:string-value="9A09E011">
            <text:p>9A09E011</text:p>
          </table:table-cell>
          <table:table-cell table:style-name="ce1" table:formula="of:=CONCATENATE([.E157];MID([.A128];3;2);DEC2HEX((HEX2DEC(MID([.A128];5;2))-3+256*((HEX2DEC(MID([.A128];5;2))-3)&lt;0));2);MID([.A128];7;2))" office:value-type="string" office:string-value="9A3E0588">
            <text:p>9A3E0588</text:p>
          </table:table-cell>
          <table:table-cell table:style-name="ce1" table:formula="of:=CONCATENATE([.E157];MID([.A129];3;2);DEC2HEX((HEX2DEC(MID([.A129];5;2))-3+256*((HEX2DEC(MID([.A129];5;2))-3)&lt;0));2);MID([.A129];7;2))" office:value-type="string" office:string-value="9AD2B6BB">
            <text:p>9AD2B6BB</text:p>
          </table:table-cell>
          <table:table-cell table:formula="of:=CONCATENATE([.E157];MID([.A126];3;2);DEC2HEX((HEX2DEC(MID([.A126];5;2))-3+256*((HEX2DEC(MID([.A126];5;2))-3)&lt;0));2);MID([.A126];7;2))" office:value-type="string" office:string-value="9AF6CD22">
            <text:p>9AF6CD22</text:p>
          </table:table-cell>
          <table:table-cell table:style-name="ce1" table:formula="of:=CONCATENATE([.E157];MID([.A383];3;2);DEC2HEX((HEX2DEC(MID([.A383];5;2))-3+256*((HEX2DEC(MID([.A383];5;2))-3)&lt;0));2);MID([.A383];7;2))" office:value-type="string" office:string-value="9A9AE955">
            <text:p>9A9AE955</text:p>
          </table:table-cell>
          <table:table-cell table:style-name="ce1" table:formula="of:=CONCATENATE([.E157];MID([.A124];3;2);DEC2HEX((HEX2DEC(MID([.A124];5;2))-3+256*((HEX2DEC(MID([.A124];5;2))-3)&lt;0));2);MID([.A124];7;2))" office:value-type="string" office:string-value="9AAD00CC">
            <text:p>9AAD00CC</text:p>
          </table:table-cell>
          <table:table-cell table:style-name="ce1" table:formula="of:=CONCATENATE([.E157];MID([.A125];3;2);DEC2HEX((HEX2DEC(MID([.A125];5;2))-3+256*((HEX2DEC(MID([.A125];5;2))-3)&lt;0));2);MID([.A125];7;2))" office:value-type="string" office:string-value="9A41B1FF">
            <text:p>9A41B1FF</text:p>
          </table:table-cell>
          <table:table-cell table:style-name="ce6" table:formula="of:=CONCATENATE([.E157];MID([.A378];3;2);DEC2HEX((HEX2DEC(MID([.A378];5;2))-3+256*((HEX2DEC(MID([.A378];5;2))-3)&lt;0));2);MID([.A378];7;2))" office:value-type="string" office:string-value="9A65C866">
            <text:p>9A65C866</text:p>
          </table:table-cell>
          <table:table-cell table:style-name="ce1" table:formula="of:=CONCATENATE([.E157];MID([.A123];3;2);DEC2HEX((HEX2DEC(MID([.A123];5;2))-3+256*((HEX2DEC(MID([.A123];5;2))-3)&lt;0));2);MID([.A123];7;2))" office:value-type="string" office:string-value="9A09E499">
            <text:p>9A09E499</text:p>
          </table:table-cell>
          <table:table-cell/>
          <table:table-cell table:style-name="ce1" table:formula="of:=MID([.A157];3;2)" office:value-type="string" office:string-value="A7">
            <text:p>A7</text:p>
          </table:table-cell>
          <table:table-cell table:style-name="ce1" table:formula="of:=MID([.A157];5;2)" office:value-type="string" office:string-value="DC">
            <text:p>DC</text:p>
          </table:table-cell>
          <table:table-cell table:formula="of:=IF((HEX2DEC([.Y157])-HEX2DEC([.Y156]))&gt;0;HEX2DEC([.Y157])-HEX2DEC([.Y156]);HEX2DEC([.Y157])-HEX2DEC([.Y156])+256)" office:value-type="float" office:value="164">
            <text:p>164</text:p>
          </table:table-cell>
          <table:table-cell table:formula="of:=IF((HEX2DEC([.Z157])-HEX2DEC([.Z156]))&gt;0;HEX2DEC([.Z157])-HEX2DEC([.Z156]);HEX2DEC([.Z157])-HEX2DEC([.Z15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B5CF8132</text:p>
          </table:table-cell>
          <table:table-cell office:value-type="string">
            <text:p>9B6F0F99</text:p>
          </table:table-cell>
          <table:table-cell table:formula="of:=DEC2HEX(HEX2DEC([.C159])-1)" office:value-type="string" office:string-value="3B">
            <text:p>3B</text:p>
          </table:table-cell>
          <table:table-cell table:style-name="ce1" table:formula="of:=CONCATENATE([.C158];MID([.A158];3;2);DEC2HEX(HEX2DEC(MID([.A158];5;2))-63+256*((HEX2DEC(MID([.A158];5;2))-63)&lt;0));MID([.A158];7;2))" office:value-type="string" office:string-value="3B5CB913">
            <text:p>3B5CB913</text:p>
          </table:table-cell>
          <table:table-cell table:formula="of:=DEC2HEX(HEX2DEC([.E157])+1)" office:value-type="string" office:string-value="9B">
            <text:p>9B</text:p>
          </table:table-cell>
          <table:table-cell table:style-name="ce1" table:formula="of:=CONCATENATE([.E158];MID([.A96];3;2);DEC2HEX((HEX2DEC(MID([.A96];5;2))-2+256*((HEX2DEC(MID([.A96];5;2))-2)&lt;0));2);MID([.A96];7;2))" office:value-type="string" office:string-value="9BD8DE88">
            <text:p>9BD8DE88</text:p>
          </table:table-cell>
          <table:table-cell table:style-name="ce1" table:formula="of:=CONCATENATE([.E158];MID([.A349];3;2);DEC2HEX((HEX2DEC(MID([.A349];5;2))-2+256*((HEX2DEC(MID([.A349];5;2))-2)&lt;0));2);MID([.A349];7;2))" office:value-type="string" office:string-value="9BEBF5FF">
            <text:p>9BEBF5FF</text:p>
          </table:table-cell>
          <table:table-cell table:style-name="ce1" table:formula="of:=CONCATENATE([.E158];MID([.A350];3;2);DEC2HEX((HEX2DEC(MID([.A350];5;2))-2+256*((HEX2DEC(MID([.A350];5;2))-2)&lt;0));2);MID([.A350];7;2))" office:value-type="string" office:string-value="9B90A622">
            <text:p>9B90A622</text:p>
          </table:table-cell>
          <table:table-cell table:style-name="ce1" table:formula="of:=CONCATENATE([.E158];MID([.A91];3;2);DEC2HEX((HEX2DEC(MID([.A91];5;2))-2+256*((HEX2DEC(MID([.A91];5;2))-2)&lt;0));2);MID([.A91];7;2))" office:value-type="string" office:string-value="9BA3BD99">
            <text:p>9BA3BD99</text:p>
          </table:table-cell>
          <table:table-cell table:style-name="ce1" table:formula="of:=CONCATENATE([.E158];MID([.A92];3;2);DEC2HEX((HEX2DEC(MID([.A92];5;2))-2+256*((HEX2DEC(MID([.A92];5;2))-2)&lt;0));2);MID([.A92];7;2))" office:value-type="string" office:string-value="9B47D9CC">
            <text:p>9B47D9CC</text:p>
          </table:table-cell>
          <table:table-cell table:style-name="ce1" table:formula="of:=CONCATENATE([.E158];MID([.A89];3;2);DEC2HEX((HEX2DEC(MID([.A89];5;2))-2+256*((HEX2DEC(MID([.A89];5;2))-2)&lt;0));2);MID([.A89];7;2))" office:value-type="string" office:string-value="9B6BF033">
            <text:p>9B6BF033</text:p>
          </table:table-cell>
          <table:table-cell table:style-name="ce1" table:formula="of:=CONCATENATE([.E158];MID([.A90];3;2);DEC2HEX((HEX2DEC(MID([.A90];5;2))-2+256*((HEX2DEC(MID([.A90];5;2))-2)&lt;0));2);MID([.A90];7;2))" office:value-type="string" office:string-value="9B0F0C66">
            <text:p>9B0F0C66</text:p>
          </table:table-cell>
          <table:table-cell/>
          <table:table-cell table:style-name="ce1" table:formula="of:=CONCATENATE([.E158];MID([.A291];3;2);DEC2HEX((HEX2DEC(MID([.A291];5;2))-4+256*((HEX2DEC(MID([.A291];5;2))-4)&lt;0));2);MID([.A291];7;2))" office:value-type="string" office:string-value="9B09E011">
            <text:p>9B09E011</text:p>
          </table:table-cell>
          <table:table-cell table:style-name="ce1" table:formula="of:=CONCATENATE([.E158];MID([.A36];3;2);DEC2HEX((HEX2DEC(MID([.A36];5;2))-4+256*((HEX2DEC(MID([.A36];5;2))-4)&lt;0));2);MID([.A36];7;2))" office:value-type="string" office:string-value="9BADFC44">
            <text:p>9BADFC44</text:p>
          </table:table-cell>
          <table:table-cell table:style-name="ce1" table:formula="of:=CONCATENATE([.E158];MID([.A129];3;2);DEC2HEX((HEX2DEC(MID([.A129];5;2))-3+256*((HEX2DEC(MID([.A129];5;2))-3)&lt;0));2);MID([.A129];7;2))" office:value-type="string" office:string-value="9BD2B6BB">
            <text:p>9BD2B6BB</text:p>
          </table:table-cell>
          <table:table-cell table:style-name="ce1" table:formula="of:=CONCATENATE([.E158];MID([.A130];3;2);DEC2HEX((HEX2DEC(MID([.A130];5;2))-3+256*((HEX2DEC(MID([.A130];5;2))-3)&lt;0));2);MID([.A130];7;2))" office:value-type="string" office:string-value="9B76D2EE">
            <text:p>9B76D2EE</text:p>
          </table:table-cell>
          <table:table-cell table:formula="of:=CONCATENATE([.E158];MID([.A127];3;2);DEC2HEX((HEX2DEC(MID([.A127];5;2))-3+256*((HEX2DEC(MID([.A127];5;2))-3)&lt;0));2);MID([.A127];7;2))" office:value-type="string" office:string-value="9B9AE955">
            <text:p>9B9AE955</text:p>
          </table:table-cell>
          <table:table-cell table:style-name="ce1" table:formula="of:=CONCATENATE([.E158];MID([.A384];3;2);DEC2HEX((HEX2DEC(MID([.A384];5;2))-3+256*((HEX2DEC(MID([.A384];5;2))-3)&lt;0));2);MID([.A384];7;2))" office:value-type="string" office:string-value="9B3E0588">
            <text:p>9B3E0588</text:p>
          </table:table-cell>
          <table:table-cell table:style-name="ce1" table:formula="of:=CONCATENATE([.E158];MID([.A125];3;2);DEC2HEX((HEX2DEC(MID([.A125];5;2))-3+256*((HEX2DEC(MID([.A125];5;2))-3)&lt;0));2);MID([.A125];7;2))" office:value-type="string" office:string-value="9B41B1FF">
            <text:p>9B41B1FF</text:p>
          </table:table-cell>
          <table:table-cell table:style-name="ce1" table:formula="of:=CONCATENATE([.E158];MID([.A126];3;2);DEC2HEX((HEX2DEC(MID([.A126];5;2))-3+256*((HEX2DEC(MID([.A126];5;2))-3)&lt;0));2);MID([.A126];7;2))" office:value-type="string" office:string-value="9BF6CD22">
            <text:p>9BF6CD22</text:p>
          </table:table-cell>
          <table:table-cell table:style-name="ce6" table:formula="of:=CONCATENATE([.E158];MID([.A379];3;2);DEC2HEX((HEX2DEC(MID([.A379];5;2))-3+256*((HEX2DEC(MID([.A379];5;2))-3)&lt;0));2);MID([.A379];7;2))" office:value-type="string" office:string-value="9B09E499">
            <text:p>9B09E499</text:p>
          </table:table-cell>
          <table:table-cell table:style-name="ce1" table:formula="of:=CONCATENATE([.E158];MID([.A124];3;2);DEC2HEX((HEX2DEC(MID([.A124];5;2))-3+256*((HEX2DEC(MID([.A124];5;2))-3)&lt;0));2);MID([.A124];7;2))" office:value-type="string" office:string-value="9BAD00CC">
            <text:p>9BAD00CC</text:p>
          </table:table-cell>
          <table:table-cell/>
          <table:table-cell table:style-name="ce1" table:formula="of:=MID([.A158];3;2)" office:value-type="string" office:string-value="5C">
            <text:p>5C</text:p>
          </table:table-cell>
          <table:table-cell table:style-name="ce1" table:formula="of:=MID([.A158];5;2)" office:value-type="string" office:string-value="F8">
            <text:p>F8</text:p>
          </table:table-cell>
          <table:table-cell table:formula="of:=IF((HEX2DEC([.Y158])-HEX2DEC([.Y157]))&gt;0;HEX2DEC([.Y158])-HEX2DEC([.Y157]);HEX2DEC([.Y158])-HEX2DEC([.Y157])+256)" office:value-type="float" office:value="181">
            <text:p>181</text:p>
          </table:table-cell>
          <table:table-cell table:formula="of:=IF((HEX2DEC([.Z158])-HEX2DEC([.Z157]))&gt;0;HEX2DEC([.Z158])-HEX2DEC([.Z157]);HEX2DEC([.Z158])-HEX2DEC([.Z15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CF0A955</text:p>
          </table:table-cell>
          <table:table-cell office:value-type="string">
            <text:p>9C03C0CC</text:p>
          </table:table-cell>
          <table:table-cell table:formula="of:=DEC2HEX(HEX2DEC([.C160])-1)" office:value-type="string" office:string-value="3C">
            <text:p>3C</text:p>
          </table:table-cell>
          <table:table-cell table:style-name="ce1" table:formula="of:=CONCATENATE([.C159];MID([.A159];3;2);DEC2HEX(HEX2DEC(MID([.A159];5;2))-63+256*((HEX2DEC(MID([.A159];5;2))-63)&lt;0));MID([.A159];7;2))" office:value-type="string" office:string-value="3CF06A55">
            <text:p>3CF06A55</text:p>
          </table:table-cell>
          <table:table-cell table:formula="of:=DEC2HEX(HEX2DEC([.E158])+1)" office:value-type="string" office:string-value="9C">
            <text:p>9C</text:p>
          </table:table-cell>
          <table:table-cell table:style-name="ce1" table:formula="of:=CONCATENATE([.E159];MID([.A97];3;2);DEC2HEX((HEX2DEC(MID([.A97];5;2))-2+256*((HEX2DEC(MID([.A97];5;2))-2)&lt;0));2);MID([.A97];7;2))" office:value-type="string" office:string-value="9C7CFABB">
            <text:p>9C7CFABB</text:p>
          </table:table-cell>
          <table:table-cell table:style-name="ce1" table:formula="of:=CONCATENATE([.E159];MID([.A350];3;2);DEC2HEX((HEX2DEC(MID([.A350];5;2))-2+256*((HEX2DEC(MID([.A350];5;2))-2)&lt;0));2);MID([.A350];7;2))" office:value-type="string" office:string-value="9C90A622">
            <text:p>9C90A622</text:p>
          </table:table-cell>
          <table:table-cell table:style-name="ce1" table:formula="of:=CONCATENATE([.E159];MID([.A351];3;2);DEC2HEX((HEX2DEC(MID([.A351];5;2))-2+256*((HEX2DEC(MID([.A351];5;2))-2)&lt;0));2);MID([.A351];7;2))" office:value-type="string" office:string-value="9C34C255">
            <text:p>9C34C255</text:p>
          </table:table-cell>
          <table:table-cell table:style-name="ce1" table:formula="of:=CONCATENATE([.E159];MID([.A92];3;2);DEC2HEX((HEX2DEC(MID([.A92];5;2))-2+256*((HEX2DEC(MID([.A92];5;2))-2)&lt;0));2);MID([.A92];7;2))" office:value-type="string" office:string-value="9C47D9CC">
            <text:p>9C47D9CC</text:p>
          </table:table-cell>
          <table:table-cell table:style-name="ce1" table:formula="of:=CONCATENATE([.E159];MID([.A93];3;2);DEC2HEX((HEX2DEC(MID([.A93];5;2))-2+256*((HEX2DEC(MID([.A93];5;2))-2)&lt;0));2);MID([.A93];7;2))" office:value-type="string" office:string-value="9CEBF5FF">
            <text:p>9CEBF5FF</text:p>
          </table:table-cell>
          <table:table-cell table:style-name="ce1" table:formula="of:=CONCATENATE([.E159];MID([.A90];3;2);DEC2HEX((HEX2DEC(MID([.A90];5;2))-2+256*((HEX2DEC(MID([.A90];5;2))-2)&lt;0));2);MID([.A90];7;2))" office:value-type="string" office:string-value="9C0F0C66">
            <text:p>9C0F0C66</text:p>
          </table:table-cell>
          <table:table-cell table:style-name="ce1" table:formula="of:=CONCATENATE([.E159];MID([.A91];3;2);DEC2HEX((HEX2DEC(MID([.A91];5;2))-2+256*((HEX2DEC(MID([.A91];5;2))-2)&lt;0));2);MID([.A91];7;2))" office:value-type="string" office:string-value="9CA3BD99">
            <text:p>9CA3BD99</text:p>
          </table:table-cell>
          <table:table-cell/>
          <table:table-cell table:style-name="ce1" table:formula="of:=CONCATENATE([.E159];MID([.A292];3;2);DEC2HEX((HEX2DEC(MID([.A292];5;2))-4+256*((HEX2DEC(MID([.A292];5;2))-4)&lt;0));2);MID([.A292];7;2))" office:value-type="string" office:string-value="9CADFC44">
            <text:p>9CADFC44</text:p>
          </table:table-cell>
          <table:table-cell table:style-name="ce1" table:formula="of:=CONCATENATE([.E159];MID([.A37];3;2);DEC2HEX((HEX2DEC(MID([.A37];5;2))-4+256*((HEX2DEC(MID([.A37];5;2))-4)&lt;0));2);MID([.A37];7;2))" office:value-type="string" office:string-value="9C41AD77">
            <text:p>9C41AD77</text:p>
          </table:table-cell>
          <table:table-cell table:style-name="ce1" table:formula="of:=CONCATENATE([.E159];MID([.A130];3;2);DEC2HEX((HEX2DEC(MID([.A130];5;2))-3+256*((HEX2DEC(MID([.A130];5;2))-3)&lt;0));2);MID([.A130];7;2))" office:value-type="string" office:string-value="9C76D2EE">
            <text:p>9C76D2EE</text:p>
          </table:table-cell>
          <table:table-cell table:style-name="ce1" table:formula="of:=CONCATENATE([.E159];MID([.A131];3;2);DEC2HEX((HEX2DEC(MID([.A131];5;2))-3+256*((HEX2DEC(MID([.A131];5;2))-3)&lt;0));2);MID([.A131];7;2))" office:value-type="string" office:string-value="9C2BEE11">
            <text:p>9C2BEE11</text:p>
          </table:table-cell>
          <table:table-cell table:formula="of:=CONCATENATE([.E159];MID([.A128];3;2);DEC2HEX((HEX2DEC(MID([.A128];5;2))-3+256*((HEX2DEC(MID([.A128];5;2))-3)&lt;0));2);MID([.A128];7;2))" office:value-type="string" office:string-value="9C3E0588">
            <text:p>9C3E0588</text:p>
          </table:table-cell>
          <table:table-cell table:style-name="ce1" table:formula="of:=CONCATENATE([.E159];MID([.A385];3;2);DEC2HEX((HEX2DEC(MID([.A385];5;2))-3+256*((HEX2DEC(MID([.A385];5;2))-3)&lt;0));2);MID([.A385];7;2))" office:value-type="string" office:string-value="9CD2B6BB">
            <text:p>9CD2B6BB</text:p>
          </table:table-cell>
          <table:table-cell table:style-name="ce1" table:formula="of:=CONCATENATE([.E159];MID([.A126];3;2);DEC2HEX((HEX2DEC(MID([.A126];5;2))-3+256*((HEX2DEC(MID([.A126];5;2))-3)&lt;0));2);MID([.A126];7;2))" office:value-type="string" office:string-value="9CF6CD22">
            <text:p>9CF6CD22</text:p>
          </table:table-cell>
          <table:table-cell table:style-name="ce1" table:formula="of:=CONCATENATE([.E159];MID([.A127];3;2);DEC2HEX((HEX2DEC(MID([.A127];5;2))-3+256*((HEX2DEC(MID([.A127];5;2))-3)&lt;0));2);MID([.A127];7;2))" office:value-type="string" office:string-value="9C9AE955">
            <text:p>9C9AE955</text:p>
          </table:table-cell>
          <table:table-cell table:style-name="ce6" table:formula="of:=CONCATENATE([.E159];MID([.A380];3;2);DEC2HEX((HEX2DEC(MID([.A380];5;2))-3+256*((HEX2DEC(MID([.A380];5;2))-3)&lt;0));2);MID([.A380];7;2))" office:value-type="string" office:string-value="9CAD00CC">
            <text:p>9CAD00CC</text:p>
          </table:table-cell>
          <table:table-cell table:style-name="ce1" table:formula="of:=CONCATENATE([.E159];MID([.A125];3;2);DEC2HEX((HEX2DEC(MID([.A125];5;2))-3+256*((HEX2DEC(MID([.A125];5;2))-3)&lt;0));2);MID([.A125];7;2))" office:value-type="string" office:string-value="9C41B1FF">
            <text:p>9C41B1FF</text:p>
          </table:table-cell>
          <table:table-cell/>
          <table:table-cell table:style-name="ce1" table:formula="of:=MID([.A159];3;2)" office:value-type="string" office:string-value="F0">
            <text:p>F0</text:p>
          </table:table-cell>
          <table:table-cell table:style-name="ce1" table:formula="of:=MID([.A159];5;2)" office:value-type="string" office:string-value="A9">
            <text:p>A9</text:p>
          </table:table-cell>
          <table:table-cell table:formula="of:=IF((HEX2DEC([.Y159])-HEX2DEC([.Y158]))&gt;0;HEX2DEC([.Y159])-HEX2DEC([.Y158]);HEX2DEC([.Y159])-HEX2DEC([.Y158])+256)" office:value-type="float" office:value="148">
            <text:p>148</text:p>
          </table:table-cell>
          <table:table-cell table:formula="of:=IF((HEX2DEC([.Z159])-HEX2DEC([.Z158]))&gt;0;HEX2DEC([.Z159])-HEX2DEC([.Z158]);HEX2DEC([.Z159])-HEX2DEC([.Z15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D94C588</text:p>
          </table:table-cell>
          <table:table-cell office:value-type="string">
            <text:p>9DA7DCFF</text:p>
          </table:table-cell>
          <table:table-cell table:formula="of:=DEC2HEX(HEX2DEC([.C161])-1)" office:value-type="string" office:string-value="3D">
            <text:p>3D</text:p>
          </table:table-cell>
          <table:table-cell table:style-name="ce1" table:formula="of:=CONCATENATE([.C160];MID([.A160];3;2);DEC2HEX(HEX2DEC(MID([.A160];5;2))-63+256*((HEX2DEC(MID([.A160];5;2))-63)&lt;0));MID([.A160];7;2))" office:value-type="string" office:string-value="3D948688">
            <text:p>3D948688</text:p>
          </table:table-cell>
          <table:table-cell table:formula="of:=DEC2HEX(HEX2DEC([.E159])+1)" office:value-type="string" office:string-value="9D">
            <text:p>9D</text:p>
          </table:table-cell>
          <table:table-cell table:style-name="ce1" table:formula="of:=CONCATENATE([.E160];MID([.A98];3;2);DEC2HEX((HEX2DEC(MID([.A98];5;2))-2+256*((HEX2DEC(MID([.A98];5;2))-2)&lt;0));2);MID([.A98];7;2))" office:value-type="string" office:string-value="9D10ABEE">
            <text:p>9D10ABEE</text:p>
          </table:table-cell>
          <table:table-cell table:style-name="ce1" table:formula="of:=CONCATENATE([.E160];MID([.A351];3;2);DEC2HEX((HEX2DEC(MID([.A351];5;2))-2+256*((HEX2DEC(MID([.A351];5;2))-2)&lt;0));2);MID([.A351];7;2))" office:value-type="string" office:string-value="9D34C255">
            <text:p>9D34C255</text:p>
          </table:table-cell>
          <table:table-cell table:style-name="ce1" table:formula="of:=CONCATENATE([.E160];MID([.A352];3;2);DEC2HEX((HEX2DEC(MID([.A352];5;2))-2+256*((HEX2DEC(MID([.A352];5;2))-2)&lt;0));2);MID([.A352];7;2))" office:value-type="string" office:string-value="9DD8DE88">
            <text:p>9DD8DE88</text:p>
          </table:table-cell>
          <table:table-cell table:style-name="ce1" table:formula="of:=CONCATENATE([.E160];MID([.A93];3;2);DEC2HEX((HEX2DEC(MID([.A93];5;2))-2+256*((HEX2DEC(MID([.A93];5;2))-2)&lt;0));2);MID([.A93];7;2))" office:value-type="string" office:string-value="9DEBF5FF">
            <text:p>9DEBF5FF</text:p>
          </table:table-cell>
          <table:table-cell table:style-name="ce1" table:formula="of:=CONCATENATE([.E160];MID([.A94];3;2);DEC2HEX((HEX2DEC(MID([.A94];5;2))-2+256*((HEX2DEC(MID([.A94];5;2))-2)&lt;0));2);MID([.A94];7;2))" office:value-type="string" office:string-value="9D90A622">
            <text:p>9D90A622</text:p>
          </table:table-cell>
          <table:table-cell table:style-name="ce1" table:formula="of:=CONCATENATE([.E160];MID([.A91];3;2);DEC2HEX((HEX2DEC(MID([.A91];5;2))-2+256*((HEX2DEC(MID([.A91];5;2))-2)&lt;0));2);MID([.A91];7;2))" office:value-type="string" office:string-value="9DA3BD99">
            <text:p>9DA3BD99</text:p>
          </table:table-cell>
          <table:table-cell table:style-name="ce1" table:formula="of:=CONCATENATE([.E160];MID([.A92];3;2);DEC2HEX((HEX2DEC(MID([.A92];5;2))-2+256*((HEX2DEC(MID([.A92];5;2))-2)&lt;0));2);MID([.A92];7;2))" office:value-type="string" office:string-value="9D47D9CC">
            <text:p>9D47D9CC</text:p>
          </table:table-cell>
          <table:table-cell/>
          <table:table-cell table:style-name="ce1" table:formula="of:=CONCATENATE([.E160];MID([.A293];3;2);DEC2HEX((HEX2DEC(MID([.A293];5;2))-4+256*((HEX2DEC(MID([.A293];5;2))-4)&lt;0));2);MID([.A293];7;2))" office:value-type="string" office:string-value="9D41AD77">
            <text:p>9D41AD77</text:p>
          </table:table-cell>
          <table:table-cell table:style-name="ce1" table:formula="of:=CONCATENATE([.E160];MID([.A38];3;2);DEC2HEX((HEX2DEC(MID([.A38];5;2))-4+256*((HEX2DEC(MID([.A38];5;2))-4)&lt;0));2);MID([.A38];7;2))" office:value-type="string" office:string-value="9DE5C9AA">
            <text:p>9DE5C9AA</text:p>
          </table:table-cell>
          <table:table-cell table:style-name="ce1" table:formula="of:=CONCATENATE([.E160];MID([.A131];3;2);DEC2HEX((HEX2DEC(MID([.A131];5;2))-3+256*((HEX2DEC(MID([.A131];5;2))-3)&lt;0));2);MID([.A131];7;2))" office:value-type="string" office:string-value="9D2BEE11">
            <text:p>9D2BEE11</text:p>
          </table:table-cell>
          <table:table-cell table:style-name="ce1" table:formula="of:=CONCATENATE([.E160];MID([.A132];3;2);DEC2HEX((HEX2DEC(MID([.A132];5;2))-3+256*((HEX2DEC(MID([.A132];5;2))-3)&lt;0));2);MID([.A132];7;2))" office:value-type="string" office:string-value="9DCF0A44">
            <text:p>9DCF0A44</text:p>
          </table:table-cell>
          <table:table-cell table:formula="of:=CONCATENATE([.E160];MID([.A129];3;2);DEC2HEX((HEX2DEC(MID([.A129];5;2))-3+256*((HEX2DEC(MID([.A129];5;2))-3)&lt;0));2);MID([.A129];7;2))" office:value-type="string" office:string-value="9DD2B6BB">
            <text:p>9DD2B6BB</text:p>
          </table:table-cell>
          <table:table-cell table:style-name="ce1" table:formula="of:=CONCATENATE([.E160];MID([.A386];3;2);DEC2HEX((HEX2DEC(MID([.A386];5;2))-3+256*((HEX2DEC(MID([.A386];5;2))-3)&lt;0));2);MID([.A386];7;2))" office:value-type="string" office:string-value="9D76D2EE">
            <text:p>9D76D2EE</text:p>
          </table:table-cell>
          <table:table-cell table:style-name="ce1" table:formula="of:=CONCATENATE([.E160];MID([.A127];3;2);DEC2HEX((HEX2DEC(MID([.A127];5;2))-3+256*((HEX2DEC(MID([.A127];5;2))-3)&lt;0));2);MID([.A127];7;2))" office:value-type="string" office:string-value="9D9AE955">
            <text:p>9D9AE955</text:p>
          </table:table-cell>
          <table:table-cell table:style-name="ce1" table:formula="of:=CONCATENATE([.E160];MID([.A128];3;2);DEC2HEX((HEX2DEC(MID([.A128];5;2))-3+256*((HEX2DEC(MID([.A128];5;2))-3)&lt;0));2);MID([.A128];7;2))" office:value-type="string" office:string-value="9D3E0588">
            <text:p>9D3E0588</text:p>
          </table:table-cell>
          <table:table-cell table:style-name="ce6" table:formula="of:=CONCATENATE([.E160];MID([.A381];3;2);DEC2HEX((HEX2DEC(MID([.A381];5;2))-3+256*((HEX2DEC(MID([.A381];5;2))-3)&lt;0));2);MID([.A381];7;2))" office:value-type="string" office:string-value="9D41B1FF">
            <text:p>9D41B1FF</text:p>
          </table:table-cell>
          <table:table-cell table:style-name="ce1" table:formula="of:=CONCATENATE([.E160];MID([.A126];3;2);DEC2HEX((HEX2DEC(MID([.A126];5;2))-3+256*((HEX2DEC(MID([.A126];5;2))-3)&lt;0));2);MID([.A126];7;2))" office:value-type="string" office:string-value="9DF6CD22">
            <text:p>9DF6CD22</text:p>
          </table:table-cell>
          <table:table-cell/>
          <table:table-cell table:style-name="ce1" table:formula="of:=MID([.A160];3;2)" office:value-type="string" office:string-value="94">
            <text:p>94</text:p>
          </table:table-cell>
          <table:table-cell table:style-name="ce1" table:formula="of:=MID([.A160];5;2)" office:value-type="string" office:string-value="C5">
            <text:p>C5</text:p>
          </table:table-cell>
          <table:table-cell table:formula="of:=IF((HEX2DEC([.Y160])-HEX2DEC([.Y159]))&gt;0;HEX2DEC([.Y160])-HEX2DEC([.Y159]);HEX2DEC([.Y160])-HEX2DEC([.Y159])+256)" office:value-type="float" office:value="164">
            <text:p>164</text:p>
          </table:table-cell>
          <table:table-cell table:formula="of:=IF((HEX2DEC([.Z160])-HEX2DEC([.Z159]))&gt;0;HEX2DEC([.Z160])-HEX2DEC([.Z159]);HEX2DEC([.Z160])-HEX2DEC([.Z15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E38E1BB</text:p>
          </table:table-cell>
          <table:table-cell office:value-type="string">
            <text:p>9E5CF822</text:p>
          </table:table-cell>
          <table:table-cell table:formula="of:=DEC2HEX(HEX2DEC([.C162])-1)" office:value-type="string" office:string-value="3E">
            <text:p>3E</text:p>
          </table:table-cell>
          <table:table-cell table:style-name="ce1" table:formula="of:=CONCATENATE([.C161];MID([.A161];3;2);DEC2HEX(HEX2DEC(MID([.A161];5;2))-63+256*((HEX2DEC(MID([.A161];5;2))-63)&lt;0));MID([.A161];7;2))" office:value-type="string" office:string-value="3E38A2BB">
            <text:p>3E38A2BB</text:p>
          </table:table-cell>
          <table:table-cell table:formula="of:=DEC2HEX(HEX2DEC([.E160])+1)" office:value-type="string" office:string-value="9E">
            <text:p>9E</text:p>
          </table:table-cell>
          <table:table-cell table:style-name="ce1" table:formula="of:=CONCATENATE([.E161];MID([.A99];3;2);DEC2HEX((HEX2DEC(MID([.A99];5;2))-2+256*((HEX2DEC(MID([.A99];5;2))-2)&lt;0));2);MID([.A99];7;2))" office:value-type="string" office:string-value="9EC5C711">
            <text:p>9EC5C711</text:p>
          </table:table-cell>
          <table:table-cell table:style-name="ce1" table:formula="of:=CONCATENATE([.E161];MID([.A352];3;2);DEC2HEX((HEX2DEC(MID([.A352];5;2))-2+256*((HEX2DEC(MID([.A352];5;2))-2)&lt;0));2);MID([.A352];7;2))" office:value-type="string" office:string-value="9ED8DE88">
            <text:p>9ED8DE88</text:p>
          </table:table-cell>
          <table:table-cell table:style-name="ce1" table:formula="of:=CONCATENATE([.E161];MID([.A353];3;2);DEC2HEX((HEX2DEC(MID([.A353];5;2))-2+256*((HEX2DEC(MID([.A353];5;2))-2)&lt;0));2);MID([.A353];7;2))" office:value-type="string" office:string-value="9E7CFABB">
            <text:p>9E7CFABB</text:p>
          </table:table-cell>
          <table:table-cell table:style-name="ce1" table:formula="of:=CONCATENATE([.E161];MID([.A94];3;2);DEC2HEX((HEX2DEC(MID([.A94];5;2))-2+256*((HEX2DEC(MID([.A94];5;2))-2)&lt;0));2);MID([.A94];7;2))" office:value-type="string" office:string-value="9E90A622">
            <text:p>9E90A622</text:p>
          </table:table-cell>
          <table:table-cell table:style-name="ce1" table:formula="of:=CONCATENATE([.E161];MID([.A95];3;2);DEC2HEX((HEX2DEC(MID([.A95];5;2))-2+256*((HEX2DEC(MID([.A95];5;2))-2)&lt;0));2);MID([.A95];7;2))" office:value-type="string" office:string-value="9E34C255">
            <text:p>9E34C255</text:p>
          </table:table-cell>
          <table:table-cell table:style-name="ce1" table:formula="of:=CONCATENATE([.E161];MID([.A92];3;2);DEC2HEX((HEX2DEC(MID([.A92];5;2))-2+256*((HEX2DEC(MID([.A92];5;2))-2)&lt;0));2);MID([.A92];7;2))" office:value-type="string" office:string-value="9E47D9CC">
            <text:p>9E47D9CC</text:p>
          </table:table-cell>
          <table:table-cell table:style-name="ce1" table:formula="of:=CONCATENATE([.E161];MID([.A93];3;2);DEC2HEX((HEX2DEC(MID([.A93];5;2))-2+256*((HEX2DEC(MID([.A93];5;2))-2)&lt;0));2);MID([.A93];7;2))" office:value-type="string" office:string-value="9EEBF5FF">
            <text:p>9EEBF5FF</text:p>
          </table:table-cell>
          <table:table-cell/>
          <table:table-cell table:style-name="ce1" table:formula="of:=CONCATENATE([.E161];MID([.A294];3;2);DEC2HEX((HEX2DEC(MID([.A294];5;2))-4+256*((HEX2DEC(MID([.A294];5;2))-4)&lt;0));2);MID([.A294];7;2))" office:value-type="string" office:string-value="9EE5C9AA">
            <text:p>9EE5C9AA</text:p>
          </table:table-cell>
          <table:table-cell table:style-name="ce1" table:formula="of:=CONCATENATE([.E161];MID([.A39];3;2);DEC2HEX((HEX2DEC(MID([.A39];5;2))-4+256*((HEX2DEC(MID([.A39];5;2))-4)&lt;0));2);MID([.A39];7;2))" office:value-type="string" office:string-value="9E89E5DD">
            <text:p>9E89E5DD</text:p>
          </table:table-cell>
          <table:table-cell table:style-name="ce1" table:formula="of:=CONCATENATE([.E161];MID([.A132];3;2);DEC2HEX((HEX2DEC(MID([.A132];5;2))-3+256*((HEX2DEC(MID([.A132];5;2))-3)&lt;0));2);MID([.A132];7;2))" office:value-type="string" office:string-value="9ECF0A44">
            <text:p>9ECF0A44</text:p>
          </table:table-cell>
          <table:table-cell table:style-name="ce1" table:formula="of:=CONCATENATE([.E161];MID([.A133];3;2);DEC2HEX((HEX2DEC(MID([.A133];5;2))-3+256*((HEX2DEC(MID([.A133];5;2))-3)&lt;0));2);MID([.A133];7;2))" office:value-type="string" office:string-value="9E63BB77">
            <text:p>9E63BB77</text:p>
          </table:table-cell>
          <table:table-cell table:formula="of:=CONCATENATE([.E161];MID([.A130];3;2);DEC2HEX((HEX2DEC(MID([.A130];5;2))-3+256*((HEX2DEC(MID([.A130];5;2))-3)&lt;0));2);MID([.A130];7;2))" office:value-type="string" office:string-value="9E76D2EE">
            <text:p>9E76D2EE</text:p>
          </table:table-cell>
          <table:table-cell table:style-name="ce1" table:formula="of:=CONCATENATE([.E161];MID([.A387];3;2);DEC2HEX((HEX2DEC(MID([.A387];5;2))-3+256*((HEX2DEC(MID([.A387];5;2))-3)&lt;0));2);MID([.A387];7;2))" office:value-type="string" office:string-value="9E2BEE11">
            <text:p>9E2BEE11</text:p>
          </table:table-cell>
          <table:table-cell table:style-name="ce1" table:formula="of:=CONCATENATE([.E161];MID([.A128];3;2);DEC2HEX((HEX2DEC(MID([.A128];5;2))-3+256*((HEX2DEC(MID([.A128];5;2))-3)&lt;0));2);MID([.A128];7;2))" office:value-type="string" office:string-value="9E3E0588">
            <text:p>9E3E0588</text:p>
          </table:table-cell>
          <table:table-cell table:style-name="ce1" table:formula="of:=CONCATENATE([.E161];MID([.A129];3;2);DEC2HEX((HEX2DEC(MID([.A129];5;2))-3+256*((HEX2DEC(MID([.A129];5;2))-3)&lt;0));2);MID([.A129];7;2))" office:value-type="string" office:string-value="9ED2B6BB">
            <text:p>9ED2B6BB</text:p>
          </table:table-cell>
          <table:table-cell table:style-name="ce6" table:formula="of:=CONCATENATE([.E161];MID([.A382];3;2);DEC2HEX((HEX2DEC(MID([.A382];5;2))-3+256*((HEX2DEC(MID([.A382];5;2))-3)&lt;0));2);MID([.A382];7;2))" office:value-type="string" office:string-value="9EF6CD22">
            <text:p>9EF6CD22</text:p>
          </table:table-cell>
          <table:table-cell table:style-name="ce1" table:formula="of:=CONCATENATE([.E161];MID([.A127];3;2);DEC2HEX((HEX2DEC(MID([.A127];5;2))-3+256*((HEX2DEC(MID([.A127];5;2))-3)&lt;0));2);MID([.A127];7;2))" office:value-type="string" office:string-value="9E9AE955">
            <text:p>9E9AE955</text:p>
          </table:table-cell>
          <table:table-cell/>
          <table:table-cell table:style-name="ce1" table:formula="of:=MID([.A161];3;2)" office:value-type="string" office:string-value="38">
            <text:p>38</text:p>
          </table:table-cell>
          <table:table-cell table:style-name="ce1" table:formula="of:=MID([.A161];5;2)" office:value-type="string" office:string-value="E1">
            <text:p>E1</text:p>
          </table:table-cell>
          <table:table-cell table:formula="of:=IF((HEX2DEC([.Y161])-HEX2DEC([.Y160]))&gt;0;HEX2DEC([.Y161])-HEX2DEC([.Y160]);HEX2DEC([.Y161])-HEX2DEC([.Y160])+256)" office:value-type="float" office:value="164">
            <text:p>164</text:p>
          </table:table-cell>
          <table:table-cell table:formula="of:=IF((HEX2DEC([.Z161])-HEX2DEC([.Z160]))&gt;0;HEX2DEC([.Z161])-HEX2DEC([.Z160]);HEX2DEC([.Z161])-HEX2DEC([.Z16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9FDCFDEE</text:p>
          </table:table-cell>
          <table:table-cell table:style-name="ce6" table:formula="of:=CONCATENATE(DEC2HEX(HEX2DEC(MID([.B161];1;2))+1);MID([.A159];3;6))" office:value-type="string" office:string-value="9FF0A955">
            <text:p>9FF0A955</text:p>
          </table:table-cell>
          <table:table-cell table:formula="of:=DEC2HEX(HEX2DEC([.C163])-1)" office:value-type="string" office:string-value="3F">
            <text:p>3F</text:p>
          </table:table-cell>
          <table:table-cell table:style-name="ce1" table:formula="of:=CONCATENATE([.C162];MID([.A162];3;2);DEC2HEX(HEX2DEC(MID([.A162];5;2))-63+256*((HEX2DEC(MID([.A162];5;2))-63)&lt;0));MID([.A162];7;2))" office:value-type="string" office:string-value="3FDCBEEE">
            <text:p>3FDCBEEE</text:p>
          </table:table-cell>
          <table:table-cell table:formula="of:=DEC2HEX(HEX2DEC([.E161])+1)" office:value-type="string" office:string-value="9F">
            <text:p>9F</text:p>
          </table:table-cell>
          <table:table-cell table:style-name="ce1" table:formula="of:=CONCATENATE([.E162];MID([.A100];3;2);DEC2HEX((HEX2DEC(MID([.A100];5;2))-2+256*((HEX2DEC(MID([.A100];5;2))-2)&lt;0));2);MID([.A100];7;2))" office:value-type="string" office:string-value="9F69E344">
            <text:p>9F69E344</text:p>
          </table:table-cell>
          <table:table-cell table:style-name="ce1" table:formula="of:=CONCATENATE([.E162];MID([.A353];3;2);DEC2HEX((HEX2DEC(MID([.A353];5;2))-2+256*((HEX2DEC(MID([.A353];5;2))-2)&lt;0));2);MID([.A353];7;2))" office:value-type="string" office:string-value="9F7CFABB">
            <text:p>9F7CFABB</text:p>
          </table:table-cell>
          <table:table-cell table:style-name="ce1" table:formula="of:=CONCATENATE([.E162];MID([.A354];3;2);DEC2HEX((HEX2DEC(MID([.A354];5;2))-2+256*((HEX2DEC(MID([.A354];5;2))-2)&lt;0));2);MID([.A354];7;2))" office:value-type="string" office:string-value="9F10ABEE">
            <text:p>9F10ABEE</text:p>
          </table:table-cell>
          <table:table-cell table:style-name="ce1" table:formula="of:=CONCATENATE([.E162];MID([.A95];3;2);DEC2HEX((HEX2DEC(MID([.A95];5;2))-2+256*((HEX2DEC(MID([.A95];5;2))-2)&lt;0));2);MID([.A95];7;2))" office:value-type="string" office:string-value="9F34C255">
            <text:p>9F34C255</text:p>
          </table:table-cell>
          <table:table-cell table:style-name="ce1" table:formula="of:=CONCATENATE([.E162];MID([.A96];3;2);DEC2HEX((HEX2DEC(MID([.A96];5;2))-2+256*((HEX2DEC(MID([.A96];5;2))-2)&lt;0));2);MID([.A96];7;2))" office:value-type="string" office:string-value="9FD8DE88">
            <text:p>9FD8DE88</text:p>
          </table:table-cell>
          <table:table-cell table:style-name="ce1" table:formula="of:=CONCATENATE([.E162];MID([.A93];3;2);DEC2HEX((HEX2DEC(MID([.A93];5;2))-2+256*((HEX2DEC(MID([.A93];5;2))-2)&lt;0));2);MID([.A93];7;2))" office:value-type="string" office:string-value="9FEBF5FF">
            <text:p>9FEBF5FF</text:p>
          </table:table-cell>
          <table:table-cell table:style-name="ce1" table:formula="of:=CONCATENATE([.E162];MID([.A94];3;2);DEC2HEX((HEX2DEC(MID([.A94];5;2))-2+256*((HEX2DEC(MID([.A94];5;2))-2)&lt;0));2);MID([.A94];7;2))" office:value-type="string" office:string-value="9F90A622">
            <text:p>9F90A622</text:p>
          </table:table-cell>
          <table:table-cell/>
          <table:table-cell table:style-name="ce1" table:formula="of:=CONCATENATE([.E162];MID([.A295];3;2);DEC2HEX((HEX2DEC(MID([.A295];5;2))-4+256*((HEX2DEC(MID([.A295];5;2))-4)&lt;0));2);MID([.A295];7;2))" office:value-type="string" office:string-value="9F89E5DD">
            <text:p>9F89E5DD</text:p>
          </table:table-cell>
          <table:table-cell table:style-name="ce1" table:formula="of:=CONCATENATE([.E162];MID([.A40];3;2);DEC2HEX((HEX2DEC(MID([.A40];5;2))-4+256*((HEX2DEC(MID([.A40];5;2))-4)&lt;0));2);MID([.A40];7;2))" office:value-type="string" office:string-value="9F3E0100">
            <text:p>9F3E0100</text:p>
          </table:table-cell>
          <table:table-cell table:style-name="ce1" table:formula="of:=CONCATENATE([.E162];MID([.A133];3;2);DEC2HEX((HEX2DEC(MID([.A133];5;2))-3+256*((HEX2DEC(MID([.A133];5;2))-3)&lt;0));2);MID([.A133];7;2))" office:value-type="string" office:string-value="9F63BB77">
            <text:p>9F63BB77</text:p>
          </table:table-cell>
          <table:table-cell table:style-name="ce1" table:formula="of:=CONCATENATE([.E162];MID([.A134];3;2);DEC2HEX((HEX2DEC(MID([.A134];5;2))-3+256*((HEX2DEC(MID([.A134];5;2))-3)&lt;0));2);MID([.A134];7;2))" office:value-type="string" office:string-value="9F07D7AA">
            <text:p>9F07D7AA</text:p>
          </table:table-cell>
          <table:table-cell table:formula="of:=CONCATENATE([.E162];MID([.A131];3;2);DEC2HEX((HEX2DEC(MID([.A131];5;2))-3+256*((HEX2DEC(MID([.A131];5;2))-3)&lt;0));2);MID([.A131];7;2))" office:value-type="string" office:string-value="9F2BEE11">
            <text:p>9F2BEE11</text:p>
          </table:table-cell>
          <table:table-cell table:style-name="ce1" table:formula="of:=CONCATENATE([.E162];MID([.A388];3;2);DEC2HEX((HEX2DEC(MID([.A388];5;2))-3+256*((HEX2DEC(MID([.A388];5;2))-3)&lt;0));2);MID([.A388];7;2))" office:value-type="string" office:string-value="9FCF0A44">
            <text:p>9FCF0A44</text:p>
          </table:table-cell>
          <table:table-cell table:style-name="ce1" table:formula="of:=CONCATENATE([.E162];MID([.A129];3;2);DEC2HEX((HEX2DEC(MID([.A129];5;2))-3+256*((HEX2DEC(MID([.A129];5;2))-3)&lt;0));2);MID([.A129];7;2))" office:value-type="string" office:string-value="9FD2B6BB">
            <text:p>9FD2B6BB</text:p>
          </table:table-cell>
          <table:table-cell table:style-name="ce1" table:formula="of:=CONCATENATE([.E162];MID([.A130];3;2);DEC2HEX((HEX2DEC(MID([.A130];5;2))-3+256*((HEX2DEC(MID([.A130];5;2))-3)&lt;0));2);MID([.A130];7;2))" office:value-type="string" office:string-value="9F76D2EE">
            <text:p>9F76D2EE</text:p>
          </table:table-cell>
          <table:table-cell table:style-name="ce6" table:formula="of:=CONCATENATE([.E162];MID([.A383];3;2);DEC2HEX((HEX2DEC(MID([.A383];5;2))-3+256*((HEX2DEC(MID([.A383];5;2))-3)&lt;0));2);MID([.A383];7;2))" office:value-type="string" office:string-value="9F9AE955">
            <text:p>9F9AE955</text:p>
          </table:table-cell>
          <table:table-cell table:style-name="ce1" table:formula="of:=CONCATENATE([.E162];MID([.A128];3;2);DEC2HEX((HEX2DEC(MID([.A128];5;2))-3+256*((HEX2DEC(MID([.A128];5;2))-3)&lt;0));2);MID([.A128];7;2))" office:value-type="string" office:string-value="9F3E0588">
            <text:p>9F3E0588</text:p>
          </table:table-cell>
          <table:table-cell/>
          <table:table-cell table:style-name="ce1" table:formula="of:=MID([.A162];3;2)" office:value-type="string" office:string-value="DC">
            <text:p>DC</text:p>
          </table:table-cell>
          <table:table-cell table:style-name="ce1" table:formula="of:=MID([.A162];5;2)" office:value-type="string" office:string-value="FD">
            <text:p>FD</text:p>
          </table:table-cell>
          <table:table-cell table:formula="of:=IF((HEX2DEC([.Y162])-HEX2DEC([.Y161]))&gt;0;HEX2DEC([.Y162])-HEX2DEC([.Y161]);HEX2DEC([.Y162])-HEX2DEC([.Y161])+256)" office:value-type="float" office:value="164">
            <text:p>164</text:p>
          </table:table-cell>
          <table:table-cell table:formula="of:=IF((HEX2DEC([.Z162])-HEX2DEC([.Z161]))&gt;0;HEX2DEC([.Z162])-HEX2DEC([.Z161]);HEX2DEC([.Z162])-HEX2DEC([.Z16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081AE11</text:p>
          </table:table-cell>
          <table:table-cell office:value-type="string">
            <text:p>A094C588</text:p>
          </table:table-cell>
          <table:table-cell table:formula="of:=DEC2HEX(HEX2DEC([.C164])-1)" office:value-type="string" office:string-value="40">
            <text:p>40</text:p>
          </table:table-cell>
          <table:table-cell table:style-name="ce1" table:formula="of:=CONCATENATE([.C163];MID([.A163];3;2);DEC2HEX(HEX2DEC(MID([.A163];5;2))-63+256*((HEX2DEC(MID([.A163];5;2))-63)&lt;0));MID([.A163];7;2))" office:value-type="string" office:string-value="40816F11">
            <text:p>40816F11</text:p>
          </table:table-cell>
          <table:table-cell table:formula="of:=DEC2HEX(HEX2DEC([.E162])+1)" office:value-type="string" office:string-value="A0">
            <text:p>A0</text:p>
          </table:table-cell>
          <table:table-cell table:style-name="ce1" table:formula="of:=CONCATENATE([.E163];MID([.A101];3;2);DEC2HEX((HEX2DEC(MID([.A101];5;2))-2+256*((HEX2DEC(MID([.A101];5;2))-2)&lt;0));2);MID([.A101];7;2))" office:value-type="string" office:string-value="A00DFF77">
            <text:p>A00DFF77</text:p>
          </table:table-cell>
          <table:table-cell table:style-name="ce1" table:formula="of:=CONCATENATE([.E163];MID([.A354];3;2);DEC2HEX((HEX2DEC(MID([.A354];5;2))-2+256*((HEX2DEC(MID([.A354];5;2))-2)&lt;0));2);MID([.A354];7;2))" office:value-type="string" office:string-value="A010ABEE">
            <text:p>A010ABEE</text:p>
          </table:table-cell>
          <table:table-cell table:style-name="ce1" table:formula="of:=CONCATENATE([.E163];MID([.A355];3;2);DEC2HEX((HEX2DEC(MID([.A355];5;2))-2+256*((HEX2DEC(MID([.A355];5;2))-2)&lt;0));2);MID([.A355];7;2))" office:value-type="string" office:string-value="A0C5C711">
            <text:p>A0C5C711</text:p>
          </table:table-cell>
          <table:table-cell table:style-name="ce1" table:formula="of:=CONCATENATE([.E163];MID([.A96];3;2);DEC2HEX((HEX2DEC(MID([.A96];5;2))-2+256*((HEX2DEC(MID([.A96];5;2))-2)&lt;0));2);MID([.A96];7;2))" office:value-type="string" office:string-value="A0D8DE88">
            <text:p>A0D8DE88</text:p>
          </table:table-cell>
          <table:table-cell table:style-name="ce1" table:formula="of:=CONCATENATE([.E163];MID([.A97];3;2);DEC2HEX((HEX2DEC(MID([.A97];5;2))-2+256*((HEX2DEC(MID([.A97];5;2))-2)&lt;0));2);MID([.A97];7;2))" office:value-type="string" office:string-value="A07CFABB">
            <text:p>A07CFABB</text:p>
          </table:table-cell>
          <table:table-cell table:style-name="ce1" table:formula="of:=CONCATENATE([.E163];MID([.A94];3;2);DEC2HEX((HEX2DEC(MID([.A94];5;2))-2+256*((HEX2DEC(MID([.A94];5;2))-2)&lt;0));2);MID([.A94];7;2))" office:value-type="string" office:string-value="A090A622">
            <text:p>A090A622</text:p>
          </table:table-cell>
          <table:table-cell table:style-name="ce1" table:formula="of:=CONCATENATE([.E163];MID([.A95];3;2);DEC2HEX((HEX2DEC(MID([.A95];5;2))-2+256*((HEX2DEC(MID([.A95];5;2))-2)&lt;0));2);MID([.A95];7;2))" office:value-type="string" office:string-value="A034C255">
            <text:p>A034C255</text:p>
          </table:table-cell>
          <table:table-cell/>
          <table:table-cell table:style-name="ce1" table:formula="of:=CONCATENATE([.E163];MID([.A296];3;2);DEC2HEX((HEX2DEC(MID([.A296];5;2))-4+256*((HEX2DEC(MID([.A296];5;2))-4)&lt;0));2);MID([.A296];7;2))" office:value-type="string" office:string-value="A03E0100">
            <text:p>A03E0100</text:p>
          </table:table-cell>
          <table:table-cell table:style-name="ce1" table:formula="of:=CONCATENATE([.E163];MID([.A41];3;2);DEC2HEX((HEX2DEC(MID([.A41];5;2))-4+256*((HEX2DEC(MID([.A41];5;2))-4)&lt;0));2);MID([.A41];7;2))" office:value-type="string" office:string-value="A0D2B233">
            <text:p>A0D2B233</text:p>
          </table:table-cell>
          <table:table-cell table:style-name="ce1" table:formula="of:=CONCATENATE([.E163];MID([.A134];3;2);DEC2HEX((HEX2DEC(MID([.A134];5;2))-3+256*((HEX2DEC(MID([.A134];5;2))-3)&lt;0));2);MID([.A134];7;2))" office:value-type="string" office:string-value="A007D7AA">
            <text:p>A007D7AA</text:p>
          </table:table-cell>
          <table:table-cell table:style-name="ce1" table:formula="of:=CONCATENATE([.E163];MID([.A135];3;2);DEC2HEX((HEX2DEC(MID([.A135];5;2))-3+256*((HEX2DEC(MID([.A135];5;2))-3)&lt;0));2);MID([.A135];7;2))" office:value-type="string" office:string-value="A0ABF3DD">
            <text:p>A0ABF3DD</text:p>
          </table:table-cell>
          <table:table-cell table:formula="of:=CONCATENATE([.E163];MID([.A132];3;2);DEC2HEX((HEX2DEC(MID([.A132];5;2))-3+256*((HEX2DEC(MID([.A132];5;2))-3)&lt;0));2);MID([.A132];7;2))" office:value-type="string" office:string-value="A0CF0A44">
            <text:p>A0CF0A44</text:p>
          </table:table-cell>
          <table:table-cell table:style-name="ce1" table:formula="of:=CONCATENATE([.E163];MID([.A389];3;2);DEC2HEX((HEX2DEC(MID([.A389];5;2))-3+256*((HEX2DEC(MID([.A389];5;2))-3)&lt;0));2);MID([.A389];7;2))" office:value-type="string" office:string-value="A063BB77">
            <text:p>A063BB77</text:p>
          </table:table-cell>
          <table:table-cell table:style-name="ce1" table:formula="of:=CONCATENATE([.E163];MID([.A130];3;2);DEC2HEX((HEX2DEC(MID([.A130];5;2))-3+256*((HEX2DEC(MID([.A130];5;2))-3)&lt;0));2);MID([.A130];7;2))" office:value-type="string" office:string-value="A076D2EE">
            <text:p>A076D2EE</text:p>
          </table:table-cell>
          <table:table-cell table:style-name="ce1" table:formula="of:=CONCATENATE([.E163];MID([.A131];3;2);DEC2HEX((HEX2DEC(MID([.A131];5;2))-3+256*((HEX2DEC(MID([.A131];5;2))-3)&lt;0));2);MID([.A131];7;2))" office:value-type="string" office:string-value="A02BEE11">
            <text:p>A02BEE11</text:p>
          </table:table-cell>
          <table:table-cell table:style-name="ce6" table:formula="of:=CONCATENATE([.E163];MID([.A384];3;2);DEC2HEX((HEX2DEC(MID([.A384];5;2))-3+256*((HEX2DEC(MID([.A384];5;2))-3)&lt;0));2);MID([.A384];7;2))" office:value-type="string" office:string-value="A03E0588">
            <text:p>A03E0588</text:p>
          </table:table-cell>
          <table:table-cell table:style-name="ce1" table:formula="of:=CONCATENATE([.E163];MID([.A129];3;2);DEC2HEX((HEX2DEC(MID([.A129];5;2))-3+256*((HEX2DEC(MID([.A129];5;2))-3)&lt;0));2);MID([.A129];7;2))" office:value-type="string" office:string-value="A0D2B6BB">
            <text:p>A0D2B6BB</text:p>
          </table:table-cell>
          <table:table-cell/>
          <table:table-cell table:style-name="ce1" table:formula="of:=MID([.A163];3;2)" office:value-type="string" office:string-value="81">
            <text:p>81</text:p>
          </table:table-cell>
          <table:table-cell table:style-name="ce1" table:formula="of:=MID([.A163];5;2)" office:value-type="string" office:string-value="AE">
            <text:p>AE</text:p>
          </table:table-cell>
          <table:table-cell table:formula="of:=IF((HEX2DEC([.Y163])-HEX2DEC([.Y162]))&gt;0;HEX2DEC([.Y163])-HEX2DEC([.Y162]);HEX2DEC([.Y163])-HEX2DEC([.Y162])+256)" office:value-type="float" office:value="165">
            <text:p>165</text:p>
          </table:table-cell>
          <table:table-cell table:formula="of:=IF((HEX2DEC([.Z163])-HEX2DEC([.Z162]))&gt;0;HEX2DEC([.Z163])-HEX2DEC([.Z162]);HEX2DEC([.Z163])-HEX2DEC([.Z16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125CA44</text:p>
          </table:table-cell>
          <table:table-cell office:value-type="string">
            <text:p>A138E1BB</text:p>
          </table:table-cell>
          <table:table-cell table:formula="of:=DEC2HEX(HEX2DEC([.C165])-1)" office:value-type="string" office:string-value="41">
            <text:p>41</text:p>
          </table:table-cell>
          <table:table-cell table:style-name="ce1" table:formula="of:=CONCATENATE([.C164];MID([.A164];3;2);DEC2HEX(HEX2DEC(MID([.A164];5;2))-63+256*((HEX2DEC(MID([.A164];5;2))-63)&lt;0));MID([.A164];7;2))" office:value-type="string" office:string-value="41258B44">
            <text:p>41258B44</text:p>
          </table:table-cell>
          <table:table-cell table:formula="of:=DEC2HEX(HEX2DEC([.E163])+1)" office:value-type="string" office:string-value="A1">
            <text:p>A1</text:p>
          </table:table-cell>
          <table:table-cell table:style-name="ce1" table:formula="of:=CONCATENATE([.E164];MID([.A102];3;2);DEC2HEX((HEX2DEC(MID([.A102];5;2))-2+256*((HEX2DEC(MID([.A102];5;2))-2)&lt;0));2);MID([.A102];7;2))" office:value-type="string" office:string-value="A1A1B0AA">
            <text:p>A1A1B0AA</text:p>
          </table:table-cell>
          <table:table-cell table:style-name="ce1" table:formula="of:=CONCATENATE([.E164];MID([.A355];3;2);DEC2HEX((HEX2DEC(MID([.A355];5;2))-2+256*((HEX2DEC(MID([.A355];5;2))-2)&lt;0));2);MID([.A355];7;2))" office:value-type="string" office:string-value="A1C5C711">
            <text:p>A1C5C711</text:p>
          </table:table-cell>
          <table:table-cell table:style-name="ce1" table:formula="of:=CONCATENATE([.E164];MID([.A356];3;2);DEC2HEX((HEX2DEC(MID([.A356];5;2))-2+256*((HEX2DEC(MID([.A356];5;2))-2)&lt;0));2);MID([.A356];7;2))" office:value-type="string" office:string-value="A169E344">
            <text:p>A169E344</text:p>
          </table:table-cell>
          <table:table-cell table:style-name="ce1" table:formula="of:=CONCATENATE([.E164];MID([.A97];3;2);DEC2HEX((HEX2DEC(MID([.A97];5;2))-2+256*((HEX2DEC(MID([.A97];5;2))-2)&lt;0));2);MID([.A97];7;2))" office:value-type="string" office:string-value="A17CFABB">
            <text:p>A17CFABB</text:p>
          </table:table-cell>
          <table:table-cell table:style-name="ce1" table:formula="of:=CONCATENATE([.E164];MID([.A98];3;2);DEC2HEX((HEX2DEC(MID([.A98];5;2))-2+256*((HEX2DEC(MID([.A98];5;2))-2)&lt;0));2);MID([.A98];7;2))" office:value-type="string" office:string-value="A110ABEE">
            <text:p>A110ABEE</text:p>
          </table:table-cell>
          <table:table-cell table:style-name="ce1" table:formula="of:=CONCATENATE([.E164];MID([.A95];3;2);DEC2HEX((HEX2DEC(MID([.A95];5;2))-2+256*((HEX2DEC(MID([.A95];5;2))-2)&lt;0));2);MID([.A95];7;2))" office:value-type="string" office:string-value="A134C255">
            <text:p>A134C255</text:p>
          </table:table-cell>
          <table:table-cell table:style-name="ce1" table:formula="of:=CONCATENATE([.E164];MID([.A96];3;2);DEC2HEX((HEX2DEC(MID([.A96];5;2))-2+256*((HEX2DEC(MID([.A96];5;2))-2)&lt;0));2);MID([.A96];7;2))" office:value-type="string" office:string-value="A1D8DE88">
            <text:p>A1D8DE88</text:p>
          </table:table-cell>
          <table:table-cell/>
          <table:table-cell table:style-name="ce1" table:formula="of:=CONCATENATE([.E164];MID([.A297];3;2);DEC2HEX((HEX2DEC(MID([.A297];5;2))-4+256*((HEX2DEC(MID([.A297];5;2))-4)&lt;0));2);MID([.A297];7;2))" office:value-type="string" office:string-value="A1D2B233">
            <text:p>A1D2B233</text:p>
          </table:table-cell>
          <table:table-cell table:style-name="ce1" table:formula="of:=CONCATENATE([.E164];MID([.A42];3;2);DEC2HEX((HEX2DEC(MID([.A42];5;2))-4+256*((HEX2DEC(MID([.A42];5;2))-4)&lt;0));2);MID([.A42];7;2))" office:value-type="string" office:string-value="A176CE66">
            <text:p>A176CE66</text:p>
          </table:table-cell>
          <table:table-cell table:style-name="ce1" table:formula="of:=CONCATENATE([.E164];MID([.A135];3;2);DEC2HEX((HEX2DEC(MID([.A135];5;2))-3+256*((HEX2DEC(MID([.A135];5;2))-3)&lt;0));2);MID([.A135];7;2))" office:value-type="string" office:string-value="A1ABF3DD">
            <text:p>A1ABF3DD</text:p>
          </table:table-cell>
          <table:table-cell table:style-name="ce1" table:formula="of:=CONCATENATE([.E164];MID([.A136];3;2);DEC2HEX((HEX2DEC(MID([.A136];5;2))-3+256*((HEX2DEC(MID([.A136];5;2))-3)&lt;0));2);MID([.A136];7;2))" office:value-type="string" office:string-value="A150A400">
            <text:p>A150A400</text:p>
          </table:table-cell>
          <table:table-cell table:formula="of:=CONCATENATE([.E164];MID([.A133];3;2);DEC2HEX((HEX2DEC(MID([.A133];5;2))-3+256*((HEX2DEC(MID([.A133];5;2))-3)&lt;0));2);MID([.A133];7;2))" office:value-type="string" office:string-value="A163BB77">
            <text:p>A163BB77</text:p>
          </table:table-cell>
          <table:table-cell table:style-name="ce1" table:formula="of:=CONCATENATE([.E164];MID([.A390];3;2);DEC2HEX((HEX2DEC(MID([.A390];5;2))-3+256*((HEX2DEC(MID([.A390];5;2))-3)&lt;0));2);MID([.A390];7;2))" office:value-type="string" office:string-value="A107D7AA">
            <text:p>A107D7AA</text:p>
          </table:table-cell>
          <table:table-cell table:style-name="ce1" table:formula="of:=CONCATENATE([.E164];MID([.A131];3;2);DEC2HEX((HEX2DEC(MID([.A131];5;2))-3+256*((HEX2DEC(MID([.A131];5;2))-3)&lt;0));2);MID([.A131];7;2))" office:value-type="string" office:string-value="A12BEE11">
            <text:p>A12BEE11</text:p>
          </table:table-cell>
          <table:table-cell table:style-name="ce1" table:formula="of:=CONCATENATE([.E164];MID([.A132];3;2);DEC2HEX((HEX2DEC(MID([.A132];5;2))-3+256*((HEX2DEC(MID([.A132];5;2))-3)&lt;0));2);MID([.A132];7;2))" office:value-type="string" office:string-value="A1CF0A44">
            <text:p>A1CF0A44</text:p>
          </table:table-cell>
          <table:table-cell table:style-name="ce6" table:formula="of:=CONCATENATE([.E164];MID([.A385];3;2);DEC2HEX((HEX2DEC(MID([.A385];5;2))-3+256*((HEX2DEC(MID([.A385];5;2))-3)&lt;0));2);MID([.A385];7;2))" office:value-type="string" office:string-value="A1D2B6BB">
            <text:p>A1D2B6BB</text:p>
          </table:table-cell>
          <table:table-cell table:style-name="ce1" table:formula="of:=CONCATENATE([.E164];MID([.A130];3;2);DEC2HEX((HEX2DEC(MID([.A130];5;2))-3+256*((HEX2DEC(MID([.A130];5;2))-3)&lt;0));2);MID([.A130];7;2))" office:value-type="string" office:string-value="A176D2EE">
            <text:p>A176D2EE</text:p>
          </table:table-cell>
          <table:table-cell/>
          <table:table-cell table:style-name="ce1" table:formula="of:=MID([.A164];3;2)" office:value-type="string" office:string-value="25">
            <text:p>25</text:p>
          </table:table-cell>
          <table:table-cell table:style-name="ce1" table:formula="of:=MID([.A164];5;2)" office:value-type="string" office:string-value="CA">
            <text:p>CA</text:p>
          </table:table-cell>
          <table:table-cell table:formula="of:=IF((HEX2DEC([.Y164])-HEX2DEC([.Y163]))&gt;0;HEX2DEC([.Y164])-HEX2DEC([.Y163]);HEX2DEC([.Y164])-HEX2DEC([.Y163])+256)" office:value-type="float" office:value="164">
            <text:p>164</text:p>
          </table:table-cell>
          <table:table-cell table:formula="of:=IF((HEX2DEC([.Z164])-HEX2DEC([.Z163]))&gt;0;HEX2DEC([.Z164])-HEX2DEC([.Z163]);HEX2DEC([.Z164])-HEX2DEC([.Z16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2C9E677</text:p>
          </table:table-cell>
          <table:table-cell office:value-type="string">
            <text:p>A2DCFDEE</text:p>
          </table:table-cell>
          <table:table-cell table:formula="of:=DEC2HEX(HEX2DEC([.C166])-1)" office:value-type="string" office:string-value="42">
            <text:p>42</text:p>
          </table:table-cell>
          <table:table-cell table:style-name="ce1" table:formula="of:=CONCATENATE([.C165];MID([.A165];3;2);DEC2HEX(HEX2DEC(MID([.A165];5;2))-63+256*((HEX2DEC(MID([.A165];5;2))-63)&lt;0));MID([.A165];7;2))" office:value-type="string" office:string-value="42C9A777">
            <text:p>42C9A777</text:p>
          </table:table-cell>
          <table:table-cell table:formula="of:=DEC2HEX(HEX2DEC([.E164])+1)" office:value-type="string" office:string-value="A2">
            <text:p>A2</text:p>
          </table:table-cell>
          <table:table-cell table:style-name="ce1" table:formula="of:=CONCATENATE([.E165];MID([.A103];3;2);DEC2HEX((HEX2DEC(MID([.A103];5;2))-2+256*((HEX2DEC(MID([.A103];5;2))-2)&lt;0));2);MID([.A103];7;2))" office:value-type="string" office:string-value="A245CCDD">
            <text:p>A245CCDD</text:p>
          </table:table-cell>
          <table:table-cell table:style-name="ce1" table:formula="of:=CONCATENATE([.E165];MID([.A356];3;2);DEC2HEX((HEX2DEC(MID([.A356];5;2))-2+256*((HEX2DEC(MID([.A356];5;2))-2)&lt;0));2);MID([.A356];7;2))" office:value-type="string" office:string-value="A269E344">
            <text:p>A269E344</text:p>
          </table:table-cell>
          <table:table-cell table:style-name="ce1" table:formula="of:=CONCATENATE([.E165];MID([.A357];3;2);DEC2HEX((HEX2DEC(MID([.A357];5;2))-2+256*((HEX2DEC(MID([.A357];5;2))-2)&lt;0));2);MID([.A357];7;2))" office:value-type="string" office:string-value="A20DFF77">
            <text:p>A20DFF77</text:p>
          </table:table-cell>
          <table:table-cell table:style-name="ce1" table:formula="of:=CONCATENATE([.E165];MID([.A98];3;2);DEC2HEX((HEX2DEC(MID([.A98];5;2))-2+256*((HEX2DEC(MID([.A98];5;2))-2)&lt;0));2);MID([.A98];7;2))" office:value-type="string" office:string-value="A210ABEE">
            <text:p>A210ABEE</text:p>
          </table:table-cell>
          <table:table-cell table:style-name="ce1" table:formula="of:=CONCATENATE([.E165];MID([.A99];3;2);DEC2HEX((HEX2DEC(MID([.A99];5;2))-2+256*((HEX2DEC(MID([.A99];5;2))-2)&lt;0));2);MID([.A99];7;2))" office:value-type="string" office:string-value="A2C5C711">
            <text:p>A2C5C711</text:p>
          </table:table-cell>
          <table:table-cell table:style-name="ce1" table:formula="of:=CONCATENATE([.E165];MID([.A96];3;2);DEC2HEX((HEX2DEC(MID([.A96];5;2))-2+256*((HEX2DEC(MID([.A96];5;2))-2)&lt;0));2);MID([.A96];7;2))" office:value-type="string" office:string-value="A2D8DE88">
            <text:p>A2D8DE88</text:p>
          </table:table-cell>
          <table:table-cell table:style-name="ce1" table:formula="of:=CONCATENATE([.E165];MID([.A97];3;2);DEC2HEX((HEX2DEC(MID([.A97];5;2))-2+256*((HEX2DEC(MID([.A97];5;2))-2)&lt;0));2);MID([.A97];7;2))" office:value-type="string" office:string-value="A27CFABB">
            <text:p>A27CFABB</text:p>
          </table:table-cell>
          <table:table-cell/>
          <table:table-cell table:style-name="ce1" table:formula="of:=CONCATENATE([.E165];MID([.A298];3;2);DEC2HEX((HEX2DEC(MID([.A298];5;2))-4+256*((HEX2DEC(MID([.A298];5;2))-4)&lt;0));2);MID([.A298];7;2))" office:value-type="string" office:string-value="A276CE66">
            <text:p>A276CE66</text:p>
          </table:table-cell>
          <table:table-cell table:style-name="ce1" table:formula="of:=CONCATENATE([.E165];MID([.A43];3;2);DEC2HEX((HEX2DEC(MID([.A43];5;2))-4+256*((HEX2DEC(MID([.A43];5;2))-4)&lt;0));2);MID([.A43];7;2))" office:value-type="string" office:string-value="A21AEA99">
            <text:p>A21AEA99</text:p>
          </table:table-cell>
          <table:table-cell table:style-name="ce1" table:formula="of:=CONCATENATE([.E165];MID([.A136];3;2);DEC2HEX((HEX2DEC(MID([.A136];5;2))-3+256*((HEX2DEC(MID([.A136];5;2))-3)&lt;0));2);MID([.A136];7;2))" office:value-type="string" office:string-value="A250A400">
            <text:p>A250A400</text:p>
          </table:table-cell>
          <table:table-cell table:style-name="ce1" table:formula="of:=CONCATENATE([.E165];MID([.A137];3;2);DEC2HEX((HEX2DEC(MID([.A137];5;2))-3+256*((HEX2DEC(MID([.A137];5;2))-3)&lt;0));2);MID([.A137];7;2))" office:value-type="string" office:string-value="A2F4C033">
            <text:p>A2F4C033</text:p>
          </table:table-cell>
          <table:table-cell table:formula="of:=CONCATENATE([.E165];MID([.A134];3;2);DEC2HEX((HEX2DEC(MID([.A134];5;2))-3+256*((HEX2DEC(MID([.A134];5;2))-3)&lt;0));2);MID([.A134];7;2))" office:value-type="string" office:string-value="A207D7AA">
            <text:p>A207D7AA</text:p>
          </table:table-cell>
          <table:table-cell table:style-name="ce1" table:formula="of:=CONCATENATE([.E165];MID([.A391];3;2);DEC2HEX((HEX2DEC(MID([.A391];5;2))-3+256*((HEX2DEC(MID([.A391];5;2))-3)&lt;0));2);MID([.A391];7;2))" office:value-type="string" office:string-value="A2ABF3DD">
            <text:p>A2ABF3DD</text:p>
          </table:table-cell>
          <table:table-cell table:style-name="ce1" table:formula="of:=CONCATENATE([.E165];MID([.A132];3;2);DEC2HEX((HEX2DEC(MID([.A132];5;2))-3+256*((HEX2DEC(MID([.A132];5;2))-3)&lt;0));2);MID([.A132];7;2))" office:value-type="string" office:string-value="A2CF0A44">
            <text:p>A2CF0A44</text:p>
          </table:table-cell>
          <table:table-cell table:style-name="ce1" table:formula="of:=CONCATENATE([.E165];MID([.A133];3;2);DEC2HEX((HEX2DEC(MID([.A133];5;2))-3+256*((HEX2DEC(MID([.A133];5;2))-3)&lt;0));2);MID([.A133];7;2))" office:value-type="string" office:string-value="A263BB77">
            <text:p>A263BB77</text:p>
          </table:table-cell>
          <table:table-cell table:style-name="ce6" table:formula="of:=CONCATENATE([.E165];MID([.A386];3;2);DEC2HEX((HEX2DEC(MID([.A386];5;2))-3+256*((HEX2DEC(MID([.A386];5;2))-3)&lt;0));2);MID([.A386];7;2))" office:value-type="string" office:string-value="A276D2EE">
            <text:p>A276D2EE</text:p>
          </table:table-cell>
          <table:table-cell table:style-name="ce1" table:formula="of:=CONCATENATE([.E165];MID([.A131];3;2);DEC2HEX((HEX2DEC(MID([.A131];5;2))-3+256*((HEX2DEC(MID([.A131];5;2))-3)&lt;0));2);MID([.A131];7;2))" office:value-type="string" office:string-value="A22BEE11">
            <text:p>A22BEE11</text:p>
          </table:table-cell>
          <table:table-cell/>
          <table:table-cell table:style-name="ce1" table:formula="of:=MID([.A165];3;2)" office:value-type="string" office:string-value="C9">
            <text:p>C9</text:p>
          </table:table-cell>
          <table:table-cell table:style-name="ce1" table:formula="of:=MID([.A165];5;2)" office:value-type="string" office:string-value="E6">
            <text:p>E6</text:p>
          </table:table-cell>
          <table:table-cell table:formula="of:=IF((HEX2DEC([.Y165])-HEX2DEC([.Y164]))&gt;0;HEX2DEC([.Y165])-HEX2DEC([.Y164]);HEX2DEC([.Y165])-HEX2DEC([.Y164])+256)" office:value-type="float" office:value="164">
            <text:p>164</text:p>
          </table:table-cell>
          <table:table-cell table:formula="of:=IF((HEX2DEC([.Z165])-HEX2DEC([.Z164]))&gt;0;HEX2DEC([.Z165])-HEX2DEC([.Z164]);HEX2DEC([.Z165])-HEX2DEC([.Z16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36D02AA</text:p>
          </table:table-cell>
          <table:table-cell office:value-type="string">
            <text:p>A381AE11</text:p>
          </table:table-cell>
          <table:table-cell table:formula="of:=DEC2HEX(HEX2DEC([.C167])-1)" office:value-type="string" office:string-value="43">
            <text:p>43</text:p>
          </table:table-cell>
          <table:table-cell table:style-name="ce1" table:formula="of:=CONCATENATE([.C166];MID([.A166];3;2);DEC2HEX(HEX2DEC(MID([.A166];5;2))-63+256*((HEX2DEC(MID([.A166];5;2))-63)&lt;0));MID([.A166];7;2))" office:value-type="string" office:string-value="436DC3AA">
            <text:p>436DC3AA</text:p>
          </table:table-cell>
          <table:table-cell table:formula="of:=DEC2HEX(HEX2DEC([.E165])+1)" office:value-type="string" office:string-value="A3">
            <text:p>A3</text:p>
          </table:table-cell>
          <table:table-cell table:style-name="ce1" table:formula="of:=CONCATENATE([.E166];MID([.A104];3;2);DEC2HEX((HEX2DEC(MID([.A104];5;2))-2+256*((HEX2DEC(MID([.A104];5;2))-2)&lt;0));2);MID([.A104];7;2))" office:value-type="string" office:string-value="A3FAE800">
            <text:p>A3FAE800</text:p>
          </table:table-cell>
          <table:table-cell table:style-name="ce1" table:formula="of:=CONCATENATE([.E166];MID([.A357];3;2);DEC2HEX((HEX2DEC(MID([.A357];5;2))-2+256*((HEX2DEC(MID([.A357];5;2))-2)&lt;0));2);MID([.A357];7;2))" office:value-type="string" office:string-value="A30DFF77">
            <text:p>A30DFF77</text:p>
          </table:table-cell>
          <table:table-cell table:style-name="ce1" table:formula="of:=CONCATENATE([.E166];MID([.A358];3;2);DEC2HEX((HEX2DEC(MID([.A358];5;2))-2+256*((HEX2DEC(MID([.A358];5;2))-2)&lt;0));2);MID([.A358];7;2))" office:value-type="string" office:string-value="A3A1B0AA">
            <text:p>A3A1B0AA</text:p>
          </table:table-cell>
          <table:table-cell table:style-name="ce1" table:formula="of:=CONCATENATE([.E166];MID([.A99];3;2);DEC2HEX((HEX2DEC(MID([.A99];5;2))-2+256*((HEX2DEC(MID([.A99];5;2))-2)&lt;0));2);MID([.A99];7;2))" office:value-type="string" office:string-value="A3C5C711">
            <text:p>A3C5C711</text:p>
          </table:table-cell>
          <table:table-cell table:style-name="ce1" table:formula="of:=CONCATENATE([.E166];MID([.A100];3;2);DEC2HEX((HEX2DEC(MID([.A100];5;2))-2+256*((HEX2DEC(MID([.A100];5;2))-2)&lt;0));2);MID([.A100];7;2))" office:value-type="string" office:string-value="A369E344">
            <text:p>A369E344</text:p>
          </table:table-cell>
          <table:table-cell table:style-name="ce1" table:formula="of:=CONCATENATE([.E166];MID([.A97];3;2);DEC2HEX((HEX2DEC(MID([.A97];5;2))-2+256*((HEX2DEC(MID([.A97];5;2))-2)&lt;0));2);MID([.A97];7;2))" office:value-type="string" office:string-value="A37CFABB">
            <text:p>A37CFABB</text:p>
          </table:table-cell>
          <table:table-cell table:style-name="ce1" table:formula="of:=CONCATENATE([.E166];MID([.A98];3;2);DEC2HEX((HEX2DEC(MID([.A98];5;2))-2+256*((HEX2DEC(MID([.A98];5;2))-2)&lt;0));2);MID([.A98];7;2))" office:value-type="string" office:string-value="A310ABEE">
            <text:p>A310ABEE</text:p>
          </table:table-cell>
          <table:table-cell/>
          <table:table-cell table:style-name="ce1" table:formula="of:=CONCATENATE([.E166];MID([.A299];3;2);DEC2HEX((HEX2DEC(MID([.A299];5;2))-4+256*((HEX2DEC(MID([.A299];5;2))-4)&lt;0));2);MID([.A299];7;2))" office:value-type="string" office:string-value="A31AEA99">
            <text:p>A31AEA99</text:p>
          </table:table-cell>
          <table:table-cell table:style-name="ce1" table:formula="of:=CONCATENATE([.E166];MID([.A44];3;2);DEC2HEX((HEX2DEC(MID([.A44];5;2))-4+256*((HEX2DEC(MID([.A44];5;2))-4)&lt;0));2);MID([.A44];7;2))" office:value-type="string" office:string-value="A3BE06CC">
            <text:p>A3BE06CC</text:p>
          </table:table-cell>
          <table:table-cell table:style-name="ce1" table:formula="of:=CONCATENATE([.E166];MID([.A137];3;2);DEC2HEX((HEX2DEC(MID([.A137];5;2))-3+256*((HEX2DEC(MID([.A137];5;2))-3)&lt;0));2);MID([.A137];7;2))" office:value-type="string" office:string-value="A3F4C033">
            <text:p>A3F4C033</text:p>
          </table:table-cell>
          <table:table-cell table:style-name="ce1" table:formula="of:=CONCATENATE([.E166];MID([.A138];3;2);DEC2HEX((HEX2DEC(MID([.A138];5;2))-3+256*((HEX2DEC(MID([.A138];5;2))-3)&lt;0));2);MID([.A138];7;2))" office:value-type="string" office:string-value="A398DC66">
            <text:p>A398DC66</text:p>
          </table:table-cell>
          <table:table-cell table:formula="of:=CONCATENATE([.E166];MID([.A135];3;2);DEC2HEX((HEX2DEC(MID([.A135];5;2))-3+256*((HEX2DEC(MID([.A135];5;2))-3)&lt;0));2);MID([.A135];7;2))" office:value-type="string" office:string-value="A3ABF3DD">
            <text:p>A3ABF3DD</text:p>
          </table:table-cell>
          <table:table-cell table:style-name="ce1" table:formula="of:=CONCATENATE([.E166];MID([.A392];3;2);DEC2HEX((HEX2DEC(MID([.A392];5;2))-3+256*((HEX2DEC(MID([.A392];5;2))-3)&lt;0));2);MID([.A392];7;2))" office:value-type="string" office:string-value="A350A400">
            <text:p>A350A400</text:p>
          </table:table-cell>
          <table:table-cell table:style-name="ce1" table:formula="of:=CONCATENATE([.E166];MID([.A133];3;2);DEC2HEX((HEX2DEC(MID([.A133];5;2))-3+256*((HEX2DEC(MID([.A133];5;2))-3)&lt;0));2);MID([.A133];7;2))" office:value-type="string" office:string-value="A363BB77">
            <text:p>A363BB77</text:p>
          </table:table-cell>
          <table:table-cell table:style-name="ce1" table:formula="of:=CONCATENATE([.E166];MID([.A134];3;2);DEC2HEX((HEX2DEC(MID([.A134];5;2))-3+256*((HEX2DEC(MID([.A134];5;2))-3)&lt;0));2);MID([.A134];7;2))" office:value-type="string" office:string-value="A307D7AA">
            <text:p>A307D7AA</text:p>
          </table:table-cell>
          <table:table-cell table:style-name="ce6" table:formula="of:=CONCATENATE([.E166];MID([.A387];3;2);DEC2HEX((HEX2DEC(MID([.A387];5;2))-3+256*((HEX2DEC(MID([.A387];5;2))-3)&lt;0));2);MID([.A387];7;2))" office:value-type="string" office:string-value="A32BEE11">
            <text:p>A32BEE11</text:p>
          </table:table-cell>
          <table:table-cell table:style-name="ce1" table:formula="of:=CONCATENATE([.E166];MID([.A132];3;2);DEC2HEX((HEX2DEC(MID([.A132];5;2))-3+256*((HEX2DEC(MID([.A132];5;2))-3)&lt;0));2);MID([.A132];7;2))" office:value-type="string" office:string-value="A3CF0A44">
            <text:p>A3CF0A44</text:p>
          </table:table-cell>
          <table:table-cell/>
          <table:table-cell table:style-name="ce1" table:formula="of:=MID([.A166];3;2)" office:value-type="string" office:string-value="6D">
            <text:p>6D</text:p>
          </table:table-cell>
          <table:table-cell table:style-name="ce1" table:formula="of:=MID([.A166];5;2)" office:value-type="string" office:string-value="02">
            <text:p>02</text:p>
          </table:table-cell>
          <table:table-cell table:formula="of:=IF((HEX2DEC([.Y166])-HEX2DEC([.Y165]))&gt;0;HEX2DEC([.Y166])-HEX2DEC([.Y165]);HEX2DEC([.Y166])-HEX2DEC([.Y165])+256)" office:value-type="float" office:value="164">
            <text:p>164</text:p>
          </table:table-cell>
          <table:table-cell table:formula="of:=IF((HEX2DEC([.Z166])-HEX2DEC([.Z165]))&gt;0;HEX2DEC([.Z166])-HEX2DEC([.Z165]);HEX2DEC([.Z166])-HEX2DEC([.Z16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401B3DD</text:p>
          </table:table-cell>
          <table:table-cell office:value-type="string">
            <text:p>A425CA44</text:p>
          </table:table-cell>
          <table:table-cell table:formula="of:=DEC2HEX(HEX2DEC([.C168])-1)" office:value-type="string" office:string-value="44">
            <text:p>44</text:p>
          </table:table-cell>
          <table:table-cell table:style-name="ce1" table:formula="of:=CONCATENATE([.C167];MID([.A167];3;2);DEC2HEX(HEX2DEC(MID([.A167];5;2))-63+256*((HEX2DEC(MID([.A167];5;2))-63)&lt;0));MID([.A167];7;2))" office:value-type="string" office:string-value="440174DD">
            <text:p>440174DD</text:p>
          </table:table-cell>
          <table:table-cell table:formula="of:=DEC2HEX(HEX2DEC([.E166])+1)" office:value-type="string" office:string-value="A4">
            <text:p>A4</text:p>
          </table:table-cell>
          <table:table-cell table:style-name="ce1" table:formula="of:=CONCATENATE([.E167];MID([.A105];3;2);DEC2HEX((HEX2DEC(MID([.A105];5;2))-2+256*((HEX2DEC(MID([.A105];5;2))-2)&lt;0));2);MID([.A105];7;2))" office:value-type="string" office:string-value="A49E0433">
            <text:p>A49E0433</text:p>
          </table:table-cell>
          <table:table-cell table:style-name="ce1" table:formula="of:=CONCATENATE([.E167];MID([.A358];3;2);DEC2HEX((HEX2DEC(MID([.A358];5;2))-2+256*((HEX2DEC(MID([.A358];5;2))-2)&lt;0));2);MID([.A358];7;2))" office:value-type="string" office:string-value="A4A1B0AA">
            <text:p>A4A1B0AA</text:p>
          </table:table-cell>
          <table:table-cell table:style-name="ce1" table:formula="of:=CONCATENATE([.E167];MID([.A359];3;2);DEC2HEX((HEX2DEC(MID([.A359];5;2))-2+256*((HEX2DEC(MID([.A359];5;2))-2)&lt;0));2);MID([.A359];7;2))" office:value-type="string" office:string-value="A445CCDD">
            <text:p>A445CCDD</text:p>
          </table:table-cell>
          <table:table-cell table:style-name="ce1" table:formula="of:=CONCATENATE([.E167];MID([.A100];3;2);DEC2HEX((HEX2DEC(MID([.A100];5;2))-2+256*((HEX2DEC(MID([.A100];5;2))-2)&lt;0));2);MID([.A100];7;2))" office:value-type="string" office:string-value="A469E344">
            <text:p>A469E344</text:p>
          </table:table-cell>
          <table:table-cell table:style-name="ce1" table:formula="of:=CONCATENATE([.E167];MID([.A101];3;2);DEC2HEX((HEX2DEC(MID([.A101];5;2))-2+256*((HEX2DEC(MID([.A101];5;2))-2)&lt;0));2);MID([.A101];7;2))" office:value-type="string" office:string-value="A40DFF77">
            <text:p>A40DFF77</text:p>
          </table:table-cell>
          <table:table-cell table:style-name="ce1" table:formula="of:=CONCATENATE([.E167];MID([.A98];3;2);DEC2HEX((HEX2DEC(MID([.A98];5;2))-2+256*((HEX2DEC(MID([.A98];5;2))-2)&lt;0));2);MID([.A98];7;2))" office:value-type="string" office:string-value="A410ABEE">
            <text:p>A410ABEE</text:p>
          </table:table-cell>
          <table:table-cell table:style-name="ce1" table:formula="of:=CONCATENATE([.E167];MID([.A99];3;2);DEC2HEX((HEX2DEC(MID([.A99];5;2))-2+256*((HEX2DEC(MID([.A99];5;2))-2)&lt;0));2);MID([.A99];7;2))" office:value-type="string" office:string-value="A4C5C711">
            <text:p>A4C5C711</text:p>
          </table:table-cell>
          <table:table-cell/>
          <table:table-cell table:style-name="ce1" table:formula="of:=CONCATENATE([.E167];MID([.A300];3;2);DEC2HEX((HEX2DEC(MID([.A300];5;2))-4+256*((HEX2DEC(MID([.A300];5;2))-4)&lt;0));2);MID([.A300];7;2))" office:value-type="string" office:string-value="A4BE06CC">
            <text:p>A4BE06CC</text:p>
          </table:table-cell>
          <table:table-cell table:style-name="ce1" table:formula="of:=CONCATENATE([.E167];MID([.A45];3;2);DEC2HEX((HEX2DEC(MID([.A45];5;2))-4+256*((HEX2DEC(MID([.A45];5;2))-4)&lt;0));2);MID([.A45];7;2))" office:value-type="string" office:string-value="A452B7FF">
            <text:p>A452B7FF</text:p>
          </table:table-cell>
          <table:table-cell table:style-name="ce1" table:formula="of:=CONCATENATE([.E167];MID([.A138];3;2);DEC2HEX((HEX2DEC(MID([.A138];5;2))-3+256*((HEX2DEC(MID([.A138];5;2))-3)&lt;0));2);MID([.A138];7;2))" office:value-type="string" office:string-value="A498DC66">
            <text:p>A498DC66</text:p>
          </table:table-cell>
          <table:table-cell table:style-name="ce1" table:formula="of:=CONCATENATE([.E167];MID([.A139];3;2);DEC2HEX((HEX2DEC(MID([.A139];5;2))-3+256*((HEX2DEC(MID([.A139];5;2))-3)&lt;0));2);MID([.A139];7;2))" office:value-type="string" office:string-value="A43CF899">
            <text:p>A43CF899</text:p>
          </table:table-cell>
          <table:table-cell table:formula="of:=CONCATENATE([.E167];MID([.A136];3;2);DEC2HEX((HEX2DEC(MID([.A136];5;2))-3+256*((HEX2DEC(MID([.A136];5;2))-3)&lt;0));2);MID([.A136];7;2))" office:value-type="string" office:string-value="A450A400">
            <text:p>A450A400</text:p>
          </table:table-cell>
          <table:table-cell table:style-name="ce1" table:formula="of:=CONCATENATE([.E167];MID([.A393];3;2);DEC2HEX((HEX2DEC(MID([.A393];5;2))-3+256*((HEX2DEC(MID([.A393];5;2))-3)&lt;0));2);MID([.A393];7;2))" office:value-type="string" office:string-value="A4F4C033">
            <text:p>A4F4C033</text:p>
          </table:table-cell>
          <table:table-cell table:style-name="ce1" table:formula="of:=CONCATENATE([.E167];MID([.A134];3;2);DEC2HEX((HEX2DEC(MID([.A134];5;2))-3+256*((HEX2DEC(MID([.A134];5;2))-3)&lt;0));2);MID([.A134];7;2))" office:value-type="string" office:string-value="A407D7AA">
            <text:p>A407D7AA</text:p>
          </table:table-cell>
          <table:table-cell table:style-name="ce1" table:formula="of:=CONCATENATE([.E167];MID([.A135];3;2);DEC2HEX((HEX2DEC(MID([.A135];5;2))-3+256*((HEX2DEC(MID([.A135];5;2))-3)&lt;0));2);MID([.A135];7;2))" office:value-type="string" office:string-value="A4ABF3DD">
            <text:p>A4ABF3DD</text:p>
          </table:table-cell>
          <table:table-cell table:style-name="ce6" table:formula="of:=CONCATENATE([.E167];MID([.A388];3;2);DEC2HEX((HEX2DEC(MID([.A388];5;2))-3+256*((HEX2DEC(MID([.A388];5;2))-3)&lt;0));2);MID([.A388];7;2))" office:value-type="string" office:string-value="A4CF0A44">
            <text:p>A4CF0A44</text:p>
          </table:table-cell>
          <table:table-cell table:style-name="ce1" table:formula="of:=CONCATENATE([.E167];MID([.A133];3;2);DEC2HEX((HEX2DEC(MID([.A133];5;2))-3+256*((HEX2DEC(MID([.A133];5;2))-3)&lt;0));2);MID([.A133];7;2))" office:value-type="string" office:string-value="A463BB77">
            <text:p>A463BB77</text:p>
          </table:table-cell>
          <table:table-cell/>
          <table:table-cell table:style-name="ce1" table:formula="of:=MID([.A167];3;2)" office:value-type="string" office:string-value="01">
            <text:p>01</text:p>
          </table:table-cell>
          <table:table-cell table:style-name="ce1" table:formula="of:=MID([.A167];5;2)" office:value-type="string" office:string-value="B3">
            <text:p>B3</text:p>
          </table:table-cell>
          <table:table-cell table:formula="of:=IF((HEX2DEC([.Y167])-HEX2DEC([.Y166]))&gt;0;HEX2DEC([.Y167])-HEX2DEC([.Y166]);HEX2DEC([.Y167])-HEX2DEC([.Y166])+256)" office:value-type="float" office:value="148">
            <text:p>148</text:p>
          </table:table-cell>
          <table:table-cell table:formula="of:=IF((HEX2DEC([.Z167])-HEX2DEC([.Z166]))&gt;0;HEX2DEC([.Z167])-HEX2DEC([.Z166]);HEX2DEC([.Z167])-HEX2DEC([.Z16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5B6CF00</text:p>
          </table:table-cell>
          <table:table-cell office:value-type="string">
            <text:p>A5C9E677</text:p>
          </table:table-cell>
          <table:table-cell table:formula="of:=DEC2HEX(HEX2DEC([.C169])-1)" office:value-type="string" office:string-value="45">
            <text:p>45</text:p>
          </table:table-cell>
          <table:table-cell table:style-name="ce1" table:formula="of:=CONCATENATE([.C168];MID([.A168];3;2);DEC2HEX(HEX2DEC(MID([.A168];5;2))-63+256*((HEX2DEC(MID([.A168];5;2))-63)&lt;0));MID([.A168];7;2))" office:value-type="string" office:string-value="45B69000">
            <text:p>45B69000</text:p>
          </table:table-cell>
          <table:table-cell table:formula="of:=DEC2HEX(HEX2DEC([.E167])+1)" office:value-type="string" office:string-value="A5">
            <text:p>A5</text:p>
          </table:table-cell>
          <table:table-cell table:style-name="ce1" table:formula="of:=CONCATENATE([.E168];MID([.A106];3;2);DEC2HEX((HEX2DEC(MID([.A106];5;2))-2+256*((HEX2DEC(MID([.A106];5;2))-2)&lt;0));2);MID([.A106];7;2))" office:value-type="string" office:string-value="A532B566">
            <text:p>A532B566</text:p>
          </table:table-cell>
          <table:table-cell table:style-name="ce1" table:formula="of:=CONCATENATE([.E168];MID([.A359];3;2);DEC2HEX((HEX2DEC(MID([.A359];5;2))-2+256*((HEX2DEC(MID([.A359];5;2))-2)&lt;0));2);MID([.A359];7;2))" office:value-type="string" office:string-value="A545CCDD">
            <text:p>A545CCDD</text:p>
          </table:table-cell>
          <table:table-cell table:style-name="ce1" table:formula="of:=CONCATENATE([.E168];MID([.A360];3;2);DEC2HEX((HEX2DEC(MID([.A360];5;2))-2+256*((HEX2DEC(MID([.A360];5;2))-2)&lt;0));2);MID([.A360];7;2))" office:value-type="string" office:string-value="A5FAE800">
            <text:p>A5FAE800</text:p>
          </table:table-cell>
          <table:table-cell table:style-name="ce1" table:formula="of:=CONCATENATE([.E168];MID([.A101];3;2);DEC2HEX((HEX2DEC(MID([.A101];5;2))-2+256*((HEX2DEC(MID([.A101];5;2))-2)&lt;0));2);MID([.A101];7;2))" office:value-type="string" office:string-value="A50DFF77">
            <text:p>A50DFF77</text:p>
          </table:table-cell>
          <table:table-cell table:style-name="ce1" table:formula="of:=CONCATENATE([.E168];MID([.A102];3;2);DEC2HEX((HEX2DEC(MID([.A102];5;2))-2+256*((HEX2DEC(MID([.A102];5;2))-2)&lt;0));2);MID([.A102];7;2))" office:value-type="string" office:string-value="A5A1B0AA">
            <text:p>A5A1B0AA</text:p>
          </table:table-cell>
          <table:table-cell table:style-name="ce1" table:formula="of:=CONCATENATE([.E168];MID([.A99];3;2);DEC2HEX((HEX2DEC(MID([.A99];5;2))-2+256*((HEX2DEC(MID([.A99];5;2))-2)&lt;0));2);MID([.A99];7;2))" office:value-type="string" office:string-value="A5C5C711">
            <text:p>A5C5C711</text:p>
          </table:table-cell>
          <table:table-cell table:style-name="ce1" table:formula="of:=CONCATENATE([.E168];MID([.A100];3;2);DEC2HEX((HEX2DEC(MID([.A100];5;2))-2+256*((HEX2DEC(MID([.A100];5;2))-2)&lt;0));2);MID([.A100];7;2))" office:value-type="string" office:string-value="A569E344">
            <text:p>A569E344</text:p>
          </table:table-cell>
          <table:table-cell/>
          <table:table-cell table:style-name="ce1" table:formula="of:=CONCATENATE([.E168];MID([.A301];3;2);DEC2HEX((HEX2DEC(MID([.A301];5;2))-4+256*((HEX2DEC(MID([.A301];5;2))-4)&lt;0));2);MID([.A301];7;2))" office:value-type="string" office:string-value="A552B7FF">
            <text:p>A552B7FF</text:p>
          </table:table-cell>
          <table:table-cell table:style-name="ce1" table:formula="of:=CONCATENATE([.E168];MID([.A46];3;2);DEC2HEX((HEX2DEC(MID([.A46];5;2))-4+256*((HEX2DEC(MID([.A46];5;2))-4)&lt;0));2);MID([.A46];7;2))" office:value-type="string" office:string-value="A507D322">
            <text:p>A507D322</text:p>
          </table:table-cell>
          <table:table-cell table:style-name="ce1" table:formula="of:=CONCATENATE([.E168];MID([.A139];3;2);DEC2HEX((HEX2DEC(MID([.A139];5;2))-3+256*((HEX2DEC(MID([.A139];5;2))-3)&lt;0));2);MID([.A139];7;2))" office:value-type="string" office:string-value="A53CF899">
            <text:p>A53CF899</text:p>
          </table:table-cell>
          <table:table-cell table:style-name="ce1" table:formula="of:=CONCATENATE([.E168];MID([.A140];3;2);DEC2HEX((HEX2DEC(MID([.A140];5;2))-3+256*((HEX2DEC(MID([.A140];5;2))-3)&lt;0));2);MID([.A140];7;2))" office:value-type="string" office:string-value="A5D0A9CC">
            <text:p>A5D0A9CC</text:p>
          </table:table-cell>
          <table:table-cell table:formula="of:=CONCATENATE([.E168];MID([.A137];3;2);DEC2HEX((HEX2DEC(MID([.A137];5;2))-3+256*((HEX2DEC(MID([.A137];5;2))-3)&lt;0));2);MID([.A137];7;2))" office:value-type="string" office:string-value="A5F4C033">
            <text:p>A5F4C033</text:p>
          </table:table-cell>
          <table:table-cell table:style-name="ce1" table:formula="of:=CONCATENATE([.E168];MID([.A394];3;2);DEC2HEX((HEX2DEC(MID([.A394];5;2))-3+256*((HEX2DEC(MID([.A394];5;2))-3)&lt;0));2);MID([.A394];7;2))" office:value-type="string" office:string-value="A598DC66">
            <text:p>A598DC66</text:p>
          </table:table-cell>
          <table:table-cell table:style-name="ce1" table:formula="of:=CONCATENATE([.E168];MID([.A135];3;2);DEC2HEX((HEX2DEC(MID([.A135];5;2))-3+256*((HEX2DEC(MID([.A135];5;2))-3)&lt;0));2);MID([.A135];7;2))" office:value-type="string" office:string-value="A5ABF3DD">
            <text:p>A5ABF3DD</text:p>
          </table:table-cell>
          <table:table-cell table:style-name="ce1" table:formula="of:=CONCATENATE([.E168];MID([.A136];3;2);DEC2HEX((HEX2DEC(MID([.A136];5;2))-3+256*((HEX2DEC(MID([.A136];5;2))-3)&lt;0));2);MID([.A136];7;2))" office:value-type="string" office:string-value="A550A400">
            <text:p>A550A400</text:p>
          </table:table-cell>
          <table:table-cell table:style-name="ce6" table:formula="of:=CONCATENATE([.E168];MID([.A389];3;2);DEC2HEX((HEX2DEC(MID([.A389];5;2))-3+256*((HEX2DEC(MID([.A389];5;2))-3)&lt;0));2);MID([.A389];7;2))" office:value-type="string" office:string-value="A563BB77">
            <text:p>A563BB77</text:p>
          </table:table-cell>
          <table:table-cell table:style-name="ce1" table:formula="of:=CONCATENATE([.E168];MID([.A134];3;2);DEC2HEX((HEX2DEC(MID([.A134];5;2))-3+256*((HEX2DEC(MID([.A134];5;2))-3)&lt;0));2);MID([.A134];7;2))" office:value-type="string" office:string-value="A507D7AA">
            <text:p>A507D7AA</text:p>
          </table:table-cell>
          <table:table-cell/>
          <table:table-cell table:style-name="ce1" table:formula="of:=MID([.A168];3;2)" office:value-type="string" office:string-value="B6">
            <text:p>B6</text:p>
          </table:table-cell>
          <table:table-cell table:style-name="ce1" table:formula="of:=MID([.A168];5;2)" office:value-type="string" office:string-value="CF">
            <text:p>CF</text:p>
          </table:table-cell>
          <table:table-cell table:formula="of:=IF((HEX2DEC([.Y168])-HEX2DEC([.Y167]))&gt;0;HEX2DEC([.Y168])-HEX2DEC([.Y167]);HEX2DEC([.Y168])-HEX2DEC([.Y167])+256)" office:value-type="float" office:value="181">
            <text:p>181</text:p>
          </table:table-cell>
          <table:table-cell table:formula="of:=IF((HEX2DEC([.Z168])-HEX2DEC([.Z167]))&gt;0;HEX2DEC([.Z168])-HEX2DEC([.Z167]);HEX2DEC([.Z168])-HEX2DEC([.Z16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65AEB33</text:p>
          </table:table-cell>
          <table:table-cell office:value-type="string">
            <text:p>A66D02AA</text:p>
          </table:table-cell>
          <table:table-cell table:formula="of:=DEC2HEX(HEX2DEC([.C170])-1)" office:value-type="string" office:string-value="46">
            <text:p>46</text:p>
          </table:table-cell>
          <table:table-cell table:style-name="ce1" table:formula="of:=CONCATENATE([.C169];MID([.A169];3;2);DEC2HEX(HEX2DEC(MID([.A169];5;2))-63+256*((HEX2DEC(MID([.A169];5;2))-63)&lt;0));MID([.A169];7;2))" office:value-type="string" office:string-value="465AAC33">
            <text:p>465AAC33</text:p>
          </table:table-cell>
          <table:table-cell table:formula="of:=DEC2HEX(HEX2DEC([.E168])+1)" office:value-type="string" office:string-value="A6">
            <text:p>A6</text:p>
          </table:table-cell>
          <table:table-cell table:style-name="ce1" table:formula="of:=CONCATENATE([.E169];MID([.A107];3;2);DEC2HEX((HEX2DEC(MID([.A107];5;2))-2+256*((HEX2DEC(MID([.A107];5;2))-2)&lt;0));2);MID([.A107];7;2))" office:value-type="string" office:string-value="A6D6D199">
            <text:p>A6D6D199</text:p>
          </table:table-cell>
          <table:table-cell table:style-name="ce1" table:formula="of:=CONCATENATE([.E169];MID([.A360];3;2);DEC2HEX((HEX2DEC(MID([.A360];5;2))-2+256*((HEX2DEC(MID([.A360];5;2))-2)&lt;0));2);MID([.A360];7;2))" office:value-type="string" office:string-value="A6FAE800">
            <text:p>A6FAE800</text:p>
          </table:table-cell>
          <table:table-cell table:style-name="ce1" table:formula="of:=CONCATENATE([.E169];MID([.A361];3;2);DEC2HEX((HEX2DEC(MID([.A361];5;2))-2+256*((HEX2DEC(MID([.A361];5;2))-2)&lt;0));2);MID([.A361];7;2))" office:value-type="string" office:string-value="A69E0433">
            <text:p>A69E0433</text:p>
          </table:table-cell>
          <table:table-cell table:style-name="ce1" table:formula="of:=CONCATENATE([.E169];MID([.A102];3;2);DEC2HEX((HEX2DEC(MID([.A102];5;2))-2+256*((HEX2DEC(MID([.A102];5;2))-2)&lt;0));2);MID([.A102];7;2))" office:value-type="string" office:string-value="A6A1B0AA">
            <text:p>A6A1B0AA</text:p>
          </table:table-cell>
          <table:table-cell table:style-name="ce1" table:formula="of:=CONCATENATE([.E169];MID([.A103];3;2);DEC2HEX((HEX2DEC(MID([.A103];5;2))-2+256*((HEX2DEC(MID([.A103];5;2))-2)&lt;0));2);MID([.A103];7;2))" office:value-type="string" office:string-value="A645CCDD">
            <text:p>A645CCDD</text:p>
          </table:table-cell>
          <table:table-cell table:style-name="ce1" table:formula="of:=CONCATENATE([.E169];MID([.A100];3;2);DEC2HEX((HEX2DEC(MID([.A100];5;2))-2+256*((HEX2DEC(MID([.A100];5;2))-2)&lt;0));2);MID([.A100];7;2))" office:value-type="string" office:string-value="A669E344">
            <text:p>A669E344</text:p>
          </table:table-cell>
          <table:table-cell table:style-name="ce1" table:formula="of:=CONCATENATE([.E169];MID([.A101];3;2);DEC2HEX((HEX2DEC(MID([.A101];5;2))-2+256*((HEX2DEC(MID([.A101];5;2))-2)&lt;0));2);MID([.A101];7;2))" office:value-type="string" office:string-value="A60DFF77">
            <text:p>A60DFF77</text:p>
          </table:table-cell>
          <table:table-cell/>
          <table:table-cell table:style-name="ce1" table:formula="of:=CONCATENATE([.E169];MID([.A302];3;2);DEC2HEX((HEX2DEC(MID([.A302];5;2))-4+256*((HEX2DEC(MID([.A302];5;2))-4)&lt;0));2);MID([.A302];7;2))" office:value-type="string" office:string-value="A607D322">
            <text:p>A607D322</text:p>
          </table:table-cell>
          <table:table-cell table:style-name="ce1" table:formula="of:=CONCATENATE([.E169];MID([.A47];3;2);DEC2HEX((HEX2DEC(MID([.A47];5;2))-4+256*((HEX2DEC(MID([.A47];5;2))-4)&lt;0));2);MID([.A47];7;2))" office:value-type="string" office:string-value="A6ABEF55">
            <text:p>A6ABEF55</text:p>
          </table:table-cell>
          <table:table-cell table:style-name="ce1" table:formula="of:=CONCATENATE([.E169];MID([.A140];3;2);DEC2HEX((HEX2DEC(MID([.A140];5;2))-3+256*((HEX2DEC(MID([.A140];5;2))-3)&lt;0));2);MID([.A140];7;2))" office:value-type="string" office:string-value="A6D0A9CC">
            <text:p>A6D0A9CC</text:p>
          </table:table-cell>
          <table:table-cell table:style-name="ce1" table:formula="of:=CONCATENATE([.E169];MID([.A141];3;2);DEC2HEX((HEX2DEC(MID([.A141];5;2))-3+256*((HEX2DEC(MID([.A141];5;2))-3)&lt;0));2);MID([.A141];7;2))" office:value-type="string" office:string-value="A674C5FF">
            <text:p>A674C5FF</text:p>
          </table:table-cell>
          <table:table-cell table:formula="of:=CONCATENATE([.E169];MID([.A138];3;2);DEC2HEX((HEX2DEC(MID([.A138];5;2))-3+256*((HEX2DEC(MID([.A138];5;2))-3)&lt;0));2);MID([.A138];7;2))" office:value-type="string" office:string-value="A698DC66">
            <text:p>A698DC66</text:p>
          </table:table-cell>
          <table:table-cell table:style-name="ce1" table:formula="of:=CONCATENATE([.E169];MID([.A395];3;2);DEC2HEX((HEX2DEC(MID([.A395];5;2))-3+256*((HEX2DEC(MID([.A395];5;2))-3)&lt;0));2);MID([.A395];7;2))" office:value-type="string" office:string-value="A63CF899">
            <text:p>A63CF899</text:p>
          </table:table-cell>
          <table:table-cell table:style-name="ce1" table:formula="of:=CONCATENATE([.E169];MID([.A136];3;2);DEC2HEX((HEX2DEC(MID([.A136];5;2))-3+256*((HEX2DEC(MID([.A136];5;2))-3)&lt;0));2);MID([.A136];7;2))" office:value-type="string" office:string-value="A650A400">
            <text:p>A650A400</text:p>
          </table:table-cell>
          <table:table-cell table:style-name="ce1" table:formula="of:=CONCATENATE([.E169];MID([.A137];3;2);DEC2HEX((HEX2DEC(MID([.A137];5;2))-3+256*((HEX2DEC(MID([.A137];5;2))-3)&lt;0));2);MID([.A137];7;2))" office:value-type="string" office:string-value="A6F4C033">
            <text:p>A6F4C033</text:p>
          </table:table-cell>
          <table:table-cell table:style-name="ce6" table:formula="of:=CONCATENATE([.E169];MID([.A390];3;2);DEC2HEX((HEX2DEC(MID([.A390];5;2))-3+256*((HEX2DEC(MID([.A390];5;2))-3)&lt;0));2);MID([.A390];7;2))" office:value-type="string" office:string-value="A607D7AA">
            <text:p>A607D7AA</text:p>
          </table:table-cell>
          <table:table-cell table:style-name="ce1" table:formula="of:=CONCATENATE([.E169];MID([.A135];3;2);DEC2HEX((HEX2DEC(MID([.A135];5;2))-3+256*((HEX2DEC(MID([.A135];5;2))-3)&lt;0));2);MID([.A135];7;2))" office:value-type="string" office:string-value="A6ABF3DD">
            <text:p>A6ABF3DD</text:p>
          </table:table-cell>
          <table:table-cell/>
          <table:table-cell table:style-name="ce1" table:formula="of:=MID([.A169];3;2)" office:value-type="string" office:string-value="5A">
            <text:p>5A</text:p>
          </table:table-cell>
          <table:table-cell table:style-name="ce1" table:formula="of:=MID([.A169];5;2)" office:value-type="string" office:string-value="EB">
            <text:p>EB</text:p>
          </table:table-cell>
          <table:table-cell table:formula="of:=IF((HEX2DEC([.Y169])-HEX2DEC([.Y168]))&gt;0;HEX2DEC([.Y169])-HEX2DEC([.Y168]);HEX2DEC([.Y169])-HEX2DEC([.Y168])+256)" office:value-type="float" office:value="164">
            <text:p>164</text:p>
          </table:table-cell>
          <table:table-cell table:formula="of:=IF((HEX2DEC([.Z169])-HEX2DEC([.Z168]))&gt;0;HEX2DEC([.Z169])-HEX2DEC([.Z168]);HEX2DEC([.Z169])-HEX2DEC([.Z16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7FE0766</text:p>
          </table:table-cell>
          <table:table-cell office:value-type="string">
            <text:p>A701B3DD</text:p>
          </table:table-cell>
          <table:table-cell table:formula="of:=DEC2HEX(HEX2DEC([.C171])-1)" office:value-type="string" office:string-value="47">
            <text:p>47</text:p>
          </table:table-cell>
          <table:table-cell table:style-name="ce1" table:formula="of:=CONCATENATE([.C170];MID([.A170];3;2);DEC2HEX(HEX2DEC(MID([.A170];5;2))-63+256*((HEX2DEC(MID([.A170];5;2))-63)&lt;0));MID([.A170];7;2))" office:value-type="string" office:string-value="47FEC866">
            <text:p>47FEC866</text:p>
          </table:table-cell>
          <table:table-cell table:formula="of:=DEC2HEX(HEX2DEC([.E169])+1)" office:value-type="string" office:string-value="A7">
            <text:p>A7</text:p>
          </table:table-cell>
          <table:table-cell table:style-name="ce1" table:formula="of:=CONCATENATE([.E170];MID([.A108];3;2);DEC2HEX((HEX2DEC(MID([.A108];5;2))-2+256*((HEX2DEC(MID([.A108];5;2))-2)&lt;0));2);MID([.A108];7;2))" office:value-type="string" office:string-value="A77AEDCC">
            <text:p>A77AEDCC</text:p>
          </table:table-cell>
          <table:table-cell table:style-name="ce1" table:formula="of:=CONCATENATE([.E170];MID([.A361];3;2);DEC2HEX((HEX2DEC(MID([.A361];5;2))-2+256*((HEX2DEC(MID([.A361];5;2))-2)&lt;0));2);MID([.A361];7;2))" office:value-type="string" office:string-value="A79E0433">
            <text:p>A79E0433</text:p>
          </table:table-cell>
          <table:table-cell table:style-name="ce1" table:formula="of:=CONCATENATE([.E170];MID([.A362];3;2);DEC2HEX((HEX2DEC(MID([.A362];5;2))-2+256*((HEX2DEC(MID([.A362];5;2))-2)&lt;0));2);MID([.A362];7;2))" office:value-type="string" office:string-value="A732B566">
            <text:p>A732B566</text:p>
          </table:table-cell>
          <table:table-cell table:style-name="ce1" table:formula="of:=CONCATENATE([.E170];MID([.A103];3;2);DEC2HEX((HEX2DEC(MID([.A103];5;2))-2+256*((HEX2DEC(MID([.A103];5;2))-2)&lt;0));2);MID([.A103];7;2))" office:value-type="string" office:string-value="A745CCDD">
            <text:p>A745CCDD</text:p>
          </table:table-cell>
          <table:table-cell table:style-name="ce1" table:formula="of:=CONCATENATE([.E170];MID([.A104];3;2);DEC2HEX((HEX2DEC(MID([.A104];5;2))-2+256*((HEX2DEC(MID([.A104];5;2))-2)&lt;0));2);MID([.A104];7;2))" office:value-type="string" office:string-value="A7FAE800">
            <text:p>A7FAE800</text:p>
          </table:table-cell>
          <table:table-cell table:style-name="ce1" table:formula="of:=CONCATENATE([.E170];MID([.A101];3;2);DEC2HEX((HEX2DEC(MID([.A101];5;2))-2+256*((HEX2DEC(MID([.A101];5;2))-2)&lt;0));2);MID([.A101];7;2))" office:value-type="string" office:string-value="A70DFF77">
            <text:p>A70DFF77</text:p>
          </table:table-cell>
          <table:table-cell table:style-name="ce1" table:formula="of:=CONCATENATE([.E170];MID([.A102];3;2);DEC2HEX((HEX2DEC(MID([.A102];5;2))-2+256*((HEX2DEC(MID([.A102];5;2))-2)&lt;0));2);MID([.A102];7;2))" office:value-type="string" office:string-value="A7A1B0AA">
            <text:p>A7A1B0AA</text:p>
          </table:table-cell>
          <table:table-cell/>
          <table:table-cell table:style-name="ce1" table:formula="of:=CONCATENATE([.E170];MID([.A303];3;2);DEC2HEX((HEX2DEC(MID([.A303];5;2))-4+256*((HEX2DEC(MID([.A303];5;2))-4)&lt;0));2);MID([.A303];7;2))" office:value-type="string" office:string-value="A7ABEF55">
            <text:p>A7ABEF55</text:p>
          </table:table-cell>
          <table:table-cell table:style-name="ce1" table:formula="of:=CONCATENATE([.E170];MID([.A48];3;2);DEC2HEX((HEX2DEC(MID([.A48];5;2))-4+256*((HEX2DEC(MID([.A48];5;2))-4)&lt;0));2);MID([.A48];7;2))" office:value-type="string" office:string-value="A74F0B88">
            <text:p>A74F0B88</text:p>
          </table:table-cell>
          <table:table-cell table:style-name="ce1" table:formula="of:=CONCATENATE([.E170];MID([.A141];3;2);DEC2HEX((HEX2DEC(MID([.A141];5;2))-3+256*((HEX2DEC(MID([.A141];5;2))-3)&lt;0));2);MID([.A141];7;2))" office:value-type="string" office:string-value="A774C5FF">
            <text:p>A774C5FF</text:p>
          </table:table-cell>
          <table:table-cell table:style-name="ce1" table:formula="of:=CONCATENATE([.E170];MID([.A142];3;2);DEC2HEX((HEX2DEC(MID([.A142];5;2))-3+256*((HEX2DEC(MID([.A142];5;2))-3)&lt;0));2);MID([.A142];7;2))" office:value-type="string" office:string-value="A729E122">
            <text:p>A729E122</text:p>
          </table:table-cell>
          <table:table-cell table:formula="of:=CONCATENATE([.E170];MID([.A139];3;2);DEC2HEX((HEX2DEC(MID([.A139];5;2))-3+256*((HEX2DEC(MID([.A139];5;2))-3)&lt;0));2);MID([.A139];7;2))" office:value-type="string" office:string-value="A73CF899">
            <text:p>A73CF899</text:p>
          </table:table-cell>
          <table:table-cell table:style-name="ce1" table:formula="of:=CONCATENATE([.E170];MID([.A396];3;2);DEC2HEX((HEX2DEC(MID([.A396];5;2))-3+256*((HEX2DEC(MID([.A396];5;2))-3)&lt;0));2);MID([.A396];7;2))" office:value-type="string" office:string-value="A7D0A9CC">
            <text:p>A7D0A9CC</text:p>
          </table:table-cell>
          <table:table-cell table:style-name="ce1" table:formula="of:=CONCATENATE([.E170];MID([.A137];3;2);DEC2HEX((HEX2DEC(MID([.A137];5;2))-3+256*((HEX2DEC(MID([.A137];5;2))-3)&lt;0));2);MID([.A137];7;2))" office:value-type="string" office:string-value="A7F4C033">
            <text:p>A7F4C033</text:p>
          </table:table-cell>
          <table:table-cell table:style-name="ce1" table:formula="of:=CONCATENATE([.E170];MID([.A138];3;2);DEC2HEX((HEX2DEC(MID([.A138];5;2))-3+256*((HEX2DEC(MID([.A138];5;2))-3)&lt;0));2);MID([.A138];7;2))" office:value-type="string" office:string-value="A798DC66">
            <text:p>A798DC66</text:p>
          </table:table-cell>
          <table:table-cell table:style-name="ce6" table:formula="of:=CONCATENATE([.E170];MID([.A391];3;2);DEC2HEX((HEX2DEC(MID([.A391];5;2))-3+256*((HEX2DEC(MID([.A391];5;2))-3)&lt;0));2);MID([.A391];7;2))" office:value-type="string" office:string-value="A7ABF3DD">
            <text:p>A7ABF3DD</text:p>
          </table:table-cell>
          <table:table-cell table:style-name="ce1" table:formula="of:=CONCATENATE([.E170];MID([.A136];3;2);DEC2HEX((HEX2DEC(MID([.A136];5;2))-3+256*((HEX2DEC(MID([.A136];5;2))-3)&lt;0));2);MID([.A136];7;2))" office:value-type="string" office:string-value="A750A400">
            <text:p>A750A400</text:p>
          </table:table-cell>
          <table:table-cell/>
          <table:table-cell table:style-name="ce1" table:formula="of:=MID([.A170];3;2)" office:value-type="string" office:string-value="FE">
            <text:p>FE</text:p>
          </table:table-cell>
          <table:table-cell table:style-name="ce1" table:formula="of:=MID([.A170];5;2)" office:value-type="string" office:string-value="07">
            <text:p>07</text:p>
          </table:table-cell>
          <table:table-cell table:formula="of:=IF((HEX2DEC([.Y170])-HEX2DEC([.Y169]))&gt;0;HEX2DEC([.Y170])-HEX2DEC([.Y169]);HEX2DEC([.Y170])-HEX2DEC([.Y169])+256)" office:value-type="float" office:value="164">
            <text:p>164</text:p>
          </table:table-cell>
          <table:table-cell table:formula="of:=IF((HEX2DEC([.Z170])-HEX2DEC([.Z169]))&gt;0;HEX2DEC([.Z170])-HEX2DEC([.Z169]);HEX2DEC([.Z170])-HEX2DEC([.Z16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892B899</text:p>
          </table:table-cell>
          <table:table-cell office:value-type="string">
            <text:p>A8B6CF00</text:p>
          </table:table-cell>
          <table:table-cell table:formula="of:=DEC2HEX(HEX2DEC([.C172])-1)" office:value-type="string" office:string-value="48">
            <text:p>48</text:p>
          </table:table-cell>
          <table:table-cell table:style-name="ce1" table:formula="of:=CONCATENATE([.C171];MID([.A171];3;2);DEC2HEX(HEX2DEC(MID([.A171];5;2))-63+256*((HEX2DEC(MID([.A171];5;2))-63)&lt;0));MID([.A171];7;2))" office:value-type="string" office:string-value="48927999">
            <text:p>48927999</text:p>
          </table:table-cell>
          <table:table-cell table:formula="of:=DEC2HEX(HEX2DEC([.E170])+1)" office:value-type="string" office:string-value="A8">
            <text:p>A8</text:p>
          </table:table-cell>
          <table:table-cell table:style-name="ce1" table:formula="of:=CONCATENATE([.E171];MID([.A109];3;2);DEC2HEX((HEX2DEC(MID([.A109];5;2))-2+256*((HEX2DEC(MID([.A109];5;2))-2)&lt;0));2);MID([.A109];7;2))" office:value-type="string" office:string-value="A81E09FF">
            <text:p>A81E09FF</text:p>
          </table:table-cell>
          <table:table-cell table:style-name="ce1" table:formula="of:=CONCATENATE([.E171];MID([.A362];3;2);DEC2HEX((HEX2DEC(MID([.A362];5;2))-2+256*((HEX2DEC(MID([.A362];5;2))-2)&lt;0));2);MID([.A362];7;2))" office:value-type="string" office:string-value="A832B566">
            <text:p>A832B566</text:p>
          </table:table-cell>
          <table:table-cell table:style-name="ce1" table:formula="of:=CONCATENATE([.E171];MID([.A363];3;2);DEC2HEX((HEX2DEC(MID([.A363];5;2))-2+256*((HEX2DEC(MID([.A363];5;2))-2)&lt;0));2);MID([.A363];7;2))" office:value-type="string" office:string-value="A8D6D199">
            <text:p>A8D6D199</text:p>
          </table:table-cell>
          <table:table-cell table:style-name="ce1" table:formula="of:=CONCATENATE([.E171];MID([.A104];3;2);DEC2HEX((HEX2DEC(MID([.A104];5;2))-2+256*((HEX2DEC(MID([.A104];5;2))-2)&lt;0));2);MID([.A104];7;2))" office:value-type="string" office:string-value="A8FAE800">
            <text:p>A8FAE800</text:p>
          </table:table-cell>
          <table:table-cell table:style-name="ce1" table:formula="of:=CONCATENATE([.E171];MID([.A105];3;2);DEC2HEX((HEX2DEC(MID([.A105];5;2))-2+256*((HEX2DEC(MID([.A105];5;2))-2)&lt;0));2);MID([.A105];7;2))" office:value-type="string" office:string-value="A89E0433">
            <text:p>A89E0433</text:p>
          </table:table-cell>
          <table:table-cell table:style-name="ce1" table:formula="of:=CONCATENATE([.E171];MID([.A102];3;2);DEC2HEX((HEX2DEC(MID([.A102];5;2))-2+256*((HEX2DEC(MID([.A102];5;2))-2)&lt;0));2);MID([.A102];7;2))" office:value-type="string" office:string-value="A8A1B0AA">
            <text:p>A8A1B0AA</text:p>
          </table:table-cell>
          <table:table-cell table:style-name="ce1" table:formula="of:=CONCATENATE([.E171];MID([.A103];3;2);DEC2HEX((HEX2DEC(MID([.A103];5;2))-2+256*((HEX2DEC(MID([.A103];5;2))-2)&lt;0));2);MID([.A103];7;2))" office:value-type="string" office:string-value="A845CCDD">
            <text:p>A845CCDD</text:p>
          </table:table-cell>
          <table:table-cell/>
          <table:table-cell table:style-name="ce1" table:formula="of:=CONCATENATE([.E171];MID([.A304];3;2);DEC2HEX((HEX2DEC(MID([.A304];5;2))-4+256*((HEX2DEC(MID([.A304];5;2))-4)&lt;0));2);MID([.A304];7;2))" office:value-type="string" office:string-value="A84F0B88">
            <text:p>A84F0B88</text:p>
          </table:table-cell>
          <table:table-cell table:style-name="ce1" table:formula="of:=CONCATENATE([.E171];MID([.A49];3;2);DEC2HEX((HEX2DEC(MID([.A49];5;2))-4+256*((HEX2DEC(MID([.A49];5;2))-4)&lt;0));2);MID([.A49];7;2))" office:value-type="string" office:string-value="A8E3BCBB">
            <text:p>A8E3BCBB</text:p>
          </table:table-cell>
          <table:table-cell table:style-name="ce1" table:formula="of:=CONCATENATE([.E171];MID([.A142];3;2);DEC2HEX((HEX2DEC(MID([.A142];5;2))-3+256*((HEX2DEC(MID([.A142];5;2))-3)&lt;0));2);MID([.A142];7;2))" office:value-type="string" office:string-value="A829E122">
            <text:p>A829E122</text:p>
          </table:table-cell>
          <table:table-cell table:style-name="ce1" table:formula="of:=CONCATENATE([.E171];MID([.A143];3;2);DEC2HEX((HEX2DEC(MID([.A143];5;2))-3+256*((HEX2DEC(MID([.A143];5;2))-3)&lt;0));2);MID([.A143];7;2))" office:value-type="string" office:string-value="A8CDFD55">
            <text:p>A8CDFD55</text:p>
          </table:table-cell>
          <table:table-cell table:formula="of:=CONCATENATE([.E171];MID([.A140];3;2);DEC2HEX((HEX2DEC(MID([.A140];5;2))-3+256*((HEX2DEC(MID([.A140];5;2))-3)&lt;0));2);MID([.A140];7;2))" office:value-type="string" office:string-value="A8D0A9CC">
            <text:p>A8D0A9CC</text:p>
          </table:table-cell>
          <table:table-cell table:style-name="ce1" table:formula="of:=CONCATENATE([.E171];MID([.A397];3;2);DEC2HEX((HEX2DEC(MID([.A397];5;2))-3+256*((HEX2DEC(MID([.A397];5;2))-3)&lt;0));2);MID([.A397];7;2))" office:value-type="string" office:string-value="A874C5FF">
            <text:p>A874C5FF</text:p>
          </table:table-cell>
          <table:table-cell table:style-name="ce1" table:formula="of:=CONCATENATE([.E171];MID([.A138];3;2);DEC2HEX((HEX2DEC(MID([.A138];5;2))-3+256*((HEX2DEC(MID([.A138];5;2))-3)&lt;0));2);MID([.A138];7;2))" office:value-type="string" office:string-value="A898DC66">
            <text:p>A898DC66</text:p>
          </table:table-cell>
          <table:table-cell table:style-name="ce1" table:formula="of:=CONCATENATE([.E171];MID([.A139];3;2);DEC2HEX((HEX2DEC(MID([.A139];5;2))-3+256*((HEX2DEC(MID([.A139];5;2))-3)&lt;0));2);MID([.A139];7;2))" office:value-type="string" office:string-value="A83CF899">
            <text:p>A83CF899</text:p>
          </table:table-cell>
          <table:table-cell table:style-name="ce6" table:formula="of:=CONCATENATE([.E171];MID([.A392];3;2);DEC2HEX((HEX2DEC(MID([.A392];5;2))-3+256*((HEX2DEC(MID([.A392];5;2))-3)&lt;0));2);MID([.A392];7;2))" office:value-type="string" office:string-value="A850A400">
            <text:p>A850A400</text:p>
          </table:table-cell>
          <table:table-cell table:style-name="ce1" table:formula="of:=CONCATENATE([.E171];MID([.A137];3;2);DEC2HEX((HEX2DEC(MID([.A137];5;2))-3+256*((HEX2DEC(MID([.A137];5;2))-3)&lt;0));2);MID([.A137];7;2))" office:value-type="string" office:string-value="A8F4C033">
            <text:p>A8F4C033</text:p>
          </table:table-cell>
          <table:table-cell/>
          <table:table-cell table:style-name="ce1" table:formula="of:=MID([.A171];3;2)" office:value-type="string" office:string-value="92">
            <text:p>92</text:p>
          </table:table-cell>
          <table:table-cell table:style-name="ce1" table:formula="of:=MID([.A171];5;2)" office:value-type="string" office:string-value="B8">
            <text:p>B8</text:p>
          </table:table-cell>
          <table:table-cell table:formula="of:=IF((HEX2DEC([.Y171])-HEX2DEC([.Y170]))&gt;0;HEX2DEC([.Y171])-HEX2DEC([.Y170]);HEX2DEC([.Y171])-HEX2DEC([.Y170])+256)" office:value-type="float" office:value="148">
            <text:p>148</text:p>
          </table:table-cell>
          <table:table-cell table:formula="of:=IF((HEX2DEC([.Z171])-HEX2DEC([.Z170]))&gt;0;HEX2DEC([.Z171])-HEX2DEC([.Z170]);HEX2DEC([.Z171])-HEX2DEC([.Z17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936D4CC</text:p>
          </table:table-cell>
          <table:table-cell table:style-name="ce6" table:formula="of:=CONCATENATE(DEC2HEX(HEX2DEC(MID([.B171];1;2))+1);MID([.A169];3;6))" office:value-type="string" office:string-value="A95AEB33">
            <text:p>A95AEB33</text:p>
          </table:table-cell>
          <table:table-cell table:formula="of:=DEC2HEX(HEX2DEC([.C173])-1)" office:value-type="string" office:string-value="49">
            <text:p>49</text:p>
          </table:table-cell>
          <table:table-cell table:style-name="ce1" table:formula="of:=CONCATENATE([.C172];MID([.A172];3;2);DEC2HEX(HEX2DEC(MID([.A172];5;2))-63+256*((HEX2DEC(MID([.A172];5;2))-63)&lt;0));MID([.A172];7;2))" office:value-type="string" office:string-value="493695CC">
            <text:p>493695CC</text:p>
          </table:table-cell>
          <table:table-cell table:formula="of:=DEC2HEX(HEX2DEC([.E171])+1)" office:value-type="string" office:string-value="A9">
            <text:p>A9</text:p>
          </table:table-cell>
          <table:table-cell table:style-name="ce1" table:formula="of:=CONCATENATE([.E172];MID([.A110];3;2);DEC2HEX((HEX2DEC(MID([.A110];5;2))-2+256*((HEX2DEC(MID([.A110];5;2))-2)&lt;0));2);MID([.A110];7;2))" office:value-type="string" office:string-value="A9C3BA22">
            <text:p>A9C3BA22</text:p>
          </table:table-cell>
          <table:table-cell table:style-name="ce1" table:formula="of:=CONCATENATE([.E172];MID([.A363];3;2);DEC2HEX((HEX2DEC(MID([.A363];5;2))-2+256*((HEX2DEC(MID([.A363];5;2))-2)&lt;0));2);MID([.A363];7;2))" office:value-type="string" office:string-value="A9D6D199">
            <text:p>A9D6D199</text:p>
          </table:table-cell>
          <table:table-cell table:style-name="ce1" table:formula="of:=CONCATENATE([.E172];MID([.A364];3;2);DEC2HEX((HEX2DEC(MID([.A364];5;2))-2+256*((HEX2DEC(MID([.A364];5;2))-2)&lt;0));2);MID([.A364];7;2))" office:value-type="string" office:string-value="A97AEDCC">
            <text:p>A97AEDCC</text:p>
          </table:table-cell>
          <table:table-cell table:style-name="ce1" table:formula="of:=CONCATENATE([.E172];MID([.A105];3;2);DEC2HEX((HEX2DEC(MID([.A105];5;2))-2+256*((HEX2DEC(MID([.A105];5;2))-2)&lt;0));2);MID([.A105];7;2))" office:value-type="string" office:string-value="A99E0433">
            <text:p>A99E0433</text:p>
          </table:table-cell>
          <table:table-cell table:style-name="ce1" table:formula="of:=CONCATENATE([.E172];MID([.A106];3;2);DEC2HEX((HEX2DEC(MID([.A106];5;2))-2+256*((HEX2DEC(MID([.A106];5;2))-2)&lt;0));2);MID([.A106];7;2))" office:value-type="string" office:string-value="A932B566">
            <text:p>A932B566</text:p>
          </table:table-cell>
          <table:table-cell table:style-name="ce1" table:formula="of:=CONCATENATE([.E172];MID([.A103];3;2);DEC2HEX((HEX2DEC(MID([.A103];5;2))-2+256*((HEX2DEC(MID([.A103];5;2))-2)&lt;0));2);MID([.A103];7;2))" office:value-type="string" office:string-value="A945CCDD">
            <text:p>A945CCDD</text:p>
          </table:table-cell>
          <table:table-cell table:style-name="ce1" table:formula="of:=CONCATENATE([.E172];MID([.A104];3;2);DEC2HEX((HEX2DEC(MID([.A104];5;2))-2+256*((HEX2DEC(MID([.A104];5;2))-2)&lt;0));2);MID([.A104];7;2))" office:value-type="string" office:string-value="A9FAE800">
            <text:p>A9FAE800</text:p>
          </table:table-cell>
          <table:table-cell/>
          <table:table-cell table:style-name="ce1" table:formula="of:=CONCATENATE([.E172];MID([.A305];3;2);DEC2HEX((HEX2DEC(MID([.A305];5;2))-4+256*((HEX2DEC(MID([.A305];5;2))-4)&lt;0));2);MID([.A305];7;2))" office:value-type="string" office:string-value="A9E3BCBB">
            <text:p>A9E3BCBB</text:p>
          </table:table-cell>
          <table:table-cell table:style-name="ce1" table:formula="of:=CONCATENATE([.E172];MID([.A50];3;2);DEC2HEX((HEX2DEC(MID([.A50];5;2))-4+256*((HEX2DEC(MID([.A50];5;2))-4)&lt;0));2);MID([.A50];7;2))" office:value-type="string" office:string-value="A987D8EE">
            <text:p>A987D8EE</text:p>
          </table:table-cell>
          <table:table-cell table:style-name="ce1" table:formula="of:=CONCATENATE([.E172];MID([.A143];3;2);DEC2HEX((HEX2DEC(MID([.A143];5;2))-3+256*((HEX2DEC(MID([.A143];5;2))-3)&lt;0));2);MID([.A143];7;2))" office:value-type="string" office:string-value="A9CDFD55">
            <text:p>A9CDFD55</text:p>
          </table:table-cell>
          <table:table-cell table:style-name="ce1" table:formula="of:=CONCATENATE([.E172];MID([.A144];3;2);DEC2HEX((HEX2DEC(MID([.A144];5;2))-3+256*((HEX2DEC(MID([.A144];5;2))-3)&lt;0));2);MID([.A144];7;2))" office:value-type="string" office:string-value="A961AE88">
            <text:p>A961AE88</text:p>
          </table:table-cell>
          <table:table-cell table:formula="of:=CONCATENATE([.E172];MID([.A141];3;2);DEC2HEX((HEX2DEC(MID([.A141];5;2))-3+256*((HEX2DEC(MID([.A141];5;2))-3)&lt;0));2);MID([.A141];7;2))" office:value-type="string" office:string-value="A974C5FF">
            <text:p>A974C5FF</text:p>
          </table:table-cell>
          <table:table-cell table:style-name="ce1" table:formula="of:=CONCATENATE([.E172];MID([.A398];3;2);DEC2HEX((HEX2DEC(MID([.A398];5;2))-3+256*((HEX2DEC(MID([.A398];5;2))-3)&lt;0));2);MID([.A398];7;2))" office:value-type="string" office:string-value="A929E122">
            <text:p>A929E122</text:p>
          </table:table-cell>
          <table:table-cell table:style-name="ce1" table:formula="of:=CONCATENATE([.E172];MID([.A139];3;2);DEC2HEX((HEX2DEC(MID([.A139];5;2))-3+256*((HEX2DEC(MID([.A139];5;2))-3)&lt;0));2);MID([.A139];7;2))" office:value-type="string" office:string-value="A93CF899">
            <text:p>A93CF899</text:p>
          </table:table-cell>
          <table:table-cell table:style-name="ce1" table:formula="of:=CONCATENATE([.E172];MID([.A140];3;2);DEC2HEX((HEX2DEC(MID([.A140];5;2))-3+256*((HEX2DEC(MID([.A140];5;2))-3)&lt;0));2);MID([.A140];7;2))" office:value-type="string" office:string-value="A9D0A9CC">
            <text:p>A9D0A9CC</text:p>
          </table:table-cell>
          <table:table-cell table:style-name="ce6" table:formula="of:=CONCATENATE([.E172];MID([.A393];3;2);DEC2HEX((HEX2DEC(MID([.A393];5;2))-3+256*((HEX2DEC(MID([.A393];5;2))-3)&lt;0));2);MID([.A393];7;2))" office:value-type="string" office:string-value="A9F4C033">
            <text:p>A9F4C033</text:p>
          </table:table-cell>
          <table:table-cell table:style-name="ce1" table:formula="of:=CONCATENATE([.E172];MID([.A138];3;2);DEC2HEX((HEX2DEC(MID([.A138];5;2))-3+256*((HEX2DEC(MID([.A138];5;2))-3)&lt;0));2);MID([.A138];7;2))" office:value-type="string" office:string-value="A998DC66">
            <text:p>A998DC66</text:p>
          </table:table-cell>
          <table:table-cell/>
          <table:table-cell table:style-name="ce1" table:formula="of:=MID([.A172];3;2)" office:value-type="string" office:string-value="36">
            <text:p>36</text:p>
          </table:table-cell>
          <table:table-cell table:style-name="ce1" table:formula="of:=MID([.A172];5;2)" office:value-type="string" office:string-value="D4">
            <text:p>D4</text:p>
          </table:table-cell>
          <table:table-cell table:formula="of:=IF((HEX2DEC([.Y172])-HEX2DEC([.Y171]))&gt;0;HEX2DEC([.Y172])-HEX2DEC([.Y171]);HEX2DEC([.Y172])-HEX2DEC([.Y171])+256)" office:value-type="float" office:value="164">
            <text:p>164</text:p>
          </table:table-cell>
          <table:table-cell table:formula="of:=IF((HEX2DEC([.Z172])-HEX2DEC([.Z171]))&gt;0;HEX2DEC([.Z172])-HEX2DEC([.Z171]);HEX2DEC([.Z172])-HEX2DEC([.Z17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ADAF0FF</text:p>
          </table:table-cell>
          <table:table-cell office:value-type="string">
            <text:p>AAFE0766</text:p>
          </table:table-cell>
          <table:table-cell table:formula="of:=DEC2HEX(HEX2DEC([.C174])-1)" office:value-type="string" office:string-value="4A">
            <text:p>4A</text:p>
          </table:table-cell>
          <table:table-cell table:style-name="ce1" table:formula="of:=CONCATENATE([.C173];MID([.A173];3;2);DEC2HEX(HEX2DEC(MID([.A173];5;2))-63+256*((HEX2DEC(MID([.A173];5;2))-63)&lt;0));MID([.A173];7;2))" office:value-type="string" office:string-value="4ADAB1FF">
            <text:p>4ADAB1FF</text:p>
          </table:table-cell>
          <table:table-cell table:formula="of:=DEC2HEX(HEX2DEC([.E172])+1)" office:value-type="string" office:string-value="AA">
            <text:p>AA</text:p>
          </table:table-cell>
          <table:table-cell table:style-name="ce1" table:formula="of:=CONCATENATE([.E173];MID([.A111];3;2);DEC2HEX((HEX2DEC(MID([.A111];5;2))-2+256*((HEX2DEC(MID([.A111];5;2))-2)&lt;0));2);MID([.A111];7;2))" office:value-type="string" office:string-value="AA67D655">
            <text:p>AA67D655</text:p>
          </table:table-cell>
          <table:table-cell table:style-name="ce1" table:formula="of:=CONCATENATE([.E173];MID([.A364];3;2);DEC2HEX((HEX2DEC(MID([.A364];5;2))-2+256*((HEX2DEC(MID([.A364];5;2))-2)&lt;0));2);MID([.A364];7;2))" office:value-type="string" office:string-value="AA7AEDCC">
            <text:p>AA7AEDCC</text:p>
          </table:table-cell>
          <table:table-cell table:style-name="ce1" table:formula="of:=CONCATENATE([.E173];MID([.A365];3;2);DEC2HEX((HEX2DEC(MID([.A365];5;2))-2+256*((HEX2DEC(MID([.A365];5;2))-2)&lt;0));2);MID([.A365];7;2))" office:value-type="string" office:string-value="AA1E09FF">
            <text:p>AA1E09FF</text:p>
          </table:table-cell>
          <table:table-cell table:style-name="ce1" table:formula="of:=CONCATENATE([.E173];MID([.A106];3;2);DEC2HEX((HEX2DEC(MID([.A106];5;2))-2+256*((HEX2DEC(MID([.A106];5;2))-2)&lt;0));2);MID([.A106];7;2))" office:value-type="string" office:string-value="AA32B566">
            <text:p>AA32B566</text:p>
          </table:table-cell>
          <table:table-cell table:style-name="ce1" table:formula="of:=CONCATENATE([.E173];MID([.A107];3;2);DEC2HEX((HEX2DEC(MID([.A107];5;2))-2+256*((HEX2DEC(MID([.A107];5;2))-2)&lt;0));2);MID([.A107];7;2))" office:value-type="string" office:string-value="AAD6D199">
            <text:p>AAD6D199</text:p>
          </table:table-cell>
          <table:table-cell table:style-name="ce1" table:formula="of:=CONCATENATE([.E173];MID([.A104];3;2);DEC2HEX((HEX2DEC(MID([.A104];5;2))-2+256*((HEX2DEC(MID([.A104];5;2))-2)&lt;0));2);MID([.A104];7;2))" office:value-type="string" office:string-value="AAFAE800">
            <text:p>AAFAE800</text:p>
          </table:table-cell>
          <table:table-cell table:style-name="ce1" table:formula="of:=CONCATENATE([.E173];MID([.A105];3;2);DEC2HEX((HEX2DEC(MID([.A105];5;2))-2+256*((HEX2DEC(MID([.A105];5;2))-2)&lt;0));2);MID([.A105];7;2))" office:value-type="string" office:string-value="AA9E0433">
            <text:p>AA9E0433</text:p>
          </table:table-cell>
          <table:table-cell/>
          <table:table-cell table:style-name="ce1" table:formula="of:=CONCATENATE([.E173];MID([.A306];3;2);DEC2HEX((HEX2DEC(MID([.A306];5;2))-4+256*((HEX2DEC(MID([.A306];5;2))-4)&lt;0));2);MID([.A306];7;2))" office:value-type="string" office:string-value="AA87D8EE">
            <text:p>AA87D8EE</text:p>
          </table:table-cell>
          <table:table-cell table:style-name="ce1" table:formula="of:=CONCATENATE([.E173];MID([.A51];3;2);DEC2HEX((HEX2DEC(MID([.A51];5;2))-4+256*((HEX2DEC(MID([.A51];5;2))-4)&lt;0));2);MID([.A51];7;2))" office:value-type="string" office:string-value="AA3CF411">
            <text:p>AA3CF411</text:p>
          </table:table-cell>
          <table:table-cell table:style-name="ce1" table:formula="of:=CONCATENATE([.E173];MID([.A144];3;2);DEC2HEX((HEX2DEC(MID([.A144];5;2))-3+256*((HEX2DEC(MID([.A144];5;2))-3)&lt;0));2);MID([.A144];7;2))" office:value-type="string" office:string-value="AA61AE88">
            <text:p>AA61AE88</text:p>
          </table:table-cell>
          <table:table-cell table:style-name="ce1" table:formula="of:=CONCATENATE([.E173];MID([.A145];3;2);DEC2HEX((HEX2DEC(MID([.A145];5;2))-3+256*((HEX2DEC(MID([.A145];5;2))-3)&lt;0));2);MID([.A145];7;2))" office:value-type="string" office:string-value="AA05CABB">
            <text:p>AA05CABB</text:p>
          </table:table-cell>
          <table:table-cell table:formula="of:=CONCATENATE([.E173];MID([.A142];3;2);DEC2HEX((HEX2DEC(MID([.A142];5;2))-3+256*((HEX2DEC(MID([.A142];5;2))-3)&lt;0));2);MID([.A142];7;2))" office:value-type="string" office:string-value="AA29E122">
            <text:p>AA29E122</text:p>
          </table:table-cell>
          <table:table-cell table:style-name="ce1" table:formula="of:=CONCATENATE([.E173];MID([.A399];3;2);DEC2HEX((HEX2DEC(MID([.A399];5;2))-3+256*((HEX2DEC(MID([.A399];5;2))-3)&lt;0));2);MID([.A399];7;2))" office:value-type="string" office:string-value="AACDFD55">
            <text:p>AACDFD55</text:p>
          </table:table-cell>
          <table:table-cell table:style-name="ce1" table:formula="of:=CONCATENATE([.E173];MID([.A140];3;2);DEC2HEX((HEX2DEC(MID([.A140];5;2))-3+256*((HEX2DEC(MID([.A140];5;2))-3)&lt;0));2);MID([.A140];7;2))" office:value-type="string" office:string-value="AAD0A9CC">
            <text:p>AAD0A9CC</text:p>
          </table:table-cell>
          <table:table-cell table:style-name="ce1" table:formula="of:=CONCATENATE([.E173];MID([.A141];3;2);DEC2HEX((HEX2DEC(MID([.A141];5;2))-3+256*((HEX2DEC(MID([.A141];5;2))-3)&lt;0));2);MID([.A141];7;2))" office:value-type="string" office:string-value="AA74C5FF">
            <text:p>AA74C5FF</text:p>
          </table:table-cell>
          <table:table-cell table:style-name="ce6" table:formula="of:=CONCATENATE([.E173];MID([.A394];3;2);DEC2HEX((HEX2DEC(MID([.A394];5;2))-3+256*((HEX2DEC(MID([.A394];5;2))-3)&lt;0));2);MID([.A394];7;2))" office:value-type="string" office:string-value="AA98DC66">
            <text:p>AA98DC66</text:p>
          </table:table-cell>
          <table:table-cell table:style-name="ce1" table:formula="of:=CONCATENATE([.E173];MID([.A139];3;2);DEC2HEX((HEX2DEC(MID([.A139];5;2))-3+256*((HEX2DEC(MID([.A139];5;2))-3)&lt;0));2);MID([.A139];7;2))" office:value-type="string" office:string-value="AA3CF899">
            <text:p>AA3CF899</text:p>
          </table:table-cell>
          <table:table-cell/>
          <table:table-cell table:style-name="ce1" table:formula="of:=MID([.A173];3;2)" office:value-type="string" office:string-value="DA">
            <text:p>DA</text:p>
          </table:table-cell>
          <table:table-cell table:style-name="ce1" table:formula="of:=MID([.A173];5;2)" office:value-type="string" office:string-value="F0">
            <text:p>F0</text:p>
          </table:table-cell>
          <table:table-cell table:formula="of:=IF((HEX2DEC([.Y173])-HEX2DEC([.Y172]))&gt;0;HEX2DEC([.Y173])-HEX2DEC([.Y172]);HEX2DEC([.Y173])-HEX2DEC([.Y172])+256)" office:value-type="float" office:value="164">
            <text:p>164</text:p>
          </table:table-cell>
          <table:table-cell table:formula="of:=IF((HEX2DEC([.Z173])-HEX2DEC([.Z172]))&gt;0;HEX2DEC([.Z173])-HEX2DEC([.Z172]);HEX2DEC([.Z173])-HEX2DEC([.Z17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B8F0C22</text:p>
          </table:table-cell>
          <table:table-cell office:value-type="string">
            <text:p>AB92B899</text:p>
          </table:table-cell>
          <table:table-cell table:formula="of:=DEC2HEX(HEX2DEC([.C175])-1)" office:value-type="string" office:string-value="4B">
            <text:p>4B</text:p>
          </table:table-cell>
          <table:table-cell table:style-name="ce1" table:formula="of:=CONCATENATE([.C174];MID([.A174];3;2);DEC2HEX(HEX2DEC(MID([.A174];5;2))-63+256*((HEX2DEC(MID([.A174];5;2))-63)&lt;0));MID([.A174];7;2))" office:value-type="string" office:string-value="4B8FCD22">
            <text:p>4B8FCD22</text:p>
          </table:table-cell>
          <table:table-cell table:formula="of:=DEC2HEX(HEX2DEC([.E173])+1)" office:value-type="string" office:string-value="AB">
            <text:p>AB</text:p>
          </table:table-cell>
          <table:table-cell table:style-name="ce1" table:formula="of:=CONCATENATE([.E174];MID([.A112];3;2);DEC2HEX((HEX2DEC(MID([.A112];5;2))-2+256*((HEX2DEC(MID([.A112];5;2))-2)&lt;0));2);MID([.A112];7;2))" office:value-type="string" office:string-value="AB0BF288">
            <text:p>AB0BF288</text:p>
          </table:table-cell>
          <table:table-cell table:style-name="ce1" table:formula="of:=CONCATENATE([.E174];MID([.A365];3;2);DEC2HEX((HEX2DEC(MID([.A365];5;2))-2+256*((HEX2DEC(MID([.A365];5;2))-2)&lt;0));2);MID([.A365];7;2))" office:value-type="string" office:string-value="AB1E09FF">
            <text:p>AB1E09FF</text:p>
          </table:table-cell>
          <table:table-cell table:style-name="ce1" table:formula="of:=CONCATENATE([.E174];MID([.A366];3;2);DEC2HEX((HEX2DEC(MID([.A366];5;2))-2+256*((HEX2DEC(MID([.A366];5;2))-2)&lt;0));2);MID([.A366];7;2))" office:value-type="string" office:string-value="ABC3BA22">
            <text:p>ABC3BA22</text:p>
          </table:table-cell>
          <table:table-cell table:style-name="ce1" table:formula="of:=CONCATENATE([.E174];MID([.A107];3;2);DEC2HEX((HEX2DEC(MID([.A107];5;2))-2+256*((HEX2DEC(MID([.A107];5;2))-2)&lt;0));2);MID([.A107];7;2))" office:value-type="string" office:string-value="ABD6D199">
            <text:p>ABD6D199</text:p>
          </table:table-cell>
          <table:table-cell table:style-name="ce1" table:formula="of:=CONCATENATE([.E174];MID([.A108];3;2);DEC2HEX((HEX2DEC(MID([.A108];5;2))-2+256*((HEX2DEC(MID([.A108];5;2))-2)&lt;0));2);MID([.A108];7;2))" office:value-type="string" office:string-value="AB7AEDCC">
            <text:p>AB7AEDCC</text:p>
          </table:table-cell>
          <table:table-cell table:style-name="ce1" table:formula="of:=CONCATENATE([.E174];MID([.A105];3;2);DEC2HEX((HEX2DEC(MID([.A105];5;2))-2+256*((HEX2DEC(MID([.A105];5;2))-2)&lt;0));2);MID([.A105];7;2))" office:value-type="string" office:string-value="AB9E0433">
            <text:p>AB9E0433</text:p>
          </table:table-cell>
          <table:table-cell table:style-name="ce1" table:formula="of:=CONCATENATE([.E174];MID([.A106];3;2);DEC2HEX((HEX2DEC(MID([.A106];5;2))-2+256*((HEX2DEC(MID([.A106];5;2))-2)&lt;0));2);MID([.A106];7;2))" office:value-type="string" office:string-value="AB32B566">
            <text:p>AB32B566</text:p>
          </table:table-cell>
          <table:table-cell/>
          <table:table-cell table:style-name="ce1" table:formula="of:=CONCATENATE([.E174];MID([.A307];3;2);DEC2HEX((HEX2DEC(MID([.A307];5;2))-4+256*((HEX2DEC(MID([.A307];5;2))-4)&lt;0));2);MID([.A307];7;2))" office:value-type="string" office:string-value="AB3CF411">
            <text:p>AB3CF411</text:p>
          </table:table-cell>
          <table:table-cell table:style-name="ce1" table:formula="of:=CONCATENATE([.E174];MID([.A52];3;2);DEC2HEX((HEX2DEC(MID([.A52];5;2))-4+256*((HEX2DEC(MID([.A52];5;2))-4)&lt;0));2);MID([.A52];7;2))" office:value-type="string" office:string-value="ABD0A544">
            <text:p>ABD0A544</text:p>
          </table:table-cell>
          <table:table-cell table:style-name="ce1" table:formula="of:=CONCATENATE([.E174];MID([.A145];3;2);DEC2HEX((HEX2DEC(MID([.A145];5;2))-3+256*((HEX2DEC(MID([.A145];5;2))-3)&lt;0));2);MID([.A145];7;2))" office:value-type="string" office:string-value="AB05CABB">
            <text:p>AB05CABB</text:p>
          </table:table-cell>
          <table:table-cell table:style-name="ce1" table:formula="of:=CONCATENATE([.E174];MID([.A146];3;2);DEC2HEX((HEX2DEC(MID([.A146];5;2))-3+256*((HEX2DEC(MID([.A146];5;2))-3)&lt;0));2);MID([.A146];7;2))" office:value-type="string" office:string-value="ABA9E6EE">
            <text:p>ABA9E6EE</text:p>
          </table:table-cell>
          <table:table-cell table:formula="of:=CONCATENATE([.E174];MID([.A143];3;2);DEC2HEX((HEX2DEC(MID([.A143];5;2))-3+256*((HEX2DEC(MID([.A143];5;2))-3)&lt;0));2);MID([.A143];7;2))" office:value-type="string" office:string-value="ABCDFD55">
            <text:p>ABCDFD55</text:p>
          </table:table-cell>
          <table:table-cell table:style-name="ce1" table:formula="of:=CONCATENATE([.E174];MID([.A400];3;2);DEC2HEX((HEX2DEC(MID([.A400];5;2))-3+256*((HEX2DEC(MID([.A400];5;2))-3)&lt;0));2);MID([.A400];7;2))" office:value-type="string" office:string-value="AB61AE88">
            <text:p>AB61AE88</text:p>
          </table:table-cell>
          <table:table-cell table:style-name="ce1" table:formula="of:=CONCATENATE([.E174];MID([.A141];3;2);DEC2HEX((HEX2DEC(MID([.A141];5;2))-3+256*((HEX2DEC(MID([.A141];5;2))-3)&lt;0));2);MID([.A141];7;2))" office:value-type="string" office:string-value="AB74C5FF">
            <text:p>AB74C5FF</text:p>
          </table:table-cell>
          <table:table-cell table:style-name="ce1" table:formula="of:=CONCATENATE([.E174];MID([.A142];3;2);DEC2HEX((HEX2DEC(MID([.A142];5;2))-3+256*((HEX2DEC(MID([.A142];5;2))-3)&lt;0));2);MID([.A142];7;2))" office:value-type="string" office:string-value="AB29E122">
            <text:p>AB29E122</text:p>
          </table:table-cell>
          <table:table-cell table:style-name="ce6" table:formula="of:=CONCATENATE([.E174];MID([.A395];3;2);DEC2HEX((HEX2DEC(MID([.A395];5;2))-3+256*((HEX2DEC(MID([.A395];5;2))-3)&lt;0));2);MID([.A395];7;2))" office:value-type="string" office:string-value="AB3CF899">
            <text:p>AB3CF899</text:p>
          </table:table-cell>
          <table:table-cell table:style-name="ce1" table:formula="of:=CONCATENATE([.E174];MID([.A140];3;2);DEC2HEX((HEX2DEC(MID([.A140];5;2))-3+256*((HEX2DEC(MID([.A140];5;2))-3)&lt;0));2);MID([.A140];7;2))" office:value-type="string" office:string-value="ABD0A9CC">
            <text:p>ABD0A9CC</text:p>
          </table:table-cell>
          <table:table-cell/>
          <table:table-cell table:style-name="ce1" table:formula="of:=MID([.A174];3;2)" office:value-type="string" office:string-value="8F">
            <text:p>8F</text:p>
          </table:table-cell>
          <table:table-cell table:style-name="ce1" table:formula="of:=MID([.A174];5;2)" office:value-type="string" office:string-value="0C">
            <text:p>0C</text:p>
          </table:table-cell>
          <table:table-cell table:formula="of:=IF((HEX2DEC([.Y174])-HEX2DEC([.Y173]))&gt;0;HEX2DEC([.Y174])-HEX2DEC([.Y173]);HEX2DEC([.Y174])-HEX2DEC([.Y173])+256)" office:value-type="float" office:value="181">
            <text:p>181</text:p>
          </table:table-cell>
          <table:table-cell table:formula="of:=IF((HEX2DEC([.Z174])-HEX2DEC([.Z173]))&gt;0;HEX2DEC([.Z174])-HEX2DEC([.Z173]);HEX2DEC([.Z174])-HEX2DEC([.Z17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C23BD55</text:p>
          </table:table-cell>
          <table:table-cell office:value-type="string">
            <text:p>AC36D4CC</text:p>
          </table:table-cell>
          <table:table-cell table:formula="of:=DEC2HEX(HEX2DEC([.C176])-1)" office:value-type="string" office:string-value="4C">
            <text:p>4C</text:p>
          </table:table-cell>
          <table:table-cell table:style-name="ce1" table:formula="of:=CONCATENATE([.C175];MID([.A175];3;2);DEC2HEX(HEX2DEC(MID([.A175];5;2))-63+256*((HEX2DEC(MID([.A175];5;2))-63)&lt;0));MID([.A175];7;2))" office:value-type="string" office:string-value="4C237E55">
            <text:p>4C237E55</text:p>
          </table:table-cell>
          <table:table-cell table:formula="of:=DEC2HEX(HEX2DEC([.E174])+1)" office:value-type="string" office:string-value="AC">
            <text:p>AC</text:p>
          </table:table-cell>
          <table:table-cell table:style-name="ce1" table:formula="of:=CONCATENATE([.E175];MID([.A113];3;2);DEC2HEX((HEX2DEC(MID([.A113];5;2))-2+256*((HEX2DEC(MID([.A113];5;2))-2)&lt;0));2);MID([.A113];7;2))" office:value-type="string" office:string-value="ACAF0EBB">
            <text:p>ACAF0EBB</text:p>
          </table:table-cell>
          <table:table-cell table:style-name="ce1" table:formula="of:=CONCATENATE([.E175];MID([.A366];3;2);DEC2HEX((HEX2DEC(MID([.A366];5;2))-2+256*((HEX2DEC(MID([.A366];5;2))-2)&lt;0));2);MID([.A366];7;2))" office:value-type="string" office:string-value="ACC3BA22">
            <text:p>ACC3BA22</text:p>
          </table:table-cell>
          <table:table-cell table:style-name="ce1" table:formula="of:=CONCATENATE([.E175];MID([.A367];3;2);DEC2HEX((HEX2DEC(MID([.A367];5;2))-2+256*((HEX2DEC(MID([.A367];5;2))-2)&lt;0));2);MID([.A367];7;2))" office:value-type="string" office:string-value="AC67D655">
            <text:p>AC67D655</text:p>
          </table:table-cell>
          <table:table-cell table:style-name="ce1" table:formula="of:=CONCATENATE([.E175];MID([.A108];3;2);DEC2HEX((HEX2DEC(MID([.A108];5;2))-2+256*((HEX2DEC(MID([.A108];5;2))-2)&lt;0));2);MID([.A108];7;2))" office:value-type="string" office:string-value="AC7AEDCC">
            <text:p>AC7AEDCC</text:p>
          </table:table-cell>
          <table:table-cell table:style-name="ce1" table:formula="of:=CONCATENATE([.E175];MID([.A109];3;2);DEC2HEX((HEX2DEC(MID([.A109];5;2))-2+256*((HEX2DEC(MID([.A109];5;2))-2)&lt;0));2);MID([.A109];7;2))" office:value-type="string" office:string-value="AC1E09FF">
            <text:p>AC1E09FF</text:p>
          </table:table-cell>
          <table:table-cell table:style-name="ce1" table:formula="of:=CONCATENATE([.E175];MID([.A106];3;2);DEC2HEX((HEX2DEC(MID([.A106];5;2))-2+256*((HEX2DEC(MID([.A106];5;2))-2)&lt;0));2);MID([.A106];7;2))" office:value-type="string" office:string-value="AC32B566">
            <text:p>AC32B566</text:p>
          </table:table-cell>
          <table:table-cell table:style-name="ce1" table:formula="of:=CONCATENATE([.E175];MID([.A107];3;2);DEC2HEX((HEX2DEC(MID([.A107];5;2))-2+256*((HEX2DEC(MID([.A107];5;2))-2)&lt;0));2);MID([.A107];7;2))" office:value-type="string" office:string-value="ACD6D199">
            <text:p>ACD6D199</text:p>
          </table:table-cell>
          <table:table-cell/>
          <table:table-cell table:style-name="ce1" table:formula="of:=CONCATENATE([.E175];MID([.A308];3;2);DEC2HEX((HEX2DEC(MID([.A308];5;2))-4+256*((HEX2DEC(MID([.A308];5;2))-4)&lt;0));2);MID([.A308];7;2))" office:value-type="string" office:string-value="ACD0A544">
            <text:p>ACD0A544</text:p>
          </table:table-cell>
          <table:table-cell table:style-name="ce1" table:formula="of:=CONCATENATE([.E175];MID([.A53];3;2);DEC2HEX((HEX2DEC(MID([.A53];5;2))-4+256*((HEX2DEC(MID([.A53];5;2))-4)&lt;0));2);MID([.A53];7;2))" office:value-type="string" office:string-value="AC74C177">
            <text:p>AC74C177</text:p>
          </table:table-cell>
          <table:table-cell table:style-name="ce1" table:formula="of:=CONCATENATE([.E175];MID([.A146];3;2);DEC2HEX((HEX2DEC(MID([.A146];5;2))-3+256*((HEX2DEC(MID([.A146];5;2))-3)&lt;0));2);MID([.A146];7;2))" office:value-type="string" office:string-value="ACA9E6EE">
            <text:p>ACA9E6EE</text:p>
          </table:table-cell>
          <table:table-cell table:style-name="ce1" table:formula="of:=CONCATENATE([.E175];MID([.A147];3;2);DEC2HEX((HEX2DEC(MID([.A147];5;2))-3+256*((HEX2DEC(MID([.A147];5;2))-3)&lt;0));2);MID([.A147];7;2))" office:value-type="string" office:string-value="AC5E4E21">
            <text:p>AC5E4E21</text:p>
          </table:table-cell>
          <table:table-cell table:formula="of:=CONCATENATE([.E175];MID([.A144];3;2);DEC2HEX((HEX2DEC(MID([.A144];5;2))-3+256*((HEX2DEC(MID([.A144];5;2))-3)&lt;0));2);MID([.A144];7;2))" office:value-type="string" office:string-value="AC61AE88">
            <text:p>AC61AE88</text:p>
          </table:table-cell>
          <table:table-cell table:style-name="ce1" table:formula="of:=CONCATENATE([.E175];MID([.A401];3;2);DEC2HEX((HEX2DEC(MID([.A401];5;2))-3+256*((HEX2DEC(MID([.A401];5;2))-3)&lt;0));2);MID([.A401];7;2))" office:value-type="string" office:string-value="AC05CABB">
            <text:p>AC05CABB</text:p>
          </table:table-cell>
          <table:table-cell table:style-name="ce1" table:formula="of:=CONCATENATE([.E175];MID([.A142];3;2);DEC2HEX((HEX2DEC(MID([.A142];5;2))-3+256*((HEX2DEC(MID([.A142];5;2))-3)&lt;0));2);MID([.A142];7;2))" office:value-type="string" office:string-value="AC29E122">
            <text:p>AC29E122</text:p>
          </table:table-cell>
          <table:table-cell table:style-name="ce1" table:formula="of:=CONCATENATE([.E175];MID([.A143];3;2);DEC2HEX((HEX2DEC(MID([.A143];5;2))-3+256*((HEX2DEC(MID([.A143];5;2))-3)&lt;0));2);MID([.A143];7;2))" office:value-type="string" office:string-value="ACCDFD55">
            <text:p>ACCDFD55</text:p>
          </table:table-cell>
          <table:table-cell table:style-name="ce6" table:formula="of:=CONCATENATE([.E175];MID([.A396];3;2);DEC2HEX((HEX2DEC(MID([.A396];5;2))-3+256*((HEX2DEC(MID([.A396];5;2))-3)&lt;0));2);MID([.A396];7;2))" office:value-type="string" office:string-value="ACD0A9CC">
            <text:p>ACD0A9CC</text:p>
          </table:table-cell>
          <table:table-cell table:style-name="ce1" table:formula="of:=CONCATENATE([.E175];MID([.A141];3;2);DEC2HEX((HEX2DEC(MID([.A141];5;2))-3+256*((HEX2DEC(MID([.A141];5;2))-3)&lt;0));2);MID([.A141];7;2))" office:value-type="string" office:string-value="AC74C5FF">
            <text:p>AC74C5FF</text:p>
          </table:table-cell>
          <table:table-cell/>
          <table:table-cell table:style-name="ce1" table:formula="of:=MID([.A175];3;2)" office:value-type="string" office:string-value="23">
            <text:p>23</text:p>
          </table:table-cell>
          <table:table-cell table:style-name="ce1" table:formula="of:=MID([.A175];5;2)" office:value-type="string" office:string-value="BD">
            <text:p>BD</text:p>
          </table:table-cell>
          <table:table-cell table:formula="of:=IF((HEX2DEC([.Y175])-HEX2DEC([.Y174]))&gt;0;HEX2DEC([.Y175])-HEX2DEC([.Y174]);HEX2DEC([.Y175])-HEX2DEC([.Y174])+256)" office:value-type="float" office:value="148">
            <text:p>148</text:p>
          </table:table-cell>
          <table:table-cell table:formula="of:=IF((HEX2DEC([.Z175])-HEX2DEC([.Z174]))&gt;0;HEX2DEC([.Z175])-HEX2DEC([.Z174]);HEX2DEC([.Z175])-HEX2DEC([.Z17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DC7D988</text:p>
          </table:table-cell>
          <table:table-cell office:value-type="string">
            <text:p>ADDAF0FF</text:p>
          </table:table-cell>
          <table:table-cell table:formula="of:=DEC2HEX(HEX2DEC([.C177])-1)" office:value-type="string" office:string-value="4D">
            <text:p>4D</text:p>
          </table:table-cell>
          <table:table-cell table:style-name="ce1" table:formula="of:=CONCATENATE([.C176];MID([.A176];3;2);DEC2HEX(HEX2DEC(MID([.A176];5;2))-63+256*((HEX2DEC(MID([.A176];5;2))-63)&lt;0));MID([.A176];7;2))" office:value-type="string" office:string-value="4DC79A88">
            <text:p>4DC79A88</text:p>
          </table:table-cell>
          <table:table-cell table:formula="of:=DEC2HEX(HEX2DEC([.E175])+1)" office:value-type="string" office:string-value="AD">
            <text:p>AD</text:p>
          </table:table-cell>
          <table:table-cell table:style-name="ce1" table:formula="of:=CONCATENATE([.E176];MID([.A114];3;2);DEC2HEX((HEX2DEC(MID([.A114];5;2))-2+256*((HEX2DEC(MID([.A114];5;2))-2)&lt;0));2);MID([.A114];7;2))" office:value-type="string" office:string-value="AD43BFEE">
            <text:p>AD43BFEE</text:p>
          </table:table-cell>
          <table:table-cell table:style-name="ce1" table:formula="of:=CONCATENATE([.E176];MID([.A367];3;2);DEC2HEX((HEX2DEC(MID([.A367];5;2))-2+256*((HEX2DEC(MID([.A367];5;2))-2)&lt;0));2);MID([.A367];7;2))" office:value-type="string" office:string-value="AD67D655">
            <text:p>AD67D655</text:p>
          </table:table-cell>
          <table:table-cell table:style-name="ce1" table:formula="of:=CONCATENATE([.E176];MID([.A368];3;2);DEC2HEX((HEX2DEC(MID([.A368];5;2))-2+256*((HEX2DEC(MID([.A368];5;2))-2)&lt;0));2);MID([.A368];7;2))" office:value-type="string" office:string-value="AD0BF288">
            <text:p>AD0BF288</text:p>
          </table:table-cell>
          <table:table-cell table:style-name="ce1" table:formula="of:=CONCATENATE([.E176];MID([.A109];3;2);DEC2HEX((HEX2DEC(MID([.A109];5;2))-2+256*((HEX2DEC(MID([.A109];5;2))-2)&lt;0));2);MID([.A109];7;2))" office:value-type="string" office:string-value="AD1E09FF">
            <text:p>AD1E09FF</text:p>
          </table:table-cell>
          <table:table-cell table:style-name="ce1" table:formula="of:=CONCATENATE([.E176];MID([.A110];3;2);DEC2HEX((HEX2DEC(MID([.A110];5;2))-2+256*((HEX2DEC(MID([.A110];5;2))-2)&lt;0));2);MID([.A110];7;2))" office:value-type="string" office:string-value="ADC3BA22">
            <text:p>ADC3BA22</text:p>
          </table:table-cell>
          <table:table-cell table:style-name="ce1" table:formula="of:=CONCATENATE([.E176];MID([.A107];3;2);DEC2HEX((HEX2DEC(MID([.A107];5;2))-2+256*((HEX2DEC(MID([.A107];5;2))-2)&lt;0));2);MID([.A107];7;2))" office:value-type="string" office:string-value="ADD6D199">
            <text:p>ADD6D199</text:p>
          </table:table-cell>
          <table:table-cell table:style-name="ce1" table:formula="of:=CONCATENATE([.E176];MID([.A108];3;2);DEC2HEX((HEX2DEC(MID([.A108];5;2))-2+256*((HEX2DEC(MID([.A108];5;2))-2)&lt;0));2);MID([.A108];7;2))" office:value-type="string" office:string-value="AD7AEDCC">
            <text:p>AD7AEDCC</text:p>
          </table:table-cell>
          <table:table-cell/>
          <table:table-cell table:style-name="ce1" table:formula="of:=CONCATENATE([.E176];MID([.A309];3;2);DEC2HEX((HEX2DEC(MID([.A309];5;2))-4+256*((HEX2DEC(MID([.A309];5;2))-4)&lt;0));2);MID([.A309];7;2))" office:value-type="string" office:string-value="AD74C177">
            <text:p>AD74C177</text:p>
          </table:table-cell>
          <table:table-cell table:style-name="ce1" table:formula="of:=CONCATENATE([.E176];MID([.A54];3;2);DEC2HEX((HEX2DEC(MID([.A54];5;2))-4+256*((HEX2DEC(MID([.A54];5;2))-4)&lt;0));2);MID([.A54];7;2))" office:value-type="string" office:string-value="AD18DDAA">
            <text:p>AD18DDAA</text:p>
          </table:table-cell>
          <table:table-cell table:style-name="ce1" table:formula="of:=CONCATENATE([.E176];MID([.A147];3;2);DEC2HEX((HEX2DEC(MID([.A147];5;2))-3+256*((HEX2DEC(MID([.A147];5;2))-3)&lt;0));2);MID([.A147];7;2))" office:value-type="string" office:string-value="AD5E4E21">
            <text:p>AD5E4E21</text:p>
          </table:table-cell>
          <table:table-cell table:style-name="ce1" table:formula="of:=CONCATENATE([.E176];MID([.A148];3;2);DEC2HEX((HEX2DEC(MID([.A148];5;2))-3+256*((HEX2DEC(MID([.A148];5;2))-3)&lt;0));2);MID([.A148];7;2))" office:value-type="string" office:string-value="ADF2B344">
            <text:p>ADF2B344</text:p>
          </table:table-cell>
          <table:table-cell table:formula="of:=CONCATENATE([.E176];MID([.A145];3;2);DEC2HEX((HEX2DEC(MID([.A145];5;2))-3+256*((HEX2DEC(MID([.A145];5;2))-3)&lt;0));2);MID([.A145];7;2))" office:value-type="string" office:string-value="AD05CABB">
            <text:p>AD05CABB</text:p>
          </table:table-cell>
          <table:table-cell table:style-name="ce1" table:formula="of:=CONCATENATE([.E176];MID([.A402];3;2);DEC2HEX((HEX2DEC(MID([.A402];5;2))-3+256*((HEX2DEC(MID([.A402];5;2))-3)&lt;0));2);MID([.A402];7;2))" office:value-type="string" office:string-value="ADA9E6EE">
            <text:p>ADA9E6EE</text:p>
          </table:table-cell>
          <table:table-cell table:style-name="ce1" table:formula="of:=CONCATENATE([.E176];MID([.A143];3;2);DEC2HEX((HEX2DEC(MID([.A143];5;2))-3+256*((HEX2DEC(MID([.A143];5;2))-3)&lt;0));2);MID([.A143];7;2))" office:value-type="string" office:string-value="ADCDFD55">
            <text:p>ADCDFD55</text:p>
          </table:table-cell>
          <table:table-cell table:style-name="ce1" table:formula="of:=CONCATENATE([.E176];MID([.A144];3;2);DEC2HEX((HEX2DEC(MID([.A144];5;2))-3+256*((HEX2DEC(MID([.A144];5;2))-3)&lt;0));2);MID([.A144];7;2))" office:value-type="string" office:string-value="AD61AE88">
            <text:p>AD61AE88</text:p>
          </table:table-cell>
          <table:table-cell table:style-name="ce6" table:formula="of:=CONCATENATE([.E176];MID([.A397];3;2);DEC2HEX((HEX2DEC(MID([.A397];5;2))-3+256*((HEX2DEC(MID([.A397];5;2))-3)&lt;0));2);MID([.A397];7;2))" office:value-type="string" office:string-value="AD74C5FF">
            <text:p>AD74C5FF</text:p>
          </table:table-cell>
          <table:table-cell table:style-name="ce1" table:formula="of:=CONCATENATE([.E176];MID([.A142];3;2);DEC2HEX((HEX2DEC(MID([.A142];5;2))-3+256*((HEX2DEC(MID([.A142];5;2))-3)&lt;0));2);MID([.A142];7;2))" office:value-type="string" office:string-value="AD29E122">
            <text:p>AD29E122</text:p>
          </table:table-cell>
          <table:table-cell/>
          <table:table-cell table:style-name="ce1" table:formula="of:=MID([.A176];3;2)" office:value-type="string" office:string-value="C7">
            <text:p>C7</text:p>
          </table:table-cell>
          <table:table-cell table:style-name="ce1" table:formula="of:=MID([.A176];5;2)" office:value-type="string" office:string-value="D9">
            <text:p>D9</text:p>
          </table:table-cell>
          <table:table-cell table:formula="of:=IF((HEX2DEC([.Y176])-HEX2DEC([.Y175]))&gt;0;HEX2DEC([.Y176])-HEX2DEC([.Y175]);HEX2DEC([.Y176])-HEX2DEC([.Y175])+256)" office:value-type="float" office:value="164">
            <text:p>164</text:p>
          </table:table-cell>
          <table:table-cell table:formula="of:=IF((HEX2DEC([.Z176])-HEX2DEC([.Z175]))&gt;0;HEX2DEC([.Z176])-HEX2DEC([.Z175]);HEX2DEC([.Z176])-HEX2DEC([.Z17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E6BF5BB</text:p>
          </table:table-cell>
          <table:table-cell office:value-type="string">
            <text:p>AE8F0C22</text:p>
          </table:table-cell>
          <table:table-cell table:formula="of:=DEC2HEX(HEX2DEC([.C178])-1)" office:value-type="string" office:string-value="4E">
            <text:p>4E</text:p>
          </table:table-cell>
          <table:table-cell table:style-name="ce1" table:formula="of:=CONCATENATE([.C177];MID([.A177];3;2);DEC2HEX(HEX2DEC(MID([.A177];5;2))-63+256*((HEX2DEC(MID([.A177];5;2))-63)&lt;0));MID([.A177];7;2))" office:value-type="string" office:string-value="4E6BB6BB">
            <text:p>4E6BB6BB</text:p>
          </table:table-cell>
          <table:table-cell table:formula="of:=DEC2HEX(HEX2DEC([.E176])+1)" office:value-type="string" office:string-value="AE">
            <text:p>AE</text:p>
          </table:table-cell>
          <table:table-cell table:style-name="ce1" table:formula="of:=CONCATENATE([.E177];MID([.A115];3;2);DEC2HEX((HEX2DEC(MID([.A115];5;2))-2+256*((HEX2DEC(MID([.A115];5;2))-2)&lt;0));2);MID([.A115];7;2))" office:value-type="string" office:string-value="AEF8DB11">
            <text:p>AEF8DB11</text:p>
          </table:table-cell>
          <table:table-cell table:style-name="ce1" table:formula="of:=CONCATENATE([.E177];MID([.A368];3;2);DEC2HEX((HEX2DEC(MID([.A368];5;2))-2+256*((HEX2DEC(MID([.A368];5;2))-2)&lt;0));2);MID([.A368];7;2))" office:value-type="string" office:string-value="AE0BF288">
            <text:p>AE0BF288</text:p>
          </table:table-cell>
          <table:table-cell table:style-name="ce1" table:formula="of:=CONCATENATE([.E177];MID([.A369];3;2);DEC2HEX((HEX2DEC(MID([.A369];5;2))-2+256*((HEX2DEC(MID([.A369];5;2))-2)&lt;0));2);MID([.A369];7;2))" office:value-type="string" office:string-value="AEAF0EBB">
            <text:p>AEAF0EBB</text:p>
          </table:table-cell>
          <table:table-cell table:style-name="ce1" table:formula="of:=CONCATENATE([.E177];MID([.A110];3;2);DEC2HEX((HEX2DEC(MID([.A110];5;2))-2+256*((HEX2DEC(MID([.A110];5;2))-2)&lt;0));2);MID([.A110];7;2))" office:value-type="string" office:string-value="AEC3BA22">
            <text:p>AEC3BA22</text:p>
          </table:table-cell>
          <table:table-cell table:style-name="ce1" table:formula="of:=CONCATENATE([.E177];MID([.A111];3;2);DEC2HEX((HEX2DEC(MID([.A111];5;2))-2+256*((HEX2DEC(MID([.A111];5;2))-2)&lt;0));2);MID([.A111];7;2))" office:value-type="string" office:string-value="AE67D655">
            <text:p>AE67D655</text:p>
          </table:table-cell>
          <table:table-cell table:style-name="ce1" table:formula="of:=CONCATENATE([.E177];MID([.A108];3;2);DEC2HEX((HEX2DEC(MID([.A108];5;2))-2+256*((HEX2DEC(MID([.A108];5;2))-2)&lt;0));2);MID([.A108];7;2))" office:value-type="string" office:string-value="AE7AEDCC">
            <text:p>AE7AEDCC</text:p>
          </table:table-cell>
          <table:table-cell table:style-name="ce1" table:formula="of:=CONCATENATE([.E177];MID([.A109];3;2);DEC2HEX((HEX2DEC(MID([.A109];5;2))-2+256*((HEX2DEC(MID([.A109];5;2))-2)&lt;0));2);MID([.A109];7;2))" office:value-type="string" office:string-value="AE1E09FF">
            <text:p>AE1E09FF</text:p>
          </table:table-cell>
          <table:table-cell/>
          <table:table-cell table:style-name="ce1" table:formula="of:=CONCATENATE([.E177];MID([.A310];3;2);DEC2HEX((HEX2DEC(MID([.A310];5;2))-4+256*((HEX2DEC(MID([.A310];5;2))-4)&lt;0));2);MID([.A310];7;2))" office:value-type="string" office:string-value="AE18DDAA">
            <text:p>AE18DDAA</text:p>
          </table:table-cell>
          <table:table-cell table:style-name="ce1" table:formula="of:=CONCATENATE([.E177];MID([.A55];3;2);DEC2HEX((HEX2DEC(MID([.A55];5;2))-4+256*((HEX2DEC(MID([.A55];5;2))-4)&lt;0));2);MID([.A55];7;2))" office:value-type="string" office:string-value="AEBCF9DD">
            <text:p>AEBCF9DD</text:p>
          </table:table-cell>
          <table:table-cell table:style-name="ce1" table:formula="of:=CONCATENATE([.E177];MID([.A148];3;2);DEC2HEX((HEX2DEC(MID([.A148];5;2))-3+256*((HEX2DEC(MID([.A148];5;2))-3)&lt;0));2);MID([.A148];7;2))" office:value-type="string" office:string-value="AEF2B344">
            <text:p>AEF2B344</text:p>
          </table:table-cell>
          <table:table-cell table:style-name="ce1" table:formula="of:=CONCATENATE([.E177];MID([.A149];3;2);DEC2HEX((HEX2DEC(MID([.A149];5;2))-3+256*((HEX2DEC(MID([.A149];5;2))-3)&lt;0));2);MID([.A149];7;2))" office:value-type="string" office:string-value="AE96CF77">
            <text:p>AE96CF77</text:p>
          </table:table-cell>
          <table:table-cell table:formula="of:=CONCATENATE([.E177];MID([.A146];3;2);DEC2HEX((HEX2DEC(MID([.A146];5;2))-3+256*((HEX2DEC(MID([.A146];5;2))-3)&lt;0));2);MID([.A146];7;2))" office:value-type="string" office:string-value="AEA9E6EE">
            <text:p>AEA9E6EE</text:p>
          </table:table-cell>
          <table:table-cell table:style-name="ce1" table:formula="of:=CONCATENATE([.E177];MID([.A403];3;2);DEC2HEX((HEX2DEC(MID([.A403];5;2))-3+256*((HEX2DEC(MID([.A403];5;2))-3)&lt;0));2);MID([.A403];7;2))" office:value-type="string" office:string-value="AE5E4E21">
            <text:p>AE5E4E21</text:p>
          </table:table-cell>
          <table:table-cell table:style-name="ce1" table:formula="of:=CONCATENATE([.E177];MID([.A144];3;2);DEC2HEX((HEX2DEC(MID([.A144];5;2))-3+256*((HEX2DEC(MID([.A144];5;2))-3)&lt;0));2);MID([.A144];7;2))" office:value-type="string" office:string-value="AE61AE88">
            <text:p>AE61AE88</text:p>
          </table:table-cell>
          <table:table-cell table:style-name="ce1" table:formula="of:=CONCATENATE([.E177];MID([.A145];3;2);DEC2HEX((HEX2DEC(MID([.A145];5;2))-3+256*((HEX2DEC(MID([.A145];5;2))-3)&lt;0));2);MID([.A145];7;2))" office:value-type="string" office:string-value="AE05CABB">
            <text:p>AE05CABB</text:p>
          </table:table-cell>
          <table:table-cell table:style-name="ce6" table:formula="of:=CONCATENATE([.E177];MID([.A398];3;2);DEC2HEX((HEX2DEC(MID([.A398];5;2))-3+256*((HEX2DEC(MID([.A398];5;2))-3)&lt;0));2);MID([.A398];7;2))" office:value-type="string" office:string-value="AE29E122">
            <text:p>AE29E122</text:p>
          </table:table-cell>
          <table:table-cell table:style-name="ce1" table:formula="of:=CONCATENATE([.E177];MID([.A143];3;2);DEC2HEX((HEX2DEC(MID([.A143];5;2))-3+256*((HEX2DEC(MID([.A143];5;2))-3)&lt;0));2);MID([.A143];7;2))" office:value-type="string" office:string-value="AECDFD55">
            <text:p>AECDFD55</text:p>
          </table:table-cell>
          <table:table-cell/>
          <table:table-cell table:style-name="ce1" table:formula="of:=MID([.A177];3;2)" office:value-type="string" office:string-value="6B">
            <text:p>6B</text:p>
          </table:table-cell>
          <table:table-cell table:style-name="ce1" table:formula="of:=MID([.A177];5;2)" office:value-type="string" office:string-value="F5">
            <text:p>F5</text:p>
          </table:table-cell>
          <table:table-cell table:formula="of:=IF((HEX2DEC([.Y177])-HEX2DEC([.Y176]))&gt;0;HEX2DEC([.Y177])-HEX2DEC([.Y176]);HEX2DEC([.Y177])-HEX2DEC([.Y176])+256)" office:value-type="float" office:value="164">
            <text:p>164</text:p>
          </table:table-cell>
          <table:table-cell table:formula="of:=IF((HEX2DEC([.Z177])-HEX2DEC([.Z176]))&gt;0;HEX2DEC([.Z177])-HEX2DEC([.Z176]);HEX2DEC([.Z177])-HEX2DEC([.Z17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AF0F11EE</text:p>
          </table:table-cell>
          <table:table-cell office:value-type="string">
            <text:p>AF23BD55</text:p>
          </table:table-cell>
          <table:table-cell table:formula="of:=DEC2HEX(HEX2DEC([.C179])-1)" office:value-type="string" office:string-value="4F">
            <text:p>4F</text:p>
          </table:table-cell>
          <table:table-cell table:style-name="ce1" table:formula="of:=CONCATENATE([.C178];MID([.A178];3;2);DEC2HEX(HEX2DEC(MID([.A178];5;2))-63+256*((HEX2DEC(MID([.A178];5;2))-63)&lt;0));MID([.A178];7;2))" office:value-type="string" office:string-value="4F0FD2EE">
            <text:p>4F0FD2EE</text:p>
          </table:table-cell>
          <table:table-cell table:formula="of:=DEC2HEX(HEX2DEC([.E177])+1)" office:value-type="string" office:string-value="AF">
            <text:p>AF</text:p>
          </table:table-cell>
          <table:table-cell table:style-name="ce1" table:formula="of:=CONCATENATE([.E178];MID([.A116];3;2);DEC2HEX((HEX2DEC(MID([.A116];5;2))-2+256*((HEX2DEC(MID([.A116];5;2))-2)&lt;0));2);MID([.A116];7;2))" office:value-type="string" office:string-value="AF9CF744">
            <text:p>AF9CF744</text:p>
          </table:table-cell>
          <table:table-cell table:style-name="ce1" table:formula="of:=CONCATENATE([.E178];MID([.A369];3;2);DEC2HEX((HEX2DEC(MID([.A369];5;2))-2+256*((HEX2DEC(MID([.A369];5;2))-2)&lt;0));2);MID([.A369];7;2))" office:value-type="string" office:string-value="AFAF0EBB">
            <text:p>AFAF0EBB</text:p>
          </table:table-cell>
          <table:table-cell table:style-name="ce1" table:formula="of:=CONCATENATE([.E178];MID([.A370];3;2);DEC2HEX((HEX2DEC(MID([.A370];5;2))-2+256*((HEX2DEC(MID([.A370];5;2))-2)&lt;0));2);MID([.A370];7;2))" office:value-type="string" office:string-value="AF43BFEE">
            <text:p>AF43BFEE</text:p>
          </table:table-cell>
          <table:table-cell table:style-name="ce1" table:formula="of:=CONCATENATE([.E178];MID([.A111];3;2);DEC2HEX((HEX2DEC(MID([.A111];5;2))-2+256*((HEX2DEC(MID([.A111];5;2))-2)&lt;0));2);MID([.A111];7;2))" office:value-type="string" office:string-value="AF67D655">
            <text:p>AF67D655</text:p>
          </table:table-cell>
          <table:table-cell table:style-name="ce1" table:formula="of:=CONCATENATE([.E178];MID([.A112];3;2);DEC2HEX((HEX2DEC(MID([.A112];5;2))-2+256*((HEX2DEC(MID([.A112];5;2))-2)&lt;0));2);MID([.A112];7;2))" office:value-type="string" office:string-value="AF0BF288">
            <text:p>AF0BF288</text:p>
          </table:table-cell>
          <table:table-cell table:style-name="ce1" table:formula="of:=CONCATENATE([.E178];MID([.A109];3;2);DEC2HEX((HEX2DEC(MID([.A109];5;2))-2+256*((HEX2DEC(MID([.A109];5;2))-2)&lt;0));2);MID([.A109];7;2))" office:value-type="string" office:string-value="AF1E09FF">
            <text:p>AF1E09FF</text:p>
          </table:table-cell>
          <table:table-cell table:style-name="ce1" table:formula="of:=CONCATENATE([.E178];MID([.A110];3;2);DEC2HEX((HEX2DEC(MID([.A110];5;2))-2+256*((HEX2DEC(MID([.A110];5;2))-2)&lt;0));2);MID([.A110];7;2))" office:value-type="string" office:string-value="AFC3BA22">
            <text:p>AFC3BA22</text:p>
          </table:table-cell>
          <table:table-cell/>
          <table:table-cell table:style-name="ce1" table:formula="of:=CONCATENATE([.E178];MID([.A311];3;2);DEC2HEX((HEX2DEC(MID([.A311];5;2))-4+256*((HEX2DEC(MID([.A311];5;2))-4)&lt;0));2);MID([.A311];7;2))" office:value-type="string" office:string-value="AFBCF9DD">
            <text:p>AFBCF9DD</text:p>
          </table:table-cell>
          <table:table-cell table:style-name="ce1" table:formula="of:=CONCATENATE([.E178];MID([.A56];3;2);DEC2HEX((HEX2DEC(MID([.A56];5;2))-4+256*((HEX2DEC(MID([.A56];5;2))-4)&lt;0));2);MID([.A56];7;2))" office:value-type="string" office:string-value="AF61AA00">
            <text:p>AF61AA00</text:p>
          </table:table-cell>
          <table:table-cell table:style-name="ce1" table:formula="of:=CONCATENATE([.E178];MID([.A149];3;2);DEC2HEX((HEX2DEC(MID([.A149];5;2))-3+256*((HEX2DEC(MID([.A149];5;2))-3)&lt;0));2);MID([.A149];7;2))" office:value-type="string" office:string-value="AF96CF77">
            <text:p>AF96CF77</text:p>
          </table:table-cell>
          <table:table-cell table:style-name="ce1" table:formula="of:=CONCATENATE([.E178];MID([.A150];3;2);DEC2HEX((HEX2DEC(MID([.A150];5;2))-3+256*((HEX2DEC(MID([.A150];5;2))-3)&lt;0));2);MID([.A150];7;2))" office:value-type="string" office:string-value="AF3AEBAA">
            <text:p>AF3AEBAA</text:p>
          </table:table-cell>
          <table:table-cell table:formula="of:=CONCATENATE([.E178];MID([.A147];3;2);DEC2HEX((HEX2DEC(MID([.A147];5;2))-3+256*((HEX2DEC(MID([.A147];5;2))-3)&lt;0));2);MID([.A147];7;2))" office:value-type="string" office:string-value="AF5E4E21">
            <text:p>AF5E4E21</text:p>
          </table:table-cell>
          <table:table-cell table:style-name="ce1" table:formula="of:=CONCATENATE([.E178];MID([.A404];3;2);DEC2HEX((HEX2DEC(MID([.A404];5;2))-3+256*((HEX2DEC(MID([.A404];5;2))-3)&lt;0));2);MID([.A404];7;2))" office:value-type="string" office:string-value="AFF2B344">
            <text:p>AFF2B344</text:p>
          </table:table-cell>
          <table:table-cell table:style-name="ce1" table:formula="of:=CONCATENATE([.E178];MID([.A145];3;2);DEC2HEX((HEX2DEC(MID([.A145];5;2))-3+256*((HEX2DEC(MID([.A145];5;2))-3)&lt;0));2);MID([.A145];7;2))" office:value-type="string" office:string-value="AF05CABB">
            <text:p>AF05CABB</text:p>
          </table:table-cell>
          <table:table-cell table:style-name="ce1" table:formula="of:=CONCATENATE([.E178];MID([.A146];3;2);DEC2HEX((HEX2DEC(MID([.A146];5;2))-3+256*((HEX2DEC(MID([.A146];5;2))-3)&lt;0));2);MID([.A146];7;2))" office:value-type="string" office:string-value="AFA9E6EE">
            <text:p>AFA9E6EE</text:p>
          </table:table-cell>
          <table:table-cell table:style-name="ce6" table:formula="of:=CONCATENATE([.E178];MID([.A399];3;2);DEC2HEX((HEX2DEC(MID([.A399];5;2))-3+256*((HEX2DEC(MID([.A399];5;2))-3)&lt;0));2);MID([.A399];7;2))" office:value-type="string" office:string-value="AFCDFD55">
            <text:p>AFCDFD55</text:p>
          </table:table-cell>
          <table:table-cell table:style-name="ce1" table:formula="of:=CONCATENATE([.E178];MID([.A144];3;2);DEC2HEX((HEX2DEC(MID([.A144];5;2))-3+256*((HEX2DEC(MID([.A144];5;2))-3)&lt;0));2);MID([.A144];7;2))" office:value-type="string" office:string-value="AF61AE88">
            <text:p>AF61AE88</text:p>
          </table:table-cell>
          <table:table-cell/>
          <table:table-cell table:style-name="ce1" table:formula="of:=MID([.A178];3;2)" office:value-type="string" office:string-value="0F">
            <text:p>0F</text:p>
          </table:table-cell>
          <table:table-cell table:style-name="ce1" table:formula="of:=MID([.A178];5;2)" office:value-type="string" office:string-value="11">
            <text:p>11</text:p>
          </table:table-cell>
          <table:table-cell table:formula="of:=IF((HEX2DEC([.Y178])-HEX2DEC([.Y177]))&gt;0;HEX2DEC([.Y178])-HEX2DEC([.Y177]);HEX2DEC([.Y178])-HEX2DEC([.Y177])+256)" office:value-type="float" office:value="164">
            <text:p>164</text:p>
          </table:table-cell>
          <table:table-cell table:formula="of:=IF((HEX2DEC([.Z178])-HEX2DEC([.Z177]))&gt;0;HEX2DEC([.Z178])-HEX2DEC([.Z177]);HEX2DEC([.Z178])-HEX2DEC([.Z17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B0B4C211</text:p>
          </table:table-cell>
          <table:table-cell office:value-type="string">
            <text:p>B0C7D988</text:p>
          </table:table-cell>
          <table:table-cell table:formula="of:=DEC2HEX(HEX2DEC([.C180])-1)" office:value-type="string" office:string-value="50">
            <text:p>50</text:p>
          </table:table-cell>
          <table:table-cell table:style-name="ce1" table:formula="of:=CONCATENATE([.C179];MID([.A179];3;2);DEC2HEX(HEX2DEC(MID([.A179];5;2))-63+256*((HEX2DEC(MID([.A179];5;2))-63)&lt;0));MID([.A179];7;2))" office:value-type="string" office:string-value="50B48311">
            <text:p>50B48311</text:p>
          </table:table-cell>
          <table:table-cell table:formula="of:=DEC2HEX(HEX2DEC([.E178])+1)" office:value-type="string" office:string-value="B0">
            <text:p>B0</text:p>
          </table:table-cell>
          <table:table-cell table:style-name="ce1" table:formula="of:=CONCATENATE([.E179];MID([.A117];3;2);DEC2HEX((HEX2DEC(MID([.A117];5;2))-2+256*((HEX2DEC(MID([.A117];5;2))-2)&lt;0));2);MID([.A117];7;2))" office:value-type="string" office:string-value="B030A877">
            <text:p>B030A877</text:p>
          </table:table-cell>
          <table:table-cell table:style-name="ce1" table:formula="of:=CONCATENATE([.E179];MID([.A370];3;2);DEC2HEX((HEX2DEC(MID([.A370];5;2))-2+256*((HEX2DEC(MID([.A370];5;2))-2)&lt;0));2);MID([.A370];7;2))" office:value-type="string" office:string-value="B043BFEE">
            <text:p>B043BFEE</text:p>
          </table:table-cell>
          <table:table-cell table:style-name="ce1" table:formula="of:=CONCATENATE([.E179];MID([.A371];3;2);DEC2HEX((HEX2DEC(MID([.A371];5;2))-2+256*((HEX2DEC(MID([.A371];5;2))-2)&lt;0));2);MID([.A371];7;2))" office:value-type="string" office:string-value="B0F8DB11">
            <text:p>B0F8DB11</text:p>
          </table:table-cell>
          <table:table-cell table:style-name="ce1" table:formula="of:=CONCATENATE([.E179];MID([.A112];3;2);DEC2HEX((HEX2DEC(MID([.A112];5;2))-2+256*((HEX2DEC(MID([.A112];5;2))-2)&lt;0));2);MID([.A112];7;2))" office:value-type="string" office:string-value="B00BF288">
            <text:p>B00BF288</text:p>
          </table:table-cell>
          <table:table-cell table:style-name="ce1" table:formula="of:=CONCATENATE([.E179];MID([.A113];3;2);DEC2HEX((HEX2DEC(MID([.A113];5;2))-2+256*((HEX2DEC(MID([.A113];5;2))-2)&lt;0));2);MID([.A113];7;2))" office:value-type="string" office:string-value="B0AF0EBB">
            <text:p>B0AF0EBB</text:p>
          </table:table-cell>
          <table:table-cell table:style-name="ce1" table:formula="of:=CONCATENATE([.E179];MID([.A110];3;2);DEC2HEX((HEX2DEC(MID([.A110];5;2))-2+256*((HEX2DEC(MID([.A110];5;2))-2)&lt;0));2);MID([.A110];7;2))" office:value-type="string" office:string-value="B0C3BA22">
            <text:p>B0C3BA22</text:p>
          </table:table-cell>
          <table:table-cell table:style-name="ce1" table:formula="of:=CONCATENATE([.E179];MID([.A111];3;2);DEC2HEX((HEX2DEC(MID([.A111];5;2))-2+256*((HEX2DEC(MID([.A111];5;2))-2)&lt;0));2);MID([.A111];7;2))" office:value-type="string" office:string-value="B067D655">
            <text:p>B067D655</text:p>
          </table:table-cell>
          <table:table-cell/>
          <table:table-cell table:style-name="ce1" table:formula="of:=CONCATENATE([.E179];MID([.A312];3;2);DEC2HEX((HEX2DEC(MID([.A312];5;2))-4+256*((HEX2DEC(MID([.A312];5;2))-4)&lt;0));2);MID([.A312];7;2))" office:value-type="string" office:string-value="B061AA00">
            <text:p>B061AA00</text:p>
          </table:table-cell>
          <table:table-cell table:style-name="ce1" table:formula="of:=CONCATENATE([.E179];MID([.A57];3;2);DEC2HEX((HEX2DEC(MID([.A57];5;2))-4+256*((HEX2DEC(MID([.A57];5;2))-4)&lt;0));2);MID([.A57];7;2))" office:value-type="string" office:string-value="B005C633">
            <text:p>B005C633</text:p>
          </table:table-cell>
          <table:table-cell table:style-name="ce1" table:formula="of:=CONCATENATE([.E179];MID([.A150];3;2);DEC2HEX((HEX2DEC(MID([.A150];5;2))-3+256*((HEX2DEC(MID([.A150];5;2))-3)&lt;0));2);MID([.A150];7;2))" office:value-type="string" office:string-value="B03AEBAA">
            <text:p>B03AEBAA</text:p>
          </table:table-cell>
          <table:table-cell table:style-name="ce1" table:formula="of:=CONCATENATE([.E179];MID([.A151];3;2);DEC2HEX((HEX2DEC(MID([.A151];5;2))-3+256*((HEX2DEC(MID([.A151];5;2))-3)&lt;0));2);MID([.A151];7;2))" office:value-type="string" office:string-value="B0DE07DD">
            <text:p>B0DE07DD</text:p>
          </table:table-cell>
          <table:table-cell table:formula="of:=CONCATENATE([.E179];MID([.A148];3;2);DEC2HEX((HEX2DEC(MID([.A148];5;2))-3+256*((HEX2DEC(MID([.A148];5;2))-3)&lt;0));2);MID([.A148];7;2))" office:value-type="string" office:string-value="B0F2B344">
            <text:p>B0F2B344</text:p>
          </table:table-cell>
          <table:table-cell table:style-name="ce1" table:formula="of:=CONCATENATE([.E179];MID([.A405];3;2);DEC2HEX((HEX2DEC(MID([.A405];5;2))-3+256*((HEX2DEC(MID([.A405];5;2))-3)&lt;0));2);MID([.A405];7;2))" office:value-type="string" office:string-value="B096CF77">
            <text:p>B096CF77</text:p>
          </table:table-cell>
          <table:table-cell table:style-name="ce1" table:formula="of:=CONCATENATE([.E179];MID([.A146];3;2);DEC2HEX((HEX2DEC(MID([.A146];5;2))-3+256*((HEX2DEC(MID([.A146];5;2))-3)&lt;0));2);MID([.A146];7;2))" office:value-type="string" office:string-value="B0A9E6EE">
            <text:p>B0A9E6EE</text:p>
          </table:table-cell>
          <table:table-cell table:style-name="ce1" table:formula="of:=CONCATENATE([.E179];MID([.A147];3;2);DEC2HEX((HEX2DEC(MID([.A147];5;2))-3+256*((HEX2DEC(MID([.A147];5;2))-3)&lt;0));2);MID([.A147];7;2))" office:value-type="string" office:string-value="B05E4E21">
            <text:p>B05E4E21</text:p>
          </table:table-cell>
          <table:table-cell table:style-name="ce6" table:formula="of:=CONCATENATE([.E179];MID([.A400];3;2);DEC2HEX((HEX2DEC(MID([.A400];5;2))-3+256*((HEX2DEC(MID([.A400];5;2))-3)&lt;0));2);MID([.A400];7;2))" office:value-type="string" office:string-value="B061AE88">
            <text:p>B061AE88</text:p>
          </table:table-cell>
          <table:table-cell table:style-name="ce1" table:formula="of:=CONCATENATE([.E179];MID([.A145];3;2);DEC2HEX((HEX2DEC(MID([.A145];5;2))-3+256*((HEX2DEC(MID([.A145];5;2))-3)&lt;0));2);MID([.A145];7;2))" office:value-type="string" office:string-value="B005CABB">
            <text:p>B005CABB</text:p>
          </table:table-cell>
          <table:table-cell/>
          <table:table-cell table:style-name="ce1" table:formula="of:=MID([.A179];3;2)" office:value-type="string" office:string-value="B4">
            <text:p>B4</text:p>
          </table:table-cell>
          <table:table-cell table:style-name="ce1" table:formula="of:=MID([.A179];5;2)" office:value-type="string" office:string-value="C2">
            <text:p>C2</text:p>
          </table:table-cell>
          <table:table-cell table:formula="of:=IF((HEX2DEC([.Y179])-HEX2DEC([.Y178]))&gt;0;HEX2DEC([.Y179])-HEX2DEC([.Y178]);HEX2DEC([.Y179])-HEX2DEC([.Y178])+256)" office:value-type="float" office:value="165">
            <text:p>165</text:p>
          </table:table-cell>
          <table:table-cell table:formula="of:=IF((HEX2DEC([.Z179])-HEX2DEC([.Z178]))&gt;0;HEX2DEC([.Z179])-HEX2DEC([.Z178]);HEX2DEC([.Z179])-HEX2DEC([.Z17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158DE44</text:p>
          </table:table-cell>
          <table:table-cell office:value-type="string">
            <text:p>B16BF5BB</text:p>
          </table:table-cell>
          <table:table-cell table:formula="of:=DEC2HEX(HEX2DEC([.C181])-1)" office:value-type="string" office:string-value="51">
            <text:p>51</text:p>
          </table:table-cell>
          <table:table-cell table:style-name="ce1" table:formula="of:=CONCATENATE([.C180];MID([.A180];3;2);DEC2HEX(HEX2DEC(MID([.A180];5;2))-63+256*((HEX2DEC(MID([.A180];5;2))-63)&lt;0));MID([.A180];7;2))" office:value-type="string" office:string-value="51589F44">
            <text:p>51589F44</text:p>
          </table:table-cell>
          <table:table-cell table:formula="of:=DEC2HEX(HEX2DEC([.E179])+1)" office:value-type="string" office:string-value="B1">
            <text:p>B1</text:p>
          </table:table-cell>
          <table:table-cell table:style-name="ce1" table:formula="of:=CONCATENATE([.E180];MID([.A118];3;2);DEC2HEX((HEX2DEC(MID([.A118];5;2))-2+256*((HEX2DEC(MID([.A118];5;2))-2)&lt;0));2);MID([.A118];7;2))" office:value-type="string" office:string-value="B1D4C4AA">
            <text:p>B1D4C4AA</text:p>
          </table:table-cell>
          <table:table-cell table:style-name="ce1" table:formula="of:=CONCATENATE([.E180];MID([.A371];3;2);DEC2HEX((HEX2DEC(MID([.A371];5;2))-2+256*((HEX2DEC(MID([.A371];5;2))-2)&lt;0));2);MID([.A371];7;2))" office:value-type="string" office:string-value="B1F8DB11">
            <text:p>B1F8DB11</text:p>
          </table:table-cell>
          <table:table-cell table:style-name="ce1" table:formula="of:=CONCATENATE([.E180];MID([.A372];3;2);DEC2HEX((HEX2DEC(MID([.A372];5;2))-2+256*((HEX2DEC(MID([.A372];5;2))-2)&lt;0));2);MID([.A372];7;2))" office:value-type="string" office:string-value="B19CF744">
            <text:p>B19CF744</text:p>
          </table:table-cell>
          <table:table-cell table:style-name="ce1" table:formula="of:=CONCATENATE([.E180];MID([.A113];3;2);DEC2HEX((HEX2DEC(MID([.A113];5;2))-2+256*((HEX2DEC(MID([.A113];5;2))-2)&lt;0));2);MID([.A113];7;2))" office:value-type="string" office:string-value="B1AF0EBB">
            <text:p>B1AF0EBB</text:p>
          </table:table-cell>
          <table:table-cell table:style-name="ce1" table:formula="of:=CONCATENATE([.E180];MID([.A114];3;2);DEC2HEX((HEX2DEC(MID([.A114];5;2))-2+256*((HEX2DEC(MID([.A114];5;2))-2)&lt;0));2);MID([.A114];7;2))" office:value-type="string" office:string-value="B143BFEE">
            <text:p>B143BFEE</text:p>
          </table:table-cell>
          <table:table-cell table:style-name="ce1" table:formula="of:=CONCATENATE([.E180];MID([.A111];3;2);DEC2HEX((HEX2DEC(MID([.A111];5;2))-2+256*((HEX2DEC(MID([.A111];5;2))-2)&lt;0));2);MID([.A111];7;2))" office:value-type="string" office:string-value="B167D655">
            <text:p>B167D655</text:p>
          </table:table-cell>
          <table:table-cell table:style-name="ce1" table:formula="of:=CONCATENATE([.E180];MID([.A112];3;2);DEC2HEX((HEX2DEC(MID([.A112];5;2))-2+256*((HEX2DEC(MID([.A112];5;2))-2)&lt;0));2);MID([.A112];7;2))" office:value-type="string" office:string-value="B10BF288">
            <text:p>B10BF288</text:p>
          </table:table-cell>
          <table:table-cell/>
          <table:table-cell table:style-name="ce1" table:formula="of:=CONCATENATE([.E180];MID([.A313];3;2);DEC2HEX((HEX2DEC(MID([.A313];5;2))-4+256*((HEX2DEC(MID([.A313];5;2))-4)&lt;0));2);MID([.A313];7;2))" office:value-type="string" office:string-value="B105C633">
            <text:p>B105C633</text:p>
          </table:table-cell>
          <table:table-cell table:style-name="ce1" table:formula="of:=CONCATENATE([.E180];MID([.A58];3;2);DEC2HEX((HEX2DEC(MID([.A58];5;2))-4+256*((HEX2DEC(MID([.A58];5;2))-4)&lt;0));2);MID([.A58];7;2))" office:value-type="string" office:string-value="B1A9E266">
            <text:p>B1A9E266</text:p>
          </table:table-cell>
          <table:table-cell table:style-name="ce1" table:formula="of:=CONCATENATE([.E180];MID([.A151];3;2);DEC2HEX((HEX2DEC(MID([.A151];5;2))-3+256*((HEX2DEC(MID([.A151];5;2))-3)&lt;0));2);MID([.A151];7;2))" office:value-type="string" office:string-value="B1DE07DD">
            <text:p>B1DE07DD</text:p>
          </table:table-cell>
          <table:table-cell table:style-name="ce1" table:formula="of:=CONCATENATE([.E180];MID([.A152];3;2);DEC2HEX((HEX2DEC(MID([.A152];5;2))-3+256*((HEX2DEC(MID([.A152];5;2))-3)&lt;0));2);MID([.A152];7;2))" office:value-type="string" office:string-value="B183B800">
            <text:p>B183B800</text:p>
          </table:table-cell>
          <table:table-cell table:formula="of:=CONCATENATE([.E180];MID([.A149];3;2);DEC2HEX((HEX2DEC(MID([.A149];5;2))-3+256*((HEX2DEC(MID([.A149];5;2))-3)&lt;0));2);MID([.A149];7;2))" office:value-type="string" office:string-value="B196CF77">
            <text:p>B196CF77</text:p>
          </table:table-cell>
          <table:table-cell table:style-name="ce1" table:formula="of:=CONCATENATE([.E180];MID([.A406];3;2);DEC2HEX((HEX2DEC(MID([.A406];5;2))-3+256*((HEX2DEC(MID([.A406];5;2))-3)&lt;0));2);MID([.A406];7;2))" office:value-type="string" office:string-value="B13AEBAA">
            <text:p>B13AEBAA</text:p>
          </table:table-cell>
          <table:table-cell table:style-name="ce1" table:formula="of:=CONCATENATE([.E180];MID([.A147];3;2);DEC2HEX((HEX2DEC(MID([.A147];5;2))-3+256*((HEX2DEC(MID([.A147];5;2))-3)&lt;0));2);MID([.A147];7;2))" office:value-type="string" office:string-value="B15E4E21">
            <text:p>B15E4E21</text:p>
          </table:table-cell>
          <table:table-cell table:style-name="ce1" table:formula="of:=CONCATENATE([.E180];MID([.A148];3;2);DEC2HEX((HEX2DEC(MID([.A148];5;2))-3+256*((HEX2DEC(MID([.A148];5;2))-3)&lt;0));2);MID([.A148];7;2))" office:value-type="string" office:string-value="B1F2B344">
            <text:p>B1F2B344</text:p>
          </table:table-cell>
          <table:table-cell table:style-name="ce6" table:formula="of:=CONCATENATE([.E180];MID([.A401];3;2);DEC2HEX((HEX2DEC(MID([.A401];5;2))-3+256*((HEX2DEC(MID([.A401];5;2))-3)&lt;0));2);MID([.A401];7;2))" office:value-type="string" office:string-value="B105CABB">
            <text:p>B105CABB</text:p>
          </table:table-cell>
          <table:table-cell table:style-name="ce1" table:formula="of:=CONCATENATE([.E180];MID([.A146];3;2);DEC2HEX((HEX2DEC(MID([.A146];5;2))-3+256*((HEX2DEC(MID([.A146];5;2))-3)&lt;0));2);MID([.A146];7;2))" office:value-type="string" office:string-value="B1A9E6EE">
            <text:p>B1A9E6EE</text:p>
          </table:table-cell>
          <table:table-cell/>
          <table:table-cell table:style-name="ce1" table:formula="of:=MID([.A180];3;2)" office:value-type="string" office:string-value="58">
            <text:p>58</text:p>
          </table:table-cell>
          <table:table-cell table:style-name="ce1" table:formula="of:=MID([.A180];5;2)" office:value-type="string" office:string-value="DE">
            <text:p>DE</text:p>
          </table:table-cell>
          <table:table-cell table:formula="of:=IF((HEX2DEC([.Y180])-HEX2DEC([.Y179]))&gt;0;HEX2DEC([.Y180])-HEX2DEC([.Y179]);HEX2DEC([.Y180])-HEX2DEC([.Y179])+256)" office:value-type="float" office:value="164">
            <text:p>164</text:p>
          </table:table-cell>
          <table:table-cell table:formula="of:=IF((HEX2DEC([.Z180])-HEX2DEC([.Z179]))&gt;0;HEX2DEC([.Z180])-HEX2DEC([.Z179]);HEX2DEC([.Z180])-HEX2DEC([.Z17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2FCFA77</text:p>
          </table:table-cell>
          <table:table-cell table:style-name="ce6" table:formula="of:=CONCATENATE(DEC2HEX(HEX2DEC(MID([.B180];1;2))+1);MID([.A178];3;6))" office:value-type="string" office:string-value="B20F11EE">
            <text:p>B20F11EE</text:p>
          </table:table-cell>
          <table:table-cell table:formula="of:=DEC2HEX(HEX2DEC([.C182])-1)" office:value-type="string" office:string-value="52">
            <text:p>52</text:p>
          </table:table-cell>
          <table:table-cell table:style-name="ce1" table:formula="of:=CONCATENATE([.C181];MID([.A181];3;2);DEC2HEX(HEX2DEC(MID([.A181];5;2))-63+256*((HEX2DEC(MID([.A181];5;2))-63)&lt;0));MID([.A181];7;2))" office:value-type="string" office:string-value="52FCBB77">
            <text:p>52FCBB77</text:p>
          </table:table-cell>
          <table:table-cell table:formula="of:=DEC2HEX(HEX2DEC([.E180])+1)" office:value-type="string" office:string-value="B2">
            <text:p>B2</text:p>
          </table:table-cell>
          <table:table-cell table:style-name="ce1" table:formula="of:=CONCATENATE([.E181];MID([.A119];3;2);DEC2HEX((HEX2DEC(MID([.A119];5;2))-2+256*((HEX2DEC(MID([.A119];5;2))-2)&lt;0));2);MID([.A119];7;2))" office:value-type="string" office:string-value="B278E0DD">
            <text:p>B278E0DD</text:p>
          </table:table-cell>
          <table:table-cell table:style-name="ce1" table:formula="of:=CONCATENATE([.E181];MID([.A372];3;2);DEC2HEX((HEX2DEC(MID([.A372];5;2))-2+256*((HEX2DEC(MID([.A372];5;2))-2)&lt;0));2);MID([.A372];7;2))" office:value-type="string" office:string-value="B29CF744">
            <text:p>B29CF744</text:p>
          </table:table-cell>
          <table:table-cell table:style-name="ce1" table:formula="of:=CONCATENATE([.E181];MID([.A373];3;2);DEC2HEX((HEX2DEC(MID([.A373];5;2))-2+256*((HEX2DEC(MID([.A373];5;2))-2)&lt;0));2);MID([.A373];7;2))" office:value-type="string" office:string-value="B230A877">
            <text:p>B230A877</text:p>
          </table:table-cell>
          <table:table-cell table:style-name="ce1" table:formula="of:=CONCATENATE([.E181];MID([.A114];3;2);DEC2HEX((HEX2DEC(MID([.A114];5;2))-2+256*((HEX2DEC(MID([.A114];5;2))-2)&lt;0));2);MID([.A114];7;2))" office:value-type="string" office:string-value="B243BFEE">
            <text:p>B243BFEE</text:p>
          </table:table-cell>
          <table:table-cell table:style-name="ce1" table:formula="of:=CONCATENATE([.E181];MID([.A115];3;2);DEC2HEX((HEX2DEC(MID([.A115];5;2))-2+256*((HEX2DEC(MID([.A115];5;2))-2)&lt;0));2);MID([.A115];7;2))" office:value-type="string" office:string-value="B2F8DB11">
            <text:p>B2F8DB11</text:p>
          </table:table-cell>
          <table:table-cell table:style-name="ce1" table:formula="of:=CONCATENATE([.E181];MID([.A112];3;2);DEC2HEX((HEX2DEC(MID([.A112];5;2))-2+256*((HEX2DEC(MID([.A112];5;2))-2)&lt;0));2);MID([.A112];7;2))" office:value-type="string" office:string-value="B20BF288">
            <text:p>B20BF288</text:p>
          </table:table-cell>
          <table:table-cell table:style-name="ce1" table:formula="of:=CONCATENATE([.E181];MID([.A113];3;2);DEC2HEX((HEX2DEC(MID([.A113];5;2))-2+256*((HEX2DEC(MID([.A113];5;2))-2)&lt;0));2);MID([.A113];7;2))" office:value-type="string" office:string-value="B2AF0EBB">
            <text:p>B2AF0EBB</text:p>
          </table:table-cell>
          <table:table-cell/>
          <table:table-cell table:style-name="ce1" table:formula="of:=CONCATENATE([.E181];MID([.A314];3;2);DEC2HEX((HEX2DEC(MID([.A314];5;2))-4+256*((HEX2DEC(MID([.A314];5;2))-4)&lt;0));2);MID([.A314];7;2))" office:value-type="string" office:string-value="B2A9E266">
            <text:p>B2A9E266</text:p>
          </table:table-cell>
          <table:table-cell table:style-name="ce1" table:formula="of:=CONCATENATE([.E181];MID([.A59];3;2);DEC2HEX((HEX2DEC(MID([.A59];5;2))-4+256*((HEX2DEC(MID([.A59];5;2))-4)&lt;0));2);MID([.A59];7;2))" office:value-type="string" office:string-value="B24DFE99">
            <text:p>B24DFE99</text:p>
          </table:table-cell>
          <table:table-cell table:style-name="ce1" table:formula="of:=CONCATENATE([.E181];MID([.A152];3;2);DEC2HEX((HEX2DEC(MID([.A152];5;2))-3+256*((HEX2DEC(MID([.A152];5;2))-3)&lt;0));2);MID([.A152];7;2))" office:value-type="string" office:string-value="B283B800">
            <text:p>B283B800</text:p>
          </table:table-cell>
          <table:table-cell table:style-name="ce1" table:formula="of:=CONCATENATE([.E181];MID([.A153];3;2);DEC2HEX((HEX2DEC(MID([.A153];5;2))-3+256*((HEX2DEC(MID([.A153];5;2))-3)&lt;0));2);MID([.A153];7;2))" office:value-type="string" office:string-value="B227D433">
            <text:p>B227D433</text:p>
          </table:table-cell>
          <table:table-cell table:formula="of:=CONCATENATE([.E181];MID([.A150];3;2);DEC2HEX((HEX2DEC(MID([.A150];5;2))-3+256*((HEX2DEC(MID([.A150];5;2))-3)&lt;0));2);MID([.A150];7;2))" office:value-type="string" office:string-value="B23AEBAA">
            <text:p>B23AEBAA</text:p>
          </table:table-cell>
          <table:table-cell table:style-name="ce1" table:formula="of:=CONCATENATE([.E181];MID([.A407];3;2);DEC2HEX((HEX2DEC(MID([.A407];5;2))-3+256*((HEX2DEC(MID([.A407];5;2))-3)&lt;0));2);MID([.A407];7;2))" office:value-type="string" office:string-value="B2DE07DD">
            <text:p>B2DE07DD</text:p>
          </table:table-cell>
          <table:table-cell table:style-name="ce1" table:formula="of:=CONCATENATE([.E181];MID([.A148];3;2);DEC2HEX((HEX2DEC(MID([.A148];5;2))-3+256*((HEX2DEC(MID([.A148];5;2))-3)&lt;0));2);MID([.A148];7;2))" office:value-type="string" office:string-value="B2F2B344">
            <text:p>B2F2B344</text:p>
          </table:table-cell>
          <table:table-cell table:style-name="ce1" table:formula="of:=CONCATENATE([.E181];MID([.A149];3;2);DEC2HEX((HEX2DEC(MID([.A149];5;2))-3+256*((HEX2DEC(MID([.A149];5;2))-3)&lt;0));2);MID([.A149];7;2))" office:value-type="string" office:string-value="B296CF77">
            <text:p>B296CF77</text:p>
          </table:table-cell>
          <table:table-cell table:style-name="ce6" table:formula="of:=CONCATENATE([.E181];MID([.A402];3;2);DEC2HEX((HEX2DEC(MID([.A402];5;2))-3+256*((HEX2DEC(MID([.A402];5;2))-3)&lt;0));2);MID([.A402];7;2))" office:value-type="string" office:string-value="B2A9E6EE">
            <text:p>B2A9E6EE</text:p>
          </table:table-cell>
          <table:table-cell table:style-name="ce1" table:formula="of:=CONCATENATE([.E181];MID([.A147];3;2);DEC2HEX((HEX2DEC(MID([.A147];5;2))-3+256*((HEX2DEC(MID([.A147];5;2))-3)&lt;0));2);MID([.A147];7;2))" office:value-type="string" office:string-value="B25E4E21">
            <text:p>B25E4E21</text:p>
          </table:table-cell>
          <table:table-cell/>
          <table:table-cell table:style-name="ce1" table:formula="of:=MID([.A181];3;2)" office:value-type="string" office:string-value="FC">
            <text:p>FC</text:p>
          </table:table-cell>
          <table:table-cell table:style-name="ce1" table:formula="of:=MID([.A181];5;2)" office:value-type="string" office:string-value="FA">
            <text:p>FA</text:p>
          </table:table-cell>
          <table:table-cell table:formula="of:=IF((HEX2DEC([.Y181])-HEX2DEC([.Y180]))&gt;0;HEX2DEC([.Y181])-HEX2DEC([.Y180]);HEX2DEC([.Y181])-HEX2DEC([.Y180])+256)" office:value-type="float" office:value="164">
            <text:p>164</text:p>
          </table:table-cell>
          <table:table-cell table:formula="of:=IF((HEX2DEC([.Z181])-HEX2DEC([.Z180]))&gt;0;HEX2DEC([.Z181])-HEX2DEC([.Z180]);HEX2DEC([.Z181])-HEX2DEC([.Z18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390ABAA</text:p>
          </table:table-cell>
          <table:table-cell office:value-type="string">
            <text:p>B3B4C211</text:p>
          </table:table-cell>
          <table:table-cell table:formula="of:=DEC2HEX(HEX2DEC([.C183])-1)" office:value-type="string" office:string-value="53">
            <text:p>53</text:p>
          </table:table-cell>
          <table:table-cell table:style-name="ce1" table:formula="of:=CONCATENATE([.C182];MID([.A182];3;2);DEC2HEX(HEX2DEC(MID([.A182];5;2))-63+256*((HEX2DEC(MID([.A182];5;2))-63)&lt;0));MID([.A182];7;2))" office:value-type="string" office:string-value="53906CAA">
            <text:p>53906CAA</text:p>
          </table:table-cell>
          <table:table-cell table:formula="of:=DEC2HEX(HEX2DEC([.E181])+1)" office:value-type="string" office:string-value="B3">
            <text:p>B3</text:p>
          </table:table-cell>
          <table:table-cell table:style-name="ce1" table:formula="of:=CONCATENATE([.E182];MID([.A120];3;2);DEC2HEX((HEX2DEC(MID([.A120];5;2))-2+256*((HEX2DEC(MID([.A120];5;2))-2)&lt;0));2);MID([.A120];7;2))" office:value-type="string" office:string-value="B32DFC00">
            <text:p>B32DFC00</text:p>
          </table:table-cell>
          <table:table-cell table:style-name="ce1" table:formula="of:=CONCATENATE([.E182];MID([.A373];3;2);DEC2HEX((HEX2DEC(MID([.A373];5;2))-2+256*((HEX2DEC(MID([.A373];5;2))-2)&lt;0));2);MID([.A373];7;2))" office:value-type="string" office:string-value="B330A877">
            <text:p>B330A877</text:p>
          </table:table-cell>
          <table:table-cell table:style-name="ce1" table:formula="of:=CONCATENATE([.E182];MID([.A374];3;2);DEC2HEX((HEX2DEC(MID([.A374];5;2))-2+256*((HEX2DEC(MID([.A374];5;2))-2)&lt;0));2);MID([.A374];7;2))" office:value-type="string" office:string-value="B3D4C4AA">
            <text:p>B3D4C4AA</text:p>
          </table:table-cell>
          <table:table-cell table:style-name="ce1" table:formula="of:=CONCATENATE([.E182];MID([.A115];3;2);DEC2HEX((HEX2DEC(MID([.A115];5;2))-2+256*((HEX2DEC(MID([.A115];5;2))-2)&lt;0));2);MID([.A115];7;2))" office:value-type="string" office:string-value="B3F8DB11">
            <text:p>B3F8DB11</text:p>
          </table:table-cell>
          <table:table-cell table:style-name="ce1" table:formula="of:=CONCATENATE([.E182];MID([.A116];3;2);DEC2HEX((HEX2DEC(MID([.A116];5;2))-2+256*((HEX2DEC(MID([.A116];5;2))-2)&lt;0));2);MID([.A116];7;2))" office:value-type="string" office:string-value="B39CF744">
            <text:p>B39CF744</text:p>
          </table:table-cell>
          <table:table-cell table:style-name="ce1" table:formula="of:=CONCATENATE([.E182];MID([.A113];3;2);DEC2HEX((HEX2DEC(MID([.A113];5;2))-2+256*((HEX2DEC(MID([.A113];5;2))-2)&lt;0));2);MID([.A113];7;2))" office:value-type="string" office:string-value="B3AF0EBB">
            <text:p>B3AF0EBB</text:p>
          </table:table-cell>
          <table:table-cell table:style-name="ce1" table:formula="of:=CONCATENATE([.E182];MID([.A114];3;2);DEC2HEX((HEX2DEC(MID([.A114];5;2))-2+256*((HEX2DEC(MID([.A114];5;2))-2)&lt;0));2);MID([.A114];7;2))" office:value-type="string" office:string-value="B343BFEE">
            <text:p>B343BFEE</text:p>
          </table:table-cell>
          <table:table-cell/>
          <table:table-cell table:style-name="ce1" table:formula="of:=CONCATENATE([.E182];MID([.A315];3;2);DEC2HEX((HEX2DEC(MID([.A315];5;2))-4+256*((HEX2DEC(MID([.A315];5;2))-4)&lt;0));2);MID([.A315];7;2))" office:value-type="string" office:string-value="B34DFE99">
            <text:p>B34DFE99</text:p>
          </table:table-cell>
          <table:table-cell table:style-name="ce1" table:formula="of:=CONCATENATE([.E182];MID([.A60];3;2);DEC2HEX((HEX2DEC(MID([.A60];5;2))-4+256*((HEX2DEC(MID([.A60];5;2))-4)&lt;0));2);MID([.A60];7;2))" office:value-type="string" office:string-value="B3E1AFCC">
            <text:p>B3E1AFCC</text:p>
          </table:table-cell>
          <table:table-cell table:style-name="ce1" table:formula="of:=CONCATENATE([.E182];MID([.A153];3;2);DEC2HEX((HEX2DEC(MID([.A153];5;2))-3+256*((HEX2DEC(MID([.A153];5;2))-3)&lt;0));2);MID([.A153];7;2))" office:value-type="string" office:string-value="B327D433">
            <text:p>B327D433</text:p>
          </table:table-cell>
          <table:table-cell table:style-name="ce1" table:formula="of:=CONCATENATE([.E182];MID([.A154];3;2);DEC2HEX((HEX2DEC(MID([.A154];5;2))-3+256*((HEX2DEC(MID([.A154];5;2))-3)&lt;0));2);MID([.A154];7;2))" office:value-type="string" office:string-value="B3CBF066">
            <text:p>B3CBF066</text:p>
          </table:table-cell>
          <table:table-cell table:formula="of:=CONCATENATE([.E182];MID([.A151];3;2);DEC2HEX((HEX2DEC(MID([.A151];5;2))-3+256*((HEX2DEC(MID([.A151];5;2))-3)&lt;0));2);MID([.A151];7;2))" office:value-type="string" office:string-value="B3DE07DD">
            <text:p>B3DE07DD</text:p>
          </table:table-cell>
          <table:table-cell table:style-name="ce1" table:formula="of:=CONCATENATE([.E182];MID([.A408];3;2);DEC2HEX((HEX2DEC(MID([.A408];5;2))-3+256*((HEX2DEC(MID([.A408];5;2))-3)&lt;0));2);MID([.A408];7;2))" office:value-type="string" office:string-value="B383B800">
            <text:p>B383B800</text:p>
          </table:table-cell>
          <table:table-cell table:style-name="ce1" table:formula="of:=CONCATENATE([.E182];MID([.A149];3;2);DEC2HEX((HEX2DEC(MID([.A149];5;2))-3+256*((HEX2DEC(MID([.A149];5;2))-3)&lt;0));2);MID([.A149];7;2))" office:value-type="string" office:string-value="B396CF77">
            <text:p>B396CF77</text:p>
          </table:table-cell>
          <table:table-cell table:style-name="ce1" table:formula="of:=CONCATENATE([.E182];MID([.A150];3;2);DEC2HEX((HEX2DEC(MID([.A150];5;2))-3+256*((HEX2DEC(MID([.A150];5;2))-3)&lt;0));2);MID([.A150];7;2))" office:value-type="string" office:string-value="B33AEBAA">
            <text:p>B33AEBAA</text:p>
          </table:table-cell>
          <table:table-cell table:style-name="ce6" table:formula="of:=CONCATENATE([.E182];MID([.A403];3;2);DEC2HEX((HEX2DEC(MID([.A403];5;2))-3+256*((HEX2DEC(MID([.A403];5;2))-3)&lt;0));2);MID([.A403];7;2))" office:value-type="string" office:string-value="B35E4E21">
            <text:p>B35E4E21</text:p>
          </table:table-cell>
          <table:table-cell table:style-name="ce1" table:formula="of:=CONCATENATE([.E182];MID([.A148];3;2);DEC2HEX((HEX2DEC(MID([.A148];5;2))-3+256*((HEX2DEC(MID([.A148];5;2))-3)&lt;0));2);MID([.A148];7;2))" office:value-type="string" office:string-value="B3F2B344">
            <text:p>B3F2B344</text:p>
          </table:table-cell>
          <table:table-cell/>
          <table:table-cell table:style-name="ce1" table:formula="of:=MID([.A182];3;2)" office:value-type="string" office:string-value="90">
            <text:p>90</text:p>
          </table:table-cell>
          <table:table-cell table:style-name="ce1" table:formula="of:=MID([.A182];5;2)" office:value-type="string" office:string-value="AB">
            <text:p>AB</text:p>
          </table:table-cell>
          <table:table-cell table:formula="of:=IF((HEX2DEC([.Y182])-HEX2DEC([.Y181]))&gt;0;HEX2DEC([.Y182])-HEX2DEC([.Y181]);HEX2DEC([.Y182])-HEX2DEC([.Y181])+256)" office:value-type="float" office:value="148">
            <text:p>148</text:p>
          </table:table-cell>
          <table:table-cell table:formula="of:=IF((HEX2DEC([.Z182])-HEX2DEC([.Z181]))&gt;0;HEX2DEC([.Z182])-HEX2DEC([.Z181]);HEX2DEC([.Z182])-HEX2DEC([.Z18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434C7DD</text:p>
          </table:table-cell>
          <table:table-cell office:value-type="string">
            <text:p>B458DE44</text:p>
          </table:table-cell>
          <table:table-cell table:formula="of:=DEC2HEX(HEX2DEC([.C184])-1)" office:value-type="string" office:string-value="54">
            <text:p>54</text:p>
          </table:table-cell>
          <table:table-cell table:style-name="ce1" table:formula="of:=CONCATENATE([.C183];MID([.A183];3;2);DEC2HEX(HEX2DEC(MID([.A183];5;2))-63+256*((HEX2DEC(MID([.A183];5;2))-63)&lt;0));MID([.A183];7;2))" office:value-type="string" office:string-value="543488DD">
            <text:p>543488DD</text:p>
          </table:table-cell>
          <table:table-cell table:formula="of:=DEC2HEX(HEX2DEC([.E182])+1)" office:value-type="string" office:string-value="B4">
            <text:p>B4</text:p>
          </table:table-cell>
          <table:table-cell table:style-name="ce1" table:formula="of:=CONCATENATE([.E183];MID([.A121];3;2);DEC2HEX((HEX2DEC(MID([.A121];5;2))-2+256*((HEX2DEC(MID([.A121];5;2))-2)&lt;0));2);MID([.A121];7;2))" office:value-type="string" office:string-value="B4C1AD33">
            <text:p>B4C1AD33</text:p>
          </table:table-cell>
          <table:table-cell table:style-name="ce1" table:formula="of:=CONCATENATE([.E183];MID([.A374];3;2);DEC2HEX((HEX2DEC(MID([.A374];5;2))-2+256*((HEX2DEC(MID([.A374];5;2))-2)&lt;0));2);MID([.A374];7;2))" office:value-type="string" office:string-value="B4D4C4AA">
            <text:p>B4D4C4AA</text:p>
          </table:table-cell>
          <table:table-cell table:style-name="ce1" table:formula="of:=CONCATENATE([.E183];MID([.A375];3;2);DEC2HEX((HEX2DEC(MID([.A375];5;2))-2+256*((HEX2DEC(MID([.A375];5;2))-2)&lt;0));2);MID([.A375];7;2))" office:value-type="string" office:string-value="B478E0DD">
            <text:p>B478E0DD</text:p>
          </table:table-cell>
          <table:table-cell table:style-name="ce1" table:formula="of:=CONCATENATE([.E183];MID([.A116];3;2);DEC2HEX((HEX2DEC(MID([.A116];5;2))-2+256*((HEX2DEC(MID([.A116];5;2))-2)&lt;0));2);MID([.A116];7;2))" office:value-type="string" office:string-value="B49CF744">
            <text:p>B49CF744</text:p>
          </table:table-cell>
          <table:table-cell table:style-name="ce1" table:formula="of:=CONCATENATE([.E183];MID([.A117];3;2);DEC2HEX((HEX2DEC(MID([.A117];5;2))-2+256*((HEX2DEC(MID([.A117];5;2))-2)&lt;0));2);MID([.A117];7;2))" office:value-type="string" office:string-value="B430A877">
            <text:p>B430A877</text:p>
          </table:table-cell>
          <table:table-cell table:style-name="ce1" table:formula="of:=CONCATENATE([.E183];MID([.A114];3;2);DEC2HEX((HEX2DEC(MID([.A114];5;2))-2+256*((HEX2DEC(MID([.A114];5;2))-2)&lt;0));2);MID([.A114];7;2))" office:value-type="string" office:string-value="B443BFEE">
            <text:p>B443BFEE</text:p>
          </table:table-cell>
          <table:table-cell table:style-name="ce1" table:formula="of:=CONCATENATE([.E183];MID([.A115];3;2);DEC2HEX((HEX2DEC(MID([.A115];5;2))-2+256*((HEX2DEC(MID([.A115];5;2))-2)&lt;0));2);MID([.A115];7;2))" office:value-type="string" office:string-value="B4F8DB11">
            <text:p>B4F8DB11</text:p>
          </table:table-cell>
          <table:table-cell/>
          <table:table-cell table:style-name="ce1" table:formula="of:=CONCATENATE([.E183];MID([.A316];3;2);DEC2HEX((HEX2DEC(MID([.A316];5;2))-4+256*((HEX2DEC(MID([.A316];5;2))-4)&lt;0));2);MID([.A316];7;2))" office:value-type="string" office:string-value="B4E1AFCC">
            <text:p>B4E1AFCC</text:p>
          </table:table-cell>
          <table:table-cell table:style-name="ce1" table:formula="of:=CONCATENATE([.E183];MID([.A61];3;2);DEC2HEX((HEX2DEC(MID([.A61];5;2))-4+256*((HEX2DEC(MID([.A61];5;2))-4)&lt;0));2);MID([.A61];7;2))" office:value-type="string" office:string-value="B485CBFF">
            <text:p>B485CBFF</text:p>
          </table:table-cell>
          <table:table-cell table:style-name="ce1" table:formula="of:=CONCATENATE([.E183];MID([.A154];3;2);DEC2HEX((HEX2DEC(MID([.A154];5;2))-3+256*((HEX2DEC(MID([.A154];5;2))-3)&lt;0));2);MID([.A154];7;2))" office:value-type="string" office:string-value="B4CBF066">
            <text:p>B4CBF066</text:p>
          </table:table-cell>
          <table:table-cell table:style-name="ce1" table:formula="of:=CONCATENATE([.E183];MID([.A155];3;2);DEC2HEX((HEX2DEC(MID([.A155];5;2))-3+256*((HEX2DEC(MID([.A155];5;2))-3)&lt;0));2);MID([.A155];7;2))" office:value-type="string" office:string-value="B46F0C99">
            <text:p>B46F0C99</text:p>
          </table:table-cell>
          <table:table-cell table:formula="of:=CONCATENATE([.E183];MID([.A152];3;2);DEC2HEX((HEX2DEC(MID([.A152];5;2))-3+256*((HEX2DEC(MID([.A152];5;2))-3)&lt;0));2);MID([.A152];7;2))" office:value-type="string" office:string-value="B483B800">
            <text:p>B483B800</text:p>
          </table:table-cell>
          <table:table-cell table:style-name="ce1" table:formula="of:=CONCATENATE([.E183];MID([.A409];3;2);DEC2HEX((HEX2DEC(MID([.A409];5;2))-3+256*((HEX2DEC(MID([.A409];5;2))-3)&lt;0));2);MID([.A409];7;2))" office:value-type="string" office:string-value="B427D433">
            <text:p>B427D433</text:p>
          </table:table-cell>
          <table:table-cell table:style-name="ce1" table:formula="of:=CONCATENATE([.E183];MID([.A150];3;2);DEC2HEX((HEX2DEC(MID([.A150];5;2))-3+256*((HEX2DEC(MID([.A150];5;2))-3)&lt;0));2);MID([.A150];7;2))" office:value-type="string" office:string-value="B43AEBAA">
            <text:p>B43AEBAA</text:p>
          </table:table-cell>
          <table:table-cell table:style-name="ce1" table:formula="of:=CONCATENATE([.E183];MID([.A151];3;2);DEC2HEX((HEX2DEC(MID([.A151];5;2))-3+256*((HEX2DEC(MID([.A151];5;2))-3)&lt;0));2);MID([.A151];7;2))" office:value-type="string" office:string-value="B4DE07DD">
            <text:p>B4DE07DD</text:p>
          </table:table-cell>
          <table:table-cell table:style-name="ce6" table:formula="of:=CONCATENATE([.E183];MID([.A404];3;2);DEC2HEX((HEX2DEC(MID([.A404];5;2))-3+256*((HEX2DEC(MID([.A404];5;2))-3)&lt;0));2);MID([.A404];7;2))" office:value-type="string" office:string-value="B4F2B344">
            <text:p>B4F2B344</text:p>
          </table:table-cell>
          <table:table-cell table:style-name="ce1" table:formula="of:=CONCATENATE([.E183];MID([.A149];3;2);DEC2HEX((HEX2DEC(MID([.A149];5;2))-3+256*((HEX2DEC(MID([.A149];5;2))-3)&lt;0));2);MID([.A149];7;2))" office:value-type="string" office:string-value="B496CF77">
            <text:p>B496CF77</text:p>
          </table:table-cell>
          <table:table-cell/>
          <table:table-cell table:style-name="ce1" table:formula="of:=MID([.A183];3;2)" office:value-type="string" office:string-value="34">
            <text:p>34</text:p>
          </table:table-cell>
          <table:table-cell table:style-name="ce1" table:formula="of:=MID([.A183];5;2)" office:value-type="string" office:string-value="C7">
            <text:p>C7</text:p>
          </table:table-cell>
          <table:table-cell table:formula="of:=IF((HEX2DEC([.Y183])-HEX2DEC([.Y182]))&gt;0;HEX2DEC([.Y183])-HEX2DEC([.Y182]);HEX2DEC([.Y183])-HEX2DEC([.Y182])+256)" office:value-type="float" office:value="164">
            <text:p>164</text:p>
          </table:table-cell>
          <table:table-cell table:formula="of:=IF((HEX2DEC([.Z183])-HEX2DEC([.Z182]))&gt;0;HEX2DEC([.Z183])-HEX2DEC([.Z182]);HEX2DEC([.Z183])-HEX2DEC([.Z18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5E9E300</text:p>
          </table:table-cell>
          <table:table-cell office:value-type="string">
            <text:p>B5FCFA77</text:p>
          </table:table-cell>
          <table:table-cell table:formula="of:=DEC2HEX(HEX2DEC([.C185])-1)" office:value-type="string" office:string-value="55">
            <text:p>55</text:p>
          </table:table-cell>
          <table:table-cell table:style-name="ce1" table:formula="of:=CONCATENATE([.C184];MID([.A184];3;2);DEC2HEX(HEX2DEC(MID([.A184];5;2))-63+256*((HEX2DEC(MID([.A184];5;2))-63)&lt;0));MID([.A184];7;2))" office:value-type="string" office:string-value="55E9A400">
            <text:p>55E9A400</text:p>
          </table:table-cell>
          <table:table-cell table:formula="of:=DEC2HEX(HEX2DEC([.E183])+1)" office:value-type="string" office:string-value="B5">
            <text:p>B5</text:p>
          </table:table-cell>
          <table:table-cell table:style-name="ce1" table:formula="of:=CONCATENATE([.E184];MID([.A122];3;2);DEC2HEX((HEX2DEC(MID([.A122];5;2))-2+256*((HEX2DEC(MID([.A122];5;2))-2)&lt;0));2);MID([.A122];7;2))" office:value-type="string" office:string-value="B565C966">
            <text:p>B565C966</text:p>
          </table:table-cell>
          <table:table-cell table:style-name="ce1" table:formula="of:=CONCATENATE([.E184];MID([.A375];3;2);DEC2HEX((HEX2DEC(MID([.A375];5;2))-2+256*((HEX2DEC(MID([.A375];5;2))-2)&lt;0));2);MID([.A375];7;2))" office:value-type="string" office:string-value="B578E0DD">
            <text:p>B578E0DD</text:p>
          </table:table-cell>
          <table:table-cell table:style-name="ce1" table:formula="of:=CONCATENATE([.E184];MID([.A376];3;2);DEC2HEX((HEX2DEC(MID([.A376];5;2))-2+256*((HEX2DEC(MID([.A376];5;2))-2)&lt;0));2);MID([.A376];7;2))" office:value-type="string" office:string-value="B52DFC00">
            <text:p>B52DFC00</text:p>
          </table:table-cell>
          <table:table-cell table:style-name="ce1" table:formula="of:=CONCATENATE([.E184];MID([.A117];3;2);DEC2HEX((HEX2DEC(MID([.A117];5;2))-2+256*((HEX2DEC(MID([.A117];5;2))-2)&lt;0));2);MID([.A117];7;2))" office:value-type="string" office:string-value="B530A877">
            <text:p>B530A877</text:p>
          </table:table-cell>
          <table:table-cell table:style-name="ce1" table:formula="of:=CONCATENATE([.E184];MID([.A118];3;2);DEC2HEX((HEX2DEC(MID([.A118];5;2))-2+256*((HEX2DEC(MID([.A118];5;2))-2)&lt;0));2);MID([.A118];7;2))" office:value-type="string" office:string-value="B5D4C4AA">
            <text:p>B5D4C4AA</text:p>
          </table:table-cell>
          <table:table-cell table:style-name="ce1" table:formula="of:=CONCATENATE([.E184];MID([.A115];3;2);DEC2HEX((HEX2DEC(MID([.A115];5;2))-2+256*((HEX2DEC(MID([.A115];5;2))-2)&lt;0));2);MID([.A115];7;2))" office:value-type="string" office:string-value="B5F8DB11">
            <text:p>B5F8DB11</text:p>
          </table:table-cell>
          <table:table-cell table:style-name="ce1" table:formula="of:=CONCATENATE([.E184];MID([.A116];3;2);DEC2HEX((HEX2DEC(MID([.A116];5;2))-2+256*((HEX2DEC(MID([.A116];5;2))-2)&lt;0));2);MID([.A116];7;2))" office:value-type="string" office:string-value="B59CF744">
            <text:p>B59CF744</text:p>
          </table:table-cell>
          <table:table-cell/>
          <table:table-cell table:style-name="ce1" table:formula="of:=CONCATENATE([.E184];MID([.A317];3;2);DEC2HEX((HEX2DEC(MID([.A317];5;2))-4+256*((HEX2DEC(MID([.A317];5;2))-4)&lt;0));2);MID([.A317];7;2))" office:value-type="string" office:string-value="B585CBFF">
            <text:p>B585CBFF</text:p>
          </table:table-cell>
          <table:table-cell table:style-name="ce1" table:formula="of:=CONCATENATE([.E184];MID([.A62];3;2);DEC2HEX((HEX2DEC(MID([.A62];5;2))-4+256*((HEX2DEC(MID([.A62];5;2))-4)&lt;0));2);MID([.A62];7;2))" office:value-type="string" office:string-value="B53AE722">
            <text:p>B53AE722</text:p>
          </table:table-cell>
          <table:table-cell table:style-name="ce1" table:formula="of:=CONCATENATE([.E184];MID([.A155];3;2);DEC2HEX((HEX2DEC(MID([.A155];5;2))-3+256*((HEX2DEC(MID([.A155];5;2))-3)&lt;0));2);MID([.A155];7;2))" office:value-type="string" office:string-value="B56F0C99">
            <text:p>B56F0C99</text:p>
          </table:table-cell>
          <table:table-cell table:style-name="ce1" table:formula="of:=CONCATENATE([.E184];MID([.A156];3;2);DEC2HEX((HEX2DEC(MID([.A156];5;2))-3+256*((HEX2DEC(MID([.A156];5;2))-3)&lt;0));2);MID([.A156];7;2))" office:value-type="string" office:string-value="B503BDCC">
            <text:p>B503BDCC</text:p>
          </table:table-cell>
          <table:table-cell table:formula="of:=CONCATENATE([.E184];MID([.A153];3;2);DEC2HEX((HEX2DEC(MID([.A153];5;2))-3+256*((HEX2DEC(MID([.A153];5;2))-3)&lt;0));2);MID([.A153];7;2))" office:value-type="string" office:string-value="B527D433">
            <text:p>B527D433</text:p>
          </table:table-cell>
          <table:table-cell table:style-name="ce1" table:formula="of:=CONCATENATE([.E184];MID([.A410];3;2);DEC2HEX((HEX2DEC(MID([.A410];5;2))-3+256*((HEX2DEC(MID([.A410];5;2))-3)&lt;0));2);MID([.A410];7;2))" office:value-type="string" office:string-value="B5CBF066">
            <text:p>B5CBF066</text:p>
          </table:table-cell>
          <table:table-cell table:style-name="ce1" table:formula="of:=CONCATENATE([.E184];MID([.A151];3;2);DEC2HEX((HEX2DEC(MID([.A151];5;2))-3+256*((HEX2DEC(MID([.A151];5;2))-3)&lt;0));2);MID([.A151];7;2))" office:value-type="string" office:string-value="B5DE07DD">
            <text:p>B5DE07DD</text:p>
          </table:table-cell>
          <table:table-cell table:style-name="ce1" table:formula="of:=CONCATENATE([.E184];MID([.A152];3;2);DEC2HEX((HEX2DEC(MID([.A152];5;2))-3+256*((HEX2DEC(MID([.A152];5;2))-3)&lt;0));2);MID([.A152];7;2))" office:value-type="string" office:string-value="B583B800">
            <text:p>B583B800</text:p>
          </table:table-cell>
          <table:table-cell table:style-name="ce6" table:formula="of:=CONCATENATE([.E184];MID([.A405];3;2);DEC2HEX((HEX2DEC(MID([.A405];5;2))-3+256*((HEX2DEC(MID([.A405];5;2))-3)&lt;0));2);MID([.A405];7;2))" office:value-type="string" office:string-value="B596CF77">
            <text:p>B596CF77</text:p>
          </table:table-cell>
          <table:table-cell table:style-name="ce1" table:formula="of:=CONCATENATE([.E184];MID([.A150];3;2);DEC2HEX((HEX2DEC(MID([.A150];5;2))-3+256*((HEX2DEC(MID([.A150];5;2))-3)&lt;0));2);MID([.A150];7;2))" office:value-type="string" office:string-value="B53AEBAA">
            <text:p>B53AEBAA</text:p>
          </table:table-cell>
          <table:table-cell/>
          <table:table-cell table:style-name="ce1" table:formula="of:=MID([.A184];3;2)" office:value-type="string" office:string-value="E9">
            <text:p>E9</text:p>
          </table:table-cell>
          <table:table-cell table:style-name="ce1" table:formula="of:=MID([.A184];5;2)" office:value-type="string" office:string-value="E3">
            <text:p>E3</text:p>
          </table:table-cell>
          <table:table-cell table:formula="of:=IF((HEX2DEC([.Y184])-HEX2DEC([.Y183]))&gt;0;HEX2DEC([.Y184])-HEX2DEC([.Y183]);HEX2DEC([.Y184])-HEX2DEC([.Y183])+256)" office:value-type="float" office:value="181">
            <text:p>181</text:p>
          </table:table-cell>
          <table:table-cell table:formula="of:=IF((HEX2DEC([.Z184])-HEX2DEC([.Z183]))&gt;0;HEX2DEC([.Z184])-HEX2DEC([.Z183]);HEX2DEC([.Z184])-HEX2DEC([.Z18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68DFF33</text:p>
          </table:table-cell>
          <table:table-cell office:value-type="string">
            <text:p>B690ABAA</text:p>
          </table:table-cell>
          <table:table-cell table:formula="of:=DEC2HEX(HEX2DEC([.C186])-1)" office:value-type="string" office:string-value="56">
            <text:p>56</text:p>
          </table:table-cell>
          <table:table-cell table:style-name="ce1" table:formula="of:=CONCATENATE([.C185];MID([.A185];3;2);DEC2HEX(HEX2DEC(MID([.A185];5;2))-63+256*((HEX2DEC(MID([.A185];5;2))-63)&lt;0));MID([.A185];7;2))" office:value-type="string" office:string-value="568DC033">
            <text:p>568DC033</text:p>
          </table:table-cell>
          <table:table-cell table:formula="of:=DEC2HEX(HEX2DEC([.E184])+1)" office:value-type="string" office:string-value="B6">
            <text:p>B6</text:p>
          </table:table-cell>
          <table:table-cell table:style-name="ce1" table:formula="of:=CONCATENATE([.E185];MID([.A123];3;2);DEC2HEX((HEX2DEC(MID([.A123];5;2))-2+256*((HEX2DEC(MID([.A123];5;2))-2)&lt;0));2);MID([.A123];7;2))" office:value-type="string" office:string-value="B609E599">
            <text:p>B609E599</text:p>
          </table:table-cell>
          <table:table-cell table:style-name="ce1" table:formula="of:=CONCATENATE([.E185];MID([.A376];3;2);DEC2HEX((HEX2DEC(MID([.A376];5;2))-2+256*((HEX2DEC(MID([.A376];5;2))-2)&lt;0));2);MID([.A376];7;2))" office:value-type="string" office:string-value="B62DFC00">
            <text:p>B62DFC00</text:p>
          </table:table-cell>
          <table:table-cell table:style-name="ce1" table:formula="of:=CONCATENATE([.E185];MID([.A377];3;2);DEC2HEX((HEX2DEC(MID([.A377];5;2))-2+256*((HEX2DEC(MID([.A377];5;2))-2)&lt;0));2);MID([.A377];7;2))" office:value-type="string" office:string-value="B6C1AD33">
            <text:p>B6C1AD33</text:p>
          </table:table-cell>
          <table:table-cell table:style-name="ce1" table:formula="of:=CONCATENATE([.E185];MID([.A118];3;2);DEC2HEX((HEX2DEC(MID([.A118];5;2))-2+256*((HEX2DEC(MID([.A118];5;2))-2)&lt;0));2);MID([.A118];7;2))" office:value-type="string" office:string-value="B6D4C4AA">
            <text:p>B6D4C4AA</text:p>
          </table:table-cell>
          <table:table-cell table:style-name="ce1" table:formula="of:=CONCATENATE([.E185];MID([.A119];3;2);DEC2HEX((HEX2DEC(MID([.A119];5;2))-2+256*((HEX2DEC(MID([.A119];5;2))-2)&lt;0));2);MID([.A119];7;2))" office:value-type="string" office:string-value="B678E0DD">
            <text:p>B678E0DD</text:p>
          </table:table-cell>
          <table:table-cell table:style-name="ce1" table:formula="of:=CONCATENATE([.E185];MID([.A116];3;2);DEC2HEX((HEX2DEC(MID([.A116];5;2))-2+256*((HEX2DEC(MID([.A116];5;2))-2)&lt;0));2);MID([.A116];7;2))" office:value-type="string" office:string-value="B69CF744">
            <text:p>B69CF744</text:p>
          </table:table-cell>
          <table:table-cell table:style-name="ce1" table:formula="of:=CONCATENATE([.E185];MID([.A117];3;2);DEC2HEX((HEX2DEC(MID([.A117];5;2))-2+256*((HEX2DEC(MID([.A117];5;2))-2)&lt;0));2);MID([.A117];7;2))" office:value-type="string" office:string-value="B630A877">
            <text:p>B630A877</text:p>
          </table:table-cell>
          <table:table-cell/>
          <table:table-cell table:style-name="ce1" table:formula="of:=CONCATENATE([.E185];MID([.A318];3;2);DEC2HEX((HEX2DEC(MID([.A318];5;2))-4+256*((HEX2DEC(MID([.A318];5;2))-4)&lt;0));2);MID([.A318];7;2))" office:value-type="string" office:string-value="B63AE722">
            <text:p>B63AE722</text:p>
          </table:table-cell>
          <table:table-cell table:style-name="ce1" table:formula="of:=CONCATENATE([.E185];MID([.A63];3;2);DEC2HEX((HEX2DEC(MID([.A63];5;2))-4+256*((HEX2DEC(MID([.A63];5;2))-4)&lt;0));2);MID([.A63];7;2))" office:value-type="string" office:string-value="B6DE0355">
            <text:p>B6DE0355</text:p>
          </table:table-cell>
          <table:table-cell table:style-name="ce1" table:formula="of:=CONCATENATE([.E185];MID([.A156];3;2);DEC2HEX((HEX2DEC(MID([.A156];5;2))-3+256*((HEX2DEC(MID([.A156];5;2))-3)&lt;0));2);MID([.A156];7;2))" office:value-type="string" office:string-value="B603BDCC">
            <text:p>B603BDCC</text:p>
          </table:table-cell>
          <table:table-cell table:style-name="ce1" table:formula="of:=CONCATENATE([.E185];MID([.A157];3;2);DEC2HEX((HEX2DEC(MID([.A157];5;2))-3+256*((HEX2DEC(MID([.A157];5;2))-3)&lt;0));2);MID([.A157];7;2))" office:value-type="string" office:string-value="B6A7D9FF">
            <text:p>B6A7D9FF</text:p>
          </table:table-cell>
          <table:table-cell table:formula="of:=CONCATENATE([.E185];MID([.A154];3;2);DEC2HEX((HEX2DEC(MID([.A154];5;2))-3+256*((HEX2DEC(MID([.A154];5;2))-3)&lt;0));2);MID([.A154];7;2))" office:value-type="string" office:string-value="B6CBF066">
            <text:p>B6CBF066</text:p>
          </table:table-cell>
          <table:table-cell table:style-name="ce1" table:formula="of:=CONCATENATE([.E185];MID([.A411];3;2);DEC2HEX((HEX2DEC(MID([.A411];5;2))-3+256*((HEX2DEC(MID([.A411];5;2))-3)&lt;0));2);MID([.A411];7;2))" office:value-type="string" office:string-value="B66F0C99">
            <text:p>B66F0C99</text:p>
          </table:table-cell>
          <table:table-cell table:style-name="ce1" table:formula="of:=CONCATENATE([.E185];MID([.A152];3;2);DEC2HEX((HEX2DEC(MID([.A152];5;2))-3+256*((HEX2DEC(MID([.A152];5;2))-3)&lt;0));2);MID([.A152];7;2))" office:value-type="string" office:string-value="B683B800">
            <text:p>B683B800</text:p>
          </table:table-cell>
          <table:table-cell table:style-name="ce1" table:formula="of:=CONCATENATE([.E185];MID([.A153];3;2);DEC2HEX((HEX2DEC(MID([.A153];5;2))-3+256*((HEX2DEC(MID([.A153];5;2))-3)&lt;0));2);MID([.A153];7;2))" office:value-type="string" office:string-value="B627D433">
            <text:p>B627D433</text:p>
          </table:table-cell>
          <table:table-cell table:style-name="ce6" table:formula="of:=CONCATENATE([.E185];MID([.A406];3;2);DEC2HEX((HEX2DEC(MID([.A406];5;2))-3+256*((HEX2DEC(MID([.A406];5;2))-3)&lt;0));2);MID([.A406];7;2))" office:value-type="string" office:string-value="B63AEBAA">
            <text:p>B63AEBAA</text:p>
          </table:table-cell>
          <table:table-cell table:style-name="ce1" table:formula="of:=CONCATENATE([.E185];MID([.A151];3;2);DEC2HEX((HEX2DEC(MID([.A151];5;2))-3+256*((HEX2DEC(MID([.A151];5;2))-3)&lt;0));2);MID([.A151];7;2))" office:value-type="string" office:string-value="B6DE07DD">
            <text:p>B6DE07DD</text:p>
          </table:table-cell>
          <table:table-cell/>
          <table:table-cell table:style-name="ce1" table:formula="of:=MID([.A185];3;2)" office:value-type="string" office:string-value="8D">
            <text:p>8D</text:p>
          </table:table-cell>
          <table:table-cell table:style-name="ce1" table:formula="of:=MID([.A185];5;2)" office:value-type="string" office:string-value="FF">
            <text:p>FF</text:p>
          </table:table-cell>
          <table:table-cell table:formula="of:=IF((HEX2DEC([.Y185])-HEX2DEC([.Y184]))&gt;0;HEX2DEC([.Y185])-HEX2DEC([.Y184]);HEX2DEC([.Y185])-HEX2DEC([.Y184])+256)" office:value-type="float" office:value="164">
            <text:p>164</text:p>
          </table:table-cell>
          <table:table-cell table:formula="of:=IF((HEX2DEC([.Z185])-HEX2DEC([.Z184]))&gt;0;HEX2DEC([.Z185])-HEX2DEC([.Z184]);HEX2DEC([.Z185])-HEX2DEC([.Z18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721B066</text:p>
          </table:table-cell>
          <table:table-cell office:value-type="string">
            <text:p>B734C7DD</text:p>
          </table:table-cell>
          <table:table-cell table:formula="of:=DEC2HEX(HEX2DEC([.C187])-1)" office:value-type="string" office:string-value="57">
            <text:p>57</text:p>
          </table:table-cell>
          <table:table-cell table:style-name="ce1" table:formula="of:=CONCATENATE([.C186];MID([.A186];3;2);DEC2HEX(HEX2DEC(MID([.A186];5;2))-63+256*((HEX2DEC(MID([.A186];5;2))-63)&lt;0));MID([.A186];7;2))" office:value-type="string" office:string-value="57217166">
            <text:p>57217166</text:p>
          </table:table-cell>
          <table:table-cell table:formula="of:=DEC2HEX(HEX2DEC([.E185])+1)" office:value-type="string" office:string-value="B7">
            <text:p>B7</text:p>
          </table:table-cell>
          <table:table-cell table:style-name="ce1" table:formula="of:=CONCATENATE([.E186];MID([.A124];3;2);DEC2HEX((HEX2DEC(MID([.A124];5;2))-2+256*((HEX2DEC(MID([.A124];5;2))-2)&lt;0));2);MID([.A124];7;2))" office:value-type="string" office:string-value="B7AD01CC">
            <text:p>B7AD01CC</text:p>
          </table:table-cell>
          <table:table-cell table:style-name="ce1" table:formula="of:=CONCATENATE([.E186];MID([.A377];3;2);DEC2HEX((HEX2DEC(MID([.A377];5;2))-2+256*((HEX2DEC(MID([.A377];5;2))-2)&lt;0));2);MID([.A377];7;2))" office:value-type="string" office:string-value="B7C1AD33">
            <text:p>B7C1AD33</text:p>
          </table:table-cell>
          <table:table-cell table:style-name="ce1" table:formula="of:=CONCATENATE([.E186];MID([.A378];3;2);DEC2HEX((HEX2DEC(MID([.A378];5;2))-2+256*((HEX2DEC(MID([.A378];5;2))-2)&lt;0));2);MID([.A378];7;2))" office:value-type="string" office:string-value="B765C966">
            <text:p>B765C966</text:p>
          </table:table-cell>
          <table:table-cell table:style-name="ce1" table:formula="of:=CONCATENATE([.E186];MID([.A119];3;2);DEC2HEX((HEX2DEC(MID([.A119];5;2))-2+256*((HEX2DEC(MID([.A119];5;2))-2)&lt;0));2);MID([.A119];7;2))" office:value-type="string" office:string-value="B778E0DD">
            <text:p>B778E0DD</text:p>
          </table:table-cell>
          <table:table-cell table:style-name="ce1" table:formula="of:=CONCATENATE([.E186];MID([.A120];3;2);DEC2HEX((HEX2DEC(MID([.A120];5;2))-2+256*((HEX2DEC(MID([.A120];5;2))-2)&lt;0));2);MID([.A120];7;2))" office:value-type="string" office:string-value="B72DFC00">
            <text:p>B72DFC00</text:p>
          </table:table-cell>
          <table:table-cell table:style-name="ce1" table:formula="of:=CONCATENATE([.E186];MID([.A117];3;2);DEC2HEX((HEX2DEC(MID([.A117];5;2))-2+256*((HEX2DEC(MID([.A117];5;2))-2)&lt;0));2);MID([.A117];7;2))" office:value-type="string" office:string-value="B730A877">
            <text:p>B730A877</text:p>
          </table:table-cell>
          <table:table-cell table:style-name="ce1" table:formula="of:=CONCATENATE([.E186];MID([.A118];3;2);DEC2HEX((HEX2DEC(MID([.A118];5;2))-2+256*((HEX2DEC(MID([.A118];5;2))-2)&lt;0));2);MID([.A118];7;2))" office:value-type="string" office:string-value="B7D4C4AA">
            <text:p>B7D4C4AA</text:p>
          </table:table-cell>
          <table:table-cell/>
          <table:table-cell table:style-name="ce1" table:formula="of:=CONCATENATE([.E186];MID([.A319];3;2);DEC2HEX((HEX2DEC(MID([.A319];5;2))-4+256*((HEX2DEC(MID([.A319];5;2))-4)&lt;0));2);MID([.A319];7;2))" office:value-type="string" office:string-value="B7DE0355">
            <text:p>B7DE0355</text:p>
          </table:table-cell>
          <table:table-cell table:style-name="ce1" table:formula="of:=CONCATENATE([.E186];MID([.A64];3;2);DEC2HEX((HEX2DEC(MID([.A64];5;2))-4+256*((HEX2DEC(MID([.A64];5;2))-4)&lt;0));2);MID([.A64];7;2))" office:value-type="string" office:string-value="B772B488">
            <text:p>B772B488</text:p>
          </table:table-cell>
          <table:table-cell table:style-name="ce1" table:formula="of:=CONCATENATE([.E186];MID([.A157];3;2);DEC2HEX((HEX2DEC(MID([.A157];5;2))-3+256*((HEX2DEC(MID([.A157];5;2))-3)&lt;0));2);MID([.A157];7;2))" office:value-type="string" office:string-value="B7A7D9FF">
            <text:p>B7A7D9FF</text:p>
          </table:table-cell>
          <table:table-cell table:style-name="ce1" table:formula="of:=CONCATENATE([.E186];MID([.A158];3;2);DEC2HEX((HEX2DEC(MID([.A158];5;2))-3+256*((HEX2DEC(MID([.A158];5;2))-3)&lt;0));2);MID([.A158];7;2))" office:value-type="string" office:string-value="B75CF513">
            <text:p>B75CF513</text:p>
          </table:table-cell>
          <table:table-cell table:formula="of:=CONCATENATE([.E186];MID([.A155];3;2);DEC2HEX((HEX2DEC(MID([.A155];5;2))-3+256*((HEX2DEC(MID([.A155];5;2))-3)&lt;0));2);MID([.A155];7;2))" office:value-type="string" office:string-value="B76F0C99">
            <text:p>B76F0C99</text:p>
          </table:table-cell>
          <table:table-cell table:style-name="ce1" table:formula="of:=CONCATENATE([.E186];MID([.A412];3;2);DEC2HEX((HEX2DEC(MID([.A412];5;2))-3+256*((HEX2DEC(MID([.A412];5;2))-3)&lt;0));2);MID([.A412];7;2))" office:value-type="string" office:string-value="B703BDCC">
            <text:p>B703BDCC</text:p>
          </table:table-cell>
          <table:table-cell table:style-name="ce1" table:formula="of:=CONCATENATE([.E186];MID([.A153];3;2);DEC2HEX((HEX2DEC(MID([.A153];5;2))-3+256*((HEX2DEC(MID([.A153];5;2))-3)&lt;0));2);MID([.A153];7;2))" office:value-type="string" office:string-value="B727D433">
            <text:p>B727D433</text:p>
          </table:table-cell>
          <table:table-cell table:style-name="ce1" table:formula="of:=CONCATENATE([.E186];MID([.A154];3;2);DEC2HEX((HEX2DEC(MID([.A154];5;2))-3+256*((HEX2DEC(MID([.A154];5;2))-3)&lt;0));2);MID([.A154];7;2))" office:value-type="string" office:string-value="B7CBF066">
            <text:p>B7CBF066</text:p>
          </table:table-cell>
          <table:table-cell table:style-name="ce6" table:formula="of:=CONCATENATE([.E186];MID([.A407];3;2);DEC2HEX((HEX2DEC(MID([.A407];5;2))-3+256*((HEX2DEC(MID([.A407];5;2))-3)&lt;0));2);MID([.A407];7;2))" office:value-type="string" office:string-value="B7DE07DD">
            <text:p>B7DE07DD</text:p>
          </table:table-cell>
          <table:table-cell table:style-name="ce1" table:formula="of:=CONCATENATE([.E186];MID([.A152];3;2);DEC2HEX((HEX2DEC(MID([.A152];5;2))-3+256*((HEX2DEC(MID([.A152];5;2))-3)&lt;0));2);MID([.A152];7;2))" office:value-type="string" office:string-value="B783B800">
            <text:p>B783B800</text:p>
          </table:table-cell>
          <table:table-cell/>
          <table:table-cell table:style-name="ce1" table:formula="of:=MID([.A186];3;2)" office:value-type="string" office:string-value="21">
            <text:p>21</text:p>
          </table:table-cell>
          <table:table-cell table:style-name="ce1" table:formula="of:=MID([.A186];5;2)" office:value-type="string" office:string-value="B0">
            <text:p>B0</text:p>
          </table:table-cell>
          <table:table-cell table:formula="of:=IF((HEX2DEC([.Y186])-HEX2DEC([.Y185]))&gt;0;HEX2DEC([.Y186])-HEX2DEC([.Y185]);HEX2DEC([.Y186])-HEX2DEC([.Y185])+256)" office:value-type="float" office:value="148">
            <text:p>148</text:p>
          </table:table-cell>
          <table:table-cell table:formula="of:=IF((HEX2DEC([.Z186])-HEX2DEC([.Z185]))&gt;0;HEX2DEC([.Z186])-HEX2DEC([.Z185]);HEX2DEC([.Z186])-HEX2DEC([.Z18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8C5CC99</text:p>
          </table:table-cell>
          <table:table-cell office:value-type="string">
            <text:p>B8E9E300</text:p>
          </table:table-cell>
          <table:table-cell table:formula="of:=DEC2HEX(HEX2DEC([.C188])-1)" office:value-type="string" office:string-value="58">
            <text:p>58</text:p>
          </table:table-cell>
          <table:table-cell table:style-name="ce1" table:formula="of:=CONCATENATE([.C187];MID([.A187];3;2);DEC2HEX(HEX2DEC(MID([.A187];5;2))-63+256*((HEX2DEC(MID([.A187];5;2))-63)&lt;0));MID([.A187];7;2))" office:value-type="string" office:string-value="58C58D99">
            <text:p>58C58D99</text:p>
          </table:table-cell>
          <table:table-cell table:formula="of:=DEC2HEX(HEX2DEC([.E186])+1)" office:value-type="string" office:string-value="B8">
            <text:p>B8</text:p>
          </table:table-cell>
          <table:table-cell table:style-name="ce1" table:formula="of:=CONCATENATE([.E187];MID([.A125];3;2);DEC2HEX((HEX2DEC(MID([.A125];5;2))-2+256*((HEX2DEC(MID([.A125];5;2))-2)&lt;0));2);MID([.A125];7;2))" office:value-type="string" office:string-value="B841B2FF">
            <text:p>B841B2FF</text:p>
          </table:table-cell>
          <table:table-cell table:style-name="ce1" table:formula="of:=CONCATENATE([.E187];MID([.A378];3;2);DEC2HEX((HEX2DEC(MID([.A378];5;2))-2+256*((HEX2DEC(MID([.A378];5;2))-2)&lt;0));2);MID([.A378];7;2))" office:value-type="string" office:string-value="B865C966">
            <text:p>B865C966</text:p>
          </table:table-cell>
          <table:table-cell table:style-name="ce1" table:formula="of:=CONCATENATE([.E187];MID([.A379];3;2);DEC2HEX((HEX2DEC(MID([.A379];5;2))-2+256*((HEX2DEC(MID([.A379];5;2))-2)&lt;0));2);MID([.A379];7;2))" office:value-type="string" office:string-value="B809E599">
            <text:p>B809E599</text:p>
          </table:table-cell>
          <table:table-cell table:style-name="ce1" table:formula="of:=CONCATENATE([.E187];MID([.A120];3;2);DEC2HEX((HEX2DEC(MID([.A120];5;2))-2+256*((HEX2DEC(MID([.A120];5;2))-2)&lt;0));2);MID([.A120];7;2))" office:value-type="string" office:string-value="B82DFC00">
            <text:p>B82DFC00</text:p>
          </table:table-cell>
          <table:table-cell table:style-name="ce1" table:formula="of:=CONCATENATE([.E187];MID([.A121];3;2);DEC2HEX((HEX2DEC(MID([.A121];5;2))-2+256*((HEX2DEC(MID([.A121];5;2))-2)&lt;0));2);MID([.A121];7;2))" office:value-type="string" office:string-value="B8C1AD33">
            <text:p>B8C1AD33</text:p>
          </table:table-cell>
          <table:table-cell table:style-name="ce1" table:formula="of:=CONCATENATE([.E187];MID([.A118];3;2);DEC2HEX((HEX2DEC(MID([.A118];5;2))-2+256*((HEX2DEC(MID([.A118];5;2))-2)&lt;0));2);MID([.A118];7;2))" office:value-type="string" office:string-value="B8D4C4AA">
            <text:p>B8D4C4AA</text:p>
          </table:table-cell>
          <table:table-cell table:style-name="ce1" table:formula="of:=CONCATENATE([.E187];MID([.A119];3;2);DEC2HEX((HEX2DEC(MID([.A119];5;2))-2+256*((HEX2DEC(MID([.A119];5;2))-2)&lt;0));2);MID([.A119];7;2))" office:value-type="string" office:string-value="B878E0DD">
            <text:p>B878E0DD</text:p>
          </table:table-cell>
          <table:table-cell/>
          <table:table-cell table:style-name="ce1" table:formula="of:=CONCATENATE([.E187];MID([.A320];3;2);DEC2HEX((HEX2DEC(MID([.A320];5;2))-4+256*((HEX2DEC(MID([.A320];5;2))-4)&lt;0));2);MID([.A320];7;2))" office:value-type="string" office:string-value="B872B488">
            <text:p>B872B488</text:p>
          </table:table-cell>
          <table:table-cell table:style-name="ce1" table:formula="of:=CONCATENATE([.E187];MID([.A65];3;2);DEC2HEX((HEX2DEC(MID([.A65];5;2))-4+256*((HEX2DEC(MID([.A65];5;2))-4)&lt;0));2);MID([.A65];7;2))" office:value-type="string" office:string-value="B816D0BB">
            <text:p>B816D0BB</text:p>
          </table:table-cell>
          <table:table-cell table:style-name="ce1" table:formula="of:=CONCATENATE([.E187];MID([.A158];3;2);DEC2HEX((HEX2DEC(MID([.A158];5;2))-3+256*((HEX2DEC(MID([.A158];5;2))-3)&lt;0));2);MID([.A158];7;2))" office:value-type="string" office:string-value="B85CF513">
            <text:p>B85CF513</text:p>
          </table:table-cell>
          <table:table-cell table:style-name="ce1" table:formula="of:=CONCATENATE([.E187];MID([.A159];3;2);DEC2HEX((HEX2DEC(MID([.A159];5;2))-3+256*((HEX2DEC(MID([.A159];5;2))-3)&lt;0));2);MID([.A159];7;2))" office:value-type="string" office:string-value="B8F0A655">
            <text:p>B8F0A655</text:p>
          </table:table-cell>
          <table:table-cell table:formula="of:=CONCATENATE([.E187];MID([.A156];3;2);DEC2HEX((HEX2DEC(MID([.A156];5;2))-3+256*((HEX2DEC(MID([.A156];5;2))-3)&lt;0));2);MID([.A156];7;2))" office:value-type="string" office:string-value="B803BDCC">
            <text:p>B803BDCC</text:p>
          </table:table-cell>
          <table:table-cell table:style-name="ce1" table:formula="of:=CONCATENATE([.E187];MID([.A413];3;2);DEC2HEX((HEX2DEC(MID([.A413];5;2))-3+256*((HEX2DEC(MID([.A413];5;2))-3)&lt;0));2);MID([.A413];7;2))" office:value-type="string" office:string-value="B8A7D9FF">
            <text:p>B8A7D9FF</text:p>
          </table:table-cell>
          <table:table-cell table:style-name="ce1" table:formula="of:=CONCATENATE([.E187];MID([.A154];3;2);DEC2HEX((HEX2DEC(MID([.A154];5;2))-3+256*((HEX2DEC(MID([.A154];5;2))-3)&lt;0));2);MID([.A154];7;2))" office:value-type="string" office:string-value="B8CBF066">
            <text:p>B8CBF066</text:p>
          </table:table-cell>
          <table:table-cell table:style-name="ce1" table:formula="of:=CONCATENATE([.E187];MID([.A155];3;2);DEC2HEX((HEX2DEC(MID([.A155];5;2))-3+256*((HEX2DEC(MID([.A155];5;2))-3)&lt;0));2);MID([.A155];7;2))" office:value-type="string" office:string-value="B86F0C99">
            <text:p>B86F0C99</text:p>
          </table:table-cell>
          <table:table-cell table:style-name="ce6" table:formula="of:=CONCATENATE([.E187];MID([.A408];3;2);DEC2HEX((HEX2DEC(MID([.A408];5;2))-3+256*((HEX2DEC(MID([.A408];5;2))-3)&lt;0));2);MID([.A408];7;2))" office:value-type="string" office:string-value="B883B800">
            <text:p>B883B800</text:p>
          </table:table-cell>
          <table:table-cell table:style-name="ce1" table:formula="of:=CONCATENATE([.E187];MID([.A153];3;2);DEC2HEX((HEX2DEC(MID([.A153];5;2))-3+256*((HEX2DEC(MID([.A153];5;2))-3)&lt;0));2);MID([.A153];7;2))" office:value-type="string" office:string-value="B827D433">
            <text:p>B827D433</text:p>
          </table:table-cell>
          <table:table-cell/>
          <table:table-cell table:style-name="ce1" table:formula="of:=MID([.A187];3;2)" office:value-type="string" office:string-value="C5">
            <text:p>C5</text:p>
          </table:table-cell>
          <table:table-cell table:style-name="ce1" table:formula="of:=MID([.A187];5;2)" office:value-type="string" office:string-value="CC">
            <text:p>CC</text:p>
          </table:table-cell>
          <table:table-cell table:formula="of:=IF((HEX2DEC([.Y187])-HEX2DEC([.Y186]))&gt;0;HEX2DEC([.Y187])-HEX2DEC([.Y186]);HEX2DEC([.Y187])-HEX2DEC([.Y186])+256)" office:value-type="float" office:value="164">
            <text:p>164</text:p>
          </table:table-cell>
          <table:table-cell table:formula="of:=IF((HEX2DEC([.Z187])-HEX2DEC([.Z186]))&gt;0;HEX2DEC([.Z187])-HEX2DEC([.Z186]);HEX2DEC([.Z187])-HEX2DEC([.Z18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969E8CC</text:p>
          </table:table-cell>
          <table:table-cell office:value-type="string">
            <text:p>B98DFF33</text:p>
          </table:table-cell>
          <table:table-cell table:formula="of:=DEC2HEX(HEX2DEC([.C189])-1)" office:value-type="string" office:string-value="59">
            <text:p>59</text:p>
          </table:table-cell>
          <table:table-cell table:style-name="ce1" table:formula="of:=CONCATENATE([.C188];MID([.A188];3;2);DEC2HEX(HEX2DEC(MID([.A188];5;2))-63+256*((HEX2DEC(MID([.A188];5;2))-63)&lt;0));MID([.A188];7;2))" office:value-type="string" office:string-value="5969A9CC">
            <text:p>5969A9CC</text:p>
          </table:table-cell>
          <table:table-cell table:formula="of:=DEC2HEX(HEX2DEC([.E187])+1)" office:value-type="string" office:string-value="B9">
            <text:p>B9</text:p>
          </table:table-cell>
          <table:table-cell table:style-name="ce1" table:formula="of:=CONCATENATE([.E188];MID([.A126];3;2);DEC2HEX((HEX2DEC(MID([.A126];5;2))-2+256*((HEX2DEC(MID([.A126];5;2))-2)&lt;0));2);MID([.A126];7;2))" office:value-type="string" office:string-value="B9F6CE22">
            <text:p>B9F6CE22</text:p>
          </table:table-cell>
          <table:table-cell table:style-name="ce1" table:formula="of:=CONCATENATE([.E188];MID([.A379];3;2);DEC2HEX((HEX2DEC(MID([.A379];5;2))-2+256*((HEX2DEC(MID([.A379];5;2))-2)&lt;0));2);MID([.A379];7;2))" office:value-type="string" office:string-value="B909E599">
            <text:p>B909E599</text:p>
          </table:table-cell>
          <table:table-cell table:style-name="ce1" table:formula="of:=CONCATENATE([.E188];MID([.A380];3;2);DEC2HEX((HEX2DEC(MID([.A380];5;2))-2+256*((HEX2DEC(MID([.A380];5;2))-2)&lt;0));2);MID([.A380];7;2))" office:value-type="string" office:string-value="B9AD01CC">
            <text:p>B9AD01CC</text:p>
          </table:table-cell>
          <table:table-cell table:style-name="ce1" table:formula="of:=CONCATENATE([.E188];MID([.A121];3;2);DEC2HEX((HEX2DEC(MID([.A121];5;2))-2+256*((HEX2DEC(MID([.A121];5;2))-2)&lt;0));2);MID([.A121];7;2))" office:value-type="string" office:string-value="B9C1AD33">
            <text:p>B9C1AD33</text:p>
          </table:table-cell>
          <table:table-cell table:style-name="ce1" table:formula="of:=CONCATENATE([.E188];MID([.A122];3;2);DEC2HEX((HEX2DEC(MID([.A122];5;2))-2+256*((HEX2DEC(MID([.A122];5;2))-2)&lt;0));2);MID([.A122];7;2))" office:value-type="string" office:string-value="B965C966">
            <text:p>B965C966</text:p>
          </table:table-cell>
          <table:table-cell table:style-name="ce1" table:formula="of:=CONCATENATE([.E188];MID([.A119];3;2);DEC2HEX((HEX2DEC(MID([.A119];5;2))-2+256*((HEX2DEC(MID([.A119];5;2))-2)&lt;0));2);MID([.A119];7;2))" office:value-type="string" office:string-value="B978E0DD">
            <text:p>B978E0DD</text:p>
          </table:table-cell>
          <table:table-cell table:style-name="ce1" table:formula="of:=CONCATENATE([.E188];MID([.A120];3;2);DEC2HEX((HEX2DEC(MID([.A120];5;2))-2+256*((HEX2DEC(MID([.A120];5;2))-2)&lt;0));2);MID([.A120];7;2))" office:value-type="string" office:string-value="B92DFC00">
            <text:p>B92DFC00</text:p>
          </table:table-cell>
          <table:table-cell/>
          <table:table-cell table:style-name="ce1" table:formula="of:=CONCATENATE([.E188];MID([.A321];3;2);DEC2HEX((HEX2DEC(MID([.A321];5;2))-4+256*((HEX2DEC(MID([.A321];5;2))-4)&lt;0));2);MID([.A321];7;2))" office:value-type="string" office:string-value="B916D0BB">
            <text:p>B916D0BB</text:p>
          </table:table-cell>
          <table:table-cell table:style-name="ce1" table:formula="of:=CONCATENATE([.E188];MID([.A66];3;2);DEC2HEX((HEX2DEC(MID([.A66];5;2))-4+256*((HEX2DEC(MID([.A66];5;2))-4)&lt;0));2);MID([.A66];7;2))" office:value-type="string" office:string-value="B9BAECEE">
            <text:p>B9BAECEE</text:p>
          </table:table-cell>
          <table:table-cell table:style-name="ce1" table:formula="of:=CONCATENATE([.E188];MID([.A159];3;2);DEC2HEX((HEX2DEC(MID([.A159];5;2))-3+256*((HEX2DEC(MID([.A159];5;2))-3)&lt;0));2);MID([.A159];7;2))" office:value-type="string" office:string-value="B9F0A655">
            <text:p>B9F0A655</text:p>
          </table:table-cell>
          <table:table-cell table:style-name="ce1" table:formula="of:=CONCATENATE([.E188];MID([.A160];3;2);DEC2HEX((HEX2DEC(MID([.A160];5;2))-3+256*((HEX2DEC(MID([.A160];5;2))-3)&lt;0));2);MID([.A160];7;2))" office:value-type="string" office:string-value="B994C288">
            <text:p>B994C288</text:p>
          </table:table-cell>
          <table:table-cell table:formula="of:=CONCATENATE([.E188];MID([.A157];3;2);DEC2HEX((HEX2DEC(MID([.A157];5;2))-3+256*((HEX2DEC(MID([.A157];5;2))-3)&lt;0));2);MID([.A157];7;2))" office:value-type="string" office:string-value="B9A7D9FF">
            <text:p>B9A7D9FF</text:p>
          </table:table-cell>
          <table:table-cell table:style-name="ce1" table:formula="of:=CONCATENATE([.E188];MID([.A414];3;2);DEC2HEX((HEX2DEC(MID([.A414];5;2))-3+256*((HEX2DEC(MID([.A414];5;2))-3)&lt;0));2);MID([.A414];7;2))" office:value-type="string" office:string-value="B95CF513">
            <text:p>B95CF513</text:p>
          </table:table-cell>
          <table:table-cell table:style-name="ce1" table:formula="of:=CONCATENATE([.E188];MID([.A155];3;2);DEC2HEX((HEX2DEC(MID([.A155];5;2))-3+256*((HEX2DEC(MID([.A155];5;2))-3)&lt;0));2);MID([.A155];7;2))" office:value-type="string" office:string-value="B96F0C99">
            <text:p>B96F0C99</text:p>
          </table:table-cell>
          <table:table-cell table:style-name="ce1" table:formula="of:=CONCATENATE([.E188];MID([.A156];3;2);DEC2HEX((HEX2DEC(MID([.A156];5;2))-3+256*((HEX2DEC(MID([.A156];5;2))-3)&lt;0));2);MID([.A156];7;2))" office:value-type="string" office:string-value="B903BDCC">
            <text:p>B903BDCC</text:p>
          </table:table-cell>
          <table:table-cell table:style-name="ce6" table:formula="of:=CONCATENATE([.E188];MID([.A409];3;2);DEC2HEX((HEX2DEC(MID([.A409];5;2))-3+256*((HEX2DEC(MID([.A409];5;2))-3)&lt;0));2);MID([.A409];7;2))" office:value-type="string" office:string-value="B927D433">
            <text:p>B927D433</text:p>
          </table:table-cell>
          <table:table-cell table:style-name="ce1" table:formula="of:=CONCATENATE([.E188];MID([.A154];3;2);DEC2HEX((HEX2DEC(MID([.A154];5;2))-3+256*((HEX2DEC(MID([.A154];5;2))-3)&lt;0));2);MID([.A154];7;2))" office:value-type="string" office:string-value="B9CBF066">
            <text:p>B9CBF066</text:p>
          </table:table-cell>
          <table:table-cell/>
          <table:table-cell table:style-name="ce1" table:formula="of:=MID([.A188];3;2)" office:value-type="string" office:string-value="69">
            <text:p>69</text:p>
          </table:table-cell>
          <table:table-cell table:style-name="ce1" table:formula="of:=MID([.A188];5;2)" office:value-type="string" office:string-value="E8">
            <text:p>E8</text:p>
          </table:table-cell>
          <table:table-cell table:formula="of:=IF((HEX2DEC([.Y188])-HEX2DEC([.Y187]))&gt;0;HEX2DEC([.Y188])-HEX2DEC([.Y187]);HEX2DEC([.Y188])-HEX2DEC([.Y187])+256)" office:value-type="float" office:value="164">
            <text:p>164</text:p>
          </table:table-cell>
          <table:table-cell table:formula="of:=IF((HEX2DEC([.Z188])-HEX2DEC([.Z187]))&gt;0;HEX2DEC([.Z188])-HEX2DEC([.Z187]);HEX2DEC([.Z188])-HEX2DEC([.Z18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A0D04FF</text:p>
          </table:table-cell>
          <table:table-cell office:value-type="string">
            <text:p>BA21B066</text:p>
          </table:table-cell>
          <table:table-cell table:formula="of:=DEC2HEX(HEX2DEC([.C190])-1)" office:value-type="string" office:string-value="5A">
            <text:p>5A</text:p>
          </table:table-cell>
          <table:table-cell table:style-name="ce1" table:formula="of:=CONCATENATE([.C189];MID([.A189];3;2);DEC2HEX(HEX2DEC(MID([.A189];5;2))-63+256*((HEX2DEC(MID([.A189];5;2))-63)&lt;0));MID([.A189];7;2))" office:value-type="string" office:string-value="5A0DC5FF">
            <text:p>5A0DC5FF</text:p>
          </table:table-cell>
          <table:table-cell table:formula="of:=DEC2HEX(HEX2DEC([.E188])+1)" office:value-type="string" office:string-value="BA">
            <text:p>BA</text:p>
          </table:table-cell>
          <table:table-cell table:style-name="ce1" table:formula="of:=CONCATENATE([.E189];MID([.A127];3;2);DEC2HEX((HEX2DEC(MID([.A127];5;2))-2+256*((HEX2DEC(MID([.A127];5;2))-2)&lt;0));2);MID([.A127];7;2))" office:value-type="string" office:string-value="BA9AEA55">
            <text:p>BA9AEA55</text:p>
          </table:table-cell>
          <table:table-cell table:style-name="ce1" table:formula="of:=CONCATENATE([.E189];MID([.A380];3;2);DEC2HEX((HEX2DEC(MID([.A380];5;2))-2+256*((HEX2DEC(MID([.A380];5;2))-2)&lt;0));2);MID([.A380];7;2))" office:value-type="string" office:string-value="BAAD01CC">
            <text:p>BAAD01CC</text:p>
          </table:table-cell>
          <table:table-cell table:style-name="ce1" table:formula="of:=CONCATENATE([.E189];MID([.A381];3;2);DEC2HEX((HEX2DEC(MID([.A381];5;2))-2+256*((HEX2DEC(MID([.A381];5;2))-2)&lt;0));2);MID([.A381];7;2))" office:value-type="string" office:string-value="BA41B2FF">
            <text:p>BA41B2FF</text:p>
          </table:table-cell>
          <table:table-cell table:style-name="ce1" table:formula="of:=CONCATENATE([.E189];MID([.A122];3;2);DEC2HEX((HEX2DEC(MID([.A122];5;2))-2+256*((HEX2DEC(MID([.A122];5;2))-2)&lt;0));2);MID([.A122];7;2))" office:value-type="string" office:string-value="BA65C966">
            <text:p>BA65C966</text:p>
          </table:table-cell>
          <table:table-cell table:style-name="ce1" table:formula="of:=CONCATENATE([.E189];MID([.A123];3;2);DEC2HEX((HEX2DEC(MID([.A123];5;2))-2+256*((HEX2DEC(MID([.A123];5;2))-2)&lt;0));2);MID([.A123];7;2))" office:value-type="string" office:string-value="BA09E599">
            <text:p>BA09E599</text:p>
          </table:table-cell>
          <table:table-cell table:style-name="ce1" table:formula="of:=CONCATENATE([.E189];MID([.A120];3;2);DEC2HEX((HEX2DEC(MID([.A120];5;2))-2+256*((HEX2DEC(MID([.A120];5;2))-2)&lt;0));2);MID([.A120];7;2))" office:value-type="string" office:string-value="BA2DFC00">
            <text:p>BA2DFC00</text:p>
          </table:table-cell>
          <table:table-cell table:style-name="ce1" table:formula="of:=CONCATENATE([.E189];MID([.A121];3;2);DEC2HEX((HEX2DEC(MID([.A121];5;2))-2+256*((HEX2DEC(MID([.A121];5;2))-2)&lt;0));2);MID([.A121];7;2))" office:value-type="string" office:string-value="BAC1AD33">
            <text:p>BAC1AD33</text:p>
          </table:table-cell>
          <table:table-cell/>
          <table:table-cell table:style-name="ce1" table:formula="of:=CONCATENATE([.E189];MID([.A322];3;2);DEC2HEX((HEX2DEC(MID([.A322];5;2))-4+256*((HEX2DEC(MID([.A322];5;2))-4)&lt;0));2);MID([.A322];7;2))" office:value-type="string" office:string-value="BABAECEE">
            <text:p>BABAECEE</text:p>
          </table:table-cell>
          <table:table-cell table:style-name="ce1" table:formula="of:=CONCATENATE([.E189];MID([.A67];3;2);DEC2HEX((HEX2DEC(MID([.A67];5;2))-4+256*((HEX2DEC(MID([.A67];5;2))-4)&lt;0));2);MID([.A67];7;2))" office:value-type="string" office:string-value="BA6F0811">
            <text:p>BA6F0811</text:p>
          </table:table-cell>
          <table:table-cell table:style-name="ce1" table:formula="of:=CONCATENATE([.E189];MID([.A160];3;2);DEC2HEX((HEX2DEC(MID([.A160];5;2))-3+256*((HEX2DEC(MID([.A160];5;2))-3)&lt;0));2);MID([.A160];7;2))" office:value-type="string" office:string-value="BA94C288">
            <text:p>BA94C288</text:p>
          </table:table-cell>
          <table:table-cell table:style-name="ce1" table:formula="of:=CONCATENATE([.E189];MID([.A161];3;2);DEC2HEX((HEX2DEC(MID([.A161];5;2))-3+256*((HEX2DEC(MID([.A161];5;2))-3)&lt;0));2);MID([.A161];7;2))" office:value-type="string" office:string-value="BA38DEBB">
            <text:p>BA38DEBB</text:p>
          </table:table-cell>
          <table:table-cell table:formula="of:=CONCATENATE([.E189];MID([.A158];3;2);DEC2HEX((HEX2DEC(MID([.A158];5;2))-3+256*((HEX2DEC(MID([.A158];5;2))-3)&lt;0));2);MID([.A158];7;2))" office:value-type="string" office:string-value="BA5CF513">
            <text:p>BA5CF513</text:p>
          </table:table-cell>
          <table:table-cell table:style-name="ce1" table:formula="of:=CONCATENATE([.E189];MID([.A415];3;2);DEC2HEX((HEX2DEC(MID([.A415];5;2))-3+256*((HEX2DEC(MID([.A415];5;2))-3)&lt;0));2);MID([.A415];7;2))" office:value-type="string" office:string-value="BAF0A655">
            <text:p>BAF0A655</text:p>
          </table:table-cell>
          <table:table-cell table:style-name="ce1" table:formula="of:=CONCATENATE([.E189];MID([.A156];3;2);DEC2HEX((HEX2DEC(MID([.A156];5;2))-3+256*((HEX2DEC(MID([.A156];5;2))-3)&lt;0));2);MID([.A156];7;2))" office:value-type="string" office:string-value="BA03BDCC">
            <text:p>BA03BDCC</text:p>
          </table:table-cell>
          <table:table-cell table:style-name="ce1" table:formula="of:=CONCATENATE([.E189];MID([.A157];3;2);DEC2HEX((HEX2DEC(MID([.A157];5;2))-3+256*((HEX2DEC(MID([.A157];5;2))-3)&lt;0));2);MID([.A157];7;2))" office:value-type="string" office:string-value="BAA7D9FF">
            <text:p>BAA7D9FF</text:p>
          </table:table-cell>
          <table:table-cell table:style-name="ce6" table:formula="of:=CONCATENATE([.E189];MID([.A410];3;2);DEC2HEX((HEX2DEC(MID([.A410];5;2))-3+256*((HEX2DEC(MID([.A410];5;2))-3)&lt;0));2);MID([.A410];7;2))" office:value-type="string" office:string-value="BACBF066">
            <text:p>BACBF066</text:p>
          </table:table-cell>
          <table:table-cell table:style-name="ce1" table:formula="of:=CONCATENATE([.E189];MID([.A155];3;2);DEC2HEX((HEX2DEC(MID([.A155];5;2))-3+256*((HEX2DEC(MID([.A155];5;2))-3)&lt;0));2);MID([.A155];7;2))" office:value-type="string" office:string-value="BA6F0C99">
            <text:p>BA6F0C99</text:p>
          </table:table-cell>
          <table:table-cell/>
          <table:table-cell table:style-name="ce1" table:formula="of:=MID([.A189];3;2)" office:value-type="string" office:string-value="0D">
            <text:p>0D</text:p>
          </table:table-cell>
          <table:table-cell table:style-name="ce1" table:formula="of:=MID([.A189];5;2)" office:value-type="string" office:string-value="04">
            <text:p>04</text:p>
          </table:table-cell>
          <table:table-cell table:formula="of:=IF((HEX2DEC([.Y189])-HEX2DEC([.Y188]))&gt;0;HEX2DEC([.Y189])-HEX2DEC([.Y188]);HEX2DEC([.Y189])-HEX2DEC([.Y188])+256)" office:value-type="float" office:value="164">
            <text:p>164</text:p>
          </table:table-cell>
          <table:table-cell table:formula="of:=IF((HEX2DEC([.Z189])-HEX2DEC([.Z188]))&gt;0;HEX2DEC([.Z189])-HEX2DEC([.Z188]);HEX2DEC([.Z189])-HEX2DEC([.Z18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BB2B522</text:p>
          </table:table-cell>
          <table:table-cell office:value-type="string">
            <text:p>BBC5CC99</text:p>
          </table:table-cell>
          <table:table-cell table:formula="of:=DEC2HEX(HEX2DEC([.C191])-1)" office:value-type="string" office:string-value="5B">
            <text:p>5B</text:p>
          </table:table-cell>
          <table:table-cell table:style-name="ce1" table:formula="of:=CONCATENATE([.C190];MID([.A190];3;2);DEC2HEX(HEX2DEC(MID([.A190];5;2))-63+256*((HEX2DEC(MID([.A190];5;2))-63)&lt;0));MID([.A190];7;2))" office:value-type="string" office:string-value="5BB27622">
            <text:p>5BB27622</text:p>
          </table:table-cell>
          <table:table-cell table:formula="of:=DEC2HEX(HEX2DEC([.E189])+1)" office:value-type="string" office:string-value="BB">
            <text:p>BB</text:p>
          </table:table-cell>
          <table:table-cell table:style-name="ce1" table:formula="of:=CONCATENATE([.E190];MID([.A128];3;2);DEC2HEX((HEX2DEC(MID([.A128];5;2))-2+256*((HEX2DEC(MID([.A128];5;2))-2)&lt;0));2);MID([.A128];7;2))" office:value-type="string" office:string-value="BB3E0688">
            <text:p>BB3E0688</text:p>
          </table:table-cell>
          <table:table-cell table:style-name="ce1" table:formula="of:=CONCATENATE([.E190];MID([.A381];3;2);DEC2HEX((HEX2DEC(MID([.A381];5;2))-2+256*((HEX2DEC(MID([.A381];5;2))-2)&lt;0));2);MID([.A381];7;2))" office:value-type="string" office:string-value="BB41B2FF">
            <text:p>BB41B2FF</text:p>
          </table:table-cell>
          <table:table-cell table:style-name="ce1" table:formula="of:=CONCATENATE([.E190];MID([.A382];3;2);DEC2HEX((HEX2DEC(MID([.A382];5;2))-2+256*((HEX2DEC(MID([.A382];5;2))-2)&lt;0));2);MID([.A382];7;2))" office:value-type="string" office:string-value="BBF6CE22">
            <text:p>BBF6CE22</text:p>
          </table:table-cell>
          <table:table-cell table:style-name="ce1" table:formula="of:=CONCATENATE([.E190];MID([.A123];3;2);DEC2HEX((HEX2DEC(MID([.A123];5;2))-2+256*((HEX2DEC(MID([.A123];5;2))-2)&lt;0));2);MID([.A123];7;2))" office:value-type="string" office:string-value="BB09E599">
            <text:p>BB09E599</text:p>
          </table:table-cell>
          <table:table-cell table:style-name="ce1" table:formula="of:=CONCATENATE([.E190];MID([.A124];3;2);DEC2HEX((HEX2DEC(MID([.A124];5;2))-2+256*((HEX2DEC(MID([.A124];5;2))-2)&lt;0));2);MID([.A124];7;2))" office:value-type="string" office:string-value="BBAD01CC">
            <text:p>BBAD01CC</text:p>
          </table:table-cell>
          <table:table-cell table:style-name="ce1" table:formula="of:=CONCATENATE([.E190];MID([.A121];3;2);DEC2HEX((HEX2DEC(MID([.A121];5;2))-2+256*((HEX2DEC(MID([.A121];5;2))-2)&lt;0));2);MID([.A121];7;2))" office:value-type="string" office:string-value="BBC1AD33">
            <text:p>BBC1AD33</text:p>
          </table:table-cell>
          <table:table-cell table:style-name="ce1" table:formula="of:=CONCATENATE([.E190];MID([.A122];3;2);DEC2HEX((HEX2DEC(MID([.A122];5;2))-2+256*((HEX2DEC(MID([.A122];5;2))-2)&lt;0));2);MID([.A122];7;2))" office:value-type="string" office:string-value="BB65C966">
            <text:p>BB65C966</text:p>
          </table:table-cell>
          <table:table-cell/>
          <table:table-cell table:style-name="ce1" table:formula="of:=CONCATENATE([.E190];MID([.A323];3;2);DEC2HEX((HEX2DEC(MID([.A323];5;2))-4+256*((HEX2DEC(MID([.A323];5;2))-4)&lt;0));2);MID([.A323];7;2))" office:value-type="string" office:string-value="BB6F0811">
            <text:p>BB6F0811</text:p>
          </table:table-cell>
          <table:table-cell table:style-name="ce1" table:formula="of:=CONCATENATE([.E190];MID([.A68];3;2);DEC2HEX((HEX2DEC(MID([.A68];5;2))-4+256*((HEX2DEC(MID([.A68];5;2))-4)&lt;0));2);MID([.A68];7;2))" office:value-type="string" office:string-value="BB03B944">
            <text:p>BB03B944</text:p>
          </table:table-cell>
          <table:table-cell table:style-name="ce1" table:formula="of:=CONCATENATE([.E190];MID([.A161];3;2);DEC2HEX((HEX2DEC(MID([.A161];5;2))-3+256*((HEX2DEC(MID([.A161];5;2))-3)&lt;0));2);MID([.A161];7;2))" office:value-type="string" office:string-value="BB38DEBB">
            <text:p>BB38DEBB</text:p>
          </table:table-cell>
          <table:table-cell table:style-name="ce1" table:formula="of:=CONCATENATE([.E190];MID([.A162];3;2);DEC2HEX((HEX2DEC(MID([.A162];5;2))-3+256*((HEX2DEC(MID([.A162];5;2))-3)&lt;0));2);MID([.A162];7;2))" office:value-type="string" office:string-value="BBDCFAEE">
            <text:p>BBDCFAEE</text:p>
          </table:table-cell>
          <table:table-cell table:formula="of:=CONCATENATE([.E190];MID([.A159];3;2);DEC2HEX((HEX2DEC(MID([.A159];5;2))-3+256*((HEX2DEC(MID([.A159];5;2))-3)&lt;0));2);MID([.A159];7;2))" office:value-type="string" office:string-value="BBF0A655">
            <text:p>BBF0A655</text:p>
          </table:table-cell>
          <table:table-cell table:style-name="ce1" table:formula="of:=CONCATENATE([.E190];MID([.A416];3;2);DEC2HEX((HEX2DEC(MID([.A416];5;2))-3+256*((HEX2DEC(MID([.A416];5;2))-3)&lt;0));2);MID([.A416];7;2))" office:value-type="string" office:string-value="BB94C288">
            <text:p>BB94C288</text:p>
          </table:table-cell>
          <table:table-cell table:style-name="ce1" table:formula="of:=CONCATENATE([.E190];MID([.A157];3;2);DEC2HEX((HEX2DEC(MID([.A157];5;2))-3+256*((HEX2DEC(MID([.A157];5;2))-3)&lt;0));2);MID([.A157];7;2))" office:value-type="string" office:string-value="BBA7D9FF">
            <text:p>BBA7D9FF</text:p>
          </table:table-cell>
          <table:table-cell table:style-name="ce1" table:formula="of:=CONCATENATE([.E190];MID([.A158];3;2);DEC2HEX((HEX2DEC(MID([.A158];5;2))-3+256*((HEX2DEC(MID([.A158];5;2))-3)&lt;0));2);MID([.A158];7;2))" office:value-type="string" office:string-value="BB5CF513">
            <text:p>BB5CF513</text:p>
          </table:table-cell>
          <table:table-cell table:style-name="ce6" table:formula="of:=CONCATENATE([.E190];MID([.A411];3;2);DEC2HEX((HEX2DEC(MID([.A411];5;2))-3+256*((HEX2DEC(MID([.A411];5;2))-3)&lt;0));2);MID([.A411];7;2))" office:value-type="string" office:string-value="BB6F0C99">
            <text:p>BB6F0C99</text:p>
          </table:table-cell>
          <table:table-cell table:style-name="ce1" table:formula="of:=CONCATENATE([.E190];MID([.A156];3;2);DEC2HEX((HEX2DEC(MID([.A156];5;2))-3+256*((HEX2DEC(MID([.A156];5;2))-3)&lt;0));2);MID([.A156];7;2))" office:value-type="string" office:string-value="BB03BDCC">
            <text:p>BB03BDCC</text:p>
          </table:table-cell>
          <table:table-cell/>
          <table:table-cell table:style-name="ce1" table:formula="of:=MID([.A190];3;2)" office:value-type="string" office:string-value="B2">
            <text:p>B2</text:p>
          </table:table-cell>
          <table:table-cell table:style-name="ce1" table:formula="of:=MID([.A190];5;2)" office:value-type="string" office:string-value="B5">
            <text:p>B5</text:p>
          </table:table-cell>
          <table:table-cell table:formula="of:=IF((HEX2DEC([.Y190])-HEX2DEC([.Y189]))&gt;0;HEX2DEC([.Y190])-HEX2DEC([.Y189]);HEX2DEC([.Y190])-HEX2DEC([.Y189])+256)" office:value-type="float" office:value="165">
            <text:p>165</text:p>
          </table:table-cell>
          <table:table-cell table:formula="of:=IF((HEX2DEC([.Z190])-HEX2DEC([.Z189]))&gt;0;HEX2DEC([.Z190])-HEX2DEC([.Z189]);HEX2DEC([.Z190])-HEX2DEC([.Z189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6" office:value-type="string">
            <text:p>BC56D155</text:p>
          </table:table-cell>
          <table:table-cell office:value-type="string">
            <text:p>BC69E8CC</text:p>
          </table:table-cell>
          <table:table-cell table:formula="of:=DEC2HEX(HEX2DEC([.C192])-1)" office:value-type="string" office:string-value="5C">
            <text:p>5C</text:p>
          </table:table-cell>
          <table:table-cell table:style-name="ce1" table:formula="of:=CONCATENATE([.C191];MID([.A191];3;2);DEC2HEX(HEX2DEC(MID([.A191];5;2))-63+256*((HEX2DEC(MID([.A191];5;2))-63)&lt;0));MID([.A191];7;2))" office:value-type="string" office:string-value="5C569255">
            <text:p>5C569255</text:p>
          </table:table-cell>
          <table:table-cell table:formula="of:=DEC2HEX(HEX2DEC([.E190])+1)" office:value-type="string" office:string-value="BC">
            <text:p>BC</text:p>
          </table:table-cell>
          <table:table-cell table:style-name="ce1" table:formula="of:=CONCATENATE([.E191];MID([.A129];3;2);DEC2HEX((HEX2DEC(MID([.A129];5;2))-2+256*((HEX2DEC(MID([.A129];5;2))-2)&lt;0));2);MID([.A129];7;2))" office:value-type="string" office:string-value="BCD2B7BB">
            <text:p>BCD2B7BB</text:p>
          </table:table-cell>
          <table:table-cell table:style-name="ce1" table:formula="of:=CONCATENATE([.E191];MID([.A382];3;2);DEC2HEX((HEX2DEC(MID([.A382];5;2))-2+256*((HEX2DEC(MID([.A382];5;2))-2)&lt;0));2);MID([.A382];7;2))" office:value-type="string" office:string-value="BCF6CE22">
            <text:p>BCF6CE22</text:p>
          </table:table-cell>
          <table:table-cell table:style-name="ce1" table:formula="of:=CONCATENATE([.E191];MID([.A383];3;2);DEC2HEX((HEX2DEC(MID([.A383];5;2))-2+256*((HEX2DEC(MID([.A383];5;2))-2)&lt;0));2);MID([.A383];7;2))" office:value-type="string" office:string-value="BC9AEA55">
            <text:p>BC9AEA55</text:p>
          </table:table-cell>
          <table:table-cell table:style-name="ce1" table:formula="of:=CONCATENATE([.E191];MID([.A124];3;2);DEC2HEX((HEX2DEC(MID([.A124];5;2))-2+256*((HEX2DEC(MID([.A124];5;2))-2)&lt;0));2);MID([.A124];7;2))" office:value-type="string" office:string-value="BCAD01CC">
            <text:p>BCAD01CC</text:p>
          </table:table-cell>
          <table:table-cell table:style-name="ce1" table:formula="of:=CONCATENATE([.E191];MID([.A125];3;2);DEC2HEX((HEX2DEC(MID([.A125];5;2))-2+256*((HEX2DEC(MID([.A125];5;2))-2)&lt;0));2);MID([.A125];7;2))" office:value-type="string" office:string-value="BC41B2FF">
            <text:p>BC41B2FF</text:p>
          </table:table-cell>
          <table:table-cell table:style-name="ce1" table:formula="of:=CONCATENATE([.E191];MID([.A122];3;2);DEC2HEX((HEX2DEC(MID([.A122];5;2))-2+256*((HEX2DEC(MID([.A122];5;2))-2)&lt;0));2);MID([.A122];7;2))" office:value-type="string" office:string-value="BC65C966">
            <text:p>BC65C966</text:p>
          </table:table-cell>
          <table:table-cell table:style-name="ce1" table:formula="of:=CONCATENATE([.E191];MID([.A123];3;2);DEC2HEX((HEX2DEC(MID([.A123];5;2))-2+256*((HEX2DEC(MID([.A123];5;2))-2)&lt;0));2);MID([.A123];7;2))" office:value-type="string" office:string-value="BC09E599">
            <text:p>BC09E599</text:p>
          </table:table-cell>
          <table:table-cell/>
          <table:table-cell table:style-name="ce1" table:formula="of:=CONCATENATE([.E191];MID([.A324];3;2);DEC2HEX((HEX2DEC(MID([.A324];5;2))-4+256*((HEX2DEC(MID([.A324];5;2))-4)&lt;0));2);MID([.A324];7;2))" office:value-type="string" office:string-value="BC03B944">
            <text:p>BC03B944</text:p>
          </table:table-cell>
          <table:table-cell table:style-name="ce1" table:formula="of:=CONCATENATE([.E191];MID([.A69];3;2);DEC2HEX((HEX2DEC(MID([.A69];5;2))-4+256*((HEX2DEC(MID([.A69];5;2))-4)&lt;0));2);MID([.A69];7;2))" office:value-type="string" office:string-value="BCA7D577">
            <text:p>BCA7D577</text:p>
          </table:table-cell>
          <table:table-cell table:style-name="ce1" table:formula="of:=CONCATENATE([.E191];MID([.A162];3;2);DEC2HEX((HEX2DEC(MID([.A162];5;2))-3+256*((HEX2DEC(MID([.A162];5;2))-3)&lt;0));2);MID([.A162];7;2))" office:value-type="string" office:string-value="BCDCFAEE">
            <text:p>BCDCFAEE</text:p>
          </table:table-cell>
          <table:table-cell table:style-name="ce1" table:formula="of:=CONCATENATE([.E191];MID([.A163];3;2);DEC2HEX((HEX2DEC(MID([.A163];5;2))-3+256*((HEX2DEC(MID([.A163];5;2))-3)&lt;0));2);MID([.A163];7;2))" office:value-type="string" office:string-value="BC81AB11">
            <text:p>BC81AB11</text:p>
          </table:table-cell>
          <table:table-cell table:formula="of:=CONCATENATE([.E191];MID([.A160];3;2);DEC2HEX((HEX2DEC(MID([.A160];5;2))-3+256*((HEX2DEC(MID([.A160];5;2))-3)&lt;0));2);MID([.A160];7;2))" office:value-type="string" office:string-value="BC94C288">
            <text:p>BC94C288</text:p>
          </table:table-cell>
          <table:table-cell table:style-name="ce1" table:formula="of:=CONCATENATE([.E191];MID([.A417];3;2);DEC2HEX((HEX2DEC(MID([.A417];5;2))-3+256*((HEX2DEC(MID([.A417];5;2))-3)&lt;0));2);MID([.A417];7;2))" office:value-type="string" office:string-value="BC38DEBB">
            <text:p>BC38DEBB</text:p>
          </table:table-cell>
          <table:table-cell table:style-name="ce1" table:formula="of:=CONCATENATE([.E191];MID([.A158];3;2);DEC2HEX((HEX2DEC(MID([.A158];5;2))-3+256*((HEX2DEC(MID([.A158];5;2))-3)&lt;0));2);MID([.A158];7;2))" office:value-type="string" office:string-value="BC5CF513">
            <text:p>BC5CF513</text:p>
          </table:table-cell>
          <table:table-cell table:style-name="ce1" table:formula="of:=CONCATENATE([.E191];MID([.A159];3;2);DEC2HEX((HEX2DEC(MID([.A159];5;2))-3+256*((HEX2DEC(MID([.A159];5;2))-3)&lt;0));2);MID([.A159];7;2))" office:value-type="string" office:string-value="BCF0A655">
            <text:p>BCF0A655</text:p>
          </table:table-cell>
          <table:table-cell table:style-name="ce6" table:formula="of:=CONCATENATE([.E191];MID([.A412];3;2);DEC2HEX((HEX2DEC(MID([.A412];5;2))-3+256*((HEX2DEC(MID([.A412];5;2))-3)&lt;0));2);MID([.A412];7;2))" office:value-type="string" office:string-value="BC03BDCC">
            <text:p>BC03BDCC</text:p>
          </table:table-cell>
          <table:table-cell table:style-name="ce1" table:formula="of:=CONCATENATE([.E191];MID([.A157];3;2);DEC2HEX((HEX2DEC(MID([.A157];5;2))-3+256*((HEX2DEC(MID([.A157];5;2))-3)&lt;0));2);MID([.A157];7;2))" office:value-type="string" office:string-value="BCA7D9FF">
            <text:p>BCA7D9FF</text:p>
          </table:table-cell>
          <table:table-cell/>
          <table:table-cell table:style-name="ce1" table:formula="of:=MID([.A191];3;2)" office:value-type="string" office:string-value="56">
            <text:p>56</text:p>
          </table:table-cell>
          <table:table-cell table:style-name="ce1" table:formula="of:=MID([.A191];5;2)" office:value-type="string" office:string-value="D1">
            <text:p>D1</text:p>
          </table:table-cell>
          <table:table-cell table:formula="of:=IF((HEX2DEC([.Y191])-HEX2DEC([.Y190]))&gt;0;HEX2DEC([.Y191])-HEX2DEC([.Y190]);HEX2DEC([.Y191])-HEX2DEC([.Y190])+256)" office:value-type="float" office:value="164">
            <text:p>164</text:p>
          </table:table-cell>
          <table:table-cell table:formula="of:=IF((HEX2DEC([.Z191])-HEX2DEC([.Z190]))&gt;0;HEX2DEC([.Z191])-HEX2DEC([.Z190]);HEX2DEC([.Z191])-HEX2DEC([.Z19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DFAED88</text:p>
          </table:table-cell>
          <table:table-cell office:value-type="string">
            <text:p>BD0D04FF</text:p>
          </table:table-cell>
          <table:table-cell table:formula="of:=DEC2HEX(HEX2DEC([.C193])-1)" office:value-type="string" office:string-value="5D">
            <text:p>5D</text:p>
          </table:table-cell>
          <table:table-cell table:style-name="ce1" table:formula="of:=CONCATENATE([.C192];MID([.A192];3;2);DEC2HEX(HEX2DEC(MID([.A192];5;2))-63+256*((HEX2DEC(MID([.A192];5;2))-63)&lt;0));MID([.A192];7;2))" office:value-type="string" office:string-value="5DFAAE88">
            <text:p>5DFAAE88</text:p>
          </table:table-cell>
          <table:table-cell table:formula="of:=DEC2HEX(HEX2DEC([.E191])+1)" office:value-type="string" office:string-value="BD">
            <text:p>BD</text:p>
          </table:table-cell>
          <table:table-cell table:style-name="ce1" table:formula="of:=CONCATENATE([.E192];MID([.A130];3;2);DEC2HEX((HEX2DEC(MID([.A130];5;2))-2+256*((HEX2DEC(MID([.A130];5;2))-2)&lt;0));2);MID([.A130];7;2))" office:value-type="string" office:string-value="BD76D3EE">
            <text:p>BD76D3EE</text:p>
          </table:table-cell>
          <table:table-cell table:style-name="ce1" table:formula="of:=CONCATENATE([.E192];MID([.A383];3;2);DEC2HEX((HEX2DEC(MID([.A383];5;2))-2+256*((HEX2DEC(MID([.A383];5;2))-2)&lt;0));2);MID([.A383];7;2))" office:value-type="string" office:string-value="BD9AEA55">
            <text:p>BD9AEA55</text:p>
          </table:table-cell>
          <table:table-cell table:style-name="ce1" table:formula="of:=CONCATENATE([.E192];MID([.A384];3;2);DEC2HEX((HEX2DEC(MID([.A384];5;2))-2+256*((HEX2DEC(MID([.A384];5;2))-2)&lt;0));2);MID([.A384];7;2))" office:value-type="string" office:string-value="BD3E0688">
            <text:p>BD3E0688</text:p>
          </table:table-cell>
          <table:table-cell table:style-name="ce1" table:formula="of:=CONCATENATE([.E192];MID([.A125];3;2);DEC2HEX((HEX2DEC(MID([.A125];5;2))-2+256*((HEX2DEC(MID([.A125];5;2))-2)&lt;0));2);MID([.A125];7;2))" office:value-type="string" office:string-value="BD41B2FF">
            <text:p>BD41B2FF</text:p>
          </table:table-cell>
          <table:table-cell table:style-name="ce1" table:formula="of:=CONCATENATE([.E192];MID([.A126];3;2);DEC2HEX((HEX2DEC(MID([.A126];5;2))-2+256*((HEX2DEC(MID([.A126];5;2))-2)&lt;0));2);MID([.A126];7;2))" office:value-type="string" office:string-value="BDF6CE22">
            <text:p>BDF6CE22</text:p>
          </table:table-cell>
          <table:table-cell table:style-name="ce1" table:formula="of:=CONCATENATE([.E192];MID([.A123];3;2);DEC2HEX((HEX2DEC(MID([.A123];5;2))-2+256*((HEX2DEC(MID([.A123];5;2))-2)&lt;0));2);MID([.A123];7;2))" office:value-type="string" office:string-value="BD09E599">
            <text:p>BD09E599</text:p>
          </table:table-cell>
          <table:table-cell table:style-name="ce1" table:formula="of:=CONCATENATE([.E192];MID([.A124];3;2);DEC2HEX((HEX2DEC(MID([.A124];5;2))-2+256*((HEX2DEC(MID([.A124];5;2))-2)&lt;0));2);MID([.A124];7;2))" office:value-type="string" office:string-value="BDAD01CC">
            <text:p>BDAD01CC</text:p>
          </table:table-cell>
          <table:table-cell/>
          <table:table-cell table:style-name="ce1" table:formula="of:=CONCATENATE([.E192];MID([.A325];3;2);DEC2HEX((HEX2DEC(MID([.A325];5;2))-4+256*((HEX2DEC(MID([.A325];5;2))-4)&lt;0));2);MID([.A325];7;2))" office:value-type="string" office:string-value="BDA7D577">
            <text:p>BDA7D577</text:p>
          </table:table-cell>
          <table:table-cell table:style-name="ce1" table:formula="of:=CONCATENATE([.E192];MID([.A70];3;2);DEC2HEX((HEX2DEC(MID([.A70];5;2))-4+256*((HEX2DEC(MID([.A70];5;2))-4)&lt;0));2);MID([.A70];7;2))" office:value-type="string" office:string-value="BD4BF1AA">
            <text:p>BD4BF1AA</text:p>
          </table:table-cell>
          <table:table-cell table:style-name="ce1" table:formula="of:=CONCATENATE([.E192];MID([.A163];3;2);DEC2HEX((HEX2DEC(MID([.A163];5;2))-3+256*((HEX2DEC(MID([.A163];5;2))-3)&lt;0));2);MID([.A163];7;2))" office:value-type="string" office:string-value="BD81AB11">
            <text:p>BD81AB11</text:p>
          </table:table-cell>
          <table:table-cell table:style-name="ce1" table:formula="of:=CONCATENATE([.E192];MID([.A164];3;2);DEC2HEX((HEX2DEC(MID([.A164];5;2))-3+256*((HEX2DEC(MID([.A164];5;2))-3)&lt;0));2);MID([.A164];7;2))" office:value-type="string" office:string-value="BD25C744">
            <text:p>BD25C744</text:p>
          </table:table-cell>
          <table:table-cell table:formula="of:=CONCATENATE([.E192];MID([.A161];3;2);DEC2HEX((HEX2DEC(MID([.A161];5;2))-3+256*((HEX2DEC(MID([.A161];5;2))-3)&lt;0));2);MID([.A161];7;2))" office:value-type="string" office:string-value="BD38DEBB">
            <text:p>BD38DEBB</text:p>
          </table:table-cell>
          <table:table-cell table:style-name="ce1" table:formula="of:=CONCATENATE([.E192];MID([.A418];3;2);DEC2HEX((HEX2DEC(MID([.A418];5;2))-3+256*((HEX2DEC(MID([.A418];5;2))-3)&lt;0));2);MID([.A418];7;2))" office:value-type="string" office:string-value="BDDCFAEE">
            <text:p>BDDCFAEE</text:p>
          </table:table-cell>
          <table:table-cell table:style-name="ce1" table:formula="of:=CONCATENATE([.E192];MID([.A159];3;2);DEC2HEX((HEX2DEC(MID([.A159];5;2))-3+256*((HEX2DEC(MID([.A159];5;2))-3)&lt;0));2);MID([.A159];7;2))" office:value-type="string" office:string-value="BDF0A655">
            <text:p>BDF0A655</text:p>
          </table:table-cell>
          <table:table-cell table:style-name="ce1" table:formula="of:=CONCATENATE([.E192];MID([.A160];3;2);DEC2HEX((HEX2DEC(MID([.A160];5;2))-3+256*((HEX2DEC(MID([.A160];5;2))-3)&lt;0));2);MID([.A160];7;2))" office:value-type="string" office:string-value="BD94C288">
            <text:p>BD94C288</text:p>
          </table:table-cell>
          <table:table-cell table:style-name="ce6" table:formula="of:=CONCATENATE([.E192];MID([.A413];3;2);DEC2HEX((HEX2DEC(MID([.A413];5;2))-3+256*((HEX2DEC(MID([.A413];5;2))-3)&lt;0));2);MID([.A413];7;2))" office:value-type="string" office:string-value="BDA7D9FF">
            <text:p>BDA7D9FF</text:p>
          </table:table-cell>
          <table:table-cell table:style-name="ce1" table:formula="of:=CONCATENATE([.E192];MID([.A158];3;2);DEC2HEX((HEX2DEC(MID([.A158];5;2))-3+256*((HEX2DEC(MID([.A158];5;2))-3)&lt;0));2);MID([.A158];7;2))" office:value-type="string" office:string-value="BD5CF513">
            <text:p>BD5CF513</text:p>
          </table:table-cell>
          <table:table-cell/>
          <table:table-cell table:style-name="ce1" table:formula="of:=MID([.A192];3;2)" office:value-type="string" office:string-value="FA">
            <text:p>FA</text:p>
          </table:table-cell>
          <table:table-cell table:style-name="ce1" table:formula="of:=MID([.A192];5;2)" office:value-type="string" office:string-value="ED">
            <text:p>ED</text:p>
          </table:table-cell>
          <table:table-cell table:formula="of:=IF((HEX2DEC([.Y192])-HEX2DEC([.Y191]))&gt;0;HEX2DEC([.Y192])-HEX2DEC([.Y191]);HEX2DEC([.Y192])-HEX2DEC([.Y191])+256)" office:value-type="float" office:value="164">
            <text:p>164</text:p>
          </table:table-cell>
          <table:table-cell table:formula="of:=IF((HEX2DEC([.Z192])-HEX2DEC([.Z191]))&gt;0;HEX2DEC([.Z192])-HEX2DEC([.Z191]);HEX2DEC([.Z192])-HEX2DEC([.Z19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E9E09BB</text:p>
          </table:table-cell>
          <table:table-cell office:value-type="string">
            <text:p>BEB2B522</text:p>
          </table:table-cell>
          <table:table-cell table:formula="of:=DEC2HEX(HEX2DEC([.C194])-1)" office:value-type="string" office:string-value="5E">
            <text:p>5E</text:p>
          </table:table-cell>
          <table:table-cell table:style-name="ce1" table:formula="of:=CONCATENATE([.C193];MID([.A193];3;2);DEC2HEX(HEX2DEC(MID([.A193];5;2))-63+256*((HEX2DEC(MID([.A193];5;2))-63)&lt;0));MID([.A193];7;2))" office:value-type="string" office:string-value="5E9ECABB">
            <text:p>5E9ECABB</text:p>
          </table:table-cell>
          <table:table-cell table:formula="of:=DEC2HEX(HEX2DEC([.E192])+1)" office:value-type="string" office:string-value="BE">
            <text:p>BE</text:p>
          </table:table-cell>
          <table:table-cell table:style-name="ce1" table:formula="of:=CONCATENATE([.E193];MID([.A131];3;2);DEC2HEX((HEX2DEC(MID([.A131];5;2))-2+256*((HEX2DEC(MID([.A131];5;2))-2)&lt;0));2);MID([.A131];7;2))" office:value-type="string" office:string-value="BE2BEF11">
            <text:p>BE2BEF11</text:p>
          </table:table-cell>
          <table:table-cell table:style-name="ce1" table:formula="of:=CONCATENATE([.E193];MID([.A384];3;2);DEC2HEX((HEX2DEC(MID([.A384];5;2))-2+256*((HEX2DEC(MID([.A384];5;2))-2)&lt;0));2);MID([.A384];7;2))" office:value-type="string" office:string-value="BE3E0688">
            <text:p>BE3E0688</text:p>
          </table:table-cell>
          <table:table-cell table:style-name="ce1" table:formula="of:=CONCATENATE([.E193];MID([.A385];3;2);DEC2HEX((HEX2DEC(MID([.A385];5;2))-2+256*((HEX2DEC(MID([.A385];5;2))-2)&lt;0));2);MID([.A385];7;2))" office:value-type="string" office:string-value="BED2B7BB">
            <text:p>BED2B7BB</text:p>
          </table:table-cell>
          <table:table-cell table:style-name="ce1" table:formula="of:=CONCATENATE([.E193];MID([.A126];3;2);DEC2HEX((HEX2DEC(MID([.A126];5;2))-2+256*((HEX2DEC(MID([.A126];5;2))-2)&lt;0));2);MID([.A126];7;2))" office:value-type="string" office:string-value="BEF6CE22">
            <text:p>BEF6CE22</text:p>
          </table:table-cell>
          <table:table-cell table:style-name="ce1" table:formula="of:=CONCATENATE([.E193];MID([.A127];3;2);DEC2HEX((HEX2DEC(MID([.A127];5;2))-2+256*((HEX2DEC(MID([.A127];5;2))-2)&lt;0));2);MID([.A127];7;2))" office:value-type="string" office:string-value="BE9AEA55">
            <text:p>BE9AEA55</text:p>
          </table:table-cell>
          <table:table-cell table:style-name="ce1" table:formula="of:=CONCATENATE([.E193];MID([.A124];3;2);DEC2HEX((HEX2DEC(MID([.A124];5;2))-2+256*((HEX2DEC(MID([.A124];5;2))-2)&lt;0));2);MID([.A124];7;2))" office:value-type="string" office:string-value="BEAD01CC">
            <text:p>BEAD01CC</text:p>
          </table:table-cell>
          <table:table-cell table:style-name="ce1" table:formula="of:=CONCATENATE([.E193];MID([.A125];3;2);DEC2HEX((HEX2DEC(MID([.A125];5;2))-2+256*((HEX2DEC(MID([.A125];5;2))-2)&lt;0));2);MID([.A125];7;2))" office:value-type="string" office:string-value="BE41B2FF">
            <text:p>BE41B2FF</text:p>
          </table:table-cell>
          <table:table-cell/>
          <table:table-cell table:style-name="ce1" table:formula="of:=CONCATENATE([.E193];MID([.A326];3;2);DEC2HEX((HEX2DEC(MID([.A326];5;2))-4+256*((HEX2DEC(MID([.A326];5;2))-4)&lt;0));2);MID([.A326];7;2))" office:value-type="string" office:string-value="BE4BF1AA">
            <text:p>BE4BF1AA</text:p>
          </table:table-cell>
          <table:table-cell table:style-name="ce1" table:formula="of:=CONCATENATE([.E193];MID([.A71];3;2);DEC2HEX((HEX2DEC(MID([.A71];5;2))-4+256*((HEX2DEC(MID([.A71];5;2))-4)&lt;0));2);MID([.A71];7;2))" office:value-type="string" office:string-value="BEEF0DDD">
            <text:p>BEEF0DDD</text:p>
          </table:table-cell>
          <table:table-cell table:style-name="ce1" table:formula="of:=CONCATENATE([.E193];MID([.A164];3;2);DEC2HEX((HEX2DEC(MID([.A164];5;2))-3+256*((HEX2DEC(MID([.A164];5;2))-3)&lt;0));2);MID([.A164];7;2))" office:value-type="string" office:string-value="BE25C744">
            <text:p>BE25C744</text:p>
          </table:table-cell>
          <table:table-cell table:style-name="ce1" table:formula="of:=CONCATENATE([.E193];MID([.A165];3;2);DEC2HEX((HEX2DEC(MID([.A165];5;2))-3+256*((HEX2DEC(MID([.A165];5;2))-3)&lt;0));2);MID([.A165];7;2))" office:value-type="string" office:string-value="BEC9E377">
            <text:p>BEC9E377</text:p>
          </table:table-cell>
          <table:table-cell table:formula="of:=CONCATENATE([.E193];MID([.A162];3;2);DEC2HEX((HEX2DEC(MID([.A162];5;2))-3+256*((HEX2DEC(MID([.A162];5;2))-3)&lt;0));2);MID([.A162];7;2))" office:value-type="string" office:string-value="BEDCFAEE">
            <text:p>BEDCFAEE</text:p>
          </table:table-cell>
          <table:table-cell table:style-name="ce1" table:formula="of:=CONCATENATE([.E193];MID([.A419];3;2);DEC2HEX((HEX2DEC(MID([.A419];5;2))-3+256*((HEX2DEC(MID([.A419];5;2))-3)&lt;0));2);MID([.A419];7;2))" office:value-type="string" office:string-value="BE81AB11">
            <text:p>BE81AB11</text:p>
          </table:table-cell>
          <table:table-cell table:style-name="ce1" table:formula="of:=CONCATENATE([.E193];MID([.A160];3;2);DEC2HEX((HEX2DEC(MID([.A160];5;2))-3+256*((HEX2DEC(MID([.A160];5;2))-3)&lt;0));2);MID([.A160];7;2))" office:value-type="string" office:string-value="BE94C288">
            <text:p>BE94C288</text:p>
          </table:table-cell>
          <table:table-cell table:style-name="ce1" table:formula="of:=CONCATENATE([.E193];MID([.A161];3;2);DEC2HEX((HEX2DEC(MID([.A161];5;2))-3+256*((HEX2DEC(MID([.A161];5;2))-3)&lt;0));2);MID([.A161];7;2))" office:value-type="string" office:string-value="BE38DEBB">
            <text:p>BE38DEBB</text:p>
          </table:table-cell>
          <table:table-cell table:style-name="ce6" table:formula="of:=CONCATENATE([.E193];MID([.A414];3;2);DEC2HEX((HEX2DEC(MID([.A414];5;2))-3+256*((HEX2DEC(MID([.A414];5;2))-3)&lt;0));2);MID([.A414];7;2))" office:value-type="string" office:string-value="BE5CF513">
            <text:p>BE5CF513</text:p>
          </table:table-cell>
          <table:table-cell table:style-name="ce1" table:formula="of:=CONCATENATE([.E193];MID([.A159];3;2);DEC2HEX((HEX2DEC(MID([.A159];5;2))-3+256*((HEX2DEC(MID([.A159];5;2))-3)&lt;0));2);MID([.A159];7;2))" office:value-type="string" office:string-value="BEF0A655">
            <text:p>BEF0A655</text:p>
          </table:table-cell>
          <table:table-cell/>
          <table:table-cell table:style-name="ce1" table:formula="of:=MID([.A193];3;2)" office:value-type="string" office:string-value="9E">
            <text:p>9E</text:p>
          </table:table-cell>
          <table:table-cell table:style-name="ce1" table:formula="of:=MID([.A193];5;2)" office:value-type="string" office:string-value="09">
            <text:p>09</text:p>
          </table:table-cell>
          <table:table-cell table:formula="of:=IF((HEX2DEC([.Y193])-HEX2DEC([.Y192]))&gt;0;HEX2DEC([.Y193])-HEX2DEC([.Y192]);HEX2DEC([.Y193])-HEX2DEC([.Y192])+256)" office:value-type="float" office:value="164">
            <text:p>164</text:p>
          </table:table-cell>
          <table:table-cell table:formula="of:=IF((HEX2DEC([.Z193])-HEX2DEC([.Z192]))&gt;0;HEX2DEC([.Z193])-HEX2DEC([.Z192]);HEX2DEC([.Z193])-HEX2DEC([.Z19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BF32BAEE</text:p>
          </table:table-cell>
          <table:table-cell office:value-type="string">
            <text:p>BF56D155</text:p>
          </table:table-cell>
          <table:table-cell table:formula="of:=DEC2HEX(HEX2DEC([.C195])-1)" office:value-type="string" office:string-value="5F">
            <text:p>5F</text:p>
          </table:table-cell>
          <table:table-cell table:style-name="ce1" table:formula="of:=CONCATENATE([.C194];MID([.A194];3;2);DEC2HEX(HEX2DEC(MID([.A194];5;2))-63+256*((HEX2DEC(MID([.A194];5;2))-63)&lt;0));MID([.A194];7;2))" office:value-type="string" office:string-value="5F327BEE">
            <text:p>5F327BEE</text:p>
          </table:table-cell>
          <table:table-cell table:formula="of:=DEC2HEX(HEX2DEC([.E193])+1)" office:value-type="string" office:string-value="BF">
            <text:p>BF</text:p>
          </table:table-cell>
          <table:table-cell table:style-name="ce1" table:formula="of:=CONCATENATE([.E194];MID([.A132];3;2);DEC2HEX((HEX2DEC(MID([.A132];5;2))-2+256*((HEX2DEC(MID([.A132];5;2))-2)&lt;0));2);MID([.A132];7;2))" office:value-type="string" office:string-value="BFCF0B44">
            <text:p>BFCF0B44</text:p>
          </table:table-cell>
          <table:table-cell table:style-name="ce1" table:formula="of:=CONCATENATE([.E194];MID([.A385];3;2);DEC2HEX((HEX2DEC(MID([.A385];5;2))-2+256*((HEX2DEC(MID([.A385];5;2))-2)&lt;0));2);MID([.A385];7;2))" office:value-type="string" office:string-value="BFD2B7BB">
            <text:p>BFD2B7BB</text:p>
          </table:table-cell>
          <table:table-cell table:style-name="ce1" table:formula="of:=CONCATENATE([.E194];MID([.A386];3;2);DEC2HEX((HEX2DEC(MID([.A386];5;2))-2+256*((HEX2DEC(MID([.A386];5;2))-2)&lt;0));2);MID([.A386];7;2))" office:value-type="string" office:string-value="BF76D3EE">
            <text:p>BF76D3EE</text:p>
          </table:table-cell>
          <table:table-cell table:style-name="ce1" table:formula="of:=CONCATENATE([.E194];MID([.A127];3;2);DEC2HEX((HEX2DEC(MID([.A127];5;2))-2+256*((HEX2DEC(MID([.A127];5;2))-2)&lt;0));2);MID([.A127];7;2))" office:value-type="string" office:string-value="BF9AEA55">
            <text:p>BF9AEA55</text:p>
          </table:table-cell>
          <table:table-cell table:style-name="ce1" table:formula="of:=CONCATENATE([.E194];MID([.A128];3;2);DEC2HEX((HEX2DEC(MID([.A128];5;2))-2+256*((HEX2DEC(MID([.A128];5;2))-2)&lt;0));2);MID([.A128];7;2))" office:value-type="string" office:string-value="BF3E0688">
            <text:p>BF3E0688</text:p>
          </table:table-cell>
          <table:table-cell table:style-name="ce1" table:formula="of:=CONCATENATE([.E194];MID([.A125];3;2);DEC2HEX((HEX2DEC(MID([.A125];5;2))-2+256*((HEX2DEC(MID([.A125];5;2))-2)&lt;0));2);MID([.A125];7;2))" office:value-type="string" office:string-value="BF41B2FF">
            <text:p>BF41B2FF</text:p>
          </table:table-cell>
          <table:table-cell table:style-name="ce1" table:formula="of:=CONCATENATE([.E194];MID([.A126];3;2);DEC2HEX((HEX2DEC(MID([.A126];5;2))-2+256*((HEX2DEC(MID([.A126];5;2))-2)&lt;0));2);MID([.A126];7;2))" office:value-type="string" office:string-value="BFF6CE22">
            <text:p>BFF6CE22</text:p>
          </table:table-cell>
          <table:table-cell/>
          <table:table-cell table:style-name="ce1" table:formula="of:=CONCATENATE([.E194];MID([.A327];3;2);DEC2HEX((HEX2DEC(MID([.A327];5;2))-4+256*((HEX2DEC(MID([.A327];5;2))-4)&lt;0));2);MID([.A327];7;2))" office:value-type="string" office:string-value="BFEF0DDD">
            <text:p>BFEF0DDD</text:p>
          </table:table-cell>
          <table:table-cell table:style-name="ce1" table:formula="of:=CONCATENATE([.E194];MID([.A72];3;2);DEC2HEX((HEX2DEC(MID([.A72];5;2))-4+256*((HEX2DEC(MID([.A72];5;2))-4)&lt;0));2);MID([.A72];7;2))" office:value-type="string" office:string-value="BF94BE00">
            <text:p>BF94BE00</text:p>
          </table:table-cell>
          <table:table-cell table:style-name="ce1" table:formula="of:=CONCATENATE([.E194];MID([.A165];3;2);DEC2HEX((HEX2DEC(MID([.A165];5;2))-3+256*((HEX2DEC(MID([.A165];5;2))-3)&lt;0));2);MID([.A165];7;2))" office:value-type="string" office:string-value="BFC9E377">
            <text:p>BFC9E377</text:p>
          </table:table-cell>
          <table:table-cell table:style-name="ce1" table:formula="of:=CONCATENATE([.E194];MID([.A166];3;2);DEC2HEX((HEX2DEC(MID([.A166];5;2))-3+256*((HEX2DEC(MID([.A166];5;2))-3)&lt;0));2);MID([.A166];7;2))" office:value-type="string" office:string-value="BF6DFFAA">
            <text:p>BF6DFFAA</text:p>
          </table:table-cell>
          <table:table-cell table:formula="of:=CONCATENATE([.E194];MID([.A163];3;2);DEC2HEX((HEX2DEC(MID([.A163];5;2))-3+256*((HEX2DEC(MID([.A163];5;2))-3)&lt;0));2);MID([.A163];7;2))" office:value-type="string" office:string-value="BF81AB11">
            <text:p>BF81AB11</text:p>
          </table:table-cell>
          <table:table-cell table:style-name="ce1" table:formula="of:=CONCATENATE([.E194];MID([.A420];3;2);DEC2HEX((HEX2DEC(MID([.A420];5;2))-3+256*((HEX2DEC(MID([.A420];5;2))-3)&lt;0));2);MID([.A420];7;2))" office:value-type="string" office:string-value="BF25C744">
            <text:p>BF25C744</text:p>
          </table:table-cell>
          <table:table-cell table:style-name="ce1" table:formula="of:=CONCATENATE([.E194];MID([.A161];3;2);DEC2HEX((HEX2DEC(MID([.A161];5;2))-3+256*((HEX2DEC(MID([.A161];5;2))-3)&lt;0));2);MID([.A161];7;2))" office:value-type="string" office:string-value="BF38DEBB">
            <text:p>BF38DEBB</text:p>
          </table:table-cell>
          <table:table-cell table:style-name="ce1" table:formula="of:=CONCATENATE([.E194];MID([.A162];3;2);DEC2HEX((HEX2DEC(MID([.A162];5;2))-3+256*((HEX2DEC(MID([.A162];5;2))-3)&lt;0));2);MID([.A162];7;2))" office:value-type="string" office:string-value="BFDCFAEE">
            <text:p>BFDCFAEE</text:p>
          </table:table-cell>
          <table:table-cell table:style-name="ce6" table:formula="of:=CONCATENATE([.E194];MID([.A415];3;2);DEC2HEX((HEX2DEC(MID([.A415];5;2))-3+256*((HEX2DEC(MID([.A415];5;2))-3)&lt;0));2);MID([.A415];7;2))" office:value-type="string" office:string-value="BFF0A655">
            <text:p>BFF0A655</text:p>
          </table:table-cell>
          <table:table-cell table:style-name="ce1" table:formula="of:=CONCATENATE([.E194];MID([.A160];3;2);DEC2HEX((HEX2DEC(MID([.A160];5;2))-3+256*((HEX2DEC(MID([.A160];5;2))-3)&lt;0));2);MID([.A160];7;2))" office:value-type="string" office:string-value="BF94C288">
            <text:p>BF94C288</text:p>
          </table:table-cell>
          <table:table-cell/>
          <table:table-cell table:style-name="ce1" table:formula="of:=MID([.A194];3;2)" office:value-type="string" office:string-value="32">
            <text:p>32</text:p>
          </table:table-cell>
          <table:table-cell table:style-name="ce1" table:formula="of:=MID([.A194];5;2)" office:value-type="string" office:string-value="BA">
            <text:p>BA</text:p>
          </table:table-cell>
          <table:table-cell table:formula="of:=IF((HEX2DEC([.Y194])-HEX2DEC([.Y193]))&gt;0;HEX2DEC([.Y194])-HEX2DEC([.Y193]);HEX2DEC([.Y194])-HEX2DEC([.Y193])+256)" office:value-type="float" office:value="148">
            <text:p>148</text:p>
          </table:table-cell>
          <table:table-cell table:formula="of:=IF((HEX2DEC([.Z194])-HEX2DEC([.Z193]))&gt;0;HEX2DEC([.Z194])-HEX2DEC([.Z193]);HEX2DEC([.Z194])-HEX2DEC([.Z19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0E7D611</text:p>
          </table:table-cell>
          <table:table-cell table:style-name="ce2" office:value-type="string">
            <text:p>C0FAED88</text:p>
          </table:table-cell>
          <table:table-cell table:formula="of:=DEC2HEX(HEX2DEC([.C196])-1)" office:value-type="string" office:string-value="60">
            <text:p>60</text:p>
          </table:table-cell>
          <table:table-cell table:style-name="ce1" table:formula="of:=CONCATENATE([.C195];MID([.A195];3;2);DEC2HEX(HEX2DEC(MID([.A195];5;2))-63+256*((HEX2DEC(MID([.A195];5;2))-63)&lt;0));MID([.A195];7;2))" office:value-type="string" office:string-value="60E79711">
            <text:p>60E79711</text:p>
          </table:table-cell>
          <table:table-cell table:formula="of:=DEC2HEX(HEX2DEC([.E194])+1)" office:value-type="string" office:string-value="C0">
            <text:p>C0</text:p>
          </table:table-cell>
          <table:table-cell table:style-name="ce1" table:formula="of:=CONCATENATE([.E195];MID([.A133];3;2);DEC2HEX((HEX2DEC(MID([.A133];5;2))-2+256*((HEX2DEC(MID([.A133];5;2))-2)&lt;0));2);MID([.A133];7;2))" office:value-type="string" office:string-value="C063BC77">
            <text:p>C063BC77</text:p>
          </table:table-cell>
          <table:table-cell table:style-name="ce1" table:formula="of:=CONCATENATE([.E195];MID([.A386];3;2);DEC2HEX((HEX2DEC(MID([.A386];5;2))-2+256*((HEX2DEC(MID([.A386];5;2))-2)&lt;0));2);MID([.A386];7;2))" office:value-type="string" office:string-value="C076D3EE">
            <text:p>C076D3EE</text:p>
          </table:table-cell>
          <table:table-cell table:style-name="ce1" table:formula="of:=CONCATENATE([.E195];MID([.A387];3;2);DEC2HEX((HEX2DEC(MID([.A387];5;2))-2+256*((HEX2DEC(MID([.A387];5;2))-2)&lt;0));2);MID([.A387];7;2))" office:value-type="string" office:string-value="C02BEF11">
            <text:p>C02BEF11</text:p>
          </table:table-cell>
          <table:table-cell table:style-name="ce1" table:formula="of:=CONCATENATE([.E195];MID([.A128];3;2);DEC2HEX((HEX2DEC(MID([.A128];5;2))-2+256*((HEX2DEC(MID([.A128];5;2))-2)&lt;0));2);MID([.A128];7;2))" office:value-type="string" office:string-value="C03E0688">
            <text:p>C03E0688</text:p>
          </table:table-cell>
          <table:table-cell table:style-name="ce1" table:formula="of:=CONCATENATE([.E195];MID([.A129];3;2);DEC2HEX((HEX2DEC(MID([.A129];5;2))-2+256*((HEX2DEC(MID([.A129];5;2))-2)&lt;0));2);MID([.A129];7;2))" office:value-type="string" office:string-value="C0D2B7BB">
            <text:p>C0D2B7BB</text:p>
          </table:table-cell>
          <table:table-cell table:style-name="ce1" table:formula="of:=CONCATENATE([.E195];MID([.A126];3;2);DEC2HEX((HEX2DEC(MID([.A126];5;2))-2+256*((HEX2DEC(MID([.A126];5;2))-2)&lt;0));2);MID([.A126];7;2))" office:value-type="string" office:string-value="C0F6CE22">
            <text:p>C0F6CE22</text:p>
          </table:table-cell>
          <table:table-cell table:style-name="ce1" table:formula="of:=CONCATENATE([.E195];MID([.A127];3;2);DEC2HEX((HEX2DEC(MID([.A127];5;2))-2+256*((HEX2DEC(MID([.A127];5;2))-2)&lt;0));2);MID([.A127];7;2))" office:value-type="string" office:string-value="C09AEA55">
            <text:p>C09AEA55</text:p>
          </table:table-cell>
          <table:table-cell/>
          <table:table-cell table:style-name="ce1" table:formula="of:=CONCATENATE([.E195];MID([.A328];3;2);DEC2HEX((HEX2DEC(MID([.A328];5;2))-4+256*((HEX2DEC(MID([.A328];5;2))-4)&lt;0));2);MID([.A328];7;2))" office:value-type="string" office:string-value="C094BE00">
            <text:p>C094BE00</text:p>
          </table:table-cell>
          <table:table-cell table:style-name="ce1" table:formula="of:=CONCATENATE([.E195];MID([.A73];3;2);DEC2HEX((HEX2DEC(MID([.A73];5;2))-4+256*((HEX2DEC(MID([.A73];5;2))-4)&lt;0));2);MID([.A73];7;2))" office:value-type="string" office:string-value="C038DA33">
            <text:p>C038DA33</text:p>
          </table:table-cell>
          <table:table-cell table:style-name="ce1" table:formula="of:=CONCATENATE([.E195];MID([.A166];3;2);DEC2HEX((HEX2DEC(MID([.A166];5;2))-3+256*((HEX2DEC(MID([.A166];5;2))-3)&lt;0));2);MID([.A166];7;2))" office:value-type="string" office:string-value="C06DFFAA">
            <text:p>C06DFFAA</text:p>
          </table:table-cell>
          <table:table-cell table:style-name="ce1" table:formula="of:=CONCATENATE([.E195];MID([.A167];3;2);DEC2HEX((HEX2DEC(MID([.A167];5;2))-3+256*((HEX2DEC(MID([.A167];5;2))-3)&lt;0));2);MID([.A167];7;2))" office:value-type="string" office:string-value="C001B0DD">
            <text:p>C001B0DD</text:p>
          </table:table-cell>
          <table:table-cell table:formula="of:=CONCATENATE([.E195];MID([.A164];3;2);DEC2HEX((HEX2DEC(MID([.A164];5;2))-3+256*((HEX2DEC(MID([.A164];5;2))-3)&lt;0));2);MID([.A164];7;2))" office:value-type="string" office:string-value="C025C744">
            <text:p>C025C744</text:p>
          </table:table-cell>
          <table:table-cell table:style-name="ce1" table:formula="of:=CONCATENATE([.E195];MID([.A421];3;2);DEC2HEX((HEX2DEC(MID([.A421];5;2))-3+256*((HEX2DEC(MID([.A421];5;2))-3)&lt;0));2);MID([.A421];7;2))" office:value-type="string" office:string-value="C0C9E377">
            <text:p>C0C9E377</text:p>
          </table:table-cell>
          <table:table-cell table:style-name="ce1" table:formula="of:=CONCATENATE([.E195];MID([.A162];3;2);DEC2HEX((HEX2DEC(MID([.A162];5;2))-3+256*((HEX2DEC(MID([.A162];5;2))-3)&lt;0));2);MID([.A162];7;2))" office:value-type="string" office:string-value="C0DCFAEE">
            <text:p>C0DCFAEE</text:p>
          </table:table-cell>
          <table:table-cell table:style-name="ce1" table:formula="of:=CONCATENATE([.E195];MID([.A163];3;2);DEC2HEX((HEX2DEC(MID([.A163];5;2))-3+256*((HEX2DEC(MID([.A163];5;2))-3)&lt;0));2);MID([.A163];7;2))" office:value-type="string" office:string-value="C081AB11">
            <text:p>C081AB11</text:p>
          </table:table-cell>
          <table:table-cell table:style-name="ce6" table:formula="of:=CONCATENATE([.E195];MID([.A416];3;2);DEC2HEX((HEX2DEC(MID([.A416];5;2))-3+256*((HEX2DEC(MID([.A416];5;2))-3)&lt;0));2);MID([.A416];7;2))" office:value-type="string" office:string-value="C094C288">
            <text:p>C094C288</text:p>
          </table:table-cell>
          <table:table-cell table:style-name="ce1" table:formula="of:=CONCATENATE([.E195];MID([.A161];3;2);DEC2HEX((HEX2DEC(MID([.A161];5;2))-3+256*((HEX2DEC(MID([.A161];5;2))-3)&lt;0));2);MID([.A161];7;2))" office:value-type="string" office:string-value="C038DEBB">
            <text:p>C038DEBB</text:p>
          </table:table-cell>
          <table:table-cell/>
          <table:table-cell table:style-name="ce1" table:formula="of:=MID([.A195];3;2)" office:value-type="string" office:string-value="E7">
            <text:p>E7</text:p>
          </table:table-cell>
          <table:table-cell table:style-name="ce1" table:formula="of:=MID([.A195];5;2)" office:value-type="string" office:string-value="D6">
            <text:p>D6</text:p>
          </table:table-cell>
          <table:table-cell table:formula="of:=IF((HEX2DEC([.Y195])-HEX2DEC([.Y194]))&gt;0;HEX2DEC([.Y195])-HEX2DEC([.Y194]);HEX2DEC([.Y195])-HEX2DEC([.Y194])+256)" office:value-type="float" office:value="181">
            <text:p>181</text:p>
          </table:table-cell>
          <table:table-cell table:formula="of:=IF((HEX2DEC([.Z195])-HEX2DEC([.Z194]))&gt;0;HEX2DEC([.Z195])-HEX2DEC([.Z194]);HEX2DEC([.Z195])-HEX2DEC([.Z19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18BF244</text:p>
          </table:table-cell>
          <table:table-cell office:value-type="string">
            <text:p>C19E09BB</text:p>
          </table:table-cell>
          <table:table-cell table:formula="of:=DEC2HEX(HEX2DEC([.C197])-1)" office:value-type="string" office:string-value="61">
            <text:p>61</text:p>
          </table:table-cell>
          <table:table-cell table:style-name="ce1" table:formula="of:=CONCATENATE([.C196];MID([.A196];3;2);DEC2HEX(HEX2DEC(MID([.A196];5;2))-63+256*((HEX2DEC(MID([.A196];5;2))-63)&lt;0));MID([.A196];7;2))" office:value-type="string" office:string-value="618BB344">
            <text:p>618BB344</text:p>
          </table:table-cell>
          <table:table-cell table:formula="of:=DEC2HEX(HEX2DEC([.E195])+1)" office:value-type="string" office:string-value="C1">
            <text:p>C1</text:p>
          </table:table-cell>
          <table:table-cell table:style-name="ce1" table:formula="of:=CONCATENATE([.E196];MID([.A134];3;2);DEC2HEX((HEX2DEC(MID([.A134];5;2))-2+256*((HEX2DEC(MID([.A134];5;2))-2)&lt;0));2);MID([.A134];7;2))" office:value-type="string" office:string-value="C107D8AA">
            <text:p>C107D8AA</text:p>
          </table:table-cell>
          <table:table-cell table:style-name="ce1" table:formula="of:=CONCATENATE([.E196];MID([.A387];3;2);DEC2HEX((HEX2DEC(MID([.A387];5;2))-2+256*((HEX2DEC(MID([.A387];5;2))-2)&lt;0));2);MID([.A387];7;2))" office:value-type="string" office:string-value="C12BEF11">
            <text:p>C12BEF11</text:p>
          </table:table-cell>
          <table:table-cell table:style-name="ce1" table:formula="of:=CONCATENATE([.E196];MID([.A388];3;2);DEC2HEX((HEX2DEC(MID([.A388];5;2))-2+256*((HEX2DEC(MID([.A388];5;2))-2)&lt;0));2);MID([.A388];7;2))" office:value-type="string" office:string-value="C1CF0B44">
            <text:p>C1CF0B44</text:p>
          </table:table-cell>
          <table:table-cell table:style-name="ce1" table:formula="of:=CONCATENATE([.E196];MID([.A129];3;2);DEC2HEX((HEX2DEC(MID([.A129];5;2))-2+256*((HEX2DEC(MID([.A129];5;2))-2)&lt;0));2);MID([.A129];7;2))" office:value-type="string" office:string-value="C1D2B7BB">
            <text:p>C1D2B7BB</text:p>
          </table:table-cell>
          <table:table-cell table:style-name="ce1" table:formula="of:=CONCATENATE([.E196];MID([.A130];3;2);DEC2HEX((HEX2DEC(MID([.A130];5;2))-2+256*((HEX2DEC(MID([.A130];5;2))-2)&lt;0));2);MID([.A130];7;2))" office:value-type="string" office:string-value="C176D3EE">
            <text:p>C176D3EE</text:p>
          </table:table-cell>
          <table:table-cell table:style-name="ce1" table:formula="of:=CONCATENATE([.E196];MID([.A127];3;2);DEC2HEX((HEX2DEC(MID([.A127];5;2))-2+256*((HEX2DEC(MID([.A127];5;2))-2)&lt;0));2);MID([.A127];7;2))" office:value-type="string" office:string-value="C19AEA55">
            <text:p>C19AEA55</text:p>
          </table:table-cell>
          <table:table-cell table:style-name="ce1" table:formula="of:=CONCATENATE([.E196];MID([.A128];3;2);DEC2HEX((HEX2DEC(MID([.A128];5;2))-2+256*((HEX2DEC(MID([.A128];5;2))-2)&lt;0));2);MID([.A128];7;2))" office:value-type="string" office:string-value="C13E0688">
            <text:p>C13E0688</text:p>
          </table:table-cell>
          <table:table-cell/>
          <table:table-cell table:style-name="ce1" table:formula="of:=CONCATENATE([.E196];MID([.A329];3;2);DEC2HEX((HEX2DEC(MID([.A329];5;2))-4+256*((HEX2DEC(MID([.A329];5;2))-4)&lt;0));2);MID([.A329];7;2))" office:value-type="string" office:string-value="C138DA33">
            <text:p>C138DA33</text:p>
          </table:table-cell>
          <table:table-cell table:style-name="ce1" table:formula="of:=CONCATENATE([.E196];MID([.A74];3;2);DEC2HEX((HEX2DEC(MID([.A74];5;2))-4+256*((HEX2DEC(MID([.A74];5;2))-4)&lt;0));2);MID([.A74];7;2))" office:value-type="string" office:string-value="C1DCF666">
            <text:p>C1DCF666</text:p>
          </table:table-cell>
          <table:table-cell table:style-name="ce1" table:formula="of:=CONCATENATE([.E196];MID([.A167];3;2);DEC2HEX((HEX2DEC(MID([.A167];5;2))-3+256*((HEX2DEC(MID([.A167];5;2))-3)&lt;0));2);MID([.A167];7;2))" office:value-type="string" office:string-value="C101B0DD">
            <text:p>C101B0DD</text:p>
          </table:table-cell>
          <table:table-cell table:style-name="ce1" table:formula="of:=CONCATENATE([.E196];MID([.A168];3;2);DEC2HEX((HEX2DEC(MID([.A168];5;2))-3+256*((HEX2DEC(MID([.A168];5;2))-3)&lt;0));2);MID([.A168];7;2))" office:value-type="string" office:string-value="C1B6CC00">
            <text:p>C1B6CC00</text:p>
          </table:table-cell>
          <table:table-cell table:formula="of:=CONCATENATE([.E196];MID([.A165];3;2);DEC2HEX((HEX2DEC(MID([.A165];5;2))-3+256*((HEX2DEC(MID([.A165];5;2))-3)&lt;0));2);MID([.A165];7;2))" office:value-type="string" office:string-value="C1C9E377">
            <text:p>C1C9E377</text:p>
          </table:table-cell>
          <table:table-cell table:style-name="ce1" table:formula="of:=CONCATENATE([.E196];MID([.A422];3;2);DEC2HEX((HEX2DEC(MID([.A422];5;2))-3+256*((HEX2DEC(MID([.A422];5;2))-3)&lt;0));2);MID([.A422];7;2))" office:value-type="string" office:string-value="C16DFFAA">
            <text:p>C16DFFAA</text:p>
          </table:table-cell>
          <table:table-cell table:style-name="ce1" table:formula="of:=CONCATENATE([.E196];MID([.A163];3;2);DEC2HEX((HEX2DEC(MID([.A163];5;2))-3+256*((HEX2DEC(MID([.A163];5;2))-3)&lt;0));2);MID([.A163];7;2))" office:value-type="string" office:string-value="C181AB11">
            <text:p>C181AB11</text:p>
          </table:table-cell>
          <table:table-cell table:style-name="ce1" table:formula="of:=CONCATENATE([.E196];MID([.A164];3;2);DEC2HEX((HEX2DEC(MID([.A164];5;2))-3+256*((HEX2DEC(MID([.A164];5;2))-3)&lt;0));2);MID([.A164];7;2))" office:value-type="string" office:string-value="C125C744">
            <text:p>C125C744</text:p>
          </table:table-cell>
          <table:table-cell table:style-name="ce6" table:formula="of:=CONCATENATE([.E196];MID([.A417];3;2);DEC2HEX((HEX2DEC(MID([.A417];5;2))-3+256*((HEX2DEC(MID([.A417];5;2))-3)&lt;0));2);MID([.A417];7;2))" office:value-type="string" office:string-value="C138DEBB">
            <text:p>C138DEBB</text:p>
          </table:table-cell>
          <table:table-cell table:style-name="ce1" table:formula="of:=CONCATENATE([.E196];MID([.A162];3;2);DEC2HEX((HEX2DEC(MID([.A162];5;2))-3+256*((HEX2DEC(MID([.A162];5;2))-3)&lt;0));2);MID([.A162];7;2))" office:value-type="string" office:string-value="C1DCFAEE">
            <text:p>C1DCFAEE</text:p>
          </table:table-cell>
          <table:table-cell/>
          <table:table-cell table:style-name="ce1" table:formula="of:=MID([.A196];3;2)" office:value-type="string" office:string-value="8B">
            <text:p>8B</text:p>
          </table:table-cell>
          <table:table-cell table:style-name="ce1" table:formula="of:=MID([.A196];5;2)" office:value-type="string" office:string-value="F2">
            <text:p>F2</text:p>
          </table:table-cell>
          <table:table-cell table:formula="of:=IF((HEX2DEC([.Y196])-HEX2DEC([.Y195]))&gt;0;HEX2DEC([.Y196])-HEX2DEC([.Y195]);HEX2DEC([.Y196])-HEX2DEC([.Y195])+256)" office:value-type="float" office:value="164">
            <text:p>164</text:p>
          </table:table-cell>
          <table:table-cell table:formula="of:=IF((HEX2DEC([.Z196])-HEX2DEC([.Z195]))&gt;0;HEX2DEC([.Z196])-HEX2DEC([.Z195]);HEX2DEC([.Z196])-HEX2DEC([.Z19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22F0E77</text:p>
          </table:table-cell>
          <table:table-cell office:value-type="string">
            <text:p>C232BAEE</text:p>
          </table:table-cell>
          <table:table-cell table:formula="of:=DEC2HEX(HEX2DEC([.C198])-1)" office:value-type="string" office:string-value="62">
            <text:p>62</text:p>
          </table:table-cell>
          <table:table-cell table:style-name="ce1" table:formula="of:=CONCATENATE([.C197];MID([.A197];3;2);DEC2HEX(HEX2DEC(MID([.A197];5;2))-63+256*((HEX2DEC(MID([.A197];5;2))-63)&lt;0));MID([.A197];7;2))" office:value-type="string" office:string-value="622FCF77">
            <text:p>622FCF77</text:p>
          </table:table-cell>
          <table:table-cell table:formula="of:=DEC2HEX(HEX2DEC([.E196])+1)" office:value-type="string" office:string-value="C2">
            <text:p>C2</text:p>
          </table:table-cell>
          <table:table-cell table:style-name="ce1" table:formula="of:=CONCATENATE([.E197];MID([.A135];3;2);DEC2HEX((HEX2DEC(MID([.A135];5;2))-2+256*((HEX2DEC(MID([.A135];5;2))-2)&lt;0));2);MID([.A135];7;2))" office:value-type="string" office:string-value="C2ABF4DD">
            <text:p>C2ABF4DD</text:p>
          </table:table-cell>
          <table:table-cell table:style-name="ce1" table:formula="of:=CONCATENATE([.E197];MID([.A388];3;2);DEC2HEX((HEX2DEC(MID([.A388];5;2))-2+256*((HEX2DEC(MID([.A388];5;2))-2)&lt;0));2);MID([.A388];7;2))" office:value-type="string" office:string-value="C2CF0B44">
            <text:p>C2CF0B44</text:p>
          </table:table-cell>
          <table:table-cell table:style-name="ce1" table:formula="of:=CONCATENATE([.E197];MID([.A389];3;2);DEC2HEX((HEX2DEC(MID([.A389];5;2))-2+256*((HEX2DEC(MID([.A389];5;2))-2)&lt;0));2);MID([.A389];7;2))" office:value-type="string" office:string-value="C263BC77">
            <text:p>C263BC77</text:p>
          </table:table-cell>
          <table:table-cell table:style-name="ce1" table:formula="of:=CONCATENATE([.E197];MID([.A130];3;2);DEC2HEX((HEX2DEC(MID([.A130];5;2))-2+256*((HEX2DEC(MID([.A130];5;2))-2)&lt;0));2);MID([.A130];7;2))" office:value-type="string" office:string-value="C276D3EE">
            <text:p>C276D3EE</text:p>
          </table:table-cell>
          <table:table-cell table:style-name="ce1" table:formula="of:=CONCATENATE([.E197];MID([.A131];3;2);DEC2HEX((HEX2DEC(MID([.A131];5;2))-2+256*((HEX2DEC(MID([.A131];5;2))-2)&lt;0));2);MID([.A131];7;2))" office:value-type="string" office:string-value="C22BEF11">
            <text:p>C22BEF11</text:p>
          </table:table-cell>
          <table:table-cell table:style-name="ce1" table:formula="of:=CONCATENATE([.E197];MID([.A128];3;2);DEC2HEX((HEX2DEC(MID([.A128];5;2))-2+256*((HEX2DEC(MID([.A128];5;2))-2)&lt;0));2);MID([.A128];7;2))" office:value-type="string" office:string-value="C23E0688">
            <text:p>C23E0688</text:p>
          </table:table-cell>
          <table:table-cell table:style-name="ce1" table:formula="of:=CONCATENATE([.E197];MID([.A129];3;2);DEC2HEX((HEX2DEC(MID([.A129];5;2))-2+256*((HEX2DEC(MID([.A129];5;2))-2)&lt;0));2);MID([.A129];7;2))" office:value-type="string" office:string-value="C2D2B7BB">
            <text:p>C2D2B7BB</text:p>
          </table:table-cell>
          <table:table-cell/>
          <table:table-cell table:style-name="ce1" table:formula="of:=CONCATENATE([.E197];MID([.A330];3;2);DEC2HEX((HEX2DEC(MID([.A330];5;2))-4+256*((HEX2DEC(MID([.A330];5;2))-4)&lt;0));2);MID([.A330];7;2))" office:value-type="string" office:string-value="C2DCF666">
            <text:p>C2DCF666</text:p>
          </table:table-cell>
          <table:table-cell table:style-name="ce1" table:formula="of:=CONCATENATE([.E197];MID([.A75];3;2);DEC2HEX((HEX2DEC(MID([.A75];5;2))-4+256*((HEX2DEC(MID([.A75];5;2))-4)&lt;0));2);MID([.A75];7;2))" office:value-type="string" office:string-value="C270A799">
            <text:p>C270A799</text:p>
          </table:table-cell>
          <table:table-cell table:style-name="ce1" table:formula="of:=CONCATENATE([.E197];MID([.A168];3;2);DEC2HEX((HEX2DEC(MID([.A168];5;2))-3+256*((HEX2DEC(MID([.A168];5;2))-3)&lt;0));2);MID([.A168];7;2))" office:value-type="string" office:string-value="C2B6CC00">
            <text:p>C2B6CC00</text:p>
          </table:table-cell>
          <table:table-cell table:style-name="ce1" table:formula="of:=CONCATENATE([.E197];MID([.A169];3;2);DEC2HEX((HEX2DEC(MID([.A169];5;2))-3+256*((HEX2DEC(MID([.A169];5;2))-3)&lt;0));2);MID([.A169];7;2))" office:value-type="string" office:string-value="C25AE833">
            <text:p>C25AE833</text:p>
          </table:table-cell>
          <table:table-cell table:formula="of:=CONCATENATE([.E197];MID([.A166];3;2);DEC2HEX((HEX2DEC(MID([.A166];5;2))-3+256*((HEX2DEC(MID([.A166];5;2))-3)&lt;0));2);MID([.A166];7;2))" office:value-type="string" office:string-value="C26DFFAA">
            <text:p>C26DFFAA</text:p>
          </table:table-cell>
          <table:table-cell table:style-name="ce1" table:formula="of:=CONCATENATE([.E197];MID([.A423];3;2);DEC2HEX((HEX2DEC(MID([.A423];5;2))-3+256*((HEX2DEC(MID([.A423];5;2))-3)&lt;0));2);MID([.A423];7;2))" office:value-type="string" office:string-value="C201B0DD">
            <text:p>C201B0DD</text:p>
          </table:table-cell>
          <table:table-cell table:style-name="ce1" table:formula="of:=CONCATENATE([.E197];MID([.A164];3;2);DEC2HEX((HEX2DEC(MID([.A164];5;2))-3+256*((HEX2DEC(MID([.A164];5;2))-3)&lt;0));2);MID([.A164];7;2))" office:value-type="string" office:string-value="C225C744">
            <text:p>C225C744</text:p>
          </table:table-cell>
          <table:table-cell table:style-name="ce1" table:formula="of:=CONCATENATE([.E197];MID([.A165];3;2);DEC2HEX((HEX2DEC(MID([.A165];5;2))-3+256*((HEX2DEC(MID([.A165];5;2))-3)&lt;0));2);MID([.A165];7;2))" office:value-type="string" office:string-value="C2C9E377">
            <text:p>C2C9E377</text:p>
          </table:table-cell>
          <table:table-cell table:style-name="ce6" table:formula="of:=CONCATENATE([.E197];MID([.A418];3;2);DEC2HEX((HEX2DEC(MID([.A418];5;2))-3+256*((HEX2DEC(MID([.A418];5;2))-3)&lt;0));2);MID([.A418];7;2))" office:value-type="string" office:string-value="C2DCFAEE">
            <text:p>C2DCFAEE</text:p>
          </table:table-cell>
          <table:table-cell table:style-name="ce1" table:formula="of:=CONCATENATE([.E197];MID([.A163];3;2);DEC2HEX((HEX2DEC(MID([.A163];5;2))-3+256*((HEX2DEC(MID([.A163];5;2))-3)&lt;0));2);MID([.A163];7;2))" office:value-type="string" office:string-value="C281AB11">
            <text:p>C281AB11</text:p>
          </table:table-cell>
          <table:table-cell/>
          <table:table-cell table:style-name="ce1" table:formula="of:=MID([.A197];3;2)" office:value-type="string" office:string-value="2F">
            <text:p>2F</text:p>
          </table:table-cell>
          <table:table-cell table:style-name="ce1" table:formula="of:=MID([.A197];5;2)" office:value-type="string" office:string-value="0E">
            <text:p>0E</text:p>
          </table:table-cell>
          <table:table-cell table:formula="of:=IF((HEX2DEC([.Y197])-HEX2DEC([.Y196]))&gt;0;HEX2DEC([.Y197])-HEX2DEC([.Y196]);HEX2DEC([.Y197])-HEX2DEC([.Y196])+256)" office:value-type="float" office:value="164">
            <text:p>164</text:p>
          </table:table-cell>
          <table:table-cell table:formula="of:=IF((HEX2DEC([.Z197])-HEX2DEC([.Z196]))&gt;0;HEX2DEC([.Z197])-HEX2DEC([.Z196]);HEX2DEC([.Z197])-HEX2DEC([.Z19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3C3BFAA</text:p>
          </table:table-cell>
          <table:table-cell office:value-type="string">
            <text:p>C3E7D611</text:p>
          </table:table-cell>
          <table:table-cell table:formula="of:=DEC2HEX(HEX2DEC([.C199])-1)" office:value-type="string" office:string-value="63">
            <text:p>63</text:p>
          </table:table-cell>
          <table:table-cell table:style-name="ce1" table:formula="of:=CONCATENATE([.C198];MID([.A198];3;2);DEC2HEX(HEX2DEC(MID([.A198];5;2))-63+256*((HEX2DEC(MID([.A198];5;2))-63)&lt;0));MID([.A198];7;2))" office:value-type="string" office:string-value="63C380AA">
            <text:p>63C380AA</text:p>
          </table:table-cell>
          <table:table-cell table:formula="of:=DEC2HEX(HEX2DEC([.E197])+1)" office:value-type="string" office:string-value="C3">
            <text:p>C3</text:p>
          </table:table-cell>
          <table:table-cell table:style-name="ce1" table:formula="of:=CONCATENATE([.E198];MID([.A136];3;2);DEC2HEX((HEX2DEC(MID([.A136];5;2))-2+256*((HEX2DEC(MID([.A136];5;2))-2)&lt;0));2);MID([.A136];7;2))" office:value-type="string" office:string-value="C350A500">
            <text:p>C350A500</text:p>
          </table:table-cell>
          <table:table-cell table:style-name="ce1" table:formula="of:=CONCATENATE([.E198];MID([.A389];3;2);DEC2HEX((HEX2DEC(MID([.A389];5;2))-2+256*((HEX2DEC(MID([.A389];5;2))-2)&lt;0));2);MID([.A389];7;2))" office:value-type="string" office:string-value="C363BC77">
            <text:p>C363BC77</text:p>
          </table:table-cell>
          <table:table-cell table:style-name="ce1" table:formula="of:=CONCATENATE([.E198];MID([.A390];3;2);DEC2HEX((HEX2DEC(MID([.A390];5;2))-2+256*((HEX2DEC(MID([.A390];5;2))-2)&lt;0));2);MID([.A390];7;2))" office:value-type="string" office:string-value="C307D8AA">
            <text:p>C307D8AA</text:p>
          </table:table-cell>
          <table:table-cell table:style-name="ce1" table:formula="of:=CONCATENATE([.E198];MID([.A131];3;2);DEC2HEX((HEX2DEC(MID([.A131];5;2))-2+256*((HEX2DEC(MID([.A131];5;2))-2)&lt;0));2);MID([.A131];7;2))" office:value-type="string" office:string-value="C32BEF11">
            <text:p>C32BEF11</text:p>
          </table:table-cell>
          <table:table-cell table:style-name="ce1" table:formula="of:=CONCATENATE([.E198];MID([.A132];3;2);DEC2HEX((HEX2DEC(MID([.A132];5;2))-2+256*((HEX2DEC(MID([.A132];5;2))-2)&lt;0));2);MID([.A132];7;2))" office:value-type="string" office:string-value="C3CF0B44">
            <text:p>C3CF0B44</text:p>
          </table:table-cell>
          <table:table-cell table:style-name="ce1" table:formula="of:=CONCATENATE([.E198];MID([.A129];3;2);DEC2HEX((HEX2DEC(MID([.A129];5;2))-2+256*((HEX2DEC(MID([.A129];5;2))-2)&lt;0));2);MID([.A129];7;2))" office:value-type="string" office:string-value="C3D2B7BB">
            <text:p>C3D2B7BB</text:p>
          </table:table-cell>
          <table:table-cell table:style-name="ce1" table:formula="of:=CONCATENATE([.E198];MID([.A130];3;2);DEC2HEX((HEX2DEC(MID([.A130];5;2))-2+256*((HEX2DEC(MID([.A130];5;2))-2)&lt;0));2);MID([.A130];7;2))" office:value-type="string" office:string-value="C376D3EE">
            <text:p>C376D3EE</text:p>
          </table:table-cell>
          <table:table-cell/>
          <table:table-cell table:style-name="ce1" table:formula="of:=CONCATENATE([.E198];MID([.A331];3;2);DEC2HEX((HEX2DEC(MID([.A331];5;2))-4+256*((HEX2DEC(MID([.A331];5;2))-4)&lt;0));2);MID([.A331];7;2))" office:value-type="string" office:string-value="C370A799">
            <text:p>C370A799</text:p>
          </table:table-cell>
          <table:table-cell table:style-name="ce1" table:formula="of:=CONCATENATE([.E198];MID([.A76];3;2);DEC2HEX((HEX2DEC(MID([.A76];5;2))-4+256*((HEX2DEC(MID([.A76];5;2))-4)&lt;0));2);MID([.A76];7;2))" office:value-type="string" office:string-value="C314C3CC">
            <text:p>C314C3CC</text:p>
          </table:table-cell>
          <table:table-cell table:style-name="ce1" table:formula="of:=CONCATENATE([.E198];MID([.A169];3;2);DEC2HEX((HEX2DEC(MID([.A169];5;2))-3+256*((HEX2DEC(MID([.A169];5;2))-3)&lt;0));2);MID([.A169];7;2))" office:value-type="string" office:string-value="C35AE833">
            <text:p>C35AE833</text:p>
          </table:table-cell>
          <table:table-cell table:style-name="ce1" table:formula="of:=CONCATENATE([.E198];MID([.A170];3;2);DEC2HEX((HEX2DEC(MID([.A170];5;2))-3+256*((HEX2DEC(MID([.A170];5;2))-3)&lt;0));2);MID([.A170];7;2))" office:value-type="string" office:string-value="C3FE0466">
            <text:p>C3FE0466</text:p>
          </table:table-cell>
          <table:table-cell table:formula="of:=CONCATENATE([.E198];MID([.A167];3;2);DEC2HEX((HEX2DEC(MID([.A167];5;2))-3+256*((HEX2DEC(MID([.A167];5;2))-3)&lt;0));2);MID([.A167];7;2))" office:value-type="string" office:string-value="C301B0DD">
            <text:p>C301B0DD</text:p>
          </table:table-cell>
          <table:table-cell table:style-name="ce1" table:formula="of:=CONCATENATE([.E198];MID([.A424];3;2);DEC2HEX((HEX2DEC(MID([.A424];5;2))-3+256*((HEX2DEC(MID([.A424];5;2))-3)&lt;0));2);MID([.A424];7;2))" office:value-type="string" office:string-value="C3B6CC00">
            <text:p>C3B6CC00</text:p>
          </table:table-cell>
          <table:table-cell table:style-name="ce1" table:formula="of:=CONCATENATE([.E198];MID([.A165];3;2);DEC2HEX((HEX2DEC(MID([.A165];5;2))-3+256*((HEX2DEC(MID([.A165];5;2))-3)&lt;0));2);MID([.A165];7;2))" office:value-type="string" office:string-value="C3C9E377">
            <text:p>C3C9E377</text:p>
          </table:table-cell>
          <table:table-cell table:style-name="ce1" table:formula="of:=CONCATENATE([.E198];MID([.A166];3;2);DEC2HEX((HEX2DEC(MID([.A166];5;2))-3+256*((HEX2DEC(MID([.A166];5;2))-3)&lt;0));2);MID([.A166];7;2))" office:value-type="string" office:string-value="C36DFFAA">
            <text:p>C36DFFAA</text:p>
          </table:table-cell>
          <table:table-cell table:style-name="ce6" table:formula="of:=CONCATENATE([.E198];MID([.A419];3;2);DEC2HEX((HEX2DEC(MID([.A419];5;2))-3+256*((HEX2DEC(MID([.A419];5;2))-3)&lt;0));2);MID([.A419];7;2))" office:value-type="string" office:string-value="C381AB11">
            <text:p>C381AB11</text:p>
          </table:table-cell>
          <table:table-cell table:style-name="ce1" table:formula="of:=CONCATENATE([.E198];MID([.A164];3;2);DEC2HEX((HEX2DEC(MID([.A164];5;2))-3+256*((HEX2DEC(MID([.A164];5;2))-3)&lt;0));2);MID([.A164];7;2))" office:value-type="string" office:string-value="C325C744">
            <text:p>C325C744</text:p>
          </table:table-cell>
          <table:table-cell/>
          <table:table-cell table:style-name="ce1" table:formula="of:=MID([.A198];3;2)" office:value-type="string" office:string-value="C3">
            <text:p>C3</text:p>
          </table:table-cell>
          <table:table-cell table:style-name="ce1" table:formula="of:=MID([.A198];5;2)" office:value-type="string" office:string-value="BF">
            <text:p>BF</text:p>
          </table:table-cell>
          <table:table-cell table:formula="of:=IF((HEX2DEC([.Y198])-HEX2DEC([.Y197]))&gt;0;HEX2DEC([.Y198])-HEX2DEC([.Y197]);HEX2DEC([.Y198])-HEX2DEC([.Y197])+256)" office:value-type="float" office:value="148">
            <text:p>148</text:p>
          </table:table-cell>
          <table:table-cell table:formula="of:=IF((HEX2DEC([.Z198])-HEX2DEC([.Z197]))&gt;0;HEX2DEC([.Z198])-HEX2DEC([.Z197]);HEX2DEC([.Z198])-HEX2DEC([.Z197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6" office:value-type="string">
            <text:p>C467DBDD</text:p>
          </table:table-cell>
          <table:table-cell office:value-type="string">
            <text:p>C48BF244</text:p>
          </table:table-cell>
          <table:table-cell table:formula="of:=DEC2HEX(HEX2DEC([.C200])-1)" office:value-type="string" office:string-value="64">
            <text:p>64</text:p>
          </table:table-cell>
          <table:table-cell table:style-name="ce1" table:formula="of:=CONCATENATE([.C199];MID([.A199];3;2);DEC2HEX(HEX2DEC(MID([.A199];5;2))-63+256*((HEX2DEC(MID([.A199];5;2))-63)&lt;0));MID([.A199];7;2))" office:value-type="string" office:string-value="64679CDD">
            <text:p>64679CDD</text:p>
          </table:table-cell>
          <table:table-cell table:formula="of:=DEC2HEX(HEX2DEC([.E198])+1)" office:value-type="string" office:string-value="C4">
            <text:p>C4</text:p>
          </table:table-cell>
          <table:table-cell table:style-name="ce1" table:formula="of:=CONCATENATE([.E199];MID([.A137];3;2);DEC2HEX((HEX2DEC(MID([.A137];5;2))-2+256*((HEX2DEC(MID([.A137];5;2))-2)&lt;0));2);MID([.A137];7;2))" office:value-type="string" office:string-value="C4F4C133">
            <text:p>C4F4C133</text:p>
          </table:table-cell>
          <table:table-cell table:style-name="ce1" table:formula="of:=CONCATENATE([.E199];MID([.A390];3;2);DEC2HEX((HEX2DEC(MID([.A390];5;2))-2+256*((HEX2DEC(MID([.A390];5;2))-2)&lt;0));2);MID([.A390];7;2))" office:value-type="string" office:string-value="C407D8AA">
            <text:p>C407D8AA</text:p>
          </table:table-cell>
          <table:table-cell table:style-name="ce1" table:formula="of:=CONCATENATE([.E199];MID([.A391];3;2);DEC2HEX((HEX2DEC(MID([.A391];5;2))-2+256*((HEX2DEC(MID([.A391];5;2))-2)&lt;0));2);MID([.A391];7;2))" office:value-type="string" office:string-value="C4ABF4DD">
            <text:p>C4ABF4DD</text:p>
          </table:table-cell>
          <table:table-cell table:style-name="ce1" table:formula="of:=CONCATENATE([.E199];MID([.A132];3;2);DEC2HEX((HEX2DEC(MID([.A132];5;2))-2+256*((HEX2DEC(MID([.A132];5;2))-2)&lt;0));2);MID([.A132];7;2))" office:value-type="string" office:string-value="C4CF0B44">
            <text:p>C4CF0B44</text:p>
          </table:table-cell>
          <table:table-cell table:style-name="ce1" table:formula="of:=CONCATENATE([.E199];MID([.A133];3;2);DEC2HEX((HEX2DEC(MID([.A133];5;2))-2+256*((HEX2DEC(MID([.A133];5;2))-2)&lt;0));2);MID([.A133];7;2))" office:value-type="string" office:string-value="C463BC77">
            <text:p>C463BC77</text:p>
          </table:table-cell>
          <table:table-cell table:style-name="ce1" table:formula="of:=CONCATENATE([.E199];MID([.A130];3;2);DEC2HEX((HEX2DEC(MID([.A130];5;2))-2+256*((HEX2DEC(MID([.A130];5;2))-2)&lt;0));2);MID([.A130];7;2))" office:value-type="string" office:string-value="C476D3EE">
            <text:p>C476D3EE</text:p>
          </table:table-cell>
          <table:table-cell table:style-name="ce1" table:formula="of:=CONCATENATE([.E199];MID([.A131];3;2);DEC2HEX((HEX2DEC(MID([.A131];5;2))-2+256*((HEX2DEC(MID([.A131];5;2))-2)&lt;0));2);MID([.A131];7;2))" office:value-type="string" office:string-value="C42BEF11">
            <text:p>C42BEF11</text:p>
          </table:table-cell>
          <table:table-cell/>
          <table:table-cell table:style-name="ce1" table:formula="of:=CONCATENATE([.E199];MID([.A332];3;2);DEC2HEX((HEX2DEC(MID([.A332];5;2))-4+256*((HEX2DEC(MID([.A332];5;2))-4)&lt;0));2);MID([.A332];7;2))" office:value-type="string" office:string-value="C414C3CC">
            <text:p>C414C3CC</text:p>
          </table:table-cell>
          <table:table-cell table:style-name="ce1" table:formula="of:=CONCATENATE([.E199];MID([.A77];3;2);DEC2HEX((HEX2DEC(MID([.A77];5;2))-4+256*((HEX2DEC(MID([.A77];5;2))-4)&lt;0));2);MID([.A77];7;2))" office:value-type="string" office:string-value="C4B8DFFF">
            <text:p>C4B8DFFF</text:p>
          </table:table-cell>
          <table:table-cell table:style-name="ce1" table:formula="of:=CONCATENATE([.E199];MID([.A170];3;2);DEC2HEX((HEX2DEC(MID([.A170];5;2))-3+256*((HEX2DEC(MID([.A170];5;2))-3)&lt;0));2);MID([.A170];7;2))" office:value-type="string" office:string-value="C4FE0466">
            <text:p>C4FE0466</text:p>
          </table:table-cell>
          <table:table-cell table:style-name="ce1" table:formula="of:=CONCATENATE([.E199];MID([.A171];3;2);DEC2HEX((HEX2DEC(MID([.A171];5;2))-3+256*((HEX2DEC(MID([.A171];5;2))-3)&lt;0));2);MID([.A171];7;2))" office:value-type="string" office:string-value="C492B599">
            <text:p>C492B599</text:p>
          </table:table-cell>
          <table:table-cell table:formula="of:=CONCATENATE([.E199];MID([.A168];3;2);DEC2HEX((HEX2DEC(MID([.A168];5;2))-3+256*((HEX2DEC(MID([.A168];5;2))-3)&lt;0));2);MID([.A168];7;2))" office:value-type="string" office:string-value="C4B6CC00">
            <text:p>C4B6CC00</text:p>
          </table:table-cell>
          <table:table-cell table:style-name="ce1" table:formula="of:=CONCATENATE([.E199];MID([.A425];3;2);DEC2HEX((HEX2DEC(MID([.A425];5;2))-3+256*((HEX2DEC(MID([.A425];5;2))-3)&lt;0));2);MID([.A425];7;2))" office:value-type="string" office:string-value="C45AE833">
            <text:p>C45AE833</text:p>
          </table:table-cell>
          <table:table-cell table:style-name="ce1" table:formula="of:=CONCATENATE([.E199];MID([.A166];3;2);DEC2HEX((HEX2DEC(MID([.A166];5;2))-3+256*((HEX2DEC(MID([.A166];5;2))-3)&lt;0));2);MID([.A166];7;2))" office:value-type="string" office:string-value="C46DFFAA">
            <text:p>C46DFFAA</text:p>
          </table:table-cell>
          <table:table-cell table:style-name="ce1" table:formula="of:=CONCATENATE([.E199];MID([.A167];3;2);DEC2HEX((HEX2DEC(MID([.A167];5;2))-3+256*((HEX2DEC(MID([.A167];5;2))-3)&lt;0));2);MID([.A167];7;2))" office:value-type="string" office:string-value="C401B0DD">
            <text:p>C401B0DD</text:p>
          </table:table-cell>
          <table:table-cell table:style-name="ce6" table:formula="of:=CONCATENATE([.E199];MID([.A420];3;2);DEC2HEX((HEX2DEC(MID([.A420];5;2))-3+256*((HEX2DEC(MID([.A420];5;2))-3)&lt;0));2);MID([.A420];7;2))" office:value-type="string" office:string-value="C425C744">
            <text:p>C425C744</text:p>
          </table:table-cell>
          <table:table-cell table:style-name="ce1" table:formula="of:=CONCATENATE([.E199];MID([.A165];3;2);DEC2HEX((HEX2DEC(MID([.A165];5;2))-3+256*((HEX2DEC(MID([.A165];5;2))-3)&lt;0));2);MID([.A165];7;2))" office:value-type="string" office:string-value="C4C9E377">
            <text:p>C4C9E377</text:p>
          </table:table-cell>
          <table:table-cell/>
          <table:table-cell table:style-name="ce1" table:formula="of:=MID([.A199];3;2)" office:value-type="string" office:string-value="67">
            <text:p>67</text:p>
          </table:table-cell>
          <table:table-cell table:style-name="ce1" table:formula="of:=MID([.A199];5;2)" office:value-type="string" office:string-value="DB">
            <text:p>DB</text:p>
          </table:table-cell>
          <table:table-cell table:formula="of:=IF((HEX2DEC([.Y199])-HEX2DEC([.Y198]))&gt;0;HEX2DEC([.Y199])-HEX2DEC([.Y198]);HEX2DEC([.Y199])-HEX2DEC([.Y198])+256)" office:value-type="float" office:value="164">
            <text:p>164</text:p>
          </table:table-cell>
          <table:table-cell table:formula="of:=IF((HEX2DEC([.Z199])-HEX2DEC([.Z198]))&gt;0;HEX2DEC([.Z199])-HEX2DEC([.Z198]);HEX2DEC([.Z199])-HEX2DEC([.Z19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51CF700</text:p>
          </table:table-cell>
          <table:table-cell office:value-type="string">
            <text:p>C52F0E77</text:p>
          </table:table-cell>
          <table:table-cell table:formula="of:=DEC2HEX(HEX2DEC([.C201])-1)" office:value-type="string" office:string-value="65">
            <text:p>65</text:p>
          </table:table-cell>
          <table:table-cell table:style-name="ce1" table:formula="of:=CONCATENATE([.C200];MID([.A200];3;2);DEC2HEX(HEX2DEC(MID([.A200];5;2))-63+256*((HEX2DEC(MID([.A200];5;2))-63)&lt;0));MID([.A200];7;2))" office:value-type="string" office:string-value="651CB800">
            <text:p>651CB800</text:p>
          </table:table-cell>
          <table:table-cell table:formula="of:=DEC2HEX(HEX2DEC([.E199])+1)" office:value-type="string" office:string-value="C5">
            <text:p>C5</text:p>
          </table:table-cell>
          <table:table-cell table:style-name="ce1" table:formula="of:=CONCATENATE([.E200];MID([.A138];3;2);DEC2HEX((HEX2DEC(MID([.A138];5;2))-2+256*((HEX2DEC(MID([.A138];5;2))-2)&lt;0));2);MID([.A138];7;2))" office:value-type="string" office:string-value="C598DD66">
            <text:p>C598DD66</text:p>
          </table:table-cell>
          <table:table-cell table:style-name="ce1" table:formula="of:=CONCATENATE([.E200];MID([.A391];3;2);DEC2HEX((HEX2DEC(MID([.A391];5;2))-2+256*((HEX2DEC(MID([.A391];5;2))-2)&lt;0));2);MID([.A391];7;2))" office:value-type="string" office:string-value="C5ABF4DD">
            <text:p>C5ABF4DD</text:p>
          </table:table-cell>
          <table:table-cell table:style-name="ce1" table:formula="of:=CONCATENATE([.E200];MID([.A392];3;2);DEC2HEX((HEX2DEC(MID([.A392];5;2))-2+256*((HEX2DEC(MID([.A392];5;2))-2)&lt;0));2);MID([.A392];7;2))" office:value-type="string" office:string-value="C550A500">
            <text:p>C550A500</text:p>
          </table:table-cell>
          <table:table-cell table:style-name="ce1" table:formula="of:=CONCATENATE([.E200];MID([.A133];3;2);DEC2HEX((HEX2DEC(MID([.A133];5;2))-2+256*((HEX2DEC(MID([.A133];5;2))-2)&lt;0));2);MID([.A133];7;2))" office:value-type="string" office:string-value="C563BC77">
            <text:p>C563BC77</text:p>
          </table:table-cell>
          <table:table-cell table:style-name="ce1" table:formula="of:=CONCATENATE([.E200];MID([.A134];3;2);DEC2HEX((HEX2DEC(MID([.A134];5;2))-2+256*((HEX2DEC(MID([.A134];5;2))-2)&lt;0));2);MID([.A134];7;2))" office:value-type="string" office:string-value="C507D8AA">
            <text:p>C507D8AA</text:p>
          </table:table-cell>
          <table:table-cell table:style-name="ce1" table:formula="of:=CONCATENATE([.E200];MID([.A131];3;2);DEC2HEX((HEX2DEC(MID([.A131];5;2))-2+256*((HEX2DEC(MID([.A131];5;2))-2)&lt;0));2);MID([.A131];7;2))" office:value-type="string" office:string-value="C52BEF11">
            <text:p>C52BEF11</text:p>
          </table:table-cell>
          <table:table-cell table:style-name="ce1" table:formula="of:=CONCATENATE([.E200];MID([.A132];3;2);DEC2HEX((HEX2DEC(MID([.A132];5;2))-2+256*((HEX2DEC(MID([.A132];5;2))-2)&lt;0));2);MID([.A132];7;2))" office:value-type="string" office:string-value="C5CF0B44">
            <text:p>C5CF0B44</text:p>
          </table:table-cell>
          <table:table-cell/>
          <table:table-cell table:style-name="ce1" table:formula="of:=CONCATENATE([.E200];MID([.A333];3;2);DEC2HEX((HEX2DEC(MID([.A333];5;2))-4+256*((HEX2DEC(MID([.A333];5;2))-4)&lt;0));2);MID([.A333];7;2))" office:value-type="string" office:string-value="C5B8DFFF">
            <text:p>C5B8DFFF</text:p>
          </table:table-cell>
          <table:table-cell table:style-name="ce1" table:formula="of:=CONCATENATE([.E200];MID([.A78];3;2);DEC2HEX((HEX2DEC(MID([.A78];5;2))-4+256*((HEX2DEC(MID([.A78];5;2))-4)&lt;0));2);MID([.A78];7;2))" office:value-type="string" office:string-value="C56DFB22">
            <text:p>C56DFB22</text:p>
          </table:table-cell>
          <table:table-cell table:style-name="ce1" table:formula="of:=CONCATENATE([.E200];MID([.A171];3;2);DEC2HEX((HEX2DEC(MID([.A171];5;2))-3+256*((HEX2DEC(MID([.A171];5;2))-3)&lt;0));2);MID([.A171];7;2))" office:value-type="string" office:string-value="C592B599">
            <text:p>C592B599</text:p>
          </table:table-cell>
          <table:table-cell table:style-name="ce1" table:formula="of:=CONCATENATE([.E200];MID([.A172];3;2);DEC2HEX((HEX2DEC(MID([.A172];5;2))-3+256*((HEX2DEC(MID([.A172];5;2))-3)&lt;0));2);MID([.A172];7;2))" office:value-type="string" office:string-value="C536D1CC">
            <text:p>C536D1CC</text:p>
          </table:table-cell>
          <table:table-cell table:formula="of:=CONCATENATE([.E200];MID([.A169];3;2);DEC2HEX((HEX2DEC(MID([.A169];5;2))-3+256*((HEX2DEC(MID([.A169];5;2))-3)&lt;0));2);MID([.A169];7;2))" office:value-type="string" office:string-value="C55AE833">
            <text:p>C55AE833</text:p>
          </table:table-cell>
          <table:table-cell table:style-name="ce1" table:formula="of:=CONCATENATE([.E200];MID([.A426];3;2);DEC2HEX((HEX2DEC(MID([.A426];5;2))-3+256*((HEX2DEC(MID([.A426];5;2))-3)&lt;0));2);MID([.A426];7;2))" office:value-type="string" office:string-value="C5FE0466">
            <text:p>C5FE0466</text:p>
          </table:table-cell>
          <table:table-cell table:style-name="ce1" table:formula="of:=CONCATENATE([.E200];MID([.A167];3;2);DEC2HEX((HEX2DEC(MID([.A167];5;2))-3+256*((HEX2DEC(MID([.A167];5;2))-3)&lt;0));2);MID([.A167];7;2))" office:value-type="string" office:string-value="C501B0DD">
            <text:p>C501B0DD</text:p>
          </table:table-cell>
          <table:table-cell table:style-name="ce1" table:formula="of:=CONCATENATE([.E200];MID([.A168];3;2);DEC2HEX((HEX2DEC(MID([.A168];5;2))-3+256*((HEX2DEC(MID([.A168];5;2))-3)&lt;0));2);MID([.A168];7;2))" office:value-type="string" office:string-value="C5B6CC00">
            <text:p>C5B6CC00</text:p>
          </table:table-cell>
          <table:table-cell table:style-name="ce6" table:formula="of:=CONCATENATE([.E200];MID([.A421];3;2);DEC2HEX((HEX2DEC(MID([.A421];5;2))-3+256*((HEX2DEC(MID([.A421];5;2))-3)&lt;0));2);MID([.A421];7;2))" office:value-type="string" office:string-value="C5C9E377">
            <text:p>C5C9E377</text:p>
          </table:table-cell>
          <table:table-cell table:style-name="ce1" table:formula="of:=CONCATENATE([.E200];MID([.A166];3;2);DEC2HEX((HEX2DEC(MID([.A166];5;2))-3+256*((HEX2DEC(MID([.A166];5;2))-3)&lt;0));2);MID([.A166];7;2))" office:value-type="string" office:string-value="C56DFFAA">
            <text:p>C56DFFAA</text:p>
          </table:table-cell>
          <table:table-cell/>
          <table:table-cell table:style-name="ce1" table:formula="of:=MID([.A200];3;2)" office:value-type="string" office:string-value="1C">
            <text:p>1C</text:p>
          </table:table-cell>
          <table:table-cell table:style-name="ce1" table:formula="of:=MID([.A200];5;2)" office:value-type="string" office:string-value="F7">
            <text:p>F7</text:p>
          </table:table-cell>
          <table:table-cell table:formula="of:=IF((HEX2DEC([.Y200])-HEX2DEC([.Y199]))&gt;0;HEX2DEC([.Y200])-HEX2DEC([.Y199]);HEX2DEC([.Y200])-HEX2DEC([.Y199])+256)" office:value-type="float" office:value="181">
            <text:p>181</text:p>
          </table:table-cell>
          <table:table-cell table:formula="of:=IF((HEX2DEC([.Z200])-HEX2DEC([.Z199]))&gt;0;HEX2DEC([.Z200])-HEX2DEC([.Z199]);HEX2DEC([.Z200])-HEX2DEC([.Z19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6B0A833</text:p>
          </table:table-cell>
          <table:table-cell table:style-name="ce6" table:formula="of:=CONCATENATE(DEC2HEX(HEX2DEC(MID([.B200];1;2))+1);MID([.A198];3;6))" office:value-type="string" office:string-value="C6C3BFAA">
            <text:p>C6C3BFAA</text:p>
          </table:table-cell>
          <table:table-cell table:formula="of:=DEC2HEX(HEX2DEC([.C202])-1)" office:value-type="string" office:string-value="66">
            <text:p>66</text:p>
          </table:table-cell>
          <table:table-cell table:style-name="ce1" table:formula="of:=CONCATENATE([.C201];MID([.A201];3;2);DEC2HEX(HEX2DEC(MID([.A201];5;2))-63+256*((HEX2DEC(MID([.A201];5;2))-63)&lt;0));MID([.A201];7;2))" office:value-type="string" office:string-value="66B06933">
            <text:p>66B06933</text:p>
          </table:table-cell>
          <table:table-cell table:formula="of:=DEC2HEX(HEX2DEC([.E200])+1)" office:value-type="string" office:string-value="C6">
            <text:p>C6</text:p>
          </table:table-cell>
          <table:table-cell table:style-name="ce1" table:formula="of:=CONCATENATE([.E201];MID([.A139];3;2);DEC2HEX((HEX2DEC(MID([.A139];5;2))-2+256*((HEX2DEC(MID([.A139];5;2))-2)&lt;0));2);MID([.A139];7;2))" office:value-type="string" office:string-value="C63CF999">
            <text:p>C63CF999</text:p>
          </table:table-cell>
          <table:table-cell table:style-name="ce1" table:formula="of:=CONCATENATE([.E201];MID([.A392];3;2);DEC2HEX((HEX2DEC(MID([.A392];5;2))-2+256*((HEX2DEC(MID([.A392];5;2))-2)&lt;0));2);MID([.A392];7;2))" office:value-type="string" office:string-value="C650A500">
            <text:p>C650A500</text:p>
          </table:table-cell>
          <table:table-cell table:style-name="ce1" table:formula="of:=CONCATENATE([.E201];MID([.A393];3;2);DEC2HEX((HEX2DEC(MID([.A393];5;2))-2+256*((HEX2DEC(MID([.A393];5;2))-2)&lt;0));2);MID([.A393];7;2))" office:value-type="string" office:string-value="C6F4C133">
            <text:p>C6F4C133</text:p>
          </table:table-cell>
          <table:table-cell table:style-name="ce1" table:formula="of:=CONCATENATE([.E201];MID([.A134];3;2);DEC2HEX((HEX2DEC(MID([.A134];5;2))-2+256*((HEX2DEC(MID([.A134];5;2))-2)&lt;0));2);MID([.A134];7;2))" office:value-type="string" office:string-value="C607D8AA">
            <text:p>C607D8AA</text:p>
          </table:table-cell>
          <table:table-cell table:style-name="ce1" table:formula="of:=CONCATENATE([.E201];MID([.A135];3;2);DEC2HEX((HEX2DEC(MID([.A135];5;2))-2+256*((HEX2DEC(MID([.A135];5;2))-2)&lt;0));2);MID([.A135];7;2))" office:value-type="string" office:string-value="C6ABF4DD">
            <text:p>C6ABF4DD</text:p>
          </table:table-cell>
          <table:table-cell table:style-name="ce1" table:formula="of:=CONCATENATE([.E201];MID([.A132];3;2);DEC2HEX((HEX2DEC(MID([.A132];5;2))-2+256*((HEX2DEC(MID([.A132];5;2))-2)&lt;0));2);MID([.A132];7;2))" office:value-type="string" office:string-value="C6CF0B44">
            <text:p>C6CF0B44</text:p>
          </table:table-cell>
          <table:table-cell table:style-name="ce1" table:formula="of:=CONCATENATE([.E201];MID([.A133];3;2);DEC2HEX((HEX2DEC(MID([.A133];5;2))-2+256*((HEX2DEC(MID([.A133];5;2))-2)&lt;0));2);MID([.A133];7;2))" office:value-type="string" office:string-value="C663BC77">
            <text:p>C663BC77</text:p>
          </table:table-cell>
          <table:table-cell/>
          <table:table-cell table:style-name="ce1" table:formula="of:=CONCATENATE([.E201];MID([.A334];3;2);DEC2HEX((HEX2DEC(MID([.A334];5;2))-4+256*((HEX2DEC(MID([.A334];5;2))-4)&lt;0));2);MID([.A334];7;2))" office:value-type="string" office:string-value="C66DFB22">
            <text:p>C66DFB22</text:p>
          </table:table-cell>
          <table:table-cell table:style-name="ce1" table:formula="of:=CONCATENATE([.E201];MID([.A79];3;2);DEC2HEX((HEX2DEC(MID([.A79];5;2))-4+256*((HEX2DEC(MID([.A79];5;2))-4)&lt;0));2);MID([.A79];7;2))" office:value-type="string" office:string-value="C601AC55">
            <text:p>C601AC55</text:p>
          </table:table-cell>
          <table:table-cell table:style-name="ce1" table:formula="of:=CONCATENATE([.E201];MID([.A172];3;2);DEC2HEX((HEX2DEC(MID([.A172];5;2))-3+256*((HEX2DEC(MID([.A172];5;2))-3)&lt;0));2);MID([.A172];7;2))" office:value-type="string" office:string-value="C636D1CC">
            <text:p>C636D1CC</text:p>
          </table:table-cell>
          <table:table-cell table:style-name="ce1" table:formula="of:=CONCATENATE([.E201];MID([.A173];3;2);DEC2HEX((HEX2DEC(MID([.A173];5;2))-3+256*((HEX2DEC(MID([.A173];5;2))-3)&lt;0));2);MID([.A173];7;2))" office:value-type="string" office:string-value="C6DAEDFF">
            <text:p>C6DAEDFF</text:p>
          </table:table-cell>
          <table:table-cell table:formula="of:=CONCATENATE([.E201];MID([.A170];3;2);DEC2HEX((HEX2DEC(MID([.A170];5;2))-3+256*((HEX2DEC(MID([.A170];5;2))-3)&lt;0));2);MID([.A170];7;2))" office:value-type="string" office:string-value="C6FE0466">
            <text:p>C6FE0466</text:p>
          </table:table-cell>
          <table:table-cell table:style-name="ce1" table:formula="of:=CONCATENATE([.E201];MID([.A427];3;2);DEC2HEX((HEX2DEC(MID([.A427];5;2))-3+256*((HEX2DEC(MID([.A427];5;2))-3)&lt;0));2);MID([.A427];7;2))" office:value-type="string" office:string-value="C692B599">
            <text:p>C692B599</text:p>
          </table:table-cell>
          <table:table-cell table:style-name="ce1" table:formula="of:=CONCATENATE([.E201];MID([.A168];3;2);DEC2HEX((HEX2DEC(MID([.A168];5;2))-3+256*((HEX2DEC(MID([.A168];5;2))-3)&lt;0));2);MID([.A168];7;2))" office:value-type="string" office:string-value="C6B6CC00">
            <text:p>C6B6CC00</text:p>
          </table:table-cell>
          <table:table-cell table:style-name="ce1" table:formula="of:=CONCATENATE([.E201];MID([.A169];3;2);DEC2HEX((HEX2DEC(MID([.A169];5;2))-3+256*((HEX2DEC(MID([.A169];5;2))-3)&lt;0));2);MID([.A169];7;2))" office:value-type="string" office:string-value="C65AE833">
            <text:p>C65AE833</text:p>
          </table:table-cell>
          <table:table-cell table:style-name="ce6" table:formula="of:=CONCATENATE([.E201];MID([.A422];3;2);DEC2HEX((HEX2DEC(MID([.A422];5;2))-3+256*((HEX2DEC(MID([.A422];5;2))-3)&lt;0));2);MID([.A422];7;2))" office:value-type="string" office:string-value="C66DFFAA">
            <text:p>C66DFFAA</text:p>
          </table:table-cell>
          <table:table-cell table:style-name="ce1" table:formula="of:=CONCATENATE([.E201];MID([.A167];3;2);DEC2HEX((HEX2DEC(MID([.A167];5;2))-3+256*((HEX2DEC(MID([.A167];5;2))-3)&lt;0));2);MID([.A167];7;2))" office:value-type="string" office:string-value="C601B0DD">
            <text:p>C601B0DD</text:p>
          </table:table-cell>
          <table:table-cell/>
          <table:table-cell table:style-name="ce1" table:formula="of:=MID([.A201];3;2)" office:value-type="string" office:string-value="B0">
            <text:p>B0</text:p>
          </table:table-cell>
          <table:table-cell table:style-name="ce1" table:formula="of:=MID([.A201];5;2)" office:value-type="string" office:string-value="A8">
            <text:p>A8</text:p>
          </table:table-cell>
          <table:table-cell table:formula="of:=IF((HEX2DEC([.Y201])-HEX2DEC([.Y200]))&gt;0;HEX2DEC([.Y201])-HEX2DEC([.Y200]);HEX2DEC([.Y201])-HEX2DEC([.Y200])+256)" office:value-type="float" office:value="148">
            <text:p>148</text:p>
          </table:table-cell>
          <table:table-cell table:formula="of:=IF((HEX2DEC([.Z201])-HEX2DEC([.Z200]))&gt;0;HEX2DEC([.Z201])-HEX2DEC([.Z200]);HEX2DEC([.Z201])-HEX2DEC([.Z20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754C466</text:p>
          </table:table-cell>
          <table:table-cell office:value-type="string">
            <text:p>C767DBDD</text:p>
          </table:table-cell>
          <table:table-cell table:formula="of:=DEC2HEX(HEX2DEC([.C203])-1)" office:value-type="string" office:string-value="67">
            <text:p>67</text:p>
          </table:table-cell>
          <table:table-cell table:style-name="ce1" table:formula="of:=CONCATENATE([.C202];MID([.A202];3;2);DEC2HEX(HEX2DEC(MID([.A202];5;2))-63+256*((HEX2DEC(MID([.A202];5;2))-63)&lt;0));MID([.A202];7;2))" office:value-type="string" office:string-value="67548566">
            <text:p>67548566</text:p>
          </table:table-cell>
          <table:table-cell table:formula="of:=DEC2HEX(HEX2DEC([.E201])+1)" office:value-type="string" office:string-value="C7">
            <text:p>C7</text:p>
          </table:table-cell>
          <table:table-cell table:style-name="ce1" table:formula="of:=CONCATENATE([.E202];MID([.A140];3;2);DEC2HEX((HEX2DEC(MID([.A140];5;2))-2+256*((HEX2DEC(MID([.A140];5;2))-2)&lt;0));2);MID([.A140];7;2))" office:value-type="string" office:string-value="C7D0AACC">
            <text:p>C7D0AACC</text:p>
          </table:table-cell>
          <table:table-cell table:style-name="ce1" table:formula="of:=CONCATENATE([.E202];MID([.A393];3;2);DEC2HEX((HEX2DEC(MID([.A393];5;2))-2+256*((HEX2DEC(MID([.A393];5;2))-2)&lt;0));2);MID([.A393];7;2))" office:value-type="string" office:string-value="C7F4C133">
            <text:p>C7F4C133</text:p>
          </table:table-cell>
          <table:table-cell table:style-name="ce1" table:formula="of:=CONCATENATE([.E202];MID([.A394];3;2);DEC2HEX((HEX2DEC(MID([.A394];5;2))-2+256*((HEX2DEC(MID([.A394];5;2))-2)&lt;0));2);MID([.A394];7;2))" office:value-type="string" office:string-value="C798DD66">
            <text:p>C798DD66</text:p>
          </table:table-cell>
          <table:table-cell table:style-name="ce1" table:formula="of:=CONCATENATE([.E202];MID([.A135];3;2);DEC2HEX((HEX2DEC(MID([.A135];5;2))-2+256*((HEX2DEC(MID([.A135];5;2))-2)&lt;0));2);MID([.A135];7;2))" office:value-type="string" office:string-value="C7ABF4DD">
            <text:p>C7ABF4DD</text:p>
          </table:table-cell>
          <table:table-cell table:style-name="ce1" table:formula="of:=CONCATENATE([.E202];MID([.A136];3;2);DEC2HEX((HEX2DEC(MID([.A136];5;2))-2+256*((HEX2DEC(MID([.A136];5;2))-2)&lt;0));2);MID([.A136];7;2))" office:value-type="string" office:string-value="C750A500">
            <text:p>C750A500</text:p>
          </table:table-cell>
          <table:table-cell table:style-name="ce1" table:formula="of:=CONCATENATE([.E202];MID([.A133];3;2);DEC2HEX((HEX2DEC(MID([.A133];5;2))-2+256*((HEX2DEC(MID([.A133];5;2))-2)&lt;0));2);MID([.A133];7;2))" office:value-type="string" office:string-value="C763BC77">
            <text:p>C763BC77</text:p>
          </table:table-cell>
          <table:table-cell table:style-name="ce1" table:formula="of:=CONCATENATE([.E202];MID([.A134];3;2);DEC2HEX((HEX2DEC(MID([.A134];5;2))-2+256*((HEX2DEC(MID([.A134];5;2))-2)&lt;0));2);MID([.A134];7;2))" office:value-type="string" office:string-value="C707D8AA">
            <text:p>C707D8AA</text:p>
          </table:table-cell>
          <table:table-cell/>
          <table:table-cell table:style-name="ce1" table:formula="of:=CONCATENATE([.E202];MID([.A335];3;2);DEC2HEX((HEX2DEC(MID([.A335];5;2))-4+256*((HEX2DEC(MID([.A335];5;2))-4)&lt;0));2);MID([.A335];7;2))" office:value-type="string" office:string-value="C701AC55">
            <text:p>C701AC55</text:p>
          </table:table-cell>
          <table:table-cell table:style-name="ce1" table:formula="of:=CONCATENATE([.E202];MID([.A80];3;2);DEC2HEX((HEX2DEC(MID([.A80];5;2))-4+256*((HEX2DEC(MID([.A80];5;2))-4)&lt;0));2);MID([.A80];7;2))" office:value-type="string" office:string-value="C7A5C888">
            <text:p>C7A5C888</text:p>
          </table:table-cell>
          <table:table-cell table:style-name="ce1" table:formula="of:=CONCATENATE([.E202];MID([.A173];3;2);DEC2HEX((HEX2DEC(MID([.A173];5;2))-3+256*((HEX2DEC(MID([.A173];5;2))-3)&lt;0));2);MID([.A173];7;2))" office:value-type="string" office:string-value="C7DAEDFF">
            <text:p>C7DAEDFF</text:p>
          </table:table-cell>
          <table:table-cell table:style-name="ce1" table:formula="of:=CONCATENATE([.E202];MID([.A174];3;2);DEC2HEX((HEX2DEC(MID([.A174];5;2))-3+256*((HEX2DEC(MID([.A174];5;2))-3)&lt;0));2);MID([.A174];7;2))" office:value-type="string" office:string-value="C78F0922">
            <text:p>C78F0922</text:p>
          </table:table-cell>
          <table:table-cell table:formula="of:=CONCATENATE([.E202];MID([.A171];3;2);DEC2HEX((HEX2DEC(MID([.A171];5;2))-3+256*((HEX2DEC(MID([.A171];5;2))-3)&lt;0));2);MID([.A171];7;2))" office:value-type="string" office:string-value="C792B599">
            <text:p>C792B599</text:p>
          </table:table-cell>
          <table:table-cell table:style-name="ce1" table:formula="of:=CONCATENATE([.E202];MID([.A428];3;2);DEC2HEX((HEX2DEC(MID([.A428];5;2))-3+256*((HEX2DEC(MID([.A428];5;2))-3)&lt;0));2);MID([.A428];7;2))" office:value-type="string" office:string-value="C736D1CC">
            <text:p>C736D1CC</text:p>
          </table:table-cell>
          <table:table-cell table:style-name="ce1" table:formula="of:=CONCATENATE([.E202];MID([.A169];3;2);DEC2HEX((HEX2DEC(MID([.A169];5;2))-3+256*((HEX2DEC(MID([.A169];5;2))-3)&lt;0));2);MID([.A169];7;2))" office:value-type="string" office:string-value="C75AE833">
            <text:p>C75AE833</text:p>
          </table:table-cell>
          <table:table-cell table:style-name="ce1" table:formula="of:=CONCATENATE([.E202];MID([.A170];3;2);DEC2HEX((HEX2DEC(MID([.A170];5;2))-3+256*((HEX2DEC(MID([.A170];5;2))-3)&lt;0));2);MID([.A170];7;2))" office:value-type="string" office:string-value="C7FE0466">
            <text:p>C7FE0466</text:p>
          </table:table-cell>
          <table:table-cell table:style-name="ce6" table:formula="of:=CONCATENATE([.E202];MID([.A423];3;2);DEC2HEX((HEX2DEC(MID([.A423];5;2))-3+256*((HEX2DEC(MID([.A423];5;2))-3)&lt;0));2);MID([.A423];7;2))" office:value-type="string" office:string-value="C701B0DD">
            <text:p>C701B0DD</text:p>
          </table:table-cell>
          <table:table-cell table:style-name="ce1" table:formula="of:=CONCATENATE([.E202];MID([.A168];3;2);DEC2HEX((HEX2DEC(MID([.A168];5;2))-3+256*((HEX2DEC(MID([.A168];5;2))-3)&lt;0));2);MID([.A168];7;2))" office:value-type="string" office:string-value="C7B6CC00">
            <text:p>C7B6CC00</text:p>
          </table:table-cell>
          <table:table-cell/>
          <table:table-cell table:style-name="ce1" table:formula="of:=MID([.A202];3;2)" office:value-type="string" office:string-value="54">
            <text:p>54</text:p>
          </table:table-cell>
          <table:table-cell table:style-name="ce1" table:formula="of:=MID([.A202];5;2)" office:value-type="string" office:string-value="C4">
            <text:p>C4</text:p>
          </table:table-cell>
          <table:table-cell table:formula="of:=IF((HEX2DEC([.Y202])-HEX2DEC([.Y201]))&gt;0;HEX2DEC([.Y202])-HEX2DEC([.Y201]);HEX2DEC([.Y202])-HEX2DEC([.Y201])+256)" office:value-type="float" office:value="164">
            <text:p>164</text:p>
          </table:table-cell>
          <table:table-cell table:formula="of:=IF((HEX2DEC([.Z202])-HEX2DEC([.Z201]))&gt;0;HEX2DEC([.Z202])-HEX2DEC([.Z201]);HEX2DEC([.Z202])-HEX2DEC([.Z20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C8F8E099</text:p>
          </table:table-cell>
          <table:table-cell office:value-type="string">
            <text:p>C81CF700</text:p>
          </table:table-cell>
          <table:table-cell table:formula="of:=DEC2HEX(HEX2DEC([.C204])-1)" office:value-type="string" office:string-value="68">
            <text:p>68</text:p>
          </table:table-cell>
          <table:table-cell table:style-name="ce1" table:formula="of:=CONCATENATE([.C203];MID([.A203];3;2);DEC2HEX(HEX2DEC(MID([.A203];5;2))-63+256*((HEX2DEC(MID([.A203];5;2))-63)&lt;0));MID([.A203];7;2))" office:value-type="string" office:string-value="68F8A199">
            <text:p>68F8A199</text:p>
          </table:table-cell>
          <table:table-cell table:formula="of:=DEC2HEX(HEX2DEC([.E202])+1)" office:value-type="string" office:string-value="C8">
            <text:p>C8</text:p>
          </table:table-cell>
          <table:table-cell table:style-name="ce1" table:formula="of:=CONCATENATE([.E203];MID([.A141];3;2);DEC2HEX((HEX2DEC(MID([.A141];5;2))-2+256*((HEX2DEC(MID([.A141];5;2))-2)&lt;0));2);MID([.A141];7;2))" office:value-type="string" office:string-value="C874C6FF">
            <text:p>C874C6FF</text:p>
          </table:table-cell>
          <table:table-cell table:style-name="ce1" table:formula="of:=CONCATENATE([.E203];MID([.A394];3;2);DEC2HEX((HEX2DEC(MID([.A394];5;2))-2+256*((HEX2DEC(MID([.A394];5;2))-2)&lt;0));2);MID([.A394];7;2))" office:value-type="string" office:string-value="C898DD66">
            <text:p>C898DD66</text:p>
          </table:table-cell>
          <table:table-cell table:style-name="ce1" table:formula="of:=CONCATENATE([.E203];MID([.A395];3;2);DEC2HEX((HEX2DEC(MID([.A395];5;2))-2+256*((HEX2DEC(MID([.A395];5;2))-2)&lt;0));2);MID([.A395];7;2))" office:value-type="string" office:string-value="C83CF999">
            <text:p>C83CF999</text:p>
          </table:table-cell>
          <table:table-cell table:style-name="ce1" table:formula="of:=CONCATENATE([.E203];MID([.A136];3;2);DEC2HEX((HEX2DEC(MID([.A136];5;2))-2+256*((HEX2DEC(MID([.A136];5;2))-2)&lt;0));2);MID([.A136];7;2))" office:value-type="string" office:string-value="C850A500">
            <text:p>C850A500</text:p>
          </table:table-cell>
          <table:table-cell table:style-name="ce1" table:formula="of:=CONCATENATE([.E203];MID([.A137];3;2);DEC2HEX((HEX2DEC(MID([.A137];5;2))-2+256*((HEX2DEC(MID([.A137];5;2))-2)&lt;0));2);MID([.A137];7;2))" office:value-type="string" office:string-value="C8F4C133">
            <text:p>C8F4C133</text:p>
          </table:table-cell>
          <table:table-cell table:style-name="ce1" table:formula="of:=CONCATENATE([.E203];MID([.A134];3;2);DEC2HEX((HEX2DEC(MID([.A134];5;2))-2+256*((HEX2DEC(MID([.A134];5;2))-2)&lt;0));2);MID([.A134];7;2))" office:value-type="string" office:string-value="C807D8AA">
            <text:p>C807D8AA</text:p>
          </table:table-cell>
          <table:table-cell table:style-name="ce1" table:formula="of:=CONCATENATE([.E203];MID([.A135];3;2);DEC2HEX((HEX2DEC(MID([.A135];5;2))-2+256*((HEX2DEC(MID([.A135];5;2))-2)&lt;0));2);MID([.A135];7;2))" office:value-type="string" office:string-value="C8ABF4DD">
            <text:p>C8ABF4DD</text:p>
          </table:table-cell>
          <table:table-cell/>
          <table:table-cell table:style-name="ce1" table:formula="of:=CONCATENATE([.E203];MID([.A336];3;2);DEC2HEX((HEX2DEC(MID([.A336];5;2))-4+256*((HEX2DEC(MID([.A336];5;2))-4)&lt;0));2);MID([.A336];7;2))" office:value-type="string" office:string-value="C8A5C888">
            <text:p>C8A5C888</text:p>
          </table:table-cell>
          <table:table-cell table:style-name="ce1" table:formula="of:=CONCATENATE([.E203];MID([.A81];3;2);DEC2HEX((HEX2DEC(MID([.A81];5;2))-4+256*((HEX2DEC(MID([.A81];5;2))-4)&lt;0));2);MID([.A81];7;2))" office:value-type="string" office:string-value="C849E4BB">
            <text:p>C849E4BB</text:p>
          </table:table-cell>
          <table:table-cell table:style-name="ce1" table:formula="of:=CONCATENATE([.E203];MID([.A174];3;2);DEC2HEX((HEX2DEC(MID([.A174];5;2))-3+256*((HEX2DEC(MID([.A174];5;2))-3)&lt;0));2);MID([.A174];7;2))" office:value-type="string" office:string-value="C88F0922">
            <text:p>C88F0922</text:p>
          </table:table-cell>
          <table:table-cell table:style-name="ce1" table:formula="of:=CONCATENATE([.E203];MID([.A175];3;2);DEC2HEX((HEX2DEC(MID([.A175];5;2))-3+256*((HEX2DEC(MID([.A175];5;2))-3)&lt;0));2);MID([.A175];7;2))" office:value-type="string" office:string-value="C823BA55">
            <text:p>C823BA55</text:p>
          </table:table-cell>
          <table:table-cell table:formula="of:=CONCATENATE([.E203];MID([.A172];3;2);DEC2HEX((HEX2DEC(MID([.A172];5;2))-3+256*((HEX2DEC(MID([.A172];5;2))-3)&lt;0));2);MID([.A172];7;2))" office:value-type="string" office:string-value="C836D1CC">
            <text:p>C836D1CC</text:p>
          </table:table-cell>
          <table:table-cell table:style-name="ce1" table:formula="of:=CONCATENATE([.E203];MID([.A429];3;2);DEC2HEX((HEX2DEC(MID([.A429];5;2))-3+256*((HEX2DEC(MID([.A429];5;2))-3)&lt;0));2);MID([.A429];7;2))" office:value-type="string" office:string-value="C8DAEDFF">
            <text:p>C8DAEDFF</text:p>
          </table:table-cell>
          <table:table-cell table:style-name="ce1" table:formula="of:=CONCATENATE([.E203];MID([.A170];3;2);DEC2HEX((HEX2DEC(MID([.A170];5;2))-3+256*((HEX2DEC(MID([.A170];5;2))-3)&lt;0));2);MID([.A170];7;2))" office:value-type="string" office:string-value="C8FE0466">
            <text:p>C8FE0466</text:p>
          </table:table-cell>
          <table:table-cell table:style-name="ce1" table:formula="of:=CONCATENATE([.E203];MID([.A171];3;2);DEC2HEX((HEX2DEC(MID([.A171];5;2))-3+256*((HEX2DEC(MID([.A171];5;2))-3)&lt;0));2);MID([.A171];7;2))" office:value-type="string" office:string-value="C892B599">
            <text:p>C892B599</text:p>
          </table:table-cell>
          <table:table-cell table:style-name="ce6" table:formula="of:=CONCATENATE([.E203];MID([.A424];3;2);DEC2HEX((HEX2DEC(MID([.A424];5;2))-3+256*((HEX2DEC(MID([.A424];5;2))-3)&lt;0));2);MID([.A424];7;2))" office:value-type="string" office:string-value="C8B6CC00">
            <text:p>C8B6CC00</text:p>
          </table:table-cell>
          <table:table-cell table:style-name="ce1" table:formula="of:=CONCATENATE([.E203];MID([.A169];3;2);DEC2HEX((HEX2DEC(MID([.A169];5;2))-3+256*((HEX2DEC(MID([.A169];5;2))-3)&lt;0));2);MID([.A169];7;2))" office:value-type="string" office:string-value="C85AE833">
            <text:p>C85AE833</text:p>
          </table:table-cell>
          <table:table-cell/>
          <table:table-cell table:style-name="ce1" table:formula="of:=MID([.A203];3;2)" office:value-type="string" office:string-value="F8">
            <text:p>F8</text:p>
          </table:table-cell>
          <table:table-cell table:style-name="ce1" table:formula="of:=MID([.A203];5;2)" office:value-type="string" office:string-value="E0">
            <text:p>E0</text:p>
          </table:table-cell>
          <table:table-cell table:formula="of:=IF((HEX2DEC([.Y203])-HEX2DEC([.Y202]))&gt;0;HEX2DEC([.Y203])-HEX2DEC([.Y202]);HEX2DEC([.Y203])-HEX2DEC([.Y202])+256)" office:value-type="float" office:value="164">
            <text:p>164</text:p>
          </table:table-cell>
          <table:table-cell table:formula="of:=IF((HEX2DEC([.Z203])-HEX2DEC([.Z202]))&gt;0;HEX2DEC([.Z203])-HEX2DEC([.Z202]);HEX2DEC([.Z203])-HEX2DEC([.Z20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99CFCCC</text:p>
          </table:table-cell>
          <table:table-cell table:style-name="ce6" table:formula="of:=CONCATENATE(DEC2HEX(HEX2DEC(MID([.B203];1;2))+1);MID([.A201];3;6))" office:value-type="string" office:string-value="C9B0A833">
            <text:p>C9B0A833</text:p>
          </table:table-cell>
          <table:table-cell table:formula="of:=DEC2HEX(HEX2DEC([.C205])-1)" office:value-type="string" office:string-value="69">
            <text:p>69</text:p>
          </table:table-cell>
          <table:table-cell table:style-name="ce1" table:formula="of:=CONCATENATE([.C204];MID([.A204];3;2);DEC2HEX(HEX2DEC(MID([.A204];5;2))-63+256*((HEX2DEC(MID([.A204];5;2))-63)&lt;0));MID([.A204];7;2))" office:value-type="string" office:string-value="699CBDCC">
            <text:p>699CBDCC</text:p>
          </table:table-cell>
          <table:table-cell table:formula="of:=DEC2HEX(HEX2DEC([.E203])+1)" office:value-type="string" office:string-value="C9">
            <text:p>C9</text:p>
          </table:table-cell>
          <table:table-cell table:style-name="ce1" table:formula="of:=CONCATENATE([.E204];MID([.A142];3;2);DEC2HEX((HEX2DEC(MID([.A142];5;2))-2+256*((HEX2DEC(MID([.A142];5;2))-2)&lt;0));2);MID([.A142];7;2))" office:value-type="string" office:string-value="C929E222">
            <text:p>C929E222</text:p>
          </table:table-cell>
          <table:table-cell table:style-name="ce1" table:formula="of:=CONCATENATE([.E204];MID([.A395];3;2);DEC2HEX((HEX2DEC(MID([.A395];5;2))-2+256*((HEX2DEC(MID([.A395];5;2))-2)&lt;0));2);MID([.A395];7;2))" office:value-type="string" office:string-value="C93CF999">
            <text:p>C93CF999</text:p>
          </table:table-cell>
          <table:table-cell table:style-name="ce1" table:formula="of:=CONCATENATE([.E204];MID([.A396];3;2);DEC2HEX((HEX2DEC(MID([.A396];5;2))-2+256*((HEX2DEC(MID([.A396];5;2))-2)&lt;0));2);MID([.A396];7;2))" office:value-type="string" office:string-value="C9D0AACC">
            <text:p>C9D0AACC</text:p>
          </table:table-cell>
          <table:table-cell table:style-name="ce1" table:formula="of:=CONCATENATE([.E204];MID([.A137];3;2);DEC2HEX((HEX2DEC(MID([.A137];5;2))-2+256*((HEX2DEC(MID([.A137];5;2))-2)&lt;0));2);MID([.A137];7;2))" office:value-type="string" office:string-value="C9F4C133">
            <text:p>C9F4C133</text:p>
          </table:table-cell>
          <table:table-cell table:style-name="ce1" table:formula="of:=CONCATENATE([.E204];MID([.A138];3;2);DEC2HEX((HEX2DEC(MID([.A138];5;2))-2+256*((HEX2DEC(MID([.A138];5;2))-2)&lt;0));2);MID([.A138];7;2))" office:value-type="string" office:string-value="C998DD66">
            <text:p>C998DD66</text:p>
          </table:table-cell>
          <table:table-cell table:style-name="ce1" table:formula="of:=CONCATENATE([.E204];MID([.A135];3;2);DEC2HEX((HEX2DEC(MID([.A135];5;2))-2+256*((HEX2DEC(MID([.A135];5;2))-2)&lt;0));2);MID([.A135];7;2))" office:value-type="string" office:string-value="C9ABF4DD">
            <text:p>C9ABF4DD</text:p>
          </table:table-cell>
          <table:table-cell table:style-name="ce1" table:formula="of:=CONCATENATE([.E204];MID([.A136];3;2);DEC2HEX((HEX2DEC(MID([.A136];5;2))-2+256*((HEX2DEC(MID([.A136];5;2))-2)&lt;0));2);MID([.A136];7;2))" office:value-type="string" office:string-value="C950A500">
            <text:p>C950A500</text:p>
          </table:table-cell>
          <table:table-cell/>
          <table:table-cell table:style-name="ce1" table:formula="of:=CONCATENATE([.E204];MID([.A337];3;2);DEC2HEX((HEX2DEC(MID([.A337];5;2))-4+256*((HEX2DEC(MID([.A337];5;2))-4)&lt;0));2);MID([.A337];7;2))" office:value-type="string" office:string-value="C949E4BB">
            <text:p>C949E4BB</text:p>
          </table:table-cell>
          <table:table-cell table:style-name="ce1" table:formula="of:=CONCATENATE([.E204];MID([.A82];3;2);DEC2HEX((HEX2DEC(MID([.A82];5;2))-4+256*((HEX2DEC(MID([.A82];5;2))-4)&lt;0));2);MID([.A82];7;2))" office:value-type="string" office:string-value="C9ED00EE">
            <text:p>C9ED00EE</text:p>
          </table:table-cell>
          <table:table-cell table:style-name="ce1" table:formula="of:=CONCATENATE([.E204];MID([.A175];3;2);DEC2HEX((HEX2DEC(MID([.A175];5;2))-3+256*((HEX2DEC(MID([.A175];5;2))-3)&lt;0));2);MID([.A175];7;2))" office:value-type="string" office:string-value="C923BA55">
            <text:p>C923BA55</text:p>
          </table:table-cell>
          <table:table-cell table:style-name="ce1" table:formula="of:=CONCATENATE([.E204];MID([.A176];3;2);DEC2HEX((HEX2DEC(MID([.A176];5;2))-3+256*((HEX2DEC(MID([.A176];5;2))-3)&lt;0));2);MID([.A176];7;2))" office:value-type="string" office:string-value="C9C7D688">
            <text:p>C9C7D688</text:p>
          </table:table-cell>
          <table:table-cell table:formula="of:=CONCATENATE([.E204];MID([.A173];3;2);DEC2HEX((HEX2DEC(MID([.A173];5;2))-3+256*((HEX2DEC(MID([.A173];5;2))-3)&lt;0));2);MID([.A173];7;2))" office:value-type="string" office:string-value="C9DAEDFF">
            <text:p>C9DAEDFF</text:p>
          </table:table-cell>
          <table:table-cell table:style-name="ce1" table:formula="of:=CONCATENATE([.E204];MID([.A430];3;2);DEC2HEX((HEX2DEC(MID([.A430];5;2))-3+256*((HEX2DEC(MID([.A430];5;2))-3)&lt;0));2);MID([.A430];7;2))" office:value-type="string" office:string-value="C98F0922">
            <text:p>C98F0922</text:p>
          </table:table-cell>
          <table:table-cell table:style-name="ce1" table:formula="of:=CONCATENATE([.E204];MID([.A171];3;2);DEC2HEX((HEX2DEC(MID([.A171];5;2))-3+256*((HEX2DEC(MID([.A171];5;2))-3)&lt;0));2);MID([.A171];7;2))" office:value-type="string" office:string-value="C992B599">
            <text:p>C992B599</text:p>
          </table:table-cell>
          <table:table-cell table:style-name="ce1" table:formula="of:=CONCATENATE([.E204];MID([.A172];3;2);DEC2HEX((HEX2DEC(MID([.A172];5;2))-3+256*((HEX2DEC(MID([.A172];5;2))-3)&lt;0));2);MID([.A172];7;2))" office:value-type="string" office:string-value="C936D1CC">
            <text:p>C936D1CC</text:p>
          </table:table-cell>
          <table:table-cell table:style-name="ce6" table:formula="of:=CONCATENATE([.E204];MID([.A425];3;2);DEC2HEX((HEX2DEC(MID([.A425];5;2))-3+256*((HEX2DEC(MID([.A425];5;2))-3)&lt;0));2);MID([.A425];7;2))" office:value-type="string" office:string-value="C95AE833">
            <text:p>C95AE833</text:p>
          </table:table-cell>
          <table:table-cell table:style-name="ce1" table:formula="of:=CONCATENATE([.E204];MID([.A170];3;2);DEC2HEX((HEX2DEC(MID([.A170];5;2))-3+256*((HEX2DEC(MID([.A170];5;2))-3)&lt;0));2);MID([.A170];7;2))" office:value-type="string" office:string-value="C9FE0466">
            <text:p>C9FE0466</text:p>
          </table:table-cell>
          <table:table-cell/>
          <table:table-cell table:style-name="ce1" table:formula="of:=MID([.A204];3;2)" office:value-type="string" office:string-value="9C">
            <text:p>9C</text:p>
          </table:table-cell>
          <table:table-cell table:style-name="ce1" table:formula="of:=MID([.A204];5;2)" office:value-type="string" office:string-value="FC">
            <text:p>FC</text:p>
          </table:table-cell>
          <table:table-cell table:formula="of:=IF((HEX2DEC([.Y204])-HEX2DEC([.Y203]))&gt;0;HEX2DEC([.Y204])-HEX2DEC([.Y203]);HEX2DEC([.Y204])-HEX2DEC([.Y203])+256)" office:value-type="float" office:value="164">
            <text:p>164</text:p>
          </table:table-cell>
          <table:table-cell table:formula="of:=IF((HEX2DEC([.Z204])-HEX2DEC([.Z203]))&gt;0;HEX2DEC([.Z204])-HEX2DEC([.Z203]);HEX2DEC([.Z204])-HEX2DEC([.Z20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A30ADFF</text:p>
          </table:table-cell>
          <table:table-cell office:value-type="string">
            <text:p>CA54C466</text:p>
          </table:table-cell>
          <table:table-cell table:formula="of:=DEC2HEX(HEX2DEC([.C206])-1)" office:value-type="string" office:string-value="6A">
            <text:p>6A</text:p>
          </table:table-cell>
          <table:table-cell table:style-name="ce1" table:formula="of:=CONCATENATE([.C205];MID([.A205];3;2);DEC2HEX(HEX2DEC(MID([.A205];5;2))-63+256*((HEX2DEC(MID([.A205];5;2))-63)&lt;0));MID([.A205];7;2))" office:value-type="string" office:string-value="6A306EFF">
            <text:p>6A306EFF</text:p>
          </table:table-cell>
          <table:table-cell table:formula="of:=DEC2HEX(HEX2DEC([.E204])+1)" office:value-type="string" office:string-value="CA">
            <text:p>CA</text:p>
          </table:table-cell>
          <table:table-cell table:style-name="ce1" table:formula="of:=CONCATENATE([.E205];MID([.A143];3;2);DEC2HEX((HEX2DEC(MID([.A143];5;2))-2+256*((HEX2DEC(MID([.A143];5;2))-2)&lt;0));2);MID([.A143];7;2))" office:value-type="string" office:string-value="CACDFE55">
            <text:p>CACDFE55</text:p>
          </table:table-cell>
          <table:table-cell table:style-name="ce1" table:formula="of:=CONCATENATE([.E205];MID([.A396];3;2);DEC2HEX((HEX2DEC(MID([.A396];5;2))-2+256*((HEX2DEC(MID([.A396];5;2))-2)&lt;0));2);MID([.A396];7;2))" office:value-type="string" office:string-value="CAD0AACC">
            <text:p>CAD0AACC</text:p>
          </table:table-cell>
          <table:table-cell table:style-name="ce1" table:formula="of:=CONCATENATE([.E205];MID([.A397];3;2);DEC2HEX((HEX2DEC(MID([.A397];5;2))-2+256*((HEX2DEC(MID([.A397];5;2))-2)&lt;0));2);MID([.A397];7;2))" office:value-type="string" office:string-value="CA74C6FF">
            <text:p>CA74C6FF</text:p>
          </table:table-cell>
          <table:table-cell table:style-name="ce1" table:formula="of:=CONCATENATE([.E205];MID([.A138];3;2);DEC2HEX((HEX2DEC(MID([.A138];5;2))-2+256*((HEX2DEC(MID([.A138];5;2))-2)&lt;0));2);MID([.A138];7;2))" office:value-type="string" office:string-value="CA98DD66">
            <text:p>CA98DD66</text:p>
          </table:table-cell>
          <table:table-cell table:style-name="ce1" table:formula="of:=CONCATENATE([.E205];MID([.A139];3;2);DEC2HEX((HEX2DEC(MID([.A139];5;2))-2+256*((HEX2DEC(MID([.A139];5;2))-2)&lt;0));2);MID([.A139];7;2))" office:value-type="string" office:string-value="CA3CF999">
            <text:p>CA3CF999</text:p>
          </table:table-cell>
          <table:table-cell table:style-name="ce1" table:formula="of:=CONCATENATE([.E205];MID([.A136];3;2);DEC2HEX((HEX2DEC(MID([.A136];5;2))-2+256*((HEX2DEC(MID([.A136];5;2))-2)&lt;0));2);MID([.A136];7;2))" office:value-type="string" office:string-value="CA50A500">
            <text:p>CA50A500</text:p>
          </table:table-cell>
          <table:table-cell table:style-name="ce1" table:formula="of:=CONCATENATE([.E205];MID([.A137];3;2);DEC2HEX((HEX2DEC(MID([.A137];5;2))-2+256*((HEX2DEC(MID([.A137];5;2))-2)&lt;0));2);MID([.A137];7;2))" office:value-type="string" office:string-value="CAF4C133">
            <text:p>CAF4C133</text:p>
          </table:table-cell>
          <table:table-cell/>
          <table:table-cell table:style-name="ce1" table:formula="of:=CONCATENATE([.E205];MID([.A338];3;2);DEC2HEX((HEX2DEC(MID([.A338];5;2))-4+256*((HEX2DEC(MID([.A338];5;2))-4)&lt;0));2);MID([.A338];7;2))" office:value-type="string" office:string-value="CAED00EE">
            <text:p>CAED00EE</text:p>
          </table:table-cell>
          <table:table-cell table:style-name="ce1" table:formula="of:=CONCATENATE([.E205];MID([.A83];3;2);DEC2HEX((HEX2DEC(MID([.A83];5;2))-4+256*((HEX2DEC(MID([.A83];5;2))-4)&lt;0));2);MID([.A83];7;2))" office:value-type="string" office:string-value="CA92B111">
            <text:p>CA92B111</text:p>
          </table:table-cell>
          <table:table-cell table:style-name="ce1" table:formula="of:=CONCATENATE([.E205];MID([.A176];3;2);DEC2HEX((HEX2DEC(MID([.A176];5;2))-3+256*((HEX2DEC(MID([.A176];5;2))-3)&lt;0));2);MID([.A176];7;2))" office:value-type="string" office:string-value="CAC7D688">
            <text:p>CAC7D688</text:p>
          </table:table-cell>
          <table:table-cell table:style-name="ce1" table:formula="of:=CONCATENATE([.E205];MID([.A177];3;2);DEC2HEX((HEX2DEC(MID([.A177];5;2))-3+256*((HEX2DEC(MID([.A177];5;2))-3)&lt;0));2);MID([.A177];7;2))" office:value-type="string" office:string-value="CA6BF2BB">
            <text:p>CA6BF2BB</text:p>
          </table:table-cell>
          <table:table-cell table:formula="of:=CONCATENATE([.E205];MID([.A174];3;2);DEC2HEX((HEX2DEC(MID([.A174];5;2))-3+256*((HEX2DEC(MID([.A174];5;2))-3)&lt;0));2);MID([.A174];7;2))" office:value-type="string" office:string-value="CA8F0922">
            <text:p>CA8F0922</text:p>
          </table:table-cell>
          <table:table-cell table:style-name="ce1" table:formula="of:=CONCATENATE([.E205];MID([.A431];3;2);DEC2HEX((HEX2DEC(MID([.A431];5;2))-3+256*((HEX2DEC(MID([.A431];5;2))-3)&lt;0));2);MID([.A431];7;2))" office:value-type="string" office:string-value="CA23BA55">
            <text:p>CA23BA55</text:p>
          </table:table-cell>
          <table:table-cell table:style-name="ce1" table:formula="of:=CONCATENATE([.E205];MID([.A172];3;2);DEC2HEX((HEX2DEC(MID([.A172];5;2))-3+256*((HEX2DEC(MID([.A172];5;2))-3)&lt;0));2);MID([.A172];7;2))" office:value-type="string" office:string-value="CA36D1CC">
            <text:p>CA36D1CC</text:p>
          </table:table-cell>
          <table:table-cell table:style-name="ce1" table:formula="of:=CONCATENATE([.E205];MID([.A173];3;2);DEC2HEX((HEX2DEC(MID([.A173];5;2))-3+256*((HEX2DEC(MID([.A173];5;2))-3)&lt;0));2);MID([.A173];7;2))" office:value-type="string" office:string-value="CADAEDFF">
            <text:p>CADAEDFF</text:p>
          </table:table-cell>
          <table:table-cell table:style-name="ce6" table:formula="of:=CONCATENATE([.E205];MID([.A426];3;2);DEC2HEX((HEX2DEC(MID([.A426];5;2))-3+256*((HEX2DEC(MID([.A426];5;2))-3)&lt;0));2);MID([.A426];7;2))" office:value-type="string" office:string-value="CAFE0466">
            <text:p>CAFE0466</text:p>
          </table:table-cell>
          <table:table-cell table:style-name="ce1" table:formula="of:=CONCATENATE([.E205];MID([.A171];3;2);DEC2HEX((HEX2DEC(MID([.A171];5;2))-3+256*((HEX2DEC(MID([.A171];5;2))-3)&lt;0));2);MID([.A171];7;2))" office:value-type="string" office:string-value="CA92B599">
            <text:p>CA92B599</text:p>
          </table:table-cell>
          <table:table-cell/>
          <table:table-cell table:style-name="ce1" table:formula="of:=MID([.A205];3;2)" office:value-type="string" office:string-value="30">
            <text:p>30</text:p>
          </table:table-cell>
          <table:table-cell table:style-name="ce1" table:formula="of:=MID([.A205];5;2)" office:value-type="string" office:string-value="AD">
            <text:p>AD</text:p>
          </table:table-cell>
          <table:table-cell table:formula="of:=IF((HEX2DEC([.Y205])-HEX2DEC([.Y204]))&gt;0;HEX2DEC([.Y205])-HEX2DEC([.Y204]);HEX2DEC([.Y205])-HEX2DEC([.Y204])+256)" office:value-type="float" office:value="148">
            <text:p>148</text:p>
          </table:table-cell>
          <table:table-cell table:formula="of:=IF((HEX2DEC([.Z205])-HEX2DEC([.Z204]))&gt;0;HEX2DEC([.Z205])-HEX2DEC([.Z204]);HEX2DEC([.Z205])-HEX2DEC([.Z20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6" office:value-type="string">
            <text:p>CBE5C922</text:p>
          </table:table-cell>
          <table:table-cell office:value-type="string">
            <text:p>CBF8E099</text:p>
          </table:table-cell>
          <table:table-cell table:formula="of:=DEC2HEX(HEX2DEC([.C207])-1)" office:value-type="string" office:string-value="6B">
            <text:p>6B</text:p>
          </table:table-cell>
          <table:table-cell table:style-name="ce1" table:formula="of:=CONCATENATE([.C206];MID([.A206];3;2);DEC2HEX(HEX2DEC(MID([.A206];5;2))-63+256*((HEX2DEC(MID([.A206];5;2))-63)&lt;0));MID([.A206];7;2))" office:value-type="string" office:string-value="6BE58A22">
            <text:p>6BE58A22</text:p>
          </table:table-cell>
          <table:table-cell table:formula="of:=DEC2HEX(HEX2DEC([.E205])+1)" office:value-type="string" office:string-value="CB">
            <text:p>CB</text:p>
          </table:table-cell>
          <table:table-cell table:style-name="ce1" table:formula="of:=CONCATENATE([.E206];MID([.A144];3;2);DEC2HEX((HEX2DEC(MID([.A144];5;2))-2+256*((HEX2DEC(MID([.A144];5;2))-2)&lt;0));2);MID([.A144];7;2))" office:value-type="string" office:string-value="CB61AF88">
            <text:p>CB61AF88</text:p>
          </table:table-cell>
          <table:table-cell table:style-name="ce1" table:formula="of:=CONCATENATE([.E206];MID([.A397];3;2);DEC2HEX((HEX2DEC(MID([.A397];5;2))-2+256*((HEX2DEC(MID([.A397];5;2))-2)&lt;0));2);MID([.A397];7;2))" office:value-type="string" office:string-value="CB74C6FF">
            <text:p>CB74C6FF</text:p>
          </table:table-cell>
          <table:table-cell table:style-name="ce1" table:formula="of:=CONCATENATE([.E206];MID([.A398];3;2);DEC2HEX((HEX2DEC(MID([.A398];5;2))-2+256*((HEX2DEC(MID([.A398];5;2))-2)&lt;0));2);MID([.A398];7;2))" office:value-type="string" office:string-value="CB29E222">
            <text:p>CB29E222</text:p>
          </table:table-cell>
          <table:table-cell table:style-name="ce1" table:formula="of:=CONCATENATE([.E206];MID([.A139];3;2);DEC2HEX((HEX2DEC(MID([.A139];5;2))-2+256*((HEX2DEC(MID([.A139];5;2))-2)&lt;0));2);MID([.A139];7;2))" office:value-type="string" office:string-value="CB3CF999">
            <text:p>CB3CF999</text:p>
          </table:table-cell>
          <table:table-cell table:style-name="ce1" table:formula="of:=CONCATENATE([.E206];MID([.A140];3;2);DEC2HEX((HEX2DEC(MID([.A140];5;2))-2+256*((HEX2DEC(MID([.A140];5;2))-2)&lt;0));2);MID([.A140];7;2))" office:value-type="string" office:string-value="CBD0AACC">
            <text:p>CBD0AACC</text:p>
          </table:table-cell>
          <table:table-cell table:style-name="ce1" table:formula="of:=CONCATENATE([.E206];MID([.A137];3;2);DEC2HEX((HEX2DEC(MID([.A137];5;2))-2+256*((HEX2DEC(MID([.A137];5;2))-2)&lt;0));2);MID([.A137];7;2))" office:value-type="string" office:string-value="CBF4C133">
            <text:p>CBF4C133</text:p>
          </table:table-cell>
          <table:table-cell table:style-name="ce1" table:formula="of:=CONCATENATE([.E206];MID([.A138];3;2);DEC2HEX((HEX2DEC(MID([.A138];5;2))-2+256*((HEX2DEC(MID([.A138];5;2))-2)&lt;0));2);MID([.A138];7;2))" office:value-type="string" office:string-value="CB98DD66">
            <text:p>CB98DD66</text:p>
          </table:table-cell>
          <table:table-cell/>
          <table:table-cell table:style-name="ce1" table:formula="of:=CONCATENATE([.E206];MID([.A339];3;2);DEC2HEX((HEX2DEC(MID([.A339];5;2))-4+256*((HEX2DEC(MID([.A339];5;2))-4)&lt;0));2);MID([.A339];7;2))" office:value-type="string" office:string-value="CB92B111">
            <text:p>CB92B111</text:p>
          </table:table-cell>
          <table:table-cell table:style-name="ce1" table:formula="of:=CONCATENATE([.E206];MID([.A84];3;2);DEC2HEX((HEX2DEC(MID([.A84];5;2))-4+256*((HEX2DEC(MID([.A84];5;2))-4)&lt;0));2);MID([.A84];7;2))" office:value-type="string" office:string-value="CB36CD44">
            <text:p>CB36CD44</text:p>
          </table:table-cell>
          <table:table-cell table:style-name="ce1" table:formula="of:=CONCATENATE([.E206];MID([.A177];3;2);DEC2HEX((HEX2DEC(MID([.A177];5;2))-3+256*((HEX2DEC(MID([.A177];5;2))-3)&lt;0));2);MID([.A177];7;2))" office:value-type="string" office:string-value="CB6BF2BB">
            <text:p>CB6BF2BB</text:p>
          </table:table-cell>
          <table:table-cell table:style-name="ce1" table:formula="of:=CONCATENATE([.E206];MID([.A178];3;2);DEC2HEX((HEX2DEC(MID([.A178];5;2))-3+256*((HEX2DEC(MID([.A178];5;2))-3)&lt;0));2);MID([.A178];7;2))" office:value-type="string" office:string-value="CB0F0EEE">
            <text:p>CB0F0EEE</text:p>
          </table:table-cell>
          <table:table-cell table:formula="of:=CONCATENATE([.E206];MID([.A175];3;2);DEC2HEX((HEX2DEC(MID([.A175];5;2))-3+256*((HEX2DEC(MID([.A175];5;2))-3)&lt;0));2);MID([.A175];7;2))" office:value-type="string" office:string-value="CB23BA55">
            <text:p>CB23BA55</text:p>
          </table:table-cell>
          <table:table-cell table:style-name="ce1" table:formula="of:=CONCATENATE([.E206];MID([.A432];3;2);DEC2HEX((HEX2DEC(MID([.A432];5;2))-3+256*((HEX2DEC(MID([.A432];5;2))-3)&lt;0));2);MID([.A432];7;2))" office:value-type="string" office:string-value="CBC7D688">
            <text:p>CBC7D688</text:p>
          </table:table-cell>
          <table:table-cell table:style-name="ce1" table:formula="of:=CONCATENATE([.E206];MID([.A173];3;2);DEC2HEX((HEX2DEC(MID([.A173];5;2))-3+256*((HEX2DEC(MID([.A173];5;2))-3)&lt;0));2);MID([.A173];7;2))" office:value-type="string" office:string-value="CBDAEDFF">
            <text:p>CBDAEDFF</text:p>
          </table:table-cell>
          <table:table-cell table:style-name="ce1" table:formula="of:=CONCATENATE([.E206];MID([.A174];3;2);DEC2HEX((HEX2DEC(MID([.A174];5;2))-3+256*((HEX2DEC(MID([.A174];5;2))-3)&lt;0));2);MID([.A174];7;2))" office:value-type="string" office:string-value="CB8F0922">
            <text:p>CB8F0922</text:p>
          </table:table-cell>
          <table:table-cell table:style-name="ce6" table:formula="of:=CONCATENATE([.E206];MID([.A427];3;2);DEC2HEX((HEX2DEC(MID([.A427];5;2))-3+256*((HEX2DEC(MID([.A427];5;2))-3)&lt;0));2);MID([.A427];7;2))" office:value-type="string" office:string-value="CB92B599">
            <text:p>CB92B599</text:p>
          </table:table-cell>
          <table:table-cell table:style-name="ce1" table:formula="of:=CONCATENATE([.E206];MID([.A172];3;2);DEC2HEX((HEX2DEC(MID([.A172];5;2))-3+256*((HEX2DEC(MID([.A172];5;2))-3)&lt;0));2);MID([.A172];7;2))" office:value-type="string" office:string-value="CB36D1CC">
            <text:p>CB36D1CC</text:p>
          </table:table-cell>
          <table:table-cell/>
          <table:table-cell table:style-name="ce1" table:formula="of:=MID([.A206];3;2)" office:value-type="string" office:string-value="E5">
            <text:p>E5</text:p>
          </table:table-cell>
          <table:table-cell table:style-name="ce1" table:formula="of:=MID([.A206];5;2)" office:value-type="string" office:string-value="C9">
            <text:p>C9</text:p>
          </table:table-cell>
          <table:table-cell table:formula="of:=IF((HEX2DEC([.Y206])-HEX2DEC([.Y205]))&gt;0;HEX2DEC([.Y206])-HEX2DEC([.Y205]);HEX2DEC([.Y206])-HEX2DEC([.Y205])+256)" office:value-type="float" office:value="181">
            <text:p>181</text:p>
          </table:table-cell>
          <table:table-cell table:formula="of:=IF((HEX2DEC([.Z206])-HEX2DEC([.Z205]))&gt;0;HEX2DEC([.Z206])-HEX2DEC([.Z205]);HEX2DEC([.Z206])-HEX2DEC([.Z20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CC89E555</text:p>
          </table:table-cell>
          <table:table-cell table:style-name="ce6" table:formula="of:=CONCATENATE(DEC2HEX(HEX2DEC(MID([.B206];1;2))+1);MID([.A204];3;6))" office:value-type="string" office:string-value="CC9CFCCC">
            <text:p>CC9CFCCC</text:p>
          </table:table-cell>
          <table:table-cell table:formula="of:=DEC2HEX(HEX2DEC([.C208])-1)" office:value-type="string" office:string-value="6C">
            <text:p>6C</text:p>
          </table:table-cell>
          <table:table-cell table:style-name="ce1" table:formula="of:=CONCATENATE([.C207];MID([.A207];3;2);DEC2HEX(HEX2DEC(MID([.A207];5;2))-63+256*((HEX2DEC(MID([.A207];5;2))-63)&lt;0));MID([.A207];7;2))" office:value-type="string" office:string-value="6C89A655">
            <text:p>6C89A655</text:p>
          </table:table-cell>
          <table:table-cell table:formula="of:=DEC2HEX(HEX2DEC([.E206])+1)" office:value-type="string" office:string-value="CC">
            <text:p>CC</text:p>
          </table:table-cell>
          <table:table-cell table:style-name="ce1" table:formula="of:=CONCATENATE([.E207];MID([.A145];3;2);DEC2HEX((HEX2DEC(MID([.A145];5;2))-2+256*((HEX2DEC(MID([.A145];5;2))-2)&lt;0));2);MID([.A145];7;2))" office:value-type="string" office:string-value="CC05CBBB">
            <text:p>CC05CBBB</text:p>
          </table:table-cell>
          <table:table-cell table:style-name="ce1" table:formula="of:=CONCATENATE([.E207];MID([.A398];3;2);DEC2HEX((HEX2DEC(MID([.A398];5;2))-2+256*((HEX2DEC(MID([.A398];5;2))-2)&lt;0));2);MID([.A398];7;2))" office:value-type="string" office:string-value="CC29E222">
            <text:p>CC29E222</text:p>
          </table:table-cell>
          <table:table-cell table:style-name="ce1" table:formula="of:=CONCATENATE([.E207];MID([.A399];3;2);DEC2HEX((HEX2DEC(MID([.A399];5;2))-2+256*((HEX2DEC(MID([.A399];5;2))-2)&lt;0));2);MID([.A399];7;2))" office:value-type="string" office:string-value="CCCDFE55">
            <text:p>CCCDFE55</text:p>
          </table:table-cell>
          <table:table-cell table:style-name="ce1" table:formula="of:=CONCATENATE([.E207];MID([.A140];3;2);DEC2HEX((HEX2DEC(MID([.A140];5;2))-2+256*((HEX2DEC(MID([.A140];5;2))-2)&lt;0));2);MID([.A140];7;2))" office:value-type="string" office:string-value="CCD0AACC">
            <text:p>CCD0AACC</text:p>
          </table:table-cell>
          <table:table-cell table:style-name="ce1" table:formula="of:=CONCATENATE([.E207];MID([.A141];3;2);DEC2HEX((HEX2DEC(MID([.A141];5;2))-2+256*((HEX2DEC(MID([.A141];5;2))-2)&lt;0));2);MID([.A141];7;2))" office:value-type="string" office:string-value="CC74C6FF">
            <text:p>CC74C6FF</text:p>
          </table:table-cell>
          <table:table-cell table:style-name="ce1" table:formula="of:=CONCATENATE([.E207];MID([.A138];3;2);DEC2HEX((HEX2DEC(MID([.A138];5;2))-2+256*((HEX2DEC(MID([.A138];5;2))-2)&lt;0));2);MID([.A138];7;2))" office:value-type="string" office:string-value="CC98DD66">
            <text:p>CC98DD66</text:p>
          </table:table-cell>
          <table:table-cell table:style-name="ce1" table:formula="of:=CONCATENATE([.E207];MID([.A139];3;2);DEC2HEX((HEX2DEC(MID([.A139];5;2))-2+256*((HEX2DEC(MID([.A139];5;2))-2)&lt;0));2);MID([.A139];7;2))" office:value-type="string" office:string-value="CC3CF999">
            <text:p>CC3CF999</text:p>
          </table:table-cell>
          <table:table-cell/>
          <table:table-cell table:style-name="ce1" table:formula="of:=CONCATENATE([.E207];MID([.A340];3;2);DEC2HEX((HEX2DEC(MID([.A340];5;2))-4+256*((HEX2DEC(MID([.A340];5;2))-4)&lt;0));2);MID([.A340];7;2))" office:value-type="string" office:string-value="CC36CD44">
            <text:p>CC36CD44</text:p>
          </table:table-cell>
          <table:table-cell table:style-name="ce1" table:formula="of:=CONCATENATE([.E207];MID([.A85];3;2);DEC2HEX((HEX2DEC(MID([.A85];5;2))-4+256*((HEX2DEC(MID([.A85];5;2))-4)&lt;0));2);MID([.A85];7;2))" office:value-type="string" office:string-value="CCDAE977">
            <text:p>CCDAE977</text:p>
          </table:table-cell>
          <table:table-cell table:style-name="ce1" table:formula="of:=CONCATENATE([.E207];MID([.A178];3;2);DEC2HEX((HEX2DEC(MID([.A178];5;2))-3+256*((HEX2DEC(MID([.A178];5;2))-3)&lt;0));2);MID([.A178];7;2))" office:value-type="string" office:string-value="CC0F0EEE">
            <text:p>CC0F0EEE</text:p>
          </table:table-cell>
          <table:table-cell table:style-name="ce1" table:formula="of:=CONCATENATE([.E207];MID([.A179];3;2);DEC2HEX((HEX2DEC(MID([.A179];5;2))-3+256*((HEX2DEC(MID([.A179];5;2))-3)&lt;0));2);MID([.A179];7;2))" office:value-type="string" office:string-value="CCB4BF11">
            <text:p>CCB4BF11</text:p>
          </table:table-cell>
          <table:table-cell table:formula="of:=CONCATENATE([.E207];MID([.A176];3;2);DEC2HEX((HEX2DEC(MID([.A176];5;2))-3+256*((HEX2DEC(MID([.A176];5;2))-3)&lt;0));2);MID([.A176];7;2))" office:value-type="string" office:string-value="CCC7D688">
            <text:p>CCC7D688</text:p>
          </table:table-cell>
          <table:table-cell table:style-name="ce1" table:formula="of:=CONCATENATE([.E207];MID([.A433];3;2);DEC2HEX((HEX2DEC(MID([.A433];5;2))-3+256*((HEX2DEC(MID([.A433];5;2))-3)&lt;0));2);MID([.A433];7;2))" office:value-type="string" office:string-value="CC6BF2BB">
            <text:p>CC6BF2BB</text:p>
          </table:table-cell>
          <table:table-cell table:style-name="ce1" table:formula="of:=CONCATENATE([.E207];MID([.A174];3;2);DEC2HEX((HEX2DEC(MID([.A174];5;2))-3+256*((HEX2DEC(MID([.A174];5;2))-3)&lt;0));2);MID([.A174];7;2))" office:value-type="string" office:string-value="CC8F0922">
            <text:p>CC8F0922</text:p>
          </table:table-cell>
          <table:table-cell table:style-name="ce1" table:formula="of:=CONCATENATE([.E207];MID([.A175];3;2);DEC2HEX((HEX2DEC(MID([.A175];5;2))-3+256*((HEX2DEC(MID([.A175];5;2))-3)&lt;0));2);MID([.A175];7;2))" office:value-type="string" office:string-value="CC23BA55">
            <text:p>CC23BA55</text:p>
          </table:table-cell>
          <table:table-cell table:style-name="ce6" table:formula="of:=CONCATENATE([.E207];MID([.A428];3;2);DEC2HEX((HEX2DEC(MID([.A428];5;2))-3+256*((HEX2DEC(MID([.A428];5;2))-3)&lt;0));2);MID([.A428];7;2))" office:value-type="string" office:string-value="CC36D1CC">
            <text:p>CC36D1CC</text:p>
          </table:table-cell>
          <table:table-cell table:style-name="ce1" table:formula="of:=CONCATENATE([.E207];MID([.A173];3;2);DEC2HEX((HEX2DEC(MID([.A173];5;2))-3+256*((HEX2DEC(MID([.A173];5;2))-3)&lt;0));2);MID([.A173];7;2))" office:value-type="string" office:string-value="CCDAEDFF">
            <text:p>CCDAEDFF</text:p>
          </table:table-cell>
          <table:table-cell/>
          <table:table-cell table:style-name="ce1" table:formula="of:=MID([.A207];3;2)" office:value-type="string" office:string-value="89">
            <text:p>89</text:p>
          </table:table-cell>
          <table:table-cell table:style-name="ce1" table:formula="of:=MID([.A207];5;2)" office:value-type="string" office:string-value="E5">
            <text:p>E5</text:p>
          </table:table-cell>
          <table:table-cell table:formula="of:=IF((HEX2DEC([.Y207])-HEX2DEC([.Y206]))&gt;0;HEX2DEC([.Y207])-HEX2DEC([.Y206]);HEX2DEC([.Y207])-HEX2DEC([.Y206])+256)" office:value-type="float" office:value="164">
            <text:p>164</text:p>
          </table:table-cell>
          <table:table-cell table:formula="of:=IF((HEX2DEC([.Z207])-HEX2DEC([.Z206]))&gt;0;HEX2DEC([.Z207])-HEX2DEC([.Z206]);HEX2DEC([.Z207])-HEX2DEC([.Z20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CD2D0188</text:p>
          </table:table-cell>
          <table:table-cell office:value-type="string">
            <text:p>CD30ADFF</text:p>
          </table:table-cell>
          <table:table-cell table:formula="of:=DEC2HEX(HEX2DEC([.C209])-1)" office:value-type="string" office:string-value="6D">
            <text:p>6D</text:p>
          </table:table-cell>
          <table:table-cell table:style-name="ce1" table:formula="of:=CONCATENATE([.C208];MID([.A208];3;2);DEC2HEX(HEX2DEC(MID([.A208];5;2))-63+256*((HEX2DEC(MID([.A208];5;2))-63)&lt;0));MID([.A208];7;2))" office:value-type="string" office:string-value="6D2DC288">
            <text:p>6D2DC288</text:p>
          </table:table-cell>
          <table:table-cell table:formula="of:=DEC2HEX(HEX2DEC([.E207])+1)" office:value-type="string" office:string-value="CD">
            <text:p>CD</text:p>
          </table:table-cell>
          <table:table-cell table:style-name="ce1" table:formula="of:=CONCATENATE([.E208];MID([.A146];3;2);DEC2HEX((HEX2DEC(MID([.A146];5;2))-2+256*((HEX2DEC(MID([.A146];5;2))-2)&lt;0));2);MID([.A146];7;2))" office:value-type="string" office:string-value="CDA9E7EE">
            <text:p>CDA9E7EE</text:p>
          </table:table-cell>
          <table:table-cell table:style-name="ce1" table:formula="of:=CONCATENATE([.E208];MID([.A399];3;2);DEC2HEX((HEX2DEC(MID([.A399];5;2))-2+256*((HEX2DEC(MID([.A399];5;2))-2)&lt;0));2);MID([.A399];7;2))" office:value-type="string" office:string-value="CDCDFE55">
            <text:p>CDCDFE55</text:p>
          </table:table-cell>
          <table:table-cell table:style-name="ce1" table:formula="of:=CONCATENATE([.E208];MID([.A400];3;2);DEC2HEX((HEX2DEC(MID([.A400];5;2))-2+256*((HEX2DEC(MID([.A400];5;2))-2)&lt;0));2);MID([.A400];7;2))" office:value-type="string" office:string-value="CD61AF88">
            <text:p>CD61AF88</text:p>
          </table:table-cell>
          <table:table-cell table:style-name="ce1" table:formula="of:=CONCATENATE([.E208];MID([.A141];3;2);DEC2HEX((HEX2DEC(MID([.A141];5;2))-2+256*((HEX2DEC(MID([.A141];5;2))-2)&lt;0));2);MID([.A141];7;2))" office:value-type="string" office:string-value="CD74C6FF">
            <text:p>CD74C6FF</text:p>
          </table:table-cell>
          <table:table-cell table:style-name="ce1" table:formula="of:=CONCATENATE([.E208];MID([.A142];3;2);DEC2HEX((HEX2DEC(MID([.A142];5;2))-2+256*((HEX2DEC(MID([.A142];5;2))-2)&lt;0));2);MID([.A142];7;2))" office:value-type="string" office:string-value="CD29E222">
            <text:p>CD29E222</text:p>
          </table:table-cell>
          <table:table-cell table:style-name="ce1" table:formula="of:=CONCATENATE([.E208];MID([.A139];3;2);DEC2HEX((HEX2DEC(MID([.A139];5;2))-2+256*((HEX2DEC(MID([.A139];5;2))-2)&lt;0));2);MID([.A139];7;2))" office:value-type="string" office:string-value="CD3CF999">
            <text:p>CD3CF999</text:p>
          </table:table-cell>
          <table:table-cell table:style-name="ce1" table:formula="of:=CONCATENATE([.E208];MID([.A140];3;2);DEC2HEX((HEX2DEC(MID([.A140];5;2))-2+256*((HEX2DEC(MID([.A140];5;2))-2)&lt;0));2);MID([.A140];7;2))" office:value-type="string" office:string-value="CDD0AACC">
            <text:p>CDD0AACC</text:p>
          </table:table-cell>
          <table:table-cell/>
          <table:table-cell table:style-name="ce1" table:formula="of:=CONCATENATE([.E208];MID([.A341];3;2);DEC2HEX((HEX2DEC(MID([.A341];5;2))-4+256*((HEX2DEC(MID([.A341];5;2))-4)&lt;0));2);MID([.A341];7;2))" office:value-type="string" office:string-value="CDDAE977">
            <text:p>CDDAE977</text:p>
          </table:table-cell>
          <table:table-cell table:style-name="ce1" table:formula="of:=CONCATENATE([.E208];MID([.A86];3;2);DEC2HEX((HEX2DEC(MID([.A86];5;2))-4+256*((HEX2DEC(MID([.A86];5;2))-4)&lt;0));2);MID([.A86];7;2))" office:value-type="string" office:string-value="CD7E05AA">
            <text:p>CD7E05AA</text:p>
          </table:table-cell>
          <table:table-cell table:style-name="ce1" table:formula="of:=CONCATENATE([.E208];MID([.A179];3;2);DEC2HEX((HEX2DEC(MID([.A179];5;2))-3+256*((HEX2DEC(MID([.A179];5;2))-3)&lt;0));2);MID([.A179];7;2))" office:value-type="string" office:string-value="CDB4BF11">
            <text:p>CDB4BF11</text:p>
          </table:table-cell>
          <table:table-cell table:style-name="ce1" table:formula="of:=CONCATENATE([.E208];MID([.A180];3;2);DEC2HEX((HEX2DEC(MID([.A180];5;2))-3+256*((HEX2DEC(MID([.A180];5;2))-3)&lt;0));2);MID([.A180];7;2))" office:value-type="string" office:string-value="CD58DB44">
            <text:p>CD58DB44</text:p>
          </table:table-cell>
          <table:table-cell table:formula="of:=CONCATENATE([.E208];MID([.A177];3;2);DEC2HEX((HEX2DEC(MID([.A177];5;2))-3+256*((HEX2DEC(MID([.A177];5;2))-3)&lt;0));2);MID([.A177];7;2))" office:value-type="string" office:string-value="CD6BF2BB">
            <text:p>CD6BF2BB</text:p>
          </table:table-cell>
          <table:table-cell table:style-name="ce1" table:formula="of:=CONCATENATE([.E208];MID([.A434];3;2);DEC2HEX((HEX2DEC(MID([.A434];5;2))-3+256*((HEX2DEC(MID([.A434];5;2))-3)&lt;0));2);MID([.A434];7;2))" office:value-type="string" office:string-value="CD0F0EEE">
            <text:p>CD0F0EEE</text:p>
          </table:table-cell>
          <table:table-cell table:style-name="ce1" table:formula="of:=CONCATENATE([.E208];MID([.A175];3;2);DEC2HEX((HEX2DEC(MID([.A175];5;2))-3+256*((HEX2DEC(MID([.A175];5;2))-3)&lt;0));2);MID([.A175];7;2))" office:value-type="string" office:string-value="CD23BA55">
            <text:p>CD23BA55</text:p>
          </table:table-cell>
          <table:table-cell table:style-name="ce1" table:formula="of:=CONCATENATE([.E208];MID([.A176];3;2);DEC2HEX((HEX2DEC(MID([.A176];5;2))-3+256*((HEX2DEC(MID([.A176];5;2))-3)&lt;0));2);MID([.A176];7;2))" office:value-type="string" office:string-value="CDC7D688">
            <text:p>CDC7D688</text:p>
          </table:table-cell>
          <table:table-cell table:style-name="ce6" table:formula="of:=CONCATENATE([.E208];MID([.A429];3;2);DEC2HEX((HEX2DEC(MID([.A429];5;2))-3+256*((HEX2DEC(MID([.A429];5;2))-3)&lt;0));2);MID([.A429];7;2))" office:value-type="string" office:string-value="CDDAEDFF">
            <text:p>CDDAEDFF</text:p>
          </table:table-cell>
          <table:table-cell table:style-name="ce1" table:formula="of:=CONCATENATE([.E208];MID([.A174];3;2);DEC2HEX((HEX2DEC(MID([.A174];5;2))-3+256*((HEX2DEC(MID([.A174];5;2))-3)&lt;0));2);MID([.A174];7;2))" office:value-type="string" office:string-value="CD8F0922">
            <text:p>CD8F0922</text:p>
          </table:table-cell>
          <table:table-cell/>
          <table:table-cell table:style-name="ce1" table:formula="of:=MID([.A208];3;2)" office:value-type="string" office:string-value="2D">
            <text:p>2D</text:p>
          </table:table-cell>
          <table:table-cell table:style-name="ce1" table:formula="of:=MID([.A208];5;2)" office:value-type="string" office:string-value="01">
            <text:p>01</text:p>
          </table:table-cell>
          <table:table-cell table:formula="of:=IF((HEX2DEC([.Y208])-HEX2DEC([.Y207]))&gt;0;HEX2DEC([.Y208])-HEX2DEC([.Y207]);HEX2DEC([.Y208])-HEX2DEC([.Y207])+256)" office:value-type="float" office:value="164">
            <text:p>164</text:p>
          </table:table-cell>
          <table:table-cell table:formula="of:=IF((HEX2DEC([.Z208])-HEX2DEC([.Z207]))&gt;0;HEX2DEC([.Z208])-HEX2DEC([.Z207]);HEX2DEC([.Z208])-HEX2DEC([.Z20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EC1B2BB</text:p>
          </table:table-cell>
          <table:table-cell office:value-type="string">
            <text:p>CEE5C922</text:p>
          </table:table-cell>
          <table:table-cell table:formula="of:=DEC2HEX(HEX2DEC([.C210])-1)" office:value-type="string" office:string-value="6E">
            <text:p>6E</text:p>
          </table:table-cell>
          <table:table-cell table:style-name="ce1" table:formula="of:=CONCATENATE([.C209];MID([.A209];3;2);DEC2HEX(HEX2DEC(MID([.A209];5;2))-63+256*((HEX2DEC(MID([.A209];5;2))-63)&lt;0));MID([.A209];7;2))" office:value-type="string" office:string-value="6EC173BB">
            <text:p>6EC173BB</text:p>
          </table:table-cell>
          <table:table-cell table:formula="of:=DEC2HEX(HEX2DEC([.E208])+1)" office:value-type="string" office:string-value="CE">
            <text:p>CE</text:p>
          </table:table-cell>
          <table:table-cell table:style-name="ce1" table:formula="of:=CONCATENATE([.E209];MID([.A147];3;2);DEC2HEX((HEX2DEC(MID([.A147];5;2))-2+256*((HEX2DEC(MID([.A147];5;2))-2)&lt;0));2);MID([.A147];7;2))" office:value-type="string" office:string-value="CE5E4F21">
            <text:p>CE5E4F21</text:p>
          </table:table-cell>
          <table:table-cell table:style-name="ce1" table:formula="of:=CONCATENATE([.E209];MID([.A400];3;2);DEC2HEX((HEX2DEC(MID([.A400];5;2))-2+256*((HEX2DEC(MID([.A400];5;2))-2)&lt;0));2);MID([.A400];7;2))" office:value-type="string" office:string-value="CE61AF88">
            <text:p>CE61AF88</text:p>
          </table:table-cell>
          <table:table-cell table:style-name="ce1" table:formula="of:=CONCATENATE([.E209];MID([.A401];3;2);DEC2HEX((HEX2DEC(MID([.A401];5;2))-2+256*((HEX2DEC(MID([.A401];5;2))-2)&lt;0));2);MID([.A401];7;2))" office:value-type="string" office:string-value="CE05CBBB">
            <text:p>CE05CBBB</text:p>
          </table:table-cell>
          <table:table-cell table:style-name="ce1" table:formula="of:=CONCATENATE([.E209];MID([.A142];3;2);DEC2HEX((HEX2DEC(MID([.A142];5;2))-2+256*((HEX2DEC(MID([.A142];5;2))-2)&lt;0));2);MID([.A142];7;2))" office:value-type="string" office:string-value="CE29E222">
            <text:p>CE29E222</text:p>
          </table:table-cell>
          <table:table-cell table:style-name="ce1" table:formula="of:=CONCATENATE([.E209];MID([.A143];3;2);DEC2HEX((HEX2DEC(MID([.A143];5;2))-2+256*((HEX2DEC(MID([.A143];5;2))-2)&lt;0));2);MID([.A143];7;2))" office:value-type="string" office:string-value="CECDFE55">
            <text:p>CECDFE55</text:p>
          </table:table-cell>
          <table:table-cell table:style-name="ce1" table:formula="of:=CONCATENATE([.E209];MID([.A140];3;2);DEC2HEX((HEX2DEC(MID([.A140];5;2))-2+256*((HEX2DEC(MID([.A140];5;2))-2)&lt;0));2);MID([.A140];7;2))" office:value-type="string" office:string-value="CED0AACC">
            <text:p>CED0AACC</text:p>
          </table:table-cell>
          <table:table-cell table:style-name="ce1" table:formula="of:=CONCATENATE([.E209];MID([.A141];3;2);DEC2HEX((HEX2DEC(MID([.A141];5;2))-2+256*((HEX2DEC(MID([.A141];5;2))-2)&lt;0));2);MID([.A141];7;2))" office:value-type="string" office:string-value="CE74C6FF">
            <text:p>CE74C6FF</text:p>
          </table:table-cell>
          <table:table-cell/>
          <table:table-cell table:style-name="ce1" table:formula="of:=CONCATENATE([.E209];MID([.A342];3;2);DEC2HEX((HEX2DEC(MID([.A342];5;2))-4+256*((HEX2DEC(MID([.A342];5;2))-4)&lt;0));2);MID([.A342];7;2))" office:value-type="string" office:string-value="CE7E05AA">
            <text:p>CE7E05AA</text:p>
          </table:table-cell>
          <table:table-cell table:style-name="ce1" table:formula="of:=CONCATENATE([.E209];MID([.A87];3;2);DEC2HEX((HEX2DEC(MID([.A87];5;2))-4+256*((HEX2DEC(MID([.A87];5;2))-4)&lt;0));2);MID([.A87];7;2))" office:value-type="string" office:string-value="CE12B6DD">
            <text:p>CE12B6DD</text:p>
          </table:table-cell>
          <table:table-cell table:style-name="ce1" table:formula="of:=CONCATENATE([.E209];MID([.A180];3;2);DEC2HEX((HEX2DEC(MID([.A180];5;2))-3+256*((HEX2DEC(MID([.A180];5;2))-3)&lt;0));2);MID([.A180];7;2))" office:value-type="string" office:string-value="CE58DB44">
            <text:p>CE58DB44</text:p>
          </table:table-cell>
          <table:table-cell table:style-name="ce1" table:formula="of:=CONCATENATE([.E209];MID([.A181];3;2);DEC2HEX((HEX2DEC(MID([.A181];5;2))-3+256*((HEX2DEC(MID([.A181];5;2))-3)&lt;0));2);MID([.A181];7;2))" office:value-type="string" office:string-value="CEFCF777">
            <text:p>CEFCF777</text:p>
          </table:table-cell>
          <table:table-cell table:formula="of:=CONCATENATE([.E209];MID([.A178];3;2);DEC2HEX((HEX2DEC(MID([.A178];5;2))-3+256*((HEX2DEC(MID([.A178];5;2))-3)&lt;0));2);MID([.A178];7;2))" office:value-type="string" office:string-value="CE0F0EEE">
            <text:p>CE0F0EEE</text:p>
          </table:table-cell>
          <table:table-cell table:style-name="ce1" table:formula="of:=CONCATENATE([.E209];MID([.A435];3;2);DEC2HEX((HEX2DEC(MID([.A435];5;2))-3+256*((HEX2DEC(MID([.A435];5;2))-3)&lt;0));2);MID([.A435];7;2))" office:value-type="string" office:string-value="CEB4BF11">
            <text:p>CEB4BF11</text:p>
          </table:table-cell>
          <table:table-cell table:style-name="ce1" table:formula="of:=CONCATENATE([.E209];MID([.A176];3;2);DEC2HEX((HEX2DEC(MID([.A176];5;2))-3+256*((HEX2DEC(MID([.A176];5;2))-3)&lt;0));2);MID([.A176];7;2))" office:value-type="string" office:string-value="CEC7D688">
            <text:p>CEC7D688</text:p>
          </table:table-cell>
          <table:table-cell table:style-name="ce1" table:formula="of:=CONCATENATE([.E209];MID([.A177];3;2);DEC2HEX((HEX2DEC(MID([.A177];5;2))-3+256*((HEX2DEC(MID([.A177];5;2))-3)&lt;0));2);MID([.A177];7;2))" office:value-type="string" office:string-value="CE6BF2BB">
            <text:p>CE6BF2BB</text:p>
          </table:table-cell>
          <table:table-cell table:style-name="ce6" table:formula="of:=CONCATENATE([.E209];MID([.A430];3;2);DEC2HEX((HEX2DEC(MID([.A430];5;2))-3+256*((HEX2DEC(MID([.A430];5;2))-3)&lt;0));2);MID([.A430];7;2))" office:value-type="string" office:string-value="CE8F0922">
            <text:p>CE8F0922</text:p>
          </table:table-cell>
          <table:table-cell table:style-name="ce1" table:formula="of:=CONCATENATE([.E209];MID([.A175];3;2);DEC2HEX((HEX2DEC(MID([.A175];5;2))-3+256*((HEX2DEC(MID([.A175];5;2))-3)&lt;0));2);MID([.A175];7;2))" office:value-type="string" office:string-value="CE23BA55">
            <text:p>CE23BA55</text:p>
          </table:table-cell>
          <table:table-cell/>
          <table:table-cell table:style-name="ce1" table:formula="of:=MID([.A209];3;2)" office:value-type="string" office:string-value="C1">
            <text:p>C1</text:p>
          </table:table-cell>
          <table:table-cell table:style-name="ce1" table:formula="of:=MID([.A209];5;2)" office:value-type="string" office:string-value="B2">
            <text:p>B2</text:p>
          </table:table-cell>
          <table:table-cell table:formula="of:=IF((HEX2DEC([.Y209])-HEX2DEC([.Y208]))&gt;0;HEX2DEC([.Y209])-HEX2DEC([.Y208]);HEX2DEC([.Y209])-HEX2DEC([.Y208])+256)" office:value-type="float" office:value="148">
            <text:p>148</text:p>
          </table:table-cell>
          <table:table-cell table:formula="of:=IF((HEX2DEC([.Z209])-HEX2DEC([.Z208]))&gt;0;HEX2DEC([.Z209])-HEX2DEC([.Z208]);HEX2DEC([.Z209])-HEX2DEC([.Z208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CF65CEEE</text:p>
          </table:table-cell>
          <table:table-cell office:value-type="string">
            <text:p>CF89E555</text:p>
          </table:table-cell>
          <table:table-cell table:formula="of:=DEC2HEX(HEX2DEC([.C211])-1)" office:value-type="string" office:string-value="6F">
            <text:p>6F</text:p>
          </table:table-cell>
          <table:table-cell table:style-name="ce1" table:formula="of:=CONCATENATE([.C210];MID([.A210];3;2);DEC2HEX(HEX2DEC(MID([.A210];5;2))-63+256*((HEX2DEC(MID([.A210];5;2))-63)&lt;0));MID([.A210];7;2))" office:value-type="string" office:string-value="6F658FEE">
            <text:p>6F658FEE</text:p>
          </table:table-cell>
          <table:table-cell table:formula="of:=DEC2HEX(HEX2DEC([.E209])+1)" office:value-type="string" office:string-value="CF">
            <text:p>CF</text:p>
          </table:table-cell>
          <table:table-cell table:style-name="ce1" table:formula="of:=CONCATENATE([.E210];MID([.A148];3;2);DEC2HEX((HEX2DEC(MID([.A148];5;2))-2+256*((HEX2DEC(MID([.A148];5;2))-2)&lt;0));2);MID([.A148];7;2))" office:value-type="string" office:string-value="CFF2B444">
            <text:p>CFF2B444</text:p>
          </table:table-cell>
          <table:table-cell table:style-name="ce1" table:formula="of:=CONCATENATE([.E210];MID([.A401];3;2);DEC2HEX((HEX2DEC(MID([.A401];5;2))-2+256*((HEX2DEC(MID([.A401];5;2))-2)&lt;0));2);MID([.A401];7;2))" office:value-type="string" office:string-value="CF05CBBB">
            <text:p>CF05CBBB</text:p>
          </table:table-cell>
          <table:table-cell table:style-name="ce1" table:formula="of:=CONCATENATE([.E210];MID([.A402];3;2);DEC2HEX((HEX2DEC(MID([.A402];5;2))-2+256*((HEX2DEC(MID([.A402];5;2))-2)&lt;0));2);MID([.A402];7;2))" office:value-type="string" office:string-value="CFA9E7EE">
            <text:p>CFA9E7EE</text:p>
          </table:table-cell>
          <table:table-cell table:style-name="ce1" table:formula="of:=CONCATENATE([.E210];MID([.A143];3;2);DEC2HEX((HEX2DEC(MID([.A143];5;2))-2+256*((HEX2DEC(MID([.A143];5;2))-2)&lt;0));2);MID([.A143];7;2))" office:value-type="string" office:string-value="CFCDFE55">
            <text:p>CFCDFE55</text:p>
          </table:table-cell>
          <table:table-cell table:style-name="ce1" table:formula="of:=CONCATENATE([.E210];MID([.A144];3;2);DEC2HEX((HEX2DEC(MID([.A144];5;2))-2+256*((HEX2DEC(MID([.A144];5;2))-2)&lt;0));2);MID([.A144];7;2))" office:value-type="string" office:string-value="CF61AF88">
            <text:p>CF61AF88</text:p>
          </table:table-cell>
          <table:table-cell table:style-name="ce1" table:formula="of:=CONCATENATE([.E210];MID([.A141];3;2);DEC2HEX((HEX2DEC(MID([.A141];5;2))-2+256*((HEX2DEC(MID([.A141];5;2))-2)&lt;0));2);MID([.A141];7;2))" office:value-type="string" office:string-value="CF74C6FF">
            <text:p>CF74C6FF</text:p>
          </table:table-cell>
          <table:table-cell table:style-name="ce1" table:formula="of:=CONCATENATE([.E210];MID([.A142];3;2);DEC2HEX((HEX2DEC(MID([.A142];5;2))-2+256*((HEX2DEC(MID([.A142];5;2))-2)&lt;0));2);MID([.A142];7;2))" office:value-type="string" office:string-value="CF29E222">
            <text:p>CF29E222</text:p>
          </table:table-cell>
          <table:table-cell/>
          <table:table-cell table:style-name="ce1" table:formula="of:=CONCATENATE([.E210];MID([.A343];3;2);DEC2HEX((HEX2DEC(MID([.A343];5;2))-4+256*((HEX2DEC(MID([.A343];5;2))-4)&lt;0));2);MID([.A343];7;2))" office:value-type="string" office:string-value="CF12B6DD">
            <text:p>CF12B6DD</text:p>
          </table:table-cell>
          <table:table-cell table:style-name="ce1" table:formula="of:=CONCATENATE([.E210];MID([.A88];3;2);DEC2HEX((HEX2DEC(MID([.A88];5;2))-4+256*((HEX2DEC(MID([.A88];5;2))-4)&lt;0));2);MID([.A88];7;2))" office:value-type="string" office:string-value="CFC7D200">
            <text:p>CFC7D200</text:p>
          </table:table-cell>
          <table:table-cell table:style-name="ce1" table:formula="of:=CONCATENATE([.E210];MID([.A181];3;2);DEC2HEX((HEX2DEC(MID([.A181];5;2))-3+256*((HEX2DEC(MID([.A181];5;2))-3)&lt;0));2);MID([.A181];7;2))" office:value-type="string" office:string-value="CFFCF777">
            <text:p>CFFCF777</text:p>
          </table:table-cell>
          <table:table-cell table:style-name="ce1" table:formula="of:=CONCATENATE([.E210];MID([.A182];3;2);DEC2HEX((HEX2DEC(MID([.A182];5;2))-3+256*((HEX2DEC(MID([.A182];5;2))-3)&lt;0));2);MID([.A182];7;2))" office:value-type="string" office:string-value="CF90A8AA">
            <text:p>CF90A8AA</text:p>
          </table:table-cell>
          <table:table-cell table:formula="of:=CONCATENATE([.E210];MID([.A179];3;2);DEC2HEX((HEX2DEC(MID([.A179];5;2))-3+256*((HEX2DEC(MID([.A179];5;2))-3)&lt;0));2);MID([.A179];7;2))" office:value-type="string" office:string-value="CFB4BF11">
            <text:p>CFB4BF11</text:p>
          </table:table-cell>
          <table:table-cell table:style-name="ce1" table:formula="of:=CONCATENATE([.E210];MID([.A436];3;2);DEC2HEX((HEX2DEC(MID([.A436];5;2))-3+256*((HEX2DEC(MID([.A436];5;2))-3)&lt;0));2);MID([.A436];7;2))" office:value-type="string" office:string-value="CF58DB44">
            <text:p>CF58DB44</text:p>
          </table:table-cell>
          <table:table-cell table:style-name="ce1" table:formula="of:=CONCATENATE([.E210];MID([.A177];3;2);DEC2HEX((HEX2DEC(MID([.A177];5;2))-3+256*((HEX2DEC(MID([.A177];5;2))-3)&lt;0));2);MID([.A177];7;2))" office:value-type="string" office:string-value="CF6BF2BB">
            <text:p>CF6BF2BB</text:p>
          </table:table-cell>
          <table:table-cell table:style-name="ce1" table:formula="of:=CONCATENATE([.E210];MID([.A178];3;2);DEC2HEX((HEX2DEC(MID([.A178];5;2))-3+256*((HEX2DEC(MID([.A178];5;2))-3)&lt;0));2);MID([.A178];7;2))" office:value-type="string" office:string-value="CF0F0EEE">
            <text:p>CF0F0EEE</text:p>
          </table:table-cell>
          <table:table-cell table:style-name="ce6" table:formula="of:=CONCATENATE([.E210];MID([.A431];3;2);DEC2HEX((HEX2DEC(MID([.A431];5;2))-3+256*((HEX2DEC(MID([.A431];5;2))-3)&lt;0));2);MID([.A431];7;2))" office:value-type="string" office:string-value="CF23BA55">
            <text:p>CF23BA55</text:p>
          </table:table-cell>
          <table:table-cell table:style-name="ce1" table:formula="of:=CONCATENATE([.E210];MID([.A176];3;2);DEC2HEX((HEX2DEC(MID([.A176];5;2))-3+256*((HEX2DEC(MID([.A176];5;2))-3)&lt;0));2);MID([.A176];7;2))" office:value-type="string" office:string-value="CFC7D688">
            <text:p>CFC7D688</text:p>
          </table:table-cell>
          <table:table-cell/>
          <table:table-cell table:style-name="ce1" table:formula="of:=MID([.A210];3;2)" office:value-type="string" office:string-value="65">
            <text:p>65</text:p>
          </table:table-cell>
          <table:table-cell table:style-name="ce1" table:formula="of:=MID([.A210];5;2)" office:value-type="string" office:string-value="CE">
            <text:p>CE</text:p>
          </table:table-cell>
          <table:table-cell table:formula="of:=IF((HEX2DEC([.Y210])-HEX2DEC([.Y209]))&gt;0;HEX2DEC([.Y210])-HEX2DEC([.Y209]);HEX2DEC([.Y210])-HEX2DEC([.Y209])+256)" office:value-type="float" office:value="164">
            <text:p>164</text:p>
          </table:table-cell>
          <table:table-cell table:formula="of:=IF((HEX2DEC([.Z210])-HEX2DEC([.Z209]))&gt;0;HEX2DEC([.Z210])-HEX2DEC([.Z209]);HEX2DEC([.Z210])-HEX2DEC([.Z20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01AEA11</text:p>
          </table:table-cell>
          <table:table-cell table:style-name="ce2" office:value-type="string">
            <text:p>D02D0188</text:p>
          </table:table-cell>
          <table:table-cell table:formula="of:=DEC2HEX(HEX2DEC([.C212])-1)" office:value-type="string" office:string-value="70">
            <text:p>70</text:p>
          </table:table-cell>
          <table:table-cell table:style-name="ce1" table:formula="of:=CONCATENATE([.C211];MID([.A211];3;2);DEC2HEX(HEX2DEC(MID([.A211];5;2))-63+256*((HEX2DEC(MID([.A211];5;2))-63)&lt;0));MID([.A211];7;2))" office:value-type="string" office:string-value="701AAB11">
            <text:p>701AAB11</text:p>
          </table:table-cell>
          <table:table-cell table:formula="of:=DEC2HEX(HEX2DEC([.E210])+1)" office:value-type="string" office:string-value="D0">
            <text:p>D0</text:p>
          </table:table-cell>
          <table:table-cell table:style-name="ce1" table:formula="of:=CONCATENATE([.E211];MID([.A149];3;2);DEC2HEX((HEX2DEC(MID([.A149];5;2))-2+256*((HEX2DEC(MID([.A149];5;2))-2)&lt;0));2);MID([.A149];7;2))" office:value-type="string" office:string-value="D096D077">
            <text:p>D096D077</text:p>
          </table:table-cell>
          <table:table-cell table:style-name="ce1" table:formula="of:=CONCATENATE([.E211];MID([.A402];3;2);DEC2HEX((HEX2DEC(MID([.A402];5;2))-2+256*((HEX2DEC(MID([.A402];5;2))-2)&lt;0));2);MID([.A402];7;2))" office:value-type="string" office:string-value="D0A9E7EE">
            <text:p>D0A9E7EE</text:p>
          </table:table-cell>
          <table:table-cell table:style-name="ce1" table:formula="of:=CONCATENATE([.E211];MID([.A403];3;2);DEC2HEX((HEX2DEC(MID([.A403];5;2))-2+256*((HEX2DEC(MID([.A403];5;2))-2)&lt;0));2);MID([.A403];7;2))" office:value-type="string" office:string-value="D05E4F21">
            <text:p>D05E4F21</text:p>
          </table:table-cell>
          <table:table-cell table:style-name="ce1" table:formula="of:=CONCATENATE([.E211];MID([.A144];3;2);DEC2HEX((HEX2DEC(MID([.A144];5;2))-2+256*((HEX2DEC(MID([.A144];5;2))-2)&lt;0));2);MID([.A144];7;2))" office:value-type="string" office:string-value="D061AF88">
            <text:p>D061AF88</text:p>
          </table:table-cell>
          <table:table-cell table:style-name="ce1" table:formula="of:=CONCATENATE([.E211];MID([.A145];3;2);DEC2HEX((HEX2DEC(MID([.A145];5;2))-2+256*((HEX2DEC(MID([.A145];5;2))-2)&lt;0));2);MID([.A145];7;2))" office:value-type="string" office:string-value="D005CBBB">
            <text:p>D005CBBB</text:p>
          </table:table-cell>
          <table:table-cell table:style-name="ce1" table:formula="of:=CONCATENATE([.E211];MID([.A142];3;2);DEC2HEX((HEX2DEC(MID([.A142];5;2))-2+256*((HEX2DEC(MID([.A142];5;2))-2)&lt;0));2);MID([.A142];7;2))" office:value-type="string" office:string-value="D029E222">
            <text:p>D029E222</text:p>
          </table:table-cell>
          <table:table-cell table:style-name="ce1" table:formula="of:=CONCATENATE([.E211];MID([.A143];3;2);DEC2HEX((HEX2DEC(MID([.A143];5;2))-2+256*((HEX2DEC(MID([.A143];5;2))-2)&lt;0));2);MID([.A143];7;2))" office:value-type="string" office:string-value="D0CDFE55">
            <text:p>D0CDFE55</text:p>
          </table:table-cell>
          <table:table-cell/>
          <table:table-cell table:style-name="ce1" table:formula="of:=CONCATENATE([.E211];MID([.A344];3;2);DEC2HEX((HEX2DEC(MID([.A344];5;2))-4+256*((HEX2DEC(MID([.A344];5;2))-4)&lt;0));2);MID([.A344];7;2))" office:value-type="string" office:string-value="D0C7D200">
            <text:p>D0C7D200</text:p>
          </table:table-cell>
          <table:table-cell table:style-name="ce1" table:formula="of:=CONCATENATE([.E211];MID([.A89];3;2);DEC2HEX((HEX2DEC(MID([.A89];5;2))-4+256*((HEX2DEC(MID([.A89];5;2))-4)&lt;0));2);MID([.A89];7;2))" office:value-type="string" office:string-value="D06BEE33">
            <text:p>D06BEE33</text:p>
          </table:table-cell>
          <table:table-cell table:style-name="ce1" table:formula="of:=CONCATENATE([.E211];MID([.A182];3;2);DEC2HEX((HEX2DEC(MID([.A182];5;2))-3+256*((HEX2DEC(MID([.A182];5;2))-3)&lt;0));2);MID([.A182];7;2))" office:value-type="string" office:string-value="D090A8AA">
            <text:p>D090A8AA</text:p>
          </table:table-cell>
          <table:table-cell table:style-name="ce1" table:formula="of:=CONCATENATE([.E211];MID([.A183];3;2);DEC2HEX((HEX2DEC(MID([.A183];5;2))-3+256*((HEX2DEC(MID([.A183];5;2))-3)&lt;0));2);MID([.A183];7;2))" office:value-type="string" office:string-value="D034C4DD">
            <text:p>D034C4DD</text:p>
          </table:table-cell>
          <table:table-cell table:formula="of:=CONCATENATE([.E211];MID([.A180];3;2);DEC2HEX((HEX2DEC(MID([.A180];5;2))-3+256*((HEX2DEC(MID([.A180];5;2))-3)&lt;0));2);MID([.A180];7;2))" office:value-type="string" office:string-value="D058DB44">
            <text:p>D058DB44</text:p>
          </table:table-cell>
          <table:table-cell table:style-name="ce1" table:formula="of:=CONCATENATE([.E211];MID([.A437];3;2);DEC2HEX((HEX2DEC(MID([.A437];5;2))-3+256*((HEX2DEC(MID([.A437];5;2))-3)&lt;0));2);MID([.A437];7;2))" office:value-type="string" office:string-value="D0FCF777">
            <text:p>D0FCF777</text:p>
          </table:table-cell>
          <table:table-cell table:style-name="ce1" table:formula="of:=CONCATENATE([.E211];MID([.A178];3;2);DEC2HEX((HEX2DEC(MID([.A178];5;2))-3+256*((HEX2DEC(MID([.A178];5;2))-3)&lt;0));2);MID([.A178];7;2))" office:value-type="string" office:string-value="D00F0EEE">
            <text:p>D00F0EEE</text:p>
          </table:table-cell>
          <table:table-cell table:style-name="ce1" table:formula="of:=CONCATENATE([.E211];MID([.A179];3;2);DEC2HEX((HEX2DEC(MID([.A179];5;2))-3+256*((HEX2DEC(MID([.A179];5;2))-3)&lt;0));2);MID([.A179];7;2))" office:value-type="string" office:string-value="D0B4BF11">
            <text:p>D0B4BF11</text:p>
          </table:table-cell>
          <table:table-cell table:style-name="ce6" table:formula="of:=CONCATENATE([.E211];MID([.A432];3;2);DEC2HEX((HEX2DEC(MID([.A432];5;2))-3+256*((HEX2DEC(MID([.A432];5;2))-3)&lt;0));2);MID([.A432];7;2))" office:value-type="string" office:string-value="D0C7D688">
            <text:p>D0C7D688</text:p>
          </table:table-cell>
          <table:table-cell table:style-name="ce1" table:formula="of:=CONCATENATE([.E211];MID([.A177];3;2);DEC2HEX((HEX2DEC(MID([.A177];5;2))-3+256*((HEX2DEC(MID([.A177];5;2))-3)&lt;0));2);MID([.A177];7;2))" office:value-type="string" office:string-value="D06BF2BB">
            <text:p>D06BF2BB</text:p>
          </table:table-cell>
          <table:table-cell/>
          <table:table-cell table:style-name="ce1" table:formula="of:=MID([.A211];3;2)" office:value-type="string" office:string-value="1A">
            <text:p>1A</text:p>
          </table:table-cell>
          <table:table-cell table:style-name="ce1" table:formula="of:=MID([.A211];5;2)" office:value-type="string" office:string-value="EA">
            <text:p>EA</text:p>
          </table:table-cell>
          <table:table-cell table:formula="of:=IF((HEX2DEC([.Y211])-HEX2DEC([.Y210]))&gt;0;HEX2DEC([.Y211])-HEX2DEC([.Y210]);HEX2DEC([.Y211])-HEX2DEC([.Y210])+256)" office:value-type="float" office:value="181">
            <text:p>181</text:p>
          </table:table-cell>
          <table:table-cell table:formula="of:=IF((HEX2DEC([.Z211])-HEX2DEC([.Z210]))&gt;0;HEX2DEC([.Z211])-HEX2DEC([.Z210]);HEX2DEC([.Z211])-HEX2DEC([.Z21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1BE0644</text:p>
          </table:table-cell>
          <table:table-cell table:style-name="ce6" table:formula="of:=CONCATENATE(DEC2HEX(HEX2DEC(MID([.B211];1;2))+1);MID([.A209];3;6))" office:value-type="string" office:string-value="D1C1B2BB">
            <text:p>D1C1B2BB</text:p>
          </table:table-cell>
          <table:table-cell table:formula="of:=DEC2HEX(HEX2DEC([.C213])-1)" office:value-type="string" office:string-value="71">
            <text:p>71</text:p>
          </table:table-cell>
          <table:table-cell table:style-name="ce1" table:formula="of:=CONCATENATE([.C212];MID([.A212];3;2);DEC2HEX(HEX2DEC(MID([.A212];5;2))-63+256*((HEX2DEC(MID([.A212];5;2))-63)&lt;0));MID([.A212];7;2))" office:value-type="string" office:string-value="71BEC744">
            <text:p>71BEC744</text:p>
          </table:table-cell>
          <table:table-cell table:formula="of:=DEC2HEX(HEX2DEC([.E211])+1)" office:value-type="string" office:string-value="D1">
            <text:p>D1</text:p>
          </table:table-cell>
          <table:table-cell table:style-name="ce1" table:formula="of:=CONCATENATE([.E212];MID([.A150];3;2);DEC2HEX((HEX2DEC(MID([.A150];5;2))-2+256*((HEX2DEC(MID([.A150];5;2))-2)&lt;0));2);MID([.A150];7;2))" office:value-type="string" office:string-value="D13AECAA">
            <text:p>D13AECAA</text:p>
          </table:table-cell>
          <table:table-cell table:style-name="ce1" table:formula="of:=CONCATENATE([.E212];MID([.A403];3;2);DEC2HEX((HEX2DEC(MID([.A403];5;2))-2+256*((HEX2DEC(MID([.A403];5;2))-2)&lt;0));2);MID([.A403];7;2))" office:value-type="string" office:string-value="D15E4F21">
            <text:p>D15E4F21</text:p>
          </table:table-cell>
          <table:table-cell table:style-name="ce1" table:formula="of:=CONCATENATE([.E212];MID([.A404];3;2);DEC2HEX((HEX2DEC(MID([.A404];5;2))-2+256*((HEX2DEC(MID([.A404];5;2))-2)&lt;0));2);MID([.A404];7;2))" office:value-type="string" office:string-value="D1F2B444">
            <text:p>D1F2B444</text:p>
          </table:table-cell>
          <table:table-cell table:style-name="ce1" table:formula="of:=CONCATENATE([.E212];MID([.A145];3;2);DEC2HEX((HEX2DEC(MID([.A145];5;2))-2+256*((HEX2DEC(MID([.A145];5;2))-2)&lt;0));2);MID([.A145];7;2))" office:value-type="string" office:string-value="D105CBBB">
            <text:p>D105CBBB</text:p>
          </table:table-cell>
          <table:table-cell table:style-name="ce1" table:formula="of:=CONCATENATE([.E212];MID([.A146];3;2);DEC2HEX((HEX2DEC(MID([.A146];5;2))-2+256*((HEX2DEC(MID([.A146];5;2))-2)&lt;0));2);MID([.A146];7;2))" office:value-type="string" office:string-value="D1A9E7EE">
            <text:p>D1A9E7EE</text:p>
          </table:table-cell>
          <table:table-cell table:style-name="ce1" table:formula="of:=CONCATENATE([.E212];MID([.A143];3;2);DEC2HEX((HEX2DEC(MID([.A143];5;2))-2+256*((HEX2DEC(MID([.A143];5;2))-2)&lt;0));2);MID([.A143];7;2))" office:value-type="string" office:string-value="D1CDFE55">
            <text:p>D1CDFE55</text:p>
          </table:table-cell>
          <table:table-cell table:style-name="ce1" table:formula="of:=CONCATENATE([.E212];MID([.A144];3;2);DEC2HEX((HEX2DEC(MID([.A144];5;2))-2+256*((HEX2DEC(MID([.A144];5;2))-2)&lt;0));2);MID([.A144];7;2))" office:value-type="string" office:string-value="D161AF88">
            <text:p>D161AF88</text:p>
          </table:table-cell>
          <table:table-cell/>
          <table:table-cell table:style-name="ce1" table:formula="of:=CONCATENATE([.E212];MID([.A345];3;2);DEC2HEX((HEX2DEC(MID([.A345];5;2))-4+256*((HEX2DEC(MID([.A345];5;2))-4)&lt;0));2);MID([.A345];7;2))" office:value-type="string" office:string-value="D16BEE33">
            <text:p>D16BEE33</text:p>
          </table:table-cell>
          <table:table-cell table:style-name="ce1" table:formula="of:=CONCATENATE([.E212];MID([.A90];3;2);DEC2HEX((HEX2DEC(MID([.A90];5;2))-4+256*((HEX2DEC(MID([.A90];5;2))-4)&lt;0));2);MID([.A90];7;2))" office:value-type="string" office:string-value="D10F0A66">
            <text:p>D10F0A66</text:p>
          </table:table-cell>
          <table:table-cell table:style-name="ce1" table:formula="of:=CONCATENATE([.E212];MID([.A183];3;2);DEC2HEX((HEX2DEC(MID([.A183];5;2))-3+256*((HEX2DEC(MID([.A183];5;2))-3)&lt;0));2);MID([.A183];7;2))" office:value-type="string" office:string-value="D134C4DD">
            <text:p>D134C4DD</text:p>
          </table:table-cell>
          <table:table-cell table:style-name="ce1" table:formula="of:=CONCATENATE([.E212];MID([.A184];3;2);DEC2HEX((HEX2DEC(MID([.A184];5;2))-3+256*((HEX2DEC(MID([.A184];5;2))-3)&lt;0));2);MID([.A184];7;2))" office:value-type="string" office:string-value="D1E9E000">
            <text:p>D1E9E000</text:p>
          </table:table-cell>
          <table:table-cell table:formula="of:=CONCATENATE([.E212];MID([.A181];3;2);DEC2HEX((HEX2DEC(MID([.A181];5;2))-3+256*((HEX2DEC(MID([.A181];5;2))-3)&lt;0));2);MID([.A181];7;2))" office:value-type="string" office:string-value="D1FCF777">
            <text:p>D1FCF777</text:p>
          </table:table-cell>
          <table:table-cell table:style-name="ce1" table:formula="of:=CONCATENATE([.E212];MID([.A438];3;2);DEC2HEX((HEX2DEC(MID([.A438];5;2))-3+256*((HEX2DEC(MID([.A438];5;2))-3)&lt;0));2);MID([.A438];7;2))" office:value-type="string" office:string-value="D190A8AA">
            <text:p>D190A8AA</text:p>
          </table:table-cell>
          <table:table-cell table:style-name="ce1" table:formula="of:=CONCATENATE([.E212];MID([.A179];3;2);DEC2HEX((HEX2DEC(MID([.A179];5;2))-3+256*((HEX2DEC(MID([.A179];5;2))-3)&lt;0));2);MID([.A179];7;2))" office:value-type="string" office:string-value="D1B4BF11">
            <text:p>D1B4BF11</text:p>
          </table:table-cell>
          <table:table-cell table:style-name="ce1" table:formula="of:=CONCATENATE([.E212];MID([.A180];3;2);DEC2HEX((HEX2DEC(MID([.A180];5;2))-3+256*((HEX2DEC(MID([.A180];5;2))-3)&lt;0));2);MID([.A180];7;2))" office:value-type="string" office:string-value="D158DB44">
            <text:p>D158DB44</text:p>
          </table:table-cell>
          <table:table-cell table:style-name="ce6" table:formula="of:=CONCATENATE([.E212];MID([.A433];3;2);DEC2HEX((HEX2DEC(MID([.A433];5;2))-3+256*((HEX2DEC(MID([.A433];5;2))-3)&lt;0));2);MID([.A433];7;2))" office:value-type="string" office:string-value="D16BF2BB">
            <text:p>D16BF2BB</text:p>
          </table:table-cell>
          <table:table-cell table:style-name="ce1" table:formula="of:=CONCATENATE([.E212];MID([.A178];3;2);DEC2HEX((HEX2DEC(MID([.A178];5;2))-3+256*((HEX2DEC(MID([.A178];5;2))-3)&lt;0));2);MID([.A178];7;2))" office:value-type="string" office:string-value="D10F0EEE">
            <text:p>D10F0EEE</text:p>
          </table:table-cell>
          <table:table-cell/>
          <table:table-cell table:style-name="ce1" table:formula="of:=MID([.A212];3;2)" office:value-type="string" office:string-value="BE">
            <text:p>BE</text:p>
          </table:table-cell>
          <table:table-cell table:style-name="ce1" table:formula="of:=MID([.A212];5;2)" office:value-type="string" office:string-value="06">
            <text:p>06</text:p>
          </table:table-cell>
          <table:table-cell table:formula="of:=IF((HEX2DEC([.Y212])-HEX2DEC([.Y211]))&gt;0;HEX2DEC([.Y212])-HEX2DEC([.Y211]);HEX2DEC([.Y212])-HEX2DEC([.Y211])+256)" office:value-type="float" office:value="164">
            <text:p>164</text:p>
          </table:table-cell>
          <table:table-cell table:formula="of:=IF((HEX2DEC([.Z212])-HEX2DEC([.Z211]))&gt;0;HEX2DEC([.Z212])-HEX2DEC([.Z211]);HEX2DEC([.Z212])-HEX2DEC([.Z21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252B777</text:p>
          </table:table-cell>
          <table:table-cell table:style-name="ce6" table:formula="of:=CONCATENATE(DEC2HEX(HEX2DEC(MID([.B212];1;2))+1);MID([.A210];3;6))" office:value-type="string" office:string-value="D265CEEE">
            <text:p>D265CEEE</text:p>
          </table:table-cell>
          <table:table-cell table:formula="of:=DEC2HEX(HEX2DEC([.C214])-1)" office:value-type="string" office:string-value="72">
            <text:p>72</text:p>
          </table:table-cell>
          <table:table-cell table:style-name="ce1" table:formula="of:=CONCATENATE([.C213];MID([.A213];3;2);DEC2HEX(HEX2DEC(MID([.A213];5;2))-63+256*((HEX2DEC(MID([.A213];5;2))-63)&lt;0));MID([.A213];7;2))" office:value-type="string" office:string-value="72527877">
            <text:p>72527877</text:p>
          </table:table-cell>
          <table:table-cell table:formula="of:=DEC2HEX(HEX2DEC([.E212])+1)" office:value-type="string" office:string-value="D2">
            <text:p>D2</text:p>
          </table:table-cell>
          <table:table-cell table:style-name="ce1" table:formula="of:=CONCATENATE([.E213];MID([.A151];3;2);DEC2HEX((HEX2DEC(MID([.A151];5;2))-2+256*((HEX2DEC(MID([.A151];5;2))-2)&lt;0));2);MID([.A151];7;2))" office:value-type="string" office:string-value="D2DE08DD">
            <text:p>D2DE08DD</text:p>
          </table:table-cell>
          <table:table-cell table:style-name="ce1" table:formula="of:=CONCATENATE([.E213];MID([.A404];3;2);DEC2HEX((HEX2DEC(MID([.A404];5;2))-2+256*((HEX2DEC(MID([.A404];5;2))-2)&lt;0));2);MID([.A404];7;2))" office:value-type="string" office:string-value="D2F2B444">
            <text:p>D2F2B444</text:p>
          </table:table-cell>
          <table:table-cell table:style-name="ce1" table:formula="of:=CONCATENATE([.E213];MID([.A405];3;2);DEC2HEX((HEX2DEC(MID([.A405];5;2))-2+256*((HEX2DEC(MID([.A405];5;2))-2)&lt;0));2);MID([.A405];7;2))" office:value-type="string" office:string-value="D296D077">
            <text:p>D296D077</text:p>
          </table:table-cell>
          <table:table-cell table:style-name="ce1" table:formula="of:=CONCATENATE([.E213];MID([.A146];3;2);DEC2HEX((HEX2DEC(MID([.A146];5;2))-2+256*((HEX2DEC(MID([.A146];5;2))-2)&lt;0));2);MID([.A146];7;2))" office:value-type="string" office:string-value="D2A9E7EE">
            <text:p>D2A9E7EE</text:p>
          </table:table-cell>
          <table:table-cell table:style-name="ce1" table:formula="of:=CONCATENATE([.E213];MID([.A147];3;2);DEC2HEX((HEX2DEC(MID([.A147];5;2))-2+256*((HEX2DEC(MID([.A147];5;2))-2)&lt;0));2);MID([.A147];7;2))" office:value-type="string" office:string-value="D25E4F21">
            <text:p>D25E4F21</text:p>
          </table:table-cell>
          <table:table-cell table:style-name="ce1" table:formula="of:=CONCATENATE([.E213];MID([.A144];3;2);DEC2HEX((HEX2DEC(MID([.A144];5;2))-2+256*((HEX2DEC(MID([.A144];5;2))-2)&lt;0));2);MID([.A144];7;2))" office:value-type="string" office:string-value="D261AF88">
            <text:p>D261AF88</text:p>
          </table:table-cell>
          <table:table-cell table:style-name="ce1" table:formula="of:=CONCATENATE([.E213];MID([.A145];3;2);DEC2HEX((HEX2DEC(MID([.A145];5;2))-2+256*((HEX2DEC(MID([.A145];5;2))-2)&lt;0));2);MID([.A145];7;2))" office:value-type="string" office:string-value="D205CBBB">
            <text:p>D205CBBB</text:p>
          </table:table-cell>
          <table:table-cell/>
          <table:table-cell table:style-name="ce1" table:formula="of:=CONCATENATE([.E213];MID([.A346];3;2);DEC2HEX((HEX2DEC(MID([.A346];5;2))-4+256*((HEX2DEC(MID([.A346];5;2))-4)&lt;0));2);MID([.A346];7;2))" office:value-type="string" office:string-value="D20F0A66">
            <text:p>D20F0A66</text:p>
          </table:table-cell>
          <table:table-cell table:style-name="ce1" table:formula="of:=CONCATENATE([.E213];MID([.A91];3;2);DEC2HEX((HEX2DEC(MID([.A91];5;2))-4+256*((HEX2DEC(MID([.A91];5;2))-4)&lt;0));2);MID([.A91];7;2))" office:value-type="string" office:string-value="D2A3BB99">
            <text:p>D2A3BB99</text:p>
          </table:table-cell>
          <table:table-cell table:style-name="ce1" table:formula="of:=CONCATENATE([.E213];MID([.A184];3;2);DEC2HEX((HEX2DEC(MID([.A184];5;2))-3+256*((HEX2DEC(MID([.A184];5;2))-3)&lt;0));2);MID([.A184];7;2))" office:value-type="string" office:string-value="D2E9E000">
            <text:p>D2E9E000</text:p>
          </table:table-cell>
          <table:table-cell table:style-name="ce1" table:formula="of:=CONCATENATE([.E213];MID([.A185];3;2);DEC2HEX((HEX2DEC(MID([.A185];5;2))-3+256*((HEX2DEC(MID([.A185];5;2))-3)&lt;0));2);MID([.A185];7;2))" office:value-type="string" office:string-value="D28DFC33">
            <text:p>D28DFC33</text:p>
          </table:table-cell>
          <table:table-cell table:formula="of:=CONCATENATE([.E213];MID([.A182];3;2);DEC2HEX((HEX2DEC(MID([.A182];5;2))-3+256*((HEX2DEC(MID([.A182];5;2))-3)&lt;0));2);MID([.A182];7;2))" office:value-type="string" office:string-value="D290A8AA">
            <text:p>D290A8AA</text:p>
          </table:table-cell>
          <table:table-cell table:style-name="ce1" table:formula="of:=CONCATENATE([.E213];MID([.A439];3;2);DEC2HEX((HEX2DEC(MID([.A439];5;2))-3+256*((HEX2DEC(MID([.A439];5;2))-3)&lt;0));2);MID([.A439];7;2))" office:value-type="string" office:string-value="D234C4DD">
            <text:p>D234C4DD</text:p>
          </table:table-cell>
          <table:table-cell table:style-name="ce1" table:formula="of:=CONCATENATE([.E213];MID([.A180];3;2);DEC2HEX((HEX2DEC(MID([.A180];5;2))-3+256*((HEX2DEC(MID([.A180];5;2))-3)&lt;0));2);MID([.A180];7;2))" office:value-type="string" office:string-value="D258DB44">
            <text:p>D258DB44</text:p>
          </table:table-cell>
          <table:table-cell table:style-name="ce1" table:formula="of:=CONCATENATE([.E213];MID([.A181];3;2);DEC2HEX((HEX2DEC(MID([.A181];5;2))-3+256*((HEX2DEC(MID([.A181];5;2))-3)&lt;0));2);MID([.A181];7;2))" office:value-type="string" office:string-value="D2FCF777">
            <text:p>D2FCF777</text:p>
          </table:table-cell>
          <table:table-cell table:style-name="ce6" table:formula="of:=CONCATENATE([.E213];MID([.A434];3;2);DEC2HEX((HEX2DEC(MID([.A434];5;2))-3+256*((HEX2DEC(MID([.A434];5;2))-3)&lt;0));2);MID([.A434];7;2))" office:value-type="string" office:string-value="D20F0EEE">
            <text:p>D20F0EEE</text:p>
          </table:table-cell>
          <table:table-cell table:style-name="ce1" table:formula="of:=CONCATENATE([.E213];MID([.A179];3;2);DEC2HEX((HEX2DEC(MID([.A179];5;2))-3+256*((HEX2DEC(MID([.A179];5;2))-3)&lt;0));2);MID([.A179];7;2))" office:value-type="string" office:string-value="D2B4BF11">
            <text:p>D2B4BF11</text:p>
          </table:table-cell>
          <table:table-cell/>
          <table:table-cell table:style-name="ce1" table:formula="of:=MID([.A213];3;2)" office:value-type="string" office:string-value="52">
            <text:p>52</text:p>
          </table:table-cell>
          <table:table-cell table:style-name="ce1" table:formula="of:=MID([.A213];5;2)" office:value-type="string" office:string-value="B7">
            <text:p>B7</text:p>
          </table:table-cell>
          <table:table-cell table:formula="of:=IF((HEX2DEC([.Y213])-HEX2DEC([.Y212]))&gt;0;HEX2DEC([.Y213])-HEX2DEC([.Y212]);HEX2DEC([.Y213])-HEX2DEC([.Y212])+256)" office:value-type="float" office:value="148">
            <text:p>148</text:p>
          </table:table-cell>
          <table:table-cell table:formula="of:=IF((HEX2DEC([.Z213])-HEX2DEC([.Z212]))&gt;0;HEX2DEC([.Z213])-HEX2DEC([.Z212]);HEX2DEC([.Z213])-HEX2DEC([.Z21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3F6D3AA</text:p>
          </table:table-cell>
          <table:table-cell table:style-name="ce6" table:formula="of:=CONCATENATE(DEC2HEX(HEX2DEC(MID([.B213];1;2))+1);MID([.A211];3;6))" office:value-type="string" office:string-value="D31AEA11">
            <text:p>D31AEA11</text:p>
          </table:table-cell>
          <table:table-cell table:formula="of:=DEC2HEX(HEX2DEC([.C215])-1)" office:value-type="string" office:string-value="73">
            <text:p>73</text:p>
          </table:table-cell>
          <table:table-cell table:style-name="ce1" table:formula="of:=CONCATENATE([.C214];MID([.A214];3;2);DEC2HEX(HEX2DEC(MID([.A214];5;2))-63+256*((HEX2DEC(MID([.A214];5;2))-63)&lt;0));MID([.A214];7;2))" office:value-type="string" office:string-value="73F694AA">
            <text:p>73F694AA</text:p>
          </table:table-cell>
          <table:table-cell table:formula="of:=DEC2HEX(HEX2DEC([.E213])+1)" office:value-type="string" office:string-value="D3">
            <text:p>D3</text:p>
          </table:table-cell>
          <table:table-cell table:style-name="ce1" table:formula="of:=CONCATENATE([.E214];MID([.A152];3;2);DEC2HEX((HEX2DEC(MID([.A152];5;2))-2+256*((HEX2DEC(MID([.A152];5;2))-2)&lt;0));2);MID([.A152];7;2))" office:value-type="string" office:string-value="D383B900">
            <text:p>D383B900</text:p>
          </table:table-cell>
          <table:table-cell table:style-name="ce1" table:formula="of:=CONCATENATE([.E214];MID([.A405];3;2);DEC2HEX((HEX2DEC(MID([.A405];5;2))-2+256*((HEX2DEC(MID([.A405];5;2))-2)&lt;0));2);MID([.A405];7;2))" office:value-type="string" office:string-value="D396D077">
            <text:p>D396D077</text:p>
          </table:table-cell>
          <table:table-cell table:style-name="ce1" table:formula="of:=CONCATENATE([.E214];MID([.A406];3;2);DEC2HEX((HEX2DEC(MID([.A406];5;2))-2+256*((HEX2DEC(MID([.A406];5;2))-2)&lt;0));2);MID([.A406];7;2))" office:value-type="string" office:string-value="D33AECAA">
            <text:p>D33AECAA</text:p>
          </table:table-cell>
          <table:table-cell table:style-name="ce1" table:formula="of:=CONCATENATE([.E214];MID([.A147];3;2);DEC2HEX((HEX2DEC(MID([.A147];5;2))-2+256*((HEX2DEC(MID([.A147];5;2))-2)&lt;0));2);MID([.A147];7;2))" office:value-type="string" office:string-value="D35E4F21">
            <text:p>D35E4F21</text:p>
          </table:table-cell>
          <table:table-cell table:style-name="ce1" table:formula="of:=CONCATENATE([.E214];MID([.A148];3;2);DEC2HEX((HEX2DEC(MID([.A148];5;2))-2+256*((HEX2DEC(MID([.A148];5;2))-2)&lt;0));2);MID([.A148];7;2))" office:value-type="string" office:string-value="D3F2B444">
            <text:p>D3F2B444</text:p>
          </table:table-cell>
          <table:table-cell table:style-name="ce1" table:formula="of:=CONCATENATE([.E214];MID([.A145];3;2);DEC2HEX((HEX2DEC(MID([.A145];5;2))-2+256*((HEX2DEC(MID([.A145];5;2))-2)&lt;0));2);MID([.A145];7;2))" office:value-type="string" office:string-value="D305CBBB">
            <text:p>D305CBBB</text:p>
          </table:table-cell>
          <table:table-cell table:style-name="ce1" table:formula="of:=CONCATENATE([.E214];MID([.A146];3;2);DEC2HEX((HEX2DEC(MID([.A146];5;2))-2+256*((HEX2DEC(MID([.A146];5;2))-2)&lt;0));2);MID([.A146];7;2))" office:value-type="string" office:string-value="D3A9E7EE">
            <text:p>D3A9E7EE</text:p>
          </table:table-cell>
          <table:table-cell/>
          <table:table-cell table:style-name="ce1" table:formula="of:=CONCATENATE([.E214];MID([.A347];3;2);DEC2HEX((HEX2DEC(MID([.A347];5;2))-4+256*((HEX2DEC(MID([.A347];5;2))-4)&lt;0));2);MID([.A347];7;2))" office:value-type="string" office:string-value="D3A3BB99">
            <text:p>D3A3BB99</text:p>
          </table:table-cell>
          <table:table-cell table:style-name="ce1" table:formula="of:=CONCATENATE([.E214];MID([.A92];3;2);DEC2HEX((HEX2DEC(MID([.A92];5;2))-4+256*((HEX2DEC(MID([.A92];5;2))-4)&lt;0));2);MID([.A92];7;2))" office:value-type="string" office:string-value="D347D7CC">
            <text:p>D347D7CC</text:p>
          </table:table-cell>
          <table:table-cell table:style-name="ce1" table:formula="of:=CONCATENATE([.E214];MID([.A185];3;2);DEC2HEX((HEX2DEC(MID([.A185];5;2))-3+256*((HEX2DEC(MID([.A185];5;2))-3)&lt;0));2);MID([.A185];7;2))" office:value-type="string" office:string-value="D38DFC33">
            <text:p>D38DFC33</text:p>
          </table:table-cell>
          <table:table-cell table:style-name="ce1" table:formula="of:=CONCATENATE([.E214];MID([.A186];3;2);DEC2HEX((HEX2DEC(MID([.A186];5;2))-3+256*((HEX2DEC(MID([.A186];5;2))-3)&lt;0));2);MID([.A186];7;2))" office:value-type="string" office:string-value="D321AD66">
            <text:p>D321AD66</text:p>
          </table:table-cell>
          <table:table-cell table:formula="of:=CONCATENATE([.E214];MID([.A183];3;2);DEC2HEX((HEX2DEC(MID([.A183];5;2))-3+256*((HEX2DEC(MID([.A183];5;2))-3)&lt;0));2);MID([.A183];7;2))" office:value-type="string" office:string-value="D334C4DD">
            <text:p>D334C4DD</text:p>
          </table:table-cell>
          <table:table-cell table:style-name="ce1" table:formula="of:=CONCATENATE([.E214];MID([.A440];3;2);DEC2HEX((HEX2DEC(MID([.A440];5;2))-3+256*((HEX2DEC(MID([.A440];5;2))-3)&lt;0));2);MID([.A440];7;2))" office:value-type="string" office:string-value="D3E9E000">
            <text:p>D3E9E000</text:p>
          </table:table-cell>
          <table:table-cell table:style-name="ce1" table:formula="of:=CONCATENATE([.E214];MID([.A181];3;2);DEC2HEX((HEX2DEC(MID([.A181];5;2))-3+256*((HEX2DEC(MID([.A181];5;2))-3)&lt;0));2);MID([.A181];7;2))" office:value-type="string" office:string-value="D3FCF777">
            <text:p>D3FCF777</text:p>
          </table:table-cell>
          <table:table-cell table:style-name="ce1" table:formula="of:=CONCATENATE([.E214];MID([.A182];3;2);DEC2HEX((HEX2DEC(MID([.A182];5;2))-3+256*((HEX2DEC(MID([.A182];5;2))-3)&lt;0));2);MID([.A182];7;2))" office:value-type="string" office:string-value="D390A8AA">
            <text:p>D390A8AA</text:p>
          </table:table-cell>
          <table:table-cell table:style-name="ce6" table:formula="of:=CONCATENATE([.E214];MID([.A435];3;2);DEC2HEX((HEX2DEC(MID([.A435];5;2))-3+256*((HEX2DEC(MID([.A435];5;2))-3)&lt;0));2);MID([.A435];7;2))" office:value-type="string" office:string-value="D3B4BF11">
            <text:p>D3B4BF11</text:p>
          </table:table-cell>
          <table:table-cell table:style-name="ce1" table:formula="of:=CONCATENATE([.E214];MID([.A180];3;2);DEC2HEX((HEX2DEC(MID([.A180];5;2))-3+256*((HEX2DEC(MID([.A180];5;2))-3)&lt;0));2);MID([.A180];7;2))" office:value-type="string" office:string-value="D358DB44">
            <text:p>D358DB44</text:p>
          </table:table-cell>
          <table:table-cell/>
          <table:table-cell table:style-name="ce1" table:formula="of:=MID([.A214];3;2)" office:value-type="string" office:string-value="F6">
            <text:p>F6</text:p>
          </table:table-cell>
          <table:table-cell table:style-name="ce1" table:formula="of:=MID([.A214];5;2)" office:value-type="string" office:string-value="D3">
            <text:p>D3</text:p>
          </table:table-cell>
          <table:table-cell table:formula="of:=IF((HEX2DEC([.Y214])-HEX2DEC([.Y213]))&gt;0;HEX2DEC([.Y214])-HEX2DEC([.Y213]);HEX2DEC([.Y214])-HEX2DEC([.Y213])+256)" office:value-type="float" office:value="164">
            <text:p>164</text:p>
          </table:table-cell>
          <table:table-cell table:formula="of:=IF((HEX2DEC([.Z214])-HEX2DEC([.Z213]))&gt;0;HEX2DEC([.Z214])-HEX2DEC([.Z213]);HEX2DEC([.Z214])-HEX2DEC([.Z21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49AEFDD</text:p>
          </table:table-cell>
          <table:table-cell office:value-type="string">
            <text:p>D4BE0644</text:p>
          </table:table-cell>
          <table:table-cell table:formula="of:=DEC2HEX(HEX2DEC([.C216])-1)" office:value-type="string" office:string-value="74">
            <text:p>74</text:p>
          </table:table-cell>
          <table:table-cell table:style-name="ce1" table:formula="of:=CONCATENATE([.C215];MID([.A215];3;2);DEC2HEX(HEX2DEC(MID([.A215];5;2))-63+256*((HEX2DEC(MID([.A215];5;2))-63)&lt;0));MID([.A215];7;2))" office:value-type="string" office:string-value="749AB0DD">
            <text:p>749AB0DD</text:p>
          </table:table-cell>
          <table:table-cell table:formula="of:=DEC2HEX(HEX2DEC([.E214])+1)" office:value-type="string" office:string-value="D4">
            <text:p>D4</text:p>
          </table:table-cell>
          <table:table-cell table:style-name="ce1" table:formula="of:=CONCATENATE([.E215];MID([.A153];3;2);DEC2HEX((HEX2DEC(MID([.A153];5;2))-2+256*((HEX2DEC(MID([.A153];5;2))-2)&lt;0));2);MID([.A153];7;2))" office:value-type="string" office:string-value="D427D533">
            <text:p>D427D533</text:p>
          </table:table-cell>
          <table:table-cell table:style-name="ce1" table:formula="of:=CONCATENATE([.E215];MID([.A406];3;2);DEC2HEX((HEX2DEC(MID([.A406];5;2))-2+256*((HEX2DEC(MID([.A406];5;2))-2)&lt;0));2);MID([.A406];7;2))" office:value-type="string" office:string-value="D43AECAA">
            <text:p>D43AECAA</text:p>
          </table:table-cell>
          <table:table-cell table:style-name="ce1" table:formula="of:=CONCATENATE([.E215];MID([.A407];3;2);DEC2HEX((HEX2DEC(MID([.A407];5;2))-2+256*((HEX2DEC(MID([.A407];5;2))-2)&lt;0));2);MID([.A407];7;2))" office:value-type="string" office:string-value="D4DE08DD">
            <text:p>D4DE08DD</text:p>
          </table:table-cell>
          <table:table-cell table:style-name="ce1" table:formula="of:=CONCATENATE([.E215];MID([.A148];3;2);DEC2HEX((HEX2DEC(MID([.A148];5;2))-2+256*((HEX2DEC(MID([.A148];5;2))-2)&lt;0));2);MID([.A148];7;2))" office:value-type="string" office:string-value="D4F2B444">
            <text:p>D4F2B444</text:p>
          </table:table-cell>
          <table:table-cell table:style-name="ce1" table:formula="of:=CONCATENATE([.E215];MID([.A149];3;2);DEC2HEX((HEX2DEC(MID([.A149];5;2))-2+256*((HEX2DEC(MID([.A149];5;2))-2)&lt;0));2);MID([.A149];7;2))" office:value-type="string" office:string-value="D496D077">
            <text:p>D496D077</text:p>
          </table:table-cell>
          <table:table-cell table:style-name="ce1" table:formula="of:=CONCATENATE([.E215];MID([.A146];3;2);DEC2HEX((HEX2DEC(MID([.A146];5;2))-2+256*((HEX2DEC(MID([.A146];5;2))-2)&lt;0));2);MID([.A146];7;2))" office:value-type="string" office:string-value="D4A9E7EE">
            <text:p>D4A9E7EE</text:p>
          </table:table-cell>
          <table:table-cell table:style-name="ce1" table:formula="of:=CONCATENATE([.E215];MID([.A147];3;2);DEC2HEX((HEX2DEC(MID([.A147];5;2))-2+256*((HEX2DEC(MID([.A147];5;2))-2)&lt;0));2);MID([.A147];7;2))" office:value-type="string" office:string-value="D45E4F21">
            <text:p>D45E4F21</text:p>
          </table:table-cell>
          <table:table-cell/>
          <table:table-cell table:style-name="ce1" table:formula="of:=CONCATENATE([.E215];MID([.A348];3;2);DEC2HEX((HEX2DEC(MID([.A348];5;2))-4+256*((HEX2DEC(MID([.A348];5;2))-4)&lt;0));2);MID([.A348];7;2))" office:value-type="string" office:string-value="D447D7CC">
            <text:p>D447D7CC</text:p>
          </table:table-cell>
          <table:table-cell table:style-name="ce1" table:formula="of:=CONCATENATE([.E215];MID([.A93];3;2);DEC2HEX((HEX2DEC(MID([.A93];5;2))-4+256*((HEX2DEC(MID([.A93];5;2))-4)&lt;0));2);MID([.A93];7;2))" office:value-type="string" office:string-value="D4EBF3FF">
            <text:p>D4EBF3FF</text:p>
          </table:table-cell>
          <table:table-cell table:style-name="ce1" table:formula="of:=CONCATENATE([.E215];MID([.A186];3;2);DEC2HEX((HEX2DEC(MID([.A186];5;2))-3+256*((HEX2DEC(MID([.A186];5;2))-3)&lt;0));2);MID([.A186];7;2))" office:value-type="string" office:string-value="D421AD66">
            <text:p>D421AD66</text:p>
          </table:table-cell>
          <table:table-cell table:style-name="ce1" table:formula="of:=CONCATENATE([.E215];MID([.A187];3;2);DEC2HEX((HEX2DEC(MID([.A187];5;2))-3+256*((HEX2DEC(MID([.A187];5;2))-3)&lt;0));2);MID([.A187];7;2))" office:value-type="string" office:string-value="D4C5C999">
            <text:p>D4C5C999</text:p>
          </table:table-cell>
          <table:table-cell table:formula="of:=CONCATENATE([.E215];MID([.A184];3;2);DEC2HEX((HEX2DEC(MID([.A184];5;2))-3+256*((HEX2DEC(MID([.A184];5;2))-3)&lt;0));2);MID([.A184];7;2))" office:value-type="string" office:string-value="D4E9E000">
            <text:p>D4E9E000</text:p>
          </table:table-cell>
          <table:table-cell table:style-name="ce1" table:formula="of:=CONCATENATE([.E215];MID([.A441];3;2);DEC2HEX((HEX2DEC(MID([.A441];5;2))-3+256*((HEX2DEC(MID([.A441];5;2))-3)&lt;0));2);MID([.A441];7;2))" office:value-type="string" office:string-value="D48DFC33">
            <text:p>D48DFC33</text:p>
          </table:table-cell>
          <table:table-cell table:style-name="ce1" table:formula="of:=CONCATENATE([.E215];MID([.A182];3;2);DEC2HEX((HEX2DEC(MID([.A182];5;2))-3+256*((HEX2DEC(MID([.A182];5;2))-3)&lt;0));2);MID([.A182];7;2))" office:value-type="string" office:string-value="D490A8AA">
            <text:p>D490A8AA</text:p>
          </table:table-cell>
          <table:table-cell table:style-name="ce1" table:formula="of:=CONCATENATE([.E215];MID([.A183];3;2);DEC2HEX((HEX2DEC(MID([.A183];5;2))-3+256*((HEX2DEC(MID([.A183];5;2))-3)&lt;0));2);MID([.A183];7;2))" office:value-type="string" office:string-value="D434C4DD">
            <text:p>D434C4DD</text:p>
          </table:table-cell>
          <table:table-cell table:style-name="ce6" table:formula="of:=CONCATENATE([.E215];MID([.A436];3;2);DEC2HEX((HEX2DEC(MID([.A436];5;2))-3+256*((HEX2DEC(MID([.A436];5;2))-3)&lt;0));2);MID([.A436];7;2))" office:value-type="string" office:string-value="D458DB44">
            <text:p>D458DB44</text:p>
          </table:table-cell>
          <table:table-cell table:style-name="ce1" table:formula="of:=CONCATENATE([.E215];MID([.A181];3;2);DEC2HEX((HEX2DEC(MID([.A181];5;2))-3+256*((HEX2DEC(MID([.A181];5;2))-3)&lt;0));2);MID([.A181];7;2))" office:value-type="string" office:string-value="D4FCF777">
            <text:p>D4FCF777</text:p>
          </table:table-cell>
          <table:table-cell/>
          <table:table-cell table:style-name="ce1" table:formula="of:=MID([.A215];3;2)" office:value-type="string" office:string-value="9A">
            <text:p>9A</text:p>
          </table:table-cell>
          <table:table-cell table:style-name="ce1" table:formula="of:=MID([.A215];5;2)" office:value-type="string" office:string-value="EF">
            <text:p>EF</text:p>
          </table:table-cell>
          <table:table-cell table:formula="of:=IF((HEX2DEC([.Y215])-HEX2DEC([.Y214]))&gt;0;HEX2DEC([.Y215])-HEX2DEC([.Y214]);HEX2DEC([.Y215])-HEX2DEC([.Y214])+256)" office:value-type="float" office:value="164">
            <text:p>164</text:p>
          </table:table-cell>
          <table:table-cell table:formula="of:=IF((HEX2DEC([.Z215])-HEX2DEC([.Z214]))&gt;0;HEX2DEC([.Z215])-HEX2DEC([.Z214]);HEX2DEC([.Z215])-HEX2DEC([.Z21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54F0B00</text:p>
          </table:table-cell>
          <table:table-cell office:value-type="string">
            <text:p>D552B777</text:p>
          </table:table-cell>
          <table:table-cell table:formula="of:=DEC2HEX(HEX2DEC([.C217])-1)" office:value-type="string" office:string-value="75">
            <text:p>75</text:p>
          </table:table-cell>
          <table:table-cell table:style-name="ce1" table:formula="of:=CONCATENATE([.C216];MID([.A216];3;2);DEC2HEX(HEX2DEC(MID([.A216];5;2))-63+256*((HEX2DEC(MID([.A216];5;2))-63)&lt;0));MID([.A216];7;2))" office:value-type="string" office:string-value="754FCC00">
            <text:p>754FCC00</text:p>
          </table:table-cell>
          <table:table-cell table:formula="of:=DEC2HEX(HEX2DEC([.E215])+1)" office:value-type="string" office:string-value="D5">
            <text:p>D5</text:p>
          </table:table-cell>
          <table:table-cell table:style-name="ce1" table:formula="of:=CONCATENATE([.E216];MID([.A154];3;2);DEC2HEX((HEX2DEC(MID([.A154];5;2))-2+256*((HEX2DEC(MID([.A154];5;2))-2)&lt;0));2);MID([.A154];7;2))" office:value-type="string" office:string-value="D5CBF166">
            <text:p>D5CBF166</text:p>
          </table:table-cell>
          <table:table-cell table:style-name="ce1" table:formula="of:=CONCATENATE([.E216];MID([.A407];3;2);DEC2HEX((HEX2DEC(MID([.A407];5;2))-2+256*((HEX2DEC(MID([.A407];5;2))-2)&lt;0));2);MID([.A407];7;2))" office:value-type="string" office:string-value="D5DE08DD">
            <text:p>D5DE08DD</text:p>
          </table:table-cell>
          <table:table-cell table:style-name="ce1" table:formula="of:=CONCATENATE([.E216];MID([.A408];3;2);DEC2HEX((HEX2DEC(MID([.A408];5;2))-2+256*((HEX2DEC(MID([.A408];5;2))-2)&lt;0));2);MID([.A408];7;2))" office:value-type="string" office:string-value="D583B900">
            <text:p>D583B900</text:p>
          </table:table-cell>
          <table:table-cell table:style-name="ce1" table:formula="of:=CONCATENATE([.E216];MID([.A149];3;2);DEC2HEX((HEX2DEC(MID([.A149];5;2))-2+256*((HEX2DEC(MID([.A149];5;2))-2)&lt;0));2);MID([.A149];7;2))" office:value-type="string" office:string-value="D596D077">
            <text:p>D596D077</text:p>
          </table:table-cell>
          <table:table-cell table:style-name="ce1" table:formula="of:=CONCATENATE([.E216];MID([.A150];3;2);DEC2HEX((HEX2DEC(MID([.A150];5;2))-2+256*((HEX2DEC(MID([.A150];5;2))-2)&lt;0));2);MID([.A150];7;2))" office:value-type="string" office:string-value="D53AECAA">
            <text:p>D53AECAA</text:p>
          </table:table-cell>
          <table:table-cell table:style-name="ce1" table:formula="of:=CONCATENATE([.E216];MID([.A147];3;2);DEC2HEX((HEX2DEC(MID([.A147];5;2))-2+256*((HEX2DEC(MID([.A147];5;2))-2)&lt;0));2);MID([.A147];7;2))" office:value-type="string" office:string-value="D55E4F21">
            <text:p>D55E4F21</text:p>
          </table:table-cell>
          <table:table-cell table:style-name="ce1" table:formula="of:=CONCATENATE([.E216];MID([.A148];3;2);DEC2HEX((HEX2DEC(MID([.A148];5;2))-2+256*((HEX2DEC(MID([.A148];5;2))-2)&lt;0));2);MID([.A148];7;2))" office:value-type="string" office:string-value="D5F2B444">
            <text:p>D5F2B444</text:p>
          </table:table-cell>
          <table:table-cell/>
          <table:table-cell table:style-name="ce1" table:formula="of:=CONCATENATE([.E216];MID([.A349];3;2);DEC2HEX((HEX2DEC(MID([.A349];5;2))-4+256*((HEX2DEC(MID([.A349];5;2))-4)&lt;0));2);MID([.A349];7;2))" office:value-type="string" office:string-value="D5EBF3FF">
            <text:p>D5EBF3FF</text:p>
          </table:table-cell>
          <table:table-cell table:style-name="ce1" table:formula="of:=CONCATENATE([.E216];MID([.A94];3;2);DEC2HEX((HEX2DEC(MID([.A94];5;2))-4+256*((HEX2DEC(MID([.A94];5;2))-4)&lt;0));2);MID([.A94];7;2))" office:value-type="string" office:string-value="D590A422">
            <text:p>D590A422</text:p>
          </table:table-cell>
          <table:table-cell table:style-name="ce1" table:formula="of:=CONCATENATE([.E216];MID([.A187];3;2);DEC2HEX((HEX2DEC(MID([.A187];5;2))-3+256*((HEX2DEC(MID([.A187];5;2))-3)&lt;0));2);MID([.A187];7;2))" office:value-type="string" office:string-value="D5C5C999">
            <text:p>D5C5C999</text:p>
          </table:table-cell>
          <table:table-cell table:style-name="ce1" table:formula="of:=CONCATENATE([.E216];MID([.A188];3;2);DEC2HEX((HEX2DEC(MID([.A188];5;2))-3+256*((HEX2DEC(MID([.A188];5;2))-3)&lt;0));2);MID([.A188];7;2))" office:value-type="string" office:string-value="D569E5CC">
            <text:p>D569E5CC</text:p>
          </table:table-cell>
          <table:table-cell table:formula="of:=CONCATENATE([.E216];MID([.A185];3;2);DEC2HEX((HEX2DEC(MID([.A185];5;2))-3+256*((HEX2DEC(MID([.A185];5;2))-3)&lt;0));2);MID([.A185];7;2))" office:value-type="string" office:string-value="D58DFC33">
            <text:p>D58DFC33</text:p>
          </table:table-cell>
          <table:table-cell table:style-name="ce1" table:formula="of:=CONCATENATE([.E216];MID([.A442];3;2);DEC2HEX((HEX2DEC(MID([.A442];5;2))-3+256*((HEX2DEC(MID([.A442];5;2))-3)&lt;0));2);MID([.A442];7;2))" office:value-type="string" office:string-value="D521AD66">
            <text:p>D521AD66</text:p>
          </table:table-cell>
          <table:table-cell table:style-name="ce1" table:formula="of:=CONCATENATE([.E216];MID([.A183];3;2);DEC2HEX((HEX2DEC(MID([.A183];5;2))-3+256*((HEX2DEC(MID([.A183];5;2))-3)&lt;0));2);MID([.A183];7;2))" office:value-type="string" office:string-value="D534C4DD">
            <text:p>D534C4DD</text:p>
          </table:table-cell>
          <table:table-cell table:style-name="ce1" table:formula="of:=CONCATENATE([.E216];MID([.A184];3;2);DEC2HEX((HEX2DEC(MID([.A184];5;2))-3+256*((HEX2DEC(MID([.A184];5;2))-3)&lt;0));2);MID([.A184];7;2))" office:value-type="string" office:string-value="D5E9E000">
            <text:p>D5E9E000</text:p>
          </table:table-cell>
          <table:table-cell table:style-name="ce6" table:formula="of:=CONCATENATE([.E216];MID([.A437];3;2);DEC2HEX((HEX2DEC(MID([.A437];5;2))-3+256*((HEX2DEC(MID([.A437];5;2))-3)&lt;0));2);MID([.A437];7;2))" office:value-type="string" office:string-value="D5FCF777">
            <text:p>D5FCF777</text:p>
          </table:table-cell>
          <table:table-cell table:style-name="ce1" table:formula="of:=CONCATENATE([.E216];MID([.A182];3;2);DEC2HEX((HEX2DEC(MID([.A182];5;2))-3+256*((HEX2DEC(MID([.A182];5;2))-3)&lt;0));2);MID([.A182];7;2))" office:value-type="string" office:string-value="D590A8AA">
            <text:p>D590A8AA</text:p>
          </table:table-cell>
          <table:table-cell/>
          <table:table-cell table:style-name="ce1" table:formula="of:=MID([.A216];3;2)" office:value-type="string" office:string-value="4F">
            <text:p>4F</text:p>
          </table:table-cell>
          <table:table-cell table:style-name="ce1" table:formula="of:=MID([.A216];5;2)" office:value-type="string" office:string-value="0B">
            <text:p>0B</text:p>
          </table:table-cell>
          <table:table-cell table:formula="of:=IF((HEX2DEC([.Y216])-HEX2DEC([.Y215]))&gt;0;HEX2DEC([.Y216])-HEX2DEC([.Y215]);HEX2DEC([.Y216])-HEX2DEC([.Y215])+256)" office:value-type="float" office:value="181">
            <text:p>181</text:p>
          </table:table-cell>
          <table:table-cell table:formula="of:=IF((HEX2DEC([.Z216])-HEX2DEC([.Z215]))&gt;0;HEX2DEC([.Z216])-HEX2DEC([.Z215]);HEX2DEC([.Z216])-HEX2DEC([.Z21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6E3BC33</text:p>
          </table:table-cell>
          <table:table-cell table:style-name="ce6" table:formula="of:=CONCATENATE(DEC2HEX(HEX2DEC(MID([.B216];1;2))+1);MID([.A214];3;6))" office:value-type="string" office:string-value="D6F6D3AA">
            <text:p>D6F6D3AA</text:p>
          </table:table-cell>
          <table:table-cell table:formula="of:=DEC2HEX(HEX2DEC([.C218])-1)" office:value-type="string" office:string-value="76">
            <text:p>76</text:p>
          </table:table-cell>
          <table:table-cell table:style-name="ce1" table:formula="of:=CONCATENATE([.C217];MID([.A217];3;2);DEC2HEX(HEX2DEC(MID([.A217];5;2))-63+256*((HEX2DEC(MID([.A217];5;2))-63)&lt;0));MID([.A217];7;2))" office:value-type="string" office:string-value="76E37D33">
            <text:p>76E37D33</text:p>
          </table:table-cell>
          <table:table-cell table:formula="of:=DEC2HEX(HEX2DEC([.E216])+1)" office:value-type="string" office:string-value="D6">
            <text:p>D6</text:p>
          </table:table-cell>
          <table:table-cell table:style-name="ce1" table:formula="of:=CONCATENATE([.E217];MID([.A155];3;2);DEC2HEX((HEX2DEC(MID([.A155];5;2))-2+256*((HEX2DEC(MID([.A155];5;2))-2)&lt;0));2);MID([.A155];7;2))" office:value-type="string" office:string-value="D66F0D99">
            <text:p>D66F0D99</text:p>
          </table:table-cell>
          <table:table-cell table:style-name="ce1" table:formula="of:=CONCATENATE([.E217];MID([.A408];3;2);DEC2HEX((HEX2DEC(MID([.A408];5;2))-2+256*((HEX2DEC(MID([.A408];5;2))-2)&lt;0));2);MID([.A408];7;2))" office:value-type="string" office:string-value="D683B900">
            <text:p>D683B900</text:p>
          </table:table-cell>
          <table:table-cell table:style-name="ce1" table:formula="of:=CONCATENATE([.E217];MID([.A409];3;2);DEC2HEX((HEX2DEC(MID([.A409];5;2))-2+256*((HEX2DEC(MID([.A409];5;2))-2)&lt;0));2);MID([.A409];7;2))" office:value-type="string" office:string-value="D627D533">
            <text:p>D627D533</text:p>
          </table:table-cell>
          <table:table-cell table:style-name="ce1" table:formula="of:=CONCATENATE([.E217];MID([.A150];3;2);DEC2HEX((HEX2DEC(MID([.A150];5;2))-2+256*((HEX2DEC(MID([.A150];5;2))-2)&lt;0));2);MID([.A150];7;2))" office:value-type="string" office:string-value="D63AECAA">
            <text:p>D63AECAA</text:p>
          </table:table-cell>
          <table:table-cell table:style-name="ce1" table:formula="of:=CONCATENATE([.E217];MID([.A151];3;2);DEC2HEX((HEX2DEC(MID([.A151];5;2))-2+256*((HEX2DEC(MID([.A151];5;2))-2)&lt;0));2);MID([.A151];7;2))" office:value-type="string" office:string-value="D6DE08DD">
            <text:p>D6DE08DD</text:p>
          </table:table-cell>
          <table:table-cell table:style-name="ce1" table:formula="of:=CONCATENATE([.E217];MID([.A148];3;2);DEC2HEX((HEX2DEC(MID([.A148];5;2))-2+256*((HEX2DEC(MID([.A148];5;2))-2)&lt;0));2);MID([.A148];7;2))" office:value-type="string" office:string-value="D6F2B444">
            <text:p>D6F2B444</text:p>
          </table:table-cell>
          <table:table-cell table:style-name="ce1" table:formula="of:=CONCATENATE([.E217];MID([.A149];3;2);DEC2HEX((HEX2DEC(MID([.A149];5;2))-2+256*((HEX2DEC(MID([.A149];5;2))-2)&lt;0));2);MID([.A149];7;2))" office:value-type="string" office:string-value="D696D077">
            <text:p>D696D077</text:p>
          </table:table-cell>
          <table:table-cell/>
          <table:table-cell table:style-name="ce1" table:formula="of:=CONCATENATE([.E217];MID([.A350];3;2);DEC2HEX((HEX2DEC(MID([.A350];5;2))-4+256*((HEX2DEC(MID([.A350];5;2))-4)&lt;0));2);MID([.A350];7;2))" office:value-type="string" office:string-value="D690A422">
            <text:p>D690A422</text:p>
          </table:table-cell>
          <table:table-cell table:style-name="ce1" table:formula="of:=CONCATENATE([.E217];MID([.A95];3;2);DEC2HEX((HEX2DEC(MID([.A95];5;2))-4+256*((HEX2DEC(MID([.A95];5;2))-4)&lt;0));2);MID([.A95];7;2))" office:value-type="string" office:string-value="D634C055">
            <text:p>D634C055</text:p>
          </table:table-cell>
          <table:table-cell table:style-name="ce1" table:formula="of:=CONCATENATE([.E217];MID([.A188];3;2);DEC2HEX((HEX2DEC(MID([.A188];5;2))-3+256*((HEX2DEC(MID([.A188];5;2))-3)&lt;0));2);MID([.A188];7;2))" office:value-type="string" office:string-value="D669E5CC">
            <text:p>D669E5CC</text:p>
          </table:table-cell>
          <table:table-cell table:style-name="ce1" table:formula="of:=CONCATENATE([.E217];MID([.A189];3;2);DEC2HEX((HEX2DEC(MID([.A189];5;2))-3+256*((HEX2DEC(MID([.A189];5;2))-3)&lt;0));2);MID([.A189];7;2))" office:value-type="string" office:string-value="D60D01FF">
            <text:p>D60D01FF</text:p>
          </table:table-cell>
          <table:table-cell table:formula="of:=CONCATENATE([.E217];MID([.A186];3;2);DEC2HEX((HEX2DEC(MID([.A186];5;2))-3+256*((HEX2DEC(MID([.A186];5;2))-3)&lt;0));2);MID([.A186];7;2))" office:value-type="string" office:string-value="D621AD66">
            <text:p>D621AD66</text:p>
          </table:table-cell>
          <table:table-cell table:style-name="ce1" table:formula="of:=CONCATENATE([.E217];MID([.A443];3;2);DEC2HEX((HEX2DEC(MID([.A443];5;2))-3+256*((HEX2DEC(MID([.A443];5;2))-3)&lt;0));2);MID([.A443];7;2))" office:value-type="string" office:string-value="D6C5C999">
            <text:p>D6C5C999</text:p>
          </table:table-cell>
          <table:table-cell table:style-name="ce1" table:formula="of:=CONCATENATE([.E217];MID([.A184];3;2);DEC2HEX((HEX2DEC(MID([.A184];5;2))-3+256*((HEX2DEC(MID([.A184];5;2))-3)&lt;0));2);MID([.A184];7;2))" office:value-type="string" office:string-value="D6E9E000">
            <text:p>D6E9E000</text:p>
          </table:table-cell>
          <table:table-cell table:style-name="ce1" table:formula="of:=CONCATENATE([.E217];MID([.A185];3;2);DEC2HEX((HEX2DEC(MID([.A185];5;2))-3+256*((HEX2DEC(MID([.A185];5;2))-3)&lt;0));2);MID([.A185];7;2))" office:value-type="string" office:string-value="D68DFC33">
            <text:p>D68DFC33</text:p>
          </table:table-cell>
          <table:table-cell table:style-name="ce6" table:formula="of:=CONCATENATE([.E217];MID([.A438];3;2);DEC2HEX((HEX2DEC(MID([.A438];5;2))-3+256*((HEX2DEC(MID([.A438];5;2))-3)&lt;0));2);MID([.A438];7;2))" office:value-type="string" office:string-value="D690A8AA">
            <text:p>D690A8AA</text:p>
          </table:table-cell>
          <table:table-cell table:style-name="ce1" table:formula="of:=CONCATENATE([.E217];MID([.A183];3;2);DEC2HEX((HEX2DEC(MID([.A183];5;2))-3+256*((HEX2DEC(MID([.A183];5;2))-3)&lt;0));2);MID([.A183];7;2))" office:value-type="string" office:string-value="D634C4DD">
            <text:p>D634C4DD</text:p>
          </table:table-cell>
          <table:table-cell/>
          <table:table-cell table:style-name="ce1" table:formula="of:=MID([.A217];3;2)" office:value-type="string" office:string-value="E3">
            <text:p>E3</text:p>
          </table:table-cell>
          <table:table-cell table:style-name="ce1" table:formula="of:=MID([.A217];5;2)" office:value-type="string" office:string-value="BC">
            <text:p>BC</text:p>
          </table:table-cell>
          <table:table-cell table:formula="of:=IF((HEX2DEC([.Y217])-HEX2DEC([.Y216]))&gt;0;HEX2DEC([.Y217])-HEX2DEC([.Y216]);HEX2DEC([.Y217])-HEX2DEC([.Y216])+256)" office:value-type="float" office:value="148">
            <text:p>148</text:p>
          </table:table-cell>
          <table:table-cell table:formula="of:=IF((HEX2DEC([.Z217])-HEX2DEC([.Z216]))&gt;0;HEX2DEC([.Z217])-HEX2DEC([.Z216]);HEX2DEC([.Z217])-HEX2DEC([.Z21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787D866</text:p>
          </table:table-cell>
          <table:table-cell table:style-name="ce6" table:formula="of:=CONCATENATE(DEC2HEX(HEX2DEC(MID([.B217];1;2))+1);MID([.A215];3;6))" office:value-type="string" office:string-value="D79AEFDD">
            <text:p>D79AEFDD</text:p>
          </table:table-cell>
          <table:table-cell table:formula="of:=DEC2HEX(HEX2DEC([.C219])-1)" office:value-type="string" office:string-value="77">
            <text:p>77</text:p>
          </table:table-cell>
          <table:table-cell table:style-name="ce1" table:formula="of:=CONCATENATE([.C218];MID([.A218];3;2);DEC2HEX(HEX2DEC(MID([.A218];5;2))-63+256*((HEX2DEC(MID([.A218];5;2))-63)&lt;0));MID([.A218];7;2))" office:value-type="string" office:string-value="77879966">
            <text:p>77879966</text:p>
          </table:table-cell>
          <table:table-cell table:formula="of:=DEC2HEX(HEX2DEC([.E217])+1)" office:value-type="string" office:string-value="D7">
            <text:p>D7</text:p>
          </table:table-cell>
          <table:table-cell table:style-name="ce1" table:formula="of:=CONCATENATE([.E218];MID([.A156];3;2);DEC2HEX((HEX2DEC(MID([.A156];5;2))-2+256*((HEX2DEC(MID([.A156];5;2))-2)&lt;0));2);MID([.A156];7;2))" office:value-type="string" office:string-value="D703BECC">
            <text:p>D703BECC</text:p>
          </table:table-cell>
          <table:table-cell table:style-name="ce1" table:formula="of:=CONCATENATE([.E218];MID([.A409];3;2);DEC2HEX((HEX2DEC(MID([.A409];5;2))-2+256*((HEX2DEC(MID([.A409];5;2))-2)&lt;0));2);MID([.A409];7;2))" office:value-type="string" office:string-value="D727D533">
            <text:p>D727D533</text:p>
          </table:table-cell>
          <table:table-cell table:style-name="ce1" table:formula="of:=CONCATENATE([.E218];MID([.A410];3;2);DEC2HEX((HEX2DEC(MID([.A410];5;2))-2+256*((HEX2DEC(MID([.A410];5;2))-2)&lt;0));2);MID([.A410];7;2))" office:value-type="string" office:string-value="D7CBF166">
            <text:p>D7CBF166</text:p>
          </table:table-cell>
          <table:table-cell table:style-name="ce1" table:formula="of:=CONCATENATE([.E218];MID([.A151];3;2);DEC2HEX((HEX2DEC(MID([.A151];5;2))-2+256*((HEX2DEC(MID([.A151];5;2))-2)&lt;0));2);MID([.A151];7;2))" office:value-type="string" office:string-value="D7DE08DD">
            <text:p>D7DE08DD</text:p>
          </table:table-cell>
          <table:table-cell table:style-name="ce1" table:formula="of:=CONCATENATE([.E218];MID([.A152];3;2);DEC2HEX((HEX2DEC(MID([.A152];5;2))-2+256*((HEX2DEC(MID([.A152];5;2))-2)&lt;0));2);MID([.A152];7;2))" office:value-type="string" office:string-value="D783B900">
            <text:p>D783B900</text:p>
          </table:table-cell>
          <table:table-cell table:style-name="ce1" table:formula="of:=CONCATENATE([.E218];MID([.A149];3;2);DEC2HEX((HEX2DEC(MID([.A149];5;2))-2+256*((HEX2DEC(MID([.A149];5;2))-2)&lt;0));2);MID([.A149];7;2))" office:value-type="string" office:string-value="D796D077">
            <text:p>D796D077</text:p>
          </table:table-cell>
          <table:table-cell table:style-name="ce1" table:formula="of:=CONCATENATE([.E218];MID([.A150];3;2);DEC2HEX((HEX2DEC(MID([.A150];5;2))-2+256*((HEX2DEC(MID([.A150];5;2))-2)&lt;0));2);MID([.A150];7;2))" office:value-type="string" office:string-value="D73AECAA">
            <text:p>D73AECAA</text:p>
          </table:table-cell>
          <table:table-cell/>
          <table:table-cell table:style-name="ce1" table:formula="of:=CONCATENATE([.E218];MID([.A351];3;2);DEC2HEX((HEX2DEC(MID([.A351];5;2))-4+256*((HEX2DEC(MID([.A351];5;2))-4)&lt;0));2);MID([.A351];7;2))" office:value-type="string" office:string-value="D734C055">
            <text:p>D734C055</text:p>
          </table:table-cell>
          <table:table-cell table:style-name="ce1" table:formula="of:=CONCATENATE([.E218];MID([.A96];3;2);DEC2HEX((HEX2DEC(MID([.A96];5;2))-4+256*((HEX2DEC(MID([.A96];5;2))-4)&lt;0));2);MID([.A96];7;2))" office:value-type="string" office:string-value="D7D8DC88">
            <text:p>D7D8DC88</text:p>
          </table:table-cell>
          <table:table-cell table:style-name="ce1" table:formula="of:=CONCATENATE([.E218];MID([.A189];3;2);DEC2HEX((HEX2DEC(MID([.A189];5;2))-3+256*((HEX2DEC(MID([.A189];5;2))-3)&lt;0));2);MID([.A189];7;2))" office:value-type="string" office:string-value="D70D01FF">
            <text:p>D70D01FF</text:p>
          </table:table-cell>
          <table:table-cell table:style-name="ce1" table:formula="of:=CONCATENATE([.E218];MID([.A190];3;2);DEC2HEX((HEX2DEC(MID([.A190];5;2))-3+256*((HEX2DEC(MID([.A190];5;2))-3)&lt;0));2);MID([.A190];7;2))" office:value-type="string" office:string-value="D7B2B222">
            <text:p>D7B2B222</text:p>
          </table:table-cell>
          <table:table-cell table:formula="of:=CONCATENATE([.E218];MID([.A187];3;2);DEC2HEX((HEX2DEC(MID([.A187];5;2))-3+256*((HEX2DEC(MID([.A187];5;2))-3)&lt;0));2);MID([.A187];7;2))" office:value-type="string" office:string-value="D7C5C999">
            <text:p>D7C5C999</text:p>
          </table:table-cell>
          <table:table-cell table:style-name="ce1" table:formula="of:=CONCATENATE([.E218];MID([.A444];3;2);DEC2HEX((HEX2DEC(MID([.A444];5;2))-3+256*((HEX2DEC(MID([.A444];5;2))-3)&lt;0));2);MID([.A444];7;2))" office:value-type="string" office:string-value="D769E5CC">
            <text:p>D769E5CC</text:p>
          </table:table-cell>
          <table:table-cell table:style-name="ce1" table:formula="of:=CONCATENATE([.E218];MID([.A185];3;2);DEC2HEX((HEX2DEC(MID([.A185];5;2))-3+256*((HEX2DEC(MID([.A185];5;2))-3)&lt;0));2);MID([.A185];7;2))" office:value-type="string" office:string-value="D78DFC33">
            <text:p>D78DFC33</text:p>
          </table:table-cell>
          <table:table-cell table:style-name="ce1" table:formula="of:=CONCATENATE([.E218];MID([.A186];3;2);DEC2HEX((HEX2DEC(MID([.A186];5;2))-3+256*((HEX2DEC(MID([.A186];5;2))-3)&lt;0));2);MID([.A186];7;2))" office:value-type="string" office:string-value="D721AD66">
            <text:p>D721AD66</text:p>
          </table:table-cell>
          <table:table-cell table:style-name="ce6" table:formula="of:=CONCATENATE([.E218];MID([.A439];3;2);DEC2HEX((HEX2DEC(MID([.A439];5;2))-3+256*((HEX2DEC(MID([.A439];5;2))-3)&lt;0));2);MID([.A439];7;2))" office:value-type="string" office:string-value="D734C4DD">
            <text:p>D734C4DD</text:p>
          </table:table-cell>
          <table:table-cell table:style-name="ce1" table:formula="of:=CONCATENATE([.E218];MID([.A184];3;2);DEC2HEX((HEX2DEC(MID([.A184];5;2))-3+256*((HEX2DEC(MID([.A184];5;2))-3)&lt;0));2);MID([.A184];7;2))" office:value-type="string" office:string-value="D7E9E000">
            <text:p>D7E9E000</text:p>
          </table:table-cell>
          <table:table-cell/>
          <table:table-cell table:style-name="ce1" table:formula="of:=MID([.A218];3;2)" office:value-type="string" office:string-value="87">
            <text:p>87</text:p>
          </table:table-cell>
          <table:table-cell table:style-name="ce1" table:formula="of:=MID([.A218];5;2)" office:value-type="string" office:string-value="D8">
            <text:p>D8</text:p>
          </table:table-cell>
          <table:table-cell table:formula="of:=IF((HEX2DEC([.Y218])-HEX2DEC([.Y217]))&gt;0;HEX2DEC([.Y218])-HEX2DEC([.Y217]);HEX2DEC([.Y218])-HEX2DEC([.Y217])+256)" office:value-type="float" office:value="164">
            <text:p>164</text:p>
          </table:table-cell>
          <table:table-cell table:formula="of:=IF((HEX2DEC([.Z218])-HEX2DEC([.Z217]))&gt;0;HEX2DEC([.Z218])-HEX2DEC([.Z217]);HEX2DEC([.Z218])-HEX2DEC([.Z21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82BF499</text:p>
          </table:table-cell>
          <table:table-cell office:value-type="string">
            <text:p>D84F0B00</text:p>
          </table:table-cell>
          <table:table-cell table:formula="of:=DEC2HEX(HEX2DEC([.C220])-1)" office:value-type="string" office:string-value="78">
            <text:p>78</text:p>
          </table:table-cell>
          <table:table-cell table:style-name="ce1" table:formula="of:=CONCATENATE([.C219];MID([.A219];3;2);DEC2HEX(HEX2DEC(MID([.A219];5;2))-63+256*((HEX2DEC(MID([.A219];5;2))-63)&lt;0));MID([.A219];7;2))" office:value-type="string" office:string-value="782BB599">
            <text:p>782BB599</text:p>
          </table:table-cell>
          <table:table-cell table:formula="of:=DEC2HEX(HEX2DEC([.E218])+1)" office:value-type="string" office:string-value="D8">
            <text:p>D8</text:p>
          </table:table-cell>
          <table:table-cell table:style-name="ce1" table:formula="of:=CONCATENATE([.E219];MID([.A157];3;2);DEC2HEX((HEX2DEC(MID([.A157];5;2))-2+256*((HEX2DEC(MID([.A157];5;2))-2)&lt;0));2);MID([.A157];7;2))" office:value-type="string" office:string-value="D8A7DAFF">
            <text:p>D8A7DAFF</text:p>
          </table:table-cell>
          <table:table-cell table:style-name="ce1" table:formula="of:=CONCATENATE([.E219];MID([.A410];3;2);DEC2HEX((HEX2DEC(MID([.A410];5;2))-2+256*((HEX2DEC(MID([.A410];5;2))-2)&lt;0));2);MID([.A410];7;2))" office:value-type="string" office:string-value="D8CBF166">
            <text:p>D8CBF166</text:p>
          </table:table-cell>
          <table:table-cell table:style-name="ce1" table:formula="of:=CONCATENATE([.E219];MID([.A411];3;2);DEC2HEX((HEX2DEC(MID([.A411];5;2))-2+256*((HEX2DEC(MID([.A411];5;2))-2)&lt;0));2);MID([.A411];7;2))" office:value-type="string" office:string-value="D86F0D99">
            <text:p>D86F0D99</text:p>
          </table:table-cell>
          <table:table-cell table:style-name="ce1" table:formula="of:=CONCATENATE([.E219];MID([.A152];3;2);DEC2HEX((HEX2DEC(MID([.A152];5;2))-2+256*((HEX2DEC(MID([.A152];5;2))-2)&lt;0));2);MID([.A152];7;2))" office:value-type="string" office:string-value="D883B900">
            <text:p>D883B900</text:p>
          </table:table-cell>
          <table:table-cell table:style-name="ce1" table:formula="of:=CONCATENATE([.E219];MID([.A153];3;2);DEC2HEX((HEX2DEC(MID([.A153];5;2))-2+256*((HEX2DEC(MID([.A153];5;2))-2)&lt;0));2);MID([.A153];7;2))" office:value-type="string" office:string-value="D827D533">
            <text:p>D827D533</text:p>
          </table:table-cell>
          <table:table-cell table:style-name="ce1" table:formula="of:=CONCATENATE([.E219];MID([.A150];3;2);DEC2HEX((HEX2DEC(MID([.A150];5;2))-2+256*((HEX2DEC(MID([.A150];5;2))-2)&lt;0));2);MID([.A150];7;2))" office:value-type="string" office:string-value="D83AECAA">
            <text:p>D83AECAA</text:p>
          </table:table-cell>
          <table:table-cell table:style-name="ce1" table:formula="of:=CONCATENATE([.E219];MID([.A151];3;2);DEC2HEX((HEX2DEC(MID([.A151];5;2))-2+256*((HEX2DEC(MID([.A151];5;2))-2)&lt;0));2);MID([.A151];7;2))" office:value-type="string" office:string-value="D8DE08DD">
            <text:p>D8DE08DD</text:p>
          </table:table-cell>
          <table:table-cell/>
          <table:table-cell table:style-name="ce1" table:formula="of:=CONCATENATE([.E219];MID([.A352];3;2);DEC2HEX((HEX2DEC(MID([.A352];5;2))-4+256*((HEX2DEC(MID([.A352];5;2))-4)&lt;0));2);MID([.A352];7;2))" office:value-type="string" office:string-value="D8D8DC88">
            <text:p>D8D8DC88</text:p>
          </table:table-cell>
          <table:table-cell table:style-name="ce1" table:formula="of:=CONCATENATE([.E219];MID([.A97];3;2);DEC2HEX((HEX2DEC(MID([.A97];5;2))-4+256*((HEX2DEC(MID([.A97];5;2))-4)&lt;0));2);MID([.A97];7;2))" office:value-type="string" office:string-value="D87CF8BB">
            <text:p>D87CF8BB</text:p>
          </table:table-cell>
          <table:table-cell table:style-name="ce1" table:formula="of:=CONCATENATE([.E219];MID([.A190];3;2);DEC2HEX((HEX2DEC(MID([.A190];5;2))-3+256*((HEX2DEC(MID([.A190];5;2))-3)&lt;0));2);MID([.A190];7;2))" office:value-type="string" office:string-value="D8B2B222">
            <text:p>D8B2B222</text:p>
          </table:table-cell>
          <table:table-cell table:style-name="ce1" table:formula="of:=CONCATENATE([.E219];MID([.A191];3;2);DEC2HEX((HEX2DEC(MID([.A191];5;2))-3+256*((HEX2DEC(MID([.A191];5;2))-3)&lt;0));2);MID([.A191];7;2))" office:value-type="string" office:string-value="D856CE55">
            <text:p>D856CE55</text:p>
          </table:table-cell>
          <table:table-cell table:formula="of:=CONCATENATE([.E219];MID([.A188];3;2);DEC2HEX((HEX2DEC(MID([.A188];5;2))-3+256*((HEX2DEC(MID([.A188];5;2))-3)&lt;0));2);MID([.A188];7;2))" office:value-type="string" office:string-value="D869E5CC">
            <text:p>D869E5CC</text:p>
          </table:table-cell>
          <table:table-cell table:style-name="ce1" table:formula="of:=CONCATENATE([.E219];MID([.A445];3;2);DEC2HEX((HEX2DEC(MID([.A445];5;2))-3+256*((HEX2DEC(MID([.A445];5;2))-3)&lt;0));2);MID([.A445];7;2))" office:value-type="string" office:string-value="D80D01FF">
            <text:p>D80D01FF</text:p>
          </table:table-cell>
          <table:table-cell table:style-name="ce1" table:formula="of:=CONCATENATE([.E219];MID([.A186];3;2);DEC2HEX((HEX2DEC(MID([.A186];5;2))-3+256*((HEX2DEC(MID([.A186];5;2))-3)&lt;0));2);MID([.A186];7;2))" office:value-type="string" office:string-value="D821AD66">
            <text:p>D821AD66</text:p>
          </table:table-cell>
          <table:table-cell table:style-name="ce1" table:formula="of:=CONCATENATE([.E219];MID([.A187];3;2);DEC2HEX((HEX2DEC(MID([.A187];5;2))-3+256*((HEX2DEC(MID([.A187];5;2))-3)&lt;0));2);MID([.A187];7;2))" office:value-type="string" office:string-value="D8C5C999">
            <text:p>D8C5C999</text:p>
          </table:table-cell>
          <table:table-cell table:style-name="ce6" table:formula="of:=CONCATENATE([.E219];MID([.A440];3;2);DEC2HEX((HEX2DEC(MID([.A440];5;2))-3+256*((HEX2DEC(MID([.A440];5;2))-3)&lt;0));2);MID([.A440];7;2))" office:value-type="string" office:string-value="D8E9E000">
            <text:p>D8E9E000</text:p>
          </table:table-cell>
          <table:table-cell table:style-name="ce1" table:formula="of:=CONCATENATE([.E219];MID([.A185];3;2);DEC2HEX((HEX2DEC(MID([.A185];5;2))-3+256*((HEX2DEC(MID([.A185];5;2))-3)&lt;0));2);MID([.A185];7;2))" office:value-type="string" office:string-value="D88DFC33">
            <text:p>D88DFC33</text:p>
          </table:table-cell>
          <table:table-cell/>
          <table:table-cell table:style-name="ce1" table:formula="of:=MID([.A219];3;2)" office:value-type="string" office:string-value="2B">
            <text:p>2B</text:p>
          </table:table-cell>
          <table:table-cell table:style-name="ce1" table:formula="of:=MID([.A219];5;2)" office:value-type="string" office:string-value="F4">
            <text:p>F4</text:p>
          </table:table-cell>
          <table:table-cell table:formula="of:=IF((HEX2DEC([.Y219])-HEX2DEC([.Y218]))&gt;0;HEX2DEC([.Y219])-HEX2DEC([.Y218]);HEX2DEC([.Y219])-HEX2DEC([.Y218])+256)" office:value-type="float" office:value="164">
            <text:p>164</text:p>
          </table:table-cell>
          <table:table-cell table:formula="of:=IF((HEX2DEC([.Z219])-HEX2DEC([.Z218]))&gt;0;HEX2DEC([.Z219])-HEX2DEC([.Z218]);HEX2DEC([.Z219])-HEX2DEC([.Z21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9CF10CC</text:p>
          </table:table-cell>
          <table:table-cell office:value-type="string">
            <text:p>D9E3BC33</text:p>
          </table:table-cell>
          <table:table-cell table:formula="of:=DEC2HEX(HEX2DEC([.C221])-1)" office:value-type="string" office:string-value="79">
            <text:p>79</text:p>
          </table:table-cell>
          <table:table-cell table:style-name="ce1" table:formula="of:=CONCATENATE([.C220];MID([.A220];3;2);DEC2HEX(HEX2DEC(MID([.A220];5;2))-63+256*((HEX2DEC(MID([.A220];5;2))-63)&lt;0));MID([.A220];7;2))" office:value-type="string" office:string-value="79CFD1CC">
            <text:p>79CFD1CC</text:p>
          </table:table-cell>
          <table:table-cell table:formula="of:=DEC2HEX(HEX2DEC([.E219])+1)" office:value-type="string" office:string-value="D9">
            <text:p>D9</text:p>
          </table:table-cell>
          <table:table-cell table:style-name="ce1" table:formula="of:=CONCATENATE([.E220];MID([.A158];3;2);DEC2HEX((HEX2DEC(MID([.A158];5;2))-2+256*((HEX2DEC(MID([.A158];5;2))-2)&lt;0));2);MID([.A158];7;2))" office:value-type="string" office:string-value="D95CF613">
            <text:p>D95CF613</text:p>
          </table:table-cell>
          <table:table-cell table:style-name="ce1" table:formula="of:=CONCATENATE([.E220];MID([.A411];3;2);DEC2HEX((HEX2DEC(MID([.A411];5;2))-2+256*((HEX2DEC(MID([.A411];5;2))-2)&lt;0));2);MID([.A411];7;2))" office:value-type="string" office:string-value="D96F0D99">
            <text:p>D96F0D99</text:p>
          </table:table-cell>
          <table:table-cell table:style-name="ce1" table:formula="of:=CONCATENATE([.E220];MID([.A412];3;2);DEC2HEX((HEX2DEC(MID([.A412];5;2))-2+256*((HEX2DEC(MID([.A412];5;2))-2)&lt;0));2);MID([.A412];7;2))" office:value-type="string" office:string-value="D903BECC">
            <text:p>D903BECC</text:p>
          </table:table-cell>
          <table:table-cell table:style-name="ce1" table:formula="of:=CONCATENATE([.E220];MID([.A153];3;2);DEC2HEX((HEX2DEC(MID([.A153];5;2))-2+256*((HEX2DEC(MID([.A153];5;2))-2)&lt;0));2);MID([.A153];7;2))" office:value-type="string" office:string-value="D927D533">
            <text:p>D927D533</text:p>
          </table:table-cell>
          <table:table-cell table:style-name="ce1" table:formula="of:=CONCATENATE([.E220];MID([.A154];3;2);DEC2HEX((HEX2DEC(MID([.A154];5;2))-2+256*((HEX2DEC(MID([.A154];5;2))-2)&lt;0));2);MID([.A154];7;2))" office:value-type="string" office:string-value="D9CBF166">
            <text:p>D9CBF166</text:p>
          </table:table-cell>
          <table:table-cell table:style-name="ce1" table:formula="of:=CONCATENATE([.E220];MID([.A151];3;2);DEC2HEX((HEX2DEC(MID([.A151];5;2))-2+256*((HEX2DEC(MID([.A151];5;2))-2)&lt;0));2);MID([.A151];7;2))" office:value-type="string" office:string-value="D9DE08DD">
            <text:p>D9DE08DD</text:p>
          </table:table-cell>
          <table:table-cell table:style-name="ce1" table:formula="of:=CONCATENATE([.E220];MID([.A152];3;2);DEC2HEX((HEX2DEC(MID([.A152];5;2))-2+256*((HEX2DEC(MID([.A152];5;2))-2)&lt;0));2);MID([.A152];7;2))" office:value-type="string" office:string-value="D983B900">
            <text:p>D983B900</text:p>
          </table:table-cell>
          <table:table-cell/>
          <table:table-cell table:style-name="ce1" table:formula="of:=CONCATENATE([.E220];MID([.A353];3;2);DEC2HEX((HEX2DEC(MID([.A353];5;2))-4+256*((HEX2DEC(MID([.A353];5;2))-4)&lt;0));2);MID([.A353];7;2))" office:value-type="string" office:string-value="D97CF8BB">
            <text:p>D97CF8BB</text:p>
          </table:table-cell>
          <table:table-cell table:style-name="ce1" table:formula="of:=CONCATENATE([.E220];MID([.A98];3;2);DEC2HEX((HEX2DEC(MID([.A98];5;2))-4+256*((HEX2DEC(MID([.A98];5;2))-4)&lt;0));2);MID([.A98];7;2))" office:value-type="string" office:string-value="D910A9EE">
            <text:p>D910A9EE</text:p>
          </table:table-cell>
          <table:table-cell table:style-name="ce1" table:formula="of:=CONCATENATE([.E220];MID([.A191];3;2);DEC2HEX((HEX2DEC(MID([.A191];5;2))-3+256*((HEX2DEC(MID([.A191];5;2))-3)&lt;0));2);MID([.A191];7;2))" office:value-type="string" office:string-value="D956CE55">
            <text:p>D956CE55</text:p>
          </table:table-cell>
          <table:table-cell table:style-name="ce1" table:formula="of:=CONCATENATE([.E220];MID([.A192];3;2);DEC2HEX((HEX2DEC(MID([.A192];5;2))-3+256*((HEX2DEC(MID([.A192];5;2))-3)&lt;0));2);MID([.A192];7;2))" office:value-type="string" office:string-value="D9FAEA88">
            <text:p>D9FAEA88</text:p>
          </table:table-cell>
          <table:table-cell table:formula="of:=CONCATENATE([.E220];MID([.A189];3;2);DEC2HEX((HEX2DEC(MID([.A189];5;2))-3+256*((HEX2DEC(MID([.A189];5;2))-3)&lt;0));2);MID([.A189];7;2))" office:value-type="string" office:string-value="D90D01FF">
            <text:p>D90D01FF</text:p>
          </table:table-cell>
          <table:table-cell table:style-name="ce1" table:formula="of:=CONCATENATE([.E220];MID([.A446];3;2);DEC2HEX((HEX2DEC(MID([.A446];5;2))-3+256*((HEX2DEC(MID([.A446];5;2))-3)&lt;0));2);MID([.A446];7;2))" office:value-type="string" office:string-value="D9B2B222">
            <text:p>D9B2B222</text:p>
          </table:table-cell>
          <table:table-cell table:style-name="ce1" table:formula="of:=CONCATENATE([.E220];MID([.A187];3;2);DEC2HEX((HEX2DEC(MID([.A187];5;2))-3+256*((HEX2DEC(MID([.A187];5;2))-3)&lt;0));2);MID([.A187];7;2))" office:value-type="string" office:string-value="D9C5C999">
            <text:p>D9C5C999</text:p>
          </table:table-cell>
          <table:table-cell table:style-name="ce1" table:formula="of:=CONCATENATE([.E220];MID([.A188];3;2);DEC2HEX((HEX2DEC(MID([.A188];5;2))-3+256*((HEX2DEC(MID([.A188];5;2))-3)&lt;0));2);MID([.A188];7;2))" office:value-type="string" office:string-value="D969E5CC">
            <text:p>D969E5CC</text:p>
          </table:table-cell>
          <table:table-cell table:style-name="ce6" table:formula="of:=CONCATENATE([.E220];MID([.A441];3;2);DEC2HEX((HEX2DEC(MID([.A441];5;2))-3+256*((HEX2DEC(MID([.A441];5;2))-3)&lt;0));2);MID([.A441];7;2))" office:value-type="string" office:string-value="D98DFC33">
            <text:p>D98DFC33</text:p>
          </table:table-cell>
          <table:table-cell table:style-name="ce1" table:formula="of:=CONCATENATE([.E220];MID([.A186];3;2);DEC2HEX((HEX2DEC(MID([.A186];5;2))-3+256*((HEX2DEC(MID([.A186];5;2))-3)&lt;0));2);MID([.A186];7;2))" office:value-type="string" office:string-value="D921AD66">
            <text:p>D921AD66</text:p>
          </table:table-cell>
          <table:table-cell/>
          <table:table-cell table:style-name="ce1" table:formula="of:=MID([.A220];3;2)" office:value-type="string" office:string-value="CF">
            <text:p>CF</text:p>
          </table:table-cell>
          <table:table-cell table:style-name="ce1" table:formula="of:=MID([.A220];5;2)" office:value-type="string" office:string-value="10">
            <text:p>10</text:p>
          </table:table-cell>
          <table:table-cell table:formula="of:=IF((HEX2DEC([.Y220])-HEX2DEC([.Y219]))&gt;0;HEX2DEC([.Y220])-HEX2DEC([.Y219]);HEX2DEC([.Y220])-HEX2DEC([.Y219])+256)" office:value-type="float" office:value="164">
            <text:p>164</text:p>
          </table:table-cell>
          <table:table-cell table:formula="of:=IF((HEX2DEC([.Z220])-HEX2DEC([.Z219]))&gt;0;HEX2DEC([.Z220])-HEX2DEC([.Z219]);HEX2DEC([.Z220])-HEX2DEC([.Z21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A63C1FF</text:p>
          </table:table-cell>
          <table:table-cell office:value-type="string">
            <text:p>DA87D866</text:p>
          </table:table-cell>
          <table:table-cell table:formula="of:=DEC2HEX(HEX2DEC([.C222])-1)" office:value-type="string" office:string-value="7A">
            <text:p>7A</text:p>
          </table:table-cell>
          <table:table-cell table:style-name="ce1" table:formula="of:=CONCATENATE([.C221];MID([.A221];3;2);DEC2HEX(HEX2DEC(MID([.A221];5;2))-63+256*((HEX2DEC(MID([.A221];5;2))-63)&lt;0));MID([.A221];7;2))" office:value-type="string" office:string-value="7A6382FF">
            <text:p>7A6382FF</text:p>
          </table:table-cell>
          <table:table-cell table:formula="of:=DEC2HEX(HEX2DEC([.E220])+1)" office:value-type="string" office:string-value="DA">
            <text:p>DA</text:p>
          </table:table-cell>
          <table:table-cell table:style-name="ce1" table:formula="of:=CONCATENATE([.E221];MID([.A159];3;2);DEC2HEX((HEX2DEC(MID([.A159];5;2))-2+256*((HEX2DEC(MID([.A159];5;2))-2)&lt;0));2);MID([.A159];7;2))" office:value-type="string" office:string-value="DAF0A755">
            <text:p>DAF0A755</text:p>
          </table:table-cell>
          <table:table-cell table:style-name="ce1" table:formula="of:=CONCATENATE([.E221];MID([.A412];3;2);DEC2HEX((HEX2DEC(MID([.A412];5;2))-2+256*((HEX2DEC(MID([.A412];5;2))-2)&lt;0));2);MID([.A412];7;2))" office:value-type="string" office:string-value="DA03BECC">
            <text:p>DA03BECC</text:p>
          </table:table-cell>
          <table:table-cell table:style-name="ce1" table:formula="of:=CONCATENATE([.E221];MID([.A413];3;2);DEC2HEX((HEX2DEC(MID([.A413];5;2))-2+256*((HEX2DEC(MID([.A413];5;2))-2)&lt;0));2);MID([.A413];7;2))" office:value-type="string" office:string-value="DAA7DAFF">
            <text:p>DAA7DAFF</text:p>
          </table:table-cell>
          <table:table-cell table:style-name="ce1" table:formula="of:=CONCATENATE([.E221];MID([.A154];3;2);DEC2HEX((HEX2DEC(MID([.A154];5;2))-2+256*((HEX2DEC(MID([.A154];5;2))-2)&lt;0));2);MID([.A154];7;2))" office:value-type="string" office:string-value="DACBF166">
            <text:p>DACBF166</text:p>
          </table:table-cell>
          <table:table-cell table:style-name="ce1" table:formula="of:=CONCATENATE([.E221];MID([.A155];3;2);DEC2HEX((HEX2DEC(MID([.A155];5;2))-2+256*((HEX2DEC(MID([.A155];5;2))-2)&lt;0));2);MID([.A155];7;2))" office:value-type="string" office:string-value="DA6F0D99">
            <text:p>DA6F0D99</text:p>
          </table:table-cell>
          <table:table-cell table:style-name="ce1" table:formula="of:=CONCATENATE([.E221];MID([.A152];3;2);DEC2HEX((HEX2DEC(MID([.A152];5;2))-2+256*((HEX2DEC(MID([.A152];5;2))-2)&lt;0));2);MID([.A152];7;2))" office:value-type="string" office:string-value="DA83B900">
            <text:p>DA83B900</text:p>
          </table:table-cell>
          <table:table-cell table:style-name="ce1" table:formula="of:=CONCATENATE([.E221];MID([.A153];3;2);DEC2HEX((HEX2DEC(MID([.A153];5;2))-2+256*((HEX2DEC(MID([.A153];5;2))-2)&lt;0));2);MID([.A153];7;2))" office:value-type="string" office:string-value="DA27D533">
            <text:p>DA27D533</text:p>
          </table:table-cell>
          <table:table-cell/>
          <table:table-cell table:style-name="ce1" table:formula="of:=CONCATENATE([.E221];MID([.A354];3;2);DEC2HEX((HEX2DEC(MID([.A354];5;2))-4+256*((HEX2DEC(MID([.A354];5;2))-4)&lt;0));2);MID([.A354];7;2))" office:value-type="string" office:string-value="DA10A9EE">
            <text:p>DA10A9EE</text:p>
          </table:table-cell>
          <table:table-cell table:style-name="ce1" table:formula="of:=CONCATENATE([.E221];MID([.A99];3;2);DEC2HEX((HEX2DEC(MID([.A99];5;2))-4+256*((HEX2DEC(MID([.A99];5;2))-4)&lt;0));2);MID([.A99];7;2))" office:value-type="string" office:string-value="DAC5C511">
            <text:p>DAC5C511</text:p>
          </table:table-cell>
          <table:table-cell table:style-name="ce1" table:formula="of:=CONCATENATE([.E221];MID([.A192];3;2);DEC2HEX((HEX2DEC(MID([.A192];5;2))-3+256*((HEX2DEC(MID([.A192];5;2))-3)&lt;0));2);MID([.A192];7;2))" office:value-type="string" office:string-value="DAFAEA88">
            <text:p>DAFAEA88</text:p>
          </table:table-cell>
          <table:table-cell table:style-name="ce1" table:formula="of:=CONCATENATE([.E221];MID([.A193];3;2);DEC2HEX((HEX2DEC(MID([.A193];5;2))-3+256*((HEX2DEC(MID([.A193];5;2))-3)&lt;0));2);MID([.A193];7;2))" office:value-type="string" office:string-value="DA9E06BB">
            <text:p>DA9E06BB</text:p>
          </table:table-cell>
          <table:table-cell table:formula="of:=CONCATENATE([.E221];MID([.A190];3;2);DEC2HEX((HEX2DEC(MID([.A190];5;2))-3+256*((HEX2DEC(MID([.A190];5;2))-3)&lt;0));2);MID([.A190];7;2))" office:value-type="string" office:string-value="DAB2B222">
            <text:p>DAB2B222</text:p>
          </table:table-cell>
          <table:table-cell table:style-name="ce1" table:formula="of:=CONCATENATE([.E221];MID([.A447];3;2);DEC2HEX((HEX2DEC(MID([.A447];5;2))-3+256*((HEX2DEC(MID([.A447];5;2))-3)&lt;0));2);MID([.A447];7;2))" office:value-type="string" office:string-value="DA56CE55">
            <text:p>DA56CE55</text:p>
          </table:table-cell>
          <table:table-cell table:style-name="ce1" table:formula="of:=CONCATENATE([.E221];MID([.A188];3;2);DEC2HEX((HEX2DEC(MID([.A188];5;2))-3+256*((HEX2DEC(MID([.A188];5;2))-3)&lt;0));2);MID([.A188];7;2))" office:value-type="string" office:string-value="DA69E5CC">
            <text:p>DA69E5CC</text:p>
          </table:table-cell>
          <table:table-cell table:style-name="ce1" table:formula="of:=CONCATENATE([.E221];MID([.A189];3;2);DEC2HEX((HEX2DEC(MID([.A189];5;2))-3+256*((HEX2DEC(MID([.A189];5;2))-3)&lt;0));2);MID([.A189];7;2))" office:value-type="string" office:string-value="DA0D01FF">
            <text:p>DA0D01FF</text:p>
          </table:table-cell>
          <table:table-cell table:style-name="ce6" table:formula="of:=CONCATENATE([.E221];MID([.A442];3;2);DEC2HEX((HEX2DEC(MID([.A442];5;2))-3+256*((HEX2DEC(MID([.A442];5;2))-3)&lt;0));2);MID([.A442];7;2))" office:value-type="string" office:string-value="DA21AD66">
            <text:p>DA21AD66</text:p>
          </table:table-cell>
          <table:table-cell table:style-name="ce1" table:formula="of:=CONCATENATE([.E221];MID([.A187];3;2);DEC2HEX((HEX2DEC(MID([.A187];5;2))-3+256*((HEX2DEC(MID([.A187];5;2))-3)&lt;0));2);MID([.A187];7;2))" office:value-type="string" office:string-value="DAC5C999">
            <text:p>DAC5C999</text:p>
          </table:table-cell>
          <table:table-cell/>
          <table:table-cell table:style-name="ce1" table:formula="of:=MID([.A221];3;2)" office:value-type="string" office:string-value="63">
            <text:p>63</text:p>
          </table:table-cell>
          <table:table-cell table:style-name="ce1" table:formula="of:=MID([.A221];5;2)" office:value-type="string" office:string-value="C1">
            <text:p>C1</text:p>
          </table:table-cell>
          <table:table-cell table:formula="of:=IF((HEX2DEC([.Y221])-HEX2DEC([.Y220]))&gt;0;HEX2DEC([.Y221])-HEX2DEC([.Y220]);HEX2DEC([.Y221])-HEX2DEC([.Y220])+256)" office:value-type="float" office:value="148">
            <text:p>148</text:p>
          </table:table-cell>
          <table:table-cell table:formula="of:=IF((HEX2DEC([.Z221])-HEX2DEC([.Z220]))&gt;0;HEX2DEC([.Z221])-HEX2DEC([.Z220]);HEX2DEC([.Z221])-HEX2DEC([.Z22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B18DD22</text:p>
          </table:table-cell>
          <table:table-cell office:value-type="string">
            <text:p>DB2BF499</text:p>
          </table:table-cell>
          <table:table-cell table:formula="of:=DEC2HEX(HEX2DEC([.C223])-1)" office:value-type="string" office:string-value="7B">
            <text:p>7B</text:p>
          </table:table-cell>
          <table:table-cell table:style-name="ce1" table:formula="of:=CONCATENATE([.C222];MID([.A222];3;2);DEC2HEX(HEX2DEC(MID([.A222];5;2))-63+256*((HEX2DEC(MID([.A222];5;2))-63)&lt;0));MID([.A222];7;2))" office:value-type="string" office:string-value="7B189E22">
            <text:p>7B189E22</text:p>
          </table:table-cell>
          <table:table-cell table:formula="of:=DEC2HEX(HEX2DEC([.E221])+1)" office:value-type="string" office:string-value="DB">
            <text:p>DB</text:p>
          </table:table-cell>
          <table:table-cell table:style-name="ce1" table:formula="of:=CONCATENATE([.E222];MID([.A160];3;2);DEC2HEX((HEX2DEC(MID([.A160];5;2))-2+256*((HEX2DEC(MID([.A160];5;2))-2)&lt;0));2);MID([.A160];7;2))" office:value-type="string" office:string-value="DB94C388">
            <text:p>DB94C388</text:p>
          </table:table-cell>
          <table:table-cell table:style-name="ce1" table:formula="of:=CONCATENATE([.E222];MID([.A413];3;2);DEC2HEX((HEX2DEC(MID([.A413];5;2))-2+256*((HEX2DEC(MID([.A413];5;2))-2)&lt;0));2);MID([.A413];7;2))" office:value-type="string" office:string-value="DBA7DAFF">
            <text:p>DBA7DAFF</text:p>
          </table:table-cell>
          <table:table-cell table:style-name="ce1" table:formula="of:=CONCATENATE([.E222];MID([.A414];3;2);DEC2HEX((HEX2DEC(MID([.A414];5;2))-2+256*((HEX2DEC(MID([.A414];5;2))-2)&lt;0));2);MID([.A414];7;2))" office:value-type="string" office:string-value="DB5CF613">
            <text:p>DB5CF613</text:p>
          </table:table-cell>
          <table:table-cell table:style-name="ce1" table:formula="of:=CONCATENATE([.E222];MID([.A155];3;2);DEC2HEX((HEX2DEC(MID([.A155];5;2))-2+256*((HEX2DEC(MID([.A155];5;2))-2)&lt;0));2);MID([.A155];7;2))" office:value-type="string" office:string-value="DB6F0D99">
            <text:p>DB6F0D99</text:p>
          </table:table-cell>
          <table:table-cell table:style-name="ce1" table:formula="of:=CONCATENATE([.E222];MID([.A156];3;2);DEC2HEX((HEX2DEC(MID([.A156];5;2))-2+256*((HEX2DEC(MID([.A156];5;2))-2)&lt;0));2);MID([.A156];7;2))" office:value-type="string" office:string-value="DB03BECC">
            <text:p>DB03BECC</text:p>
          </table:table-cell>
          <table:table-cell table:style-name="ce1" table:formula="of:=CONCATENATE([.E222];MID([.A153];3;2);DEC2HEX((HEX2DEC(MID([.A153];5;2))-2+256*((HEX2DEC(MID([.A153];5;2))-2)&lt;0));2);MID([.A153];7;2))" office:value-type="string" office:string-value="DB27D533">
            <text:p>DB27D533</text:p>
          </table:table-cell>
          <table:table-cell table:style-name="ce1" table:formula="of:=CONCATENATE([.E222];MID([.A154];3;2);DEC2HEX((HEX2DEC(MID([.A154];5;2))-2+256*((HEX2DEC(MID([.A154];5;2))-2)&lt;0));2);MID([.A154];7;2))" office:value-type="string" office:string-value="DBCBF166">
            <text:p>DBCBF166</text:p>
          </table:table-cell>
          <table:table-cell/>
          <table:table-cell table:style-name="ce1" table:formula="of:=CONCATENATE([.E222];MID([.A355];3;2);DEC2HEX((HEX2DEC(MID([.A355];5;2))-4+256*((HEX2DEC(MID([.A355];5;2))-4)&lt;0));2);MID([.A355];7;2))" office:value-type="string" office:string-value="DBC5C511">
            <text:p>DBC5C511</text:p>
          </table:table-cell>
          <table:table-cell table:style-name="ce1" table:formula="of:=CONCATENATE([.E222];MID([.A100];3;2);DEC2HEX((HEX2DEC(MID([.A100];5;2))-4+256*((HEX2DEC(MID([.A100];5;2))-4)&lt;0));2);MID([.A100];7;2))" office:value-type="string" office:string-value="DB69E144">
            <text:p>DB69E144</text:p>
          </table:table-cell>
          <table:table-cell table:style-name="ce1" table:formula="of:=CONCATENATE([.E222];MID([.A193];3;2);DEC2HEX((HEX2DEC(MID([.A193];5;2))-3+256*((HEX2DEC(MID([.A193];5;2))-3)&lt;0));2);MID([.A193];7;2))" office:value-type="string" office:string-value="DB9E06BB">
            <text:p>DB9E06BB</text:p>
          </table:table-cell>
          <table:table-cell table:style-name="ce1" table:formula="of:=CONCATENATE([.E222];MID([.A194];3;2);DEC2HEX((HEX2DEC(MID([.A194];5;2))-3+256*((HEX2DEC(MID([.A194];5;2))-3)&lt;0));2);MID([.A194];7;2))" office:value-type="string" office:string-value="DB32B7EE">
            <text:p>DB32B7EE</text:p>
          </table:table-cell>
          <table:table-cell table:formula="of:=CONCATENATE([.E222];MID([.A191];3;2);DEC2HEX((HEX2DEC(MID([.A191];5;2))-3+256*((HEX2DEC(MID([.A191];5;2))-3)&lt;0));2);MID([.A191];7;2))" office:value-type="string" office:string-value="DB56CE55">
            <text:p>DB56CE55</text:p>
          </table:table-cell>
          <table:table-cell table:style-name="ce1" table:formula="of:=CONCATENATE([.E222];MID([.A448];3;2);DEC2HEX((HEX2DEC(MID([.A448];5;2))-3+256*((HEX2DEC(MID([.A448];5;2))-3)&lt;0));2);MID([.A448];7;2))" office:value-type="string" office:string-value="DBFAEA88">
            <text:p>DBFAEA88</text:p>
          </table:table-cell>
          <table:table-cell table:style-name="ce1" table:formula="of:=CONCATENATE([.E222];MID([.A189];3;2);DEC2HEX((HEX2DEC(MID([.A189];5;2))-3+256*((HEX2DEC(MID([.A189];5;2))-3)&lt;0));2);MID([.A189];7;2))" office:value-type="string" office:string-value="DB0D01FF">
            <text:p>DB0D01FF</text:p>
          </table:table-cell>
          <table:table-cell table:style-name="ce1" table:formula="of:=CONCATENATE([.E222];MID([.A190];3;2);DEC2HEX((HEX2DEC(MID([.A190];5;2))-3+256*((HEX2DEC(MID([.A190];5;2))-3)&lt;0));2);MID([.A190];7;2))" office:value-type="string" office:string-value="DBB2B222">
            <text:p>DBB2B222</text:p>
          </table:table-cell>
          <table:table-cell table:style-name="ce6" table:formula="of:=CONCATENATE([.E222];MID([.A443];3;2);DEC2HEX((HEX2DEC(MID([.A443];5;2))-3+256*((HEX2DEC(MID([.A443];5;2))-3)&lt;0));2);MID([.A443];7;2))" office:value-type="string" office:string-value="DBC5C999">
            <text:p>DBC5C999</text:p>
          </table:table-cell>
          <table:table-cell table:style-name="ce1" table:formula="of:=CONCATENATE([.E222];MID([.A188];3;2);DEC2HEX((HEX2DEC(MID([.A188];5;2))-3+256*((HEX2DEC(MID([.A188];5;2))-3)&lt;0));2);MID([.A188];7;2))" office:value-type="string" office:string-value="DB69E5CC">
            <text:p>DB69E5CC</text:p>
          </table:table-cell>
          <table:table-cell/>
          <table:table-cell table:style-name="ce1" table:formula="of:=MID([.A222];3;2)" office:value-type="string" office:string-value="18">
            <text:p>18</text:p>
          </table:table-cell>
          <table:table-cell table:style-name="ce1" table:formula="of:=MID([.A222];5;2)" office:value-type="string" office:string-value="DD">
            <text:p>DD</text:p>
          </table:table-cell>
          <table:table-cell table:formula="of:=IF((HEX2DEC([.Y222])-HEX2DEC([.Y221]))&gt;0;HEX2DEC([.Y222])-HEX2DEC([.Y221]);HEX2DEC([.Y222])-HEX2DEC([.Y221])+256)" office:value-type="float" office:value="181">
            <text:p>181</text:p>
          </table:table-cell>
          <table:table-cell table:formula="of:=IF((HEX2DEC([.Z222])-HEX2DEC([.Z221]))&gt;0;HEX2DEC([.Z222])-HEX2DEC([.Z221]);HEX2DEC([.Z222])-HEX2DEC([.Z22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CBCF955</text:p>
          </table:table-cell>
          <table:table-cell office:value-type="string">
            <text:p>DCCF10CC</text:p>
          </table:table-cell>
          <table:table-cell table:formula="of:=DEC2HEX(HEX2DEC([.C224])-1)" office:value-type="string" office:string-value="7C">
            <text:p>7C</text:p>
          </table:table-cell>
          <table:table-cell table:style-name="ce1" table:formula="of:=CONCATENATE([.C223];MID([.A223];3;2);DEC2HEX(HEX2DEC(MID([.A223];5;2))-63+256*((HEX2DEC(MID([.A223];5;2))-63)&lt;0));MID([.A223];7;2))" office:value-type="string" office:string-value="7CBCBA55">
            <text:p>7CBCBA55</text:p>
          </table:table-cell>
          <table:table-cell table:formula="of:=DEC2HEX(HEX2DEC([.E222])+1)" office:value-type="string" office:string-value="DC">
            <text:p>DC</text:p>
          </table:table-cell>
          <table:table-cell table:style-name="ce1" table:formula="of:=CONCATENATE([.E223];MID([.A161];3;2);DEC2HEX((HEX2DEC(MID([.A161];5;2))-2+256*((HEX2DEC(MID([.A161];5;2))-2)&lt;0));2);MID([.A161];7;2))" office:value-type="string" office:string-value="DC38DFBB">
            <text:p>DC38DFBB</text:p>
          </table:table-cell>
          <table:table-cell table:style-name="ce1" table:formula="of:=CONCATENATE([.E223];MID([.A414];3;2);DEC2HEX((HEX2DEC(MID([.A414];5;2))-2+256*((HEX2DEC(MID([.A414];5;2))-2)&lt;0));2);MID([.A414];7;2))" office:value-type="string" office:string-value="DC5CF613">
            <text:p>DC5CF613</text:p>
          </table:table-cell>
          <table:table-cell table:style-name="ce1" table:formula="of:=CONCATENATE([.E223];MID([.A415];3;2);DEC2HEX((HEX2DEC(MID([.A415];5;2))-2+256*((HEX2DEC(MID([.A415];5;2))-2)&lt;0));2);MID([.A415];7;2))" office:value-type="string" office:string-value="DCF0A755">
            <text:p>DCF0A755</text:p>
          </table:table-cell>
          <table:table-cell table:style-name="ce1" table:formula="of:=CONCATENATE([.E223];MID([.A156];3;2);DEC2HEX((HEX2DEC(MID([.A156];5;2))-2+256*((HEX2DEC(MID([.A156];5;2))-2)&lt;0));2);MID([.A156];7;2))" office:value-type="string" office:string-value="DC03BECC">
            <text:p>DC03BECC</text:p>
          </table:table-cell>
          <table:table-cell table:style-name="ce1" table:formula="of:=CONCATENATE([.E223];MID([.A157];3;2);DEC2HEX((HEX2DEC(MID([.A157];5;2))-2+256*((HEX2DEC(MID([.A157];5;2))-2)&lt;0));2);MID([.A157];7;2))" office:value-type="string" office:string-value="DCA7DAFF">
            <text:p>DCA7DAFF</text:p>
          </table:table-cell>
          <table:table-cell table:style-name="ce1" table:formula="of:=CONCATENATE([.E223];MID([.A154];3;2);DEC2HEX((HEX2DEC(MID([.A154];5;2))-2+256*((HEX2DEC(MID([.A154];5;2))-2)&lt;0));2);MID([.A154];7;2))" office:value-type="string" office:string-value="DCCBF166">
            <text:p>DCCBF166</text:p>
          </table:table-cell>
          <table:table-cell table:style-name="ce1" table:formula="of:=CONCATENATE([.E223];MID([.A155];3;2);DEC2HEX((HEX2DEC(MID([.A155];5;2))-2+256*((HEX2DEC(MID([.A155];5;2))-2)&lt;0));2);MID([.A155];7;2))" office:value-type="string" office:string-value="DC6F0D99">
            <text:p>DC6F0D99</text:p>
          </table:table-cell>
          <table:table-cell/>
          <table:table-cell table:style-name="ce1" table:formula="of:=CONCATENATE([.E223];MID([.A356];3;2);DEC2HEX((HEX2DEC(MID([.A356];5;2))-4+256*((HEX2DEC(MID([.A356];5;2))-4)&lt;0));2);MID([.A356];7;2))" office:value-type="string" office:string-value="DC69E144">
            <text:p>DC69E144</text:p>
          </table:table-cell>
          <table:table-cell table:style-name="ce1" table:formula="of:=CONCATENATE([.E223];MID([.A101];3;2);DEC2HEX((HEX2DEC(MID([.A101];5;2))-4+256*((HEX2DEC(MID([.A101];5;2))-4)&lt;0));2);MID([.A101];7;2))" office:value-type="string" office:string-value="DC0DFD77">
            <text:p>DC0DFD77</text:p>
          </table:table-cell>
          <table:table-cell table:style-name="ce1" table:formula="of:=CONCATENATE([.E223];MID([.A194];3;2);DEC2HEX((HEX2DEC(MID([.A194];5;2))-3+256*((HEX2DEC(MID([.A194];5;2))-3)&lt;0));2);MID([.A194];7;2))" office:value-type="string" office:string-value="DC32B7EE">
            <text:p>DC32B7EE</text:p>
          </table:table-cell>
          <table:table-cell table:style-name="ce1" table:formula="of:=CONCATENATE([.E223];MID([.A195];3;2);DEC2HEX((HEX2DEC(MID([.A195];5;2))-3+256*((HEX2DEC(MID([.A195];5;2))-3)&lt;0));2);MID([.A195];7;2))" office:value-type="string" office:string-value="DCE7D311">
            <text:p>DCE7D311</text:p>
          </table:table-cell>
          <table:table-cell table:formula="of:=CONCATENATE([.E223];MID([.A192];3;2);DEC2HEX((HEX2DEC(MID([.A192];5;2))-3+256*((HEX2DEC(MID([.A192];5;2))-3)&lt;0));2);MID([.A192];7;2))" office:value-type="string" office:string-value="DCFAEA88">
            <text:p>DCFAEA88</text:p>
          </table:table-cell>
          <table:table-cell table:style-name="ce1" table:formula="of:=CONCATENATE([.E223];MID([.A449];3;2);DEC2HEX((HEX2DEC(MID([.A449];5;2))-3+256*((HEX2DEC(MID([.A449];5;2))-3)&lt;0));2);MID([.A449];7;2))" office:value-type="string" office:string-value="DC9E06BB">
            <text:p>DC9E06BB</text:p>
          </table:table-cell>
          <table:table-cell table:style-name="ce1" table:formula="of:=CONCATENATE([.E223];MID([.A190];3;2);DEC2HEX((HEX2DEC(MID([.A190];5;2))-3+256*((HEX2DEC(MID([.A190];5;2))-3)&lt;0));2);MID([.A190];7;2))" office:value-type="string" office:string-value="DCB2B222">
            <text:p>DCB2B222</text:p>
          </table:table-cell>
          <table:table-cell table:style-name="ce1" table:formula="of:=CONCATENATE([.E223];MID([.A191];3;2);DEC2HEX((HEX2DEC(MID([.A191];5;2))-3+256*((HEX2DEC(MID([.A191];5;2))-3)&lt;0));2);MID([.A191];7;2))" office:value-type="string" office:string-value="DC56CE55">
            <text:p>DC56CE55</text:p>
          </table:table-cell>
          <table:table-cell table:style-name="ce6" table:formula="of:=CONCATENATE([.E223];MID([.A444];3;2);DEC2HEX((HEX2DEC(MID([.A444];5;2))-3+256*((HEX2DEC(MID([.A444];5;2))-3)&lt;0));2);MID([.A444];7;2))" office:value-type="string" office:string-value="DC69E5CC">
            <text:p>DC69E5CC</text:p>
          </table:table-cell>
          <table:table-cell table:style-name="ce1" table:formula="of:=CONCATENATE([.E223];MID([.A189];3;2);DEC2HEX((HEX2DEC(MID([.A189];5;2))-3+256*((HEX2DEC(MID([.A189];5;2))-3)&lt;0));2);MID([.A189];7;2))" office:value-type="string" office:string-value="DC0D01FF">
            <text:p>DC0D01FF</text:p>
          </table:table-cell>
          <table:table-cell/>
          <table:table-cell table:style-name="ce1" table:formula="of:=MID([.A223];3;2)" office:value-type="string" office:string-value="BC">
            <text:p>BC</text:p>
          </table:table-cell>
          <table:table-cell table:style-name="ce1" table:formula="of:=MID([.A223];5;2)" office:value-type="string" office:string-value="F9">
            <text:p>F9</text:p>
          </table:table-cell>
          <table:table-cell table:formula="of:=IF((HEX2DEC([.Y223])-HEX2DEC([.Y222]))&gt;0;HEX2DEC([.Y223])-HEX2DEC([.Y222]);HEX2DEC([.Y223])-HEX2DEC([.Y222])+256)" office:value-type="float" office:value="164">
            <text:p>164</text:p>
          </table:table-cell>
          <table:table-cell table:formula="of:=IF((HEX2DEC([.Z223])-HEX2DEC([.Z222]))&gt;0;HEX2DEC([.Z223])-HEX2DEC([.Z222]);HEX2DEC([.Z223])-HEX2DEC([.Z22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D50AA88</text:p>
          </table:table-cell>
          <table:table-cell office:value-type="string">
            <text:p>DD63C1FF</text:p>
          </table:table-cell>
          <table:table-cell table:formula="of:=DEC2HEX(HEX2DEC([.C225])-1)" office:value-type="string" office:string-value="7D">
            <text:p>7D</text:p>
          </table:table-cell>
          <table:table-cell table:style-name="ce1" table:formula="of:=CONCATENATE([.C224];MID([.A224];3;2);DEC2HEX(HEX2DEC(MID([.A224];5;2))-63+256*((HEX2DEC(MID([.A224];5;2))-63)&lt;0));MID([.A224];7;2))" office:value-type="string" office:string-value="7D506B88">
            <text:p>7D506B88</text:p>
          </table:table-cell>
          <table:table-cell table:formula="of:=DEC2HEX(HEX2DEC([.E223])+1)" office:value-type="string" office:string-value="DD">
            <text:p>DD</text:p>
          </table:table-cell>
          <table:table-cell table:style-name="ce1" table:formula="of:=CONCATENATE([.E224];MID([.A162];3;2);DEC2HEX((HEX2DEC(MID([.A162];5;2))-2+256*((HEX2DEC(MID([.A162];5;2))-2)&lt;0));2);MID([.A162];7;2))" office:value-type="string" office:string-value="DDDCFBEE">
            <text:p>DDDCFBEE</text:p>
          </table:table-cell>
          <table:table-cell table:style-name="ce1" table:formula="of:=CONCATENATE([.E224];MID([.A415];3;2);DEC2HEX((HEX2DEC(MID([.A415];5;2))-2+256*((HEX2DEC(MID([.A415];5;2))-2)&lt;0));2);MID([.A415];7;2))" office:value-type="string" office:string-value="DDF0A755">
            <text:p>DDF0A755</text:p>
          </table:table-cell>
          <table:table-cell table:style-name="ce1" table:formula="of:=CONCATENATE([.E224];MID([.A416];3;2);DEC2HEX((HEX2DEC(MID([.A416];5;2))-2+256*((HEX2DEC(MID([.A416];5;2))-2)&lt;0));2);MID([.A416];7;2))" office:value-type="string" office:string-value="DD94C388">
            <text:p>DD94C388</text:p>
          </table:table-cell>
          <table:table-cell table:style-name="ce1" table:formula="of:=CONCATENATE([.E224];MID([.A157];3;2);DEC2HEX((HEX2DEC(MID([.A157];5;2))-2+256*((HEX2DEC(MID([.A157];5;2))-2)&lt;0));2);MID([.A157];7;2))" office:value-type="string" office:string-value="DDA7DAFF">
            <text:p>DDA7DAFF</text:p>
          </table:table-cell>
          <table:table-cell table:style-name="ce1" table:formula="of:=CONCATENATE([.E224];MID([.A158];3;2);DEC2HEX((HEX2DEC(MID([.A158];5;2))-2+256*((HEX2DEC(MID([.A158];5;2))-2)&lt;0));2);MID([.A158];7;2))" office:value-type="string" office:string-value="DD5CF613">
            <text:p>DD5CF613</text:p>
          </table:table-cell>
          <table:table-cell table:style-name="ce1" table:formula="of:=CONCATENATE([.E224];MID([.A155];3;2);DEC2HEX((HEX2DEC(MID([.A155];5;2))-2+256*((HEX2DEC(MID([.A155];5;2))-2)&lt;0));2);MID([.A155];7;2))" office:value-type="string" office:string-value="DD6F0D99">
            <text:p>DD6F0D99</text:p>
          </table:table-cell>
          <table:table-cell table:style-name="ce1" table:formula="of:=CONCATENATE([.E224];MID([.A156];3;2);DEC2HEX((HEX2DEC(MID([.A156];5;2))-2+256*((HEX2DEC(MID([.A156];5;2))-2)&lt;0));2);MID([.A156];7;2))" office:value-type="string" office:string-value="DD03BECC">
            <text:p>DD03BECC</text:p>
          </table:table-cell>
          <table:table-cell/>
          <table:table-cell table:style-name="ce1" table:formula="of:=CONCATENATE([.E224];MID([.A357];3;2);DEC2HEX((HEX2DEC(MID([.A357];5;2))-4+256*((HEX2DEC(MID([.A357];5;2))-4)&lt;0));2);MID([.A357];7;2))" office:value-type="string" office:string-value="DD0DFD77">
            <text:p>DD0DFD77</text:p>
          </table:table-cell>
          <table:table-cell table:style-name="ce1" table:formula="of:=CONCATENATE([.E224];MID([.A102];3;2);DEC2HEX((HEX2DEC(MID([.A102];5;2))-4+256*((HEX2DEC(MID([.A102];5;2))-4)&lt;0));2);MID([.A102];7;2))" office:value-type="string" office:string-value="DDA1AEAA">
            <text:p>DDA1AEAA</text:p>
          </table:table-cell>
          <table:table-cell table:style-name="ce1" table:formula="of:=CONCATENATE([.E224];MID([.A195];3;2);DEC2HEX((HEX2DEC(MID([.A195];5;2))-3+256*((HEX2DEC(MID([.A195];5;2))-3)&lt;0));2);MID([.A195];7;2))" office:value-type="string" office:string-value="DDE7D311">
            <text:p>DDE7D311</text:p>
          </table:table-cell>
          <table:table-cell table:style-name="ce1" table:formula="of:=CONCATENATE([.E224];MID([.A196];3;2);DEC2HEX((HEX2DEC(MID([.A196];5;2))-3+256*((HEX2DEC(MID([.A196];5;2))-3)&lt;0));2);MID([.A196];7;2))" office:value-type="string" office:string-value="DD8BEF44">
            <text:p>DD8BEF44</text:p>
          </table:table-cell>
          <table:table-cell table:formula="of:=CONCATENATE([.E224];MID([.A193];3;2);DEC2HEX((HEX2DEC(MID([.A193];5;2))-3+256*((HEX2DEC(MID([.A193];5;2))-3)&lt;0));2);MID([.A193];7;2))" office:value-type="string" office:string-value="DD9E06BB">
            <text:p>DD9E06BB</text:p>
          </table:table-cell>
          <table:table-cell table:style-name="ce1" table:formula="of:=CONCATENATE([.E224];MID([.A450];3;2);DEC2HEX((HEX2DEC(MID([.A450];5;2))-3+256*((HEX2DEC(MID([.A450];5;2))-3)&lt;0));2);MID([.A450];7;2))" office:value-type="string" office:string-value="DD32B7EE">
            <text:p>DD32B7EE</text:p>
          </table:table-cell>
          <table:table-cell table:style-name="ce1" table:formula="of:=CONCATENATE([.E224];MID([.A191];3;2);DEC2HEX((HEX2DEC(MID([.A191];5;2))-3+256*((HEX2DEC(MID([.A191];5;2))-3)&lt;0));2);MID([.A191];7;2))" office:value-type="string" office:string-value="DD56CE55">
            <text:p>DD56CE55</text:p>
          </table:table-cell>
          <table:table-cell table:style-name="ce1" table:formula="of:=CONCATENATE([.E224];MID([.A192];3;2);DEC2HEX((HEX2DEC(MID([.A192];5;2))-3+256*((HEX2DEC(MID([.A192];5;2))-3)&lt;0));2);MID([.A192];7;2))" office:value-type="string" office:string-value="DDFAEA88">
            <text:p>DDFAEA88</text:p>
          </table:table-cell>
          <table:table-cell table:style-name="ce6" table:formula="of:=CONCATENATE([.E224];MID([.A445];3;2);DEC2HEX((HEX2DEC(MID([.A445];5;2))-3+256*((HEX2DEC(MID([.A445];5;2))-3)&lt;0));2);MID([.A445];7;2))" office:value-type="string" office:string-value="DD0D01FF">
            <text:p>DD0D01FF</text:p>
          </table:table-cell>
          <table:table-cell table:style-name="ce1" table:formula="of:=CONCATENATE([.E224];MID([.A190];3;2);DEC2HEX((HEX2DEC(MID([.A190];5;2))-3+256*((HEX2DEC(MID([.A190];5;2))-3)&lt;0));2);MID([.A190];7;2))" office:value-type="string" office:string-value="DDB2B222">
            <text:p>DDB2B222</text:p>
          </table:table-cell>
          <table:table-cell/>
          <table:table-cell table:style-name="ce1" table:formula="of:=MID([.A224];3;2)" office:value-type="string" office:string-value="50">
            <text:p>50</text:p>
          </table:table-cell>
          <table:table-cell table:style-name="ce1" table:formula="of:=MID([.A224];5;2)" office:value-type="string" office:string-value="AA">
            <text:p>AA</text:p>
          </table:table-cell>
          <table:table-cell table:formula="of:=IF((HEX2DEC([.Y224])-HEX2DEC([.Y223]))&gt;0;HEX2DEC([.Y224])-HEX2DEC([.Y223]);HEX2DEC([.Y224])-HEX2DEC([.Y223])+256)" office:value-type="float" office:value="148">
            <text:p>148</text:p>
          </table:table-cell>
          <table:table-cell table:formula="of:=IF((HEX2DEC([.Z224])-HEX2DEC([.Z223]))&gt;0;HEX2DEC([.Z224])-HEX2DEC([.Z223]);HEX2DEC([.Z224])-HEX2DEC([.Z223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EF4C6BB</text:p>
          </table:table-cell>
          <table:table-cell office:value-type="string">
            <text:p>DE18DD22</text:p>
          </table:table-cell>
          <table:table-cell table:formula="of:=DEC2HEX(HEX2DEC([.C226])-1)" office:value-type="string" office:string-value="7E">
            <text:p>7E</text:p>
          </table:table-cell>
          <table:table-cell table:style-name="ce1" table:formula="of:=CONCATENATE([.C225];MID([.A225];3;2);DEC2HEX(HEX2DEC(MID([.A225];5;2))-63+256*((HEX2DEC(MID([.A225];5;2))-63)&lt;0));MID([.A225];7;2))" office:value-type="string" office:string-value="7EF487BB">
            <text:p>7EF487BB</text:p>
          </table:table-cell>
          <table:table-cell table:formula="of:=DEC2HEX(HEX2DEC([.E224])+1)" office:value-type="string" office:string-value="DE">
            <text:p>DE</text:p>
          </table:table-cell>
          <table:table-cell table:style-name="ce1" table:formula="of:=CONCATENATE([.E225];MID([.A163];3;2);DEC2HEX((HEX2DEC(MID([.A163];5;2))-2+256*((HEX2DEC(MID([.A163];5;2))-2)&lt;0));2);MID([.A163];7;2))" office:value-type="string" office:string-value="DE81AC11">
            <text:p>DE81AC11</text:p>
          </table:table-cell>
          <table:table-cell table:style-name="ce1" table:formula="of:=CONCATENATE([.E225];MID([.A416];3;2);DEC2HEX((HEX2DEC(MID([.A416];5;2))-2+256*((HEX2DEC(MID([.A416];5;2))-2)&lt;0));2);MID([.A416];7;2))" office:value-type="string" office:string-value="DE94C388">
            <text:p>DE94C388</text:p>
          </table:table-cell>
          <table:table-cell table:style-name="ce1" table:formula="of:=CONCATENATE([.E225];MID([.A417];3;2);DEC2HEX((HEX2DEC(MID([.A417];5;2))-2+256*((HEX2DEC(MID([.A417];5;2))-2)&lt;0));2);MID([.A417];7;2))" office:value-type="string" office:string-value="DE38DFBB">
            <text:p>DE38DFBB</text:p>
          </table:table-cell>
          <table:table-cell table:style-name="ce1" table:formula="of:=CONCATENATE([.E225];MID([.A158];3;2);DEC2HEX((HEX2DEC(MID([.A158];5;2))-2+256*((HEX2DEC(MID([.A158];5;2))-2)&lt;0));2);MID([.A158];7;2))" office:value-type="string" office:string-value="DE5CF613">
            <text:p>DE5CF613</text:p>
          </table:table-cell>
          <table:table-cell table:style-name="ce1" table:formula="of:=CONCATENATE([.E225];MID([.A159];3;2);DEC2HEX((HEX2DEC(MID([.A159];5;2))-2+256*((HEX2DEC(MID([.A159];5;2))-2)&lt;0));2);MID([.A159];7;2))" office:value-type="string" office:string-value="DEF0A755">
            <text:p>DEF0A755</text:p>
          </table:table-cell>
          <table:table-cell table:style-name="ce1" table:formula="of:=CONCATENATE([.E225];MID([.A156];3;2);DEC2HEX((HEX2DEC(MID([.A156];5;2))-2+256*((HEX2DEC(MID([.A156];5;2))-2)&lt;0));2);MID([.A156];7;2))" office:value-type="string" office:string-value="DE03BECC">
            <text:p>DE03BECC</text:p>
          </table:table-cell>
          <table:table-cell table:style-name="ce1" table:formula="of:=CONCATENATE([.E225];MID([.A157];3;2);DEC2HEX((HEX2DEC(MID([.A157];5;2))-2+256*((HEX2DEC(MID([.A157];5;2))-2)&lt;0));2);MID([.A157];7;2))" office:value-type="string" office:string-value="DEA7DAFF">
            <text:p>DEA7DAFF</text:p>
          </table:table-cell>
          <table:table-cell/>
          <table:table-cell table:style-name="ce1" table:formula="of:=CONCATENATE([.E225];MID([.A358];3;2);DEC2HEX((HEX2DEC(MID([.A358];5;2))-4+256*((HEX2DEC(MID([.A358];5;2))-4)&lt;0));2);MID([.A358];7;2))" office:value-type="string" office:string-value="DEA1AEAA">
            <text:p>DEA1AEAA</text:p>
          </table:table-cell>
          <table:table-cell table:style-name="ce1" table:formula="of:=CONCATENATE([.E225];MID([.A103];3;2);DEC2HEX((HEX2DEC(MID([.A103];5;2))-4+256*((HEX2DEC(MID([.A103];5;2))-4)&lt;0));2);MID([.A103];7;2))" office:value-type="string" office:string-value="DE45CADD">
            <text:p>DE45CADD</text:p>
          </table:table-cell>
          <table:table-cell table:style-name="ce1" table:formula="of:=CONCATENATE([.E225];MID([.A196];3;2);DEC2HEX((HEX2DEC(MID([.A196];5;2))-3+256*((HEX2DEC(MID([.A196];5;2))-3)&lt;0));2);MID([.A196];7;2))" office:value-type="string" office:string-value="DE8BEF44">
            <text:p>DE8BEF44</text:p>
          </table:table-cell>
          <table:table-cell table:style-name="ce1" table:formula="of:=CONCATENATE([.E225];MID([.A197];3;2);DEC2HEX((HEX2DEC(MID([.A197];5;2))-3+256*((HEX2DEC(MID([.A197];5;2))-3)&lt;0));2);MID([.A197];7;2))" office:value-type="string" office:string-value="DE2F0B77">
            <text:p>DE2F0B77</text:p>
          </table:table-cell>
          <table:table-cell table:formula="of:=CONCATENATE([.E225];MID([.A194];3;2);DEC2HEX((HEX2DEC(MID([.A194];5;2))-3+256*((HEX2DEC(MID([.A194];5;2))-3)&lt;0));2);MID([.A194];7;2))" office:value-type="string" office:string-value="DE32B7EE">
            <text:p>DE32B7EE</text:p>
          </table:table-cell>
          <table:table-cell table:style-name="ce1" table:formula="of:=CONCATENATE([.E225];MID([.A451];3;2);DEC2HEX((HEX2DEC(MID([.A451];5;2))-3+256*((HEX2DEC(MID([.A451];5;2))-3)&lt;0));2);MID([.A451];7;2))" office:value-type="string" office:string-value="DEE7D311">
            <text:p>DEE7D311</text:p>
          </table:table-cell>
          <table:table-cell table:style-name="ce1" table:formula="of:=CONCATENATE([.E225];MID([.A192];3;2);DEC2HEX((HEX2DEC(MID([.A192];5;2))-3+256*((HEX2DEC(MID([.A192];5;2))-3)&lt;0));2);MID([.A192];7;2))" office:value-type="string" office:string-value="DEFAEA88">
            <text:p>DEFAEA88</text:p>
          </table:table-cell>
          <table:table-cell table:style-name="ce1" table:formula="of:=CONCATENATE([.E225];MID([.A193];3;2);DEC2HEX((HEX2DEC(MID([.A193];5;2))-3+256*((HEX2DEC(MID([.A193];5;2))-3)&lt;0));2);MID([.A193];7;2))" office:value-type="string" office:string-value="DE9E06BB">
            <text:p>DE9E06BB</text:p>
          </table:table-cell>
          <table:table-cell table:style-name="ce6" table:formula="of:=CONCATENATE([.E225];MID([.A446];3;2);DEC2HEX((HEX2DEC(MID([.A446];5;2))-3+256*((HEX2DEC(MID([.A446];5;2))-3)&lt;0));2);MID([.A446];7;2))" office:value-type="string" office:string-value="DEB2B222">
            <text:p>DEB2B222</text:p>
          </table:table-cell>
          <table:table-cell table:style-name="ce1" table:formula="of:=CONCATENATE([.E225];MID([.A191];3;2);DEC2HEX((HEX2DEC(MID([.A191];5;2))-3+256*((HEX2DEC(MID([.A191];5;2))-3)&lt;0));2);MID([.A191];7;2))" office:value-type="string" office:string-value="DE56CE55">
            <text:p>DE56CE55</text:p>
          </table:table-cell>
          <table:table-cell/>
          <table:table-cell table:style-name="ce1" table:formula="of:=MID([.A225];3;2)" office:value-type="string" office:string-value="F4">
            <text:p>F4</text:p>
          </table:table-cell>
          <table:table-cell table:style-name="ce1" table:formula="of:=MID([.A225];5;2)" office:value-type="string" office:string-value="C6">
            <text:p>C6</text:p>
          </table:table-cell>
          <table:table-cell table:formula="of:=IF((HEX2DEC([.Y225])-HEX2DEC([.Y224]))&gt;0;HEX2DEC([.Y225])-HEX2DEC([.Y224]);HEX2DEC([.Y225])-HEX2DEC([.Y224])+256)" office:value-type="float" office:value="164">
            <text:p>164</text:p>
          </table:table-cell>
          <table:table-cell table:formula="of:=IF((HEX2DEC([.Z225])-HEX2DEC([.Z224]))&gt;0;HEX2DEC([.Z225])-HEX2DEC([.Z224]);HEX2DEC([.Z225])-HEX2DEC([.Z22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DF98E2EE</text:p>
          </table:table-cell>
          <table:table-cell office:value-type="string">
            <text:p>DFBCF955</text:p>
          </table:table-cell>
          <table:table-cell table:formula="of:=DEC2HEX(HEX2DEC([.C227])-1)" office:value-type="string" office:string-value="7F">
            <text:p>7F</text:p>
          </table:table-cell>
          <table:table-cell table:style-name="ce1" table:formula="of:=CONCATENATE([.C226];MID([.A226];3;2);DEC2HEX(HEX2DEC(MID([.A226];5;2))-63+256*((HEX2DEC(MID([.A226];5;2))-63)&lt;0));MID([.A226];7;2))" office:value-type="string" office:string-value="7F98A3EE">
            <text:p>7F98A3EE</text:p>
          </table:table-cell>
          <table:table-cell table:formula="of:=DEC2HEX(HEX2DEC([.E225])+1)" office:value-type="string" office:string-value="DF">
            <text:p>DF</text:p>
          </table:table-cell>
          <table:table-cell table:style-name="ce1" table:formula="of:=CONCATENATE([.E226];MID([.A164];3;2);DEC2HEX((HEX2DEC(MID([.A164];5;2))-2+256*((HEX2DEC(MID([.A164];5;2))-2)&lt;0));2);MID([.A164];7;2))" office:value-type="string" office:string-value="DF25C844">
            <text:p>DF25C844</text:p>
          </table:table-cell>
          <table:table-cell table:style-name="ce1" table:formula="of:=CONCATENATE([.E226];MID([.A417];3;2);DEC2HEX((HEX2DEC(MID([.A417];5;2))-2+256*((HEX2DEC(MID([.A417];5;2))-2)&lt;0));2);MID([.A417];7;2))" office:value-type="string" office:string-value="DF38DFBB">
            <text:p>DF38DFBB</text:p>
          </table:table-cell>
          <table:table-cell table:style-name="ce1" table:formula="of:=CONCATENATE([.E226];MID([.A418];3;2);DEC2HEX((HEX2DEC(MID([.A418];5;2))-2+256*((HEX2DEC(MID([.A418];5;2))-2)&lt;0));2);MID([.A418];7;2))" office:value-type="string" office:string-value="DFDCFBEE">
            <text:p>DFDCFBEE</text:p>
          </table:table-cell>
          <table:table-cell table:style-name="ce1" table:formula="of:=CONCATENATE([.E226];MID([.A159];3;2);DEC2HEX((HEX2DEC(MID([.A159];5;2))-2+256*((HEX2DEC(MID([.A159];5;2))-2)&lt;0));2);MID([.A159];7;2))" office:value-type="string" office:string-value="DFF0A755">
            <text:p>DFF0A755</text:p>
          </table:table-cell>
          <table:table-cell table:style-name="ce1" table:formula="of:=CONCATENATE([.E226];MID([.A160];3;2);DEC2HEX((HEX2DEC(MID([.A160];5;2))-2+256*((HEX2DEC(MID([.A160];5;2))-2)&lt;0));2);MID([.A160];7;2))" office:value-type="string" office:string-value="DF94C388">
            <text:p>DF94C388</text:p>
          </table:table-cell>
          <table:table-cell table:style-name="ce1" table:formula="of:=CONCATENATE([.E226];MID([.A157];3;2);DEC2HEX((HEX2DEC(MID([.A157];5;2))-2+256*((HEX2DEC(MID([.A157];5;2))-2)&lt;0));2);MID([.A157];7;2))" office:value-type="string" office:string-value="DFA7DAFF">
            <text:p>DFA7DAFF</text:p>
          </table:table-cell>
          <table:table-cell table:style-name="ce1" table:formula="of:=CONCATENATE([.E226];MID([.A158];3;2);DEC2HEX((HEX2DEC(MID([.A158];5;2))-2+256*((HEX2DEC(MID([.A158];5;2))-2)&lt;0));2);MID([.A158];7;2))" office:value-type="string" office:string-value="DF5CF613">
            <text:p>DF5CF613</text:p>
          </table:table-cell>
          <table:table-cell/>
          <table:table-cell table:style-name="ce1" table:formula="of:=CONCATENATE([.E226];MID([.A359];3;2);DEC2HEX((HEX2DEC(MID([.A359];5;2))-4+256*((HEX2DEC(MID([.A359];5;2))-4)&lt;0));2);MID([.A359];7;2))" office:value-type="string" office:string-value="DF45CADD">
            <text:p>DF45CADD</text:p>
          </table:table-cell>
          <table:table-cell table:style-name="ce1" table:formula="of:=CONCATENATE([.E226];MID([.A104];3;2);DEC2HEX((HEX2DEC(MID([.A104];5;2))-4+256*((HEX2DEC(MID([.A104];5;2))-4)&lt;0));2);MID([.A104];7;2))" office:value-type="string" office:string-value="DFFAE600">
            <text:p>DFFAE600</text:p>
          </table:table-cell>
          <table:table-cell table:style-name="ce1" table:formula="of:=CONCATENATE([.E226];MID([.A197];3;2);DEC2HEX((HEX2DEC(MID([.A197];5;2))-3+256*((HEX2DEC(MID([.A197];5;2))-3)&lt;0));2);MID([.A197];7;2))" office:value-type="string" office:string-value="DF2F0B77">
            <text:p>DF2F0B77</text:p>
          </table:table-cell>
          <table:table-cell table:style-name="ce1" table:formula="of:=CONCATENATE([.E226];MID([.A198];3;2);DEC2HEX((HEX2DEC(MID([.A198];5;2))-3+256*((HEX2DEC(MID([.A198];5;2))-3)&lt;0));2);MID([.A198];7;2))" office:value-type="string" office:string-value="DFC3BCAA">
            <text:p>DFC3BCAA</text:p>
          </table:table-cell>
          <table:table-cell table:formula="of:=CONCATENATE([.E226];MID([.A195];3;2);DEC2HEX((HEX2DEC(MID([.A195];5;2))-3+256*((HEX2DEC(MID([.A195];5;2))-3)&lt;0));2);MID([.A195];7;2))" office:value-type="string" office:string-value="DFE7D311">
            <text:p>DFE7D311</text:p>
          </table:table-cell>
          <table:table-cell table:style-name="ce1" table:formula="of:=CONCATENATE([.E226];MID([.A452];3;2);DEC2HEX((HEX2DEC(MID([.A452];5;2))-3+256*((HEX2DEC(MID([.A452];5;2))-3)&lt;0));2);MID([.A452];7;2))" office:value-type="string" office:string-value="DF8BEF44">
            <text:p>DF8BEF44</text:p>
          </table:table-cell>
          <table:table-cell table:style-name="ce1" table:formula="of:=CONCATENATE([.E226];MID([.A193];3;2);DEC2HEX((HEX2DEC(MID([.A193];5;2))-3+256*((HEX2DEC(MID([.A193];5;2))-3)&lt;0));2);MID([.A193];7;2))" office:value-type="string" office:string-value="DF9E06BB">
            <text:p>DF9E06BB</text:p>
          </table:table-cell>
          <table:table-cell table:style-name="ce1" table:formula="of:=CONCATENATE([.E226];MID([.A194];3;2);DEC2HEX((HEX2DEC(MID([.A194];5;2))-3+256*((HEX2DEC(MID([.A194];5;2))-3)&lt;0));2);MID([.A194];7;2))" office:value-type="string" office:string-value="DF32B7EE">
            <text:p>DF32B7EE</text:p>
          </table:table-cell>
          <table:table-cell table:style-name="ce6" table:formula="of:=CONCATENATE([.E226];MID([.A447];3;2);DEC2HEX((HEX2DEC(MID([.A447];5;2))-3+256*((HEX2DEC(MID([.A447];5;2))-3)&lt;0));2);MID([.A447];7;2))" office:value-type="string" office:string-value="DF56CE55">
            <text:p>DF56CE55</text:p>
          </table:table-cell>
          <table:table-cell table:style-name="ce1" table:formula="of:=CONCATENATE([.E226];MID([.A192];3;2);DEC2HEX((HEX2DEC(MID([.A192];5;2))-3+256*((HEX2DEC(MID([.A192];5;2))-3)&lt;0));2);MID([.A192];7;2))" office:value-type="string" office:string-value="DFFAEA88">
            <text:p>DFFAEA88</text:p>
          </table:table-cell>
          <table:table-cell/>
          <table:table-cell table:style-name="ce1" table:formula="of:=MID([.A226];3;2)" office:value-type="string" office:string-value="98">
            <text:p>98</text:p>
          </table:table-cell>
          <table:table-cell table:style-name="ce1" table:formula="of:=MID([.A226];5;2)" office:value-type="string" office:string-value="E2">
            <text:p>E2</text:p>
          </table:table-cell>
          <table:table-cell table:formula="of:=IF((HEX2DEC([.Y226])-HEX2DEC([.Y225]))&gt;0;HEX2DEC([.Y226])-HEX2DEC([.Y225]);HEX2DEC([.Y226])-HEX2DEC([.Y225])+256)" office:value-type="float" office:value="164">
            <text:p>164</text:p>
          </table:table-cell>
          <table:table-cell table:formula="of:=IF((HEX2DEC([.Z226])-HEX2DEC([.Z225]))&gt;0;HEX2DEC([.Z226])-HEX2DEC([.Z225]);HEX2DEC([.Z226])-HEX2DEC([.Z22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04DFE11</text:p>
          </table:table-cell>
          <table:table-cell table:style-name="ce6" table:formula="of:=CONCATENATE(DEC2HEX(HEX2DEC(MID([.B226];1;2))+1);MID([.A224];3;6))" office:value-type="string" office:string-value="E050AA88">
            <text:p>E050AA88</text:p>
          </table:table-cell>
          <table:table-cell table:style-name="ce7" table:formula="of:=80" office:value-type="float" office:value="80">
            <text:p>80</text:p>
          </table:table-cell>
          <table:table-cell table:style-name="ce1" table:formula="of:=CONCATENATE([.C227];MID([.A227];3;2);DEC2HEX(HEX2DEC(MID([.A227];5;2))-63+256*((HEX2DEC(MID([.A227];5;2))-63)&lt;0));MID([.A227];7;2))" office:value-type="string" office:string-value="804DBF11">
            <text:p>804DBF11</text:p>
          </table:table-cell>
          <table:table-cell table:formula="of:=DEC2HEX(HEX2DEC([.E226])+1)" office:value-type="string" office:string-value="E0">
            <text:p>E0</text:p>
          </table:table-cell>
          <table:table-cell table:style-name="ce1" table:formula="of:=CONCATENATE([.E227];MID([.A165];3;2);DEC2HEX((HEX2DEC(MID([.A165];5;2))-2+256*((HEX2DEC(MID([.A165];5;2))-2)&lt;0));2);MID([.A165];7;2))" office:value-type="string" office:string-value="E0C9E477">
            <text:p>E0C9E477</text:p>
          </table:table-cell>
          <table:table-cell table:style-name="ce1" table:formula="of:=CONCATENATE([.E227];MID([.A418];3;2);DEC2HEX((HEX2DEC(MID([.A418];5;2))-2+256*((HEX2DEC(MID([.A418];5;2))-2)&lt;0));2);MID([.A418];7;2))" office:value-type="string" office:string-value="E0DCFBEE">
            <text:p>E0DCFBEE</text:p>
          </table:table-cell>
          <table:table-cell table:style-name="ce1" table:formula="of:=CONCATENATE([.E227];MID([.A419];3;2);DEC2HEX((HEX2DEC(MID([.A419];5;2))-2+256*((HEX2DEC(MID([.A419];5;2))-2)&lt;0));2);MID([.A419];7;2))" office:value-type="string" office:string-value="E081AC11">
            <text:p>E081AC11</text:p>
          </table:table-cell>
          <table:table-cell table:style-name="ce1" table:formula="of:=CONCATENATE([.E227];MID([.A160];3;2);DEC2HEX((HEX2DEC(MID([.A160];5;2))-2+256*((HEX2DEC(MID([.A160];5;2))-2)&lt;0));2);MID([.A160];7;2))" office:value-type="string" office:string-value="E094C388">
            <text:p>E094C388</text:p>
          </table:table-cell>
          <table:table-cell table:style-name="ce1" table:formula="of:=CONCATENATE([.E227];MID([.A161];3;2);DEC2HEX((HEX2DEC(MID([.A161];5;2))-2+256*((HEX2DEC(MID([.A161];5;2))-2)&lt;0));2);MID([.A161];7;2))" office:value-type="string" office:string-value="E038DFBB">
            <text:p>E038DFBB</text:p>
          </table:table-cell>
          <table:table-cell table:style-name="ce1" table:formula="of:=CONCATENATE([.E227];MID([.A158];3;2);DEC2HEX((HEX2DEC(MID([.A158];5;2))-2+256*((HEX2DEC(MID([.A158];5;2))-2)&lt;0));2);MID([.A158];7;2))" office:value-type="string" office:string-value="E05CF613">
            <text:p>E05CF613</text:p>
          </table:table-cell>
          <table:table-cell table:style-name="ce1" table:formula="of:=CONCATENATE([.E227];MID([.A159];3;2);DEC2HEX((HEX2DEC(MID([.A159];5;2))-2+256*((HEX2DEC(MID([.A159];5;2))-2)&lt;0));2);MID([.A159];7;2))" office:value-type="string" office:string-value="E0F0A755">
            <text:p>E0F0A755</text:p>
          </table:table-cell>
          <table:table-cell/>
          <table:table-cell table:style-name="ce1" table:formula="of:=CONCATENATE([.E227];MID([.A360];3;2);DEC2HEX((HEX2DEC(MID([.A360];5;2))-4+256*((HEX2DEC(MID([.A360];5;2))-4)&lt;0));2);MID([.A360];7;2))" office:value-type="string" office:string-value="E0FAE600">
            <text:p>E0FAE600</text:p>
          </table:table-cell>
          <table:table-cell table:style-name="ce1" table:formula="of:=CONCATENATE([.E227];MID([.A105];3;2);DEC2HEX((HEX2DEC(MID([.A105];5;2))-4+256*((HEX2DEC(MID([.A105];5;2))-4)&lt;0));2);MID([.A105];7;2))" office:value-type="string" office:string-value="E09E0233">
            <text:p>E09E0233</text:p>
          </table:table-cell>
          <table:table-cell table:style-name="ce1" table:formula="of:=CONCATENATE([.E227];MID([.A198];3;2);DEC2HEX((HEX2DEC(MID([.A198];5;2))-3+256*((HEX2DEC(MID([.A198];5;2))-3)&lt;0));2);MID([.A198];7;2))" office:value-type="string" office:string-value="E0C3BCAA">
            <text:p>E0C3BCAA</text:p>
          </table:table-cell>
          <table:table-cell table:style-name="ce1" table:formula="of:=CONCATENATE([.E227];MID([.A199];3;2);DEC2HEX((HEX2DEC(MID([.A199];5;2))-3+256*((HEX2DEC(MID([.A199];5;2))-3)&lt;0));2);MID([.A199];7;2))" office:value-type="string" office:string-value="E067D8DD">
            <text:p>E067D8DD</text:p>
          </table:table-cell>
          <table:table-cell table:formula="of:=CONCATENATE([.E227];MID([.A196];3;2);DEC2HEX((HEX2DEC(MID([.A196];5;2))-3+256*((HEX2DEC(MID([.A196];5;2))-3)&lt;0));2);MID([.A196];7;2))" office:value-type="string" office:string-value="E08BEF44">
            <text:p>E08BEF44</text:p>
          </table:table-cell>
          <table:table-cell table:style-name="ce1" table:formula="of:=CONCATENATE([.E227];MID([.A453];3;2);DEC2HEX((HEX2DEC(MID([.A453];5;2))-3+256*((HEX2DEC(MID([.A453];5;2))-3)&lt;0));2);MID([.A453];7;2))" office:value-type="string" office:string-value="E02F0B77">
            <text:p>E02F0B77</text:p>
          </table:table-cell>
          <table:table-cell table:style-name="ce1" table:formula="of:=CONCATENATE([.E227];MID([.A194];3;2);DEC2HEX((HEX2DEC(MID([.A194];5;2))-3+256*((HEX2DEC(MID([.A194];5;2))-3)&lt;0));2);MID([.A194];7;2))" office:value-type="string" office:string-value="E032B7EE">
            <text:p>E032B7EE</text:p>
          </table:table-cell>
          <table:table-cell table:style-name="ce1" table:formula="of:=CONCATENATE([.E227];MID([.A195];3;2);DEC2HEX((HEX2DEC(MID([.A195];5;2))-3+256*((HEX2DEC(MID([.A195];5;2))-3)&lt;0));2);MID([.A195];7;2))" office:value-type="string" office:string-value="E0E7D311">
            <text:p>E0E7D311</text:p>
          </table:table-cell>
          <table:table-cell table:style-name="ce6" table:formula="of:=CONCATENATE([.E227];MID([.A448];3;2);DEC2HEX((HEX2DEC(MID([.A448];5;2))-3+256*((HEX2DEC(MID([.A448];5;2))-3)&lt;0));2);MID([.A448];7;2))" office:value-type="string" office:string-value="E0FAEA88">
            <text:p>E0FAEA88</text:p>
          </table:table-cell>
          <table:table-cell table:style-name="ce1" table:formula="of:=CONCATENATE([.E227];MID([.A193];3;2);DEC2HEX((HEX2DEC(MID([.A193];5;2))-3+256*((HEX2DEC(MID([.A193];5;2))-3)&lt;0));2);MID([.A193];7;2))" office:value-type="string" office:string-value="E09E06BB">
            <text:p>E09E06BB</text:p>
          </table:table-cell>
          <table:table-cell/>
          <table:table-cell table:style-name="ce1" table:formula="of:=MID([.A227];3;2)" office:value-type="string" office:string-value="4D">
            <text:p>4D</text:p>
          </table:table-cell>
          <table:table-cell table:style-name="ce1" table:formula="of:=MID([.A227];5;2)" office:value-type="string" office:string-value="FE">
            <text:p>FE</text:p>
          </table:table-cell>
          <table:table-cell table:formula="of:=IF((HEX2DEC([.Y227])-HEX2DEC([.Y226]))&gt;0;HEX2DEC([.Y227])-HEX2DEC([.Y226]);HEX2DEC([.Y227])-HEX2DEC([.Y226])+256)" office:value-type="float" office:value="181">
            <text:p>181</text:p>
          </table:table-cell>
          <table:table-cell table:formula="of:=IF((HEX2DEC([.Z227])-HEX2DEC([.Z226]))&gt;0;HEX2DEC([.Z227])-HEX2DEC([.Z226]);HEX2DEC([.Z227])-HEX2DEC([.Z22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1E1AF44</text:p>
          </table:table-cell>
          <table:table-cell table:style-name="ce2" office:value-type="string">
            <text:p>E1F4C6BB</text:p>
          </table:table-cell>
          <table:table-cell table:formula="of:=DEC2HEX(HEX2DEC([.C227])+1)" office:value-type="string" office:string-value="81">
            <text:p>81</text:p>
          </table:table-cell>
          <table:table-cell table:style-name="ce1" table:formula="of:=CONCATENATE([.C228];MID([.A228];3;2);DEC2HEX(HEX2DEC(MID([.A228];5;2))-63+256*((HEX2DEC(MID([.A228];5;2))-63)&lt;0));MID([.A228];7;2))" office:value-type="string" office:string-value="81E17044">
            <text:p>81E17044</text:p>
          </table:table-cell>
          <table:table-cell table:formula="of:=DEC2HEX(HEX2DEC([.E227])+1)" office:value-type="string" office:string-value="E1">
            <text:p>E1</text:p>
          </table:table-cell>
          <table:table-cell table:style-name="ce1" table:formula="of:=CONCATENATE([.E228];MID([.A166];3;2);DEC2HEX((HEX2DEC(MID([.A166];5;2))-2+256*((HEX2DEC(MID([.A166];5;2))-2)&lt;0));2);MID([.A166];7;2))" office:value-type="string" office:string-value="E16D00AA">
            <text:p>E16D00AA</text:p>
          </table:table-cell>
          <table:table-cell table:style-name="ce1" table:formula="of:=CONCATENATE([.E228];MID([.A419];3;2);DEC2HEX((HEX2DEC(MID([.A419];5;2))-2+256*((HEX2DEC(MID([.A419];5;2))-2)&lt;0));2);MID([.A419];7;2))" office:value-type="string" office:string-value="E181AC11">
            <text:p>E181AC11</text:p>
          </table:table-cell>
          <table:table-cell table:style-name="ce1" table:formula="of:=CONCATENATE([.E228];MID([.A420];3;2);DEC2HEX((HEX2DEC(MID([.A420];5;2))-2+256*((HEX2DEC(MID([.A420];5;2))-2)&lt;0));2);MID([.A420];7;2))" office:value-type="string" office:string-value="E125C844">
            <text:p>E125C844</text:p>
          </table:table-cell>
          <table:table-cell table:style-name="ce1" table:formula="of:=CONCATENATE([.E228];MID([.A161];3;2);DEC2HEX((HEX2DEC(MID([.A161];5;2))-2+256*((HEX2DEC(MID([.A161];5;2))-2)&lt;0));2);MID([.A161];7;2))" office:value-type="string" office:string-value="E138DFBB">
            <text:p>E138DFBB</text:p>
          </table:table-cell>
          <table:table-cell table:style-name="ce1" table:formula="of:=CONCATENATE([.E228];MID([.A162];3;2);DEC2HEX((HEX2DEC(MID([.A162];5;2))-2+256*((HEX2DEC(MID([.A162];5;2))-2)&lt;0));2);MID([.A162];7;2))" office:value-type="string" office:string-value="E1DCFBEE">
            <text:p>E1DCFBEE</text:p>
          </table:table-cell>
          <table:table-cell table:style-name="ce1" table:formula="of:=CONCATENATE([.E228];MID([.A159];3;2);DEC2HEX((HEX2DEC(MID([.A159];5;2))-2+256*((HEX2DEC(MID([.A159];5;2))-2)&lt;0));2);MID([.A159];7;2))" office:value-type="string" office:string-value="E1F0A755">
            <text:p>E1F0A755</text:p>
          </table:table-cell>
          <table:table-cell table:style-name="ce1" table:formula="of:=CONCATENATE([.E228];MID([.A160];3;2);DEC2HEX((HEX2DEC(MID([.A160];5;2))-2+256*((HEX2DEC(MID([.A160];5;2))-2)&lt;0));2);MID([.A160];7;2))" office:value-type="string" office:string-value="E194C388">
            <text:p>E194C388</text:p>
          </table:table-cell>
          <table:table-cell/>
          <table:table-cell table:style-name="ce1" table:formula="of:=CONCATENATE([.E228];MID([.A361];3;2);DEC2HEX((HEX2DEC(MID([.A361];5;2))-4+256*((HEX2DEC(MID([.A361];5;2))-4)&lt;0));2);MID([.A361];7;2))" office:value-type="string" office:string-value="E19E0233">
            <text:p>E19E0233</text:p>
          </table:table-cell>
          <table:table-cell table:style-name="ce1" table:formula="of:=CONCATENATE([.E228];MID([.A106];3;2);DEC2HEX((HEX2DEC(MID([.A106];5;2))-4+256*((HEX2DEC(MID([.A106];5;2))-4)&lt;0));2);MID([.A106];7;2))" office:value-type="string" office:string-value="E132B366">
            <text:p>E132B366</text:p>
          </table:table-cell>
          <table:table-cell table:style-name="ce1" table:formula="of:=CONCATENATE([.E228];MID([.A199];3;2);DEC2HEX((HEX2DEC(MID([.A199];5;2))-3+256*((HEX2DEC(MID([.A199];5;2))-3)&lt;0));2);MID([.A199];7;2))" office:value-type="string" office:string-value="E167D8DD">
            <text:p>E167D8DD</text:p>
          </table:table-cell>
          <table:table-cell table:style-name="ce1" table:formula="of:=CONCATENATE([.E228];MID([.A200];3;2);DEC2HEX((HEX2DEC(MID([.A200];5;2))-3+256*((HEX2DEC(MID([.A200];5;2))-3)&lt;0));2);MID([.A200];7;2))" office:value-type="string" office:string-value="E11CF400">
            <text:p>E11CF400</text:p>
          </table:table-cell>
          <table:table-cell table:formula="of:=CONCATENATE([.E228];MID([.A197];3;2);DEC2HEX((HEX2DEC(MID([.A197];5;2))-3+256*((HEX2DEC(MID([.A197];5;2))-3)&lt;0));2);MID([.A197];7;2))" office:value-type="string" office:string-value="E12F0B77">
            <text:p>E12F0B77</text:p>
          </table:table-cell>
          <table:table-cell table:style-name="ce1" table:formula="of:=CONCATENATE([.E228];MID([.A454];3;2);DEC2HEX((HEX2DEC(MID([.A454];5;2))-3+256*((HEX2DEC(MID([.A454];5;2))-3)&lt;0));2);MID([.A454];7;2))" office:value-type="string" office:string-value="E1C3BCAA">
            <text:p>E1C3BCAA</text:p>
          </table:table-cell>
          <table:table-cell table:style-name="ce1" table:formula="of:=CONCATENATE([.E228];MID([.A195];3;2);DEC2HEX((HEX2DEC(MID([.A195];5;2))-3+256*((HEX2DEC(MID([.A195];5;2))-3)&lt;0));2);MID([.A195];7;2))" office:value-type="string" office:string-value="E1E7D311">
            <text:p>E1E7D311</text:p>
          </table:table-cell>
          <table:table-cell table:style-name="ce1" table:formula="of:=CONCATENATE([.E228];MID([.A196];3;2);DEC2HEX((HEX2DEC(MID([.A196];5;2))-3+256*((HEX2DEC(MID([.A196];5;2))-3)&lt;0));2);MID([.A196];7;2))" office:value-type="string" office:string-value="E18BEF44">
            <text:p>E18BEF44</text:p>
          </table:table-cell>
          <table:table-cell table:style-name="ce6" table:formula="of:=CONCATENATE([.E228];MID([.A449];3;2);DEC2HEX((HEX2DEC(MID([.A449];5;2))-3+256*((HEX2DEC(MID([.A449];5;2))-3)&lt;0));2);MID([.A449];7;2))" office:value-type="string" office:string-value="E19E06BB">
            <text:p>E19E06BB</text:p>
          </table:table-cell>
          <table:table-cell table:style-name="ce1" table:formula="of:=CONCATENATE([.E228];MID([.A194];3;2);DEC2HEX((HEX2DEC(MID([.A194];5;2))-3+256*((HEX2DEC(MID([.A194];5;2))-3)&lt;0));2);MID([.A194];7;2))" office:value-type="string" office:string-value="E132B7EE">
            <text:p>E132B7EE</text:p>
          </table:table-cell>
          <table:table-cell/>
          <table:table-cell table:style-name="ce1" table:formula="of:=MID([.A228];3;2)" office:value-type="string" office:string-value="E1">
            <text:p>E1</text:p>
          </table:table-cell>
          <table:table-cell table:style-name="ce1" table:formula="of:=MID([.A228];5;2)" office:value-type="string" office:string-value="AF">
            <text:p>AF</text:p>
          </table:table-cell>
          <table:table-cell table:formula="of:=IF((HEX2DEC([.Y228])-HEX2DEC([.Y227]))&gt;0;HEX2DEC([.Y228])-HEX2DEC([.Y227]);HEX2DEC([.Y228])-HEX2DEC([.Y227])+256)" office:value-type="float" office:value="148">
            <text:p>148</text:p>
          </table:table-cell>
          <table:table-cell table:formula="of:=IF((HEX2DEC([.Z228])-HEX2DEC([.Z227]))&gt;0;HEX2DEC([.Z228])-HEX2DEC([.Z227]);HEX2DEC([.Z228])-HEX2DEC([.Z227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285CB77</text:p>
          </table:table-cell>
          <table:table-cell office:value-type="string">
            <text:p>E298E2EE</text:p>
          </table:table-cell>
          <table:table-cell table:formula="of:=DEC2HEX(HEX2DEC([.C228])+1)" office:value-type="string" office:string-value="82">
            <text:p>82</text:p>
          </table:table-cell>
          <table:table-cell table:style-name="ce1" table:formula="of:=CONCATENATE([.C229];MID([.A229];3;2);DEC2HEX(HEX2DEC(MID([.A229];5;2))-63+256*((HEX2DEC(MID([.A229];5;2))-63)&lt;0));MID([.A229];7;2))" office:value-type="string" office:string-value="82858C77">
            <text:p>82858C77</text:p>
          </table:table-cell>
          <table:table-cell table:formula="of:=DEC2HEX(HEX2DEC([.E228])+1)" office:value-type="string" office:string-value="E2">
            <text:p>E2</text:p>
          </table:table-cell>
          <table:table-cell table:style-name="ce1" table:formula="of:=CONCATENATE([.E229];MID([.A167];3;2);DEC2HEX((HEX2DEC(MID([.A167];5;2))-2+256*((HEX2DEC(MID([.A167];5;2))-2)&lt;0));2);MID([.A167];7;2))" office:value-type="string" office:string-value="E201B1DD">
            <text:p>E201B1DD</text:p>
          </table:table-cell>
          <table:table-cell table:style-name="ce1" table:formula="of:=CONCATENATE([.E229];MID([.A420];3;2);DEC2HEX((HEX2DEC(MID([.A420];5;2))-2+256*((HEX2DEC(MID([.A420];5;2))-2)&lt;0));2);MID([.A420];7;2))" office:value-type="string" office:string-value="E225C844">
            <text:p>E225C844</text:p>
          </table:table-cell>
          <table:table-cell table:style-name="ce1" table:formula="of:=CONCATENATE([.E229];MID([.A421];3;2);DEC2HEX((HEX2DEC(MID([.A421];5;2))-2+256*((HEX2DEC(MID([.A421];5;2))-2)&lt;0));2);MID([.A421];7;2))" office:value-type="string" office:string-value="E2C9E477">
            <text:p>E2C9E477</text:p>
          </table:table-cell>
          <table:table-cell table:style-name="ce1" table:formula="of:=CONCATENATE([.E229];MID([.A162];3;2);DEC2HEX((HEX2DEC(MID([.A162];5;2))-2+256*((HEX2DEC(MID([.A162];5;2))-2)&lt;0));2);MID([.A162];7;2))" office:value-type="string" office:string-value="E2DCFBEE">
            <text:p>E2DCFBEE</text:p>
          </table:table-cell>
          <table:table-cell table:style-name="ce1" table:formula="of:=CONCATENATE([.E229];MID([.A163];3;2);DEC2HEX((HEX2DEC(MID([.A163];5;2))-2+256*((HEX2DEC(MID([.A163];5;2))-2)&lt;0));2);MID([.A163];7;2))" office:value-type="string" office:string-value="E281AC11">
            <text:p>E281AC11</text:p>
          </table:table-cell>
          <table:table-cell table:style-name="ce1" table:formula="of:=CONCATENATE([.E229];MID([.A160];3;2);DEC2HEX((HEX2DEC(MID([.A160];5;2))-2+256*((HEX2DEC(MID([.A160];5;2))-2)&lt;0));2);MID([.A160];7;2))" office:value-type="string" office:string-value="E294C388">
            <text:p>E294C388</text:p>
          </table:table-cell>
          <table:table-cell table:style-name="ce1" table:formula="of:=CONCATENATE([.E229];MID([.A161];3;2);DEC2HEX((HEX2DEC(MID([.A161];5;2))-2+256*((HEX2DEC(MID([.A161];5;2))-2)&lt;0));2);MID([.A161];7;2))" office:value-type="string" office:string-value="E238DFBB">
            <text:p>E238DFBB</text:p>
          </table:table-cell>
          <table:table-cell/>
          <table:table-cell table:style-name="ce1" table:formula="of:=CONCATENATE([.E229];MID([.A362];3;2);DEC2HEX((HEX2DEC(MID([.A362];5;2))-4+256*((HEX2DEC(MID([.A362];5;2))-4)&lt;0));2);MID([.A362];7;2))" office:value-type="string" office:string-value="E232B366">
            <text:p>E232B366</text:p>
          </table:table-cell>
          <table:table-cell table:style-name="ce1" table:formula="of:=CONCATENATE([.E229];MID([.A107];3;2);DEC2HEX((HEX2DEC(MID([.A107];5;2))-4+256*((HEX2DEC(MID([.A107];5;2))-4)&lt;0));2);MID([.A107];7;2))" office:value-type="string" office:string-value="E2D6CF99">
            <text:p>E2D6CF99</text:p>
          </table:table-cell>
          <table:table-cell table:style-name="ce1" table:formula="of:=CONCATENATE([.E229];MID([.A200];3;2);DEC2HEX((HEX2DEC(MID([.A200];5;2))-3+256*((HEX2DEC(MID([.A200];5;2))-3)&lt;0));2);MID([.A200];7;2))" office:value-type="string" office:string-value="E21CF400">
            <text:p>E21CF400</text:p>
          </table:table-cell>
          <table:table-cell table:style-name="ce1" table:formula="of:=CONCATENATE([.E229];MID([.A201];3;2);DEC2HEX((HEX2DEC(MID([.A201];5;2))-3+256*((HEX2DEC(MID([.A201];5;2))-3)&lt;0));2);MID([.A201];7;2))" office:value-type="string" office:string-value="E2B0A533">
            <text:p>E2B0A533</text:p>
          </table:table-cell>
          <table:table-cell table:formula="of:=CONCATENATE([.E229];MID([.A198];3;2);DEC2HEX((HEX2DEC(MID([.A198];5;2))-3+256*((HEX2DEC(MID([.A198];5;2))-3)&lt;0));2);MID([.A198];7;2))" office:value-type="string" office:string-value="E2C3BCAA">
            <text:p>E2C3BCAA</text:p>
          </table:table-cell>
          <table:table-cell table:style-name="ce1" table:formula="of:=CONCATENATE([.E229];MID([.A455];3;2);DEC2HEX((HEX2DEC(MID([.A455];5;2))-3+256*((HEX2DEC(MID([.A455];5;2))-3)&lt;0));2);MID([.A455];7;2))" office:value-type="string" office:string-value="E267D8DD">
            <text:p>E267D8DD</text:p>
          </table:table-cell>
          <table:table-cell table:style-name="ce1" table:formula="of:=CONCATENATE([.E229];MID([.A196];3;2);DEC2HEX((HEX2DEC(MID([.A196];5;2))-3+256*((HEX2DEC(MID([.A196];5;2))-3)&lt;0));2);MID([.A196];7;2))" office:value-type="string" office:string-value="E28BEF44">
            <text:p>E28BEF44</text:p>
          </table:table-cell>
          <table:table-cell table:style-name="ce1" table:formula="of:=CONCATENATE([.E229];MID([.A197];3;2);DEC2HEX((HEX2DEC(MID([.A197];5;2))-3+256*((HEX2DEC(MID([.A197];5;2))-3)&lt;0));2);MID([.A197];7;2))" office:value-type="string" office:string-value="E22F0B77">
            <text:p>E22F0B77</text:p>
          </table:table-cell>
          <table:table-cell table:style-name="ce6" table:formula="of:=CONCATENATE([.E229];MID([.A450];3;2);DEC2HEX((HEX2DEC(MID([.A450];5;2))-3+256*((HEX2DEC(MID([.A450];5;2))-3)&lt;0));2);MID([.A450];7;2))" office:value-type="string" office:string-value="E232B7EE">
            <text:p>E232B7EE</text:p>
          </table:table-cell>
          <table:table-cell table:style-name="ce1" table:formula="of:=CONCATENATE([.E229];MID([.A195];3;2);DEC2HEX((HEX2DEC(MID([.A195];5;2))-3+256*((HEX2DEC(MID([.A195];5;2))-3)&lt;0));2);MID([.A195];7;2))" office:value-type="string" office:string-value="E2E7D311">
            <text:p>E2E7D311</text:p>
          </table:table-cell>
          <table:table-cell/>
          <table:table-cell table:style-name="ce1" table:formula="of:=MID([.A229];3;2)" office:value-type="string" office:string-value="85">
            <text:p>85</text:p>
          </table:table-cell>
          <table:table-cell table:style-name="ce1" table:formula="of:=MID([.A229];5;2)" office:value-type="string" office:string-value="CB">
            <text:p>CB</text:p>
          </table:table-cell>
          <table:table-cell table:formula="of:=IF((HEX2DEC([.Y229])-HEX2DEC([.Y228]))&gt;0;HEX2DEC([.Y229])-HEX2DEC([.Y228]);HEX2DEC([.Y229])-HEX2DEC([.Y228])+256)" office:value-type="float" office:value="164">
            <text:p>164</text:p>
          </table:table-cell>
          <table:table-cell table:formula="of:=IF((HEX2DEC([.Z229])-HEX2DEC([.Z228]))&gt;0;HEX2DEC([.Z229])-HEX2DEC([.Z228]);HEX2DEC([.Z229])-HEX2DEC([.Z22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329E7AA</text:p>
          </table:table-cell>
          <table:table-cell office:value-type="string">
            <text:p>E34DFE11</text:p>
          </table:table-cell>
          <table:table-cell table:formula="of:=DEC2HEX(HEX2DEC([.C229])+1)" office:value-type="string" office:string-value="83">
            <text:p>83</text:p>
          </table:table-cell>
          <table:table-cell table:style-name="ce1" table:formula="of:=CONCATENATE([.C230];MID([.A230];3;2);DEC2HEX(HEX2DEC(MID([.A230];5;2))-63+256*((HEX2DEC(MID([.A230];5;2))-63)&lt;0));MID([.A230];7;2))" office:value-type="string" office:string-value="8329A8AA">
            <text:p>8329A8AA</text:p>
          </table:table-cell>
          <table:table-cell table:formula="of:=DEC2HEX(HEX2DEC([.E229])+1)" office:value-type="string" office:string-value="E3">
            <text:p>E3</text:p>
          </table:table-cell>
          <table:table-cell table:style-name="ce1" table:formula="of:=CONCATENATE([.E230];MID([.A168];3;2);DEC2HEX((HEX2DEC(MID([.A168];5;2))-2+256*((HEX2DEC(MID([.A168];5;2))-2)&lt;0));2);MID([.A168];7;2))" office:value-type="string" office:string-value="E3B6CD00">
            <text:p>E3B6CD00</text:p>
          </table:table-cell>
          <table:table-cell table:style-name="ce1" table:formula="of:=CONCATENATE([.E230];MID([.A421];3;2);DEC2HEX((HEX2DEC(MID([.A421];5;2))-2+256*((HEX2DEC(MID([.A421];5;2))-2)&lt;0));2);MID([.A421];7;2))" office:value-type="string" office:string-value="E3C9E477">
            <text:p>E3C9E477</text:p>
          </table:table-cell>
          <table:table-cell table:style-name="ce1" table:formula="of:=CONCATENATE([.E230];MID([.A422];3;2);DEC2HEX((HEX2DEC(MID([.A422];5;2))-2+256*((HEX2DEC(MID([.A422];5;2))-2)&lt;0));2);MID([.A422];7;2))" office:value-type="string" office:string-value="E36D00AA">
            <text:p>E36D00AA</text:p>
          </table:table-cell>
          <table:table-cell table:style-name="ce1" table:formula="of:=CONCATENATE([.E230];MID([.A163];3;2);DEC2HEX((HEX2DEC(MID([.A163];5;2))-2+256*((HEX2DEC(MID([.A163];5;2))-2)&lt;0));2);MID([.A163];7;2))" office:value-type="string" office:string-value="E381AC11">
            <text:p>E381AC11</text:p>
          </table:table-cell>
          <table:table-cell table:style-name="ce1" table:formula="of:=CONCATENATE([.E230];MID([.A164];3;2);DEC2HEX((HEX2DEC(MID([.A164];5;2))-2+256*((HEX2DEC(MID([.A164];5;2))-2)&lt;0));2);MID([.A164];7;2))" office:value-type="string" office:string-value="E325C844">
            <text:p>E325C844</text:p>
          </table:table-cell>
          <table:table-cell table:style-name="ce1" table:formula="of:=CONCATENATE([.E230];MID([.A161];3;2);DEC2HEX((HEX2DEC(MID([.A161];5;2))-2+256*((HEX2DEC(MID([.A161];5;2))-2)&lt;0));2);MID([.A161];7;2))" office:value-type="string" office:string-value="E338DFBB">
            <text:p>E338DFBB</text:p>
          </table:table-cell>
          <table:table-cell table:style-name="ce1" table:formula="of:=CONCATENATE([.E230];MID([.A162];3;2);DEC2HEX((HEX2DEC(MID([.A162];5;2))-2+256*((HEX2DEC(MID([.A162];5;2))-2)&lt;0));2);MID([.A162];7;2))" office:value-type="string" office:string-value="E3DCFBEE">
            <text:p>E3DCFBEE</text:p>
          </table:table-cell>
          <table:table-cell/>
          <table:table-cell table:style-name="ce1" table:formula="of:=CONCATENATE([.E230];MID([.A363];3;2);DEC2HEX((HEX2DEC(MID([.A363];5;2))-4+256*((HEX2DEC(MID([.A363];5;2))-4)&lt;0));2);MID([.A363];7;2))" office:value-type="string" office:string-value="E3D6CF99">
            <text:p>E3D6CF99</text:p>
          </table:table-cell>
          <table:table-cell table:style-name="ce1" table:formula="of:=CONCATENATE([.E230];MID([.A108];3;2);DEC2HEX((HEX2DEC(MID([.A108];5;2))-4+256*((HEX2DEC(MID([.A108];5;2))-4)&lt;0));2);MID([.A108];7;2))" office:value-type="string" office:string-value="E37AEBCC">
            <text:p>E37AEBCC</text:p>
          </table:table-cell>
          <table:table-cell table:style-name="ce1" table:formula="of:=CONCATENATE([.E230];MID([.A201];3;2);DEC2HEX((HEX2DEC(MID([.A201];5;2))-3+256*((HEX2DEC(MID([.A201];5;2))-3)&lt;0));2);MID([.A201];7;2))" office:value-type="string" office:string-value="E3B0A533">
            <text:p>E3B0A533</text:p>
          </table:table-cell>
          <table:table-cell table:style-name="ce1" table:formula="of:=CONCATENATE([.E230];MID([.A202];3;2);DEC2HEX((HEX2DEC(MID([.A202];5;2))-3+256*((HEX2DEC(MID([.A202];5;2))-3)&lt;0));2);MID([.A202];7;2))" office:value-type="string" office:string-value="E354C166">
            <text:p>E354C166</text:p>
          </table:table-cell>
          <table:table-cell table:formula="of:=CONCATENATE([.E230];MID([.A199];3;2);DEC2HEX((HEX2DEC(MID([.A199];5;2))-3+256*((HEX2DEC(MID([.A199];5;2))-3)&lt;0));2);MID([.A199];7;2))" office:value-type="string" office:string-value="E367D8DD">
            <text:p>E367D8DD</text:p>
          </table:table-cell>
          <table:table-cell table:style-name="ce1" table:formula="of:=CONCATENATE([.E230];MID([.A456];3;2);DEC2HEX((HEX2DEC(MID([.A456];5;2))-3+256*((HEX2DEC(MID([.A456];5;2))-3)&lt;0));2);MID([.A456];7;2))" office:value-type="string" office:string-value="E31CF400">
            <text:p>E31CF400</text:p>
          </table:table-cell>
          <table:table-cell table:style-name="ce1" table:formula="of:=CONCATENATE([.E230];MID([.A197];3;2);DEC2HEX((HEX2DEC(MID([.A197];5;2))-3+256*((HEX2DEC(MID([.A197];5;2))-3)&lt;0));2);MID([.A197];7;2))" office:value-type="string" office:string-value="E32F0B77">
            <text:p>E32F0B77</text:p>
          </table:table-cell>
          <table:table-cell table:style-name="ce1" table:formula="of:=CONCATENATE([.E230];MID([.A198];3;2);DEC2HEX((HEX2DEC(MID([.A198];5;2))-3+256*((HEX2DEC(MID([.A198];5;2))-3)&lt;0));2);MID([.A198];7;2))" office:value-type="string" office:string-value="E3C3BCAA">
            <text:p>E3C3BCAA</text:p>
          </table:table-cell>
          <table:table-cell table:style-name="ce6" table:formula="of:=CONCATENATE([.E230];MID([.A451];3;2);DEC2HEX((HEX2DEC(MID([.A451];5;2))-3+256*((HEX2DEC(MID([.A451];5;2))-3)&lt;0));2);MID([.A451];7;2))" office:value-type="string" office:string-value="E3E7D311">
            <text:p>E3E7D311</text:p>
          </table:table-cell>
          <table:table-cell table:style-name="ce1" table:formula="of:=CONCATENATE([.E230];MID([.A196];3;2);DEC2HEX((HEX2DEC(MID([.A196];5;2))-3+256*((HEX2DEC(MID([.A196];5;2))-3)&lt;0));2);MID([.A196];7;2))" office:value-type="string" office:string-value="E38BEF44">
            <text:p>E38BEF44</text:p>
          </table:table-cell>
          <table:table-cell/>
          <table:table-cell table:style-name="ce1" table:formula="of:=MID([.A230];3;2)" office:value-type="string" office:string-value="29">
            <text:p>29</text:p>
          </table:table-cell>
          <table:table-cell table:style-name="ce1" table:formula="of:=MID([.A230];5;2)" office:value-type="string" office:string-value="E7">
            <text:p>E7</text:p>
          </table:table-cell>
          <table:table-cell table:formula="of:=IF((HEX2DEC([.Y230])-HEX2DEC([.Y229]))&gt;0;HEX2DEC([.Y230])-HEX2DEC([.Y229]);HEX2DEC([.Y230])-HEX2DEC([.Y229])+256)" office:value-type="float" office:value="164">
            <text:p>164</text:p>
          </table:table-cell>
          <table:table-cell table:formula="of:=IF((HEX2DEC([.Z230])-HEX2DEC([.Z229]))&gt;0;HEX2DEC([.Z230])-HEX2DEC([.Z229]);HEX2DEC([.Z230])-HEX2DEC([.Z22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4CD03DD</text:p>
          </table:table-cell>
          <table:table-cell office:value-type="string">
            <text:p>E4E1AF44</text:p>
          </table:table-cell>
          <table:table-cell table:formula="of:=DEC2HEX(HEX2DEC([.C230])+1)" office:value-type="string" office:string-value="84">
            <text:p>84</text:p>
          </table:table-cell>
          <table:table-cell table:style-name="ce1" table:formula="of:=CONCATENATE([.C231];MID([.A231];3;2);DEC2HEX(HEX2DEC(MID([.A231];5;2))-63+256*((HEX2DEC(MID([.A231];5;2))-63)&lt;0));MID([.A231];7;2))" office:value-type="string" office:string-value="84CDC4DD">
            <text:p>84CDC4DD</text:p>
          </table:table-cell>
          <table:table-cell table:formula="of:=DEC2HEX(HEX2DEC([.E230])+1)" office:value-type="string" office:string-value="E4">
            <text:p>E4</text:p>
          </table:table-cell>
          <table:table-cell table:style-name="ce1" table:formula="of:=CONCATENATE([.E231];MID([.A169];3;2);DEC2HEX((HEX2DEC(MID([.A169];5;2))-2+256*((HEX2DEC(MID([.A169];5;2))-2)&lt;0));2);MID([.A169];7;2))" office:value-type="string" office:string-value="E45AE933">
            <text:p>E45AE933</text:p>
          </table:table-cell>
          <table:table-cell table:style-name="ce1" table:formula="of:=CONCATENATE([.E231];MID([.A422];3;2);DEC2HEX((HEX2DEC(MID([.A422];5;2))-2+256*((HEX2DEC(MID([.A422];5;2))-2)&lt;0));2);MID([.A422];7;2))" office:value-type="string" office:string-value="E46D00AA">
            <text:p>E46D00AA</text:p>
          </table:table-cell>
          <table:table-cell table:style-name="ce1" table:formula="of:=CONCATENATE([.E231];MID([.A423];3;2);DEC2HEX((HEX2DEC(MID([.A423];5;2))-2+256*((HEX2DEC(MID([.A423];5;2))-2)&lt;0));2);MID([.A423];7;2))" office:value-type="string" office:string-value="E401B1DD">
            <text:p>E401B1DD</text:p>
          </table:table-cell>
          <table:table-cell table:style-name="ce1" table:formula="of:=CONCATENATE([.E231];MID([.A164];3;2);DEC2HEX((HEX2DEC(MID([.A164];5;2))-2+256*((HEX2DEC(MID([.A164];5;2))-2)&lt;0));2);MID([.A164];7;2))" office:value-type="string" office:string-value="E425C844">
            <text:p>E425C844</text:p>
          </table:table-cell>
          <table:table-cell table:style-name="ce1" table:formula="of:=CONCATENATE([.E231];MID([.A165];3;2);DEC2HEX((HEX2DEC(MID([.A165];5;2))-2+256*((HEX2DEC(MID([.A165];5;2))-2)&lt;0));2);MID([.A165];7;2))" office:value-type="string" office:string-value="E4C9E477">
            <text:p>E4C9E477</text:p>
          </table:table-cell>
          <table:table-cell table:style-name="ce1" table:formula="of:=CONCATENATE([.E231];MID([.A162];3;2);DEC2HEX((HEX2DEC(MID([.A162];5;2))-2+256*((HEX2DEC(MID([.A162];5;2))-2)&lt;0));2);MID([.A162];7;2))" office:value-type="string" office:string-value="E4DCFBEE">
            <text:p>E4DCFBEE</text:p>
          </table:table-cell>
          <table:table-cell table:style-name="ce1" table:formula="of:=CONCATENATE([.E231];MID([.A163];3;2);DEC2HEX((HEX2DEC(MID([.A163];5;2))-2+256*((HEX2DEC(MID([.A163];5;2))-2)&lt;0));2);MID([.A163];7;2))" office:value-type="string" office:string-value="E481AC11">
            <text:p>E481AC11</text:p>
          </table:table-cell>
          <table:table-cell/>
          <table:table-cell table:style-name="ce1" table:formula="of:=CONCATENATE([.E231];MID([.A364];3;2);DEC2HEX((HEX2DEC(MID([.A364];5;2))-4+256*((HEX2DEC(MID([.A364];5;2))-4)&lt;0));2);MID([.A364];7;2))" office:value-type="string" office:string-value="E47AEBCC">
            <text:p>E47AEBCC</text:p>
          </table:table-cell>
          <table:table-cell table:style-name="ce1" table:formula="of:=CONCATENATE([.E231];MID([.A109];3;2);DEC2HEX((HEX2DEC(MID([.A109];5;2))-4+256*((HEX2DEC(MID([.A109];5;2))-4)&lt;0));2);MID([.A109];7;2))" office:value-type="string" office:string-value="E41E07FF">
            <text:p>E41E07FF</text:p>
          </table:table-cell>
          <table:table-cell table:style-name="ce1" table:formula="of:=CONCATENATE([.E231];MID([.A202];3;2);DEC2HEX((HEX2DEC(MID([.A202];5;2))-3+256*((HEX2DEC(MID([.A202];5;2))-3)&lt;0));2);MID([.A202];7;2))" office:value-type="string" office:string-value="E454C166">
            <text:p>E454C166</text:p>
          </table:table-cell>
          <table:table-cell table:style-name="ce1" table:formula="of:=CONCATENATE([.E231];MID([.A203];3;2);DEC2HEX((HEX2DEC(MID([.A203];5;2))-3+256*((HEX2DEC(MID([.A203];5;2))-3)&lt;0));2);MID([.A203];7;2))" office:value-type="string" office:string-value="E4F8DD99">
            <text:p>E4F8DD99</text:p>
          </table:table-cell>
          <table:table-cell table:formula="of:=CONCATENATE([.E231];MID([.A200];3;2);DEC2HEX((HEX2DEC(MID([.A200];5;2))-3+256*((HEX2DEC(MID([.A200];5;2))-3)&lt;0));2);MID([.A200];7;2))" office:value-type="string" office:string-value="E41CF400">
            <text:p>E41CF400</text:p>
          </table:table-cell>
          <table:table-cell table:style-name="ce1" table:formula="of:=CONCATENATE([.E231];MID([.A457];3;2);DEC2HEX((HEX2DEC(MID([.A457];5;2))-3+256*((HEX2DEC(MID([.A457];5;2))-3)&lt;0));2);MID([.A457];7;2))" office:value-type="string" office:string-value="E4B0A533">
            <text:p>E4B0A533</text:p>
          </table:table-cell>
          <table:table-cell table:style-name="ce1" table:formula="of:=CONCATENATE([.E231];MID([.A198];3;2);DEC2HEX((HEX2DEC(MID([.A198];5;2))-3+256*((HEX2DEC(MID([.A198];5;2))-3)&lt;0));2);MID([.A198];7;2))" office:value-type="string" office:string-value="E4C3BCAA">
            <text:p>E4C3BCAA</text:p>
          </table:table-cell>
          <table:table-cell table:style-name="ce1" table:formula="of:=CONCATENATE([.E231];MID([.A199];3;2);DEC2HEX((HEX2DEC(MID([.A199];5;2))-3+256*((HEX2DEC(MID([.A199];5;2))-3)&lt;0));2);MID([.A199];7;2))" office:value-type="string" office:string-value="E467D8DD">
            <text:p>E467D8DD</text:p>
          </table:table-cell>
          <table:table-cell table:style-name="ce6" table:formula="of:=CONCATENATE([.E231];MID([.A452];3;2);DEC2HEX((HEX2DEC(MID([.A452];5;2))-3+256*((HEX2DEC(MID([.A452];5;2))-3)&lt;0));2);MID([.A452];7;2))" office:value-type="string" office:string-value="E48BEF44">
            <text:p>E48BEF44</text:p>
          </table:table-cell>
          <table:table-cell table:style-name="ce1" table:formula="of:=CONCATENATE([.E231];MID([.A197];3;2);DEC2HEX((HEX2DEC(MID([.A197];5;2))-3+256*((HEX2DEC(MID([.A197];5;2))-3)&lt;0));2);MID([.A197];7;2))" office:value-type="string" office:string-value="E42F0B77">
            <text:p>E42F0B77</text:p>
          </table:table-cell>
          <table:table-cell/>
          <table:table-cell table:style-name="ce1" table:formula="of:=MID([.A231];3;2)" office:value-type="string" office:string-value="CD">
            <text:p>CD</text:p>
          </table:table-cell>
          <table:table-cell table:style-name="ce1" table:formula="of:=MID([.A231];5;2)" office:value-type="string" office:string-value="03">
            <text:p>03</text:p>
          </table:table-cell>
          <table:table-cell table:formula="of:=IF((HEX2DEC([.Y231])-HEX2DEC([.Y230]))&gt;0;HEX2DEC([.Y231])-HEX2DEC([.Y230]);HEX2DEC([.Y231])-HEX2DEC([.Y230])+256)" office:value-type="float" office:value="164">
            <text:p>164</text:p>
          </table:table-cell>
          <table:table-cell table:formula="of:=IF((HEX2DEC([.Z231])-HEX2DEC([.Z230]))&gt;0;HEX2DEC([.Z231])-HEX2DEC([.Z230]);HEX2DEC([.Z231])-HEX2DEC([.Z23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572B400</text:p>
          </table:table-cell>
          <table:table-cell office:value-type="string">
            <text:p>E585CB77</text:p>
          </table:table-cell>
          <table:table-cell table:formula="of:=DEC2HEX(HEX2DEC([.C231])+1)" office:value-type="string" office:string-value="85">
            <text:p>85</text:p>
          </table:table-cell>
          <table:table-cell table:style-name="ce1" table:formula="of:=CONCATENATE([.C232];MID([.A232];3;2);DEC2HEX(HEX2DEC(MID([.A232];5;2))-63+256*((HEX2DEC(MID([.A232];5;2))-63)&lt;0));MID([.A232];7;2))" office:value-type="string" office:string-value="85727500">
            <text:p>85727500</text:p>
          </table:table-cell>
          <table:table-cell table:formula="of:=DEC2HEX(HEX2DEC([.E231])+1)" office:value-type="string" office:string-value="E5">
            <text:p>E5</text:p>
          </table:table-cell>
          <table:table-cell table:style-name="ce1" table:formula="of:=CONCATENATE([.E232];MID([.A170];3;2);DEC2HEX((HEX2DEC(MID([.A170];5;2))-2+256*((HEX2DEC(MID([.A170];5;2))-2)&lt;0));2);MID([.A170];7;2))" office:value-type="string" office:string-value="E5FE0566">
            <text:p>E5FE0566</text:p>
          </table:table-cell>
          <table:table-cell table:style-name="ce1" table:formula="of:=CONCATENATE([.E232];MID([.A423];3;2);DEC2HEX((HEX2DEC(MID([.A423];5;2))-2+256*((HEX2DEC(MID([.A423];5;2))-2)&lt;0));2);MID([.A423];7;2))" office:value-type="string" office:string-value="E501B1DD">
            <text:p>E501B1DD</text:p>
          </table:table-cell>
          <table:table-cell table:style-name="ce1" table:formula="of:=CONCATENATE([.E232];MID([.A424];3;2);DEC2HEX((HEX2DEC(MID([.A424];5;2))-2+256*((HEX2DEC(MID([.A424];5;2))-2)&lt;0));2);MID([.A424];7;2))" office:value-type="string" office:string-value="E5B6CD00">
            <text:p>E5B6CD00</text:p>
          </table:table-cell>
          <table:table-cell table:style-name="ce1" table:formula="of:=CONCATENATE([.E232];MID([.A165];3;2);DEC2HEX((HEX2DEC(MID([.A165];5;2))-2+256*((HEX2DEC(MID([.A165];5;2))-2)&lt;0));2);MID([.A165];7;2))" office:value-type="string" office:string-value="E5C9E477">
            <text:p>E5C9E477</text:p>
          </table:table-cell>
          <table:table-cell table:style-name="ce1" table:formula="of:=CONCATENATE([.E232];MID([.A166];3;2);DEC2HEX((HEX2DEC(MID([.A166];5;2))-2+256*((HEX2DEC(MID([.A166];5;2))-2)&lt;0));2);MID([.A166];7;2))" office:value-type="string" office:string-value="E56D00AA">
            <text:p>E56D00AA</text:p>
          </table:table-cell>
          <table:table-cell table:style-name="ce1" table:formula="of:=CONCATENATE([.E232];MID([.A163];3;2);DEC2HEX((HEX2DEC(MID([.A163];5;2))-2+256*((HEX2DEC(MID([.A163];5;2))-2)&lt;0));2);MID([.A163];7;2))" office:value-type="string" office:string-value="E581AC11">
            <text:p>E581AC11</text:p>
          </table:table-cell>
          <table:table-cell table:style-name="ce1" table:formula="of:=CONCATENATE([.E232];MID([.A164];3;2);DEC2HEX((HEX2DEC(MID([.A164];5;2))-2+256*((HEX2DEC(MID([.A164];5;2))-2)&lt;0));2);MID([.A164];7;2))" office:value-type="string" office:string-value="E525C844">
            <text:p>E525C844</text:p>
          </table:table-cell>
          <table:table-cell/>
          <table:table-cell table:style-name="ce1" table:formula="of:=CONCATENATE([.E232];MID([.A365];3;2);DEC2HEX((HEX2DEC(MID([.A365];5;2))-4+256*((HEX2DEC(MID([.A365];5;2))-4)&lt;0));2);MID([.A365];7;2))" office:value-type="string" office:string-value="E51E07FF">
            <text:p>E51E07FF</text:p>
          </table:table-cell>
          <table:table-cell table:style-name="ce1" table:formula="of:=CONCATENATE([.E232];MID([.A110];3;2);DEC2HEX((HEX2DEC(MID([.A110];5;2))-4+256*((HEX2DEC(MID([.A110];5;2))-4)&lt;0));2);MID([.A110];7;2))" office:value-type="string" office:string-value="E5C3B822">
            <text:p>E5C3B822</text:p>
          </table:table-cell>
          <table:table-cell table:style-name="ce1" table:formula="of:=CONCATENATE([.E232];MID([.A203];3;2);DEC2HEX((HEX2DEC(MID([.A203];5;2))-3+256*((HEX2DEC(MID([.A203];5;2))-3)&lt;0));2);MID([.A203];7;2))" office:value-type="string" office:string-value="E5F8DD99">
            <text:p>E5F8DD99</text:p>
          </table:table-cell>
          <table:table-cell table:style-name="ce1" table:formula="of:=CONCATENATE([.E232];MID([.A204];3;2);DEC2HEX((HEX2DEC(MID([.A204];5;2))-3+256*((HEX2DEC(MID([.A204];5;2))-3)&lt;0));2);MID([.A204];7;2))" office:value-type="string" office:string-value="E59CF9CC">
            <text:p>E59CF9CC</text:p>
          </table:table-cell>
          <table:table-cell table:formula="of:=CONCATENATE([.E232];MID([.A201];3;2);DEC2HEX((HEX2DEC(MID([.A201];5;2))-3+256*((HEX2DEC(MID([.A201];5;2))-3)&lt;0));2);MID([.A201];7;2))" office:value-type="string" office:string-value="E5B0A533">
            <text:p>E5B0A533</text:p>
          </table:table-cell>
          <table:table-cell table:style-name="ce1" table:formula="of:=CONCATENATE([.E232];MID([.A458];3;2);DEC2HEX((HEX2DEC(MID([.A458];5;2))-3+256*((HEX2DEC(MID([.A458];5;2))-3)&lt;0));2);MID([.A458];7;2))" office:value-type="string" office:string-value="E554C166">
            <text:p>E554C166</text:p>
          </table:table-cell>
          <table:table-cell table:style-name="ce1" table:formula="of:=CONCATENATE([.E232];MID([.A199];3;2);DEC2HEX((HEX2DEC(MID([.A199];5;2))-3+256*((HEX2DEC(MID([.A199];5;2))-3)&lt;0));2);MID([.A199];7;2))" office:value-type="string" office:string-value="E567D8DD">
            <text:p>E567D8DD</text:p>
          </table:table-cell>
          <table:table-cell table:style-name="ce1" table:formula="of:=CONCATENATE([.E232];MID([.A200];3;2);DEC2HEX((HEX2DEC(MID([.A200];5;2))-3+256*((HEX2DEC(MID([.A200];5;2))-3)&lt;0));2);MID([.A200];7;2))" office:value-type="string" office:string-value="E51CF400">
            <text:p>E51CF400</text:p>
          </table:table-cell>
          <table:table-cell table:style-name="ce6" table:formula="of:=CONCATENATE([.E232];MID([.A453];3;2);DEC2HEX((HEX2DEC(MID([.A453];5;2))-3+256*((HEX2DEC(MID([.A453];5;2))-3)&lt;0));2);MID([.A453];7;2))" office:value-type="string" office:string-value="E52F0B77">
            <text:p>E52F0B77</text:p>
          </table:table-cell>
          <table:table-cell table:style-name="ce1" table:formula="of:=CONCATENATE([.E232];MID([.A198];3;2);DEC2HEX((HEX2DEC(MID([.A198];5;2))-3+256*((HEX2DEC(MID([.A198];5;2))-3)&lt;0));2);MID([.A198];7;2))" office:value-type="string" office:string-value="E5C3BCAA">
            <text:p>E5C3BCAA</text:p>
          </table:table-cell>
          <table:table-cell/>
          <table:table-cell table:style-name="ce1" table:formula="of:=MID([.A232];3;2)" office:value-type="string" office:string-value="72">
            <text:p>72</text:p>
          </table:table-cell>
          <table:table-cell table:style-name="ce1" table:formula="of:=MID([.A232];5;2)" office:value-type="string" office:string-value="B4">
            <text:p>B4</text:p>
          </table:table-cell>
          <table:table-cell table:formula="of:=IF((HEX2DEC([.Y232])-HEX2DEC([.Y231]))&gt;0;HEX2DEC([.Y232])-HEX2DEC([.Y231]);HEX2DEC([.Y232])-HEX2DEC([.Y231])+256)" office:value-type="float" office:value="165">
            <text:p>165</text:p>
          </table:table-cell>
          <table:table-cell table:formula="of:=IF((HEX2DEC([.Z232])-HEX2DEC([.Z231]))&gt;0;HEX2DEC([.Z232])-HEX2DEC([.Z231]);HEX2DEC([.Z232])-HEX2DEC([.Z231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616D033</text:p>
          </table:table-cell>
          <table:table-cell office:value-type="string">
            <text:p>E629E7AA</text:p>
          </table:table-cell>
          <table:table-cell table:formula="of:=DEC2HEX(HEX2DEC([.C232])+1)" office:value-type="string" office:string-value="86">
            <text:p>86</text:p>
          </table:table-cell>
          <table:table-cell table:style-name="ce1" table:formula="of:=CONCATENATE([.C233];MID([.A233];3;2);DEC2HEX(HEX2DEC(MID([.A233];5;2))-63+256*((HEX2DEC(MID([.A233];5;2))-63)&lt;0));MID([.A233];7;2))" office:value-type="string" office:string-value="86169133">
            <text:p>86169133</text:p>
          </table:table-cell>
          <table:table-cell table:formula="of:=DEC2HEX(HEX2DEC([.E232])+1)" office:value-type="string" office:string-value="E6">
            <text:p>E6</text:p>
          </table:table-cell>
          <table:table-cell table:style-name="ce1" table:formula="of:=CONCATENATE([.E233];MID([.A171];3;2);DEC2HEX((HEX2DEC(MID([.A171];5;2))-2+256*((HEX2DEC(MID([.A171];5;2))-2)&lt;0));2);MID([.A171];7;2))" office:value-type="string" office:string-value="E692B699">
            <text:p>E692B699</text:p>
          </table:table-cell>
          <table:table-cell table:style-name="ce1" table:formula="of:=CONCATENATE([.E233];MID([.A424];3;2);DEC2HEX((HEX2DEC(MID([.A424];5;2))-2+256*((HEX2DEC(MID([.A424];5;2))-2)&lt;0));2);MID([.A424];7;2))" office:value-type="string" office:string-value="E6B6CD00">
            <text:p>E6B6CD00</text:p>
          </table:table-cell>
          <table:table-cell table:style-name="ce1" table:formula="of:=CONCATENATE([.E233];MID([.A425];3;2);DEC2HEX((HEX2DEC(MID([.A425];5;2))-2+256*((HEX2DEC(MID([.A425];5;2))-2)&lt;0));2);MID([.A425];7;2))" office:value-type="string" office:string-value="E65AE933">
            <text:p>E65AE933</text:p>
          </table:table-cell>
          <table:table-cell table:style-name="ce1" table:formula="of:=CONCATENATE([.E233];MID([.A166];3;2);DEC2HEX((HEX2DEC(MID([.A166];5;2))-2+256*((HEX2DEC(MID([.A166];5;2))-2)&lt;0));2);MID([.A166];7;2))" office:value-type="string" office:string-value="E66D00AA">
            <text:p>E66D00AA</text:p>
          </table:table-cell>
          <table:table-cell table:style-name="ce1" table:formula="of:=CONCATENATE([.E233];MID([.A167];3;2);DEC2HEX((HEX2DEC(MID([.A167];5;2))-2+256*((HEX2DEC(MID([.A167];5;2))-2)&lt;0));2);MID([.A167];7;2))" office:value-type="string" office:string-value="E601B1DD">
            <text:p>E601B1DD</text:p>
          </table:table-cell>
          <table:table-cell table:style-name="ce1" table:formula="of:=CONCATENATE([.E233];MID([.A164];3;2);DEC2HEX((HEX2DEC(MID([.A164];5;2))-2+256*((HEX2DEC(MID([.A164];5;2))-2)&lt;0));2);MID([.A164];7;2))" office:value-type="string" office:string-value="E625C844">
            <text:p>E625C844</text:p>
          </table:table-cell>
          <table:table-cell table:style-name="ce1" table:formula="of:=CONCATENATE([.E233];MID([.A165];3;2);DEC2HEX((HEX2DEC(MID([.A165];5;2))-2+256*((HEX2DEC(MID([.A165];5;2))-2)&lt;0));2);MID([.A165];7;2))" office:value-type="string" office:string-value="E6C9E477">
            <text:p>E6C9E477</text:p>
          </table:table-cell>
          <table:table-cell/>
          <table:table-cell table:style-name="ce1" table:formula="of:=CONCATENATE([.E233];MID([.A366];3;2);DEC2HEX((HEX2DEC(MID([.A366];5;2))-4+256*((HEX2DEC(MID([.A366];5;2))-4)&lt;0));2);MID([.A366];7;2))" office:value-type="string" office:string-value="E6C3B822">
            <text:p>E6C3B822</text:p>
          </table:table-cell>
          <table:table-cell table:style-name="ce1" table:formula="of:=CONCATENATE([.E233];MID([.A111];3;2);DEC2HEX((HEX2DEC(MID([.A111];5;2))-4+256*((HEX2DEC(MID([.A111];5;2))-4)&lt;0));2);MID([.A111];7;2))" office:value-type="string" office:string-value="E667D455">
            <text:p>E667D455</text:p>
          </table:table-cell>
          <table:table-cell table:style-name="ce1" table:formula="of:=CONCATENATE([.E233];MID([.A204];3;2);DEC2HEX((HEX2DEC(MID([.A204];5;2))-3+256*((HEX2DEC(MID([.A204];5;2))-3)&lt;0));2);MID([.A204];7;2))" office:value-type="string" office:string-value="E69CF9CC">
            <text:p>E69CF9CC</text:p>
          </table:table-cell>
          <table:table-cell table:style-name="ce1" table:formula="of:=CONCATENATE([.E233];MID([.A205];3;2);DEC2HEX((HEX2DEC(MID([.A205];5;2))-3+256*((HEX2DEC(MID([.A205];5;2))-3)&lt;0));2);MID([.A205];7;2))" office:value-type="string" office:string-value="E630AAFF">
            <text:p>E630AAFF</text:p>
          </table:table-cell>
          <table:table-cell table:formula="of:=CONCATENATE([.E233];MID([.A202];3;2);DEC2HEX((HEX2DEC(MID([.A202];5;2))-3+256*((HEX2DEC(MID([.A202];5;2))-3)&lt;0));2);MID([.A202];7;2))" office:value-type="string" office:string-value="E654C166">
            <text:p>E654C166</text:p>
          </table:table-cell>
          <table:table-cell table:style-name="ce1" table:formula="of:=CONCATENATE([.E233];MID([.A459];3;2);DEC2HEX((HEX2DEC(MID([.A459];5;2))-3+256*((HEX2DEC(MID([.A459];5;2))-3)&lt;0));2);MID([.A459];7;2))" office:value-type="string" office:string-value="E6F8DD99">
            <text:p>E6F8DD99</text:p>
          </table:table-cell>
          <table:table-cell table:style-name="ce1" table:formula="of:=CONCATENATE([.E233];MID([.A200];3;2);DEC2HEX((HEX2DEC(MID([.A200];5;2))-3+256*((HEX2DEC(MID([.A200];5;2))-3)&lt;0));2);MID([.A200];7;2))" office:value-type="string" office:string-value="E61CF400">
            <text:p>E61CF400</text:p>
          </table:table-cell>
          <table:table-cell table:style-name="ce1" table:formula="of:=CONCATENATE([.E233];MID([.A201];3;2);DEC2HEX((HEX2DEC(MID([.A201];5;2))-3+256*((HEX2DEC(MID([.A201];5;2))-3)&lt;0));2);MID([.A201];7;2))" office:value-type="string" office:string-value="E6B0A533">
            <text:p>E6B0A533</text:p>
          </table:table-cell>
          <table:table-cell table:style-name="ce6" table:formula="of:=CONCATENATE([.E233];MID([.A454];3;2);DEC2HEX((HEX2DEC(MID([.A454];5;2))-3+256*((HEX2DEC(MID([.A454];5;2))-3)&lt;0));2);MID([.A454];7;2))" office:value-type="string" office:string-value="E6C3BCAA">
            <text:p>E6C3BCAA</text:p>
          </table:table-cell>
          <table:table-cell table:style-name="ce1" table:formula="of:=CONCATENATE([.E233];MID([.A199];3;2);DEC2HEX((HEX2DEC(MID([.A199];5;2))-3+256*((HEX2DEC(MID([.A199];5;2))-3)&lt;0));2);MID([.A199];7;2))" office:value-type="string" office:string-value="E667D8DD">
            <text:p>E667D8DD</text:p>
          </table:table-cell>
          <table:table-cell/>
          <table:table-cell table:style-name="ce1" table:formula="of:=MID([.A233];3;2)" office:value-type="string" office:string-value="16">
            <text:p>16</text:p>
          </table:table-cell>
          <table:table-cell table:style-name="ce1" table:formula="of:=MID([.A233];5;2)" office:value-type="string" office:string-value="D0">
            <text:p>D0</text:p>
          </table:table-cell>
          <table:table-cell table:formula="of:=IF((HEX2DEC([.Y233])-HEX2DEC([.Y232]))&gt;0;HEX2DEC([.Y233])-HEX2DEC([.Y232]);HEX2DEC([.Y233])-HEX2DEC([.Y232])+256)" office:value-type="float" office:value="164">
            <text:p>164</text:p>
          </table:table-cell>
          <table:table-cell table:formula="of:=IF((HEX2DEC([.Z233])-HEX2DEC([.Z232]))&gt;0;HEX2DEC([.Z233])-HEX2DEC([.Z232]);HEX2DEC([.Z233])-HEX2DEC([.Z23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7BAEC66</text:p>
          </table:table-cell>
          <table:table-cell office:value-type="string">
            <text:p>E7CD03DD</text:p>
          </table:table-cell>
          <table:table-cell table:formula="of:=DEC2HEX(HEX2DEC([.C233])+1)" office:value-type="string" office:string-value="87">
            <text:p>87</text:p>
          </table:table-cell>
          <table:table-cell table:style-name="ce1" table:formula="of:=CONCATENATE([.C234];MID([.A234];3;2);DEC2HEX(HEX2DEC(MID([.A234];5;2))-63+256*((HEX2DEC(MID([.A234];5;2))-63)&lt;0));MID([.A234];7;2))" office:value-type="string" office:string-value="87BAAD66">
            <text:p>87BAAD66</text:p>
          </table:table-cell>
          <table:table-cell table:formula="of:=DEC2HEX(HEX2DEC([.E233])+1)" office:value-type="string" office:string-value="E7">
            <text:p>E7</text:p>
          </table:table-cell>
          <table:table-cell table:style-name="ce1" table:formula="of:=CONCATENATE([.E234];MID([.A172];3;2);DEC2HEX((HEX2DEC(MID([.A172];5;2))-2+256*((HEX2DEC(MID([.A172];5;2))-2)&lt;0));2);MID([.A172];7;2))" office:value-type="string" office:string-value="E736D2CC">
            <text:p>E736D2CC</text:p>
          </table:table-cell>
          <table:table-cell table:style-name="ce1" table:formula="of:=CONCATENATE([.E234];MID([.A425];3;2);DEC2HEX((HEX2DEC(MID([.A425];5;2))-2+256*((HEX2DEC(MID([.A425];5;2))-2)&lt;0));2);MID([.A425];7;2))" office:value-type="string" office:string-value="E75AE933">
            <text:p>E75AE933</text:p>
          </table:table-cell>
          <table:table-cell table:style-name="ce1" table:formula="of:=CONCATENATE([.E234];MID([.A426];3;2);DEC2HEX((HEX2DEC(MID([.A426];5;2))-2+256*((HEX2DEC(MID([.A426];5;2))-2)&lt;0));2);MID([.A426];7;2))" office:value-type="string" office:string-value="E7FE0566">
            <text:p>E7FE0566</text:p>
          </table:table-cell>
          <table:table-cell table:style-name="ce1" table:formula="of:=CONCATENATE([.E234];MID([.A167];3;2);DEC2HEX((HEX2DEC(MID([.A167];5;2))-2+256*((HEX2DEC(MID([.A167];5;2))-2)&lt;0));2);MID([.A167];7;2))" office:value-type="string" office:string-value="E701B1DD">
            <text:p>E701B1DD</text:p>
          </table:table-cell>
          <table:table-cell table:style-name="ce1" table:formula="of:=CONCATENATE([.E234];MID([.A168];3;2);DEC2HEX((HEX2DEC(MID([.A168];5;2))-2+256*((HEX2DEC(MID([.A168];5;2))-2)&lt;0));2);MID([.A168];7;2))" office:value-type="string" office:string-value="E7B6CD00">
            <text:p>E7B6CD00</text:p>
          </table:table-cell>
          <table:table-cell table:style-name="ce1" table:formula="of:=CONCATENATE([.E234];MID([.A165];3;2);DEC2HEX((HEX2DEC(MID([.A165];5;2))-2+256*((HEX2DEC(MID([.A165];5;2))-2)&lt;0));2);MID([.A165];7;2))" office:value-type="string" office:string-value="E7C9E477">
            <text:p>E7C9E477</text:p>
          </table:table-cell>
          <table:table-cell table:style-name="ce1" table:formula="of:=CONCATENATE([.E234];MID([.A166];3;2);DEC2HEX((HEX2DEC(MID([.A166];5;2))-2+256*((HEX2DEC(MID([.A166];5;2))-2)&lt;0));2);MID([.A166];7;2))" office:value-type="string" office:string-value="E76D00AA">
            <text:p>E76D00AA</text:p>
          </table:table-cell>
          <table:table-cell/>
          <table:table-cell table:style-name="ce1" table:formula="of:=CONCATENATE([.E234];MID([.A367];3;2);DEC2HEX((HEX2DEC(MID([.A367];5;2))-4+256*((HEX2DEC(MID([.A367];5;2))-4)&lt;0));2);MID([.A367];7;2))" office:value-type="string" office:string-value="E767D455">
            <text:p>E767D455</text:p>
          </table:table-cell>
          <table:table-cell table:style-name="ce1" table:formula="of:=CONCATENATE([.E234];MID([.A112];3;2);DEC2HEX((HEX2DEC(MID([.A112];5;2))-4+256*((HEX2DEC(MID([.A112];5;2))-4)&lt;0));2);MID([.A112];7;2))" office:value-type="string" office:string-value="E70BF088">
            <text:p>E70BF088</text:p>
          </table:table-cell>
          <table:table-cell table:style-name="ce1" table:formula="of:=CONCATENATE([.E234];MID([.A205];3;2);DEC2HEX((HEX2DEC(MID([.A205];5;2))-3+256*((HEX2DEC(MID([.A205];5;2))-3)&lt;0));2);MID([.A205];7;2))" office:value-type="string" office:string-value="E730AAFF">
            <text:p>E730AAFF</text:p>
          </table:table-cell>
          <table:table-cell table:style-name="ce1" table:formula="of:=CONCATENATE([.E234];MID([.A206];3;2);DEC2HEX((HEX2DEC(MID([.A206];5;2))-3+256*((HEX2DEC(MID([.A206];5;2))-3)&lt;0));2);MID([.A206];7;2))" office:value-type="string" office:string-value="E7E5C622">
            <text:p>E7E5C622</text:p>
          </table:table-cell>
          <table:table-cell table:formula="of:=CONCATENATE([.E234];MID([.A203];3;2);DEC2HEX((HEX2DEC(MID([.A203];5;2))-3+256*((HEX2DEC(MID([.A203];5;2))-3)&lt;0));2);MID([.A203];7;2))" office:value-type="string" office:string-value="E7F8DD99">
            <text:p>E7F8DD99</text:p>
          </table:table-cell>
          <table:table-cell table:style-name="ce1" table:formula="of:=CONCATENATE([.E234];MID([.A460];3;2);DEC2HEX((HEX2DEC(MID([.A460];5;2))-3+256*((HEX2DEC(MID([.A460];5;2))-3)&lt;0));2);MID([.A460];7;2))" office:value-type="string" office:string-value="E79CF9CC">
            <text:p>E79CF9CC</text:p>
          </table:table-cell>
          <table:table-cell table:style-name="ce1" table:formula="of:=CONCATENATE([.E234];MID([.A201];3;2);DEC2HEX((HEX2DEC(MID([.A201];5;2))-3+256*((HEX2DEC(MID([.A201];5;2))-3)&lt;0));2);MID([.A201];7;2))" office:value-type="string" office:string-value="E7B0A533">
            <text:p>E7B0A533</text:p>
          </table:table-cell>
          <table:table-cell table:style-name="ce1" table:formula="of:=CONCATENATE([.E234];MID([.A202];3;2);DEC2HEX((HEX2DEC(MID([.A202];5;2))-3+256*((HEX2DEC(MID([.A202];5;2))-3)&lt;0));2);MID([.A202];7;2))" office:value-type="string" office:string-value="E754C166">
            <text:p>E754C166</text:p>
          </table:table-cell>
          <table:table-cell table:style-name="ce6" table:formula="of:=CONCATENATE([.E234];MID([.A455];3;2);DEC2HEX((HEX2DEC(MID([.A455];5;2))-3+256*((HEX2DEC(MID([.A455];5;2))-3)&lt;0));2);MID([.A455];7;2))" office:value-type="string" office:string-value="E767D8DD">
            <text:p>E767D8DD</text:p>
          </table:table-cell>
          <table:table-cell table:style-name="ce1" table:formula="of:=CONCATENATE([.E234];MID([.A200];3;2);DEC2HEX((HEX2DEC(MID([.A200];5;2))-3+256*((HEX2DEC(MID([.A200];5;2))-3)&lt;0));2);MID([.A200];7;2))" office:value-type="string" office:string-value="E71CF400">
            <text:p>E71CF400</text:p>
          </table:table-cell>
          <table:table-cell/>
          <table:table-cell table:style-name="ce1" table:formula="of:=MID([.A234];3;2)" office:value-type="string" office:string-value="BA">
            <text:p>BA</text:p>
          </table:table-cell>
          <table:table-cell table:style-name="ce1" table:formula="of:=MID([.A234];5;2)" office:value-type="string" office:string-value="EC">
            <text:p>EC</text:p>
          </table:table-cell>
          <table:table-cell table:formula="of:=IF((HEX2DEC([.Y234])-HEX2DEC([.Y233]))&gt;0;HEX2DEC([.Y234])-HEX2DEC([.Y233]);HEX2DEC([.Y234])-HEX2DEC([.Y233])+256)" office:value-type="float" office:value="164">
            <text:p>164</text:p>
          </table:table-cell>
          <table:table-cell table:formula="of:=IF((HEX2DEC([.Z234])-HEX2DEC([.Z233]))&gt;0;HEX2DEC([.Z234])-HEX2DEC([.Z233]);HEX2DEC([.Z234])-HEX2DEC([.Z23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85E0899</text:p>
          </table:table-cell>
          <table:table-cell office:value-type="string">
            <text:p>E872B400</text:p>
          </table:table-cell>
          <table:table-cell table:formula="of:=DEC2HEX(HEX2DEC([.C234])+1)" office:value-type="string" office:string-value="88">
            <text:p>88</text:p>
          </table:table-cell>
          <table:table-cell table:style-name="ce1" table:formula="of:=CONCATENATE([.C235];MID([.A235];3;2);DEC2HEX(HEX2DEC(MID([.A235];5;2))-63+256*((HEX2DEC(MID([.A235];5;2))-63)&lt;0));MID([.A235];7;2))" office:value-type="string" office:string-value="885EC999">
            <text:p>885EC999</text:p>
          </table:table-cell>
          <table:table-cell table:formula="of:=DEC2HEX(HEX2DEC([.E234])+1)" office:value-type="string" office:string-value="E8">
            <text:p>E8</text:p>
          </table:table-cell>
          <table:table-cell table:style-name="ce1" table:formula="of:=CONCATENATE([.E235];MID([.A173];3;2);DEC2HEX((HEX2DEC(MID([.A173];5;2))-2+256*((HEX2DEC(MID([.A173];5;2))-2)&lt;0));2);MID([.A173];7;2))" office:value-type="string" office:string-value="E8DAEEFF">
            <text:p>E8DAEEFF</text:p>
          </table:table-cell>
          <table:table-cell table:style-name="ce1" table:formula="of:=CONCATENATE([.E235];MID([.A426];3;2);DEC2HEX((HEX2DEC(MID([.A426];5;2))-2+256*((HEX2DEC(MID([.A426];5;2))-2)&lt;0));2);MID([.A426];7;2))" office:value-type="string" office:string-value="E8FE0566">
            <text:p>E8FE0566</text:p>
          </table:table-cell>
          <table:table-cell table:style-name="ce1" table:formula="of:=CONCATENATE([.E235];MID([.A427];3;2);DEC2HEX((HEX2DEC(MID([.A427];5;2))-2+256*((HEX2DEC(MID([.A427];5;2))-2)&lt;0));2);MID([.A427];7;2))" office:value-type="string" office:string-value="E892B699">
            <text:p>E892B699</text:p>
          </table:table-cell>
          <table:table-cell table:style-name="ce1" table:formula="of:=CONCATENATE([.E235];MID([.A168];3;2);DEC2HEX((HEX2DEC(MID([.A168];5;2))-2+256*((HEX2DEC(MID([.A168];5;2))-2)&lt;0));2);MID([.A168];7;2))" office:value-type="string" office:string-value="E8B6CD00">
            <text:p>E8B6CD00</text:p>
          </table:table-cell>
          <table:table-cell table:style-name="ce1" table:formula="of:=CONCATENATE([.E235];MID([.A169];3;2);DEC2HEX((HEX2DEC(MID([.A169];5;2))-2+256*((HEX2DEC(MID([.A169];5;2))-2)&lt;0));2);MID([.A169];7;2))" office:value-type="string" office:string-value="E85AE933">
            <text:p>E85AE933</text:p>
          </table:table-cell>
          <table:table-cell table:style-name="ce1" table:formula="of:=CONCATENATE([.E235];MID([.A166];3;2);DEC2HEX((HEX2DEC(MID([.A166];5;2))-2+256*((HEX2DEC(MID([.A166];5;2))-2)&lt;0));2);MID([.A166];7;2))" office:value-type="string" office:string-value="E86D00AA">
            <text:p>E86D00AA</text:p>
          </table:table-cell>
          <table:table-cell table:style-name="ce1" table:formula="of:=CONCATENATE([.E235];MID([.A167];3;2);DEC2HEX((HEX2DEC(MID([.A167];5;2))-2+256*((HEX2DEC(MID([.A167];5;2))-2)&lt;0));2);MID([.A167];7;2))" office:value-type="string" office:string-value="E801B1DD">
            <text:p>E801B1DD</text:p>
          </table:table-cell>
          <table:table-cell/>
          <table:table-cell table:style-name="ce1" table:formula="of:=CONCATENATE([.E235];MID([.A368];3;2);DEC2HEX((HEX2DEC(MID([.A368];5;2))-4+256*((HEX2DEC(MID([.A368];5;2))-4)&lt;0));2);MID([.A368];7;2))" office:value-type="string" office:string-value="E80BF088">
            <text:p>E80BF088</text:p>
          </table:table-cell>
          <table:table-cell table:style-name="ce1" table:formula="of:=CONCATENATE([.E235];MID([.A113];3;2);DEC2HEX((HEX2DEC(MID([.A113];5;2))-4+256*((HEX2DEC(MID([.A113];5;2))-4)&lt;0));2);MID([.A113];7;2))" office:value-type="string" office:string-value="E8AF0CBB">
            <text:p>E8AF0CBB</text:p>
          </table:table-cell>
          <table:table-cell table:style-name="ce1" table:formula="of:=CONCATENATE([.E235];MID([.A206];3;2);DEC2HEX((HEX2DEC(MID([.A206];5;2))-3+256*((HEX2DEC(MID([.A206];5;2))-3)&lt;0));2);MID([.A206];7;2))" office:value-type="string" office:string-value="E8E5C622">
            <text:p>E8E5C622</text:p>
          </table:table-cell>
          <table:table-cell table:style-name="ce1" table:formula="of:=CONCATENATE([.E235];MID([.A207];3;2);DEC2HEX((HEX2DEC(MID([.A207];5;2))-3+256*((HEX2DEC(MID([.A207];5;2))-3)&lt;0));2);MID([.A207];7;2))" office:value-type="string" office:string-value="E889E255">
            <text:p>E889E255</text:p>
          </table:table-cell>
          <table:table-cell table:formula="of:=CONCATENATE([.E235];MID([.A204];3;2);DEC2HEX((HEX2DEC(MID([.A204];5;2))-3+256*((HEX2DEC(MID([.A204];5;2))-3)&lt;0));2);MID([.A204];7;2))" office:value-type="string" office:string-value="E89CF9CC">
            <text:p>E89CF9CC</text:p>
          </table:table-cell>
          <table:table-cell table:style-name="ce1" table:formula="of:=CONCATENATE([.E235];MID([.A461];3;2);DEC2HEX((HEX2DEC(MID([.A461];5;2))-3+256*((HEX2DEC(MID([.A461];5;2))-3)&lt;0));2);MID([.A461];7;2))" office:value-type="string" office:string-value="E830AAFF">
            <text:p>E830AAFF</text:p>
          </table:table-cell>
          <table:table-cell table:style-name="ce1" table:formula="of:=CONCATENATE([.E235];MID([.A202];3;2);DEC2HEX((HEX2DEC(MID([.A202];5;2))-3+256*((HEX2DEC(MID([.A202];5;2))-3)&lt;0));2);MID([.A202];7;2))" office:value-type="string" office:string-value="E854C166">
            <text:p>E854C166</text:p>
          </table:table-cell>
          <table:table-cell table:style-name="ce1" table:formula="of:=CONCATENATE([.E235];MID([.A203];3;2);DEC2HEX((HEX2DEC(MID([.A203];5;2))-3+256*((HEX2DEC(MID([.A203];5;2))-3)&lt;0));2);MID([.A203];7;2))" office:value-type="string" office:string-value="E8F8DD99">
            <text:p>E8F8DD99</text:p>
          </table:table-cell>
          <table:table-cell table:style-name="ce6" table:formula="of:=CONCATENATE([.E235];MID([.A456];3;2);DEC2HEX((HEX2DEC(MID([.A456];5;2))-3+256*((HEX2DEC(MID([.A456];5;2))-3)&lt;0));2);MID([.A456];7;2))" office:value-type="string" office:string-value="E81CF400">
            <text:p>E81CF400</text:p>
          </table:table-cell>
          <table:table-cell table:style-name="ce1" table:formula="of:=CONCATENATE([.E235];MID([.A201];3;2);DEC2HEX((HEX2DEC(MID([.A201];5;2))-3+256*((HEX2DEC(MID([.A201];5;2))-3)&lt;0));2);MID([.A201];7;2))" office:value-type="string" office:string-value="E8B0A533">
            <text:p>E8B0A533</text:p>
          </table:table-cell>
          <table:table-cell/>
          <table:table-cell table:style-name="ce1" table:formula="of:=MID([.A235];3;2)" office:value-type="string" office:string-value="5E">
            <text:p>5E</text:p>
          </table:table-cell>
          <table:table-cell table:style-name="ce1" table:formula="of:=MID([.A235];5;2)" office:value-type="string" office:string-value="08">
            <text:p>08</text:p>
          </table:table-cell>
          <table:table-cell table:formula="of:=IF((HEX2DEC([.Y235])-HEX2DEC([.Y234]))&gt;0;HEX2DEC([.Y235])-HEX2DEC([.Y234]);HEX2DEC([.Y235])-HEX2DEC([.Y234])+256)" office:value-type="float" office:value="164">
            <text:p>164</text:p>
          </table:table-cell>
          <table:table-cell table:formula="of:=IF((HEX2DEC([.Z235])-HEX2DEC([.Z234]))&gt;0;HEX2DEC([.Z235])-HEX2DEC([.Z234]);HEX2DEC([.Z235])-HEX2DEC([.Z23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9F2B9CC</text:p>
          </table:table-cell>
          <table:table-cell office:value-type="string">
            <text:p>E916D033</text:p>
          </table:table-cell>
          <table:table-cell table:formula="of:=DEC2HEX(HEX2DEC([.C235])+1)" office:value-type="string" office:string-value="89">
            <text:p>89</text:p>
          </table:table-cell>
          <table:table-cell table:style-name="ce1" table:formula="of:=CONCATENATE([.C236];MID([.A236];3;2);DEC2HEX(HEX2DEC(MID([.A236];5;2))-63+256*((HEX2DEC(MID([.A236];5;2))-63)&lt;0));MID([.A236];7;2))" office:value-type="string" office:string-value="89F27ACC">
            <text:p>89F27ACC</text:p>
          </table:table-cell>
          <table:table-cell table:formula="of:=DEC2HEX(HEX2DEC([.E235])+1)" office:value-type="string" office:string-value="E9">
            <text:p>E9</text:p>
          </table:table-cell>
          <table:table-cell table:style-name="ce1" table:formula="of:=CONCATENATE([.E236];MID([.A174];3;2);DEC2HEX((HEX2DEC(MID([.A174];5;2))-2+256*((HEX2DEC(MID([.A174];5;2))-2)&lt;0));2);MID([.A174];7;2))" office:value-type="string" office:string-value="E98F0A22">
            <text:p>E98F0A22</text:p>
          </table:table-cell>
          <table:table-cell table:style-name="ce1" table:formula="of:=CONCATENATE([.E236];MID([.A427];3;2);DEC2HEX((HEX2DEC(MID([.A427];5;2))-2+256*((HEX2DEC(MID([.A427];5;2))-2)&lt;0));2);MID([.A427];7;2))" office:value-type="string" office:string-value="E992B699">
            <text:p>E992B699</text:p>
          </table:table-cell>
          <table:table-cell table:style-name="ce1" table:formula="of:=CONCATENATE([.E236];MID([.A428];3;2);DEC2HEX((HEX2DEC(MID([.A428];5;2))-2+256*((HEX2DEC(MID([.A428];5;2))-2)&lt;0));2);MID([.A428];7;2))" office:value-type="string" office:string-value="E936D2CC">
            <text:p>E936D2CC</text:p>
          </table:table-cell>
          <table:table-cell table:style-name="ce1" table:formula="of:=CONCATENATE([.E236];MID([.A169];3;2);DEC2HEX((HEX2DEC(MID([.A169];5;2))-2+256*((HEX2DEC(MID([.A169];5;2))-2)&lt;0));2);MID([.A169];7;2))" office:value-type="string" office:string-value="E95AE933">
            <text:p>E95AE933</text:p>
          </table:table-cell>
          <table:table-cell table:style-name="ce1" table:formula="of:=CONCATENATE([.E236];MID([.A170];3;2);DEC2HEX((HEX2DEC(MID([.A170];5;2))-2+256*((HEX2DEC(MID([.A170];5;2))-2)&lt;0));2);MID([.A170];7;2))" office:value-type="string" office:string-value="E9FE0566">
            <text:p>E9FE0566</text:p>
          </table:table-cell>
          <table:table-cell table:style-name="ce1" table:formula="of:=CONCATENATE([.E236];MID([.A167];3;2);DEC2HEX((HEX2DEC(MID([.A167];5;2))-2+256*((HEX2DEC(MID([.A167];5;2))-2)&lt;0));2);MID([.A167];7;2))" office:value-type="string" office:string-value="E901B1DD">
            <text:p>E901B1DD</text:p>
          </table:table-cell>
          <table:table-cell table:style-name="ce1" table:formula="of:=CONCATENATE([.E236];MID([.A168];3;2);DEC2HEX((HEX2DEC(MID([.A168];5;2))-2+256*((HEX2DEC(MID([.A168];5;2))-2)&lt;0));2);MID([.A168];7;2))" office:value-type="string" office:string-value="E9B6CD00">
            <text:p>E9B6CD00</text:p>
          </table:table-cell>
          <table:table-cell/>
          <table:table-cell table:style-name="ce1" table:formula="of:=CONCATENATE([.E236];MID([.A369];3;2);DEC2HEX((HEX2DEC(MID([.A369];5;2))-4+256*((HEX2DEC(MID([.A369];5;2))-4)&lt;0));2);MID([.A369];7;2))" office:value-type="string" office:string-value="E9AF0CBB">
            <text:p>E9AF0CBB</text:p>
          </table:table-cell>
          <table:table-cell table:style-name="ce1" table:formula="of:=CONCATENATE([.E236];MID([.A114];3;2);DEC2HEX((HEX2DEC(MID([.A114];5;2))-4+256*((HEX2DEC(MID([.A114];5;2))-4)&lt;0));2);MID([.A114];7;2))" office:value-type="string" office:string-value="E943BDEE">
            <text:p>E943BDEE</text:p>
          </table:table-cell>
          <table:table-cell table:style-name="ce1" table:formula="of:=CONCATENATE([.E236];MID([.A207];3;2);DEC2HEX((HEX2DEC(MID([.A207];5;2))-3+256*((HEX2DEC(MID([.A207];5;2))-3)&lt;0));2);MID([.A207];7;2))" office:value-type="string" office:string-value="E989E255">
            <text:p>E989E255</text:p>
          </table:table-cell>
          <table:table-cell table:style-name="ce1" table:formula="of:=CONCATENATE([.E236];MID([.A208];3;2);DEC2HEX((HEX2DEC(MID([.A208];5;2))-3+256*((HEX2DEC(MID([.A208];5;2))-3)&lt;0));2);MID([.A208];7;2))" office:value-type="string" office:string-value="E92DFE88">
            <text:p>E92DFE88</text:p>
          </table:table-cell>
          <table:table-cell table:formula="of:=CONCATENATE([.E236];MID([.A205];3;2);DEC2HEX((HEX2DEC(MID([.A205];5;2))-3+256*((HEX2DEC(MID([.A205];5;2))-3)&lt;0));2);MID([.A205];7;2))" office:value-type="string" office:string-value="E930AAFF">
            <text:p>E930AAFF</text:p>
          </table:table-cell>
          <table:table-cell table:style-name="ce1" table:formula="of:=CONCATENATE([.E236];MID([.A462];3;2);DEC2HEX((HEX2DEC(MID([.A462];5;2))-3+256*((HEX2DEC(MID([.A462];5;2))-3)&lt;0));2);MID([.A462];7;2))" office:value-type="string" office:string-value="E9E5C622">
            <text:p>E9E5C622</text:p>
          </table:table-cell>
          <table:table-cell table:style-name="ce1" table:formula="of:=CONCATENATE([.E236];MID([.A203];3;2);DEC2HEX((HEX2DEC(MID([.A203];5;2))-3+256*((HEX2DEC(MID([.A203];5;2))-3)&lt;0));2);MID([.A203];7;2))" office:value-type="string" office:string-value="E9F8DD99">
            <text:p>E9F8DD99</text:p>
          </table:table-cell>
          <table:table-cell table:style-name="ce1" table:formula="of:=CONCATENATE([.E236];MID([.A204];3;2);DEC2HEX((HEX2DEC(MID([.A204];5;2))-3+256*((HEX2DEC(MID([.A204];5;2))-3)&lt;0));2);MID([.A204];7;2))" office:value-type="string" office:string-value="E99CF9CC">
            <text:p>E99CF9CC</text:p>
          </table:table-cell>
          <table:table-cell table:style-name="ce6" table:formula="of:=CONCATENATE([.E236];MID([.A457];3;2);DEC2HEX((HEX2DEC(MID([.A457];5;2))-3+256*((HEX2DEC(MID([.A457];5;2))-3)&lt;0));2);MID([.A457];7;2))" office:value-type="string" office:string-value="E9B0A533">
            <text:p>E9B0A533</text:p>
          </table:table-cell>
          <table:table-cell table:style-name="ce1" table:formula="of:=CONCATENATE([.E236];MID([.A202];3;2);DEC2HEX((HEX2DEC(MID([.A202];5;2))-3+256*((HEX2DEC(MID([.A202];5;2))-3)&lt;0));2);MID([.A202];7;2))" office:value-type="string" office:string-value="E954C166">
            <text:p>E954C166</text:p>
          </table:table-cell>
          <table:table-cell/>
          <table:table-cell table:style-name="ce1" table:formula="of:=MID([.A236];3;2)" office:value-type="string" office:string-value="F2">
            <text:p>F2</text:p>
          </table:table-cell>
          <table:table-cell table:style-name="ce1" table:formula="of:=MID([.A236];5;2)" office:value-type="string" office:string-value="B9">
            <text:p>B9</text:p>
          </table:table-cell>
          <table:table-cell table:formula="of:=IF((HEX2DEC([.Y236])-HEX2DEC([.Y235]))&gt;0;HEX2DEC([.Y236])-HEX2DEC([.Y235]);HEX2DEC([.Y236])-HEX2DEC([.Y235])+256)" office:value-type="float" office:value="148">
            <text:p>148</text:p>
          </table:table-cell>
          <table:table-cell table:formula="of:=IF((HEX2DEC([.Z236])-HEX2DEC([.Z235]))&gt;0;HEX2DEC([.Z236])-HEX2DEC([.Z235]);HEX2DEC([.Z236])-HEX2DEC([.Z235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A96D5FF</text:p>
          </table:table-cell>
          <table:table-cell table:style-name="ce6" table:formula="of:=CONCATENATE(DEC2HEX(HEX2DEC(MID([.B236];1;2))+1);MID([.A234];3;6))" office:value-type="string" office:string-value="EABAEC66">
            <text:p>EABAEC66</text:p>
          </table:table-cell>
          <table:table-cell table:formula="of:=DEC2HEX(HEX2DEC([.C236])+1)" office:value-type="string" office:string-value="8A">
            <text:p>8A</text:p>
          </table:table-cell>
          <table:table-cell table:style-name="ce1" table:formula="of:=CONCATENATE([.C237];MID([.A237];3;2);DEC2HEX(HEX2DEC(MID([.A237];5;2))-63+256*((HEX2DEC(MID([.A237];5;2))-63)&lt;0));MID([.A237];7;2))" office:value-type="string" office:string-value="8A9696FF">
            <text:p>8A9696FF</text:p>
          </table:table-cell>
          <table:table-cell table:formula="of:=DEC2HEX(HEX2DEC([.E236])+1)" office:value-type="string" office:string-value="EA">
            <text:p>EA</text:p>
          </table:table-cell>
          <table:table-cell table:style-name="ce1" table:formula="of:=CONCATENATE([.E237];MID([.A175];3;2);DEC2HEX((HEX2DEC(MID([.A175];5;2))-2+256*((HEX2DEC(MID([.A175];5;2))-2)&lt;0));2);MID([.A175];7;2))" office:value-type="string" office:string-value="EA23BB55">
            <text:p>EA23BB55</text:p>
          </table:table-cell>
          <table:table-cell table:style-name="ce1" table:formula="of:=CONCATENATE([.E237];MID([.A428];3;2);DEC2HEX((HEX2DEC(MID([.A428];5;2))-2+256*((HEX2DEC(MID([.A428];5;2))-2)&lt;0));2);MID([.A428];7;2))" office:value-type="string" office:string-value="EA36D2CC">
            <text:p>EA36D2CC</text:p>
          </table:table-cell>
          <table:table-cell table:style-name="ce1" table:formula="of:=CONCATENATE([.E237];MID([.A429];3;2);DEC2HEX((HEX2DEC(MID([.A429];5;2))-2+256*((HEX2DEC(MID([.A429];5;2))-2)&lt;0));2);MID([.A429];7;2))" office:value-type="string" office:string-value="EADAEEFF">
            <text:p>EADAEEFF</text:p>
          </table:table-cell>
          <table:table-cell table:style-name="ce1" table:formula="of:=CONCATENATE([.E237];MID([.A170];3;2);DEC2HEX((HEX2DEC(MID([.A170];5;2))-2+256*((HEX2DEC(MID([.A170];5;2))-2)&lt;0));2);MID([.A170];7;2))" office:value-type="string" office:string-value="EAFE0566">
            <text:p>EAFE0566</text:p>
          </table:table-cell>
          <table:table-cell table:style-name="ce1" table:formula="of:=CONCATENATE([.E237];MID([.A171];3;2);DEC2HEX((HEX2DEC(MID([.A171];5;2))-2+256*((HEX2DEC(MID([.A171];5;2))-2)&lt;0));2);MID([.A171];7;2))" office:value-type="string" office:string-value="EA92B699">
            <text:p>EA92B699</text:p>
          </table:table-cell>
          <table:table-cell table:style-name="ce1" table:formula="of:=CONCATENATE([.E237];MID([.A168];3;2);DEC2HEX((HEX2DEC(MID([.A168];5;2))-2+256*((HEX2DEC(MID([.A168];5;2))-2)&lt;0));2);MID([.A168];7;2))" office:value-type="string" office:string-value="EAB6CD00">
            <text:p>EAB6CD00</text:p>
          </table:table-cell>
          <table:table-cell table:style-name="ce1" table:formula="of:=CONCATENATE([.E237];MID([.A169];3;2);DEC2HEX((HEX2DEC(MID([.A169];5;2))-2+256*((HEX2DEC(MID([.A169];5;2))-2)&lt;0));2);MID([.A169];7;2))" office:value-type="string" office:string-value="EA5AE933">
            <text:p>EA5AE933</text:p>
          </table:table-cell>
          <table:table-cell/>
          <table:table-cell table:style-name="ce1" table:formula="of:=CONCATENATE([.E237];MID([.A370];3;2);DEC2HEX((HEX2DEC(MID([.A370];5;2))-4+256*((HEX2DEC(MID([.A370];5;2))-4)&lt;0));2);MID([.A370];7;2))" office:value-type="string" office:string-value="EA43BDEE">
            <text:p>EA43BDEE</text:p>
          </table:table-cell>
          <table:table-cell table:style-name="ce1" table:formula="of:=CONCATENATE([.E237];MID([.A115];3;2);DEC2HEX((HEX2DEC(MID([.A115];5;2))-4+256*((HEX2DEC(MID([.A115];5;2))-4)&lt;0));2);MID([.A115];7;2))" office:value-type="string" office:string-value="EAF8D911">
            <text:p>EAF8D911</text:p>
          </table:table-cell>
          <table:table-cell table:style-name="ce1" table:formula="of:=CONCATENATE([.E237];MID([.A208];3;2);DEC2HEX((HEX2DEC(MID([.A208];5;2))-3+256*((HEX2DEC(MID([.A208];5;2))-3)&lt;0));2);MID([.A208];7;2))" office:value-type="string" office:string-value="EA2DFE88">
            <text:p>EA2DFE88</text:p>
          </table:table-cell>
          <table:table-cell table:style-name="ce1" table:formula="of:=CONCATENATE([.E237];MID([.A209];3;2);DEC2HEX((HEX2DEC(MID([.A209];5;2))-3+256*((HEX2DEC(MID([.A209];5;2))-3)&lt;0));2);MID([.A209];7;2))" office:value-type="string" office:string-value="EAC1AFBB">
            <text:p>EAC1AFBB</text:p>
          </table:table-cell>
          <table:table-cell table:formula="of:=CONCATENATE([.E237];MID([.A206];3;2);DEC2HEX((HEX2DEC(MID([.A206];5;2))-3+256*((HEX2DEC(MID([.A206];5;2))-3)&lt;0));2);MID([.A206];7;2))" office:value-type="string" office:string-value="EAE5C622">
            <text:p>EAE5C622</text:p>
          </table:table-cell>
          <table:table-cell table:style-name="ce1" table:formula="of:=CONCATENATE([.E237];MID([.A463];3;2);DEC2HEX((HEX2DEC(MID([.A463];5;2))-3+256*((HEX2DEC(MID([.A463];5;2))-3)&lt;0));2);MID([.A463];7;2))" office:value-type="string" office:string-value="EA89E255">
            <text:p>EA89E255</text:p>
          </table:table-cell>
          <table:table-cell table:style-name="ce1" table:formula="of:=CONCATENATE([.E237];MID([.A204];3;2);DEC2HEX((HEX2DEC(MID([.A204];5;2))-3+256*((HEX2DEC(MID([.A204];5;2))-3)&lt;0));2);MID([.A204];7;2))" office:value-type="string" office:string-value="EA9CF9CC">
            <text:p>EA9CF9CC</text:p>
          </table:table-cell>
          <table:table-cell table:style-name="ce1" table:formula="of:=CONCATENATE([.E237];MID([.A205];3;2);DEC2HEX((HEX2DEC(MID([.A205];5;2))-3+256*((HEX2DEC(MID([.A205];5;2))-3)&lt;0));2);MID([.A205];7;2))" office:value-type="string" office:string-value="EA30AAFF">
            <text:p>EA30AAFF</text:p>
          </table:table-cell>
          <table:table-cell table:style-name="ce6" table:formula="of:=CONCATENATE([.E237];MID([.A458];3;2);DEC2HEX((HEX2DEC(MID([.A458];5;2))-3+256*((HEX2DEC(MID([.A458];5;2))-3)&lt;0));2);MID([.A458];7;2))" office:value-type="string" office:string-value="EA54C166">
            <text:p>EA54C166</text:p>
          </table:table-cell>
          <table:table-cell table:style-name="ce1" table:formula="of:=CONCATENATE([.E237];MID([.A203];3;2);DEC2HEX((HEX2DEC(MID([.A203];5;2))-3+256*((HEX2DEC(MID([.A203];5;2))-3)&lt;0));2);MID([.A203];7;2))" office:value-type="string" office:string-value="EAF8DD99">
            <text:p>EAF8DD99</text:p>
          </table:table-cell>
          <table:table-cell/>
          <table:table-cell table:style-name="ce1" table:formula="of:=MID([.A237];3;2)" office:value-type="string" office:string-value="96">
            <text:p>96</text:p>
          </table:table-cell>
          <table:table-cell table:style-name="ce1" table:formula="of:=MID([.A237];5;2)" office:value-type="string" office:string-value="D5">
            <text:p>D5</text:p>
          </table:table-cell>
          <table:table-cell table:formula="of:=IF((HEX2DEC([.Y237])-HEX2DEC([.Y236]))&gt;0;HEX2DEC([.Y237])-HEX2DEC([.Y236]);HEX2DEC([.Y237])-HEX2DEC([.Y236])+256)" office:value-type="float" office:value="164">
            <text:p>164</text:p>
          </table:table-cell>
          <table:table-cell table:formula="of:=IF((HEX2DEC([.Z237])-HEX2DEC([.Z236]))&gt;0;HEX2DEC([.Z237])-HEX2DEC([.Z236]);HEX2DEC([.Z237])-HEX2DEC([.Z23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EB4BF122</text:p>
          </table:table-cell>
          <table:table-cell office:value-type="string">
            <text:p>EB5E0899</text:p>
          </table:table-cell>
          <table:table-cell table:formula="of:=DEC2HEX(HEX2DEC([.C237])+1)" office:value-type="string" office:string-value="8B">
            <text:p>8B</text:p>
          </table:table-cell>
          <table:table-cell table:style-name="ce1" table:formula="of:=CONCATENATE([.C238];MID([.A238];3;2);DEC2HEX(HEX2DEC(MID([.A238];5;2))-63+256*((HEX2DEC(MID([.A238];5;2))-63)&lt;0));MID([.A238];7;2))" office:value-type="string" office:string-value="8B4BB222">
            <text:p>8B4BB222</text:p>
          </table:table-cell>
          <table:table-cell table:formula="of:=DEC2HEX(HEX2DEC([.E237])+1)" office:value-type="string" office:string-value="EB">
            <text:p>EB</text:p>
          </table:table-cell>
          <table:table-cell table:style-name="ce1" table:formula="of:=CONCATENATE([.E238];MID([.A176];3;2);DEC2HEX((HEX2DEC(MID([.A176];5;2))-2+256*((HEX2DEC(MID([.A176];5;2))-2)&lt;0));2);MID([.A176];7;2))" office:value-type="string" office:string-value="EBC7D788">
            <text:p>EBC7D788</text:p>
          </table:table-cell>
          <table:table-cell table:style-name="ce1" table:formula="of:=CONCATENATE([.E238];MID([.A429];3;2);DEC2HEX((HEX2DEC(MID([.A429];5;2))-2+256*((HEX2DEC(MID([.A429];5;2))-2)&lt;0));2);MID([.A429];7;2))" office:value-type="string" office:string-value="EBDAEEFF">
            <text:p>EBDAEEFF</text:p>
          </table:table-cell>
          <table:table-cell table:style-name="ce1" table:formula="of:=CONCATENATE([.E238];MID([.A430];3;2);DEC2HEX((HEX2DEC(MID([.A430];5;2))-2+256*((HEX2DEC(MID([.A430];5;2))-2)&lt;0));2);MID([.A430];7;2))" office:value-type="string" office:string-value="EB8F0A22">
            <text:p>EB8F0A22</text:p>
          </table:table-cell>
          <table:table-cell table:style-name="ce1" table:formula="of:=CONCATENATE([.E238];MID([.A171];3;2);DEC2HEX((HEX2DEC(MID([.A171];5;2))-2+256*((HEX2DEC(MID([.A171];5;2))-2)&lt;0));2);MID([.A171];7;2))" office:value-type="string" office:string-value="EB92B699">
            <text:p>EB92B699</text:p>
          </table:table-cell>
          <table:table-cell table:style-name="ce1" table:formula="of:=CONCATENATE([.E238];MID([.A172];3;2);DEC2HEX((HEX2DEC(MID([.A172];5;2))-2+256*((HEX2DEC(MID([.A172];5;2))-2)&lt;0));2);MID([.A172];7;2))" office:value-type="string" office:string-value="EB36D2CC">
            <text:p>EB36D2CC</text:p>
          </table:table-cell>
          <table:table-cell table:style-name="ce1" table:formula="of:=CONCATENATE([.E238];MID([.A169];3;2);DEC2HEX((HEX2DEC(MID([.A169];5;2))-2+256*((HEX2DEC(MID([.A169];5;2))-2)&lt;0));2);MID([.A169];7;2))" office:value-type="string" office:string-value="EB5AE933">
            <text:p>EB5AE933</text:p>
          </table:table-cell>
          <table:table-cell table:style-name="ce1" table:formula="of:=CONCATENATE([.E238];MID([.A170];3;2);DEC2HEX((HEX2DEC(MID([.A170];5;2))-2+256*((HEX2DEC(MID([.A170];5;2))-2)&lt;0));2);MID([.A170];7;2))" office:value-type="string" office:string-value="EBFE0566">
            <text:p>EBFE0566</text:p>
          </table:table-cell>
          <table:table-cell/>
          <table:table-cell table:style-name="ce1" table:formula="of:=CONCATENATE([.E238];MID([.A371];3;2);DEC2HEX((HEX2DEC(MID([.A371];5;2))-4+256*((HEX2DEC(MID([.A371];5;2))-4)&lt;0));2);MID([.A371];7;2))" office:value-type="string" office:string-value="EBF8D911">
            <text:p>EBF8D911</text:p>
          </table:table-cell>
          <table:table-cell table:style-name="ce1" table:formula="of:=CONCATENATE([.E238];MID([.A116];3;2);DEC2HEX((HEX2DEC(MID([.A116];5;2))-4+256*((HEX2DEC(MID([.A116];5;2))-4)&lt;0));2);MID([.A116];7;2))" office:value-type="string" office:string-value="EB9CF544">
            <text:p>EB9CF544</text:p>
          </table:table-cell>
          <table:table-cell table:style-name="ce1" table:formula="of:=CONCATENATE([.E238];MID([.A209];3;2);DEC2HEX((HEX2DEC(MID([.A209];5;2))-3+256*((HEX2DEC(MID([.A209];5;2))-3)&lt;0));2);MID([.A209];7;2))" office:value-type="string" office:string-value="EBC1AFBB">
            <text:p>EBC1AFBB</text:p>
          </table:table-cell>
          <table:table-cell table:style-name="ce1" table:formula="of:=CONCATENATE([.E238];MID([.A210];3;2);DEC2HEX((HEX2DEC(MID([.A210];5;2))-3+256*((HEX2DEC(MID([.A210];5;2))-3)&lt;0));2);MID([.A210];7;2))" office:value-type="string" office:string-value="EB65CBEE">
            <text:p>EB65CBEE</text:p>
          </table:table-cell>
          <table:table-cell table:formula="of:=CONCATENATE([.E238];MID([.A207];3;2);DEC2HEX((HEX2DEC(MID([.A207];5;2))-3+256*((HEX2DEC(MID([.A207];5;2))-3)&lt;0));2);MID([.A207];7;2))" office:value-type="string" office:string-value="EB89E255">
            <text:p>EB89E255</text:p>
          </table:table-cell>
          <table:table-cell table:style-name="ce1" table:formula="of:=CONCATENATE([.E238];MID([.A464];3;2);DEC2HEX((HEX2DEC(MID([.A464];5;2))-3+256*((HEX2DEC(MID([.A464];5;2))-3)&lt;0));2);MID([.A464];7;2))" office:value-type="string" office:string-value="EB2DFE88">
            <text:p>EB2DFE88</text:p>
          </table:table-cell>
          <table:table-cell table:style-name="ce1" table:formula="of:=CONCATENATE([.E238];MID([.A205];3;2);DEC2HEX((HEX2DEC(MID([.A205];5;2))-3+256*((HEX2DEC(MID([.A205];5;2))-3)&lt;0));2);MID([.A205];7;2))" office:value-type="string" office:string-value="EB30AAFF">
            <text:p>EB30AAFF</text:p>
          </table:table-cell>
          <table:table-cell table:style-name="ce1" table:formula="of:=CONCATENATE([.E238];MID([.A206];3;2);DEC2HEX((HEX2DEC(MID([.A206];5;2))-3+256*((HEX2DEC(MID([.A206];5;2))-3)&lt;0));2);MID([.A206];7;2))" office:value-type="string" office:string-value="EBE5C622">
            <text:p>EBE5C622</text:p>
          </table:table-cell>
          <table:table-cell table:style-name="ce6" table:formula="of:=CONCATENATE([.E238];MID([.A459];3;2);DEC2HEX((HEX2DEC(MID([.A459];5;2))-3+256*((HEX2DEC(MID([.A459];5;2))-3)&lt;0));2);MID([.A459];7;2))" office:value-type="string" office:string-value="EBF8DD99">
            <text:p>EBF8DD99</text:p>
          </table:table-cell>
          <table:table-cell table:style-name="ce1" table:formula="of:=CONCATENATE([.E238];MID([.A204];3;2);DEC2HEX((HEX2DEC(MID([.A204];5;2))-3+256*((HEX2DEC(MID([.A204];5;2))-3)&lt;0));2);MID([.A204];7;2))" office:value-type="string" office:string-value="EB9CF9CC">
            <text:p>EB9CF9CC</text:p>
          </table:table-cell>
          <table:table-cell/>
          <table:table-cell table:style-name="ce1" table:formula="of:=MID([.A238];3;2)" office:value-type="string" office:string-value="4B">
            <text:p>4B</text:p>
          </table:table-cell>
          <table:table-cell table:style-name="ce1" table:formula="of:=MID([.A238];5;2)" office:value-type="string" office:string-value="F1">
            <text:p>F1</text:p>
          </table:table-cell>
          <table:table-cell table:formula="of:=IF((HEX2DEC([.Y238])-HEX2DEC([.Y237]))&gt;0;HEX2DEC([.Y238])-HEX2DEC([.Y237]);HEX2DEC([.Y238])-HEX2DEC([.Y237])+256)" office:value-type="float" office:value="181">
            <text:p>181</text:p>
          </table:table-cell>
          <table:table-cell table:formula="of:=IF((HEX2DEC([.Z238])-HEX2DEC([.Z237]))&gt;0;HEX2DEC([.Z238])-HEX2DEC([.Z237]);HEX2DEC([.Z238])-HEX2DEC([.Z23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CEF0D55</text:p>
          </table:table-cell>
          <table:table-cell office:value-type="string">
            <text:p>ECF2B9CC</text:p>
          </table:table-cell>
          <table:table-cell table:formula="of:=DEC2HEX(HEX2DEC([.C238])+1)" office:value-type="string" office:string-value="8C">
            <text:p>8C</text:p>
          </table:table-cell>
          <table:table-cell table:style-name="ce1" table:formula="of:=CONCATENATE([.C239];MID([.A239];3;2);DEC2HEX(HEX2DEC(MID([.A239];5;2))-63+256*((HEX2DEC(MID([.A239];5;2))-63)&lt;0));MID([.A239];7;2))" office:value-type="string" office:string-value="8CEFCE55">
            <text:p>8CEFCE55</text:p>
          </table:table-cell>
          <table:table-cell table:formula="of:=DEC2HEX(HEX2DEC([.E238])+1)" office:value-type="string" office:string-value="EC">
            <text:p>EC</text:p>
          </table:table-cell>
          <table:table-cell table:style-name="ce1" table:formula="of:=CONCATENATE([.E239];MID([.A177];3;2);DEC2HEX((HEX2DEC(MID([.A177];5;2))-2+256*((HEX2DEC(MID([.A177];5;2))-2)&lt;0));2);MID([.A177];7;2))" office:value-type="string" office:string-value="EC6BF3BB">
            <text:p>EC6BF3BB</text:p>
          </table:table-cell>
          <table:table-cell table:style-name="ce1" table:formula="of:=CONCATENATE([.E239];MID([.A430];3;2);DEC2HEX((HEX2DEC(MID([.A430];5;2))-2+256*((HEX2DEC(MID([.A430];5;2))-2)&lt;0));2);MID([.A430];7;2))" office:value-type="string" office:string-value="EC8F0A22">
            <text:p>EC8F0A22</text:p>
          </table:table-cell>
          <table:table-cell table:style-name="ce1" table:formula="of:=CONCATENATE([.E239];MID([.A431];3;2);DEC2HEX((HEX2DEC(MID([.A431];5;2))-2+256*((HEX2DEC(MID([.A431];5;2))-2)&lt;0));2);MID([.A431];7;2))" office:value-type="string" office:string-value="EC23BB55">
            <text:p>EC23BB55</text:p>
          </table:table-cell>
          <table:table-cell table:style-name="ce1" table:formula="of:=CONCATENATE([.E239];MID([.A172];3;2);DEC2HEX((HEX2DEC(MID([.A172];5;2))-2+256*((HEX2DEC(MID([.A172];5;2))-2)&lt;0));2);MID([.A172];7;2))" office:value-type="string" office:string-value="EC36D2CC">
            <text:p>EC36D2CC</text:p>
          </table:table-cell>
          <table:table-cell table:style-name="ce1" table:formula="of:=CONCATENATE([.E239];MID([.A173];3;2);DEC2HEX((HEX2DEC(MID([.A173];5;2))-2+256*((HEX2DEC(MID([.A173];5;2))-2)&lt;0));2);MID([.A173];7;2))" office:value-type="string" office:string-value="ECDAEEFF">
            <text:p>ECDAEEFF</text:p>
          </table:table-cell>
          <table:table-cell table:style-name="ce1" table:formula="of:=CONCATENATE([.E239];MID([.A170];3;2);DEC2HEX((HEX2DEC(MID([.A170];5;2))-2+256*((HEX2DEC(MID([.A170];5;2))-2)&lt;0));2);MID([.A170];7;2))" office:value-type="string" office:string-value="ECFE0566">
            <text:p>ECFE0566</text:p>
          </table:table-cell>
          <table:table-cell table:style-name="ce1" table:formula="of:=CONCATENATE([.E239];MID([.A171];3;2);DEC2HEX((HEX2DEC(MID([.A171];5;2))-2+256*((HEX2DEC(MID([.A171];5;2))-2)&lt;0));2);MID([.A171];7;2))" office:value-type="string" office:string-value="EC92B699">
            <text:p>EC92B699</text:p>
          </table:table-cell>
          <table:table-cell/>
          <table:table-cell table:style-name="ce1" table:formula="of:=CONCATENATE([.E239];MID([.A372];3;2);DEC2HEX((HEX2DEC(MID([.A372];5;2))-4+256*((HEX2DEC(MID([.A372];5;2))-4)&lt;0));2);MID([.A372];7;2))" office:value-type="string" office:string-value="EC9CF544">
            <text:p>EC9CF544</text:p>
          </table:table-cell>
          <table:table-cell table:style-name="ce1" table:formula="of:=CONCATENATE([.E239];MID([.A117];3;2);DEC2HEX((HEX2DEC(MID([.A117];5;2))-4+256*((HEX2DEC(MID([.A117];5;2))-4)&lt;0));2);MID([.A117];7;2))" office:value-type="string" office:string-value="EC30A677">
            <text:p>EC30A677</text:p>
          </table:table-cell>
          <table:table-cell table:style-name="ce1" table:formula="of:=CONCATENATE([.E239];MID([.A210];3;2);DEC2HEX((HEX2DEC(MID([.A210];5;2))-3+256*((HEX2DEC(MID([.A210];5;2))-3)&lt;0));2);MID([.A210];7;2))" office:value-type="string" office:string-value="EC65CBEE">
            <text:p>EC65CBEE</text:p>
          </table:table-cell>
          <table:table-cell table:style-name="ce1" table:formula="of:=CONCATENATE([.E239];MID([.A211];3;2);DEC2HEX((HEX2DEC(MID([.A211];5;2))-3+256*((HEX2DEC(MID([.A211];5;2))-3)&lt;0));2);MID([.A211];7;2))" office:value-type="string" office:string-value="EC1AE711">
            <text:p>EC1AE711</text:p>
          </table:table-cell>
          <table:table-cell table:formula="of:=CONCATENATE([.E239];MID([.A208];3;2);DEC2HEX((HEX2DEC(MID([.A208];5;2))-3+256*((HEX2DEC(MID([.A208];5;2))-3)&lt;0));2);MID([.A208];7;2))" office:value-type="string" office:string-value="EC2DFE88">
            <text:p>EC2DFE88</text:p>
          </table:table-cell>
          <table:table-cell table:style-name="ce1" table:formula="of:=CONCATENATE([.E239];MID([.A465];3;2);DEC2HEX((HEX2DEC(MID([.A465];5;2))-3+256*((HEX2DEC(MID([.A465];5;2))-3)&lt;0));2);MID([.A465];7;2))" office:value-type="string" office:string-value="ECC1AFBB">
            <text:p>ECC1AFBB</text:p>
          </table:table-cell>
          <table:table-cell table:style-name="ce1" table:formula="of:=CONCATENATE([.E239];MID([.A206];3;2);DEC2HEX((HEX2DEC(MID([.A206];5;2))-3+256*((HEX2DEC(MID([.A206];5;2))-3)&lt;0));2);MID([.A206];7;2))" office:value-type="string" office:string-value="ECE5C622">
            <text:p>ECE5C622</text:p>
          </table:table-cell>
          <table:table-cell table:style-name="ce1" table:formula="of:=CONCATENATE([.E239];MID([.A207];3;2);DEC2HEX((HEX2DEC(MID([.A207];5;2))-3+256*((HEX2DEC(MID([.A207];5;2))-3)&lt;0));2);MID([.A207];7;2))" office:value-type="string" office:string-value="EC89E255">
            <text:p>EC89E255</text:p>
          </table:table-cell>
          <table:table-cell table:style-name="ce6" table:formula="of:=CONCATENATE([.E239];MID([.A460];3;2);DEC2HEX((HEX2DEC(MID([.A460];5;2))-3+256*((HEX2DEC(MID([.A460];5;2))-3)&lt;0));2);MID([.A460];7;2))" office:value-type="string" office:string-value="EC9CF9CC">
            <text:p>EC9CF9CC</text:p>
          </table:table-cell>
          <table:table-cell table:style-name="ce1" table:formula="of:=CONCATENATE([.E239];MID([.A205];3;2);DEC2HEX((HEX2DEC(MID([.A205];5;2))-3+256*((HEX2DEC(MID([.A205];5;2))-3)&lt;0));2);MID([.A205];7;2))" office:value-type="string" office:string-value="EC30AAFF">
            <text:p>EC30AAFF</text:p>
          </table:table-cell>
          <table:table-cell/>
          <table:table-cell table:style-name="ce1" table:formula="of:=MID([.A239];3;2)" office:value-type="string" office:string-value="EF">
            <text:p>EF</text:p>
          </table:table-cell>
          <table:table-cell table:style-name="ce1" table:formula="of:=MID([.A239];5;2)" office:value-type="string" office:string-value="0D">
            <text:p>0D</text:p>
          </table:table-cell>
          <table:table-cell table:formula="of:=IF((HEX2DEC([.Y239])-HEX2DEC([.Y238]))&gt;0;HEX2DEC([.Y239])-HEX2DEC([.Y238]);HEX2DEC([.Y239])-HEX2DEC([.Y238])+256)" office:value-type="float" office:value="164">
            <text:p>164</text:p>
          </table:table-cell>
          <table:table-cell table:formula="of:=IF((HEX2DEC([.Z239])-HEX2DEC([.Z238]))&gt;0;HEX2DEC([.Z239])-HEX2DEC([.Z238]);HEX2DEC([.Z239])-HEX2DEC([.Z23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D83BE88</text:p>
          </table:table-cell>
          <table:table-cell table:style-name="ce6" table:formula="of:=CONCATENATE(DEC2HEX(HEX2DEC(MID([.B239];1;2))+1);MID([.A237];3;6))" office:value-type="string" office:string-value="ED96D5FF">
            <text:p>ED96D5FF</text:p>
          </table:table-cell>
          <table:table-cell table:formula="of:=DEC2HEX(HEX2DEC([.C239])+1)" office:value-type="string" office:string-value="8D">
            <text:p>8D</text:p>
          </table:table-cell>
          <table:table-cell table:style-name="ce1" table:formula="of:=CONCATENATE([.C240];MID([.A240];3;2);DEC2HEX(HEX2DEC(MID([.A240];5;2))-63+256*((HEX2DEC(MID([.A240];5;2))-63)&lt;0));MID([.A240];7;2))" office:value-type="string" office:string-value="8D837F88">
            <text:p>8D837F88</text:p>
          </table:table-cell>
          <table:table-cell table:formula="of:=DEC2HEX(HEX2DEC([.E239])+1)" office:value-type="string" office:string-value="ED">
            <text:p>ED</text:p>
          </table:table-cell>
          <table:table-cell table:style-name="ce1" table:formula="of:=CONCATENATE([.E240];MID([.A178];3;2);DEC2HEX((HEX2DEC(MID([.A178];5;2))-2+256*((HEX2DEC(MID([.A178];5;2))-2)&lt;0));2);MID([.A178];7;2))" office:value-type="string" office:string-value="ED0F0FEE">
            <text:p>ED0F0FEE</text:p>
          </table:table-cell>
          <table:table-cell table:style-name="ce1" table:formula="of:=CONCATENATE([.E240];MID([.A431];3;2);DEC2HEX((HEX2DEC(MID([.A431];5;2))-2+256*((HEX2DEC(MID([.A431];5;2))-2)&lt;0));2);MID([.A431];7;2))" office:value-type="string" office:string-value="ED23BB55">
            <text:p>ED23BB55</text:p>
          </table:table-cell>
          <table:table-cell table:style-name="ce1" table:formula="of:=CONCATENATE([.E240];MID([.A432];3;2);DEC2HEX((HEX2DEC(MID([.A432];5;2))-2+256*((HEX2DEC(MID([.A432];5;2))-2)&lt;0));2);MID([.A432];7;2))" office:value-type="string" office:string-value="EDC7D788">
            <text:p>EDC7D788</text:p>
          </table:table-cell>
          <table:table-cell table:style-name="ce1" table:formula="of:=CONCATENATE([.E240];MID([.A173];3;2);DEC2HEX((HEX2DEC(MID([.A173];5;2))-2+256*((HEX2DEC(MID([.A173];5;2))-2)&lt;0));2);MID([.A173];7;2))" office:value-type="string" office:string-value="EDDAEEFF">
            <text:p>EDDAEEFF</text:p>
          </table:table-cell>
          <table:table-cell table:style-name="ce1" table:formula="of:=CONCATENATE([.E240];MID([.A174];3;2);DEC2HEX((HEX2DEC(MID([.A174];5;2))-2+256*((HEX2DEC(MID([.A174];5;2))-2)&lt;0));2);MID([.A174];7;2))" office:value-type="string" office:string-value="ED8F0A22">
            <text:p>ED8F0A22</text:p>
          </table:table-cell>
          <table:table-cell table:style-name="ce1" table:formula="of:=CONCATENATE([.E240];MID([.A171];3;2);DEC2HEX((HEX2DEC(MID([.A171];5;2))-2+256*((HEX2DEC(MID([.A171];5;2))-2)&lt;0));2);MID([.A171];7;2))" office:value-type="string" office:string-value="ED92B699">
            <text:p>ED92B699</text:p>
          </table:table-cell>
          <table:table-cell table:style-name="ce1" table:formula="of:=CONCATENATE([.E240];MID([.A172];3;2);DEC2HEX((HEX2DEC(MID([.A172];5;2))-2+256*((HEX2DEC(MID([.A172];5;2))-2)&lt;0));2);MID([.A172];7;2))" office:value-type="string" office:string-value="ED36D2CC">
            <text:p>ED36D2CC</text:p>
          </table:table-cell>
          <table:table-cell/>
          <table:table-cell table:style-name="ce1" table:formula="of:=CONCATENATE([.E240];MID([.A373];3;2);DEC2HEX((HEX2DEC(MID([.A373];5;2))-4+256*((HEX2DEC(MID([.A373];5;2))-4)&lt;0));2);MID([.A373];7;2))" office:value-type="string" office:string-value="ED30A677">
            <text:p>ED30A677</text:p>
          </table:table-cell>
          <table:table-cell table:style-name="ce1" table:formula="of:=CONCATENATE([.E240];MID([.A118];3;2);DEC2HEX((HEX2DEC(MID([.A118];5;2))-4+256*((HEX2DEC(MID([.A118];5;2))-4)&lt;0));2);MID([.A118];7;2))" office:value-type="string" office:string-value="EDD4C2AA">
            <text:p>EDD4C2AA</text:p>
          </table:table-cell>
          <table:table-cell table:style-name="ce1" table:formula="of:=CONCATENATE([.E240];MID([.A211];3;2);DEC2HEX((HEX2DEC(MID([.A211];5;2))-3+256*((HEX2DEC(MID([.A211];5;2))-3)&lt;0));2);MID([.A211];7;2))" office:value-type="string" office:string-value="ED1AE711">
            <text:p>ED1AE711</text:p>
          </table:table-cell>
          <table:table-cell table:style-name="ce1" table:formula="of:=CONCATENATE([.E240];MID([.A212];3;2);DEC2HEX((HEX2DEC(MID([.A212];5;2))-3+256*((HEX2DEC(MID([.A212];5;2))-3)&lt;0));2);MID([.A212];7;2))" office:value-type="string" office:string-value="EDBE0344">
            <text:p>EDBE0344</text:p>
          </table:table-cell>
          <table:table-cell table:formula="of:=CONCATENATE([.E240];MID([.A209];3;2);DEC2HEX((HEX2DEC(MID([.A209];5;2))-3+256*((HEX2DEC(MID([.A209];5;2))-3)&lt;0));2);MID([.A209];7;2))" office:value-type="string" office:string-value="EDC1AFBB">
            <text:p>EDC1AFBB</text:p>
          </table:table-cell>
          <table:table-cell table:style-name="ce1" table:formula="of:=CONCATENATE([.E240];MID([.A466];3;2);DEC2HEX((HEX2DEC(MID([.A466];5;2))-3+256*((HEX2DEC(MID([.A466];5;2))-3)&lt;0));2);MID([.A466];7;2))" office:value-type="string" office:string-value="ED65CBEE">
            <text:p>ED65CBEE</text:p>
          </table:table-cell>
          <table:table-cell table:style-name="ce1" table:formula="of:=CONCATENATE([.E240];MID([.A207];3;2);DEC2HEX((HEX2DEC(MID([.A207];5;2))-3+256*((HEX2DEC(MID([.A207];5;2))-3)&lt;0));2);MID([.A207];7;2))" office:value-type="string" office:string-value="ED89E255">
            <text:p>ED89E255</text:p>
          </table:table-cell>
          <table:table-cell table:style-name="ce1" table:formula="of:=CONCATENATE([.E240];MID([.A208];3;2);DEC2HEX((HEX2DEC(MID([.A208];5;2))-3+256*((HEX2DEC(MID([.A208];5;2))-3)&lt;0));2);MID([.A208];7;2))" office:value-type="string" office:string-value="ED2DFE88">
            <text:p>ED2DFE88</text:p>
          </table:table-cell>
          <table:table-cell table:style-name="ce6" table:formula="of:=CONCATENATE([.E240];MID([.A461];3;2);DEC2HEX((HEX2DEC(MID([.A461];5;2))-3+256*((HEX2DEC(MID([.A461];5;2))-3)&lt;0));2);MID([.A461];7;2))" office:value-type="string" office:string-value="ED30AAFF">
            <text:p>ED30AAFF</text:p>
          </table:table-cell>
          <table:table-cell table:style-name="ce1" table:formula="of:=CONCATENATE([.E240];MID([.A206];3;2);DEC2HEX((HEX2DEC(MID([.A206];5;2))-3+256*((HEX2DEC(MID([.A206];5;2))-3)&lt;0));2);MID([.A206];7;2))" office:value-type="string" office:string-value="EDE5C622">
            <text:p>EDE5C622</text:p>
          </table:table-cell>
          <table:table-cell/>
          <table:table-cell table:style-name="ce1" table:formula="of:=MID([.A240];3;2)" office:value-type="string" office:string-value="83">
            <text:p>83</text:p>
          </table:table-cell>
          <table:table-cell table:style-name="ce1" table:formula="of:=MID([.A240];5;2)" office:value-type="string" office:string-value="BE">
            <text:p>BE</text:p>
          </table:table-cell>
          <table:table-cell table:formula="of:=IF((HEX2DEC([.Y240])-HEX2DEC([.Y239]))&gt;0;HEX2DEC([.Y240])-HEX2DEC([.Y239]);HEX2DEC([.Y240])-HEX2DEC([.Y239])+256)" office:value-type="float" office:value="148">
            <text:p>148</text:p>
          </table:table-cell>
          <table:table-cell table:formula="of:=IF((HEX2DEC([.Z240])-HEX2DEC([.Z239]))&gt;0;HEX2DEC([.Z240])-HEX2DEC([.Z239]);HEX2DEC([.Z240])-HEX2DEC([.Z239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E27DABB</text:p>
          </table:table-cell>
          <table:table-cell table:style-name="ce2" office:value-type="string">
            <text:p>EE4BF122</text:p>
          </table:table-cell>
          <table:table-cell table:formula="of:=DEC2HEX(HEX2DEC([.C240])+1)" office:value-type="string" office:string-value="8E">
            <text:p>8E</text:p>
          </table:table-cell>
          <table:table-cell table:style-name="ce1" table:formula="of:=CONCATENATE([.C241];MID([.A241];3;2);DEC2HEX(HEX2DEC(MID([.A241];5;2))-63+256*((HEX2DEC(MID([.A241];5;2))-63)&lt;0));MID([.A241];7;2))" office:value-type="string" office:string-value="8E279BBB">
            <text:p>8E279BBB</text:p>
          </table:table-cell>
          <table:table-cell table:formula="of:=DEC2HEX(HEX2DEC([.E240])+1)" office:value-type="string" office:string-value="EE">
            <text:p>EE</text:p>
          </table:table-cell>
          <table:table-cell table:style-name="ce1" table:formula="of:=CONCATENATE([.E241];MID([.A179];3;2);DEC2HEX((HEX2DEC(MID([.A179];5;2))-2+256*((HEX2DEC(MID([.A179];5;2))-2)&lt;0));2);MID([.A179];7;2))" office:value-type="string" office:string-value="EEB4C011">
            <text:p>EEB4C011</text:p>
          </table:table-cell>
          <table:table-cell table:style-name="ce1" table:formula="of:=CONCATENATE([.E241];MID([.A432];3;2);DEC2HEX((HEX2DEC(MID([.A432];5;2))-2+256*((HEX2DEC(MID([.A432];5;2))-2)&lt;0));2);MID([.A432];7;2))" office:value-type="string" office:string-value="EEC7D788">
            <text:p>EEC7D788</text:p>
          </table:table-cell>
          <table:table-cell table:style-name="ce1" table:formula="of:=CONCATENATE([.E241];MID([.A433];3;2);DEC2HEX((HEX2DEC(MID([.A433];5;2))-2+256*((HEX2DEC(MID([.A433];5;2))-2)&lt;0));2);MID([.A433];7;2))" office:value-type="string" office:string-value="EE6BF3BB">
            <text:p>EE6BF3BB</text:p>
          </table:table-cell>
          <table:table-cell table:style-name="ce1" table:formula="of:=CONCATENATE([.E241];MID([.A174];3;2);DEC2HEX((HEX2DEC(MID([.A174];5;2))-2+256*((HEX2DEC(MID([.A174];5;2))-2)&lt;0));2);MID([.A174];7;2))" office:value-type="string" office:string-value="EE8F0A22">
            <text:p>EE8F0A22</text:p>
          </table:table-cell>
          <table:table-cell table:style-name="ce1" table:formula="of:=CONCATENATE([.E241];MID([.A175];3;2);DEC2HEX((HEX2DEC(MID([.A175];5;2))-2+256*((HEX2DEC(MID([.A175];5;2))-2)&lt;0));2);MID([.A175];7;2))" office:value-type="string" office:string-value="EE23BB55">
            <text:p>EE23BB55</text:p>
          </table:table-cell>
          <table:table-cell table:style-name="ce1" table:formula="of:=CONCATENATE([.E241];MID([.A172];3;2);DEC2HEX((HEX2DEC(MID([.A172];5;2))-2+256*((HEX2DEC(MID([.A172];5;2))-2)&lt;0));2);MID([.A172];7;2))" office:value-type="string" office:string-value="EE36D2CC">
            <text:p>EE36D2CC</text:p>
          </table:table-cell>
          <table:table-cell table:style-name="ce1" table:formula="of:=CONCATENATE([.E241];MID([.A173];3;2);DEC2HEX((HEX2DEC(MID([.A173];5;2))-2+256*((HEX2DEC(MID([.A173];5;2))-2)&lt;0));2);MID([.A173];7;2))" office:value-type="string" office:string-value="EEDAEEFF">
            <text:p>EEDAEEFF</text:p>
          </table:table-cell>
          <table:table-cell/>
          <table:table-cell table:style-name="ce1" table:formula="of:=CONCATENATE([.E241];MID([.A374];3;2);DEC2HEX((HEX2DEC(MID([.A374];5;2))-4+256*((HEX2DEC(MID([.A374];5;2))-4)&lt;0));2);MID([.A374];7;2))" office:value-type="string" office:string-value="EED4C2AA">
            <text:p>EED4C2AA</text:p>
          </table:table-cell>
          <table:table-cell table:style-name="ce1" table:formula="of:=CONCATENATE([.E241];MID([.A119];3;2);DEC2HEX((HEX2DEC(MID([.A119];5;2))-4+256*((HEX2DEC(MID([.A119];5;2))-4)&lt;0));2);MID([.A119];7;2))" office:value-type="string" office:string-value="EE78DEDD">
            <text:p>EE78DEDD</text:p>
          </table:table-cell>
          <table:table-cell table:style-name="ce1" table:formula="of:=CONCATENATE([.E241];MID([.A212];3;2);DEC2HEX((HEX2DEC(MID([.A212];5;2))-3+256*((HEX2DEC(MID([.A212];5;2))-3)&lt;0));2);MID([.A212];7;2))" office:value-type="string" office:string-value="EEBE0344">
            <text:p>EEBE0344</text:p>
          </table:table-cell>
          <table:table-cell table:style-name="ce1" table:formula="of:=CONCATENATE([.E241];MID([.A213];3;2);DEC2HEX((HEX2DEC(MID([.A213];5;2))-3+256*((HEX2DEC(MID([.A213];5;2))-3)&lt;0));2);MID([.A213];7;2))" office:value-type="string" office:string-value="EE52B477">
            <text:p>EE52B477</text:p>
          </table:table-cell>
          <table:table-cell table:formula="of:=CONCATENATE([.E241];MID([.A210];3;2);DEC2HEX((HEX2DEC(MID([.A210];5;2))-3+256*((HEX2DEC(MID([.A210];5;2))-3)&lt;0));2);MID([.A210];7;2))" office:value-type="string" office:string-value="EE65CBEE">
            <text:p>EE65CBEE</text:p>
          </table:table-cell>
          <table:table-cell table:style-name="ce1" table:formula="of:=CONCATENATE([.E241];MID([.A467];3;2);DEC2HEX((HEX2DEC(MID([.A467];5;2))-3+256*((HEX2DEC(MID([.A467];5;2))-3)&lt;0));2);MID([.A467];7;2))" office:value-type="string" office:string-value="EE1AE711">
            <text:p>EE1AE711</text:p>
          </table:table-cell>
          <table:table-cell table:style-name="ce1" table:formula="of:=CONCATENATE([.E241];MID([.A208];3;2);DEC2HEX((HEX2DEC(MID([.A208];5;2))-3+256*((HEX2DEC(MID([.A208];5;2))-3)&lt;0));2);MID([.A208];7;2))" office:value-type="string" office:string-value="EE2DFE88">
            <text:p>EE2DFE88</text:p>
          </table:table-cell>
          <table:table-cell table:style-name="ce1" table:formula="of:=CONCATENATE([.E241];MID([.A209];3;2);DEC2HEX((HEX2DEC(MID([.A209];5;2))-3+256*((HEX2DEC(MID([.A209];5;2))-3)&lt;0));2);MID([.A209];7;2))" office:value-type="string" office:string-value="EEC1AFBB">
            <text:p>EEC1AFBB</text:p>
          </table:table-cell>
          <table:table-cell table:style-name="ce6" table:formula="of:=CONCATENATE([.E241];MID([.A462];3;2);DEC2HEX((HEX2DEC(MID([.A462];5;2))-3+256*((HEX2DEC(MID([.A462];5;2))-3)&lt;0));2);MID([.A462];7;2))" office:value-type="string" office:string-value="EEE5C622">
            <text:p>EEE5C622</text:p>
          </table:table-cell>
          <table:table-cell table:style-name="ce1" table:formula="of:=CONCATENATE([.E241];MID([.A207];3;2);DEC2HEX((HEX2DEC(MID([.A207];5;2))-3+256*((HEX2DEC(MID([.A207];5;2))-3)&lt;0));2);MID([.A207];7;2))" office:value-type="string" office:string-value="EE89E255">
            <text:p>EE89E255</text:p>
          </table:table-cell>
          <table:table-cell/>
          <table:table-cell table:style-name="ce1" table:formula="of:=MID([.A241];3;2)" office:value-type="string" office:string-value="27">
            <text:p>27</text:p>
          </table:table-cell>
          <table:table-cell table:style-name="ce1" table:formula="of:=MID([.A241];5;2)" office:value-type="string" office:string-value="DA">
            <text:p>DA</text:p>
          </table:table-cell>
          <table:table-cell table:formula="of:=IF((HEX2DEC([.Y241])-HEX2DEC([.Y240]))&gt;0;HEX2DEC([.Y241])-HEX2DEC([.Y240]);HEX2DEC([.Y241])-HEX2DEC([.Y240])+256)" office:value-type="float" office:value="164">
            <text:p>164</text:p>
          </table:table-cell>
          <table:table-cell table:formula="of:=IF((HEX2DEC([.Z241])-HEX2DEC([.Z240]))&gt;0;HEX2DEC([.Z241])-HEX2DEC([.Z240]);HEX2DEC([.Z241])-HEX2DEC([.Z240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EFCBF6EE</text:p>
          </table:table-cell>
          <table:table-cell office:value-type="string">
            <text:p>EFEF0D55</text:p>
          </table:table-cell>
          <table:table-cell table:formula="of:=DEC2HEX(HEX2DEC([.C241])+1)" office:value-type="string" office:string-value="8F">
            <text:p>8F</text:p>
          </table:table-cell>
          <table:table-cell table:style-name="ce1" table:formula="of:=CONCATENATE([.C242];MID([.A242];3;2);DEC2HEX(HEX2DEC(MID([.A242];5;2))-63+256*((HEX2DEC(MID([.A242];5;2))-63)&lt;0));MID([.A242];7;2))" office:value-type="string" office:string-value="8FCBB7EE">
            <text:p>8FCBB7EE</text:p>
          </table:table-cell>
          <table:table-cell table:formula="of:=DEC2HEX(HEX2DEC([.E241])+1)" office:value-type="string" office:string-value="EF">
            <text:p>EF</text:p>
          </table:table-cell>
          <table:table-cell table:style-name="ce1" table:formula="of:=CONCATENATE([.E242];MID([.A180];3;2);DEC2HEX((HEX2DEC(MID([.A180];5;2))-2+256*((HEX2DEC(MID([.A180];5;2))-2)&lt;0));2);MID([.A180];7;2))" office:value-type="string" office:string-value="EF58DC44">
            <text:p>EF58DC44</text:p>
          </table:table-cell>
          <table:table-cell table:style-name="ce1" table:formula="of:=CONCATENATE([.E242];MID([.A433];3;2);DEC2HEX((HEX2DEC(MID([.A433];5;2))-2+256*((HEX2DEC(MID([.A433];5;2))-2)&lt;0));2);MID([.A433];7;2))" office:value-type="string" office:string-value="EF6BF3BB">
            <text:p>EF6BF3BB</text:p>
          </table:table-cell>
          <table:table-cell table:style-name="ce1" table:formula="of:=CONCATENATE([.E242];MID([.A434];3;2);DEC2HEX((HEX2DEC(MID([.A434];5;2))-2+256*((HEX2DEC(MID([.A434];5;2))-2)&lt;0));2);MID([.A434];7;2))" office:value-type="string" office:string-value="EF0F0FEE">
            <text:p>EF0F0FEE</text:p>
          </table:table-cell>
          <table:table-cell table:style-name="ce1" table:formula="of:=CONCATENATE([.E242];MID([.A175];3;2);DEC2HEX((HEX2DEC(MID([.A175];5;2))-2+256*((HEX2DEC(MID([.A175];5;2))-2)&lt;0));2);MID([.A175];7;2))" office:value-type="string" office:string-value="EF23BB55">
            <text:p>EF23BB55</text:p>
          </table:table-cell>
          <table:table-cell table:style-name="ce1" table:formula="of:=CONCATENATE([.E242];MID([.A176];3;2);DEC2HEX((HEX2DEC(MID([.A176];5;2))-2+256*((HEX2DEC(MID([.A176];5;2))-2)&lt;0));2);MID([.A176];7;2))" office:value-type="string" office:string-value="EFC7D788">
            <text:p>EFC7D788</text:p>
          </table:table-cell>
          <table:table-cell table:style-name="ce1" table:formula="of:=CONCATENATE([.E242];MID([.A173];3;2);DEC2HEX((HEX2DEC(MID([.A173];5;2))-2+256*((HEX2DEC(MID([.A173];5;2))-2)&lt;0));2);MID([.A173];7;2))" office:value-type="string" office:string-value="EFDAEEFF">
            <text:p>EFDAEEFF</text:p>
          </table:table-cell>
          <table:table-cell table:style-name="ce1" table:formula="of:=CONCATENATE([.E242];MID([.A174];3;2);DEC2HEX((HEX2DEC(MID([.A174];5;2))-2+256*((HEX2DEC(MID([.A174];5;2))-2)&lt;0));2);MID([.A174];7;2))" office:value-type="string" office:string-value="EF8F0A22">
            <text:p>EF8F0A22</text:p>
          </table:table-cell>
          <table:table-cell/>
          <table:table-cell table:style-name="ce1" table:formula="of:=CONCATENATE([.E242];MID([.A375];3;2);DEC2HEX((HEX2DEC(MID([.A375];5;2))-4+256*((HEX2DEC(MID([.A375];5;2))-4)&lt;0));2);MID([.A375];7;2))" office:value-type="string" office:string-value="EF78DEDD">
            <text:p>EF78DEDD</text:p>
          </table:table-cell>
          <table:table-cell table:style-name="ce1" table:formula="of:=CONCATENATE([.E242];MID([.A120];3;2);DEC2HEX((HEX2DEC(MID([.A120];5;2))-4+256*((HEX2DEC(MID([.A120];5;2))-4)&lt;0));2);MID([.A120];7;2))" office:value-type="string" office:string-value="EF2DFA00">
            <text:p>EF2DFA00</text:p>
          </table:table-cell>
          <table:table-cell table:style-name="ce1" table:formula="of:=CONCATENATE([.E242];MID([.A213];3;2);DEC2HEX((HEX2DEC(MID([.A213];5;2))-3+256*((HEX2DEC(MID([.A213];5;2))-3)&lt;0));2);MID([.A213];7;2))" office:value-type="string" office:string-value="EF52B477">
            <text:p>EF52B477</text:p>
          </table:table-cell>
          <table:table-cell table:style-name="ce1" table:formula="of:=CONCATENATE([.E242];MID([.A214];3;2);DEC2HEX((HEX2DEC(MID([.A214];5;2))-3+256*((HEX2DEC(MID([.A214];5;2))-3)&lt;0));2);MID([.A214];7;2))" office:value-type="string" office:string-value="EFF6D0AA">
            <text:p>EFF6D0AA</text:p>
          </table:table-cell>
          <table:table-cell table:formula="of:=CONCATENATE([.E242];MID([.A211];3;2);DEC2HEX((HEX2DEC(MID([.A211];5;2))-3+256*((HEX2DEC(MID([.A211];5;2))-3)&lt;0));2);MID([.A211];7;2))" office:value-type="string" office:string-value="EF1AE711">
            <text:p>EF1AE711</text:p>
          </table:table-cell>
          <table:table-cell table:style-name="ce1" table:formula="of:=CONCATENATE([.E242];MID([.A468];3;2);DEC2HEX((HEX2DEC(MID([.A468];5;2))-3+256*((HEX2DEC(MID([.A468];5;2))-3)&lt;0));2);MID([.A468];7;2))" office:value-type="string" office:string-value="EFBE0344">
            <text:p>EFBE0344</text:p>
          </table:table-cell>
          <table:table-cell table:style-name="ce1" table:formula="of:=CONCATENATE([.E242];MID([.A209];3;2);DEC2HEX((HEX2DEC(MID([.A209];5;2))-3+256*((HEX2DEC(MID([.A209];5;2))-3)&lt;0));2);MID([.A209];7;2))" office:value-type="string" office:string-value="EFC1AFBB">
            <text:p>EFC1AFBB</text:p>
          </table:table-cell>
          <table:table-cell table:style-name="ce1" table:formula="of:=CONCATENATE([.E242];MID([.A210];3;2);DEC2HEX((HEX2DEC(MID([.A210];5;2))-3+256*((HEX2DEC(MID([.A210];5;2))-3)&lt;0));2);MID([.A210];7;2))" office:value-type="string" office:string-value="EF65CBEE">
            <text:p>EF65CBEE</text:p>
          </table:table-cell>
          <table:table-cell table:style-name="ce6" table:formula="of:=CONCATENATE([.E242];MID([.A463];3;2);DEC2HEX((HEX2DEC(MID([.A463];5;2))-3+256*((HEX2DEC(MID([.A463];5;2))-3)&lt;0));2);MID([.A463];7;2))" office:value-type="string" office:string-value="EF89E255">
            <text:p>EF89E255</text:p>
          </table:table-cell>
          <table:table-cell table:style-name="ce1" table:formula="of:=CONCATENATE([.E242];MID([.A208];3;2);DEC2HEX((HEX2DEC(MID([.A208];5;2))-3+256*((HEX2DEC(MID([.A208];5;2))-3)&lt;0));2);MID([.A208];7;2))" office:value-type="string" office:string-value="EF2DFE88">
            <text:p>EF2DFE88</text:p>
          </table:table-cell>
          <table:table-cell/>
          <table:table-cell table:style-name="ce1" table:formula="of:=MID([.A242];3;2)" office:value-type="string" office:string-value="CB">
            <text:p>CB</text:p>
          </table:table-cell>
          <table:table-cell table:style-name="ce1" table:formula="of:=MID([.A242];5;2)" office:value-type="string" office:string-value="F6">
            <text:p>F6</text:p>
          </table:table-cell>
          <table:table-cell table:formula="of:=IF((HEX2DEC([.Y242])-HEX2DEC([.Y241]))&gt;0;HEX2DEC([.Y242])-HEX2DEC([.Y241]);HEX2DEC([.Y242])-HEX2DEC([.Y241])+256)" office:value-type="float" office:value="164">
            <text:p>164</text:p>
          </table:table-cell>
          <table:table-cell table:formula="of:=IF((HEX2DEC([.Z242])-HEX2DEC([.Z241]))&gt;0;HEX2DEC([.Z242])-HEX2DEC([.Z241]);HEX2DEC([.Z242])-HEX2DEC([.Z24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070A711</text:p>
          </table:table-cell>
          <table:table-cell table:style-name="ce6" table:formula="of:=CONCATENATE(DEC2HEX(HEX2DEC(MID([.B242];1;2))+1);MID([.A240];3;6))" office:value-type="string" office:string-value="F083BE88">
            <text:p>F083BE88</text:p>
          </table:table-cell>
          <table:table-cell table:formula="of:=DEC2HEX(HEX2DEC([.C242])+1)" office:value-type="string" office:string-value="90">
            <text:p>90</text:p>
          </table:table-cell>
          <table:table-cell table:style-name="ce1" table:formula="of:=CONCATENATE([.C243];MID([.A243];3;2);DEC2HEX(HEX2DEC(MID([.A243];5;2))-63+256*((HEX2DEC(MID([.A243];5;2))-63)&lt;0));MID([.A243];7;2))" office:value-type="string" office:string-value="90706811">
            <text:p>90706811</text:p>
          </table:table-cell>
          <table:table-cell table:formula="of:=DEC2HEX(HEX2DEC([.E242])+1)" office:value-type="string" office:string-value="F0">
            <text:p>F0</text:p>
          </table:table-cell>
          <table:table-cell table:style-name="ce1" table:formula="of:=CONCATENATE([.E243];MID([.A181];3;2);DEC2HEX((HEX2DEC(MID([.A181];5;2))-2+256*((HEX2DEC(MID([.A181];5;2))-2)&lt;0));2);MID([.A181];7;2))" office:value-type="string" office:string-value="F0FCF877">
            <text:p>F0FCF877</text:p>
          </table:table-cell>
          <table:table-cell table:style-name="ce1" table:formula="of:=CONCATENATE([.E243];MID([.A434];3;2);DEC2HEX((HEX2DEC(MID([.A434];5;2))-2+256*((HEX2DEC(MID([.A434];5;2))-2)&lt;0));2);MID([.A434];7;2))" office:value-type="string" office:string-value="F00F0FEE">
            <text:p>F00F0FEE</text:p>
          </table:table-cell>
          <table:table-cell table:style-name="ce1" table:formula="of:=CONCATENATE([.E243];MID([.A435];3;2);DEC2HEX((HEX2DEC(MID([.A435];5;2))-2+256*((HEX2DEC(MID([.A435];5;2))-2)&lt;0));2);MID([.A435];7;2))" office:value-type="string" office:string-value="F0B4C011">
            <text:p>F0B4C011</text:p>
          </table:table-cell>
          <table:table-cell table:style-name="ce1" table:formula="of:=CONCATENATE([.E243];MID([.A176];3;2);DEC2HEX((HEX2DEC(MID([.A176];5;2))-2+256*((HEX2DEC(MID([.A176];5;2))-2)&lt;0));2);MID([.A176];7;2))" office:value-type="string" office:string-value="F0C7D788">
            <text:p>F0C7D788</text:p>
          </table:table-cell>
          <table:table-cell table:style-name="ce1" table:formula="of:=CONCATENATE([.E243];MID([.A177];3;2);DEC2HEX((HEX2DEC(MID([.A177];5;2))-2+256*((HEX2DEC(MID([.A177];5;2))-2)&lt;0));2);MID([.A177];7;2))" office:value-type="string" office:string-value="F06BF3BB">
            <text:p>F06BF3BB</text:p>
          </table:table-cell>
          <table:table-cell table:style-name="ce1" table:formula="of:=CONCATENATE([.E243];MID([.A174];3;2);DEC2HEX((HEX2DEC(MID([.A174];5;2))-2+256*((HEX2DEC(MID([.A174];5;2))-2)&lt;0));2);MID([.A174];7;2))" office:value-type="string" office:string-value="F08F0A22">
            <text:p>F08F0A22</text:p>
          </table:table-cell>
          <table:table-cell table:style-name="ce1" table:formula="of:=CONCATENATE([.E243];MID([.A175];3;2);DEC2HEX((HEX2DEC(MID([.A175];5;2))-2+256*((HEX2DEC(MID([.A175];5;2))-2)&lt;0));2);MID([.A175];7;2))" office:value-type="string" office:string-value="F023BB55">
            <text:p>F023BB55</text:p>
          </table:table-cell>
          <table:table-cell/>
          <table:table-cell table:style-name="ce1" table:formula="of:=CONCATENATE([.E243];MID([.A376];3;2);DEC2HEX((HEX2DEC(MID([.A376];5;2))-4+256*((HEX2DEC(MID([.A376];5;2))-4)&lt;0));2);MID([.A376];7;2))" office:value-type="string" office:string-value="F02DFA00">
            <text:p>F02DFA00</text:p>
          </table:table-cell>
          <table:table-cell table:style-name="ce1" table:formula="of:=CONCATENATE([.E243];MID([.A121];3;2);DEC2HEX((HEX2DEC(MID([.A121];5;2))-4+256*((HEX2DEC(MID([.A121];5;2))-4)&lt;0));2);MID([.A121];7;2))" office:value-type="string" office:string-value="F0C1AB33">
            <text:p>F0C1AB33</text:p>
          </table:table-cell>
          <table:table-cell table:style-name="ce1" table:formula="of:=CONCATENATE([.E243];MID([.A214];3;2);DEC2HEX((HEX2DEC(MID([.A214];5;2))-3+256*((HEX2DEC(MID([.A214];5;2))-3)&lt;0));2);MID([.A214];7;2))" office:value-type="string" office:string-value="F0F6D0AA">
            <text:p>F0F6D0AA</text:p>
          </table:table-cell>
          <table:table-cell table:style-name="ce1" table:formula="of:=CONCATENATE([.E243];MID([.A215];3;2);DEC2HEX((HEX2DEC(MID([.A215];5;2))-3+256*((HEX2DEC(MID([.A215];5;2))-3)&lt;0));2);MID([.A215];7;2))" office:value-type="string" office:string-value="F09AECDD">
            <text:p>F09AECDD</text:p>
          </table:table-cell>
          <table:table-cell table:formula="of:=CONCATENATE([.E243];MID([.A212];3;2);DEC2HEX((HEX2DEC(MID([.A212];5;2))-3+256*((HEX2DEC(MID([.A212];5;2))-3)&lt;0));2);MID([.A212];7;2))" office:value-type="string" office:string-value="F0BE0344">
            <text:p>F0BE0344</text:p>
          </table:table-cell>
          <table:table-cell table:style-name="ce1" table:formula="of:=CONCATENATE([.E243];MID([.A469];3;2);DEC2HEX((HEX2DEC(MID([.A469];5;2))-3+256*((HEX2DEC(MID([.A469];5;2))-3)&lt;0));2);MID([.A469];7;2))" office:value-type="string" office:string-value="F052B477">
            <text:p>F052B477</text:p>
          </table:table-cell>
          <table:table-cell table:style-name="ce1" table:formula="of:=CONCATENATE([.E243];MID([.A210];3;2);DEC2HEX((HEX2DEC(MID([.A210];5;2))-3+256*((HEX2DEC(MID([.A210];5;2))-3)&lt;0));2);MID([.A210];7;2))" office:value-type="string" office:string-value="F065CBEE">
            <text:p>F065CBEE</text:p>
          </table:table-cell>
          <table:table-cell table:style-name="ce1" table:formula="of:=CONCATENATE([.E243];MID([.A211];3;2);DEC2HEX((HEX2DEC(MID([.A211];5;2))-3+256*((HEX2DEC(MID([.A211];5;2))-3)&lt;0));2);MID([.A211];7;2))" office:value-type="string" office:string-value="F01AE711">
            <text:p>F01AE711</text:p>
          </table:table-cell>
          <table:table-cell table:style-name="ce6" table:formula="of:=CONCATENATE([.E243];MID([.A464];3;2);DEC2HEX((HEX2DEC(MID([.A464];5;2))-3+256*((HEX2DEC(MID([.A464];5;2))-3)&lt;0));2);MID([.A464];7;2))" office:value-type="string" office:string-value="F02DFE88">
            <text:p>F02DFE88</text:p>
          </table:table-cell>
          <table:table-cell table:style-name="ce1" table:formula="of:=CONCATENATE([.E243];MID([.A209];3;2);DEC2HEX((HEX2DEC(MID([.A209];5;2))-3+256*((HEX2DEC(MID([.A209];5;2))-3)&lt;0));2);MID([.A209];7;2))" office:value-type="string" office:string-value="F0C1AFBB">
            <text:p>F0C1AFBB</text:p>
          </table:table-cell>
          <table:table-cell/>
          <table:table-cell table:style-name="ce1" table:formula="of:=MID([.A243];3;2)" office:value-type="string" office:string-value="70">
            <text:p>70</text:p>
          </table:table-cell>
          <table:table-cell table:style-name="ce1" table:formula="of:=MID([.A243];5;2)" office:value-type="string" office:string-value="A7">
            <text:p>A7</text:p>
          </table:table-cell>
          <table:table-cell table:formula="of:=IF((HEX2DEC([.Y243])-HEX2DEC([.Y242]))&gt;0;HEX2DEC([.Y243])-HEX2DEC([.Y242]);HEX2DEC([.Y243])-HEX2DEC([.Y242])+256)" office:value-type="float" office:value="165">
            <text:p>165</text:p>
          </table:table-cell>
          <table:table-cell table:formula="of:=IF((HEX2DEC([.Z243])-HEX2DEC([.Z242]))&gt;0;HEX2DEC([.Z243])-HEX2DEC([.Z242]);HEX2DEC([.Z243])-HEX2DEC([.Z242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114C344</text:p>
          </table:table-cell>
          <table:table-cell office:value-type="string">
            <text:p>F127DABB</text:p>
          </table:table-cell>
          <table:table-cell table:formula="of:=DEC2HEX(HEX2DEC([.C243])+1)" office:value-type="string" office:string-value="91">
            <text:p>91</text:p>
          </table:table-cell>
          <table:table-cell table:style-name="ce1" table:formula="of:=CONCATENATE([.C244];MID([.A244];3;2);DEC2HEX(HEX2DEC(MID([.A244];5;2))-63+256*((HEX2DEC(MID([.A244];5;2))-63)&lt;0));MID([.A244];7;2))" office:value-type="string" office:string-value="91148444">
            <text:p>91148444</text:p>
          </table:table-cell>
          <table:table-cell table:formula="of:=DEC2HEX(HEX2DEC([.E243])+1)" office:value-type="string" office:string-value="F1">
            <text:p>F1</text:p>
          </table:table-cell>
          <table:table-cell table:style-name="ce1" table:formula="of:=CONCATENATE([.E244];MID([.A182];3;2);DEC2HEX((HEX2DEC(MID([.A182];5;2))-2+256*((HEX2DEC(MID([.A182];5;2))-2)&lt;0));2);MID([.A182];7;2))" office:value-type="string" office:string-value="F190A9AA">
            <text:p>F190A9AA</text:p>
          </table:table-cell>
          <table:table-cell table:style-name="ce1" table:formula="of:=CONCATENATE([.E244];MID([.A435];3;2);DEC2HEX((HEX2DEC(MID([.A435];5;2))-2+256*((HEX2DEC(MID([.A435];5;2))-2)&lt;0));2);MID([.A435];7;2))" office:value-type="string" office:string-value="F1B4C011">
            <text:p>F1B4C011</text:p>
          </table:table-cell>
          <table:table-cell table:style-name="ce1" table:formula="of:=CONCATENATE([.E244];MID([.A436];3;2);DEC2HEX((HEX2DEC(MID([.A436];5;2))-2+256*((HEX2DEC(MID([.A436];5;2))-2)&lt;0));2);MID([.A436];7;2))" office:value-type="string" office:string-value="F158DC44">
            <text:p>F158DC44</text:p>
          </table:table-cell>
          <table:table-cell table:style-name="ce1" table:formula="of:=CONCATENATE([.E244];MID([.A177];3;2);DEC2HEX((HEX2DEC(MID([.A177];5;2))-2+256*((HEX2DEC(MID([.A177];5;2))-2)&lt;0));2);MID([.A177];7;2))" office:value-type="string" office:string-value="F16BF3BB">
            <text:p>F16BF3BB</text:p>
          </table:table-cell>
          <table:table-cell table:style-name="ce1" table:formula="of:=CONCATENATE([.E244];MID([.A178];3;2);DEC2HEX((HEX2DEC(MID([.A178];5;2))-2+256*((HEX2DEC(MID([.A178];5;2))-2)&lt;0));2);MID([.A178];7;2))" office:value-type="string" office:string-value="F10F0FEE">
            <text:p>F10F0FEE</text:p>
          </table:table-cell>
          <table:table-cell table:style-name="ce1" table:formula="of:=CONCATENATE([.E244];MID([.A175];3;2);DEC2HEX((HEX2DEC(MID([.A175];5;2))-2+256*((HEX2DEC(MID([.A175];5;2))-2)&lt;0));2);MID([.A175];7;2))" office:value-type="string" office:string-value="F123BB55">
            <text:p>F123BB55</text:p>
          </table:table-cell>
          <table:table-cell table:style-name="ce1" table:formula="of:=CONCATENATE([.E244];MID([.A176];3;2);DEC2HEX((HEX2DEC(MID([.A176];5;2))-2+256*((HEX2DEC(MID([.A176];5;2))-2)&lt;0));2);MID([.A176];7;2))" office:value-type="string" office:string-value="F1C7D788">
            <text:p>F1C7D788</text:p>
          </table:table-cell>
          <table:table-cell/>
          <table:table-cell table:style-name="ce1" table:formula="of:=CONCATENATE([.E244];MID([.A377];3;2);DEC2HEX((HEX2DEC(MID([.A377];5;2))-4+256*((HEX2DEC(MID([.A377];5;2))-4)&lt;0));2);MID([.A377];7;2))" office:value-type="string" office:string-value="F1C1AB33">
            <text:p>F1C1AB33</text:p>
          </table:table-cell>
          <table:table-cell table:style-name="ce1" table:formula="of:=CONCATENATE([.E244];MID([.A122];3;2);DEC2HEX((HEX2DEC(MID([.A122];5;2))-4+256*((HEX2DEC(MID([.A122];5;2))-4)&lt;0));2);MID([.A122];7;2))" office:value-type="string" office:string-value="F165C766">
            <text:p>F165C766</text:p>
          </table:table-cell>
          <table:table-cell table:style-name="ce1" table:formula="of:=CONCATENATE([.E244];MID([.A215];3;2);DEC2HEX((HEX2DEC(MID([.A215];5;2))-3+256*((HEX2DEC(MID([.A215];5;2))-3)&lt;0));2);MID([.A215];7;2))" office:value-type="string" office:string-value="F19AECDD">
            <text:p>F19AECDD</text:p>
          </table:table-cell>
          <table:table-cell table:style-name="ce1" table:formula="of:=CONCATENATE([.E244];MID([.A216];3;2);DEC2HEX((HEX2DEC(MID([.A216];5;2))-3+256*((HEX2DEC(MID([.A216];5;2))-3)&lt;0));2);MID([.A216];7;2))" office:value-type="string" office:string-value="F14F0800">
            <text:p>F14F0800</text:p>
          </table:table-cell>
          <table:table-cell table:formula="of:=CONCATENATE([.E244];MID([.A213];3;2);DEC2HEX((HEX2DEC(MID([.A213];5;2))-3+256*((HEX2DEC(MID([.A213];5;2))-3)&lt;0));2);MID([.A213];7;2))" office:value-type="string" office:string-value="F152B477">
            <text:p>F152B477</text:p>
          </table:table-cell>
          <table:table-cell table:style-name="ce1" table:formula="of:=CONCATENATE([.E244];MID([.A470];3;2);DEC2HEX((HEX2DEC(MID([.A470];5;2))-3+256*((HEX2DEC(MID([.A470];5;2))-3)&lt;0));2);MID([.A470];7;2))" office:value-type="string" office:string-value="F1F6D0AA">
            <text:p>F1F6D0AA</text:p>
          </table:table-cell>
          <table:table-cell table:style-name="ce1" table:formula="of:=CONCATENATE([.E244];MID([.A211];3;2);DEC2HEX((HEX2DEC(MID([.A211];5;2))-3+256*((HEX2DEC(MID([.A211];5;2))-3)&lt;0));2);MID([.A211];7;2))" office:value-type="string" office:string-value="F11AE711">
            <text:p>F11AE711</text:p>
          </table:table-cell>
          <table:table-cell table:style-name="ce1" table:formula="of:=CONCATENATE([.E244];MID([.A212];3;2);DEC2HEX((HEX2DEC(MID([.A212];5;2))-3+256*((HEX2DEC(MID([.A212];5;2))-3)&lt;0));2);MID([.A212];7;2))" office:value-type="string" office:string-value="F1BE0344">
            <text:p>F1BE0344</text:p>
          </table:table-cell>
          <table:table-cell table:style-name="ce6" table:formula="of:=CONCATENATE([.E244];MID([.A465];3;2);DEC2HEX((HEX2DEC(MID([.A465];5;2))-3+256*((HEX2DEC(MID([.A465];5;2))-3)&lt;0));2);MID([.A465];7;2))" office:value-type="string" office:string-value="F1C1AFBB">
            <text:p>F1C1AFBB</text:p>
          </table:table-cell>
          <table:table-cell table:style-name="ce1" table:formula="of:=CONCATENATE([.E244];MID([.A210];3;2);DEC2HEX((HEX2DEC(MID([.A210];5;2))-3+256*((HEX2DEC(MID([.A210];5;2))-3)&lt;0));2);MID([.A210];7;2))" office:value-type="string" office:string-value="F165CBEE">
            <text:p>F165CBEE</text:p>
          </table:table-cell>
          <table:table-cell/>
          <table:table-cell table:style-name="ce1" table:formula="of:=MID([.A244];3;2)" office:value-type="string" office:string-value="14">
            <text:p>14</text:p>
          </table:table-cell>
          <table:table-cell table:style-name="ce1" table:formula="of:=MID([.A244];5;2)" office:value-type="string" office:string-value="C3">
            <text:p>C3</text:p>
          </table:table-cell>
          <table:table-cell table:formula="of:=IF((HEX2DEC([.Y244])-HEX2DEC([.Y243]))&gt;0;HEX2DEC([.Y244])-HEX2DEC([.Y243]);HEX2DEC([.Y244])-HEX2DEC([.Y243])+256)" office:value-type="float" office:value="164">
            <text:p>164</text:p>
          </table:table-cell>
          <table:table-cell table:formula="of:=IF((HEX2DEC([.Z244])-HEX2DEC([.Z243]))&gt;0;HEX2DEC([.Z244])-HEX2DEC([.Z243]);HEX2DEC([.Z244])-HEX2DEC([.Z24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F2B8DF77</text:p>
          </table:table-cell>
          <table:table-cell office:value-type="string">
            <text:p>F2CBF6EE</text:p>
          </table:table-cell>
          <table:table-cell table:formula="of:=DEC2HEX(HEX2DEC([.C244])+1)" office:value-type="string" office:string-value="92">
            <text:p>92</text:p>
          </table:table-cell>
          <table:table-cell table:style-name="ce1" table:formula="of:=CONCATENATE([.C245];MID([.A245];3;2);DEC2HEX(HEX2DEC(MID([.A245];5;2))-63+256*((HEX2DEC(MID([.A245];5;2))-63)&lt;0));MID([.A245];7;2))" office:value-type="string" office:string-value="92B8A077">
            <text:p>92B8A077</text:p>
          </table:table-cell>
          <table:table-cell table:formula="of:=DEC2HEX(HEX2DEC([.E244])+1)" office:value-type="string" office:string-value="F2">
            <text:p>F2</text:p>
          </table:table-cell>
          <table:table-cell table:style-name="ce1" table:formula="of:=CONCATENATE([.E245];MID([.A183];3;2);DEC2HEX((HEX2DEC(MID([.A183];5;2))-2+256*((HEX2DEC(MID([.A183];5;2))-2)&lt;0));2);MID([.A183];7;2))" office:value-type="string" office:string-value="F234C5DD">
            <text:p>F234C5DD</text:p>
          </table:table-cell>
          <table:table-cell table:style-name="ce1" table:formula="of:=CONCATENATE([.E245];MID([.A436];3;2);DEC2HEX((HEX2DEC(MID([.A436];5;2))-2+256*((HEX2DEC(MID([.A436];5;2))-2)&lt;0));2);MID([.A436];7;2))" office:value-type="string" office:string-value="F258DC44">
            <text:p>F258DC44</text:p>
          </table:table-cell>
          <table:table-cell table:style-name="ce1" table:formula="of:=CONCATENATE([.E245];MID([.A437];3;2);DEC2HEX((HEX2DEC(MID([.A437];5;2))-2+256*((HEX2DEC(MID([.A437];5;2))-2)&lt;0));2);MID([.A437];7;2))" office:value-type="string" office:string-value="F2FCF877">
            <text:p>F2FCF877</text:p>
          </table:table-cell>
          <table:table-cell table:style-name="ce1" table:formula="of:=CONCATENATE([.E245];MID([.A178];3;2);DEC2HEX((HEX2DEC(MID([.A178];5;2))-2+256*((HEX2DEC(MID([.A178];5;2))-2)&lt;0));2);MID([.A178];7;2))" office:value-type="string" office:string-value="F20F0FEE">
            <text:p>F20F0FEE</text:p>
          </table:table-cell>
          <table:table-cell table:style-name="ce1" table:formula="of:=CONCATENATE([.E245];MID([.A179];3;2);DEC2HEX((HEX2DEC(MID([.A179];5;2))-2+256*((HEX2DEC(MID([.A179];5;2))-2)&lt;0));2);MID([.A179];7;2))" office:value-type="string" office:string-value="F2B4C011">
            <text:p>F2B4C011</text:p>
          </table:table-cell>
          <table:table-cell table:style-name="ce1" table:formula="of:=CONCATENATE([.E245];MID([.A176];3;2);DEC2HEX((HEX2DEC(MID([.A176];5;2))-2+256*((HEX2DEC(MID([.A176];5;2))-2)&lt;0));2);MID([.A176];7;2))" office:value-type="string" office:string-value="F2C7D788">
            <text:p>F2C7D788</text:p>
          </table:table-cell>
          <table:table-cell table:style-name="ce1" table:formula="of:=CONCATENATE([.E245];MID([.A177];3;2);DEC2HEX((HEX2DEC(MID([.A177];5;2))-2+256*((HEX2DEC(MID([.A177];5;2))-2)&lt;0));2);MID([.A177];7;2))" office:value-type="string" office:string-value="F26BF3BB">
            <text:p>F26BF3BB</text:p>
          </table:table-cell>
          <table:table-cell/>
          <table:table-cell table:style-name="ce1" table:formula="of:=CONCATENATE([.E245];MID([.A378];3;2);DEC2HEX((HEX2DEC(MID([.A378];5;2))-4+256*((HEX2DEC(MID([.A378];5;2))-4)&lt;0));2);MID([.A378];7;2))" office:value-type="string" office:string-value="F265C766">
            <text:p>F265C766</text:p>
          </table:table-cell>
          <table:table-cell table:style-name="ce1" table:formula="of:=CONCATENATE([.E245];MID([.A123];3;2);DEC2HEX((HEX2DEC(MID([.A123];5;2))-4+256*((HEX2DEC(MID([.A123];5;2))-4)&lt;0));2);MID([.A123];7;2))" office:value-type="string" office:string-value="F209E399">
            <text:p>F209E399</text:p>
          </table:table-cell>
          <table:table-cell table:style-name="ce1" table:formula="of:=CONCATENATE([.E245];MID([.A216];3;2);DEC2HEX((HEX2DEC(MID([.A216];5;2))-3+256*((HEX2DEC(MID([.A216];5;2))-3)&lt;0));2);MID([.A216];7;2))" office:value-type="string" office:string-value="F24F0800">
            <text:p>F24F0800</text:p>
          </table:table-cell>
          <table:table-cell table:style-name="ce1" table:formula="of:=CONCATENATE([.E245];MID([.A217];3;2);DEC2HEX((HEX2DEC(MID([.A217];5;2))-3+256*((HEX2DEC(MID([.A217];5;2))-3)&lt;0));2);MID([.A217];7;2))" office:value-type="string" office:string-value="F2E3B933">
            <text:p>F2E3B933</text:p>
          </table:table-cell>
          <table:table-cell table:formula="of:=CONCATENATE([.E245];MID([.A214];3;2);DEC2HEX((HEX2DEC(MID([.A214];5;2))-3+256*((HEX2DEC(MID([.A214];5;2))-3)&lt;0));2);MID([.A214];7;2))" office:value-type="string" office:string-value="F2F6D0AA">
            <text:p>F2F6D0AA</text:p>
          </table:table-cell>
          <table:table-cell table:style-name="ce1" table:formula="of:=CONCATENATE([.E245];MID([.A471];3;2);DEC2HEX((HEX2DEC(MID([.A471];5;2))-3+256*((HEX2DEC(MID([.A471];5;2))-3)&lt;0));2);MID([.A471];7;2))" office:value-type="string" office:string-value="F29AECDD">
            <text:p>F29AECDD</text:p>
          </table:table-cell>
          <table:table-cell table:style-name="ce1" table:formula="of:=CONCATENATE([.E245];MID([.A212];3;2);DEC2HEX((HEX2DEC(MID([.A212];5;2))-3+256*((HEX2DEC(MID([.A212];5;2))-3)&lt;0));2);MID([.A212];7;2))" office:value-type="string" office:string-value="F2BE0344">
            <text:p>F2BE0344</text:p>
          </table:table-cell>
          <table:table-cell table:style-name="ce1" table:formula="of:=CONCATENATE([.E245];MID([.A213];3;2);DEC2HEX((HEX2DEC(MID([.A213];5;2))-3+256*((HEX2DEC(MID([.A213];5;2))-3)&lt;0));2);MID([.A213];7;2))" office:value-type="string" office:string-value="F252B477">
            <text:p>F252B477</text:p>
          </table:table-cell>
          <table:table-cell table:style-name="ce6" table:formula="of:=CONCATENATE([.E245];MID([.A466];3;2);DEC2HEX((HEX2DEC(MID([.A466];5;2))-3+256*((HEX2DEC(MID([.A466];5;2))-3)&lt;0));2);MID([.A466];7;2))" office:value-type="string" office:string-value="F265CBEE">
            <text:p>F265CBEE</text:p>
          </table:table-cell>
          <table:table-cell table:style-name="ce1" table:formula="of:=CONCATENATE([.E245];MID([.A211];3;2);DEC2HEX((HEX2DEC(MID([.A211];5;2))-3+256*((HEX2DEC(MID([.A211];5;2))-3)&lt;0));2);MID([.A211];7;2))" office:value-type="string" office:string-value="F21AE711">
            <text:p>F21AE711</text:p>
          </table:table-cell>
          <table:table-cell/>
          <table:table-cell table:style-name="ce1" table:formula="of:=MID([.A245];3;2)" office:value-type="string" office:string-value="B8">
            <text:p>B8</text:p>
          </table:table-cell>
          <table:table-cell table:style-name="ce1" table:formula="of:=MID([.A245];5;2)" office:value-type="string" office:string-value="DF">
            <text:p>DF</text:p>
          </table:table-cell>
          <table:table-cell table:formula="of:=IF((HEX2DEC([.Y245])-HEX2DEC([.Y244]))&gt;0;HEX2DEC([.Y245])-HEX2DEC([.Y244]);HEX2DEC([.Y245])-HEX2DEC([.Y244])+256)" office:value-type="float" office:value="164">
            <text:p>164</text:p>
          </table:table-cell>
          <table:table-cell table:formula="of:=IF((HEX2DEC([.Z245])-HEX2DEC([.Z244]))&gt;0;HEX2DEC([.Z245])-HEX2DEC([.Z244]);HEX2DEC([.Z245])-HEX2DEC([.Z244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6" office:value-type="string">
            <text:p>F35CFBAA</text:p>
          </table:table-cell>
          <table:table-cell office:value-type="string">
            <text:p>F370A711</text:p>
          </table:table-cell>
          <table:table-cell table:formula="of:=DEC2HEX(HEX2DEC([.C245])+1)" office:value-type="string" office:string-value="93">
            <text:p>93</text:p>
          </table:table-cell>
          <table:table-cell table:style-name="ce1" table:formula="of:=CONCATENATE([.C246];MID([.A246];3;2);DEC2HEX(HEX2DEC(MID([.A246];5;2))-63+256*((HEX2DEC(MID([.A246];5;2))-63)&lt;0));MID([.A246];7;2))" office:value-type="string" office:string-value="935CBCAA">
            <text:p>935CBCAA</text:p>
          </table:table-cell>
          <table:table-cell table:formula="of:=DEC2HEX(HEX2DEC([.E245])+1)" office:value-type="string" office:string-value="F3">
            <text:p>F3</text:p>
          </table:table-cell>
          <table:table-cell table:style-name="ce1" table:formula="of:=CONCATENATE([.E246];MID([.A184];3;2);DEC2HEX((HEX2DEC(MID([.A184];5;2))-2+256*((HEX2DEC(MID([.A184];5;2))-2)&lt;0));2);MID([.A184];7;2))" office:value-type="string" office:string-value="F3E9E100">
            <text:p>F3E9E100</text:p>
          </table:table-cell>
          <table:table-cell table:style-name="ce1" table:formula="of:=CONCATENATE([.E246];MID([.A437];3;2);DEC2HEX((HEX2DEC(MID([.A437];5;2))-2+256*((HEX2DEC(MID([.A437];5;2))-2)&lt;0));2);MID([.A437];7;2))" office:value-type="string" office:string-value="F3FCF877">
            <text:p>F3FCF877</text:p>
          </table:table-cell>
          <table:table-cell table:style-name="ce1" table:formula="of:=CONCATENATE([.E246];MID([.A438];3;2);DEC2HEX((HEX2DEC(MID([.A438];5;2))-2+256*((HEX2DEC(MID([.A438];5;2))-2)&lt;0));2);MID([.A438];7;2))" office:value-type="string" office:string-value="F390A9AA">
            <text:p>F390A9AA</text:p>
          </table:table-cell>
          <table:table-cell table:style-name="ce1" table:formula="of:=CONCATENATE([.E246];MID([.A179];3;2);DEC2HEX((HEX2DEC(MID([.A179];5;2))-2+256*((HEX2DEC(MID([.A179];5;2))-2)&lt;0));2);MID([.A179];7;2))" office:value-type="string" office:string-value="F3B4C011">
            <text:p>F3B4C011</text:p>
          </table:table-cell>
          <table:table-cell table:style-name="ce1" table:formula="of:=CONCATENATE([.E246];MID([.A180];3;2);DEC2HEX((HEX2DEC(MID([.A180];5;2))-2+256*((HEX2DEC(MID([.A180];5;2))-2)&lt;0));2);MID([.A180];7;2))" office:value-type="string" office:string-value="F358DC44">
            <text:p>F358DC44</text:p>
          </table:table-cell>
          <table:table-cell table:style-name="ce1" table:formula="of:=CONCATENATE([.E246];MID([.A177];3;2);DEC2HEX((HEX2DEC(MID([.A177];5;2))-2+256*((HEX2DEC(MID([.A177];5;2))-2)&lt;0));2);MID([.A177];7;2))" office:value-type="string" office:string-value="F36BF3BB">
            <text:p>F36BF3BB</text:p>
          </table:table-cell>
          <table:table-cell table:style-name="ce1" table:formula="of:=CONCATENATE([.E246];MID([.A178];3;2);DEC2HEX((HEX2DEC(MID([.A178];5;2))-2+256*((HEX2DEC(MID([.A178];5;2))-2)&lt;0));2);MID([.A178];7;2))" office:value-type="string" office:string-value="F30F0FEE">
            <text:p>F30F0FEE</text:p>
          </table:table-cell>
          <table:table-cell/>
          <table:table-cell table:style-name="ce1" table:formula="of:=CONCATENATE([.E246];MID([.A379];3;2);DEC2HEX((HEX2DEC(MID([.A379];5;2))-4+256*((HEX2DEC(MID([.A379];5;2))-4)&lt;0));2);MID([.A379];7;2))" office:value-type="string" office:string-value="F309E399">
            <text:p>F309E399</text:p>
          </table:table-cell>
          <table:table-cell table:style-name="ce1" table:formula="of:=CONCATENATE([.E246];MID([.A124];3;2);DEC2HEX((HEX2DEC(MID([.A124];5;2))-4+256*((HEX2DEC(MID([.A124];5;2))-4)&lt;0));2);MID([.A124];7;2))" office:value-type="string" office:string-value="F3ADFFCC">
            <text:p>F3ADFFCC</text:p>
          </table:table-cell>
          <table:table-cell table:style-name="ce1" table:formula="of:=CONCATENATE([.E246];MID([.A217];3;2);DEC2HEX((HEX2DEC(MID([.A217];5;2))-3+256*((HEX2DEC(MID([.A217];5;2))-3)&lt;0));2);MID([.A217];7;2))" office:value-type="string" office:string-value="F3E3B933">
            <text:p>F3E3B933</text:p>
          </table:table-cell>
          <table:table-cell table:style-name="ce1" table:formula="of:=CONCATENATE([.E246];MID([.A218];3;2);DEC2HEX((HEX2DEC(MID([.A218];5;2))-3+256*((HEX2DEC(MID([.A218];5;2))-3)&lt;0));2);MID([.A218];7;2))" office:value-type="string" office:string-value="F387D566">
            <text:p>F387D566</text:p>
          </table:table-cell>
          <table:table-cell table:formula="of:=CONCATENATE([.E246];MID([.A215];3;2);DEC2HEX((HEX2DEC(MID([.A215];5;2))-3+256*((HEX2DEC(MID([.A215];5;2))-3)&lt;0));2);MID([.A215];7;2))" office:value-type="string" office:string-value="F39AECDD">
            <text:p>F39AECDD</text:p>
          </table:table-cell>
          <table:table-cell table:style-name="ce1" table:formula="of:=CONCATENATE([.E246];MID([.A472];3;2);DEC2HEX((HEX2DEC(MID([.A472];5;2))-3+256*((HEX2DEC(MID([.A472];5;2))-3)&lt;0));2);MID([.A472];7;2))" office:value-type="string" office:string-value="F34F0800">
            <text:p>F34F0800</text:p>
          </table:table-cell>
          <table:table-cell table:style-name="ce1" table:formula="of:=CONCATENATE([.E246];MID([.A213];3;2);DEC2HEX((HEX2DEC(MID([.A213];5;2))-3+256*((HEX2DEC(MID([.A213];5;2))-3)&lt;0));2);MID([.A213];7;2))" office:value-type="string" office:string-value="F352B477">
            <text:p>F352B477</text:p>
          </table:table-cell>
          <table:table-cell table:style-name="ce1" table:formula="of:=CONCATENATE([.E246];MID([.A214];3;2);DEC2HEX((HEX2DEC(MID([.A214];5;2))-3+256*((HEX2DEC(MID([.A214];5;2))-3)&lt;0));2);MID([.A214];7;2))" office:value-type="string" office:string-value="F3F6D0AA">
            <text:p>F3F6D0AA</text:p>
          </table:table-cell>
          <table:table-cell table:style-name="ce6" table:formula="of:=CONCATENATE([.E246];MID([.A467];3;2);DEC2HEX((HEX2DEC(MID([.A467];5;2))-3+256*((HEX2DEC(MID([.A467];5;2))-3)&lt;0));2);MID([.A467];7;2))" office:value-type="string" office:string-value="F31AE711">
            <text:p>F31AE711</text:p>
          </table:table-cell>
          <table:table-cell table:style-name="ce1" table:formula="of:=CONCATENATE([.E246];MID([.A212];3;2);DEC2HEX((HEX2DEC(MID([.A212];5;2))-3+256*((HEX2DEC(MID([.A212];5;2))-3)&lt;0));2);MID([.A212];7;2))" office:value-type="string" office:string-value="F3BE0344">
            <text:p>F3BE0344</text:p>
          </table:table-cell>
          <table:table-cell/>
          <table:table-cell table:style-name="ce1" table:formula="of:=MID([.A246];3;2)" office:value-type="string" office:string-value="5C">
            <text:p>5C</text:p>
          </table:table-cell>
          <table:table-cell table:style-name="ce1" table:formula="of:=MID([.A246];5;2)" office:value-type="string" office:string-value="FB">
            <text:p>FB</text:p>
          </table:table-cell>
          <table:table-cell table:formula="of:=IF((HEX2DEC([.Y246])-HEX2DEC([.Y245]))&gt;0;HEX2DEC([.Y246])-HEX2DEC([.Y245]);HEX2DEC([.Y246])-HEX2DEC([.Y245])+256)" office:value-type="float" office:value="164">
            <text:p>164</text:p>
          </table:table-cell>
          <table:table-cell table:formula="of:=IF((HEX2DEC([.Z246])-HEX2DEC([.Z245]))&gt;0;HEX2DEC([.Z246])-HEX2DEC([.Z245]);HEX2DEC([.Z246])-HEX2DEC([.Z24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4F0ACDD</text:p>
          </table:table-cell>
          <table:table-cell office:value-type="string">
            <text:p>F414C344</text:p>
          </table:table-cell>
          <table:table-cell table:formula="of:=DEC2HEX(HEX2DEC([.C246])+1)" office:value-type="string" office:string-value="94">
            <text:p>94</text:p>
          </table:table-cell>
          <table:table-cell table:style-name="ce1" table:formula="of:=CONCATENATE([.C247];MID([.A247];3;2);DEC2HEX(HEX2DEC(MID([.A247];5;2))-63+256*((HEX2DEC(MID([.A247];5;2))-63)&lt;0));MID([.A247];7;2))" office:value-type="string" office:string-value="94F06DDD">
            <text:p>94F06DDD</text:p>
          </table:table-cell>
          <table:table-cell table:formula="of:=DEC2HEX(HEX2DEC([.E246])+1)" office:value-type="string" office:string-value="F4">
            <text:p>F4</text:p>
          </table:table-cell>
          <table:table-cell table:style-name="ce1" table:formula="of:=CONCATENATE([.E247];MID([.A185];3;2);DEC2HEX((HEX2DEC(MID([.A185];5;2))-2+256*((HEX2DEC(MID([.A185];5;2))-2)&lt;0));2);MID([.A185];7;2))" office:value-type="string" office:string-value="F48DFD33">
            <text:p>F48DFD33</text:p>
          </table:table-cell>
          <table:table-cell table:style-name="ce1" table:formula="of:=CONCATENATE([.E247];MID([.A438];3;2);DEC2HEX((HEX2DEC(MID([.A438];5;2))-2+256*((HEX2DEC(MID([.A438];5;2))-2)&lt;0));2);MID([.A438];7;2))" office:value-type="string" office:string-value="F490A9AA">
            <text:p>F490A9AA</text:p>
          </table:table-cell>
          <table:table-cell table:style-name="ce1" table:formula="of:=CONCATENATE([.E247];MID([.A439];3;2);DEC2HEX((HEX2DEC(MID([.A439];5;2))-2+256*((HEX2DEC(MID([.A439];5;2))-2)&lt;0));2);MID([.A439];7;2))" office:value-type="string" office:string-value="F434C5DD">
            <text:p>F434C5DD</text:p>
          </table:table-cell>
          <table:table-cell table:style-name="ce1" table:formula="of:=CONCATENATE([.E247];MID([.A180];3;2);DEC2HEX((HEX2DEC(MID([.A180];5;2))-2+256*((HEX2DEC(MID([.A180];5;2))-2)&lt;0));2);MID([.A180];7;2))" office:value-type="string" office:string-value="F458DC44">
            <text:p>F458DC44</text:p>
          </table:table-cell>
          <table:table-cell table:style-name="ce1" table:formula="of:=CONCATENATE([.E247];MID([.A181];3;2);DEC2HEX((HEX2DEC(MID([.A181];5;2))-2+256*((HEX2DEC(MID([.A181];5;2))-2)&lt;0));2);MID([.A181];7;2))" office:value-type="string" office:string-value="F4FCF877">
            <text:p>F4FCF877</text:p>
          </table:table-cell>
          <table:table-cell table:style-name="ce1" table:formula="of:=CONCATENATE([.E247];MID([.A178];3;2);DEC2HEX((HEX2DEC(MID([.A178];5;2))-2+256*((HEX2DEC(MID([.A178];5;2))-2)&lt;0));2);MID([.A178];7;2))" office:value-type="string" office:string-value="F40F0FEE">
            <text:p>F40F0FEE</text:p>
          </table:table-cell>
          <table:table-cell table:style-name="ce1" table:formula="of:=CONCATENATE([.E247];MID([.A179];3;2);DEC2HEX((HEX2DEC(MID([.A179];5;2))-2+256*((HEX2DEC(MID([.A179];5;2))-2)&lt;0));2);MID([.A179];7;2))" office:value-type="string" office:string-value="F4B4C011">
            <text:p>F4B4C011</text:p>
          </table:table-cell>
          <table:table-cell/>
          <table:table-cell table:style-name="ce1" table:formula="of:=CONCATENATE([.E247];MID([.A380];3;2);DEC2HEX((HEX2DEC(MID([.A380];5;2))-4+256*((HEX2DEC(MID([.A380];5;2))-4)&lt;0));2);MID([.A380];7;2))" office:value-type="string" office:string-value="F4ADFFCC">
            <text:p>F4ADFFCC</text:p>
          </table:table-cell>
          <table:table-cell table:style-name="ce1" table:formula="of:=CONCATENATE([.E247];MID([.A125];3;2);DEC2HEX((HEX2DEC(MID([.A125];5;2))-4+256*((HEX2DEC(MID([.A125];5;2))-4)&lt;0));2);MID([.A125];7;2))" office:value-type="string" office:string-value="F441B0FF">
            <text:p>F441B0FF</text:p>
          </table:table-cell>
          <table:table-cell table:style-name="ce1" table:formula="of:=CONCATENATE([.E247];MID([.A218];3;2);DEC2HEX((HEX2DEC(MID([.A218];5;2))-3+256*((HEX2DEC(MID([.A218];5;2))-3)&lt;0));2);MID([.A218];7;2))" office:value-type="string" office:string-value="F487D566">
            <text:p>F487D566</text:p>
          </table:table-cell>
          <table:table-cell table:style-name="ce1" table:formula="of:=CONCATENATE([.E247];MID([.A219];3;2);DEC2HEX((HEX2DEC(MID([.A219];5;2))-3+256*((HEX2DEC(MID([.A219];5;2))-3)&lt;0));2);MID([.A219];7;2))" office:value-type="string" office:string-value="F42BF199">
            <text:p>F42BF199</text:p>
          </table:table-cell>
          <table:table-cell table:formula="of:=CONCATENATE([.E247];MID([.A216];3;2);DEC2HEX((HEX2DEC(MID([.A216];5;2))-3+256*((HEX2DEC(MID([.A216];5;2))-3)&lt;0));2);MID([.A216];7;2))" office:value-type="string" office:string-value="F44F0800">
            <text:p>F44F0800</text:p>
          </table:table-cell>
          <table:table-cell table:style-name="ce1" table:formula="of:=CONCATENATE([.E247];MID([.A473];3;2);DEC2HEX((HEX2DEC(MID([.A473];5;2))-3+256*((HEX2DEC(MID([.A473];5;2))-3)&lt;0));2);MID([.A473];7;2))" office:value-type="string" office:string-value="F4E3B933">
            <text:p>F4E3B933</text:p>
          </table:table-cell>
          <table:table-cell table:style-name="ce1" table:formula="of:=CONCATENATE([.E247];MID([.A214];3;2);DEC2HEX((HEX2DEC(MID([.A214];5;2))-3+256*((HEX2DEC(MID([.A214];5;2))-3)&lt;0));2);MID([.A214];7;2))" office:value-type="string" office:string-value="F4F6D0AA">
            <text:p>F4F6D0AA</text:p>
          </table:table-cell>
          <table:table-cell table:style-name="ce1" table:formula="of:=CONCATENATE([.E247];MID([.A215];3;2);DEC2HEX((HEX2DEC(MID([.A215];5;2))-3+256*((HEX2DEC(MID([.A215];5;2))-3)&lt;0));2);MID([.A215];7;2))" office:value-type="string" office:string-value="F49AECDD">
            <text:p>F49AECDD</text:p>
          </table:table-cell>
          <table:table-cell table:style-name="ce6" table:formula="of:=CONCATENATE([.E247];MID([.A468];3;2);DEC2HEX((HEX2DEC(MID([.A468];5;2))-3+256*((HEX2DEC(MID([.A468];5;2))-3)&lt;0));2);MID([.A468];7;2))" office:value-type="string" office:string-value="F4BE0344">
            <text:p>F4BE0344</text:p>
          </table:table-cell>
          <table:table-cell table:style-name="ce1" table:formula="of:=CONCATENATE([.E247];MID([.A213];3;2);DEC2HEX((HEX2DEC(MID([.A213];5;2))-3+256*((HEX2DEC(MID([.A213];5;2))-3)&lt;0));2);MID([.A213];7;2))" office:value-type="string" office:string-value="F452B477">
            <text:p>F452B477</text:p>
          </table:table-cell>
          <table:table-cell/>
          <table:table-cell table:style-name="ce1" table:formula="of:=MID([.A247];3;2)" office:value-type="string" office:string-value="F0">
            <text:p>F0</text:p>
          </table:table-cell>
          <table:table-cell table:style-name="ce1" table:formula="of:=MID([.A247];5;2)" office:value-type="string" office:string-value="AC">
            <text:p>AC</text:p>
          </table:table-cell>
          <table:table-cell table:formula="of:=IF((HEX2DEC([.Y247])-HEX2DEC([.Y246]))&gt;0;HEX2DEC([.Y247])-HEX2DEC([.Y246]);HEX2DEC([.Y247])-HEX2DEC([.Y246])+256)" office:value-type="float" office:value="148">
            <text:p>148</text:p>
          </table:table-cell>
          <table:table-cell table:formula="of:=IF((HEX2DEC([.Z247])-HEX2DEC([.Z246]))&gt;0;HEX2DEC([.Z247])-HEX2DEC([.Z246]);HEX2DEC([.Z247])-HEX2DEC([.Z246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5A5C800</text:p>
          </table:table-cell>
          <table:table-cell table:style-name="ce6" table:formula="of:=CONCATENATE(DEC2HEX(HEX2DEC(MID([.B247];1;2))+1);MID([.A245];3;6))" office:value-type="string" office:string-value="F5B8DF77">
            <text:p>F5B8DF77</text:p>
          </table:table-cell>
          <table:table-cell table:formula="of:=DEC2HEX(HEX2DEC([.C247])+1)" office:value-type="string" office:string-value="95">
            <text:p>95</text:p>
          </table:table-cell>
          <table:table-cell table:style-name="ce1" table:formula="of:=CONCATENATE([.C248];MID([.A248];3;2);DEC2HEX(HEX2DEC(MID([.A248];5;2))-63+256*((HEX2DEC(MID([.A248];5;2))-63)&lt;0));MID([.A248];7;2))" office:value-type="string" office:string-value="95A58900">
            <text:p>95A58900</text:p>
          </table:table-cell>
          <table:table-cell table:formula="of:=DEC2HEX(HEX2DEC([.E247])+1)" office:value-type="string" office:string-value="F5">
            <text:p>F5</text:p>
          </table:table-cell>
          <table:table-cell table:style-name="ce1" table:formula="of:=CONCATENATE([.E248];MID([.A186];3;2);DEC2HEX((HEX2DEC(MID([.A186];5;2))-2+256*((HEX2DEC(MID([.A186];5;2))-2)&lt;0));2);MID([.A186];7;2))" office:value-type="string" office:string-value="F521AE66">
            <text:p>F521AE66</text:p>
          </table:table-cell>
          <table:table-cell table:style-name="ce1" table:formula="of:=CONCATENATE([.E248];MID([.A439];3;2);DEC2HEX((HEX2DEC(MID([.A439];5;2))-2+256*((HEX2DEC(MID([.A439];5;2))-2)&lt;0));2);MID([.A439];7;2))" office:value-type="string" office:string-value="F534C5DD">
            <text:p>F534C5DD</text:p>
          </table:table-cell>
          <table:table-cell table:style-name="ce1" table:formula="of:=CONCATENATE([.E248];MID([.A440];3;2);DEC2HEX((HEX2DEC(MID([.A440];5;2))-2+256*((HEX2DEC(MID([.A440];5;2))-2)&lt;0));2);MID([.A440];7;2))" office:value-type="string" office:string-value="F5E9E100">
            <text:p>F5E9E100</text:p>
          </table:table-cell>
          <table:table-cell table:style-name="ce1" table:formula="of:=CONCATENATE([.E248];MID([.A181];3;2);DEC2HEX((HEX2DEC(MID([.A181];5;2))-2+256*((HEX2DEC(MID([.A181];5;2))-2)&lt;0));2);MID([.A181];7;2))" office:value-type="string" office:string-value="F5FCF877">
            <text:p>F5FCF877</text:p>
          </table:table-cell>
          <table:table-cell table:style-name="ce1" table:formula="of:=CONCATENATE([.E248];MID([.A182];3;2);DEC2HEX((HEX2DEC(MID([.A182];5;2))-2+256*((HEX2DEC(MID([.A182];5;2))-2)&lt;0));2);MID([.A182];7;2))" office:value-type="string" office:string-value="F590A9AA">
            <text:p>F590A9AA</text:p>
          </table:table-cell>
          <table:table-cell table:style-name="ce1" table:formula="of:=CONCATENATE([.E248];MID([.A179];3;2);DEC2HEX((HEX2DEC(MID([.A179];5;2))-2+256*((HEX2DEC(MID([.A179];5;2))-2)&lt;0));2);MID([.A179];7;2))" office:value-type="string" office:string-value="F5B4C011">
            <text:p>F5B4C011</text:p>
          </table:table-cell>
          <table:table-cell table:style-name="ce1" table:formula="of:=CONCATENATE([.E248];MID([.A180];3;2);DEC2HEX((HEX2DEC(MID([.A180];5;2))-2+256*((HEX2DEC(MID([.A180];5;2))-2)&lt;0));2);MID([.A180];7;2))" office:value-type="string" office:string-value="F558DC44">
            <text:p>F558DC44</text:p>
          </table:table-cell>
          <table:table-cell/>
          <table:table-cell table:style-name="ce1" table:formula="of:=CONCATENATE([.E248];MID([.A381];3;2);DEC2HEX((HEX2DEC(MID([.A381];5;2))-4+256*((HEX2DEC(MID([.A381];5;2))-4)&lt;0));2);MID([.A381];7;2))" office:value-type="string" office:string-value="F541B0FF">
            <text:p>F541B0FF</text:p>
          </table:table-cell>
          <table:table-cell table:style-name="ce1" table:formula="of:=CONCATENATE([.E248];MID([.A126];3;2);DEC2HEX((HEX2DEC(MID([.A126];5;2))-4+256*((HEX2DEC(MID([.A126];5;2))-4)&lt;0));2);MID([.A126];7;2))" office:value-type="string" office:string-value="F5F6CC22">
            <text:p>F5F6CC22</text:p>
          </table:table-cell>
          <table:table-cell table:style-name="ce1" table:formula="of:=CONCATENATE([.E248];MID([.A219];3;2);DEC2HEX((HEX2DEC(MID([.A219];5;2))-3+256*((HEX2DEC(MID([.A219];5;2))-3)&lt;0));2);MID([.A219];7;2))" office:value-type="string" office:string-value="F52BF199">
            <text:p>F52BF199</text:p>
          </table:table-cell>
          <table:table-cell table:style-name="ce1" table:formula="of:=CONCATENATE([.E248];MID([.A220];3;2);DEC2HEX((HEX2DEC(MID([.A220];5;2))-3+256*((HEX2DEC(MID([.A220];5;2))-3)&lt;0));2);MID([.A220];7;2))" office:value-type="string" office:string-value="F5CF0DCC">
            <text:p>F5CF0DCC</text:p>
          </table:table-cell>
          <table:table-cell table:formula="of:=CONCATENATE([.E248];MID([.A217];3;2);DEC2HEX((HEX2DEC(MID([.A217];5;2))-3+256*((HEX2DEC(MID([.A217];5;2))-3)&lt;0));2);MID([.A217];7;2))" office:value-type="string" office:string-value="F5E3B933">
            <text:p>F5E3B933</text:p>
          </table:table-cell>
          <table:table-cell table:style-name="ce1" table:formula="of:=CONCATENATE([.E248];MID([.A474];3;2);DEC2HEX((HEX2DEC(MID([.A474];5;2))-3+256*((HEX2DEC(MID([.A474];5;2))-3)&lt;0));2);MID([.A474];7;2))" office:value-type="string" office:string-value="F587D566">
            <text:p>F587D566</text:p>
          </table:table-cell>
          <table:table-cell table:style-name="ce1" table:formula="of:=CONCATENATE([.E248];MID([.A215];3;2);DEC2HEX((HEX2DEC(MID([.A215];5;2))-3+256*((HEX2DEC(MID([.A215];5;2))-3)&lt;0));2);MID([.A215];7;2))" office:value-type="string" office:string-value="F59AECDD">
            <text:p>F59AECDD</text:p>
          </table:table-cell>
          <table:table-cell table:style-name="ce1" table:formula="of:=CONCATENATE([.E248];MID([.A216];3;2);DEC2HEX((HEX2DEC(MID([.A216];5;2))-3+256*((HEX2DEC(MID([.A216];5;2))-3)&lt;0));2);MID([.A216];7;2))" office:value-type="string" office:string-value="F54F0800">
            <text:p>F54F0800</text:p>
          </table:table-cell>
          <table:table-cell table:style-name="ce6" table:formula="of:=CONCATENATE([.E248];MID([.A469];3;2);DEC2HEX((HEX2DEC(MID([.A469];5;2))-3+256*((HEX2DEC(MID([.A469];5;2))-3)&lt;0));2);MID([.A469];7;2))" office:value-type="string" office:string-value="F552B477">
            <text:p>F552B477</text:p>
          </table:table-cell>
          <table:table-cell table:style-name="ce1" table:formula="of:=CONCATENATE([.E248];MID([.A214];3;2);DEC2HEX((HEX2DEC(MID([.A214];5;2))-3+256*((HEX2DEC(MID([.A214];5;2))-3)&lt;0));2);MID([.A214];7;2))" office:value-type="string" office:string-value="F5F6D0AA">
            <text:p>F5F6D0AA</text:p>
          </table:table-cell>
          <table:table-cell/>
          <table:table-cell table:style-name="ce1" table:formula="of:=MID([.A248];3;2)" office:value-type="string" office:string-value="A5">
            <text:p>A5</text:p>
          </table:table-cell>
          <table:table-cell table:style-name="ce1" table:formula="of:=MID([.A248];5;2)" office:value-type="string" office:string-value="C8">
            <text:p>C8</text:p>
          </table:table-cell>
          <table:table-cell table:formula="of:=IF((HEX2DEC([.Y248])-HEX2DEC([.Y247]))&gt;0;HEX2DEC([.Y248])-HEX2DEC([.Y247]);HEX2DEC([.Y248])-HEX2DEC([.Y247])+256)" office:value-type="float" office:value="181">
            <text:p>181</text:p>
          </table:table-cell>
          <table:table-cell table:formula="of:=IF((HEX2DEC([.Z248])-HEX2DEC([.Z247]))&gt;0;HEX2DEC([.Z248])-HEX2DEC([.Z247]);HEX2DEC([.Z248])-HEX2DEC([.Z24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649E433</text:p>
          </table:table-cell>
          <table:table-cell office:value-type="string">
            <text:p>F65CFBAA</text:p>
          </table:table-cell>
          <table:table-cell table:formula="of:=DEC2HEX(HEX2DEC([.C248])+1)" office:value-type="string" office:string-value="96">
            <text:p>96</text:p>
          </table:table-cell>
          <table:table-cell table:style-name="ce1" table:formula="of:=CONCATENATE([.C249];MID([.A249];3;2);DEC2HEX(HEX2DEC(MID([.A249];5;2))-63+256*((HEX2DEC(MID([.A249];5;2))-63)&lt;0));MID([.A249];7;2))" office:value-type="string" office:string-value="9649A533">
            <text:p>9649A533</text:p>
          </table:table-cell>
          <table:table-cell table:formula="of:=DEC2HEX(HEX2DEC([.E248])+1)" office:value-type="string" office:string-value="F6">
            <text:p>F6</text:p>
          </table:table-cell>
          <table:table-cell table:style-name="ce1" table:formula="of:=CONCATENATE([.E249];MID([.A187];3;2);DEC2HEX((HEX2DEC(MID([.A187];5;2))-2+256*((HEX2DEC(MID([.A187];5;2))-2)&lt;0));2);MID([.A187];7;2))" office:value-type="string" office:string-value="F6C5CA99">
            <text:p>F6C5CA99</text:p>
          </table:table-cell>
          <table:table-cell table:style-name="ce1" table:formula="of:=CONCATENATE([.E249];MID([.A440];3;2);DEC2HEX((HEX2DEC(MID([.A440];5;2))-2+256*((HEX2DEC(MID([.A440];5;2))-2)&lt;0));2);MID([.A440];7;2))" office:value-type="string" office:string-value="F6E9E100">
            <text:p>F6E9E100</text:p>
          </table:table-cell>
          <table:table-cell table:style-name="ce1" table:formula="of:=CONCATENATE([.E249];MID([.A441];3;2);DEC2HEX((HEX2DEC(MID([.A441];5;2))-2+256*((HEX2DEC(MID([.A441];5;2))-2)&lt;0));2);MID([.A441];7;2))" office:value-type="string" office:string-value="F68DFD33">
            <text:p>F68DFD33</text:p>
          </table:table-cell>
          <table:table-cell table:style-name="ce1" table:formula="of:=CONCATENATE([.E249];MID([.A182];3;2);DEC2HEX((HEX2DEC(MID([.A182];5;2))-2+256*((HEX2DEC(MID([.A182];5;2))-2)&lt;0));2);MID([.A182];7;2))" office:value-type="string" office:string-value="F690A9AA">
            <text:p>F690A9AA</text:p>
          </table:table-cell>
          <table:table-cell table:style-name="ce1" table:formula="of:=CONCATENATE([.E249];MID([.A183];3;2);DEC2HEX((HEX2DEC(MID([.A183];5;2))-2+256*((HEX2DEC(MID([.A183];5;2))-2)&lt;0));2);MID([.A183];7;2))" office:value-type="string" office:string-value="F634C5DD">
            <text:p>F634C5DD</text:p>
          </table:table-cell>
          <table:table-cell table:style-name="ce1" table:formula="of:=CONCATENATE([.E249];MID([.A180];3;2);DEC2HEX((HEX2DEC(MID([.A180];5;2))-2+256*((HEX2DEC(MID([.A180];5;2))-2)&lt;0));2);MID([.A180];7;2))" office:value-type="string" office:string-value="F658DC44">
            <text:p>F658DC44</text:p>
          </table:table-cell>
          <table:table-cell table:style-name="ce1" table:formula="of:=CONCATENATE([.E249];MID([.A181];3;2);DEC2HEX((HEX2DEC(MID([.A181];5;2))-2+256*((HEX2DEC(MID([.A181];5;2))-2)&lt;0));2);MID([.A181];7;2))" office:value-type="string" office:string-value="F6FCF877">
            <text:p>F6FCF877</text:p>
          </table:table-cell>
          <table:table-cell/>
          <table:table-cell table:style-name="ce1" table:formula="of:=CONCATENATE([.E249];MID([.A382];3;2);DEC2HEX((HEX2DEC(MID([.A382];5;2))-4+256*((HEX2DEC(MID([.A382];5;2))-4)&lt;0));2);MID([.A382];7;2))" office:value-type="string" office:string-value="F6F6CC22">
            <text:p>F6F6CC22</text:p>
          </table:table-cell>
          <table:table-cell table:style-name="ce1" table:formula="of:=CONCATENATE([.E249];MID([.A127];3;2);DEC2HEX((HEX2DEC(MID([.A127];5;2))-4+256*((HEX2DEC(MID([.A127];5;2))-4)&lt;0));2);MID([.A127];7;2))" office:value-type="string" office:string-value="F69AE855">
            <text:p>F69AE855</text:p>
          </table:table-cell>
          <table:table-cell table:style-name="ce1" table:formula="of:=CONCATENATE([.E249];MID([.A220];3;2);DEC2HEX((HEX2DEC(MID([.A220];5;2))-3+256*((HEX2DEC(MID([.A220];5;2))-3)&lt;0));2);MID([.A220];7;2))" office:value-type="string" office:string-value="F6CF0DCC">
            <text:p>F6CF0DCC</text:p>
          </table:table-cell>
          <table:table-cell table:style-name="ce1" table:formula="of:=CONCATENATE([.E249];MID([.A221];3;2);DEC2HEX((HEX2DEC(MID([.A221];5;2))-3+256*((HEX2DEC(MID([.A221];5;2))-3)&lt;0));2);MID([.A221];7;2))" office:value-type="string" office:string-value="F663BEFF">
            <text:p>F663BEFF</text:p>
          </table:table-cell>
          <table:table-cell table:formula="of:=CONCATENATE([.E249];MID([.A218];3;2);DEC2HEX((HEX2DEC(MID([.A218];5;2))-3+256*((HEX2DEC(MID([.A218];5;2))-3)&lt;0));2);MID([.A218];7;2))" office:value-type="string" office:string-value="F687D566">
            <text:p>F687D566</text:p>
          </table:table-cell>
          <table:table-cell table:style-name="ce1" table:formula="of:=CONCATENATE([.E249];MID([.A475];3;2);DEC2HEX((HEX2DEC(MID([.A475];5;2))-3+256*((HEX2DEC(MID([.A475];5;2))-3)&lt;0));2);MID([.A475];7;2))" office:value-type="string" office:string-value="F62BF199">
            <text:p>F62BF199</text:p>
          </table:table-cell>
          <table:table-cell table:style-name="ce1" table:formula="of:=CONCATENATE([.E249];MID([.A216];3;2);DEC2HEX((HEX2DEC(MID([.A216];5;2))-3+256*((HEX2DEC(MID([.A216];5;2))-3)&lt;0));2);MID([.A216];7;2))" office:value-type="string" office:string-value="F64F0800">
            <text:p>F64F0800</text:p>
          </table:table-cell>
          <table:table-cell table:style-name="ce1" table:formula="of:=CONCATENATE([.E249];MID([.A217];3;2);DEC2HEX((HEX2DEC(MID([.A217];5;2))-3+256*((HEX2DEC(MID([.A217];5;2))-3)&lt;0));2);MID([.A217];7;2))" office:value-type="string" office:string-value="F6E3B933">
            <text:p>F6E3B933</text:p>
          </table:table-cell>
          <table:table-cell table:style-name="ce6" table:formula="of:=CONCATENATE([.E249];MID([.A470];3;2);DEC2HEX((HEX2DEC(MID([.A470];5;2))-3+256*((HEX2DEC(MID([.A470];5;2))-3)&lt;0));2);MID([.A470];7;2))" office:value-type="string" office:string-value="F6F6D0AA">
            <text:p>F6F6D0AA</text:p>
          </table:table-cell>
          <table:table-cell table:style-name="ce1" table:formula="of:=CONCATENATE([.E249];MID([.A215];3;2);DEC2HEX((HEX2DEC(MID([.A215];5;2))-3+256*((HEX2DEC(MID([.A215];5;2))-3)&lt;0));2);MID([.A215];7;2))" office:value-type="string" office:string-value="F69AECDD">
            <text:p>F69AECDD</text:p>
          </table:table-cell>
          <table:table-cell/>
          <table:table-cell table:style-name="ce1" table:formula="of:=MID([.A249];3;2)" office:value-type="string" office:string-value="49">
            <text:p>49</text:p>
          </table:table-cell>
          <table:table-cell table:style-name="ce1" table:formula="of:=MID([.A249];5;2)" office:value-type="string" office:string-value="E4">
            <text:p>E4</text:p>
          </table:table-cell>
          <table:table-cell table:formula="of:=IF((HEX2DEC([.Y249])-HEX2DEC([.Y248]))&gt;0;HEX2DEC([.Y249])-HEX2DEC([.Y248]);HEX2DEC([.Y249])-HEX2DEC([.Y248])+256)" office:value-type="float" office:value="164">
            <text:p>164</text:p>
          </table:table-cell>
          <table:table-cell table:formula="of:=IF((HEX2DEC([.Z249])-HEX2DEC([.Z248]))&gt;0;HEX2DEC([.Z249])-HEX2DEC([.Z248]);HEX2DEC([.Z249])-HEX2DEC([.Z248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7ED0066</text:p>
          </table:table-cell>
          <table:table-cell office:value-type="string">
            <text:p>F7F0ACDD</text:p>
          </table:table-cell>
          <table:table-cell table:formula="of:=DEC2HEX(HEX2DEC([.C249])+1)" office:value-type="string" office:string-value="97">
            <text:p>97</text:p>
          </table:table-cell>
          <table:table-cell table:style-name="ce1" table:formula="of:=CONCATENATE([.C250];MID([.A250];3;2);DEC2HEX(HEX2DEC(MID([.A250];5;2))-63+256*((HEX2DEC(MID([.A250];5;2))-63)&lt;0));MID([.A250];7;2))" office:value-type="string" office:string-value="97EDC166">
            <text:p>97EDC166</text:p>
          </table:table-cell>
          <table:table-cell table:formula="of:=DEC2HEX(HEX2DEC([.E249])+1)" office:value-type="string" office:string-value="F7">
            <text:p>F7</text:p>
          </table:table-cell>
          <table:table-cell table:style-name="ce1" table:formula="of:=CONCATENATE([.E250];MID([.A188];3;2);DEC2HEX((HEX2DEC(MID([.A188];5;2))-2+256*((HEX2DEC(MID([.A188];5;2))-2)&lt;0));2);MID([.A188];7;2))" office:value-type="string" office:string-value="F769E6CC">
            <text:p>F769E6CC</text:p>
          </table:table-cell>
          <table:table-cell table:style-name="ce1" table:formula="of:=CONCATENATE([.E250];MID([.A441];3;2);DEC2HEX((HEX2DEC(MID([.A441];5;2))-2+256*((HEX2DEC(MID([.A441];5;2))-2)&lt;0));2);MID([.A441];7;2))" office:value-type="string" office:string-value="F78DFD33">
            <text:p>F78DFD33</text:p>
          </table:table-cell>
          <table:table-cell table:style-name="ce1" table:formula="of:=CONCATENATE([.E250];MID([.A442];3;2);DEC2HEX((HEX2DEC(MID([.A442];5;2))-2+256*((HEX2DEC(MID([.A442];5;2))-2)&lt;0));2);MID([.A442];7;2))" office:value-type="string" office:string-value="F721AE66">
            <text:p>F721AE66</text:p>
          </table:table-cell>
          <table:table-cell table:style-name="ce1" table:formula="of:=CONCATENATE([.E250];MID([.A183];3;2);DEC2HEX((HEX2DEC(MID([.A183];5;2))-2+256*((HEX2DEC(MID([.A183];5;2))-2)&lt;0));2);MID([.A183];7;2))" office:value-type="string" office:string-value="F734C5DD">
            <text:p>F734C5DD</text:p>
          </table:table-cell>
          <table:table-cell table:style-name="ce1" table:formula="of:=CONCATENATE([.E250];MID([.A184];3;2);DEC2HEX((HEX2DEC(MID([.A184];5;2))-2+256*((HEX2DEC(MID([.A184];5;2))-2)&lt;0));2);MID([.A184];7;2))" office:value-type="string" office:string-value="F7E9E100">
            <text:p>F7E9E100</text:p>
          </table:table-cell>
          <table:table-cell table:style-name="ce1" table:formula="of:=CONCATENATE([.E250];MID([.A181];3;2);DEC2HEX((HEX2DEC(MID([.A181];5;2))-2+256*((HEX2DEC(MID([.A181];5;2))-2)&lt;0));2);MID([.A181];7;2))" office:value-type="string" office:string-value="F7FCF877">
            <text:p>F7FCF877</text:p>
          </table:table-cell>
          <table:table-cell table:style-name="ce1" table:formula="of:=CONCATENATE([.E250];MID([.A182];3;2);DEC2HEX((HEX2DEC(MID([.A182];5;2))-2+256*((HEX2DEC(MID([.A182];5;2))-2)&lt;0));2);MID([.A182];7;2))" office:value-type="string" office:string-value="F790A9AA">
            <text:p>F790A9AA</text:p>
          </table:table-cell>
          <table:table-cell/>
          <table:table-cell table:style-name="ce1" table:formula="of:=CONCATENATE([.E250];MID([.A383];3;2);DEC2HEX((HEX2DEC(MID([.A383];5;2))-4+256*((HEX2DEC(MID([.A383];5;2))-4)&lt;0));2);MID([.A383];7;2))" office:value-type="string" office:string-value="F79AE855">
            <text:p>F79AE855</text:p>
          </table:table-cell>
          <table:table-cell table:style-name="ce1" table:formula="of:=CONCATENATE([.E250];MID([.A128];3;2);DEC2HEX((HEX2DEC(MID([.A128];5;2))-4+256*((HEX2DEC(MID([.A128];5;2))-4)&lt;0));2);MID([.A128];7;2))" office:value-type="string" office:string-value="F73E0488">
            <text:p>F73E0488</text:p>
          </table:table-cell>
          <table:table-cell table:style-name="ce1" table:formula="of:=CONCATENATE([.E250];MID([.A221];3;2);DEC2HEX((HEX2DEC(MID([.A221];5;2))-3+256*((HEX2DEC(MID([.A221];5;2))-3)&lt;0));2);MID([.A221];7;2))" office:value-type="string" office:string-value="F763BEFF">
            <text:p>F763BEFF</text:p>
          </table:table-cell>
          <table:table-cell table:style-name="ce1" table:formula="of:=CONCATENATE([.E250];MID([.A222];3;2);DEC2HEX((HEX2DEC(MID([.A222];5;2))-3+256*((HEX2DEC(MID([.A222];5;2))-3)&lt;0));2);MID([.A222];7;2))" office:value-type="string" office:string-value="F718DA22">
            <text:p>F718DA22</text:p>
          </table:table-cell>
          <table:table-cell table:formula="of:=CONCATENATE([.E250];MID([.A219];3;2);DEC2HEX((HEX2DEC(MID([.A219];5;2))-3+256*((HEX2DEC(MID([.A219];5;2))-3)&lt;0));2);MID([.A219];7;2))" office:value-type="string" office:string-value="F72BF199">
            <text:p>F72BF199</text:p>
          </table:table-cell>
          <table:table-cell table:style-name="ce1" table:formula="of:=CONCATENATE([.E250];MID([.A476];3;2);DEC2HEX((HEX2DEC(MID([.A476];5;2))-3+256*((HEX2DEC(MID([.A476];5;2))-3)&lt;0));2);MID([.A476];7;2))" office:value-type="string" office:string-value="F7CF0DCC">
            <text:p>F7CF0DCC</text:p>
          </table:table-cell>
          <table:table-cell table:style-name="ce1" table:formula="of:=CONCATENATE([.E250];MID([.A217];3;2);DEC2HEX((HEX2DEC(MID([.A217];5;2))-3+256*((HEX2DEC(MID([.A217];5;2))-3)&lt;0));2);MID([.A217];7;2))" office:value-type="string" office:string-value="F7E3B933">
            <text:p>F7E3B933</text:p>
          </table:table-cell>
          <table:table-cell table:style-name="ce1" table:formula="of:=CONCATENATE([.E250];MID([.A218];3;2);DEC2HEX((HEX2DEC(MID([.A218];5;2))-3+256*((HEX2DEC(MID([.A218];5;2))-3)&lt;0));2);MID([.A218];7;2))" office:value-type="string" office:string-value="F787D566">
            <text:p>F787D566</text:p>
          </table:table-cell>
          <table:table-cell table:style-name="ce6" table:formula="of:=CONCATENATE([.E250];MID([.A471];3;2);DEC2HEX((HEX2DEC(MID([.A471];5;2))-3+256*((HEX2DEC(MID([.A471];5;2))-3)&lt;0));2);MID([.A471];7;2))" office:value-type="string" office:string-value="F79AECDD">
            <text:p>F79AECDD</text:p>
          </table:table-cell>
          <table:table-cell table:style-name="ce1" table:formula="of:=CONCATENATE([.E250];MID([.A216];3;2);DEC2HEX((HEX2DEC(MID([.A216];5;2))-3+256*((HEX2DEC(MID([.A216];5;2))-3)&lt;0));2);MID([.A216];7;2))" office:value-type="string" office:string-value="F74F0800">
            <text:p>F74F0800</text:p>
          </table:table-cell>
          <table:table-cell/>
          <table:table-cell table:style-name="ce1" table:formula="of:=MID([.A250];3;2)" office:value-type="string" office:string-value="ED">
            <text:p>ED</text:p>
          </table:table-cell>
          <table:table-cell table:style-name="ce1" table:formula="of:=MID([.A250];5;2)" office:value-type="string" office:string-value="00">
            <text:p>00</text:p>
          </table:table-cell>
          <table:table-cell table:formula="of:=IF((HEX2DEC([.Y250])-HEX2DEC([.Y249]))&gt;0;HEX2DEC([.Y250])-HEX2DEC([.Y249]);HEX2DEC([.Y250])-HEX2DEC([.Y249])+256)" office:value-type="float" office:value="164">
            <text:p>164</text:p>
          </table:table-cell>
          <table:table-cell table:formula="of:=IF((HEX2DEC([.Z250])-HEX2DEC([.Z249]))&gt;0;HEX2DEC([.Z250])-HEX2DEC([.Z249]);HEX2DEC([.Z250])-HEX2DEC([.Z249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881B199</text:p>
          </table:table-cell>
          <table:table-cell office:value-type="string">
            <text:p>F8A5C800</text:p>
          </table:table-cell>
          <table:table-cell table:formula="of:=DEC2HEX(HEX2DEC([.C250])+1)" office:value-type="string" office:string-value="98">
            <text:p>98</text:p>
          </table:table-cell>
          <table:table-cell table:style-name="ce1" table:formula="of:=CONCATENATE([.C251];MID([.A251];3;2);DEC2HEX(HEX2DEC(MID([.A251];5;2))-63+256*((HEX2DEC(MID([.A251];5;2))-63)&lt;0));MID([.A251];7;2))" office:value-type="string" office:string-value="98817299">
            <text:p>98817299</text:p>
          </table:table-cell>
          <table:table-cell table:formula="of:=DEC2HEX(HEX2DEC([.E250])+1)" office:value-type="string" office:string-value="F8">
            <text:p>F8</text:p>
          </table:table-cell>
          <table:table-cell table:style-name="ce1" table:formula="of:=CONCATENATE([.E251];MID([.A189];3;2);DEC2HEX((HEX2DEC(MID([.A189];5;2))-2+256*((HEX2DEC(MID([.A189];5;2))-2)&lt;0));2);MID([.A189];7;2))" office:value-type="string" office:string-value="F80D02FF">
            <text:p>F80D02FF</text:p>
          </table:table-cell>
          <table:table-cell table:style-name="ce1" table:formula="of:=CONCATENATE([.E251];MID([.A442];3;2);DEC2HEX((HEX2DEC(MID([.A442];5;2))-2+256*((HEX2DEC(MID([.A442];5;2))-2)&lt;0));2);MID([.A442];7;2))" office:value-type="string" office:string-value="F821AE66">
            <text:p>F821AE66</text:p>
          </table:table-cell>
          <table:table-cell table:style-name="ce1" table:formula="of:=CONCATENATE([.E251];MID([.A443];3;2);DEC2HEX((HEX2DEC(MID([.A443];5;2))-2+256*((HEX2DEC(MID([.A443];5;2))-2)&lt;0));2);MID([.A443];7;2))" office:value-type="string" office:string-value="F8C5CA99">
            <text:p>F8C5CA99</text:p>
          </table:table-cell>
          <table:table-cell table:style-name="ce1" table:formula="of:=CONCATENATE([.E251];MID([.A184];3;2);DEC2HEX((HEX2DEC(MID([.A184];5;2))-2+256*((HEX2DEC(MID([.A184];5;2))-2)&lt;0));2);MID([.A184];7;2))" office:value-type="string" office:string-value="F8E9E100">
            <text:p>F8E9E100</text:p>
          </table:table-cell>
          <table:table-cell table:style-name="ce1" table:formula="of:=CONCATENATE([.E251];MID([.A185];3;2);DEC2HEX((HEX2DEC(MID([.A185];5;2))-2+256*((HEX2DEC(MID([.A185];5;2))-2)&lt;0));2);MID([.A185];7;2))" office:value-type="string" office:string-value="F88DFD33">
            <text:p>F88DFD33</text:p>
          </table:table-cell>
          <table:table-cell table:style-name="ce1" table:formula="of:=CONCATENATE([.E251];MID([.A182];3;2);DEC2HEX((HEX2DEC(MID([.A182];5;2))-2+256*((HEX2DEC(MID([.A182];5;2))-2)&lt;0));2);MID([.A182];7;2))" office:value-type="string" office:string-value="F890A9AA">
            <text:p>F890A9AA</text:p>
          </table:table-cell>
          <table:table-cell table:style-name="ce1" table:formula="of:=CONCATENATE([.E251];MID([.A183];3;2);DEC2HEX((HEX2DEC(MID([.A183];5;2))-2+256*((HEX2DEC(MID([.A183];5;2))-2)&lt;0));2);MID([.A183];7;2))" office:value-type="string" office:string-value="F834C5DD">
            <text:p>F834C5DD</text:p>
          </table:table-cell>
          <table:table-cell/>
          <table:table-cell table:style-name="ce1" table:formula="of:=CONCATENATE([.E251];MID([.A384];3;2);DEC2HEX((HEX2DEC(MID([.A384];5;2))-4+256*((HEX2DEC(MID([.A384];5;2))-4)&lt;0));2);MID([.A384];7;2))" office:value-type="string" office:string-value="F83E0488">
            <text:p>F83E0488</text:p>
          </table:table-cell>
          <table:table-cell table:style-name="ce1" table:formula="of:=CONCATENATE([.E251];MID([.A129];3;2);DEC2HEX((HEX2DEC(MID([.A129];5;2))-4+256*((HEX2DEC(MID([.A129];5;2))-4)&lt;0));2);MID([.A129];7;2))" office:value-type="string" office:string-value="F8D2B5BB">
            <text:p>F8D2B5BB</text:p>
          </table:table-cell>
          <table:table-cell table:style-name="ce1" table:formula="of:=CONCATENATE([.E251];MID([.A222];3;2);DEC2HEX((HEX2DEC(MID([.A222];5;2))-3+256*((HEX2DEC(MID([.A222];5;2))-3)&lt;0));2);MID([.A222];7;2))" office:value-type="string" office:string-value="F818DA22">
            <text:p>F818DA22</text:p>
          </table:table-cell>
          <table:table-cell table:style-name="ce1" table:formula="of:=CONCATENATE([.E251];MID([.A223];3;2);DEC2HEX((HEX2DEC(MID([.A223];5;2))-3+256*((HEX2DEC(MID([.A223];5;2))-3)&lt;0));2);MID([.A223];7;2))" office:value-type="string" office:string-value="F8BCF655">
            <text:p>F8BCF655</text:p>
          </table:table-cell>
          <table:table-cell table:formula="of:=CONCATENATE([.E251];MID([.A220];3;2);DEC2HEX((HEX2DEC(MID([.A220];5;2))-3+256*((HEX2DEC(MID([.A220];5;2))-3)&lt;0));2);MID([.A220];7;2))" office:value-type="string" office:string-value="F8CF0DCC">
            <text:p>F8CF0DCC</text:p>
          </table:table-cell>
          <table:table-cell table:style-name="ce1" table:formula="of:=CONCATENATE([.E251];MID([.A477];3;2);DEC2HEX((HEX2DEC(MID([.A477];5;2))-3+256*((HEX2DEC(MID([.A477];5;2))-3)&lt;0));2);MID([.A477];7;2))" office:value-type="string" office:string-value="F863BEFF">
            <text:p>F863BEFF</text:p>
          </table:table-cell>
          <table:table-cell table:style-name="ce1" table:formula="of:=CONCATENATE([.E251];MID([.A218];3;2);DEC2HEX((HEX2DEC(MID([.A218];5;2))-3+256*((HEX2DEC(MID([.A218];5;2))-3)&lt;0));2);MID([.A218];7;2))" office:value-type="string" office:string-value="F887D566">
            <text:p>F887D566</text:p>
          </table:table-cell>
          <table:table-cell table:style-name="ce1" table:formula="of:=CONCATENATE([.E251];MID([.A219];3;2);DEC2HEX((HEX2DEC(MID([.A219];5;2))-3+256*((HEX2DEC(MID([.A219];5;2))-3)&lt;0));2);MID([.A219];7;2))" office:value-type="string" office:string-value="F82BF199">
            <text:p>F82BF199</text:p>
          </table:table-cell>
          <table:table-cell table:style-name="ce6" table:formula="of:=CONCATENATE([.E251];MID([.A472];3;2);DEC2HEX((HEX2DEC(MID([.A472];5;2))-3+256*((HEX2DEC(MID([.A472];5;2))-3)&lt;0));2);MID([.A472];7;2))" office:value-type="string" office:string-value="F84F0800">
            <text:p>F84F0800</text:p>
          </table:table-cell>
          <table:table-cell table:style-name="ce1" table:formula="of:=CONCATENATE([.E251];MID([.A217];3;2);DEC2HEX((HEX2DEC(MID([.A217];5;2))-3+256*((HEX2DEC(MID([.A217];5;2))-3)&lt;0));2);MID([.A217];7;2))" office:value-type="string" office:string-value="F8E3B933">
            <text:p>F8E3B933</text:p>
          </table:table-cell>
          <table:table-cell/>
          <table:table-cell table:style-name="ce1" table:formula="of:=MID([.A251];3;2)" office:value-type="string" office:string-value="81">
            <text:p>81</text:p>
          </table:table-cell>
          <table:table-cell table:style-name="ce1" table:formula="of:=MID([.A251];5;2)" office:value-type="string" office:string-value="B1">
            <text:p>B1</text:p>
          </table:table-cell>
          <table:table-cell table:formula="of:=IF((HEX2DEC([.Y251])-HEX2DEC([.Y250]))&gt;0;HEX2DEC([.Y251])-HEX2DEC([.Y250]);HEX2DEC([.Y251])-HEX2DEC([.Y250])+256)" office:value-type="float" office:value="148">
            <text:p>148</text:p>
          </table:table-cell>
          <table:table-cell table:formula="of:=IF((HEX2DEC([.Z251])-HEX2DEC([.Z250]))&gt;0;HEX2DEC([.Z251])-HEX2DEC([.Z250]);HEX2DEC([.Z251])-HEX2DEC([.Z250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925CDCC</text:p>
          </table:table-cell>
          <table:table-cell office:value-type="string">
            <text:p>F949E433</text:p>
          </table:table-cell>
          <table:table-cell table:formula="of:=DEC2HEX(HEX2DEC([.C251])+1)" office:value-type="string" office:string-value="99">
            <text:p>99</text:p>
          </table:table-cell>
          <table:table-cell table:style-name="ce1" table:formula="of:=CONCATENATE([.C252];MID([.A252];3;2);DEC2HEX(HEX2DEC(MID([.A252];5;2))-63+256*((HEX2DEC(MID([.A252];5;2))-63)&lt;0));MID([.A252];7;2))" office:value-type="string" office:string-value="99258ECC">
            <text:p>99258ECC</text:p>
          </table:table-cell>
          <table:table-cell table:formula="of:=DEC2HEX(HEX2DEC([.E251])+1)" office:value-type="string" office:string-value="F9">
            <text:p>F9</text:p>
          </table:table-cell>
          <table:table-cell table:style-name="ce1" table:formula="of:=CONCATENATE([.E252];MID([.A190];3;2);DEC2HEX((HEX2DEC(MID([.A190];5;2))-2+256*((HEX2DEC(MID([.A190];5;2))-2)&lt;0));2);MID([.A190];7;2))" office:value-type="string" office:string-value="F9B2B322">
            <text:p>F9B2B322</text:p>
          </table:table-cell>
          <table:table-cell table:style-name="ce1" table:formula="of:=CONCATENATE([.E252];MID([.A443];3;2);DEC2HEX((HEX2DEC(MID([.A443];5;2))-2+256*((HEX2DEC(MID([.A443];5;2))-2)&lt;0));2);MID([.A443];7;2))" office:value-type="string" office:string-value="F9C5CA99">
            <text:p>F9C5CA99</text:p>
          </table:table-cell>
          <table:table-cell table:style-name="ce1" table:formula="of:=CONCATENATE([.E252];MID([.A444];3;2);DEC2HEX((HEX2DEC(MID([.A444];5;2))-2+256*((HEX2DEC(MID([.A444];5;2))-2)&lt;0));2);MID([.A444];7;2))" office:value-type="string" office:string-value="F969E6CC">
            <text:p>F969E6CC</text:p>
          </table:table-cell>
          <table:table-cell table:style-name="ce1" table:formula="of:=CONCATENATE([.E252];MID([.A185];3;2);DEC2HEX((HEX2DEC(MID([.A185];5;2))-2+256*((HEX2DEC(MID([.A185];5;2))-2)&lt;0));2);MID([.A185];7;2))" office:value-type="string" office:string-value="F98DFD33">
            <text:p>F98DFD33</text:p>
          </table:table-cell>
          <table:table-cell table:style-name="ce1" table:formula="of:=CONCATENATE([.E252];MID([.A186];3;2);DEC2HEX((HEX2DEC(MID([.A186];5;2))-2+256*((HEX2DEC(MID([.A186];5;2))-2)&lt;0));2);MID([.A186];7;2))" office:value-type="string" office:string-value="F921AE66">
            <text:p>F921AE66</text:p>
          </table:table-cell>
          <table:table-cell table:style-name="ce1" table:formula="of:=CONCATENATE([.E252];MID([.A183];3;2);DEC2HEX((HEX2DEC(MID([.A183];5;2))-2+256*((HEX2DEC(MID([.A183];5;2))-2)&lt;0));2);MID([.A183];7;2))" office:value-type="string" office:string-value="F934C5DD">
            <text:p>F934C5DD</text:p>
          </table:table-cell>
          <table:table-cell table:style-name="ce1" table:formula="of:=CONCATENATE([.E252];MID([.A184];3;2);DEC2HEX((HEX2DEC(MID([.A184];5;2))-2+256*((HEX2DEC(MID([.A184];5;2))-2)&lt;0));2);MID([.A184];7;2))" office:value-type="string" office:string-value="F9E9E100">
            <text:p>F9E9E100</text:p>
          </table:table-cell>
          <table:table-cell/>
          <table:table-cell table:style-name="ce1" table:formula="of:=CONCATENATE([.E252];MID([.A385];3;2);DEC2HEX((HEX2DEC(MID([.A385];5;2))-4+256*((HEX2DEC(MID([.A385];5;2))-4)&lt;0));2);MID([.A385];7;2))" office:value-type="string" office:string-value="F9D2B5BB">
            <text:p>F9D2B5BB</text:p>
          </table:table-cell>
          <table:table-cell table:style-name="ce1" table:formula="of:=CONCATENATE([.E252];MID([.A130];3;2);DEC2HEX((HEX2DEC(MID([.A130];5;2))-4+256*((HEX2DEC(MID([.A130];5;2))-4)&lt;0));2);MID([.A130];7;2))" office:value-type="string" office:string-value="F976D1EE">
            <text:p>F976D1EE</text:p>
          </table:table-cell>
          <table:table-cell table:style-name="ce1" table:formula="of:=CONCATENATE([.E252];MID([.A223];3;2);DEC2HEX((HEX2DEC(MID([.A223];5;2))-3+256*((HEX2DEC(MID([.A223];5;2))-3)&lt;0));2);MID([.A223];7;2))" office:value-type="string" office:string-value="F9BCF655">
            <text:p>F9BCF655</text:p>
          </table:table-cell>
          <table:table-cell table:style-name="ce1" table:formula="of:=CONCATENATE([.E252];MID([.A224];3;2);DEC2HEX((HEX2DEC(MID([.A224];5;2))-3+256*((HEX2DEC(MID([.A224];5;2))-3)&lt;0));2);MID([.A224];7;2))" office:value-type="string" office:string-value="F950A788">
            <text:p>F950A788</text:p>
          </table:table-cell>
          <table:table-cell table:formula="of:=CONCATENATE([.E252];MID([.A221];3;2);DEC2HEX((HEX2DEC(MID([.A221];5;2))-3+256*((HEX2DEC(MID([.A221];5;2))-3)&lt;0));2);MID([.A221];7;2))" office:value-type="string" office:string-value="F963BEFF">
            <text:p>F963BEFF</text:p>
          </table:table-cell>
          <table:table-cell table:style-name="ce1" table:formula="of:=CONCATENATE([.E252];MID([.A478];3;2);DEC2HEX((HEX2DEC(MID([.A478];5;2))-3+256*((HEX2DEC(MID([.A478];5;2))-3)&lt;0));2);MID([.A478];7;2))" office:value-type="string" office:string-value="F918DA22">
            <text:p>F918DA22</text:p>
          </table:table-cell>
          <table:table-cell table:style-name="ce1" table:formula="of:=CONCATENATE([.E252];MID([.A219];3;2);DEC2HEX((HEX2DEC(MID([.A219];5;2))-3+256*((HEX2DEC(MID([.A219];5;2))-3)&lt;0));2);MID([.A219];7;2))" office:value-type="string" office:string-value="F92BF199">
            <text:p>F92BF199</text:p>
          </table:table-cell>
          <table:table-cell table:style-name="ce1" table:formula="of:=CONCATENATE([.E252];MID([.A220];3;2);DEC2HEX((HEX2DEC(MID([.A220];5;2))-3+256*((HEX2DEC(MID([.A220];5;2))-3)&lt;0));2);MID([.A220];7;2))" office:value-type="string" office:string-value="F9CF0DCC">
            <text:p>F9CF0DCC</text:p>
          </table:table-cell>
          <table:table-cell table:style-name="ce6" table:formula="of:=CONCATENATE([.E252];MID([.A473];3;2);DEC2HEX((HEX2DEC(MID([.A473];5;2))-3+256*((HEX2DEC(MID([.A473];5;2))-3)&lt;0));2);MID([.A473];7;2))" office:value-type="string" office:string-value="F9E3B933">
            <text:p>F9E3B933</text:p>
          </table:table-cell>
          <table:table-cell table:style-name="ce1" table:formula="of:=CONCATENATE([.E252];MID([.A218];3;2);DEC2HEX((HEX2DEC(MID([.A218];5;2))-3+256*((HEX2DEC(MID([.A218];5;2))-3)&lt;0));2);MID([.A218];7;2))" office:value-type="string" office:string-value="F987D566">
            <text:p>F987D566</text:p>
          </table:table-cell>
          <table:table-cell/>
          <table:table-cell table:style-name="ce1" table:formula="of:=MID([.A252];3;2)" office:value-type="string" office:string-value="25">
            <text:p>25</text:p>
          </table:table-cell>
          <table:table-cell table:style-name="ce1" table:formula="of:=MID([.A252];5;2)" office:value-type="string" office:string-value="CD">
            <text:p>CD</text:p>
          </table:table-cell>
          <table:table-cell table:formula="of:=IF((HEX2DEC([.Y252])-HEX2DEC([.Y251]))&gt;0;HEX2DEC([.Y252])-HEX2DEC([.Y251]);HEX2DEC([.Y252])-HEX2DEC([.Y251])+256)" office:value-type="float" office:value="164">
            <text:p>164</text:p>
          </table:table-cell>
          <table:table-cell table:formula="of:=IF((HEX2DEC([.Z252])-HEX2DEC([.Z251]))&gt;0;HEX2DEC([.Z252])-HEX2DEC([.Z251]);HEX2DEC([.Z252])-HEX2DEC([.Z251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AC9E9FF</text:p>
          </table:table-cell>
          <table:table-cell office:value-type="string">
            <text:p>FAED0066</text:p>
          </table:table-cell>
          <table:table-cell table:formula="of:=DEC2HEX(HEX2DEC([.C252])+1)" office:value-type="string" office:string-value="9A">
            <text:p>9A</text:p>
          </table:table-cell>
          <table:table-cell table:style-name="ce1" table:formula="of:=CONCATENATE([.C253];MID([.A253];3;2);DEC2HEX(HEX2DEC(MID([.A253];5;2))-63+256*((HEX2DEC(MID([.A253];5;2))-63)&lt;0));MID([.A253];7;2))" office:value-type="string" office:string-value="9AC9AAFF">
            <text:p>9AC9AAFF</text:p>
          </table:table-cell>
          <table:table-cell table:formula="of:=DEC2HEX(HEX2DEC([.E252])+1)" office:value-type="string" office:string-value="FA">
            <text:p>FA</text:p>
          </table:table-cell>
          <table:table-cell table:style-name="ce1" table:formula="of:=CONCATENATE([.E253];MID([.A191];3;2);DEC2HEX((HEX2DEC(MID([.A191];5;2))-2+256*((HEX2DEC(MID([.A191];5;2))-2)&lt;0));2);MID([.A191];7;2))" office:value-type="string" office:string-value="FA56CF55">
            <text:p>FA56CF55</text:p>
          </table:table-cell>
          <table:table-cell table:style-name="ce1" table:formula="of:=CONCATENATE([.E253];MID([.A444];3;2);DEC2HEX((HEX2DEC(MID([.A444];5;2))-2+256*((HEX2DEC(MID([.A444];5;2))-2)&lt;0));2);MID([.A444];7;2))" office:value-type="string" office:string-value="FA69E6CC">
            <text:p>FA69E6CC</text:p>
          </table:table-cell>
          <table:table-cell table:style-name="ce1" table:formula="of:=CONCATENATE([.E253];MID([.A445];3;2);DEC2HEX((HEX2DEC(MID([.A445];5;2))-2+256*((HEX2DEC(MID([.A445];5;2))-2)&lt;0));2);MID([.A445];7;2))" office:value-type="string" office:string-value="FA0D02FF">
            <text:p>FA0D02FF</text:p>
          </table:table-cell>
          <table:table-cell table:style-name="ce1" table:formula="of:=CONCATENATE([.E253];MID([.A186];3;2);DEC2HEX((HEX2DEC(MID([.A186];5;2))-2+256*((HEX2DEC(MID([.A186];5;2))-2)&lt;0));2);MID([.A186];7;2))" office:value-type="string" office:string-value="FA21AE66">
            <text:p>FA21AE66</text:p>
          </table:table-cell>
          <table:table-cell table:style-name="ce1" table:formula="of:=CONCATENATE([.E253];MID([.A187];3;2);DEC2HEX((HEX2DEC(MID([.A187];5;2))-2+256*((HEX2DEC(MID([.A187];5;2))-2)&lt;0));2);MID([.A187];7;2))" office:value-type="string" office:string-value="FAC5CA99">
            <text:p>FAC5CA99</text:p>
          </table:table-cell>
          <table:table-cell table:style-name="ce1" table:formula="of:=CONCATENATE([.E253];MID([.A184];3;2);DEC2HEX((HEX2DEC(MID([.A184];5;2))-2+256*((HEX2DEC(MID([.A184];5;2))-2)&lt;0));2);MID([.A184];7;2))" office:value-type="string" office:string-value="FAE9E100">
            <text:p>FAE9E100</text:p>
          </table:table-cell>
          <table:table-cell table:style-name="ce1" table:formula="of:=CONCATENATE([.E253];MID([.A185];3;2);DEC2HEX((HEX2DEC(MID([.A185];5;2))-2+256*((HEX2DEC(MID([.A185];5;2))-2)&lt;0));2);MID([.A185];7;2))" office:value-type="string" office:string-value="FA8DFD33">
            <text:p>FA8DFD33</text:p>
          </table:table-cell>
          <table:table-cell/>
          <table:table-cell table:style-name="ce1" table:formula="of:=CONCATENATE([.E253];MID([.A386];3;2);DEC2HEX((HEX2DEC(MID([.A386];5;2))-4+256*((HEX2DEC(MID([.A386];5;2))-4)&lt;0));2);MID([.A386];7;2))" office:value-type="string" office:string-value="FA76D1EE">
            <text:p>FA76D1EE</text:p>
          </table:table-cell>
          <table:table-cell table:style-name="ce1" table:formula="of:=CONCATENATE([.E253];MID([.A131];3;2);DEC2HEX((HEX2DEC(MID([.A131];5;2))-4+256*((HEX2DEC(MID([.A131];5;2))-4)&lt;0));2);MID([.A131];7;2))" office:value-type="string" office:string-value="FA2BED11">
            <text:p>FA2BED11</text:p>
          </table:table-cell>
          <table:table-cell table:style-name="ce1" table:formula="of:=CONCATENATE([.E253];MID([.A224];3;2);DEC2HEX((HEX2DEC(MID([.A224];5;2))-3+256*((HEX2DEC(MID([.A224];5;2))-3)&lt;0));2);MID([.A224];7;2))" office:value-type="string" office:string-value="FA50A788">
            <text:p>FA50A788</text:p>
          </table:table-cell>
          <table:table-cell table:style-name="ce1" table:formula="of:=CONCATENATE([.E253];MID([.A225];3;2);DEC2HEX((HEX2DEC(MID([.A225];5;2))-3+256*((HEX2DEC(MID([.A225];5;2))-3)&lt;0));2);MID([.A225];7;2))" office:value-type="string" office:string-value="FAF4C3BB">
            <text:p>FAF4C3BB</text:p>
          </table:table-cell>
          <table:table-cell table:formula="of:=CONCATENATE([.E253];MID([.A222];3;2);DEC2HEX((HEX2DEC(MID([.A222];5;2))-3+256*((HEX2DEC(MID([.A222];5;2))-3)&lt;0));2);MID([.A222];7;2))" office:value-type="string" office:string-value="FA18DA22">
            <text:p>FA18DA22</text:p>
          </table:table-cell>
          <table:table-cell table:style-name="ce1" table:formula="of:=CONCATENATE([.E253];MID([.A479];3;2);DEC2HEX((HEX2DEC(MID([.A479];5;2))-3+256*((HEX2DEC(MID([.A479];5;2))-3)&lt;0));2);MID([.A479];7;2))" office:value-type="string" office:string-value="FABCF655">
            <text:p>FABCF655</text:p>
          </table:table-cell>
          <table:table-cell table:style-name="ce1" table:formula="of:=CONCATENATE([.E253];MID([.A220];3;2);DEC2HEX((HEX2DEC(MID([.A220];5;2))-3+256*((HEX2DEC(MID([.A220];5;2))-3)&lt;0));2);MID([.A220];7;2))" office:value-type="string" office:string-value="FACF0DCC">
            <text:p>FACF0DCC</text:p>
          </table:table-cell>
          <table:table-cell table:style-name="ce1" table:formula="of:=CONCATENATE([.E253];MID([.A221];3;2);DEC2HEX((HEX2DEC(MID([.A221];5;2))-3+256*((HEX2DEC(MID([.A221];5;2))-3)&lt;0));2);MID([.A221];7;2))" office:value-type="string" office:string-value="FA63BEFF">
            <text:p>FA63BEFF</text:p>
          </table:table-cell>
          <table:table-cell table:style-name="ce6" table:formula="of:=CONCATENATE([.E253];MID([.A474];3;2);DEC2HEX((HEX2DEC(MID([.A474];5;2))-3+256*((HEX2DEC(MID([.A474];5;2))-3)&lt;0));2);MID([.A474];7;2))" office:value-type="string" office:string-value="FA87D566">
            <text:p>FA87D566</text:p>
          </table:table-cell>
          <table:table-cell table:style-name="ce1" table:formula="of:=CONCATENATE([.E253];MID([.A219];3;2);DEC2HEX((HEX2DEC(MID([.A219];5;2))-3+256*((HEX2DEC(MID([.A219];5;2))-3)&lt;0));2);MID([.A219];7;2))" office:value-type="string" office:string-value="FA2BF199">
            <text:p>FA2BF199</text:p>
          </table:table-cell>
          <table:table-cell/>
          <table:table-cell table:style-name="ce1" table:formula="of:=MID([.A253];3;2)" office:value-type="string" office:string-value="C9">
            <text:p>C9</text:p>
          </table:table-cell>
          <table:table-cell table:style-name="ce1" table:formula="of:=MID([.A253];5;2)" office:value-type="string" office:string-value="E9">
            <text:p>E9</text:p>
          </table:table-cell>
          <table:table-cell table:formula="of:=IF((HEX2DEC([.Y253])-HEX2DEC([.Y252]))&gt;0;HEX2DEC([.Y253])-HEX2DEC([.Y252]);HEX2DEC([.Y253])-HEX2DEC([.Y252])+256)" office:value-type="float" office:value="164">
            <text:p>164</text:p>
          </table:table-cell>
          <table:table-cell table:formula="of:=IF((HEX2DEC([.Z253])-HEX2DEC([.Z252]))&gt;0;HEX2DEC([.Z253])-HEX2DEC([.Z252]);HEX2DEC([.Z253])-HEX2DEC([.Z252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B7E0522</text:p>
          </table:table-cell>
          <table:table-cell office:value-type="string">
            <text:p>FB81B199</text:p>
          </table:table-cell>
          <table:table-cell table:formula="of:=DEC2HEX(HEX2DEC([.C253])+1)" office:value-type="string" office:string-value="9B">
            <text:p>9B</text:p>
          </table:table-cell>
          <table:table-cell table:style-name="ce1" table:formula="of:=CONCATENATE([.C254];MID([.A254];3;2);DEC2HEX(HEX2DEC(MID([.A254];5;2))-63+256*((HEX2DEC(MID([.A254];5;2))-63)&lt;0));MID([.A254];7;2))" office:value-type="string" office:string-value="9B7EC622">
            <text:p>9B7EC622</text:p>
          </table:table-cell>
          <table:table-cell table:formula="of:=DEC2HEX(HEX2DEC([.E253])+1)" office:value-type="string" office:string-value="FB">
            <text:p>FB</text:p>
          </table:table-cell>
          <table:table-cell table:style-name="ce1" table:formula="of:=CONCATENATE([.E254];MID([.A192];3;2);DEC2HEX((HEX2DEC(MID([.A192];5;2))-2+256*((HEX2DEC(MID([.A192];5;2))-2)&lt;0));2);MID([.A192];7;2))" office:value-type="string" office:string-value="FBFAEB88">
            <text:p>FBFAEB88</text:p>
          </table:table-cell>
          <table:table-cell table:style-name="ce1" table:formula="of:=CONCATENATE([.E254];MID([.A445];3;2);DEC2HEX((HEX2DEC(MID([.A445];5;2))-2+256*((HEX2DEC(MID([.A445];5;2))-2)&lt;0));2);MID([.A445];7;2))" office:value-type="string" office:string-value="FB0D02FF">
            <text:p>FB0D02FF</text:p>
          </table:table-cell>
          <table:table-cell table:style-name="ce1" table:formula="of:=CONCATENATE([.E254];MID([.A446];3;2);DEC2HEX((HEX2DEC(MID([.A446];5;2))-2+256*((HEX2DEC(MID([.A446];5;2))-2)&lt;0));2);MID([.A446];7;2))" office:value-type="string" office:string-value="FBB2B322">
            <text:p>FBB2B322</text:p>
          </table:table-cell>
          <table:table-cell table:style-name="ce1" table:formula="of:=CONCATENATE([.E254];MID([.A187];3;2);DEC2HEX((HEX2DEC(MID([.A187];5;2))-2+256*((HEX2DEC(MID([.A187];5;2))-2)&lt;0));2);MID([.A187];7;2))" office:value-type="string" office:string-value="FBC5CA99">
            <text:p>FBC5CA99</text:p>
          </table:table-cell>
          <table:table-cell table:style-name="ce1" table:formula="of:=CONCATENATE([.E254];MID([.A188];3;2);DEC2HEX((HEX2DEC(MID([.A188];5;2))-2+256*((HEX2DEC(MID([.A188];5;2))-2)&lt;0));2);MID([.A188];7;2))" office:value-type="string" office:string-value="FB69E6CC">
            <text:p>FB69E6CC</text:p>
          </table:table-cell>
          <table:table-cell table:style-name="ce1" table:formula="of:=CONCATENATE([.E254];MID([.A185];3;2);DEC2HEX((HEX2DEC(MID([.A185];5;2))-2+256*((HEX2DEC(MID([.A185];5;2))-2)&lt;0));2);MID([.A185];7;2))" office:value-type="string" office:string-value="FB8DFD33">
            <text:p>FB8DFD33</text:p>
          </table:table-cell>
          <table:table-cell table:style-name="ce1" table:formula="of:=CONCATENATE([.E254];MID([.A186];3;2);DEC2HEX((HEX2DEC(MID([.A186];5;2))-2+256*((HEX2DEC(MID([.A186];5;2))-2)&lt;0));2);MID([.A186];7;2))" office:value-type="string" office:string-value="FB21AE66">
            <text:p>FB21AE66</text:p>
          </table:table-cell>
          <table:table-cell/>
          <table:table-cell table:style-name="ce1" table:formula="of:=CONCATENATE([.E254];MID([.A387];3;2);DEC2HEX((HEX2DEC(MID([.A387];5;2))-4+256*((HEX2DEC(MID([.A387];5;2))-4)&lt;0));2);MID([.A387];7;2))" office:value-type="string" office:string-value="FB2BED11">
            <text:p>FB2BED11</text:p>
          </table:table-cell>
          <table:table-cell table:style-name="ce1" table:formula="of:=CONCATENATE([.E254];MID([.A132];3;2);DEC2HEX((HEX2DEC(MID([.A132];5;2))-4+256*((HEX2DEC(MID([.A132];5;2))-4)&lt;0));2);MID([.A132];7;2))" office:value-type="string" office:string-value="FBCF0944">
            <text:p>FBCF0944</text:p>
          </table:table-cell>
          <table:table-cell table:style-name="ce1" table:formula="of:=CONCATENATE([.E254];MID([.A225];3;2);DEC2HEX((HEX2DEC(MID([.A225];5;2))-3+256*((HEX2DEC(MID([.A225];5;2))-3)&lt;0));2);MID([.A225];7;2))" office:value-type="string" office:string-value="FBF4C3BB">
            <text:p>FBF4C3BB</text:p>
          </table:table-cell>
          <table:table-cell table:style-name="ce1" table:formula="of:=CONCATENATE([.E254];MID([.A226];3;2);DEC2HEX((HEX2DEC(MID([.A226];5;2))-3+256*((HEX2DEC(MID([.A226];5;2))-3)&lt;0));2);MID([.A226];7;2))" office:value-type="string" office:string-value="FB98DFEE">
            <text:p>FB98DFEE</text:p>
          </table:table-cell>
          <table:table-cell table:formula="of:=CONCATENATE([.E254];MID([.A223];3;2);DEC2HEX((HEX2DEC(MID([.A223];5;2))-3+256*((HEX2DEC(MID([.A223];5;2))-3)&lt;0));2);MID([.A223];7;2))" office:value-type="string" office:string-value="FBBCF655">
            <text:p>FBBCF655</text:p>
          </table:table-cell>
          <table:table-cell table:style-name="ce1" table:formula="of:=CONCATENATE([.E254];MID([.A480];3;2);DEC2HEX((HEX2DEC(MID([.A480];5;2))-3+256*((HEX2DEC(MID([.A480];5;2))-3)&lt;0));2);MID([.A480];7;2))" office:value-type="string" office:string-value="FB50A788">
            <text:p>FB50A788</text:p>
          </table:table-cell>
          <table:table-cell table:style-name="ce1" table:formula="of:=CONCATENATE([.E254];MID([.A221];3;2);DEC2HEX((HEX2DEC(MID([.A221];5;2))-3+256*((HEX2DEC(MID([.A221];5;2))-3)&lt;0));2);MID([.A221];7;2))" office:value-type="string" office:string-value="FB63BEFF">
            <text:p>FB63BEFF</text:p>
          </table:table-cell>
          <table:table-cell table:style-name="ce1" table:formula="of:=CONCATENATE([.E254];MID([.A222];3;2);DEC2HEX((HEX2DEC(MID([.A222];5;2))-3+256*((HEX2DEC(MID([.A222];5;2))-3)&lt;0));2);MID([.A222];7;2))" office:value-type="string" office:string-value="FB18DA22">
            <text:p>FB18DA22</text:p>
          </table:table-cell>
          <table:table-cell table:style-name="ce6" table:formula="of:=CONCATENATE([.E254];MID([.A475];3;2);DEC2HEX((HEX2DEC(MID([.A475];5;2))-3+256*((HEX2DEC(MID([.A475];5;2))-3)&lt;0));2);MID([.A475];7;2))" office:value-type="string" office:string-value="FB2BF199">
            <text:p>FB2BF199</text:p>
          </table:table-cell>
          <table:table-cell table:style-name="ce1" table:formula="of:=CONCATENATE([.E254];MID([.A220];3;2);DEC2HEX((HEX2DEC(MID([.A220];5;2))-3+256*((HEX2DEC(MID([.A220];5;2))-3)&lt;0));2);MID([.A220];7;2))" office:value-type="string" office:string-value="FBCF0DCC">
            <text:p>FBCF0DCC</text:p>
          </table:table-cell>
          <table:table-cell/>
          <table:table-cell table:style-name="ce1" table:formula="of:=MID([.A254];3;2)" office:value-type="string" office:string-value="7E">
            <text:p>7E</text:p>
          </table:table-cell>
          <table:table-cell table:style-name="ce1" table:formula="of:=MID([.A254];5;2)" office:value-type="string" office:string-value="05">
            <text:p>05</text:p>
          </table:table-cell>
          <table:table-cell table:formula="of:=IF((HEX2DEC([.Y254])-HEX2DEC([.Y253]))&gt;0;HEX2DEC([.Y254])-HEX2DEC([.Y253]);HEX2DEC([.Y254])-HEX2DEC([.Y253])+256)" office:value-type="float" office:value="181">
            <text:p>181</text:p>
          </table:table-cell>
          <table:table-cell table:formula="of:=IF((HEX2DEC([.Z254])-HEX2DEC([.Z253]))&gt;0;HEX2DEC([.Z254])-HEX2DEC([.Z253]);HEX2DEC([.Z254])-HEX2DEC([.Z253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C12B655</text:p>
          </table:table-cell>
          <table:table-cell office:value-type="string">
            <text:p>FC25CDCC</text:p>
          </table:table-cell>
          <table:table-cell table:formula="of:=DEC2HEX(HEX2DEC([.C254])+1)" office:value-type="string" office:string-value="9C">
            <text:p>9C</text:p>
          </table:table-cell>
          <table:table-cell table:style-name="ce1" table:formula="of:=CONCATENATE([.C255];MID([.A255];3;2);DEC2HEX(HEX2DEC(MID([.A255];5;2))-63+256*((HEX2DEC(MID([.A255];5;2))-63)&lt;0));MID([.A255];7;2))" office:value-type="string" office:string-value="9C127755">
            <text:p>9C127755</text:p>
          </table:table-cell>
          <table:table-cell table:formula="of:=DEC2HEX(HEX2DEC([.E254])+1)" office:value-type="string" office:string-value="FC">
            <text:p>FC</text:p>
          </table:table-cell>
          <table:table-cell table:style-name="ce1" table:formula="of:=CONCATENATE([.E255];MID([.A193];3;2);DEC2HEX((HEX2DEC(MID([.A193];5;2))-2+256*((HEX2DEC(MID([.A193];5;2))-2)&lt;0));2);MID([.A193];7;2))" office:value-type="string" office:string-value="FC9E07BB">
            <text:p>FC9E07BB</text:p>
          </table:table-cell>
          <table:table-cell table:style-name="ce1" table:formula="of:=CONCATENATE([.E255];MID([.A446];3;2);DEC2HEX((HEX2DEC(MID([.A446];5;2))-2+256*((HEX2DEC(MID([.A446];5;2))-2)&lt;0));2);MID([.A446];7;2))" office:value-type="string" office:string-value="FCB2B322">
            <text:p>FCB2B322</text:p>
          </table:table-cell>
          <table:table-cell table:style-name="ce1" table:formula="of:=CONCATENATE([.E255];MID([.A447];3;2);DEC2HEX((HEX2DEC(MID([.A447];5;2))-2+256*((HEX2DEC(MID([.A447];5;2))-2)&lt;0));2);MID([.A447];7;2))" office:value-type="string" office:string-value="FC56CF55">
            <text:p>FC56CF55</text:p>
          </table:table-cell>
          <table:table-cell table:style-name="ce1" table:formula="of:=CONCATENATE([.E255];MID([.A188];3;2);DEC2HEX((HEX2DEC(MID([.A188];5;2))-2+256*((HEX2DEC(MID([.A188];5;2))-2)&lt;0));2);MID([.A188];7;2))" office:value-type="string" office:string-value="FC69E6CC">
            <text:p>FC69E6CC</text:p>
          </table:table-cell>
          <table:table-cell table:style-name="ce1" table:formula="of:=CONCATENATE([.E255];MID([.A189];3;2);DEC2HEX((HEX2DEC(MID([.A189];5;2))-2+256*((HEX2DEC(MID([.A189];5;2))-2)&lt;0));2);MID([.A189];7;2))" office:value-type="string" office:string-value="FC0D02FF">
            <text:p>FC0D02FF</text:p>
          </table:table-cell>
          <table:table-cell table:style-name="ce1" table:formula="of:=CONCATENATE([.E255];MID([.A186];3;2);DEC2HEX((HEX2DEC(MID([.A186];5;2))-2+256*((HEX2DEC(MID([.A186];5;2))-2)&lt;0));2);MID([.A186];7;2))" office:value-type="string" office:string-value="FC21AE66">
            <text:p>FC21AE66</text:p>
          </table:table-cell>
          <table:table-cell table:style-name="ce1" table:formula="of:=CONCATENATE([.E255];MID([.A187];3;2);DEC2HEX((HEX2DEC(MID([.A187];5;2))-2+256*((HEX2DEC(MID([.A187];5;2))-2)&lt;0));2);MID([.A187];7;2))" office:value-type="string" office:string-value="FCC5CA99">
            <text:p>FCC5CA99</text:p>
          </table:table-cell>
          <table:table-cell/>
          <table:table-cell table:style-name="ce1" table:formula="of:=CONCATENATE([.E255];MID([.A388];3;2);DEC2HEX((HEX2DEC(MID([.A388];5;2))-4+256*((HEX2DEC(MID([.A388];5;2))-4)&lt;0));2);MID([.A388];7;2))" office:value-type="string" office:string-value="FCCF0944">
            <text:p>FCCF0944</text:p>
          </table:table-cell>
          <table:table-cell table:style-name="ce1" table:formula="of:=CONCATENATE([.E255];MID([.A133];3;2);DEC2HEX((HEX2DEC(MID([.A133];5;2))-4+256*((HEX2DEC(MID([.A133];5;2))-4)&lt;0));2);MID([.A133];7;2))" office:value-type="string" office:string-value="FC63BA77">
            <text:p>FC63BA77</text:p>
          </table:table-cell>
          <table:table-cell table:style-name="ce1" table:formula="of:=CONCATENATE([.E255];MID([.A226];3;2);DEC2HEX((HEX2DEC(MID([.A226];5;2))-3+256*((HEX2DEC(MID([.A226];5;2))-3)&lt;0));2);MID([.A226];7;2))" office:value-type="string" office:string-value="FC98DFEE">
            <text:p>FC98DFEE</text:p>
          </table:table-cell>
          <table:table-cell table:style-name="ce1" table:formula="of:=CONCATENATE([.E255];MID([.A227];3;2);DEC2HEX((HEX2DEC(MID([.A227];5;2))-3+256*((HEX2DEC(MID([.A227];5;2))-3)&lt;0));2);MID([.A227];7;2))" office:value-type="string" office:string-value="FC4DFB11">
            <text:p>FC4DFB11</text:p>
          </table:table-cell>
          <table:table-cell table:formula="of:=CONCATENATE([.E255];MID([.A224];3;2);DEC2HEX((HEX2DEC(MID([.A224];5;2))-3+256*((HEX2DEC(MID([.A224];5;2))-3)&lt;0));2);MID([.A224];7;2))" office:value-type="string" office:string-value="FC50A788">
            <text:p>FC50A788</text:p>
          </table:table-cell>
          <table:table-cell table:style-name="ce1" table:formula="of:=CONCATENATE([.E255];MID([.A481];3;2);DEC2HEX((HEX2DEC(MID([.A481];5;2))-3+256*((HEX2DEC(MID([.A481];5;2))-3)&lt;0));2);MID([.A481];7;2))" office:value-type="string" office:string-value="FCF4C3BB">
            <text:p>FCF4C3BB</text:p>
          </table:table-cell>
          <table:table-cell table:style-name="ce1" table:formula="of:=CONCATENATE([.E255];MID([.A222];3;2);DEC2HEX((HEX2DEC(MID([.A222];5;2))-3+256*((HEX2DEC(MID([.A222];5;2))-3)&lt;0));2);MID([.A222];7;2))" office:value-type="string" office:string-value="FC18DA22">
            <text:p>FC18DA22</text:p>
          </table:table-cell>
          <table:table-cell table:style-name="ce1" table:formula="of:=CONCATENATE([.E255];MID([.A223];3;2);DEC2HEX((HEX2DEC(MID([.A223];5;2))-3+256*((HEX2DEC(MID([.A223];5;2))-3)&lt;0));2);MID([.A223];7;2))" office:value-type="string" office:string-value="FCBCF655">
            <text:p>FCBCF655</text:p>
          </table:table-cell>
          <table:table-cell table:style-name="ce6" table:formula="of:=CONCATENATE([.E255];MID([.A476];3;2);DEC2HEX((HEX2DEC(MID([.A476];5;2))-3+256*((HEX2DEC(MID([.A476];5;2))-3)&lt;0));2);MID([.A476];7;2))" office:value-type="string" office:string-value="FCCF0DCC">
            <text:p>FCCF0DCC</text:p>
          </table:table-cell>
          <table:table-cell table:style-name="ce1" table:formula="of:=CONCATENATE([.E255];MID([.A221];3;2);DEC2HEX((HEX2DEC(MID([.A221];5;2))-3+256*((HEX2DEC(MID([.A221];5;2))-3)&lt;0));2);MID([.A221];7;2))" office:value-type="string" office:string-value="FC63BEFF">
            <text:p>FC63BEFF</text:p>
          </table:table-cell>
          <table:table-cell/>
          <table:table-cell table:style-name="ce1" table:formula="of:=MID([.A255];3;2)" office:value-type="string" office:string-value="12">
            <text:p>12</text:p>
          </table:table-cell>
          <table:table-cell table:style-name="ce1" table:formula="of:=MID([.A255];5;2)" office:value-type="string" office:string-value="B6">
            <text:p>B6</text:p>
          </table:table-cell>
          <table:table-cell table:formula="of:=IF((HEX2DEC([.Y255])-HEX2DEC([.Y254]))&gt;0;HEX2DEC([.Y255])-HEX2DEC([.Y254]);HEX2DEC([.Y255])-HEX2DEC([.Y254])+256)" office:value-type="float" office:value="148">
            <text:p>148</text:p>
          </table:table-cell>
          <table:table-cell table:formula="of:=IF((HEX2DEC([.Z255])-HEX2DEC([.Z254]))&gt;0;HEX2DEC([.Z255])-HEX2DEC([.Z254]);HEX2DEC([.Z255])-HEX2DEC([.Z254])+256)" office:value-type="float" office:value="177">
            <text:p>177</text:p>
          </table:table-cell>
          <table:table-cell table:number-columns-repeated="5"/>
        </table:table-row>
        <table:table-row table:style-name="ro2">
          <table:table-cell table:style-name="ce6" office:value-type="string">
            <text:p>FDB6D288</text:p>
          </table:table-cell>
          <table:table-cell office:value-type="string">
            <text:p>FDC9E9FF</text:p>
          </table:table-cell>
          <table:table-cell table:formula="of:=DEC2HEX(HEX2DEC([.C255])+1)" office:value-type="string" office:string-value="9D">
            <text:p>9D</text:p>
          </table:table-cell>
          <table:table-cell table:style-name="ce1" table:formula="of:=CONCATENATE([.C256];MID([.A256];3;2);DEC2HEX(HEX2DEC(MID([.A256];5;2))-63+256*((HEX2DEC(MID([.A256];5;2))-63)&lt;0));MID([.A256];7;2))" office:value-type="string" office:string-value="9DB69388">
            <text:p>9DB69388</text:p>
          </table:table-cell>
          <table:table-cell table:formula="of:=DEC2HEX(HEX2DEC([.E255])+1)" office:value-type="string" office:string-value="FD">
            <text:p>FD</text:p>
          </table:table-cell>
          <table:table-cell table:style-name="ce1" table:formula="of:=CONCATENATE([.E256];MID([.A194];3;2);DEC2HEX((HEX2DEC(MID([.A194];5;2))-2+256*((HEX2DEC(MID([.A194];5;2))-2)&lt;0));2);MID([.A194];7;2))" office:value-type="string" office:string-value="FD32B8EE">
            <text:p>FD32B8EE</text:p>
          </table:table-cell>
          <table:table-cell table:style-name="ce1" table:formula="of:=CONCATENATE([.E256];MID([.A447];3;2);DEC2HEX((HEX2DEC(MID([.A447];5;2))-2+256*((HEX2DEC(MID([.A447];5;2))-2)&lt;0));2);MID([.A447];7;2))" office:value-type="string" office:string-value="FD56CF55">
            <text:p>FD56CF55</text:p>
          </table:table-cell>
          <table:table-cell table:style-name="ce1" table:formula="of:=CONCATENATE([.E256];MID([.A448];3;2);DEC2HEX((HEX2DEC(MID([.A448];5;2))-2+256*((HEX2DEC(MID([.A448];5;2))-2)&lt;0));2);MID([.A448];7;2))" office:value-type="string" office:string-value="FDFAEB88">
            <text:p>FDFAEB88</text:p>
          </table:table-cell>
          <table:table-cell table:style-name="ce1" table:formula="of:=CONCATENATE([.E256];MID([.A189];3;2);DEC2HEX((HEX2DEC(MID([.A189];5;2))-2+256*((HEX2DEC(MID([.A189];5;2))-2)&lt;0));2);MID([.A189];7;2))" office:value-type="string" office:string-value="FD0D02FF">
            <text:p>FD0D02FF</text:p>
          </table:table-cell>
          <table:table-cell table:style-name="ce1" table:formula="of:=CONCATENATE([.E256];MID([.A190];3;2);DEC2HEX((HEX2DEC(MID([.A190];5;2))-2+256*((HEX2DEC(MID([.A190];5;2))-2)&lt;0));2);MID([.A190];7;2))" office:value-type="string" office:string-value="FDB2B322">
            <text:p>FDB2B322</text:p>
          </table:table-cell>
          <table:table-cell table:style-name="ce1" table:formula="of:=CONCATENATE([.E256];MID([.A187];3;2);DEC2HEX((HEX2DEC(MID([.A187];5;2))-2+256*((HEX2DEC(MID([.A187];5;2))-2)&lt;0));2);MID([.A187];7;2))" office:value-type="string" office:string-value="FDC5CA99">
            <text:p>FDC5CA99</text:p>
          </table:table-cell>
          <table:table-cell table:style-name="ce1" table:formula="of:=CONCATENATE([.E256];MID([.A188];3;2);DEC2HEX((HEX2DEC(MID([.A188];5;2))-2+256*((HEX2DEC(MID([.A188];5;2))-2)&lt;0));2);MID([.A188];7;2))" office:value-type="string" office:string-value="FD69E6CC">
            <text:p>FD69E6CC</text:p>
          </table:table-cell>
          <table:table-cell/>
          <table:table-cell table:style-name="ce1" table:formula="of:=CONCATENATE([.E256];MID([.A389];3;2);DEC2HEX((HEX2DEC(MID([.A389];5;2))-4+256*((HEX2DEC(MID([.A389];5;2))-4)&lt;0));2);MID([.A389];7;2))" office:value-type="string" office:string-value="FD63BA77">
            <text:p>FD63BA77</text:p>
          </table:table-cell>
          <table:table-cell table:style-name="ce1" table:formula="of:=CONCATENATE([.E256];MID([.A134];3;2);DEC2HEX((HEX2DEC(MID([.A134];5;2))-4+256*((HEX2DEC(MID([.A134];5;2))-4)&lt;0));2);MID([.A134];7;2))" office:value-type="string" office:string-value="FD07D6AA">
            <text:p>FD07D6AA</text:p>
          </table:table-cell>
          <table:table-cell table:style-name="ce1" table:formula="of:=CONCATENATE([.E256];MID([.A227];3;2);DEC2HEX((HEX2DEC(MID([.A227];5;2))-3+256*((HEX2DEC(MID([.A227];5;2))-3)&lt;0));2);MID([.A227];7;2))" office:value-type="string" office:string-value="FD4DFB11">
            <text:p>FD4DFB11</text:p>
          </table:table-cell>
          <table:table-cell table:style-name="ce1" table:formula="of:=CONCATENATE([.E256];MID([.A228];3;2);DEC2HEX((HEX2DEC(MID([.A228];5;2))-3+256*((HEX2DEC(MID([.A228];5;2))-3)&lt;0));2);MID([.A228];7;2))" office:value-type="string" office:string-value="FDE1AC44">
            <text:p>FDE1AC44</text:p>
          </table:table-cell>
          <table:table-cell table:formula="of:=CONCATENATE([.E256];MID([.A225];3;2);DEC2HEX((HEX2DEC(MID([.A225];5;2))-3+256*((HEX2DEC(MID([.A225];5;2))-3)&lt;0));2);MID([.A225];7;2))" office:value-type="string" office:string-value="FDF4C3BB">
            <text:p>FDF4C3BB</text:p>
          </table:table-cell>
          <table:table-cell table:style-name="ce1" table:formula="of:=CONCATENATE([.E256];MID([.A482];3;2);DEC2HEX((HEX2DEC(MID([.A482];5;2))-3+256*((HEX2DEC(MID([.A482];5;2))-3)&lt;0));2);MID([.A482];7;2))" office:value-type="string" office:string-value="FD98DFEE">
            <text:p>FD98DFEE</text:p>
          </table:table-cell>
          <table:table-cell table:style-name="ce1" table:formula="of:=CONCATENATE([.E256];MID([.A223];3;2);DEC2HEX((HEX2DEC(MID([.A223];5;2))-3+256*((HEX2DEC(MID([.A223];5;2))-3)&lt;0));2);MID([.A223];7;2))" office:value-type="string" office:string-value="FDBCF655">
            <text:p>FDBCF655</text:p>
          </table:table-cell>
          <table:table-cell table:style-name="ce1" table:formula="of:=CONCATENATE([.E256];MID([.A224];3;2);DEC2HEX((HEX2DEC(MID([.A224];5;2))-3+256*((HEX2DEC(MID([.A224];5;2))-3)&lt;0));2);MID([.A224];7;2))" office:value-type="string" office:string-value="FD50A788">
            <text:p>FD50A788</text:p>
          </table:table-cell>
          <table:table-cell table:style-name="ce6" table:formula="of:=CONCATENATE([.E256];MID([.A477];3;2);DEC2HEX((HEX2DEC(MID([.A477];5;2))-3+256*((HEX2DEC(MID([.A477];5;2))-3)&lt;0));2);MID([.A477];7;2))" office:value-type="string" office:string-value="FD63BEFF">
            <text:p>FD63BEFF</text:p>
          </table:table-cell>
          <table:table-cell table:style-name="ce1" table:formula="of:=CONCATENATE([.E256];MID([.A222];3;2);DEC2HEX((HEX2DEC(MID([.A222];5;2))-3+256*((HEX2DEC(MID([.A222];5;2))-3)&lt;0));2);MID([.A222];7;2))" office:value-type="string" office:string-value="FD18DA22">
            <text:p>FD18DA22</text:p>
          </table:table-cell>
          <table:table-cell/>
          <table:table-cell table:style-name="ce1" table:formula="of:=MID([.A256];3;2)" office:value-type="string" office:string-value="B6">
            <text:p>B6</text:p>
          </table:table-cell>
          <table:table-cell table:style-name="ce1" table:formula="of:=MID([.A256];5;2)" office:value-type="string" office:string-value="D2">
            <text:p>D2</text:p>
          </table:table-cell>
          <table:table-cell table:formula="of:=IF((HEX2DEC([.Y256])-HEX2DEC([.Y255]))&gt;0;HEX2DEC([.Y256])-HEX2DEC([.Y255]);HEX2DEC([.Y256])-HEX2DEC([.Y255])+256)" office:value-type="float" office:value="164">
            <text:p>164</text:p>
          </table:table-cell>
          <table:table-cell table:formula="of:=IF((HEX2DEC([.Z256])-HEX2DEC([.Z255]))&gt;0;HEX2DEC([.Z256])-HEX2DEC([.Z255]);HEX2DEC([.Z256])-HEX2DEC([.Z255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E5AEEBB</text:p>
          </table:table-cell>
          <table:table-cell office:value-type="string">
            <text:p>FE7E0522</text:p>
          </table:table-cell>
          <table:table-cell table:formula="of:=DEC2HEX(HEX2DEC([.C256])+1)" office:value-type="string" office:string-value="9E">
            <text:p>9E</text:p>
          </table:table-cell>
          <table:table-cell table:style-name="ce1" table:formula="of:=CONCATENATE([.C257];MID([.A257];3;2);DEC2HEX(HEX2DEC(MID([.A257];5;2))-63+256*((HEX2DEC(MID([.A257];5;2))-63)&lt;0));MID([.A257];7;2))" office:value-type="string" office:string-value="9E5AAFBB">
            <text:p>9E5AAFBB</text:p>
          </table:table-cell>
          <table:table-cell table:formula="of:=DEC2HEX(HEX2DEC([.E256])+1)" office:value-type="string" office:string-value="FE">
            <text:p>FE</text:p>
          </table:table-cell>
          <table:table-cell table:style-name="ce1" table:formula="of:=CONCATENATE([.E257];MID([.A195];3;2);DEC2HEX((HEX2DEC(MID([.A195];5;2))-2+256*((HEX2DEC(MID([.A195];5;2))-2)&lt;0));2);MID([.A195];7;2))" office:value-type="string" office:string-value="FEE7D411">
            <text:p>FEE7D411</text:p>
          </table:table-cell>
          <table:table-cell table:style-name="ce1" table:formula="of:=CONCATENATE([.E257];MID([.A448];3;2);DEC2HEX((HEX2DEC(MID([.A448];5;2))-2+256*((HEX2DEC(MID([.A448];5;2))-2)&lt;0));2);MID([.A448];7;2))" office:value-type="string" office:string-value="FEFAEB88">
            <text:p>FEFAEB88</text:p>
          </table:table-cell>
          <table:table-cell table:style-name="ce1" table:formula="of:=CONCATENATE([.E257];MID([.A449];3;2);DEC2HEX((HEX2DEC(MID([.A449];5;2))-2+256*((HEX2DEC(MID([.A449];5;2))-2)&lt;0));2);MID([.A449];7;2))" office:value-type="string" office:string-value="FE9E07BB">
            <text:p>FE9E07BB</text:p>
          </table:table-cell>
          <table:table-cell table:style-name="ce1" table:formula="of:=CONCATENATE([.E257];MID([.A190];3;2);DEC2HEX((HEX2DEC(MID([.A190];5;2))-2+256*((HEX2DEC(MID([.A190];5;2))-2)&lt;0));2);MID([.A190];7;2))" office:value-type="string" office:string-value="FEB2B322">
            <text:p>FEB2B322</text:p>
          </table:table-cell>
          <table:table-cell table:style-name="ce1" table:formula="of:=CONCATENATE([.E257];MID([.A191];3;2);DEC2HEX((HEX2DEC(MID([.A191];5;2))-2+256*((HEX2DEC(MID([.A191];5;2))-2)&lt;0));2);MID([.A191];7;2))" office:value-type="string" office:string-value="FE56CF55">
            <text:p>FE56CF55</text:p>
          </table:table-cell>
          <table:table-cell table:style-name="ce1" table:formula="of:=CONCATENATE([.E257];MID([.A188];3;2);DEC2HEX((HEX2DEC(MID([.A188];5;2))-2+256*((HEX2DEC(MID([.A188];5;2))-2)&lt;0));2);MID([.A188];7;2))" office:value-type="string" office:string-value="FE69E6CC">
            <text:p>FE69E6CC</text:p>
          </table:table-cell>
          <table:table-cell table:style-name="ce1" table:formula="of:=CONCATENATE([.E257];MID([.A189];3;2);DEC2HEX((HEX2DEC(MID([.A189];5;2))-2+256*((HEX2DEC(MID([.A189];5;2))-2)&lt;0));2);MID([.A189];7;2))" office:value-type="string" office:string-value="FE0D02FF">
            <text:p>FE0D02FF</text:p>
          </table:table-cell>
          <table:table-cell/>
          <table:table-cell table:style-name="ce1" table:formula="of:=CONCATENATE([.E257];MID([.A390];3;2);DEC2HEX((HEX2DEC(MID([.A390];5;2))-4+256*((HEX2DEC(MID([.A390];5;2))-4)&lt;0));2);MID([.A390];7;2))" office:value-type="string" office:string-value="FE07D6AA">
            <text:p>FE07D6AA</text:p>
          </table:table-cell>
          <table:table-cell table:style-name="ce1" table:formula="of:=CONCATENATE([.E257];MID([.A135];3;2);DEC2HEX((HEX2DEC(MID([.A135];5;2))-4+256*((HEX2DEC(MID([.A135];5;2))-4)&lt;0));2);MID([.A135];7;2))" office:value-type="string" office:string-value="FEABF2DD">
            <text:p>FEABF2DD</text:p>
          </table:table-cell>
          <table:table-cell table:style-name="ce1" table:formula="of:=CONCATENATE([.E257];MID([.A228];3;2);DEC2HEX((HEX2DEC(MID([.A228];5;2))-3+256*((HEX2DEC(MID([.A228];5;2))-3)&lt;0));2);MID([.A228];7;2))" office:value-type="string" office:string-value="FEE1AC44">
            <text:p>FEE1AC44</text:p>
          </table:table-cell>
          <table:table-cell table:style-name="ce1" table:formula="of:=CONCATENATE([.E257];MID([.A229];3;2);DEC2HEX((HEX2DEC(MID([.A229];5;2))-3+256*((HEX2DEC(MID([.A229];5;2))-3)&lt;0));2);MID([.A229];7;2))" office:value-type="string" office:string-value="FE85C877">
            <text:p>FE85C877</text:p>
          </table:table-cell>
          <table:table-cell table:formula="of:=CONCATENATE([.E257];MID([.A226];3;2);DEC2HEX((HEX2DEC(MID([.A226];5;2))-3+256*((HEX2DEC(MID([.A226];5;2))-3)&lt;0));2);MID([.A226];7;2))" office:value-type="string" office:string-value="FE98DFEE">
            <text:p>FE98DFEE</text:p>
          </table:table-cell>
          <table:table-cell table:style-name="ce1" table:formula="of:=CONCATENATE([.E257];MID([.A483];3;2);DEC2HEX((HEX2DEC(MID([.A483];5;2))-3+256*((HEX2DEC(MID([.A483];5;2))-3)&lt;0));2);MID([.A483];7;2))" office:value-type="string" office:string-value="FE4DFB11">
            <text:p>FE4DFB11</text:p>
          </table:table-cell>
          <table:table-cell table:style-name="ce1" table:formula="of:=CONCATENATE([.E257];MID([.A224];3;2);DEC2HEX((HEX2DEC(MID([.A224];5;2))-3+256*((HEX2DEC(MID([.A224];5;2))-3)&lt;0));2);MID([.A224];7;2))" office:value-type="string" office:string-value="FE50A788">
            <text:p>FE50A788</text:p>
          </table:table-cell>
          <table:table-cell table:style-name="ce1" table:formula="of:=CONCATENATE([.E257];MID([.A225];3;2);DEC2HEX((HEX2DEC(MID([.A225];5;2))-3+256*((HEX2DEC(MID([.A225];5;2))-3)&lt;0));2);MID([.A225];7;2))" office:value-type="string" office:string-value="FEF4C3BB">
            <text:p>FEF4C3BB</text:p>
          </table:table-cell>
          <table:table-cell table:style-name="ce6" table:formula="of:=CONCATENATE([.E257];MID([.A478];3;2);DEC2HEX((HEX2DEC(MID([.A478];5;2))-3+256*((HEX2DEC(MID([.A478];5;2))-3)&lt;0));2);MID([.A478];7;2))" office:value-type="string" office:string-value="FE18DA22">
            <text:p>FE18DA22</text:p>
          </table:table-cell>
          <table:table-cell table:style-name="ce1" table:formula="of:=CONCATENATE([.E257];MID([.A223];3;2);DEC2HEX((HEX2DEC(MID([.A223];5;2))-3+256*((HEX2DEC(MID([.A223];5;2))-3)&lt;0));2);MID([.A223];7;2))" office:value-type="string" office:string-value="FEBCF655">
            <text:p>FEBCF655</text:p>
          </table:table-cell>
          <table:table-cell/>
          <table:table-cell table:style-name="ce1" table:formula="of:=MID([.A257];3;2)" office:value-type="string" office:string-value="5A">
            <text:p>5A</text:p>
          </table:table-cell>
          <table:table-cell table:style-name="ce1" table:formula="of:=MID([.A257];5;2)" office:value-type="string" office:string-value="EE">
            <text:p>EE</text:p>
          </table:table-cell>
          <table:table-cell table:formula="of:=IF((HEX2DEC([.Y257])-HEX2DEC([.Y256]))&gt;0;HEX2DEC([.Y257])-HEX2DEC([.Y256]);HEX2DEC([.Y257])-HEX2DEC([.Y256])+256)" office:value-type="float" office:value="164">
            <text:p>164</text:p>
          </table:table-cell>
          <table:table-cell table:formula="of:=IF((HEX2DEC([.Z257])-HEX2DEC([.Z256]))&gt;0;HEX2DEC([.Z257])-HEX2DEC([.Z256]);HEX2DEC([.Z257])-HEX2DEC([.Z256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FFE0AEE</text:p>
          </table:table-cell>
          <table:table-cell office:value-type="string">
            <text:p>FF12B655</text:p>
          </table:table-cell>
          <table:table-cell table:formula="of:=DEC2HEX(HEX2DEC([.C257])+1)" office:value-type="string" office:string-value="9F">
            <text:p>9F</text:p>
          </table:table-cell>
          <table:table-cell table:style-name="ce1" table:formula="of:=CONCATENATE([.C258];MID([.A258];3;2);DEC2HEX(HEX2DEC(MID([.A258];5;2))-63+256*((HEX2DEC(MID([.A258];5;2))-63)&lt;0));MID([.A258];7;2))" office:value-type="string" office:string-value="9FFECBEE">
            <text:p>9FFECBEE</text:p>
          </table:table-cell>
          <table:table-cell table:formula="of:=DEC2HEX(HEX2DEC([.E257])+1)" office:value-type="string" office:string-value="FF">
            <text:p>FF</text:p>
          </table:table-cell>
          <table:table-cell table:style-name="ce1" table:formula="of:=CONCATENATE([.E258];MID([.A196];3;2);DEC2HEX((HEX2DEC(MID([.A196];5;2))-2+256*((HEX2DEC(MID([.A196];5;2))-2)&lt;0));2);MID([.A196];7;2))" office:value-type="string" office:string-value="FF8BF044">
            <text:p>FF8BF044</text:p>
          </table:table-cell>
          <table:table-cell table:style-name="ce1" table:formula="of:=CONCATENATE([.E258];MID([.A449];3;2);DEC2HEX((HEX2DEC(MID([.A449];5;2))-2+256*((HEX2DEC(MID([.A449];5;2))-2)&lt;0));2);MID([.A449];7;2))" office:value-type="string" office:string-value="FF9E07BB">
            <text:p>FF9E07BB</text:p>
          </table:table-cell>
          <table:table-cell table:style-name="ce1" table:formula="of:=CONCATENATE([.E258];MID([.A450];3;2);DEC2HEX((HEX2DEC(MID([.A450];5;2))-2+256*((HEX2DEC(MID([.A450];5;2))-2)&lt;0));2);MID([.A450];7;2))" office:value-type="string" office:string-value="FF32B8EE">
            <text:p>FF32B8EE</text:p>
          </table:table-cell>
          <table:table-cell table:style-name="ce1" table:formula="of:=CONCATENATE([.E258];MID([.A191];3;2);DEC2HEX((HEX2DEC(MID([.A191];5;2))-2+256*((HEX2DEC(MID([.A191];5;2))-2)&lt;0));2);MID([.A191];7;2))" office:value-type="string" office:string-value="FF56CF55">
            <text:p>FF56CF55</text:p>
          </table:table-cell>
          <table:table-cell table:style-name="ce1" table:formula="of:=CONCATENATE([.E258];MID([.A192];3;2);DEC2HEX((HEX2DEC(MID([.A192];5;2))-2+256*((HEX2DEC(MID([.A192];5;2))-2)&lt;0));2);MID([.A192];7;2))" office:value-type="string" office:string-value="FFFAEB88">
            <text:p>FFFAEB88</text:p>
          </table:table-cell>
          <table:table-cell table:style-name="ce1" table:formula="of:=CONCATENATE([.E258];MID([.A189];3;2);DEC2HEX((HEX2DEC(MID([.A189];5;2))-2+256*((HEX2DEC(MID([.A189];5;2))-2)&lt;0));2);MID([.A189];7;2))" office:value-type="string" office:string-value="FF0D02FF">
            <text:p>FF0D02FF</text:p>
          </table:table-cell>
          <table:table-cell table:style-name="ce1" table:formula="of:=CONCATENATE([.E258];MID([.A190];3;2);DEC2HEX((HEX2DEC(MID([.A190];5;2))-2+256*((HEX2DEC(MID([.A190];5;2))-2)&lt;0));2);MID([.A190];7;2))" office:value-type="string" office:string-value="FFB2B322">
            <text:p>FFB2B322</text:p>
          </table:table-cell>
          <table:table-cell/>
          <table:table-cell table:style-name="ce1" table:formula="of:=CONCATENATE([.E258];MID([.A391];3;2);DEC2HEX((HEX2DEC(MID([.A391];5;2))-4+256*((HEX2DEC(MID([.A391];5;2))-4)&lt;0));2);MID([.A391];7;2))" office:value-type="string" office:string-value="FFABF2DD">
            <text:p>FFABF2DD</text:p>
          </table:table-cell>
          <table:table-cell table:style-name="ce1" table:formula="of:=CONCATENATE([.E258];MID([.A136];3;2);DEC2HEX((HEX2DEC(MID([.A136];5;2))-4+256*((HEX2DEC(MID([.A136];5;2))-4)&lt;0));2);MID([.A136];7;2))" office:value-type="string" office:string-value="FF50A300">
            <text:p>FF50A300</text:p>
          </table:table-cell>
          <table:table-cell table:style-name="ce1" table:formula="of:=CONCATENATE([.E258];MID([.A229];3;2);DEC2HEX((HEX2DEC(MID([.A229];5;2))-3+256*((HEX2DEC(MID([.A229];5;2))-3)&lt;0));2);MID([.A229];7;2))" office:value-type="string" office:string-value="FF85C877">
            <text:p>FF85C877</text:p>
          </table:table-cell>
          <table:table-cell table:style-name="ce1" table:formula="of:=CONCATENATE([.E258];MID([.A230];3;2);DEC2HEX((HEX2DEC(MID([.A230];5;2))-3+256*((HEX2DEC(MID([.A230];5;2))-3)&lt;0));2);MID([.A230];7;2))" office:value-type="string" office:string-value="FF29E4AA">
            <text:p>FF29E4AA</text:p>
          </table:table-cell>
          <table:table-cell table:formula="of:=CONCATENATE([.E258];MID([.A227];3;2);DEC2HEX((HEX2DEC(MID([.A227];5;2))-3+256*((HEX2DEC(MID([.A227];5;2))-3)&lt;0));2);MID([.A227];7;2))" office:value-type="string" office:string-value="FF4DFB11">
            <text:p>FF4DFB11</text:p>
          </table:table-cell>
          <table:table-cell table:style-name="ce1" table:formula="of:=CONCATENATE([.E258];MID([.A484];3;2);DEC2HEX((HEX2DEC(MID([.A484];5;2))-3+256*((HEX2DEC(MID([.A484];5;2))-3)&lt;0));2);MID([.A484];7;2))" office:value-type="string" office:string-value="FFE1AC44">
            <text:p>FFE1AC44</text:p>
          </table:table-cell>
          <table:table-cell table:style-name="ce1" table:formula="of:=CONCATENATE([.E258];MID([.A225];3;2);DEC2HEX((HEX2DEC(MID([.A225];5;2))-3+256*((HEX2DEC(MID([.A225];5;2))-3)&lt;0));2);MID([.A225];7;2))" office:value-type="string" office:string-value="FFF4C3BB">
            <text:p>FFF4C3BB</text:p>
          </table:table-cell>
          <table:table-cell table:style-name="ce1" table:formula="of:=CONCATENATE([.E258];MID([.A226];3;2);DEC2HEX((HEX2DEC(MID([.A226];5;2))-3+256*((HEX2DEC(MID([.A226];5;2))-3)&lt;0));2);MID([.A226];7;2))" office:value-type="string" office:string-value="FF98DFEE">
            <text:p>FF98DFEE</text:p>
          </table:table-cell>
          <table:table-cell table:style-name="ce6" table:formula="of:=CONCATENATE([.E258];MID([.A479];3;2);DEC2HEX((HEX2DEC(MID([.A479];5;2))-3+256*((HEX2DEC(MID([.A479];5;2))-3)&lt;0));2);MID([.A479];7;2))" office:value-type="string" office:string-value="FFBCF655">
            <text:p>FFBCF655</text:p>
          </table:table-cell>
          <table:table-cell table:style-name="ce1" table:formula="of:=CONCATENATE([.E258];MID([.A224];3;2);DEC2HEX((HEX2DEC(MID([.A224];5;2))-3+256*((HEX2DEC(MID([.A224];5;2))-3)&lt;0));2);MID([.A224];7;2))" office:value-type="string" office:string-value="FF50A788">
            <text:p>FF50A788</text:p>
          </table:table-cell>
          <table:table-cell/>
          <table:table-cell table:style-name="ce1" table:formula="of:=MID([.A258];3;2)" office:value-type="string" office:string-value="FE">
            <text:p>FE</text:p>
          </table:table-cell>
          <table:table-cell table:style-name="ce1" table:formula="of:=MID([.A258];5;2)" office:value-type="string" office:string-value="0A">
            <text:p>0A</text:p>
          </table:table-cell>
          <table:table-cell table:formula="of:=IF((HEX2DEC([.Y258])-HEX2DEC([.Y257]))&gt;0;HEX2DEC([.Y258])-HEX2DEC([.Y257]);HEX2DEC([.Y258])-HEX2DEC([.Y257])+256)" office:value-type="float" office:value="164">
            <text:p>164</text:p>
          </table:table-cell>
          <table:table-cell table:formula="of:=IF((HEX2DEC([.Z258])-HEX2DEC([.Z257]))&gt;0;HEX2DEC([.Z258])-HEX2DEC([.Z257]);HEX2DEC([.Z258])-HEX2DEC([.Z257])+256)" office:value-type="float" office:value="28">
            <text:p>28</text:p>
          </table:table-cell>
          <table:table-cell table:number-columns-repeated="5"/>
        </table:table-row>
        <table:table-row table:style-name="ro2">
          <table:table-cell table:style-name="ce1" office:value-type="string">
            <text:p>00A3BC11</text:p>
          </table:table-cell>
          <table:table-cell/>
          <table:table-cell table:formula="of:=DEC2HEX(HEX2DEC([.C258])+1)" office:value-type="string" office:string-value="A0">
            <text:p>A0</text:p>
          </table:table-cell>
          <table:table-cell table:style-name="ce1" table:formula="of:=CONCATENATE([.C259];MID([.A259];3;2);DEC2HEX(HEX2DEC(MID([.A259];5;2))-64+256*((HEX2DEC(MID([.A259];5;2))-64)&lt;0));MID([.A259];7;2))" office:value-type="string" office:string-value="A0A37C11">
            <text:p>A0A37C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147D844</text:p>
          </table:table-cell>
          <table:table-cell/>
          <table:table-cell table:formula="of:=DEC2HEX(HEX2DEC([.C259])+1)" office:value-type="string" office:string-value="A1">
            <text:p>A1</text:p>
          </table:table-cell>
          <table:table-cell table:style-name="ce1" table:formula="of:=CONCATENATE([.C260];MID([.A260];3;2);DEC2HEX(HEX2DEC(MID([.A260];5;2))-64+256*((HEX2DEC(MID([.A260];5;2))-64)&lt;0));MID([.A260];7;2))" office:value-type="string" office:string-value="A1479844">
            <text:p>A14798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2EBF477</text:p>
          </table:table-cell>
          <table:table-cell/>
          <table:table-cell table:formula="of:=DEC2HEX(HEX2DEC([.C260])+1)" office:value-type="string" office:string-value="A2">
            <text:p>A2</text:p>
          </table:table-cell>
          <table:table-cell table:style-name="ce1" table:formula="of:=CONCATENATE([.C261];MID([.A261];3;2);DEC2HEX(HEX2DEC(MID([.A261];5;2))-64+256*((HEX2DEC(MID([.A261];5;2))-64)&lt;0));MID([.A261];7;2))" office:value-type="string" office:string-value="A2EBB477">
            <text:p>A2EBB4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38F10AA</text:p>
          </table:table-cell>
          <table:table-cell/>
          <table:table-cell table:formula="of:=DEC2HEX(HEX2DEC([.C261])+1)" office:value-type="string" office:string-value="A3">
            <text:p>A3</text:p>
          </table:table-cell>
          <table:table-cell table:style-name="ce1" table:formula="of:=CONCATENATE([.C262];MID([.A262];3;2);DEC2HEX(HEX2DEC(MID([.A262];5;2))-64+256*((HEX2DEC(MID([.A262];5;2))-64)&lt;0));MID([.A262];7;2))" office:value-type="string" office:string-value="A38FD0AA">
            <text:p>A38FD0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423C1DD</text:p>
          </table:table-cell>
          <table:table-cell/>
          <table:table-cell table:formula="of:=DEC2HEX(HEX2DEC([.C262])+1)" office:value-type="string" office:string-value="A4">
            <text:p>A4</text:p>
          </table:table-cell>
          <table:table-cell table:style-name="ce1" table:formula="of:=CONCATENATE([.C263];MID([.A263];3;2);DEC2HEX(HEX2DEC(MID([.A263];5;2))-64+256*((HEX2DEC(MID([.A263];5;2))-64)&lt;0));MID([.A263];7;2))" office:value-type="string" office:string-value="A42381DD">
            <text:p>A42381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5D8DD00</text:p>
          </table:table-cell>
          <table:table-cell/>
          <table:table-cell table:formula="of:=DEC2HEX(HEX2DEC([.C263])+1)" office:value-type="string" office:string-value="A5">
            <text:p>A5</text:p>
          </table:table-cell>
          <table:table-cell table:style-name="ce1" table:formula="of:=CONCATENATE([.C264];MID([.A264];3;2);DEC2HEX(HEX2DEC(MID([.A264];5;2))-64+256*((HEX2DEC(MID([.A264];5;2))-64)&lt;0));MID([.A264];7;2))" office:value-type="string" office:string-value="A5D89D00">
            <text:p>A5D89D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67CF933</text:p>
          </table:table-cell>
          <table:table-cell/>
          <table:table-cell table:formula="of:=DEC2HEX(HEX2DEC([.C264])+1)" office:value-type="string" office:string-value="A6">
            <text:p>A6</text:p>
          </table:table-cell>
          <table:table-cell table:style-name="ce1" table:formula="of:=CONCATENATE([.C265];MID([.A265];3;2);DEC2HEX(HEX2DEC(MID([.A265];5;2))-64+256*((HEX2DEC(MID([.A265];5;2))-64)&lt;0));MID([.A265];7;2))" office:value-type="string" office:string-value="A67CB933">
            <text:p>A67CB9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710AA66</text:p>
          </table:table-cell>
          <table:table-cell/>
          <table:table-cell table:formula="of:=DEC2HEX(HEX2DEC([.C265])+1)" office:value-type="string" office:string-value="A7">
            <text:p>A7</text:p>
          </table:table-cell>
          <table:table-cell table:style-name="ce1" table:formula="of:=CONCATENATE([.C266];MID([.A266];3;2);DEC2HEX(HEX2DEC(MID([.A266];5;2))-64+256*((HEX2DEC(MID([.A266];5;2))-64)&lt;0));MID([.A266];7;2))" office:value-type="string" office:string-value="A7106A66">
            <text:p>A7106A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8B4C699</text:p>
          </table:table-cell>
          <table:table-cell/>
          <table:table-cell table:formula="of:=DEC2HEX(HEX2DEC([.C266])+1)" office:value-type="string" office:string-value="A8">
            <text:p>A8</text:p>
          </table:table-cell>
          <table:table-cell table:style-name="ce1" table:formula="of:=CONCATENATE([.C267];MID([.A267];3;2);DEC2HEX(HEX2DEC(MID([.A267];5;2))-64+256*((HEX2DEC(MID([.A267];5;2))-64)&lt;0));MID([.A267];7;2))" office:value-type="string" office:string-value="A8B48699">
            <text:p>A8B486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958E2CC</text:p>
          </table:table-cell>
          <table:table-cell/>
          <table:table-cell table:formula="of:=DEC2HEX(HEX2DEC([.C267])+1)" office:value-type="string" office:string-value="A9">
            <text:p>A9</text:p>
          </table:table-cell>
          <table:table-cell table:style-name="ce1" table:formula="of:=CONCATENATE([.C268];MID([.A268];3;2);DEC2HEX(HEX2DEC(MID([.A268];5;2))-64+256*((HEX2DEC(MID([.A268];5;2))-64)&lt;0));MID([.A268];7;2))" office:value-type="string" office:string-value="A958A2CC">
            <text:p>A958A2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AFCFEFF</text:p>
          </table:table-cell>
          <table:table-cell/>
          <table:table-cell table:formula="of:=DEC2HEX(HEX2DEC([.C268])+1)" office:value-type="string" office:string-value="AA">
            <text:p>AA</text:p>
          </table:table-cell>
          <table:table-cell table:style-name="ce1" table:formula="of:=CONCATENATE([.C269];MID([.A269];3;2);DEC2HEX(HEX2DEC(MID([.A269];5;2))-64+256*((HEX2DEC(MID([.A269];5;2))-64)&lt;0));MID([.A269];7;2))" office:value-type="string" office:string-value="AAFCBEFF">
            <text:p>AAFCBE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BA1AF22</text:p>
          </table:table-cell>
          <table:table-cell/>
          <table:table-cell table:formula="of:=DEC2HEX(HEX2DEC([.C269])+1)" office:value-type="string" office:string-value="AB">
            <text:p>AB</text:p>
          </table:table-cell>
          <table:table-cell table:style-name="ce1" table:formula="of:=CONCATENATE([.C270];MID([.A270];3;2);DEC2HEX(HEX2DEC(MID([.A270];5;2))-64+256*((HEX2DEC(MID([.A270];5;2))-64)&lt;0));MID([.A270];7;2))" office:value-type="string" office:string-value="ABA16F22">
            <text:p>ABA16F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C45CB55</text:p>
          </table:table-cell>
          <table:table-cell/>
          <table:table-cell table:formula="of:=DEC2HEX(HEX2DEC([.C270])+1)" office:value-type="string" office:string-value="AC">
            <text:p>AC</text:p>
          </table:table-cell>
          <table:table-cell table:style-name="ce1" table:formula="of:=CONCATENATE([.C271];MID([.A271];3;2);DEC2HEX(HEX2DEC(MID([.A271];5;2))-64+256*((HEX2DEC(MID([.A271];5;2))-64)&lt;0));MID([.A271];7;2))" office:value-type="string" office:string-value="AC458B55">
            <text:p>AC458B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DE9E788</text:p>
          </table:table-cell>
          <table:table-cell/>
          <table:table-cell table:formula="of:=DEC2HEX(HEX2DEC([.C271])+1)" office:value-type="string" office:string-value="AD">
            <text:p>AD</text:p>
          </table:table-cell>
          <table:table-cell table:style-name="ce1" table:formula="of:=CONCATENATE([.C272];MID([.A272];3;2);DEC2HEX(HEX2DEC(MID([.A272];5;2))-64+256*((HEX2DEC(MID([.A272];5;2))-64)&lt;0));MID([.A272];7;2))" office:value-type="string" office:string-value="ADE9A788">
            <text:p>ADE9A7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E8D03BB</text:p>
          </table:table-cell>
          <table:table-cell/>
          <table:table-cell table:formula="of:=DEC2HEX(HEX2DEC([.C272])+1)" office:value-type="string" office:string-value="AE">
            <text:p>AE</text:p>
          </table:table-cell>
          <table:table-cell table:style-name="ce1" table:formula="of:=CONCATENATE([.C273];MID([.A273];3;2);DEC2HEX(HEX2DEC(MID([.A273];5;2))-64+256*((HEX2DEC(MID([.A273];5;2))-64)&lt;0));MID([.A273];7;2))" office:value-type="string" office:string-value="AE8DC3BB">
            <text:p>AE8DC3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0F21B4EE</text:p>
          </table:table-cell>
          <table:table-cell/>
          <table:table-cell table:formula="of:=DEC2HEX(HEX2DEC([.C273])+1)" office:value-type="string" office:string-value="AF">
            <text:p>AF</text:p>
          </table:table-cell>
          <table:table-cell table:style-name="ce1" table:formula="of:=CONCATENATE([.C274];MID([.A274];3;2);DEC2HEX(HEX2DEC(MID([.A274];5;2))-64+256*((HEX2DEC(MID([.A274];5;2))-64)&lt;0));MID([.A274];7;2))" office:value-type="string" office:string-value="AF2174EE">
            <text:p>AF2174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0D6D011</text:p>
          </table:table-cell>
          <table:table-cell/>
          <table:table-cell table:formula="of:=DEC2HEX(HEX2DEC([.C274])+1)" office:value-type="string" office:string-value="B0">
            <text:p>B0</text:p>
          </table:table-cell>
          <table:table-cell table:style-name="ce1" table:formula="of:=CONCATENATE([.C275];MID([.A275];3;2);DEC2HEX(HEX2DEC(MID([.A275];5;2))-64+256*((HEX2DEC(MID([.A275];5;2))-64)&lt;0));MID([.A275];7;2))" office:value-type="string" office:string-value="B0D69011">
            <text:p>B0D690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17AEC44</text:p>
          </table:table-cell>
          <table:table-cell/>
          <table:table-cell table:formula="of:=DEC2HEX(HEX2DEC([.C275])+1)" office:value-type="string" office:string-value="B1">
            <text:p>B1</text:p>
          </table:table-cell>
          <table:table-cell table:style-name="ce1" table:formula="of:=CONCATENATE([.C276];MID([.A276];3;2);DEC2HEX(HEX2DEC(MID([.A276];5;2))-64+256*((HEX2DEC(MID([.A276];5;2))-64)&lt;0));MID([.A276];7;2))" office:value-type="string" office:string-value="B17AAC44">
            <text:p>B17AAC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2" office:value-type="string">
            <text:p>121E0877</text:p>
          </table:table-cell>
          <table:table-cell/>
          <table:table-cell table:formula="of:=DEC2HEX(HEX2DEC([.C276])+1)" office:value-type="string" office:string-value="B2">
            <text:p>B2</text:p>
          </table:table-cell>
          <table:table-cell table:style-name="ce1" table:formula="of:=CONCATENATE([.C277];MID([.A277];3;2);DEC2HEX(HEX2DEC(MID([.A277];5;2))-64+256*((HEX2DEC(MID([.A277];5;2))-64)&lt;0));MID([.A277];7;2))" office:value-type="string" office:string-value="B21EC877">
            <text:p>B21EC8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3B2B9AA</text:p>
          </table:table-cell>
          <table:table-cell/>
          <table:table-cell table:formula="of:=DEC2HEX(HEX2DEC([.C277])+1)" office:value-type="string" office:string-value="B3">
            <text:p>B3</text:p>
          </table:table-cell>
          <table:table-cell table:style-name="ce1" table:formula="of:=CONCATENATE([.C278];MID([.A278];3;2);DEC2HEX(HEX2DEC(MID([.A278];5;2))-64+256*((HEX2DEC(MID([.A278];5;2))-64)&lt;0));MID([.A278];7;2))" office:value-type="string" office:string-value="B3B279AA">
            <text:p>B3B279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456D5DD</text:p>
          </table:table-cell>
          <table:table-cell/>
          <table:table-cell table:formula="of:=DEC2HEX(HEX2DEC([.C278])+1)" office:value-type="string" office:string-value="B4">
            <text:p>B4</text:p>
          </table:table-cell>
          <table:table-cell table:style-name="ce1" table:formula="of:=CONCATENATE([.C279];MID([.A279];3;2);DEC2HEX(HEX2DEC(MID([.A279];5;2))-64+256*((HEX2DEC(MID([.A279];5;2))-64)&lt;0));MID([.A279];7;2))" office:value-type="string" office:string-value="B45695DD">
            <text:p>B45695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50BF100</text:p>
          </table:table-cell>
          <table:table-cell/>
          <table:table-cell table:formula="of:=DEC2HEX(HEX2DEC([.C279])+1)" office:value-type="string" office:string-value="B5">
            <text:p>B5</text:p>
          </table:table-cell>
          <table:table-cell table:style-name="ce1" table:formula="of:=CONCATENATE([.C280];MID([.A280];3;2);DEC2HEX(HEX2DEC(MID([.A280];5;2))-64+256*((HEX2DEC(MID([.A280];5;2))-64)&lt;0));MID([.A280];7;2))" office:value-type="string" office:string-value="B50BB100">
            <text:p>B50BB1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6AF0D33</text:p>
          </table:table-cell>
          <table:table-cell/>
          <table:table-cell table:formula="of:=DEC2HEX(HEX2DEC([.C280])+1)" office:value-type="string" office:string-value="B6">
            <text:p>B6</text:p>
          </table:table-cell>
          <table:table-cell table:style-name="ce1" table:formula="of:=CONCATENATE([.C281];MID([.A281];3;2);DEC2HEX(HEX2DEC(MID([.A281];5;2))-64+256*((HEX2DEC(MID([.A281];5;2))-64)&lt;0));MID([.A281];7;2))" office:value-type="string" office:string-value="B6AFCD33">
            <text:p>B6AFCD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743BE66</text:p>
          </table:table-cell>
          <table:table-cell/>
          <table:table-cell table:formula="of:=DEC2HEX(HEX2DEC([.C281])+1)" office:value-type="string" office:string-value="B7">
            <text:p>B7</text:p>
          </table:table-cell>
          <table:table-cell table:style-name="ce1" table:formula="of:=CONCATENATE([.C282];MID([.A282];3;2);DEC2HEX(HEX2DEC(MID([.A282];5;2))-64+256*((HEX2DEC(MID([.A282];5;2))-64)&lt;0));MID([.A282];7;2))" office:value-type="string" office:string-value="B7437E66">
            <text:p>B7437E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8E7DA99</text:p>
          </table:table-cell>
          <table:table-cell/>
          <table:table-cell table:formula="of:=DEC2HEX(HEX2DEC([.C282])+1)" office:value-type="string" office:string-value="B8">
            <text:p>B8</text:p>
          </table:table-cell>
          <table:table-cell table:style-name="ce1" table:formula="of:=CONCATENATE([.C283];MID([.A283];3;2);DEC2HEX(HEX2DEC(MID([.A283];5;2))-64+256*((HEX2DEC(MID([.A283];5;2))-64)&lt;0));MID([.A283];7;2))" office:value-type="string" office:string-value="B8E79A99">
            <text:p>B8E79A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98BF6CC</text:p>
          </table:table-cell>
          <table:table-cell/>
          <table:table-cell table:formula="of:=DEC2HEX(HEX2DEC([.C283])+1)" office:value-type="string" office:string-value="B9">
            <text:p>B9</text:p>
          </table:table-cell>
          <table:table-cell table:style-name="ce1" table:formula="of:=CONCATENATE([.C284];MID([.A284];3;2);DEC2HEX(HEX2DEC(MID([.A284];5;2))-64+256*((HEX2DEC(MID([.A284];5;2))-64)&lt;0));MID([.A284];7;2))" office:value-type="string" office:string-value="B98BB6CC">
            <text:p>B98BB6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A2F12FF</text:p>
          </table:table-cell>
          <table:table-cell/>
          <table:table-cell table:formula="of:=DEC2HEX(HEX2DEC([.C284])+1)" office:value-type="string" office:string-value="BA">
            <text:p>BA</text:p>
          </table:table-cell>
          <table:table-cell table:style-name="ce1" table:formula="of:=CONCATENATE([.C285];MID([.A285];3;2);DEC2HEX(HEX2DEC(MID([.A285];5;2))-64+256*((HEX2DEC(MID([.A285];5;2))-64)&lt;0));MID([.A285];7;2))" office:value-type="string" office:string-value="BA2FD2FF">
            <text:p>BA2FD2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BD4C322</text:p>
          </table:table-cell>
          <table:table-cell/>
          <table:table-cell table:formula="of:=DEC2HEX(HEX2DEC([.C285])+1)" office:value-type="string" office:string-value="BB">
            <text:p>BB</text:p>
          </table:table-cell>
          <table:table-cell table:style-name="ce1" table:formula="of:=CONCATENATE([.C286];MID([.A286];3;2);DEC2HEX(HEX2DEC(MID([.A286];5;2))-64+256*((HEX2DEC(MID([.A286];5;2))-64)&lt;0));MID([.A286];7;2))" office:value-type="string" office:string-value="BBD48322">
            <text:p>BBD483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C78DF55</text:p>
          </table:table-cell>
          <table:table-cell/>
          <table:table-cell table:formula="of:=DEC2HEX(HEX2DEC([.C286])+1)" office:value-type="string" office:string-value="BC">
            <text:p>BC</text:p>
          </table:table-cell>
          <table:table-cell table:style-name="ce1" table:formula="of:=CONCATENATE([.C287];MID([.A287];3;2);DEC2HEX(HEX2DEC(MID([.A287];5;2))-64+256*((HEX2DEC(MID([.A287];5;2))-64)&lt;0));MID([.A287];7;2))" office:value-type="string" office:string-value="BC789F55">
            <text:p>BC789F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D1CFB88</text:p>
          </table:table-cell>
          <table:table-cell/>
          <table:table-cell table:formula="of:=DEC2HEX(HEX2DEC([.C287])+1)" office:value-type="string" office:string-value="BD">
            <text:p>BD</text:p>
          </table:table-cell>
          <table:table-cell table:style-name="ce1" table:formula="of:=CONCATENATE([.C288];MID([.A288];3;2);DEC2HEX(HEX2DEC(MID([.A288];5;2))-64+256*((HEX2DEC(MID([.A288];5;2))-64)&lt;0));MID([.A288];7;2))" office:value-type="string" office:string-value="BD1CBB88">
            <text:p>BD1CBB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EB0ACBB</text:p>
          </table:table-cell>
          <table:table-cell/>
          <table:table-cell table:formula="of:=DEC2HEX(HEX2DEC([.C288])+1)" office:value-type="string" office:string-value="BE">
            <text:p>BE</text:p>
          </table:table-cell>
          <table:table-cell table:style-name="ce1" table:formula="of:=CONCATENATE([.C289];MID([.A289];3;2);DEC2HEX(HEX2DEC(MID([.A289];5;2))-64+256*((HEX2DEC(MID([.A289];5;2))-64)&lt;0));MID([.A289];7;2))" office:value-type="string" office:string-value="BEB06CBB">
            <text:p>BEB06C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1F54C8EE</text:p>
          </table:table-cell>
          <table:table-cell/>
          <table:table-cell table:formula="of:=DEC2HEX(HEX2DEC([.C289])+1)" office:value-type="string" office:string-value="BF">
            <text:p>BF</text:p>
          </table:table-cell>
          <table:table-cell table:style-name="ce1" table:formula="of:=CONCATENATE([.C290];MID([.A290];3;2);DEC2HEX(HEX2DEC(MID([.A290];5;2))-64+256*((HEX2DEC(MID([.A290];5;2))-64)&lt;0));MID([.A290];7;2))" office:value-type="string" office:string-value="BF5488EE">
            <text:p>BF5488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2" office:value-type="string">
            <text:p>2009E411</text:p>
          </table:table-cell>
          <table:table-cell/>
          <table:table-cell table:formula="of:=DEC2HEX(HEX2DEC([.C290])+1)" office:value-type="string" office:string-value="C0">
            <text:p>C0</text:p>
          </table:table-cell>
          <table:table-cell table:style-name="ce1" table:formula="of:=CONCATENATE([.C291];MID([.A291];3;2);DEC2HEX(HEX2DEC(MID([.A291];5;2))-64+256*((HEX2DEC(MID([.A291];5;2))-64)&lt;0));MID([.A291];7;2))" office:value-type="string" office:string-value="C009A411">
            <text:p>C009A4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2" office:value-type="string">
            <text:p>21AD0044</text:p>
          </table:table-cell>
          <table:table-cell/>
          <table:table-cell table:formula="of:=DEC2HEX(HEX2DEC([.C291])+1)" office:value-type="string" office:string-value="C1">
            <text:p>C1</text:p>
          </table:table-cell>
          <table:table-cell table:style-name="ce1" table:formula="of:=CONCATENATE([.C292];MID([.A292];3;2);DEC2HEX(HEX2DEC(MID([.A292];5;2))-64+256*((HEX2DEC(MID([.A292];5;2))-64)&lt;0));MID([.A292];7;2))" office:value-type="string" office:string-value="C1ADC044">
            <text:p>C1ADC0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241B177</text:p>
          </table:table-cell>
          <table:table-cell/>
          <table:table-cell table:formula="of:=DEC2HEX(HEX2DEC([.C292])+1)" office:value-type="string" office:string-value="C2">
            <text:p>C2</text:p>
          </table:table-cell>
          <table:table-cell table:style-name="ce1" table:formula="of:=CONCATENATE([.C293];MID([.A293];3;2);DEC2HEX(HEX2DEC(MID([.A293];5;2))-64+256*((HEX2DEC(MID([.A293];5;2))-64)&lt;0));MID([.A293];7;2))" office:value-type="string" office:string-value="C2417177">
            <text:p>C24171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3E5CDAA</text:p>
          </table:table-cell>
          <table:table-cell/>
          <table:table-cell table:formula="of:=DEC2HEX(HEX2DEC([.C293])+1)" office:value-type="string" office:string-value="C3">
            <text:p>C3</text:p>
          </table:table-cell>
          <table:table-cell table:style-name="ce1" table:formula="of:=CONCATENATE([.C294];MID([.A294];3;2);DEC2HEX(HEX2DEC(MID([.A294];5;2))-64+256*((HEX2DEC(MID([.A294];5;2))-64)&lt;0));MID([.A294];7;2))" office:value-type="string" office:string-value="C3E58DAA">
            <text:p>C3E58D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489E9DD</text:p>
          </table:table-cell>
          <table:table-cell/>
          <table:table-cell table:formula="of:=DEC2HEX(HEX2DEC([.C294])+1)" office:value-type="string" office:string-value="C4">
            <text:p>C4</text:p>
          </table:table-cell>
          <table:table-cell table:style-name="ce1" table:formula="of:=CONCATENATE([.C295];MID([.A295];3;2);DEC2HEX(HEX2DEC(MID([.A295];5;2))-64+256*((HEX2DEC(MID([.A295];5;2))-64)&lt;0));MID([.A295];7;2))" office:value-type="string" office:string-value="C489A9DD">
            <text:p>C489A9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2" office:value-type="string">
            <text:p>253E0500</text:p>
          </table:table-cell>
          <table:table-cell/>
          <table:table-cell table:formula="of:=DEC2HEX(HEX2DEC([.C295])+1)" office:value-type="string" office:string-value="C5">
            <text:p>C5</text:p>
          </table:table-cell>
          <table:table-cell table:style-name="ce1" table:formula="of:=CONCATENATE([.C296];MID([.A296];3;2);DEC2HEX(HEX2DEC(MID([.A296];5;2))-64+256*((HEX2DEC(MID([.A296];5;2))-64)&lt;0));MID([.A296];7;2))" office:value-type="string" office:string-value="C53EC500">
            <text:p>C53EC5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6D2B633</text:p>
          </table:table-cell>
          <table:table-cell/>
          <table:table-cell table:formula="of:=DEC2HEX(HEX2DEC([.C296])+1)" office:value-type="string" office:string-value="C6">
            <text:p>C6</text:p>
          </table:table-cell>
          <table:table-cell table:style-name="ce1" table:formula="of:=CONCATENATE([.C297];MID([.A297];3;2);DEC2HEX(HEX2DEC(MID([.A297];5;2))-64+256*((HEX2DEC(MID([.A297];5;2))-64)&lt;0));MID([.A297];7;2))" office:value-type="string" office:string-value="C6D27633">
            <text:p>C6D276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776D266</text:p>
          </table:table-cell>
          <table:table-cell/>
          <table:table-cell table:formula="of:=DEC2HEX(HEX2DEC([.C297])+1)" office:value-type="string" office:string-value="C7">
            <text:p>C7</text:p>
          </table:table-cell>
          <table:table-cell table:style-name="ce1" table:formula="of:=CONCATENATE([.C298];MID([.A298];3;2);DEC2HEX(HEX2DEC(MID([.A298];5;2))-64+256*((HEX2DEC(MID([.A298];5;2))-64)&lt;0));MID([.A298];7;2))" office:value-type="string" office:string-value="C7769266">
            <text:p>C77692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81AEE99</text:p>
          </table:table-cell>
          <table:table-cell/>
          <table:table-cell table:formula="of:=DEC2HEX(HEX2DEC([.C298])+1)" office:value-type="string" office:string-value="C8">
            <text:p>C8</text:p>
          </table:table-cell>
          <table:table-cell table:style-name="ce1" table:formula="of:=CONCATENATE([.C299];MID([.A299];3;2);DEC2HEX(HEX2DEC(MID([.A299];5;2))-64+256*((HEX2DEC(MID([.A299];5;2))-64)&lt;0));MID([.A299];7;2))" office:value-type="string" office:string-value="C81AAE99">
            <text:p>C81AAE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9BE0ACC</text:p>
          </table:table-cell>
          <table:table-cell/>
          <table:table-cell table:formula="of:=DEC2HEX(HEX2DEC([.C299])+1)" office:value-type="string" office:string-value="C9">
            <text:p>C9</text:p>
          </table:table-cell>
          <table:table-cell table:style-name="ce1" table:formula="of:=CONCATENATE([.C300];MID([.A300];3;2);DEC2HEX(HEX2DEC(MID([.A300];5;2))-64+256*((HEX2DEC(MID([.A300];5;2))-64)&lt;0));MID([.A300];7;2))" office:value-type="string" office:string-value="C9BECACC">
            <text:p>C9BECA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A52BBFF</text:p>
          </table:table-cell>
          <table:table-cell/>
          <table:table-cell table:formula="of:=DEC2HEX(HEX2DEC([.C300])+1)" office:value-type="string" office:string-value="CA">
            <text:p>CA</text:p>
          </table:table-cell>
          <table:table-cell table:style-name="ce1" table:formula="of:=CONCATENATE([.C301];MID([.A301];3;2);DEC2HEX(HEX2DEC(MID([.A301];5;2))-64+256*((HEX2DEC(MID([.A301];5;2))-64)&lt;0));MID([.A301];7;2))" office:value-type="string" office:string-value="CA527BFF">
            <text:p>CA527B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B07D722</text:p>
          </table:table-cell>
          <table:table-cell/>
          <table:table-cell table:formula="of:=DEC2HEX(HEX2DEC([.C301])+1)" office:value-type="string" office:string-value="CB">
            <text:p>CB</text:p>
          </table:table-cell>
          <table:table-cell table:style-name="ce1" table:formula="of:=CONCATENATE([.C302];MID([.A302];3;2);DEC2HEX(HEX2DEC(MID([.A302];5;2))-64+256*((HEX2DEC(MID([.A302];5;2))-64)&lt;0));MID([.A302];7;2))" office:value-type="string" office:string-value="CB079722">
            <text:p>CB0797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CABF355</text:p>
          </table:table-cell>
          <table:table-cell/>
          <table:table-cell table:formula="of:=DEC2HEX(HEX2DEC([.C302])+1)" office:value-type="string" office:string-value="CC">
            <text:p>CC</text:p>
          </table:table-cell>
          <table:table-cell table:style-name="ce1" table:formula="of:=CONCATENATE([.C303];MID([.A303];3;2);DEC2HEX(HEX2DEC(MID([.A303];5;2))-64+256*((HEX2DEC(MID([.A303];5;2))-64)&lt;0));MID([.A303];7;2))" office:value-type="string" office:string-value="CCABB355">
            <text:p>CCABB3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D4F0F88</text:p>
          </table:table-cell>
          <table:table-cell/>
          <table:table-cell table:formula="of:=DEC2HEX(HEX2DEC([.C303])+1)" office:value-type="string" office:string-value="CD">
            <text:p>CD</text:p>
          </table:table-cell>
          <table:table-cell table:style-name="ce1" table:formula="of:=CONCATENATE([.C304];MID([.A304];3;2);DEC2HEX(HEX2DEC(MID([.A304];5;2))-64+256*((HEX2DEC(MID([.A304];5;2))-64)&lt;0));MID([.A304];7;2))" office:value-type="string" office:string-value="CD4FCF88">
            <text:p>CD4FCF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EE3C0BB</text:p>
          </table:table-cell>
          <table:table-cell/>
          <table:table-cell table:formula="of:=DEC2HEX(HEX2DEC([.C304])+1)" office:value-type="string" office:string-value="CE">
            <text:p>CE</text:p>
          </table:table-cell>
          <table:table-cell table:style-name="ce1" table:formula="of:=CONCATENATE([.C305];MID([.A305];3;2);DEC2HEX(HEX2DEC(MID([.A305];5;2))-64+256*((HEX2DEC(MID([.A305];5;2))-64)&lt;0));MID([.A305];7;2))" office:value-type="string" office:string-value="CEE380BB">
            <text:p>CEE380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2F87DCEE</text:p>
          </table:table-cell>
          <table:table-cell/>
          <table:table-cell table:formula="of:=DEC2HEX(HEX2DEC([.C305])+1)" office:value-type="string" office:string-value="CF">
            <text:p>CF</text:p>
          </table:table-cell>
          <table:table-cell table:style-name="ce1" table:formula="of:=CONCATENATE([.C306];MID([.A306];3;2);DEC2HEX(HEX2DEC(MID([.A306];5;2))-64+256*((HEX2DEC(MID([.A306];5;2))-64)&lt;0));MID([.A306];7;2))" office:value-type="string" office:string-value="CF879CEE">
            <text:p>CF879C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03CF811</text:p>
          </table:table-cell>
          <table:table-cell/>
          <table:table-cell table:formula="of:=DEC2HEX(HEX2DEC([.C306])+1)" office:value-type="string" office:string-value="D0">
            <text:p>D0</text:p>
          </table:table-cell>
          <table:table-cell table:style-name="ce1" table:formula="of:=CONCATENATE([.C307];MID([.A307];3;2);DEC2HEX(HEX2DEC(MID([.A307];5;2))-64+256*((HEX2DEC(MID([.A307];5;2))-64)&lt;0));MID([.A307];7;2))" office:value-type="string" office:string-value="D03CB811">
            <text:p>D03CB8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1D0A944</text:p>
          </table:table-cell>
          <table:table-cell/>
          <table:table-cell table:formula="of:=DEC2HEX(HEX2DEC([.C307])+1)" office:value-type="string" office:string-value="D1">
            <text:p>D1</text:p>
          </table:table-cell>
          <table:table-cell table:style-name="ce1" table:formula="of:=CONCATENATE([.C308];MID([.A308];3;2);DEC2HEX(HEX2DEC(MID([.A308];5;2))-64+256*((HEX2DEC(MID([.A308];5;2))-64)&lt;0));MID([.A308];7;2))" office:value-type="string" office:string-value="D1D06944">
            <text:p>D1D069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274C577</text:p>
          </table:table-cell>
          <table:table-cell/>
          <table:table-cell table:formula="of:=DEC2HEX(HEX2DEC([.C308])+1)" office:value-type="string" office:string-value="D2">
            <text:p>D2</text:p>
          </table:table-cell>
          <table:table-cell table:style-name="ce1" table:formula="of:=CONCATENATE([.C309];MID([.A309];3;2);DEC2HEX(HEX2DEC(MID([.A309];5;2))-64+256*((HEX2DEC(MID([.A309];5;2))-64)&lt;0));MID([.A309];7;2))" office:value-type="string" office:string-value="D2748577">
            <text:p>D27485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318E1AA</text:p>
          </table:table-cell>
          <table:table-cell/>
          <table:table-cell table:formula="of:=DEC2HEX(HEX2DEC([.C309])+1)" office:value-type="string" office:string-value="D3">
            <text:p>D3</text:p>
          </table:table-cell>
          <table:table-cell table:style-name="ce1" table:formula="of:=CONCATENATE([.C310];MID([.A310];3;2);DEC2HEX(HEX2DEC(MID([.A310];5;2))-64+256*((HEX2DEC(MID([.A310];5;2))-64)&lt;0));MID([.A310];7;2))" office:value-type="string" office:string-value="D318A1AA">
            <text:p>D318A1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4BCFDDD</text:p>
          </table:table-cell>
          <table:table-cell/>
          <table:table-cell table:formula="of:=DEC2HEX(HEX2DEC([.C310])+1)" office:value-type="string" office:string-value="D4">
            <text:p>D4</text:p>
          </table:table-cell>
          <table:table-cell table:style-name="ce1" table:formula="of:=CONCATENATE([.C311];MID([.A311];3;2);DEC2HEX(HEX2DEC(MID([.A311];5;2))-64+256*((HEX2DEC(MID([.A311];5;2))-64)&lt;0));MID([.A311];7;2))" office:value-type="string" office:string-value="D4BCBDDD">
            <text:p>D4BCBD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561AE00</text:p>
          </table:table-cell>
          <table:table-cell/>
          <table:table-cell table:formula="of:=DEC2HEX(HEX2DEC([.C311])+1)" office:value-type="string" office:string-value="D5">
            <text:p>D5</text:p>
          </table:table-cell>
          <table:table-cell table:style-name="ce1" table:formula="of:=CONCATENATE([.C312];MID([.A312];3;2);DEC2HEX(HEX2DEC(MID([.A312];5;2))-64+256*((HEX2DEC(MID([.A312];5;2))-64)&lt;0));MID([.A312];7;2))" office:value-type="string" office:string-value="D5616E00">
            <text:p>D5616E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605CA33</text:p>
          </table:table-cell>
          <table:table-cell/>
          <table:table-cell table:formula="of:=DEC2HEX(HEX2DEC([.C312])+1)" office:value-type="string" office:string-value="D6">
            <text:p>D6</text:p>
          </table:table-cell>
          <table:table-cell table:style-name="ce1" table:formula="of:=CONCATENATE([.C313];MID([.A313];3;2);DEC2HEX(HEX2DEC(MID([.A313];5;2))-64+256*((HEX2DEC(MID([.A313];5;2))-64)&lt;0));MID([.A313];7;2))" office:value-type="string" office:string-value="D6058A33">
            <text:p>D6058A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7A9E666</text:p>
          </table:table-cell>
          <table:table-cell/>
          <table:table-cell table:formula="of:=DEC2HEX(HEX2DEC([.C313])+1)" office:value-type="string" office:string-value="D7">
            <text:p>D7</text:p>
          </table:table-cell>
          <table:table-cell table:style-name="ce1" table:formula="of:=CONCATENATE([.C314];MID([.A314];3;2);DEC2HEX(HEX2DEC(MID([.A314];5;2))-64+256*((HEX2DEC(MID([.A314];5;2))-64)&lt;0));MID([.A314];7;2))" office:value-type="string" office:string-value="D7A9A666">
            <text:p>D7A9A6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84D0299</text:p>
          </table:table-cell>
          <table:table-cell/>
          <table:table-cell table:formula="of:=DEC2HEX(HEX2DEC([.C314])+1)" office:value-type="string" office:string-value="D8">
            <text:p>D8</text:p>
          </table:table-cell>
          <table:table-cell table:style-name="ce1" table:formula="of:=CONCATENATE([.C315];MID([.A315];3;2);DEC2HEX(HEX2DEC(MID([.A315];5;2))-64+256*((HEX2DEC(MID([.A315];5;2))-64)&lt;0));MID([.A315];7;2))" office:value-type="string" office:string-value="D84DC299">
            <text:p>D84DC2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9E1B3CC</text:p>
          </table:table-cell>
          <table:table-cell/>
          <table:table-cell table:formula="of:=DEC2HEX(HEX2DEC([.C315])+1)" office:value-type="string" office:string-value="D9">
            <text:p>D9</text:p>
          </table:table-cell>
          <table:table-cell table:style-name="ce1" table:formula="of:=CONCATENATE([.C316];MID([.A316];3;2);DEC2HEX(HEX2DEC(MID([.A316];5;2))-64+256*((HEX2DEC(MID([.A316];5;2))-64)&lt;0));MID([.A316];7;2))" office:value-type="string" office:string-value="D9E173CC">
            <text:p>D9E173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A85CFFF</text:p>
          </table:table-cell>
          <table:table-cell/>
          <table:table-cell table:formula="of:=DEC2HEX(HEX2DEC([.C316])+1)" office:value-type="string" office:string-value="DA">
            <text:p>DA</text:p>
          </table:table-cell>
          <table:table-cell table:style-name="ce1" table:formula="of:=CONCATENATE([.C317];MID([.A317];3;2);DEC2HEX(HEX2DEC(MID([.A317];5;2))-64+256*((HEX2DEC(MID([.A317];5;2))-64)&lt;0));MID([.A317];7;2))" office:value-type="string" office:string-value="DA858FFF">
            <text:p>DA858F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B3AEB22</text:p>
          </table:table-cell>
          <table:table-cell/>
          <table:table-cell table:formula="of:=DEC2HEX(HEX2DEC([.C317])+1)" office:value-type="string" office:string-value="DB">
            <text:p>DB</text:p>
          </table:table-cell>
          <table:table-cell table:style-name="ce1" table:formula="of:=CONCATENATE([.C318];MID([.A318];3;2);DEC2HEX(HEX2DEC(MID([.A318];5;2))-64+256*((HEX2DEC(MID([.A318];5;2))-64)&lt;0));MID([.A318];7;2))" office:value-type="string" office:string-value="DB3AAB22">
            <text:p>DB3AAB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CDE0755</text:p>
          </table:table-cell>
          <table:table-cell/>
          <table:table-cell table:formula="of:=DEC2HEX(HEX2DEC([.C318])+1)" office:value-type="string" office:string-value="DC">
            <text:p>DC</text:p>
          </table:table-cell>
          <table:table-cell table:style-name="ce1" table:formula="of:=CONCATENATE([.C319];MID([.A319];3;2);DEC2HEX(HEX2DEC(MID([.A319];5;2))-64+256*((HEX2DEC(MID([.A319];5;2))-64)&lt;0));MID([.A319];7;2))" office:value-type="string" office:string-value="DCDEC755">
            <text:p>DCDEC7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D72B888</text:p>
          </table:table-cell>
          <table:table-cell/>
          <table:table-cell table:formula="of:=DEC2HEX(HEX2DEC([.C319])+1)" office:value-type="string" office:string-value="DD">
            <text:p>DD</text:p>
          </table:table-cell>
          <table:table-cell table:style-name="ce1" table:formula="of:=CONCATENATE([.C320];MID([.A320];3;2);DEC2HEX(HEX2DEC(MID([.A320];5;2))-64+256*((HEX2DEC(MID([.A320];5;2))-64)&lt;0));MID([.A320];7;2))" office:value-type="string" office:string-value="DD727888">
            <text:p>DD7278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E16D4BB</text:p>
          </table:table-cell>
          <table:table-cell/>
          <table:table-cell table:formula="of:=DEC2HEX(HEX2DEC([.C320])+1)" office:value-type="string" office:string-value="DE">
            <text:p>DE</text:p>
          </table:table-cell>
          <table:table-cell table:style-name="ce1" table:formula="of:=CONCATENATE([.C321];MID([.A321];3;2);DEC2HEX(HEX2DEC(MID([.A321];5;2))-64+256*((HEX2DEC(MID([.A321];5;2))-64)&lt;0));MID([.A321];7;2))" office:value-type="string" office:string-value="DE1694BB">
            <text:p>DE1694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3FBAF0EE</text:p>
          </table:table-cell>
          <table:table-cell/>
          <table:table-cell table:formula="of:=DEC2HEX(HEX2DEC([.C321])+1)" office:value-type="string" office:string-value="DF">
            <text:p>DF</text:p>
          </table:table-cell>
          <table:table-cell table:style-name="ce1" table:formula="of:=CONCATENATE([.C322];MID([.A322];3;2);DEC2HEX(HEX2DEC(MID([.A322];5;2))-64+256*((HEX2DEC(MID([.A322];5;2))-64)&lt;0));MID([.A322];7;2))" office:value-type="string" office:string-value="DFBAB0EE">
            <text:p>DFBAB0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06F0C11</text:p>
          </table:table-cell>
          <table:table-cell/>
          <table:table-cell table:formula="of:=DEC2HEX(HEX2DEC([.C322])+1)" office:value-type="string" office:string-value="E0">
            <text:p>E0</text:p>
          </table:table-cell>
          <table:table-cell table:style-name="ce1" table:formula="of:=CONCATENATE([.C323];MID([.A323];3;2);DEC2HEX(HEX2DEC(MID([.A323];5;2))-64+256*((HEX2DEC(MID([.A323];5;2))-64)&lt;0));MID([.A323];7;2))" office:value-type="string" office:string-value="E06FCC11">
            <text:p>E06FCC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103BD44</text:p>
          </table:table-cell>
          <table:table-cell/>
          <table:table-cell table:formula="of:=DEC2HEX(HEX2DEC([.C323])+1)" office:value-type="string" office:string-value="E1">
            <text:p>E1</text:p>
          </table:table-cell>
          <table:table-cell table:style-name="ce1" table:formula="of:=CONCATENATE([.C324];MID([.A324];3;2);DEC2HEX(HEX2DEC(MID([.A324];5;2))-64+256*((HEX2DEC(MID([.A324];5;2))-64)&lt;0));MID([.A324];7;2))" office:value-type="string" office:string-value="E1037D44">
            <text:p>E1037D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2A7D977</text:p>
          </table:table-cell>
          <table:table-cell/>
          <table:table-cell table:formula="of:=DEC2HEX(HEX2DEC([.C324])+1)" office:value-type="string" office:string-value="E2">
            <text:p>E2</text:p>
          </table:table-cell>
          <table:table-cell table:style-name="ce1" table:formula="of:=CONCATENATE([.C325];MID([.A325];3;2);DEC2HEX(HEX2DEC(MID([.A325];5;2))-64+256*((HEX2DEC(MID([.A325];5;2))-64)&lt;0));MID([.A325];7;2))" office:value-type="string" office:string-value="E2A79977">
            <text:p>E2A799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34BF5AA</text:p>
          </table:table-cell>
          <table:table-cell/>
          <table:table-cell table:formula="of:=DEC2HEX(HEX2DEC([.C325])+1)" office:value-type="string" office:string-value="E3">
            <text:p>E3</text:p>
          </table:table-cell>
          <table:table-cell table:style-name="ce1" table:formula="of:=CONCATENATE([.C326];MID([.A326];3;2);DEC2HEX(HEX2DEC(MID([.A326];5;2))-64+256*((HEX2DEC(MID([.A326];5;2))-64)&lt;0));MID([.A326];7;2))" office:value-type="string" office:string-value="E34BB5AA">
            <text:p>E34BB5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4EF11DD</text:p>
          </table:table-cell>
          <table:table-cell/>
          <table:table-cell table:formula="of:=DEC2HEX(HEX2DEC([.C326])+1)" office:value-type="string" office:string-value="E4">
            <text:p>E4</text:p>
          </table:table-cell>
          <table:table-cell table:style-name="ce1" table:formula="of:=CONCATENATE([.C327];MID([.A327];3;2);DEC2HEX(HEX2DEC(MID([.A327];5;2))-64+256*((HEX2DEC(MID([.A327];5;2))-64)&lt;0));MID([.A327];7;2))" office:value-type="string" office:string-value="E4EFD1DD">
            <text:p>E4EFD1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594C200</text:p>
          </table:table-cell>
          <table:table-cell/>
          <table:table-cell table:formula="of:=DEC2HEX(HEX2DEC([.C327])+1)" office:value-type="string" office:string-value="E5">
            <text:p>E5</text:p>
          </table:table-cell>
          <table:table-cell table:style-name="ce1" table:formula="of:=CONCATENATE([.C328];MID([.A328];3;2);DEC2HEX(HEX2DEC(MID([.A328];5;2))-64+256*((HEX2DEC(MID([.A328];5;2))-64)&lt;0));MID([.A328];7;2))" office:value-type="string" office:string-value="E5948200">
            <text:p>E59482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638DE33</text:p>
          </table:table-cell>
          <table:table-cell/>
          <table:table-cell table:formula="of:=DEC2HEX(HEX2DEC([.C328])+1)" office:value-type="string" office:string-value="E6">
            <text:p>E6</text:p>
          </table:table-cell>
          <table:table-cell table:style-name="ce1" table:formula="of:=CONCATENATE([.C329];MID([.A329];3;2);DEC2HEX(HEX2DEC(MID([.A329];5;2))-64+256*((HEX2DEC(MID([.A329];5;2))-64)&lt;0));MID([.A329];7;2))" office:value-type="string" office:string-value="E6389E33">
            <text:p>E6389E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7DCFA66</text:p>
          </table:table-cell>
          <table:table-cell/>
          <table:table-cell table:formula="of:=DEC2HEX(HEX2DEC([.C329])+1)" office:value-type="string" office:string-value="E7">
            <text:p>E7</text:p>
          </table:table-cell>
          <table:table-cell table:style-name="ce1" table:formula="of:=CONCATENATE([.C330];MID([.A330];3;2);DEC2HEX(HEX2DEC(MID([.A330];5;2))-64+256*((HEX2DEC(MID([.A330];5;2))-64)&lt;0));MID([.A330];7;2))" office:value-type="string" office:string-value="E7DCBA66">
            <text:p>E7DCBA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870AB99</text:p>
          </table:table-cell>
          <table:table-cell/>
          <table:table-cell table:formula="of:=DEC2HEX(HEX2DEC([.C330])+1)" office:value-type="string" office:string-value="E8">
            <text:p>E8</text:p>
          </table:table-cell>
          <table:table-cell table:style-name="ce1" table:formula="of:=CONCATENATE([.C331];MID([.A331];3;2);DEC2HEX(HEX2DEC(MID([.A331];5;2))-64+256*((HEX2DEC(MID([.A331];5;2))-64)&lt;0));MID([.A331];7;2))" office:value-type="string" office:string-value="E8706B99">
            <text:p>E8706B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914C7CC</text:p>
          </table:table-cell>
          <table:table-cell/>
          <table:table-cell table:formula="of:=DEC2HEX(HEX2DEC([.C331])+1)" office:value-type="string" office:string-value="E9">
            <text:p>E9</text:p>
          </table:table-cell>
          <table:table-cell table:style-name="ce1" table:formula="of:=CONCATENATE([.C332];MID([.A332];3;2);DEC2HEX(HEX2DEC(MID([.A332];5;2))-64+256*((HEX2DEC(MID([.A332];5;2))-64)&lt;0));MID([.A332];7;2))" office:value-type="string" office:string-value="E91487CC">
            <text:p>E91487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AB8E3FF</text:p>
          </table:table-cell>
          <table:table-cell/>
          <table:table-cell table:formula="of:=DEC2HEX(HEX2DEC([.C332])+1)" office:value-type="string" office:string-value="EA">
            <text:p>EA</text:p>
          </table:table-cell>
          <table:table-cell table:style-name="ce1" table:formula="of:=CONCATENATE([.C333];MID([.A333];3;2);DEC2HEX(HEX2DEC(MID([.A333];5;2))-64+256*((HEX2DEC(MID([.A333];5;2))-64)&lt;0));MID([.A333];7;2))" office:value-type="string" office:string-value="EAB8A3FF">
            <text:p>EAB8A3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B6DFF22</text:p>
          </table:table-cell>
          <table:table-cell/>
          <table:table-cell table:formula="of:=DEC2HEX(HEX2DEC([.C333])+1)" office:value-type="string" office:string-value="EB">
            <text:p>EB</text:p>
          </table:table-cell>
          <table:table-cell table:style-name="ce1" table:formula="of:=CONCATENATE([.C334];MID([.A334];3;2);DEC2HEX(HEX2DEC(MID([.A334];5;2))-64+256*((HEX2DEC(MID([.A334];5;2))-64)&lt;0));MID([.A334];7;2))" office:value-type="string" office:string-value="EB6DBF22">
            <text:p>EB6DBF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C01B055</text:p>
          </table:table-cell>
          <table:table-cell/>
          <table:table-cell table:formula="of:=DEC2HEX(HEX2DEC([.C334])+1)" office:value-type="string" office:string-value="EC">
            <text:p>EC</text:p>
          </table:table-cell>
          <table:table-cell table:style-name="ce1" table:formula="of:=CONCATENATE([.C335];MID([.A335];3;2);DEC2HEX(HEX2DEC(MID([.A335];5;2))-64+256*((HEX2DEC(MID([.A335];5;2))-64)&lt;0));MID([.A335];7;2))" office:value-type="string" office:string-value="EC017055">
            <text:p>EC0170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DA5CC88</text:p>
          </table:table-cell>
          <table:table-cell/>
          <table:table-cell table:formula="of:=DEC2HEX(HEX2DEC([.C335])+1)" office:value-type="string" office:string-value="ED">
            <text:p>ED</text:p>
          </table:table-cell>
          <table:table-cell table:style-name="ce1" table:formula="of:=CONCATENATE([.C336];MID([.A336];3;2);DEC2HEX(HEX2DEC(MID([.A336];5;2))-64+256*((HEX2DEC(MID([.A336];5;2))-64)&lt;0));MID([.A336];7;2))" office:value-type="string" office:string-value="EDA58C88">
            <text:p>EDA58C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E49E8BB</text:p>
          </table:table-cell>
          <table:table-cell/>
          <table:table-cell table:formula="of:=DEC2HEX(HEX2DEC([.C336])+1)" office:value-type="string" office:string-value="EE">
            <text:p>EE</text:p>
          </table:table-cell>
          <table:table-cell table:style-name="ce1" table:formula="of:=CONCATENATE([.C337];MID([.A337];3;2);DEC2HEX(HEX2DEC(MID([.A337];5;2))-64+256*((HEX2DEC(MID([.A337];5;2))-64)&lt;0));MID([.A337];7;2))" office:value-type="string" office:string-value="EE49A8BB">
            <text:p>EE49A8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4FED04EE</text:p>
          </table:table-cell>
          <table:table-cell/>
          <table:table-cell table:formula="of:=DEC2HEX(HEX2DEC([.C337])+1)" office:value-type="string" office:string-value="EF">
            <text:p>EF</text:p>
          </table:table-cell>
          <table:table-cell table:style-name="ce1" table:formula="of:=CONCATENATE([.C338];MID([.A338];3;2);DEC2HEX(HEX2DEC(MID([.A338];5;2))-64+256*((HEX2DEC(MID([.A338];5;2))-64)&lt;0));MID([.A338];7;2))" office:value-type="string" office:string-value="EFEDC4EE">
            <text:p>EFEDC4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092B511</text:p>
          </table:table-cell>
          <table:table-cell/>
          <table:table-cell table:formula="of:=DEC2HEX(HEX2DEC([.C338])+1)" office:value-type="string" office:string-value="F0">
            <text:p>F0</text:p>
          </table:table-cell>
          <table:table-cell table:style-name="ce1" table:formula="of:=CONCATENATE([.C339];MID([.A339];3;2);DEC2HEX(HEX2DEC(MID([.A339];5;2))-64+256*((HEX2DEC(MID([.A339];5;2))-64)&lt;0));MID([.A339];7;2))" office:value-type="string" office:string-value="F0927511">
            <text:p>F0927511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136D144</text:p>
          </table:table-cell>
          <table:table-cell/>
          <table:table-cell table:formula="of:=DEC2HEX(HEX2DEC([.C339])+1)" office:value-type="string" office:string-value="F1">
            <text:p>F1</text:p>
          </table:table-cell>
          <table:table-cell table:style-name="ce1" table:formula="of:=CONCATENATE([.C340];MID([.A340];3;2);DEC2HEX(HEX2DEC(MID([.A340];5;2))-64+256*((HEX2DEC(MID([.A340];5;2))-64)&lt;0));MID([.A340];7;2))" office:value-type="string" office:string-value="F1369144">
            <text:p>F1369144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2DAED77</text:p>
          </table:table-cell>
          <table:table-cell/>
          <table:table-cell table:formula="of:=DEC2HEX(HEX2DEC([.C340])+1)" office:value-type="string" office:string-value="F2">
            <text:p>F2</text:p>
          </table:table-cell>
          <table:table-cell table:style-name="ce1" table:formula="of:=CONCATENATE([.C341];MID([.A341];3;2);DEC2HEX(HEX2DEC(MID([.A341];5;2))-64+256*((HEX2DEC(MID([.A341];5;2))-64)&lt;0));MID([.A341];7;2))" office:value-type="string" office:string-value="F2DAAD77">
            <text:p>F2DAAD77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37E09AA</text:p>
          </table:table-cell>
          <table:table-cell/>
          <table:table-cell table:formula="of:=DEC2HEX(HEX2DEC([.C341])+1)" office:value-type="string" office:string-value="F3">
            <text:p>F3</text:p>
          </table:table-cell>
          <table:table-cell table:style-name="ce1" table:formula="of:=CONCATENATE([.C342];MID([.A342];3;2);DEC2HEX(HEX2DEC(MID([.A342];5;2))-64+256*((HEX2DEC(MID([.A342];5;2))-64)&lt;0));MID([.A342];7;2))" office:value-type="string" office:string-value="F37EC9AA">
            <text:p>F37EC9AA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412BADD</text:p>
          </table:table-cell>
          <table:table-cell/>
          <table:table-cell table:formula="of:=DEC2HEX(HEX2DEC([.C342])+1)" office:value-type="string" office:string-value="F4">
            <text:p>F4</text:p>
          </table:table-cell>
          <table:table-cell table:style-name="ce1" table:formula="of:=CONCATENATE([.C343];MID([.A343];3;2);DEC2HEX(HEX2DEC(MID([.A343];5;2))-64+256*((HEX2DEC(MID([.A343];5;2))-64)&lt;0));MID([.A343];7;2))" office:value-type="string" office:string-value="F4127ADD">
            <text:p>F4127ADD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5C7D600</text:p>
          </table:table-cell>
          <table:table-cell/>
          <table:table-cell table:formula="of:=DEC2HEX(HEX2DEC([.C343])+1)" office:value-type="string" office:string-value="F5">
            <text:p>F5</text:p>
          </table:table-cell>
          <table:table-cell table:style-name="ce1" table:formula="of:=CONCATENATE([.C344];MID([.A344];3;2);DEC2HEX(HEX2DEC(MID([.A344];5;2))-64+256*((HEX2DEC(MID([.A344];5;2))-64)&lt;0));MID([.A344];7;2))" office:value-type="string" office:string-value="F5C79600">
            <text:p>F5C79600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66BF233</text:p>
          </table:table-cell>
          <table:table-cell/>
          <table:table-cell table:formula="of:=DEC2HEX(HEX2DEC([.C344])+1)" office:value-type="string" office:string-value="F6">
            <text:p>F6</text:p>
          </table:table-cell>
          <table:table-cell table:style-name="ce1" table:formula="of:=CONCATENATE([.C345];MID([.A345];3;2);DEC2HEX(HEX2DEC(MID([.A345];5;2))-64+256*((HEX2DEC(MID([.A345];5;2))-64)&lt;0));MID([.A345];7;2))" office:value-type="string" office:string-value="F66BB233">
            <text:p>F66BB233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70F0E66</text:p>
          </table:table-cell>
          <table:table-cell/>
          <table:table-cell table:formula="of:=DEC2HEX(HEX2DEC([.C345])+1)" office:value-type="string" office:string-value="F7">
            <text:p>F7</text:p>
          </table:table-cell>
          <table:table-cell table:style-name="ce1" table:formula="of:=CONCATENATE([.C346];MID([.A346];3;2);DEC2HEX(HEX2DEC(MID([.A346];5;2))-64+256*((HEX2DEC(MID([.A346];5;2))-64)&lt;0));MID([.A346];7;2))" office:value-type="string" office:string-value="F70FCE66">
            <text:p>F70FCE66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8A3BF99</text:p>
          </table:table-cell>
          <table:table-cell/>
          <table:table-cell table:formula="of:=DEC2HEX(HEX2DEC([.C346])+1)" office:value-type="string" office:string-value="F8">
            <text:p>F8</text:p>
          </table:table-cell>
          <table:table-cell table:style-name="ce1" table:formula="of:=CONCATENATE([.C347];MID([.A347];3;2);DEC2HEX(HEX2DEC(MID([.A347];5;2))-64+256*((HEX2DEC(MID([.A347];5;2))-64)&lt;0));MID([.A347];7;2))" office:value-type="string" office:string-value="F8A37F99">
            <text:p>F8A37F99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947DBCC</text:p>
          </table:table-cell>
          <table:table-cell/>
          <table:table-cell table:formula="of:=DEC2HEX(HEX2DEC([.C347])+1)" office:value-type="string" office:string-value="F9">
            <text:p>F9</text:p>
          </table:table-cell>
          <table:table-cell table:style-name="ce1" table:formula="of:=CONCATENATE([.C348];MID([.A348];3;2);DEC2HEX(HEX2DEC(MID([.A348];5;2))-64+256*((HEX2DEC(MID([.A348];5;2))-64)&lt;0));MID([.A348];7;2))" office:value-type="string" office:string-value="F9479BCC">
            <text:p>F9479BCC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AEBF7FF</text:p>
          </table:table-cell>
          <table:table-cell/>
          <table:table-cell table:formula="of:=DEC2HEX(HEX2DEC([.C348])+1)" office:value-type="string" office:string-value="FA">
            <text:p>FA</text:p>
          </table:table-cell>
          <table:table-cell table:style-name="ce1" table:formula="of:=CONCATENATE([.C349];MID([.A349];3;2);DEC2HEX(HEX2DEC(MID([.A349];5;2))-64+256*((HEX2DEC(MID([.A349];5;2))-64)&lt;0));MID([.A349];7;2))" office:value-type="string" office:string-value="FAEBB7FF">
            <text:p>FAEBB7FF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B90A822</text:p>
          </table:table-cell>
          <table:table-cell/>
          <table:table-cell table:formula="of:=DEC2HEX(HEX2DEC([.C349])+1)" office:value-type="string" office:string-value="FB">
            <text:p>FB</text:p>
          </table:table-cell>
          <table:table-cell table:style-name="ce1" table:formula="of:=CONCATENATE([.C350];MID([.A350];3;2);DEC2HEX(HEX2DEC(MID([.A350];5;2))-64+256*((HEX2DEC(MID([.A350];5;2))-64)&lt;0));MID([.A350];7;2))" office:value-type="string" office:string-value="FB906822">
            <text:p>FB906822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C34C455</text:p>
          </table:table-cell>
          <table:table-cell/>
          <table:table-cell table:formula="of:=DEC2HEX(HEX2DEC([.C350])+1)" office:value-type="string" office:string-value="FC">
            <text:p>FC</text:p>
          </table:table-cell>
          <table:table-cell table:style-name="ce1" table:formula="of:=CONCATENATE([.C351];MID([.A351];3;2);DEC2HEX(HEX2DEC(MID([.A351];5;2))-64+256*((HEX2DEC(MID([.A351];5;2))-64)&lt;0));MID([.A351];7;2))" office:value-type="string" office:string-value="FC348455">
            <text:p>FC348455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DD8E088</text:p>
          </table:table-cell>
          <table:table-cell/>
          <table:table-cell table:formula="of:=DEC2HEX(HEX2DEC([.C351])+1)" office:value-type="string" office:string-value="FD">
            <text:p>FD</text:p>
          </table:table-cell>
          <table:table-cell table:style-name="ce1" table:formula="of:=CONCATENATE([.C352];MID([.A352];3;2);DEC2HEX(HEX2DEC(MID([.A352];5;2))-64+256*((HEX2DEC(MID([.A352];5;2))-64)&lt;0));MID([.A352];7;2))" office:value-type="string" office:string-value="FDD8A088">
            <text:p>FDD8A088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E7CFCBB</text:p>
          </table:table-cell>
          <table:table-cell/>
          <table:table-cell table:formula="of:=DEC2HEX(HEX2DEC([.C352])+1)" office:value-type="string" office:string-value="FE">
            <text:p>FE</text:p>
          </table:table-cell>
          <table:table-cell table:style-name="ce1" table:formula="of:=CONCATENATE([.C353];MID([.A353];3;2);DEC2HEX(HEX2DEC(MID([.A353];5;2))-64+256*((HEX2DEC(MID([.A353];5;2))-64)&lt;0));MID([.A353];7;2))" office:value-type="string" office:string-value="FE7CBCBB">
            <text:p>FE7CBCBB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5F10ADEE</text:p>
          </table:table-cell>
          <table:table-cell/>
          <table:table-cell table:formula="of:=DEC2HEX(HEX2DEC([.C353])+1)" office:value-type="string" office:string-value="FF">
            <text:p>FF</text:p>
          </table:table-cell>
          <table:table-cell table:style-name="ce1" table:formula="of:=CONCATENATE([.C354];MID([.A354];3;2);DEC2HEX(HEX2DEC(MID([.A354];5;2))-64+256*((HEX2DEC(MID([.A354];5;2))-64)&lt;0));MID([.A354];7;2))" office:value-type="string" office:string-value="FF106DEE">
            <text:p>FF106DEE</text:p>
          </table:table-cell>
          <table:table-cell table:style-name="ce1" table:number-columns-repeated="8"/>
          <table:table-cell table:number-columns-repeated="21"/>
        </table:table-row>
        <table:table-row table:style-name="ro2">
          <table:table-cell table:style-name="ce1" office:value-type="string">
            <text:p>60C5C911</text:p>
          </table:table-cell>
          <table:table-cell table:number-columns-repeated="32"/>
        </table:table-row>
        <table:table-row table:style-name="ro2">
          <table:table-cell table:style-name="ce2" office:value-type="string">
            <text:p>6169E544</text:p>
          </table:table-cell>
          <table:table-cell table:number-columns-repeated="32"/>
        </table:table-row>
        <table:table-row table:style-name="ro2">
          <table:table-cell table:style-name="ce2" office:value-type="string">
            <text:p>620D0177</text:p>
          </table:table-cell>
          <table:table-cell table:number-columns-repeated="32"/>
        </table:table-row>
        <table:table-row table:style-name="ro2">
          <table:table-cell table:style-name="ce2" office:value-type="string">
            <text:p>63A1B2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445CE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5FAEA00</text:p>
          </table:table-cell>
          <table:table-cell table:number-columns-repeated="32"/>
        </table:table-row>
        <table:table-row table:style-name="ro2">
          <table:table-cell table:style-name="ce2" office:value-type="string">
            <text:p>669E06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732B7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8D6D3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97AEF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A1E0B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BC3BC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C67D8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D0BF4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EAF10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6F43C1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0F8DD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19CF9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230AA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3D4C6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478E2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52DFE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6C1AF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765CB66</text:p>
          </table:table-cell>
          <table:table-cell table:number-columns-repeated="32"/>
        </table:table-row>
        <table:table-row table:style-name="ro2">
          <table:table-cell table:style-name="ce2" office:value-type="string">
            <text:p>7809E7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9AD03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A41B4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BF6D0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C9AEC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D3E08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ED2B9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7F76D5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02BF1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1CF0D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263BE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307DA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4ABF6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550A7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6F4C3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798DF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83CFB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9D0AC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A74C8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B29E4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CCD00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D61B1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E05CD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8FA9E9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05E512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1F2B6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296D2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33AEE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4DE0A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583BB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627D7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7CBF3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86F0F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903C0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AA7DC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B5CF813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CF0A9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D94C5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E38E1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9FDCFD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081AE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125CA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2C9E6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36D02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401B3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5B6CF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65AEB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7FE07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892B8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936D4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ADAF0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B8F0C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C23BD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DC7D9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E6BF5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AF0F11EE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B0B4C2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158DE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2FCFA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390AB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434C7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5E9E3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68DFF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721B0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8C5CC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969E8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A0D04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BB2B522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BC56D1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DFAED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E9E09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BF32BA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0E7D6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18BF2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22F0E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3C3BFAA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C467DB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51CF7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6B0A8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754C466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C8F8E0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99CFC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A30ADFF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CBE5C922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CC89E555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CD2D01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EC1B2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CF65CE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01AEA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1BE06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252B7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3F6D3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49AEF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54F0B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6E3BC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787D8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82BF4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9CF10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A63C1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B18DD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CBCF9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D50AA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EF4C6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DF98E2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04DFE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1E1AF44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285CB77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329E7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4CD03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572B4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616D0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7BAEC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85E08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9F2B9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A96D5FF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EB4BF1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CEF0D55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D83BE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E27DA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EFCBF6EE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070A711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114C344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F2B8DF77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F35CFBAA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4F0ACDD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5A5C800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649E433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7ED0066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881B199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925CDCC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AC9E9FF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B7E0522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C12B655</text:p>
          </table:table-cell>
          <table:table-cell table:number-columns-repeated="32"/>
        </table:table-row>
        <table:table-row table:style-name="ro2">
          <table:table-cell table:style-name="ce6" office:value-type="string">
            <text:p>FDB6D288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E5AEEBB</text:p>
          </table:table-cell>
          <table:table-cell table:number-columns-repeated="32"/>
        </table:table-row>
        <table:table-row table:style-name="ro2">
          <table:table-cell table:style-name="ce1" office:value-type="string">
            <text:p>FFFE0AEE</text:p>
          </table:table-cell>
          <table:table-cell table:number-columns-repeated="32"/>
        </table:table-row>
        <table:table-row table:style-name="ro2" table:number-rows-repeated="1048061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0" table:target-range-address="Лист1.A1:Лист1.F514" table:display-filter-buttons="true" table:orientation="column">
          <table:filter>
            <table:filter-or>
              <table:filter-condition table:field-number="5" table:value="0" table:operator="="/>
            </table:filter-or>
          </table:filter>
        </table:database-range>
        <table:database-range table:name="__Anonymous_Sheet_DB__1" table:target-range-address="Лист2.Y3:Лист2.AB2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0" number:min-integer-digits="2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0000-00-00T12:03:22.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5T12:50:05.70</dc:date>
    <meta:generator>LibreOffice/4.0.2.2$Windows_x86 LibreOffice_project/4c82dcdd6efcd48b1d8bba66bfe1989deee49c3</meta:generator>
    <meta:editing-duration>PT6H5M2S</meta:editing-duration>
    <meta:editing-cycles>11</meta:editing-cycles>
    <meta:document-statistic meta:table-count="2" meta:cell-count="9577" meta:object-count="0"/>
  </office:meta>
</office:document-meta>
</file>